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7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08.75pt"/>
    </style:style>
    <style:style style:name="co4" style:family="table-column">
      <style:table-column-properties fo:break-before="auto" style:column-width="23.16pt"/>
    </style:style>
    <style:style style:name="co5" style:family="table-column">
      <style:table-column-properties fo:break-before="auto" style:column-width="108.79pt"/>
    </style:style>
    <style:style style:name="co6" style:family="table-column">
      <style:table-column-properties fo:break-before="auto" style:column-width="111.91pt"/>
    </style:style>
    <style:style style:name="co7" style:family="table-column">
      <style:table-column-properties fo:break-before="auto" style:column-width="210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order-bottom="none" fo:background-color="transparent" fo:border-left="0.74pt solid #000000" fo:border-right="none" fo:border-top="none"/>
      <style:text-properties style:use-window-font-color="true" fo:font-style="normal" fo:font-weight="normal" style:font-style-asian="normal" style:font-weight-asian="normal" style:font-style-complex="normal" style:font-weight-complex="normal"/>
      <style:map style:condition="is-true-formula([.$A3]=&quot;&quot;)" style:apply-style-name="DISABLED" style:base-cell-address="baby.A3"/>
      <style:map style:condition="is-true-formula(ISERROR([.$A3]))" style:apply-style-name="ERROR" style:base-cell-address="baby.A3"/>
      <style:map style:condition="is-true-formula([.$A3]=&quot;POGO&quot;)" style:apply-style-name="POGO" style:base-cell-address="baby.A3"/>
      <style:map style:condition="is-true-formula(OR([.$A3]=&quot;PLACEHOLDER&quot;;[.$A3]=&quot;FORM&quot;;[.$A3]=&quot;GENDER&quot;))" style:apply-style-name="CUSTOM" style:base-cell-address="baby.A3"/>
      <style:map style:condition="is-true-formula([.$A3]=&quot;COSTUME&quot;)" style:apply-style-name="COSTUME" style:base-cell-address="baby.A3"/>
      <style:map style:condition="is-true-formula([.$A3]=&quot;MEGA&quot;)" style:apply-style-name="MEGA" style:base-cell-address="baby.A3"/>
      <style:map style:condition="is-true-formula([.$A3]=&quot;&quot;)" style:apply-style-name="DISABLED" style:base-cell-address="baby.A3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stumes" table:style-name="ta1">
        <table:table-column table:style-name="co1" table:number-columns-repeated="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2" table:number-columns-repeated="1015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COSTUME</text:p>
          </table:table-cell>
          <table:table-cell table:style-name="ce1"/>
          <table:table-cell table:style-name="ce4"/>
          <table:table-cell table:style-name="ce1" office:value-type="string" calcext:value-type="string">
            <text:p>OUTPUT</text:p>
          </table:table-cell>
          <table:table-cell table:style-name="ce4"/>
          <table:table-cell table:style-name="ce1" office:value-type="string" calcext:value-type="string">
            <text:p>OUTPUT</text:p>
          </table:table-cell>
          <table:table-cell table:style-name="ce4"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]=&quot;&quot;;&quot;&quot;;COM.MICROSOFT.CONCAT(&quot;{&quot;; IF([.$A2]=&quot;&quot;;&quot;&quot;;COM.MICROSOFT.CONCAT(&quot;&quot;&quot;&quot;;[.$A$1];&quot;&quot;&quot;&quot;;&quot;:&quot;;&quot;&quot;&quot;&quot;;[.$A2]; &quot;&quot;&quot;&quot;;&quot;,&quot;)); IF([.$C2]=&quot;&quot;;&quot;&quot;;COM.MICROSOFT.CONCAT(&quot;&quot;&quot;&quot;;[.$C$1];&quot;&quot;&quot;&quot;;&quot;:&quot;;&quot;&quot;&quot;&quot;;[.$C2]; &quot;&quot;&quot;&quot;;&quot;,&quot;)); IF([.$D2]=&quot;&quot;;&quot;&quot;;COM.MICROSOFT.CONCAT(&quot;&quot;&quot;&quot;;[.$D$1];&quot;&quot;&quot;&quot;;&quot;:&quot;;&quot;&quot;&quot;&quot;;[.$D2]; &quot;&quot;&quot;&quot;;&quot;,&quot;));&quot;},&quot;))">
            <text:p/>
          </table:table-cell>
          <table:table-cell/>
          <table:table-cell table:style-name="ce5" table:formula="of:=IF(OR([.$A2]=&quot;&quot;;[.$B2]=[.$B1]);&quot;&quot;;COM.MICROSOFT.CONCAT(&quot;{&quot;; IF([.$B2]=&quot;&quot;;&quot;&quot;;COM.MICROSOFT.CONCAT(&quot;&quot;&quot;&quot;;[.$B$1];&quot;&quot;&quot;&quot;;&quot;:&quot;;&quot;&quot;&quot;&quot;;[.$B2]; &quot;&quot;&quot;&quot;;&quot;,&quot;)); IF([.$D2]=&quot;&quot;;&quot;&quot;;COM.MICROSOFT.CONCAT(&quot;&quot;&quot;&quot;;[.$D$1];&quot;&quot;&quot;&quot;;&quot;:&quot;;&quot;&quot;&quot;&quot;;[.$D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KA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FESTIVE_HAT</text:p>
          </table:table-cell>
          <table:table-cell table:style-name="ce2"/>
          <table:table-cell/>
          <table:table-cell table:style-name="ce5" table:formula="of:=IF([.$A3]=&quot;&quot;;&quot;&quot;;COM.MICROSOFT.CONCAT(&quot;{&quot;; IF([.$A3]=&quot;&quot;;&quot;&quot;;COM.MICROSOFT.CONCAT(&quot;&quot;&quot;&quot;;[.$A$1];&quot;&quot;&quot;&quot;;&quot;:&quot;;&quot;&quot;&quot;&quot;;[.$A3]; &quot;&quot;&quot;&quot;;&quot;,&quot;)); IF([.$C3]=&quot;&quot;;&quot;&quot;;COM.MICROSOFT.CONCAT(&quot;&quot;&quot;&quot;;[.$C$1];&quot;&quot;&quot;&quot;;&quot;:&quot;;&quot;&quot;&quot;&quot;;[.$C3]; &quot;&quot;&quot;&quot;;&quot;,&quot;)); IF([.$D3]=&quot;&quot;;&quot;&quot;;COM.MICROSOFT.CONCAT(&quot;&quot;&quot;&quot;;[.$D$1];&quot;&quot;&quot;&quot;;&quot;:&quot;;&quot;&quot;&quot;&quot;;[.$D3]; &quot;&quot;&quot;&quot;;&quot;,&quot;));&quot;},&quot;))" office:value-type="string" office:string-value="{&quot;ID&quot;:&quot;PIKACHU&quot;,&quot;COSTUME&quot;:&quot;FESTIVE_HAT&quot;,}," calcext:value-type="string">
            <text:p>{"ID":"PIKACHU","COSTUME":"FESTIVE_HAT",},</text:p>
          </table:table-cell>
          <table:table-cell/>
          <table:table-cell table:style-name="ce5" table:formula="of:=IF(OR([.$A3]=&quot;&quot;;[.$B3]=[.$B2]);&quot;&quot;;COM.MICROSOFT.CONCAT(&quot;{&quot;; IF([.$B3]=&quot;&quot;;&quot;&quot;;COM.MICROSOFT.CONCAT(&quot;&quot;&quot;&quot;;[.$B$1];&quot;&quot;&quot;&quot;;&quot;:&quot;;&quot;&quot;&quot;&quot;;[.$B3]; &quot;&quot;&quot;&quot;;&quot;,&quot;)); IF([.$D3]=&quot;&quot;;&quot;&quot;;COM.MICROSOFT.CONCAT(&quot;&quot;&quot;&quot;;[.$D$1];&quot;&quot;&quot;&quot;;&quot;:&quot;;&quot;&quot;&quot;&quot;;[.$D3]; &quot;&quot;&quot;&quot;;&quot;,&quot;));&quot;},&quot;))" office:value-type="string" office:string-value="{&quot;family&quot;:&quot;FAMILY_PIKACHU&quot;,&quot;COSTUME&quot;:&quot;FESTIVE_HAT&quot;,}," calcext:value-type="string">
            <text:p>{"family":"FAMILY_PIKACHU","COSTUME":"FESTIVE_HAT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I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FESTIVE_HAT</text:p>
          </table:table-cell>
          <table:table-cell table:style-name="ce2"/>
          <table:table-cell/>
          <table:table-cell table:style-name="ce5" table:formula="of:=IF([.$A4]=&quot;&quot;;&quot;&quot;;COM.MICROSOFT.CONCAT(&quot;{&quot;; IF([.$A4]=&quot;&quot;;&quot;&quot;;COM.MICROSOFT.CONCAT(&quot;&quot;&quot;&quot;;[.$A$1];&quot;&quot;&quot;&quot;;&quot;:&quot;;&quot;&quot;&quot;&quot;;[.$A4]; &quot;&quot;&quot;&quot;;&quot;,&quot;)); IF([.$C4]=&quot;&quot;;&quot;&quot;;COM.MICROSOFT.CONCAT(&quot;&quot;&quot;&quot;;[.$C$1];&quot;&quot;&quot;&quot;;&quot;:&quot;;&quot;&quot;&quot;&quot;;[.$C4]; &quot;&quot;&quot;&quot;;&quot;,&quot;)); IF([.$D4]=&quot;&quot;;&quot;&quot;;COM.MICROSOFT.CONCAT(&quot;&quot;&quot;&quot;;[.$D$1];&quot;&quot;&quot;&quot;;&quot;:&quot;;&quot;&quot;&quot;&quot;;[.$D4]; &quot;&quot;&quot;&quot;;&quot;,&quot;));&quot;},&quot;))" office:value-type="string" office:string-value="{&quot;ID&quot;:&quot;RAICHU&quot;,&quot;COSTUME&quot;:&quot;FESTIVE_HAT&quot;,}," calcext:value-type="string">
            <text:p>{"ID":"RAICHU","COSTUME":"FESTIVE_HAT",},</text:p>
          </table:table-cell>
          <table:table-cell/>
          <table:table-cell table:style-name="ce5" table:formula="of:=IF(OR([.$A4]=&quot;&quot;;[.$B4]=[.$B3]);&quot;&quot;;COM.MICROSOFT.CONCAT(&quot;{&quot;; IF([.$B4]=&quot;&quot;;&quot;&quot;;COM.MICROSOFT.CONCAT(&quot;&quot;&quot;&quot;;[.$B$1];&quot;&quot;&quot;&quot;;&quot;:&quot;;&quot;&quot;&quot;&quot;;[.$B4]; &quot;&quot;&quot;&quot;;&quot;,&quot;)); IF([.$D4]=&quot;&quot;;&quot;&quot;;COM.MICROSOFT.CONCAT(&quot;&quot;&quot;&quot;;[.$D$1];&quot;&quot;&quot;&quot;;&quot;:&quot;;&quot;&quot;&quot;&quot;;[.$D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FESTIVE_HAT</text:p>
          </table:table-cell>
          <table:table-cell table:style-name="ce2"/>
          <table:table-cell/>
          <table:table-cell table:style-name="ce5" table:formula="of:=IF([.$A5]=&quot;&quot;;&quot;&quot;;COM.MICROSOFT.CONCAT(&quot;{&quot;; IF([.$A5]=&quot;&quot;;&quot;&quot;;COM.MICROSOFT.CONCAT(&quot;&quot;&quot;&quot;;[.$A$1];&quot;&quot;&quot;&quot;;&quot;:&quot;;&quot;&quot;&quot;&quot;;[.$A5]; &quot;&quot;&quot;&quot;;&quot;,&quot;)); IF([.$C5]=&quot;&quot;;&quot;&quot;;COM.MICROSOFT.CONCAT(&quot;&quot;&quot;&quot;;[.$C$1];&quot;&quot;&quot;&quot;;&quot;:&quot;;&quot;&quot;&quot;&quot;;[.$C5]; &quot;&quot;&quot;&quot;;&quot;,&quot;)); IF([.$D5]=&quot;&quot;;&quot;&quot;;COM.MICROSOFT.CONCAT(&quot;&quot;&quot;&quot;;[.$D$1];&quot;&quot;&quot;&quot;;&quot;:&quot;;&quot;&quot;&quot;&quot;;[.$D5]; &quot;&quot;&quot;&quot;;&quot;,&quot;));&quot;},&quot;))" office:value-type="string" office:string-value="{&quot;ID&quot;:&quot;PICHU&quot;,&quot;COSTUME&quot;:&quot;FESTIVE_HAT&quot;,}," calcext:value-type="string">
            <text:p>{"ID":"PICHU","COSTUME":"FESTIVE_HAT",},</text:p>
          </table:table-cell>
          <table:table-cell/>
          <table:table-cell table:style-name="ce5" table:formula="of:=IF(OR([.$A5]=&quot;&quot;;[.$B5]=[.$B4]);&quot;&quot;;COM.MICROSOFT.CONCAT(&quot;{&quot;; IF([.$B5]=&quot;&quot;;&quot;&quot;;COM.MICROSOFT.CONCAT(&quot;&quot;&quot;&quot;;[.$B$1];&quot;&quot;&quot;&quot;;&quot;:&quot;;&quot;&quot;&quot;&quot;;[.$B5]; &quot;&quot;&quot;&quot;;&quot;,&quot;)); IF([.$D5]=&quot;&quot;;&quot;&quot;;COM.MICROSOFT.CONCAT(&quot;&quot;&quot;&quot;;[.$D$1];&quot;&quot;&quot;&quot;;&quot;:&quot;;&quot;&quot;&quot;&quot;;[.$D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6]=&quot;&quot;;&quot;&quot;;COM.MICROSOFT.CONCAT(&quot;{&quot;; IF([.$A6]=&quot;&quot;;&quot;&quot;;COM.MICROSOFT.CONCAT(&quot;&quot;&quot;&quot;;[.$A$1];&quot;&quot;&quot;&quot;;&quot;:&quot;;&quot;&quot;&quot;&quot;;[.$A6]; &quot;&quot;&quot;&quot;;&quot;,&quot;)); IF([.$C6]=&quot;&quot;;&quot;&quot;;COM.MICROSOFT.CONCAT(&quot;&quot;&quot;&quot;;[.$C$1];&quot;&quot;&quot;&quot;;&quot;:&quot;;&quot;&quot;&quot;&quot;;[.$C6]; &quot;&quot;&quot;&quot;;&quot;,&quot;)); IF([.$D6]=&quot;&quot;;&quot;&quot;;COM.MICROSOFT.CONCAT(&quot;&quot;&quot;&quot;;[.$D$1];&quot;&quot;&quot;&quot;;&quot;:&quot;;&quot;&quot;&quot;&quot;;[.$D6]; &quot;&quot;&quot;&quot;;&quot;,&quot;));&quot;},&quot;))">
            <text:p/>
          </table:table-cell>
          <table:table-cell/>
          <table:table-cell table:style-name="ce5" table:formula="of:=IF(OR([.$A6]=&quot;&quot;;[.$B6]=[.$B5]);&quot;&quot;;COM.MICROSOFT.CONCAT(&quot;{&quot;; IF([.$B6]=&quot;&quot;;&quot;&quot;;COM.MICROSOFT.CONCAT(&quot;&quot;&quot;&quot;;[.$B$1];&quot;&quot;&quot;&quot;;&quot;:&quot;;&quot;&quot;&quot;&quot;;[.$B6]; &quot;&quot;&quot;&quot;;&quot;,&quot;)); IF([.$D6]=&quot;&quot;;&quot;&quot;;COM.MICROSOFT.CONCAT(&quot;&quot;&quot;&quot;;[.$D$1];&quot;&quot;&quot;&quot;;&quot;:&quot;;&quot;&quot;&quot;&quot;;[.$D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KA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PARTY_HAT_PURPLE</text:p>
          </table:table-cell>
          <table:table-cell table:style-name="ce2"/>
          <table:table-cell/>
          <table:table-cell table:style-name="ce5" table:formula="of:=IF([.$A7]=&quot;&quot;;&quot;&quot;;COM.MICROSOFT.CONCAT(&quot;{&quot;; IF([.$A7]=&quot;&quot;;&quot;&quot;;COM.MICROSOFT.CONCAT(&quot;&quot;&quot;&quot;;[.$A$1];&quot;&quot;&quot;&quot;;&quot;:&quot;;&quot;&quot;&quot;&quot;;[.$A7]; &quot;&quot;&quot;&quot;;&quot;,&quot;)); IF([.$C7]=&quot;&quot;;&quot;&quot;;COM.MICROSOFT.CONCAT(&quot;&quot;&quot;&quot;;[.$C$1];&quot;&quot;&quot;&quot;;&quot;:&quot;;&quot;&quot;&quot;&quot;;[.$C7]; &quot;&quot;&quot;&quot;;&quot;,&quot;)); IF([.$D7]=&quot;&quot;;&quot;&quot;;COM.MICROSOFT.CONCAT(&quot;&quot;&quot;&quot;;[.$D$1];&quot;&quot;&quot;&quot;;&quot;:&quot;;&quot;&quot;&quot;&quot;;[.$D7]; &quot;&quot;&quot;&quot;;&quot;,&quot;));&quot;},&quot;))" office:value-type="string" office:string-value="{&quot;ID&quot;:&quot;PIKACHU&quot;,&quot;COSTUME&quot;:&quot;PARTY_HAT_PURPLE&quot;,}," calcext:value-type="string">
            <text:p>{"ID":"PIKACHU","COSTUME":"PARTY_HAT_PURPLE",},</text:p>
          </table:table-cell>
          <table:table-cell/>
          <table:table-cell table:style-name="ce5" table:formula="of:=IF(OR([.$A7]=&quot;&quot;;[.$B7]=[.$B6]);&quot;&quot;;COM.MICROSOFT.CONCAT(&quot;{&quot;; IF([.$B7]=&quot;&quot;;&quot;&quot;;COM.MICROSOFT.CONCAT(&quot;&quot;&quot;&quot;;[.$B$1];&quot;&quot;&quot;&quot;;&quot;:&quot;;&quot;&quot;&quot;&quot;;[.$B7]; &quot;&quot;&quot;&quot;;&quot;,&quot;)); IF([.$D7]=&quot;&quot;;&quot;&quot;;COM.MICROSOFT.CONCAT(&quot;&quot;&quot;&quot;;[.$D$1];&quot;&quot;&quot;&quot;;&quot;:&quot;;&quot;&quot;&quot;&quot;;[.$D7]; &quot;&quot;&quot;&quot;;&quot;,&quot;));&quot;},&quot;))" office:value-type="string" office:string-value="{&quot;family&quot;:&quot;FAMILY_PIKACHU&quot;,&quot;COSTUME&quot;:&quot;PARTY_HAT_PURPLE&quot;,}," calcext:value-type="string">
            <text:p>{"family":"FAMILY_PIKACHU","COSTUME":"PARTY_HAT_PURPLE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I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PARTY_HAT_PURPLE</text:p>
          </table:table-cell>
          <table:table-cell table:style-name="ce2"/>
          <table:table-cell/>
          <table:table-cell table:style-name="ce5" table:formula="of:=IF([.$A8]=&quot;&quot;;&quot;&quot;;COM.MICROSOFT.CONCAT(&quot;{&quot;; IF([.$A8]=&quot;&quot;;&quot;&quot;;COM.MICROSOFT.CONCAT(&quot;&quot;&quot;&quot;;[.$A$1];&quot;&quot;&quot;&quot;;&quot;:&quot;;&quot;&quot;&quot;&quot;;[.$A8]; &quot;&quot;&quot;&quot;;&quot;,&quot;)); IF([.$C8]=&quot;&quot;;&quot;&quot;;COM.MICROSOFT.CONCAT(&quot;&quot;&quot;&quot;;[.$C$1];&quot;&quot;&quot;&quot;;&quot;:&quot;;&quot;&quot;&quot;&quot;;[.$C8]; &quot;&quot;&quot;&quot;;&quot;,&quot;)); IF([.$D8]=&quot;&quot;;&quot;&quot;;COM.MICROSOFT.CONCAT(&quot;&quot;&quot;&quot;;[.$D$1];&quot;&quot;&quot;&quot;;&quot;:&quot;;&quot;&quot;&quot;&quot;;[.$D8]; &quot;&quot;&quot;&quot;;&quot;,&quot;));&quot;},&quot;))" office:value-type="string" office:string-value="{&quot;ID&quot;:&quot;RAICHU&quot;,&quot;COSTUME&quot;:&quot;PARTY_HAT_PURPLE&quot;,}," calcext:value-type="string">
            <text:p>{"ID":"RAICHU","COSTUME":"PARTY_HAT_PURPLE",},</text:p>
          </table:table-cell>
          <table:table-cell/>
          <table:table-cell table:style-name="ce5" table:formula="of:=IF(OR([.$A8]=&quot;&quot;;[.$B8]=[.$B7]);&quot;&quot;;COM.MICROSOFT.CONCAT(&quot;{&quot;; IF([.$B8]=&quot;&quot;;&quot;&quot;;COM.MICROSOFT.CONCAT(&quot;&quot;&quot;&quot;;[.$B$1];&quot;&quot;&quot;&quot;;&quot;:&quot;;&quot;&quot;&quot;&quot;;[.$B8]; &quot;&quot;&quot;&quot;;&quot;,&quot;)); IF([.$D8]=&quot;&quot;;&quot;&quot;;COM.MICROSOFT.CONCAT(&quot;&quot;&quot;&quot;;[.$D$1];&quot;&quot;&quot;&quot;;&quot;:&quot;;&quot;&quot;&quot;&quot;;[.$D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PARTY_HAT_PURPLE</text:p>
          </table:table-cell>
          <table:table-cell table:style-name="ce2"/>
          <table:table-cell/>
          <table:table-cell table:style-name="ce5" table:formula="of:=IF([.$A9]=&quot;&quot;;&quot;&quot;;COM.MICROSOFT.CONCAT(&quot;{&quot;; IF([.$A9]=&quot;&quot;;&quot;&quot;;COM.MICROSOFT.CONCAT(&quot;&quot;&quot;&quot;;[.$A$1];&quot;&quot;&quot;&quot;;&quot;:&quot;;&quot;&quot;&quot;&quot;;[.$A9]; &quot;&quot;&quot;&quot;;&quot;,&quot;)); IF([.$C9]=&quot;&quot;;&quot;&quot;;COM.MICROSOFT.CONCAT(&quot;&quot;&quot;&quot;;[.$C$1];&quot;&quot;&quot;&quot;;&quot;:&quot;;&quot;&quot;&quot;&quot;;[.$C9]; &quot;&quot;&quot;&quot;;&quot;,&quot;)); IF([.$D9]=&quot;&quot;;&quot;&quot;;COM.MICROSOFT.CONCAT(&quot;&quot;&quot;&quot;;[.$D$1];&quot;&quot;&quot;&quot;;&quot;:&quot;;&quot;&quot;&quot;&quot;;[.$D9]; &quot;&quot;&quot;&quot;;&quot;,&quot;));&quot;},&quot;))" office:value-type="string" office:string-value="{&quot;ID&quot;:&quot;PICHU&quot;,&quot;COSTUME&quot;:&quot;PARTY_HAT_PURPLE&quot;,}," calcext:value-type="string">
            <text:p>{"ID":"PICHU","COSTUME":"PARTY_HAT_PURPLE",},</text:p>
          </table:table-cell>
          <table:table-cell/>
          <table:table-cell table:style-name="ce5" table:formula="of:=IF(OR([.$A9]=&quot;&quot;;[.$B9]=[.$B8]);&quot;&quot;;COM.MICROSOFT.CONCAT(&quot;{&quot;; IF([.$B9]=&quot;&quot;;&quot;&quot;;COM.MICROSOFT.CONCAT(&quot;&quot;&quot;&quot;;[.$B$1];&quot;&quot;&quot;&quot;;&quot;:&quot;;&quot;&quot;&quot;&quot;;[.$B9]; &quot;&quot;&quot;&quot;;&quot;,&quot;)); IF([.$D9]=&quot;&quot;;&quot;&quot;;COM.MICROSOFT.CONCAT(&quot;&quot;&quot;&quot;;[.$D$1];&quot;&quot;&quot;&quot;;&quot;:&quot;;&quot;&quot;&quot;&quot;;[.$D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0]=&quot;&quot;;&quot;&quot;;COM.MICROSOFT.CONCAT(&quot;{&quot;; IF([.$A10]=&quot;&quot;;&quot;&quot;;COM.MICROSOFT.CONCAT(&quot;&quot;&quot;&quot;;[.$A$1];&quot;&quot;&quot;&quot;;&quot;:&quot;;&quot;&quot;&quot;&quot;;[.$A10]; &quot;&quot;&quot;&quot;;&quot;,&quot;)); IF([.$C10]=&quot;&quot;;&quot;&quot;;COM.MICROSOFT.CONCAT(&quot;&quot;&quot;&quot;;[.$C$1];&quot;&quot;&quot;&quot;;&quot;:&quot;;&quot;&quot;&quot;&quot;;[.$C10]; &quot;&quot;&quot;&quot;;&quot;,&quot;)); IF([.$D10]=&quot;&quot;;&quot;&quot;;COM.MICROSOFT.CONCAT(&quot;&quot;&quot;&quot;;[.$D$1];&quot;&quot;&quot;&quot;;&quot;:&quot;;&quot;&quot;&quot;&quot;;[.$D10]; &quot;&quot;&quot;&quot;;&quot;,&quot;));&quot;},&quot;))">
            <text:p/>
          </table:table-cell>
          <table:table-cell/>
          <table:table-cell table:style-name="ce5" table:formula="of:=IF(OR([.$A10]=&quot;&quot;;[.$B10]=[.$B9]);&quot;&quot;;COM.MICROSOFT.CONCAT(&quot;{&quot;; IF([.$B10]=&quot;&quot;;&quot;&quot;;COM.MICROSOFT.CONCAT(&quot;&quot;&quot;&quot;;[.$B$1];&quot;&quot;&quot;&quot;;&quot;:&quot;;&quot;&quot;&quot;&quot;;[.$B10]; &quot;&quot;&quot;&quot;;&quot;,&quot;)); IF([.$D10]=&quot;&quot;;&quot;&quot;;COM.MICROSOFT.CONCAT(&quot;&quot;&quot;&quot;;[.$D$1];&quot;&quot;&quot;&quot;;&quot;:&quot;;&quot;&quot;&quot;&quot;;[.$D1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KA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ASH_HAT</text:p>
          </table:table-cell>
          <table:table-cell table:style-name="ce2"/>
          <table:table-cell/>
          <table:table-cell table:style-name="ce5" table:formula="of:=IF([.$A11]=&quot;&quot;;&quot;&quot;;COM.MICROSOFT.CONCAT(&quot;{&quot;; IF([.$A11]=&quot;&quot;;&quot;&quot;;COM.MICROSOFT.CONCAT(&quot;&quot;&quot;&quot;;[.$A$1];&quot;&quot;&quot;&quot;;&quot;:&quot;;&quot;&quot;&quot;&quot;;[.$A11]; &quot;&quot;&quot;&quot;;&quot;,&quot;)); IF([.$C11]=&quot;&quot;;&quot;&quot;;COM.MICROSOFT.CONCAT(&quot;&quot;&quot;&quot;;[.$C$1];&quot;&quot;&quot;&quot;;&quot;:&quot;;&quot;&quot;&quot;&quot;;[.$C11]; &quot;&quot;&quot;&quot;;&quot;,&quot;)); IF([.$D11]=&quot;&quot;;&quot;&quot;;COM.MICROSOFT.CONCAT(&quot;&quot;&quot;&quot;;[.$D$1];&quot;&quot;&quot;&quot;;&quot;:&quot;;&quot;&quot;&quot;&quot;;[.$D11]; &quot;&quot;&quot;&quot;;&quot;,&quot;));&quot;},&quot;))" office:value-type="string" office:string-value="{&quot;ID&quot;:&quot;PIKACHU&quot;,&quot;COSTUME&quot;:&quot;ASH_HAT&quot;,}," calcext:value-type="string">
            <text:p>{"ID":"PIKACHU","COSTUME":"ASH_HAT",},</text:p>
          </table:table-cell>
          <table:table-cell/>
          <table:table-cell table:style-name="ce5" table:formula="of:=IF(OR([.$A11]=&quot;&quot;;[.$B11]=[.$B10]);&quot;&quot;;COM.MICROSOFT.CONCAT(&quot;{&quot;; IF([.$B11]=&quot;&quot;;&quot;&quot;;COM.MICROSOFT.CONCAT(&quot;&quot;&quot;&quot;;[.$B$1];&quot;&quot;&quot;&quot;;&quot;:&quot;;&quot;&quot;&quot;&quot;;[.$B11]; &quot;&quot;&quot;&quot;;&quot;,&quot;)); IF([.$D11]=&quot;&quot;;&quot;&quot;;COM.MICROSOFT.CONCAT(&quot;&quot;&quot;&quot;;[.$D$1];&quot;&quot;&quot;&quot;;&quot;:&quot;;&quot;&quot;&quot;&quot;;[.$D11]; &quot;&quot;&quot;&quot;;&quot;,&quot;));&quot;},&quot;))" office:value-type="string" office:string-value="{&quot;family&quot;:&quot;FAMILY_PIKACHU&quot;,&quot;COSTUME&quot;:&quot;ASH_HAT&quot;,}," calcext:value-type="string">
            <text:p>{"family":"FAMILY_PIKACHU","COSTUME":"ASH_HAT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I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ASH_HAT</text:p>
          </table:table-cell>
          <table:table-cell table:style-name="ce2"/>
          <table:table-cell/>
          <table:table-cell table:style-name="ce5" table:formula="of:=IF([.$A12]=&quot;&quot;;&quot;&quot;;COM.MICROSOFT.CONCAT(&quot;{&quot;; IF([.$A12]=&quot;&quot;;&quot;&quot;;COM.MICROSOFT.CONCAT(&quot;&quot;&quot;&quot;;[.$A$1];&quot;&quot;&quot;&quot;;&quot;:&quot;;&quot;&quot;&quot;&quot;;[.$A12]; &quot;&quot;&quot;&quot;;&quot;,&quot;)); IF([.$C12]=&quot;&quot;;&quot;&quot;;COM.MICROSOFT.CONCAT(&quot;&quot;&quot;&quot;;[.$C$1];&quot;&quot;&quot;&quot;;&quot;:&quot;;&quot;&quot;&quot;&quot;;[.$C12]; &quot;&quot;&quot;&quot;;&quot;,&quot;)); IF([.$D12]=&quot;&quot;;&quot;&quot;;COM.MICROSOFT.CONCAT(&quot;&quot;&quot;&quot;;[.$D$1];&quot;&quot;&quot;&quot;;&quot;:&quot;;&quot;&quot;&quot;&quot;;[.$D12]; &quot;&quot;&quot;&quot;;&quot;,&quot;));&quot;},&quot;))" office:value-type="string" office:string-value="{&quot;ID&quot;:&quot;RAICHU&quot;,&quot;COSTUME&quot;:&quot;ASH_HAT&quot;,}," calcext:value-type="string">
            <text:p>{"ID":"RAICHU","COSTUME":"ASH_HAT",},</text:p>
          </table:table-cell>
          <table:table-cell/>
          <table:table-cell table:style-name="ce5" table:formula="of:=IF(OR([.$A12]=&quot;&quot;;[.$B12]=[.$B11]);&quot;&quot;;COM.MICROSOFT.CONCAT(&quot;{&quot;; IF([.$B12]=&quot;&quot;;&quot;&quot;;COM.MICROSOFT.CONCAT(&quot;&quot;&quot;&quot;;[.$B$1];&quot;&quot;&quot;&quot;;&quot;:&quot;;&quot;&quot;&quot;&quot;;[.$B12]; &quot;&quot;&quot;&quot;;&quot;,&quot;)); IF([.$D12]=&quot;&quot;;&quot;&quot;;COM.MICROSOFT.CONCAT(&quot;&quot;&quot;&quot;;[.$D$1];&quot;&quot;&quot;&quot;;&quot;:&quot;;&quot;&quot;&quot;&quot;;[.$D1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ASH_HAT</text:p>
          </table:table-cell>
          <table:table-cell table:style-name="ce2"/>
          <table:table-cell/>
          <table:table-cell table:style-name="ce5" table:formula="of:=IF([.$A13]=&quot;&quot;;&quot;&quot;;COM.MICROSOFT.CONCAT(&quot;{&quot;; IF([.$A13]=&quot;&quot;;&quot;&quot;;COM.MICROSOFT.CONCAT(&quot;&quot;&quot;&quot;;[.$A$1];&quot;&quot;&quot;&quot;;&quot;:&quot;;&quot;&quot;&quot;&quot;;[.$A13]; &quot;&quot;&quot;&quot;;&quot;,&quot;)); IF([.$C13]=&quot;&quot;;&quot;&quot;;COM.MICROSOFT.CONCAT(&quot;&quot;&quot;&quot;;[.$C$1];&quot;&quot;&quot;&quot;;&quot;:&quot;;&quot;&quot;&quot;&quot;;[.$C13]; &quot;&quot;&quot;&quot;;&quot;,&quot;)); IF([.$D13]=&quot;&quot;;&quot;&quot;;COM.MICROSOFT.CONCAT(&quot;&quot;&quot;&quot;;[.$D$1];&quot;&quot;&quot;&quot;;&quot;:&quot;;&quot;&quot;&quot;&quot;;[.$D13]; &quot;&quot;&quot;&quot;;&quot;,&quot;));&quot;},&quot;))" office:value-type="string" office:string-value="{&quot;ID&quot;:&quot;PICHU&quot;,&quot;COSTUME&quot;:&quot;ASH_HAT&quot;,}," calcext:value-type="string">
            <text:p>{"ID":"PICHU","COSTUME":"ASH_HAT",},</text:p>
          </table:table-cell>
          <table:table-cell/>
          <table:table-cell table:style-name="ce5" table:formula="of:=IF(OR([.$A13]=&quot;&quot;;[.$B13]=[.$B12]);&quot;&quot;;COM.MICROSOFT.CONCAT(&quot;{&quot;; IF([.$B13]=&quot;&quot;;&quot;&quot;;COM.MICROSOFT.CONCAT(&quot;&quot;&quot;&quot;;[.$B$1];&quot;&quot;&quot;&quot;;&quot;:&quot;;&quot;&quot;&quot;&quot;;[.$B13]; &quot;&quot;&quot;&quot;;&quot;,&quot;)); IF([.$D13]=&quot;&quot;;&quot;&quot;;COM.MICROSOFT.CONCAT(&quot;&quot;&quot;&quot;;[.$D$1];&quot;&quot;&quot;&quot;;&quot;:&quot;;&quot;&quot;&quot;&quot;;[.$D1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4]=&quot;&quot;;&quot;&quot;;COM.MICROSOFT.CONCAT(&quot;{&quot;; IF([.$A14]=&quot;&quot;;&quot;&quot;;COM.MICROSOFT.CONCAT(&quot;&quot;&quot;&quot;;[.$A$1];&quot;&quot;&quot;&quot;;&quot;:&quot;;&quot;&quot;&quot;&quot;;[.$A14]; &quot;&quot;&quot;&quot;;&quot;,&quot;)); IF([.$C14]=&quot;&quot;;&quot;&quot;;COM.MICROSOFT.CONCAT(&quot;&quot;&quot;&quot;;[.$C$1];&quot;&quot;&quot;&quot;;&quot;:&quot;;&quot;&quot;&quot;&quot;;[.$C14]; &quot;&quot;&quot;&quot;;&quot;,&quot;)); IF([.$D14]=&quot;&quot;;&quot;&quot;;COM.MICROSOFT.CONCAT(&quot;&quot;&quot;&quot;;[.$D$1];&quot;&quot;&quot;&quot;;&quot;:&quot;;&quot;&quot;&quot;&quot;;[.$D14]; &quot;&quot;&quot;&quot;;&quot;,&quot;));&quot;},&quot;))">
            <text:p/>
          </table:table-cell>
          <table:table-cell/>
          <table:table-cell table:style-name="ce5" table:formula="of:=IF(OR([.$A14]=&quot;&quot;;[.$B14]=[.$B13]);&quot;&quot;;COM.MICROSOFT.CONCAT(&quot;{&quot;; IF([.$B14]=&quot;&quot;;&quot;&quot;;COM.MICROSOFT.CONCAT(&quot;&quot;&quot;&quot;;[.$B$1];&quot;&quot;&quot;&quot;;&quot;:&quot;;&quot;&quot;&quot;&quot;;[.$B14]; &quot;&quot;&quot;&quot;;&quot;,&quot;)); IF([.$D14]=&quot;&quot;;&quot;&quot;;COM.MICROSOFT.CONCAT(&quot;&quot;&quot;&quot;;[.$D$1];&quot;&quot;&quot;&quot;;&quot;:&quot;;&quot;&quot;&quot;&quot;;[.$D1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KA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WITCH_HAT</text:p>
          </table:table-cell>
          <table:table-cell table:style-name="ce2"/>
          <table:table-cell/>
          <table:table-cell table:style-name="ce5" table:formula="of:=IF([.$A15]=&quot;&quot;;&quot;&quot;;COM.MICROSOFT.CONCAT(&quot;{&quot;; IF([.$A15]=&quot;&quot;;&quot;&quot;;COM.MICROSOFT.CONCAT(&quot;&quot;&quot;&quot;;[.$A$1];&quot;&quot;&quot;&quot;;&quot;:&quot;;&quot;&quot;&quot;&quot;;[.$A15]; &quot;&quot;&quot;&quot;;&quot;,&quot;)); IF([.$C15]=&quot;&quot;;&quot;&quot;;COM.MICROSOFT.CONCAT(&quot;&quot;&quot;&quot;;[.$C$1];&quot;&quot;&quot;&quot;;&quot;:&quot;;&quot;&quot;&quot;&quot;;[.$C15]; &quot;&quot;&quot;&quot;;&quot;,&quot;)); IF([.$D15]=&quot;&quot;;&quot;&quot;;COM.MICROSOFT.CONCAT(&quot;&quot;&quot;&quot;;[.$D$1];&quot;&quot;&quot;&quot;;&quot;:&quot;;&quot;&quot;&quot;&quot;;[.$D15]; &quot;&quot;&quot;&quot;;&quot;,&quot;));&quot;},&quot;))" office:value-type="string" office:string-value="{&quot;ID&quot;:&quot;PIKACHU&quot;,&quot;COSTUME&quot;:&quot;WITCH_HAT&quot;,}," calcext:value-type="string">
            <text:p>{"ID":"PIKACHU","COSTUME":"WITCH_HAT",},</text:p>
          </table:table-cell>
          <table:table-cell/>
          <table:table-cell table:style-name="ce5" table:formula="of:=IF(OR([.$A15]=&quot;&quot;;[.$B15]=[.$B14]);&quot;&quot;;COM.MICROSOFT.CONCAT(&quot;{&quot;; IF([.$B15]=&quot;&quot;;&quot;&quot;;COM.MICROSOFT.CONCAT(&quot;&quot;&quot;&quot;;[.$B$1];&quot;&quot;&quot;&quot;;&quot;:&quot;;&quot;&quot;&quot;&quot;;[.$B15]; &quot;&quot;&quot;&quot;;&quot;,&quot;)); IF([.$D15]=&quot;&quot;;&quot;&quot;;COM.MICROSOFT.CONCAT(&quot;&quot;&quot;&quot;;[.$D$1];&quot;&quot;&quot;&quot;;&quot;:&quot;;&quot;&quot;&quot;&quot;;[.$D15]; &quot;&quot;&quot;&quot;;&quot;,&quot;));&quot;},&quot;))" office:value-type="string" office:string-value="{&quot;family&quot;:&quot;FAMILY_PIKACHU&quot;,&quot;COSTUME&quot;:&quot;WITCH_HAT&quot;,}," calcext:value-type="string">
            <text:p>{"family":"FAMILY_PIKACHU","COSTUME":"WITCH_HAT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I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WITCH_HAT</text:p>
          </table:table-cell>
          <table:table-cell table:style-name="ce2"/>
          <table:table-cell/>
          <table:table-cell table:style-name="ce5" table:formula="of:=IF([.$A16]=&quot;&quot;;&quot;&quot;;COM.MICROSOFT.CONCAT(&quot;{&quot;; IF([.$A16]=&quot;&quot;;&quot;&quot;;COM.MICROSOFT.CONCAT(&quot;&quot;&quot;&quot;;[.$A$1];&quot;&quot;&quot;&quot;;&quot;:&quot;;&quot;&quot;&quot;&quot;;[.$A16]; &quot;&quot;&quot;&quot;;&quot;,&quot;)); IF([.$C16]=&quot;&quot;;&quot;&quot;;COM.MICROSOFT.CONCAT(&quot;&quot;&quot;&quot;;[.$C$1];&quot;&quot;&quot;&quot;;&quot;:&quot;;&quot;&quot;&quot;&quot;;[.$C16]; &quot;&quot;&quot;&quot;;&quot;,&quot;)); IF([.$D16]=&quot;&quot;;&quot;&quot;;COM.MICROSOFT.CONCAT(&quot;&quot;&quot;&quot;;[.$D$1];&quot;&quot;&quot;&quot;;&quot;:&quot;;&quot;&quot;&quot;&quot;;[.$D16]; &quot;&quot;&quot;&quot;;&quot;,&quot;));&quot;},&quot;))" office:value-type="string" office:string-value="{&quot;ID&quot;:&quot;RAICHU&quot;,&quot;COSTUME&quot;:&quot;WITCH_HAT&quot;,}," calcext:value-type="string">
            <text:p>{"ID":"RAICHU","COSTUME":"WITCH_HAT",},</text:p>
          </table:table-cell>
          <table:table-cell/>
          <table:table-cell table:style-name="ce5" table:formula="of:=IF(OR([.$A16]=&quot;&quot;;[.$B16]=[.$B15]);&quot;&quot;;COM.MICROSOFT.CONCAT(&quot;{&quot;; IF([.$B16]=&quot;&quot;;&quot;&quot;;COM.MICROSOFT.CONCAT(&quot;&quot;&quot;&quot;;[.$B$1];&quot;&quot;&quot;&quot;;&quot;:&quot;;&quot;&quot;&quot;&quot;;[.$B16]; &quot;&quot;&quot;&quot;;&quot;,&quot;)); IF([.$D16]=&quot;&quot;;&quot;&quot;;COM.MICROSOFT.CONCAT(&quot;&quot;&quot;&quot;;[.$D$1];&quot;&quot;&quot;&quot;;&quot;:&quot;;&quot;&quot;&quot;&quot;;[.$D1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WITCH_HAT</text:p>
          </table:table-cell>
          <table:table-cell table:style-name="ce2"/>
          <table:table-cell/>
          <table:table-cell table:style-name="ce5" table:formula="of:=IF([.$A17]=&quot;&quot;;&quot;&quot;;COM.MICROSOFT.CONCAT(&quot;{&quot;; IF([.$A17]=&quot;&quot;;&quot;&quot;;COM.MICROSOFT.CONCAT(&quot;&quot;&quot;&quot;;[.$A$1];&quot;&quot;&quot;&quot;;&quot;:&quot;;&quot;&quot;&quot;&quot;;[.$A17]; &quot;&quot;&quot;&quot;;&quot;,&quot;)); IF([.$C17]=&quot;&quot;;&quot;&quot;;COM.MICROSOFT.CONCAT(&quot;&quot;&quot;&quot;;[.$C$1];&quot;&quot;&quot;&quot;;&quot;:&quot;;&quot;&quot;&quot;&quot;;[.$C17]; &quot;&quot;&quot;&quot;;&quot;,&quot;)); IF([.$D17]=&quot;&quot;;&quot;&quot;;COM.MICROSOFT.CONCAT(&quot;&quot;&quot;&quot;;[.$D$1];&quot;&quot;&quot;&quot;;&quot;:&quot;;&quot;&quot;&quot;&quot;;[.$D17]; &quot;&quot;&quot;&quot;;&quot;,&quot;));&quot;},&quot;))" office:value-type="string" office:string-value="{&quot;ID&quot;:&quot;PICHU&quot;,&quot;COSTUME&quot;:&quot;WITCH_HAT&quot;,}," calcext:value-type="string">
            <text:p>{"ID":"PICHU","COSTUME":"WITCH_HAT",},</text:p>
          </table:table-cell>
          <table:table-cell/>
          <table:table-cell table:style-name="ce5" table:formula="of:=IF(OR([.$A17]=&quot;&quot;;[.$B17]=[.$B16]);&quot;&quot;;COM.MICROSOFT.CONCAT(&quot;{&quot;; IF([.$B17]=&quot;&quot;;&quot;&quot;;COM.MICROSOFT.CONCAT(&quot;&quot;&quot;&quot;;[.$B$1];&quot;&quot;&quot;&quot;;&quot;:&quot;;&quot;&quot;&quot;&quot;;[.$B17]; &quot;&quot;&quot;&quot;;&quot;,&quot;)); IF([.$D17]=&quot;&quot;;&quot;&quot;;COM.MICROSOFT.CONCAT(&quot;&quot;&quot;&quot;;[.$D$1];&quot;&quot;&quot;&quot;;&quot;:&quot;;&quot;&quot;&quot;&quot;;[.$D1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8]=&quot;&quot;;&quot;&quot;;COM.MICROSOFT.CONCAT(&quot;{&quot;; IF([.$A18]=&quot;&quot;;&quot;&quot;;COM.MICROSOFT.CONCAT(&quot;&quot;&quot;&quot;;[.$A$1];&quot;&quot;&quot;&quot;;&quot;:&quot;;&quot;&quot;&quot;&quot;;[.$A18]; &quot;&quot;&quot;&quot;;&quot;,&quot;)); IF([.$C18]=&quot;&quot;;&quot;&quot;;COM.MICROSOFT.CONCAT(&quot;&quot;&quot;&quot;;[.$C$1];&quot;&quot;&quot;&quot;;&quot;:&quot;;&quot;&quot;&quot;&quot;;[.$C18]; &quot;&quot;&quot;&quot;;&quot;,&quot;)); IF([.$D18]=&quot;&quot;;&quot;&quot;;COM.MICROSOFT.CONCAT(&quot;&quot;&quot;&quot;;[.$D$1];&quot;&quot;&quot;&quot;;&quot;:&quot;;&quot;&quot;&quot;&quot;;[.$D18]; &quot;&quot;&quot;&quot;;&quot;,&quot;));&quot;},&quot;))">
            <text:p/>
          </table:table-cell>
          <table:table-cell/>
          <table:table-cell table:style-name="ce5" table:formula="of:=IF(OR([.$A18]=&quot;&quot;;[.$B18]=[.$B17]);&quot;&quot;;COM.MICROSOFT.CONCAT(&quot;{&quot;; IF([.$B18]=&quot;&quot;;&quot;&quot;;COM.MICROSOFT.CONCAT(&quot;&quot;&quot;&quot;;[.$B$1];&quot;&quot;&quot;&quot;;&quot;:&quot;;&quot;&quot;&quot;&quot;;[.$B18]; &quot;&quot;&quot;&quot;;&quot;,&quot;)); IF([.$D18]=&quot;&quot;;&quot;&quot;;COM.MICROSOFT.CONCAT(&quot;&quot;&quot;&quot;;[.$D$1];&quot;&quot;&quot;&quot;;&quot;:&quot;;&quot;&quot;&quot;&quot;;[.$D1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KA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SUMMER_HAT</text:p>
          </table:table-cell>
          <table:table-cell table:style-name="ce2"/>
          <table:table-cell/>
          <table:table-cell table:style-name="ce5" table:formula="of:=IF([.$A19]=&quot;&quot;;&quot;&quot;;COM.MICROSOFT.CONCAT(&quot;{&quot;; IF([.$A19]=&quot;&quot;;&quot;&quot;;COM.MICROSOFT.CONCAT(&quot;&quot;&quot;&quot;;[.$A$1];&quot;&quot;&quot;&quot;;&quot;:&quot;;&quot;&quot;&quot;&quot;;[.$A19]; &quot;&quot;&quot;&quot;;&quot;,&quot;)); IF([.$C19]=&quot;&quot;;&quot;&quot;;COM.MICROSOFT.CONCAT(&quot;&quot;&quot;&quot;;[.$C$1];&quot;&quot;&quot;&quot;;&quot;:&quot;;&quot;&quot;&quot;&quot;;[.$C19]; &quot;&quot;&quot;&quot;;&quot;,&quot;)); IF([.$D19]=&quot;&quot;;&quot;&quot;;COM.MICROSOFT.CONCAT(&quot;&quot;&quot;&quot;;[.$D$1];&quot;&quot;&quot;&quot;;&quot;:&quot;;&quot;&quot;&quot;&quot;;[.$D19]; &quot;&quot;&quot;&quot;;&quot;,&quot;));&quot;},&quot;))" office:value-type="string" office:string-value="{&quot;ID&quot;:&quot;PIKACHU&quot;,&quot;COSTUME&quot;:&quot;SUMMER_HAT&quot;,}," calcext:value-type="string">
            <text:p>{"ID":"PIKACHU","COSTUME":"SUMMER_HAT",},</text:p>
          </table:table-cell>
          <table:table-cell/>
          <table:table-cell table:style-name="ce5" table:formula="of:=IF(OR([.$A19]=&quot;&quot;;[.$B19]=[.$B18]);&quot;&quot;;COM.MICROSOFT.CONCAT(&quot;{&quot;; IF([.$B19]=&quot;&quot;;&quot;&quot;;COM.MICROSOFT.CONCAT(&quot;&quot;&quot;&quot;;[.$B$1];&quot;&quot;&quot;&quot;;&quot;:&quot;;&quot;&quot;&quot;&quot;;[.$B19]; &quot;&quot;&quot;&quot;;&quot;,&quot;)); IF([.$D19]=&quot;&quot;;&quot;&quot;;COM.MICROSOFT.CONCAT(&quot;&quot;&quot;&quot;;[.$D$1];&quot;&quot;&quot;&quot;;&quot;:&quot;;&quot;&quot;&quot;&quot;;[.$D19]; &quot;&quot;&quot;&quot;;&quot;,&quot;));&quot;},&quot;))" office:value-type="string" office:string-value="{&quot;family&quot;:&quot;FAMILY_PIKACHU&quot;,&quot;COSTUME&quot;:&quot;SUMMER_HAT&quot;,}," calcext:value-type="string">
            <text:p>{"family":"FAMILY_PIKACHU","COSTUME":"SUMMER_HAT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I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SUMMER_HAT</text:p>
          </table:table-cell>
          <table:table-cell table:style-name="ce2"/>
          <table:table-cell/>
          <table:table-cell table:style-name="ce5" table:formula="of:=IF([.$A20]=&quot;&quot;;&quot;&quot;;COM.MICROSOFT.CONCAT(&quot;{&quot;; IF([.$A20]=&quot;&quot;;&quot;&quot;;COM.MICROSOFT.CONCAT(&quot;&quot;&quot;&quot;;[.$A$1];&quot;&quot;&quot;&quot;;&quot;:&quot;;&quot;&quot;&quot;&quot;;[.$A20]; &quot;&quot;&quot;&quot;;&quot;,&quot;)); IF([.$C20]=&quot;&quot;;&quot;&quot;;COM.MICROSOFT.CONCAT(&quot;&quot;&quot;&quot;;[.$C$1];&quot;&quot;&quot;&quot;;&quot;:&quot;;&quot;&quot;&quot;&quot;;[.$C20]; &quot;&quot;&quot;&quot;;&quot;,&quot;)); IF([.$D20]=&quot;&quot;;&quot;&quot;;COM.MICROSOFT.CONCAT(&quot;&quot;&quot;&quot;;[.$D$1];&quot;&quot;&quot;&quot;;&quot;:&quot;;&quot;&quot;&quot;&quot;;[.$D20]; &quot;&quot;&quot;&quot;;&quot;,&quot;));&quot;},&quot;))" office:value-type="string" office:string-value="{&quot;ID&quot;:&quot;RAICHU&quot;,&quot;COSTUME&quot;:&quot;SUMMER_HAT&quot;,}," calcext:value-type="string">
            <text:p>{"ID":"RAICHU","COSTUME":"SUMMER_HAT",},</text:p>
          </table:table-cell>
          <table:table-cell/>
          <table:table-cell table:style-name="ce5" table:formula="of:=IF(OR([.$A20]=&quot;&quot;;[.$B20]=[.$B19]);&quot;&quot;;COM.MICROSOFT.CONCAT(&quot;{&quot;; IF([.$B20]=&quot;&quot;;&quot;&quot;;COM.MICROSOFT.CONCAT(&quot;&quot;&quot;&quot;;[.$B$1];&quot;&quot;&quot;&quot;;&quot;:&quot;;&quot;&quot;&quot;&quot;;[.$B20]; &quot;&quot;&quot;&quot;;&quot;,&quot;)); IF([.$D20]=&quot;&quot;;&quot;&quot;;COM.MICROSOFT.CONCAT(&quot;&quot;&quot;&quot;;[.$D$1];&quot;&quot;&quot;&quot;;&quot;:&quot;;&quot;&quot;&quot;&quot;;[.$D2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SUMMER_HAT</text:p>
          </table:table-cell>
          <table:table-cell table:style-name="ce2"/>
          <table:table-cell/>
          <table:table-cell table:style-name="ce5" table:formula="of:=IF([.$A21]=&quot;&quot;;&quot;&quot;;COM.MICROSOFT.CONCAT(&quot;{&quot;; IF([.$A21]=&quot;&quot;;&quot;&quot;;COM.MICROSOFT.CONCAT(&quot;&quot;&quot;&quot;;[.$A$1];&quot;&quot;&quot;&quot;;&quot;:&quot;;&quot;&quot;&quot;&quot;;[.$A21]; &quot;&quot;&quot;&quot;;&quot;,&quot;)); IF([.$C21]=&quot;&quot;;&quot;&quot;;COM.MICROSOFT.CONCAT(&quot;&quot;&quot;&quot;;[.$C$1];&quot;&quot;&quot;&quot;;&quot;:&quot;;&quot;&quot;&quot;&quot;;[.$C21]; &quot;&quot;&quot;&quot;;&quot;,&quot;)); IF([.$D21]=&quot;&quot;;&quot;&quot;;COM.MICROSOFT.CONCAT(&quot;&quot;&quot;&quot;;[.$D$1];&quot;&quot;&quot;&quot;;&quot;:&quot;;&quot;&quot;&quot;&quot;;[.$D21]; &quot;&quot;&quot;&quot;;&quot;,&quot;));&quot;},&quot;))" office:value-type="string" office:string-value="{&quot;ID&quot;:&quot;PICHU&quot;,&quot;COSTUME&quot;:&quot;SUMMER_HAT&quot;,}," calcext:value-type="string">
            <text:p>{"ID":"PICHU","COSTUME":"SUMMER_HAT",},</text:p>
          </table:table-cell>
          <table:table-cell/>
          <table:table-cell table:style-name="ce5" table:formula="of:=IF(OR([.$A21]=&quot;&quot;;[.$B21]=[.$B20]);&quot;&quot;;COM.MICROSOFT.CONCAT(&quot;{&quot;; IF([.$B21]=&quot;&quot;;&quot;&quot;;COM.MICROSOFT.CONCAT(&quot;&quot;&quot;&quot;;[.$B$1];&quot;&quot;&quot;&quot;;&quot;:&quot;;&quot;&quot;&quot;&quot;;[.$B21]; &quot;&quot;&quot;&quot;;&quot;,&quot;)); IF([.$D21]=&quot;&quot;;&quot;&quot;;COM.MICROSOFT.CONCAT(&quot;&quot;&quot;&quot;;[.$D$1];&quot;&quot;&quot;&quot;;&quot;:&quot;;&quot;&quot;&quot;&quot;;[.$D2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2]=&quot;&quot;;&quot;&quot;;COM.MICROSOFT.CONCAT(&quot;{&quot;; IF([.$A22]=&quot;&quot;;&quot;&quot;;COM.MICROSOFT.CONCAT(&quot;&quot;&quot;&quot;;[.$A$1];&quot;&quot;&quot;&quot;;&quot;:&quot;;&quot;&quot;&quot;&quot;;[.$A22]; &quot;&quot;&quot;&quot;;&quot;,&quot;)); IF([.$C22]=&quot;&quot;;&quot;&quot;;COM.MICROSOFT.CONCAT(&quot;&quot;&quot;&quot;;[.$C$1];&quot;&quot;&quot;&quot;;&quot;:&quot;;&quot;&quot;&quot;&quot;;[.$C22]; &quot;&quot;&quot;&quot;;&quot;,&quot;)); IF([.$D22]=&quot;&quot;;&quot;&quot;;COM.MICROSOFT.CONCAT(&quot;&quot;&quot;&quot;;[.$D$1];&quot;&quot;&quot;&quot;;&quot;:&quot;;&quot;&quot;&quot;&quot;;[.$D22]; &quot;&quot;&quot;&quot;;&quot;,&quot;));&quot;},&quot;))">
            <text:p/>
          </table:table-cell>
          <table:table-cell/>
          <table:table-cell table:style-name="ce5" table:formula="of:=IF(OR([.$A22]=&quot;&quot;;[.$B22]=[.$B21]);&quot;&quot;;COM.MICROSOFT.CONCAT(&quot;{&quot;; IF([.$B22]=&quot;&quot;;&quot;&quot;;COM.MICROSOFT.CONCAT(&quot;&quot;&quot;&quot;;[.$B$1];&quot;&quot;&quot;&quot;;&quot;:&quot;;&quot;&quot;&quot;&quot;;[.$B22]; &quot;&quot;&quot;&quot;;&quot;,&quot;)); IF([.$D22]=&quot;&quot;;&quot;&quot;;COM.MICROSOFT.CONCAT(&quot;&quot;&quot;&quot;;[.$D$1];&quot;&quot;&quot;&quot;;&quot;:&quot;;&quot;&quot;&quot;&quot;;[.$D2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KA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FRAGMENT_HAT</text:p>
          </table:table-cell>
          <table:table-cell table:style-name="ce2"/>
          <table:table-cell/>
          <table:table-cell table:style-name="ce5" table:formula="of:=IF([.$A23]=&quot;&quot;;&quot;&quot;;COM.MICROSOFT.CONCAT(&quot;{&quot;; IF([.$A23]=&quot;&quot;;&quot;&quot;;COM.MICROSOFT.CONCAT(&quot;&quot;&quot;&quot;;[.$A$1];&quot;&quot;&quot;&quot;;&quot;:&quot;;&quot;&quot;&quot;&quot;;[.$A23]; &quot;&quot;&quot;&quot;;&quot;,&quot;)); IF([.$C23]=&quot;&quot;;&quot;&quot;;COM.MICROSOFT.CONCAT(&quot;&quot;&quot;&quot;;[.$C$1];&quot;&quot;&quot;&quot;;&quot;:&quot;;&quot;&quot;&quot;&quot;;[.$C23]; &quot;&quot;&quot;&quot;;&quot;,&quot;)); IF([.$D23]=&quot;&quot;;&quot;&quot;;COM.MICROSOFT.CONCAT(&quot;&quot;&quot;&quot;;[.$D$1];&quot;&quot;&quot;&quot;;&quot;:&quot;;&quot;&quot;&quot;&quot;;[.$D23]; &quot;&quot;&quot;&quot;;&quot;,&quot;));&quot;},&quot;))" office:value-type="string" office:string-value="{&quot;ID&quot;:&quot;PIKACHU&quot;,&quot;COSTUME&quot;:&quot;FRAGMENT_HAT&quot;,}," calcext:value-type="string">
            <text:p>{"ID":"PIKACHU","COSTUME":"FRAGMENT_HAT",},</text:p>
          </table:table-cell>
          <table:table-cell/>
          <table:table-cell table:style-name="ce5" table:formula="of:=IF(OR([.$A23]=&quot;&quot;;[.$B23]=[.$B22]);&quot;&quot;;COM.MICROSOFT.CONCAT(&quot;{&quot;; IF([.$B23]=&quot;&quot;;&quot;&quot;;COM.MICROSOFT.CONCAT(&quot;&quot;&quot;&quot;;[.$B$1];&quot;&quot;&quot;&quot;;&quot;:&quot;;&quot;&quot;&quot;&quot;;[.$B23]; &quot;&quot;&quot;&quot;;&quot;,&quot;)); IF([.$D23]=&quot;&quot;;&quot;&quot;;COM.MICROSOFT.CONCAT(&quot;&quot;&quot;&quot;;[.$D$1];&quot;&quot;&quot;&quot;;&quot;:&quot;;&quot;&quot;&quot;&quot;;[.$D23]; &quot;&quot;&quot;&quot;;&quot;,&quot;));&quot;},&quot;))" office:value-type="string" office:string-value="{&quot;family&quot;:&quot;FAMILY_PIKACHU&quot;,&quot;COSTUME&quot;:&quot;FRAGMENT_HAT&quot;,}," calcext:value-type="string">
            <text:p>{"family":"FAMILY_PIKACHU","COSTUME":"FRAGMENT_HAT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I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FRAGMENT_HAT</text:p>
          </table:table-cell>
          <table:table-cell table:style-name="ce2"/>
          <table:table-cell/>
          <table:table-cell table:style-name="ce5" table:formula="of:=IF([.$A24]=&quot;&quot;;&quot;&quot;;COM.MICROSOFT.CONCAT(&quot;{&quot;; IF([.$A24]=&quot;&quot;;&quot;&quot;;COM.MICROSOFT.CONCAT(&quot;&quot;&quot;&quot;;[.$A$1];&quot;&quot;&quot;&quot;;&quot;:&quot;;&quot;&quot;&quot;&quot;;[.$A24]; &quot;&quot;&quot;&quot;;&quot;,&quot;)); IF([.$C24]=&quot;&quot;;&quot;&quot;;COM.MICROSOFT.CONCAT(&quot;&quot;&quot;&quot;;[.$C$1];&quot;&quot;&quot;&quot;;&quot;:&quot;;&quot;&quot;&quot;&quot;;[.$C24]; &quot;&quot;&quot;&quot;;&quot;,&quot;)); IF([.$D24]=&quot;&quot;;&quot;&quot;;COM.MICROSOFT.CONCAT(&quot;&quot;&quot;&quot;;[.$D$1];&quot;&quot;&quot;&quot;;&quot;:&quot;;&quot;&quot;&quot;&quot;;[.$D24]; &quot;&quot;&quot;&quot;;&quot;,&quot;));&quot;},&quot;))" office:value-type="string" office:string-value="{&quot;ID&quot;:&quot;RAICHU&quot;,&quot;COSTUME&quot;:&quot;FRAGMENT_HAT&quot;,}," calcext:value-type="string">
            <text:p>{"ID":"RAICHU","COSTUME":"FRAGMENT_HAT",},</text:p>
          </table:table-cell>
          <table:table-cell/>
          <table:table-cell table:style-name="ce5" table:formula="of:=IF(OR([.$A24]=&quot;&quot;;[.$B24]=[.$B23]);&quot;&quot;;COM.MICROSOFT.CONCAT(&quot;{&quot;; IF([.$B24]=&quot;&quot;;&quot;&quot;;COM.MICROSOFT.CONCAT(&quot;&quot;&quot;&quot;;[.$B$1];&quot;&quot;&quot;&quot;;&quot;:&quot;;&quot;&quot;&quot;&quot;;[.$B24]; &quot;&quot;&quot;&quot;;&quot;,&quot;)); IF([.$D24]=&quot;&quot;;&quot;&quot;;COM.MICROSOFT.CONCAT(&quot;&quot;&quot;&quot;;[.$D$1];&quot;&quot;&quot;&quot;;&quot;:&quot;;&quot;&quot;&quot;&quot;;[.$D2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5]=&quot;&quot;;&quot;&quot;;COM.MICROSOFT.CONCAT(&quot;{&quot;; IF([.$A25]=&quot;&quot;;&quot;&quot;;COM.MICROSOFT.CONCAT(&quot;&quot;&quot;&quot;;[.$A$1];&quot;&quot;&quot;&quot;;&quot;:&quot;;&quot;&quot;&quot;&quot;;[.$A25]; &quot;&quot;&quot;&quot;;&quot;,&quot;)); IF([.$C25]=&quot;&quot;;&quot;&quot;;COM.MICROSOFT.CONCAT(&quot;&quot;&quot;&quot;;[.$C$1];&quot;&quot;&quot;&quot;;&quot;:&quot;;&quot;&quot;&quot;&quot;;[.$C25]; &quot;&quot;&quot;&quot;;&quot;,&quot;)); IF([.$D25]=&quot;&quot;;&quot;&quot;;COM.MICROSOFT.CONCAT(&quot;&quot;&quot;&quot;;[.$D$1];&quot;&quot;&quot;&quot;;&quot;:&quot;;&quot;&quot;&quot;&quot;;[.$D25]; &quot;&quot;&quot;&quot;;&quot;,&quot;));&quot;},&quot;))">
            <text:p/>
          </table:table-cell>
          <table:table-cell/>
          <table:table-cell table:style-name="ce5" table:formula="of:=IF(OR([.$A25]=&quot;&quot;;[.$B25]=[.$B24]);&quot;&quot;;COM.MICROSOFT.CONCAT(&quot;{&quot;; IF([.$B25]=&quot;&quot;;&quot;&quot;;COM.MICROSOFT.CONCAT(&quot;&quot;&quot;&quot;;[.$B$1];&quot;&quot;&quot;&quot;;&quot;:&quot;;&quot;&quot;&quot;&quot;;[.$B25]; &quot;&quot;&quot;&quot;;&quot;,&quot;)); IF([.$D25]=&quot;&quot;;&quot;&quot;;COM.MICROSOFT.CONCAT(&quot;&quot;&quot;&quot;;[.$D$1];&quot;&quot;&quot;&quot;;&quot;:&quot;;&quot;&quot;&quot;&quot;;[.$D2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KA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WINTER_HAT</text:p>
          </table:table-cell>
          <table:table-cell table:style-name="ce2"/>
          <table:table-cell/>
          <table:table-cell table:style-name="ce5" table:formula="of:=IF([.$A26]=&quot;&quot;;&quot;&quot;;COM.MICROSOFT.CONCAT(&quot;{&quot;; IF([.$A26]=&quot;&quot;;&quot;&quot;;COM.MICROSOFT.CONCAT(&quot;&quot;&quot;&quot;;[.$A$1];&quot;&quot;&quot;&quot;;&quot;:&quot;;&quot;&quot;&quot;&quot;;[.$A26]; &quot;&quot;&quot;&quot;;&quot;,&quot;)); IF([.$C26]=&quot;&quot;;&quot;&quot;;COM.MICROSOFT.CONCAT(&quot;&quot;&quot;&quot;;[.$C$1];&quot;&quot;&quot;&quot;;&quot;:&quot;;&quot;&quot;&quot;&quot;;[.$C26]; &quot;&quot;&quot;&quot;;&quot;,&quot;)); IF([.$D26]=&quot;&quot;;&quot;&quot;;COM.MICROSOFT.CONCAT(&quot;&quot;&quot;&quot;;[.$D$1];&quot;&quot;&quot;&quot;;&quot;:&quot;;&quot;&quot;&quot;&quot;;[.$D26]; &quot;&quot;&quot;&quot;;&quot;,&quot;));&quot;},&quot;))" office:value-type="string" office:string-value="{&quot;ID&quot;:&quot;PIKACHU&quot;,&quot;COSTUME&quot;:&quot;WINTER_HAT&quot;,}," calcext:value-type="string">
            <text:p>{"ID":"PIKACHU","COSTUME":"WINTER_HAT",},</text:p>
          </table:table-cell>
          <table:table-cell/>
          <table:table-cell table:style-name="ce5" table:formula="of:=IF(OR([.$A26]=&quot;&quot;;[.$B26]=[.$B25]);&quot;&quot;;COM.MICROSOFT.CONCAT(&quot;{&quot;; IF([.$B26]=&quot;&quot;;&quot;&quot;;COM.MICROSOFT.CONCAT(&quot;&quot;&quot;&quot;;[.$B$1];&quot;&quot;&quot;&quot;;&quot;:&quot;;&quot;&quot;&quot;&quot;;[.$B26]; &quot;&quot;&quot;&quot;;&quot;,&quot;)); IF([.$D26]=&quot;&quot;;&quot;&quot;;COM.MICROSOFT.CONCAT(&quot;&quot;&quot;&quot;;[.$D$1];&quot;&quot;&quot;&quot;;&quot;:&quot;;&quot;&quot;&quot;&quot;;[.$D26]; &quot;&quot;&quot;&quot;;&quot;,&quot;));&quot;},&quot;))" office:value-type="string" office:string-value="{&quot;family&quot;:&quot;FAMILY_PIKACHU&quot;,&quot;COSTUME&quot;:&quot;WINTER_HAT&quot;,}," calcext:value-type="string">
            <text:p>{"family":"FAMILY_PIKACHU","COSTUME":"WINTER_HAT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I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WINTER_HAT</text:p>
          </table:table-cell>
          <table:table-cell table:style-name="ce2"/>
          <table:table-cell/>
          <table:table-cell table:style-name="ce5" table:formula="of:=IF([.$A27]=&quot;&quot;;&quot;&quot;;COM.MICROSOFT.CONCAT(&quot;{&quot;; IF([.$A27]=&quot;&quot;;&quot;&quot;;COM.MICROSOFT.CONCAT(&quot;&quot;&quot;&quot;;[.$A$1];&quot;&quot;&quot;&quot;;&quot;:&quot;;&quot;&quot;&quot;&quot;;[.$A27]; &quot;&quot;&quot;&quot;;&quot;,&quot;)); IF([.$C27]=&quot;&quot;;&quot;&quot;;COM.MICROSOFT.CONCAT(&quot;&quot;&quot;&quot;;[.$C$1];&quot;&quot;&quot;&quot;;&quot;:&quot;;&quot;&quot;&quot;&quot;;[.$C27]; &quot;&quot;&quot;&quot;;&quot;,&quot;)); IF([.$D27]=&quot;&quot;;&quot;&quot;;COM.MICROSOFT.CONCAT(&quot;&quot;&quot;&quot;;[.$D$1];&quot;&quot;&quot;&quot;;&quot;:&quot;;&quot;&quot;&quot;&quot;;[.$D27]; &quot;&quot;&quot;&quot;;&quot;,&quot;));&quot;},&quot;))" office:value-type="string" office:string-value="{&quot;ID&quot;:&quot;RAICHU&quot;,&quot;COSTUME&quot;:&quot;WINTER_HAT&quot;,}," calcext:value-type="string">
            <text:p>{"ID":"RAICHU","COSTUME":"WINTER_HAT",},</text:p>
          </table:table-cell>
          <table:table-cell/>
          <table:table-cell table:style-name="ce5" table:formula="of:=IF(OR([.$A27]=&quot;&quot;;[.$B27]=[.$B26]);&quot;&quot;;COM.MICROSOFT.CONCAT(&quot;{&quot;; IF([.$B27]=&quot;&quot;;&quot;&quot;;COM.MICROSOFT.CONCAT(&quot;&quot;&quot;&quot;;[.$B$1];&quot;&quot;&quot;&quot;;&quot;:&quot;;&quot;&quot;&quot;&quot;;[.$B27]; &quot;&quot;&quot;&quot;;&quot;,&quot;)); IF([.$D27]=&quot;&quot;;&quot;&quot;;COM.MICROSOFT.CONCAT(&quot;&quot;&quot;&quot;;[.$D$1];&quot;&quot;&quot;&quot;;&quot;:&quot;;&quot;&quot;&quot;&quot;;[.$D2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WINTER_HAT</text:p>
          </table:table-cell>
          <table:table-cell table:style-name="ce2"/>
          <table:table-cell/>
          <table:table-cell table:style-name="ce5" table:formula="of:=IF([.$A28]=&quot;&quot;;&quot;&quot;;COM.MICROSOFT.CONCAT(&quot;{&quot;; IF([.$A28]=&quot;&quot;;&quot;&quot;;COM.MICROSOFT.CONCAT(&quot;&quot;&quot;&quot;;[.$A$1];&quot;&quot;&quot;&quot;;&quot;:&quot;;&quot;&quot;&quot;&quot;;[.$A28]; &quot;&quot;&quot;&quot;;&quot;,&quot;)); IF([.$C28]=&quot;&quot;;&quot;&quot;;COM.MICROSOFT.CONCAT(&quot;&quot;&quot;&quot;;[.$C$1];&quot;&quot;&quot;&quot;;&quot;:&quot;;&quot;&quot;&quot;&quot;;[.$C28]; &quot;&quot;&quot;&quot;;&quot;,&quot;)); IF([.$D28]=&quot;&quot;;&quot;&quot;;COM.MICROSOFT.CONCAT(&quot;&quot;&quot;&quot;;[.$D$1];&quot;&quot;&quot;&quot;;&quot;:&quot;;&quot;&quot;&quot;&quot;;[.$D28]; &quot;&quot;&quot;&quot;;&quot;,&quot;));&quot;},&quot;))" office:value-type="string" office:string-value="{&quot;ID&quot;:&quot;PICHU&quot;,&quot;COSTUME&quot;:&quot;WINTER_HAT&quot;,}," calcext:value-type="string">
            <text:p>{"ID":"PICHU","COSTUME":"WINTER_HAT",},</text:p>
          </table:table-cell>
          <table:table-cell/>
          <table:table-cell table:style-name="ce5" table:formula="of:=IF(OR([.$A28]=&quot;&quot;;[.$B28]=[.$B27]);&quot;&quot;;COM.MICROSOFT.CONCAT(&quot;{&quot;; IF([.$B28]=&quot;&quot;;&quot;&quot;;COM.MICROSOFT.CONCAT(&quot;&quot;&quot;&quot;;[.$B$1];&quot;&quot;&quot;&quot;;&quot;:&quot;;&quot;&quot;&quot;&quot;;[.$B28]; &quot;&quot;&quot;&quot;;&quot;,&quot;)); IF([.$D28]=&quot;&quot;;&quot;&quot;;COM.MICROSOFT.CONCAT(&quot;&quot;&quot;&quot;;[.$D$1];&quot;&quot;&quot;&quot;;&quot;:&quot;;&quot;&quot;&quot;&quot;;[.$D2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9]=&quot;&quot;;&quot;&quot;;COM.MICROSOFT.CONCAT(&quot;{&quot;; IF([.$A29]=&quot;&quot;;&quot;&quot;;COM.MICROSOFT.CONCAT(&quot;&quot;&quot;&quot;;[.$A$1];&quot;&quot;&quot;&quot;;&quot;:&quot;;&quot;&quot;&quot;&quot;;[.$A29]; &quot;&quot;&quot;&quot;;&quot;,&quot;)); IF([.$C29]=&quot;&quot;;&quot;&quot;;COM.MICROSOFT.CONCAT(&quot;&quot;&quot;&quot;;[.$C$1];&quot;&quot;&quot;&quot;;&quot;:&quot;;&quot;&quot;&quot;&quot;;[.$C29]; &quot;&quot;&quot;&quot;;&quot;,&quot;)); IF([.$D29]=&quot;&quot;;&quot;&quot;;COM.MICROSOFT.CONCAT(&quot;&quot;&quot;&quot;;[.$D$1];&quot;&quot;&quot;&quot;;&quot;:&quot;;&quot;&quot;&quot;&quot;;[.$D29]; &quot;&quot;&quot;&quot;;&quot;,&quot;));&quot;},&quot;))">
            <text:p/>
          </table:table-cell>
          <table:table-cell/>
          <table:table-cell table:style-name="ce5" table:formula="of:=IF(OR([.$A29]=&quot;&quot;;[.$B29]=[.$B28]);&quot;&quot;;COM.MICROSOFT.CONCAT(&quot;{&quot;; IF([.$B29]=&quot;&quot;;&quot;&quot;;COM.MICROSOFT.CONCAT(&quot;&quot;&quot;&quot;;[.$B$1];&quot;&quot;&quot;&quot;;&quot;:&quot;;&quot;&quot;&quot;&quot;;[.$B29]; &quot;&quot;&quot;&quot;;&quot;,&quot;)); IF([.$D29]=&quot;&quot;;&quot;&quot;;COM.MICROSOFT.CONCAT(&quot;&quot;&quot;&quot;;[.$D$1];&quot;&quot;&quot;&quot;;&quot;:&quot;;&quot;&quot;&quot;&quot;;[.$D2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KA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DETECTIVE_HAT</text:p>
          </table:table-cell>
          <table:table-cell table:style-name="ce2"/>
          <table:table-cell/>
          <table:table-cell table:style-name="ce5" table:formula="of:=IF([.$A30]=&quot;&quot;;&quot;&quot;;COM.MICROSOFT.CONCAT(&quot;{&quot;; IF([.$A30]=&quot;&quot;;&quot;&quot;;COM.MICROSOFT.CONCAT(&quot;&quot;&quot;&quot;;[.$A$1];&quot;&quot;&quot;&quot;;&quot;:&quot;;&quot;&quot;&quot;&quot;;[.$A30]; &quot;&quot;&quot;&quot;;&quot;,&quot;)); IF([.$C30]=&quot;&quot;;&quot;&quot;;COM.MICROSOFT.CONCAT(&quot;&quot;&quot;&quot;;[.$C$1];&quot;&quot;&quot;&quot;;&quot;:&quot;;&quot;&quot;&quot;&quot;;[.$C30]; &quot;&quot;&quot;&quot;;&quot;,&quot;)); IF([.$D30]=&quot;&quot;;&quot;&quot;;COM.MICROSOFT.CONCAT(&quot;&quot;&quot;&quot;;[.$D$1];&quot;&quot;&quot;&quot;;&quot;:&quot;;&quot;&quot;&quot;&quot;;[.$D30]; &quot;&quot;&quot;&quot;;&quot;,&quot;));&quot;},&quot;))" office:value-type="string" office:string-value="{&quot;ID&quot;:&quot;PIKACHU&quot;,&quot;COSTUME&quot;:&quot;DETECTIVE_HAT&quot;,}," calcext:value-type="string">
            <text:p>{"ID":"PIKACHU","COSTUME":"DETECTIVE_HAT",},</text:p>
          </table:table-cell>
          <table:table-cell/>
          <table:table-cell table:style-name="ce5" table:formula="of:=IF(OR([.$A30]=&quot;&quot;;[.$B30]=[.$B29]);&quot;&quot;;COM.MICROSOFT.CONCAT(&quot;{&quot;; IF([.$B30]=&quot;&quot;;&quot;&quot;;COM.MICROSOFT.CONCAT(&quot;&quot;&quot;&quot;;[.$B$1];&quot;&quot;&quot;&quot;;&quot;:&quot;;&quot;&quot;&quot;&quot;;[.$B30]; &quot;&quot;&quot;&quot;;&quot;,&quot;)); IF([.$D30]=&quot;&quot;;&quot;&quot;;COM.MICROSOFT.CONCAT(&quot;&quot;&quot;&quot;;[.$D$1];&quot;&quot;&quot;&quot;;&quot;:&quot;;&quot;&quot;&quot;&quot;;[.$D30]; &quot;&quot;&quot;&quot;;&quot;,&quot;));&quot;},&quot;))" office:value-type="string" office:string-value="{&quot;family&quot;:&quot;FAMILY_PIKACHU&quot;,&quot;COSTUME&quot;:&quot;DETECTIVE_HAT&quot;,}," calcext:value-type="string">
            <text:p>{"family":"FAMILY_PIKACHU","COSTUME":"DETECTIVE_HAT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I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DETECTIVE_HAT</text:p>
          </table:table-cell>
          <table:table-cell table:style-name="ce2"/>
          <table:table-cell/>
          <table:table-cell table:style-name="ce5" table:formula="of:=IF([.$A31]=&quot;&quot;;&quot;&quot;;COM.MICROSOFT.CONCAT(&quot;{&quot;; IF([.$A31]=&quot;&quot;;&quot;&quot;;COM.MICROSOFT.CONCAT(&quot;&quot;&quot;&quot;;[.$A$1];&quot;&quot;&quot;&quot;;&quot;:&quot;;&quot;&quot;&quot;&quot;;[.$A31]; &quot;&quot;&quot;&quot;;&quot;,&quot;)); IF([.$C31]=&quot;&quot;;&quot;&quot;;COM.MICROSOFT.CONCAT(&quot;&quot;&quot;&quot;;[.$C$1];&quot;&quot;&quot;&quot;;&quot;:&quot;;&quot;&quot;&quot;&quot;;[.$C31]; &quot;&quot;&quot;&quot;;&quot;,&quot;)); IF([.$D31]=&quot;&quot;;&quot;&quot;;COM.MICROSOFT.CONCAT(&quot;&quot;&quot;&quot;;[.$D$1];&quot;&quot;&quot;&quot;;&quot;:&quot;;&quot;&quot;&quot;&quot;;[.$D31]; &quot;&quot;&quot;&quot;;&quot;,&quot;));&quot;},&quot;))" office:value-type="string" office:string-value="{&quot;ID&quot;:&quot;RAICHU&quot;,&quot;COSTUME&quot;:&quot;DETECTIVE_HAT&quot;,}," calcext:value-type="string">
            <text:p>{"ID":"RAICHU","COSTUME":"DETECTIVE_HAT",},</text:p>
          </table:table-cell>
          <table:table-cell/>
          <table:table-cell table:style-name="ce5" table:formula="of:=IF(OR([.$A31]=&quot;&quot;;[.$B31]=[.$B30]);&quot;&quot;;COM.MICROSOFT.CONCAT(&quot;{&quot;; IF([.$B31]=&quot;&quot;;&quot;&quot;;COM.MICROSOFT.CONCAT(&quot;&quot;&quot;&quot;;[.$B$1];&quot;&quot;&quot;&quot;;&quot;:&quot;;&quot;&quot;&quot;&quot;;[.$B31]; &quot;&quot;&quot;&quot;;&quot;,&quot;)); IF([.$D31]=&quot;&quot;;&quot;&quot;;COM.MICROSOFT.CONCAT(&quot;&quot;&quot;&quot;;[.$D$1];&quot;&quot;&quot;&quot;;&quot;:&quot;;&quot;&quot;&quot;&quot;;[.$D3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2]=&quot;&quot;;&quot;&quot;;COM.MICROSOFT.CONCAT(&quot;{&quot;; IF([.$A32]=&quot;&quot;;&quot;&quot;;COM.MICROSOFT.CONCAT(&quot;&quot;&quot;&quot;;[.$A$1];&quot;&quot;&quot;&quot;;&quot;:&quot;;&quot;&quot;&quot;&quot;;[.$A32]; &quot;&quot;&quot;&quot;;&quot;,&quot;)); IF([.$C32]=&quot;&quot;;&quot;&quot;;COM.MICROSOFT.CONCAT(&quot;&quot;&quot;&quot;;[.$C$1];&quot;&quot;&quot;&quot;;&quot;:&quot;;&quot;&quot;&quot;&quot;;[.$C32]; &quot;&quot;&quot;&quot;;&quot;,&quot;)); IF([.$D32]=&quot;&quot;;&quot;&quot;;COM.MICROSOFT.CONCAT(&quot;&quot;&quot;&quot;;[.$D$1];&quot;&quot;&quot;&quot;;&quot;:&quot;;&quot;&quot;&quot;&quot;;[.$D32]; &quot;&quot;&quot;&quot;;&quot;,&quot;));&quot;},&quot;))">
            <text:p/>
          </table:table-cell>
          <table:table-cell/>
          <table:table-cell table:style-name="ce5" table:formula="of:=IF(OR([.$A32]=&quot;&quot;;[.$B32]=[.$B31]);&quot;&quot;;COM.MICROSOFT.CONCAT(&quot;{&quot;; IF([.$B32]=&quot;&quot;;&quot;&quot;;COM.MICROSOFT.CONCAT(&quot;&quot;&quot;&quot;;[.$B$1];&quot;&quot;&quot;&quot;;&quot;:&quot;;&quot;&quot;&quot;&quot;;[.$B32]; &quot;&quot;&quot;&quot;;&quot;,&quot;)); IF([.$D32]=&quot;&quot;;&quot;&quot;;COM.MICROSOFT.CONCAT(&quot;&quot;&quot;&quot;;[.$D$1];&quot;&quot;&quot;&quot;;&quot;:&quot;;&quot;&quot;&quot;&quot;;[.$D3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KA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STRAW_HAT</text:p>
          </table:table-cell>
          <table:table-cell table:style-name="ce2"/>
          <table:table-cell/>
          <table:table-cell table:style-name="ce5" table:formula="of:=IF([.$A33]=&quot;&quot;;&quot;&quot;;COM.MICROSOFT.CONCAT(&quot;{&quot;; IF([.$A33]=&quot;&quot;;&quot;&quot;;COM.MICROSOFT.CONCAT(&quot;&quot;&quot;&quot;;[.$A$1];&quot;&quot;&quot;&quot;;&quot;:&quot;;&quot;&quot;&quot;&quot;;[.$A33]; &quot;&quot;&quot;&quot;;&quot;,&quot;)); IF([.$C33]=&quot;&quot;;&quot;&quot;;COM.MICROSOFT.CONCAT(&quot;&quot;&quot;&quot;;[.$C$1];&quot;&quot;&quot;&quot;;&quot;:&quot;;&quot;&quot;&quot;&quot;;[.$C33]; &quot;&quot;&quot;&quot;;&quot;,&quot;)); IF([.$D33]=&quot;&quot;;&quot;&quot;;COM.MICROSOFT.CONCAT(&quot;&quot;&quot;&quot;;[.$D$1];&quot;&quot;&quot;&quot;;&quot;:&quot;;&quot;&quot;&quot;&quot;;[.$D33]; &quot;&quot;&quot;&quot;;&quot;,&quot;));&quot;},&quot;))" office:value-type="string" office:string-value="{&quot;ID&quot;:&quot;PIKACHU&quot;,&quot;COSTUME&quot;:&quot;STRAW_HAT&quot;,}," calcext:value-type="string">
            <text:p>{"ID":"PIKACHU","COSTUME":"STRAW_HAT",},</text:p>
          </table:table-cell>
          <table:table-cell/>
          <table:table-cell table:style-name="ce5" table:formula="of:=IF(OR([.$A33]=&quot;&quot;;[.$B33]=[.$B32]);&quot;&quot;;COM.MICROSOFT.CONCAT(&quot;{&quot;; IF([.$B33]=&quot;&quot;;&quot;&quot;;COM.MICROSOFT.CONCAT(&quot;&quot;&quot;&quot;;[.$B$1];&quot;&quot;&quot;&quot;;&quot;:&quot;;&quot;&quot;&quot;&quot;;[.$B33]; &quot;&quot;&quot;&quot;;&quot;,&quot;)); IF([.$D33]=&quot;&quot;;&quot;&quot;;COM.MICROSOFT.CONCAT(&quot;&quot;&quot;&quot;;[.$D$1];&quot;&quot;&quot;&quot;;&quot;:&quot;;&quot;&quot;&quot;&quot;;[.$D33]; &quot;&quot;&quot;&quot;;&quot;,&quot;));&quot;},&quot;))" office:value-type="string" office:string-value="{&quot;family&quot;:&quot;FAMILY_PIKACHU&quot;,&quot;COSTUME&quot;:&quot;STRAW_HAT&quot;,}," calcext:value-type="string">
            <text:p>{"family":"FAMILY_PIKACHU","COSTUME":"STRAW_HAT",},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4]=&quot;&quot;;&quot;&quot;;COM.MICROSOFT.CONCAT(&quot;{&quot;; IF([.$A34]=&quot;&quot;;&quot;&quot;;COM.MICROSOFT.CONCAT(&quot;&quot;&quot;&quot;;[.$A$1];&quot;&quot;&quot;&quot;;&quot;:&quot;;&quot;&quot;&quot;&quot;;[.$A34]; &quot;&quot;&quot;&quot;;&quot;,&quot;)); IF([.$C34]=&quot;&quot;;&quot;&quot;;COM.MICROSOFT.CONCAT(&quot;&quot;&quot;&quot;;[.$C$1];&quot;&quot;&quot;&quot;;&quot;:&quot;;&quot;&quot;&quot;&quot;;[.$C34]; &quot;&quot;&quot;&quot;;&quot;,&quot;)); IF([.$D34]=&quot;&quot;;&quot;&quot;;COM.MICROSOFT.CONCAT(&quot;&quot;&quot;&quot;;[.$D$1];&quot;&quot;&quot;&quot;;&quot;:&quot;;&quot;&quot;&quot;&quot;;[.$D34]; &quot;&quot;&quot;&quot;;&quot;,&quot;));&quot;},&quot;))">
            <text:p/>
          </table:table-cell>
          <table:table-cell/>
          <table:table-cell table:style-name="ce5" table:formula="of:=IF(OR([.$A34]=&quot;&quot;;[.$B34]=[.$B33]);&quot;&quot;;COM.MICROSOFT.CONCAT(&quot;{&quot;; IF([.$B34]=&quot;&quot;;&quot;&quot;;COM.MICROSOFT.CONCAT(&quot;&quot;&quot;&quot;;[.$B$1];&quot;&quot;&quot;&quot;;&quot;:&quot;;&quot;&quot;&quot;&quot;;[.$B34]; &quot;&quot;&quot;&quot;;&quot;,&quot;)); IF([.$D34]=&quot;&quot;;&quot;&quot;;COM.MICROSOFT.CONCAT(&quot;&quot;&quot;&quot;;[.$D$1];&quot;&quot;&quot;&quot;;&quot;:&quot;;&quot;&quot;&quot;&quot;;[.$D3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QUIRTLE</text:p>
          </table:table-cell>
          <table:table-cell table:style-name="ce2" office:value-type="string" calcext:value-type="string">
            <text:p><text:span text:style-name="T1">FAMILY_</text:span>SQUIRTLE</text:p>
          </table:table-cell>
          <table:table-cell table:style-name="ce2"/>
          <table:table-cell table:style-name="ce2" office:value-type="string" calcext:value-type="string">
            <text:p>SUNGLASSES</text:p>
          </table:table-cell>
          <table:table-cell table:style-name="ce2"/>
          <table:table-cell/>
          <table:table-cell table:style-name="ce5" table:formula="of:=IF([.$A35]=&quot;&quot;;&quot;&quot;;COM.MICROSOFT.CONCAT(&quot;{&quot;; IF([.$A35]=&quot;&quot;;&quot;&quot;;COM.MICROSOFT.CONCAT(&quot;&quot;&quot;&quot;;[.$A$1];&quot;&quot;&quot;&quot;;&quot;:&quot;;&quot;&quot;&quot;&quot;;[.$A35]; &quot;&quot;&quot;&quot;;&quot;,&quot;)); IF([.$C35]=&quot;&quot;;&quot;&quot;;COM.MICROSOFT.CONCAT(&quot;&quot;&quot;&quot;;[.$C$1];&quot;&quot;&quot;&quot;;&quot;:&quot;;&quot;&quot;&quot;&quot;;[.$C35]; &quot;&quot;&quot;&quot;;&quot;,&quot;)); IF([.$D35]=&quot;&quot;;&quot;&quot;;COM.MICROSOFT.CONCAT(&quot;&quot;&quot;&quot;;[.$D$1];&quot;&quot;&quot;&quot;;&quot;:&quot;;&quot;&quot;&quot;&quot;;[.$D35]; &quot;&quot;&quot;&quot;;&quot;,&quot;));&quot;},&quot;))" office:value-type="string" office:string-value="{&quot;ID&quot;:&quot;SQUIRTLE&quot;,&quot;COSTUME&quot;:&quot;SUNGLASSES&quot;,}," calcext:value-type="string">
            <text:p>{"ID":"SQUIRTLE","COSTUME":"SUNGLASSES",},</text:p>
          </table:table-cell>
          <table:table-cell/>
          <table:table-cell table:style-name="ce5" table:formula="of:=IF(OR([.$A35]=&quot;&quot;;[.$B35]=[.$B34]);&quot;&quot;;COM.MICROSOFT.CONCAT(&quot;{&quot;; IF([.$B35]=&quot;&quot;;&quot;&quot;;COM.MICROSOFT.CONCAT(&quot;&quot;&quot;&quot;;[.$B$1];&quot;&quot;&quot;&quot;;&quot;:&quot;;&quot;&quot;&quot;&quot;;[.$B35]; &quot;&quot;&quot;&quot;;&quot;,&quot;)); IF([.$D35]=&quot;&quot;;&quot;&quot;;COM.MICROSOFT.CONCAT(&quot;&quot;&quot;&quot;;[.$D$1];&quot;&quot;&quot;&quot;;&quot;:&quot;;&quot;&quot;&quot;&quot;;[.$D35]; &quot;&quot;&quot;&quot;;&quot;,&quot;));&quot;},&quot;))" office:value-type="string" office:string-value="{&quot;family&quot;:&quot;FAMILY_SQUIRTLE&quot;,&quot;COSTUME&quot;:&quot;SUNGLASSES&quot;,}," calcext:value-type="string">
            <text:p>{"family":"FAMILY_SQUIRTLE","COSTUME":"SUNGLASSES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RTORTLE</text:p>
          </table:table-cell>
          <table:table-cell table:style-name="ce2" office:value-type="string" calcext:value-type="string">
            <text:p><text:span text:style-name="T1">FAMILY_</text:span>SQUIRTLE</text:p>
          </table:table-cell>
          <table:table-cell table:style-name="ce2"/>
          <table:table-cell table:style-name="ce2" office:value-type="string" calcext:value-type="string">
            <text:p>SUNGLASSES</text:p>
          </table:table-cell>
          <table:table-cell table:style-name="ce2"/>
          <table:table-cell/>
          <table:table-cell table:style-name="ce5" table:formula="of:=IF([.$A36]=&quot;&quot;;&quot;&quot;;COM.MICROSOFT.CONCAT(&quot;{&quot;; IF([.$A36]=&quot;&quot;;&quot;&quot;;COM.MICROSOFT.CONCAT(&quot;&quot;&quot;&quot;;[.$A$1];&quot;&quot;&quot;&quot;;&quot;:&quot;;&quot;&quot;&quot;&quot;;[.$A36]; &quot;&quot;&quot;&quot;;&quot;,&quot;)); IF([.$C36]=&quot;&quot;;&quot;&quot;;COM.MICROSOFT.CONCAT(&quot;&quot;&quot;&quot;;[.$C$1];&quot;&quot;&quot;&quot;;&quot;:&quot;;&quot;&quot;&quot;&quot;;[.$C36]; &quot;&quot;&quot;&quot;;&quot;,&quot;)); IF([.$D36]=&quot;&quot;;&quot;&quot;;COM.MICROSOFT.CONCAT(&quot;&quot;&quot;&quot;;[.$D$1];&quot;&quot;&quot;&quot;;&quot;:&quot;;&quot;&quot;&quot;&quot;;[.$D36]; &quot;&quot;&quot;&quot;;&quot;,&quot;));&quot;},&quot;))" office:value-type="string" office:string-value="{&quot;ID&quot;:&quot;WARTORTLE&quot;,&quot;COSTUME&quot;:&quot;SUNGLASSES&quot;,}," calcext:value-type="string">
            <text:p>{"ID":"WARTORTLE","COSTUME":"SUNGLASSES",},</text:p>
          </table:table-cell>
          <table:table-cell/>
          <table:table-cell table:style-name="ce5" table:formula="of:=IF(OR([.$A36]=&quot;&quot;;[.$B36]=[.$B35]);&quot;&quot;;COM.MICROSOFT.CONCAT(&quot;{&quot;; IF([.$B36]=&quot;&quot;;&quot;&quot;;COM.MICROSOFT.CONCAT(&quot;&quot;&quot;&quot;;[.$B$1];&quot;&quot;&quot;&quot;;&quot;:&quot;;&quot;&quot;&quot;&quot;;[.$B36]; &quot;&quot;&quot;&quot;;&quot;,&quot;)); IF([.$D36]=&quot;&quot;;&quot;&quot;;COM.MICROSOFT.CONCAT(&quot;&quot;&quot;&quot;;[.$D$1];&quot;&quot;&quot;&quot;;&quot;:&quot;;&quot;&quot;&quot;&quot;;[.$D3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LASTOISE</text:p>
          </table:table-cell>
          <table:table-cell table:style-name="ce2" office:value-type="string" calcext:value-type="string">
            <text:p><text:span text:style-name="T1">FAMILY_</text:span>SQUIRTLE</text:p>
          </table:table-cell>
          <table:table-cell table:style-name="ce2"/>
          <table:table-cell table:style-name="ce2" office:value-type="string" calcext:value-type="string">
            <text:p>SUNGLASSES</text:p>
          </table:table-cell>
          <table:table-cell table:style-name="ce2"/>
          <table:table-cell/>
          <table:table-cell table:style-name="ce5" table:formula="of:=IF([.$A37]=&quot;&quot;;&quot;&quot;;COM.MICROSOFT.CONCAT(&quot;{&quot;; IF([.$A37]=&quot;&quot;;&quot;&quot;;COM.MICROSOFT.CONCAT(&quot;&quot;&quot;&quot;;[.$A$1];&quot;&quot;&quot;&quot;;&quot;:&quot;;&quot;&quot;&quot;&quot;;[.$A37]; &quot;&quot;&quot;&quot;;&quot;,&quot;)); IF([.$C37]=&quot;&quot;;&quot;&quot;;COM.MICROSOFT.CONCAT(&quot;&quot;&quot;&quot;;[.$C$1];&quot;&quot;&quot;&quot;;&quot;:&quot;;&quot;&quot;&quot;&quot;;[.$C37]; &quot;&quot;&quot;&quot;;&quot;,&quot;)); IF([.$D37]=&quot;&quot;;&quot;&quot;;COM.MICROSOFT.CONCAT(&quot;&quot;&quot;&quot;;[.$D$1];&quot;&quot;&quot;&quot;;&quot;:&quot;;&quot;&quot;&quot;&quot;;[.$D37]; &quot;&quot;&quot;&quot;;&quot;,&quot;));&quot;},&quot;))" office:value-type="string" office:string-value="{&quot;ID&quot;:&quot;BLASTOISE&quot;,&quot;COSTUME&quot;:&quot;SUNGLASSES&quot;,}," calcext:value-type="string">
            <text:p>{"ID":"BLASTOISE","COSTUME":"SUNGLASSES",},</text:p>
          </table:table-cell>
          <table:table-cell/>
          <table:table-cell table:style-name="ce5" table:formula="of:=IF(OR([.$A37]=&quot;&quot;;[.$B37]=[.$B36]);&quot;&quot;;COM.MICROSOFT.CONCAT(&quot;{&quot;; IF([.$B37]=&quot;&quot;;&quot;&quot;;COM.MICROSOFT.CONCAT(&quot;&quot;&quot;&quot;;[.$B$1];&quot;&quot;&quot;&quot;;&quot;:&quot;;&quot;&quot;&quot;&quot;;[.$B37]; &quot;&quot;&quot;&quot;;&quot;,&quot;)); IF([.$D37]=&quot;&quot;;&quot;&quot;;COM.MICROSOFT.CONCAT(&quot;&quot;&quot;&quot;;[.$D$1];&quot;&quot;&quot;&quot;;&quot;:&quot;;&quot;&quot;&quot;&quot;;[.$D3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8]=&quot;&quot;;&quot;&quot;;COM.MICROSOFT.CONCAT(&quot;{&quot;; IF([.$A38]=&quot;&quot;;&quot;&quot;;COM.MICROSOFT.CONCAT(&quot;&quot;&quot;&quot;;[.$A$1];&quot;&quot;&quot;&quot;;&quot;:&quot;;&quot;&quot;&quot;&quot;;[.$A38]; &quot;&quot;&quot;&quot;;&quot;,&quot;)); IF([.$C38]=&quot;&quot;;&quot;&quot;;COM.MICROSOFT.CONCAT(&quot;&quot;&quot;&quot;;[.$C$1];&quot;&quot;&quot;&quot;;&quot;:&quot;;&quot;&quot;&quot;&quot;;[.$C38]; &quot;&quot;&quot;&quot;;&quot;,&quot;)); IF([.$D38]=&quot;&quot;;&quot;&quot;;COM.MICROSOFT.CONCAT(&quot;&quot;&quot;&quot;;[.$D$1];&quot;&quot;&quot;&quot;;&quot;:&quot;;&quot;&quot;&quot;&quot;;[.$D38]; &quot;&quot;&quot;&quot;;&quot;,&quot;));&quot;},&quot;))">
            <text:p/>
          </table:table-cell>
          <table:table-cell/>
          <table:table-cell table:style-name="ce5" table:formula="of:=IF(OR([.$A38]=&quot;&quot;;[.$B38]=[.$B37]);&quot;&quot;;COM.MICROSOFT.CONCAT(&quot;{&quot;; IF([.$B38]=&quot;&quot;;&quot;&quot;;COM.MICROSOFT.CONCAT(&quot;&quot;&quot;&quot;;[.$B$1];&quot;&quot;&quot;&quot;;&quot;:&quot;;&quot;&quot;&quot;&quot;;[.$B38]; &quot;&quot;&quot;&quot;;&quot;,&quot;)); IF([.$D38]=&quot;&quot;;&quot;&quot;;COM.MICROSOFT.CONCAT(&quot;&quot;&quot;&quot;;[.$D$1];&quot;&quot;&quot;&quot;;&quot;:&quot;;&quot;&quot;&quot;&quot;;[.$D3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KA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FLOWER_CROWN</text:p>
          </table:table-cell>
          <table:table-cell table:style-name="ce2"/>
          <table:table-cell/>
          <table:table-cell table:style-name="ce5" table:formula="of:=IF([.$A39]=&quot;&quot;;&quot;&quot;;COM.MICROSOFT.CONCAT(&quot;{&quot;; IF([.$A39]=&quot;&quot;;&quot;&quot;;COM.MICROSOFT.CONCAT(&quot;&quot;&quot;&quot;;[.$A$1];&quot;&quot;&quot;&quot;;&quot;:&quot;;&quot;&quot;&quot;&quot;;[.$A39]; &quot;&quot;&quot;&quot;;&quot;,&quot;)); IF([.$C39]=&quot;&quot;;&quot;&quot;;COM.MICROSOFT.CONCAT(&quot;&quot;&quot;&quot;;[.$C$1];&quot;&quot;&quot;&quot;;&quot;:&quot;;&quot;&quot;&quot;&quot;;[.$C39]; &quot;&quot;&quot;&quot;;&quot;,&quot;)); IF([.$D39]=&quot;&quot;;&quot;&quot;;COM.MICROSOFT.CONCAT(&quot;&quot;&quot;&quot;;[.$D$1];&quot;&quot;&quot;&quot;;&quot;:&quot;;&quot;&quot;&quot;&quot;;[.$D39]; &quot;&quot;&quot;&quot;;&quot;,&quot;));&quot;},&quot;))" office:value-type="string" office:string-value="{&quot;ID&quot;:&quot;PIKACHU&quot;,&quot;COSTUME&quot;:&quot;FLOWER_CROWN&quot;,}," calcext:value-type="string">
            <text:p>{"ID":"PIKACHU","COSTUME":"FLOWER_CROWN",},</text:p>
          </table:table-cell>
          <table:table-cell/>
          <table:table-cell table:style-name="ce5" table:formula="of:=IF(OR([.$A39]=&quot;&quot;;[.$B39]=[.$B38]);&quot;&quot;;COM.MICROSOFT.CONCAT(&quot;{&quot;; IF([.$B39]=&quot;&quot;;&quot;&quot;;COM.MICROSOFT.CONCAT(&quot;&quot;&quot;&quot;;[.$B$1];&quot;&quot;&quot;&quot;;&quot;:&quot;;&quot;&quot;&quot;&quot;;[.$B39]; &quot;&quot;&quot;&quot;;&quot;,&quot;)); IF([.$D39]=&quot;&quot;;&quot;&quot;;COM.MICROSOFT.CONCAT(&quot;&quot;&quot;&quot;;[.$D$1];&quot;&quot;&quot;&quot;;&quot;:&quot;;&quot;&quot;&quot;&quot;;[.$D39]; &quot;&quot;&quot;&quot;;&quot;,&quot;));&quot;},&quot;))" office:value-type="string" office:string-value="{&quot;family&quot;:&quot;FAMILY_PIKACHU&quot;,&quot;COSTUME&quot;:&quot;FLOWER_CROWN&quot;,}," calcext:value-type="string">
            <text:p>{"family":"FAMILY_PIKACHU","COSTUME":"FLOWER_CROWN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I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FLOWER_CROWN</text:p>
          </table:table-cell>
          <table:table-cell table:style-name="ce2"/>
          <table:table-cell/>
          <table:table-cell table:style-name="ce5" table:formula="of:=IF([.$A40]=&quot;&quot;;&quot;&quot;;COM.MICROSOFT.CONCAT(&quot;{&quot;; IF([.$A40]=&quot;&quot;;&quot;&quot;;COM.MICROSOFT.CONCAT(&quot;&quot;&quot;&quot;;[.$A$1];&quot;&quot;&quot;&quot;;&quot;:&quot;;&quot;&quot;&quot;&quot;;[.$A40]; &quot;&quot;&quot;&quot;;&quot;,&quot;)); IF([.$C40]=&quot;&quot;;&quot;&quot;;COM.MICROSOFT.CONCAT(&quot;&quot;&quot;&quot;;[.$C$1];&quot;&quot;&quot;&quot;;&quot;:&quot;;&quot;&quot;&quot;&quot;;[.$C40]; &quot;&quot;&quot;&quot;;&quot;,&quot;)); IF([.$D40]=&quot;&quot;;&quot;&quot;;COM.MICROSOFT.CONCAT(&quot;&quot;&quot;&quot;;[.$D$1];&quot;&quot;&quot;&quot;;&quot;:&quot;;&quot;&quot;&quot;&quot;;[.$D40]; &quot;&quot;&quot;&quot;;&quot;,&quot;));&quot;},&quot;))" office:value-type="string" office:string-value="{&quot;ID&quot;:&quot;RAICHU&quot;,&quot;COSTUME&quot;:&quot;FLOWER_CROWN&quot;,}," calcext:value-type="string">
            <text:p>{"ID":"RAICHU","COSTUME":"FLOWER_CROWN",},</text:p>
          </table:table-cell>
          <table:table-cell/>
          <table:table-cell table:style-name="ce5" table:formula="of:=IF(OR([.$A40]=&quot;&quot;;[.$B40]=[.$B39]);&quot;&quot;;COM.MICROSOFT.CONCAT(&quot;{&quot;; IF([.$B40]=&quot;&quot;;&quot;&quot;;COM.MICROSOFT.CONCAT(&quot;&quot;&quot;&quot;;[.$B$1];&quot;&quot;&quot;&quot;;&quot;:&quot;;&quot;&quot;&quot;&quot;;[.$B40]; &quot;&quot;&quot;&quot;;&quot;,&quot;)); IF([.$D40]=&quot;&quot;;&quot;&quot;;COM.MICROSOFT.CONCAT(&quot;&quot;&quot;&quot;;[.$D$1];&quot;&quot;&quot;&quot;;&quot;:&quot;;&quot;&quot;&quot;&quot;;[.$D4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CHU</text:p>
          </table:table-cell>
          <table:table-cell table:style-name="ce2" office:value-type="string" calcext:value-type="string">
            <text:p>FAMILY_PIKACHU</text:p>
          </table:table-cell>
          <table:table-cell table:style-name="ce2"/>
          <table:table-cell table:style-name="ce2" office:value-type="string" calcext:value-type="string">
            <text:p>FLOWER_CROWN</text:p>
          </table:table-cell>
          <table:table-cell table:style-name="ce2"/>
          <table:table-cell/>
          <table:table-cell table:style-name="ce5" table:formula="of:=IF([.$A41]=&quot;&quot;;&quot;&quot;;COM.MICROSOFT.CONCAT(&quot;{&quot;; IF([.$A41]=&quot;&quot;;&quot;&quot;;COM.MICROSOFT.CONCAT(&quot;&quot;&quot;&quot;;[.$A$1];&quot;&quot;&quot;&quot;;&quot;:&quot;;&quot;&quot;&quot;&quot;;[.$A41]; &quot;&quot;&quot;&quot;;&quot;,&quot;)); IF([.$C41]=&quot;&quot;;&quot;&quot;;COM.MICROSOFT.CONCAT(&quot;&quot;&quot;&quot;;[.$C$1];&quot;&quot;&quot;&quot;;&quot;:&quot;;&quot;&quot;&quot;&quot;;[.$C41]; &quot;&quot;&quot;&quot;;&quot;,&quot;)); IF([.$D41]=&quot;&quot;;&quot;&quot;;COM.MICROSOFT.CONCAT(&quot;&quot;&quot;&quot;;[.$D$1];&quot;&quot;&quot;&quot;;&quot;:&quot;;&quot;&quot;&quot;&quot;;[.$D41]; &quot;&quot;&quot;&quot;;&quot;,&quot;));&quot;},&quot;))" office:value-type="string" office:string-value="{&quot;ID&quot;:&quot;PICHU&quot;,&quot;COSTUME&quot;:&quot;FLOWER_CROWN&quot;,}," calcext:value-type="string">
            <text:p>{"ID":"PICHU","COSTUME":"FLOWER_CROWN",},</text:p>
          </table:table-cell>
          <table:table-cell/>
          <table:table-cell table:style-name="ce5" table:formula="of:=IF(OR([.$A41]=&quot;&quot;;[.$B41]=[.$B40]);&quot;&quot;;COM.MICROSOFT.CONCAT(&quot;{&quot;; IF([.$B41]=&quot;&quot;;&quot;&quot;;COM.MICROSOFT.CONCAT(&quot;&quot;&quot;&quot;;[.$B$1];&quot;&quot;&quot;&quot;;&quot;:&quot;;&quot;&quot;&quot;&quot;;[.$B41]; &quot;&quot;&quot;&quot;;&quot;,&quot;)); IF([.$D41]=&quot;&quot;;&quot;&quot;;COM.MICROSOFT.CONCAT(&quot;&quot;&quot;&quot;;[.$D$1];&quot;&quot;&quot;&quot;;&quot;:&quot;;&quot;&quot;&quot;&quot;;[.$D4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42]=&quot;&quot;;&quot;&quot;;COM.MICROSOFT.CONCAT(&quot;{&quot;; IF([.$A42]=&quot;&quot;;&quot;&quot;;COM.MICROSOFT.CONCAT(&quot;&quot;&quot;&quot;;[.$A$1];&quot;&quot;&quot;&quot;;&quot;:&quot;;&quot;&quot;&quot;&quot;;[.$A42]; &quot;&quot;&quot;&quot;;&quot;,&quot;)); IF([.$C42]=&quot;&quot;;&quot;&quot;;COM.MICROSOFT.CONCAT(&quot;&quot;&quot;&quot;;[.$C$1];&quot;&quot;&quot;&quot;;&quot;:&quot;;&quot;&quot;&quot;&quot;;[.$C42]; &quot;&quot;&quot;&quot;;&quot;,&quot;)); IF([.$D42]=&quot;&quot;;&quot;&quot;;COM.MICROSOFT.CONCAT(&quot;&quot;&quot;&quot;;[.$D$1];&quot;&quot;&quot;&quot;;&quot;:&quot;;&quot;&quot;&quot;&quot;;[.$D42]; &quot;&quot;&quot;&quot;;&quot;,&quot;));&quot;},&quot;))">
            <text:p/>
          </table:table-cell>
          <table:table-cell/>
          <table:table-cell table:style-name="ce5" table:formula="of:=IF(OR([.$A42]=&quot;&quot;;[.$B42]=[.$B41]);&quot;&quot;;COM.MICROSOFT.CONCAT(&quot;{&quot;; IF([.$B42]=&quot;&quot;;&quot;&quot;;COM.MICROSOFT.CONCAT(&quot;&quot;&quot;&quot;;[.$B$1];&quot;&quot;&quot;&quot;;&quot;:&quot;;&quot;&quot;&quot;&quot;;[.$B42]; &quot;&quot;&quot;&quot;;&quot;,&quot;)); IF([.$D42]=&quot;&quot;;&quot;&quot;;COM.MICROSOFT.CONCAT(&quot;&quot;&quot;&quot;;[.$D$1];&quot;&quot;&quot;&quot;;&quot;:&quot;;&quot;&quot;&quot;&quot;;[.$D4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EVEE</text:p>
          </table:table-cell>
          <table:table-cell table:style-name="ce2" office:value-type="string" calcext:value-type="string">
            <text:p>FAMILY_EEVEE</text:p>
          </table:table-cell>
          <table:table-cell table:style-name="ce2"/>
          <table:table-cell table:style-name="ce2" office:value-type="string" calcext:value-type="string">
            <text:p>FLOWER_CROWN</text:p>
          </table:table-cell>
          <table:table-cell table:style-name="ce2"/>
          <table:table-cell/>
          <table:table-cell table:style-name="ce5" table:formula="of:=IF([.$A43]=&quot;&quot;;&quot;&quot;;COM.MICROSOFT.CONCAT(&quot;{&quot;; IF([.$A43]=&quot;&quot;;&quot;&quot;;COM.MICROSOFT.CONCAT(&quot;&quot;&quot;&quot;;[.$A$1];&quot;&quot;&quot;&quot;;&quot;:&quot;;&quot;&quot;&quot;&quot;;[.$A43]; &quot;&quot;&quot;&quot;;&quot;,&quot;)); IF([.$C43]=&quot;&quot;;&quot;&quot;;COM.MICROSOFT.CONCAT(&quot;&quot;&quot;&quot;;[.$C$1];&quot;&quot;&quot;&quot;;&quot;:&quot;;&quot;&quot;&quot;&quot;;[.$C43]; &quot;&quot;&quot;&quot;;&quot;,&quot;)); IF([.$D43]=&quot;&quot;;&quot;&quot;;COM.MICROSOFT.CONCAT(&quot;&quot;&quot;&quot;;[.$D$1];&quot;&quot;&quot;&quot;;&quot;:&quot;;&quot;&quot;&quot;&quot;;[.$D43]; &quot;&quot;&quot;&quot;;&quot;,&quot;));&quot;},&quot;))" office:value-type="string" office:string-value="{&quot;ID&quot;:&quot;EEVEE&quot;,&quot;COSTUME&quot;:&quot;FLOWER_CROWN&quot;,}," calcext:value-type="string">
            <text:p>{"ID":"EEVEE","COSTUME":"FLOWER_CROWN",},</text:p>
          </table:table-cell>
          <table:table-cell/>
          <table:table-cell table:style-name="ce5" table:formula="of:=IF(OR([.$A43]=&quot;&quot;;[.$B43]=[.$B42]);&quot;&quot;;COM.MICROSOFT.CONCAT(&quot;{&quot;; IF([.$B43]=&quot;&quot;;&quot;&quot;;COM.MICROSOFT.CONCAT(&quot;&quot;&quot;&quot;;[.$B$1];&quot;&quot;&quot;&quot;;&quot;:&quot;;&quot;&quot;&quot;&quot;;[.$B43]; &quot;&quot;&quot;&quot;;&quot;,&quot;)); IF([.$D43]=&quot;&quot;;&quot;&quot;;COM.MICROSOFT.CONCAT(&quot;&quot;&quot;&quot;;[.$D$1];&quot;&quot;&quot;&quot;;&quot;:&quot;;&quot;&quot;&quot;&quot;;[.$D43]; &quot;&quot;&quot;&quot;;&quot;,&quot;));&quot;},&quot;))" office:value-type="string" office:string-value="{&quot;family&quot;:&quot;FAMILY_EEVEE&quot;,&quot;COSTUME&quot;:&quot;FLOWER_CROWN&quot;,}," calcext:value-type="string">
            <text:p>{"family":"FAMILY_EEVEE","COSTUME":"FLOWER_CROWN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POREON</text:p>
          </table:table-cell>
          <table:table-cell table:style-name="ce2" office:value-type="string" calcext:value-type="string">
            <text:p>FAMILY_EEVEE</text:p>
          </table:table-cell>
          <table:table-cell table:style-name="ce2"/>
          <table:table-cell table:style-name="ce2" office:value-type="string" calcext:value-type="string">
            <text:p>FLOWER_CROWN</text:p>
          </table:table-cell>
          <table:table-cell table:style-name="ce2"/>
          <table:table-cell/>
          <table:table-cell table:style-name="ce5" table:formula="of:=IF([.$A44]=&quot;&quot;;&quot;&quot;;COM.MICROSOFT.CONCAT(&quot;{&quot;; IF([.$A44]=&quot;&quot;;&quot;&quot;;COM.MICROSOFT.CONCAT(&quot;&quot;&quot;&quot;;[.$A$1];&quot;&quot;&quot;&quot;;&quot;:&quot;;&quot;&quot;&quot;&quot;;[.$A44]; &quot;&quot;&quot;&quot;;&quot;,&quot;)); IF([.$C44]=&quot;&quot;;&quot;&quot;;COM.MICROSOFT.CONCAT(&quot;&quot;&quot;&quot;;[.$C$1];&quot;&quot;&quot;&quot;;&quot;:&quot;;&quot;&quot;&quot;&quot;;[.$C44]; &quot;&quot;&quot;&quot;;&quot;,&quot;)); IF([.$D44]=&quot;&quot;;&quot;&quot;;COM.MICROSOFT.CONCAT(&quot;&quot;&quot;&quot;;[.$D$1];&quot;&quot;&quot;&quot;;&quot;:&quot;;&quot;&quot;&quot;&quot;;[.$D44]; &quot;&quot;&quot;&quot;;&quot;,&quot;));&quot;},&quot;))" office:value-type="string" office:string-value="{&quot;ID&quot;:&quot;VAPOREON&quot;,&quot;COSTUME&quot;:&quot;FLOWER_CROWN&quot;,}," calcext:value-type="string">
            <text:p>{"ID":"VAPOREON","COSTUME":"FLOWER_CROWN",},</text:p>
          </table:table-cell>
          <table:table-cell/>
          <table:table-cell table:style-name="ce5" table:formula="of:=IF(OR([.$A44]=&quot;&quot;;[.$B44]=[.$B43]);&quot;&quot;;COM.MICROSOFT.CONCAT(&quot;{&quot;; IF([.$B44]=&quot;&quot;;&quot;&quot;;COM.MICROSOFT.CONCAT(&quot;&quot;&quot;&quot;;[.$B$1];&quot;&quot;&quot;&quot;;&quot;:&quot;;&quot;&quot;&quot;&quot;;[.$B44]; &quot;&quot;&quot;&quot;;&quot;,&quot;)); IF([.$D44]=&quot;&quot;;&quot;&quot;;COM.MICROSOFT.CONCAT(&quot;&quot;&quot;&quot;;[.$D$1];&quot;&quot;&quot;&quot;;&quot;:&quot;;&quot;&quot;&quot;&quot;;[.$D4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OLTEON</text:p>
          </table:table-cell>
          <table:table-cell table:style-name="ce2" office:value-type="string" calcext:value-type="string">
            <text:p>FAMILY_EEVEE</text:p>
          </table:table-cell>
          <table:table-cell table:style-name="ce2"/>
          <table:table-cell table:style-name="ce2" office:value-type="string" calcext:value-type="string">
            <text:p>FLOWER_CROWN</text:p>
          </table:table-cell>
          <table:table-cell table:style-name="ce2"/>
          <table:table-cell/>
          <table:table-cell table:style-name="ce5" table:formula="of:=IF([.$A45]=&quot;&quot;;&quot;&quot;;COM.MICROSOFT.CONCAT(&quot;{&quot;; IF([.$A45]=&quot;&quot;;&quot;&quot;;COM.MICROSOFT.CONCAT(&quot;&quot;&quot;&quot;;[.$A$1];&quot;&quot;&quot;&quot;;&quot;:&quot;;&quot;&quot;&quot;&quot;;[.$A45]; &quot;&quot;&quot;&quot;;&quot;,&quot;)); IF([.$C45]=&quot;&quot;;&quot;&quot;;COM.MICROSOFT.CONCAT(&quot;&quot;&quot;&quot;;[.$C$1];&quot;&quot;&quot;&quot;;&quot;:&quot;;&quot;&quot;&quot;&quot;;[.$C45]; &quot;&quot;&quot;&quot;;&quot;,&quot;)); IF([.$D45]=&quot;&quot;;&quot;&quot;;COM.MICROSOFT.CONCAT(&quot;&quot;&quot;&quot;;[.$D$1];&quot;&quot;&quot;&quot;;&quot;:&quot;;&quot;&quot;&quot;&quot;;[.$D45]; &quot;&quot;&quot;&quot;;&quot;,&quot;));&quot;},&quot;))" office:value-type="string" office:string-value="{&quot;ID&quot;:&quot;JOLTEON&quot;,&quot;COSTUME&quot;:&quot;FLOWER_CROWN&quot;,}," calcext:value-type="string">
            <text:p>{"ID":"JOLTEON","COSTUME":"FLOWER_CROWN",},</text:p>
          </table:table-cell>
          <table:table-cell/>
          <table:table-cell table:style-name="ce5" table:formula="of:=IF(OR([.$A45]=&quot;&quot;;[.$B45]=[.$B44]);&quot;&quot;;COM.MICROSOFT.CONCAT(&quot;{&quot;; IF([.$B45]=&quot;&quot;;&quot;&quot;;COM.MICROSOFT.CONCAT(&quot;&quot;&quot;&quot;;[.$B$1];&quot;&quot;&quot;&quot;;&quot;:&quot;;&quot;&quot;&quot;&quot;;[.$B45]; &quot;&quot;&quot;&quot;;&quot;,&quot;)); IF([.$D45]=&quot;&quot;;&quot;&quot;;COM.MICROSOFT.CONCAT(&quot;&quot;&quot;&quot;;[.$D$1];&quot;&quot;&quot;&quot;;&quot;:&quot;;&quot;&quot;&quot;&quot;;[.$D4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LAREON</text:p>
          </table:table-cell>
          <table:table-cell table:style-name="ce2" office:value-type="string" calcext:value-type="string">
            <text:p>FAMILY_EEVEE</text:p>
          </table:table-cell>
          <table:table-cell table:style-name="ce2"/>
          <table:table-cell table:style-name="ce2" office:value-type="string" calcext:value-type="string">
            <text:p>FLOWER_CROWN</text:p>
          </table:table-cell>
          <table:table-cell table:style-name="ce2"/>
          <table:table-cell/>
          <table:table-cell table:style-name="ce5" table:formula="of:=IF([.$A46]=&quot;&quot;;&quot;&quot;;COM.MICROSOFT.CONCAT(&quot;{&quot;; IF([.$A46]=&quot;&quot;;&quot;&quot;;COM.MICROSOFT.CONCAT(&quot;&quot;&quot;&quot;;[.$A$1];&quot;&quot;&quot;&quot;;&quot;:&quot;;&quot;&quot;&quot;&quot;;[.$A46]; &quot;&quot;&quot;&quot;;&quot;,&quot;)); IF([.$C46]=&quot;&quot;;&quot;&quot;;COM.MICROSOFT.CONCAT(&quot;&quot;&quot;&quot;;[.$C$1];&quot;&quot;&quot;&quot;;&quot;:&quot;;&quot;&quot;&quot;&quot;;[.$C46]; &quot;&quot;&quot;&quot;;&quot;,&quot;)); IF([.$D46]=&quot;&quot;;&quot;&quot;;COM.MICROSOFT.CONCAT(&quot;&quot;&quot;&quot;;[.$D$1];&quot;&quot;&quot;&quot;;&quot;:&quot;;&quot;&quot;&quot;&quot;;[.$D46]; &quot;&quot;&quot;&quot;;&quot;,&quot;));&quot;},&quot;))" office:value-type="string" office:string-value="{&quot;ID&quot;:&quot;FLAREON&quot;,&quot;COSTUME&quot;:&quot;FLOWER_CROWN&quot;,}," calcext:value-type="string">
            <text:p>{"ID":"FLAREON","COSTUME":"FLOWER_CROWN",},</text:p>
          </table:table-cell>
          <table:table-cell/>
          <table:table-cell table:style-name="ce5" table:formula="of:=IF(OR([.$A46]=&quot;&quot;;[.$B46]=[.$B45]);&quot;&quot;;COM.MICROSOFT.CONCAT(&quot;{&quot;; IF([.$B46]=&quot;&quot;;&quot;&quot;;COM.MICROSOFT.CONCAT(&quot;&quot;&quot;&quot;;[.$B$1];&quot;&quot;&quot;&quot;;&quot;:&quot;;&quot;&quot;&quot;&quot;;[.$B46]; &quot;&quot;&quot;&quot;;&quot;,&quot;)); IF([.$D46]=&quot;&quot;;&quot;&quot;;COM.MICROSOFT.CONCAT(&quot;&quot;&quot;&quot;;[.$D$1];&quot;&quot;&quot;&quot;;&quot;:&quot;;&quot;&quot;&quot;&quot;;[.$D4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SPEON</text:p>
          </table:table-cell>
          <table:table-cell table:style-name="ce2" office:value-type="string" calcext:value-type="string">
            <text:p>FAMILY_EEVEE</text:p>
          </table:table-cell>
          <table:table-cell table:style-name="ce2"/>
          <table:table-cell table:style-name="ce2" office:value-type="string" calcext:value-type="string">
            <text:p>FLOWER_CROWN</text:p>
          </table:table-cell>
          <table:table-cell table:style-name="ce2"/>
          <table:table-cell/>
          <table:table-cell table:style-name="ce5" table:formula="of:=IF([.$A47]=&quot;&quot;;&quot;&quot;;COM.MICROSOFT.CONCAT(&quot;{&quot;; IF([.$A47]=&quot;&quot;;&quot;&quot;;COM.MICROSOFT.CONCAT(&quot;&quot;&quot;&quot;;[.$A$1];&quot;&quot;&quot;&quot;;&quot;:&quot;;&quot;&quot;&quot;&quot;;[.$A47]; &quot;&quot;&quot;&quot;;&quot;,&quot;)); IF([.$C47]=&quot;&quot;;&quot;&quot;;COM.MICROSOFT.CONCAT(&quot;&quot;&quot;&quot;;[.$C$1];&quot;&quot;&quot;&quot;;&quot;:&quot;;&quot;&quot;&quot;&quot;;[.$C47]; &quot;&quot;&quot;&quot;;&quot;,&quot;)); IF([.$D47]=&quot;&quot;;&quot;&quot;;COM.MICROSOFT.CONCAT(&quot;&quot;&quot;&quot;;[.$D$1];&quot;&quot;&quot;&quot;;&quot;:&quot;;&quot;&quot;&quot;&quot;;[.$D47]; &quot;&quot;&quot;&quot;;&quot;,&quot;));&quot;},&quot;))" office:value-type="string" office:string-value="{&quot;ID&quot;:&quot;ESPEON&quot;,&quot;COSTUME&quot;:&quot;FLOWER_CROWN&quot;,}," calcext:value-type="string">
            <text:p>{"ID":"ESPEON","COSTUME":"FLOWER_CROWN",},</text:p>
          </table:table-cell>
          <table:table-cell/>
          <table:table-cell table:style-name="ce5" table:formula="of:=IF(OR([.$A47]=&quot;&quot;;[.$B47]=[.$B46]);&quot;&quot;;COM.MICROSOFT.CONCAT(&quot;{&quot;; IF([.$B47]=&quot;&quot;;&quot;&quot;;COM.MICROSOFT.CONCAT(&quot;&quot;&quot;&quot;;[.$B$1];&quot;&quot;&quot;&quot;;&quot;:&quot;;&quot;&quot;&quot;&quot;;[.$B47]; &quot;&quot;&quot;&quot;;&quot;,&quot;)); IF([.$D47]=&quot;&quot;;&quot;&quot;;COM.MICROSOFT.CONCAT(&quot;&quot;&quot;&quot;;[.$D$1];&quot;&quot;&quot;&quot;;&quot;:&quot;;&quot;&quot;&quot;&quot;;[.$D4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MBREON</text:p>
          </table:table-cell>
          <table:table-cell table:style-name="ce2" office:value-type="string" calcext:value-type="string">
            <text:p>FAMILY_EEVEE</text:p>
          </table:table-cell>
          <table:table-cell table:style-name="ce2"/>
          <table:table-cell table:style-name="ce2" office:value-type="string" calcext:value-type="string">
            <text:p>FLOWER_CROWN</text:p>
          </table:table-cell>
          <table:table-cell table:style-name="ce2"/>
          <table:table-cell/>
          <table:table-cell table:style-name="ce5" table:formula="of:=IF([.$A48]=&quot;&quot;;&quot;&quot;;COM.MICROSOFT.CONCAT(&quot;{&quot;; IF([.$A48]=&quot;&quot;;&quot;&quot;;COM.MICROSOFT.CONCAT(&quot;&quot;&quot;&quot;;[.$A$1];&quot;&quot;&quot;&quot;;&quot;:&quot;;&quot;&quot;&quot;&quot;;[.$A48]; &quot;&quot;&quot;&quot;;&quot;,&quot;)); IF([.$C48]=&quot;&quot;;&quot;&quot;;COM.MICROSOFT.CONCAT(&quot;&quot;&quot;&quot;;[.$C$1];&quot;&quot;&quot;&quot;;&quot;:&quot;;&quot;&quot;&quot;&quot;;[.$C48]; &quot;&quot;&quot;&quot;;&quot;,&quot;)); IF([.$D48]=&quot;&quot;;&quot;&quot;;COM.MICROSOFT.CONCAT(&quot;&quot;&quot;&quot;;[.$D$1];&quot;&quot;&quot;&quot;;&quot;:&quot;;&quot;&quot;&quot;&quot;;[.$D48]; &quot;&quot;&quot;&quot;;&quot;,&quot;));&quot;},&quot;))" office:value-type="string" office:string-value="{&quot;ID&quot;:&quot;UMBREON&quot;,&quot;COSTUME&quot;:&quot;FLOWER_CROWN&quot;,}," calcext:value-type="string">
            <text:p>{"ID":"UMBREON","COSTUME":"FLOWER_CROWN",},</text:p>
          </table:table-cell>
          <table:table-cell/>
          <table:table-cell table:style-name="ce5" table:formula="of:=IF(OR([.$A48]=&quot;&quot;;[.$B48]=[.$B47]);&quot;&quot;;COM.MICROSOFT.CONCAT(&quot;{&quot;; IF([.$B48]=&quot;&quot;;&quot;&quot;;COM.MICROSOFT.CONCAT(&quot;&quot;&quot;&quot;;[.$B$1];&quot;&quot;&quot;&quot;;&quot;:&quot;;&quot;&quot;&quot;&quot;;[.$B48]; &quot;&quot;&quot;&quot;;&quot;,&quot;)); IF([.$D48]=&quot;&quot;;&quot;&quot;;COM.MICROSOFT.CONCAT(&quot;&quot;&quot;&quot;;[.$D$1];&quot;&quot;&quot;&quot;;&quot;:&quot;;&quot;&quot;&quot;&quot;;[.$D4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EAFEON</text:p>
          </table:table-cell>
          <table:table-cell table:style-name="ce2" office:value-type="string" calcext:value-type="string">
            <text:p>FAMILY_EEVEE</text:p>
          </table:table-cell>
          <table:table-cell table:style-name="ce2"/>
          <table:table-cell table:style-name="ce2" office:value-type="string" calcext:value-type="string">
            <text:p>FLOWER_CROWN</text:p>
          </table:table-cell>
          <table:table-cell table:style-name="ce2"/>
          <table:table-cell/>
          <table:table-cell table:style-name="ce5" table:formula="of:=IF([.$A49]=&quot;&quot;;&quot;&quot;;COM.MICROSOFT.CONCAT(&quot;{&quot;; IF([.$A49]=&quot;&quot;;&quot;&quot;;COM.MICROSOFT.CONCAT(&quot;&quot;&quot;&quot;;[.$A$1];&quot;&quot;&quot;&quot;;&quot;:&quot;;&quot;&quot;&quot;&quot;;[.$A49]; &quot;&quot;&quot;&quot;;&quot;,&quot;)); IF([.$C49]=&quot;&quot;;&quot;&quot;;COM.MICROSOFT.CONCAT(&quot;&quot;&quot;&quot;;[.$C$1];&quot;&quot;&quot;&quot;;&quot;:&quot;;&quot;&quot;&quot;&quot;;[.$C49]; &quot;&quot;&quot;&quot;;&quot;,&quot;)); IF([.$D49]=&quot;&quot;;&quot;&quot;;COM.MICROSOFT.CONCAT(&quot;&quot;&quot;&quot;;[.$D$1];&quot;&quot;&quot;&quot;;&quot;:&quot;;&quot;&quot;&quot;&quot;;[.$D49]; &quot;&quot;&quot;&quot;;&quot;,&quot;));&quot;},&quot;))" office:value-type="string" office:string-value="{&quot;ID&quot;:&quot;LEAFEON&quot;,&quot;COSTUME&quot;:&quot;FLOWER_CROWN&quot;,}," calcext:value-type="string">
            <text:p>{"ID":"LEAFEON","COSTUME":"FLOWER_CROWN",},</text:p>
          </table:table-cell>
          <table:table-cell/>
          <table:table-cell table:style-name="ce5" table:formula="of:=IF(OR([.$A49]=&quot;&quot;;[.$B49]=[.$B48]);&quot;&quot;;COM.MICROSOFT.CONCAT(&quot;{&quot;; IF([.$B49]=&quot;&quot;;&quot;&quot;;COM.MICROSOFT.CONCAT(&quot;&quot;&quot;&quot;;[.$B$1];&quot;&quot;&quot;&quot;;&quot;:&quot;;&quot;&quot;&quot;&quot;;[.$B49]; &quot;&quot;&quot;&quot;;&quot;,&quot;)); IF([.$D49]=&quot;&quot;;&quot;&quot;;COM.MICROSOFT.CONCAT(&quot;&quot;&quot;&quot;;[.$D$1];&quot;&quot;&quot;&quot;;&quot;:&quot;;&quot;&quot;&quot;&quot;;[.$D4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LACEON</text:p>
          </table:table-cell>
          <table:table-cell table:style-name="ce2" office:value-type="string" calcext:value-type="string">
            <text:p>FAMILY_EEVEE</text:p>
          </table:table-cell>
          <table:table-cell table:style-name="ce2"/>
          <table:table-cell table:style-name="ce2" office:value-type="string" calcext:value-type="string">
            <text:p>FLOWER_CROWN</text:p>
          </table:table-cell>
          <table:table-cell table:style-name="ce2"/>
          <table:table-cell/>
          <table:table-cell table:style-name="ce5" table:formula="of:=IF([.$A50]=&quot;&quot;;&quot;&quot;;COM.MICROSOFT.CONCAT(&quot;{&quot;; IF([.$A50]=&quot;&quot;;&quot;&quot;;COM.MICROSOFT.CONCAT(&quot;&quot;&quot;&quot;;[.$A$1];&quot;&quot;&quot;&quot;;&quot;:&quot;;&quot;&quot;&quot;&quot;;[.$A50]; &quot;&quot;&quot;&quot;;&quot;,&quot;)); IF([.$C50]=&quot;&quot;;&quot;&quot;;COM.MICROSOFT.CONCAT(&quot;&quot;&quot;&quot;;[.$C$1];&quot;&quot;&quot;&quot;;&quot;:&quot;;&quot;&quot;&quot;&quot;;[.$C50]; &quot;&quot;&quot;&quot;;&quot;,&quot;)); IF([.$D50]=&quot;&quot;;&quot;&quot;;COM.MICROSOFT.CONCAT(&quot;&quot;&quot;&quot;;[.$D$1];&quot;&quot;&quot;&quot;;&quot;:&quot;;&quot;&quot;&quot;&quot;;[.$D50]; &quot;&quot;&quot;&quot;;&quot;,&quot;));&quot;},&quot;))" office:value-type="string" office:string-value="{&quot;ID&quot;:&quot;GLACEON&quot;,&quot;COSTUME&quot;:&quot;FLOWER_CROWN&quot;,}," calcext:value-type="string">
            <text:p>{"ID":"GLACEON","COSTUME":"FLOWER_CROWN",},</text:p>
          </table:table-cell>
          <table:table-cell/>
          <table:table-cell table:style-name="ce5" table:formula="of:=IF(OR([.$A50]=&quot;&quot;;[.$B50]=[.$B49]);&quot;&quot;;COM.MICROSOFT.CONCAT(&quot;{&quot;; IF([.$B50]=&quot;&quot;;&quot;&quot;;COM.MICROSOFT.CONCAT(&quot;&quot;&quot;&quot;;[.$B$1];&quot;&quot;&quot;&quot;;&quot;:&quot;;&quot;&quot;&quot;&quot;;[.$B50]; &quot;&quot;&quot;&quot;;&quot;,&quot;)); IF([.$D50]=&quot;&quot;;&quot;&quot;;COM.MICROSOFT.CONCAT(&quot;&quot;&quot;&quot;;[.$D$1];&quot;&quot;&quot;&quot;;&quot;:&quot;;&quot;&quot;&quot;&quot;;[.$D5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51]=&quot;&quot;;&quot;&quot;;COM.MICROSOFT.CONCAT(&quot;{&quot;; IF([.$A51]=&quot;&quot;;&quot;&quot;;COM.MICROSOFT.CONCAT(&quot;&quot;&quot;&quot;;[.$A$1];&quot;&quot;&quot;&quot;;&quot;:&quot;;&quot;&quot;&quot;&quot;;[.$A51]; &quot;&quot;&quot;&quot;;&quot;,&quot;)); IF([.$C51]=&quot;&quot;;&quot;&quot;;COM.MICROSOFT.CONCAT(&quot;&quot;&quot;&quot;;[.$C$1];&quot;&quot;&quot;&quot;;&quot;:&quot;;&quot;&quot;&quot;&quot;;[.$C51]; &quot;&quot;&quot;&quot;;&quot;,&quot;)); IF([.$D51]=&quot;&quot;;&quot;&quot;;COM.MICROSOFT.CONCAT(&quot;&quot;&quot;&quot;;[.$D$1];&quot;&quot;&quot;&quot;;&quot;:&quot;;&quot;&quot;&quot;&quot;;[.$D51]; &quot;&quot;&quot;&quot;;&quot;,&quot;));&quot;},&quot;))">
            <text:p/>
          </table:table-cell>
          <table:table-cell/>
          <table:table-cell table:style-name="ce5" table:formula="of:=IF(OR([.$A51]=&quot;&quot;;[.$B51]=[.$B50]);&quot;&quot;;COM.MICROSOFT.CONCAT(&quot;{&quot;; IF([.$B51]=&quot;&quot;;&quot;&quot;;COM.MICROSOFT.CONCAT(&quot;&quot;&quot;&quot;;[.$B$1];&quot;&quot;&quot;&quot;;&quot;:&quot;;&quot;&quot;&quot;&quot;;[.$B51]; &quot;&quot;&quot;&quot;;&quot;,&quot;)); IF([.$D51]=&quot;&quot;;&quot;&quot;;COM.MICROSOFT.CONCAT(&quot;&quot;&quot;&quot;;[.$D$1];&quot;&quot;&quot;&quot;;&quot;:&quot;;&quot;&quot;&quot;&quot;;[.$D5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STANTLER</text:p>
          </table:table-cell>
          <table:table-cell table:style-name="ce2"/>
          <table:table-cell table:style-name="ce2" office:value-type="string" calcext:value-type="string">
            <text:p>FESTIVE</text:p>
          </table:table-cell>
          <table:table-cell table:style-name="ce2"/>
          <table:table-cell/>
          <table:table-cell table:style-name="ce5" table:formula="of:=IF([.$A52]=&quot;&quot;;&quot;&quot;;COM.MICROSOFT.CONCAT(&quot;{&quot;; IF([.$A52]=&quot;&quot;;&quot;&quot;;COM.MICROSOFT.CONCAT(&quot;&quot;&quot;&quot;;[.$A$1];&quot;&quot;&quot;&quot;;&quot;:&quot;;&quot;&quot;&quot;&quot;;[.$A52]; &quot;&quot;&quot;&quot;;&quot;,&quot;)); IF([.$C52]=&quot;&quot;;&quot;&quot;;COM.MICROSOFT.CONCAT(&quot;&quot;&quot;&quot;;[.$C$1];&quot;&quot;&quot;&quot;;&quot;:&quot;;&quot;&quot;&quot;&quot;;[.$C52]; &quot;&quot;&quot;&quot;;&quot;,&quot;)); IF([.$D52]=&quot;&quot;;&quot;&quot;;COM.MICROSOFT.CONCAT(&quot;&quot;&quot;&quot;;[.$D$1];&quot;&quot;&quot;&quot;;&quot;:&quot;;&quot;&quot;&quot;&quot;;[.$D52]; &quot;&quot;&quot;&quot;;&quot;,&quot;));&quot;},&quot;))" office:value-type="string" office:string-value="{&quot;ID&quot;:&quot;STANTLER&quot;,&quot;COSTUME&quot;:&quot;FESTIVE&quot;,}," calcext:value-type="string">
            <text:p>{"ID":"STANTLER","COSTUME":"FESTIVE",},</text:p>
          </table:table-cell>
          <table:table-cell/>
          <table:table-cell table:style-name="ce5" table:formula="of:=IF(OR([.$A52]=&quot;&quot;;[.$B52]=[.$B51]);&quot;&quot;;COM.MICROSOFT.CONCAT(&quot;{&quot;; IF([.$B52]=&quot;&quot;;&quot;&quot;;COM.MICROSOFT.CONCAT(&quot;&quot;&quot;&quot;;[.$B$1];&quot;&quot;&quot;&quot;;&quot;:&quot;;&quot;&quot;&quot;&quot;;[.$B52]; &quot;&quot;&quot;&quot;;&quot;,&quot;)); IF([.$D52]=&quot;&quot;;&quot;&quot;;COM.MICROSOFT.CONCAT(&quot;&quot;&quot;&quot;;[.$D$1];&quot;&quot;&quot;&quot;;&quot;:&quot;;&quot;&quot;&quot;&quot;;[.$D52]; &quot;&quot;&quot;&quot;;&quot;,&quot;));&quot;},&quot;))" office:value-type="string" office:string-value="{&quot;family&quot;:&quot;STANTLER&quot;,&quot;COSTUME&quot;:&quot;FESTIVE&quot;,}," calcext:value-type="string">
            <text:p>{"family":"STANTLER","COSTUME":"FESTIVE",},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53]=&quot;&quot;;&quot;&quot;;COM.MICROSOFT.CONCAT(&quot;{&quot;; IF([.$A53]=&quot;&quot;;&quot;&quot;;COM.MICROSOFT.CONCAT(&quot;&quot;&quot;&quot;;[.$A$1];&quot;&quot;&quot;&quot;;&quot;:&quot;;&quot;&quot;&quot;&quot;;[.$A53]; &quot;&quot;&quot;&quot;;&quot;,&quot;)); IF([.$C53]=&quot;&quot;;&quot;&quot;;COM.MICROSOFT.CONCAT(&quot;&quot;&quot;&quot;;[.$C$1];&quot;&quot;&quot;&quot;;&quot;:&quot;;&quot;&quot;&quot;&quot;;[.$C53]; &quot;&quot;&quot;&quot;;&quot;,&quot;)); IF([.$D53]=&quot;&quot;;&quot;&quot;;COM.MICROSOFT.CONCAT(&quot;&quot;&quot;&quot;;[.$D$1];&quot;&quot;&quot;&quot;;&quot;:&quot;;&quot;&quot;&quot;&quot;;[.$D53]; &quot;&quot;&quot;&quot;;&quot;,&quot;));&quot;},&quot;))">
            <text:p/>
          </table:table-cell>
          <table:table-cell/>
          <table:table-cell table:style-name="ce5" table:formula="of:=IF(OR([.$A53]=&quot;&quot;;[.$B53]=[.$B52]);&quot;&quot;;COM.MICROSOFT.CONCAT(&quot;{&quot;; IF([.$B53]=&quot;&quot;;&quot;&quot;;COM.MICROSOFT.CONCAT(&quot;&quot;&quot;&quot;;[.$B$1];&quot;&quot;&quot;&quot;;&quot;:&quot;;&quot;&quot;&quot;&quot;;[.$B53]; &quot;&quot;&quot;&quot;;&quot;,&quot;)); IF([.$D53]=&quot;&quot;;&quot;&quot;;COM.MICROSOFT.CONCAT(&quot;&quot;&quot;&quot;;[.$D$1];&quot;&quot;&quot;&quot;;&quot;:&quot;;&quot;&quot;&quot;&quot;;[.$D5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RATICATE</text:p>
          </table:table-cell>
          <table:table-cell table:style-name="ce2"/>
          <table:table-cell table:style-name="ce2" office:value-type="string" calcext:value-type="string">
            <text:p>PARTY_HAT</text:p>
          </table:table-cell>
          <table:table-cell table:style-name="ce2"/>
          <table:table-cell/>
          <table:table-cell table:style-name="ce5" table:formula="of:=IF([.$A54]=&quot;&quot;;&quot;&quot;;COM.MICROSOFT.CONCAT(&quot;{&quot;; IF([.$A54]=&quot;&quot;;&quot;&quot;;COM.MICROSOFT.CONCAT(&quot;&quot;&quot;&quot;;[.$A$1];&quot;&quot;&quot;&quot;;&quot;:&quot;;&quot;&quot;&quot;&quot;;[.$A54]; &quot;&quot;&quot;&quot;;&quot;,&quot;)); IF([.$C54]=&quot;&quot;;&quot;&quot;;COM.MICROSOFT.CONCAT(&quot;&quot;&quot;&quot;;[.$C$1];&quot;&quot;&quot;&quot;;&quot;:&quot;;&quot;&quot;&quot;&quot;;[.$C54]; &quot;&quot;&quot;&quot;;&quot;,&quot;)); IF([.$D54]=&quot;&quot;;&quot;&quot;;COM.MICROSOFT.CONCAT(&quot;&quot;&quot;&quot;;[.$D$1];&quot;&quot;&quot;&quot;;&quot;:&quot;;&quot;&quot;&quot;&quot;;[.$D54]; &quot;&quot;&quot;&quot;;&quot;,&quot;));&quot;},&quot;))" office:value-type="string" office:string-value="{&quot;ID&quot;:&quot;RATICATE&quot;,&quot;COSTUME&quot;:&quot;PARTY_HAT&quot;,}," calcext:value-type="string">
            <text:p>{"ID":"RATICATE","COSTUME":"PARTY_HAT",},</text:p>
          </table:table-cell>
          <table:table-cell/>
          <table:table-cell table:style-name="ce5" table:formula="of:=IF(OR([.$A54]=&quot;&quot;;[.$B54]=[.$B53]);&quot;&quot;;COM.MICROSOFT.CONCAT(&quot;{&quot;; IF([.$B54]=&quot;&quot;;&quot;&quot;;COM.MICROSOFT.CONCAT(&quot;&quot;&quot;&quot;;[.$B$1];&quot;&quot;&quot;&quot;;&quot;:&quot;;&quot;&quot;&quot;&quot;;[.$B54]; &quot;&quot;&quot;&quot;;&quot;,&quot;)); IF([.$D54]=&quot;&quot;;&quot;&quot;;COM.MICROSOFT.CONCAT(&quot;&quot;&quot;&quot;;[.$D$1];&quot;&quot;&quot;&quot;;&quot;:&quot;;&quot;&quot;&quot;&quot;;[.$D54]; &quot;&quot;&quot;&quot;;&quot;,&quot;));&quot;},&quot;))" office:value-type="string" office:string-value="{&quot;family&quot;:&quot;RATICATE&quot;,&quot;COSTUME&quot;:&quot;PARTY_HAT&quot;,}," calcext:value-type="string">
            <text:p>{"family":"RATICATE","COSTUME":"PARTY_HAT",},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WOBBUFFET</text:p>
          </table:table-cell>
          <table:table-cell table:style-name="ce2"/>
          <table:table-cell table:style-name="ce2" office:value-type="string" calcext:value-type="string">
            <text:p>PARTY_HAT</text:p>
          </table:table-cell>
          <table:table-cell table:style-name="ce2"/>
          <table:table-cell/>
          <table:table-cell table:style-name="ce5" table:formula="of:=IF([.$A55]=&quot;&quot;;&quot;&quot;;COM.MICROSOFT.CONCAT(&quot;{&quot;; IF([.$A55]=&quot;&quot;;&quot;&quot;;COM.MICROSOFT.CONCAT(&quot;&quot;&quot;&quot;;[.$A$1];&quot;&quot;&quot;&quot;;&quot;:&quot;;&quot;&quot;&quot;&quot;;[.$A55]; &quot;&quot;&quot;&quot;;&quot;,&quot;)); IF([.$C55]=&quot;&quot;;&quot;&quot;;COM.MICROSOFT.CONCAT(&quot;&quot;&quot;&quot;;[.$C$1];&quot;&quot;&quot;&quot;;&quot;:&quot;;&quot;&quot;&quot;&quot;;[.$C55]; &quot;&quot;&quot;&quot;;&quot;,&quot;)); IF([.$D55]=&quot;&quot;;&quot;&quot;;COM.MICROSOFT.CONCAT(&quot;&quot;&quot;&quot;;[.$D$1];&quot;&quot;&quot;&quot;;&quot;:&quot;;&quot;&quot;&quot;&quot;;[.$D55]; &quot;&quot;&quot;&quot;;&quot;,&quot;));&quot;},&quot;))" office:value-type="string" office:string-value="{&quot;ID&quot;:&quot;WOBBUFFET&quot;,&quot;COSTUME&quot;:&quot;PARTY_HAT&quot;,}," calcext:value-type="string">
            <text:p>{"ID":"WOBBUFFET","COSTUME":"PARTY_HAT",},</text:p>
          </table:table-cell>
          <table:table-cell/>
          <table:table-cell table:style-name="ce5" table:formula="of:=IF(OR([.$A55]=&quot;&quot;;[.$B55]=[.$B54]);&quot;&quot;;COM.MICROSOFT.CONCAT(&quot;{&quot;; IF([.$B55]=&quot;&quot;;&quot;&quot;;COM.MICROSOFT.CONCAT(&quot;&quot;&quot;&quot;;[.$B$1];&quot;&quot;&quot;&quot;;&quot;:&quot;;&quot;&quot;&quot;&quot;;[.$B55]; &quot;&quot;&quot;&quot;;&quot;,&quot;)); IF([.$D55]=&quot;&quot;;&quot;&quot;;COM.MICROSOFT.CONCAT(&quot;&quot;&quot;&quot;;[.$D$1];&quot;&quot;&quot;&quot;;&quot;:&quot;;&quot;&quot;&quot;&quot;;[.$D55]; &quot;&quot;&quot;&quot;;&quot;,&quot;));&quot;},&quot;))" office:value-type="string" office:string-value="{&quot;family&quot;:&quot;WOBBUFFET&quot;,&quot;COSTUME&quot;:&quot;PARTY_HAT&quot;,}," calcext:value-type="string">
            <text:p>{"family":"WOBBUFFET","COSTUME":"PARTY_HAT",},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WURMPLE</text:p>
          </table:table-cell>
          <table:table-cell table:style-name="ce2"/>
          <table:table-cell table:style-name="ce2" office:value-type="string" calcext:value-type="string">
            <text:p>PARTY_HAT</text:p>
          </table:table-cell>
          <table:table-cell table:style-name="ce2"/>
          <table:table-cell/>
          <table:table-cell table:style-name="ce5" table:formula="of:=IF([.$A56]=&quot;&quot;;&quot;&quot;;COM.MICROSOFT.CONCAT(&quot;{&quot;; IF([.$A56]=&quot;&quot;;&quot;&quot;;COM.MICROSOFT.CONCAT(&quot;&quot;&quot;&quot;;[.$A$1];&quot;&quot;&quot;&quot;;&quot;:&quot;;&quot;&quot;&quot;&quot;;[.$A56]; &quot;&quot;&quot;&quot;;&quot;,&quot;)); IF([.$C56]=&quot;&quot;;&quot;&quot;;COM.MICROSOFT.CONCAT(&quot;&quot;&quot;&quot;;[.$C$1];&quot;&quot;&quot;&quot;;&quot;:&quot;;&quot;&quot;&quot;&quot;;[.$C56]; &quot;&quot;&quot;&quot;;&quot;,&quot;)); IF([.$D56]=&quot;&quot;;&quot;&quot;;COM.MICROSOFT.CONCAT(&quot;&quot;&quot;&quot;;[.$D$1];&quot;&quot;&quot;&quot;;&quot;:&quot;;&quot;&quot;&quot;&quot;;[.$D56]; &quot;&quot;&quot;&quot;;&quot;,&quot;));&quot;},&quot;))" office:value-type="string" office:string-value="{&quot;ID&quot;:&quot;WURMPLE&quot;,&quot;COSTUME&quot;:&quot;PARTY_HAT&quot;,}," calcext:value-type="string">
            <text:p>{"ID":"WURMPLE","COSTUME":"PARTY_HAT",},</text:p>
          </table:table-cell>
          <table:table-cell/>
          <table:table-cell table:style-name="ce5" table:formula="of:=IF(OR([.$A56]=&quot;&quot;;[.$B56]=[.$B55]);&quot;&quot;;COM.MICROSOFT.CONCAT(&quot;{&quot;; IF([.$B56]=&quot;&quot;;&quot;&quot;;COM.MICROSOFT.CONCAT(&quot;&quot;&quot;&quot;;[.$B$1];&quot;&quot;&quot;&quot;;&quot;:&quot;;&quot;&quot;&quot;&quot;;[.$B56]; &quot;&quot;&quot;&quot;;&quot;,&quot;)); IF([.$D56]=&quot;&quot;;&quot;&quot;;COM.MICROSOFT.CONCAT(&quot;&quot;&quot;&quot;;[.$D$1];&quot;&quot;&quot;&quot;;&quot;:&quot;;&quot;&quot;&quot;&quot;;[.$D56]; &quot;&quot;&quot;&quot;;&quot;,&quot;));&quot;},&quot;))" office:value-type="string" office:string-value="{&quot;family&quot;:&quot;WURMPLE&quot;,&quot;COSTUME&quot;:&quot;PARTY_HAT&quot;,}," calcext:value-type="string">
            <text:p>{"family":"WURMPLE","COSTUME":"PARTY_HAT",},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57]=&quot;&quot;;&quot;&quot;;COM.MICROSOFT.CONCAT(&quot;{&quot;; IF([.$A57]=&quot;&quot;;&quot;&quot;;COM.MICROSOFT.CONCAT(&quot;&quot;&quot;&quot;;[.$A$1];&quot;&quot;&quot;&quot;;&quot;:&quot;;&quot;&quot;&quot;&quot;;[.$A57]; &quot;&quot;&quot;&quot;;&quot;,&quot;)); IF([.$C57]=&quot;&quot;;&quot;&quot;;COM.MICROSOFT.CONCAT(&quot;&quot;&quot;&quot;;[.$C$1];&quot;&quot;&quot;&quot;;&quot;:&quot;;&quot;&quot;&quot;&quot;;[.$C57]; &quot;&quot;&quot;&quot;;&quot;,&quot;)); IF([.$D57]=&quot;&quot;;&quot;&quot;;COM.MICROSOFT.CONCAT(&quot;&quot;&quot;&quot;;[.$D$1];&quot;&quot;&quot;&quot;;&quot;:&quot;;&quot;&quot;&quot;&quot;;[.$D57]; &quot;&quot;&quot;&quot;;&quot;,&quot;));&quot;},&quot;))">
            <text:p/>
          </table:table-cell>
          <table:table-cell/>
          <table:table-cell table:style-name="ce5" table:formula="of:=IF(OR([.$A57]=&quot;&quot;;[.$B57]=[.$B56]);&quot;&quot;;COM.MICROSOFT.CONCAT(&quot;{&quot;; IF([.$B57]=&quot;&quot;;&quot;&quot;;COM.MICROSOFT.CONCAT(&quot;&quot;&quot;&quot;;[.$B$1];&quot;&quot;&quot;&quot;;&quot;:&quot;;&quot;&quot;&quot;&quot;;[.$B57]; &quot;&quot;&quot;&quot;;&quot;,&quot;)); IF([.$D57]=&quot;&quot;;&quot;&quot;;COM.MICROSOFT.CONCAT(&quot;&quot;&quot;&quot;;[.$D$1];&quot;&quot;&quot;&quot;;&quot;:&quot;;&quot;&quot;&quot;&quot;;[.$D5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ULBASAUR</text:p>
          </table:table-cell>
          <table:table-cell table:style-name="ce2" office:value-type="string" calcext:value-type="string">
            <text:p><text:span text:style-name="T1">FAMILY_</text:span>BULBASAUR</text:p>
          </table:table-cell>
          <table:table-cell table:style-name="ce2"/>
          <table:table-cell table:style-name="ce2" office:value-type="string" calcext:value-type="string">
            <text:p>PARTY_HAT_RED</text:p>
          </table:table-cell>
          <table:table-cell table:style-name="ce2"/>
          <table:table-cell/>
          <table:table-cell table:style-name="ce5" table:formula="of:=IF([.$A58]=&quot;&quot;;&quot;&quot;;COM.MICROSOFT.CONCAT(&quot;{&quot;; IF([.$A58]=&quot;&quot;;&quot;&quot;;COM.MICROSOFT.CONCAT(&quot;&quot;&quot;&quot;;[.$A$1];&quot;&quot;&quot;&quot;;&quot;:&quot;;&quot;&quot;&quot;&quot;;[.$A58]; &quot;&quot;&quot;&quot;;&quot;,&quot;)); IF([.$C58]=&quot;&quot;;&quot;&quot;;COM.MICROSOFT.CONCAT(&quot;&quot;&quot;&quot;;[.$C$1];&quot;&quot;&quot;&quot;;&quot;:&quot;;&quot;&quot;&quot;&quot;;[.$C58]; &quot;&quot;&quot;&quot;;&quot;,&quot;)); IF([.$D58]=&quot;&quot;;&quot;&quot;;COM.MICROSOFT.CONCAT(&quot;&quot;&quot;&quot;;[.$D$1];&quot;&quot;&quot;&quot;;&quot;:&quot;;&quot;&quot;&quot;&quot;;[.$D58]; &quot;&quot;&quot;&quot;;&quot;,&quot;));&quot;},&quot;))" office:value-type="string" office:string-value="{&quot;ID&quot;:&quot;BULBASAUR&quot;,&quot;COSTUME&quot;:&quot;PARTY_HAT_RED&quot;,}," calcext:value-type="string">
            <text:p>{"ID":"BULBASAUR","COSTUME":"PARTY_HAT_RED",},</text:p>
          </table:table-cell>
          <table:table-cell/>
          <table:table-cell table:style-name="ce5" table:formula="of:=IF(OR([.$A58]=&quot;&quot;;[.$B58]=[.$B57]);&quot;&quot;;COM.MICROSOFT.CONCAT(&quot;{&quot;; IF([.$B58]=&quot;&quot;;&quot;&quot;;COM.MICROSOFT.CONCAT(&quot;&quot;&quot;&quot;;[.$B$1];&quot;&quot;&quot;&quot;;&quot;:&quot;;&quot;&quot;&quot;&quot;;[.$B58]; &quot;&quot;&quot;&quot;;&quot;,&quot;)); IF([.$D58]=&quot;&quot;;&quot;&quot;;COM.MICROSOFT.CONCAT(&quot;&quot;&quot;&quot;;[.$D$1];&quot;&quot;&quot;&quot;;&quot;:&quot;;&quot;&quot;&quot;&quot;;[.$D58]; &quot;&quot;&quot;&quot;;&quot;,&quot;));&quot;},&quot;))" office:value-type="string" office:string-value="{&quot;family&quot;:&quot;FAMILY_BULBASAUR&quot;,&quot;COSTUME&quot;:&quot;PARTY_HAT_RED&quot;,}," calcext:value-type="string">
            <text:p>{"family":"FAMILY_BULBASAUR","COSTUME":"PARTY_HAT_RED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ARMANDER</text:p>
          </table:table-cell>
          <table:table-cell table:style-name="ce2" office:value-type="string" calcext:value-type="string">
            <text:p><text:span text:style-name="T1">FAMILY_</text:span>CHARMANDER</text:p>
          </table:table-cell>
          <table:table-cell table:style-name="ce2"/>
          <table:table-cell table:style-name="ce2" office:value-type="string" calcext:value-type="string">
            <text:p>PARTY_HAT_RED</text:p>
          </table:table-cell>
          <table:table-cell table:style-name="ce2"/>
          <table:table-cell/>
          <table:table-cell table:style-name="ce5" table:formula="of:=IF([.$A59]=&quot;&quot;;&quot;&quot;;COM.MICROSOFT.CONCAT(&quot;{&quot;; IF([.$A59]=&quot;&quot;;&quot;&quot;;COM.MICROSOFT.CONCAT(&quot;&quot;&quot;&quot;;[.$A$1];&quot;&quot;&quot;&quot;;&quot;:&quot;;&quot;&quot;&quot;&quot;;[.$A59]; &quot;&quot;&quot;&quot;;&quot;,&quot;)); IF([.$C59]=&quot;&quot;;&quot;&quot;;COM.MICROSOFT.CONCAT(&quot;&quot;&quot;&quot;;[.$C$1];&quot;&quot;&quot;&quot;;&quot;:&quot;;&quot;&quot;&quot;&quot;;[.$C59]; &quot;&quot;&quot;&quot;;&quot;,&quot;)); IF([.$D59]=&quot;&quot;;&quot;&quot;;COM.MICROSOFT.CONCAT(&quot;&quot;&quot;&quot;;[.$D$1];&quot;&quot;&quot;&quot;;&quot;:&quot;;&quot;&quot;&quot;&quot;;[.$D59]; &quot;&quot;&quot;&quot;;&quot;,&quot;));&quot;},&quot;))" office:value-type="string" office:string-value="{&quot;ID&quot;:&quot;CHARMANDER&quot;,&quot;COSTUME&quot;:&quot;PARTY_HAT_RED&quot;,}," calcext:value-type="string">
            <text:p>{"ID":"CHARMANDER","COSTUME":"PARTY_HAT_RED",},</text:p>
          </table:table-cell>
          <table:table-cell/>
          <table:table-cell table:style-name="ce5" table:formula="of:=IF(OR([.$A59]=&quot;&quot;;[.$B59]=[.$B58]);&quot;&quot;;COM.MICROSOFT.CONCAT(&quot;{&quot;; IF([.$B59]=&quot;&quot;;&quot;&quot;;COM.MICROSOFT.CONCAT(&quot;&quot;&quot;&quot;;[.$B$1];&quot;&quot;&quot;&quot;;&quot;:&quot;;&quot;&quot;&quot;&quot;;[.$B59]; &quot;&quot;&quot;&quot;;&quot;,&quot;)); IF([.$D59]=&quot;&quot;;&quot;&quot;;COM.MICROSOFT.CONCAT(&quot;&quot;&quot;&quot;;[.$D$1];&quot;&quot;&quot;&quot;;&quot;:&quot;;&quot;&quot;&quot;&quot;;[.$D59]; &quot;&quot;&quot;&quot;;&quot;,&quot;));&quot;},&quot;))" office:value-type="string" office:string-value="{&quot;family&quot;:&quot;FAMILY_CHARMANDER&quot;,&quot;COSTUME&quot;:&quot;PARTY_HAT_RED&quot;,}," calcext:value-type="string">
            <text:p>{"family":"FAMILY_CHARMANDER","COSTUME":"PARTY_HAT_RED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QUIRTLE</text:p>
          </table:table-cell>
          <table:table-cell table:style-name="ce2" office:value-type="string" calcext:value-type="string">
            <text:p><text:span text:style-name="T1">FAMILY_</text:span>SQUIRTLE</text:p>
          </table:table-cell>
          <table:table-cell table:style-name="ce2"/>
          <table:table-cell table:style-name="ce2" office:value-type="string" calcext:value-type="string">
            <text:p>PARTY_HAT_RED</text:p>
          </table:table-cell>
          <table:table-cell table:style-name="ce2"/>
          <table:table-cell/>
          <table:table-cell table:style-name="ce5" table:formula="of:=IF([.$A60]=&quot;&quot;;&quot;&quot;;COM.MICROSOFT.CONCAT(&quot;{&quot;; IF([.$A60]=&quot;&quot;;&quot;&quot;;COM.MICROSOFT.CONCAT(&quot;&quot;&quot;&quot;;[.$A$1];&quot;&quot;&quot;&quot;;&quot;:&quot;;&quot;&quot;&quot;&quot;;[.$A60]; &quot;&quot;&quot;&quot;;&quot;,&quot;)); IF([.$C60]=&quot;&quot;;&quot;&quot;;COM.MICROSOFT.CONCAT(&quot;&quot;&quot;&quot;;[.$C$1];&quot;&quot;&quot;&quot;;&quot;:&quot;;&quot;&quot;&quot;&quot;;[.$C60]; &quot;&quot;&quot;&quot;;&quot;,&quot;)); IF([.$D60]=&quot;&quot;;&quot;&quot;;COM.MICROSOFT.CONCAT(&quot;&quot;&quot;&quot;;[.$D$1];&quot;&quot;&quot;&quot;;&quot;:&quot;;&quot;&quot;&quot;&quot;;[.$D60]; &quot;&quot;&quot;&quot;;&quot;,&quot;));&quot;},&quot;))" office:value-type="string" office:string-value="{&quot;ID&quot;:&quot;SQUIRTLE&quot;,&quot;COSTUME&quot;:&quot;PARTY_HAT_RED&quot;,}," calcext:value-type="string">
            <text:p>{"ID":"SQUIRTLE","COSTUME":"PARTY_HAT_RED",},</text:p>
          </table:table-cell>
          <table:table-cell/>
          <table:table-cell table:style-name="ce5" table:formula="of:=IF(OR([.$A60]=&quot;&quot;;[.$B60]=[.$B59]);&quot;&quot;;COM.MICROSOFT.CONCAT(&quot;{&quot;; IF([.$B60]=&quot;&quot;;&quot;&quot;;COM.MICROSOFT.CONCAT(&quot;&quot;&quot;&quot;;[.$B$1];&quot;&quot;&quot;&quot;;&quot;:&quot;;&quot;&quot;&quot;&quot;;[.$B60]; &quot;&quot;&quot;&quot;;&quot;,&quot;)); IF([.$D60]=&quot;&quot;;&quot;&quot;;COM.MICROSOFT.CONCAT(&quot;&quot;&quot;&quot;;[.$D$1];&quot;&quot;&quot;&quot;;&quot;:&quot;;&quot;&quot;&quot;&quot;;[.$D60]; &quot;&quot;&quot;&quot;;&quot;,&quot;));&quot;},&quot;))" office:value-type="string" office:string-value="{&quot;family&quot;:&quot;FAMILY_SQUIRTLE&quot;,&quot;COSTUME&quot;:&quot;PARTY_HAT_RED&quot;,}," calcext:value-type="string">
            <text:p>{"family":"FAMILY_SQUIRTLE","COSTUME":"PARTY_HAT_RED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KACHU</text:p>
          </table:table-cell>
          <table:table-cell table:style-name="ce2" office:value-type="string" calcext:value-type="string">
            <text:p><text:span text:style-name="T1">FAMILY_</text:span>PIKACHU</text:p>
          </table:table-cell>
          <table:table-cell table:style-name="ce2"/>
          <table:table-cell table:style-name="ce2" office:value-type="string" calcext:value-type="string">
            <text:p>PARTY_HAT_RED</text:p>
          </table:table-cell>
          <table:table-cell table:style-name="ce2"/>
          <table:table-cell/>
          <table:table-cell table:style-name="ce5" table:formula="of:=IF([.$A61]=&quot;&quot;;&quot;&quot;;COM.MICROSOFT.CONCAT(&quot;{&quot;; IF([.$A61]=&quot;&quot;;&quot;&quot;;COM.MICROSOFT.CONCAT(&quot;&quot;&quot;&quot;;[.$A$1];&quot;&quot;&quot;&quot;;&quot;:&quot;;&quot;&quot;&quot;&quot;;[.$A61]; &quot;&quot;&quot;&quot;;&quot;,&quot;)); IF([.$C61]=&quot;&quot;;&quot;&quot;;COM.MICROSOFT.CONCAT(&quot;&quot;&quot;&quot;;[.$C$1];&quot;&quot;&quot;&quot;;&quot;:&quot;;&quot;&quot;&quot;&quot;;[.$C61]; &quot;&quot;&quot;&quot;;&quot;,&quot;)); IF([.$D61]=&quot;&quot;;&quot;&quot;;COM.MICROSOFT.CONCAT(&quot;&quot;&quot;&quot;;[.$D$1];&quot;&quot;&quot;&quot;;&quot;:&quot;;&quot;&quot;&quot;&quot;;[.$D61]; &quot;&quot;&quot;&quot;;&quot;,&quot;));&quot;},&quot;))" office:value-type="string" office:string-value="{&quot;ID&quot;:&quot;PIKACHU&quot;,&quot;COSTUME&quot;:&quot;PARTY_HAT_RED&quot;,}," calcext:value-type="string">
            <text:p>{"ID":"PIKACHU","COSTUME":"PARTY_HAT_RED",},</text:p>
          </table:table-cell>
          <table:table-cell/>
          <table:table-cell table:style-name="ce5" table:formula="of:=IF(OR([.$A61]=&quot;&quot;;[.$B61]=[.$B60]);&quot;&quot;;COM.MICROSOFT.CONCAT(&quot;{&quot;; IF([.$B61]=&quot;&quot;;&quot;&quot;;COM.MICROSOFT.CONCAT(&quot;&quot;&quot;&quot;;[.$B$1];&quot;&quot;&quot;&quot;;&quot;:&quot;;&quot;&quot;&quot;&quot;;[.$B61]; &quot;&quot;&quot;&quot;;&quot;,&quot;)); IF([.$D61]=&quot;&quot;;&quot;&quot;;COM.MICROSOFT.CONCAT(&quot;&quot;&quot;&quot;;[.$D$1];&quot;&quot;&quot;&quot;;&quot;:&quot;;&quot;&quot;&quot;&quot;;[.$D61]; &quot;&quot;&quot;&quot;;&quot;,&quot;));&quot;},&quot;))" office:value-type="string" office:string-value="{&quot;family&quot;:&quot;FAMILY_PIKACHU&quot;,&quot;COSTUME&quot;:&quot;PARTY_HAT_RED&quot;,}," calcext:value-type="string">
            <text:p>{"family":"FAMILY_PIKACHU","COSTUME":"PARTY_HAT_RED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IDORINO</text:p>
          </table:table-cell>
          <table:table-cell table:style-name="ce2" office:value-type="string" calcext:value-type="string">
            <text:p><text:span text:style-name="T1">FAMILY_</text:span>NIDORAN_MALE</text:p>
          </table:table-cell>
          <table:table-cell table:style-name="ce2"/>
          <table:table-cell table:style-name="ce2" office:value-type="string" calcext:value-type="string">
            <text:p>PARTY_HAT_RED</text:p>
          </table:table-cell>
          <table:table-cell table:style-name="ce2"/>
          <table:table-cell/>
          <table:table-cell table:style-name="ce5" table:formula="of:=IF([.$A62]=&quot;&quot;;&quot;&quot;;COM.MICROSOFT.CONCAT(&quot;{&quot;; IF([.$A62]=&quot;&quot;;&quot;&quot;;COM.MICROSOFT.CONCAT(&quot;&quot;&quot;&quot;;[.$A$1];&quot;&quot;&quot;&quot;;&quot;:&quot;;&quot;&quot;&quot;&quot;;[.$A62]; &quot;&quot;&quot;&quot;;&quot;,&quot;)); IF([.$C62]=&quot;&quot;;&quot;&quot;;COM.MICROSOFT.CONCAT(&quot;&quot;&quot;&quot;;[.$C$1];&quot;&quot;&quot;&quot;;&quot;:&quot;;&quot;&quot;&quot;&quot;;[.$C62]; &quot;&quot;&quot;&quot;;&quot;,&quot;)); IF([.$D62]=&quot;&quot;;&quot;&quot;;COM.MICROSOFT.CONCAT(&quot;&quot;&quot;&quot;;[.$D$1];&quot;&quot;&quot;&quot;;&quot;:&quot;;&quot;&quot;&quot;&quot;;[.$D62]; &quot;&quot;&quot;&quot;;&quot;,&quot;));&quot;},&quot;))" office:value-type="string" office:string-value="{&quot;ID&quot;:&quot;NIDORINO&quot;,&quot;COSTUME&quot;:&quot;PARTY_HAT_RED&quot;,}," calcext:value-type="string">
            <text:p>{"ID":"NIDORINO","COSTUME":"PARTY_HAT_RED",},</text:p>
          </table:table-cell>
          <table:table-cell/>
          <table:table-cell table:style-name="ce5" table:formula="of:=IF(OR([.$A62]=&quot;&quot;;[.$B62]=[.$B61]);&quot;&quot;;COM.MICROSOFT.CONCAT(&quot;{&quot;; IF([.$B62]=&quot;&quot;;&quot;&quot;;COM.MICROSOFT.CONCAT(&quot;&quot;&quot;&quot;;[.$B$1];&quot;&quot;&quot;&quot;;&quot;:&quot;;&quot;&quot;&quot;&quot;;[.$B62]; &quot;&quot;&quot;&quot;;&quot;,&quot;)); IF([.$D62]=&quot;&quot;;&quot;&quot;;COM.MICROSOFT.CONCAT(&quot;&quot;&quot;&quot;;[.$D$1];&quot;&quot;&quot;&quot;;&quot;:&quot;;&quot;&quot;&quot;&quot;;[.$D62]; &quot;&quot;&quot;&quot;;&quot;,&quot;));&quot;},&quot;))" office:value-type="string" office:string-value="{&quot;family&quot;:&quot;FAMILY_NIDORAN_MALE&quot;,&quot;COSTUME&quot;:&quot;PARTY_HAT_RED&quot;,}," calcext:value-type="string">
            <text:p>{"family":"FAMILY_NIDORAN_MALE","COSTUME":"PARTY_HAT_RED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NGAR</text:p>
          </table:table-cell>
          <table:table-cell table:style-name="ce2" office:value-type="string" calcext:value-type="string">
            <text:p><text:span text:style-name="T1">FAMILY_</text:span>GENGAR</text:p>
          </table:table-cell>
          <table:table-cell table:style-name="ce2"/>
          <table:table-cell table:style-name="ce2" office:value-type="string" calcext:value-type="string">
            <text:p>PARTY_HAT_RED</text:p>
          </table:table-cell>
          <table:table-cell table:style-name="ce2"/>
          <table:table-cell/>
          <table:table-cell table:style-name="ce5" table:formula="of:=IF([.$A63]=&quot;&quot;;&quot;&quot;;COM.MICROSOFT.CONCAT(&quot;{&quot;; IF([.$A63]=&quot;&quot;;&quot;&quot;;COM.MICROSOFT.CONCAT(&quot;&quot;&quot;&quot;;[.$A$1];&quot;&quot;&quot;&quot;;&quot;:&quot;;&quot;&quot;&quot;&quot;;[.$A63]; &quot;&quot;&quot;&quot;;&quot;,&quot;)); IF([.$C63]=&quot;&quot;;&quot;&quot;;COM.MICROSOFT.CONCAT(&quot;&quot;&quot;&quot;;[.$C$1];&quot;&quot;&quot;&quot;;&quot;:&quot;;&quot;&quot;&quot;&quot;;[.$C63]; &quot;&quot;&quot;&quot;;&quot;,&quot;)); IF([.$D63]=&quot;&quot;;&quot;&quot;;COM.MICROSOFT.CONCAT(&quot;&quot;&quot;&quot;;[.$D$1];&quot;&quot;&quot;&quot;;&quot;:&quot;;&quot;&quot;&quot;&quot;;[.$D63]; &quot;&quot;&quot;&quot;;&quot;,&quot;));&quot;},&quot;))" office:value-type="string" office:string-value="{&quot;ID&quot;:&quot;GENGAR&quot;,&quot;COSTUME&quot;:&quot;PARTY_HAT_RED&quot;,}," calcext:value-type="string">
            <text:p>{"ID":"GENGAR","COSTUME":"PARTY_HAT_RED",},</text:p>
          </table:table-cell>
          <table:table-cell/>
          <table:table-cell table:style-name="ce5" table:formula="of:=IF(OR([.$A63]=&quot;&quot;;[.$B63]=[.$B62]);&quot;&quot;;COM.MICROSOFT.CONCAT(&quot;{&quot;; IF([.$B63]=&quot;&quot;;&quot;&quot;;COM.MICROSOFT.CONCAT(&quot;&quot;&quot;&quot;;[.$B$1];&quot;&quot;&quot;&quot;;&quot;:&quot;;&quot;&quot;&quot;&quot;;[.$B63]; &quot;&quot;&quot;&quot;;&quot;,&quot;)); IF([.$D63]=&quot;&quot;;&quot;&quot;;COM.MICROSOFT.CONCAT(&quot;&quot;&quot;&quot;;[.$D$1];&quot;&quot;&quot;&quot;;&quot;:&quot;;&quot;&quot;&quot;&quot;;[.$D63]; &quot;&quot;&quot;&quot;;&quot;,&quot;));&quot;},&quot;))" office:value-type="string" office:string-value="{&quot;family&quot;:&quot;FAMILY_GENGAR&quot;,&quot;COSTUME&quot;:&quot;PARTY_HAT_RED&quot;,}," calcext:value-type="string">
            <text:p>{"family":"FAMILY_GENGAR","COSTUME":"PARTY_HAT_RED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EVEE</text:p>
          </table:table-cell>
          <table:table-cell table:style-name="ce2" office:value-type="string" calcext:value-type="string">
            <text:p><text:span text:style-name="T1">FAMILY_</text:span>EEVEE</text:p>
          </table:table-cell>
          <table:table-cell table:style-name="ce2"/>
          <table:table-cell table:style-name="ce2" office:value-type="string" calcext:value-type="string">
            <text:p>PARTY_HAT_RED</text:p>
          </table:table-cell>
          <table:table-cell table:style-name="ce2"/>
          <table:table-cell/>
          <table:table-cell table:style-name="ce5" table:formula="of:=IF([.$A64]=&quot;&quot;;&quot;&quot;;COM.MICROSOFT.CONCAT(&quot;{&quot;; IF([.$A64]=&quot;&quot;;&quot;&quot;;COM.MICROSOFT.CONCAT(&quot;&quot;&quot;&quot;;[.$A$1];&quot;&quot;&quot;&quot;;&quot;:&quot;;&quot;&quot;&quot;&quot;;[.$A64]; &quot;&quot;&quot;&quot;;&quot;,&quot;)); IF([.$C64]=&quot;&quot;;&quot;&quot;;COM.MICROSOFT.CONCAT(&quot;&quot;&quot;&quot;;[.$C$1];&quot;&quot;&quot;&quot;;&quot;:&quot;;&quot;&quot;&quot;&quot;;[.$C64]; &quot;&quot;&quot;&quot;;&quot;,&quot;)); IF([.$D64]=&quot;&quot;;&quot;&quot;;COM.MICROSOFT.CONCAT(&quot;&quot;&quot;&quot;;[.$D$1];&quot;&quot;&quot;&quot;;&quot;:&quot;;&quot;&quot;&quot;&quot;;[.$D64]; &quot;&quot;&quot;&quot;;&quot;,&quot;));&quot;},&quot;))" office:value-type="string" office:string-value="{&quot;ID&quot;:&quot;EEVEE&quot;,&quot;COSTUME&quot;:&quot;PARTY_HAT_RED&quot;,}," calcext:value-type="string">
            <text:p>{"ID":"EEVEE","COSTUME":"PARTY_HAT_RED",},</text:p>
          </table:table-cell>
          <table:table-cell/>
          <table:table-cell table:style-name="ce5" table:formula="of:=IF(OR([.$A64]=&quot;&quot;;[.$B64]=[.$B63]);&quot;&quot;;COM.MICROSOFT.CONCAT(&quot;{&quot;; IF([.$B64]=&quot;&quot;;&quot;&quot;;COM.MICROSOFT.CONCAT(&quot;&quot;&quot;&quot;;[.$B$1];&quot;&quot;&quot;&quot;;&quot;:&quot;;&quot;&quot;&quot;&quot;;[.$B64]; &quot;&quot;&quot;&quot;;&quot;,&quot;)); IF([.$D64]=&quot;&quot;;&quot;&quot;;COM.MICROSOFT.CONCAT(&quot;&quot;&quot;&quot;;[.$D$1];&quot;&quot;&quot;&quot;;&quot;:&quot;;&quot;&quot;&quot;&quot;;[.$D64]; &quot;&quot;&quot;&quot;;&quot;,&quot;));&quot;},&quot;))" office:value-type="string" office:string-value="{&quot;family&quot;:&quot;FAMILY_EEVEE&quot;,&quot;COSTUME&quot;:&quot;PARTY_HAT_RED&quot;,}," calcext:value-type="string">
            <text:p>{"family":"FAMILY_EEVEE","COSTUME":"PARTY_HAT_RED",},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65]=&quot;&quot;;&quot;&quot;;COM.MICROSOFT.CONCAT(&quot;{&quot;; IF([.$A65]=&quot;&quot;;&quot;&quot;;COM.MICROSOFT.CONCAT(&quot;&quot;&quot;&quot;;[.$A$1];&quot;&quot;&quot;&quot;;&quot;:&quot;;&quot;&quot;&quot;&quot;;[.$A65]; &quot;&quot;&quot;&quot;;&quot;,&quot;)); IF([.$C65]=&quot;&quot;;&quot;&quot;;COM.MICROSOFT.CONCAT(&quot;&quot;&quot;&quot;;[.$C$1];&quot;&quot;&quot;&quot;;&quot;:&quot;;&quot;&quot;&quot;&quot;;[.$C65]; &quot;&quot;&quot;&quot;;&quot;,&quot;)); IF([.$D65]=&quot;&quot;;&quot;&quot;;COM.MICROSOFT.CONCAT(&quot;&quot;&quot;&quot;;[.$D$1];&quot;&quot;&quot;&quot;;&quot;:&quot;;&quot;&quot;&quot;&quot;;[.$D65]; &quot;&quot;&quot;&quot;;&quot;,&quot;));&quot;},&quot;))">
            <text:p/>
          </table:table-cell>
          <table:table-cell/>
          <table:table-cell table:style-name="ce5" table:formula="of:=IF(OR([.$A65]=&quot;&quot;;[.$B65]=[.$B64]);&quot;&quot;;COM.MICROSOFT.CONCAT(&quot;{&quot;; IF([.$B65]=&quot;&quot;;&quot;&quot;;COM.MICROSOFT.CONCAT(&quot;&quot;&quot;&quot;;[.$B$1];&quot;&quot;&quot;&quot;;&quot;:&quot;;&quot;&quot;&quot;&quot;;[.$B65]; &quot;&quot;&quot;&quot;;&quot;,&quot;)); IF([.$D65]=&quot;&quot;;&quot;&quot;;COM.MICROSOFT.CONCAT(&quot;&quot;&quot;&quot;;[.$D$1];&quot;&quot;&quot;&quot;;&quot;:&quot;;&quot;&quot;&quot;&quot;;[.$D6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KACHU</text:p>
          </table:table-cell>
          <table:table-cell table:style-name="ce2" office:value-type="string" calcext:value-type="string">
            <text:p><text:span text:style-name="T1">FAMILY_</text:span>PIKACHU</text:p>
          </table:table-cell>
          <table:table-cell table:style-name="ce2"/>
          <table:table-cell table:style-name="ce2" office:value-type="string" calcext:value-type="string">
            <text:p>FLOWER_HAT</text:p>
          </table:table-cell>
          <table:table-cell table:style-name="ce2"/>
          <table:table-cell/>
          <table:table-cell table:style-name="ce5" table:formula="of:=IF([.$A66]=&quot;&quot;;&quot;&quot;;COM.MICROSOFT.CONCAT(&quot;{&quot;; IF([.$A66]=&quot;&quot;;&quot;&quot;;COM.MICROSOFT.CONCAT(&quot;&quot;&quot;&quot;;[.$A$1];&quot;&quot;&quot;&quot;;&quot;:&quot;;&quot;&quot;&quot;&quot;;[.$A66]; &quot;&quot;&quot;&quot;;&quot;,&quot;)); IF([.$C66]=&quot;&quot;;&quot;&quot;;COM.MICROSOFT.CONCAT(&quot;&quot;&quot;&quot;;[.$C$1];&quot;&quot;&quot;&quot;;&quot;:&quot;;&quot;&quot;&quot;&quot;;[.$C66]; &quot;&quot;&quot;&quot;;&quot;,&quot;)); IF([.$D66]=&quot;&quot;;&quot;&quot;;COM.MICROSOFT.CONCAT(&quot;&quot;&quot;&quot;;[.$D$1];&quot;&quot;&quot;&quot;;&quot;:&quot;;&quot;&quot;&quot;&quot;;[.$D66]; &quot;&quot;&quot;&quot;;&quot;,&quot;));&quot;},&quot;))" office:value-type="string" office:string-value="{&quot;ID&quot;:&quot;PIKACHU&quot;,&quot;COSTUME&quot;:&quot;FLOWER_HAT&quot;,}," calcext:value-type="string">
            <text:p>{"ID":"PIKACHU","COSTUME":"FLOWER_HAT",},</text:p>
          </table:table-cell>
          <table:table-cell/>
          <table:table-cell table:style-name="ce5" table:formula="of:=IF(OR([.$A66]=&quot;&quot;;[.$B66]=[.$B65]);&quot;&quot;;COM.MICROSOFT.CONCAT(&quot;{&quot;; IF([.$B66]=&quot;&quot;;&quot;&quot;;COM.MICROSOFT.CONCAT(&quot;&quot;&quot;&quot;;[.$B$1];&quot;&quot;&quot;&quot;;&quot;:&quot;;&quot;&quot;&quot;&quot;;[.$B66]; &quot;&quot;&quot;&quot;;&quot;,&quot;)); IF([.$D66]=&quot;&quot;;&quot;&quot;;COM.MICROSOFT.CONCAT(&quot;&quot;&quot;&quot;;[.$D$1];&quot;&quot;&quot;&quot;;&quot;:&quot;;&quot;&quot;&quot;&quot;;[.$D66]; &quot;&quot;&quot;&quot;;&quot;,&quot;));&quot;},&quot;))" office:value-type="string" office:string-value="{&quot;family&quot;:&quot;FAMILY_PIKACHU&quot;,&quot;COSTUME&quot;:&quot;FLOWER_HAT&quot;,}," calcext:value-type="string">
            <text:p>{"family":"FAMILY_PIKACHU","COSTUME":"FLOWER_HAT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CHU</text:p>
          </table:table-cell>
          <table:table-cell table:style-name="ce2" office:value-type="string" calcext:value-type="string">
            <text:p><text:span text:style-name="T1">FAMILY_</text:span>PIKACHU</text:p>
          </table:table-cell>
          <table:table-cell table:style-name="ce2"/>
          <table:table-cell table:style-name="ce2" office:value-type="string" calcext:value-type="string">
            <text:p>FLOWER_CROWN</text:p>
          </table:table-cell>
          <table:table-cell table:style-name="ce2"/>
          <table:table-cell/>
          <table:table-cell table:style-name="ce5" table:formula="of:=IF([.$A67]=&quot;&quot;;&quot;&quot;;COM.MICROSOFT.CONCAT(&quot;{&quot;; IF([.$A67]=&quot;&quot;;&quot;&quot;;COM.MICROSOFT.CONCAT(&quot;&quot;&quot;&quot;;[.$A$1];&quot;&quot;&quot;&quot;;&quot;:&quot;;&quot;&quot;&quot;&quot;;[.$A67]; &quot;&quot;&quot;&quot;;&quot;,&quot;)); IF([.$C67]=&quot;&quot;;&quot;&quot;;COM.MICROSOFT.CONCAT(&quot;&quot;&quot;&quot;;[.$C$1];&quot;&quot;&quot;&quot;;&quot;:&quot;;&quot;&quot;&quot;&quot;;[.$C67]; &quot;&quot;&quot;&quot;;&quot;,&quot;)); IF([.$D67]=&quot;&quot;;&quot;&quot;;COM.MICROSOFT.CONCAT(&quot;&quot;&quot;&quot;;[.$D$1];&quot;&quot;&quot;&quot;;&quot;:&quot;;&quot;&quot;&quot;&quot;;[.$D67]; &quot;&quot;&quot;&quot;;&quot;,&quot;));&quot;},&quot;))" office:value-type="string" office:string-value="{&quot;ID&quot;:&quot;PICHU&quot;,&quot;COSTUME&quot;:&quot;FLOWER_CROWN&quot;,}," calcext:value-type="string">
            <text:p>{"ID":"PICHU","COSTUME":"FLOWER_CROWN",},</text:p>
          </table:table-cell>
          <table:table-cell/>
          <table:table-cell table:style-name="ce5" table:formula="of:=IF(OR([.$A67]=&quot;&quot;;[.$B67]=[.$B66]);&quot;&quot;;COM.MICROSOFT.CONCAT(&quot;{&quot;; IF([.$B67]=&quot;&quot;;&quot;&quot;;COM.MICROSOFT.CONCAT(&quot;&quot;&quot;&quot;;[.$B$1];&quot;&quot;&quot;&quot;;&quot;:&quot;;&quot;&quot;&quot;&quot;;[.$B67]; &quot;&quot;&quot;&quot;;&quot;,&quot;)); IF([.$D67]=&quot;&quot;;&quot;&quot;;COM.MICROSOFT.CONCAT(&quot;&quot;&quot;&quot;;[.$D$1];&quot;&quot;&quot;&quot;;&quot;:&quot;;&quot;&quot;&quot;&quot;;[.$D6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OGEPI</text:p>
          </table:table-cell>
          <table:table-cell table:style-name="ce2" office:value-type="string" calcext:value-type="string">
            <text:p><text:span text:style-name="T1">FAMILY_</text:span>TOGEPI</text:p>
          </table:table-cell>
          <table:table-cell table:style-name="ce2"/>
          <table:table-cell table:style-name="ce2" office:value-type="string" calcext:value-type="string">
            <text:p>FLOWER_CROWN</text:p>
          </table:table-cell>
          <table:table-cell table:style-name="ce2"/>
          <table:table-cell/>
          <table:table-cell table:style-name="ce5" table:formula="of:=IF([.$A68]=&quot;&quot;;&quot;&quot;;COM.MICROSOFT.CONCAT(&quot;{&quot;; IF([.$A68]=&quot;&quot;;&quot;&quot;;COM.MICROSOFT.CONCAT(&quot;&quot;&quot;&quot;;[.$A$1];&quot;&quot;&quot;&quot;;&quot;:&quot;;&quot;&quot;&quot;&quot;;[.$A68]; &quot;&quot;&quot;&quot;;&quot;,&quot;)); IF([.$C68]=&quot;&quot;;&quot;&quot;;COM.MICROSOFT.CONCAT(&quot;&quot;&quot;&quot;;[.$C$1];&quot;&quot;&quot;&quot;;&quot;:&quot;;&quot;&quot;&quot;&quot;;[.$C68]; &quot;&quot;&quot;&quot;;&quot;,&quot;)); IF([.$D68]=&quot;&quot;;&quot;&quot;;COM.MICROSOFT.CONCAT(&quot;&quot;&quot;&quot;;[.$D$1];&quot;&quot;&quot;&quot;;&quot;:&quot;;&quot;&quot;&quot;&quot;;[.$D68]; &quot;&quot;&quot;&quot;;&quot;,&quot;));&quot;},&quot;))" office:value-type="string" office:string-value="{&quot;ID&quot;:&quot;TOGEPI&quot;,&quot;COSTUME&quot;:&quot;FLOWER_CROWN&quot;,}," calcext:value-type="string">
            <text:p>{"ID":"TOGEPI","COSTUME":"FLOWER_CROWN",},</text:p>
          </table:table-cell>
          <table:table-cell/>
          <table:table-cell table:style-name="ce5" table:formula="of:=IF(OR([.$A68]=&quot;&quot;;[.$B68]=[.$B67]);&quot;&quot;;COM.MICROSOFT.CONCAT(&quot;{&quot;; IF([.$B68]=&quot;&quot;;&quot;&quot;;COM.MICROSOFT.CONCAT(&quot;&quot;&quot;&quot;;[.$B$1];&quot;&quot;&quot;&quot;;&quot;:&quot;;&quot;&quot;&quot;&quot;;[.$B68]; &quot;&quot;&quot;&quot;;&quot;,&quot;)); IF([.$D68]=&quot;&quot;;&quot;&quot;;COM.MICROSOFT.CONCAT(&quot;&quot;&quot;&quot;;[.$D$1];&quot;&quot;&quot;&quot;;&quot;:&quot;;&quot;&quot;&quot;&quot;;[.$D68]; &quot;&quot;&quot;&quot;;&quot;,&quot;));&quot;},&quot;))" office:value-type="string" office:string-value="{&quot;family&quot;:&quot;FAMILY_TOGEPI&quot;,&quot;COSTUME&quot;:&quot;FLOWER_CROWN&quot;,}," calcext:value-type="string">
            <text:p>{"family":"FAMILY_TOGEPI","COSTUME":"FLOWER_CROWN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UNEARY</text:p>
          </table:table-cell>
          <table:table-cell table:style-name="ce2" office:value-type="string" calcext:value-type="string">
            <text:p><text:span text:style-name="T1">FAMILY_</text:span>BUNEARY</text:p>
          </table:table-cell>
          <table:table-cell table:style-name="ce2"/>
          <table:table-cell table:style-name="ce2" office:value-type="string" calcext:value-type="string">
            <text:p>FLOWER_CROWN</text:p>
          </table:table-cell>
          <table:table-cell table:style-name="ce2"/>
          <table:table-cell/>
          <table:table-cell table:style-name="ce5" table:formula="of:=IF([.$A69]=&quot;&quot;;&quot;&quot;;COM.MICROSOFT.CONCAT(&quot;{&quot;; IF([.$A69]=&quot;&quot;;&quot;&quot;;COM.MICROSOFT.CONCAT(&quot;&quot;&quot;&quot;;[.$A$1];&quot;&quot;&quot;&quot;;&quot;:&quot;;&quot;&quot;&quot;&quot;;[.$A69]; &quot;&quot;&quot;&quot;;&quot;,&quot;)); IF([.$C69]=&quot;&quot;;&quot;&quot;;COM.MICROSOFT.CONCAT(&quot;&quot;&quot;&quot;;[.$C$1];&quot;&quot;&quot;&quot;;&quot;:&quot;;&quot;&quot;&quot;&quot;;[.$C69]; &quot;&quot;&quot;&quot;;&quot;,&quot;)); IF([.$D69]=&quot;&quot;;&quot;&quot;;COM.MICROSOFT.CONCAT(&quot;&quot;&quot;&quot;;[.$D$1];&quot;&quot;&quot;&quot;;&quot;:&quot;;&quot;&quot;&quot;&quot;;[.$D69]; &quot;&quot;&quot;&quot;;&quot;,&quot;));&quot;},&quot;))" office:value-type="string" office:string-value="{&quot;ID&quot;:&quot;BUNEARY&quot;,&quot;COSTUME&quot;:&quot;FLOWER_CROWN&quot;,}," calcext:value-type="string">
            <text:p>{"ID":"BUNEARY","COSTUME":"FLOWER_CROWN",},</text:p>
          </table:table-cell>
          <table:table-cell/>
          <table:table-cell table:style-name="ce5" table:formula="of:=IF(OR([.$A69]=&quot;&quot;;[.$B69]=[.$B68]);&quot;&quot;;COM.MICROSOFT.CONCAT(&quot;{&quot;; IF([.$B69]=&quot;&quot;;&quot;&quot;;COM.MICROSOFT.CONCAT(&quot;&quot;&quot;&quot;;[.$B$1];&quot;&quot;&quot;&quot;;&quot;:&quot;;&quot;&quot;&quot;&quot;;[.$B69]; &quot;&quot;&quot;&quot;;&quot;,&quot;)); IF([.$D69]=&quot;&quot;;&quot;&quot;;COM.MICROSOFT.CONCAT(&quot;&quot;&quot;&quot;;[.$D$1];&quot;&quot;&quot;&quot;;&quot;:&quot;;&quot;&quot;&quot;&quot;;[.$D69]; &quot;&quot;&quot;&quot;;&quot;,&quot;));&quot;},&quot;))" office:value-type="string" office:string-value="{&quot;family&quot;:&quot;FAMILY_BUNEARY&quot;,&quot;COSTUME&quot;:&quot;FLOWER_CROWN&quot;,}," calcext:value-type="string">
            <text:p>{"family":"FAMILY_BUNEARY","COSTUME":"FLOWER_CROWN",},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70]=&quot;&quot;;&quot;&quot;;COM.MICROSOFT.CONCAT(&quot;{&quot;; IF([.$A70]=&quot;&quot;;&quot;&quot;;COM.MICROSOFT.CONCAT(&quot;&quot;&quot;&quot;;[.$A$1];&quot;&quot;&quot;&quot;;&quot;:&quot;;&quot;&quot;&quot;&quot;;[.$A70]; &quot;&quot;&quot;&quot;;&quot;,&quot;)); IF([.$C70]=&quot;&quot;;&quot;&quot;;COM.MICROSOFT.CONCAT(&quot;&quot;&quot;&quot;;[.$C$1];&quot;&quot;&quot;&quot;;&quot;:&quot;;&quot;&quot;&quot;&quot;;[.$C70]; &quot;&quot;&quot;&quot;;&quot;,&quot;)); IF([.$D70]=&quot;&quot;;&quot;&quot;;COM.MICROSOFT.CONCAT(&quot;&quot;&quot;&quot;;[.$D$1];&quot;&quot;&quot;&quot;;&quot;:&quot;;&quot;&quot;&quot;&quot;;[.$D70]; &quot;&quot;&quot;&quot;;&quot;,&quot;));&quot;},&quot;))">
            <text:p/>
          </table:table-cell>
          <table:table-cell/>
          <table:table-cell table:style-name="ce5" table:formula="of:=IF(OR([.$A70]=&quot;&quot;;[.$B70]=[.$B69]);&quot;&quot;;COM.MICROSOFT.CONCAT(&quot;{&quot;; IF([.$B70]=&quot;&quot;;&quot;&quot;;COM.MICROSOFT.CONCAT(&quot;&quot;&quot;&quot;;[.$B$1];&quot;&quot;&quot;&quot;;&quot;:&quot;;&quot;&quot;&quot;&quot;;[.$B70]; &quot;&quot;&quot;&quot;;&quot;,&quot;)); IF([.$D70]=&quot;&quot;;&quot;&quot;;COM.MICROSOFT.CONCAT(&quot;&quot;&quot;&quot;;[.$D$1];&quot;&quot;&quot;&quot;;&quot;:&quot;;&quot;&quot;&quot;&quot;;[.$D7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KACHU</text:p>
          </table:table-cell>
          <table:table-cell table:style-name="ce2" office:value-type="string" calcext:value-type="string">
            <text:p><text:span text:style-name="T1">FAMILY_</text:span>PIKACHU</text:p>
          </table:table-cell>
          <table:table-cell table:style-name="ce2"/>
          <table:table-cell table:style-name="ce2" office:value-type="string" calcext:value-type="string">
            <text:p>SAFARI_CAP</text:p>
          </table:table-cell>
          <table:table-cell table:style-name="ce2"/>
          <table:table-cell/>
          <table:table-cell table:style-name="ce5" table:formula="of:=IF([.$A71]=&quot;&quot;;&quot;&quot;;COM.MICROSOFT.CONCAT(&quot;{&quot;; IF([.$A71]=&quot;&quot;;&quot;&quot;;COM.MICROSOFT.CONCAT(&quot;&quot;&quot;&quot;;[.$A$1];&quot;&quot;&quot;&quot;;&quot;:&quot;;&quot;&quot;&quot;&quot;;[.$A71]; &quot;&quot;&quot;&quot;;&quot;,&quot;)); IF([.$C71]=&quot;&quot;;&quot;&quot;;COM.MICROSOFT.CONCAT(&quot;&quot;&quot;&quot;;[.$C$1];&quot;&quot;&quot;&quot;;&quot;:&quot;;&quot;&quot;&quot;&quot;;[.$C71]; &quot;&quot;&quot;&quot;;&quot;,&quot;)); IF([.$D71]=&quot;&quot;;&quot;&quot;;COM.MICROSOFT.CONCAT(&quot;&quot;&quot;&quot;;[.$D$1];&quot;&quot;&quot;&quot;;&quot;:&quot;;&quot;&quot;&quot;&quot;;[.$D71]; &quot;&quot;&quot;&quot;;&quot;,&quot;));&quot;},&quot;))" office:value-type="string" office:string-value="{&quot;ID&quot;:&quot;PIKACHU&quot;,&quot;COSTUME&quot;:&quot;SAFARI_CAP&quot;,}," calcext:value-type="string">
            <text:p>{"ID":"PIKACHU","COSTUME":"SAFARI_CAP",},</text:p>
          </table:table-cell>
          <table:table-cell/>
          <table:table-cell table:style-name="ce5" table:formula="of:=IF(OR([.$A71]=&quot;&quot;;[.$B71]=[.$B70]);&quot;&quot;;COM.MICROSOFT.CONCAT(&quot;{&quot;; IF([.$B71]=&quot;&quot;;&quot;&quot;;COM.MICROSOFT.CONCAT(&quot;&quot;&quot;&quot;;[.$B$1];&quot;&quot;&quot;&quot;;&quot;:&quot;;&quot;&quot;&quot;&quot;;[.$B71]; &quot;&quot;&quot;&quot;;&quot;,&quot;)); IF([.$D71]=&quot;&quot;;&quot;&quot;;COM.MICROSOFT.CONCAT(&quot;&quot;&quot;&quot;;[.$D$1];&quot;&quot;&quot;&quot;;&quot;:&quot;;&quot;&quot;&quot;&quot;;[.$D71]; &quot;&quot;&quot;&quot;;&quot;,&quot;));&quot;},&quot;))" office:value-type="string" office:string-value="{&quot;family&quot;:&quot;FAMILY_PIKACHU&quot;,&quot;COSTUME&quot;:&quot;SAFARI_CAP&quot;,}," calcext:value-type="string">
            <text:p>{"family":"FAMILY_PIKACHU","COSTUME":"SAFARI_CAP",},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72]=&quot;&quot;;&quot;&quot;;COM.MICROSOFT.CONCAT(&quot;{&quot;; IF([.$A72]=&quot;&quot;;&quot;&quot;;COM.MICROSOFT.CONCAT(&quot;&quot;&quot;&quot;;[.$A$1];&quot;&quot;&quot;&quot;;&quot;:&quot;;&quot;&quot;&quot;&quot;;[.$A72]; &quot;&quot;&quot;&quot;;&quot;,&quot;)); IF([.$C72]=&quot;&quot;;&quot;&quot;;COM.MICROSOFT.CONCAT(&quot;&quot;&quot;&quot;;[.$C$1];&quot;&quot;&quot;&quot;;&quot;:&quot;;&quot;&quot;&quot;&quot;;[.$C72]; &quot;&quot;&quot;&quot;;&quot;,&quot;)); IF([.$D72]=&quot;&quot;;&quot;&quot;;COM.MICROSOFT.CONCAT(&quot;&quot;&quot;&quot;;[.$D$1];&quot;&quot;&quot;&quot;;&quot;:&quot;;&quot;&quot;&quot;&quot;;[.$D72]; &quot;&quot;&quot;&quot;;&quot;,&quot;));&quot;},&quot;))">
            <text:p/>
          </table:table-cell>
          <table:table-cell/>
          <table:table-cell table:style-name="ce5" table:formula="of:=IF(OR([.$A72]=&quot;&quot;;[.$B72]=[.$B71]);&quot;&quot;;COM.MICROSOFT.CONCAT(&quot;{&quot;; IF([.$B72]=&quot;&quot;;&quot;&quot;;COM.MICROSOFT.CONCAT(&quot;&quot;&quot;&quot;;[.$B$1];&quot;&quot;&quot;&quot;;&quot;:&quot;;&quot;&quot;&quot;&quot;;[.$B72]; &quot;&quot;&quot;&quot;;&quot;,&quot;)); IF([.$D72]=&quot;&quot;;&quot;&quot;;COM.MICROSOFT.CONCAT(&quot;&quot;&quot;&quot;;[.$D$1];&quot;&quot;&quot;&quot;;&quot;:&quot;;&quot;&quot;&quot;&quot;;[.$D7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ULBASAUR</text:p>
          </table:table-cell>
          <table:table-cell table:style-name="ce2" office:value-type="string" calcext:value-type="string">
            <text:p><text:span text:style-name="T1">FAMILY_</text:span>BULBASAUR</text:p>
          </table:table-cell>
          <table:table-cell table:style-name="ce2"/>
          <table:table-cell table:style-name="ce2" office:value-type="string" calcext:value-type="string">
            <text:p>GO_FEST_2020</text:p>
          </table:table-cell>
          <table:table-cell table:style-name="ce2"/>
          <table:table-cell/>
          <table:table-cell table:style-name="ce5" table:formula="of:=IF([.$A73]=&quot;&quot;;&quot;&quot;;COM.MICROSOFT.CONCAT(&quot;{&quot;; IF([.$A73]=&quot;&quot;;&quot;&quot;;COM.MICROSOFT.CONCAT(&quot;&quot;&quot;&quot;;[.$A$1];&quot;&quot;&quot;&quot;;&quot;:&quot;;&quot;&quot;&quot;&quot;;[.$A73]; &quot;&quot;&quot;&quot;;&quot;,&quot;)); IF([.$C73]=&quot;&quot;;&quot;&quot;;COM.MICROSOFT.CONCAT(&quot;&quot;&quot;&quot;;[.$C$1];&quot;&quot;&quot;&quot;;&quot;:&quot;;&quot;&quot;&quot;&quot;;[.$C73]; &quot;&quot;&quot;&quot;;&quot;,&quot;)); IF([.$D73]=&quot;&quot;;&quot;&quot;;COM.MICROSOFT.CONCAT(&quot;&quot;&quot;&quot;;[.$D$1];&quot;&quot;&quot;&quot;;&quot;:&quot;;&quot;&quot;&quot;&quot;;[.$D73]; &quot;&quot;&quot;&quot;;&quot;,&quot;));&quot;},&quot;))" office:value-type="string" office:string-value="{&quot;ID&quot;:&quot;BULBASAUR&quot;,&quot;COSTUME&quot;:&quot;GO_FEST_2020&quot;,}," calcext:value-type="string">
            <text:p>{"ID":"BULBASAUR","COSTUME":"GO_FEST_2020",},</text:p>
          </table:table-cell>
          <table:table-cell/>
          <table:table-cell table:style-name="ce5" table:formula="of:=IF(OR([.$A73]=&quot;&quot;;[.$B73]=[.$B72]);&quot;&quot;;COM.MICROSOFT.CONCAT(&quot;{&quot;; IF([.$B73]=&quot;&quot;;&quot;&quot;;COM.MICROSOFT.CONCAT(&quot;&quot;&quot;&quot;;[.$B$1];&quot;&quot;&quot;&quot;;&quot;:&quot;;&quot;&quot;&quot;&quot;;[.$B73]; &quot;&quot;&quot;&quot;;&quot;,&quot;)); IF([.$D73]=&quot;&quot;;&quot;&quot;;COM.MICROSOFT.CONCAT(&quot;&quot;&quot;&quot;;[.$D$1];&quot;&quot;&quot;&quot;;&quot;:&quot;;&quot;&quot;&quot;&quot;;[.$D73]; &quot;&quot;&quot;&quot;;&quot;,&quot;));&quot;},&quot;))" office:value-type="string" office:string-value="{&quot;family&quot;:&quot;FAMILY_BULBASAUR&quot;,&quot;COSTUME&quot;:&quot;GO_FEST_2020&quot;,}," calcext:value-type="string">
            <text:p>{"family":"FAMILY_BULBASAUR","COSTUME":"GO_FEST_2020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ARMANDER</text:p>
          </table:table-cell>
          <table:table-cell table:style-name="ce2" office:value-type="string" calcext:value-type="string">
            <text:p><text:span text:style-name="T1">FAMILY_</text:span>CHARMANDER</text:p>
          </table:table-cell>
          <table:table-cell table:style-name="ce2"/>
          <table:table-cell table:style-name="ce2" office:value-type="string" calcext:value-type="string">
            <text:p>GO_FEST_2020</text:p>
          </table:table-cell>
          <table:table-cell table:style-name="ce2"/>
          <table:table-cell/>
          <table:table-cell table:style-name="ce5" table:formula="of:=IF([.$A74]=&quot;&quot;;&quot;&quot;;COM.MICROSOFT.CONCAT(&quot;{&quot;; IF([.$A74]=&quot;&quot;;&quot;&quot;;COM.MICROSOFT.CONCAT(&quot;&quot;&quot;&quot;;[.$A$1];&quot;&quot;&quot;&quot;;&quot;:&quot;;&quot;&quot;&quot;&quot;;[.$A74]; &quot;&quot;&quot;&quot;;&quot;,&quot;)); IF([.$C74]=&quot;&quot;;&quot;&quot;;COM.MICROSOFT.CONCAT(&quot;&quot;&quot;&quot;;[.$C$1];&quot;&quot;&quot;&quot;;&quot;:&quot;;&quot;&quot;&quot;&quot;;[.$C74]; &quot;&quot;&quot;&quot;;&quot;,&quot;)); IF([.$D74]=&quot;&quot;;&quot;&quot;;COM.MICROSOFT.CONCAT(&quot;&quot;&quot;&quot;;[.$D$1];&quot;&quot;&quot;&quot;;&quot;:&quot;;&quot;&quot;&quot;&quot;;[.$D74]; &quot;&quot;&quot;&quot;;&quot;,&quot;));&quot;},&quot;))" office:value-type="string" office:string-value="{&quot;ID&quot;:&quot;CHARMANDER&quot;,&quot;COSTUME&quot;:&quot;GO_FEST_2020&quot;,}," calcext:value-type="string">
            <text:p>{"ID":"CHARMANDER","COSTUME":"GO_FEST_2020",},</text:p>
          </table:table-cell>
          <table:table-cell/>
          <table:table-cell table:style-name="ce5" table:formula="of:=IF(OR([.$A74]=&quot;&quot;;[.$B74]=[.$B73]);&quot;&quot;;COM.MICROSOFT.CONCAT(&quot;{&quot;; IF([.$B74]=&quot;&quot;;&quot;&quot;;COM.MICROSOFT.CONCAT(&quot;&quot;&quot;&quot;;[.$B$1];&quot;&quot;&quot;&quot;;&quot;:&quot;;&quot;&quot;&quot;&quot;;[.$B74]; &quot;&quot;&quot;&quot;;&quot;,&quot;)); IF([.$D74]=&quot;&quot;;&quot;&quot;;COM.MICROSOFT.CONCAT(&quot;&quot;&quot;&quot;;[.$D$1];&quot;&quot;&quot;&quot;;&quot;:&quot;;&quot;&quot;&quot;&quot;;[.$D74]; &quot;&quot;&quot;&quot;;&quot;,&quot;));&quot;},&quot;))" office:value-type="string" office:string-value="{&quot;family&quot;:&quot;FAMILY_CHARMANDER&quot;,&quot;COSTUME&quot;:&quot;GO_FEST_2020&quot;,}," calcext:value-type="string">
            <text:p>{"family":"FAMILY_CHARMANDER","COSTUME":"GO_FEST_2020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QUIRTLE</text:p>
          </table:table-cell>
          <table:table-cell table:style-name="ce2" office:value-type="string" calcext:value-type="string">
            <text:p><text:span text:style-name="T1">FAMILY_</text:span>SQUIRTLE</text:p>
          </table:table-cell>
          <table:table-cell table:style-name="ce2"/>
          <table:table-cell table:style-name="ce2" office:value-type="string" calcext:value-type="string">
            <text:p>GO_FEST_2020</text:p>
          </table:table-cell>
          <table:table-cell table:style-name="ce2"/>
          <table:table-cell/>
          <table:table-cell table:style-name="ce5" table:formula="of:=IF([.$A75]=&quot;&quot;;&quot;&quot;;COM.MICROSOFT.CONCAT(&quot;{&quot;; IF([.$A75]=&quot;&quot;;&quot;&quot;;COM.MICROSOFT.CONCAT(&quot;&quot;&quot;&quot;;[.$A$1];&quot;&quot;&quot;&quot;;&quot;:&quot;;&quot;&quot;&quot;&quot;;[.$A75]; &quot;&quot;&quot;&quot;;&quot;,&quot;)); IF([.$C75]=&quot;&quot;;&quot;&quot;;COM.MICROSOFT.CONCAT(&quot;&quot;&quot;&quot;;[.$C$1];&quot;&quot;&quot;&quot;;&quot;:&quot;;&quot;&quot;&quot;&quot;;[.$C75]; &quot;&quot;&quot;&quot;;&quot;,&quot;)); IF([.$D75]=&quot;&quot;;&quot;&quot;;COM.MICROSOFT.CONCAT(&quot;&quot;&quot;&quot;;[.$D$1];&quot;&quot;&quot;&quot;;&quot;:&quot;;&quot;&quot;&quot;&quot;;[.$D75]; &quot;&quot;&quot;&quot;;&quot;,&quot;));&quot;},&quot;))" office:value-type="string" office:string-value="{&quot;ID&quot;:&quot;SQUIRTLE&quot;,&quot;COSTUME&quot;:&quot;GO_FEST_2020&quot;,}," calcext:value-type="string">
            <text:p>{"ID":"SQUIRTLE","COSTUME":"GO_FEST_2020",},</text:p>
          </table:table-cell>
          <table:table-cell/>
          <table:table-cell table:style-name="ce5" table:formula="of:=IF(OR([.$A75]=&quot;&quot;;[.$B75]=[.$B74]);&quot;&quot;;COM.MICROSOFT.CONCAT(&quot;{&quot;; IF([.$B75]=&quot;&quot;;&quot;&quot;;COM.MICROSOFT.CONCAT(&quot;&quot;&quot;&quot;;[.$B$1];&quot;&quot;&quot;&quot;;&quot;:&quot;;&quot;&quot;&quot;&quot;;[.$B75]; &quot;&quot;&quot;&quot;;&quot;,&quot;)); IF([.$D75]=&quot;&quot;;&quot;&quot;;COM.MICROSOFT.CONCAT(&quot;&quot;&quot;&quot;;[.$D$1];&quot;&quot;&quot;&quot;;&quot;:&quot;;&quot;&quot;&quot;&quot;;[.$D75]; &quot;&quot;&quot;&quot;;&quot;,&quot;));&quot;},&quot;))" office:value-type="string" office:string-value="{&quot;family&quot;:&quot;FAMILY_SQUIRTLE&quot;,&quot;COSTUME&quot;:&quot;GO_FEST_2020&quot;,}," calcext:value-type="string">
            <text:p>{"family":"FAMILY_SQUIRTLE","COSTUME":"GO_FEST_2020",},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76]=&quot;&quot;;&quot;&quot;;COM.MICROSOFT.CONCAT(&quot;{&quot;; IF([.$A76]=&quot;&quot;;&quot;&quot;;COM.MICROSOFT.CONCAT(&quot;&quot;&quot;&quot;;[.$A$1];&quot;&quot;&quot;&quot;;&quot;:&quot;;&quot;&quot;&quot;&quot;;[.$A76]; &quot;&quot;&quot;&quot;;&quot;,&quot;)); IF([.$C76]=&quot;&quot;;&quot;&quot;;COM.MICROSOFT.CONCAT(&quot;&quot;&quot;&quot;;[.$C$1];&quot;&quot;&quot;&quot;;&quot;:&quot;;&quot;&quot;&quot;&quot;;[.$C76]; &quot;&quot;&quot;&quot;;&quot;,&quot;)); IF([.$D76]=&quot;&quot;;&quot;&quot;;COM.MICROSOFT.CONCAT(&quot;&quot;&quot;&quot;;[.$D$1];&quot;&quot;&quot;&quot;;&quot;:&quot;;&quot;&quot;&quot;&quot;;[.$D76]; &quot;&quot;&quot;&quot;;&quot;,&quot;));&quot;},&quot;))">
            <text:p/>
          </table:table-cell>
          <table:table-cell/>
          <table:table-cell table:style-name="ce5" table:formula="of:=IF(OR([.$A76]=&quot;&quot;;[.$B76]=[.$B75]);&quot;&quot;;COM.MICROSOFT.CONCAT(&quot;{&quot;; IF([.$B76]=&quot;&quot;;&quot;&quot;;COM.MICROSOFT.CONCAT(&quot;&quot;&quot;&quot;;[.$B$1];&quot;&quot;&quot;&quot;;&quot;:&quot;;&quot;&quot;&quot;&quot;;[.$B76]; &quot;&quot;&quot;&quot;;&quot;,&quot;)); IF([.$D76]=&quot;&quot;;&quot;&quot;;COM.MICROSOFT.CONCAT(&quot;&quot;&quot;&quot;;[.$D$1];&quot;&quot;&quot;&quot;;&quot;:&quot;;&quot;&quot;&quot;&quot;;[.$D7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MOOCHUM</text:p>
          </table:table-cell>
          <table:table-cell table:style-name="ce2" office:value-type="string" calcext:value-type="string">
            <text:p>FAMILY_JYNX</text:p>
          </table:table-cell>
          <table:table-cell table:style-name="ce2"/>
          <table:table-cell table:style-name="ce2" office:value-type="string" calcext:value-type="string">
            <text:p>FASHION_WEEK_2020</text:p>
          </table:table-cell>
          <table:table-cell table:style-name="ce2"/>
          <table:table-cell/>
          <table:table-cell table:style-name="ce5" table:formula="of:=IF([.$A77]=&quot;&quot;;&quot;&quot;;COM.MICROSOFT.CONCAT(&quot;{&quot;; IF([.$A77]=&quot;&quot;;&quot;&quot;;COM.MICROSOFT.CONCAT(&quot;&quot;&quot;&quot;;[.$A$1];&quot;&quot;&quot;&quot;;&quot;:&quot;;&quot;&quot;&quot;&quot;;[.$A77]; &quot;&quot;&quot;&quot;;&quot;,&quot;)); IF([.$C77]=&quot;&quot;;&quot;&quot;;COM.MICROSOFT.CONCAT(&quot;&quot;&quot;&quot;;[.$C$1];&quot;&quot;&quot;&quot;;&quot;:&quot;;&quot;&quot;&quot;&quot;;[.$C77]; &quot;&quot;&quot;&quot;;&quot;,&quot;)); IF([.$D77]=&quot;&quot;;&quot;&quot;;COM.MICROSOFT.CONCAT(&quot;&quot;&quot;&quot;;[.$D$1];&quot;&quot;&quot;&quot;;&quot;:&quot;;&quot;&quot;&quot;&quot;;[.$D77]; &quot;&quot;&quot;&quot;;&quot;,&quot;));&quot;},&quot;))" office:value-type="string" office:string-value="{&quot;ID&quot;:&quot;SMOOCHUM&quot;,&quot;COSTUME&quot;:&quot;FASHION_WEEK_2020&quot;,}," calcext:value-type="string">
            <text:p>{"ID":"SMOOCHUM","COSTUME":"FASHION_WEEK_2020",},</text:p>
          </table:table-cell>
          <table:table-cell/>
          <table:table-cell table:style-name="ce5" table:formula="of:=IF(OR([.$A77]=&quot;&quot;;[.$B77]=[.$B76]);&quot;&quot;;COM.MICROSOFT.CONCAT(&quot;{&quot;; IF([.$B77]=&quot;&quot;;&quot;&quot;;COM.MICROSOFT.CONCAT(&quot;&quot;&quot;&quot;;[.$B$1];&quot;&quot;&quot;&quot;;&quot;:&quot;;&quot;&quot;&quot;&quot;;[.$B77]; &quot;&quot;&quot;&quot;;&quot;,&quot;)); IF([.$D77]=&quot;&quot;;&quot;&quot;;COM.MICROSOFT.CONCAT(&quot;&quot;&quot;&quot;;[.$D$1];&quot;&quot;&quot;&quot;;&quot;:&quot;;&quot;&quot;&quot;&quot;;[.$D77]; &quot;&quot;&quot;&quot;;&quot;,&quot;));&quot;},&quot;))" office:value-type="string" office:string-value="{&quot;family&quot;:&quot;FAMILY_JYNX&quot;,&quot;COSTUME&quot;:&quot;FASHION_WEEK_2020&quot;,}," calcext:value-type="string">
            <text:p>{"family":"FAMILY_JYNX","COSTUME":"FASHION_WEEK_2020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IRLIA</text:p>
          </table:table-cell>
          <table:table-cell table:style-name="ce2" office:value-type="string" calcext:value-type="string">
            <text:p>FAMILY_RALTS</text:p>
          </table:table-cell>
          <table:table-cell table:style-name="ce2"/>
          <table:table-cell table:style-name="ce2" office:value-type="string" calcext:value-type="string">
            <text:p>FASHION_WEEK_2020</text:p>
          </table:table-cell>
          <table:table-cell table:style-name="ce2"/>
          <table:table-cell/>
          <table:table-cell table:style-name="ce5" table:formula="of:=IF([.$A78]=&quot;&quot;;&quot;&quot;;COM.MICROSOFT.CONCAT(&quot;{&quot;; IF([.$A78]=&quot;&quot;;&quot;&quot;;COM.MICROSOFT.CONCAT(&quot;&quot;&quot;&quot;;[.$A$1];&quot;&quot;&quot;&quot;;&quot;:&quot;;&quot;&quot;&quot;&quot;;[.$A78]; &quot;&quot;&quot;&quot;;&quot;,&quot;)); IF([.$C78]=&quot;&quot;;&quot;&quot;;COM.MICROSOFT.CONCAT(&quot;&quot;&quot;&quot;;[.$C$1];&quot;&quot;&quot;&quot;;&quot;:&quot;;&quot;&quot;&quot;&quot;;[.$C78]; &quot;&quot;&quot;&quot;;&quot;,&quot;)); IF([.$D78]=&quot;&quot;;&quot;&quot;;COM.MICROSOFT.CONCAT(&quot;&quot;&quot;&quot;;[.$D$1];&quot;&quot;&quot;&quot;;&quot;:&quot;;&quot;&quot;&quot;&quot;;[.$D78]; &quot;&quot;&quot;&quot;;&quot;,&quot;));&quot;},&quot;))" office:value-type="string" office:string-value="{&quot;ID&quot;:&quot;KIRLIA&quot;,&quot;COSTUME&quot;:&quot;FASHION_WEEK_2020&quot;,}," calcext:value-type="string">
            <text:p>{"ID":"KIRLIA","COSTUME":"FASHION_WEEK_2020",},</text:p>
          </table:table-cell>
          <table:table-cell/>
          <table:table-cell table:style-name="ce5" table:formula="of:=IF(OR([.$A78]=&quot;&quot;;[.$B78]=[.$B77]);&quot;&quot;;COM.MICROSOFT.CONCAT(&quot;{&quot;; IF([.$B78]=&quot;&quot;;&quot;&quot;;COM.MICROSOFT.CONCAT(&quot;&quot;&quot;&quot;;[.$B$1];&quot;&quot;&quot;&quot;;&quot;:&quot;;&quot;&quot;&quot;&quot;;[.$B78]; &quot;&quot;&quot;&quot;;&quot;,&quot;)); IF([.$D78]=&quot;&quot;;&quot;&quot;;COM.MICROSOFT.CONCAT(&quot;&quot;&quot;&quot;;[.$D$1];&quot;&quot;&quot;&quot;;&quot;:&quot;;&quot;&quot;&quot;&quot;;[.$D78]; &quot;&quot;&quot;&quot;;&quot;,&quot;));&quot;},&quot;))" office:value-type="string" office:string-value="{&quot;family&quot;:&quot;FAMILY_RALTS&quot;,&quot;COSTUME&quot;:&quot;FASHION_WEEK_2020&quot;,}," calcext:value-type="string">
            <text:p>{"family":"FAMILY_RALTS","COSTUME":"FASHION_WEEK_2020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HINX</text:p>
          </table:table-cell>
          <table:table-cell table:style-name="ce2" office:value-type="string" calcext:value-type="string">
            <text:p>FAMILY_SHINX</text:p>
          </table:table-cell>
          <table:table-cell table:style-name="ce2"/>
          <table:table-cell table:style-name="ce2" office:value-type="string" calcext:value-type="string">
            <text:p>FASHION_WEEK_2020</text:p>
          </table:table-cell>
          <table:table-cell table:style-name="ce2"/>
          <table:table-cell/>
          <table:table-cell table:style-name="ce5" table:formula="of:=IF([.$A79]=&quot;&quot;;&quot;&quot;;COM.MICROSOFT.CONCAT(&quot;{&quot;; IF([.$A79]=&quot;&quot;;&quot;&quot;;COM.MICROSOFT.CONCAT(&quot;&quot;&quot;&quot;;[.$A$1];&quot;&quot;&quot;&quot;;&quot;:&quot;;&quot;&quot;&quot;&quot;;[.$A79]; &quot;&quot;&quot;&quot;;&quot;,&quot;)); IF([.$C79]=&quot;&quot;;&quot;&quot;;COM.MICROSOFT.CONCAT(&quot;&quot;&quot;&quot;;[.$C$1];&quot;&quot;&quot;&quot;;&quot;:&quot;;&quot;&quot;&quot;&quot;;[.$C79]; &quot;&quot;&quot;&quot;;&quot;,&quot;)); IF([.$D79]=&quot;&quot;;&quot;&quot;;COM.MICROSOFT.CONCAT(&quot;&quot;&quot;&quot;;[.$D$1];&quot;&quot;&quot;&quot;;&quot;:&quot;;&quot;&quot;&quot;&quot;;[.$D79]; &quot;&quot;&quot;&quot;;&quot;,&quot;));&quot;},&quot;))" office:value-type="string" office:string-value="{&quot;ID&quot;:&quot;SHINX&quot;,&quot;COSTUME&quot;:&quot;FASHION_WEEK_2020&quot;,}," calcext:value-type="string">
            <text:p>{"ID":"SHINX","COSTUME":"FASHION_WEEK_2020",},</text:p>
          </table:table-cell>
          <table:table-cell/>
          <table:table-cell table:style-name="ce5" table:formula="of:=IF(OR([.$A79]=&quot;&quot;;[.$B79]=[.$B78]);&quot;&quot;;COM.MICROSOFT.CONCAT(&quot;{&quot;; IF([.$B79]=&quot;&quot;;&quot;&quot;;COM.MICROSOFT.CONCAT(&quot;&quot;&quot;&quot;;[.$B$1];&quot;&quot;&quot;&quot;;&quot;:&quot;;&quot;&quot;&quot;&quot;;[.$B79]; &quot;&quot;&quot;&quot;;&quot;,&quot;)); IF([.$D79]=&quot;&quot;;&quot;&quot;;COM.MICROSOFT.CONCAT(&quot;&quot;&quot;&quot;;[.$D$1];&quot;&quot;&quot;&quot;;&quot;:&quot;;&quot;&quot;&quot;&quot;;[.$D79]; &quot;&quot;&quot;&quot;;&quot;,&quot;));&quot;},&quot;))" office:value-type="string" office:string-value="{&quot;family&quot;:&quot;FAMILY_SHINX&quot;,&quot;COSTUME&quot;:&quot;FASHION_WEEK_2020&quot;,}," calcext:value-type="string">
            <text:p>{"family":"FAMILY_SHINX","COSTUME":"FASHION_WEEK_2020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ROAGUNK</text:p>
          </table:table-cell>
          <table:table-cell table:style-name="ce2" office:value-type="string" calcext:value-type="string">
            <text:p>FAMILY_CROAGUNK</text:p>
          </table:table-cell>
          <table:table-cell table:style-name="ce2"/>
          <table:table-cell table:style-name="ce2" office:value-type="string" calcext:value-type="string">
            <text:p>FASHION_WEEK_2020</text:p>
          </table:table-cell>
          <table:table-cell table:style-name="ce2"/>
          <table:table-cell/>
          <table:table-cell table:style-name="ce5" table:formula="of:=IF([.$A80]=&quot;&quot;;&quot;&quot;;COM.MICROSOFT.CONCAT(&quot;{&quot;; IF([.$A80]=&quot;&quot;;&quot;&quot;;COM.MICROSOFT.CONCAT(&quot;&quot;&quot;&quot;;[.$A$1];&quot;&quot;&quot;&quot;;&quot;:&quot;;&quot;&quot;&quot;&quot;;[.$A80]; &quot;&quot;&quot;&quot;;&quot;,&quot;)); IF([.$C80]=&quot;&quot;;&quot;&quot;;COM.MICROSOFT.CONCAT(&quot;&quot;&quot;&quot;;[.$C$1];&quot;&quot;&quot;&quot;;&quot;:&quot;;&quot;&quot;&quot;&quot;;[.$C80]; &quot;&quot;&quot;&quot;;&quot;,&quot;)); IF([.$D80]=&quot;&quot;;&quot;&quot;;COM.MICROSOFT.CONCAT(&quot;&quot;&quot;&quot;;[.$D$1];&quot;&quot;&quot;&quot;;&quot;:&quot;;&quot;&quot;&quot;&quot;;[.$D80]; &quot;&quot;&quot;&quot;;&quot;,&quot;));&quot;},&quot;))" office:value-type="string" office:string-value="{&quot;ID&quot;:&quot;CROAGUNK&quot;,&quot;COSTUME&quot;:&quot;FASHION_WEEK_2020&quot;,}," calcext:value-type="string">
            <text:p>{"ID":"CROAGUNK","COSTUME":"FASHION_WEEK_2020",},</text:p>
          </table:table-cell>
          <table:table-cell/>
          <table:table-cell table:style-name="ce5" table:formula="of:=IF(OR([.$A80]=&quot;&quot;;[.$B80]=[.$B79]);&quot;&quot;;COM.MICROSOFT.CONCAT(&quot;{&quot;; IF([.$B80]=&quot;&quot;;&quot;&quot;;COM.MICROSOFT.CONCAT(&quot;&quot;&quot;&quot;;[.$B$1];&quot;&quot;&quot;&quot;;&quot;:&quot;;&quot;&quot;&quot;&quot;;[.$B80]; &quot;&quot;&quot;&quot;;&quot;,&quot;)); IF([.$D80]=&quot;&quot;;&quot;&quot;;COM.MICROSOFT.CONCAT(&quot;&quot;&quot;&quot;;[.$D$1];&quot;&quot;&quot;&quot;;&quot;:&quot;;&quot;&quot;&quot;&quot;;[.$D80]; &quot;&quot;&quot;&quot;;&quot;,&quot;));&quot;},&quot;))" office:value-type="string" office:string-value="{&quot;family&quot;:&quot;FAMILY_CROAGUNK&quot;,&quot;COSTUME&quot;:&quot;FASHION_WEEK_2020&quot;,}," calcext:value-type="string">
            <text:p>{"family":"FAMILY_CROAGUNK","COSTUME":"FASHION_WEEK_2020",},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81]=&quot;&quot;;&quot;&quot;;COM.MICROSOFT.CONCAT(&quot;{&quot;; IF([.$A81]=&quot;&quot;;&quot;&quot;;COM.MICROSOFT.CONCAT(&quot;&quot;&quot;&quot;;[.$A$1];&quot;&quot;&quot;&quot;;&quot;:&quot;;&quot;&quot;&quot;&quot;;[.$A81]; &quot;&quot;&quot;&quot;;&quot;,&quot;)); IF([.$C81]=&quot;&quot;;&quot;&quot;;COM.MICROSOFT.CONCAT(&quot;&quot;&quot;&quot;;[.$C$1];&quot;&quot;&quot;&quot;;&quot;:&quot;;&quot;&quot;&quot;&quot;;[.$C81]; &quot;&quot;&quot;&quot;;&quot;,&quot;)); IF([.$D81]=&quot;&quot;;&quot;&quot;;COM.MICROSOFT.CONCAT(&quot;&quot;&quot;&quot;;[.$D$1];&quot;&quot;&quot;&quot;;&quot;:&quot;;&quot;&quot;&quot;&quot;;[.$D81]; &quot;&quot;&quot;&quot;;&quot;,&quot;));&quot;},&quot;))">
            <text:p/>
          </table:table-cell>
          <table:table-cell/>
          <table:table-cell table:style-name="ce5" table:formula="of:=IF(OR([.$A81]=&quot;&quot;;[.$B81]=[.$B80]);&quot;&quot;;COM.MICROSOFT.CONCAT(&quot;{&quot;; IF([.$B81]=&quot;&quot;;&quot;&quot;;COM.MICROSOFT.CONCAT(&quot;&quot;&quot;&quot;;[.$B$1];&quot;&quot;&quot;&quot;;&quot;:&quot;;&quot;&quot;&quot;&quot;;[.$B81]; &quot;&quot;&quot;&quot;;&quot;,&quot;)); IF([.$D81]=&quot;&quot;;&quot;&quot;;COM.MICROSOFT.CONCAT(&quot;&quot;&quot;&quot;;[.$D$1];&quot;&quot;&quot;&quot;;&quot;:&quot;;&quot;&quot;&quot;&quot;;[.$D8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KACHU</text:p>
          </table:table-cell>
          <table:table-cell table:style-name="ce2" office:value-type="string" calcext:value-type="string">
            <text:p><text:span text:style-name="T1">FAMILY_</text:span>PIKACHU</text:p>
          </table:table-cell>
          <table:table-cell table:style-name="ce2"/>
          <table:table-cell table:style-name="ce2" office:value-type="string" calcext:value-type="string">
            <text:p>CHARIZARD_CAP</text:p>
          </table:table-cell>
          <table:table-cell table:style-name="ce2"/>
          <table:table-cell/>
          <table:table-cell table:style-name="ce5" table:formula="of:=IF([.$A82]=&quot;&quot;;&quot;&quot;;COM.MICROSOFT.CONCAT(&quot;{&quot;; IF([.$A82]=&quot;&quot;;&quot;&quot;;COM.MICROSOFT.CONCAT(&quot;&quot;&quot;&quot;;[.$A$1];&quot;&quot;&quot;&quot;;&quot;:&quot;;&quot;&quot;&quot;&quot;;[.$A82]; &quot;&quot;&quot;&quot;;&quot;,&quot;)); IF([.$C82]=&quot;&quot;;&quot;&quot;;COM.MICROSOFT.CONCAT(&quot;&quot;&quot;&quot;;[.$C$1];&quot;&quot;&quot;&quot;;&quot;:&quot;;&quot;&quot;&quot;&quot;;[.$C82]; &quot;&quot;&quot;&quot;;&quot;,&quot;)); IF([.$D82]=&quot;&quot;;&quot;&quot;;COM.MICROSOFT.CONCAT(&quot;&quot;&quot;&quot;;[.$D$1];&quot;&quot;&quot;&quot;;&quot;:&quot;;&quot;&quot;&quot;&quot;;[.$D82]; &quot;&quot;&quot;&quot;;&quot;,&quot;));&quot;},&quot;))" office:value-type="string" office:string-value="{&quot;ID&quot;:&quot;PIKACHU&quot;,&quot;COSTUME&quot;:&quot;CHARIZARD_CAP&quot;,}," calcext:value-type="string">
            <text:p>{"ID":"PIKACHU","COSTUME":"CHARIZARD_CAP",},</text:p>
          </table:table-cell>
          <table:table-cell/>
          <table:table-cell table:style-name="ce5" table:formula="of:=IF(OR([.$A82]=&quot;&quot;;[.$B82]=[.$B81]);&quot;&quot;;COM.MICROSOFT.CONCAT(&quot;{&quot;; IF([.$B82]=&quot;&quot;;&quot;&quot;;COM.MICROSOFT.CONCAT(&quot;&quot;&quot;&quot;;[.$B$1];&quot;&quot;&quot;&quot;;&quot;:&quot;;&quot;&quot;&quot;&quot;;[.$B82]; &quot;&quot;&quot;&quot;;&quot;,&quot;)); IF([.$D82]=&quot;&quot;;&quot;&quot;;COM.MICROSOFT.CONCAT(&quot;&quot;&quot;&quot;;[.$D$1];&quot;&quot;&quot;&quot;;&quot;:&quot;;&quot;&quot;&quot;&quot;;[.$D82]; &quot;&quot;&quot;&quot;;&quot;,&quot;));&quot;},&quot;))" office:value-type="string" office:string-value="{&quot;family&quot;:&quot;FAMILY_PIKACHU&quot;,&quot;COSTUME&quot;:&quot;CHARIZARD_CAP&quot;,}," calcext:value-type="string">
            <text:p>{"family":"FAMILY_PIKACHU","COSTUME":"CHARIZARD_CAP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KACHU</text:p>
          </table:table-cell>
          <table:table-cell table:style-name="ce2" office:value-type="string" calcext:value-type="string">
            <text:p><text:span text:style-name="T1">FAMILY_</text:span>PIKACHU</text:p>
          </table:table-cell>
          <table:table-cell table:style-name="ce2"/>
          <table:table-cell table:style-name="ce2" office:value-type="string" calcext:value-type="string">
            <text:p>UMBREON_CAP</text:p>
          </table:table-cell>
          <table:table-cell table:style-name="ce2"/>
          <table:table-cell/>
          <table:table-cell table:style-name="ce5" table:formula="of:=IF([.$A83]=&quot;&quot;;&quot;&quot;;COM.MICROSOFT.CONCAT(&quot;{&quot;; IF([.$A83]=&quot;&quot;;&quot;&quot;;COM.MICROSOFT.CONCAT(&quot;&quot;&quot;&quot;;[.$A$1];&quot;&quot;&quot;&quot;;&quot;:&quot;;&quot;&quot;&quot;&quot;;[.$A83]; &quot;&quot;&quot;&quot;;&quot;,&quot;)); IF([.$C83]=&quot;&quot;;&quot;&quot;;COM.MICROSOFT.CONCAT(&quot;&quot;&quot;&quot;;[.$C$1];&quot;&quot;&quot;&quot;;&quot;:&quot;;&quot;&quot;&quot;&quot;;[.$C83]; &quot;&quot;&quot;&quot;;&quot;,&quot;)); IF([.$D83]=&quot;&quot;;&quot;&quot;;COM.MICROSOFT.CONCAT(&quot;&quot;&quot;&quot;;[.$D$1];&quot;&quot;&quot;&quot;;&quot;:&quot;;&quot;&quot;&quot;&quot;;[.$D83]; &quot;&quot;&quot;&quot;;&quot;,&quot;));&quot;},&quot;))" office:value-type="string" office:string-value="{&quot;ID&quot;:&quot;PIKACHU&quot;,&quot;COSTUME&quot;:&quot;UMBREON_CAP&quot;,}," calcext:value-type="string">
            <text:p>{"ID":"PIKACHU","COSTUME":"UMBREON_CAP",},</text:p>
          </table:table-cell>
          <table:table-cell/>
          <table:table-cell table:style-name="ce5" table:formula="of:=IF(OR([.$A83]=&quot;&quot;;[.$B83]=[.$B82]);&quot;&quot;;COM.MICROSOFT.CONCAT(&quot;{&quot;; IF([.$B83]=&quot;&quot;;&quot;&quot;;COM.MICROSOFT.CONCAT(&quot;&quot;&quot;&quot;;[.$B$1];&quot;&quot;&quot;&quot;;&quot;:&quot;;&quot;&quot;&quot;&quot;;[.$B83]; &quot;&quot;&quot;&quot;;&quot;,&quot;)); IF([.$D83]=&quot;&quot;;&quot;&quot;;COM.MICROSOFT.CONCAT(&quot;&quot;&quot;&quot;;[.$D$1];&quot;&quot;&quot;&quot;;&quot;:&quot;;&quot;&quot;&quot;&quot;;[.$D8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KACHU</text:p>
          </table:table-cell>
          <table:table-cell table:style-name="ce2" office:value-type="string" calcext:value-type="string">
            <text:p><text:span text:style-name="T1">FAMILY_</text:span>PIKACHU</text:p>
          </table:table-cell>
          <table:table-cell table:style-name="ce2"/>
          <table:table-cell table:style-name="ce2" office:value-type="string" calcext:value-type="string">
            <text:p>RAYQUAZA_CAP</text:p>
          </table:table-cell>
          <table:table-cell table:style-name="ce2"/>
          <table:table-cell/>
          <table:table-cell table:style-name="ce5" table:formula="of:=IF([.$A84]=&quot;&quot;;&quot;&quot;;COM.MICROSOFT.CONCAT(&quot;{&quot;; IF([.$A84]=&quot;&quot;;&quot;&quot;;COM.MICROSOFT.CONCAT(&quot;&quot;&quot;&quot;;[.$A$1];&quot;&quot;&quot;&quot;;&quot;:&quot;;&quot;&quot;&quot;&quot;;[.$A84]; &quot;&quot;&quot;&quot;;&quot;,&quot;)); IF([.$C84]=&quot;&quot;;&quot;&quot;;COM.MICROSOFT.CONCAT(&quot;&quot;&quot;&quot;;[.$C$1];&quot;&quot;&quot;&quot;;&quot;:&quot;;&quot;&quot;&quot;&quot;;[.$C84]; &quot;&quot;&quot;&quot;;&quot;,&quot;)); IF([.$D84]=&quot;&quot;;&quot;&quot;;COM.MICROSOFT.CONCAT(&quot;&quot;&quot;&quot;;[.$D$1];&quot;&quot;&quot;&quot;;&quot;:&quot;;&quot;&quot;&quot;&quot;;[.$D84]; &quot;&quot;&quot;&quot;;&quot;,&quot;));&quot;},&quot;))" office:value-type="string" office:string-value="{&quot;ID&quot;:&quot;PIKACHU&quot;,&quot;COSTUME&quot;:&quot;RAYQUAZA_CAP&quot;,}," calcext:value-type="string">
            <text:p>{"ID":"PIKACHU","COSTUME":"RAYQUAZA_CAP",},</text:p>
          </table:table-cell>
          <table:table-cell/>
          <table:table-cell table:style-name="ce5" table:formula="of:=IF(OR([.$A84]=&quot;&quot;;[.$B84]=[.$B83]);&quot;&quot;;COM.MICROSOFT.CONCAT(&quot;{&quot;; IF([.$B84]=&quot;&quot;;&quot;&quot;;COM.MICROSOFT.CONCAT(&quot;&quot;&quot;&quot;;[.$B$1];&quot;&quot;&quot;&quot;;&quot;:&quot;;&quot;&quot;&quot;&quot;;[.$B84]; &quot;&quot;&quot;&quot;;&quot;,&quot;)); IF([.$D84]=&quot;&quot;;&quot;&quot;;COM.MICROSOFT.CONCAT(&quot;&quot;&quot;&quot;;[.$D$1];&quot;&quot;&quot;&quot;;&quot;:&quot;;&quot;&quot;&quot;&quot;;[.$D8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KACHU</text:p>
          </table:table-cell>
          <table:table-cell table:style-name="ce2" office:value-type="string" calcext:value-type="string">
            <text:p><text:span text:style-name="T1">FAMILY_</text:span>PIKACHU</text:p>
          </table:table-cell>
          <table:table-cell table:style-name="ce2"/>
          <table:table-cell table:style-name="ce2" office:value-type="string" calcext:value-type="string">
            <text:p>LUCARIO_CAP</text:p>
          </table:table-cell>
          <table:table-cell table:style-name="ce2"/>
          <table:table-cell/>
          <table:table-cell table:style-name="ce5" table:formula="of:=IF([.$A85]=&quot;&quot;;&quot;&quot;;COM.MICROSOFT.CONCAT(&quot;{&quot;; IF([.$A85]=&quot;&quot;;&quot;&quot;;COM.MICROSOFT.CONCAT(&quot;&quot;&quot;&quot;;[.$A$1];&quot;&quot;&quot;&quot;;&quot;:&quot;;&quot;&quot;&quot;&quot;;[.$A85]; &quot;&quot;&quot;&quot;;&quot;,&quot;)); IF([.$C85]=&quot;&quot;;&quot;&quot;;COM.MICROSOFT.CONCAT(&quot;&quot;&quot;&quot;;[.$C$1];&quot;&quot;&quot;&quot;;&quot;:&quot;;&quot;&quot;&quot;&quot;;[.$C85]; &quot;&quot;&quot;&quot;;&quot;,&quot;)); IF([.$D85]=&quot;&quot;;&quot;&quot;;COM.MICROSOFT.CONCAT(&quot;&quot;&quot;&quot;;[.$D$1];&quot;&quot;&quot;&quot;;&quot;:&quot;;&quot;&quot;&quot;&quot;;[.$D85]; &quot;&quot;&quot;&quot;;&quot;,&quot;));&quot;},&quot;))" office:value-type="string" office:string-value="{&quot;ID&quot;:&quot;PIKACHU&quot;,&quot;COSTUME&quot;:&quot;LUCARIO_CAP&quot;,}," calcext:value-type="string">
            <text:p>{"ID":"PIKACHU","COSTUME":"LUCARIO_CAP",},</text:p>
          </table:table-cell>
          <table:table-cell/>
          <table:table-cell table:style-name="ce5" table:formula="of:=IF(OR([.$A85]=&quot;&quot;;[.$B85]=[.$B84]);&quot;&quot;;COM.MICROSOFT.CONCAT(&quot;{&quot;; IF([.$B85]=&quot;&quot;;&quot;&quot;;COM.MICROSOFT.CONCAT(&quot;&quot;&quot;&quot;;[.$B$1];&quot;&quot;&quot;&quot;;&quot;:&quot;;&quot;&quot;&quot;&quot;;[.$B85]; &quot;&quot;&quot;&quot;;&quot;,&quot;)); IF([.$D85]=&quot;&quot;;&quot;&quot;;COM.MICROSOFT.CONCAT(&quot;&quot;&quot;&quot;;[.$D$1];&quot;&quot;&quot;&quot;;&quot;:&quot;;&quot;&quot;&quot;&quot;;[.$D8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86]=&quot;&quot;;&quot;&quot;;COM.MICROSOFT.CONCAT(&quot;{&quot;; IF([.$A86]=&quot;&quot;;&quot;&quot;;COM.MICROSOFT.CONCAT(&quot;&quot;&quot;&quot;;[.$A$1];&quot;&quot;&quot;&quot;;&quot;:&quot;;&quot;&quot;&quot;&quot;;[.$A86]; &quot;&quot;&quot;&quot;;&quot;,&quot;)); IF([.$C86]=&quot;&quot;;&quot;&quot;;COM.MICROSOFT.CONCAT(&quot;&quot;&quot;&quot;;[.$C$1];&quot;&quot;&quot;&quot;;&quot;:&quot;;&quot;&quot;&quot;&quot;;[.$C86]; &quot;&quot;&quot;&quot;;&quot;,&quot;)); IF([.$D86]=&quot;&quot;;&quot;&quot;;COM.MICROSOFT.CONCAT(&quot;&quot;&quot;&quot;;[.$D$1];&quot;&quot;&quot;&quot;;&quot;:&quot;;&quot;&quot;&quot;&quot;;[.$D86]; &quot;&quot;&quot;&quot;;&quot;,&quot;));&quot;},&quot;))">
            <text:p/>
          </table:table-cell>
          <table:table-cell/>
          <table:table-cell table:style-name="ce5" table:formula="of:=IF(OR([.$A86]=&quot;&quot;;[.$B86]=[.$B85]);&quot;&quot;;COM.MICROSOFT.CONCAT(&quot;{&quot;; IF([.$B86]=&quot;&quot;;&quot;&quot;;COM.MICROSOFT.CONCAT(&quot;&quot;&quot;&quot;;[.$B$1];&quot;&quot;&quot;&quot;;&quot;:&quot;;&quot;&quot;&quot;&quot;;[.$B86]; &quot;&quot;&quot;&quot;;&quot;,&quot;)); IF([.$D86]=&quot;&quot;;&quot;&quot;;COM.MICROSOFT.CONCAT(&quot;&quot;&quot;&quot;;[.$D$1];&quot;&quot;&quot;&quot;;&quot;:&quot;;&quot;&quot;&quot;&quot;;[.$D8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IKACHU</text:p>
          </table:table-cell>
          <table:table-cell table:style-name="ce2" office:value-type="string" calcext:value-type="string">
            <text:p><text:span text:style-name="T1">FAMILY_</text:span>PIKACHU</text:p>
          </table:table-cell>
          <table:table-cell table:style-name="ce2"/>
          <table:table-cell table:style-name="ce2" office:value-type="string" calcext:value-type="string">
            <text:p>WORLD_CAP</text:p>
          </table:table-cell>
          <table:table-cell table:style-name="ce2"/>
          <table:table-cell/>
          <table:table-cell table:style-name="ce5" table:formula="of:=IF([.$A87]=&quot;&quot;;&quot;&quot;;COM.MICROSOFT.CONCAT(&quot;{&quot;; IF([.$A87]=&quot;&quot;;&quot;&quot;;COM.MICROSOFT.CONCAT(&quot;&quot;&quot;&quot;;[.$A$1];&quot;&quot;&quot;&quot;;&quot;:&quot;;&quot;&quot;&quot;&quot;;[.$A87]; &quot;&quot;&quot;&quot;;&quot;,&quot;)); IF([.$C87]=&quot;&quot;;&quot;&quot;;COM.MICROSOFT.CONCAT(&quot;&quot;&quot;&quot;;[.$C$1];&quot;&quot;&quot;&quot;;&quot;:&quot;;&quot;&quot;&quot;&quot;;[.$C87]; &quot;&quot;&quot;&quot;;&quot;,&quot;)); IF([.$D87]=&quot;&quot;;&quot;&quot;;COM.MICROSOFT.CONCAT(&quot;&quot;&quot;&quot;;[.$D$1];&quot;&quot;&quot;&quot;;&quot;:&quot;;&quot;&quot;&quot;&quot;;[.$D87]; &quot;&quot;&quot;&quot;;&quot;,&quot;));&quot;},&quot;))" office:value-type="string" office:string-value="{&quot;ID&quot;:&quot;PIKACHU&quot;,&quot;COSTUME&quot;:&quot;WORLD_CAP&quot;,}," calcext:value-type="string">
            <text:p>{"ID":"PIKACHU","COSTUME":"WORLD_CAP",},</text:p>
          </table:table-cell>
          <table:table-cell/>
          <table:table-cell table:style-name="ce5" table:formula="of:=IF(OR([.$A87]=&quot;&quot;;[.$B87]=[.$B86]);&quot;&quot;;COM.MICROSOFT.CONCAT(&quot;{&quot;; IF([.$B87]=&quot;&quot;;&quot;&quot;;COM.MICROSOFT.CONCAT(&quot;&quot;&quot;&quot;;[.$B$1];&quot;&quot;&quot;&quot;;&quot;:&quot;;&quot;&quot;&quot;&quot;;[.$B87]; &quot;&quot;&quot;&quot;;&quot;,&quot;)); IF([.$D87]=&quot;&quot;;&quot;&quot;;COM.MICROSOFT.CONCAT(&quot;&quot;&quot;&quot;;[.$D$1];&quot;&quot;&quot;&quot;;&quot;:&quot;;&quot;&quot;&quot;&quot;;[.$D87]; &quot;&quot;&quot;&quot;;&quot;,&quot;));&quot;},&quot;))" office:value-type="string" office:string-value="{&quot;family&quot;:&quot;FAMILY_PIKACHU&quot;,&quot;COSTUME&quot;:&quot;WORLD_CAP&quot;,}," calcext:value-type="string">
            <text:p>{"family":"FAMILY_PIKACHU","COSTUME":"WORLD_CAP",},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ICHU</text:p>
          </table:table-cell>
          <table:table-cell table:style-name="ce2" office:value-type="string" calcext:value-type="string">
            <text:p><text:span text:style-name="T1">FAMILY_</text:span>PIKACHU</text:p>
          </table:table-cell>
          <table:table-cell table:style-name="ce2"/>
          <table:table-cell table:style-name="ce2" office:value-type="string" calcext:value-type="string">
            <text:p>WORLD_CAP</text:p>
          </table:table-cell>
          <table:table-cell table:style-name="ce2"/>
          <table:table-cell/>
          <table:table-cell table:style-name="ce5" table:formula="of:=IF([.$A88]=&quot;&quot;;&quot;&quot;;COM.MICROSOFT.CONCAT(&quot;{&quot;; IF([.$A88]=&quot;&quot;;&quot;&quot;;COM.MICROSOFT.CONCAT(&quot;&quot;&quot;&quot;;[.$A$1];&quot;&quot;&quot;&quot;;&quot;:&quot;;&quot;&quot;&quot;&quot;;[.$A88]; &quot;&quot;&quot;&quot;;&quot;,&quot;)); IF([.$C88]=&quot;&quot;;&quot;&quot;;COM.MICROSOFT.CONCAT(&quot;&quot;&quot;&quot;;[.$C$1];&quot;&quot;&quot;&quot;;&quot;:&quot;;&quot;&quot;&quot;&quot;;[.$C88]; &quot;&quot;&quot;&quot;;&quot;,&quot;)); IF([.$D88]=&quot;&quot;;&quot;&quot;;COM.MICROSOFT.CONCAT(&quot;&quot;&quot;&quot;;[.$D$1];&quot;&quot;&quot;&quot;;&quot;:&quot;;&quot;&quot;&quot;&quot;;[.$D88]; &quot;&quot;&quot;&quot;;&quot;,&quot;));&quot;},&quot;))" office:value-type="string" office:string-value="{&quot;ID&quot;:&quot;RAICHU&quot;,&quot;COSTUME&quot;:&quot;WORLD_CAP&quot;,}," calcext:value-type="string">
            <text:p>{"ID":"RAICHU","COSTUME":"WORLD_CAP",},</text:p>
          </table:table-cell>
          <table:table-cell/>
          <table:table-cell table:style-name="ce5" table:formula="of:=IF(OR([.$A88]=&quot;&quot;;[.$B88]=[.$B87]);&quot;&quot;;COM.MICROSOFT.CONCAT(&quot;{&quot;; IF([.$B88]=&quot;&quot;;&quot;&quot;;COM.MICROSOFT.CONCAT(&quot;&quot;&quot;&quot;;[.$B$1];&quot;&quot;&quot;&quot;;&quot;:&quot;;&quot;&quot;&quot;&quot;;[.$B88]; &quot;&quot;&quot;&quot;;&quot;,&quot;)); IF([.$D88]=&quot;&quot;;&quot;&quot;;COM.MICROSOFT.CONCAT(&quot;&quot;&quot;&quot;;[.$D$1];&quot;&quot;&quot;&quot;;&quot;:&quot;;&quot;&quot;&quot;&quot;;[.$D8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89]=&quot;&quot;;&quot;&quot;;COM.MICROSOFT.CONCAT(&quot;{&quot;; IF([.$A89]=&quot;&quot;;&quot;&quot;;COM.MICROSOFT.CONCAT(&quot;&quot;&quot;&quot;;[.$A$1];&quot;&quot;&quot;&quot;;&quot;:&quot;;&quot;&quot;&quot;&quot;;[.$A89]; &quot;&quot;&quot;&quot;;&quot;,&quot;)); IF([.$C89]=&quot;&quot;;&quot;&quot;;COM.MICROSOFT.CONCAT(&quot;&quot;&quot;&quot;;[.$C$1];&quot;&quot;&quot;&quot;;&quot;:&quot;;&quot;&quot;&quot;&quot;;[.$C89]; &quot;&quot;&quot;&quot;;&quot;,&quot;)); IF([.$D89]=&quot;&quot;;&quot;&quot;;COM.MICROSOFT.CONCAT(&quot;&quot;&quot;&quot;;[.$D$1];&quot;&quot;&quot;&quot;;&quot;:&quot;;&quot;&quot;&quot;&quot;;[.$D89]; &quot;&quot;&quot;&quot;;&quot;,&quot;));&quot;},&quot;))">
            <text:p/>
          </table:table-cell>
          <table:table-cell/>
          <table:table-cell table:style-name="ce5" table:formula="of:=IF(OR([.$A89]=&quot;&quot;;[.$B89]=[.$B88]);&quot;&quot;;COM.MICROSOFT.CONCAT(&quot;{&quot;; IF([.$B89]=&quot;&quot;;&quot;&quot;;COM.MICROSOFT.CONCAT(&quot;&quot;&quot;&quot;;[.$B$1];&quot;&quot;&quot;&quot;;&quot;:&quot;;&quot;&quot;&quot;&quot;;[.$B89]; &quot;&quot;&quot;&quot;;&quot;,&quot;)); IF([.$D89]=&quot;&quot;;&quot;&quot;;COM.MICROSOFT.CONCAT(&quot;&quot;&quot;&quot;;[.$D$1];&quot;&quot;&quot;&quot;;&quot;:&quot;;&quot;&quot;&quot;&quot;;[.$D8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90]=&quot;&quot;;&quot;&quot;;COM.MICROSOFT.CONCAT(&quot;{&quot;; IF([.$A90]=&quot;&quot;;&quot;&quot;;COM.MICROSOFT.CONCAT(&quot;&quot;&quot;&quot;;[.$A$1];&quot;&quot;&quot;&quot;;&quot;:&quot;;&quot;&quot;&quot;&quot;;[.$A90]; &quot;&quot;&quot;&quot;;&quot;,&quot;)); IF([.$C90]=&quot;&quot;;&quot;&quot;;COM.MICROSOFT.CONCAT(&quot;&quot;&quot;&quot;;[.$C$1];&quot;&quot;&quot;&quot;;&quot;:&quot;;&quot;&quot;&quot;&quot;;[.$C90]; &quot;&quot;&quot;&quot;;&quot;,&quot;)); IF([.$D90]=&quot;&quot;;&quot;&quot;;COM.MICROSOFT.CONCAT(&quot;&quot;&quot;&quot;;[.$D$1];&quot;&quot;&quot;&quot;;&quot;:&quot;;&quot;&quot;&quot;&quot;;[.$D90]; &quot;&quot;&quot;&quot;;&quot;,&quot;));&quot;},&quot;))">
            <text:p/>
          </table:table-cell>
          <table:table-cell/>
          <table:table-cell table:style-name="ce5" table:formula="of:=IF(OR([.$A90]=&quot;&quot;;[.$B90]=[.$B89]);&quot;&quot;;COM.MICROSOFT.CONCAT(&quot;{&quot;; IF([.$B90]=&quot;&quot;;&quot;&quot;;COM.MICROSOFT.CONCAT(&quot;&quot;&quot;&quot;;[.$B$1];&quot;&quot;&quot;&quot;;&quot;:&quot;;&quot;&quot;&quot;&quot;;[.$B90]; &quot;&quot;&quot;&quot;;&quot;,&quot;)); IF([.$D90]=&quot;&quot;;&quot;&quot;;COM.MICROSOFT.CONCAT(&quot;&quot;&quot;&quot;;[.$D$1];&quot;&quot;&quot;&quot;;&quot;:&quot;;&quot;&quot;&quot;&quot;;[.$D9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91]=&quot;&quot;;&quot;&quot;;COM.MICROSOFT.CONCAT(&quot;{&quot;; IF([.$A91]=&quot;&quot;;&quot;&quot;;COM.MICROSOFT.CONCAT(&quot;&quot;&quot;&quot;;[.$A$1];&quot;&quot;&quot;&quot;;&quot;:&quot;;&quot;&quot;&quot;&quot;;[.$A91]; &quot;&quot;&quot;&quot;;&quot;,&quot;)); IF([.$C91]=&quot;&quot;;&quot;&quot;;COM.MICROSOFT.CONCAT(&quot;&quot;&quot;&quot;;[.$C$1];&quot;&quot;&quot;&quot;;&quot;:&quot;;&quot;&quot;&quot;&quot;;[.$C91]; &quot;&quot;&quot;&quot;;&quot;,&quot;)); IF([.$D91]=&quot;&quot;;&quot;&quot;;COM.MICROSOFT.CONCAT(&quot;&quot;&quot;&quot;;[.$D$1];&quot;&quot;&quot;&quot;;&quot;:&quot;;&quot;&quot;&quot;&quot;;[.$D91]; &quot;&quot;&quot;&quot;;&quot;,&quot;));&quot;},&quot;))">
            <text:p/>
          </table:table-cell>
          <table:table-cell/>
          <table:table-cell table:style-name="ce5" table:formula="of:=IF(OR([.$A91]=&quot;&quot;;[.$B91]=[.$B90]);&quot;&quot;;COM.MICROSOFT.CONCAT(&quot;{&quot;; IF([.$B91]=&quot;&quot;;&quot;&quot;;COM.MICROSOFT.CONCAT(&quot;&quot;&quot;&quot;;[.$B$1];&quot;&quot;&quot;&quot;;&quot;:&quot;;&quot;&quot;&quot;&quot;;[.$B91]; &quot;&quot;&quot;&quot;;&quot;,&quot;)); IF([.$D91]=&quot;&quot;;&quot;&quot;;COM.MICROSOFT.CONCAT(&quot;&quot;&quot;&quot;;[.$D$1];&quot;&quot;&quot;&quot;;&quot;:&quot;;&quot;&quot;&quot;&quot;;[.$D9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92]=&quot;&quot;;&quot;&quot;;COM.MICROSOFT.CONCAT(&quot;{&quot;; IF([.$A92]=&quot;&quot;;&quot;&quot;;COM.MICROSOFT.CONCAT(&quot;&quot;&quot;&quot;;[.$A$1];&quot;&quot;&quot;&quot;;&quot;:&quot;;&quot;&quot;&quot;&quot;;[.$A92]; &quot;&quot;&quot;&quot;;&quot;,&quot;)); IF([.$C92]=&quot;&quot;;&quot;&quot;;COM.MICROSOFT.CONCAT(&quot;&quot;&quot;&quot;;[.$C$1];&quot;&quot;&quot;&quot;;&quot;:&quot;;&quot;&quot;&quot;&quot;;[.$C92]; &quot;&quot;&quot;&quot;;&quot;,&quot;)); IF([.$D92]=&quot;&quot;;&quot;&quot;;COM.MICROSOFT.CONCAT(&quot;&quot;&quot;&quot;;[.$D$1];&quot;&quot;&quot;&quot;;&quot;:&quot;;&quot;&quot;&quot;&quot;;[.$D92]; &quot;&quot;&quot;&quot;;&quot;,&quot;));&quot;},&quot;))">
            <text:p/>
          </table:table-cell>
          <table:table-cell/>
          <table:table-cell table:style-name="ce5" table:formula="of:=IF(OR([.$A92]=&quot;&quot;;[.$B92]=[.$B91]);&quot;&quot;;COM.MICROSOFT.CONCAT(&quot;{&quot;; IF([.$B92]=&quot;&quot;;&quot;&quot;;COM.MICROSOFT.CONCAT(&quot;&quot;&quot;&quot;;[.$B$1];&quot;&quot;&quot;&quot;;&quot;:&quot;;&quot;&quot;&quot;&quot;;[.$B92]; &quot;&quot;&quot;&quot;;&quot;,&quot;)); IF([.$D92]=&quot;&quot;;&quot;&quot;;COM.MICROSOFT.CONCAT(&quot;&quot;&quot;&quot;;[.$D$1];&quot;&quot;&quot;&quot;;&quot;:&quot;;&quot;&quot;&quot;&quot;;[.$D9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93]=&quot;&quot;;&quot;&quot;;COM.MICROSOFT.CONCAT(&quot;{&quot;; IF([.$A93]=&quot;&quot;;&quot;&quot;;COM.MICROSOFT.CONCAT(&quot;&quot;&quot;&quot;;[.$A$1];&quot;&quot;&quot;&quot;;&quot;:&quot;;&quot;&quot;&quot;&quot;;[.$A93]; &quot;&quot;&quot;&quot;;&quot;,&quot;)); IF([.$C93]=&quot;&quot;;&quot;&quot;;COM.MICROSOFT.CONCAT(&quot;&quot;&quot;&quot;;[.$C$1];&quot;&quot;&quot;&quot;;&quot;:&quot;;&quot;&quot;&quot;&quot;;[.$C93]; &quot;&quot;&quot;&quot;;&quot;,&quot;)); IF([.$D93]=&quot;&quot;;&quot;&quot;;COM.MICROSOFT.CONCAT(&quot;&quot;&quot;&quot;;[.$D$1];&quot;&quot;&quot;&quot;;&quot;:&quot;;&quot;&quot;&quot;&quot;;[.$D93]; &quot;&quot;&quot;&quot;;&quot;,&quot;));&quot;},&quot;))">
            <text:p/>
          </table:table-cell>
          <table:table-cell/>
          <table:table-cell table:style-name="ce5" table:formula="of:=IF(OR([.$A93]=&quot;&quot;;[.$B93]=[.$B92]);&quot;&quot;;COM.MICROSOFT.CONCAT(&quot;{&quot;; IF([.$B93]=&quot;&quot;;&quot;&quot;;COM.MICROSOFT.CONCAT(&quot;&quot;&quot;&quot;;[.$B$1];&quot;&quot;&quot;&quot;;&quot;:&quot;;&quot;&quot;&quot;&quot;;[.$B93]; &quot;&quot;&quot;&quot;;&quot;,&quot;)); IF([.$D93]=&quot;&quot;;&quot;&quot;;COM.MICROSOFT.CONCAT(&quot;&quot;&quot;&quot;;[.$D$1];&quot;&quot;&quot;&quot;;&quot;:&quot;;&quot;&quot;&quot;&quot;;[.$D9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94]=&quot;&quot;;&quot;&quot;;COM.MICROSOFT.CONCAT(&quot;{&quot;; IF([.$A94]=&quot;&quot;;&quot;&quot;;COM.MICROSOFT.CONCAT(&quot;&quot;&quot;&quot;;[.$A$1];&quot;&quot;&quot;&quot;;&quot;:&quot;;&quot;&quot;&quot;&quot;;[.$A94]; &quot;&quot;&quot;&quot;;&quot;,&quot;)); IF([.$C94]=&quot;&quot;;&quot;&quot;;COM.MICROSOFT.CONCAT(&quot;&quot;&quot;&quot;;[.$C$1];&quot;&quot;&quot;&quot;;&quot;:&quot;;&quot;&quot;&quot;&quot;;[.$C94]; &quot;&quot;&quot;&quot;;&quot;,&quot;)); IF([.$D94]=&quot;&quot;;&quot;&quot;;COM.MICROSOFT.CONCAT(&quot;&quot;&quot;&quot;;[.$D$1];&quot;&quot;&quot;&quot;;&quot;:&quot;;&quot;&quot;&quot;&quot;;[.$D94]; &quot;&quot;&quot;&quot;;&quot;,&quot;));&quot;},&quot;))">
            <text:p/>
          </table:table-cell>
          <table:table-cell/>
          <table:table-cell table:style-name="ce5" table:formula="of:=IF(OR([.$A94]=&quot;&quot;;[.$B94]=[.$B93]);&quot;&quot;;COM.MICROSOFT.CONCAT(&quot;{&quot;; IF([.$B94]=&quot;&quot;;&quot;&quot;;COM.MICROSOFT.CONCAT(&quot;&quot;&quot;&quot;;[.$B$1];&quot;&quot;&quot;&quot;;&quot;:&quot;;&quot;&quot;&quot;&quot;;[.$B94]; &quot;&quot;&quot;&quot;;&quot;,&quot;)); IF([.$D94]=&quot;&quot;;&quot;&quot;;COM.MICROSOFT.CONCAT(&quot;&quot;&quot;&quot;;[.$D$1];&quot;&quot;&quot;&quot;;&quot;:&quot;;&quot;&quot;&quot;&quot;;[.$D9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95]=&quot;&quot;;&quot;&quot;;COM.MICROSOFT.CONCAT(&quot;{&quot;; IF([.$A95]=&quot;&quot;;&quot;&quot;;COM.MICROSOFT.CONCAT(&quot;&quot;&quot;&quot;;[.$A$1];&quot;&quot;&quot;&quot;;&quot;:&quot;;&quot;&quot;&quot;&quot;;[.$A95]; &quot;&quot;&quot;&quot;;&quot;,&quot;)); IF([.$C95]=&quot;&quot;;&quot;&quot;;COM.MICROSOFT.CONCAT(&quot;&quot;&quot;&quot;;[.$C$1];&quot;&quot;&quot;&quot;;&quot;:&quot;;&quot;&quot;&quot;&quot;;[.$C95]; &quot;&quot;&quot;&quot;;&quot;,&quot;)); IF([.$D95]=&quot;&quot;;&quot;&quot;;COM.MICROSOFT.CONCAT(&quot;&quot;&quot;&quot;;[.$D$1];&quot;&quot;&quot;&quot;;&quot;:&quot;;&quot;&quot;&quot;&quot;;[.$D95]; &quot;&quot;&quot;&quot;;&quot;,&quot;));&quot;},&quot;))">
            <text:p/>
          </table:table-cell>
          <table:table-cell/>
          <table:table-cell table:style-name="ce5" table:formula="of:=IF(OR([.$A95]=&quot;&quot;;[.$B95]=[.$B94]);&quot;&quot;;COM.MICROSOFT.CONCAT(&quot;{&quot;; IF([.$B95]=&quot;&quot;;&quot;&quot;;COM.MICROSOFT.CONCAT(&quot;&quot;&quot;&quot;;[.$B$1];&quot;&quot;&quot;&quot;;&quot;:&quot;;&quot;&quot;&quot;&quot;;[.$B95]; &quot;&quot;&quot;&quot;;&quot;,&quot;)); IF([.$D95]=&quot;&quot;;&quot;&quot;;COM.MICROSOFT.CONCAT(&quot;&quot;&quot;&quot;;[.$D$1];&quot;&quot;&quot;&quot;;&quot;:&quot;;&quot;&quot;&quot;&quot;;[.$D9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96]=&quot;&quot;;&quot;&quot;;COM.MICROSOFT.CONCAT(&quot;{&quot;; IF([.$A96]=&quot;&quot;;&quot;&quot;;COM.MICROSOFT.CONCAT(&quot;&quot;&quot;&quot;;[.$A$1];&quot;&quot;&quot;&quot;;&quot;:&quot;;&quot;&quot;&quot;&quot;;[.$A96]; &quot;&quot;&quot;&quot;;&quot;,&quot;)); IF([.$C96]=&quot;&quot;;&quot;&quot;;COM.MICROSOFT.CONCAT(&quot;&quot;&quot;&quot;;[.$C$1];&quot;&quot;&quot;&quot;;&quot;:&quot;;&quot;&quot;&quot;&quot;;[.$C96]; &quot;&quot;&quot;&quot;;&quot;,&quot;)); IF([.$D96]=&quot;&quot;;&quot;&quot;;COM.MICROSOFT.CONCAT(&quot;&quot;&quot;&quot;;[.$D$1];&quot;&quot;&quot;&quot;;&quot;:&quot;;&quot;&quot;&quot;&quot;;[.$D96]; &quot;&quot;&quot;&quot;;&quot;,&quot;));&quot;},&quot;))">
            <text:p/>
          </table:table-cell>
          <table:table-cell/>
          <table:table-cell table:style-name="ce5" table:formula="of:=IF(OR([.$A96]=&quot;&quot;;[.$B96]=[.$B95]);&quot;&quot;;COM.MICROSOFT.CONCAT(&quot;{&quot;; IF([.$B96]=&quot;&quot;;&quot;&quot;;COM.MICROSOFT.CONCAT(&quot;&quot;&quot;&quot;;[.$B$1];&quot;&quot;&quot;&quot;;&quot;:&quot;;&quot;&quot;&quot;&quot;;[.$B96]; &quot;&quot;&quot;&quot;;&quot;,&quot;)); IF([.$D96]=&quot;&quot;;&quot;&quot;;COM.MICROSOFT.CONCAT(&quot;&quot;&quot;&quot;;[.$D$1];&quot;&quot;&quot;&quot;;&quot;:&quot;;&quot;&quot;&quot;&quot;;[.$D9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97]=&quot;&quot;;&quot;&quot;;COM.MICROSOFT.CONCAT(&quot;{&quot;; IF([.$A97]=&quot;&quot;;&quot;&quot;;COM.MICROSOFT.CONCAT(&quot;&quot;&quot;&quot;;[.$A$1];&quot;&quot;&quot;&quot;;&quot;:&quot;;&quot;&quot;&quot;&quot;;[.$A97]; &quot;&quot;&quot;&quot;;&quot;,&quot;)); IF([.$C97]=&quot;&quot;;&quot;&quot;;COM.MICROSOFT.CONCAT(&quot;&quot;&quot;&quot;;[.$C$1];&quot;&quot;&quot;&quot;;&quot;:&quot;;&quot;&quot;&quot;&quot;;[.$C97]; &quot;&quot;&quot;&quot;;&quot;,&quot;)); IF([.$D97]=&quot;&quot;;&quot;&quot;;COM.MICROSOFT.CONCAT(&quot;&quot;&quot;&quot;;[.$D$1];&quot;&quot;&quot;&quot;;&quot;:&quot;;&quot;&quot;&quot;&quot;;[.$D97]; &quot;&quot;&quot;&quot;;&quot;,&quot;));&quot;},&quot;))">
            <text:p/>
          </table:table-cell>
          <table:table-cell/>
          <table:table-cell table:style-name="ce5" table:formula="of:=IF(OR([.$A97]=&quot;&quot;;[.$B97]=[.$B96]);&quot;&quot;;COM.MICROSOFT.CONCAT(&quot;{&quot;; IF([.$B97]=&quot;&quot;;&quot;&quot;;COM.MICROSOFT.CONCAT(&quot;&quot;&quot;&quot;;[.$B$1];&quot;&quot;&quot;&quot;;&quot;:&quot;;&quot;&quot;&quot;&quot;;[.$B97]; &quot;&quot;&quot;&quot;;&quot;,&quot;)); IF([.$D97]=&quot;&quot;;&quot;&quot;;COM.MICROSOFT.CONCAT(&quot;&quot;&quot;&quot;;[.$D$1];&quot;&quot;&quot;&quot;;&quot;:&quot;;&quot;&quot;&quot;&quot;;[.$D9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VENUSAUR</text:p>
          </table:table-cell>
          <table:table-cell table:style-name="ce2"/>
          <table:table-cell table:style-name="ce2" office:value-type="string" calcext:value-type="string">
            <text:p>COPY_2019</text:p>
          </table:table-cell>
          <table:table-cell table:style-name="ce2"/>
          <table:table-cell/>
          <table:table-cell table:style-name="ce5" table:formula="of:=IF([.$A98]=&quot;&quot;;&quot;&quot;;COM.MICROSOFT.CONCAT(&quot;{&quot;; IF([.$A98]=&quot;&quot;;&quot;&quot;;COM.MICROSOFT.CONCAT(&quot;&quot;&quot;&quot;;[.$A$1];&quot;&quot;&quot;&quot;;&quot;:&quot;;&quot;&quot;&quot;&quot;;[.$A98]; &quot;&quot;&quot;&quot;;&quot;,&quot;)); IF([.$C98]=&quot;&quot;;&quot;&quot;;COM.MICROSOFT.CONCAT(&quot;&quot;&quot;&quot;;[.$C$1];&quot;&quot;&quot;&quot;;&quot;:&quot;;&quot;&quot;&quot;&quot;;[.$C98]; &quot;&quot;&quot;&quot;;&quot;,&quot;)); IF([.$D98]=&quot;&quot;;&quot;&quot;;COM.MICROSOFT.CONCAT(&quot;&quot;&quot;&quot;;[.$D$1];&quot;&quot;&quot;&quot;;&quot;:&quot;;&quot;&quot;&quot;&quot;;[.$D98]; &quot;&quot;&quot;&quot;;&quot;,&quot;));&quot;},&quot;))" office:value-type="string" office:string-value="{&quot;ID&quot;:&quot;VENUSAUR&quot;,&quot;COSTUME&quot;:&quot;COPY_2019&quot;,}," calcext:value-type="string">
            <text:p>{"ID":"VENUSAUR","COSTUME":"COPY_2019",},</text:p>
          </table:table-cell>
          <table:table-cell/>
          <table:table-cell table:style-name="ce5" table:formula="of:=IF(OR([.$A98]=&quot;&quot;;[.$B98]=[.$B97]);&quot;&quot;;COM.MICROSOFT.CONCAT(&quot;{&quot;; IF([.$B98]=&quot;&quot;;&quot;&quot;;COM.MICROSOFT.CONCAT(&quot;&quot;&quot;&quot;;[.$B$1];&quot;&quot;&quot;&quot;;&quot;:&quot;;&quot;&quot;&quot;&quot;;[.$B98]; &quot;&quot;&quot;&quot;;&quot;,&quot;)); IF([.$D98]=&quot;&quot;;&quot;&quot;;COM.MICROSOFT.CONCAT(&quot;&quot;&quot;&quot;;[.$D$1];&quot;&quot;&quot;&quot;;&quot;:&quot;;&quot;&quot;&quot;&quot;;[.$D98]; &quot;&quot;&quot;&quot;;&quot;,&quot;));&quot;},&quot;))" office:value-type="string" office:string-value="{&quot;family&quot;:&quot;VENUSAUR&quot;,&quot;COSTUME&quot;:&quot;COPY_2019&quot;,}," calcext:value-type="string">
            <text:p>{"family":"VENUSAUR","COSTUME":"COPY_2019",},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CHARIZARD</text:p>
          </table:table-cell>
          <table:table-cell table:style-name="ce2"/>
          <table:table-cell table:style-name="ce2" office:value-type="string" calcext:value-type="string">
            <text:p>COPY_2019</text:p>
          </table:table-cell>
          <table:table-cell table:style-name="ce2"/>
          <table:table-cell/>
          <table:table-cell table:style-name="ce5" table:formula="of:=IF([.$A99]=&quot;&quot;;&quot;&quot;;COM.MICROSOFT.CONCAT(&quot;{&quot;; IF([.$A99]=&quot;&quot;;&quot;&quot;;COM.MICROSOFT.CONCAT(&quot;&quot;&quot;&quot;;[.$A$1];&quot;&quot;&quot;&quot;;&quot;:&quot;;&quot;&quot;&quot;&quot;;[.$A99]; &quot;&quot;&quot;&quot;;&quot;,&quot;)); IF([.$C99]=&quot;&quot;;&quot;&quot;;COM.MICROSOFT.CONCAT(&quot;&quot;&quot;&quot;;[.$C$1];&quot;&quot;&quot;&quot;;&quot;:&quot;;&quot;&quot;&quot;&quot;;[.$C99]; &quot;&quot;&quot;&quot;;&quot;,&quot;)); IF([.$D99]=&quot;&quot;;&quot;&quot;;COM.MICROSOFT.CONCAT(&quot;&quot;&quot;&quot;;[.$D$1];&quot;&quot;&quot;&quot;;&quot;:&quot;;&quot;&quot;&quot;&quot;;[.$D99]; &quot;&quot;&quot;&quot;;&quot;,&quot;));&quot;},&quot;))" office:value-type="string" office:string-value="{&quot;ID&quot;:&quot;CHARIZARD&quot;,&quot;COSTUME&quot;:&quot;COPY_2019&quot;,}," calcext:value-type="string">
            <text:p>{"ID":"CHARIZARD","COSTUME":"COPY_2019",},</text:p>
          </table:table-cell>
          <table:table-cell/>
          <table:table-cell table:style-name="ce5" table:formula="of:=IF(OR([.$A99]=&quot;&quot;;[.$B99]=[.$B98]);&quot;&quot;;COM.MICROSOFT.CONCAT(&quot;{&quot;; IF([.$B99]=&quot;&quot;;&quot;&quot;;COM.MICROSOFT.CONCAT(&quot;&quot;&quot;&quot;;[.$B$1];&quot;&quot;&quot;&quot;;&quot;:&quot;;&quot;&quot;&quot;&quot;;[.$B99]; &quot;&quot;&quot;&quot;;&quot;,&quot;)); IF([.$D99]=&quot;&quot;;&quot;&quot;;COM.MICROSOFT.CONCAT(&quot;&quot;&quot;&quot;;[.$D$1];&quot;&quot;&quot;&quot;;&quot;:&quot;;&quot;&quot;&quot;&quot;;[.$D99]; &quot;&quot;&quot;&quot;;&quot;,&quot;));&quot;},&quot;))" office:value-type="string" office:string-value="{&quot;family&quot;:&quot;CHARIZARD&quot;,&quot;COSTUME&quot;:&quot;COPY_2019&quot;,}," calcext:value-type="string">
            <text:p>{"family":"CHARIZARD","COSTUME":"COPY_2019",},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BLASTOISE</text:p>
          </table:table-cell>
          <table:table-cell table:style-name="ce2"/>
          <table:table-cell table:style-name="ce2" office:value-type="string" calcext:value-type="string">
            <text:p>COPY_2019</text:p>
          </table:table-cell>
          <table:table-cell table:style-name="ce2"/>
          <table:table-cell/>
          <table:table-cell table:style-name="ce5" table:formula="of:=IF([.$A100]=&quot;&quot;;&quot;&quot;;COM.MICROSOFT.CONCAT(&quot;{&quot;; IF([.$A100]=&quot;&quot;;&quot;&quot;;COM.MICROSOFT.CONCAT(&quot;&quot;&quot;&quot;;[.$A$1];&quot;&quot;&quot;&quot;;&quot;:&quot;;&quot;&quot;&quot;&quot;;[.$A100]; &quot;&quot;&quot;&quot;;&quot;,&quot;)); IF([.$C100]=&quot;&quot;;&quot;&quot;;COM.MICROSOFT.CONCAT(&quot;&quot;&quot;&quot;;[.$C$1];&quot;&quot;&quot;&quot;;&quot;:&quot;;&quot;&quot;&quot;&quot;;[.$C100]; &quot;&quot;&quot;&quot;;&quot;,&quot;)); IF([.$D100]=&quot;&quot;;&quot;&quot;;COM.MICROSOFT.CONCAT(&quot;&quot;&quot;&quot;;[.$D$1];&quot;&quot;&quot;&quot;;&quot;:&quot;;&quot;&quot;&quot;&quot;;[.$D100]; &quot;&quot;&quot;&quot;;&quot;,&quot;));&quot;},&quot;))" office:value-type="string" office:string-value="{&quot;ID&quot;:&quot;BLASTOISE&quot;,&quot;COSTUME&quot;:&quot;COPY_2019&quot;,}," calcext:value-type="string">
            <text:p>{"ID":"BLASTOISE","COSTUME":"COPY_2019",},</text:p>
          </table:table-cell>
          <table:table-cell/>
          <table:table-cell table:style-name="ce5" table:formula="of:=IF(OR([.$A100]=&quot;&quot;;[.$B100]=[.$B99]);&quot;&quot;;COM.MICROSOFT.CONCAT(&quot;{&quot;; IF([.$B100]=&quot;&quot;;&quot;&quot;;COM.MICROSOFT.CONCAT(&quot;&quot;&quot;&quot;;[.$B$1];&quot;&quot;&quot;&quot;;&quot;:&quot;;&quot;&quot;&quot;&quot;;[.$B100]; &quot;&quot;&quot;&quot;;&quot;,&quot;)); IF([.$D100]=&quot;&quot;;&quot;&quot;;COM.MICROSOFT.CONCAT(&quot;&quot;&quot;&quot;;[.$D$1];&quot;&quot;&quot;&quot;;&quot;:&quot;;&quot;&quot;&quot;&quot;;[.$D100]; &quot;&quot;&quot;&quot;;&quot;,&quot;));&quot;},&quot;))" office:value-type="string" office:string-value="{&quot;family&quot;:&quot;BLASTOISE&quot;,&quot;COSTUME&quot;:&quot;COPY_2019&quot;,}," calcext:value-type="string">
            <text:p>{"family":"BLASTOISE","COSTUME":"COPY_2019",},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PIKACHU</text:p>
          </table:table-cell>
          <table:table-cell table:style-name="ce2"/>
          <table:table-cell table:style-name="ce2" office:value-type="string" calcext:value-type="string">
            <text:p>COPY_2019</text:p>
          </table:table-cell>
          <table:table-cell table:style-name="ce2"/>
          <table:table-cell/>
          <table:table-cell table:style-name="ce5" table:formula="of:=IF([.$A101]=&quot;&quot;;&quot;&quot;;COM.MICROSOFT.CONCAT(&quot;{&quot;; IF([.$A101]=&quot;&quot;;&quot;&quot;;COM.MICROSOFT.CONCAT(&quot;&quot;&quot;&quot;;[.$A$1];&quot;&quot;&quot;&quot;;&quot;:&quot;;&quot;&quot;&quot;&quot;;[.$A101]; &quot;&quot;&quot;&quot;;&quot;,&quot;)); IF([.$C101]=&quot;&quot;;&quot;&quot;;COM.MICROSOFT.CONCAT(&quot;&quot;&quot;&quot;;[.$C$1];&quot;&quot;&quot;&quot;;&quot;:&quot;;&quot;&quot;&quot;&quot;;[.$C101]; &quot;&quot;&quot;&quot;;&quot;,&quot;)); IF([.$D101]=&quot;&quot;;&quot;&quot;;COM.MICROSOFT.CONCAT(&quot;&quot;&quot;&quot;;[.$D$1];&quot;&quot;&quot;&quot;;&quot;:&quot;;&quot;&quot;&quot;&quot;;[.$D101]; &quot;&quot;&quot;&quot;;&quot;,&quot;));&quot;},&quot;))" office:value-type="string" office:string-value="{&quot;ID&quot;:&quot;PIKACHU&quot;,&quot;COSTUME&quot;:&quot;COPY_2019&quot;,}," calcext:value-type="string">
            <text:p>{"ID":"PIKACHU","COSTUME":"COPY_2019",},</text:p>
          </table:table-cell>
          <table:table-cell/>
          <table:table-cell table:style-name="ce5" table:formula="of:=IF(OR([.$A101]=&quot;&quot;;[.$B101]=[.$B100]);&quot;&quot;;COM.MICROSOFT.CONCAT(&quot;{&quot;; IF([.$B101]=&quot;&quot;;&quot;&quot;;COM.MICROSOFT.CONCAT(&quot;&quot;&quot;&quot;;[.$B$1];&quot;&quot;&quot;&quot;;&quot;:&quot;;&quot;&quot;&quot;&quot;;[.$B101]; &quot;&quot;&quot;&quot;;&quot;,&quot;)); IF([.$D101]=&quot;&quot;;&quot;&quot;;COM.MICROSOFT.CONCAT(&quot;&quot;&quot;&quot;;[.$D$1];&quot;&quot;&quot;&quot;;&quot;:&quot;;&quot;&quot;&quot;&quot;;[.$D101]; &quot;&quot;&quot;&quot;;&quot;,&quot;));&quot;},&quot;))" office:value-type="string" office:string-value="{&quot;family&quot;:&quot;PIKACHU&quot;,&quot;COSTUME&quot;:&quot;COPY_2019&quot;,}," calcext:value-type="string">
            <text:p>{"family":"PIKACHU","COSTUME":"COPY_2019",},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02]=&quot;&quot;;&quot;&quot;;COM.MICROSOFT.CONCAT(&quot;{&quot;; IF([.$A102]=&quot;&quot;;&quot;&quot;;COM.MICROSOFT.CONCAT(&quot;&quot;&quot;&quot;;[.$A$1];&quot;&quot;&quot;&quot;;&quot;:&quot;;&quot;&quot;&quot;&quot;;[.$A102]; &quot;&quot;&quot;&quot;;&quot;,&quot;)); IF([.$C102]=&quot;&quot;;&quot;&quot;;COM.MICROSOFT.CONCAT(&quot;&quot;&quot;&quot;;[.$C$1];&quot;&quot;&quot;&quot;;&quot;:&quot;;&quot;&quot;&quot;&quot;;[.$C102]; &quot;&quot;&quot;&quot;;&quot;,&quot;)); IF([.$D102]=&quot;&quot;;&quot;&quot;;COM.MICROSOFT.CONCAT(&quot;&quot;&quot;&quot;;[.$D$1];&quot;&quot;&quot;&quot;;&quot;:&quot;;&quot;&quot;&quot;&quot;;[.$D102]; &quot;&quot;&quot;&quot;;&quot;,&quot;));&quot;},&quot;))">
            <text:p/>
          </table:table-cell>
          <table:table-cell/>
          <table:table-cell table:style-name="ce5" table:formula="of:=IF(OR([.$A102]=&quot;&quot;;[.$B102]=[.$B101]);&quot;&quot;;COM.MICROSOFT.CONCAT(&quot;{&quot;; IF([.$B102]=&quot;&quot;;&quot;&quot;;COM.MICROSOFT.CONCAT(&quot;&quot;&quot;&quot;;[.$B$1];&quot;&quot;&quot;&quot;;&quot;:&quot;;&quot;&quot;&quot;&quot;;[.$B102]; &quot;&quot;&quot;&quot;;&quot;,&quot;)); IF([.$D102]=&quot;&quot;;&quot;&quot;;COM.MICROSOFT.CONCAT(&quot;&quot;&quot;&quot;;[.$D$1];&quot;&quot;&quot;&quot;;&quot;:&quot;;&quot;&quot;&quot;&quot;;[.$D10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PIKACHU</text:p>
          </table:table-cell>
          <table:table-cell table:style-name="ce2"/>
          <table:table-cell table:style-name="ce2" office:value-type="string" calcext:value-type="string">
            <text:p>VS_2019</text:p>
          </table:table-cell>
          <table:table-cell table:style-name="ce2"/>
          <table:table-cell/>
          <table:table-cell table:style-name="ce5" table:formula="of:=IF([.$A103]=&quot;&quot;;&quot;&quot;;COM.MICROSOFT.CONCAT(&quot;{&quot;; IF([.$A103]=&quot;&quot;;&quot;&quot;;COM.MICROSOFT.CONCAT(&quot;&quot;&quot;&quot;;[.$A$1];&quot;&quot;&quot;&quot;;&quot;:&quot;;&quot;&quot;&quot;&quot;;[.$A103]; &quot;&quot;&quot;&quot;;&quot;,&quot;)); IF([.$C103]=&quot;&quot;;&quot;&quot;;COM.MICROSOFT.CONCAT(&quot;&quot;&quot;&quot;;[.$C$1];&quot;&quot;&quot;&quot;;&quot;:&quot;;&quot;&quot;&quot;&quot;;[.$C103]; &quot;&quot;&quot;&quot;;&quot;,&quot;)); IF([.$D103]=&quot;&quot;;&quot;&quot;;COM.MICROSOFT.CONCAT(&quot;&quot;&quot;&quot;;[.$D$1];&quot;&quot;&quot;&quot;;&quot;:&quot;;&quot;&quot;&quot;&quot;;[.$D103]; &quot;&quot;&quot;&quot;;&quot;,&quot;));&quot;},&quot;))" office:value-type="string" office:string-value="{&quot;ID&quot;:&quot;PIKACHU&quot;,&quot;COSTUME&quot;:&quot;VS_2019&quot;,}," calcext:value-type="string">
            <text:p>{"ID":"PIKACHU","COSTUME":"VS_2019",},</text:p>
          </table:table-cell>
          <table:table-cell/>
          <table:table-cell table:style-name="ce5" table:formula="of:=IF(OR([.$A103]=&quot;&quot;;[.$B103]=[.$B102]);&quot;&quot;;COM.MICROSOFT.CONCAT(&quot;{&quot;; IF([.$B103]=&quot;&quot;;&quot;&quot;;COM.MICROSOFT.CONCAT(&quot;&quot;&quot;&quot;;[.$B$1];&quot;&quot;&quot;&quot;;&quot;:&quot;;&quot;&quot;&quot;&quot;;[.$B103]; &quot;&quot;&quot;&quot;;&quot;,&quot;)); IF([.$D103]=&quot;&quot;;&quot;&quot;;COM.MICROSOFT.CONCAT(&quot;&quot;&quot;&quot;;[.$D$1];&quot;&quot;&quot;&quot;;&quot;:&quot;;&quot;&quot;&quot;&quot;;[.$D103]; &quot;&quot;&quot;&quot;;&quot;,&quot;));&quot;},&quot;))" office:value-type="string" office:string-value="{&quot;family&quot;:&quot;PIKACHU&quot;,&quot;COSTUME&quot;:&quot;VS_2019&quot;,}," calcext:value-type="string">
            <text:p>{"family":"PIKACHU","COSTUME":"VS_2019",},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04]=&quot;&quot;;&quot;&quot;;COM.MICROSOFT.CONCAT(&quot;{&quot;; IF([.$A104]=&quot;&quot;;&quot;&quot;;COM.MICROSOFT.CONCAT(&quot;&quot;&quot;&quot;;[.$A$1];&quot;&quot;&quot;&quot;;&quot;:&quot;;&quot;&quot;&quot;&quot;;[.$A104]; &quot;&quot;&quot;&quot;;&quot;,&quot;)); IF([.$C104]=&quot;&quot;;&quot;&quot;;COM.MICROSOFT.CONCAT(&quot;&quot;&quot;&quot;;[.$C$1];&quot;&quot;&quot;&quot;;&quot;:&quot;;&quot;&quot;&quot;&quot;;[.$C104]; &quot;&quot;&quot;&quot;;&quot;,&quot;)); IF([.$D104]=&quot;&quot;;&quot;&quot;;COM.MICROSOFT.CONCAT(&quot;&quot;&quot;&quot;;[.$D$1];&quot;&quot;&quot;&quot;;&quot;:&quot;;&quot;&quot;&quot;&quot;;[.$D104]; &quot;&quot;&quot;&quot;;&quot;,&quot;));&quot;},&quot;))">
            <text:p/>
          </table:table-cell>
          <table:table-cell/>
          <table:table-cell table:style-name="ce5" table:formula="of:=IF(OR([.$A104]=&quot;&quot;;[.$B104]=[.$B103]);&quot;&quot;;COM.MICROSOFT.CONCAT(&quot;{&quot;; IF([.$B104]=&quot;&quot;;&quot;&quot;;COM.MICROSOFT.CONCAT(&quot;&quot;&quot;&quot;;[.$B$1];&quot;&quot;&quot;&quot;;&quot;:&quot;;&quot;&quot;&quot;&quot;;[.$B104]; &quot;&quot;&quot;&quot;;&quot;,&quot;)); IF([.$D104]=&quot;&quot;;&quot;&quot;;COM.MICROSOFT.CONCAT(&quot;&quot;&quot;&quot;;[.$D$1];&quot;&quot;&quot;&quot;;&quot;:&quot;;&quot;&quot;&quot;&quot;;[.$D10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BULBASAUR</text:p>
          </table:table-cell>
          <table:table-cell table:style-name="ce2"/>
          <table:table-cell table:style-name="ce2" office:value-type="string" calcext:value-type="string">
            <text:p>FALL_2019</text:p>
          </table:table-cell>
          <table:table-cell table:style-name="ce2"/>
          <table:table-cell/>
          <table:table-cell table:style-name="ce5" table:formula="of:=IF([.$A105]=&quot;&quot;;&quot;&quot;;COM.MICROSOFT.CONCAT(&quot;{&quot;; IF([.$A105]=&quot;&quot;;&quot;&quot;;COM.MICROSOFT.CONCAT(&quot;&quot;&quot;&quot;;[.$A$1];&quot;&quot;&quot;&quot;;&quot;:&quot;;&quot;&quot;&quot;&quot;;[.$A105]; &quot;&quot;&quot;&quot;;&quot;,&quot;)); IF([.$C105]=&quot;&quot;;&quot;&quot;;COM.MICROSOFT.CONCAT(&quot;&quot;&quot;&quot;;[.$C$1];&quot;&quot;&quot;&quot;;&quot;:&quot;;&quot;&quot;&quot;&quot;;[.$C105]; &quot;&quot;&quot;&quot;;&quot;,&quot;)); IF([.$D105]=&quot;&quot;;&quot;&quot;;COM.MICROSOFT.CONCAT(&quot;&quot;&quot;&quot;;[.$D$1];&quot;&quot;&quot;&quot;;&quot;:&quot;;&quot;&quot;&quot;&quot;;[.$D105]; &quot;&quot;&quot;&quot;;&quot;,&quot;));&quot;},&quot;))" office:value-type="string" office:string-value="{&quot;ID&quot;:&quot;BULBASAUR&quot;,&quot;COSTUME&quot;:&quot;FALL_2019&quot;,}," calcext:value-type="string">
            <text:p>{"ID":"BULBASAUR","COSTUME":"FALL_2019",},</text:p>
          </table:table-cell>
          <table:table-cell/>
          <table:table-cell table:style-name="ce5" table:formula="of:=IF(OR([.$A105]=&quot;&quot;;[.$B105]=[.$B104]);&quot;&quot;;COM.MICROSOFT.CONCAT(&quot;{&quot;; IF([.$B105]=&quot;&quot;;&quot;&quot;;COM.MICROSOFT.CONCAT(&quot;&quot;&quot;&quot;;[.$B$1];&quot;&quot;&quot;&quot;;&quot;:&quot;;&quot;&quot;&quot;&quot;;[.$B105]; &quot;&quot;&quot;&quot;;&quot;,&quot;)); IF([.$D105]=&quot;&quot;;&quot;&quot;;COM.MICROSOFT.CONCAT(&quot;&quot;&quot;&quot;;[.$D$1];&quot;&quot;&quot;&quot;;&quot;:&quot;;&quot;&quot;&quot;&quot;;[.$D105]; &quot;&quot;&quot;&quot;;&quot;,&quot;));&quot;},&quot;))" office:value-type="string" office:string-value="{&quot;family&quot;:&quot;BULBASAUR&quot;,&quot;COSTUME&quot;:&quot;FALL_2019&quot;,}," calcext:value-type="string">
            <text:p>{"family":"BULBASAUR","COSTUME":"FALL_2019",},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CHARMANDER</text:p>
          </table:table-cell>
          <table:table-cell table:style-name="ce2"/>
          <table:table-cell table:style-name="ce2" office:value-type="string" calcext:value-type="string">
            <text:p>FALL_2019</text:p>
          </table:table-cell>
          <table:table-cell table:style-name="ce2"/>
          <table:table-cell/>
          <table:table-cell table:style-name="ce5" table:formula="of:=IF([.$A106]=&quot;&quot;;&quot;&quot;;COM.MICROSOFT.CONCAT(&quot;{&quot;; IF([.$A106]=&quot;&quot;;&quot;&quot;;COM.MICROSOFT.CONCAT(&quot;&quot;&quot;&quot;;[.$A$1];&quot;&quot;&quot;&quot;;&quot;:&quot;;&quot;&quot;&quot;&quot;;[.$A106]; &quot;&quot;&quot;&quot;;&quot;,&quot;)); IF([.$C106]=&quot;&quot;;&quot;&quot;;COM.MICROSOFT.CONCAT(&quot;&quot;&quot;&quot;;[.$C$1];&quot;&quot;&quot;&quot;;&quot;:&quot;;&quot;&quot;&quot;&quot;;[.$C106]; &quot;&quot;&quot;&quot;;&quot;,&quot;)); IF([.$D106]=&quot;&quot;;&quot;&quot;;COM.MICROSOFT.CONCAT(&quot;&quot;&quot;&quot;;[.$D$1];&quot;&quot;&quot;&quot;;&quot;:&quot;;&quot;&quot;&quot;&quot;;[.$D106]; &quot;&quot;&quot;&quot;;&quot;,&quot;));&quot;},&quot;))" office:value-type="string" office:string-value="{&quot;ID&quot;:&quot;CHARMANDER&quot;,&quot;COSTUME&quot;:&quot;FALL_2019&quot;,}," calcext:value-type="string">
            <text:p>{"ID":"CHARMANDER","COSTUME":"FALL_2019",},</text:p>
          </table:table-cell>
          <table:table-cell/>
          <table:table-cell table:style-name="ce5" table:formula="of:=IF(OR([.$A106]=&quot;&quot;;[.$B106]=[.$B105]);&quot;&quot;;COM.MICROSOFT.CONCAT(&quot;{&quot;; IF([.$B106]=&quot;&quot;;&quot;&quot;;COM.MICROSOFT.CONCAT(&quot;&quot;&quot;&quot;;[.$B$1];&quot;&quot;&quot;&quot;;&quot;:&quot;;&quot;&quot;&quot;&quot;;[.$B106]; &quot;&quot;&quot;&quot;;&quot;,&quot;)); IF([.$D106]=&quot;&quot;;&quot;&quot;;COM.MICROSOFT.CONCAT(&quot;&quot;&quot;&quot;;[.$D$1];&quot;&quot;&quot;&quot;;&quot;:&quot;;&quot;&quot;&quot;&quot;;[.$D106]; &quot;&quot;&quot;&quot;;&quot;,&quot;));&quot;},&quot;))" office:value-type="string" office:string-value="{&quot;family&quot;:&quot;CHARMANDER&quot;,&quot;COSTUME&quot;:&quot;FALL_2019&quot;,}," calcext:value-type="string">
            <text:p>{"family":"CHARMANDER","COSTUME":"FALL_2019",},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SQUIRTLE</text:p>
          </table:table-cell>
          <table:table-cell table:style-name="ce2"/>
          <table:table-cell table:style-name="ce2" office:value-type="string" calcext:value-type="string">
            <text:p>FALL_2019</text:p>
          </table:table-cell>
          <table:table-cell table:style-name="ce2"/>
          <table:table-cell/>
          <table:table-cell table:style-name="ce5" table:formula="of:=IF([.$A107]=&quot;&quot;;&quot;&quot;;COM.MICROSOFT.CONCAT(&quot;{&quot;; IF([.$A107]=&quot;&quot;;&quot;&quot;;COM.MICROSOFT.CONCAT(&quot;&quot;&quot;&quot;;[.$A$1];&quot;&quot;&quot;&quot;;&quot;:&quot;;&quot;&quot;&quot;&quot;;[.$A107]; &quot;&quot;&quot;&quot;;&quot;,&quot;)); IF([.$C107]=&quot;&quot;;&quot;&quot;;COM.MICROSOFT.CONCAT(&quot;&quot;&quot;&quot;;[.$C$1];&quot;&quot;&quot;&quot;;&quot;:&quot;;&quot;&quot;&quot;&quot;;[.$C107]; &quot;&quot;&quot;&quot;;&quot;,&quot;)); IF([.$D107]=&quot;&quot;;&quot;&quot;;COM.MICROSOFT.CONCAT(&quot;&quot;&quot;&quot;;[.$D$1];&quot;&quot;&quot;&quot;;&quot;:&quot;;&quot;&quot;&quot;&quot;;[.$D107]; &quot;&quot;&quot;&quot;;&quot;,&quot;));&quot;},&quot;))" office:value-type="string" office:string-value="{&quot;ID&quot;:&quot;SQUIRTLE&quot;,&quot;COSTUME&quot;:&quot;FALL_2019&quot;,}," calcext:value-type="string">
            <text:p>{"ID":"SQUIRTLE","COSTUME":"FALL_2019",},</text:p>
          </table:table-cell>
          <table:table-cell/>
          <table:table-cell table:style-name="ce5" table:formula="of:=IF(OR([.$A107]=&quot;&quot;;[.$B107]=[.$B106]);&quot;&quot;;COM.MICROSOFT.CONCAT(&quot;{&quot;; IF([.$B107]=&quot;&quot;;&quot;&quot;;COM.MICROSOFT.CONCAT(&quot;&quot;&quot;&quot;;[.$B$1];&quot;&quot;&quot;&quot;;&quot;:&quot;;&quot;&quot;&quot;&quot;;[.$B107]; &quot;&quot;&quot;&quot;;&quot;,&quot;)); IF([.$D107]=&quot;&quot;;&quot;&quot;;COM.MICROSOFT.CONCAT(&quot;&quot;&quot;&quot;;[.$D$1];&quot;&quot;&quot;&quot;;&quot;:&quot;;&quot;&quot;&quot;&quot;;[.$D107]; &quot;&quot;&quot;&quot;;&quot;,&quot;));&quot;},&quot;))" office:value-type="string" office:string-value="{&quot;family&quot;:&quot;SQUIRTLE&quot;,&quot;COSTUME&quot;:&quot;FALL_2019&quot;,}," calcext:value-type="string">
            <text:p>{"family":"SQUIRTLE","COSTUME":"FALL_2019",},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PIKACHU</text:p>
          </table:table-cell>
          <table:table-cell table:style-name="ce2"/>
          <table:table-cell table:style-name="ce2" office:value-type="string" calcext:value-type="string">
            <text:p>FALL_2019</text:p>
          </table:table-cell>
          <table:table-cell table:style-name="ce2"/>
          <table:table-cell/>
          <table:table-cell table:style-name="ce5" table:formula="of:=IF([.$A108]=&quot;&quot;;&quot;&quot;;COM.MICROSOFT.CONCAT(&quot;{&quot;; IF([.$A108]=&quot;&quot;;&quot;&quot;;COM.MICROSOFT.CONCAT(&quot;&quot;&quot;&quot;;[.$A$1];&quot;&quot;&quot;&quot;;&quot;:&quot;;&quot;&quot;&quot;&quot;;[.$A108]; &quot;&quot;&quot;&quot;;&quot;,&quot;)); IF([.$C108]=&quot;&quot;;&quot;&quot;;COM.MICROSOFT.CONCAT(&quot;&quot;&quot;&quot;;[.$C$1];&quot;&quot;&quot;&quot;;&quot;:&quot;;&quot;&quot;&quot;&quot;;[.$C108]; &quot;&quot;&quot;&quot;;&quot;,&quot;)); IF([.$D108]=&quot;&quot;;&quot;&quot;;COM.MICROSOFT.CONCAT(&quot;&quot;&quot;&quot;;[.$D$1];&quot;&quot;&quot;&quot;;&quot;:&quot;;&quot;&quot;&quot;&quot;;[.$D108]; &quot;&quot;&quot;&quot;;&quot;,&quot;));&quot;},&quot;))" office:value-type="string" office:string-value="{&quot;ID&quot;:&quot;PIKACHU&quot;,&quot;COSTUME&quot;:&quot;FALL_2019&quot;,}," calcext:value-type="string">
            <text:p>{"ID":"PIKACHU","COSTUME":"FALL_2019",},</text:p>
          </table:table-cell>
          <table:table-cell/>
          <table:table-cell table:style-name="ce5" table:formula="of:=IF(OR([.$A108]=&quot;&quot;;[.$B108]=[.$B107]);&quot;&quot;;COM.MICROSOFT.CONCAT(&quot;{&quot;; IF([.$B108]=&quot;&quot;;&quot;&quot;;COM.MICROSOFT.CONCAT(&quot;&quot;&quot;&quot;;[.$B$1];&quot;&quot;&quot;&quot;;&quot;:&quot;;&quot;&quot;&quot;&quot;;[.$B108]; &quot;&quot;&quot;&quot;;&quot;,&quot;)); IF([.$D108]=&quot;&quot;;&quot;&quot;;COM.MICROSOFT.CONCAT(&quot;&quot;&quot;&quot;;[.$D$1];&quot;&quot;&quot;&quot;;&quot;:&quot;;&quot;&quot;&quot;&quot;;[.$D108]; &quot;&quot;&quot;&quot;;&quot;,&quot;));&quot;},&quot;))" office:value-type="string" office:string-value="{&quot;family&quot;:&quot;PIKACHU&quot;,&quot;COSTUME&quot;:&quot;FALL_2019&quot;,}," calcext:value-type="string">
            <text:p>{"family":"PIKACHU","COSTUME":"FALL_2019",},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09]=&quot;&quot;;&quot;&quot;;COM.MICROSOFT.CONCAT(&quot;{&quot;; IF([.$A109]=&quot;&quot;;&quot;&quot;;COM.MICROSOFT.CONCAT(&quot;&quot;&quot;&quot;;[.$A$1];&quot;&quot;&quot;&quot;;&quot;:&quot;;&quot;&quot;&quot;&quot;;[.$A109]; &quot;&quot;&quot;&quot;;&quot;,&quot;)); IF([.$C109]=&quot;&quot;;&quot;&quot;;COM.MICROSOFT.CONCAT(&quot;&quot;&quot;&quot;;[.$C$1];&quot;&quot;&quot;&quot;;&quot;:&quot;;&quot;&quot;&quot;&quot;;[.$C109]; &quot;&quot;&quot;&quot;;&quot;,&quot;)); IF([.$D109]=&quot;&quot;;&quot;&quot;;COM.MICROSOFT.CONCAT(&quot;&quot;&quot;&quot;;[.$D$1];&quot;&quot;&quot;&quot;;&quot;:&quot;;&quot;&quot;&quot;&quot;;[.$D109]; &quot;&quot;&quot;&quot;;&quot;,&quot;));&quot;},&quot;))">
            <text:p/>
          </table:table-cell>
          <table:table-cell/>
          <table:table-cell table:style-name="ce5" table:formula="of:=IF(OR([.$A109]=&quot;&quot;;[.$B109]=[.$B108]);&quot;&quot;;COM.MICROSOFT.CONCAT(&quot;{&quot;; IF([.$B109]=&quot;&quot;;&quot;&quot;;COM.MICROSOFT.CONCAT(&quot;&quot;&quot;&quot;;[.$B$1];&quot;&quot;&quot;&quot;;&quot;:&quot;;&quot;&quot;&quot;&quot;;[.$B109]; &quot;&quot;&quot;&quot;;&quot;,&quot;)); IF([.$D109]=&quot;&quot;;&quot;&quot;;COM.MICROSOFT.CONCAT(&quot;&quot;&quot;&quot;;[.$D$1];&quot;&quot;&quot;&quot;;&quot;:&quot;;&quot;&quot;&quot;&quot;;[.$D10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10]=&quot;&quot;;&quot;&quot;;COM.MICROSOFT.CONCAT(&quot;{&quot;; IF([.$A110]=&quot;&quot;;&quot;&quot;;COM.MICROSOFT.CONCAT(&quot;&quot;&quot;&quot;;[.$A$1];&quot;&quot;&quot;&quot;;&quot;:&quot;;&quot;&quot;&quot;&quot;;[.$A110]; &quot;&quot;&quot;&quot;;&quot;,&quot;)); IF([.$C110]=&quot;&quot;;&quot;&quot;;COM.MICROSOFT.CONCAT(&quot;&quot;&quot;&quot;;[.$C$1];&quot;&quot;&quot;&quot;;&quot;:&quot;;&quot;&quot;&quot;&quot;;[.$C110]; &quot;&quot;&quot;&quot;;&quot;,&quot;)); IF([.$D110]=&quot;&quot;;&quot;&quot;;COM.MICROSOFT.CONCAT(&quot;&quot;&quot;&quot;;[.$D$1];&quot;&quot;&quot;&quot;;&quot;:&quot;;&quot;&quot;&quot;&quot;;[.$D110]; &quot;&quot;&quot;&quot;;&quot;,&quot;));&quot;},&quot;))">
            <text:p/>
          </table:table-cell>
          <table:table-cell/>
          <table:table-cell table:style-name="ce5" table:formula="of:=IF(OR([.$A110]=&quot;&quot;;[.$B110]=[.$B109]);&quot;&quot;;COM.MICROSOFT.CONCAT(&quot;{&quot;; IF([.$B110]=&quot;&quot;;&quot;&quot;;COM.MICROSOFT.CONCAT(&quot;&quot;&quot;&quot;;[.$B$1];&quot;&quot;&quot;&quot;;&quot;:&quot;;&quot;&quot;&quot;&quot;;[.$B110]; &quot;&quot;&quot;&quot;;&quot;,&quot;)); IF([.$D110]=&quot;&quot;;&quot;&quot;;COM.MICROSOFT.CONCAT(&quot;&quot;&quot;&quot;;[.$D$1];&quot;&quot;&quot;&quot;;&quot;:&quot;;&quot;&quot;&quot;&quot;;[.$D11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11]=&quot;&quot;;&quot;&quot;;COM.MICROSOFT.CONCAT(&quot;{&quot;; IF([.$A111]=&quot;&quot;;&quot;&quot;;COM.MICROSOFT.CONCAT(&quot;&quot;&quot;&quot;;[.$A$1];&quot;&quot;&quot;&quot;;&quot;:&quot;;&quot;&quot;&quot;&quot;;[.$A111]; &quot;&quot;&quot;&quot;;&quot;,&quot;)); IF([.$C111]=&quot;&quot;;&quot;&quot;;COM.MICROSOFT.CONCAT(&quot;&quot;&quot;&quot;;[.$C$1];&quot;&quot;&quot;&quot;;&quot;:&quot;;&quot;&quot;&quot;&quot;;[.$C111]; &quot;&quot;&quot;&quot;;&quot;,&quot;)); IF([.$D111]=&quot;&quot;;&quot;&quot;;COM.MICROSOFT.CONCAT(&quot;&quot;&quot;&quot;;[.$D$1];&quot;&quot;&quot;&quot;;&quot;:&quot;;&quot;&quot;&quot;&quot;;[.$D111]; &quot;&quot;&quot;&quot;;&quot;,&quot;));&quot;},&quot;))">
            <text:p/>
          </table:table-cell>
          <table:table-cell/>
          <table:table-cell table:style-name="ce5" table:formula="of:=IF(OR([.$A111]=&quot;&quot;;[.$B111]=[.$B110]);&quot;&quot;;COM.MICROSOFT.CONCAT(&quot;{&quot;; IF([.$B111]=&quot;&quot;;&quot;&quot;;COM.MICROSOFT.CONCAT(&quot;&quot;&quot;&quot;;[.$B$1];&quot;&quot;&quot;&quot;;&quot;:&quot;;&quot;&quot;&quot;&quot;;[.$B111]; &quot;&quot;&quot;&quot;;&quot;,&quot;)); IF([.$D111]=&quot;&quot;;&quot;&quot;;COM.MICROSOFT.CONCAT(&quot;&quot;&quot;&quot;;[.$D$1];&quot;&quot;&quot;&quot;;&quot;:&quot;;&quot;&quot;&quot;&quot;;[.$D11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PIKACHU</text:p>
          </table:table-cell>
          <table:table-cell table:style-name="ce2"/>
          <table:table-cell table:style-name="ce2" office:value-type="string" calcext:value-type="string">
            <text:p>COSTUME_2020</text:p>
          </table:table-cell>
          <table:table-cell table:style-name="ce2"/>
          <table:table-cell/>
          <table:table-cell table:style-name="ce5" table:formula="of:=IF([.$A112]=&quot;&quot;;&quot;&quot;;COM.MICROSOFT.CONCAT(&quot;{&quot;; IF([.$A112]=&quot;&quot;;&quot;&quot;;COM.MICROSOFT.CONCAT(&quot;&quot;&quot;&quot;;[.$A$1];&quot;&quot;&quot;&quot;;&quot;:&quot;;&quot;&quot;&quot;&quot;;[.$A112]; &quot;&quot;&quot;&quot;;&quot;,&quot;)); IF([.$C112]=&quot;&quot;;&quot;&quot;;COM.MICROSOFT.CONCAT(&quot;&quot;&quot;&quot;;[.$C$1];&quot;&quot;&quot;&quot;;&quot;:&quot;;&quot;&quot;&quot;&quot;;[.$C112]; &quot;&quot;&quot;&quot;;&quot;,&quot;)); IF([.$D112]=&quot;&quot;;&quot;&quot;;COM.MICROSOFT.CONCAT(&quot;&quot;&quot;&quot;;[.$D$1];&quot;&quot;&quot;&quot;;&quot;:&quot;;&quot;&quot;&quot;&quot;;[.$D112]; &quot;&quot;&quot;&quot;;&quot;,&quot;));&quot;},&quot;))" office:value-type="string" office:string-value="{&quot;ID&quot;:&quot;PIKACHU&quot;,&quot;COSTUME&quot;:&quot;COSTUME_2020&quot;,}," calcext:value-type="string">
            <text:p>{"ID":"PIKACHU","COSTUME":"COSTUME_2020",},</text:p>
          </table:table-cell>
          <table:table-cell/>
          <table:table-cell table:style-name="ce5" table:formula="of:=IF(OR([.$A112]=&quot;&quot;;[.$B112]=[.$B111]);&quot;&quot;;COM.MICROSOFT.CONCAT(&quot;{&quot;; IF([.$B112]=&quot;&quot;;&quot;&quot;;COM.MICROSOFT.CONCAT(&quot;&quot;&quot;&quot;;[.$B$1];&quot;&quot;&quot;&quot;;&quot;:&quot;;&quot;&quot;&quot;&quot;;[.$B112]; &quot;&quot;&quot;&quot;;&quot;,&quot;)); IF([.$D112]=&quot;&quot;;&quot;&quot;;COM.MICROSOFT.CONCAT(&quot;&quot;&quot;&quot;;[.$D$1];&quot;&quot;&quot;&quot;;&quot;:&quot;;&quot;&quot;&quot;&quot;;[.$D112]; &quot;&quot;&quot;&quot;;&quot;,&quot;));&quot;},&quot;))" office:value-type="string" office:string-value="{&quot;family&quot;:&quot;PIKACHU&quot;,&quot;COSTUME&quot;:&quot;COSTUME_2020&quot;,}," calcext:value-type="string">
            <text:p>{"family":"PIKACHU","COSTUME":"COSTUME_2020",},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13]=&quot;&quot;;&quot;&quot;;COM.MICROSOFT.CONCAT(&quot;{&quot;; IF([.$A113]=&quot;&quot;;&quot;&quot;;COM.MICROSOFT.CONCAT(&quot;&quot;&quot;&quot;;[.$A$1];&quot;&quot;&quot;&quot;;&quot;:&quot;;&quot;&quot;&quot;&quot;;[.$A113]; &quot;&quot;&quot;&quot;;&quot;,&quot;)); IF([.$C113]=&quot;&quot;;&quot;&quot;;COM.MICROSOFT.CONCAT(&quot;&quot;&quot;&quot;;[.$C$1];&quot;&quot;&quot;&quot;;&quot;:&quot;;&quot;&quot;&quot;&quot;;[.$C113]; &quot;&quot;&quot;&quot;;&quot;,&quot;)); IF([.$D113]=&quot;&quot;;&quot;&quot;;COM.MICROSOFT.CONCAT(&quot;&quot;&quot;&quot;;[.$D$1];&quot;&quot;&quot;&quot;;&quot;:&quot;;&quot;&quot;&quot;&quot;;[.$D113]; &quot;&quot;&quot;&quot;;&quot;,&quot;));&quot;},&quot;))">
            <text:p/>
          </table:table-cell>
          <table:table-cell/>
          <table:table-cell table:style-name="ce5" table:formula="of:=IF(OR([.$A113]=&quot;&quot;;[.$B113]=[.$B112]);&quot;&quot;;COM.MICROSOFT.CONCAT(&quot;{&quot;; IF([.$B113]=&quot;&quot;;&quot;&quot;;COM.MICROSOFT.CONCAT(&quot;&quot;&quot;&quot;;[.$B$1];&quot;&quot;&quot;&quot;;&quot;:&quot;;&quot;&quot;&quot;&quot;;[.$B113]; &quot;&quot;&quot;&quot;;&quot;,&quot;)); IF([.$D113]=&quot;&quot;;&quot;&quot;;COM.MICROSOFT.CONCAT(&quot;&quot;&quot;&quot;;[.$D$1];&quot;&quot;&quot;&quot;;&quot;:&quot;;&quot;&quot;&quot;&quot;;[.$D11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14]=&quot;&quot;;&quot;&quot;;COM.MICROSOFT.CONCAT(&quot;{&quot;; IF([.$A114]=&quot;&quot;;&quot;&quot;;COM.MICROSOFT.CONCAT(&quot;&quot;&quot;&quot;;[.$A$1];&quot;&quot;&quot;&quot;;&quot;:&quot;;&quot;&quot;&quot;&quot;;[.$A114]; &quot;&quot;&quot;&quot;;&quot;,&quot;)); IF([.$C114]=&quot;&quot;;&quot;&quot;;COM.MICROSOFT.CONCAT(&quot;&quot;&quot;&quot;;[.$C$1];&quot;&quot;&quot;&quot;;&quot;:&quot;;&quot;&quot;&quot;&quot;;[.$C114]; &quot;&quot;&quot;&quot;;&quot;,&quot;)); IF([.$D114]=&quot;&quot;;&quot;&quot;;COM.MICROSOFT.CONCAT(&quot;&quot;&quot;&quot;;[.$D$1];&quot;&quot;&quot;&quot;;&quot;:&quot;;&quot;&quot;&quot;&quot;;[.$D114]; &quot;&quot;&quot;&quot;;&quot;,&quot;));&quot;},&quot;))">
            <text:p/>
          </table:table-cell>
          <table:table-cell/>
          <table:table-cell table:style-name="ce5" table:formula="of:=IF(OR([.$A114]=&quot;&quot;;[.$B114]=[.$B113]);&quot;&quot;;COM.MICROSOFT.CONCAT(&quot;{&quot;; IF([.$B114]=&quot;&quot;;&quot;&quot;;COM.MICROSOFT.CONCAT(&quot;&quot;&quot;&quot;;[.$B$1];&quot;&quot;&quot;&quot;;&quot;:&quot;;&quot;&quot;&quot;&quot;;[.$B114]; &quot;&quot;&quot;&quot;;&quot;,&quot;)); IF([.$D114]=&quot;&quot;;&quot;&quot;;COM.MICROSOFT.CONCAT(&quot;&quot;&quot;&quot;;[.$D$1];&quot;&quot;&quot;&quot;;&quot;:&quot;;&quot;&quot;&quot;&quot;;[.$D11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15]=&quot;&quot;;&quot;&quot;;COM.MICROSOFT.CONCAT(&quot;{&quot;; IF([.$A115]=&quot;&quot;;&quot;&quot;;COM.MICROSOFT.CONCAT(&quot;&quot;&quot;&quot;;[.$A$1];&quot;&quot;&quot;&quot;;&quot;:&quot;;&quot;&quot;&quot;&quot;;[.$A115]; &quot;&quot;&quot;&quot;;&quot;,&quot;)); IF([.$C115]=&quot;&quot;;&quot;&quot;;COM.MICROSOFT.CONCAT(&quot;&quot;&quot;&quot;;[.$C$1];&quot;&quot;&quot;&quot;;&quot;:&quot;;&quot;&quot;&quot;&quot;;[.$C115]; &quot;&quot;&quot;&quot;;&quot;,&quot;)); IF([.$D115]=&quot;&quot;;&quot;&quot;;COM.MICROSOFT.CONCAT(&quot;&quot;&quot;&quot;;[.$D$1];&quot;&quot;&quot;&quot;;&quot;:&quot;;&quot;&quot;&quot;&quot;;[.$D115]; &quot;&quot;&quot;&quot;;&quot;,&quot;));&quot;},&quot;))">
            <text:p/>
          </table:table-cell>
          <table:table-cell/>
          <table:table-cell table:style-name="ce5" table:formula="of:=IF(OR([.$A115]=&quot;&quot;;[.$B115]=[.$B114]);&quot;&quot;;COM.MICROSOFT.CONCAT(&quot;{&quot;; IF([.$B115]=&quot;&quot;;&quot;&quot;;COM.MICROSOFT.CONCAT(&quot;&quot;&quot;&quot;;[.$B$1];&quot;&quot;&quot;&quot;;&quot;:&quot;;&quot;&quot;&quot;&quot;;[.$B115]; &quot;&quot;&quot;&quot;;&quot;,&quot;)); IF([.$D115]=&quot;&quot;;&quot;&quot;;COM.MICROSOFT.CONCAT(&quot;&quot;&quot;&quot;;[.$D$1];&quot;&quot;&quot;&quot;;&quot;:&quot;;&quot;&quot;&quot;&quot;;[.$D11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GENGAR</text:p>
          </table:table-cell>
          <table:table-cell table:style-name="ce2"/>
          <table:table-cell table:style-name="ce2" office:value-type="string" calcext:value-type="string">
            <text:p>COSTUME_2020</text:p>
          </table:table-cell>
          <table:table-cell table:style-name="ce2"/>
          <table:table-cell/>
          <table:table-cell table:style-name="ce5" table:formula="of:=IF([.$A116]=&quot;&quot;;&quot;&quot;;COM.MICROSOFT.CONCAT(&quot;{&quot;; IF([.$A116]=&quot;&quot;;&quot;&quot;;COM.MICROSOFT.CONCAT(&quot;&quot;&quot;&quot;;[.$A$1];&quot;&quot;&quot;&quot;;&quot;:&quot;;&quot;&quot;&quot;&quot;;[.$A116]; &quot;&quot;&quot;&quot;;&quot;,&quot;)); IF([.$C116]=&quot;&quot;;&quot;&quot;;COM.MICROSOFT.CONCAT(&quot;&quot;&quot;&quot;;[.$C$1];&quot;&quot;&quot;&quot;;&quot;:&quot;;&quot;&quot;&quot;&quot;;[.$C116]; &quot;&quot;&quot;&quot;;&quot;,&quot;)); IF([.$D116]=&quot;&quot;;&quot;&quot;;COM.MICROSOFT.CONCAT(&quot;&quot;&quot;&quot;;[.$D$1];&quot;&quot;&quot;&quot;;&quot;:&quot;;&quot;&quot;&quot;&quot;;[.$D116]; &quot;&quot;&quot;&quot;;&quot;,&quot;));&quot;},&quot;))" office:value-type="string" office:string-value="{&quot;ID&quot;:&quot;GENGAR&quot;,&quot;COSTUME&quot;:&quot;COSTUME_2020&quot;,}," calcext:value-type="string">
            <text:p>{"ID":"GENGAR","COSTUME":"COSTUME_2020",},</text:p>
          </table:table-cell>
          <table:table-cell/>
          <table:table-cell table:style-name="ce5" table:formula="of:=IF(OR([.$A116]=&quot;&quot;;[.$B116]=[.$B115]);&quot;&quot;;COM.MICROSOFT.CONCAT(&quot;{&quot;; IF([.$B116]=&quot;&quot;;&quot;&quot;;COM.MICROSOFT.CONCAT(&quot;&quot;&quot;&quot;;[.$B$1];&quot;&quot;&quot;&quot;;&quot;:&quot;;&quot;&quot;&quot;&quot;;[.$B116]; &quot;&quot;&quot;&quot;;&quot;,&quot;)); IF([.$D116]=&quot;&quot;;&quot;&quot;;COM.MICROSOFT.CONCAT(&quot;&quot;&quot;&quot;;[.$D$1];&quot;&quot;&quot;&quot;;&quot;:&quot;;&quot;&quot;&quot;&quot;;[.$D116]; &quot;&quot;&quot;&quot;;&quot;,&quot;));&quot;},&quot;))" office:value-type="string" office:string-value="{&quot;family&quot;:&quot;GENGAR&quot;,&quot;COSTUME&quot;:&quot;COSTUME_2020&quot;,}," calcext:value-type="string">
            <text:p>{"family":"GENGAR","COSTUME":"COSTUME_2020",},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SABLEYE</text:p>
          </table:table-cell>
          <table:table-cell table:style-name="ce2"/>
          <table:table-cell table:style-name="ce2" office:value-type="string" calcext:value-type="string">
            <text:p>COSTUME_2020</text:p>
          </table:table-cell>
          <table:table-cell table:style-name="ce2"/>
          <table:table-cell/>
          <table:table-cell table:style-name="ce5" table:formula="of:=IF([.$A117]=&quot;&quot;;&quot;&quot;;COM.MICROSOFT.CONCAT(&quot;{&quot;; IF([.$A117]=&quot;&quot;;&quot;&quot;;COM.MICROSOFT.CONCAT(&quot;&quot;&quot;&quot;;[.$A$1];&quot;&quot;&quot;&quot;;&quot;:&quot;;&quot;&quot;&quot;&quot;;[.$A117]; &quot;&quot;&quot;&quot;;&quot;,&quot;)); IF([.$C117]=&quot;&quot;;&quot;&quot;;COM.MICROSOFT.CONCAT(&quot;&quot;&quot;&quot;;[.$C$1];&quot;&quot;&quot;&quot;;&quot;:&quot;;&quot;&quot;&quot;&quot;;[.$C117]; &quot;&quot;&quot;&quot;;&quot;,&quot;)); IF([.$D117]=&quot;&quot;;&quot;&quot;;COM.MICROSOFT.CONCAT(&quot;&quot;&quot;&quot;;[.$D$1];&quot;&quot;&quot;&quot;;&quot;:&quot;;&quot;&quot;&quot;&quot;;[.$D117]; &quot;&quot;&quot;&quot;;&quot;,&quot;));&quot;},&quot;))" office:value-type="string" office:string-value="{&quot;ID&quot;:&quot;SABLEYE&quot;,&quot;COSTUME&quot;:&quot;COSTUME_2020&quot;,}," calcext:value-type="string">
            <text:p>{"ID":"SABLEYE","COSTUME":"COSTUME_2020",},</text:p>
          </table:table-cell>
          <table:table-cell/>
          <table:table-cell table:style-name="ce5" table:formula="of:=IF(OR([.$A117]=&quot;&quot;;[.$B117]=[.$B116]);&quot;&quot;;COM.MICROSOFT.CONCAT(&quot;{&quot;; IF([.$B117]=&quot;&quot;;&quot;&quot;;COM.MICROSOFT.CONCAT(&quot;&quot;&quot;&quot;;[.$B$1];&quot;&quot;&quot;&quot;;&quot;:&quot;;&quot;&quot;&quot;&quot;;[.$B117]; &quot;&quot;&quot;&quot;;&quot;,&quot;)); IF([.$D117]=&quot;&quot;;&quot;&quot;;COM.MICROSOFT.CONCAT(&quot;&quot;&quot;&quot;;[.$D$1];&quot;&quot;&quot;&quot;;&quot;:&quot;;&quot;&quot;&quot;&quot;;[.$D117]; &quot;&quot;&quot;&quot;;&quot;,&quot;));&quot;},&quot;))" office:value-type="string" office:string-value="{&quot;family&quot;:&quot;SABLEYE&quot;,&quot;COSTUME&quot;:&quot;COSTUME_2020&quot;,}," calcext:value-type="string">
            <text:p>{"family":"SABLEYE","COSTUME":"COSTUME_2020",},</text:p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18]=&quot;&quot;;&quot;&quot;;COM.MICROSOFT.CONCAT(&quot;{&quot;; IF([.$A118]=&quot;&quot;;&quot;&quot;;COM.MICROSOFT.CONCAT(&quot;&quot;&quot;&quot;;[.$A$1];&quot;&quot;&quot;&quot;;&quot;:&quot;;&quot;&quot;&quot;&quot;;[.$A118]; &quot;&quot;&quot;&quot;;&quot;,&quot;)); IF([.$C118]=&quot;&quot;;&quot;&quot;;COM.MICROSOFT.CONCAT(&quot;&quot;&quot;&quot;;[.$C$1];&quot;&quot;&quot;&quot;;&quot;:&quot;;&quot;&quot;&quot;&quot;;[.$C118]; &quot;&quot;&quot;&quot;;&quot;,&quot;)); IF([.$D118]=&quot;&quot;;&quot;&quot;;COM.MICROSOFT.CONCAT(&quot;&quot;&quot;&quot;;[.$D$1];&quot;&quot;&quot;&quot;;&quot;:&quot;;&quot;&quot;&quot;&quot;;[.$D118]; &quot;&quot;&quot;&quot;;&quot;,&quot;));&quot;},&quot;))">
            <text:p/>
          </table:table-cell>
          <table:table-cell/>
          <table:table-cell table:style-name="ce5" table:formula="of:=IF(OR([.$A118]=&quot;&quot;;[.$B118]=[.$B117]);&quot;&quot;;COM.MICROSOFT.CONCAT(&quot;{&quot;; IF([.$B118]=&quot;&quot;;&quot;&quot;;COM.MICROSOFT.CONCAT(&quot;&quot;&quot;&quot;;[.$B$1];&quot;&quot;&quot;&quot;;&quot;:&quot;;&quot;&quot;&quot;&quot;;[.$B118]; &quot;&quot;&quot;&quot;;&quot;,&quot;)); IF([.$D118]=&quot;&quot;;&quot;&quot;;COM.MICROSOFT.CONCAT(&quot;&quot;&quot;&quot;;[.$D$1];&quot;&quot;&quot;&quot;;&quot;:&quot;;&quot;&quot;&quot;&quot;;[.$D11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19]=&quot;&quot;;&quot;&quot;;COM.MICROSOFT.CONCAT(&quot;{&quot;; IF([.$A119]=&quot;&quot;;&quot;&quot;;COM.MICROSOFT.CONCAT(&quot;&quot;&quot;&quot;;[.$A$1];&quot;&quot;&quot;&quot;;&quot;:&quot;;&quot;&quot;&quot;&quot;;[.$A119]; &quot;&quot;&quot;&quot;;&quot;,&quot;)); IF([.$C119]=&quot;&quot;;&quot;&quot;;COM.MICROSOFT.CONCAT(&quot;&quot;&quot;&quot;;[.$C$1];&quot;&quot;&quot;&quot;;&quot;:&quot;;&quot;&quot;&quot;&quot;;[.$C119]; &quot;&quot;&quot;&quot;;&quot;,&quot;)); IF([.$D119]=&quot;&quot;;&quot;&quot;;COM.MICROSOFT.CONCAT(&quot;&quot;&quot;&quot;;[.$D$1];&quot;&quot;&quot;&quot;;&quot;:&quot;;&quot;&quot;&quot;&quot;;[.$D119]; &quot;&quot;&quot;&quot;;&quot;,&quot;));&quot;},&quot;))">
            <text:p/>
          </table:table-cell>
          <table:table-cell/>
          <table:table-cell table:style-name="ce5" table:formula="of:=IF(OR([.$A119]=&quot;&quot;;[.$B119]=[.$B118]);&quot;&quot;;COM.MICROSOFT.CONCAT(&quot;{&quot;; IF([.$B119]=&quot;&quot;;&quot;&quot;;COM.MICROSOFT.CONCAT(&quot;&quot;&quot;&quot;;[.$B$1];&quot;&quot;&quot;&quot;;&quot;:&quot;;&quot;&quot;&quot;&quot;;[.$B119]; &quot;&quot;&quot;&quot;;&quot;,&quot;)); IF([.$D119]=&quot;&quot;;&quot;&quot;;COM.MICROSOFT.CONCAT(&quot;&quot;&quot;&quot;;[.$D$1];&quot;&quot;&quot;&quot;;&quot;:&quot;;&quot;&quot;&quot;&quot;;[.$D11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20]=&quot;&quot;;&quot;&quot;;COM.MICROSOFT.CONCAT(&quot;{&quot;; IF([.$A120]=&quot;&quot;;&quot;&quot;;COM.MICROSOFT.CONCAT(&quot;&quot;&quot;&quot;;[.$A$1];&quot;&quot;&quot;&quot;;&quot;:&quot;;&quot;&quot;&quot;&quot;;[.$A120]; &quot;&quot;&quot;&quot;;&quot;,&quot;)); IF([.$C120]=&quot;&quot;;&quot;&quot;;COM.MICROSOFT.CONCAT(&quot;&quot;&quot;&quot;;[.$C$1];&quot;&quot;&quot;&quot;;&quot;:&quot;;&quot;&quot;&quot;&quot;;[.$C120]; &quot;&quot;&quot;&quot;;&quot;,&quot;)); IF([.$D120]=&quot;&quot;;&quot;&quot;;COM.MICROSOFT.CONCAT(&quot;&quot;&quot;&quot;;[.$D$1];&quot;&quot;&quot;&quot;;&quot;:&quot;;&quot;&quot;&quot;&quot;;[.$D120]; &quot;&quot;&quot;&quot;;&quot;,&quot;));&quot;},&quot;))">
            <text:p/>
          </table:table-cell>
          <table:table-cell/>
          <table:table-cell table:style-name="ce5" table:formula="of:=IF(OR([.$A120]=&quot;&quot;;[.$B120]=[.$B119]);&quot;&quot;;COM.MICROSOFT.CONCAT(&quot;{&quot;; IF([.$B120]=&quot;&quot;;&quot;&quot;;COM.MICROSOFT.CONCAT(&quot;&quot;&quot;&quot;;[.$B$1];&quot;&quot;&quot;&quot;;&quot;:&quot;;&quot;&quot;&quot;&quot;;[.$B120]; &quot;&quot;&quot;&quot;;&quot;,&quot;)); IF([.$D120]=&quot;&quot;;&quot;&quot;;COM.MICROSOFT.CONCAT(&quot;&quot;&quot;&quot;;[.$D$1];&quot;&quot;&quot;&quot;;&quot;:&quot;;&quot;&quot;&quot;&quot;;[.$D12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21]=&quot;&quot;;&quot;&quot;;COM.MICROSOFT.CONCAT(&quot;{&quot;; IF([.$A121]=&quot;&quot;;&quot;&quot;;COM.MICROSOFT.CONCAT(&quot;&quot;&quot;&quot;;[.$A$1];&quot;&quot;&quot;&quot;;&quot;:&quot;;&quot;&quot;&quot;&quot;;[.$A121]; &quot;&quot;&quot;&quot;;&quot;,&quot;)); IF([.$C121]=&quot;&quot;;&quot;&quot;;COM.MICROSOFT.CONCAT(&quot;&quot;&quot;&quot;;[.$C$1];&quot;&quot;&quot;&quot;;&quot;:&quot;;&quot;&quot;&quot;&quot;;[.$C121]; &quot;&quot;&quot;&quot;;&quot;,&quot;)); IF([.$D121]=&quot;&quot;;&quot;&quot;;COM.MICROSOFT.CONCAT(&quot;&quot;&quot;&quot;;[.$D$1];&quot;&quot;&quot;&quot;;&quot;:&quot;;&quot;&quot;&quot;&quot;;[.$D121]; &quot;&quot;&quot;&quot;;&quot;,&quot;));&quot;},&quot;))">
            <text:p/>
          </table:table-cell>
          <table:table-cell/>
          <table:table-cell table:style-name="ce5" table:formula="of:=IF(OR([.$A121]=&quot;&quot;;[.$B121]=[.$B120]);&quot;&quot;;COM.MICROSOFT.CONCAT(&quot;{&quot;; IF([.$B121]=&quot;&quot;;&quot;&quot;;COM.MICROSOFT.CONCAT(&quot;&quot;&quot;&quot;;[.$B$1];&quot;&quot;&quot;&quot;;&quot;:&quot;;&quot;&quot;&quot;&quot;;[.$B121]; &quot;&quot;&quot;&quot;;&quot;,&quot;)); IF([.$D121]=&quot;&quot;;&quot;&quot;;COM.MICROSOFT.CONCAT(&quot;&quot;&quot;&quot;;[.$D$1];&quot;&quot;&quot;&quot;;&quot;:&quot;;&quot;&quot;&quot;&quot;;[.$D12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22]=&quot;&quot;;&quot;&quot;;COM.MICROSOFT.CONCAT(&quot;{&quot;; IF([.$A122]=&quot;&quot;;&quot;&quot;;COM.MICROSOFT.CONCAT(&quot;&quot;&quot;&quot;;[.$A$1];&quot;&quot;&quot;&quot;;&quot;:&quot;;&quot;&quot;&quot;&quot;;[.$A122]; &quot;&quot;&quot;&quot;;&quot;,&quot;)); IF([.$C122]=&quot;&quot;;&quot;&quot;;COM.MICROSOFT.CONCAT(&quot;&quot;&quot;&quot;;[.$C$1];&quot;&quot;&quot;&quot;;&quot;:&quot;;&quot;&quot;&quot;&quot;;[.$C122]; &quot;&quot;&quot;&quot;;&quot;,&quot;)); IF([.$D122]=&quot;&quot;;&quot;&quot;;COM.MICROSOFT.CONCAT(&quot;&quot;&quot;&quot;;[.$D$1];&quot;&quot;&quot;&quot;;&quot;:&quot;;&quot;&quot;&quot;&quot;;[.$D122]; &quot;&quot;&quot;&quot;;&quot;,&quot;));&quot;},&quot;))">
            <text:p/>
          </table:table-cell>
          <table:table-cell/>
          <table:table-cell table:style-name="ce5" table:formula="of:=IF(OR([.$A122]=&quot;&quot;;[.$B122]=[.$B121]);&quot;&quot;;COM.MICROSOFT.CONCAT(&quot;{&quot;; IF([.$B122]=&quot;&quot;;&quot;&quot;;COM.MICROSOFT.CONCAT(&quot;&quot;&quot;&quot;;[.$B$1];&quot;&quot;&quot;&quot;;&quot;:&quot;;&quot;&quot;&quot;&quot;;[.$B122]; &quot;&quot;&quot;&quot;;&quot;,&quot;)); IF([.$D122]=&quot;&quot;;&quot;&quot;;COM.MICROSOFT.CONCAT(&quot;&quot;&quot;&quot;;[.$D$1];&quot;&quot;&quot;&quot;;&quot;:&quot;;&quot;&quot;&quot;&quot;;[.$D12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23]=&quot;&quot;;&quot;&quot;;COM.MICROSOFT.CONCAT(&quot;{&quot;; IF([.$A123]=&quot;&quot;;&quot;&quot;;COM.MICROSOFT.CONCAT(&quot;&quot;&quot;&quot;;[.$A$1];&quot;&quot;&quot;&quot;;&quot;:&quot;;&quot;&quot;&quot;&quot;;[.$A123]; &quot;&quot;&quot;&quot;;&quot;,&quot;)); IF([.$C123]=&quot;&quot;;&quot;&quot;;COM.MICROSOFT.CONCAT(&quot;&quot;&quot;&quot;;[.$C$1];&quot;&quot;&quot;&quot;;&quot;:&quot;;&quot;&quot;&quot;&quot;;[.$C123]; &quot;&quot;&quot;&quot;;&quot;,&quot;)); IF([.$D123]=&quot;&quot;;&quot;&quot;;COM.MICROSOFT.CONCAT(&quot;&quot;&quot;&quot;;[.$D$1];&quot;&quot;&quot;&quot;;&quot;:&quot;;&quot;&quot;&quot;&quot;;[.$D123]; &quot;&quot;&quot;&quot;;&quot;,&quot;));&quot;},&quot;))">
            <text:p/>
          </table:table-cell>
          <table:table-cell/>
          <table:table-cell table:style-name="ce5" table:formula="of:=IF(OR([.$A123]=&quot;&quot;;[.$B123]=[.$B122]);&quot;&quot;;COM.MICROSOFT.CONCAT(&quot;{&quot;; IF([.$B123]=&quot;&quot;;&quot;&quot;;COM.MICROSOFT.CONCAT(&quot;&quot;&quot;&quot;;[.$B$1];&quot;&quot;&quot;&quot;;&quot;:&quot;;&quot;&quot;&quot;&quot;;[.$B123]; &quot;&quot;&quot;&quot;;&quot;,&quot;)); IF([.$D123]=&quot;&quot;;&quot;&quot;;COM.MICROSOFT.CONCAT(&quot;&quot;&quot;&quot;;[.$D$1];&quot;&quot;&quot;&quot;;&quot;:&quot;;&quot;&quot;&quot;&quot;;[.$D12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24]=&quot;&quot;;&quot;&quot;;COM.MICROSOFT.CONCAT(&quot;{&quot;; IF([.$A124]=&quot;&quot;;&quot;&quot;;COM.MICROSOFT.CONCAT(&quot;&quot;&quot;&quot;;[.$A$1];&quot;&quot;&quot;&quot;;&quot;:&quot;;&quot;&quot;&quot;&quot;;[.$A124]; &quot;&quot;&quot;&quot;;&quot;,&quot;)); IF([.$C124]=&quot;&quot;;&quot;&quot;;COM.MICROSOFT.CONCAT(&quot;&quot;&quot;&quot;;[.$C$1];&quot;&quot;&quot;&quot;;&quot;:&quot;;&quot;&quot;&quot;&quot;;[.$C124]; &quot;&quot;&quot;&quot;;&quot;,&quot;)); IF([.$D124]=&quot;&quot;;&quot;&quot;;COM.MICROSOFT.CONCAT(&quot;&quot;&quot;&quot;;[.$D$1];&quot;&quot;&quot;&quot;;&quot;:&quot;;&quot;&quot;&quot;&quot;;[.$D124]; &quot;&quot;&quot;&quot;;&quot;,&quot;));&quot;},&quot;))">
            <text:p/>
          </table:table-cell>
          <table:table-cell/>
          <table:table-cell table:style-name="ce5" table:formula="of:=IF(OR([.$A124]=&quot;&quot;;[.$B124]=[.$B123]);&quot;&quot;;COM.MICROSOFT.CONCAT(&quot;{&quot;; IF([.$B124]=&quot;&quot;;&quot;&quot;;COM.MICROSOFT.CONCAT(&quot;&quot;&quot;&quot;;[.$B$1];&quot;&quot;&quot;&quot;;&quot;:&quot;;&quot;&quot;&quot;&quot;;[.$B124]; &quot;&quot;&quot;&quot;;&quot;,&quot;)); IF([.$D124]=&quot;&quot;;&quot;&quot;;COM.MICROSOFT.CONCAT(&quot;&quot;&quot;&quot;;[.$D$1];&quot;&quot;&quot;&quot;;&quot;:&quot;;&quot;&quot;&quot;&quot;;[.$D12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25]=&quot;&quot;;&quot;&quot;;COM.MICROSOFT.CONCAT(&quot;{&quot;; IF([.$A125]=&quot;&quot;;&quot;&quot;;COM.MICROSOFT.CONCAT(&quot;&quot;&quot;&quot;;[.$A$1];&quot;&quot;&quot;&quot;;&quot;:&quot;;&quot;&quot;&quot;&quot;;[.$A125]; &quot;&quot;&quot;&quot;;&quot;,&quot;)); IF([.$C125]=&quot;&quot;;&quot;&quot;;COM.MICROSOFT.CONCAT(&quot;&quot;&quot;&quot;;[.$C$1];&quot;&quot;&quot;&quot;;&quot;:&quot;;&quot;&quot;&quot;&quot;;[.$C125]; &quot;&quot;&quot;&quot;;&quot;,&quot;)); IF([.$D125]=&quot;&quot;;&quot;&quot;;COM.MICROSOFT.CONCAT(&quot;&quot;&quot;&quot;;[.$D$1];&quot;&quot;&quot;&quot;;&quot;:&quot;;&quot;&quot;&quot;&quot;;[.$D125]; &quot;&quot;&quot;&quot;;&quot;,&quot;));&quot;},&quot;))">
            <text:p/>
          </table:table-cell>
          <table:table-cell/>
          <table:table-cell table:style-name="ce5" table:formula="of:=IF(OR([.$A125]=&quot;&quot;;[.$B125]=[.$B124]);&quot;&quot;;COM.MICROSOFT.CONCAT(&quot;{&quot;; IF([.$B125]=&quot;&quot;;&quot;&quot;;COM.MICROSOFT.CONCAT(&quot;&quot;&quot;&quot;;[.$B$1];&quot;&quot;&quot;&quot;;&quot;:&quot;;&quot;&quot;&quot;&quot;;[.$B125]; &quot;&quot;&quot;&quot;;&quot;,&quot;)); IF([.$D125]=&quot;&quot;;&quot;&quot;;COM.MICROSOFT.CONCAT(&quot;&quot;&quot;&quot;;[.$D$1];&quot;&quot;&quot;&quot;;&quot;:&quot;;&quot;&quot;&quot;&quot;;[.$D12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26]=&quot;&quot;;&quot;&quot;;COM.MICROSOFT.CONCAT(&quot;{&quot;; IF([.$A126]=&quot;&quot;;&quot;&quot;;COM.MICROSOFT.CONCAT(&quot;&quot;&quot;&quot;;[.$A$1];&quot;&quot;&quot;&quot;;&quot;:&quot;;&quot;&quot;&quot;&quot;;[.$A126]; &quot;&quot;&quot;&quot;;&quot;,&quot;)); IF([.$C126]=&quot;&quot;;&quot;&quot;;COM.MICROSOFT.CONCAT(&quot;&quot;&quot;&quot;;[.$C$1];&quot;&quot;&quot;&quot;;&quot;:&quot;;&quot;&quot;&quot;&quot;;[.$C126]; &quot;&quot;&quot;&quot;;&quot;,&quot;)); IF([.$D126]=&quot;&quot;;&quot;&quot;;COM.MICROSOFT.CONCAT(&quot;&quot;&quot;&quot;;[.$D$1];&quot;&quot;&quot;&quot;;&quot;:&quot;;&quot;&quot;&quot;&quot;;[.$D126]; &quot;&quot;&quot;&quot;;&quot;,&quot;));&quot;},&quot;))">
            <text:p/>
          </table:table-cell>
          <table:table-cell/>
          <table:table-cell table:style-name="ce5" table:formula="of:=IF(OR([.$A126]=&quot;&quot;;[.$B126]=[.$B125]);&quot;&quot;;COM.MICROSOFT.CONCAT(&quot;{&quot;; IF([.$B126]=&quot;&quot;;&quot;&quot;;COM.MICROSOFT.CONCAT(&quot;&quot;&quot;&quot;;[.$B$1];&quot;&quot;&quot;&quot;;&quot;:&quot;;&quot;&quot;&quot;&quot;;[.$B126]; &quot;&quot;&quot;&quot;;&quot;,&quot;)); IF([.$D126]=&quot;&quot;;&quot;&quot;;COM.MICROSOFT.CONCAT(&quot;&quot;&quot;&quot;;[.$D$1];&quot;&quot;&quot;&quot;;&quot;:&quot;;&quot;&quot;&quot;&quot;;[.$D12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27]=&quot;&quot;;&quot;&quot;;COM.MICROSOFT.CONCAT(&quot;{&quot;; IF([.$A127]=&quot;&quot;;&quot;&quot;;COM.MICROSOFT.CONCAT(&quot;&quot;&quot;&quot;;[.$A$1];&quot;&quot;&quot;&quot;;&quot;:&quot;;&quot;&quot;&quot;&quot;;[.$A127]; &quot;&quot;&quot;&quot;;&quot;,&quot;)); IF([.$C127]=&quot;&quot;;&quot;&quot;;COM.MICROSOFT.CONCAT(&quot;&quot;&quot;&quot;;[.$C$1];&quot;&quot;&quot;&quot;;&quot;:&quot;;&quot;&quot;&quot;&quot;;[.$C127]; &quot;&quot;&quot;&quot;;&quot;,&quot;)); IF([.$D127]=&quot;&quot;;&quot;&quot;;COM.MICROSOFT.CONCAT(&quot;&quot;&quot;&quot;;[.$D$1];&quot;&quot;&quot;&quot;;&quot;:&quot;;&quot;&quot;&quot;&quot;;[.$D127]; &quot;&quot;&quot;&quot;;&quot;,&quot;));&quot;},&quot;))">
            <text:p/>
          </table:table-cell>
          <table:table-cell/>
          <table:table-cell table:style-name="ce5" table:formula="of:=IF(OR([.$A127]=&quot;&quot;;[.$B127]=[.$B126]);&quot;&quot;;COM.MICROSOFT.CONCAT(&quot;{&quot;; IF([.$B127]=&quot;&quot;;&quot;&quot;;COM.MICROSOFT.CONCAT(&quot;&quot;&quot;&quot;;[.$B$1];&quot;&quot;&quot;&quot;;&quot;:&quot;;&quot;&quot;&quot;&quot;;[.$B127]; &quot;&quot;&quot;&quot;;&quot;,&quot;)); IF([.$D127]=&quot;&quot;;&quot;&quot;;COM.MICROSOFT.CONCAT(&quot;&quot;&quot;&quot;;[.$D$1];&quot;&quot;&quot;&quot;;&quot;:&quot;;&quot;&quot;&quot;&quot;;[.$D12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28]=&quot;&quot;;&quot;&quot;;COM.MICROSOFT.CONCAT(&quot;{&quot;; IF([.$A128]=&quot;&quot;;&quot;&quot;;COM.MICROSOFT.CONCAT(&quot;&quot;&quot;&quot;;[.$A$1];&quot;&quot;&quot;&quot;;&quot;:&quot;;&quot;&quot;&quot;&quot;;[.$A128]; &quot;&quot;&quot;&quot;;&quot;,&quot;)); IF([.$C128]=&quot;&quot;;&quot;&quot;;COM.MICROSOFT.CONCAT(&quot;&quot;&quot;&quot;;[.$C$1];&quot;&quot;&quot;&quot;;&quot;:&quot;;&quot;&quot;&quot;&quot;;[.$C128]; &quot;&quot;&quot;&quot;;&quot;,&quot;)); IF([.$D128]=&quot;&quot;;&quot;&quot;;COM.MICROSOFT.CONCAT(&quot;&quot;&quot;&quot;;[.$D$1];&quot;&quot;&quot;&quot;;&quot;:&quot;;&quot;&quot;&quot;&quot;;[.$D128]; &quot;&quot;&quot;&quot;;&quot;,&quot;));&quot;},&quot;))">
            <text:p/>
          </table:table-cell>
          <table:table-cell/>
          <table:table-cell table:style-name="ce5" table:formula="of:=IF(OR([.$A128]=&quot;&quot;;[.$B128]=[.$B127]);&quot;&quot;;COM.MICROSOFT.CONCAT(&quot;{&quot;; IF([.$B128]=&quot;&quot;;&quot;&quot;;COM.MICROSOFT.CONCAT(&quot;&quot;&quot;&quot;;[.$B$1];&quot;&quot;&quot;&quot;;&quot;:&quot;;&quot;&quot;&quot;&quot;;[.$B128]; &quot;&quot;&quot;&quot;;&quot;,&quot;)); IF([.$D128]=&quot;&quot;;&quot;&quot;;COM.MICROSOFT.CONCAT(&quot;&quot;&quot;&quot;;[.$D$1];&quot;&quot;&quot;&quot;;&quot;:&quot;;&quot;&quot;&quot;&quot;;[.$D12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29]=&quot;&quot;;&quot;&quot;;COM.MICROSOFT.CONCAT(&quot;{&quot;; IF([.$A129]=&quot;&quot;;&quot;&quot;;COM.MICROSOFT.CONCAT(&quot;&quot;&quot;&quot;;[.$A$1];&quot;&quot;&quot;&quot;;&quot;:&quot;;&quot;&quot;&quot;&quot;;[.$A129]; &quot;&quot;&quot;&quot;;&quot;,&quot;)); IF([.$C129]=&quot;&quot;;&quot;&quot;;COM.MICROSOFT.CONCAT(&quot;&quot;&quot;&quot;;[.$C$1];&quot;&quot;&quot;&quot;;&quot;:&quot;;&quot;&quot;&quot;&quot;;[.$C129]; &quot;&quot;&quot;&quot;;&quot;,&quot;)); IF([.$D129]=&quot;&quot;;&quot;&quot;;COM.MICROSOFT.CONCAT(&quot;&quot;&quot;&quot;;[.$D$1];&quot;&quot;&quot;&quot;;&quot;:&quot;;&quot;&quot;&quot;&quot;;[.$D129]; &quot;&quot;&quot;&quot;;&quot;,&quot;));&quot;},&quot;))">
            <text:p/>
          </table:table-cell>
          <table:table-cell/>
          <table:table-cell table:style-name="ce5" table:formula="of:=IF(OR([.$A129]=&quot;&quot;;[.$B129]=[.$B128]);&quot;&quot;;COM.MICROSOFT.CONCAT(&quot;{&quot;; IF([.$B129]=&quot;&quot;;&quot;&quot;;COM.MICROSOFT.CONCAT(&quot;&quot;&quot;&quot;;[.$B$1];&quot;&quot;&quot;&quot;;&quot;:&quot;;&quot;&quot;&quot;&quot;;[.$B129]; &quot;&quot;&quot;&quot;;&quot;,&quot;)); IF([.$D129]=&quot;&quot;;&quot;&quot;;COM.MICROSOFT.CONCAT(&quot;&quot;&quot;&quot;;[.$D$1];&quot;&quot;&quot;&quot;;&quot;:&quot;;&quot;&quot;&quot;&quot;;[.$D12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30]=&quot;&quot;;&quot;&quot;;COM.MICROSOFT.CONCAT(&quot;{&quot;; IF([.$A130]=&quot;&quot;;&quot;&quot;;COM.MICROSOFT.CONCAT(&quot;&quot;&quot;&quot;;[.$A$1];&quot;&quot;&quot;&quot;;&quot;:&quot;;&quot;&quot;&quot;&quot;;[.$A130]; &quot;&quot;&quot;&quot;;&quot;,&quot;)); IF([.$C130]=&quot;&quot;;&quot;&quot;;COM.MICROSOFT.CONCAT(&quot;&quot;&quot;&quot;;[.$C$1];&quot;&quot;&quot;&quot;;&quot;:&quot;;&quot;&quot;&quot;&quot;;[.$C130]; &quot;&quot;&quot;&quot;;&quot;,&quot;)); IF([.$D130]=&quot;&quot;;&quot;&quot;;COM.MICROSOFT.CONCAT(&quot;&quot;&quot;&quot;;[.$D$1];&quot;&quot;&quot;&quot;;&quot;:&quot;;&quot;&quot;&quot;&quot;;[.$D130]; &quot;&quot;&quot;&quot;;&quot;,&quot;));&quot;},&quot;))">
            <text:p/>
          </table:table-cell>
          <table:table-cell/>
          <table:table-cell table:style-name="ce5" table:formula="of:=IF(OR([.$A130]=&quot;&quot;;[.$B130]=[.$B129]);&quot;&quot;;COM.MICROSOFT.CONCAT(&quot;{&quot;; IF([.$B130]=&quot;&quot;;&quot;&quot;;COM.MICROSOFT.CONCAT(&quot;&quot;&quot;&quot;;[.$B$1];&quot;&quot;&quot;&quot;;&quot;:&quot;;&quot;&quot;&quot;&quot;;[.$B130]; &quot;&quot;&quot;&quot;;&quot;,&quot;)); IF([.$D130]=&quot;&quot;;&quot;&quot;;COM.MICROSOFT.CONCAT(&quot;&quot;&quot;&quot;;[.$D$1];&quot;&quot;&quot;&quot;;&quot;:&quot;;&quot;&quot;&quot;&quot;;[.$D13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31]=&quot;&quot;;&quot;&quot;;COM.MICROSOFT.CONCAT(&quot;{&quot;; IF([.$A131]=&quot;&quot;;&quot;&quot;;COM.MICROSOFT.CONCAT(&quot;&quot;&quot;&quot;;[.$A$1];&quot;&quot;&quot;&quot;;&quot;:&quot;;&quot;&quot;&quot;&quot;;[.$A131]; &quot;&quot;&quot;&quot;;&quot;,&quot;)); IF([.$C131]=&quot;&quot;;&quot;&quot;;COM.MICROSOFT.CONCAT(&quot;&quot;&quot;&quot;;[.$C$1];&quot;&quot;&quot;&quot;;&quot;:&quot;;&quot;&quot;&quot;&quot;;[.$C131]; &quot;&quot;&quot;&quot;;&quot;,&quot;)); IF([.$D131]=&quot;&quot;;&quot;&quot;;COM.MICROSOFT.CONCAT(&quot;&quot;&quot;&quot;;[.$D$1];&quot;&quot;&quot;&quot;;&quot;:&quot;;&quot;&quot;&quot;&quot;;[.$D131]; &quot;&quot;&quot;&quot;;&quot;,&quot;));&quot;},&quot;))">
            <text:p/>
          </table:table-cell>
          <table:table-cell/>
          <table:table-cell table:style-name="ce5" table:formula="of:=IF(OR([.$A131]=&quot;&quot;;[.$B131]=[.$B130]);&quot;&quot;;COM.MICROSOFT.CONCAT(&quot;{&quot;; IF([.$B131]=&quot;&quot;;&quot;&quot;;COM.MICROSOFT.CONCAT(&quot;&quot;&quot;&quot;;[.$B$1];&quot;&quot;&quot;&quot;;&quot;:&quot;;&quot;&quot;&quot;&quot;;[.$B131]; &quot;&quot;&quot;&quot;;&quot;,&quot;)); IF([.$D131]=&quot;&quot;;&quot;&quot;;COM.MICROSOFT.CONCAT(&quot;&quot;&quot;&quot;;[.$D$1];&quot;&quot;&quot;&quot;;&quot;:&quot;;&quot;&quot;&quot;&quot;;[.$D13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32]=&quot;&quot;;&quot;&quot;;COM.MICROSOFT.CONCAT(&quot;{&quot;; IF([.$A132]=&quot;&quot;;&quot;&quot;;COM.MICROSOFT.CONCAT(&quot;&quot;&quot;&quot;;[.$A$1];&quot;&quot;&quot;&quot;;&quot;:&quot;;&quot;&quot;&quot;&quot;;[.$A132]; &quot;&quot;&quot;&quot;;&quot;,&quot;)); IF([.$C132]=&quot;&quot;;&quot;&quot;;COM.MICROSOFT.CONCAT(&quot;&quot;&quot;&quot;;[.$C$1];&quot;&quot;&quot;&quot;;&quot;:&quot;;&quot;&quot;&quot;&quot;;[.$C132]; &quot;&quot;&quot;&quot;;&quot;,&quot;)); IF([.$D132]=&quot;&quot;;&quot;&quot;;COM.MICROSOFT.CONCAT(&quot;&quot;&quot;&quot;;[.$D$1];&quot;&quot;&quot;&quot;;&quot;:&quot;;&quot;&quot;&quot;&quot;;[.$D132]; &quot;&quot;&quot;&quot;;&quot;,&quot;));&quot;},&quot;))">
            <text:p/>
          </table:table-cell>
          <table:table-cell/>
          <table:table-cell table:style-name="ce5" table:formula="of:=IF(OR([.$A132]=&quot;&quot;;[.$B132]=[.$B131]);&quot;&quot;;COM.MICROSOFT.CONCAT(&quot;{&quot;; IF([.$B132]=&quot;&quot;;&quot;&quot;;COM.MICROSOFT.CONCAT(&quot;&quot;&quot;&quot;;[.$B$1];&quot;&quot;&quot;&quot;;&quot;:&quot;;&quot;&quot;&quot;&quot;;[.$B132]; &quot;&quot;&quot;&quot;;&quot;,&quot;)); IF([.$D132]=&quot;&quot;;&quot;&quot;;COM.MICROSOFT.CONCAT(&quot;&quot;&quot;&quot;;[.$D$1];&quot;&quot;&quot;&quot;;&quot;:&quot;;&quot;&quot;&quot;&quot;;[.$D13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33]=&quot;&quot;;&quot;&quot;;COM.MICROSOFT.CONCAT(&quot;{&quot;; IF([.$A133]=&quot;&quot;;&quot;&quot;;COM.MICROSOFT.CONCAT(&quot;&quot;&quot;&quot;;[.$A$1];&quot;&quot;&quot;&quot;;&quot;:&quot;;&quot;&quot;&quot;&quot;;[.$A133]; &quot;&quot;&quot;&quot;;&quot;,&quot;)); IF([.$C133]=&quot;&quot;;&quot;&quot;;COM.MICROSOFT.CONCAT(&quot;&quot;&quot;&quot;;[.$C$1];&quot;&quot;&quot;&quot;;&quot;:&quot;;&quot;&quot;&quot;&quot;;[.$C133]; &quot;&quot;&quot;&quot;;&quot;,&quot;)); IF([.$D133]=&quot;&quot;;&quot;&quot;;COM.MICROSOFT.CONCAT(&quot;&quot;&quot;&quot;;[.$D$1];&quot;&quot;&quot;&quot;;&quot;:&quot;;&quot;&quot;&quot;&quot;;[.$D133]; &quot;&quot;&quot;&quot;;&quot;,&quot;));&quot;},&quot;))">
            <text:p/>
          </table:table-cell>
          <table:table-cell/>
          <table:table-cell table:style-name="ce5" table:formula="of:=IF(OR([.$A133]=&quot;&quot;;[.$B133]=[.$B132]);&quot;&quot;;COM.MICROSOFT.CONCAT(&quot;{&quot;; IF([.$B133]=&quot;&quot;;&quot;&quot;;COM.MICROSOFT.CONCAT(&quot;&quot;&quot;&quot;;[.$B$1];&quot;&quot;&quot;&quot;;&quot;:&quot;;&quot;&quot;&quot;&quot;;[.$B133]; &quot;&quot;&quot;&quot;;&quot;,&quot;)); IF([.$D133]=&quot;&quot;;&quot;&quot;;COM.MICROSOFT.CONCAT(&quot;&quot;&quot;&quot;;[.$D$1];&quot;&quot;&quot;&quot;;&quot;:&quot;;&quot;&quot;&quot;&quot;;[.$D13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34]=&quot;&quot;;&quot;&quot;;COM.MICROSOFT.CONCAT(&quot;{&quot;; IF([.$A134]=&quot;&quot;;&quot;&quot;;COM.MICROSOFT.CONCAT(&quot;&quot;&quot;&quot;;[.$A$1];&quot;&quot;&quot;&quot;;&quot;:&quot;;&quot;&quot;&quot;&quot;;[.$A134]; &quot;&quot;&quot;&quot;;&quot;,&quot;)); IF([.$C134]=&quot;&quot;;&quot;&quot;;COM.MICROSOFT.CONCAT(&quot;&quot;&quot;&quot;;[.$C$1];&quot;&quot;&quot;&quot;;&quot;:&quot;;&quot;&quot;&quot;&quot;;[.$C134]; &quot;&quot;&quot;&quot;;&quot;,&quot;)); IF([.$D134]=&quot;&quot;;&quot;&quot;;COM.MICROSOFT.CONCAT(&quot;&quot;&quot;&quot;;[.$D$1];&quot;&quot;&quot;&quot;;&quot;:&quot;;&quot;&quot;&quot;&quot;;[.$D134]; &quot;&quot;&quot;&quot;;&quot;,&quot;));&quot;},&quot;))">
            <text:p/>
          </table:table-cell>
          <table:table-cell/>
          <table:table-cell table:style-name="ce5" table:formula="of:=IF(OR([.$A134]=&quot;&quot;;[.$B134]=[.$B133]);&quot;&quot;;COM.MICROSOFT.CONCAT(&quot;{&quot;; IF([.$B134]=&quot;&quot;;&quot;&quot;;COM.MICROSOFT.CONCAT(&quot;&quot;&quot;&quot;;[.$B$1];&quot;&quot;&quot;&quot;;&quot;:&quot;;&quot;&quot;&quot;&quot;;[.$B134]; &quot;&quot;&quot;&quot;;&quot;,&quot;)); IF([.$D134]=&quot;&quot;;&quot;&quot;;COM.MICROSOFT.CONCAT(&quot;&quot;&quot;&quot;;[.$D$1];&quot;&quot;&quot;&quot;;&quot;:&quot;;&quot;&quot;&quot;&quot;;[.$D13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35]=&quot;&quot;;&quot;&quot;;COM.MICROSOFT.CONCAT(&quot;{&quot;; IF([.$A135]=&quot;&quot;;&quot;&quot;;COM.MICROSOFT.CONCAT(&quot;&quot;&quot;&quot;;[.$A$1];&quot;&quot;&quot;&quot;;&quot;:&quot;;&quot;&quot;&quot;&quot;;[.$A135]; &quot;&quot;&quot;&quot;;&quot;,&quot;)); IF([.$C135]=&quot;&quot;;&quot;&quot;;COM.MICROSOFT.CONCAT(&quot;&quot;&quot;&quot;;[.$C$1];&quot;&quot;&quot;&quot;;&quot;:&quot;;&quot;&quot;&quot;&quot;;[.$C135]; &quot;&quot;&quot;&quot;;&quot;,&quot;)); IF([.$D135]=&quot;&quot;;&quot;&quot;;COM.MICROSOFT.CONCAT(&quot;&quot;&quot;&quot;;[.$D$1];&quot;&quot;&quot;&quot;;&quot;:&quot;;&quot;&quot;&quot;&quot;;[.$D135]; &quot;&quot;&quot;&quot;;&quot;,&quot;));&quot;},&quot;))">
            <text:p/>
          </table:table-cell>
          <table:table-cell/>
          <table:table-cell table:style-name="ce5" table:formula="of:=IF(OR([.$A135]=&quot;&quot;;[.$B135]=[.$B134]);&quot;&quot;;COM.MICROSOFT.CONCAT(&quot;{&quot;; IF([.$B135]=&quot;&quot;;&quot;&quot;;COM.MICROSOFT.CONCAT(&quot;&quot;&quot;&quot;;[.$B$1];&quot;&quot;&quot;&quot;;&quot;:&quot;;&quot;&quot;&quot;&quot;;[.$B135]; &quot;&quot;&quot;&quot;;&quot;,&quot;)); IF([.$D135]=&quot;&quot;;&quot;&quot;;COM.MICROSOFT.CONCAT(&quot;&quot;&quot;&quot;;[.$D$1];&quot;&quot;&quot;&quot;;&quot;:&quot;;&quot;&quot;&quot;&quot;;[.$D13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36]=&quot;&quot;;&quot;&quot;;COM.MICROSOFT.CONCAT(&quot;{&quot;; IF([.$A136]=&quot;&quot;;&quot;&quot;;COM.MICROSOFT.CONCAT(&quot;&quot;&quot;&quot;;[.$A$1];&quot;&quot;&quot;&quot;;&quot;:&quot;;&quot;&quot;&quot;&quot;;[.$A136]; &quot;&quot;&quot;&quot;;&quot;,&quot;)); IF([.$C136]=&quot;&quot;;&quot;&quot;;COM.MICROSOFT.CONCAT(&quot;&quot;&quot;&quot;;[.$C$1];&quot;&quot;&quot;&quot;;&quot;:&quot;;&quot;&quot;&quot;&quot;;[.$C136]; &quot;&quot;&quot;&quot;;&quot;,&quot;)); IF([.$D136]=&quot;&quot;;&quot;&quot;;COM.MICROSOFT.CONCAT(&quot;&quot;&quot;&quot;;[.$D$1];&quot;&quot;&quot;&quot;;&quot;:&quot;;&quot;&quot;&quot;&quot;;[.$D136]; &quot;&quot;&quot;&quot;;&quot;,&quot;));&quot;},&quot;))">
            <text:p/>
          </table:table-cell>
          <table:table-cell/>
          <table:table-cell table:style-name="ce5" table:formula="of:=IF(OR([.$A136]=&quot;&quot;;[.$B136]=[.$B135]);&quot;&quot;;COM.MICROSOFT.CONCAT(&quot;{&quot;; IF([.$B136]=&quot;&quot;;&quot;&quot;;COM.MICROSOFT.CONCAT(&quot;&quot;&quot;&quot;;[.$B$1];&quot;&quot;&quot;&quot;;&quot;:&quot;;&quot;&quot;&quot;&quot;;[.$B136]; &quot;&quot;&quot;&quot;;&quot;,&quot;)); IF([.$D136]=&quot;&quot;;&quot;&quot;;COM.MICROSOFT.CONCAT(&quot;&quot;&quot;&quot;;[.$D$1];&quot;&quot;&quot;&quot;;&quot;:&quot;;&quot;&quot;&quot;&quot;;[.$D13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37]=&quot;&quot;;&quot;&quot;;COM.MICROSOFT.CONCAT(&quot;{&quot;; IF([.$A137]=&quot;&quot;;&quot;&quot;;COM.MICROSOFT.CONCAT(&quot;&quot;&quot;&quot;;[.$A$1];&quot;&quot;&quot;&quot;;&quot;:&quot;;&quot;&quot;&quot;&quot;;[.$A137]; &quot;&quot;&quot;&quot;;&quot;,&quot;)); IF([.$C137]=&quot;&quot;;&quot;&quot;;COM.MICROSOFT.CONCAT(&quot;&quot;&quot;&quot;;[.$C$1];&quot;&quot;&quot;&quot;;&quot;:&quot;;&quot;&quot;&quot;&quot;;[.$C137]; &quot;&quot;&quot;&quot;;&quot;,&quot;)); IF([.$D137]=&quot;&quot;;&quot;&quot;;COM.MICROSOFT.CONCAT(&quot;&quot;&quot;&quot;;[.$D$1];&quot;&quot;&quot;&quot;;&quot;:&quot;;&quot;&quot;&quot;&quot;;[.$D137]; &quot;&quot;&quot;&quot;;&quot;,&quot;));&quot;},&quot;))">
            <text:p/>
          </table:table-cell>
          <table:table-cell/>
          <table:table-cell table:style-name="ce5" table:formula="of:=IF(OR([.$A137]=&quot;&quot;;[.$B137]=[.$B136]);&quot;&quot;;COM.MICROSOFT.CONCAT(&quot;{&quot;; IF([.$B137]=&quot;&quot;;&quot;&quot;;COM.MICROSOFT.CONCAT(&quot;&quot;&quot;&quot;;[.$B$1];&quot;&quot;&quot;&quot;;&quot;:&quot;;&quot;&quot;&quot;&quot;;[.$B137]; &quot;&quot;&quot;&quot;;&quot;,&quot;)); IF([.$D137]=&quot;&quot;;&quot;&quot;;COM.MICROSOFT.CONCAT(&quot;&quot;&quot;&quot;;[.$D$1];&quot;&quot;&quot;&quot;;&quot;:&quot;;&quot;&quot;&quot;&quot;;[.$D13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38]=&quot;&quot;;&quot;&quot;;COM.MICROSOFT.CONCAT(&quot;{&quot;; IF([.$A138]=&quot;&quot;;&quot;&quot;;COM.MICROSOFT.CONCAT(&quot;&quot;&quot;&quot;;[.$A$1];&quot;&quot;&quot;&quot;;&quot;:&quot;;&quot;&quot;&quot;&quot;;[.$A138]; &quot;&quot;&quot;&quot;;&quot;,&quot;)); IF([.$C138]=&quot;&quot;;&quot;&quot;;COM.MICROSOFT.CONCAT(&quot;&quot;&quot;&quot;;[.$C$1];&quot;&quot;&quot;&quot;;&quot;:&quot;;&quot;&quot;&quot;&quot;;[.$C138]; &quot;&quot;&quot;&quot;;&quot;,&quot;)); IF([.$D138]=&quot;&quot;;&quot;&quot;;COM.MICROSOFT.CONCAT(&quot;&quot;&quot;&quot;;[.$D$1];&quot;&quot;&quot;&quot;;&quot;:&quot;;&quot;&quot;&quot;&quot;;[.$D138]; &quot;&quot;&quot;&quot;;&quot;,&quot;));&quot;},&quot;))">
            <text:p/>
          </table:table-cell>
          <table:table-cell/>
          <table:table-cell table:style-name="ce5" table:formula="of:=IF(OR([.$A138]=&quot;&quot;;[.$B138]=[.$B137]);&quot;&quot;;COM.MICROSOFT.CONCAT(&quot;{&quot;; IF([.$B138]=&quot;&quot;;&quot;&quot;;COM.MICROSOFT.CONCAT(&quot;&quot;&quot;&quot;;[.$B$1];&quot;&quot;&quot;&quot;;&quot;:&quot;;&quot;&quot;&quot;&quot;;[.$B138]; &quot;&quot;&quot;&quot;;&quot;,&quot;)); IF([.$D138]=&quot;&quot;;&quot;&quot;;COM.MICROSOFT.CONCAT(&quot;&quot;&quot;&quot;;[.$D$1];&quot;&quot;&quot;&quot;;&quot;:&quot;;&quot;&quot;&quot;&quot;;[.$D13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39]=&quot;&quot;;&quot;&quot;;COM.MICROSOFT.CONCAT(&quot;{&quot;; IF([.$A139]=&quot;&quot;;&quot;&quot;;COM.MICROSOFT.CONCAT(&quot;&quot;&quot;&quot;;[.$A$1];&quot;&quot;&quot;&quot;;&quot;:&quot;;&quot;&quot;&quot;&quot;;[.$A139]; &quot;&quot;&quot;&quot;;&quot;,&quot;)); IF([.$C139]=&quot;&quot;;&quot;&quot;;COM.MICROSOFT.CONCAT(&quot;&quot;&quot;&quot;;[.$C$1];&quot;&quot;&quot;&quot;;&quot;:&quot;;&quot;&quot;&quot;&quot;;[.$C139]; &quot;&quot;&quot;&quot;;&quot;,&quot;)); IF([.$D139]=&quot;&quot;;&quot;&quot;;COM.MICROSOFT.CONCAT(&quot;&quot;&quot;&quot;;[.$D$1];&quot;&quot;&quot;&quot;;&quot;:&quot;;&quot;&quot;&quot;&quot;;[.$D139]; &quot;&quot;&quot;&quot;;&quot;,&quot;));&quot;},&quot;))">
            <text:p/>
          </table:table-cell>
          <table:table-cell/>
          <table:table-cell table:style-name="ce5" table:formula="of:=IF(OR([.$A139]=&quot;&quot;;[.$B139]=[.$B138]);&quot;&quot;;COM.MICROSOFT.CONCAT(&quot;{&quot;; IF([.$B139]=&quot;&quot;;&quot;&quot;;COM.MICROSOFT.CONCAT(&quot;&quot;&quot;&quot;;[.$B$1];&quot;&quot;&quot;&quot;;&quot;:&quot;;&quot;&quot;&quot;&quot;;[.$B139]; &quot;&quot;&quot;&quot;;&quot;,&quot;)); IF([.$D139]=&quot;&quot;;&quot;&quot;;COM.MICROSOFT.CONCAT(&quot;&quot;&quot;&quot;;[.$D$1];&quot;&quot;&quot;&quot;;&quot;:&quot;;&quot;&quot;&quot;&quot;;[.$D13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40]=&quot;&quot;;&quot;&quot;;COM.MICROSOFT.CONCAT(&quot;{&quot;; IF([.$A140]=&quot;&quot;;&quot;&quot;;COM.MICROSOFT.CONCAT(&quot;&quot;&quot;&quot;;[.$A$1];&quot;&quot;&quot;&quot;;&quot;:&quot;;&quot;&quot;&quot;&quot;;[.$A140]; &quot;&quot;&quot;&quot;;&quot;,&quot;)); IF([.$C140]=&quot;&quot;;&quot;&quot;;COM.MICROSOFT.CONCAT(&quot;&quot;&quot;&quot;;[.$C$1];&quot;&quot;&quot;&quot;;&quot;:&quot;;&quot;&quot;&quot;&quot;;[.$C140]; &quot;&quot;&quot;&quot;;&quot;,&quot;)); IF([.$D140]=&quot;&quot;;&quot;&quot;;COM.MICROSOFT.CONCAT(&quot;&quot;&quot;&quot;;[.$D$1];&quot;&quot;&quot;&quot;;&quot;:&quot;;&quot;&quot;&quot;&quot;;[.$D140]; &quot;&quot;&quot;&quot;;&quot;,&quot;));&quot;},&quot;))">
            <text:p/>
          </table:table-cell>
          <table:table-cell/>
          <table:table-cell table:style-name="ce5" table:formula="of:=IF(OR([.$A140]=&quot;&quot;;[.$B140]=[.$B139]);&quot;&quot;;COM.MICROSOFT.CONCAT(&quot;{&quot;; IF([.$B140]=&quot;&quot;;&quot;&quot;;COM.MICROSOFT.CONCAT(&quot;&quot;&quot;&quot;;[.$B$1];&quot;&quot;&quot;&quot;;&quot;:&quot;;&quot;&quot;&quot;&quot;;[.$B140]; &quot;&quot;&quot;&quot;;&quot;,&quot;)); IF([.$D140]=&quot;&quot;;&quot;&quot;;COM.MICROSOFT.CONCAT(&quot;&quot;&quot;&quot;;[.$D$1];&quot;&quot;&quot;&quot;;&quot;:&quot;;&quot;&quot;&quot;&quot;;[.$D14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41]=&quot;&quot;;&quot;&quot;;COM.MICROSOFT.CONCAT(&quot;{&quot;; IF([.$A141]=&quot;&quot;;&quot;&quot;;COM.MICROSOFT.CONCAT(&quot;&quot;&quot;&quot;;[.$A$1];&quot;&quot;&quot;&quot;;&quot;:&quot;;&quot;&quot;&quot;&quot;;[.$A141]; &quot;&quot;&quot;&quot;;&quot;,&quot;)); IF([.$C141]=&quot;&quot;;&quot;&quot;;COM.MICROSOFT.CONCAT(&quot;&quot;&quot;&quot;;[.$C$1];&quot;&quot;&quot;&quot;;&quot;:&quot;;&quot;&quot;&quot;&quot;;[.$C141]; &quot;&quot;&quot;&quot;;&quot;,&quot;)); IF([.$D141]=&quot;&quot;;&quot;&quot;;COM.MICROSOFT.CONCAT(&quot;&quot;&quot;&quot;;[.$D$1];&quot;&quot;&quot;&quot;;&quot;:&quot;;&quot;&quot;&quot;&quot;;[.$D141]; &quot;&quot;&quot;&quot;;&quot;,&quot;));&quot;},&quot;))">
            <text:p/>
          </table:table-cell>
          <table:table-cell/>
          <table:table-cell table:style-name="ce5" table:formula="of:=IF(OR([.$A141]=&quot;&quot;;[.$B141]=[.$B140]);&quot;&quot;;COM.MICROSOFT.CONCAT(&quot;{&quot;; IF([.$B141]=&quot;&quot;;&quot;&quot;;COM.MICROSOFT.CONCAT(&quot;&quot;&quot;&quot;;[.$B$1];&quot;&quot;&quot;&quot;;&quot;:&quot;;&quot;&quot;&quot;&quot;;[.$B141]; &quot;&quot;&quot;&quot;;&quot;,&quot;)); IF([.$D141]=&quot;&quot;;&quot;&quot;;COM.MICROSOFT.CONCAT(&quot;&quot;&quot;&quot;;[.$D$1];&quot;&quot;&quot;&quot;;&quot;:&quot;;&quot;&quot;&quot;&quot;;[.$D14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42]=&quot;&quot;;&quot;&quot;;COM.MICROSOFT.CONCAT(&quot;{&quot;; IF([.$A142]=&quot;&quot;;&quot;&quot;;COM.MICROSOFT.CONCAT(&quot;&quot;&quot;&quot;;[.$A$1];&quot;&quot;&quot;&quot;;&quot;:&quot;;&quot;&quot;&quot;&quot;;[.$A142]; &quot;&quot;&quot;&quot;;&quot;,&quot;)); IF([.$C142]=&quot;&quot;;&quot;&quot;;COM.MICROSOFT.CONCAT(&quot;&quot;&quot;&quot;;[.$C$1];&quot;&quot;&quot;&quot;;&quot;:&quot;;&quot;&quot;&quot;&quot;;[.$C142]; &quot;&quot;&quot;&quot;;&quot;,&quot;)); IF([.$D142]=&quot;&quot;;&quot;&quot;;COM.MICROSOFT.CONCAT(&quot;&quot;&quot;&quot;;[.$D$1];&quot;&quot;&quot;&quot;;&quot;:&quot;;&quot;&quot;&quot;&quot;;[.$D142]; &quot;&quot;&quot;&quot;;&quot;,&quot;));&quot;},&quot;))">
            <text:p/>
          </table:table-cell>
          <table:table-cell/>
          <table:table-cell table:style-name="ce5" table:formula="of:=IF(OR([.$A142]=&quot;&quot;;[.$B142]=[.$B141]);&quot;&quot;;COM.MICROSOFT.CONCAT(&quot;{&quot;; IF([.$B142]=&quot;&quot;;&quot;&quot;;COM.MICROSOFT.CONCAT(&quot;&quot;&quot;&quot;;[.$B$1];&quot;&quot;&quot;&quot;;&quot;:&quot;;&quot;&quot;&quot;&quot;;[.$B142]; &quot;&quot;&quot;&quot;;&quot;,&quot;)); IF([.$D142]=&quot;&quot;;&quot;&quot;;COM.MICROSOFT.CONCAT(&quot;&quot;&quot;&quot;;[.$D$1];&quot;&quot;&quot;&quot;;&quot;:&quot;;&quot;&quot;&quot;&quot;;[.$D14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43]=&quot;&quot;;&quot;&quot;;COM.MICROSOFT.CONCAT(&quot;{&quot;; IF([.$A143]=&quot;&quot;;&quot;&quot;;COM.MICROSOFT.CONCAT(&quot;&quot;&quot;&quot;;[.$A$1];&quot;&quot;&quot;&quot;;&quot;:&quot;;&quot;&quot;&quot;&quot;;[.$A143]; &quot;&quot;&quot;&quot;;&quot;,&quot;)); IF([.$C143]=&quot;&quot;;&quot;&quot;;COM.MICROSOFT.CONCAT(&quot;&quot;&quot;&quot;;[.$C$1];&quot;&quot;&quot;&quot;;&quot;:&quot;;&quot;&quot;&quot;&quot;;[.$C143]; &quot;&quot;&quot;&quot;;&quot;,&quot;)); IF([.$D143]=&quot;&quot;;&quot;&quot;;COM.MICROSOFT.CONCAT(&quot;&quot;&quot;&quot;;[.$D$1];&quot;&quot;&quot;&quot;;&quot;:&quot;;&quot;&quot;&quot;&quot;;[.$D143]; &quot;&quot;&quot;&quot;;&quot;,&quot;));&quot;},&quot;))">
            <text:p/>
          </table:table-cell>
          <table:table-cell/>
          <table:table-cell table:style-name="ce5" table:formula="of:=IF(OR([.$A143]=&quot;&quot;;[.$B143]=[.$B142]);&quot;&quot;;COM.MICROSOFT.CONCAT(&quot;{&quot;; IF([.$B143]=&quot;&quot;;&quot;&quot;;COM.MICROSOFT.CONCAT(&quot;&quot;&quot;&quot;;[.$B$1];&quot;&quot;&quot;&quot;;&quot;:&quot;;&quot;&quot;&quot;&quot;;[.$B143]; &quot;&quot;&quot;&quot;;&quot;,&quot;)); IF([.$D143]=&quot;&quot;;&quot;&quot;;COM.MICROSOFT.CONCAT(&quot;&quot;&quot;&quot;;[.$D$1];&quot;&quot;&quot;&quot;;&quot;:&quot;;&quot;&quot;&quot;&quot;;[.$D14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44]=&quot;&quot;;&quot;&quot;;COM.MICROSOFT.CONCAT(&quot;{&quot;; IF([.$A144]=&quot;&quot;;&quot;&quot;;COM.MICROSOFT.CONCAT(&quot;&quot;&quot;&quot;;[.$A$1];&quot;&quot;&quot;&quot;;&quot;:&quot;;&quot;&quot;&quot;&quot;;[.$A144]; &quot;&quot;&quot;&quot;;&quot;,&quot;)); IF([.$C144]=&quot;&quot;;&quot;&quot;;COM.MICROSOFT.CONCAT(&quot;&quot;&quot;&quot;;[.$C$1];&quot;&quot;&quot;&quot;;&quot;:&quot;;&quot;&quot;&quot;&quot;;[.$C144]; &quot;&quot;&quot;&quot;;&quot;,&quot;)); IF([.$D144]=&quot;&quot;;&quot;&quot;;COM.MICROSOFT.CONCAT(&quot;&quot;&quot;&quot;;[.$D$1];&quot;&quot;&quot;&quot;;&quot;:&quot;;&quot;&quot;&quot;&quot;;[.$D144]; &quot;&quot;&quot;&quot;;&quot;,&quot;));&quot;},&quot;))">
            <text:p/>
          </table:table-cell>
          <table:table-cell/>
          <table:table-cell table:style-name="ce5" table:formula="of:=IF(OR([.$A144]=&quot;&quot;;[.$B144]=[.$B143]);&quot;&quot;;COM.MICROSOFT.CONCAT(&quot;{&quot;; IF([.$B144]=&quot;&quot;;&quot;&quot;;COM.MICROSOFT.CONCAT(&quot;&quot;&quot;&quot;;[.$B$1];&quot;&quot;&quot;&quot;;&quot;:&quot;;&quot;&quot;&quot;&quot;;[.$B144]; &quot;&quot;&quot;&quot;;&quot;,&quot;)); IF([.$D144]=&quot;&quot;;&quot;&quot;;COM.MICROSOFT.CONCAT(&quot;&quot;&quot;&quot;;[.$D$1];&quot;&quot;&quot;&quot;;&quot;:&quot;;&quot;&quot;&quot;&quot;;[.$D14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45]=&quot;&quot;;&quot;&quot;;COM.MICROSOFT.CONCAT(&quot;{&quot;; IF([.$A145]=&quot;&quot;;&quot;&quot;;COM.MICROSOFT.CONCAT(&quot;&quot;&quot;&quot;;[.$A$1];&quot;&quot;&quot;&quot;;&quot;:&quot;;&quot;&quot;&quot;&quot;;[.$A145]; &quot;&quot;&quot;&quot;;&quot;,&quot;)); IF([.$C145]=&quot;&quot;;&quot;&quot;;COM.MICROSOFT.CONCAT(&quot;&quot;&quot;&quot;;[.$C$1];&quot;&quot;&quot;&quot;;&quot;:&quot;;&quot;&quot;&quot;&quot;;[.$C145]; &quot;&quot;&quot;&quot;;&quot;,&quot;)); IF([.$D145]=&quot;&quot;;&quot;&quot;;COM.MICROSOFT.CONCAT(&quot;&quot;&quot;&quot;;[.$D$1];&quot;&quot;&quot;&quot;;&quot;:&quot;;&quot;&quot;&quot;&quot;;[.$D145]; &quot;&quot;&quot;&quot;;&quot;,&quot;));&quot;},&quot;))">
            <text:p/>
          </table:table-cell>
          <table:table-cell/>
          <table:table-cell table:style-name="ce5" table:formula="of:=IF(OR([.$A145]=&quot;&quot;;[.$B145]=[.$B144]);&quot;&quot;;COM.MICROSOFT.CONCAT(&quot;{&quot;; IF([.$B145]=&quot;&quot;;&quot;&quot;;COM.MICROSOFT.CONCAT(&quot;&quot;&quot;&quot;;[.$B$1];&quot;&quot;&quot;&quot;;&quot;:&quot;;&quot;&quot;&quot;&quot;;[.$B145]; &quot;&quot;&quot;&quot;;&quot;,&quot;)); IF([.$D145]=&quot;&quot;;&quot;&quot;;COM.MICROSOFT.CONCAT(&quot;&quot;&quot;&quot;;[.$D$1];&quot;&quot;&quot;&quot;;&quot;:&quot;;&quot;&quot;&quot;&quot;;[.$D14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46]=&quot;&quot;;&quot;&quot;;COM.MICROSOFT.CONCAT(&quot;{&quot;; IF([.$A146]=&quot;&quot;;&quot;&quot;;COM.MICROSOFT.CONCAT(&quot;&quot;&quot;&quot;;[.$A$1];&quot;&quot;&quot;&quot;;&quot;:&quot;;&quot;&quot;&quot;&quot;;[.$A146]; &quot;&quot;&quot;&quot;;&quot;,&quot;)); IF([.$C146]=&quot;&quot;;&quot;&quot;;COM.MICROSOFT.CONCAT(&quot;&quot;&quot;&quot;;[.$C$1];&quot;&quot;&quot;&quot;;&quot;:&quot;;&quot;&quot;&quot;&quot;;[.$C146]; &quot;&quot;&quot;&quot;;&quot;,&quot;)); IF([.$D146]=&quot;&quot;;&quot;&quot;;COM.MICROSOFT.CONCAT(&quot;&quot;&quot;&quot;;[.$D$1];&quot;&quot;&quot;&quot;;&quot;:&quot;;&quot;&quot;&quot;&quot;;[.$D146]; &quot;&quot;&quot;&quot;;&quot;,&quot;));&quot;},&quot;))">
            <text:p/>
          </table:table-cell>
          <table:table-cell/>
          <table:table-cell table:style-name="ce5" table:formula="of:=IF(OR([.$A146]=&quot;&quot;;[.$B146]=[.$B145]);&quot;&quot;;COM.MICROSOFT.CONCAT(&quot;{&quot;; IF([.$B146]=&quot;&quot;;&quot;&quot;;COM.MICROSOFT.CONCAT(&quot;&quot;&quot;&quot;;[.$B$1];&quot;&quot;&quot;&quot;;&quot;:&quot;;&quot;&quot;&quot;&quot;;[.$B146]; &quot;&quot;&quot;&quot;;&quot;,&quot;)); IF([.$D146]=&quot;&quot;;&quot;&quot;;COM.MICROSOFT.CONCAT(&quot;&quot;&quot;&quot;;[.$D$1];&quot;&quot;&quot;&quot;;&quot;:&quot;;&quot;&quot;&quot;&quot;;[.$D14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47]=&quot;&quot;;&quot;&quot;;COM.MICROSOFT.CONCAT(&quot;{&quot;; IF([.$A147]=&quot;&quot;;&quot;&quot;;COM.MICROSOFT.CONCAT(&quot;&quot;&quot;&quot;;[.$A$1];&quot;&quot;&quot;&quot;;&quot;:&quot;;&quot;&quot;&quot;&quot;;[.$A147]; &quot;&quot;&quot;&quot;;&quot;,&quot;)); IF([.$C147]=&quot;&quot;;&quot;&quot;;COM.MICROSOFT.CONCAT(&quot;&quot;&quot;&quot;;[.$C$1];&quot;&quot;&quot;&quot;;&quot;:&quot;;&quot;&quot;&quot;&quot;;[.$C147]; &quot;&quot;&quot;&quot;;&quot;,&quot;)); IF([.$D147]=&quot;&quot;;&quot;&quot;;COM.MICROSOFT.CONCAT(&quot;&quot;&quot;&quot;;[.$D$1];&quot;&quot;&quot;&quot;;&quot;:&quot;;&quot;&quot;&quot;&quot;;[.$D147]; &quot;&quot;&quot;&quot;;&quot;,&quot;));&quot;},&quot;))">
            <text:p/>
          </table:table-cell>
          <table:table-cell/>
          <table:table-cell table:style-name="ce5" table:formula="of:=IF(OR([.$A147]=&quot;&quot;;[.$B147]=[.$B146]);&quot;&quot;;COM.MICROSOFT.CONCAT(&quot;{&quot;; IF([.$B147]=&quot;&quot;;&quot;&quot;;COM.MICROSOFT.CONCAT(&quot;&quot;&quot;&quot;;[.$B$1];&quot;&quot;&quot;&quot;;&quot;:&quot;;&quot;&quot;&quot;&quot;;[.$B147]; &quot;&quot;&quot;&quot;;&quot;,&quot;)); IF([.$D147]=&quot;&quot;;&quot;&quot;;COM.MICROSOFT.CONCAT(&quot;&quot;&quot;&quot;;[.$D$1];&quot;&quot;&quot;&quot;;&quot;:&quot;;&quot;&quot;&quot;&quot;;[.$D14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48]=&quot;&quot;;&quot;&quot;;COM.MICROSOFT.CONCAT(&quot;{&quot;; IF([.$A148]=&quot;&quot;;&quot;&quot;;COM.MICROSOFT.CONCAT(&quot;&quot;&quot;&quot;;[.$A$1];&quot;&quot;&quot;&quot;;&quot;:&quot;;&quot;&quot;&quot;&quot;;[.$A148]; &quot;&quot;&quot;&quot;;&quot;,&quot;)); IF([.$C148]=&quot;&quot;;&quot;&quot;;COM.MICROSOFT.CONCAT(&quot;&quot;&quot;&quot;;[.$C$1];&quot;&quot;&quot;&quot;;&quot;:&quot;;&quot;&quot;&quot;&quot;;[.$C148]; &quot;&quot;&quot;&quot;;&quot;,&quot;)); IF([.$D148]=&quot;&quot;;&quot;&quot;;COM.MICROSOFT.CONCAT(&quot;&quot;&quot;&quot;;[.$D$1];&quot;&quot;&quot;&quot;;&quot;:&quot;;&quot;&quot;&quot;&quot;;[.$D148]; &quot;&quot;&quot;&quot;;&quot;,&quot;));&quot;},&quot;))">
            <text:p/>
          </table:table-cell>
          <table:table-cell/>
          <table:table-cell table:style-name="ce5" table:formula="of:=IF(OR([.$A148]=&quot;&quot;;[.$B148]=[.$B147]);&quot;&quot;;COM.MICROSOFT.CONCAT(&quot;{&quot;; IF([.$B148]=&quot;&quot;;&quot;&quot;;COM.MICROSOFT.CONCAT(&quot;&quot;&quot;&quot;;[.$B$1];&quot;&quot;&quot;&quot;;&quot;:&quot;;&quot;&quot;&quot;&quot;;[.$B148]; &quot;&quot;&quot;&quot;;&quot;,&quot;)); IF([.$D148]=&quot;&quot;;&quot;&quot;;COM.MICROSOFT.CONCAT(&quot;&quot;&quot;&quot;;[.$D$1];&quot;&quot;&quot;&quot;;&quot;:&quot;;&quot;&quot;&quot;&quot;;[.$D14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49]=&quot;&quot;;&quot;&quot;;COM.MICROSOFT.CONCAT(&quot;{&quot;; IF([.$A149]=&quot;&quot;;&quot;&quot;;COM.MICROSOFT.CONCAT(&quot;&quot;&quot;&quot;;[.$A$1];&quot;&quot;&quot;&quot;;&quot;:&quot;;&quot;&quot;&quot;&quot;;[.$A149]; &quot;&quot;&quot;&quot;;&quot;,&quot;)); IF([.$C149]=&quot;&quot;;&quot;&quot;;COM.MICROSOFT.CONCAT(&quot;&quot;&quot;&quot;;[.$C$1];&quot;&quot;&quot;&quot;;&quot;:&quot;;&quot;&quot;&quot;&quot;;[.$C149]; &quot;&quot;&quot;&quot;;&quot;,&quot;)); IF([.$D149]=&quot;&quot;;&quot;&quot;;COM.MICROSOFT.CONCAT(&quot;&quot;&quot;&quot;;[.$D$1];&quot;&quot;&quot;&quot;;&quot;:&quot;;&quot;&quot;&quot;&quot;;[.$D149]; &quot;&quot;&quot;&quot;;&quot;,&quot;));&quot;},&quot;))">
            <text:p/>
          </table:table-cell>
          <table:table-cell/>
          <table:table-cell table:style-name="ce5" table:formula="of:=IF(OR([.$A149]=&quot;&quot;;[.$B149]=[.$B148]);&quot;&quot;;COM.MICROSOFT.CONCAT(&quot;{&quot;; IF([.$B149]=&quot;&quot;;&quot;&quot;;COM.MICROSOFT.CONCAT(&quot;&quot;&quot;&quot;;[.$B$1];&quot;&quot;&quot;&quot;;&quot;:&quot;;&quot;&quot;&quot;&quot;;[.$B149]; &quot;&quot;&quot;&quot;;&quot;,&quot;)); IF([.$D149]=&quot;&quot;;&quot;&quot;;COM.MICROSOFT.CONCAT(&quot;&quot;&quot;&quot;;[.$D$1];&quot;&quot;&quot;&quot;;&quot;:&quot;;&quot;&quot;&quot;&quot;;[.$D14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50]=&quot;&quot;;&quot;&quot;;COM.MICROSOFT.CONCAT(&quot;{&quot;; IF([.$A150]=&quot;&quot;;&quot;&quot;;COM.MICROSOFT.CONCAT(&quot;&quot;&quot;&quot;;[.$A$1];&quot;&quot;&quot;&quot;;&quot;:&quot;;&quot;&quot;&quot;&quot;;[.$A150]; &quot;&quot;&quot;&quot;;&quot;,&quot;)); IF([.$C150]=&quot;&quot;;&quot;&quot;;COM.MICROSOFT.CONCAT(&quot;&quot;&quot;&quot;;[.$C$1];&quot;&quot;&quot;&quot;;&quot;:&quot;;&quot;&quot;&quot;&quot;;[.$C150]; &quot;&quot;&quot;&quot;;&quot;,&quot;)); IF([.$D150]=&quot;&quot;;&quot;&quot;;COM.MICROSOFT.CONCAT(&quot;&quot;&quot;&quot;;[.$D$1];&quot;&quot;&quot;&quot;;&quot;:&quot;;&quot;&quot;&quot;&quot;;[.$D150]; &quot;&quot;&quot;&quot;;&quot;,&quot;));&quot;},&quot;))">
            <text:p/>
          </table:table-cell>
          <table:table-cell/>
          <table:table-cell table:style-name="ce5" table:formula="of:=IF(OR([.$A150]=&quot;&quot;;[.$B150]=[.$B149]);&quot;&quot;;COM.MICROSOFT.CONCAT(&quot;{&quot;; IF([.$B150]=&quot;&quot;;&quot;&quot;;COM.MICROSOFT.CONCAT(&quot;&quot;&quot;&quot;;[.$B$1];&quot;&quot;&quot;&quot;;&quot;:&quot;;&quot;&quot;&quot;&quot;;[.$B150]; &quot;&quot;&quot;&quot;;&quot;,&quot;)); IF([.$D150]=&quot;&quot;;&quot;&quot;;COM.MICROSOFT.CONCAT(&quot;&quot;&quot;&quot;;[.$D$1];&quot;&quot;&quot;&quot;;&quot;:&quot;;&quot;&quot;&quot;&quot;;[.$D15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51]=&quot;&quot;;&quot;&quot;;COM.MICROSOFT.CONCAT(&quot;{&quot;; IF([.$A151]=&quot;&quot;;&quot;&quot;;COM.MICROSOFT.CONCAT(&quot;&quot;&quot;&quot;;[.$A$1];&quot;&quot;&quot;&quot;;&quot;:&quot;;&quot;&quot;&quot;&quot;;[.$A151]; &quot;&quot;&quot;&quot;;&quot;,&quot;)); IF([.$C151]=&quot;&quot;;&quot;&quot;;COM.MICROSOFT.CONCAT(&quot;&quot;&quot;&quot;;[.$C$1];&quot;&quot;&quot;&quot;;&quot;:&quot;;&quot;&quot;&quot;&quot;;[.$C151]; &quot;&quot;&quot;&quot;;&quot;,&quot;)); IF([.$D151]=&quot;&quot;;&quot;&quot;;COM.MICROSOFT.CONCAT(&quot;&quot;&quot;&quot;;[.$D$1];&quot;&quot;&quot;&quot;;&quot;:&quot;;&quot;&quot;&quot;&quot;;[.$D151]; &quot;&quot;&quot;&quot;;&quot;,&quot;));&quot;},&quot;))">
            <text:p/>
          </table:table-cell>
          <table:table-cell/>
          <table:table-cell table:style-name="ce5" table:formula="of:=IF(OR([.$A151]=&quot;&quot;;[.$B151]=[.$B150]);&quot;&quot;;COM.MICROSOFT.CONCAT(&quot;{&quot;; IF([.$B151]=&quot;&quot;;&quot;&quot;;COM.MICROSOFT.CONCAT(&quot;&quot;&quot;&quot;;[.$B$1];&quot;&quot;&quot;&quot;;&quot;:&quot;;&quot;&quot;&quot;&quot;;[.$B151]; &quot;&quot;&quot;&quot;;&quot;,&quot;)); IF([.$D151]=&quot;&quot;;&quot;&quot;;COM.MICROSOFT.CONCAT(&quot;&quot;&quot;&quot;;[.$D$1];&quot;&quot;&quot;&quot;;&quot;:&quot;;&quot;&quot;&quot;&quot;;[.$D15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52]=&quot;&quot;;&quot;&quot;;COM.MICROSOFT.CONCAT(&quot;{&quot;; IF([.$A152]=&quot;&quot;;&quot;&quot;;COM.MICROSOFT.CONCAT(&quot;&quot;&quot;&quot;;[.$A$1];&quot;&quot;&quot;&quot;;&quot;:&quot;;&quot;&quot;&quot;&quot;;[.$A152]; &quot;&quot;&quot;&quot;;&quot;,&quot;)); IF([.$C152]=&quot;&quot;;&quot;&quot;;COM.MICROSOFT.CONCAT(&quot;&quot;&quot;&quot;;[.$C$1];&quot;&quot;&quot;&quot;;&quot;:&quot;;&quot;&quot;&quot;&quot;;[.$C152]; &quot;&quot;&quot;&quot;;&quot;,&quot;)); IF([.$D152]=&quot;&quot;;&quot;&quot;;COM.MICROSOFT.CONCAT(&quot;&quot;&quot;&quot;;[.$D$1];&quot;&quot;&quot;&quot;;&quot;:&quot;;&quot;&quot;&quot;&quot;;[.$D152]; &quot;&quot;&quot;&quot;;&quot;,&quot;));&quot;},&quot;))">
            <text:p/>
          </table:table-cell>
          <table:table-cell/>
          <table:table-cell table:style-name="ce5" table:formula="of:=IF(OR([.$A152]=&quot;&quot;;[.$B152]=[.$B151]);&quot;&quot;;COM.MICROSOFT.CONCAT(&quot;{&quot;; IF([.$B152]=&quot;&quot;;&quot;&quot;;COM.MICROSOFT.CONCAT(&quot;&quot;&quot;&quot;;[.$B$1];&quot;&quot;&quot;&quot;;&quot;:&quot;;&quot;&quot;&quot;&quot;;[.$B152]; &quot;&quot;&quot;&quot;;&quot;,&quot;)); IF([.$D152]=&quot;&quot;;&quot;&quot;;COM.MICROSOFT.CONCAT(&quot;&quot;&quot;&quot;;[.$D$1];&quot;&quot;&quot;&quot;;&quot;:&quot;;&quot;&quot;&quot;&quot;;[.$D15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53]=&quot;&quot;;&quot;&quot;;COM.MICROSOFT.CONCAT(&quot;{&quot;; IF([.$A153]=&quot;&quot;;&quot;&quot;;COM.MICROSOFT.CONCAT(&quot;&quot;&quot;&quot;;[.$A$1];&quot;&quot;&quot;&quot;;&quot;:&quot;;&quot;&quot;&quot;&quot;;[.$A153]; &quot;&quot;&quot;&quot;;&quot;,&quot;)); IF([.$C153]=&quot;&quot;;&quot;&quot;;COM.MICROSOFT.CONCAT(&quot;&quot;&quot;&quot;;[.$C$1];&quot;&quot;&quot;&quot;;&quot;:&quot;;&quot;&quot;&quot;&quot;;[.$C153]; &quot;&quot;&quot;&quot;;&quot;,&quot;)); IF([.$D153]=&quot;&quot;;&quot;&quot;;COM.MICROSOFT.CONCAT(&quot;&quot;&quot;&quot;;[.$D$1];&quot;&quot;&quot;&quot;;&quot;:&quot;;&quot;&quot;&quot;&quot;;[.$D153]; &quot;&quot;&quot;&quot;;&quot;,&quot;));&quot;},&quot;))">
            <text:p/>
          </table:table-cell>
          <table:table-cell/>
          <table:table-cell table:style-name="ce5" table:formula="of:=IF(OR([.$A153]=&quot;&quot;;[.$B153]=[.$B152]);&quot;&quot;;COM.MICROSOFT.CONCAT(&quot;{&quot;; IF([.$B153]=&quot;&quot;;&quot;&quot;;COM.MICROSOFT.CONCAT(&quot;&quot;&quot;&quot;;[.$B$1];&quot;&quot;&quot;&quot;;&quot;:&quot;;&quot;&quot;&quot;&quot;;[.$B153]; &quot;&quot;&quot;&quot;;&quot;,&quot;)); IF([.$D153]=&quot;&quot;;&quot;&quot;;COM.MICROSOFT.CONCAT(&quot;&quot;&quot;&quot;;[.$D$1];&quot;&quot;&quot;&quot;;&quot;:&quot;;&quot;&quot;&quot;&quot;;[.$D15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54]=&quot;&quot;;&quot;&quot;;COM.MICROSOFT.CONCAT(&quot;{&quot;; IF([.$A154]=&quot;&quot;;&quot;&quot;;COM.MICROSOFT.CONCAT(&quot;&quot;&quot;&quot;;[.$A$1];&quot;&quot;&quot;&quot;;&quot;:&quot;;&quot;&quot;&quot;&quot;;[.$A154]; &quot;&quot;&quot;&quot;;&quot;,&quot;)); IF([.$C154]=&quot;&quot;;&quot;&quot;;COM.MICROSOFT.CONCAT(&quot;&quot;&quot;&quot;;[.$C$1];&quot;&quot;&quot;&quot;;&quot;:&quot;;&quot;&quot;&quot;&quot;;[.$C154]; &quot;&quot;&quot;&quot;;&quot;,&quot;)); IF([.$D154]=&quot;&quot;;&quot;&quot;;COM.MICROSOFT.CONCAT(&quot;&quot;&quot;&quot;;[.$D$1];&quot;&quot;&quot;&quot;;&quot;:&quot;;&quot;&quot;&quot;&quot;;[.$D154]; &quot;&quot;&quot;&quot;;&quot;,&quot;));&quot;},&quot;))">
            <text:p/>
          </table:table-cell>
          <table:table-cell/>
          <table:table-cell table:style-name="ce5" table:formula="of:=IF(OR([.$A154]=&quot;&quot;;[.$B154]=[.$B153]);&quot;&quot;;COM.MICROSOFT.CONCAT(&quot;{&quot;; IF([.$B154]=&quot;&quot;;&quot;&quot;;COM.MICROSOFT.CONCAT(&quot;&quot;&quot;&quot;;[.$B$1];&quot;&quot;&quot;&quot;;&quot;:&quot;;&quot;&quot;&quot;&quot;;[.$B154]; &quot;&quot;&quot;&quot;;&quot;,&quot;)); IF([.$D154]=&quot;&quot;;&quot;&quot;;COM.MICROSOFT.CONCAT(&quot;&quot;&quot;&quot;;[.$D$1];&quot;&quot;&quot;&quot;;&quot;:&quot;;&quot;&quot;&quot;&quot;;[.$D15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55]=&quot;&quot;;&quot;&quot;;COM.MICROSOFT.CONCAT(&quot;{&quot;; IF([.$A155]=&quot;&quot;;&quot;&quot;;COM.MICROSOFT.CONCAT(&quot;&quot;&quot;&quot;;[.$A$1];&quot;&quot;&quot;&quot;;&quot;:&quot;;&quot;&quot;&quot;&quot;;[.$A155]; &quot;&quot;&quot;&quot;;&quot;,&quot;)); IF([.$C155]=&quot;&quot;;&quot;&quot;;COM.MICROSOFT.CONCAT(&quot;&quot;&quot;&quot;;[.$C$1];&quot;&quot;&quot;&quot;;&quot;:&quot;;&quot;&quot;&quot;&quot;;[.$C155]; &quot;&quot;&quot;&quot;;&quot;,&quot;)); IF([.$D155]=&quot;&quot;;&quot;&quot;;COM.MICROSOFT.CONCAT(&quot;&quot;&quot;&quot;;[.$D$1];&quot;&quot;&quot;&quot;;&quot;:&quot;;&quot;&quot;&quot;&quot;;[.$D155]; &quot;&quot;&quot;&quot;;&quot;,&quot;));&quot;},&quot;))">
            <text:p/>
          </table:table-cell>
          <table:table-cell/>
          <table:table-cell table:style-name="ce5" table:formula="of:=IF(OR([.$A155]=&quot;&quot;;[.$B155]=[.$B154]);&quot;&quot;;COM.MICROSOFT.CONCAT(&quot;{&quot;; IF([.$B155]=&quot;&quot;;&quot;&quot;;COM.MICROSOFT.CONCAT(&quot;&quot;&quot;&quot;;[.$B$1];&quot;&quot;&quot;&quot;;&quot;:&quot;;&quot;&quot;&quot;&quot;;[.$B155]; &quot;&quot;&quot;&quot;;&quot;,&quot;)); IF([.$D155]=&quot;&quot;;&quot;&quot;;COM.MICROSOFT.CONCAT(&quot;&quot;&quot;&quot;;[.$D$1];&quot;&quot;&quot;&quot;;&quot;:&quot;;&quot;&quot;&quot;&quot;;[.$D15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56]=&quot;&quot;;&quot;&quot;;COM.MICROSOFT.CONCAT(&quot;{&quot;; IF([.$A156]=&quot;&quot;;&quot;&quot;;COM.MICROSOFT.CONCAT(&quot;&quot;&quot;&quot;;[.$A$1];&quot;&quot;&quot;&quot;;&quot;:&quot;;&quot;&quot;&quot;&quot;;[.$A156]; &quot;&quot;&quot;&quot;;&quot;,&quot;)); IF([.$C156]=&quot;&quot;;&quot;&quot;;COM.MICROSOFT.CONCAT(&quot;&quot;&quot;&quot;;[.$C$1];&quot;&quot;&quot;&quot;;&quot;:&quot;;&quot;&quot;&quot;&quot;;[.$C156]; &quot;&quot;&quot;&quot;;&quot;,&quot;)); IF([.$D156]=&quot;&quot;;&quot;&quot;;COM.MICROSOFT.CONCAT(&quot;&quot;&quot;&quot;;[.$D$1];&quot;&quot;&quot;&quot;;&quot;:&quot;;&quot;&quot;&quot;&quot;;[.$D156]; &quot;&quot;&quot;&quot;;&quot;,&quot;));&quot;},&quot;))">
            <text:p/>
          </table:table-cell>
          <table:table-cell/>
          <table:table-cell table:style-name="ce5" table:formula="of:=IF(OR([.$A156]=&quot;&quot;;[.$B156]=[.$B155]);&quot;&quot;;COM.MICROSOFT.CONCAT(&quot;{&quot;; IF([.$B156]=&quot;&quot;;&quot;&quot;;COM.MICROSOFT.CONCAT(&quot;&quot;&quot;&quot;;[.$B$1];&quot;&quot;&quot;&quot;;&quot;:&quot;;&quot;&quot;&quot;&quot;;[.$B156]; &quot;&quot;&quot;&quot;;&quot;,&quot;)); IF([.$D156]=&quot;&quot;;&quot;&quot;;COM.MICROSOFT.CONCAT(&quot;&quot;&quot;&quot;;[.$D$1];&quot;&quot;&quot;&quot;;&quot;:&quot;;&quot;&quot;&quot;&quot;;[.$D15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57]=&quot;&quot;;&quot;&quot;;COM.MICROSOFT.CONCAT(&quot;{&quot;; IF([.$A157]=&quot;&quot;;&quot;&quot;;COM.MICROSOFT.CONCAT(&quot;&quot;&quot;&quot;;[.$A$1];&quot;&quot;&quot;&quot;;&quot;:&quot;;&quot;&quot;&quot;&quot;;[.$A157]; &quot;&quot;&quot;&quot;;&quot;,&quot;)); IF([.$C157]=&quot;&quot;;&quot;&quot;;COM.MICROSOFT.CONCAT(&quot;&quot;&quot;&quot;;[.$C$1];&quot;&quot;&quot;&quot;;&quot;:&quot;;&quot;&quot;&quot;&quot;;[.$C157]; &quot;&quot;&quot;&quot;;&quot;,&quot;)); IF([.$D157]=&quot;&quot;;&quot;&quot;;COM.MICROSOFT.CONCAT(&quot;&quot;&quot;&quot;;[.$D$1];&quot;&quot;&quot;&quot;;&quot;:&quot;;&quot;&quot;&quot;&quot;;[.$D157]; &quot;&quot;&quot;&quot;;&quot;,&quot;));&quot;},&quot;))">
            <text:p/>
          </table:table-cell>
          <table:table-cell/>
          <table:table-cell table:style-name="ce5" table:formula="of:=IF(OR([.$A157]=&quot;&quot;;[.$B157]=[.$B156]);&quot;&quot;;COM.MICROSOFT.CONCAT(&quot;{&quot;; IF([.$B157]=&quot;&quot;;&quot;&quot;;COM.MICROSOFT.CONCAT(&quot;&quot;&quot;&quot;;[.$B$1];&quot;&quot;&quot;&quot;;&quot;:&quot;;&quot;&quot;&quot;&quot;;[.$B157]; &quot;&quot;&quot;&quot;;&quot;,&quot;)); IF([.$D157]=&quot;&quot;;&quot;&quot;;COM.MICROSOFT.CONCAT(&quot;&quot;&quot;&quot;;[.$D$1];&quot;&quot;&quot;&quot;;&quot;:&quot;;&quot;&quot;&quot;&quot;;[.$D15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58]=&quot;&quot;;&quot;&quot;;COM.MICROSOFT.CONCAT(&quot;{&quot;; IF([.$A158]=&quot;&quot;;&quot;&quot;;COM.MICROSOFT.CONCAT(&quot;&quot;&quot;&quot;;[.$A$1];&quot;&quot;&quot;&quot;;&quot;:&quot;;&quot;&quot;&quot;&quot;;[.$A158]; &quot;&quot;&quot;&quot;;&quot;,&quot;)); IF([.$C158]=&quot;&quot;;&quot;&quot;;COM.MICROSOFT.CONCAT(&quot;&quot;&quot;&quot;;[.$C$1];&quot;&quot;&quot;&quot;;&quot;:&quot;;&quot;&quot;&quot;&quot;;[.$C158]; &quot;&quot;&quot;&quot;;&quot;,&quot;)); IF([.$D158]=&quot;&quot;;&quot;&quot;;COM.MICROSOFT.CONCAT(&quot;&quot;&quot;&quot;;[.$D$1];&quot;&quot;&quot;&quot;;&quot;:&quot;;&quot;&quot;&quot;&quot;;[.$D158]; &quot;&quot;&quot;&quot;;&quot;,&quot;));&quot;},&quot;))">
            <text:p/>
          </table:table-cell>
          <table:table-cell/>
          <table:table-cell table:style-name="ce5" table:formula="of:=IF(OR([.$A158]=&quot;&quot;;[.$B158]=[.$B157]);&quot;&quot;;COM.MICROSOFT.CONCAT(&quot;{&quot;; IF([.$B158]=&quot;&quot;;&quot;&quot;;COM.MICROSOFT.CONCAT(&quot;&quot;&quot;&quot;;[.$B$1];&quot;&quot;&quot;&quot;;&quot;:&quot;;&quot;&quot;&quot;&quot;;[.$B158]; &quot;&quot;&quot;&quot;;&quot;,&quot;)); IF([.$D158]=&quot;&quot;;&quot;&quot;;COM.MICROSOFT.CONCAT(&quot;&quot;&quot;&quot;;[.$D$1];&quot;&quot;&quot;&quot;;&quot;:&quot;;&quot;&quot;&quot;&quot;;[.$D15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59]=&quot;&quot;;&quot;&quot;;COM.MICROSOFT.CONCAT(&quot;{&quot;; IF([.$A159]=&quot;&quot;;&quot;&quot;;COM.MICROSOFT.CONCAT(&quot;&quot;&quot;&quot;;[.$A$1];&quot;&quot;&quot;&quot;;&quot;:&quot;;&quot;&quot;&quot;&quot;;[.$A159]; &quot;&quot;&quot;&quot;;&quot;,&quot;)); IF([.$C159]=&quot;&quot;;&quot;&quot;;COM.MICROSOFT.CONCAT(&quot;&quot;&quot;&quot;;[.$C$1];&quot;&quot;&quot;&quot;;&quot;:&quot;;&quot;&quot;&quot;&quot;;[.$C159]; &quot;&quot;&quot;&quot;;&quot;,&quot;)); IF([.$D159]=&quot;&quot;;&quot;&quot;;COM.MICROSOFT.CONCAT(&quot;&quot;&quot;&quot;;[.$D$1];&quot;&quot;&quot;&quot;;&quot;:&quot;;&quot;&quot;&quot;&quot;;[.$D159]; &quot;&quot;&quot;&quot;;&quot;,&quot;));&quot;},&quot;))">
            <text:p/>
          </table:table-cell>
          <table:table-cell/>
          <table:table-cell table:style-name="ce5" table:formula="of:=IF(OR([.$A159]=&quot;&quot;;[.$B159]=[.$B158]);&quot;&quot;;COM.MICROSOFT.CONCAT(&quot;{&quot;; IF([.$B159]=&quot;&quot;;&quot;&quot;;COM.MICROSOFT.CONCAT(&quot;&quot;&quot;&quot;;[.$B$1];&quot;&quot;&quot;&quot;;&quot;:&quot;;&quot;&quot;&quot;&quot;;[.$B159]; &quot;&quot;&quot;&quot;;&quot;,&quot;)); IF([.$D159]=&quot;&quot;;&quot;&quot;;COM.MICROSOFT.CONCAT(&quot;&quot;&quot;&quot;;[.$D$1];&quot;&quot;&quot;&quot;;&quot;:&quot;;&quot;&quot;&quot;&quot;;[.$D15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60]=&quot;&quot;;&quot;&quot;;COM.MICROSOFT.CONCAT(&quot;{&quot;; IF([.$A160]=&quot;&quot;;&quot;&quot;;COM.MICROSOFT.CONCAT(&quot;&quot;&quot;&quot;;[.$A$1];&quot;&quot;&quot;&quot;;&quot;:&quot;;&quot;&quot;&quot;&quot;;[.$A160]; &quot;&quot;&quot;&quot;;&quot;,&quot;)); IF([.$C160]=&quot;&quot;;&quot;&quot;;COM.MICROSOFT.CONCAT(&quot;&quot;&quot;&quot;;[.$C$1];&quot;&quot;&quot;&quot;;&quot;:&quot;;&quot;&quot;&quot;&quot;;[.$C160]; &quot;&quot;&quot;&quot;;&quot;,&quot;)); IF([.$D160]=&quot;&quot;;&quot;&quot;;COM.MICROSOFT.CONCAT(&quot;&quot;&quot;&quot;;[.$D$1];&quot;&quot;&quot;&quot;;&quot;:&quot;;&quot;&quot;&quot;&quot;;[.$D160]; &quot;&quot;&quot;&quot;;&quot;,&quot;));&quot;},&quot;))">
            <text:p/>
          </table:table-cell>
          <table:table-cell/>
          <table:table-cell table:style-name="ce5" table:formula="of:=IF(OR([.$A160]=&quot;&quot;;[.$B160]=[.$B159]);&quot;&quot;;COM.MICROSOFT.CONCAT(&quot;{&quot;; IF([.$B160]=&quot;&quot;;&quot;&quot;;COM.MICROSOFT.CONCAT(&quot;&quot;&quot;&quot;;[.$B$1];&quot;&quot;&quot;&quot;;&quot;:&quot;;&quot;&quot;&quot;&quot;;[.$B160]; &quot;&quot;&quot;&quot;;&quot;,&quot;)); IF([.$D160]=&quot;&quot;;&quot;&quot;;COM.MICROSOFT.CONCAT(&quot;&quot;&quot;&quot;;[.$D$1];&quot;&quot;&quot;&quot;;&quot;:&quot;;&quot;&quot;&quot;&quot;;[.$D16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61]=&quot;&quot;;&quot;&quot;;COM.MICROSOFT.CONCAT(&quot;{&quot;; IF([.$A161]=&quot;&quot;;&quot;&quot;;COM.MICROSOFT.CONCAT(&quot;&quot;&quot;&quot;;[.$A$1];&quot;&quot;&quot;&quot;;&quot;:&quot;;&quot;&quot;&quot;&quot;;[.$A161]; &quot;&quot;&quot;&quot;;&quot;,&quot;)); IF([.$C161]=&quot;&quot;;&quot;&quot;;COM.MICROSOFT.CONCAT(&quot;&quot;&quot;&quot;;[.$C$1];&quot;&quot;&quot;&quot;;&quot;:&quot;;&quot;&quot;&quot;&quot;;[.$C161]; &quot;&quot;&quot;&quot;;&quot;,&quot;)); IF([.$D161]=&quot;&quot;;&quot;&quot;;COM.MICROSOFT.CONCAT(&quot;&quot;&quot;&quot;;[.$D$1];&quot;&quot;&quot;&quot;;&quot;:&quot;;&quot;&quot;&quot;&quot;;[.$D161]; &quot;&quot;&quot;&quot;;&quot;,&quot;));&quot;},&quot;))">
            <text:p/>
          </table:table-cell>
          <table:table-cell/>
          <table:table-cell table:style-name="ce5" table:formula="of:=IF(OR([.$A161]=&quot;&quot;;[.$B161]=[.$B160]);&quot;&quot;;COM.MICROSOFT.CONCAT(&quot;{&quot;; IF([.$B161]=&quot;&quot;;&quot;&quot;;COM.MICROSOFT.CONCAT(&quot;&quot;&quot;&quot;;[.$B$1];&quot;&quot;&quot;&quot;;&quot;:&quot;;&quot;&quot;&quot;&quot;;[.$B161]; &quot;&quot;&quot;&quot;;&quot;,&quot;)); IF([.$D161]=&quot;&quot;;&quot;&quot;;COM.MICROSOFT.CONCAT(&quot;&quot;&quot;&quot;;[.$D$1];&quot;&quot;&quot;&quot;;&quot;:&quot;;&quot;&quot;&quot;&quot;;[.$D16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62]=&quot;&quot;;&quot;&quot;;COM.MICROSOFT.CONCAT(&quot;{&quot;; IF([.$A162]=&quot;&quot;;&quot;&quot;;COM.MICROSOFT.CONCAT(&quot;&quot;&quot;&quot;;[.$A$1];&quot;&quot;&quot;&quot;;&quot;:&quot;;&quot;&quot;&quot;&quot;;[.$A162]; &quot;&quot;&quot;&quot;;&quot;,&quot;)); IF([.$C162]=&quot;&quot;;&quot;&quot;;COM.MICROSOFT.CONCAT(&quot;&quot;&quot;&quot;;[.$C$1];&quot;&quot;&quot;&quot;;&quot;:&quot;;&quot;&quot;&quot;&quot;;[.$C162]; &quot;&quot;&quot;&quot;;&quot;,&quot;)); IF([.$D162]=&quot;&quot;;&quot;&quot;;COM.MICROSOFT.CONCAT(&quot;&quot;&quot;&quot;;[.$D$1];&quot;&quot;&quot;&quot;;&quot;:&quot;;&quot;&quot;&quot;&quot;;[.$D162]; &quot;&quot;&quot;&quot;;&quot;,&quot;));&quot;},&quot;))">
            <text:p/>
          </table:table-cell>
          <table:table-cell/>
          <table:table-cell table:style-name="ce5" table:formula="of:=IF(OR([.$A162]=&quot;&quot;;[.$B162]=[.$B161]);&quot;&quot;;COM.MICROSOFT.CONCAT(&quot;{&quot;; IF([.$B162]=&quot;&quot;;&quot;&quot;;COM.MICROSOFT.CONCAT(&quot;&quot;&quot;&quot;;[.$B$1];&quot;&quot;&quot;&quot;;&quot;:&quot;;&quot;&quot;&quot;&quot;;[.$B162]; &quot;&quot;&quot;&quot;;&quot;,&quot;)); IF([.$D162]=&quot;&quot;;&quot;&quot;;COM.MICROSOFT.CONCAT(&quot;&quot;&quot;&quot;;[.$D$1];&quot;&quot;&quot;&quot;;&quot;:&quot;;&quot;&quot;&quot;&quot;;[.$D16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63]=&quot;&quot;;&quot;&quot;;COM.MICROSOFT.CONCAT(&quot;{&quot;; IF([.$A163]=&quot;&quot;;&quot;&quot;;COM.MICROSOFT.CONCAT(&quot;&quot;&quot;&quot;;[.$A$1];&quot;&quot;&quot;&quot;;&quot;:&quot;;&quot;&quot;&quot;&quot;;[.$A163]; &quot;&quot;&quot;&quot;;&quot;,&quot;)); IF([.$C163]=&quot;&quot;;&quot;&quot;;COM.MICROSOFT.CONCAT(&quot;&quot;&quot;&quot;;[.$C$1];&quot;&quot;&quot;&quot;;&quot;:&quot;;&quot;&quot;&quot;&quot;;[.$C163]; &quot;&quot;&quot;&quot;;&quot;,&quot;)); IF([.$D163]=&quot;&quot;;&quot;&quot;;COM.MICROSOFT.CONCAT(&quot;&quot;&quot;&quot;;[.$D$1];&quot;&quot;&quot;&quot;;&quot;:&quot;;&quot;&quot;&quot;&quot;;[.$D163]; &quot;&quot;&quot;&quot;;&quot;,&quot;));&quot;},&quot;))">
            <text:p/>
          </table:table-cell>
          <table:table-cell/>
          <table:table-cell table:style-name="ce5" table:formula="of:=IF(OR([.$A163]=&quot;&quot;;[.$B163]=[.$B162]);&quot;&quot;;COM.MICROSOFT.CONCAT(&quot;{&quot;; IF([.$B163]=&quot;&quot;;&quot;&quot;;COM.MICROSOFT.CONCAT(&quot;&quot;&quot;&quot;;[.$B$1];&quot;&quot;&quot;&quot;;&quot;:&quot;;&quot;&quot;&quot;&quot;;[.$B163]; &quot;&quot;&quot;&quot;;&quot;,&quot;)); IF([.$D163]=&quot;&quot;;&quot;&quot;;COM.MICROSOFT.CONCAT(&quot;&quot;&quot;&quot;;[.$D$1];&quot;&quot;&quot;&quot;;&quot;:&quot;;&quot;&quot;&quot;&quot;;[.$D16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64]=&quot;&quot;;&quot;&quot;;COM.MICROSOFT.CONCAT(&quot;{&quot;; IF([.$A164]=&quot;&quot;;&quot;&quot;;COM.MICROSOFT.CONCAT(&quot;&quot;&quot;&quot;;[.$A$1];&quot;&quot;&quot;&quot;;&quot;:&quot;;&quot;&quot;&quot;&quot;;[.$A164]; &quot;&quot;&quot;&quot;;&quot;,&quot;)); IF([.$C164]=&quot;&quot;;&quot;&quot;;COM.MICROSOFT.CONCAT(&quot;&quot;&quot;&quot;;[.$C$1];&quot;&quot;&quot;&quot;;&quot;:&quot;;&quot;&quot;&quot;&quot;;[.$C164]; &quot;&quot;&quot;&quot;;&quot;,&quot;)); IF([.$D164]=&quot;&quot;;&quot;&quot;;COM.MICROSOFT.CONCAT(&quot;&quot;&quot;&quot;;[.$D$1];&quot;&quot;&quot;&quot;;&quot;:&quot;;&quot;&quot;&quot;&quot;;[.$D164]; &quot;&quot;&quot;&quot;;&quot;,&quot;));&quot;},&quot;))">
            <text:p/>
          </table:table-cell>
          <table:table-cell/>
          <table:table-cell table:style-name="ce5" table:formula="of:=IF(OR([.$A164]=&quot;&quot;;[.$B164]=[.$B163]);&quot;&quot;;COM.MICROSOFT.CONCAT(&quot;{&quot;; IF([.$B164]=&quot;&quot;;&quot;&quot;;COM.MICROSOFT.CONCAT(&quot;&quot;&quot;&quot;;[.$B$1];&quot;&quot;&quot;&quot;;&quot;:&quot;;&quot;&quot;&quot;&quot;;[.$B164]; &quot;&quot;&quot;&quot;;&quot;,&quot;)); IF([.$D164]=&quot;&quot;;&quot;&quot;;COM.MICROSOFT.CONCAT(&quot;&quot;&quot;&quot;;[.$D$1];&quot;&quot;&quot;&quot;;&quot;:&quot;;&quot;&quot;&quot;&quot;;[.$D16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65]=&quot;&quot;;&quot;&quot;;COM.MICROSOFT.CONCAT(&quot;{&quot;; IF([.$A165]=&quot;&quot;;&quot;&quot;;COM.MICROSOFT.CONCAT(&quot;&quot;&quot;&quot;;[.$A$1];&quot;&quot;&quot;&quot;;&quot;:&quot;;&quot;&quot;&quot;&quot;;[.$A165]; &quot;&quot;&quot;&quot;;&quot;,&quot;)); IF([.$C165]=&quot;&quot;;&quot;&quot;;COM.MICROSOFT.CONCAT(&quot;&quot;&quot;&quot;;[.$C$1];&quot;&quot;&quot;&quot;;&quot;:&quot;;&quot;&quot;&quot;&quot;;[.$C165]; &quot;&quot;&quot;&quot;;&quot;,&quot;)); IF([.$D165]=&quot;&quot;;&quot;&quot;;COM.MICROSOFT.CONCAT(&quot;&quot;&quot;&quot;;[.$D$1];&quot;&quot;&quot;&quot;;&quot;:&quot;;&quot;&quot;&quot;&quot;;[.$D165]; &quot;&quot;&quot;&quot;;&quot;,&quot;));&quot;},&quot;))">
            <text:p/>
          </table:table-cell>
          <table:table-cell/>
          <table:table-cell table:style-name="ce5" table:formula="of:=IF(OR([.$A165]=&quot;&quot;;[.$B165]=[.$B164]);&quot;&quot;;COM.MICROSOFT.CONCAT(&quot;{&quot;; IF([.$B165]=&quot;&quot;;&quot;&quot;;COM.MICROSOFT.CONCAT(&quot;&quot;&quot;&quot;;[.$B$1];&quot;&quot;&quot;&quot;;&quot;:&quot;;&quot;&quot;&quot;&quot;;[.$B165]; &quot;&quot;&quot;&quot;;&quot;,&quot;)); IF([.$D165]=&quot;&quot;;&quot;&quot;;COM.MICROSOFT.CONCAT(&quot;&quot;&quot;&quot;;[.$D$1];&quot;&quot;&quot;&quot;;&quot;:&quot;;&quot;&quot;&quot;&quot;;[.$D16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66]=&quot;&quot;;&quot;&quot;;COM.MICROSOFT.CONCAT(&quot;{&quot;; IF([.$A166]=&quot;&quot;;&quot;&quot;;COM.MICROSOFT.CONCAT(&quot;&quot;&quot;&quot;;[.$A$1];&quot;&quot;&quot;&quot;;&quot;:&quot;;&quot;&quot;&quot;&quot;;[.$A166]; &quot;&quot;&quot;&quot;;&quot;,&quot;)); IF([.$C166]=&quot;&quot;;&quot;&quot;;COM.MICROSOFT.CONCAT(&quot;&quot;&quot;&quot;;[.$C$1];&quot;&quot;&quot;&quot;;&quot;:&quot;;&quot;&quot;&quot;&quot;;[.$C166]; &quot;&quot;&quot;&quot;;&quot;,&quot;)); IF([.$D166]=&quot;&quot;;&quot;&quot;;COM.MICROSOFT.CONCAT(&quot;&quot;&quot;&quot;;[.$D$1];&quot;&quot;&quot;&quot;;&quot;:&quot;;&quot;&quot;&quot;&quot;;[.$D166]; &quot;&quot;&quot;&quot;;&quot;,&quot;));&quot;},&quot;))">
            <text:p/>
          </table:table-cell>
          <table:table-cell/>
          <table:table-cell table:style-name="ce5" table:formula="of:=IF(OR([.$A166]=&quot;&quot;;[.$B166]=[.$B165]);&quot;&quot;;COM.MICROSOFT.CONCAT(&quot;{&quot;; IF([.$B166]=&quot;&quot;;&quot;&quot;;COM.MICROSOFT.CONCAT(&quot;&quot;&quot;&quot;;[.$B$1];&quot;&quot;&quot;&quot;;&quot;:&quot;;&quot;&quot;&quot;&quot;;[.$B166]; &quot;&quot;&quot;&quot;;&quot;,&quot;)); IF([.$D166]=&quot;&quot;;&quot;&quot;;COM.MICROSOFT.CONCAT(&quot;&quot;&quot;&quot;;[.$D$1];&quot;&quot;&quot;&quot;;&quot;:&quot;;&quot;&quot;&quot;&quot;;[.$D16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67]=&quot;&quot;;&quot;&quot;;COM.MICROSOFT.CONCAT(&quot;{&quot;; IF([.$A167]=&quot;&quot;;&quot;&quot;;COM.MICROSOFT.CONCAT(&quot;&quot;&quot;&quot;;[.$A$1];&quot;&quot;&quot;&quot;;&quot;:&quot;;&quot;&quot;&quot;&quot;;[.$A167]; &quot;&quot;&quot;&quot;;&quot;,&quot;)); IF([.$C167]=&quot;&quot;;&quot;&quot;;COM.MICROSOFT.CONCAT(&quot;&quot;&quot;&quot;;[.$C$1];&quot;&quot;&quot;&quot;;&quot;:&quot;;&quot;&quot;&quot;&quot;;[.$C167]; &quot;&quot;&quot;&quot;;&quot;,&quot;)); IF([.$D167]=&quot;&quot;;&quot;&quot;;COM.MICROSOFT.CONCAT(&quot;&quot;&quot;&quot;;[.$D$1];&quot;&quot;&quot;&quot;;&quot;:&quot;;&quot;&quot;&quot;&quot;;[.$D167]; &quot;&quot;&quot;&quot;;&quot;,&quot;));&quot;},&quot;))">
            <text:p/>
          </table:table-cell>
          <table:table-cell/>
          <table:table-cell table:style-name="ce5" table:formula="of:=IF(OR([.$A167]=&quot;&quot;;[.$B167]=[.$B166]);&quot;&quot;;COM.MICROSOFT.CONCAT(&quot;{&quot;; IF([.$B167]=&quot;&quot;;&quot;&quot;;COM.MICROSOFT.CONCAT(&quot;&quot;&quot;&quot;;[.$B$1];&quot;&quot;&quot;&quot;;&quot;:&quot;;&quot;&quot;&quot;&quot;;[.$B167]; &quot;&quot;&quot;&quot;;&quot;,&quot;)); IF([.$D167]=&quot;&quot;;&quot;&quot;;COM.MICROSOFT.CONCAT(&quot;&quot;&quot;&quot;;[.$D$1];&quot;&quot;&quot;&quot;;&quot;:&quot;;&quot;&quot;&quot;&quot;;[.$D16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68]=&quot;&quot;;&quot;&quot;;COM.MICROSOFT.CONCAT(&quot;{&quot;; IF([.$A168]=&quot;&quot;;&quot;&quot;;COM.MICROSOFT.CONCAT(&quot;&quot;&quot;&quot;;[.$A$1];&quot;&quot;&quot;&quot;;&quot;:&quot;;&quot;&quot;&quot;&quot;;[.$A168]; &quot;&quot;&quot;&quot;;&quot;,&quot;)); IF([.$C168]=&quot;&quot;;&quot;&quot;;COM.MICROSOFT.CONCAT(&quot;&quot;&quot;&quot;;[.$C$1];&quot;&quot;&quot;&quot;;&quot;:&quot;;&quot;&quot;&quot;&quot;;[.$C168]; &quot;&quot;&quot;&quot;;&quot;,&quot;)); IF([.$D168]=&quot;&quot;;&quot;&quot;;COM.MICROSOFT.CONCAT(&quot;&quot;&quot;&quot;;[.$D$1];&quot;&quot;&quot;&quot;;&quot;:&quot;;&quot;&quot;&quot;&quot;;[.$D168]; &quot;&quot;&quot;&quot;;&quot;,&quot;));&quot;},&quot;))">
            <text:p/>
          </table:table-cell>
          <table:table-cell/>
          <table:table-cell table:style-name="ce5" table:formula="of:=IF(OR([.$A168]=&quot;&quot;;[.$B168]=[.$B167]);&quot;&quot;;COM.MICROSOFT.CONCAT(&quot;{&quot;; IF([.$B168]=&quot;&quot;;&quot;&quot;;COM.MICROSOFT.CONCAT(&quot;&quot;&quot;&quot;;[.$B$1];&quot;&quot;&quot;&quot;;&quot;:&quot;;&quot;&quot;&quot;&quot;;[.$B168]; &quot;&quot;&quot;&quot;;&quot;,&quot;)); IF([.$D168]=&quot;&quot;;&quot;&quot;;COM.MICROSOFT.CONCAT(&quot;&quot;&quot;&quot;;[.$D$1];&quot;&quot;&quot;&quot;;&quot;:&quot;;&quot;&quot;&quot;&quot;;[.$D16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69]=&quot;&quot;;&quot;&quot;;COM.MICROSOFT.CONCAT(&quot;{&quot;; IF([.$A169]=&quot;&quot;;&quot;&quot;;COM.MICROSOFT.CONCAT(&quot;&quot;&quot;&quot;;[.$A$1];&quot;&quot;&quot;&quot;;&quot;:&quot;;&quot;&quot;&quot;&quot;;[.$A169]; &quot;&quot;&quot;&quot;;&quot;,&quot;)); IF([.$C169]=&quot;&quot;;&quot;&quot;;COM.MICROSOFT.CONCAT(&quot;&quot;&quot;&quot;;[.$C$1];&quot;&quot;&quot;&quot;;&quot;:&quot;;&quot;&quot;&quot;&quot;;[.$C169]; &quot;&quot;&quot;&quot;;&quot;,&quot;)); IF([.$D169]=&quot;&quot;;&quot;&quot;;COM.MICROSOFT.CONCAT(&quot;&quot;&quot;&quot;;[.$D$1];&quot;&quot;&quot;&quot;;&quot;:&quot;;&quot;&quot;&quot;&quot;;[.$D169]; &quot;&quot;&quot;&quot;;&quot;,&quot;));&quot;},&quot;))">
            <text:p/>
          </table:table-cell>
          <table:table-cell/>
          <table:table-cell table:style-name="ce5" table:formula="of:=IF(OR([.$A169]=&quot;&quot;;[.$B169]=[.$B168]);&quot;&quot;;COM.MICROSOFT.CONCAT(&quot;{&quot;; IF([.$B169]=&quot;&quot;;&quot;&quot;;COM.MICROSOFT.CONCAT(&quot;&quot;&quot;&quot;;[.$B$1];&quot;&quot;&quot;&quot;;&quot;:&quot;;&quot;&quot;&quot;&quot;;[.$B169]; &quot;&quot;&quot;&quot;;&quot;,&quot;)); IF([.$D169]=&quot;&quot;;&quot;&quot;;COM.MICROSOFT.CONCAT(&quot;&quot;&quot;&quot;;[.$D$1];&quot;&quot;&quot;&quot;;&quot;:&quot;;&quot;&quot;&quot;&quot;;[.$D16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70]=&quot;&quot;;&quot;&quot;;COM.MICROSOFT.CONCAT(&quot;{&quot;; IF([.$A170]=&quot;&quot;;&quot;&quot;;COM.MICROSOFT.CONCAT(&quot;&quot;&quot;&quot;;[.$A$1];&quot;&quot;&quot;&quot;;&quot;:&quot;;&quot;&quot;&quot;&quot;;[.$A170]; &quot;&quot;&quot;&quot;;&quot;,&quot;)); IF([.$C170]=&quot;&quot;;&quot;&quot;;COM.MICROSOFT.CONCAT(&quot;&quot;&quot;&quot;;[.$C$1];&quot;&quot;&quot;&quot;;&quot;:&quot;;&quot;&quot;&quot;&quot;;[.$C170]; &quot;&quot;&quot;&quot;;&quot;,&quot;)); IF([.$D170]=&quot;&quot;;&quot;&quot;;COM.MICROSOFT.CONCAT(&quot;&quot;&quot;&quot;;[.$D$1];&quot;&quot;&quot;&quot;;&quot;:&quot;;&quot;&quot;&quot;&quot;;[.$D170]; &quot;&quot;&quot;&quot;;&quot;,&quot;));&quot;},&quot;))">
            <text:p/>
          </table:table-cell>
          <table:table-cell/>
          <table:table-cell table:style-name="ce5" table:formula="of:=IF(OR([.$A170]=&quot;&quot;;[.$B170]=[.$B169]);&quot;&quot;;COM.MICROSOFT.CONCAT(&quot;{&quot;; IF([.$B170]=&quot;&quot;;&quot;&quot;;COM.MICROSOFT.CONCAT(&quot;&quot;&quot;&quot;;[.$B$1];&quot;&quot;&quot;&quot;;&quot;:&quot;;&quot;&quot;&quot;&quot;;[.$B170]; &quot;&quot;&quot;&quot;;&quot;,&quot;)); IF([.$D170]=&quot;&quot;;&quot;&quot;;COM.MICROSOFT.CONCAT(&quot;&quot;&quot;&quot;;[.$D$1];&quot;&quot;&quot;&quot;;&quot;:&quot;;&quot;&quot;&quot;&quot;;[.$D17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71]=&quot;&quot;;&quot;&quot;;COM.MICROSOFT.CONCAT(&quot;{&quot;; IF([.$A171]=&quot;&quot;;&quot;&quot;;COM.MICROSOFT.CONCAT(&quot;&quot;&quot;&quot;;[.$A$1];&quot;&quot;&quot;&quot;;&quot;:&quot;;&quot;&quot;&quot;&quot;;[.$A171]; &quot;&quot;&quot;&quot;;&quot;,&quot;)); IF([.$C171]=&quot;&quot;;&quot;&quot;;COM.MICROSOFT.CONCAT(&quot;&quot;&quot;&quot;;[.$C$1];&quot;&quot;&quot;&quot;;&quot;:&quot;;&quot;&quot;&quot;&quot;;[.$C171]; &quot;&quot;&quot;&quot;;&quot;,&quot;)); IF([.$D171]=&quot;&quot;;&quot;&quot;;COM.MICROSOFT.CONCAT(&quot;&quot;&quot;&quot;;[.$D$1];&quot;&quot;&quot;&quot;;&quot;:&quot;;&quot;&quot;&quot;&quot;;[.$D171]; &quot;&quot;&quot;&quot;;&quot;,&quot;));&quot;},&quot;))">
            <text:p/>
          </table:table-cell>
          <table:table-cell/>
          <table:table-cell table:style-name="ce5" table:formula="of:=IF(OR([.$A171]=&quot;&quot;;[.$B171]=[.$B170]);&quot;&quot;;COM.MICROSOFT.CONCAT(&quot;{&quot;; IF([.$B171]=&quot;&quot;;&quot;&quot;;COM.MICROSOFT.CONCAT(&quot;&quot;&quot;&quot;;[.$B$1];&quot;&quot;&quot;&quot;;&quot;:&quot;;&quot;&quot;&quot;&quot;;[.$B171]; &quot;&quot;&quot;&quot;;&quot;,&quot;)); IF([.$D171]=&quot;&quot;;&quot;&quot;;COM.MICROSOFT.CONCAT(&quot;&quot;&quot;&quot;;[.$D$1];&quot;&quot;&quot;&quot;;&quot;:&quot;;&quot;&quot;&quot;&quot;;[.$D17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72]=&quot;&quot;;&quot;&quot;;COM.MICROSOFT.CONCAT(&quot;{&quot;; IF([.$A172]=&quot;&quot;;&quot;&quot;;COM.MICROSOFT.CONCAT(&quot;&quot;&quot;&quot;;[.$A$1];&quot;&quot;&quot;&quot;;&quot;:&quot;;&quot;&quot;&quot;&quot;;[.$A172]; &quot;&quot;&quot;&quot;;&quot;,&quot;)); IF([.$C172]=&quot;&quot;;&quot;&quot;;COM.MICROSOFT.CONCAT(&quot;&quot;&quot;&quot;;[.$C$1];&quot;&quot;&quot;&quot;;&quot;:&quot;;&quot;&quot;&quot;&quot;;[.$C172]; &quot;&quot;&quot;&quot;;&quot;,&quot;)); IF([.$D172]=&quot;&quot;;&quot;&quot;;COM.MICROSOFT.CONCAT(&quot;&quot;&quot;&quot;;[.$D$1];&quot;&quot;&quot;&quot;;&quot;:&quot;;&quot;&quot;&quot;&quot;;[.$D172]; &quot;&quot;&quot;&quot;;&quot;,&quot;));&quot;},&quot;))">
            <text:p/>
          </table:table-cell>
          <table:table-cell/>
          <table:table-cell table:style-name="ce5" table:formula="of:=IF(OR([.$A172]=&quot;&quot;;[.$B172]=[.$B171]);&quot;&quot;;COM.MICROSOFT.CONCAT(&quot;{&quot;; IF([.$B172]=&quot;&quot;;&quot;&quot;;COM.MICROSOFT.CONCAT(&quot;&quot;&quot;&quot;;[.$B$1];&quot;&quot;&quot;&quot;;&quot;:&quot;;&quot;&quot;&quot;&quot;;[.$B172]; &quot;&quot;&quot;&quot;;&quot;,&quot;)); IF([.$D172]=&quot;&quot;;&quot;&quot;;COM.MICROSOFT.CONCAT(&quot;&quot;&quot;&quot;;[.$D$1];&quot;&quot;&quot;&quot;;&quot;:&quot;;&quot;&quot;&quot;&quot;;[.$D17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73]=&quot;&quot;;&quot;&quot;;COM.MICROSOFT.CONCAT(&quot;{&quot;; IF([.$A173]=&quot;&quot;;&quot;&quot;;COM.MICROSOFT.CONCAT(&quot;&quot;&quot;&quot;;[.$A$1];&quot;&quot;&quot;&quot;;&quot;:&quot;;&quot;&quot;&quot;&quot;;[.$A173]; &quot;&quot;&quot;&quot;;&quot;,&quot;)); IF([.$C173]=&quot;&quot;;&quot;&quot;;COM.MICROSOFT.CONCAT(&quot;&quot;&quot;&quot;;[.$C$1];&quot;&quot;&quot;&quot;;&quot;:&quot;;&quot;&quot;&quot;&quot;;[.$C173]; &quot;&quot;&quot;&quot;;&quot;,&quot;)); IF([.$D173]=&quot;&quot;;&quot;&quot;;COM.MICROSOFT.CONCAT(&quot;&quot;&quot;&quot;;[.$D$1];&quot;&quot;&quot;&quot;;&quot;:&quot;;&quot;&quot;&quot;&quot;;[.$D173]; &quot;&quot;&quot;&quot;;&quot;,&quot;));&quot;},&quot;))">
            <text:p/>
          </table:table-cell>
          <table:table-cell/>
          <table:table-cell table:style-name="ce5" table:formula="of:=IF(OR([.$A173]=&quot;&quot;;[.$B173]=[.$B172]);&quot;&quot;;COM.MICROSOFT.CONCAT(&quot;{&quot;; IF([.$B173]=&quot;&quot;;&quot;&quot;;COM.MICROSOFT.CONCAT(&quot;&quot;&quot;&quot;;[.$B$1];&quot;&quot;&quot;&quot;;&quot;:&quot;;&quot;&quot;&quot;&quot;;[.$B173]; &quot;&quot;&quot;&quot;;&quot;,&quot;)); IF([.$D173]=&quot;&quot;;&quot;&quot;;COM.MICROSOFT.CONCAT(&quot;&quot;&quot;&quot;;[.$D$1];&quot;&quot;&quot;&quot;;&quot;:&quot;;&quot;&quot;&quot;&quot;;[.$D17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74]=&quot;&quot;;&quot;&quot;;COM.MICROSOFT.CONCAT(&quot;{&quot;; IF([.$A174]=&quot;&quot;;&quot;&quot;;COM.MICROSOFT.CONCAT(&quot;&quot;&quot;&quot;;[.$A$1];&quot;&quot;&quot;&quot;;&quot;:&quot;;&quot;&quot;&quot;&quot;;[.$A174]; &quot;&quot;&quot;&quot;;&quot;,&quot;)); IF([.$C174]=&quot;&quot;;&quot;&quot;;COM.MICROSOFT.CONCAT(&quot;&quot;&quot;&quot;;[.$C$1];&quot;&quot;&quot;&quot;;&quot;:&quot;;&quot;&quot;&quot;&quot;;[.$C174]; &quot;&quot;&quot;&quot;;&quot;,&quot;)); IF([.$D174]=&quot;&quot;;&quot;&quot;;COM.MICROSOFT.CONCAT(&quot;&quot;&quot;&quot;;[.$D$1];&quot;&quot;&quot;&quot;;&quot;:&quot;;&quot;&quot;&quot;&quot;;[.$D174]; &quot;&quot;&quot;&quot;;&quot;,&quot;));&quot;},&quot;))">
            <text:p/>
          </table:table-cell>
          <table:table-cell/>
          <table:table-cell table:style-name="ce5" table:formula="of:=IF(OR([.$A174]=&quot;&quot;;[.$B174]=[.$B173]);&quot;&quot;;COM.MICROSOFT.CONCAT(&quot;{&quot;; IF([.$B174]=&quot;&quot;;&quot;&quot;;COM.MICROSOFT.CONCAT(&quot;&quot;&quot;&quot;;[.$B$1];&quot;&quot;&quot;&quot;;&quot;:&quot;;&quot;&quot;&quot;&quot;;[.$B174]; &quot;&quot;&quot;&quot;;&quot;,&quot;)); IF([.$D174]=&quot;&quot;;&quot;&quot;;COM.MICROSOFT.CONCAT(&quot;&quot;&quot;&quot;;[.$D$1];&quot;&quot;&quot;&quot;;&quot;:&quot;;&quot;&quot;&quot;&quot;;[.$D17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75]=&quot;&quot;;&quot;&quot;;COM.MICROSOFT.CONCAT(&quot;{&quot;; IF([.$A175]=&quot;&quot;;&quot;&quot;;COM.MICROSOFT.CONCAT(&quot;&quot;&quot;&quot;;[.$A$1];&quot;&quot;&quot;&quot;;&quot;:&quot;;&quot;&quot;&quot;&quot;;[.$A175]; &quot;&quot;&quot;&quot;;&quot;,&quot;)); IF([.$C175]=&quot;&quot;;&quot;&quot;;COM.MICROSOFT.CONCAT(&quot;&quot;&quot;&quot;;[.$C$1];&quot;&quot;&quot;&quot;;&quot;:&quot;;&quot;&quot;&quot;&quot;;[.$C175]; &quot;&quot;&quot;&quot;;&quot;,&quot;)); IF([.$D175]=&quot;&quot;;&quot;&quot;;COM.MICROSOFT.CONCAT(&quot;&quot;&quot;&quot;;[.$D$1];&quot;&quot;&quot;&quot;;&quot;:&quot;;&quot;&quot;&quot;&quot;;[.$D175]; &quot;&quot;&quot;&quot;;&quot;,&quot;));&quot;},&quot;))">
            <text:p/>
          </table:table-cell>
          <table:table-cell/>
          <table:table-cell table:style-name="ce5" table:formula="of:=IF(OR([.$A175]=&quot;&quot;;[.$B175]=[.$B174]);&quot;&quot;;COM.MICROSOFT.CONCAT(&quot;{&quot;; IF([.$B175]=&quot;&quot;;&quot;&quot;;COM.MICROSOFT.CONCAT(&quot;&quot;&quot;&quot;;[.$B$1];&quot;&quot;&quot;&quot;;&quot;:&quot;;&quot;&quot;&quot;&quot;;[.$B175]; &quot;&quot;&quot;&quot;;&quot;,&quot;)); IF([.$D175]=&quot;&quot;;&quot;&quot;;COM.MICROSOFT.CONCAT(&quot;&quot;&quot;&quot;;[.$D$1];&quot;&quot;&quot;&quot;;&quot;:&quot;;&quot;&quot;&quot;&quot;;[.$D17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76]=&quot;&quot;;&quot;&quot;;COM.MICROSOFT.CONCAT(&quot;{&quot;; IF([.$A176]=&quot;&quot;;&quot;&quot;;COM.MICROSOFT.CONCAT(&quot;&quot;&quot;&quot;;[.$A$1];&quot;&quot;&quot;&quot;;&quot;:&quot;;&quot;&quot;&quot;&quot;;[.$A176]; &quot;&quot;&quot;&quot;;&quot;,&quot;)); IF([.$C176]=&quot;&quot;;&quot;&quot;;COM.MICROSOFT.CONCAT(&quot;&quot;&quot;&quot;;[.$C$1];&quot;&quot;&quot;&quot;;&quot;:&quot;;&quot;&quot;&quot;&quot;;[.$C176]; &quot;&quot;&quot;&quot;;&quot;,&quot;)); IF([.$D176]=&quot;&quot;;&quot;&quot;;COM.MICROSOFT.CONCAT(&quot;&quot;&quot;&quot;;[.$D$1];&quot;&quot;&quot;&quot;;&quot;:&quot;;&quot;&quot;&quot;&quot;;[.$D176]; &quot;&quot;&quot;&quot;;&quot;,&quot;));&quot;},&quot;))">
            <text:p/>
          </table:table-cell>
          <table:table-cell/>
          <table:table-cell table:style-name="ce5" table:formula="of:=IF(OR([.$A176]=&quot;&quot;;[.$B176]=[.$B175]);&quot;&quot;;COM.MICROSOFT.CONCAT(&quot;{&quot;; IF([.$B176]=&quot;&quot;;&quot;&quot;;COM.MICROSOFT.CONCAT(&quot;&quot;&quot;&quot;;[.$B$1];&quot;&quot;&quot;&quot;;&quot;:&quot;;&quot;&quot;&quot;&quot;;[.$B176]; &quot;&quot;&quot;&quot;;&quot;,&quot;)); IF([.$D176]=&quot;&quot;;&quot;&quot;;COM.MICROSOFT.CONCAT(&quot;&quot;&quot;&quot;;[.$D$1];&quot;&quot;&quot;&quot;;&quot;:&quot;;&quot;&quot;&quot;&quot;;[.$D17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77]=&quot;&quot;;&quot;&quot;;COM.MICROSOFT.CONCAT(&quot;{&quot;; IF([.$A177]=&quot;&quot;;&quot;&quot;;COM.MICROSOFT.CONCAT(&quot;&quot;&quot;&quot;;[.$A$1];&quot;&quot;&quot;&quot;;&quot;:&quot;;&quot;&quot;&quot;&quot;;[.$A177]; &quot;&quot;&quot;&quot;;&quot;,&quot;)); IF([.$C177]=&quot;&quot;;&quot;&quot;;COM.MICROSOFT.CONCAT(&quot;&quot;&quot;&quot;;[.$C$1];&quot;&quot;&quot;&quot;;&quot;:&quot;;&quot;&quot;&quot;&quot;;[.$C177]; &quot;&quot;&quot;&quot;;&quot;,&quot;)); IF([.$D177]=&quot;&quot;;&quot;&quot;;COM.MICROSOFT.CONCAT(&quot;&quot;&quot;&quot;;[.$D$1];&quot;&quot;&quot;&quot;;&quot;:&quot;;&quot;&quot;&quot;&quot;;[.$D177]; &quot;&quot;&quot;&quot;;&quot;,&quot;));&quot;},&quot;))">
            <text:p/>
          </table:table-cell>
          <table:table-cell/>
          <table:table-cell table:style-name="ce5" table:formula="of:=IF(OR([.$A177]=&quot;&quot;;[.$B177]=[.$B176]);&quot;&quot;;COM.MICROSOFT.CONCAT(&quot;{&quot;; IF([.$B177]=&quot;&quot;;&quot;&quot;;COM.MICROSOFT.CONCAT(&quot;&quot;&quot;&quot;;[.$B$1];&quot;&quot;&quot;&quot;;&quot;:&quot;;&quot;&quot;&quot;&quot;;[.$B177]; &quot;&quot;&quot;&quot;;&quot;,&quot;)); IF([.$D177]=&quot;&quot;;&quot;&quot;;COM.MICROSOFT.CONCAT(&quot;&quot;&quot;&quot;;[.$D$1];&quot;&quot;&quot;&quot;;&quot;:&quot;;&quot;&quot;&quot;&quot;;[.$D17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78]=&quot;&quot;;&quot;&quot;;COM.MICROSOFT.CONCAT(&quot;{&quot;; IF([.$A178]=&quot;&quot;;&quot;&quot;;COM.MICROSOFT.CONCAT(&quot;&quot;&quot;&quot;;[.$A$1];&quot;&quot;&quot;&quot;;&quot;:&quot;;&quot;&quot;&quot;&quot;;[.$A178]; &quot;&quot;&quot;&quot;;&quot;,&quot;)); IF([.$C178]=&quot;&quot;;&quot;&quot;;COM.MICROSOFT.CONCAT(&quot;&quot;&quot;&quot;;[.$C$1];&quot;&quot;&quot;&quot;;&quot;:&quot;;&quot;&quot;&quot;&quot;;[.$C178]; &quot;&quot;&quot;&quot;;&quot;,&quot;)); IF([.$D178]=&quot;&quot;;&quot;&quot;;COM.MICROSOFT.CONCAT(&quot;&quot;&quot;&quot;;[.$D$1];&quot;&quot;&quot;&quot;;&quot;:&quot;;&quot;&quot;&quot;&quot;;[.$D178]; &quot;&quot;&quot;&quot;;&quot;,&quot;));&quot;},&quot;))">
            <text:p/>
          </table:table-cell>
          <table:table-cell/>
          <table:table-cell table:style-name="ce5" table:formula="of:=IF(OR([.$A178]=&quot;&quot;;[.$B178]=[.$B177]);&quot;&quot;;COM.MICROSOFT.CONCAT(&quot;{&quot;; IF([.$B178]=&quot;&quot;;&quot;&quot;;COM.MICROSOFT.CONCAT(&quot;&quot;&quot;&quot;;[.$B$1];&quot;&quot;&quot;&quot;;&quot;:&quot;;&quot;&quot;&quot;&quot;;[.$B178]; &quot;&quot;&quot;&quot;;&quot;,&quot;)); IF([.$D178]=&quot;&quot;;&quot;&quot;;COM.MICROSOFT.CONCAT(&quot;&quot;&quot;&quot;;[.$D$1];&quot;&quot;&quot;&quot;;&quot;:&quot;;&quot;&quot;&quot;&quot;;[.$D17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79]=&quot;&quot;;&quot;&quot;;COM.MICROSOFT.CONCAT(&quot;{&quot;; IF([.$A179]=&quot;&quot;;&quot;&quot;;COM.MICROSOFT.CONCAT(&quot;&quot;&quot;&quot;;[.$A$1];&quot;&quot;&quot;&quot;;&quot;:&quot;;&quot;&quot;&quot;&quot;;[.$A179]; &quot;&quot;&quot;&quot;;&quot;,&quot;)); IF([.$C179]=&quot;&quot;;&quot;&quot;;COM.MICROSOFT.CONCAT(&quot;&quot;&quot;&quot;;[.$C$1];&quot;&quot;&quot;&quot;;&quot;:&quot;;&quot;&quot;&quot;&quot;;[.$C179]; &quot;&quot;&quot;&quot;;&quot;,&quot;)); IF([.$D179]=&quot;&quot;;&quot;&quot;;COM.MICROSOFT.CONCAT(&quot;&quot;&quot;&quot;;[.$D$1];&quot;&quot;&quot;&quot;;&quot;:&quot;;&quot;&quot;&quot;&quot;;[.$D179]; &quot;&quot;&quot;&quot;;&quot;,&quot;));&quot;},&quot;))">
            <text:p/>
          </table:table-cell>
          <table:table-cell/>
          <table:table-cell table:style-name="ce5" table:formula="of:=IF(OR([.$A179]=&quot;&quot;;[.$B179]=[.$B178]);&quot;&quot;;COM.MICROSOFT.CONCAT(&quot;{&quot;; IF([.$B179]=&quot;&quot;;&quot;&quot;;COM.MICROSOFT.CONCAT(&quot;&quot;&quot;&quot;;[.$B$1];&quot;&quot;&quot;&quot;;&quot;:&quot;;&quot;&quot;&quot;&quot;;[.$B179]; &quot;&quot;&quot;&quot;;&quot;,&quot;)); IF([.$D179]=&quot;&quot;;&quot;&quot;;COM.MICROSOFT.CONCAT(&quot;&quot;&quot;&quot;;[.$D$1];&quot;&quot;&quot;&quot;;&quot;:&quot;;&quot;&quot;&quot;&quot;;[.$D17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80]=&quot;&quot;;&quot;&quot;;COM.MICROSOFT.CONCAT(&quot;{&quot;; IF([.$A180]=&quot;&quot;;&quot;&quot;;COM.MICROSOFT.CONCAT(&quot;&quot;&quot;&quot;;[.$A$1];&quot;&quot;&quot;&quot;;&quot;:&quot;;&quot;&quot;&quot;&quot;;[.$A180]; &quot;&quot;&quot;&quot;;&quot;,&quot;)); IF([.$C180]=&quot;&quot;;&quot;&quot;;COM.MICROSOFT.CONCAT(&quot;&quot;&quot;&quot;;[.$C$1];&quot;&quot;&quot;&quot;;&quot;:&quot;;&quot;&quot;&quot;&quot;;[.$C180]; &quot;&quot;&quot;&quot;;&quot;,&quot;)); IF([.$D180]=&quot;&quot;;&quot;&quot;;COM.MICROSOFT.CONCAT(&quot;&quot;&quot;&quot;;[.$D$1];&quot;&quot;&quot;&quot;;&quot;:&quot;;&quot;&quot;&quot;&quot;;[.$D180]; &quot;&quot;&quot;&quot;;&quot;,&quot;));&quot;},&quot;))">
            <text:p/>
          </table:table-cell>
          <table:table-cell/>
          <table:table-cell table:style-name="ce5" table:formula="of:=IF(OR([.$A180]=&quot;&quot;;[.$B180]=[.$B179]);&quot;&quot;;COM.MICROSOFT.CONCAT(&quot;{&quot;; IF([.$B180]=&quot;&quot;;&quot;&quot;;COM.MICROSOFT.CONCAT(&quot;&quot;&quot;&quot;;[.$B$1];&quot;&quot;&quot;&quot;;&quot;:&quot;;&quot;&quot;&quot;&quot;;[.$B180]; &quot;&quot;&quot;&quot;;&quot;,&quot;)); IF([.$D180]=&quot;&quot;;&quot;&quot;;COM.MICROSOFT.CONCAT(&quot;&quot;&quot;&quot;;[.$D$1];&quot;&quot;&quot;&quot;;&quot;:&quot;;&quot;&quot;&quot;&quot;;[.$D18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81]=&quot;&quot;;&quot;&quot;;COM.MICROSOFT.CONCAT(&quot;{&quot;; IF([.$A181]=&quot;&quot;;&quot;&quot;;COM.MICROSOFT.CONCAT(&quot;&quot;&quot;&quot;;[.$A$1];&quot;&quot;&quot;&quot;;&quot;:&quot;;&quot;&quot;&quot;&quot;;[.$A181]; &quot;&quot;&quot;&quot;;&quot;,&quot;)); IF([.$C181]=&quot;&quot;;&quot;&quot;;COM.MICROSOFT.CONCAT(&quot;&quot;&quot;&quot;;[.$C$1];&quot;&quot;&quot;&quot;;&quot;:&quot;;&quot;&quot;&quot;&quot;;[.$C181]; &quot;&quot;&quot;&quot;;&quot;,&quot;)); IF([.$D181]=&quot;&quot;;&quot;&quot;;COM.MICROSOFT.CONCAT(&quot;&quot;&quot;&quot;;[.$D$1];&quot;&quot;&quot;&quot;;&quot;:&quot;;&quot;&quot;&quot;&quot;;[.$D181]; &quot;&quot;&quot;&quot;;&quot;,&quot;));&quot;},&quot;))">
            <text:p/>
          </table:table-cell>
          <table:table-cell/>
          <table:table-cell table:style-name="ce5" table:formula="of:=IF(OR([.$A181]=&quot;&quot;;[.$B181]=[.$B180]);&quot;&quot;;COM.MICROSOFT.CONCAT(&quot;{&quot;; IF([.$B181]=&quot;&quot;;&quot;&quot;;COM.MICROSOFT.CONCAT(&quot;&quot;&quot;&quot;;[.$B$1];&quot;&quot;&quot;&quot;;&quot;:&quot;;&quot;&quot;&quot;&quot;;[.$B181]; &quot;&quot;&quot;&quot;;&quot;,&quot;)); IF([.$D181]=&quot;&quot;;&quot;&quot;;COM.MICROSOFT.CONCAT(&quot;&quot;&quot;&quot;;[.$D$1];&quot;&quot;&quot;&quot;;&quot;:&quot;;&quot;&quot;&quot;&quot;;[.$D18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82]=&quot;&quot;;&quot;&quot;;COM.MICROSOFT.CONCAT(&quot;{&quot;; IF([.$A182]=&quot;&quot;;&quot;&quot;;COM.MICROSOFT.CONCAT(&quot;&quot;&quot;&quot;;[.$A$1];&quot;&quot;&quot;&quot;;&quot;:&quot;;&quot;&quot;&quot;&quot;;[.$A182]; &quot;&quot;&quot;&quot;;&quot;,&quot;)); IF([.$C182]=&quot;&quot;;&quot;&quot;;COM.MICROSOFT.CONCAT(&quot;&quot;&quot;&quot;;[.$C$1];&quot;&quot;&quot;&quot;;&quot;:&quot;;&quot;&quot;&quot;&quot;;[.$C182]; &quot;&quot;&quot;&quot;;&quot;,&quot;)); IF([.$D182]=&quot;&quot;;&quot;&quot;;COM.MICROSOFT.CONCAT(&quot;&quot;&quot;&quot;;[.$D$1];&quot;&quot;&quot;&quot;;&quot;:&quot;;&quot;&quot;&quot;&quot;;[.$D182]; &quot;&quot;&quot;&quot;;&quot;,&quot;));&quot;},&quot;))">
            <text:p/>
          </table:table-cell>
          <table:table-cell/>
          <table:table-cell table:style-name="ce5" table:formula="of:=IF(OR([.$A182]=&quot;&quot;;[.$B182]=[.$B181]);&quot;&quot;;COM.MICROSOFT.CONCAT(&quot;{&quot;; IF([.$B182]=&quot;&quot;;&quot;&quot;;COM.MICROSOFT.CONCAT(&quot;&quot;&quot;&quot;;[.$B$1];&quot;&quot;&quot;&quot;;&quot;:&quot;;&quot;&quot;&quot;&quot;;[.$B182]; &quot;&quot;&quot;&quot;;&quot;,&quot;)); IF([.$D182]=&quot;&quot;;&quot;&quot;;COM.MICROSOFT.CONCAT(&quot;&quot;&quot;&quot;;[.$D$1];&quot;&quot;&quot;&quot;;&quot;:&quot;;&quot;&quot;&quot;&quot;;[.$D18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83]=&quot;&quot;;&quot;&quot;;COM.MICROSOFT.CONCAT(&quot;{&quot;; IF([.$A183]=&quot;&quot;;&quot;&quot;;COM.MICROSOFT.CONCAT(&quot;&quot;&quot;&quot;;[.$A$1];&quot;&quot;&quot;&quot;;&quot;:&quot;;&quot;&quot;&quot;&quot;;[.$A183]; &quot;&quot;&quot;&quot;;&quot;,&quot;)); IF([.$C183]=&quot;&quot;;&quot;&quot;;COM.MICROSOFT.CONCAT(&quot;&quot;&quot;&quot;;[.$C$1];&quot;&quot;&quot;&quot;;&quot;:&quot;;&quot;&quot;&quot;&quot;;[.$C183]; &quot;&quot;&quot;&quot;;&quot;,&quot;)); IF([.$D183]=&quot;&quot;;&quot;&quot;;COM.MICROSOFT.CONCAT(&quot;&quot;&quot;&quot;;[.$D$1];&quot;&quot;&quot;&quot;;&quot;:&quot;;&quot;&quot;&quot;&quot;;[.$D183]; &quot;&quot;&quot;&quot;;&quot;,&quot;));&quot;},&quot;))">
            <text:p/>
          </table:table-cell>
          <table:table-cell/>
          <table:table-cell table:style-name="ce5" table:formula="of:=IF(OR([.$A183]=&quot;&quot;;[.$B183]=[.$B182]);&quot;&quot;;COM.MICROSOFT.CONCAT(&quot;{&quot;; IF([.$B183]=&quot;&quot;;&quot;&quot;;COM.MICROSOFT.CONCAT(&quot;&quot;&quot;&quot;;[.$B$1];&quot;&quot;&quot;&quot;;&quot;:&quot;;&quot;&quot;&quot;&quot;;[.$B183]; &quot;&quot;&quot;&quot;;&quot;,&quot;)); IF([.$D183]=&quot;&quot;;&quot;&quot;;COM.MICROSOFT.CONCAT(&quot;&quot;&quot;&quot;;[.$D$1];&quot;&quot;&quot;&quot;;&quot;:&quot;;&quot;&quot;&quot;&quot;;[.$D18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84]=&quot;&quot;;&quot;&quot;;COM.MICROSOFT.CONCAT(&quot;{&quot;; IF([.$A184]=&quot;&quot;;&quot;&quot;;COM.MICROSOFT.CONCAT(&quot;&quot;&quot;&quot;;[.$A$1];&quot;&quot;&quot;&quot;;&quot;:&quot;;&quot;&quot;&quot;&quot;;[.$A184]; &quot;&quot;&quot;&quot;;&quot;,&quot;)); IF([.$C184]=&quot;&quot;;&quot;&quot;;COM.MICROSOFT.CONCAT(&quot;&quot;&quot;&quot;;[.$C$1];&quot;&quot;&quot;&quot;;&quot;:&quot;;&quot;&quot;&quot;&quot;;[.$C184]; &quot;&quot;&quot;&quot;;&quot;,&quot;)); IF([.$D184]=&quot;&quot;;&quot;&quot;;COM.MICROSOFT.CONCAT(&quot;&quot;&quot;&quot;;[.$D$1];&quot;&quot;&quot;&quot;;&quot;:&quot;;&quot;&quot;&quot;&quot;;[.$D184]; &quot;&quot;&quot;&quot;;&quot;,&quot;));&quot;},&quot;))">
            <text:p/>
          </table:table-cell>
          <table:table-cell/>
          <table:table-cell table:style-name="ce5" table:formula="of:=IF(OR([.$A184]=&quot;&quot;;[.$B184]=[.$B183]);&quot;&quot;;COM.MICROSOFT.CONCAT(&quot;{&quot;; IF([.$B184]=&quot;&quot;;&quot;&quot;;COM.MICROSOFT.CONCAT(&quot;&quot;&quot;&quot;;[.$B$1];&quot;&quot;&quot;&quot;;&quot;:&quot;;&quot;&quot;&quot;&quot;;[.$B184]; &quot;&quot;&quot;&quot;;&quot;,&quot;)); IF([.$D184]=&quot;&quot;;&quot;&quot;;COM.MICROSOFT.CONCAT(&quot;&quot;&quot;&quot;;[.$D$1];&quot;&quot;&quot;&quot;;&quot;:&quot;;&quot;&quot;&quot;&quot;;[.$D18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85]=&quot;&quot;;&quot;&quot;;COM.MICROSOFT.CONCAT(&quot;{&quot;; IF([.$A185]=&quot;&quot;;&quot;&quot;;COM.MICROSOFT.CONCAT(&quot;&quot;&quot;&quot;;[.$A$1];&quot;&quot;&quot;&quot;;&quot;:&quot;;&quot;&quot;&quot;&quot;;[.$A185]; &quot;&quot;&quot;&quot;;&quot;,&quot;)); IF([.$C185]=&quot;&quot;;&quot;&quot;;COM.MICROSOFT.CONCAT(&quot;&quot;&quot;&quot;;[.$C$1];&quot;&quot;&quot;&quot;;&quot;:&quot;;&quot;&quot;&quot;&quot;;[.$C185]; &quot;&quot;&quot;&quot;;&quot;,&quot;)); IF([.$D185]=&quot;&quot;;&quot;&quot;;COM.MICROSOFT.CONCAT(&quot;&quot;&quot;&quot;;[.$D$1];&quot;&quot;&quot;&quot;;&quot;:&quot;;&quot;&quot;&quot;&quot;;[.$D185]; &quot;&quot;&quot;&quot;;&quot;,&quot;));&quot;},&quot;))">
            <text:p/>
          </table:table-cell>
          <table:table-cell/>
          <table:table-cell table:style-name="ce5" table:formula="of:=IF(OR([.$A185]=&quot;&quot;;[.$B185]=[.$B184]);&quot;&quot;;COM.MICROSOFT.CONCAT(&quot;{&quot;; IF([.$B185]=&quot;&quot;;&quot;&quot;;COM.MICROSOFT.CONCAT(&quot;&quot;&quot;&quot;;[.$B$1];&quot;&quot;&quot;&quot;;&quot;:&quot;;&quot;&quot;&quot;&quot;;[.$B185]; &quot;&quot;&quot;&quot;;&quot;,&quot;)); IF([.$D185]=&quot;&quot;;&quot;&quot;;COM.MICROSOFT.CONCAT(&quot;&quot;&quot;&quot;;[.$D$1];&quot;&quot;&quot;&quot;;&quot;:&quot;;&quot;&quot;&quot;&quot;;[.$D18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86]=&quot;&quot;;&quot;&quot;;COM.MICROSOFT.CONCAT(&quot;{&quot;; IF([.$A186]=&quot;&quot;;&quot;&quot;;COM.MICROSOFT.CONCAT(&quot;&quot;&quot;&quot;;[.$A$1];&quot;&quot;&quot;&quot;;&quot;:&quot;;&quot;&quot;&quot;&quot;;[.$A186]; &quot;&quot;&quot;&quot;;&quot;,&quot;)); IF([.$C186]=&quot;&quot;;&quot;&quot;;COM.MICROSOFT.CONCAT(&quot;&quot;&quot;&quot;;[.$C$1];&quot;&quot;&quot;&quot;;&quot;:&quot;;&quot;&quot;&quot;&quot;;[.$C186]; &quot;&quot;&quot;&quot;;&quot;,&quot;)); IF([.$D186]=&quot;&quot;;&quot;&quot;;COM.MICROSOFT.CONCAT(&quot;&quot;&quot;&quot;;[.$D$1];&quot;&quot;&quot;&quot;;&quot;:&quot;;&quot;&quot;&quot;&quot;;[.$D186]; &quot;&quot;&quot;&quot;;&quot;,&quot;));&quot;},&quot;))">
            <text:p/>
          </table:table-cell>
          <table:table-cell/>
          <table:table-cell table:style-name="ce5" table:formula="of:=IF(OR([.$A186]=&quot;&quot;;[.$B186]=[.$B185]);&quot;&quot;;COM.MICROSOFT.CONCAT(&quot;{&quot;; IF([.$B186]=&quot;&quot;;&quot;&quot;;COM.MICROSOFT.CONCAT(&quot;&quot;&quot;&quot;;[.$B$1];&quot;&quot;&quot;&quot;;&quot;:&quot;;&quot;&quot;&quot;&quot;;[.$B186]; &quot;&quot;&quot;&quot;;&quot;,&quot;)); IF([.$D186]=&quot;&quot;;&quot;&quot;;COM.MICROSOFT.CONCAT(&quot;&quot;&quot;&quot;;[.$D$1];&quot;&quot;&quot;&quot;;&quot;:&quot;;&quot;&quot;&quot;&quot;;[.$D18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87]=&quot;&quot;;&quot;&quot;;COM.MICROSOFT.CONCAT(&quot;{&quot;; IF([.$A187]=&quot;&quot;;&quot;&quot;;COM.MICROSOFT.CONCAT(&quot;&quot;&quot;&quot;;[.$A$1];&quot;&quot;&quot;&quot;;&quot;:&quot;;&quot;&quot;&quot;&quot;;[.$A187]; &quot;&quot;&quot;&quot;;&quot;,&quot;)); IF([.$C187]=&quot;&quot;;&quot;&quot;;COM.MICROSOFT.CONCAT(&quot;&quot;&quot;&quot;;[.$C$1];&quot;&quot;&quot;&quot;;&quot;:&quot;;&quot;&quot;&quot;&quot;;[.$C187]; &quot;&quot;&quot;&quot;;&quot;,&quot;)); IF([.$D187]=&quot;&quot;;&quot;&quot;;COM.MICROSOFT.CONCAT(&quot;&quot;&quot;&quot;;[.$D$1];&quot;&quot;&quot;&quot;;&quot;:&quot;;&quot;&quot;&quot;&quot;;[.$D187]; &quot;&quot;&quot;&quot;;&quot;,&quot;));&quot;},&quot;))">
            <text:p/>
          </table:table-cell>
          <table:table-cell/>
          <table:table-cell table:style-name="ce5" table:formula="of:=IF(OR([.$A187]=&quot;&quot;;[.$B187]=[.$B186]);&quot;&quot;;COM.MICROSOFT.CONCAT(&quot;{&quot;; IF([.$B187]=&quot;&quot;;&quot;&quot;;COM.MICROSOFT.CONCAT(&quot;&quot;&quot;&quot;;[.$B$1];&quot;&quot;&quot;&quot;;&quot;:&quot;;&quot;&quot;&quot;&quot;;[.$B187]; &quot;&quot;&quot;&quot;;&quot;,&quot;)); IF([.$D187]=&quot;&quot;;&quot;&quot;;COM.MICROSOFT.CONCAT(&quot;&quot;&quot;&quot;;[.$D$1];&quot;&quot;&quot;&quot;;&quot;:&quot;;&quot;&quot;&quot;&quot;;[.$D18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88]=&quot;&quot;;&quot;&quot;;COM.MICROSOFT.CONCAT(&quot;{&quot;; IF([.$A188]=&quot;&quot;;&quot;&quot;;COM.MICROSOFT.CONCAT(&quot;&quot;&quot;&quot;;[.$A$1];&quot;&quot;&quot;&quot;;&quot;:&quot;;&quot;&quot;&quot;&quot;;[.$A188]; &quot;&quot;&quot;&quot;;&quot;,&quot;)); IF([.$C188]=&quot;&quot;;&quot;&quot;;COM.MICROSOFT.CONCAT(&quot;&quot;&quot;&quot;;[.$C$1];&quot;&quot;&quot;&quot;;&quot;:&quot;;&quot;&quot;&quot;&quot;;[.$C188]; &quot;&quot;&quot;&quot;;&quot;,&quot;)); IF([.$D188]=&quot;&quot;;&quot;&quot;;COM.MICROSOFT.CONCAT(&quot;&quot;&quot;&quot;;[.$D$1];&quot;&quot;&quot;&quot;;&quot;:&quot;;&quot;&quot;&quot;&quot;;[.$D188]; &quot;&quot;&quot;&quot;;&quot;,&quot;));&quot;},&quot;))">
            <text:p/>
          </table:table-cell>
          <table:table-cell/>
          <table:table-cell table:style-name="ce5" table:formula="of:=IF(OR([.$A188]=&quot;&quot;;[.$B188]=[.$B187]);&quot;&quot;;COM.MICROSOFT.CONCAT(&quot;{&quot;; IF([.$B188]=&quot;&quot;;&quot;&quot;;COM.MICROSOFT.CONCAT(&quot;&quot;&quot;&quot;;[.$B$1];&quot;&quot;&quot;&quot;;&quot;:&quot;;&quot;&quot;&quot;&quot;;[.$B188]; &quot;&quot;&quot;&quot;;&quot;,&quot;)); IF([.$D188]=&quot;&quot;;&quot;&quot;;COM.MICROSOFT.CONCAT(&quot;&quot;&quot;&quot;;[.$D$1];&quot;&quot;&quot;&quot;;&quot;:&quot;;&quot;&quot;&quot;&quot;;[.$D18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89]=&quot;&quot;;&quot;&quot;;COM.MICROSOFT.CONCAT(&quot;{&quot;; IF([.$A189]=&quot;&quot;;&quot;&quot;;COM.MICROSOFT.CONCAT(&quot;&quot;&quot;&quot;;[.$A$1];&quot;&quot;&quot;&quot;;&quot;:&quot;;&quot;&quot;&quot;&quot;;[.$A189]; &quot;&quot;&quot;&quot;;&quot;,&quot;)); IF([.$C189]=&quot;&quot;;&quot;&quot;;COM.MICROSOFT.CONCAT(&quot;&quot;&quot;&quot;;[.$C$1];&quot;&quot;&quot;&quot;;&quot;:&quot;;&quot;&quot;&quot;&quot;;[.$C189]; &quot;&quot;&quot;&quot;;&quot;,&quot;)); IF([.$D189]=&quot;&quot;;&quot;&quot;;COM.MICROSOFT.CONCAT(&quot;&quot;&quot;&quot;;[.$D$1];&quot;&quot;&quot;&quot;;&quot;:&quot;;&quot;&quot;&quot;&quot;;[.$D189]; &quot;&quot;&quot;&quot;;&quot;,&quot;));&quot;},&quot;))">
            <text:p/>
          </table:table-cell>
          <table:table-cell/>
          <table:table-cell table:style-name="ce5" table:formula="of:=IF(OR([.$A189]=&quot;&quot;;[.$B189]=[.$B188]);&quot;&quot;;COM.MICROSOFT.CONCAT(&quot;{&quot;; IF([.$B189]=&quot;&quot;;&quot;&quot;;COM.MICROSOFT.CONCAT(&quot;&quot;&quot;&quot;;[.$B$1];&quot;&quot;&quot;&quot;;&quot;:&quot;;&quot;&quot;&quot;&quot;;[.$B189]; &quot;&quot;&quot;&quot;;&quot;,&quot;)); IF([.$D189]=&quot;&quot;;&quot;&quot;;COM.MICROSOFT.CONCAT(&quot;&quot;&quot;&quot;;[.$D$1];&quot;&quot;&quot;&quot;;&quot;:&quot;;&quot;&quot;&quot;&quot;;[.$D18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90]=&quot;&quot;;&quot;&quot;;COM.MICROSOFT.CONCAT(&quot;{&quot;; IF([.$A190]=&quot;&quot;;&quot;&quot;;COM.MICROSOFT.CONCAT(&quot;&quot;&quot;&quot;;[.$A$1];&quot;&quot;&quot;&quot;;&quot;:&quot;;&quot;&quot;&quot;&quot;;[.$A190]; &quot;&quot;&quot;&quot;;&quot;,&quot;)); IF([.$C190]=&quot;&quot;;&quot;&quot;;COM.MICROSOFT.CONCAT(&quot;&quot;&quot;&quot;;[.$C$1];&quot;&quot;&quot;&quot;;&quot;:&quot;;&quot;&quot;&quot;&quot;;[.$C190]; &quot;&quot;&quot;&quot;;&quot;,&quot;)); IF([.$D190]=&quot;&quot;;&quot;&quot;;COM.MICROSOFT.CONCAT(&quot;&quot;&quot;&quot;;[.$D$1];&quot;&quot;&quot;&quot;;&quot;:&quot;;&quot;&quot;&quot;&quot;;[.$D190]; &quot;&quot;&quot;&quot;;&quot;,&quot;));&quot;},&quot;))">
            <text:p/>
          </table:table-cell>
          <table:table-cell/>
          <table:table-cell table:style-name="ce5" table:formula="of:=IF(OR([.$A190]=&quot;&quot;;[.$B190]=[.$B189]);&quot;&quot;;COM.MICROSOFT.CONCAT(&quot;{&quot;; IF([.$B190]=&quot;&quot;;&quot;&quot;;COM.MICROSOFT.CONCAT(&quot;&quot;&quot;&quot;;[.$B$1];&quot;&quot;&quot;&quot;;&quot;:&quot;;&quot;&quot;&quot;&quot;;[.$B190]; &quot;&quot;&quot;&quot;;&quot;,&quot;)); IF([.$D190]=&quot;&quot;;&quot;&quot;;COM.MICROSOFT.CONCAT(&quot;&quot;&quot;&quot;;[.$D$1];&quot;&quot;&quot;&quot;;&quot;:&quot;;&quot;&quot;&quot;&quot;;[.$D19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91]=&quot;&quot;;&quot;&quot;;COM.MICROSOFT.CONCAT(&quot;{&quot;; IF([.$A191]=&quot;&quot;;&quot;&quot;;COM.MICROSOFT.CONCAT(&quot;&quot;&quot;&quot;;[.$A$1];&quot;&quot;&quot;&quot;;&quot;:&quot;;&quot;&quot;&quot;&quot;;[.$A191]; &quot;&quot;&quot;&quot;;&quot;,&quot;)); IF([.$C191]=&quot;&quot;;&quot;&quot;;COM.MICROSOFT.CONCAT(&quot;&quot;&quot;&quot;;[.$C$1];&quot;&quot;&quot;&quot;;&quot;:&quot;;&quot;&quot;&quot;&quot;;[.$C191]; &quot;&quot;&quot;&quot;;&quot;,&quot;)); IF([.$D191]=&quot;&quot;;&quot;&quot;;COM.MICROSOFT.CONCAT(&quot;&quot;&quot;&quot;;[.$D$1];&quot;&quot;&quot;&quot;;&quot;:&quot;;&quot;&quot;&quot;&quot;;[.$D191]; &quot;&quot;&quot;&quot;;&quot;,&quot;));&quot;},&quot;))">
            <text:p/>
          </table:table-cell>
          <table:table-cell/>
          <table:table-cell table:style-name="ce5" table:formula="of:=IF(OR([.$A191]=&quot;&quot;;[.$B191]=[.$B190]);&quot;&quot;;COM.MICROSOFT.CONCAT(&quot;{&quot;; IF([.$B191]=&quot;&quot;;&quot;&quot;;COM.MICROSOFT.CONCAT(&quot;&quot;&quot;&quot;;[.$B$1];&quot;&quot;&quot;&quot;;&quot;:&quot;;&quot;&quot;&quot;&quot;;[.$B191]; &quot;&quot;&quot;&quot;;&quot;,&quot;)); IF([.$D191]=&quot;&quot;;&quot;&quot;;COM.MICROSOFT.CONCAT(&quot;&quot;&quot;&quot;;[.$D$1];&quot;&quot;&quot;&quot;;&quot;:&quot;;&quot;&quot;&quot;&quot;;[.$D19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92]=&quot;&quot;;&quot;&quot;;COM.MICROSOFT.CONCAT(&quot;{&quot;; IF([.$A192]=&quot;&quot;;&quot;&quot;;COM.MICROSOFT.CONCAT(&quot;&quot;&quot;&quot;;[.$A$1];&quot;&quot;&quot;&quot;;&quot;:&quot;;&quot;&quot;&quot;&quot;;[.$A192]; &quot;&quot;&quot;&quot;;&quot;,&quot;)); IF([.$C192]=&quot;&quot;;&quot;&quot;;COM.MICROSOFT.CONCAT(&quot;&quot;&quot;&quot;;[.$C$1];&quot;&quot;&quot;&quot;;&quot;:&quot;;&quot;&quot;&quot;&quot;;[.$C192]; &quot;&quot;&quot;&quot;;&quot;,&quot;)); IF([.$D192]=&quot;&quot;;&quot;&quot;;COM.MICROSOFT.CONCAT(&quot;&quot;&quot;&quot;;[.$D$1];&quot;&quot;&quot;&quot;;&quot;:&quot;;&quot;&quot;&quot;&quot;;[.$D192]; &quot;&quot;&quot;&quot;;&quot;,&quot;));&quot;},&quot;))">
            <text:p/>
          </table:table-cell>
          <table:table-cell/>
          <table:table-cell table:style-name="ce5" table:formula="of:=IF(OR([.$A192]=&quot;&quot;;[.$B192]=[.$B191]);&quot;&quot;;COM.MICROSOFT.CONCAT(&quot;{&quot;; IF([.$B192]=&quot;&quot;;&quot;&quot;;COM.MICROSOFT.CONCAT(&quot;&quot;&quot;&quot;;[.$B$1];&quot;&quot;&quot;&quot;;&quot;:&quot;;&quot;&quot;&quot;&quot;;[.$B192]; &quot;&quot;&quot;&quot;;&quot;,&quot;)); IF([.$D192]=&quot;&quot;;&quot;&quot;;COM.MICROSOFT.CONCAT(&quot;&quot;&quot;&quot;;[.$D$1];&quot;&quot;&quot;&quot;;&quot;:&quot;;&quot;&quot;&quot;&quot;;[.$D19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93]=&quot;&quot;;&quot;&quot;;COM.MICROSOFT.CONCAT(&quot;{&quot;; IF([.$A193]=&quot;&quot;;&quot;&quot;;COM.MICROSOFT.CONCAT(&quot;&quot;&quot;&quot;;[.$A$1];&quot;&quot;&quot;&quot;;&quot;:&quot;;&quot;&quot;&quot;&quot;;[.$A193]; &quot;&quot;&quot;&quot;;&quot;,&quot;)); IF([.$C193]=&quot;&quot;;&quot;&quot;;COM.MICROSOFT.CONCAT(&quot;&quot;&quot;&quot;;[.$C$1];&quot;&quot;&quot;&quot;;&quot;:&quot;;&quot;&quot;&quot;&quot;;[.$C193]; &quot;&quot;&quot;&quot;;&quot;,&quot;)); IF([.$D193]=&quot;&quot;;&quot;&quot;;COM.MICROSOFT.CONCAT(&quot;&quot;&quot;&quot;;[.$D$1];&quot;&quot;&quot;&quot;;&quot;:&quot;;&quot;&quot;&quot;&quot;;[.$D193]; &quot;&quot;&quot;&quot;;&quot;,&quot;));&quot;},&quot;))">
            <text:p/>
          </table:table-cell>
          <table:table-cell/>
          <table:table-cell table:style-name="ce5" table:formula="of:=IF(OR([.$A193]=&quot;&quot;;[.$B193]=[.$B192]);&quot;&quot;;COM.MICROSOFT.CONCAT(&quot;{&quot;; IF([.$B193]=&quot;&quot;;&quot;&quot;;COM.MICROSOFT.CONCAT(&quot;&quot;&quot;&quot;;[.$B$1];&quot;&quot;&quot;&quot;;&quot;:&quot;;&quot;&quot;&quot;&quot;;[.$B193]; &quot;&quot;&quot;&quot;;&quot;,&quot;)); IF([.$D193]=&quot;&quot;;&quot;&quot;;COM.MICROSOFT.CONCAT(&quot;&quot;&quot;&quot;;[.$D$1];&quot;&quot;&quot;&quot;;&quot;:&quot;;&quot;&quot;&quot;&quot;;[.$D19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94]=&quot;&quot;;&quot;&quot;;COM.MICROSOFT.CONCAT(&quot;{&quot;; IF([.$A194]=&quot;&quot;;&quot;&quot;;COM.MICROSOFT.CONCAT(&quot;&quot;&quot;&quot;;[.$A$1];&quot;&quot;&quot;&quot;;&quot;:&quot;;&quot;&quot;&quot;&quot;;[.$A194]; &quot;&quot;&quot;&quot;;&quot;,&quot;)); IF([.$C194]=&quot;&quot;;&quot;&quot;;COM.MICROSOFT.CONCAT(&quot;&quot;&quot;&quot;;[.$C$1];&quot;&quot;&quot;&quot;;&quot;:&quot;;&quot;&quot;&quot;&quot;;[.$C194]; &quot;&quot;&quot;&quot;;&quot;,&quot;)); IF([.$D194]=&quot;&quot;;&quot;&quot;;COM.MICROSOFT.CONCAT(&quot;&quot;&quot;&quot;;[.$D$1];&quot;&quot;&quot;&quot;;&quot;:&quot;;&quot;&quot;&quot;&quot;;[.$D194]; &quot;&quot;&quot;&quot;;&quot;,&quot;));&quot;},&quot;))">
            <text:p/>
          </table:table-cell>
          <table:table-cell/>
          <table:table-cell table:style-name="ce5" table:formula="of:=IF(OR([.$A194]=&quot;&quot;;[.$B194]=[.$B193]);&quot;&quot;;COM.MICROSOFT.CONCAT(&quot;{&quot;; IF([.$B194]=&quot;&quot;;&quot;&quot;;COM.MICROSOFT.CONCAT(&quot;&quot;&quot;&quot;;[.$B$1];&quot;&quot;&quot;&quot;;&quot;:&quot;;&quot;&quot;&quot;&quot;;[.$B194]; &quot;&quot;&quot;&quot;;&quot;,&quot;)); IF([.$D194]=&quot;&quot;;&quot;&quot;;COM.MICROSOFT.CONCAT(&quot;&quot;&quot;&quot;;[.$D$1];&quot;&quot;&quot;&quot;;&quot;:&quot;;&quot;&quot;&quot;&quot;;[.$D19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95]=&quot;&quot;;&quot;&quot;;COM.MICROSOFT.CONCAT(&quot;{&quot;; IF([.$A195]=&quot;&quot;;&quot;&quot;;COM.MICROSOFT.CONCAT(&quot;&quot;&quot;&quot;;[.$A$1];&quot;&quot;&quot;&quot;;&quot;:&quot;;&quot;&quot;&quot;&quot;;[.$A195]; &quot;&quot;&quot;&quot;;&quot;,&quot;)); IF([.$C195]=&quot;&quot;;&quot;&quot;;COM.MICROSOFT.CONCAT(&quot;&quot;&quot;&quot;;[.$C$1];&quot;&quot;&quot;&quot;;&quot;:&quot;;&quot;&quot;&quot;&quot;;[.$C195]; &quot;&quot;&quot;&quot;;&quot;,&quot;)); IF([.$D195]=&quot;&quot;;&quot;&quot;;COM.MICROSOFT.CONCAT(&quot;&quot;&quot;&quot;;[.$D$1];&quot;&quot;&quot;&quot;;&quot;:&quot;;&quot;&quot;&quot;&quot;;[.$D195]; &quot;&quot;&quot;&quot;;&quot;,&quot;));&quot;},&quot;))">
            <text:p/>
          </table:table-cell>
          <table:table-cell/>
          <table:table-cell table:style-name="ce5" table:formula="of:=IF(OR([.$A195]=&quot;&quot;;[.$B195]=[.$B194]);&quot;&quot;;COM.MICROSOFT.CONCAT(&quot;{&quot;; IF([.$B195]=&quot;&quot;;&quot;&quot;;COM.MICROSOFT.CONCAT(&quot;&quot;&quot;&quot;;[.$B$1];&quot;&quot;&quot;&quot;;&quot;:&quot;;&quot;&quot;&quot;&quot;;[.$B195]; &quot;&quot;&quot;&quot;;&quot;,&quot;)); IF([.$D195]=&quot;&quot;;&quot;&quot;;COM.MICROSOFT.CONCAT(&quot;&quot;&quot;&quot;;[.$D$1];&quot;&quot;&quot;&quot;;&quot;:&quot;;&quot;&quot;&quot;&quot;;[.$D19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96]=&quot;&quot;;&quot;&quot;;COM.MICROSOFT.CONCAT(&quot;{&quot;; IF([.$A196]=&quot;&quot;;&quot;&quot;;COM.MICROSOFT.CONCAT(&quot;&quot;&quot;&quot;;[.$A$1];&quot;&quot;&quot;&quot;;&quot;:&quot;;&quot;&quot;&quot;&quot;;[.$A196]; &quot;&quot;&quot;&quot;;&quot;,&quot;)); IF([.$C196]=&quot;&quot;;&quot;&quot;;COM.MICROSOFT.CONCAT(&quot;&quot;&quot;&quot;;[.$C$1];&quot;&quot;&quot;&quot;;&quot;:&quot;;&quot;&quot;&quot;&quot;;[.$C196]; &quot;&quot;&quot;&quot;;&quot;,&quot;)); IF([.$D196]=&quot;&quot;;&quot;&quot;;COM.MICROSOFT.CONCAT(&quot;&quot;&quot;&quot;;[.$D$1];&quot;&quot;&quot;&quot;;&quot;:&quot;;&quot;&quot;&quot;&quot;;[.$D196]; &quot;&quot;&quot;&quot;;&quot;,&quot;));&quot;},&quot;))">
            <text:p/>
          </table:table-cell>
          <table:table-cell/>
          <table:table-cell table:style-name="ce5" table:formula="of:=IF(OR([.$A196]=&quot;&quot;;[.$B196]=[.$B195]);&quot;&quot;;COM.MICROSOFT.CONCAT(&quot;{&quot;; IF([.$B196]=&quot;&quot;;&quot;&quot;;COM.MICROSOFT.CONCAT(&quot;&quot;&quot;&quot;;[.$B$1];&quot;&quot;&quot;&quot;;&quot;:&quot;;&quot;&quot;&quot;&quot;;[.$B196]; &quot;&quot;&quot;&quot;;&quot;,&quot;)); IF([.$D196]=&quot;&quot;;&quot;&quot;;COM.MICROSOFT.CONCAT(&quot;&quot;&quot;&quot;;[.$D$1];&quot;&quot;&quot;&quot;;&quot;:&quot;;&quot;&quot;&quot;&quot;;[.$D19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97]=&quot;&quot;;&quot;&quot;;COM.MICROSOFT.CONCAT(&quot;{&quot;; IF([.$A197]=&quot;&quot;;&quot;&quot;;COM.MICROSOFT.CONCAT(&quot;&quot;&quot;&quot;;[.$A$1];&quot;&quot;&quot;&quot;;&quot;:&quot;;&quot;&quot;&quot;&quot;;[.$A197]; &quot;&quot;&quot;&quot;;&quot;,&quot;)); IF([.$C197]=&quot;&quot;;&quot;&quot;;COM.MICROSOFT.CONCAT(&quot;&quot;&quot;&quot;;[.$C$1];&quot;&quot;&quot;&quot;;&quot;:&quot;;&quot;&quot;&quot;&quot;;[.$C197]; &quot;&quot;&quot;&quot;;&quot;,&quot;)); IF([.$D197]=&quot;&quot;;&quot;&quot;;COM.MICROSOFT.CONCAT(&quot;&quot;&quot;&quot;;[.$D$1];&quot;&quot;&quot;&quot;;&quot;:&quot;;&quot;&quot;&quot;&quot;;[.$D197]; &quot;&quot;&quot;&quot;;&quot;,&quot;));&quot;},&quot;))">
            <text:p/>
          </table:table-cell>
          <table:table-cell/>
          <table:table-cell table:style-name="ce5" table:formula="of:=IF(OR([.$A197]=&quot;&quot;;[.$B197]=[.$B196]);&quot;&quot;;COM.MICROSOFT.CONCAT(&quot;{&quot;; IF([.$B197]=&quot;&quot;;&quot;&quot;;COM.MICROSOFT.CONCAT(&quot;&quot;&quot;&quot;;[.$B$1];&quot;&quot;&quot;&quot;;&quot;:&quot;;&quot;&quot;&quot;&quot;;[.$B197]; &quot;&quot;&quot;&quot;;&quot;,&quot;)); IF([.$D197]=&quot;&quot;;&quot;&quot;;COM.MICROSOFT.CONCAT(&quot;&quot;&quot;&quot;;[.$D$1];&quot;&quot;&quot;&quot;;&quot;:&quot;;&quot;&quot;&quot;&quot;;[.$D19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98]=&quot;&quot;;&quot;&quot;;COM.MICROSOFT.CONCAT(&quot;{&quot;; IF([.$A198]=&quot;&quot;;&quot;&quot;;COM.MICROSOFT.CONCAT(&quot;&quot;&quot;&quot;;[.$A$1];&quot;&quot;&quot;&quot;;&quot;:&quot;;&quot;&quot;&quot;&quot;;[.$A198]; &quot;&quot;&quot;&quot;;&quot;,&quot;)); IF([.$C198]=&quot;&quot;;&quot;&quot;;COM.MICROSOFT.CONCAT(&quot;&quot;&quot;&quot;;[.$C$1];&quot;&quot;&quot;&quot;;&quot;:&quot;;&quot;&quot;&quot;&quot;;[.$C198]; &quot;&quot;&quot;&quot;;&quot;,&quot;)); IF([.$D198]=&quot;&quot;;&quot;&quot;;COM.MICROSOFT.CONCAT(&quot;&quot;&quot;&quot;;[.$D$1];&quot;&quot;&quot;&quot;;&quot;:&quot;;&quot;&quot;&quot;&quot;;[.$D198]; &quot;&quot;&quot;&quot;;&quot;,&quot;));&quot;},&quot;))">
            <text:p/>
          </table:table-cell>
          <table:table-cell/>
          <table:table-cell table:style-name="ce5" table:formula="of:=IF(OR([.$A198]=&quot;&quot;;[.$B198]=[.$B197]);&quot;&quot;;COM.MICROSOFT.CONCAT(&quot;{&quot;; IF([.$B198]=&quot;&quot;;&quot;&quot;;COM.MICROSOFT.CONCAT(&quot;&quot;&quot;&quot;;[.$B$1];&quot;&quot;&quot;&quot;;&quot;:&quot;;&quot;&quot;&quot;&quot;;[.$B198]; &quot;&quot;&quot;&quot;;&quot;,&quot;)); IF([.$D198]=&quot;&quot;;&quot;&quot;;COM.MICROSOFT.CONCAT(&quot;&quot;&quot;&quot;;[.$D$1];&quot;&quot;&quot;&quot;;&quot;:&quot;;&quot;&quot;&quot;&quot;;[.$D19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99]=&quot;&quot;;&quot;&quot;;COM.MICROSOFT.CONCAT(&quot;{&quot;; IF([.$A199]=&quot;&quot;;&quot;&quot;;COM.MICROSOFT.CONCAT(&quot;&quot;&quot;&quot;;[.$A$1];&quot;&quot;&quot;&quot;;&quot;:&quot;;&quot;&quot;&quot;&quot;;[.$A199]; &quot;&quot;&quot;&quot;;&quot;,&quot;)); IF([.$C199]=&quot;&quot;;&quot;&quot;;COM.MICROSOFT.CONCAT(&quot;&quot;&quot;&quot;;[.$C$1];&quot;&quot;&quot;&quot;;&quot;:&quot;;&quot;&quot;&quot;&quot;;[.$C199]; &quot;&quot;&quot;&quot;;&quot;,&quot;)); IF([.$D199]=&quot;&quot;;&quot;&quot;;COM.MICROSOFT.CONCAT(&quot;&quot;&quot;&quot;;[.$D$1];&quot;&quot;&quot;&quot;;&quot;:&quot;;&quot;&quot;&quot;&quot;;[.$D199]; &quot;&quot;&quot;&quot;;&quot;,&quot;));&quot;},&quot;))">
            <text:p/>
          </table:table-cell>
          <table:table-cell/>
          <table:table-cell table:style-name="ce5" table:formula="of:=IF(OR([.$A199]=&quot;&quot;;[.$B199]=[.$B198]);&quot;&quot;;COM.MICROSOFT.CONCAT(&quot;{&quot;; IF([.$B199]=&quot;&quot;;&quot;&quot;;COM.MICROSOFT.CONCAT(&quot;&quot;&quot;&quot;;[.$B$1];&quot;&quot;&quot;&quot;;&quot;:&quot;;&quot;&quot;&quot;&quot;;[.$B199]; &quot;&quot;&quot;&quot;;&quot;,&quot;)); IF([.$D199]=&quot;&quot;;&quot;&quot;;COM.MICROSOFT.CONCAT(&quot;&quot;&quot;&quot;;[.$D$1];&quot;&quot;&quot;&quot;;&quot;:&quot;;&quot;&quot;&quot;&quot;;[.$D19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00]=&quot;&quot;;&quot;&quot;;COM.MICROSOFT.CONCAT(&quot;{&quot;; IF([.$A200]=&quot;&quot;;&quot;&quot;;COM.MICROSOFT.CONCAT(&quot;&quot;&quot;&quot;;[.$A$1];&quot;&quot;&quot;&quot;;&quot;:&quot;;&quot;&quot;&quot;&quot;;[.$A200]; &quot;&quot;&quot;&quot;;&quot;,&quot;)); IF([.$C200]=&quot;&quot;;&quot;&quot;;COM.MICROSOFT.CONCAT(&quot;&quot;&quot;&quot;;[.$C$1];&quot;&quot;&quot;&quot;;&quot;:&quot;;&quot;&quot;&quot;&quot;;[.$C200]; &quot;&quot;&quot;&quot;;&quot;,&quot;)); IF([.$D200]=&quot;&quot;;&quot;&quot;;COM.MICROSOFT.CONCAT(&quot;&quot;&quot;&quot;;[.$D$1];&quot;&quot;&quot;&quot;;&quot;:&quot;;&quot;&quot;&quot;&quot;;[.$D200]; &quot;&quot;&quot;&quot;;&quot;,&quot;));&quot;},&quot;))">
            <text:p/>
          </table:table-cell>
          <table:table-cell/>
          <table:table-cell table:style-name="ce5" table:formula="of:=IF(OR([.$A200]=&quot;&quot;;[.$B200]=[.$B199]);&quot;&quot;;COM.MICROSOFT.CONCAT(&quot;{&quot;; IF([.$B200]=&quot;&quot;;&quot;&quot;;COM.MICROSOFT.CONCAT(&quot;&quot;&quot;&quot;;[.$B$1];&quot;&quot;&quot;&quot;;&quot;:&quot;;&quot;&quot;&quot;&quot;;[.$B200]; &quot;&quot;&quot;&quot;;&quot;,&quot;)); IF([.$D200]=&quot;&quot;;&quot;&quot;;COM.MICROSOFT.CONCAT(&quot;&quot;&quot;&quot;;[.$D$1];&quot;&quot;&quot;&quot;;&quot;:&quot;;&quot;&quot;&quot;&quot;;[.$D20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01]=&quot;&quot;;&quot;&quot;;COM.MICROSOFT.CONCAT(&quot;{&quot;; IF([.$A201]=&quot;&quot;;&quot;&quot;;COM.MICROSOFT.CONCAT(&quot;&quot;&quot;&quot;;[.$A$1];&quot;&quot;&quot;&quot;;&quot;:&quot;;&quot;&quot;&quot;&quot;;[.$A201]; &quot;&quot;&quot;&quot;;&quot;,&quot;)); IF([.$C201]=&quot;&quot;;&quot;&quot;;COM.MICROSOFT.CONCAT(&quot;&quot;&quot;&quot;;[.$C$1];&quot;&quot;&quot;&quot;;&quot;:&quot;;&quot;&quot;&quot;&quot;;[.$C201]; &quot;&quot;&quot;&quot;;&quot;,&quot;)); IF([.$D201]=&quot;&quot;;&quot;&quot;;COM.MICROSOFT.CONCAT(&quot;&quot;&quot;&quot;;[.$D$1];&quot;&quot;&quot;&quot;;&quot;:&quot;;&quot;&quot;&quot;&quot;;[.$D201]; &quot;&quot;&quot;&quot;;&quot;,&quot;));&quot;},&quot;))">
            <text:p/>
          </table:table-cell>
          <table:table-cell/>
          <table:table-cell table:style-name="ce5" table:formula="of:=IF(OR([.$A201]=&quot;&quot;;[.$B201]=[.$B200]);&quot;&quot;;COM.MICROSOFT.CONCAT(&quot;{&quot;; IF([.$B201]=&quot;&quot;;&quot;&quot;;COM.MICROSOFT.CONCAT(&quot;&quot;&quot;&quot;;[.$B$1];&quot;&quot;&quot;&quot;;&quot;:&quot;;&quot;&quot;&quot;&quot;;[.$B201]; &quot;&quot;&quot;&quot;;&quot;,&quot;)); IF([.$D201]=&quot;&quot;;&quot;&quot;;COM.MICROSOFT.CONCAT(&quot;&quot;&quot;&quot;;[.$D$1];&quot;&quot;&quot;&quot;;&quot;:&quot;;&quot;&quot;&quot;&quot;;[.$D20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02]=&quot;&quot;;&quot;&quot;;COM.MICROSOFT.CONCAT(&quot;{&quot;; IF([.$A202]=&quot;&quot;;&quot;&quot;;COM.MICROSOFT.CONCAT(&quot;&quot;&quot;&quot;;[.$A$1];&quot;&quot;&quot;&quot;;&quot;:&quot;;&quot;&quot;&quot;&quot;;[.$A202]; &quot;&quot;&quot;&quot;;&quot;,&quot;)); IF([.$C202]=&quot;&quot;;&quot;&quot;;COM.MICROSOFT.CONCAT(&quot;&quot;&quot;&quot;;[.$C$1];&quot;&quot;&quot;&quot;;&quot;:&quot;;&quot;&quot;&quot;&quot;;[.$C202]; &quot;&quot;&quot;&quot;;&quot;,&quot;)); IF([.$D202]=&quot;&quot;;&quot;&quot;;COM.MICROSOFT.CONCAT(&quot;&quot;&quot;&quot;;[.$D$1];&quot;&quot;&quot;&quot;;&quot;:&quot;;&quot;&quot;&quot;&quot;;[.$D202]; &quot;&quot;&quot;&quot;;&quot;,&quot;));&quot;},&quot;))">
            <text:p/>
          </table:table-cell>
          <table:table-cell/>
          <table:table-cell table:style-name="ce5" table:formula="of:=IF(OR([.$A202]=&quot;&quot;;[.$B202]=[.$B201]);&quot;&quot;;COM.MICROSOFT.CONCAT(&quot;{&quot;; IF([.$B202]=&quot;&quot;;&quot;&quot;;COM.MICROSOFT.CONCAT(&quot;&quot;&quot;&quot;;[.$B$1];&quot;&quot;&quot;&quot;;&quot;:&quot;;&quot;&quot;&quot;&quot;;[.$B202]; &quot;&quot;&quot;&quot;;&quot;,&quot;)); IF([.$D202]=&quot;&quot;;&quot;&quot;;COM.MICROSOFT.CONCAT(&quot;&quot;&quot;&quot;;[.$D$1];&quot;&quot;&quot;&quot;;&quot;:&quot;;&quot;&quot;&quot;&quot;;[.$D20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03]=&quot;&quot;;&quot;&quot;;COM.MICROSOFT.CONCAT(&quot;{&quot;; IF([.$A203]=&quot;&quot;;&quot;&quot;;COM.MICROSOFT.CONCAT(&quot;&quot;&quot;&quot;;[.$A$1];&quot;&quot;&quot;&quot;;&quot;:&quot;;&quot;&quot;&quot;&quot;;[.$A203]; &quot;&quot;&quot;&quot;;&quot;,&quot;)); IF([.$C203]=&quot;&quot;;&quot;&quot;;COM.MICROSOFT.CONCAT(&quot;&quot;&quot;&quot;;[.$C$1];&quot;&quot;&quot;&quot;;&quot;:&quot;;&quot;&quot;&quot;&quot;;[.$C203]; &quot;&quot;&quot;&quot;;&quot;,&quot;)); IF([.$D203]=&quot;&quot;;&quot;&quot;;COM.MICROSOFT.CONCAT(&quot;&quot;&quot;&quot;;[.$D$1];&quot;&quot;&quot;&quot;;&quot;:&quot;;&quot;&quot;&quot;&quot;;[.$D203]; &quot;&quot;&quot;&quot;;&quot;,&quot;));&quot;},&quot;))">
            <text:p/>
          </table:table-cell>
          <table:table-cell/>
          <table:table-cell table:style-name="ce5" table:formula="of:=IF(OR([.$A203]=&quot;&quot;;[.$B203]=[.$B202]);&quot;&quot;;COM.MICROSOFT.CONCAT(&quot;{&quot;; IF([.$B203]=&quot;&quot;;&quot;&quot;;COM.MICROSOFT.CONCAT(&quot;&quot;&quot;&quot;;[.$B$1];&quot;&quot;&quot;&quot;;&quot;:&quot;;&quot;&quot;&quot;&quot;;[.$B203]; &quot;&quot;&quot;&quot;;&quot;,&quot;)); IF([.$D203]=&quot;&quot;;&quot;&quot;;COM.MICROSOFT.CONCAT(&quot;&quot;&quot;&quot;;[.$D$1];&quot;&quot;&quot;&quot;;&quot;:&quot;;&quot;&quot;&quot;&quot;;[.$D20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04]=&quot;&quot;;&quot;&quot;;COM.MICROSOFT.CONCAT(&quot;{&quot;; IF([.$A204]=&quot;&quot;;&quot;&quot;;COM.MICROSOFT.CONCAT(&quot;&quot;&quot;&quot;;[.$A$1];&quot;&quot;&quot;&quot;;&quot;:&quot;;&quot;&quot;&quot;&quot;;[.$A204]; &quot;&quot;&quot;&quot;;&quot;,&quot;)); IF([.$C204]=&quot;&quot;;&quot;&quot;;COM.MICROSOFT.CONCAT(&quot;&quot;&quot;&quot;;[.$C$1];&quot;&quot;&quot;&quot;;&quot;:&quot;;&quot;&quot;&quot;&quot;;[.$C204]; &quot;&quot;&quot;&quot;;&quot;,&quot;)); IF([.$D204]=&quot;&quot;;&quot;&quot;;COM.MICROSOFT.CONCAT(&quot;&quot;&quot;&quot;;[.$D$1];&quot;&quot;&quot;&quot;;&quot;:&quot;;&quot;&quot;&quot;&quot;;[.$D204]; &quot;&quot;&quot;&quot;;&quot;,&quot;));&quot;},&quot;))">
            <text:p/>
          </table:table-cell>
          <table:table-cell/>
          <table:table-cell table:style-name="ce5" table:formula="of:=IF(OR([.$A204]=&quot;&quot;;[.$B204]=[.$B203]);&quot;&quot;;COM.MICROSOFT.CONCAT(&quot;{&quot;; IF([.$B204]=&quot;&quot;;&quot;&quot;;COM.MICROSOFT.CONCAT(&quot;&quot;&quot;&quot;;[.$B$1];&quot;&quot;&quot;&quot;;&quot;:&quot;;&quot;&quot;&quot;&quot;;[.$B204]; &quot;&quot;&quot;&quot;;&quot;,&quot;)); IF([.$D204]=&quot;&quot;;&quot;&quot;;COM.MICROSOFT.CONCAT(&quot;&quot;&quot;&quot;;[.$D$1];&quot;&quot;&quot;&quot;;&quot;:&quot;;&quot;&quot;&quot;&quot;;[.$D20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05]=&quot;&quot;;&quot;&quot;;COM.MICROSOFT.CONCAT(&quot;{&quot;; IF([.$A205]=&quot;&quot;;&quot;&quot;;COM.MICROSOFT.CONCAT(&quot;&quot;&quot;&quot;;[.$A$1];&quot;&quot;&quot;&quot;;&quot;:&quot;;&quot;&quot;&quot;&quot;;[.$A205]; &quot;&quot;&quot;&quot;;&quot;,&quot;)); IF([.$C205]=&quot;&quot;;&quot;&quot;;COM.MICROSOFT.CONCAT(&quot;&quot;&quot;&quot;;[.$C$1];&quot;&quot;&quot;&quot;;&quot;:&quot;;&quot;&quot;&quot;&quot;;[.$C205]; &quot;&quot;&quot;&quot;;&quot;,&quot;)); IF([.$D205]=&quot;&quot;;&quot;&quot;;COM.MICROSOFT.CONCAT(&quot;&quot;&quot;&quot;;[.$D$1];&quot;&quot;&quot;&quot;;&quot;:&quot;;&quot;&quot;&quot;&quot;;[.$D205]; &quot;&quot;&quot;&quot;;&quot;,&quot;));&quot;},&quot;))">
            <text:p/>
          </table:table-cell>
          <table:table-cell/>
          <table:table-cell table:style-name="ce5" table:formula="of:=IF(OR([.$A205]=&quot;&quot;;[.$B205]=[.$B204]);&quot;&quot;;COM.MICROSOFT.CONCAT(&quot;{&quot;; IF([.$B205]=&quot;&quot;;&quot;&quot;;COM.MICROSOFT.CONCAT(&quot;&quot;&quot;&quot;;[.$B$1];&quot;&quot;&quot;&quot;;&quot;:&quot;;&quot;&quot;&quot;&quot;;[.$B205]; &quot;&quot;&quot;&quot;;&quot;,&quot;)); IF([.$D205]=&quot;&quot;;&quot;&quot;;COM.MICROSOFT.CONCAT(&quot;&quot;&quot;&quot;;[.$D$1];&quot;&quot;&quot;&quot;;&quot;:&quot;;&quot;&quot;&quot;&quot;;[.$D20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06]=&quot;&quot;;&quot;&quot;;COM.MICROSOFT.CONCAT(&quot;{&quot;; IF([.$A206]=&quot;&quot;;&quot;&quot;;COM.MICROSOFT.CONCAT(&quot;&quot;&quot;&quot;;[.$A$1];&quot;&quot;&quot;&quot;;&quot;:&quot;;&quot;&quot;&quot;&quot;;[.$A206]; &quot;&quot;&quot;&quot;;&quot;,&quot;)); IF([.$C206]=&quot;&quot;;&quot;&quot;;COM.MICROSOFT.CONCAT(&quot;&quot;&quot;&quot;;[.$C$1];&quot;&quot;&quot;&quot;;&quot;:&quot;;&quot;&quot;&quot;&quot;;[.$C206]; &quot;&quot;&quot;&quot;;&quot;,&quot;)); IF([.$D206]=&quot;&quot;;&quot;&quot;;COM.MICROSOFT.CONCAT(&quot;&quot;&quot;&quot;;[.$D$1];&quot;&quot;&quot;&quot;;&quot;:&quot;;&quot;&quot;&quot;&quot;;[.$D206]; &quot;&quot;&quot;&quot;;&quot;,&quot;));&quot;},&quot;))">
            <text:p/>
          </table:table-cell>
          <table:table-cell/>
          <table:table-cell table:style-name="ce5" table:formula="of:=IF(OR([.$A206]=&quot;&quot;;[.$B206]=[.$B205]);&quot;&quot;;COM.MICROSOFT.CONCAT(&quot;{&quot;; IF([.$B206]=&quot;&quot;;&quot;&quot;;COM.MICROSOFT.CONCAT(&quot;&quot;&quot;&quot;;[.$B$1];&quot;&quot;&quot;&quot;;&quot;:&quot;;&quot;&quot;&quot;&quot;;[.$B206]; &quot;&quot;&quot;&quot;;&quot;,&quot;)); IF([.$D206]=&quot;&quot;;&quot;&quot;;COM.MICROSOFT.CONCAT(&quot;&quot;&quot;&quot;;[.$D$1];&quot;&quot;&quot;&quot;;&quot;:&quot;;&quot;&quot;&quot;&quot;;[.$D20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07]=&quot;&quot;;&quot;&quot;;COM.MICROSOFT.CONCAT(&quot;{&quot;; IF([.$A207]=&quot;&quot;;&quot;&quot;;COM.MICROSOFT.CONCAT(&quot;&quot;&quot;&quot;;[.$A$1];&quot;&quot;&quot;&quot;;&quot;:&quot;;&quot;&quot;&quot;&quot;;[.$A207]; &quot;&quot;&quot;&quot;;&quot;,&quot;)); IF([.$C207]=&quot;&quot;;&quot;&quot;;COM.MICROSOFT.CONCAT(&quot;&quot;&quot;&quot;;[.$C$1];&quot;&quot;&quot;&quot;;&quot;:&quot;;&quot;&quot;&quot;&quot;;[.$C207]; &quot;&quot;&quot;&quot;;&quot;,&quot;)); IF([.$D207]=&quot;&quot;;&quot;&quot;;COM.MICROSOFT.CONCAT(&quot;&quot;&quot;&quot;;[.$D$1];&quot;&quot;&quot;&quot;;&quot;:&quot;;&quot;&quot;&quot;&quot;;[.$D207]; &quot;&quot;&quot;&quot;;&quot;,&quot;));&quot;},&quot;))">
            <text:p/>
          </table:table-cell>
          <table:table-cell/>
          <table:table-cell table:style-name="ce5" table:formula="of:=IF(OR([.$A207]=&quot;&quot;;[.$B207]=[.$B206]);&quot;&quot;;COM.MICROSOFT.CONCAT(&quot;{&quot;; IF([.$B207]=&quot;&quot;;&quot;&quot;;COM.MICROSOFT.CONCAT(&quot;&quot;&quot;&quot;;[.$B$1];&quot;&quot;&quot;&quot;;&quot;:&quot;;&quot;&quot;&quot;&quot;;[.$B207]; &quot;&quot;&quot;&quot;;&quot;,&quot;)); IF([.$D207]=&quot;&quot;;&quot;&quot;;COM.MICROSOFT.CONCAT(&quot;&quot;&quot;&quot;;[.$D$1];&quot;&quot;&quot;&quot;;&quot;:&quot;;&quot;&quot;&quot;&quot;;[.$D20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08]=&quot;&quot;;&quot;&quot;;COM.MICROSOFT.CONCAT(&quot;{&quot;; IF([.$A208]=&quot;&quot;;&quot;&quot;;COM.MICROSOFT.CONCAT(&quot;&quot;&quot;&quot;;[.$A$1];&quot;&quot;&quot;&quot;;&quot;:&quot;;&quot;&quot;&quot;&quot;;[.$A208]; &quot;&quot;&quot;&quot;;&quot;,&quot;)); IF([.$C208]=&quot;&quot;;&quot;&quot;;COM.MICROSOFT.CONCAT(&quot;&quot;&quot;&quot;;[.$C$1];&quot;&quot;&quot;&quot;;&quot;:&quot;;&quot;&quot;&quot;&quot;;[.$C208]; &quot;&quot;&quot;&quot;;&quot;,&quot;)); IF([.$D208]=&quot;&quot;;&quot;&quot;;COM.MICROSOFT.CONCAT(&quot;&quot;&quot;&quot;;[.$D$1];&quot;&quot;&quot;&quot;;&quot;:&quot;;&quot;&quot;&quot;&quot;;[.$D208]; &quot;&quot;&quot;&quot;;&quot;,&quot;));&quot;},&quot;))">
            <text:p/>
          </table:table-cell>
          <table:table-cell/>
          <table:table-cell table:style-name="ce5" table:formula="of:=IF(OR([.$A208]=&quot;&quot;;[.$B208]=[.$B207]);&quot;&quot;;COM.MICROSOFT.CONCAT(&quot;{&quot;; IF([.$B208]=&quot;&quot;;&quot;&quot;;COM.MICROSOFT.CONCAT(&quot;&quot;&quot;&quot;;[.$B$1];&quot;&quot;&quot;&quot;;&quot;:&quot;;&quot;&quot;&quot;&quot;;[.$B208]; &quot;&quot;&quot;&quot;;&quot;,&quot;)); IF([.$D208]=&quot;&quot;;&quot;&quot;;COM.MICROSOFT.CONCAT(&quot;&quot;&quot;&quot;;[.$D$1];&quot;&quot;&quot;&quot;;&quot;:&quot;;&quot;&quot;&quot;&quot;;[.$D20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09]=&quot;&quot;;&quot;&quot;;COM.MICROSOFT.CONCAT(&quot;{&quot;; IF([.$A209]=&quot;&quot;;&quot;&quot;;COM.MICROSOFT.CONCAT(&quot;&quot;&quot;&quot;;[.$A$1];&quot;&quot;&quot;&quot;;&quot;:&quot;;&quot;&quot;&quot;&quot;;[.$A209]; &quot;&quot;&quot;&quot;;&quot;,&quot;)); IF([.$C209]=&quot;&quot;;&quot;&quot;;COM.MICROSOFT.CONCAT(&quot;&quot;&quot;&quot;;[.$C$1];&quot;&quot;&quot;&quot;;&quot;:&quot;;&quot;&quot;&quot;&quot;;[.$C209]; &quot;&quot;&quot;&quot;;&quot;,&quot;)); IF([.$D209]=&quot;&quot;;&quot;&quot;;COM.MICROSOFT.CONCAT(&quot;&quot;&quot;&quot;;[.$D$1];&quot;&quot;&quot;&quot;;&quot;:&quot;;&quot;&quot;&quot;&quot;;[.$D209]; &quot;&quot;&quot;&quot;;&quot;,&quot;));&quot;},&quot;))">
            <text:p/>
          </table:table-cell>
          <table:table-cell/>
          <table:table-cell table:style-name="ce5" table:formula="of:=IF(OR([.$A209]=&quot;&quot;;[.$B209]=[.$B208]);&quot;&quot;;COM.MICROSOFT.CONCAT(&quot;{&quot;; IF([.$B209]=&quot;&quot;;&quot;&quot;;COM.MICROSOFT.CONCAT(&quot;&quot;&quot;&quot;;[.$B$1];&quot;&quot;&quot;&quot;;&quot;:&quot;;&quot;&quot;&quot;&quot;;[.$B209]; &quot;&quot;&quot;&quot;;&quot;,&quot;)); IF([.$D209]=&quot;&quot;;&quot;&quot;;COM.MICROSOFT.CONCAT(&quot;&quot;&quot;&quot;;[.$D$1];&quot;&quot;&quot;&quot;;&quot;:&quot;;&quot;&quot;&quot;&quot;;[.$D20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10]=&quot;&quot;;&quot;&quot;;COM.MICROSOFT.CONCAT(&quot;{&quot;; IF([.$A210]=&quot;&quot;;&quot;&quot;;COM.MICROSOFT.CONCAT(&quot;&quot;&quot;&quot;;[.$A$1];&quot;&quot;&quot;&quot;;&quot;:&quot;;&quot;&quot;&quot;&quot;;[.$A210]; &quot;&quot;&quot;&quot;;&quot;,&quot;)); IF([.$C210]=&quot;&quot;;&quot;&quot;;COM.MICROSOFT.CONCAT(&quot;&quot;&quot;&quot;;[.$C$1];&quot;&quot;&quot;&quot;;&quot;:&quot;;&quot;&quot;&quot;&quot;;[.$C210]; &quot;&quot;&quot;&quot;;&quot;,&quot;)); IF([.$D210]=&quot;&quot;;&quot;&quot;;COM.MICROSOFT.CONCAT(&quot;&quot;&quot;&quot;;[.$D$1];&quot;&quot;&quot;&quot;;&quot;:&quot;;&quot;&quot;&quot;&quot;;[.$D210]; &quot;&quot;&quot;&quot;;&quot;,&quot;));&quot;},&quot;))">
            <text:p/>
          </table:table-cell>
          <table:table-cell/>
          <table:table-cell table:style-name="ce5" table:formula="of:=IF(OR([.$A210]=&quot;&quot;;[.$B210]=[.$B209]);&quot;&quot;;COM.MICROSOFT.CONCAT(&quot;{&quot;; IF([.$B210]=&quot;&quot;;&quot;&quot;;COM.MICROSOFT.CONCAT(&quot;&quot;&quot;&quot;;[.$B$1];&quot;&quot;&quot;&quot;;&quot;:&quot;;&quot;&quot;&quot;&quot;;[.$B210]; &quot;&quot;&quot;&quot;;&quot;,&quot;)); IF([.$D210]=&quot;&quot;;&quot;&quot;;COM.MICROSOFT.CONCAT(&quot;&quot;&quot;&quot;;[.$D$1];&quot;&quot;&quot;&quot;;&quot;:&quot;;&quot;&quot;&quot;&quot;;[.$D21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11]=&quot;&quot;;&quot;&quot;;COM.MICROSOFT.CONCAT(&quot;{&quot;; IF([.$A211]=&quot;&quot;;&quot;&quot;;COM.MICROSOFT.CONCAT(&quot;&quot;&quot;&quot;;[.$A$1];&quot;&quot;&quot;&quot;;&quot;:&quot;;&quot;&quot;&quot;&quot;;[.$A211]; &quot;&quot;&quot;&quot;;&quot;,&quot;)); IF([.$C211]=&quot;&quot;;&quot;&quot;;COM.MICROSOFT.CONCAT(&quot;&quot;&quot;&quot;;[.$C$1];&quot;&quot;&quot;&quot;;&quot;:&quot;;&quot;&quot;&quot;&quot;;[.$C211]; &quot;&quot;&quot;&quot;;&quot;,&quot;)); IF([.$D211]=&quot;&quot;;&quot;&quot;;COM.MICROSOFT.CONCAT(&quot;&quot;&quot;&quot;;[.$D$1];&quot;&quot;&quot;&quot;;&quot;:&quot;;&quot;&quot;&quot;&quot;;[.$D211]; &quot;&quot;&quot;&quot;;&quot;,&quot;));&quot;},&quot;))">
            <text:p/>
          </table:table-cell>
          <table:table-cell/>
          <table:table-cell table:style-name="ce5" table:formula="of:=IF(OR([.$A211]=&quot;&quot;;[.$B211]=[.$B210]);&quot;&quot;;COM.MICROSOFT.CONCAT(&quot;{&quot;; IF([.$B211]=&quot;&quot;;&quot;&quot;;COM.MICROSOFT.CONCAT(&quot;&quot;&quot;&quot;;[.$B$1];&quot;&quot;&quot;&quot;;&quot;:&quot;;&quot;&quot;&quot;&quot;;[.$B211]; &quot;&quot;&quot;&quot;;&quot;,&quot;)); IF([.$D211]=&quot;&quot;;&quot;&quot;;COM.MICROSOFT.CONCAT(&quot;&quot;&quot;&quot;;[.$D$1];&quot;&quot;&quot;&quot;;&quot;:&quot;;&quot;&quot;&quot;&quot;;[.$D21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12]=&quot;&quot;;&quot;&quot;;COM.MICROSOFT.CONCAT(&quot;{&quot;; IF([.$A212]=&quot;&quot;;&quot;&quot;;COM.MICROSOFT.CONCAT(&quot;&quot;&quot;&quot;;[.$A$1];&quot;&quot;&quot;&quot;;&quot;:&quot;;&quot;&quot;&quot;&quot;;[.$A212]; &quot;&quot;&quot;&quot;;&quot;,&quot;)); IF([.$C212]=&quot;&quot;;&quot;&quot;;COM.MICROSOFT.CONCAT(&quot;&quot;&quot;&quot;;[.$C$1];&quot;&quot;&quot;&quot;;&quot;:&quot;;&quot;&quot;&quot;&quot;;[.$C212]; &quot;&quot;&quot;&quot;;&quot;,&quot;)); IF([.$D212]=&quot;&quot;;&quot;&quot;;COM.MICROSOFT.CONCAT(&quot;&quot;&quot;&quot;;[.$D$1];&quot;&quot;&quot;&quot;;&quot;:&quot;;&quot;&quot;&quot;&quot;;[.$D212]; &quot;&quot;&quot;&quot;;&quot;,&quot;));&quot;},&quot;))">
            <text:p/>
          </table:table-cell>
          <table:table-cell/>
          <table:table-cell table:style-name="ce5" table:formula="of:=IF(OR([.$A212]=&quot;&quot;;[.$B212]=[.$B211]);&quot;&quot;;COM.MICROSOFT.CONCAT(&quot;{&quot;; IF([.$B212]=&quot;&quot;;&quot;&quot;;COM.MICROSOFT.CONCAT(&quot;&quot;&quot;&quot;;[.$B$1];&quot;&quot;&quot;&quot;;&quot;:&quot;;&quot;&quot;&quot;&quot;;[.$B212]; &quot;&quot;&quot;&quot;;&quot;,&quot;)); IF([.$D212]=&quot;&quot;;&quot;&quot;;COM.MICROSOFT.CONCAT(&quot;&quot;&quot;&quot;;[.$D$1];&quot;&quot;&quot;&quot;;&quot;:&quot;;&quot;&quot;&quot;&quot;;[.$D21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13]=&quot;&quot;;&quot;&quot;;COM.MICROSOFT.CONCAT(&quot;{&quot;; IF([.$A213]=&quot;&quot;;&quot;&quot;;COM.MICROSOFT.CONCAT(&quot;&quot;&quot;&quot;;[.$A$1];&quot;&quot;&quot;&quot;;&quot;:&quot;;&quot;&quot;&quot;&quot;;[.$A213]; &quot;&quot;&quot;&quot;;&quot;,&quot;)); IF([.$C213]=&quot;&quot;;&quot;&quot;;COM.MICROSOFT.CONCAT(&quot;&quot;&quot;&quot;;[.$C$1];&quot;&quot;&quot;&quot;;&quot;:&quot;;&quot;&quot;&quot;&quot;;[.$C213]; &quot;&quot;&quot;&quot;;&quot;,&quot;)); IF([.$D213]=&quot;&quot;;&quot;&quot;;COM.MICROSOFT.CONCAT(&quot;&quot;&quot;&quot;;[.$D$1];&quot;&quot;&quot;&quot;;&quot;:&quot;;&quot;&quot;&quot;&quot;;[.$D213]; &quot;&quot;&quot;&quot;;&quot;,&quot;));&quot;},&quot;))">
            <text:p/>
          </table:table-cell>
          <table:table-cell/>
          <table:table-cell table:style-name="ce5" table:formula="of:=IF(OR([.$A213]=&quot;&quot;;[.$B213]=[.$B212]);&quot;&quot;;COM.MICROSOFT.CONCAT(&quot;{&quot;; IF([.$B213]=&quot;&quot;;&quot;&quot;;COM.MICROSOFT.CONCAT(&quot;&quot;&quot;&quot;;[.$B$1];&quot;&quot;&quot;&quot;;&quot;:&quot;;&quot;&quot;&quot;&quot;;[.$B213]; &quot;&quot;&quot;&quot;;&quot;,&quot;)); IF([.$D213]=&quot;&quot;;&quot;&quot;;COM.MICROSOFT.CONCAT(&quot;&quot;&quot;&quot;;[.$D$1];&quot;&quot;&quot;&quot;;&quot;:&quot;;&quot;&quot;&quot;&quot;;[.$D21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14]=&quot;&quot;;&quot;&quot;;COM.MICROSOFT.CONCAT(&quot;{&quot;; IF([.$A214]=&quot;&quot;;&quot;&quot;;COM.MICROSOFT.CONCAT(&quot;&quot;&quot;&quot;;[.$A$1];&quot;&quot;&quot;&quot;;&quot;:&quot;;&quot;&quot;&quot;&quot;;[.$A214]; &quot;&quot;&quot;&quot;;&quot;,&quot;)); IF([.$C214]=&quot;&quot;;&quot;&quot;;COM.MICROSOFT.CONCAT(&quot;&quot;&quot;&quot;;[.$C$1];&quot;&quot;&quot;&quot;;&quot;:&quot;;&quot;&quot;&quot;&quot;;[.$C214]; &quot;&quot;&quot;&quot;;&quot;,&quot;)); IF([.$D214]=&quot;&quot;;&quot;&quot;;COM.MICROSOFT.CONCAT(&quot;&quot;&quot;&quot;;[.$D$1];&quot;&quot;&quot;&quot;;&quot;:&quot;;&quot;&quot;&quot;&quot;;[.$D214]; &quot;&quot;&quot;&quot;;&quot;,&quot;));&quot;},&quot;))">
            <text:p/>
          </table:table-cell>
          <table:table-cell/>
          <table:table-cell table:style-name="ce5" table:formula="of:=IF(OR([.$A214]=&quot;&quot;;[.$B214]=[.$B213]);&quot;&quot;;COM.MICROSOFT.CONCAT(&quot;{&quot;; IF([.$B214]=&quot;&quot;;&quot;&quot;;COM.MICROSOFT.CONCAT(&quot;&quot;&quot;&quot;;[.$B$1];&quot;&quot;&quot;&quot;;&quot;:&quot;;&quot;&quot;&quot;&quot;;[.$B214]; &quot;&quot;&quot;&quot;;&quot;,&quot;)); IF([.$D214]=&quot;&quot;;&quot;&quot;;COM.MICROSOFT.CONCAT(&quot;&quot;&quot;&quot;;[.$D$1];&quot;&quot;&quot;&quot;;&quot;:&quot;;&quot;&quot;&quot;&quot;;[.$D21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15]=&quot;&quot;;&quot;&quot;;COM.MICROSOFT.CONCAT(&quot;{&quot;; IF([.$A215]=&quot;&quot;;&quot;&quot;;COM.MICROSOFT.CONCAT(&quot;&quot;&quot;&quot;;[.$A$1];&quot;&quot;&quot;&quot;;&quot;:&quot;;&quot;&quot;&quot;&quot;;[.$A215]; &quot;&quot;&quot;&quot;;&quot;,&quot;)); IF([.$C215]=&quot;&quot;;&quot;&quot;;COM.MICROSOFT.CONCAT(&quot;&quot;&quot;&quot;;[.$C$1];&quot;&quot;&quot;&quot;;&quot;:&quot;;&quot;&quot;&quot;&quot;;[.$C215]; &quot;&quot;&quot;&quot;;&quot;,&quot;)); IF([.$D215]=&quot;&quot;;&quot;&quot;;COM.MICROSOFT.CONCAT(&quot;&quot;&quot;&quot;;[.$D$1];&quot;&quot;&quot;&quot;;&quot;:&quot;;&quot;&quot;&quot;&quot;;[.$D215]; &quot;&quot;&quot;&quot;;&quot;,&quot;));&quot;},&quot;))">
            <text:p/>
          </table:table-cell>
          <table:table-cell/>
          <table:table-cell table:style-name="ce5" table:formula="of:=IF(OR([.$A215]=&quot;&quot;;[.$B215]=[.$B214]);&quot;&quot;;COM.MICROSOFT.CONCAT(&quot;{&quot;; IF([.$B215]=&quot;&quot;;&quot;&quot;;COM.MICROSOFT.CONCAT(&quot;&quot;&quot;&quot;;[.$B$1];&quot;&quot;&quot;&quot;;&quot;:&quot;;&quot;&quot;&quot;&quot;;[.$B215]; &quot;&quot;&quot;&quot;;&quot;,&quot;)); IF([.$D215]=&quot;&quot;;&quot;&quot;;COM.MICROSOFT.CONCAT(&quot;&quot;&quot;&quot;;[.$D$1];&quot;&quot;&quot;&quot;;&quot;:&quot;;&quot;&quot;&quot;&quot;;[.$D21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16]=&quot;&quot;;&quot;&quot;;COM.MICROSOFT.CONCAT(&quot;{&quot;; IF([.$A216]=&quot;&quot;;&quot;&quot;;COM.MICROSOFT.CONCAT(&quot;&quot;&quot;&quot;;[.$A$1];&quot;&quot;&quot;&quot;;&quot;:&quot;;&quot;&quot;&quot;&quot;;[.$A216]; &quot;&quot;&quot;&quot;;&quot;,&quot;)); IF([.$C216]=&quot;&quot;;&quot;&quot;;COM.MICROSOFT.CONCAT(&quot;&quot;&quot;&quot;;[.$C$1];&quot;&quot;&quot;&quot;;&quot;:&quot;;&quot;&quot;&quot;&quot;;[.$C216]; &quot;&quot;&quot;&quot;;&quot;,&quot;)); IF([.$D216]=&quot;&quot;;&quot;&quot;;COM.MICROSOFT.CONCAT(&quot;&quot;&quot;&quot;;[.$D$1];&quot;&quot;&quot;&quot;;&quot;:&quot;;&quot;&quot;&quot;&quot;;[.$D216]; &quot;&quot;&quot;&quot;;&quot;,&quot;));&quot;},&quot;))">
            <text:p/>
          </table:table-cell>
          <table:table-cell/>
          <table:table-cell table:style-name="ce5" table:formula="of:=IF(OR([.$A216]=&quot;&quot;;[.$B216]=[.$B215]);&quot;&quot;;COM.MICROSOFT.CONCAT(&quot;{&quot;; IF([.$B216]=&quot;&quot;;&quot;&quot;;COM.MICROSOFT.CONCAT(&quot;&quot;&quot;&quot;;[.$B$1];&quot;&quot;&quot;&quot;;&quot;:&quot;;&quot;&quot;&quot;&quot;;[.$B216]; &quot;&quot;&quot;&quot;;&quot;,&quot;)); IF([.$D216]=&quot;&quot;;&quot;&quot;;COM.MICROSOFT.CONCAT(&quot;&quot;&quot;&quot;;[.$D$1];&quot;&quot;&quot;&quot;;&quot;:&quot;;&quot;&quot;&quot;&quot;;[.$D21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17]=&quot;&quot;;&quot;&quot;;COM.MICROSOFT.CONCAT(&quot;{&quot;; IF([.$A217]=&quot;&quot;;&quot;&quot;;COM.MICROSOFT.CONCAT(&quot;&quot;&quot;&quot;;[.$A$1];&quot;&quot;&quot;&quot;;&quot;:&quot;;&quot;&quot;&quot;&quot;;[.$A217]; &quot;&quot;&quot;&quot;;&quot;,&quot;)); IF([.$C217]=&quot;&quot;;&quot;&quot;;COM.MICROSOFT.CONCAT(&quot;&quot;&quot;&quot;;[.$C$1];&quot;&quot;&quot;&quot;;&quot;:&quot;;&quot;&quot;&quot;&quot;;[.$C217]; &quot;&quot;&quot;&quot;;&quot;,&quot;)); IF([.$D217]=&quot;&quot;;&quot;&quot;;COM.MICROSOFT.CONCAT(&quot;&quot;&quot;&quot;;[.$D$1];&quot;&quot;&quot;&quot;;&quot;:&quot;;&quot;&quot;&quot;&quot;;[.$D217]; &quot;&quot;&quot;&quot;;&quot;,&quot;));&quot;},&quot;))">
            <text:p/>
          </table:table-cell>
          <table:table-cell/>
          <table:table-cell table:style-name="ce5" table:formula="of:=IF(OR([.$A217]=&quot;&quot;;[.$B217]=[.$B216]);&quot;&quot;;COM.MICROSOFT.CONCAT(&quot;{&quot;; IF([.$B217]=&quot;&quot;;&quot;&quot;;COM.MICROSOFT.CONCAT(&quot;&quot;&quot;&quot;;[.$B$1];&quot;&quot;&quot;&quot;;&quot;:&quot;;&quot;&quot;&quot;&quot;;[.$B217]; &quot;&quot;&quot;&quot;;&quot;,&quot;)); IF([.$D217]=&quot;&quot;;&quot;&quot;;COM.MICROSOFT.CONCAT(&quot;&quot;&quot;&quot;;[.$D$1];&quot;&quot;&quot;&quot;;&quot;:&quot;;&quot;&quot;&quot;&quot;;[.$D21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18]=&quot;&quot;;&quot;&quot;;COM.MICROSOFT.CONCAT(&quot;{&quot;; IF([.$A218]=&quot;&quot;;&quot;&quot;;COM.MICROSOFT.CONCAT(&quot;&quot;&quot;&quot;;[.$A$1];&quot;&quot;&quot;&quot;;&quot;:&quot;;&quot;&quot;&quot;&quot;;[.$A218]; &quot;&quot;&quot;&quot;;&quot;,&quot;)); IF([.$C218]=&quot;&quot;;&quot;&quot;;COM.MICROSOFT.CONCAT(&quot;&quot;&quot;&quot;;[.$C$1];&quot;&quot;&quot;&quot;;&quot;:&quot;;&quot;&quot;&quot;&quot;;[.$C218]; &quot;&quot;&quot;&quot;;&quot;,&quot;)); IF([.$D218]=&quot;&quot;;&quot;&quot;;COM.MICROSOFT.CONCAT(&quot;&quot;&quot;&quot;;[.$D$1];&quot;&quot;&quot;&quot;;&quot;:&quot;;&quot;&quot;&quot;&quot;;[.$D218]; &quot;&quot;&quot;&quot;;&quot;,&quot;));&quot;},&quot;))">
            <text:p/>
          </table:table-cell>
          <table:table-cell/>
          <table:table-cell table:style-name="ce5" table:formula="of:=IF(OR([.$A218]=&quot;&quot;;[.$B218]=[.$B217]);&quot;&quot;;COM.MICROSOFT.CONCAT(&quot;{&quot;; IF([.$B218]=&quot;&quot;;&quot;&quot;;COM.MICROSOFT.CONCAT(&quot;&quot;&quot;&quot;;[.$B$1];&quot;&quot;&quot;&quot;;&quot;:&quot;;&quot;&quot;&quot;&quot;;[.$B218]; &quot;&quot;&quot;&quot;;&quot;,&quot;)); IF([.$D218]=&quot;&quot;;&quot;&quot;;COM.MICROSOFT.CONCAT(&quot;&quot;&quot;&quot;;[.$D$1];&quot;&quot;&quot;&quot;;&quot;:&quot;;&quot;&quot;&quot;&quot;;[.$D21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19]=&quot;&quot;;&quot;&quot;;COM.MICROSOFT.CONCAT(&quot;{&quot;; IF([.$A219]=&quot;&quot;;&quot;&quot;;COM.MICROSOFT.CONCAT(&quot;&quot;&quot;&quot;;[.$A$1];&quot;&quot;&quot;&quot;;&quot;:&quot;;&quot;&quot;&quot;&quot;;[.$A219]; &quot;&quot;&quot;&quot;;&quot;,&quot;)); IF([.$C219]=&quot;&quot;;&quot;&quot;;COM.MICROSOFT.CONCAT(&quot;&quot;&quot;&quot;;[.$C$1];&quot;&quot;&quot;&quot;;&quot;:&quot;;&quot;&quot;&quot;&quot;;[.$C219]; &quot;&quot;&quot;&quot;;&quot;,&quot;)); IF([.$D219]=&quot;&quot;;&quot;&quot;;COM.MICROSOFT.CONCAT(&quot;&quot;&quot;&quot;;[.$D$1];&quot;&quot;&quot;&quot;;&quot;:&quot;;&quot;&quot;&quot;&quot;;[.$D219]; &quot;&quot;&quot;&quot;;&quot;,&quot;));&quot;},&quot;))">
            <text:p/>
          </table:table-cell>
          <table:table-cell/>
          <table:table-cell table:style-name="ce5" table:formula="of:=IF(OR([.$A219]=&quot;&quot;;[.$B219]=[.$B218]);&quot;&quot;;COM.MICROSOFT.CONCAT(&quot;{&quot;; IF([.$B219]=&quot;&quot;;&quot;&quot;;COM.MICROSOFT.CONCAT(&quot;&quot;&quot;&quot;;[.$B$1];&quot;&quot;&quot;&quot;;&quot;:&quot;;&quot;&quot;&quot;&quot;;[.$B219]; &quot;&quot;&quot;&quot;;&quot;,&quot;)); IF([.$D219]=&quot;&quot;;&quot;&quot;;COM.MICROSOFT.CONCAT(&quot;&quot;&quot;&quot;;[.$D$1];&quot;&quot;&quot;&quot;;&quot;:&quot;;&quot;&quot;&quot;&quot;;[.$D21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20]=&quot;&quot;;&quot;&quot;;COM.MICROSOFT.CONCAT(&quot;{&quot;; IF([.$A220]=&quot;&quot;;&quot;&quot;;COM.MICROSOFT.CONCAT(&quot;&quot;&quot;&quot;;[.$A$1];&quot;&quot;&quot;&quot;;&quot;:&quot;;&quot;&quot;&quot;&quot;;[.$A220]; &quot;&quot;&quot;&quot;;&quot;,&quot;)); IF([.$C220]=&quot;&quot;;&quot;&quot;;COM.MICROSOFT.CONCAT(&quot;&quot;&quot;&quot;;[.$C$1];&quot;&quot;&quot;&quot;;&quot;:&quot;;&quot;&quot;&quot;&quot;;[.$C220]; &quot;&quot;&quot;&quot;;&quot;,&quot;)); IF([.$D220]=&quot;&quot;;&quot;&quot;;COM.MICROSOFT.CONCAT(&quot;&quot;&quot;&quot;;[.$D$1];&quot;&quot;&quot;&quot;;&quot;:&quot;;&quot;&quot;&quot;&quot;;[.$D220]; &quot;&quot;&quot;&quot;;&quot;,&quot;));&quot;},&quot;))">
            <text:p/>
          </table:table-cell>
          <table:table-cell/>
          <table:table-cell table:style-name="ce5" table:formula="of:=IF(OR([.$A220]=&quot;&quot;;[.$B220]=[.$B219]);&quot;&quot;;COM.MICROSOFT.CONCAT(&quot;{&quot;; IF([.$B220]=&quot;&quot;;&quot;&quot;;COM.MICROSOFT.CONCAT(&quot;&quot;&quot;&quot;;[.$B$1];&quot;&quot;&quot;&quot;;&quot;:&quot;;&quot;&quot;&quot;&quot;;[.$B220]; &quot;&quot;&quot;&quot;;&quot;,&quot;)); IF([.$D220]=&quot;&quot;;&quot;&quot;;COM.MICROSOFT.CONCAT(&quot;&quot;&quot;&quot;;[.$D$1];&quot;&quot;&quot;&quot;;&quot;:&quot;;&quot;&quot;&quot;&quot;;[.$D22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21]=&quot;&quot;;&quot;&quot;;COM.MICROSOFT.CONCAT(&quot;{&quot;; IF([.$A221]=&quot;&quot;;&quot;&quot;;COM.MICROSOFT.CONCAT(&quot;&quot;&quot;&quot;;[.$A$1];&quot;&quot;&quot;&quot;;&quot;:&quot;;&quot;&quot;&quot;&quot;;[.$A221]; &quot;&quot;&quot;&quot;;&quot;,&quot;)); IF([.$C221]=&quot;&quot;;&quot;&quot;;COM.MICROSOFT.CONCAT(&quot;&quot;&quot;&quot;;[.$C$1];&quot;&quot;&quot;&quot;;&quot;:&quot;;&quot;&quot;&quot;&quot;;[.$C221]; &quot;&quot;&quot;&quot;;&quot;,&quot;)); IF([.$D221]=&quot;&quot;;&quot;&quot;;COM.MICROSOFT.CONCAT(&quot;&quot;&quot;&quot;;[.$D$1];&quot;&quot;&quot;&quot;;&quot;:&quot;;&quot;&quot;&quot;&quot;;[.$D221]; &quot;&quot;&quot;&quot;;&quot;,&quot;));&quot;},&quot;))">
            <text:p/>
          </table:table-cell>
          <table:table-cell/>
          <table:table-cell table:style-name="ce5" table:formula="of:=IF(OR([.$A221]=&quot;&quot;;[.$B221]=[.$B220]);&quot;&quot;;COM.MICROSOFT.CONCAT(&quot;{&quot;; IF([.$B221]=&quot;&quot;;&quot;&quot;;COM.MICROSOFT.CONCAT(&quot;&quot;&quot;&quot;;[.$B$1];&quot;&quot;&quot;&quot;;&quot;:&quot;;&quot;&quot;&quot;&quot;;[.$B221]; &quot;&quot;&quot;&quot;;&quot;,&quot;)); IF([.$D221]=&quot;&quot;;&quot;&quot;;COM.MICROSOFT.CONCAT(&quot;&quot;&quot;&quot;;[.$D$1];&quot;&quot;&quot;&quot;;&quot;:&quot;;&quot;&quot;&quot;&quot;;[.$D22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22]=&quot;&quot;;&quot;&quot;;COM.MICROSOFT.CONCAT(&quot;{&quot;; IF([.$A222]=&quot;&quot;;&quot;&quot;;COM.MICROSOFT.CONCAT(&quot;&quot;&quot;&quot;;[.$A$1];&quot;&quot;&quot;&quot;;&quot;:&quot;;&quot;&quot;&quot;&quot;;[.$A222]; &quot;&quot;&quot;&quot;;&quot;,&quot;)); IF([.$C222]=&quot;&quot;;&quot;&quot;;COM.MICROSOFT.CONCAT(&quot;&quot;&quot;&quot;;[.$C$1];&quot;&quot;&quot;&quot;;&quot;:&quot;;&quot;&quot;&quot;&quot;;[.$C222]; &quot;&quot;&quot;&quot;;&quot;,&quot;)); IF([.$D222]=&quot;&quot;;&quot;&quot;;COM.MICROSOFT.CONCAT(&quot;&quot;&quot;&quot;;[.$D$1];&quot;&quot;&quot;&quot;;&quot;:&quot;;&quot;&quot;&quot;&quot;;[.$D222]; &quot;&quot;&quot;&quot;;&quot;,&quot;));&quot;},&quot;))">
            <text:p/>
          </table:table-cell>
          <table:table-cell/>
          <table:table-cell table:style-name="ce5" table:formula="of:=IF(OR([.$A222]=&quot;&quot;;[.$B222]=[.$B221]);&quot;&quot;;COM.MICROSOFT.CONCAT(&quot;{&quot;; IF([.$B222]=&quot;&quot;;&quot;&quot;;COM.MICROSOFT.CONCAT(&quot;&quot;&quot;&quot;;[.$B$1];&quot;&quot;&quot;&quot;;&quot;:&quot;;&quot;&quot;&quot;&quot;;[.$B222]; &quot;&quot;&quot;&quot;;&quot;,&quot;)); IF([.$D222]=&quot;&quot;;&quot;&quot;;COM.MICROSOFT.CONCAT(&quot;&quot;&quot;&quot;;[.$D$1];&quot;&quot;&quot;&quot;;&quot;:&quot;;&quot;&quot;&quot;&quot;;[.$D22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23]=&quot;&quot;;&quot;&quot;;COM.MICROSOFT.CONCAT(&quot;{&quot;; IF([.$A223]=&quot;&quot;;&quot;&quot;;COM.MICROSOFT.CONCAT(&quot;&quot;&quot;&quot;;[.$A$1];&quot;&quot;&quot;&quot;;&quot;:&quot;;&quot;&quot;&quot;&quot;;[.$A223]; &quot;&quot;&quot;&quot;;&quot;,&quot;)); IF([.$C223]=&quot;&quot;;&quot;&quot;;COM.MICROSOFT.CONCAT(&quot;&quot;&quot;&quot;;[.$C$1];&quot;&quot;&quot;&quot;;&quot;:&quot;;&quot;&quot;&quot;&quot;;[.$C223]; &quot;&quot;&quot;&quot;;&quot;,&quot;)); IF([.$D223]=&quot;&quot;;&quot;&quot;;COM.MICROSOFT.CONCAT(&quot;&quot;&quot;&quot;;[.$D$1];&quot;&quot;&quot;&quot;;&quot;:&quot;;&quot;&quot;&quot;&quot;;[.$D223]; &quot;&quot;&quot;&quot;;&quot;,&quot;));&quot;},&quot;))">
            <text:p/>
          </table:table-cell>
          <table:table-cell/>
          <table:table-cell table:style-name="ce5" table:formula="of:=IF(OR([.$A223]=&quot;&quot;;[.$B223]=[.$B222]);&quot;&quot;;COM.MICROSOFT.CONCAT(&quot;{&quot;; IF([.$B223]=&quot;&quot;;&quot;&quot;;COM.MICROSOFT.CONCAT(&quot;&quot;&quot;&quot;;[.$B$1];&quot;&quot;&quot;&quot;;&quot;:&quot;;&quot;&quot;&quot;&quot;;[.$B223]; &quot;&quot;&quot;&quot;;&quot;,&quot;)); IF([.$D223]=&quot;&quot;;&quot;&quot;;COM.MICROSOFT.CONCAT(&quot;&quot;&quot;&quot;;[.$D$1];&quot;&quot;&quot;&quot;;&quot;:&quot;;&quot;&quot;&quot;&quot;;[.$D22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24]=&quot;&quot;;&quot;&quot;;COM.MICROSOFT.CONCAT(&quot;{&quot;; IF([.$A224]=&quot;&quot;;&quot;&quot;;COM.MICROSOFT.CONCAT(&quot;&quot;&quot;&quot;;[.$A$1];&quot;&quot;&quot;&quot;;&quot;:&quot;;&quot;&quot;&quot;&quot;;[.$A224]; &quot;&quot;&quot;&quot;;&quot;,&quot;)); IF([.$C224]=&quot;&quot;;&quot;&quot;;COM.MICROSOFT.CONCAT(&quot;&quot;&quot;&quot;;[.$C$1];&quot;&quot;&quot;&quot;;&quot;:&quot;;&quot;&quot;&quot;&quot;;[.$C224]; &quot;&quot;&quot;&quot;;&quot;,&quot;)); IF([.$D224]=&quot;&quot;;&quot;&quot;;COM.MICROSOFT.CONCAT(&quot;&quot;&quot;&quot;;[.$D$1];&quot;&quot;&quot;&quot;;&quot;:&quot;;&quot;&quot;&quot;&quot;;[.$D224]; &quot;&quot;&quot;&quot;;&quot;,&quot;));&quot;},&quot;))">
            <text:p/>
          </table:table-cell>
          <table:table-cell/>
          <table:table-cell table:style-name="ce5" table:formula="of:=IF(OR([.$A224]=&quot;&quot;;[.$B224]=[.$B223]);&quot;&quot;;COM.MICROSOFT.CONCAT(&quot;{&quot;; IF([.$B224]=&quot;&quot;;&quot;&quot;;COM.MICROSOFT.CONCAT(&quot;&quot;&quot;&quot;;[.$B$1];&quot;&quot;&quot;&quot;;&quot;:&quot;;&quot;&quot;&quot;&quot;;[.$B224]; &quot;&quot;&quot;&quot;;&quot;,&quot;)); IF([.$D224]=&quot;&quot;;&quot;&quot;;COM.MICROSOFT.CONCAT(&quot;&quot;&quot;&quot;;[.$D$1];&quot;&quot;&quot;&quot;;&quot;:&quot;;&quot;&quot;&quot;&quot;;[.$D22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25]=&quot;&quot;;&quot;&quot;;COM.MICROSOFT.CONCAT(&quot;{&quot;; IF([.$A225]=&quot;&quot;;&quot;&quot;;COM.MICROSOFT.CONCAT(&quot;&quot;&quot;&quot;;[.$A$1];&quot;&quot;&quot;&quot;;&quot;:&quot;;&quot;&quot;&quot;&quot;;[.$A225]; &quot;&quot;&quot;&quot;;&quot;,&quot;)); IF([.$C225]=&quot;&quot;;&quot;&quot;;COM.MICROSOFT.CONCAT(&quot;&quot;&quot;&quot;;[.$C$1];&quot;&quot;&quot;&quot;;&quot;:&quot;;&quot;&quot;&quot;&quot;;[.$C225]; &quot;&quot;&quot;&quot;;&quot;,&quot;)); IF([.$D225]=&quot;&quot;;&quot;&quot;;COM.MICROSOFT.CONCAT(&quot;&quot;&quot;&quot;;[.$D$1];&quot;&quot;&quot;&quot;;&quot;:&quot;;&quot;&quot;&quot;&quot;;[.$D225]; &quot;&quot;&quot;&quot;;&quot;,&quot;));&quot;},&quot;))">
            <text:p/>
          </table:table-cell>
          <table:table-cell/>
          <table:table-cell table:style-name="ce5" table:formula="of:=IF(OR([.$A225]=&quot;&quot;;[.$B225]=[.$B224]);&quot;&quot;;COM.MICROSOFT.CONCAT(&quot;{&quot;; IF([.$B225]=&quot;&quot;;&quot;&quot;;COM.MICROSOFT.CONCAT(&quot;&quot;&quot;&quot;;[.$B$1];&quot;&quot;&quot;&quot;;&quot;:&quot;;&quot;&quot;&quot;&quot;;[.$B225]; &quot;&quot;&quot;&quot;;&quot;,&quot;)); IF([.$D225]=&quot;&quot;;&quot;&quot;;COM.MICROSOFT.CONCAT(&quot;&quot;&quot;&quot;;[.$D$1];&quot;&quot;&quot;&quot;;&quot;:&quot;;&quot;&quot;&quot;&quot;;[.$D22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26]=&quot;&quot;;&quot;&quot;;COM.MICROSOFT.CONCAT(&quot;{&quot;; IF([.$A226]=&quot;&quot;;&quot;&quot;;COM.MICROSOFT.CONCAT(&quot;&quot;&quot;&quot;;[.$A$1];&quot;&quot;&quot;&quot;;&quot;:&quot;;&quot;&quot;&quot;&quot;;[.$A226]; &quot;&quot;&quot;&quot;;&quot;,&quot;)); IF([.$C226]=&quot;&quot;;&quot;&quot;;COM.MICROSOFT.CONCAT(&quot;&quot;&quot;&quot;;[.$C$1];&quot;&quot;&quot;&quot;;&quot;:&quot;;&quot;&quot;&quot;&quot;;[.$C226]; &quot;&quot;&quot;&quot;;&quot;,&quot;)); IF([.$D226]=&quot;&quot;;&quot;&quot;;COM.MICROSOFT.CONCAT(&quot;&quot;&quot;&quot;;[.$D$1];&quot;&quot;&quot;&quot;;&quot;:&quot;;&quot;&quot;&quot;&quot;;[.$D226]; &quot;&quot;&quot;&quot;;&quot;,&quot;));&quot;},&quot;))">
            <text:p/>
          </table:table-cell>
          <table:table-cell/>
          <table:table-cell table:style-name="ce5" table:formula="of:=IF(OR([.$A226]=&quot;&quot;;[.$B226]=[.$B225]);&quot;&quot;;COM.MICROSOFT.CONCAT(&quot;{&quot;; IF([.$B226]=&quot;&quot;;&quot;&quot;;COM.MICROSOFT.CONCAT(&quot;&quot;&quot;&quot;;[.$B$1];&quot;&quot;&quot;&quot;;&quot;:&quot;;&quot;&quot;&quot;&quot;;[.$B226]; &quot;&quot;&quot;&quot;;&quot;,&quot;)); IF([.$D226]=&quot;&quot;;&quot;&quot;;COM.MICROSOFT.CONCAT(&quot;&quot;&quot;&quot;;[.$D$1];&quot;&quot;&quot;&quot;;&quot;:&quot;;&quot;&quot;&quot;&quot;;[.$D22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27]=&quot;&quot;;&quot;&quot;;COM.MICROSOFT.CONCAT(&quot;{&quot;; IF([.$A227]=&quot;&quot;;&quot;&quot;;COM.MICROSOFT.CONCAT(&quot;&quot;&quot;&quot;;[.$A$1];&quot;&quot;&quot;&quot;;&quot;:&quot;;&quot;&quot;&quot;&quot;;[.$A227]; &quot;&quot;&quot;&quot;;&quot;,&quot;)); IF([.$C227]=&quot;&quot;;&quot;&quot;;COM.MICROSOFT.CONCAT(&quot;&quot;&quot;&quot;;[.$C$1];&quot;&quot;&quot;&quot;;&quot;:&quot;;&quot;&quot;&quot;&quot;;[.$C227]; &quot;&quot;&quot;&quot;;&quot;,&quot;)); IF([.$D227]=&quot;&quot;;&quot;&quot;;COM.MICROSOFT.CONCAT(&quot;&quot;&quot;&quot;;[.$D$1];&quot;&quot;&quot;&quot;;&quot;:&quot;;&quot;&quot;&quot;&quot;;[.$D227]; &quot;&quot;&quot;&quot;;&quot;,&quot;));&quot;},&quot;))">
            <text:p/>
          </table:table-cell>
          <table:table-cell/>
          <table:table-cell table:style-name="ce5" table:formula="of:=IF(OR([.$A227]=&quot;&quot;;[.$B227]=[.$B226]);&quot;&quot;;COM.MICROSOFT.CONCAT(&quot;{&quot;; IF([.$B227]=&quot;&quot;;&quot;&quot;;COM.MICROSOFT.CONCAT(&quot;&quot;&quot;&quot;;[.$B$1];&quot;&quot;&quot;&quot;;&quot;:&quot;;&quot;&quot;&quot;&quot;;[.$B227]; &quot;&quot;&quot;&quot;;&quot;,&quot;)); IF([.$D227]=&quot;&quot;;&quot;&quot;;COM.MICROSOFT.CONCAT(&quot;&quot;&quot;&quot;;[.$D$1];&quot;&quot;&quot;&quot;;&quot;:&quot;;&quot;&quot;&quot;&quot;;[.$D22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28]=&quot;&quot;;&quot;&quot;;COM.MICROSOFT.CONCAT(&quot;{&quot;; IF([.$A228]=&quot;&quot;;&quot;&quot;;COM.MICROSOFT.CONCAT(&quot;&quot;&quot;&quot;;[.$A$1];&quot;&quot;&quot;&quot;;&quot;:&quot;;&quot;&quot;&quot;&quot;;[.$A228]; &quot;&quot;&quot;&quot;;&quot;,&quot;)); IF([.$C228]=&quot;&quot;;&quot;&quot;;COM.MICROSOFT.CONCAT(&quot;&quot;&quot;&quot;;[.$C$1];&quot;&quot;&quot;&quot;;&quot;:&quot;;&quot;&quot;&quot;&quot;;[.$C228]; &quot;&quot;&quot;&quot;;&quot;,&quot;)); IF([.$D228]=&quot;&quot;;&quot;&quot;;COM.MICROSOFT.CONCAT(&quot;&quot;&quot;&quot;;[.$D$1];&quot;&quot;&quot;&quot;;&quot;:&quot;;&quot;&quot;&quot;&quot;;[.$D228]; &quot;&quot;&quot;&quot;;&quot;,&quot;));&quot;},&quot;))">
            <text:p/>
          </table:table-cell>
          <table:table-cell/>
          <table:table-cell table:style-name="ce5" table:formula="of:=IF(OR([.$A228]=&quot;&quot;;[.$B228]=[.$B227]);&quot;&quot;;COM.MICROSOFT.CONCAT(&quot;{&quot;; IF([.$B228]=&quot;&quot;;&quot;&quot;;COM.MICROSOFT.CONCAT(&quot;&quot;&quot;&quot;;[.$B$1];&quot;&quot;&quot;&quot;;&quot;:&quot;;&quot;&quot;&quot;&quot;;[.$B228]; &quot;&quot;&quot;&quot;;&quot;,&quot;)); IF([.$D228]=&quot;&quot;;&quot;&quot;;COM.MICROSOFT.CONCAT(&quot;&quot;&quot;&quot;;[.$D$1];&quot;&quot;&quot;&quot;;&quot;:&quot;;&quot;&quot;&quot;&quot;;[.$D22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29]=&quot;&quot;;&quot;&quot;;COM.MICROSOFT.CONCAT(&quot;{&quot;; IF([.$A229]=&quot;&quot;;&quot;&quot;;COM.MICROSOFT.CONCAT(&quot;&quot;&quot;&quot;;[.$A$1];&quot;&quot;&quot;&quot;;&quot;:&quot;;&quot;&quot;&quot;&quot;;[.$A229]; &quot;&quot;&quot;&quot;;&quot;,&quot;)); IF([.$C229]=&quot;&quot;;&quot;&quot;;COM.MICROSOFT.CONCAT(&quot;&quot;&quot;&quot;;[.$C$1];&quot;&quot;&quot;&quot;;&quot;:&quot;;&quot;&quot;&quot;&quot;;[.$C229]; &quot;&quot;&quot;&quot;;&quot;,&quot;)); IF([.$D229]=&quot;&quot;;&quot;&quot;;COM.MICROSOFT.CONCAT(&quot;&quot;&quot;&quot;;[.$D$1];&quot;&quot;&quot;&quot;;&quot;:&quot;;&quot;&quot;&quot;&quot;;[.$D229]; &quot;&quot;&quot;&quot;;&quot;,&quot;));&quot;},&quot;))">
            <text:p/>
          </table:table-cell>
          <table:table-cell/>
          <table:table-cell table:style-name="ce5" table:formula="of:=IF(OR([.$A229]=&quot;&quot;;[.$B229]=[.$B228]);&quot;&quot;;COM.MICROSOFT.CONCAT(&quot;{&quot;; IF([.$B229]=&quot;&quot;;&quot;&quot;;COM.MICROSOFT.CONCAT(&quot;&quot;&quot;&quot;;[.$B$1];&quot;&quot;&quot;&quot;;&quot;:&quot;;&quot;&quot;&quot;&quot;;[.$B229]; &quot;&quot;&quot;&quot;;&quot;,&quot;)); IF([.$D229]=&quot;&quot;;&quot;&quot;;COM.MICROSOFT.CONCAT(&quot;&quot;&quot;&quot;;[.$D$1];&quot;&quot;&quot;&quot;;&quot;:&quot;;&quot;&quot;&quot;&quot;;[.$D22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30]=&quot;&quot;;&quot;&quot;;COM.MICROSOFT.CONCAT(&quot;{&quot;; IF([.$A230]=&quot;&quot;;&quot;&quot;;COM.MICROSOFT.CONCAT(&quot;&quot;&quot;&quot;;[.$A$1];&quot;&quot;&quot;&quot;;&quot;:&quot;;&quot;&quot;&quot;&quot;;[.$A230]; &quot;&quot;&quot;&quot;;&quot;,&quot;)); IF([.$C230]=&quot;&quot;;&quot;&quot;;COM.MICROSOFT.CONCAT(&quot;&quot;&quot;&quot;;[.$C$1];&quot;&quot;&quot;&quot;;&quot;:&quot;;&quot;&quot;&quot;&quot;;[.$C230]; &quot;&quot;&quot;&quot;;&quot;,&quot;)); IF([.$D230]=&quot;&quot;;&quot;&quot;;COM.MICROSOFT.CONCAT(&quot;&quot;&quot;&quot;;[.$D$1];&quot;&quot;&quot;&quot;;&quot;:&quot;;&quot;&quot;&quot;&quot;;[.$D230]; &quot;&quot;&quot;&quot;;&quot;,&quot;));&quot;},&quot;))">
            <text:p/>
          </table:table-cell>
          <table:table-cell/>
          <table:table-cell table:style-name="ce5" table:formula="of:=IF(OR([.$A230]=&quot;&quot;;[.$B230]=[.$B229]);&quot;&quot;;COM.MICROSOFT.CONCAT(&quot;{&quot;; IF([.$B230]=&quot;&quot;;&quot;&quot;;COM.MICROSOFT.CONCAT(&quot;&quot;&quot;&quot;;[.$B$1];&quot;&quot;&quot;&quot;;&quot;:&quot;;&quot;&quot;&quot;&quot;;[.$B230]; &quot;&quot;&quot;&quot;;&quot;,&quot;)); IF([.$D230]=&quot;&quot;;&quot;&quot;;COM.MICROSOFT.CONCAT(&quot;&quot;&quot;&quot;;[.$D$1];&quot;&quot;&quot;&quot;;&quot;:&quot;;&quot;&quot;&quot;&quot;;[.$D23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31]=&quot;&quot;;&quot;&quot;;COM.MICROSOFT.CONCAT(&quot;{&quot;; IF([.$A231]=&quot;&quot;;&quot;&quot;;COM.MICROSOFT.CONCAT(&quot;&quot;&quot;&quot;;[.$A$1];&quot;&quot;&quot;&quot;;&quot;:&quot;;&quot;&quot;&quot;&quot;;[.$A231]; &quot;&quot;&quot;&quot;;&quot;,&quot;)); IF([.$C231]=&quot;&quot;;&quot;&quot;;COM.MICROSOFT.CONCAT(&quot;&quot;&quot;&quot;;[.$C$1];&quot;&quot;&quot;&quot;;&quot;:&quot;;&quot;&quot;&quot;&quot;;[.$C231]; &quot;&quot;&quot;&quot;;&quot;,&quot;)); IF([.$D231]=&quot;&quot;;&quot;&quot;;COM.MICROSOFT.CONCAT(&quot;&quot;&quot;&quot;;[.$D$1];&quot;&quot;&quot;&quot;;&quot;:&quot;;&quot;&quot;&quot;&quot;;[.$D231]; &quot;&quot;&quot;&quot;;&quot;,&quot;));&quot;},&quot;))">
            <text:p/>
          </table:table-cell>
          <table:table-cell/>
          <table:table-cell table:style-name="ce5" table:formula="of:=IF(OR([.$A231]=&quot;&quot;;[.$B231]=[.$B230]);&quot;&quot;;COM.MICROSOFT.CONCAT(&quot;{&quot;; IF([.$B231]=&quot;&quot;;&quot;&quot;;COM.MICROSOFT.CONCAT(&quot;&quot;&quot;&quot;;[.$B$1];&quot;&quot;&quot;&quot;;&quot;:&quot;;&quot;&quot;&quot;&quot;;[.$B231]; &quot;&quot;&quot;&quot;;&quot;,&quot;)); IF([.$D231]=&quot;&quot;;&quot;&quot;;COM.MICROSOFT.CONCAT(&quot;&quot;&quot;&quot;;[.$D$1];&quot;&quot;&quot;&quot;;&quot;:&quot;;&quot;&quot;&quot;&quot;;[.$D23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32]=&quot;&quot;;&quot;&quot;;COM.MICROSOFT.CONCAT(&quot;{&quot;; IF([.$A232]=&quot;&quot;;&quot;&quot;;COM.MICROSOFT.CONCAT(&quot;&quot;&quot;&quot;;[.$A$1];&quot;&quot;&quot;&quot;;&quot;:&quot;;&quot;&quot;&quot;&quot;;[.$A232]; &quot;&quot;&quot;&quot;;&quot;,&quot;)); IF([.$C232]=&quot;&quot;;&quot;&quot;;COM.MICROSOFT.CONCAT(&quot;&quot;&quot;&quot;;[.$C$1];&quot;&quot;&quot;&quot;;&quot;:&quot;;&quot;&quot;&quot;&quot;;[.$C232]; &quot;&quot;&quot;&quot;;&quot;,&quot;)); IF([.$D232]=&quot;&quot;;&quot;&quot;;COM.MICROSOFT.CONCAT(&quot;&quot;&quot;&quot;;[.$D$1];&quot;&quot;&quot;&quot;;&quot;:&quot;;&quot;&quot;&quot;&quot;;[.$D232]; &quot;&quot;&quot;&quot;;&quot;,&quot;));&quot;},&quot;))">
            <text:p/>
          </table:table-cell>
          <table:table-cell/>
          <table:table-cell table:style-name="ce5" table:formula="of:=IF(OR([.$A232]=&quot;&quot;;[.$B232]=[.$B231]);&quot;&quot;;COM.MICROSOFT.CONCAT(&quot;{&quot;; IF([.$B232]=&quot;&quot;;&quot;&quot;;COM.MICROSOFT.CONCAT(&quot;&quot;&quot;&quot;;[.$B$1];&quot;&quot;&quot;&quot;;&quot;:&quot;;&quot;&quot;&quot;&quot;;[.$B232]; &quot;&quot;&quot;&quot;;&quot;,&quot;)); IF([.$D232]=&quot;&quot;;&quot;&quot;;COM.MICROSOFT.CONCAT(&quot;&quot;&quot;&quot;;[.$D$1];&quot;&quot;&quot;&quot;;&quot;:&quot;;&quot;&quot;&quot;&quot;;[.$D23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33]=&quot;&quot;;&quot;&quot;;COM.MICROSOFT.CONCAT(&quot;{&quot;; IF([.$A233]=&quot;&quot;;&quot;&quot;;COM.MICROSOFT.CONCAT(&quot;&quot;&quot;&quot;;[.$A$1];&quot;&quot;&quot;&quot;;&quot;:&quot;;&quot;&quot;&quot;&quot;;[.$A233]; &quot;&quot;&quot;&quot;;&quot;,&quot;)); IF([.$C233]=&quot;&quot;;&quot;&quot;;COM.MICROSOFT.CONCAT(&quot;&quot;&quot;&quot;;[.$C$1];&quot;&quot;&quot;&quot;;&quot;:&quot;;&quot;&quot;&quot;&quot;;[.$C233]; &quot;&quot;&quot;&quot;;&quot;,&quot;)); IF([.$D233]=&quot;&quot;;&quot;&quot;;COM.MICROSOFT.CONCAT(&quot;&quot;&quot;&quot;;[.$D$1];&quot;&quot;&quot;&quot;;&quot;:&quot;;&quot;&quot;&quot;&quot;;[.$D233]; &quot;&quot;&quot;&quot;;&quot;,&quot;));&quot;},&quot;))">
            <text:p/>
          </table:table-cell>
          <table:table-cell/>
          <table:table-cell table:style-name="ce5" table:formula="of:=IF(OR([.$A233]=&quot;&quot;;[.$B233]=[.$B232]);&quot;&quot;;COM.MICROSOFT.CONCAT(&quot;{&quot;; IF([.$B233]=&quot;&quot;;&quot;&quot;;COM.MICROSOFT.CONCAT(&quot;&quot;&quot;&quot;;[.$B$1];&quot;&quot;&quot;&quot;;&quot;:&quot;;&quot;&quot;&quot;&quot;;[.$B233]; &quot;&quot;&quot;&quot;;&quot;,&quot;)); IF([.$D233]=&quot;&quot;;&quot;&quot;;COM.MICROSOFT.CONCAT(&quot;&quot;&quot;&quot;;[.$D$1];&quot;&quot;&quot;&quot;;&quot;:&quot;;&quot;&quot;&quot;&quot;;[.$D23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34]=&quot;&quot;;&quot;&quot;;COM.MICROSOFT.CONCAT(&quot;{&quot;; IF([.$A234]=&quot;&quot;;&quot;&quot;;COM.MICROSOFT.CONCAT(&quot;&quot;&quot;&quot;;[.$A$1];&quot;&quot;&quot;&quot;;&quot;:&quot;;&quot;&quot;&quot;&quot;;[.$A234]; &quot;&quot;&quot;&quot;;&quot;,&quot;)); IF([.$C234]=&quot;&quot;;&quot;&quot;;COM.MICROSOFT.CONCAT(&quot;&quot;&quot;&quot;;[.$C$1];&quot;&quot;&quot;&quot;;&quot;:&quot;;&quot;&quot;&quot;&quot;;[.$C234]; &quot;&quot;&quot;&quot;;&quot;,&quot;)); IF([.$D234]=&quot;&quot;;&quot;&quot;;COM.MICROSOFT.CONCAT(&quot;&quot;&quot;&quot;;[.$D$1];&quot;&quot;&quot;&quot;;&quot;:&quot;;&quot;&quot;&quot;&quot;;[.$D234]; &quot;&quot;&quot;&quot;;&quot;,&quot;));&quot;},&quot;))">
            <text:p/>
          </table:table-cell>
          <table:table-cell/>
          <table:table-cell table:style-name="ce5" table:formula="of:=IF(OR([.$A234]=&quot;&quot;;[.$B234]=[.$B233]);&quot;&quot;;COM.MICROSOFT.CONCAT(&quot;{&quot;; IF([.$B234]=&quot;&quot;;&quot;&quot;;COM.MICROSOFT.CONCAT(&quot;&quot;&quot;&quot;;[.$B$1];&quot;&quot;&quot;&quot;;&quot;:&quot;;&quot;&quot;&quot;&quot;;[.$B234]; &quot;&quot;&quot;&quot;;&quot;,&quot;)); IF([.$D234]=&quot;&quot;;&quot;&quot;;COM.MICROSOFT.CONCAT(&quot;&quot;&quot;&quot;;[.$D$1];&quot;&quot;&quot;&quot;;&quot;:&quot;;&quot;&quot;&quot;&quot;;[.$D23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35]=&quot;&quot;;&quot;&quot;;COM.MICROSOFT.CONCAT(&quot;{&quot;; IF([.$A235]=&quot;&quot;;&quot;&quot;;COM.MICROSOFT.CONCAT(&quot;&quot;&quot;&quot;;[.$A$1];&quot;&quot;&quot;&quot;;&quot;:&quot;;&quot;&quot;&quot;&quot;;[.$A235]; &quot;&quot;&quot;&quot;;&quot;,&quot;)); IF([.$C235]=&quot;&quot;;&quot;&quot;;COM.MICROSOFT.CONCAT(&quot;&quot;&quot;&quot;;[.$C$1];&quot;&quot;&quot;&quot;;&quot;:&quot;;&quot;&quot;&quot;&quot;;[.$C235]; &quot;&quot;&quot;&quot;;&quot;,&quot;)); IF([.$D235]=&quot;&quot;;&quot;&quot;;COM.MICROSOFT.CONCAT(&quot;&quot;&quot;&quot;;[.$D$1];&quot;&quot;&quot;&quot;;&quot;:&quot;;&quot;&quot;&quot;&quot;;[.$D235]; &quot;&quot;&quot;&quot;;&quot;,&quot;));&quot;},&quot;))">
            <text:p/>
          </table:table-cell>
          <table:table-cell/>
          <table:table-cell table:style-name="ce5" table:formula="of:=IF(OR([.$A235]=&quot;&quot;;[.$B235]=[.$B234]);&quot;&quot;;COM.MICROSOFT.CONCAT(&quot;{&quot;; IF([.$B235]=&quot;&quot;;&quot;&quot;;COM.MICROSOFT.CONCAT(&quot;&quot;&quot;&quot;;[.$B$1];&quot;&quot;&quot;&quot;;&quot;:&quot;;&quot;&quot;&quot;&quot;;[.$B235]; &quot;&quot;&quot;&quot;;&quot;,&quot;)); IF([.$D235]=&quot;&quot;;&quot;&quot;;COM.MICROSOFT.CONCAT(&quot;&quot;&quot;&quot;;[.$D$1];&quot;&quot;&quot;&quot;;&quot;:&quot;;&quot;&quot;&quot;&quot;;[.$D23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36]=&quot;&quot;;&quot;&quot;;COM.MICROSOFT.CONCAT(&quot;{&quot;; IF([.$A236]=&quot;&quot;;&quot;&quot;;COM.MICROSOFT.CONCAT(&quot;&quot;&quot;&quot;;[.$A$1];&quot;&quot;&quot;&quot;;&quot;:&quot;;&quot;&quot;&quot;&quot;;[.$A236]; &quot;&quot;&quot;&quot;;&quot;,&quot;)); IF([.$C236]=&quot;&quot;;&quot;&quot;;COM.MICROSOFT.CONCAT(&quot;&quot;&quot;&quot;;[.$C$1];&quot;&quot;&quot;&quot;;&quot;:&quot;;&quot;&quot;&quot;&quot;;[.$C236]; &quot;&quot;&quot;&quot;;&quot;,&quot;)); IF([.$D236]=&quot;&quot;;&quot;&quot;;COM.MICROSOFT.CONCAT(&quot;&quot;&quot;&quot;;[.$D$1];&quot;&quot;&quot;&quot;;&quot;:&quot;;&quot;&quot;&quot;&quot;;[.$D236]; &quot;&quot;&quot;&quot;;&quot;,&quot;));&quot;},&quot;))">
            <text:p/>
          </table:table-cell>
          <table:table-cell/>
          <table:table-cell table:style-name="ce5" table:formula="of:=IF(OR([.$A236]=&quot;&quot;;[.$B236]=[.$B235]);&quot;&quot;;COM.MICROSOFT.CONCAT(&quot;{&quot;; IF([.$B236]=&quot;&quot;;&quot;&quot;;COM.MICROSOFT.CONCAT(&quot;&quot;&quot;&quot;;[.$B$1];&quot;&quot;&quot;&quot;;&quot;:&quot;;&quot;&quot;&quot;&quot;;[.$B236]; &quot;&quot;&quot;&quot;;&quot;,&quot;)); IF([.$D236]=&quot;&quot;;&quot;&quot;;COM.MICROSOFT.CONCAT(&quot;&quot;&quot;&quot;;[.$D$1];&quot;&quot;&quot;&quot;;&quot;:&quot;;&quot;&quot;&quot;&quot;;[.$D23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37]=&quot;&quot;;&quot;&quot;;COM.MICROSOFT.CONCAT(&quot;{&quot;; IF([.$A237]=&quot;&quot;;&quot;&quot;;COM.MICROSOFT.CONCAT(&quot;&quot;&quot;&quot;;[.$A$1];&quot;&quot;&quot;&quot;;&quot;:&quot;;&quot;&quot;&quot;&quot;;[.$A237]; &quot;&quot;&quot;&quot;;&quot;,&quot;)); IF([.$C237]=&quot;&quot;;&quot;&quot;;COM.MICROSOFT.CONCAT(&quot;&quot;&quot;&quot;;[.$C$1];&quot;&quot;&quot;&quot;;&quot;:&quot;;&quot;&quot;&quot;&quot;;[.$C237]; &quot;&quot;&quot;&quot;;&quot;,&quot;)); IF([.$D237]=&quot;&quot;;&quot;&quot;;COM.MICROSOFT.CONCAT(&quot;&quot;&quot;&quot;;[.$D$1];&quot;&quot;&quot;&quot;;&quot;:&quot;;&quot;&quot;&quot;&quot;;[.$D237]; &quot;&quot;&quot;&quot;;&quot;,&quot;));&quot;},&quot;))">
            <text:p/>
          </table:table-cell>
          <table:table-cell/>
          <table:table-cell table:style-name="ce5" table:formula="of:=IF(OR([.$A237]=&quot;&quot;;[.$B237]=[.$B236]);&quot;&quot;;COM.MICROSOFT.CONCAT(&quot;{&quot;; IF([.$B237]=&quot;&quot;;&quot;&quot;;COM.MICROSOFT.CONCAT(&quot;&quot;&quot;&quot;;[.$B$1];&quot;&quot;&quot;&quot;;&quot;:&quot;;&quot;&quot;&quot;&quot;;[.$B237]; &quot;&quot;&quot;&quot;;&quot;,&quot;)); IF([.$D237]=&quot;&quot;;&quot;&quot;;COM.MICROSOFT.CONCAT(&quot;&quot;&quot;&quot;;[.$D$1];&quot;&quot;&quot;&quot;;&quot;:&quot;;&quot;&quot;&quot;&quot;;[.$D23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38]=&quot;&quot;;&quot;&quot;;COM.MICROSOFT.CONCAT(&quot;{&quot;; IF([.$A238]=&quot;&quot;;&quot;&quot;;COM.MICROSOFT.CONCAT(&quot;&quot;&quot;&quot;;[.$A$1];&quot;&quot;&quot;&quot;;&quot;:&quot;;&quot;&quot;&quot;&quot;;[.$A238]; &quot;&quot;&quot;&quot;;&quot;,&quot;)); IF([.$C238]=&quot;&quot;;&quot;&quot;;COM.MICROSOFT.CONCAT(&quot;&quot;&quot;&quot;;[.$C$1];&quot;&quot;&quot;&quot;;&quot;:&quot;;&quot;&quot;&quot;&quot;;[.$C238]; &quot;&quot;&quot;&quot;;&quot;,&quot;)); IF([.$D238]=&quot;&quot;;&quot;&quot;;COM.MICROSOFT.CONCAT(&quot;&quot;&quot;&quot;;[.$D$1];&quot;&quot;&quot;&quot;;&quot;:&quot;;&quot;&quot;&quot;&quot;;[.$D238]; &quot;&quot;&quot;&quot;;&quot;,&quot;));&quot;},&quot;))">
            <text:p/>
          </table:table-cell>
          <table:table-cell/>
          <table:table-cell table:style-name="ce5" table:formula="of:=IF(OR([.$A238]=&quot;&quot;;[.$B238]=[.$B237]);&quot;&quot;;COM.MICROSOFT.CONCAT(&quot;{&quot;; IF([.$B238]=&quot;&quot;;&quot;&quot;;COM.MICROSOFT.CONCAT(&quot;&quot;&quot;&quot;;[.$B$1];&quot;&quot;&quot;&quot;;&quot;:&quot;;&quot;&quot;&quot;&quot;;[.$B238]; &quot;&quot;&quot;&quot;;&quot;,&quot;)); IF([.$D238]=&quot;&quot;;&quot;&quot;;COM.MICROSOFT.CONCAT(&quot;&quot;&quot;&quot;;[.$D$1];&quot;&quot;&quot;&quot;;&quot;:&quot;;&quot;&quot;&quot;&quot;;[.$D23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39]=&quot;&quot;;&quot;&quot;;COM.MICROSOFT.CONCAT(&quot;{&quot;; IF([.$A239]=&quot;&quot;;&quot;&quot;;COM.MICROSOFT.CONCAT(&quot;&quot;&quot;&quot;;[.$A$1];&quot;&quot;&quot;&quot;;&quot;:&quot;;&quot;&quot;&quot;&quot;;[.$A239]; &quot;&quot;&quot;&quot;;&quot;,&quot;)); IF([.$C239]=&quot;&quot;;&quot;&quot;;COM.MICROSOFT.CONCAT(&quot;&quot;&quot;&quot;;[.$C$1];&quot;&quot;&quot;&quot;;&quot;:&quot;;&quot;&quot;&quot;&quot;;[.$C239]; &quot;&quot;&quot;&quot;;&quot;,&quot;)); IF([.$D239]=&quot;&quot;;&quot;&quot;;COM.MICROSOFT.CONCAT(&quot;&quot;&quot;&quot;;[.$D$1];&quot;&quot;&quot;&quot;;&quot;:&quot;;&quot;&quot;&quot;&quot;;[.$D239]; &quot;&quot;&quot;&quot;;&quot;,&quot;));&quot;},&quot;))">
            <text:p/>
          </table:table-cell>
          <table:table-cell/>
          <table:table-cell table:style-name="ce5" table:formula="of:=IF(OR([.$A239]=&quot;&quot;;[.$B239]=[.$B238]);&quot;&quot;;COM.MICROSOFT.CONCAT(&quot;{&quot;; IF([.$B239]=&quot;&quot;;&quot;&quot;;COM.MICROSOFT.CONCAT(&quot;&quot;&quot;&quot;;[.$B$1];&quot;&quot;&quot;&quot;;&quot;:&quot;;&quot;&quot;&quot;&quot;;[.$B239]; &quot;&quot;&quot;&quot;;&quot;,&quot;)); IF([.$D239]=&quot;&quot;;&quot;&quot;;COM.MICROSOFT.CONCAT(&quot;&quot;&quot;&quot;;[.$D$1];&quot;&quot;&quot;&quot;;&quot;:&quot;;&quot;&quot;&quot;&quot;;[.$D23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40]=&quot;&quot;;&quot;&quot;;COM.MICROSOFT.CONCAT(&quot;{&quot;; IF([.$A240]=&quot;&quot;;&quot;&quot;;COM.MICROSOFT.CONCAT(&quot;&quot;&quot;&quot;;[.$A$1];&quot;&quot;&quot;&quot;;&quot;:&quot;;&quot;&quot;&quot;&quot;;[.$A240]; &quot;&quot;&quot;&quot;;&quot;,&quot;)); IF([.$C240]=&quot;&quot;;&quot;&quot;;COM.MICROSOFT.CONCAT(&quot;&quot;&quot;&quot;;[.$C$1];&quot;&quot;&quot;&quot;;&quot;:&quot;;&quot;&quot;&quot;&quot;;[.$C240]; &quot;&quot;&quot;&quot;;&quot;,&quot;)); IF([.$D240]=&quot;&quot;;&quot;&quot;;COM.MICROSOFT.CONCAT(&quot;&quot;&quot;&quot;;[.$D$1];&quot;&quot;&quot;&quot;;&quot;:&quot;;&quot;&quot;&quot;&quot;;[.$D240]; &quot;&quot;&quot;&quot;;&quot;,&quot;));&quot;},&quot;))">
            <text:p/>
          </table:table-cell>
          <table:table-cell/>
          <table:table-cell table:style-name="ce5" table:formula="of:=IF(OR([.$A240]=&quot;&quot;;[.$B240]=[.$B239]);&quot;&quot;;COM.MICROSOFT.CONCAT(&quot;{&quot;; IF([.$B240]=&quot;&quot;;&quot;&quot;;COM.MICROSOFT.CONCAT(&quot;&quot;&quot;&quot;;[.$B$1];&quot;&quot;&quot;&quot;;&quot;:&quot;;&quot;&quot;&quot;&quot;;[.$B240]; &quot;&quot;&quot;&quot;;&quot;,&quot;)); IF([.$D240]=&quot;&quot;;&quot;&quot;;COM.MICROSOFT.CONCAT(&quot;&quot;&quot;&quot;;[.$D$1];&quot;&quot;&quot;&quot;;&quot;:&quot;;&quot;&quot;&quot;&quot;;[.$D24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41]=&quot;&quot;;&quot;&quot;;COM.MICROSOFT.CONCAT(&quot;{&quot;; IF([.$A241]=&quot;&quot;;&quot;&quot;;COM.MICROSOFT.CONCAT(&quot;&quot;&quot;&quot;;[.$A$1];&quot;&quot;&quot;&quot;;&quot;:&quot;;&quot;&quot;&quot;&quot;;[.$A241]; &quot;&quot;&quot;&quot;;&quot;,&quot;)); IF([.$C241]=&quot;&quot;;&quot;&quot;;COM.MICROSOFT.CONCAT(&quot;&quot;&quot;&quot;;[.$C$1];&quot;&quot;&quot;&quot;;&quot;:&quot;;&quot;&quot;&quot;&quot;;[.$C241]; &quot;&quot;&quot;&quot;;&quot;,&quot;)); IF([.$D241]=&quot;&quot;;&quot;&quot;;COM.MICROSOFT.CONCAT(&quot;&quot;&quot;&quot;;[.$D$1];&quot;&quot;&quot;&quot;;&quot;:&quot;;&quot;&quot;&quot;&quot;;[.$D241]; &quot;&quot;&quot;&quot;;&quot;,&quot;));&quot;},&quot;))">
            <text:p/>
          </table:table-cell>
          <table:table-cell/>
          <table:table-cell table:style-name="ce5" table:formula="of:=IF(OR([.$A241]=&quot;&quot;;[.$B241]=[.$B240]);&quot;&quot;;COM.MICROSOFT.CONCAT(&quot;{&quot;; IF([.$B241]=&quot;&quot;;&quot;&quot;;COM.MICROSOFT.CONCAT(&quot;&quot;&quot;&quot;;[.$B$1];&quot;&quot;&quot;&quot;;&quot;:&quot;;&quot;&quot;&quot;&quot;;[.$B241]; &quot;&quot;&quot;&quot;;&quot;,&quot;)); IF([.$D241]=&quot;&quot;;&quot;&quot;;COM.MICROSOFT.CONCAT(&quot;&quot;&quot;&quot;;[.$D$1];&quot;&quot;&quot;&quot;;&quot;:&quot;;&quot;&quot;&quot;&quot;;[.$D24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42]=&quot;&quot;;&quot;&quot;;COM.MICROSOFT.CONCAT(&quot;{&quot;; IF([.$A242]=&quot;&quot;;&quot;&quot;;COM.MICROSOFT.CONCAT(&quot;&quot;&quot;&quot;;[.$A$1];&quot;&quot;&quot;&quot;;&quot;:&quot;;&quot;&quot;&quot;&quot;;[.$A242]; &quot;&quot;&quot;&quot;;&quot;,&quot;)); IF([.$C242]=&quot;&quot;;&quot;&quot;;COM.MICROSOFT.CONCAT(&quot;&quot;&quot;&quot;;[.$C$1];&quot;&quot;&quot;&quot;;&quot;:&quot;;&quot;&quot;&quot;&quot;;[.$C242]; &quot;&quot;&quot;&quot;;&quot;,&quot;)); IF([.$D242]=&quot;&quot;;&quot;&quot;;COM.MICROSOFT.CONCAT(&quot;&quot;&quot;&quot;;[.$D$1];&quot;&quot;&quot;&quot;;&quot;:&quot;;&quot;&quot;&quot;&quot;;[.$D242]; &quot;&quot;&quot;&quot;;&quot;,&quot;));&quot;},&quot;))">
            <text:p/>
          </table:table-cell>
          <table:table-cell/>
          <table:table-cell table:style-name="ce5" table:formula="of:=IF(OR([.$A242]=&quot;&quot;;[.$B242]=[.$B241]);&quot;&quot;;COM.MICROSOFT.CONCAT(&quot;{&quot;; IF([.$B242]=&quot;&quot;;&quot;&quot;;COM.MICROSOFT.CONCAT(&quot;&quot;&quot;&quot;;[.$B$1];&quot;&quot;&quot;&quot;;&quot;:&quot;;&quot;&quot;&quot;&quot;;[.$B242]; &quot;&quot;&quot;&quot;;&quot;,&quot;)); IF([.$D242]=&quot;&quot;;&quot;&quot;;COM.MICROSOFT.CONCAT(&quot;&quot;&quot;&quot;;[.$D$1];&quot;&quot;&quot;&quot;;&quot;:&quot;;&quot;&quot;&quot;&quot;;[.$D24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43]=&quot;&quot;;&quot;&quot;;COM.MICROSOFT.CONCAT(&quot;{&quot;; IF([.$A243]=&quot;&quot;;&quot;&quot;;COM.MICROSOFT.CONCAT(&quot;&quot;&quot;&quot;;[.$A$1];&quot;&quot;&quot;&quot;;&quot;:&quot;;&quot;&quot;&quot;&quot;;[.$A243]; &quot;&quot;&quot;&quot;;&quot;,&quot;)); IF([.$C243]=&quot;&quot;;&quot;&quot;;COM.MICROSOFT.CONCAT(&quot;&quot;&quot;&quot;;[.$C$1];&quot;&quot;&quot;&quot;;&quot;:&quot;;&quot;&quot;&quot;&quot;;[.$C243]; &quot;&quot;&quot;&quot;;&quot;,&quot;)); IF([.$D243]=&quot;&quot;;&quot;&quot;;COM.MICROSOFT.CONCAT(&quot;&quot;&quot;&quot;;[.$D$1];&quot;&quot;&quot;&quot;;&quot;:&quot;;&quot;&quot;&quot;&quot;;[.$D243]; &quot;&quot;&quot;&quot;;&quot;,&quot;));&quot;},&quot;))">
            <text:p/>
          </table:table-cell>
          <table:table-cell/>
          <table:table-cell table:style-name="ce5" table:formula="of:=IF(OR([.$A243]=&quot;&quot;;[.$B243]=[.$B242]);&quot;&quot;;COM.MICROSOFT.CONCAT(&quot;{&quot;; IF([.$B243]=&quot;&quot;;&quot;&quot;;COM.MICROSOFT.CONCAT(&quot;&quot;&quot;&quot;;[.$B$1];&quot;&quot;&quot;&quot;;&quot;:&quot;;&quot;&quot;&quot;&quot;;[.$B243]; &quot;&quot;&quot;&quot;;&quot;,&quot;)); IF([.$D243]=&quot;&quot;;&quot;&quot;;COM.MICROSOFT.CONCAT(&quot;&quot;&quot;&quot;;[.$D$1];&quot;&quot;&quot;&quot;;&quot;:&quot;;&quot;&quot;&quot;&quot;;[.$D24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44]=&quot;&quot;;&quot;&quot;;COM.MICROSOFT.CONCAT(&quot;{&quot;; IF([.$A244]=&quot;&quot;;&quot;&quot;;COM.MICROSOFT.CONCAT(&quot;&quot;&quot;&quot;;[.$A$1];&quot;&quot;&quot;&quot;;&quot;:&quot;;&quot;&quot;&quot;&quot;;[.$A244]; &quot;&quot;&quot;&quot;;&quot;,&quot;)); IF([.$C244]=&quot;&quot;;&quot;&quot;;COM.MICROSOFT.CONCAT(&quot;&quot;&quot;&quot;;[.$C$1];&quot;&quot;&quot;&quot;;&quot;:&quot;;&quot;&quot;&quot;&quot;;[.$C244]; &quot;&quot;&quot;&quot;;&quot;,&quot;)); IF([.$D244]=&quot;&quot;;&quot;&quot;;COM.MICROSOFT.CONCAT(&quot;&quot;&quot;&quot;;[.$D$1];&quot;&quot;&quot;&quot;;&quot;:&quot;;&quot;&quot;&quot;&quot;;[.$D244]; &quot;&quot;&quot;&quot;;&quot;,&quot;));&quot;},&quot;))">
            <text:p/>
          </table:table-cell>
          <table:table-cell/>
          <table:table-cell table:style-name="ce5" table:formula="of:=IF(OR([.$A244]=&quot;&quot;;[.$B244]=[.$B243]);&quot;&quot;;COM.MICROSOFT.CONCAT(&quot;{&quot;; IF([.$B244]=&quot;&quot;;&quot;&quot;;COM.MICROSOFT.CONCAT(&quot;&quot;&quot;&quot;;[.$B$1];&quot;&quot;&quot;&quot;;&quot;:&quot;;&quot;&quot;&quot;&quot;;[.$B244]; &quot;&quot;&quot;&quot;;&quot;,&quot;)); IF([.$D244]=&quot;&quot;;&quot;&quot;;COM.MICROSOFT.CONCAT(&quot;&quot;&quot;&quot;;[.$D$1];&quot;&quot;&quot;&quot;;&quot;:&quot;;&quot;&quot;&quot;&quot;;[.$D24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45]=&quot;&quot;;&quot;&quot;;COM.MICROSOFT.CONCAT(&quot;{&quot;; IF([.$A245]=&quot;&quot;;&quot;&quot;;COM.MICROSOFT.CONCAT(&quot;&quot;&quot;&quot;;[.$A$1];&quot;&quot;&quot;&quot;;&quot;:&quot;;&quot;&quot;&quot;&quot;;[.$A245]; &quot;&quot;&quot;&quot;;&quot;,&quot;)); IF([.$C245]=&quot;&quot;;&quot;&quot;;COM.MICROSOFT.CONCAT(&quot;&quot;&quot;&quot;;[.$C$1];&quot;&quot;&quot;&quot;;&quot;:&quot;;&quot;&quot;&quot;&quot;;[.$C245]; &quot;&quot;&quot;&quot;;&quot;,&quot;)); IF([.$D245]=&quot;&quot;;&quot;&quot;;COM.MICROSOFT.CONCAT(&quot;&quot;&quot;&quot;;[.$D$1];&quot;&quot;&quot;&quot;;&quot;:&quot;;&quot;&quot;&quot;&quot;;[.$D245]; &quot;&quot;&quot;&quot;;&quot;,&quot;));&quot;},&quot;))">
            <text:p/>
          </table:table-cell>
          <table:table-cell/>
          <table:table-cell table:style-name="ce5" table:formula="of:=IF(OR([.$A245]=&quot;&quot;;[.$B245]=[.$B244]);&quot;&quot;;COM.MICROSOFT.CONCAT(&quot;{&quot;; IF([.$B245]=&quot;&quot;;&quot;&quot;;COM.MICROSOFT.CONCAT(&quot;&quot;&quot;&quot;;[.$B$1];&quot;&quot;&quot;&quot;;&quot;:&quot;;&quot;&quot;&quot;&quot;;[.$B245]; &quot;&quot;&quot;&quot;;&quot;,&quot;)); IF([.$D245]=&quot;&quot;;&quot;&quot;;COM.MICROSOFT.CONCAT(&quot;&quot;&quot;&quot;;[.$D$1];&quot;&quot;&quot;&quot;;&quot;:&quot;;&quot;&quot;&quot;&quot;;[.$D24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46]=&quot;&quot;;&quot;&quot;;COM.MICROSOFT.CONCAT(&quot;{&quot;; IF([.$A246]=&quot;&quot;;&quot;&quot;;COM.MICROSOFT.CONCAT(&quot;&quot;&quot;&quot;;[.$A$1];&quot;&quot;&quot;&quot;;&quot;:&quot;;&quot;&quot;&quot;&quot;;[.$A246]; &quot;&quot;&quot;&quot;;&quot;,&quot;)); IF([.$C246]=&quot;&quot;;&quot;&quot;;COM.MICROSOFT.CONCAT(&quot;&quot;&quot;&quot;;[.$C$1];&quot;&quot;&quot;&quot;;&quot;:&quot;;&quot;&quot;&quot;&quot;;[.$C246]; &quot;&quot;&quot;&quot;;&quot;,&quot;)); IF([.$D246]=&quot;&quot;;&quot;&quot;;COM.MICROSOFT.CONCAT(&quot;&quot;&quot;&quot;;[.$D$1];&quot;&quot;&quot;&quot;;&quot;:&quot;;&quot;&quot;&quot;&quot;;[.$D246]; &quot;&quot;&quot;&quot;;&quot;,&quot;));&quot;},&quot;))">
            <text:p/>
          </table:table-cell>
          <table:table-cell/>
          <table:table-cell table:style-name="ce5" table:formula="of:=IF(OR([.$A246]=&quot;&quot;;[.$B246]=[.$B245]);&quot;&quot;;COM.MICROSOFT.CONCAT(&quot;{&quot;; IF([.$B246]=&quot;&quot;;&quot;&quot;;COM.MICROSOFT.CONCAT(&quot;&quot;&quot;&quot;;[.$B$1];&quot;&quot;&quot;&quot;;&quot;:&quot;;&quot;&quot;&quot;&quot;;[.$B246]; &quot;&quot;&quot;&quot;;&quot;,&quot;)); IF([.$D246]=&quot;&quot;;&quot;&quot;;COM.MICROSOFT.CONCAT(&quot;&quot;&quot;&quot;;[.$D$1];&quot;&quot;&quot;&quot;;&quot;:&quot;;&quot;&quot;&quot;&quot;;[.$D24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47]=&quot;&quot;;&quot;&quot;;COM.MICROSOFT.CONCAT(&quot;{&quot;; IF([.$A247]=&quot;&quot;;&quot;&quot;;COM.MICROSOFT.CONCAT(&quot;&quot;&quot;&quot;;[.$A$1];&quot;&quot;&quot;&quot;;&quot;:&quot;;&quot;&quot;&quot;&quot;;[.$A247]; &quot;&quot;&quot;&quot;;&quot;,&quot;)); IF([.$C247]=&quot;&quot;;&quot;&quot;;COM.MICROSOFT.CONCAT(&quot;&quot;&quot;&quot;;[.$C$1];&quot;&quot;&quot;&quot;;&quot;:&quot;;&quot;&quot;&quot;&quot;;[.$C247]; &quot;&quot;&quot;&quot;;&quot;,&quot;)); IF([.$D247]=&quot;&quot;;&quot;&quot;;COM.MICROSOFT.CONCAT(&quot;&quot;&quot;&quot;;[.$D$1];&quot;&quot;&quot;&quot;;&quot;:&quot;;&quot;&quot;&quot;&quot;;[.$D247]; &quot;&quot;&quot;&quot;;&quot;,&quot;));&quot;},&quot;))">
            <text:p/>
          </table:table-cell>
          <table:table-cell/>
          <table:table-cell table:style-name="ce5" table:formula="of:=IF(OR([.$A247]=&quot;&quot;;[.$B247]=[.$B246]);&quot;&quot;;COM.MICROSOFT.CONCAT(&quot;{&quot;; IF([.$B247]=&quot;&quot;;&quot;&quot;;COM.MICROSOFT.CONCAT(&quot;&quot;&quot;&quot;;[.$B$1];&quot;&quot;&quot;&quot;;&quot;:&quot;;&quot;&quot;&quot;&quot;;[.$B247]; &quot;&quot;&quot;&quot;;&quot;,&quot;)); IF([.$D247]=&quot;&quot;;&quot;&quot;;COM.MICROSOFT.CONCAT(&quot;&quot;&quot;&quot;;[.$D$1];&quot;&quot;&quot;&quot;;&quot;:&quot;;&quot;&quot;&quot;&quot;;[.$D24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48]=&quot;&quot;;&quot;&quot;;COM.MICROSOFT.CONCAT(&quot;{&quot;; IF([.$A248]=&quot;&quot;;&quot;&quot;;COM.MICROSOFT.CONCAT(&quot;&quot;&quot;&quot;;[.$A$1];&quot;&quot;&quot;&quot;;&quot;:&quot;;&quot;&quot;&quot;&quot;;[.$A248]; &quot;&quot;&quot;&quot;;&quot;,&quot;)); IF([.$C248]=&quot;&quot;;&quot;&quot;;COM.MICROSOFT.CONCAT(&quot;&quot;&quot;&quot;;[.$C$1];&quot;&quot;&quot;&quot;;&quot;:&quot;;&quot;&quot;&quot;&quot;;[.$C248]; &quot;&quot;&quot;&quot;;&quot;,&quot;)); IF([.$D248]=&quot;&quot;;&quot;&quot;;COM.MICROSOFT.CONCAT(&quot;&quot;&quot;&quot;;[.$D$1];&quot;&quot;&quot;&quot;;&quot;:&quot;;&quot;&quot;&quot;&quot;;[.$D248]; &quot;&quot;&quot;&quot;;&quot;,&quot;));&quot;},&quot;))">
            <text:p/>
          </table:table-cell>
          <table:table-cell/>
          <table:table-cell table:style-name="ce5" table:formula="of:=IF(OR([.$A248]=&quot;&quot;;[.$B248]=[.$B247]);&quot;&quot;;COM.MICROSOFT.CONCAT(&quot;{&quot;; IF([.$B248]=&quot;&quot;;&quot;&quot;;COM.MICROSOFT.CONCAT(&quot;&quot;&quot;&quot;;[.$B$1];&quot;&quot;&quot;&quot;;&quot;:&quot;;&quot;&quot;&quot;&quot;;[.$B248]; &quot;&quot;&quot;&quot;;&quot;,&quot;)); IF([.$D248]=&quot;&quot;;&quot;&quot;;COM.MICROSOFT.CONCAT(&quot;&quot;&quot;&quot;;[.$D$1];&quot;&quot;&quot;&quot;;&quot;:&quot;;&quot;&quot;&quot;&quot;;[.$D24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49]=&quot;&quot;;&quot;&quot;;COM.MICROSOFT.CONCAT(&quot;{&quot;; IF([.$A249]=&quot;&quot;;&quot;&quot;;COM.MICROSOFT.CONCAT(&quot;&quot;&quot;&quot;;[.$A$1];&quot;&quot;&quot;&quot;;&quot;:&quot;;&quot;&quot;&quot;&quot;;[.$A249]; &quot;&quot;&quot;&quot;;&quot;,&quot;)); IF([.$C249]=&quot;&quot;;&quot;&quot;;COM.MICROSOFT.CONCAT(&quot;&quot;&quot;&quot;;[.$C$1];&quot;&quot;&quot;&quot;;&quot;:&quot;;&quot;&quot;&quot;&quot;;[.$C249]; &quot;&quot;&quot;&quot;;&quot;,&quot;)); IF([.$D249]=&quot;&quot;;&quot;&quot;;COM.MICROSOFT.CONCAT(&quot;&quot;&quot;&quot;;[.$D$1];&quot;&quot;&quot;&quot;;&quot;:&quot;;&quot;&quot;&quot;&quot;;[.$D249]; &quot;&quot;&quot;&quot;;&quot;,&quot;));&quot;},&quot;))">
            <text:p/>
          </table:table-cell>
          <table:table-cell/>
          <table:table-cell table:style-name="ce5" table:formula="of:=IF(OR([.$A249]=&quot;&quot;;[.$B249]=[.$B248]);&quot;&quot;;COM.MICROSOFT.CONCAT(&quot;{&quot;; IF([.$B249]=&quot;&quot;;&quot;&quot;;COM.MICROSOFT.CONCAT(&quot;&quot;&quot;&quot;;[.$B$1];&quot;&quot;&quot;&quot;;&quot;:&quot;;&quot;&quot;&quot;&quot;;[.$B249]; &quot;&quot;&quot;&quot;;&quot;,&quot;)); IF([.$D249]=&quot;&quot;;&quot;&quot;;COM.MICROSOFT.CONCAT(&quot;&quot;&quot;&quot;;[.$D$1];&quot;&quot;&quot;&quot;;&quot;:&quot;;&quot;&quot;&quot;&quot;;[.$D24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50]=&quot;&quot;;&quot;&quot;;COM.MICROSOFT.CONCAT(&quot;{&quot;; IF([.$A250]=&quot;&quot;;&quot;&quot;;COM.MICROSOFT.CONCAT(&quot;&quot;&quot;&quot;;[.$A$1];&quot;&quot;&quot;&quot;;&quot;:&quot;;&quot;&quot;&quot;&quot;;[.$A250]; &quot;&quot;&quot;&quot;;&quot;,&quot;)); IF([.$C250]=&quot;&quot;;&quot;&quot;;COM.MICROSOFT.CONCAT(&quot;&quot;&quot;&quot;;[.$C$1];&quot;&quot;&quot;&quot;;&quot;:&quot;;&quot;&quot;&quot;&quot;;[.$C250]; &quot;&quot;&quot;&quot;;&quot;,&quot;)); IF([.$D250]=&quot;&quot;;&quot;&quot;;COM.MICROSOFT.CONCAT(&quot;&quot;&quot;&quot;;[.$D$1];&quot;&quot;&quot;&quot;;&quot;:&quot;;&quot;&quot;&quot;&quot;;[.$D250]; &quot;&quot;&quot;&quot;;&quot;,&quot;));&quot;},&quot;))">
            <text:p/>
          </table:table-cell>
          <table:table-cell/>
          <table:table-cell table:style-name="ce5" table:formula="of:=IF(OR([.$A250]=&quot;&quot;;[.$B250]=[.$B249]);&quot;&quot;;COM.MICROSOFT.CONCAT(&quot;{&quot;; IF([.$B250]=&quot;&quot;;&quot;&quot;;COM.MICROSOFT.CONCAT(&quot;&quot;&quot;&quot;;[.$B$1];&quot;&quot;&quot;&quot;;&quot;:&quot;;&quot;&quot;&quot;&quot;;[.$B250]; &quot;&quot;&quot;&quot;;&quot;,&quot;)); IF([.$D250]=&quot;&quot;;&quot;&quot;;COM.MICROSOFT.CONCAT(&quot;&quot;&quot;&quot;;[.$D$1];&quot;&quot;&quot;&quot;;&quot;:&quot;;&quot;&quot;&quot;&quot;;[.$D25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51]=&quot;&quot;;&quot;&quot;;COM.MICROSOFT.CONCAT(&quot;{&quot;; IF([.$A251]=&quot;&quot;;&quot;&quot;;COM.MICROSOFT.CONCAT(&quot;&quot;&quot;&quot;;[.$A$1];&quot;&quot;&quot;&quot;;&quot;:&quot;;&quot;&quot;&quot;&quot;;[.$A251]; &quot;&quot;&quot;&quot;;&quot;,&quot;)); IF([.$C251]=&quot;&quot;;&quot;&quot;;COM.MICROSOFT.CONCAT(&quot;&quot;&quot;&quot;;[.$C$1];&quot;&quot;&quot;&quot;;&quot;:&quot;;&quot;&quot;&quot;&quot;;[.$C251]; &quot;&quot;&quot;&quot;;&quot;,&quot;)); IF([.$D251]=&quot;&quot;;&quot;&quot;;COM.MICROSOFT.CONCAT(&quot;&quot;&quot;&quot;;[.$D$1];&quot;&quot;&quot;&quot;;&quot;:&quot;;&quot;&quot;&quot;&quot;;[.$D251]; &quot;&quot;&quot;&quot;;&quot;,&quot;));&quot;},&quot;))">
            <text:p/>
          </table:table-cell>
          <table:table-cell/>
          <table:table-cell table:style-name="ce5" table:formula="of:=IF(OR([.$A251]=&quot;&quot;;[.$B251]=[.$B250]);&quot;&quot;;COM.MICROSOFT.CONCAT(&quot;{&quot;; IF([.$B251]=&quot;&quot;;&quot;&quot;;COM.MICROSOFT.CONCAT(&quot;&quot;&quot;&quot;;[.$B$1];&quot;&quot;&quot;&quot;;&quot;:&quot;;&quot;&quot;&quot;&quot;;[.$B251]; &quot;&quot;&quot;&quot;;&quot;,&quot;)); IF([.$D251]=&quot;&quot;;&quot;&quot;;COM.MICROSOFT.CONCAT(&quot;&quot;&quot;&quot;;[.$D$1];&quot;&quot;&quot;&quot;;&quot;:&quot;;&quot;&quot;&quot;&quot;;[.$D25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52]=&quot;&quot;;&quot;&quot;;COM.MICROSOFT.CONCAT(&quot;{&quot;; IF([.$A252]=&quot;&quot;;&quot;&quot;;COM.MICROSOFT.CONCAT(&quot;&quot;&quot;&quot;;[.$A$1];&quot;&quot;&quot;&quot;;&quot;:&quot;;&quot;&quot;&quot;&quot;;[.$A252]; &quot;&quot;&quot;&quot;;&quot;,&quot;)); IF([.$C252]=&quot;&quot;;&quot;&quot;;COM.MICROSOFT.CONCAT(&quot;&quot;&quot;&quot;;[.$C$1];&quot;&quot;&quot;&quot;;&quot;:&quot;;&quot;&quot;&quot;&quot;;[.$C252]; &quot;&quot;&quot;&quot;;&quot;,&quot;)); IF([.$D252]=&quot;&quot;;&quot;&quot;;COM.MICROSOFT.CONCAT(&quot;&quot;&quot;&quot;;[.$D$1];&quot;&quot;&quot;&quot;;&quot;:&quot;;&quot;&quot;&quot;&quot;;[.$D252]; &quot;&quot;&quot;&quot;;&quot;,&quot;));&quot;},&quot;))">
            <text:p/>
          </table:table-cell>
          <table:table-cell/>
          <table:table-cell table:style-name="ce5" table:formula="of:=IF(OR([.$A252]=&quot;&quot;;[.$B252]=[.$B251]);&quot;&quot;;COM.MICROSOFT.CONCAT(&quot;{&quot;; IF([.$B252]=&quot;&quot;;&quot;&quot;;COM.MICROSOFT.CONCAT(&quot;&quot;&quot;&quot;;[.$B$1];&quot;&quot;&quot;&quot;;&quot;:&quot;;&quot;&quot;&quot;&quot;;[.$B252]; &quot;&quot;&quot;&quot;;&quot;,&quot;)); IF([.$D252]=&quot;&quot;;&quot;&quot;;COM.MICROSOFT.CONCAT(&quot;&quot;&quot;&quot;;[.$D$1];&quot;&quot;&quot;&quot;;&quot;:&quot;;&quot;&quot;&quot;&quot;;[.$D25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53]=&quot;&quot;;&quot;&quot;;COM.MICROSOFT.CONCAT(&quot;{&quot;; IF([.$A253]=&quot;&quot;;&quot;&quot;;COM.MICROSOFT.CONCAT(&quot;&quot;&quot;&quot;;[.$A$1];&quot;&quot;&quot;&quot;;&quot;:&quot;;&quot;&quot;&quot;&quot;;[.$A253]; &quot;&quot;&quot;&quot;;&quot;,&quot;)); IF([.$C253]=&quot;&quot;;&quot;&quot;;COM.MICROSOFT.CONCAT(&quot;&quot;&quot;&quot;;[.$C$1];&quot;&quot;&quot;&quot;;&quot;:&quot;;&quot;&quot;&quot;&quot;;[.$C253]; &quot;&quot;&quot;&quot;;&quot;,&quot;)); IF([.$D253]=&quot;&quot;;&quot;&quot;;COM.MICROSOFT.CONCAT(&quot;&quot;&quot;&quot;;[.$D$1];&quot;&quot;&quot;&quot;;&quot;:&quot;;&quot;&quot;&quot;&quot;;[.$D253]; &quot;&quot;&quot;&quot;;&quot;,&quot;));&quot;},&quot;))">
            <text:p/>
          </table:table-cell>
          <table:table-cell/>
          <table:table-cell table:style-name="ce5" table:formula="of:=IF(OR([.$A253]=&quot;&quot;;[.$B253]=[.$B252]);&quot;&quot;;COM.MICROSOFT.CONCAT(&quot;{&quot;; IF([.$B253]=&quot;&quot;;&quot;&quot;;COM.MICROSOFT.CONCAT(&quot;&quot;&quot;&quot;;[.$B$1];&quot;&quot;&quot;&quot;;&quot;:&quot;;&quot;&quot;&quot;&quot;;[.$B253]; &quot;&quot;&quot;&quot;;&quot;,&quot;)); IF([.$D253]=&quot;&quot;;&quot;&quot;;COM.MICROSOFT.CONCAT(&quot;&quot;&quot;&quot;;[.$D$1];&quot;&quot;&quot;&quot;;&quot;:&quot;;&quot;&quot;&quot;&quot;;[.$D25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54]=&quot;&quot;;&quot;&quot;;COM.MICROSOFT.CONCAT(&quot;{&quot;; IF([.$A254]=&quot;&quot;;&quot;&quot;;COM.MICROSOFT.CONCAT(&quot;&quot;&quot;&quot;;[.$A$1];&quot;&quot;&quot;&quot;;&quot;:&quot;;&quot;&quot;&quot;&quot;;[.$A254]; &quot;&quot;&quot;&quot;;&quot;,&quot;)); IF([.$C254]=&quot;&quot;;&quot;&quot;;COM.MICROSOFT.CONCAT(&quot;&quot;&quot;&quot;;[.$C$1];&quot;&quot;&quot;&quot;;&quot;:&quot;;&quot;&quot;&quot;&quot;;[.$C254]; &quot;&quot;&quot;&quot;;&quot;,&quot;)); IF([.$D254]=&quot;&quot;;&quot;&quot;;COM.MICROSOFT.CONCAT(&quot;&quot;&quot;&quot;;[.$D$1];&quot;&quot;&quot;&quot;;&quot;:&quot;;&quot;&quot;&quot;&quot;;[.$D254]; &quot;&quot;&quot;&quot;;&quot;,&quot;));&quot;},&quot;))">
            <text:p/>
          </table:table-cell>
          <table:table-cell/>
          <table:table-cell table:style-name="ce5" table:formula="of:=IF(OR([.$A254]=&quot;&quot;;[.$B254]=[.$B253]);&quot;&quot;;COM.MICROSOFT.CONCAT(&quot;{&quot;; IF([.$B254]=&quot;&quot;;&quot;&quot;;COM.MICROSOFT.CONCAT(&quot;&quot;&quot;&quot;;[.$B$1];&quot;&quot;&quot;&quot;;&quot;:&quot;;&quot;&quot;&quot;&quot;;[.$B254]; &quot;&quot;&quot;&quot;;&quot;,&quot;)); IF([.$D254]=&quot;&quot;;&quot;&quot;;COM.MICROSOFT.CONCAT(&quot;&quot;&quot;&quot;;[.$D$1];&quot;&quot;&quot;&quot;;&quot;:&quot;;&quot;&quot;&quot;&quot;;[.$D25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55]=&quot;&quot;;&quot;&quot;;COM.MICROSOFT.CONCAT(&quot;{&quot;; IF([.$A255]=&quot;&quot;;&quot;&quot;;COM.MICROSOFT.CONCAT(&quot;&quot;&quot;&quot;;[.$A$1];&quot;&quot;&quot;&quot;;&quot;:&quot;;&quot;&quot;&quot;&quot;;[.$A255]; &quot;&quot;&quot;&quot;;&quot;,&quot;)); IF([.$C255]=&quot;&quot;;&quot;&quot;;COM.MICROSOFT.CONCAT(&quot;&quot;&quot;&quot;;[.$C$1];&quot;&quot;&quot;&quot;;&quot;:&quot;;&quot;&quot;&quot;&quot;;[.$C255]; &quot;&quot;&quot;&quot;;&quot;,&quot;)); IF([.$D255]=&quot;&quot;;&quot;&quot;;COM.MICROSOFT.CONCAT(&quot;&quot;&quot;&quot;;[.$D$1];&quot;&quot;&quot;&quot;;&quot;:&quot;;&quot;&quot;&quot;&quot;;[.$D255]; &quot;&quot;&quot;&quot;;&quot;,&quot;));&quot;},&quot;))">
            <text:p/>
          </table:table-cell>
          <table:table-cell/>
          <table:table-cell table:style-name="ce5" table:formula="of:=IF(OR([.$A255]=&quot;&quot;;[.$B255]=[.$B254]);&quot;&quot;;COM.MICROSOFT.CONCAT(&quot;{&quot;; IF([.$B255]=&quot;&quot;;&quot;&quot;;COM.MICROSOFT.CONCAT(&quot;&quot;&quot;&quot;;[.$B$1];&quot;&quot;&quot;&quot;;&quot;:&quot;;&quot;&quot;&quot;&quot;;[.$B255]; &quot;&quot;&quot;&quot;;&quot;,&quot;)); IF([.$D255]=&quot;&quot;;&quot;&quot;;COM.MICROSOFT.CONCAT(&quot;&quot;&quot;&quot;;[.$D$1];&quot;&quot;&quot;&quot;;&quot;:&quot;;&quot;&quot;&quot;&quot;;[.$D25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56]=&quot;&quot;;&quot;&quot;;COM.MICROSOFT.CONCAT(&quot;{&quot;; IF([.$A256]=&quot;&quot;;&quot;&quot;;COM.MICROSOFT.CONCAT(&quot;&quot;&quot;&quot;;[.$A$1];&quot;&quot;&quot;&quot;;&quot;:&quot;;&quot;&quot;&quot;&quot;;[.$A256]; &quot;&quot;&quot;&quot;;&quot;,&quot;)); IF([.$C256]=&quot;&quot;;&quot;&quot;;COM.MICROSOFT.CONCAT(&quot;&quot;&quot;&quot;;[.$C$1];&quot;&quot;&quot;&quot;;&quot;:&quot;;&quot;&quot;&quot;&quot;;[.$C256]; &quot;&quot;&quot;&quot;;&quot;,&quot;)); IF([.$D256]=&quot;&quot;;&quot;&quot;;COM.MICROSOFT.CONCAT(&quot;&quot;&quot;&quot;;[.$D$1];&quot;&quot;&quot;&quot;;&quot;:&quot;;&quot;&quot;&quot;&quot;;[.$D256]; &quot;&quot;&quot;&quot;;&quot;,&quot;));&quot;},&quot;))">
            <text:p/>
          </table:table-cell>
          <table:table-cell/>
          <table:table-cell table:style-name="ce5" table:formula="of:=IF(OR([.$A256]=&quot;&quot;;[.$B256]=[.$B255]);&quot;&quot;;COM.MICROSOFT.CONCAT(&quot;{&quot;; IF([.$B256]=&quot;&quot;;&quot;&quot;;COM.MICROSOFT.CONCAT(&quot;&quot;&quot;&quot;;[.$B$1];&quot;&quot;&quot;&quot;;&quot;:&quot;;&quot;&quot;&quot;&quot;;[.$B256]; &quot;&quot;&quot;&quot;;&quot;,&quot;)); IF([.$D256]=&quot;&quot;;&quot;&quot;;COM.MICROSOFT.CONCAT(&quot;&quot;&quot;&quot;;[.$D$1];&quot;&quot;&quot;&quot;;&quot;:&quot;;&quot;&quot;&quot;&quot;;[.$D25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57]=&quot;&quot;;&quot;&quot;;COM.MICROSOFT.CONCAT(&quot;{&quot;; IF([.$A257]=&quot;&quot;;&quot;&quot;;COM.MICROSOFT.CONCAT(&quot;&quot;&quot;&quot;;[.$A$1];&quot;&quot;&quot;&quot;;&quot;:&quot;;&quot;&quot;&quot;&quot;;[.$A257]; &quot;&quot;&quot;&quot;;&quot;,&quot;)); IF([.$C257]=&quot;&quot;;&quot;&quot;;COM.MICROSOFT.CONCAT(&quot;&quot;&quot;&quot;;[.$C$1];&quot;&quot;&quot;&quot;;&quot;:&quot;;&quot;&quot;&quot;&quot;;[.$C257]; &quot;&quot;&quot;&quot;;&quot;,&quot;)); IF([.$D257]=&quot;&quot;;&quot;&quot;;COM.MICROSOFT.CONCAT(&quot;&quot;&quot;&quot;;[.$D$1];&quot;&quot;&quot;&quot;;&quot;:&quot;;&quot;&quot;&quot;&quot;;[.$D257]; &quot;&quot;&quot;&quot;;&quot;,&quot;));&quot;},&quot;))">
            <text:p/>
          </table:table-cell>
          <table:table-cell/>
          <table:table-cell table:style-name="ce5" table:formula="of:=IF(OR([.$A257]=&quot;&quot;;[.$B257]=[.$B256]);&quot;&quot;;COM.MICROSOFT.CONCAT(&quot;{&quot;; IF([.$B257]=&quot;&quot;;&quot;&quot;;COM.MICROSOFT.CONCAT(&quot;&quot;&quot;&quot;;[.$B$1];&quot;&quot;&quot;&quot;;&quot;:&quot;;&quot;&quot;&quot;&quot;;[.$B257]; &quot;&quot;&quot;&quot;;&quot;,&quot;)); IF([.$D257]=&quot;&quot;;&quot;&quot;;COM.MICROSOFT.CONCAT(&quot;&quot;&quot;&quot;;[.$D$1];&quot;&quot;&quot;&quot;;&quot;:&quot;;&quot;&quot;&quot;&quot;;[.$D25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58]=&quot;&quot;;&quot;&quot;;COM.MICROSOFT.CONCAT(&quot;{&quot;; IF([.$A258]=&quot;&quot;;&quot;&quot;;COM.MICROSOFT.CONCAT(&quot;&quot;&quot;&quot;;[.$A$1];&quot;&quot;&quot;&quot;;&quot;:&quot;;&quot;&quot;&quot;&quot;;[.$A258]; &quot;&quot;&quot;&quot;;&quot;,&quot;)); IF([.$C258]=&quot;&quot;;&quot;&quot;;COM.MICROSOFT.CONCAT(&quot;&quot;&quot;&quot;;[.$C$1];&quot;&quot;&quot;&quot;;&quot;:&quot;;&quot;&quot;&quot;&quot;;[.$C258]; &quot;&quot;&quot;&quot;;&quot;,&quot;)); IF([.$D258]=&quot;&quot;;&quot;&quot;;COM.MICROSOFT.CONCAT(&quot;&quot;&quot;&quot;;[.$D$1];&quot;&quot;&quot;&quot;;&quot;:&quot;;&quot;&quot;&quot;&quot;;[.$D258]; &quot;&quot;&quot;&quot;;&quot;,&quot;));&quot;},&quot;))">
            <text:p/>
          </table:table-cell>
          <table:table-cell/>
          <table:table-cell table:style-name="ce5" table:formula="of:=IF(OR([.$A258]=&quot;&quot;;[.$B258]=[.$B257]);&quot;&quot;;COM.MICROSOFT.CONCAT(&quot;{&quot;; IF([.$B258]=&quot;&quot;;&quot;&quot;;COM.MICROSOFT.CONCAT(&quot;&quot;&quot;&quot;;[.$B$1];&quot;&quot;&quot;&quot;;&quot;:&quot;;&quot;&quot;&quot;&quot;;[.$B258]; &quot;&quot;&quot;&quot;;&quot;,&quot;)); IF([.$D258]=&quot;&quot;;&quot;&quot;;COM.MICROSOFT.CONCAT(&quot;&quot;&quot;&quot;;[.$D$1];&quot;&quot;&quot;&quot;;&quot;:&quot;;&quot;&quot;&quot;&quot;;[.$D25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59]=&quot;&quot;;&quot;&quot;;COM.MICROSOFT.CONCAT(&quot;{&quot;; IF([.$A259]=&quot;&quot;;&quot;&quot;;COM.MICROSOFT.CONCAT(&quot;&quot;&quot;&quot;;[.$A$1];&quot;&quot;&quot;&quot;;&quot;:&quot;;&quot;&quot;&quot;&quot;;[.$A259]; &quot;&quot;&quot;&quot;;&quot;,&quot;)); IF([.$C259]=&quot;&quot;;&quot;&quot;;COM.MICROSOFT.CONCAT(&quot;&quot;&quot;&quot;;[.$C$1];&quot;&quot;&quot;&quot;;&quot;:&quot;;&quot;&quot;&quot;&quot;;[.$C259]; &quot;&quot;&quot;&quot;;&quot;,&quot;)); IF([.$D259]=&quot;&quot;;&quot;&quot;;COM.MICROSOFT.CONCAT(&quot;&quot;&quot;&quot;;[.$D$1];&quot;&quot;&quot;&quot;;&quot;:&quot;;&quot;&quot;&quot;&quot;;[.$D259]; &quot;&quot;&quot;&quot;;&quot;,&quot;));&quot;},&quot;))">
            <text:p/>
          </table:table-cell>
          <table:table-cell/>
          <table:table-cell table:style-name="ce5" table:formula="of:=IF(OR([.$A259]=&quot;&quot;;[.$B259]=[.$B258]);&quot;&quot;;COM.MICROSOFT.CONCAT(&quot;{&quot;; IF([.$B259]=&quot;&quot;;&quot;&quot;;COM.MICROSOFT.CONCAT(&quot;&quot;&quot;&quot;;[.$B$1];&quot;&quot;&quot;&quot;;&quot;:&quot;;&quot;&quot;&quot;&quot;;[.$B259]; &quot;&quot;&quot;&quot;;&quot;,&quot;)); IF([.$D259]=&quot;&quot;;&quot;&quot;;COM.MICROSOFT.CONCAT(&quot;&quot;&quot;&quot;;[.$D$1];&quot;&quot;&quot;&quot;;&quot;:&quot;;&quot;&quot;&quot;&quot;;[.$D25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60]=&quot;&quot;;&quot;&quot;;COM.MICROSOFT.CONCAT(&quot;{&quot;; IF([.$A260]=&quot;&quot;;&quot;&quot;;COM.MICROSOFT.CONCAT(&quot;&quot;&quot;&quot;;[.$A$1];&quot;&quot;&quot;&quot;;&quot;:&quot;;&quot;&quot;&quot;&quot;;[.$A260]; &quot;&quot;&quot;&quot;;&quot;,&quot;)); IF([.$C260]=&quot;&quot;;&quot;&quot;;COM.MICROSOFT.CONCAT(&quot;&quot;&quot;&quot;;[.$C$1];&quot;&quot;&quot;&quot;;&quot;:&quot;;&quot;&quot;&quot;&quot;;[.$C260]; &quot;&quot;&quot;&quot;;&quot;,&quot;)); IF([.$D260]=&quot;&quot;;&quot;&quot;;COM.MICROSOFT.CONCAT(&quot;&quot;&quot;&quot;;[.$D$1];&quot;&quot;&quot;&quot;;&quot;:&quot;;&quot;&quot;&quot;&quot;;[.$D260]; &quot;&quot;&quot;&quot;;&quot;,&quot;));&quot;},&quot;))">
            <text:p/>
          </table:table-cell>
          <table:table-cell/>
          <table:table-cell table:style-name="ce5" table:formula="of:=IF(OR([.$A260]=&quot;&quot;;[.$B260]=[.$B259]);&quot;&quot;;COM.MICROSOFT.CONCAT(&quot;{&quot;; IF([.$B260]=&quot;&quot;;&quot;&quot;;COM.MICROSOFT.CONCAT(&quot;&quot;&quot;&quot;;[.$B$1];&quot;&quot;&quot;&quot;;&quot;:&quot;;&quot;&quot;&quot;&quot;;[.$B260]; &quot;&quot;&quot;&quot;;&quot;,&quot;)); IF([.$D260]=&quot;&quot;;&quot;&quot;;COM.MICROSOFT.CONCAT(&quot;&quot;&quot;&quot;;[.$D$1];&quot;&quot;&quot;&quot;;&quot;:&quot;;&quot;&quot;&quot;&quot;;[.$D26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61]=&quot;&quot;;&quot;&quot;;COM.MICROSOFT.CONCAT(&quot;{&quot;; IF([.$A261]=&quot;&quot;;&quot;&quot;;COM.MICROSOFT.CONCAT(&quot;&quot;&quot;&quot;;[.$A$1];&quot;&quot;&quot;&quot;;&quot;:&quot;;&quot;&quot;&quot;&quot;;[.$A261]; &quot;&quot;&quot;&quot;;&quot;,&quot;)); IF([.$C261]=&quot;&quot;;&quot;&quot;;COM.MICROSOFT.CONCAT(&quot;&quot;&quot;&quot;;[.$C$1];&quot;&quot;&quot;&quot;;&quot;:&quot;;&quot;&quot;&quot;&quot;;[.$C261]; &quot;&quot;&quot;&quot;;&quot;,&quot;)); IF([.$D261]=&quot;&quot;;&quot;&quot;;COM.MICROSOFT.CONCAT(&quot;&quot;&quot;&quot;;[.$D$1];&quot;&quot;&quot;&quot;;&quot;:&quot;;&quot;&quot;&quot;&quot;;[.$D261]; &quot;&quot;&quot;&quot;;&quot;,&quot;));&quot;},&quot;))">
            <text:p/>
          </table:table-cell>
          <table:table-cell/>
          <table:table-cell table:style-name="ce5" table:formula="of:=IF(OR([.$A261]=&quot;&quot;;[.$B261]=[.$B260]);&quot;&quot;;COM.MICROSOFT.CONCAT(&quot;{&quot;; IF([.$B261]=&quot;&quot;;&quot;&quot;;COM.MICROSOFT.CONCAT(&quot;&quot;&quot;&quot;;[.$B$1];&quot;&quot;&quot;&quot;;&quot;:&quot;;&quot;&quot;&quot;&quot;;[.$B261]; &quot;&quot;&quot;&quot;;&quot;,&quot;)); IF([.$D261]=&quot;&quot;;&quot;&quot;;COM.MICROSOFT.CONCAT(&quot;&quot;&quot;&quot;;[.$D$1];&quot;&quot;&quot;&quot;;&quot;:&quot;;&quot;&quot;&quot;&quot;;[.$D26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62]=&quot;&quot;;&quot;&quot;;COM.MICROSOFT.CONCAT(&quot;{&quot;; IF([.$A262]=&quot;&quot;;&quot;&quot;;COM.MICROSOFT.CONCAT(&quot;&quot;&quot;&quot;;[.$A$1];&quot;&quot;&quot;&quot;;&quot;:&quot;;&quot;&quot;&quot;&quot;;[.$A262]; &quot;&quot;&quot;&quot;;&quot;,&quot;)); IF([.$C262]=&quot;&quot;;&quot;&quot;;COM.MICROSOFT.CONCAT(&quot;&quot;&quot;&quot;;[.$C$1];&quot;&quot;&quot;&quot;;&quot;:&quot;;&quot;&quot;&quot;&quot;;[.$C262]; &quot;&quot;&quot;&quot;;&quot;,&quot;)); IF([.$D262]=&quot;&quot;;&quot;&quot;;COM.MICROSOFT.CONCAT(&quot;&quot;&quot;&quot;;[.$D$1];&quot;&quot;&quot;&quot;;&quot;:&quot;;&quot;&quot;&quot;&quot;;[.$D262]; &quot;&quot;&quot;&quot;;&quot;,&quot;));&quot;},&quot;))">
            <text:p/>
          </table:table-cell>
          <table:table-cell/>
          <table:table-cell table:style-name="ce5" table:formula="of:=IF(OR([.$A262]=&quot;&quot;;[.$B262]=[.$B261]);&quot;&quot;;COM.MICROSOFT.CONCAT(&quot;{&quot;; IF([.$B262]=&quot;&quot;;&quot;&quot;;COM.MICROSOFT.CONCAT(&quot;&quot;&quot;&quot;;[.$B$1];&quot;&quot;&quot;&quot;;&quot;:&quot;;&quot;&quot;&quot;&quot;;[.$B262]; &quot;&quot;&quot;&quot;;&quot;,&quot;)); IF([.$D262]=&quot;&quot;;&quot;&quot;;COM.MICROSOFT.CONCAT(&quot;&quot;&quot;&quot;;[.$D$1];&quot;&quot;&quot;&quot;;&quot;:&quot;;&quot;&quot;&quot;&quot;;[.$D26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63]=&quot;&quot;;&quot;&quot;;COM.MICROSOFT.CONCAT(&quot;{&quot;; IF([.$A263]=&quot;&quot;;&quot;&quot;;COM.MICROSOFT.CONCAT(&quot;&quot;&quot;&quot;;[.$A$1];&quot;&quot;&quot;&quot;;&quot;:&quot;;&quot;&quot;&quot;&quot;;[.$A263]; &quot;&quot;&quot;&quot;;&quot;,&quot;)); IF([.$C263]=&quot;&quot;;&quot;&quot;;COM.MICROSOFT.CONCAT(&quot;&quot;&quot;&quot;;[.$C$1];&quot;&quot;&quot;&quot;;&quot;:&quot;;&quot;&quot;&quot;&quot;;[.$C263]; &quot;&quot;&quot;&quot;;&quot;,&quot;)); IF([.$D263]=&quot;&quot;;&quot;&quot;;COM.MICROSOFT.CONCAT(&quot;&quot;&quot;&quot;;[.$D$1];&quot;&quot;&quot;&quot;;&quot;:&quot;;&quot;&quot;&quot;&quot;;[.$D263]; &quot;&quot;&quot;&quot;;&quot;,&quot;));&quot;},&quot;))">
            <text:p/>
          </table:table-cell>
          <table:table-cell/>
          <table:table-cell table:style-name="ce5" table:formula="of:=IF(OR([.$A263]=&quot;&quot;;[.$B263]=[.$B262]);&quot;&quot;;COM.MICROSOFT.CONCAT(&quot;{&quot;; IF([.$B263]=&quot;&quot;;&quot;&quot;;COM.MICROSOFT.CONCAT(&quot;&quot;&quot;&quot;;[.$B$1];&quot;&quot;&quot;&quot;;&quot;:&quot;;&quot;&quot;&quot;&quot;;[.$B263]; &quot;&quot;&quot;&quot;;&quot;,&quot;)); IF([.$D263]=&quot;&quot;;&quot;&quot;;COM.MICROSOFT.CONCAT(&quot;&quot;&quot;&quot;;[.$D$1];&quot;&quot;&quot;&quot;;&quot;:&quot;;&quot;&quot;&quot;&quot;;[.$D26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64]=&quot;&quot;;&quot;&quot;;COM.MICROSOFT.CONCAT(&quot;{&quot;; IF([.$A264]=&quot;&quot;;&quot;&quot;;COM.MICROSOFT.CONCAT(&quot;&quot;&quot;&quot;;[.$A$1];&quot;&quot;&quot;&quot;;&quot;:&quot;;&quot;&quot;&quot;&quot;;[.$A264]; &quot;&quot;&quot;&quot;;&quot;,&quot;)); IF([.$C264]=&quot;&quot;;&quot;&quot;;COM.MICROSOFT.CONCAT(&quot;&quot;&quot;&quot;;[.$C$1];&quot;&quot;&quot;&quot;;&quot;:&quot;;&quot;&quot;&quot;&quot;;[.$C264]; &quot;&quot;&quot;&quot;;&quot;,&quot;)); IF([.$D264]=&quot;&quot;;&quot;&quot;;COM.MICROSOFT.CONCAT(&quot;&quot;&quot;&quot;;[.$D$1];&quot;&quot;&quot;&quot;;&quot;:&quot;;&quot;&quot;&quot;&quot;;[.$D264]; &quot;&quot;&quot;&quot;;&quot;,&quot;));&quot;},&quot;))">
            <text:p/>
          </table:table-cell>
          <table:table-cell/>
          <table:table-cell table:style-name="ce5" table:formula="of:=IF(OR([.$A264]=&quot;&quot;;[.$B264]=[.$B263]);&quot;&quot;;COM.MICROSOFT.CONCAT(&quot;{&quot;; IF([.$B264]=&quot;&quot;;&quot;&quot;;COM.MICROSOFT.CONCAT(&quot;&quot;&quot;&quot;;[.$B$1];&quot;&quot;&quot;&quot;;&quot;:&quot;;&quot;&quot;&quot;&quot;;[.$B264]; &quot;&quot;&quot;&quot;;&quot;,&quot;)); IF([.$D264]=&quot;&quot;;&quot;&quot;;COM.MICROSOFT.CONCAT(&quot;&quot;&quot;&quot;;[.$D$1];&quot;&quot;&quot;&quot;;&quot;:&quot;;&quot;&quot;&quot;&quot;;[.$D26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65]=&quot;&quot;;&quot;&quot;;COM.MICROSOFT.CONCAT(&quot;{&quot;; IF([.$A265]=&quot;&quot;;&quot;&quot;;COM.MICROSOFT.CONCAT(&quot;&quot;&quot;&quot;;[.$A$1];&quot;&quot;&quot;&quot;;&quot;:&quot;;&quot;&quot;&quot;&quot;;[.$A265]; &quot;&quot;&quot;&quot;;&quot;,&quot;)); IF([.$C265]=&quot;&quot;;&quot;&quot;;COM.MICROSOFT.CONCAT(&quot;&quot;&quot;&quot;;[.$C$1];&quot;&quot;&quot;&quot;;&quot;:&quot;;&quot;&quot;&quot;&quot;;[.$C265]; &quot;&quot;&quot;&quot;;&quot;,&quot;)); IF([.$D265]=&quot;&quot;;&quot;&quot;;COM.MICROSOFT.CONCAT(&quot;&quot;&quot;&quot;;[.$D$1];&quot;&quot;&quot;&quot;;&quot;:&quot;;&quot;&quot;&quot;&quot;;[.$D265]; &quot;&quot;&quot;&quot;;&quot;,&quot;));&quot;},&quot;))">
            <text:p/>
          </table:table-cell>
          <table:table-cell/>
          <table:table-cell table:style-name="ce5" table:formula="of:=IF(OR([.$A265]=&quot;&quot;;[.$B265]=[.$B264]);&quot;&quot;;COM.MICROSOFT.CONCAT(&quot;{&quot;; IF([.$B265]=&quot;&quot;;&quot;&quot;;COM.MICROSOFT.CONCAT(&quot;&quot;&quot;&quot;;[.$B$1];&quot;&quot;&quot;&quot;;&quot;:&quot;;&quot;&quot;&quot;&quot;;[.$B265]; &quot;&quot;&quot;&quot;;&quot;,&quot;)); IF([.$D265]=&quot;&quot;;&quot;&quot;;COM.MICROSOFT.CONCAT(&quot;&quot;&quot;&quot;;[.$D$1];&quot;&quot;&quot;&quot;;&quot;:&quot;;&quot;&quot;&quot;&quot;;[.$D26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66]=&quot;&quot;;&quot;&quot;;COM.MICROSOFT.CONCAT(&quot;{&quot;; IF([.$A266]=&quot;&quot;;&quot;&quot;;COM.MICROSOFT.CONCAT(&quot;&quot;&quot;&quot;;[.$A$1];&quot;&quot;&quot;&quot;;&quot;:&quot;;&quot;&quot;&quot;&quot;;[.$A266]; &quot;&quot;&quot;&quot;;&quot;,&quot;)); IF([.$C266]=&quot;&quot;;&quot;&quot;;COM.MICROSOFT.CONCAT(&quot;&quot;&quot;&quot;;[.$C$1];&quot;&quot;&quot;&quot;;&quot;:&quot;;&quot;&quot;&quot;&quot;;[.$C266]; &quot;&quot;&quot;&quot;;&quot;,&quot;)); IF([.$D266]=&quot;&quot;;&quot;&quot;;COM.MICROSOFT.CONCAT(&quot;&quot;&quot;&quot;;[.$D$1];&quot;&quot;&quot;&quot;;&quot;:&quot;;&quot;&quot;&quot;&quot;;[.$D266]; &quot;&quot;&quot;&quot;;&quot;,&quot;));&quot;},&quot;))">
            <text:p/>
          </table:table-cell>
          <table:table-cell/>
          <table:table-cell table:style-name="ce5" table:formula="of:=IF(OR([.$A266]=&quot;&quot;;[.$B266]=[.$B265]);&quot;&quot;;COM.MICROSOFT.CONCAT(&quot;{&quot;; IF([.$B266]=&quot;&quot;;&quot;&quot;;COM.MICROSOFT.CONCAT(&quot;&quot;&quot;&quot;;[.$B$1];&quot;&quot;&quot;&quot;;&quot;:&quot;;&quot;&quot;&quot;&quot;;[.$B266]; &quot;&quot;&quot;&quot;;&quot;,&quot;)); IF([.$D266]=&quot;&quot;;&quot;&quot;;COM.MICROSOFT.CONCAT(&quot;&quot;&quot;&quot;;[.$D$1];&quot;&quot;&quot;&quot;;&quot;:&quot;;&quot;&quot;&quot;&quot;;[.$D26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67]=&quot;&quot;;&quot;&quot;;COM.MICROSOFT.CONCAT(&quot;{&quot;; IF([.$A267]=&quot;&quot;;&quot;&quot;;COM.MICROSOFT.CONCAT(&quot;&quot;&quot;&quot;;[.$A$1];&quot;&quot;&quot;&quot;;&quot;:&quot;;&quot;&quot;&quot;&quot;;[.$A267]; &quot;&quot;&quot;&quot;;&quot;,&quot;)); IF([.$C267]=&quot;&quot;;&quot;&quot;;COM.MICROSOFT.CONCAT(&quot;&quot;&quot;&quot;;[.$C$1];&quot;&quot;&quot;&quot;;&quot;:&quot;;&quot;&quot;&quot;&quot;;[.$C267]; &quot;&quot;&quot;&quot;;&quot;,&quot;)); IF([.$D267]=&quot;&quot;;&quot;&quot;;COM.MICROSOFT.CONCAT(&quot;&quot;&quot;&quot;;[.$D$1];&quot;&quot;&quot;&quot;;&quot;:&quot;;&quot;&quot;&quot;&quot;;[.$D267]; &quot;&quot;&quot;&quot;;&quot;,&quot;));&quot;},&quot;))">
            <text:p/>
          </table:table-cell>
          <table:table-cell/>
          <table:table-cell table:style-name="ce5" table:formula="of:=IF(OR([.$A267]=&quot;&quot;;[.$B267]=[.$B266]);&quot;&quot;;COM.MICROSOFT.CONCAT(&quot;{&quot;; IF([.$B267]=&quot;&quot;;&quot;&quot;;COM.MICROSOFT.CONCAT(&quot;&quot;&quot;&quot;;[.$B$1];&quot;&quot;&quot;&quot;;&quot;:&quot;;&quot;&quot;&quot;&quot;;[.$B267]; &quot;&quot;&quot;&quot;;&quot;,&quot;)); IF([.$D267]=&quot;&quot;;&quot;&quot;;COM.MICROSOFT.CONCAT(&quot;&quot;&quot;&quot;;[.$D$1];&quot;&quot;&quot;&quot;;&quot;:&quot;;&quot;&quot;&quot;&quot;;[.$D26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68]=&quot;&quot;;&quot;&quot;;COM.MICROSOFT.CONCAT(&quot;{&quot;; IF([.$A268]=&quot;&quot;;&quot;&quot;;COM.MICROSOFT.CONCAT(&quot;&quot;&quot;&quot;;[.$A$1];&quot;&quot;&quot;&quot;;&quot;:&quot;;&quot;&quot;&quot;&quot;;[.$A268]; &quot;&quot;&quot;&quot;;&quot;,&quot;)); IF([.$C268]=&quot;&quot;;&quot;&quot;;COM.MICROSOFT.CONCAT(&quot;&quot;&quot;&quot;;[.$C$1];&quot;&quot;&quot;&quot;;&quot;:&quot;;&quot;&quot;&quot;&quot;;[.$C268]; &quot;&quot;&quot;&quot;;&quot;,&quot;)); IF([.$D268]=&quot;&quot;;&quot;&quot;;COM.MICROSOFT.CONCAT(&quot;&quot;&quot;&quot;;[.$D$1];&quot;&quot;&quot;&quot;;&quot;:&quot;;&quot;&quot;&quot;&quot;;[.$D268]; &quot;&quot;&quot;&quot;;&quot;,&quot;));&quot;},&quot;))">
            <text:p/>
          </table:table-cell>
          <table:table-cell/>
          <table:table-cell table:style-name="ce5" table:formula="of:=IF(OR([.$A268]=&quot;&quot;;[.$B268]=[.$B267]);&quot;&quot;;COM.MICROSOFT.CONCAT(&quot;{&quot;; IF([.$B268]=&quot;&quot;;&quot;&quot;;COM.MICROSOFT.CONCAT(&quot;&quot;&quot;&quot;;[.$B$1];&quot;&quot;&quot;&quot;;&quot;:&quot;;&quot;&quot;&quot;&quot;;[.$B268]; &quot;&quot;&quot;&quot;;&quot;,&quot;)); IF([.$D268]=&quot;&quot;;&quot;&quot;;COM.MICROSOFT.CONCAT(&quot;&quot;&quot;&quot;;[.$D$1];&quot;&quot;&quot;&quot;;&quot;:&quot;;&quot;&quot;&quot;&quot;;[.$D26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69]=&quot;&quot;;&quot;&quot;;COM.MICROSOFT.CONCAT(&quot;{&quot;; IF([.$A269]=&quot;&quot;;&quot;&quot;;COM.MICROSOFT.CONCAT(&quot;&quot;&quot;&quot;;[.$A$1];&quot;&quot;&quot;&quot;;&quot;:&quot;;&quot;&quot;&quot;&quot;;[.$A269]; &quot;&quot;&quot;&quot;;&quot;,&quot;)); IF([.$C269]=&quot;&quot;;&quot;&quot;;COM.MICROSOFT.CONCAT(&quot;&quot;&quot;&quot;;[.$C$1];&quot;&quot;&quot;&quot;;&quot;:&quot;;&quot;&quot;&quot;&quot;;[.$C269]; &quot;&quot;&quot;&quot;;&quot;,&quot;)); IF([.$D269]=&quot;&quot;;&quot;&quot;;COM.MICROSOFT.CONCAT(&quot;&quot;&quot;&quot;;[.$D$1];&quot;&quot;&quot;&quot;;&quot;:&quot;;&quot;&quot;&quot;&quot;;[.$D269]; &quot;&quot;&quot;&quot;;&quot;,&quot;));&quot;},&quot;))">
            <text:p/>
          </table:table-cell>
          <table:table-cell/>
          <table:table-cell table:style-name="ce5" table:formula="of:=IF(OR([.$A269]=&quot;&quot;;[.$B269]=[.$B268]);&quot;&quot;;COM.MICROSOFT.CONCAT(&quot;{&quot;; IF([.$B269]=&quot;&quot;;&quot;&quot;;COM.MICROSOFT.CONCAT(&quot;&quot;&quot;&quot;;[.$B$1];&quot;&quot;&quot;&quot;;&quot;:&quot;;&quot;&quot;&quot;&quot;;[.$B269]; &quot;&quot;&quot;&quot;;&quot;,&quot;)); IF([.$D269]=&quot;&quot;;&quot;&quot;;COM.MICROSOFT.CONCAT(&quot;&quot;&quot;&quot;;[.$D$1];&quot;&quot;&quot;&quot;;&quot;:&quot;;&quot;&quot;&quot;&quot;;[.$D26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70]=&quot;&quot;;&quot;&quot;;COM.MICROSOFT.CONCAT(&quot;{&quot;; IF([.$A270]=&quot;&quot;;&quot;&quot;;COM.MICROSOFT.CONCAT(&quot;&quot;&quot;&quot;;[.$A$1];&quot;&quot;&quot;&quot;;&quot;:&quot;;&quot;&quot;&quot;&quot;;[.$A270]; &quot;&quot;&quot;&quot;;&quot;,&quot;)); IF([.$C270]=&quot;&quot;;&quot;&quot;;COM.MICROSOFT.CONCAT(&quot;&quot;&quot;&quot;;[.$C$1];&quot;&quot;&quot;&quot;;&quot;:&quot;;&quot;&quot;&quot;&quot;;[.$C270]; &quot;&quot;&quot;&quot;;&quot;,&quot;)); IF([.$D270]=&quot;&quot;;&quot;&quot;;COM.MICROSOFT.CONCAT(&quot;&quot;&quot;&quot;;[.$D$1];&quot;&quot;&quot;&quot;;&quot;:&quot;;&quot;&quot;&quot;&quot;;[.$D270]; &quot;&quot;&quot;&quot;;&quot;,&quot;));&quot;},&quot;))">
            <text:p/>
          </table:table-cell>
          <table:table-cell/>
          <table:table-cell table:style-name="ce5" table:formula="of:=IF(OR([.$A270]=&quot;&quot;;[.$B270]=[.$B269]);&quot;&quot;;COM.MICROSOFT.CONCAT(&quot;{&quot;; IF([.$B270]=&quot;&quot;;&quot;&quot;;COM.MICROSOFT.CONCAT(&quot;&quot;&quot;&quot;;[.$B$1];&quot;&quot;&quot;&quot;;&quot;:&quot;;&quot;&quot;&quot;&quot;;[.$B270]; &quot;&quot;&quot;&quot;;&quot;,&quot;)); IF([.$D270]=&quot;&quot;;&quot;&quot;;COM.MICROSOFT.CONCAT(&quot;&quot;&quot;&quot;;[.$D$1];&quot;&quot;&quot;&quot;;&quot;:&quot;;&quot;&quot;&quot;&quot;;[.$D27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71]=&quot;&quot;;&quot;&quot;;COM.MICROSOFT.CONCAT(&quot;{&quot;; IF([.$A271]=&quot;&quot;;&quot;&quot;;COM.MICROSOFT.CONCAT(&quot;&quot;&quot;&quot;;[.$A$1];&quot;&quot;&quot;&quot;;&quot;:&quot;;&quot;&quot;&quot;&quot;;[.$A271]; &quot;&quot;&quot;&quot;;&quot;,&quot;)); IF([.$C271]=&quot;&quot;;&quot;&quot;;COM.MICROSOFT.CONCAT(&quot;&quot;&quot;&quot;;[.$C$1];&quot;&quot;&quot;&quot;;&quot;:&quot;;&quot;&quot;&quot;&quot;;[.$C271]; &quot;&quot;&quot;&quot;;&quot;,&quot;)); IF([.$D271]=&quot;&quot;;&quot;&quot;;COM.MICROSOFT.CONCAT(&quot;&quot;&quot;&quot;;[.$D$1];&quot;&quot;&quot;&quot;;&quot;:&quot;;&quot;&quot;&quot;&quot;;[.$D271]; &quot;&quot;&quot;&quot;;&quot;,&quot;));&quot;},&quot;))">
            <text:p/>
          </table:table-cell>
          <table:table-cell/>
          <table:table-cell table:style-name="ce5" table:formula="of:=IF(OR([.$A271]=&quot;&quot;;[.$B271]=[.$B270]);&quot;&quot;;COM.MICROSOFT.CONCAT(&quot;{&quot;; IF([.$B271]=&quot;&quot;;&quot;&quot;;COM.MICROSOFT.CONCAT(&quot;&quot;&quot;&quot;;[.$B$1];&quot;&quot;&quot;&quot;;&quot;:&quot;;&quot;&quot;&quot;&quot;;[.$B271]; &quot;&quot;&quot;&quot;;&quot;,&quot;)); IF([.$D271]=&quot;&quot;;&quot;&quot;;COM.MICROSOFT.CONCAT(&quot;&quot;&quot;&quot;;[.$D$1];&quot;&quot;&quot;&quot;;&quot;:&quot;;&quot;&quot;&quot;&quot;;[.$D27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72]=&quot;&quot;;&quot;&quot;;COM.MICROSOFT.CONCAT(&quot;{&quot;; IF([.$A272]=&quot;&quot;;&quot;&quot;;COM.MICROSOFT.CONCAT(&quot;&quot;&quot;&quot;;[.$A$1];&quot;&quot;&quot;&quot;;&quot;:&quot;;&quot;&quot;&quot;&quot;;[.$A272]; &quot;&quot;&quot;&quot;;&quot;,&quot;)); IF([.$C272]=&quot;&quot;;&quot;&quot;;COM.MICROSOFT.CONCAT(&quot;&quot;&quot;&quot;;[.$C$1];&quot;&quot;&quot;&quot;;&quot;:&quot;;&quot;&quot;&quot;&quot;;[.$C272]; &quot;&quot;&quot;&quot;;&quot;,&quot;)); IF([.$D272]=&quot;&quot;;&quot;&quot;;COM.MICROSOFT.CONCAT(&quot;&quot;&quot;&quot;;[.$D$1];&quot;&quot;&quot;&quot;;&quot;:&quot;;&quot;&quot;&quot;&quot;;[.$D272]; &quot;&quot;&quot;&quot;;&quot;,&quot;));&quot;},&quot;))">
            <text:p/>
          </table:table-cell>
          <table:table-cell/>
          <table:table-cell table:style-name="ce5" table:formula="of:=IF(OR([.$A272]=&quot;&quot;;[.$B272]=[.$B271]);&quot;&quot;;COM.MICROSOFT.CONCAT(&quot;{&quot;; IF([.$B272]=&quot;&quot;;&quot;&quot;;COM.MICROSOFT.CONCAT(&quot;&quot;&quot;&quot;;[.$B$1];&quot;&quot;&quot;&quot;;&quot;:&quot;;&quot;&quot;&quot;&quot;;[.$B272]; &quot;&quot;&quot;&quot;;&quot;,&quot;)); IF([.$D272]=&quot;&quot;;&quot;&quot;;COM.MICROSOFT.CONCAT(&quot;&quot;&quot;&quot;;[.$D$1];&quot;&quot;&quot;&quot;;&quot;:&quot;;&quot;&quot;&quot;&quot;;[.$D27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73]=&quot;&quot;;&quot;&quot;;COM.MICROSOFT.CONCAT(&quot;{&quot;; IF([.$A273]=&quot;&quot;;&quot;&quot;;COM.MICROSOFT.CONCAT(&quot;&quot;&quot;&quot;;[.$A$1];&quot;&quot;&quot;&quot;;&quot;:&quot;;&quot;&quot;&quot;&quot;;[.$A273]; &quot;&quot;&quot;&quot;;&quot;,&quot;)); IF([.$C273]=&quot;&quot;;&quot;&quot;;COM.MICROSOFT.CONCAT(&quot;&quot;&quot;&quot;;[.$C$1];&quot;&quot;&quot;&quot;;&quot;:&quot;;&quot;&quot;&quot;&quot;;[.$C273]; &quot;&quot;&quot;&quot;;&quot;,&quot;)); IF([.$D273]=&quot;&quot;;&quot;&quot;;COM.MICROSOFT.CONCAT(&quot;&quot;&quot;&quot;;[.$D$1];&quot;&quot;&quot;&quot;;&quot;:&quot;;&quot;&quot;&quot;&quot;;[.$D273]; &quot;&quot;&quot;&quot;;&quot;,&quot;));&quot;},&quot;))">
            <text:p/>
          </table:table-cell>
          <table:table-cell/>
          <table:table-cell table:style-name="ce5" table:formula="of:=IF(OR([.$A273]=&quot;&quot;;[.$B273]=[.$B272]);&quot;&quot;;COM.MICROSOFT.CONCAT(&quot;{&quot;; IF([.$B273]=&quot;&quot;;&quot;&quot;;COM.MICROSOFT.CONCAT(&quot;&quot;&quot;&quot;;[.$B$1];&quot;&quot;&quot;&quot;;&quot;:&quot;;&quot;&quot;&quot;&quot;;[.$B273]; &quot;&quot;&quot;&quot;;&quot;,&quot;)); IF([.$D273]=&quot;&quot;;&quot;&quot;;COM.MICROSOFT.CONCAT(&quot;&quot;&quot;&quot;;[.$D$1];&quot;&quot;&quot;&quot;;&quot;:&quot;;&quot;&quot;&quot;&quot;;[.$D27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74]=&quot;&quot;;&quot;&quot;;COM.MICROSOFT.CONCAT(&quot;{&quot;; IF([.$A274]=&quot;&quot;;&quot;&quot;;COM.MICROSOFT.CONCAT(&quot;&quot;&quot;&quot;;[.$A$1];&quot;&quot;&quot;&quot;;&quot;:&quot;;&quot;&quot;&quot;&quot;;[.$A274]; &quot;&quot;&quot;&quot;;&quot;,&quot;)); IF([.$C274]=&quot;&quot;;&quot;&quot;;COM.MICROSOFT.CONCAT(&quot;&quot;&quot;&quot;;[.$C$1];&quot;&quot;&quot;&quot;;&quot;:&quot;;&quot;&quot;&quot;&quot;;[.$C274]; &quot;&quot;&quot;&quot;;&quot;,&quot;)); IF([.$D274]=&quot;&quot;;&quot;&quot;;COM.MICROSOFT.CONCAT(&quot;&quot;&quot;&quot;;[.$D$1];&quot;&quot;&quot;&quot;;&quot;:&quot;;&quot;&quot;&quot;&quot;;[.$D274]; &quot;&quot;&quot;&quot;;&quot;,&quot;));&quot;},&quot;))">
            <text:p/>
          </table:table-cell>
          <table:table-cell/>
          <table:table-cell table:style-name="ce5" table:formula="of:=IF(OR([.$A274]=&quot;&quot;;[.$B274]=[.$B273]);&quot;&quot;;COM.MICROSOFT.CONCAT(&quot;{&quot;; IF([.$B274]=&quot;&quot;;&quot;&quot;;COM.MICROSOFT.CONCAT(&quot;&quot;&quot;&quot;;[.$B$1];&quot;&quot;&quot;&quot;;&quot;:&quot;;&quot;&quot;&quot;&quot;;[.$B274]; &quot;&quot;&quot;&quot;;&quot;,&quot;)); IF([.$D274]=&quot;&quot;;&quot;&quot;;COM.MICROSOFT.CONCAT(&quot;&quot;&quot;&quot;;[.$D$1];&quot;&quot;&quot;&quot;;&quot;:&quot;;&quot;&quot;&quot;&quot;;[.$D27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75]=&quot;&quot;;&quot;&quot;;COM.MICROSOFT.CONCAT(&quot;{&quot;; IF([.$A275]=&quot;&quot;;&quot;&quot;;COM.MICROSOFT.CONCAT(&quot;&quot;&quot;&quot;;[.$A$1];&quot;&quot;&quot;&quot;;&quot;:&quot;;&quot;&quot;&quot;&quot;;[.$A275]; &quot;&quot;&quot;&quot;;&quot;,&quot;)); IF([.$C275]=&quot;&quot;;&quot;&quot;;COM.MICROSOFT.CONCAT(&quot;&quot;&quot;&quot;;[.$C$1];&quot;&quot;&quot;&quot;;&quot;:&quot;;&quot;&quot;&quot;&quot;;[.$C275]; &quot;&quot;&quot;&quot;;&quot;,&quot;)); IF([.$D275]=&quot;&quot;;&quot;&quot;;COM.MICROSOFT.CONCAT(&quot;&quot;&quot;&quot;;[.$D$1];&quot;&quot;&quot;&quot;;&quot;:&quot;;&quot;&quot;&quot;&quot;;[.$D275]; &quot;&quot;&quot;&quot;;&quot;,&quot;));&quot;},&quot;))">
            <text:p/>
          </table:table-cell>
          <table:table-cell/>
          <table:table-cell table:style-name="ce5" table:formula="of:=IF(OR([.$A275]=&quot;&quot;;[.$B275]=[.$B274]);&quot;&quot;;COM.MICROSOFT.CONCAT(&quot;{&quot;; IF([.$B275]=&quot;&quot;;&quot;&quot;;COM.MICROSOFT.CONCAT(&quot;&quot;&quot;&quot;;[.$B$1];&quot;&quot;&quot;&quot;;&quot;:&quot;;&quot;&quot;&quot;&quot;;[.$B275]; &quot;&quot;&quot;&quot;;&quot;,&quot;)); IF([.$D275]=&quot;&quot;;&quot;&quot;;COM.MICROSOFT.CONCAT(&quot;&quot;&quot;&quot;;[.$D$1];&quot;&quot;&quot;&quot;;&quot;:&quot;;&quot;&quot;&quot;&quot;;[.$D27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76]=&quot;&quot;;&quot;&quot;;COM.MICROSOFT.CONCAT(&quot;{&quot;; IF([.$A276]=&quot;&quot;;&quot;&quot;;COM.MICROSOFT.CONCAT(&quot;&quot;&quot;&quot;;[.$A$1];&quot;&quot;&quot;&quot;;&quot;:&quot;;&quot;&quot;&quot;&quot;;[.$A276]; &quot;&quot;&quot;&quot;;&quot;,&quot;)); IF([.$C276]=&quot;&quot;;&quot;&quot;;COM.MICROSOFT.CONCAT(&quot;&quot;&quot;&quot;;[.$C$1];&quot;&quot;&quot;&quot;;&quot;:&quot;;&quot;&quot;&quot;&quot;;[.$C276]; &quot;&quot;&quot;&quot;;&quot;,&quot;)); IF([.$D276]=&quot;&quot;;&quot;&quot;;COM.MICROSOFT.CONCAT(&quot;&quot;&quot;&quot;;[.$D$1];&quot;&quot;&quot;&quot;;&quot;:&quot;;&quot;&quot;&quot;&quot;;[.$D276]; &quot;&quot;&quot;&quot;;&quot;,&quot;));&quot;},&quot;))">
            <text:p/>
          </table:table-cell>
          <table:table-cell/>
          <table:table-cell table:style-name="ce5" table:formula="of:=IF(OR([.$A276]=&quot;&quot;;[.$B276]=[.$B275]);&quot;&quot;;COM.MICROSOFT.CONCAT(&quot;{&quot;; IF([.$B276]=&quot;&quot;;&quot;&quot;;COM.MICROSOFT.CONCAT(&quot;&quot;&quot;&quot;;[.$B$1];&quot;&quot;&quot;&quot;;&quot;:&quot;;&quot;&quot;&quot;&quot;;[.$B276]; &quot;&quot;&quot;&quot;;&quot;,&quot;)); IF([.$D276]=&quot;&quot;;&quot;&quot;;COM.MICROSOFT.CONCAT(&quot;&quot;&quot;&quot;;[.$D$1];&quot;&quot;&quot;&quot;;&quot;:&quot;;&quot;&quot;&quot;&quot;;[.$D27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77]=&quot;&quot;;&quot;&quot;;COM.MICROSOFT.CONCAT(&quot;{&quot;; IF([.$A277]=&quot;&quot;;&quot;&quot;;COM.MICROSOFT.CONCAT(&quot;&quot;&quot;&quot;;[.$A$1];&quot;&quot;&quot;&quot;;&quot;:&quot;;&quot;&quot;&quot;&quot;;[.$A277]; &quot;&quot;&quot;&quot;;&quot;,&quot;)); IF([.$C277]=&quot;&quot;;&quot;&quot;;COM.MICROSOFT.CONCAT(&quot;&quot;&quot;&quot;;[.$C$1];&quot;&quot;&quot;&quot;;&quot;:&quot;;&quot;&quot;&quot;&quot;;[.$C277]; &quot;&quot;&quot;&quot;;&quot;,&quot;)); IF([.$D277]=&quot;&quot;;&quot;&quot;;COM.MICROSOFT.CONCAT(&quot;&quot;&quot;&quot;;[.$D$1];&quot;&quot;&quot;&quot;;&quot;:&quot;;&quot;&quot;&quot;&quot;;[.$D277]; &quot;&quot;&quot;&quot;;&quot;,&quot;));&quot;},&quot;))">
            <text:p/>
          </table:table-cell>
          <table:table-cell/>
          <table:table-cell table:style-name="ce5" table:formula="of:=IF(OR([.$A277]=&quot;&quot;;[.$B277]=[.$B276]);&quot;&quot;;COM.MICROSOFT.CONCAT(&quot;{&quot;; IF([.$B277]=&quot;&quot;;&quot;&quot;;COM.MICROSOFT.CONCAT(&quot;&quot;&quot;&quot;;[.$B$1];&quot;&quot;&quot;&quot;;&quot;:&quot;;&quot;&quot;&quot;&quot;;[.$B277]; &quot;&quot;&quot;&quot;;&quot;,&quot;)); IF([.$D277]=&quot;&quot;;&quot;&quot;;COM.MICROSOFT.CONCAT(&quot;&quot;&quot;&quot;;[.$D$1];&quot;&quot;&quot;&quot;;&quot;:&quot;;&quot;&quot;&quot;&quot;;[.$D27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78]=&quot;&quot;;&quot;&quot;;COM.MICROSOFT.CONCAT(&quot;{&quot;; IF([.$A278]=&quot;&quot;;&quot;&quot;;COM.MICROSOFT.CONCAT(&quot;&quot;&quot;&quot;;[.$A$1];&quot;&quot;&quot;&quot;;&quot;:&quot;;&quot;&quot;&quot;&quot;;[.$A278]; &quot;&quot;&quot;&quot;;&quot;,&quot;)); IF([.$C278]=&quot;&quot;;&quot;&quot;;COM.MICROSOFT.CONCAT(&quot;&quot;&quot;&quot;;[.$C$1];&quot;&quot;&quot;&quot;;&quot;:&quot;;&quot;&quot;&quot;&quot;;[.$C278]; &quot;&quot;&quot;&quot;;&quot;,&quot;)); IF([.$D278]=&quot;&quot;;&quot;&quot;;COM.MICROSOFT.CONCAT(&quot;&quot;&quot;&quot;;[.$D$1];&quot;&quot;&quot;&quot;;&quot;:&quot;;&quot;&quot;&quot;&quot;;[.$D278]; &quot;&quot;&quot;&quot;;&quot;,&quot;));&quot;},&quot;))">
            <text:p/>
          </table:table-cell>
          <table:table-cell/>
          <table:table-cell table:style-name="ce5" table:formula="of:=IF(OR([.$A278]=&quot;&quot;;[.$B278]=[.$B277]);&quot;&quot;;COM.MICROSOFT.CONCAT(&quot;{&quot;; IF([.$B278]=&quot;&quot;;&quot;&quot;;COM.MICROSOFT.CONCAT(&quot;&quot;&quot;&quot;;[.$B$1];&quot;&quot;&quot;&quot;;&quot;:&quot;;&quot;&quot;&quot;&quot;;[.$B278]; &quot;&quot;&quot;&quot;;&quot;,&quot;)); IF([.$D278]=&quot;&quot;;&quot;&quot;;COM.MICROSOFT.CONCAT(&quot;&quot;&quot;&quot;;[.$D$1];&quot;&quot;&quot;&quot;;&quot;:&quot;;&quot;&quot;&quot;&quot;;[.$D27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79]=&quot;&quot;;&quot;&quot;;COM.MICROSOFT.CONCAT(&quot;{&quot;; IF([.$A279]=&quot;&quot;;&quot;&quot;;COM.MICROSOFT.CONCAT(&quot;&quot;&quot;&quot;;[.$A$1];&quot;&quot;&quot;&quot;;&quot;:&quot;;&quot;&quot;&quot;&quot;;[.$A279]; &quot;&quot;&quot;&quot;;&quot;,&quot;)); IF([.$C279]=&quot;&quot;;&quot;&quot;;COM.MICROSOFT.CONCAT(&quot;&quot;&quot;&quot;;[.$C$1];&quot;&quot;&quot;&quot;;&quot;:&quot;;&quot;&quot;&quot;&quot;;[.$C279]; &quot;&quot;&quot;&quot;;&quot;,&quot;)); IF([.$D279]=&quot;&quot;;&quot;&quot;;COM.MICROSOFT.CONCAT(&quot;&quot;&quot;&quot;;[.$D$1];&quot;&quot;&quot;&quot;;&quot;:&quot;;&quot;&quot;&quot;&quot;;[.$D279]; &quot;&quot;&quot;&quot;;&quot;,&quot;));&quot;},&quot;))">
            <text:p/>
          </table:table-cell>
          <table:table-cell/>
          <table:table-cell table:style-name="ce5" table:formula="of:=IF(OR([.$A279]=&quot;&quot;;[.$B279]=[.$B278]);&quot;&quot;;COM.MICROSOFT.CONCAT(&quot;{&quot;; IF([.$B279]=&quot;&quot;;&quot;&quot;;COM.MICROSOFT.CONCAT(&quot;&quot;&quot;&quot;;[.$B$1];&quot;&quot;&quot;&quot;;&quot;:&quot;;&quot;&quot;&quot;&quot;;[.$B279]; &quot;&quot;&quot;&quot;;&quot;,&quot;)); IF([.$D279]=&quot;&quot;;&quot;&quot;;COM.MICROSOFT.CONCAT(&quot;&quot;&quot;&quot;;[.$D$1];&quot;&quot;&quot;&quot;;&quot;:&quot;;&quot;&quot;&quot;&quot;;[.$D27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80]=&quot;&quot;;&quot;&quot;;COM.MICROSOFT.CONCAT(&quot;{&quot;; IF([.$A280]=&quot;&quot;;&quot;&quot;;COM.MICROSOFT.CONCAT(&quot;&quot;&quot;&quot;;[.$A$1];&quot;&quot;&quot;&quot;;&quot;:&quot;;&quot;&quot;&quot;&quot;;[.$A280]; &quot;&quot;&quot;&quot;;&quot;,&quot;)); IF([.$C280]=&quot;&quot;;&quot;&quot;;COM.MICROSOFT.CONCAT(&quot;&quot;&quot;&quot;;[.$C$1];&quot;&quot;&quot;&quot;;&quot;:&quot;;&quot;&quot;&quot;&quot;;[.$C280]; &quot;&quot;&quot;&quot;;&quot;,&quot;)); IF([.$D280]=&quot;&quot;;&quot;&quot;;COM.MICROSOFT.CONCAT(&quot;&quot;&quot;&quot;;[.$D$1];&quot;&quot;&quot;&quot;;&quot;:&quot;;&quot;&quot;&quot;&quot;;[.$D280]; &quot;&quot;&quot;&quot;;&quot;,&quot;));&quot;},&quot;))">
            <text:p/>
          </table:table-cell>
          <table:table-cell/>
          <table:table-cell table:style-name="ce5" table:formula="of:=IF(OR([.$A280]=&quot;&quot;;[.$B280]=[.$B279]);&quot;&quot;;COM.MICROSOFT.CONCAT(&quot;{&quot;; IF([.$B280]=&quot;&quot;;&quot;&quot;;COM.MICROSOFT.CONCAT(&quot;&quot;&quot;&quot;;[.$B$1];&quot;&quot;&quot;&quot;;&quot;:&quot;;&quot;&quot;&quot;&quot;;[.$B280]; &quot;&quot;&quot;&quot;;&quot;,&quot;)); IF([.$D280]=&quot;&quot;;&quot;&quot;;COM.MICROSOFT.CONCAT(&quot;&quot;&quot;&quot;;[.$D$1];&quot;&quot;&quot;&quot;;&quot;:&quot;;&quot;&quot;&quot;&quot;;[.$D28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81]=&quot;&quot;;&quot;&quot;;COM.MICROSOFT.CONCAT(&quot;{&quot;; IF([.$A281]=&quot;&quot;;&quot;&quot;;COM.MICROSOFT.CONCAT(&quot;&quot;&quot;&quot;;[.$A$1];&quot;&quot;&quot;&quot;;&quot;:&quot;;&quot;&quot;&quot;&quot;;[.$A281]; &quot;&quot;&quot;&quot;;&quot;,&quot;)); IF([.$C281]=&quot;&quot;;&quot;&quot;;COM.MICROSOFT.CONCAT(&quot;&quot;&quot;&quot;;[.$C$1];&quot;&quot;&quot;&quot;;&quot;:&quot;;&quot;&quot;&quot;&quot;;[.$C281]; &quot;&quot;&quot;&quot;;&quot;,&quot;)); IF([.$D281]=&quot;&quot;;&quot;&quot;;COM.MICROSOFT.CONCAT(&quot;&quot;&quot;&quot;;[.$D$1];&quot;&quot;&quot;&quot;;&quot;:&quot;;&quot;&quot;&quot;&quot;;[.$D281]; &quot;&quot;&quot;&quot;;&quot;,&quot;));&quot;},&quot;))">
            <text:p/>
          </table:table-cell>
          <table:table-cell/>
          <table:table-cell table:style-name="ce5" table:formula="of:=IF(OR([.$A281]=&quot;&quot;;[.$B281]=[.$B280]);&quot;&quot;;COM.MICROSOFT.CONCAT(&quot;{&quot;; IF([.$B281]=&quot;&quot;;&quot;&quot;;COM.MICROSOFT.CONCAT(&quot;&quot;&quot;&quot;;[.$B$1];&quot;&quot;&quot;&quot;;&quot;:&quot;;&quot;&quot;&quot;&quot;;[.$B281]; &quot;&quot;&quot;&quot;;&quot;,&quot;)); IF([.$D281]=&quot;&quot;;&quot;&quot;;COM.MICROSOFT.CONCAT(&quot;&quot;&quot;&quot;;[.$D$1];&quot;&quot;&quot;&quot;;&quot;:&quot;;&quot;&quot;&quot;&quot;;[.$D28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82]=&quot;&quot;;&quot;&quot;;COM.MICROSOFT.CONCAT(&quot;{&quot;; IF([.$A282]=&quot;&quot;;&quot;&quot;;COM.MICROSOFT.CONCAT(&quot;&quot;&quot;&quot;;[.$A$1];&quot;&quot;&quot;&quot;;&quot;:&quot;;&quot;&quot;&quot;&quot;;[.$A282]; &quot;&quot;&quot;&quot;;&quot;,&quot;)); IF([.$C282]=&quot;&quot;;&quot;&quot;;COM.MICROSOFT.CONCAT(&quot;&quot;&quot;&quot;;[.$C$1];&quot;&quot;&quot;&quot;;&quot;:&quot;;&quot;&quot;&quot;&quot;;[.$C282]; &quot;&quot;&quot;&quot;;&quot;,&quot;)); IF([.$D282]=&quot;&quot;;&quot;&quot;;COM.MICROSOFT.CONCAT(&quot;&quot;&quot;&quot;;[.$D$1];&quot;&quot;&quot;&quot;;&quot;:&quot;;&quot;&quot;&quot;&quot;;[.$D282]; &quot;&quot;&quot;&quot;;&quot;,&quot;));&quot;},&quot;))">
            <text:p/>
          </table:table-cell>
          <table:table-cell/>
          <table:table-cell table:style-name="ce5" table:formula="of:=IF(OR([.$A282]=&quot;&quot;;[.$B282]=[.$B281]);&quot;&quot;;COM.MICROSOFT.CONCAT(&quot;{&quot;; IF([.$B282]=&quot;&quot;;&quot;&quot;;COM.MICROSOFT.CONCAT(&quot;&quot;&quot;&quot;;[.$B$1];&quot;&quot;&quot;&quot;;&quot;:&quot;;&quot;&quot;&quot;&quot;;[.$B282]; &quot;&quot;&quot;&quot;;&quot;,&quot;)); IF([.$D282]=&quot;&quot;;&quot;&quot;;COM.MICROSOFT.CONCAT(&quot;&quot;&quot;&quot;;[.$D$1];&quot;&quot;&quot;&quot;;&quot;:&quot;;&quot;&quot;&quot;&quot;;[.$D28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83]=&quot;&quot;;&quot;&quot;;COM.MICROSOFT.CONCAT(&quot;{&quot;; IF([.$A283]=&quot;&quot;;&quot;&quot;;COM.MICROSOFT.CONCAT(&quot;&quot;&quot;&quot;;[.$A$1];&quot;&quot;&quot;&quot;;&quot;:&quot;;&quot;&quot;&quot;&quot;;[.$A283]; &quot;&quot;&quot;&quot;;&quot;,&quot;)); IF([.$C283]=&quot;&quot;;&quot;&quot;;COM.MICROSOFT.CONCAT(&quot;&quot;&quot;&quot;;[.$C$1];&quot;&quot;&quot;&quot;;&quot;:&quot;;&quot;&quot;&quot;&quot;;[.$C283]; &quot;&quot;&quot;&quot;;&quot;,&quot;)); IF([.$D283]=&quot;&quot;;&quot;&quot;;COM.MICROSOFT.CONCAT(&quot;&quot;&quot;&quot;;[.$D$1];&quot;&quot;&quot;&quot;;&quot;:&quot;;&quot;&quot;&quot;&quot;;[.$D283]; &quot;&quot;&quot;&quot;;&quot;,&quot;));&quot;},&quot;))">
            <text:p/>
          </table:table-cell>
          <table:table-cell/>
          <table:table-cell table:style-name="ce5" table:formula="of:=IF(OR([.$A283]=&quot;&quot;;[.$B283]=[.$B282]);&quot;&quot;;COM.MICROSOFT.CONCAT(&quot;{&quot;; IF([.$B283]=&quot;&quot;;&quot;&quot;;COM.MICROSOFT.CONCAT(&quot;&quot;&quot;&quot;;[.$B$1];&quot;&quot;&quot;&quot;;&quot;:&quot;;&quot;&quot;&quot;&quot;;[.$B283]; &quot;&quot;&quot;&quot;;&quot;,&quot;)); IF([.$D283]=&quot;&quot;;&quot;&quot;;COM.MICROSOFT.CONCAT(&quot;&quot;&quot;&quot;;[.$D$1];&quot;&quot;&quot;&quot;;&quot;:&quot;;&quot;&quot;&quot;&quot;;[.$D28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84]=&quot;&quot;;&quot;&quot;;COM.MICROSOFT.CONCAT(&quot;{&quot;; IF([.$A284]=&quot;&quot;;&quot;&quot;;COM.MICROSOFT.CONCAT(&quot;&quot;&quot;&quot;;[.$A$1];&quot;&quot;&quot;&quot;;&quot;:&quot;;&quot;&quot;&quot;&quot;;[.$A284]; &quot;&quot;&quot;&quot;;&quot;,&quot;)); IF([.$C284]=&quot;&quot;;&quot;&quot;;COM.MICROSOFT.CONCAT(&quot;&quot;&quot;&quot;;[.$C$1];&quot;&quot;&quot;&quot;;&quot;:&quot;;&quot;&quot;&quot;&quot;;[.$C284]; &quot;&quot;&quot;&quot;;&quot;,&quot;)); IF([.$D284]=&quot;&quot;;&quot;&quot;;COM.MICROSOFT.CONCAT(&quot;&quot;&quot;&quot;;[.$D$1];&quot;&quot;&quot;&quot;;&quot;:&quot;;&quot;&quot;&quot;&quot;;[.$D284]; &quot;&quot;&quot;&quot;;&quot;,&quot;));&quot;},&quot;))">
            <text:p/>
          </table:table-cell>
          <table:table-cell/>
          <table:table-cell table:style-name="ce5" table:formula="of:=IF(OR([.$A284]=&quot;&quot;;[.$B284]=[.$B283]);&quot;&quot;;COM.MICROSOFT.CONCAT(&quot;{&quot;; IF([.$B284]=&quot;&quot;;&quot;&quot;;COM.MICROSOFT.CONCAT(&quot;&quot;&quot;&quot;;[.$B$1];&quot;&quot;&quot;&quot;;&quot;:&quot;;&quot;&quot;&quot;&quot;;[.$B284]; &quot;&quot;&quot;&quot;;&quot;,&quot;)); IF([.$D284]=&quot;&quot;;&quot;&quot;;COM.MICROSOFT.CONCAT(&quot;&quot;&quot;&quot;;[.$D$1];&quot;&quot;&quot;&quot;;&quot;:&quot;;&quot;&quot;&quot;&quot;;[.$D28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85]=&quot;&quot;;&quot;&quot;;COM.MICROSOFT.CONCAT(&quot;{&quot;; IF([.$A285]=&quot;&quot;;&quot;&quot;;COM.MICROSOFT.CONCAT(&quot;&quot;&quot;&quot;;[.$A$1];&quot;&quot;&quot;&quot;;&quot;:&quot;;&quot;&quot;&quot;&quot;;[.$A285]; &quot;&quot;&quot;&quot;;&quot;,&quot;)); IF([.$C285]=&quot;&quot;;&quot;&quot;;COM.MICROSOFT.CONCAT(&quot;&quot;&quot;&quot;;[.$C$1];&quot;&quot;&quot;&quot;;&quot;:&quot;;&quot;&quot;&quot;&quot;;[.$C285]; &quot;&quot;&quot;&quot;;&quot;,&quot;)); IF([.$D285]=&quot;&quot;;&quot;&quot;;COM.MICROSOFT.CONCAT(&quot;&quot;&quot;&quot;;[.$D$1];&quot;&quot;&quot;&quot;;&quot;:&quot;;&quot;&quot;&quot;&quot;;[.$D285]; &quot;&quot;&quot;&quot;;&quot;,&quot;));&quot;},&quot;))">
            <text:p/>
          </table:table-cell>
          <table:table-cell/>
          <table:table-cell table:style-name="ce5" table:formula="of:=IF(OR([.$A285]=&quot;&quot;;[.$B285]=[.$B284]);&quot;&quot;;COM.MICROSOFT.CONCAT(&quot;{&quot;; IF([.$B285]=&quot;&quot;;&quot;&quot;;COM.MICROSOFT.CONCAT(&quot;&quot;&quot;&quot;;[.$B$1];&quot;&quot;&quot;&quot;;&quot;:&quot;;&quot;&quot;&quot;&quot;;[.$B285]; &quot;&quot;&quot;&quot;;&quot;,&quot;)); IF([.$D285]=&quot;&quot;;&quot;&quot;;COM.MICROSOFT.CONCAT(&quot;&quot;&quot;&quot;;[.$D$1];&quot;&quot;&quot;&quot;;&quot;:&quot;;&quot;&quot;&quot;&quot;;[.$D28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86]=&quot;&quot;;&quot;&quot;;COM.MICROSOFT.CONCAT(&quot;{&quot;; IF([.$A286]=&quot;&quot;;&quot;&quot;;COM.MICROSOFT.CONCAT(&quot;&quot;&quot;&quot;;[.$A$1];&quot;&quot;&quot;&quot;;&quot;:&quot;;&quot;&quot;&quot;&quot;;[.$A286]; &quot;&quot;&quot;&quot;;&quot;,&quot;)); IF([.$C286]=&quot;&quot;;&quot;&quot;;COM.MICROSOFT.CONCAT(&quot;&quot;&quot;&quot;;[.$C$1];&quot;&quot;&quot;&quot;;&quot;:&quot;;&quot;&quot;&quot;&quot;;[.$C286]; &quot;&quot;&quot;&quot;;&quot;,&quot;)); IF([.$D286]=&quot;&quot;;&quot;&quot;;COM.MICROSOFT.CONCAT(&quot;&quot;&quot;&quot;;[.$D$1];&quot;&quot;&quot;&quot;;&quot;:&quot;;&quot;&quot;&quot;&quot;;[.$D286]; &quot;&quot;&quot;&quot;;&quot;,&quot;));&quot;},&quot;))">
            <text:p/>
          </table:table-cell>
          <table:table-cell/>
          <table:table-cell table:style-name="ce5" table:formula="of:=IF(OR([.$A286]=&quot;&quot;;[.$B286]=[.$B285]);&quot;&quot;;COM.MICROSOFT.CONCAT(&quot;{&quot;; IF([.$B286]=&quot;&quot;;&quot;&quot;;COM.MICROSOFT.CONCAT(&quot;&quot;&quot;&quot;;[.$B$1];&quot;&quot;&quot;&quot;;&quot;:&quot;;&quot;&quot;&quot;&quot;;[.$B286]; &quot;&quot;&quot;&quot;;&quot;,&quot;)); IF([.$D286]=&quot;&quot;;&quot;&quot;;COM.MICROSOFT.CONCAT(&quot;&quot;&quot;&quot;;[.$D$1];&quot;&quot;&quot;&quot;;&quot;:&quot;;&quot;&quot;&quot;&quot;;[.$D28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87]=&quot;&quot;;&quot;&quot;;COM.MICROSOFT.CONCAT(&quot;{&quot;; IF([.$A287]=&quot;&quot;;&quot;&quot;;COM.MICROSOFT.CONCAT(&quot;&quot;&quot;&quot;;[.$A$1];&quot;&quot;&quot;&quot;;&quot;:&quot;;&quot;&quot;&quot;&quot;;[.$A287]; &quot;&quot;&quot;&quot;;&quot;,&quot;)); IF([.$C287]=&quot;&quot;;&quot;&quot;;COM.MICROSOFT.CONCAT(&quot;&quot;&quot;&quot;;[.$C$1];&quot;&quot;&quot;&quot;;&quot;:&quot;;&quot;&quot;&quot;&quot;;[.$C287]; &quot;&quot;&quot;&quot;;&quot;,&quot;)); IF([.$D287]=&quot;&quot;;&quot;&quot;;COM.MICROSOFT.CONCAT(&quot;&quot;&quot;&quot;;[.$D$1];&quot;&quot;&quot;&quot;;&quot;:&quot;;&quot;&quot;&quot;&quot;;[.$D287]; &quot;&quot;&quot;&quot;;&quot;,&quot;));&quot;},&quot;))">
            <text:p/>
          </table:table-cell>
          <table:table-cell/>
          <table:table-cell table:style-name="ce5" table:formula="of:=IF(OR([.$A287]=&quot;&quot;;[.$B287]=[.$B286]);&quot;&quot;;COM.MICROSOFT.CONCAT(&quot;{&quot;; IF([.$B287]=&quot;&quot;;&quot;&quot;;COM.MICROSOFT.CONCAT(&quot;&quot;&quot;&quot;;[.$B$1];&quot;&quot;&quot;&quot;;&quot;:&quot;;&quot;&quot;&quot;&quot;;[.$B287]; &quot;&quot;&quot;&quot;;&quot;,&quot;)); IF([.$D287]=&quot;&quot;;&quot;&quot;;COM.MICROSOFT.CONCAT(&quot;&quot;&quot;&quot;;[.$D$1];&quot;&quot;&quot;&quot;;&quot;:&quot;;&quot;&quot;&quot;&quot;;[.$D28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88]=&quot;&quot;;&quot;&quot;;COM.MICROSOFT.CONCAT(&quot;{&quot;; IF([.$A288]=&quot;&quot;;&quot;&quot;;COM.MICROSOFT.CONCAT(&quot;&quot;&quot;&quot;;[.$A$1];&quot;&quot;&quot;&quot;;&quot;:&quot;;&quot;&quot;&quot;&quot;;[.$A288]; &quot;&quot;&quot;&quot;;&quot;,&quot;)); IF([.$C288]=&quot;&quot;;&quot;&quot;;COM.MICROSOFT.CONCAT(&quot;&quot;&quot;&quot;;[.$C$1];&quot;&quot;&quot;&quot;;&quot;:&quot;;&quot;&quot;&quot;&quot;;[.$C288]; &quot;&quot;&quot;&quot;;&quot;,&quot;)); IF([.$D288]=&quot;&quot;;&quot;&quot;;COM.MICROSOFT.CONCAT(&quot;&quot;&quot;&quot;;[.$D$1];&quot;&quot;&quot;&quot;;&quot;:&quot;;&quot;&quot;&quot;&quot;;[.$D288]; &quot;&quot;&quot;&quot;;&quot;,&quot;));&quot;},&quot;))">
            <text:p/>
          </table:table-cell>
          <table:table-cell/>
          <table:table-cell table:style-name="ce5" table:formula="of:=IF(OR([.$A288]=&quot;&quot;;[.$B288]=[.$B287]);&quot;&quot;;COM.MICROSOFT.CONCAT(&quot;{&quot;; IF([.$B288]=&quot;&quot;;&quot;&quot;;COM.MICROSOFT.CONCAT(&quot;&quot;&quot;&quot;;[.$B$1];&quot;&quot;&quot;&quot;;&quot;:&quot;;&quot;&quot;&quot;&quot;;[.$B288]; &quot;&quot;&quot;&quot;;&quot;,&quot;)); IF([.$D288]=&quot;&quot;;&quot;&quot;;COM.MICROSOFT.CONCAT(&quot;&quot;&quot;&quot;;[.$D$1];&quot;&quot;&quot;&quot;;&quot;:&quot;;&quot;&quot;&quot;&quot;;[.$D28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89]=&quot;&quot;;&quot;&quot;;COM.MICROSOFT.CONCAT(&quot;{&quot;; IF([.$A289]=&quot;&quot;;&quot;&quot;;COM.MICROSOFT.CONCAT(&quot;&quot;&quot;&quot;;[.$A$1];&quot;&quot;&quot;&quot;;&quot;:&quot;;&quot;&quot;&quot;&quot;;[.$A289]; &quot;&quot;&quot;&quot;;&quot;,&quot;)); IF([.$C289]=&quot;&quot;;&quot;&quot;;COM.MICROSOFT.CONCAT(&quot;&quot;&quot;&quot;;[.$C$1];&quot;&quot;&quot;&quot;;&quot;:&quot;;&quot;&quot;&quot;&quot;;[.$C289]; &quot;&quot;&quot;&quot;;&quot;,&quot;)); IF([.$D289]=&quot;&quot;;&quot;&quot;;COM.MICROSOFT.CONCAT(&quot;&quot;&quot;&quot;;[.$D$1];&quot;&quot;&quot;&quot;;&quot;:&quot;;&quot;&quot;&quot;&quot;;[.$D289]; &quot;&quot;&quot;&quot;;&quot;,&quot;));&quot;},&quot;))">
            <text:p/>
          </table:table-cell>
          <table:table-cell/>
          <table:table-cell table:style-name="ce5" table:formula="of:=IF(OR([.$A289]=&quot;&quot;;[.$B289]=[.$B288]);&quot;&quot;;COM.MICROSOFT.CONCAT(&quot;{&quot;; IF([.$B289]=&quot;&quot;;&quot;&quot;;COM.MICROSOFT.CONCAT(&quot;&quot;&quot;&quot;;[.$B$1];&quot;&quot;&quot;&quot;;&quot;:&quot;;&quot;&quot;&quot;&quot;;[.$B289]; &quot;&quot;&quot;&quot;;&quot;,&quot;)); IF([.$D289]=&quot;&quot;;&quot;&quot;;COM.MICROSOFT.CONCAT(&quot;&quot;&quot;&quot;;[.$D$1];&quot;&quot;&quot;&quot;;&quot;:&quot;;&quot;&quot;&quot;&quot;;[.$D28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90]=&quot;&quot;;&quot;&quot;;COM.MICROSOFT.CONCAT(&quot;{&quot;; IF([.$A290]=&quot;&quot;;&quot;&quot;;COM.MICROSOFT.CONCAT(&quot;&quot;&quot;&quot;;[.$A$1];&quot;&quot;&quot;&quot;;&quot;:&quot;;&quot;&quot;&quot;&quot;;[.$A290]; &quot;&quot;&quot;&quot;;&quot;,&quot;)); IF([.$C290]=&quot;&quot;;&quot;&quot;;COM.MICROSOFT.CONCAT(&quot;&quot;&quot;&quot;;[.$C$1];&quot;&quot;&quot;&quot;;&quot;:&quot;;&quot;&quot;&quot;&quot;;[.$C290]; &quot;&quot;&quot;&quot;;&quot;,&quot;)); IF([.$D290]=&quot;&quot;;&quot;&quot;;COM.MICROSOFT.CONCAT(&quot;&quot;&quot;&quot;;[.$D$1];&quot;&quot;&quot;&quot;;&quot;:&quot;;&quot;&quot;&quot;&quot;;[.$D290]; &quot;&quot;&quot;&quot;;&quot;,&quot;));&quot;},&quot;))">
            <text:p/>
          </table:table-cell>
          <table:table-cell/>
          <table:table-cell table:style-name="ce5" table:formula="of:=IF(OR([.$A290]=&quot;&quot;;[.$B290]=[.$B289]);&quot;&quot;;COM.MICROSOFT.CONCAT(&quot;{&quot;; IF([.$B290]=&quot;&quot;;&quot;&quot;;COM.MICROSOFT.CONCAT(&quot;&quot;&quot;&quot;;[.$B$1];&quot;&quot;&quot;&quot;;&quot;:&quot;;&quot;&quot;&quot;&quot;;[.$B290]; &quot;&quot;&quot;&quot;;&quot;,&quot;)); IF([.$D290]=&quot;&quot;;&quot;&quot;;COM.MICROSOFT.CONCAT(&quot;&quot;&quot;&quot;;[.$D$1];&quot;&quot;&quot;&quot;;&quot;:&quot;;&quot;&quot;&quot;&quot;;[.$D29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91]=&quot;&quot;;&quot;&quot;;COM.MICROSOFT.CONCAT(&quot;{&quot;; IF([.$A291]=&quot;&quot;;&quot;&quot;;COM.MICROSOFT.CONCAT(&quot;&quot;&quot;&quot;;[.$A$1];&quot;&quot;&quot;&quot;;&quot;:&quot;;&quot;&quot;&quot;&quot;;[.$A291]; &quot;&quot;&quot;&quot;;&quot;,&quot;)); IF([.$C291]=&quot;&quot;;&quot;&quot;;COM.MICROSOFT.CONCAT(&quot;&quot;&quot;&quot;;[.$C$1];&quot;&quot;&quot;&quot;;&quot;:&quot;;&quot;&quot;&quot;&quot;;[.$C291]; &quot;&quot;&quot;&quot;;&quot;,&quot;)); IF([.$D291]=&quot;&quot;;&quot;&quot;;COM.MICROSOFT.CONCAT(&quot;&quot;&quot;&quot;;[.$D$1];&quot;&quot;&quot;&quot;;&quot;:&quot;;&quot;&quot;&quot;&quot;;[.$D291]; &quot;&quot;&quot;&quot;;&quot;,&quot;));&quot;},&quot;))">
            <text:p/>
          </table:table-cell>
          <table:table-cell/>
          <table:table-cell table:style-name="ce5" table:formula="of:=IF(OR([.$A291]=&quot;&quot;;[.$B291]=[.$B290]);&quot;&quot;;COM.MICROSOFT.CONCAT(&quot;{&quot;; IF([.$B291]=&quot;&quot;;&quot;&quot;;COM.MICROSOFT.CONCAT(&quot;&quot;&quot;&quot;;[.$B$1];&quot;&quot;&quot;&quot;;&quot;:&quot;;&quot;&quot;&quot;&quot;;[.$B291]; &quot;&quot;&quot;&quot;;&quot;,&quot;)); IF([.$D291]=&quot;&quot;;&quot;&quot;;COM.MICROSOFT.CONCAT(&quot;&quot;&quot;&quot;;[.$D$1];&quot;&quot;&quot;&quot;;&quot;:&quot;;&quot;&quot;&quot;&quot;;[.$D29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92]=&quot;&quot;;&quot;&quot;;COM.MICROSOFT.CONCAT(&quot;{&quot;; IF([.$A292]=&quot;&quot;;&quot;&quot;;COM.MICROSOFT.CONCAT(&quot;&quot;&quot;&quot;;[.$A$1];&quot;&quot;&quot;&quot;;&quot;:&quot;;&quot;&quot;&quot;&quot;;[.$A292]; &quot;&quot;&quot;&quot;;&quot;,&quot;)); IF([.$C292]=&quot;&quot;;&quot;&quot;;COM.MICROSOFT.CONCAT(&quot;&quot;&quot;&quot;;[.$C$1];&quot;&quot;&quot;&quot;;&quot;:&quot;;&quot;&quot;&quot;&quot;;[.$C292]; &quot;&quot;&quot;&quot;;&quot;,&quot;)); IF([.$D292]=&quot;&quot;;&quot;&quot;;COM.MICROSOFT.CONCAT(&quot;&quot;&quot;&quot;;[.$D$1];&quot;&quot;&quot;&quot;;&quot;:&quot;;&quot;&quot;&quot;&quot;;[.$D292]; &quot;&quot;&quot;&quot;;&quot;,&quot;));&quot;},&quot;))">
            <text:p/>
          </table:table-cell>
          <table:table-cell/>
          <table:table-cell table:style-name="ce5" table:formula="of:=IF(OR([.$A292]=&quot;&quot;;[.$B292]=[.$B291]);&quot;&quot;;COM.MICROSOFT.CONCAT(&quot;{&quot;; IF([.$B292]=&quot;&quot;;&quot;&quot;;COM.MICROSOFT.CONCAT(&quot;&quot;&quot;&quot;;[.$B$1];&quot;&quot;&quot;&quot;;&quot;:&quot;;&quot;&quot;&quot;&quot;;[.$B292]; &quot;&quot;&quot;&quot;;&quot;,&quot;)); IF([.$D292]=&quot;&quot;;&quot;&quot;;COM.MICROSOFT.CONCAT(&quot;&quot;&quot;&quot;;[.$D$1];&quot;&quot;&quot;&quot;;&quot;:&quot;;&quot;&quot;&quot;&quot;;[.$D29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93]=&quot;&quot;;&quot;&quot;;COM.MICROSOFT.CONCAT(&quot;{&quot;; IF([.$A293]=&quot;&quot;;&quot;&quot;;COM.MICROSOFT.CONCAT(&quot;&quot;&quot;&quot;;[.$A$1];&quot;&quot;&quot;&quot;;&quot;:&quot;;&quot;&quot;&quot;&quot;;[.$A293]; &quot;&quot;&quot;&quot;;&quot;,&quot;)); IF([.$C293]=&quot;&quot;;&quot;&quot;;COM.MICROSOFT.CONCAT(&quot;&quot;&quot;&quot;;[.$C$1];&quot;&quot;&quot;&quot;;&quot;:&quot;;&quot;&quot;&quot;&quot;;[.$C293]; &quot;&quot;&quot;&quot;;&quot;,&quot;)); IF([.$D293]=&quot;&quot;;&quot;&quot;;COM.MICROSOFT.CONCAT(&quot;&quot;&quot;&quot;;[.$D$1];&quot;&quot;&quot;&quot;;&quot;:&quot;;&quot;&quot;&quot;&quot;;[.$D293]; &quot;&quot;&quot;&quot;;&quot;,&quot;));&quot;},&quot;))">
            <text:p/>
          </table:table-cell>
          <table:table-cell/>
          <table:table-cell table:style-name="ce5" table:formula="of:=IF(OR([.$A293]=&quot;&quot;;[.$B293]=[.$B292]);&quot;&quot;;COM.MICROSOFT.CONCAT(&quot;{&quot;; IF([.$B293]=&quot;&quot;;&quot;&quot;;COM.MICROSOFT.CONCAT(&quot;&quot;&quot;&quot;;[.$B$1];&quot;&quot;&quot;&quot;;&quot;:&quot;;&quot;&quot;&quot;&quot;;[.$B293]; &quot;&quot;&quot;&quot;;&quot;,&quot;)); IF([.$D293]=&quot;&quot;;&quot;&quot;;COM.MICROSOFT.CONCAT(&quot;&quot;&quot;&quot;;[.$D$1];&quot;&quot;&quot;&quot;;&quot;:&quot;;&quot;&quot;&quot;&quot;;[.$D29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94]=&quot;&quot;;&quot;&quot;;COM.MICROSOFT.CONCAT(&quot;{&quot;; IF([.$A294]=&quot;&quot;;&quot;&quot;;COM.MICROSOFT.CONCAT(&quot;&quot;&quot;&quot;;[.$A$1];&quot;&quot;&quot;&quot;;&quot;:&quot;;&quot;&quot;&quot;&quot;;[.$A294]; &quot;&quot;&quot;&quot;;&quot;,&quot;)); IF([.$C294]=&quot;&quot;;&quot;&quot;;COM.MICROSOFT.CONCAT(&quot;&quot;&quot;&quot;;[.$C$1];&quot;&quot;&quot;&quot;;&quot;:&quot;;&quot;&quot;&quot;&quot;;[.$C294]; &quot;&quot;&quot;&quot;;&quot;,&quot;)); IF([.$D294]=&quot;&quot;;&quot;&quot;;COM.MICROSOFT.CONCAT(&quot;&quot;&quot;&quot;;[.$D$1];&quot;&quot;&quot;&quot;;&quot;:&quot;;&quot;&quot;&quot;&quot;;[.$D294]; &quot;&quot;&quot;&quot;;&quot;,&quot;));&quot;},&quot;))">
            <text:p/>
          </table:table-cell>
          <table:table-cell/>
          <table:table-cell table:style-name="ce5" table:formula="of:=IF(OR([.$A294]=&quot;&quot;;[.$B294]=[.$B293]);&quot;&quot;;COM.MICROSOFT.CONCAT(&quot;{&quot;; IF([.$B294]=&quot;&quot;;&quot;&quot;;COM.MICROSOFT.CONCAT(&quot;&quot;&quot;&quot;;[.$B$1];&quot;&quot;&quot;&quot;;&quot;:&quot;;&quot;&quot;&quot;&quot;;[.$B294]; &quot;&quot;&quot;&quot;;&quot;,&quot;)); IF([.$D294]=&quot;&quot;;&quot;&quot;;COM.MICROSOFT.CONCAT(&quot;&quot;&quot;&quot;;[.$D$1];&quot;&quot;&quot;&quot;;&quot;:&quot;;&quot;&quot;&quot;&quot;;[.$D29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95]=&quot;&quot;;&quot;&quot;;COM.MICROSOFT.CONCAT(&quot;{&quot;; IF([.$A295]=&quot;&quot;;&quot;&quot;;COM.MICROSOFT.CONCAT(&quot;&quot;&quot;&quot;;[.$A$1];&quot;&quot;&quot;&quot;;&quot;:&quot;;&quot;&quot;&quot;&quot;;[.$A295]; &quot;&quot;&quot;&quot;;&quot;,&quot;)); IF([.$C295]=&quot;&quot;;&quot;&quot;;COM.MICROSOFT.CONCAT(&quot;&quot;&quot;&quot;;[.$C$1];&quot;&quot;&quot;&quot;;&quot;:&quot;;&quot;&quot;&quot;&quot;;[.$C295]; &quot;&quot;&quot;&quot;;&quot;,&quot;)); IF([.$D295]=&quot;&quot;;&quot;&quot;;COM.MICROSOFT.CONCAT(&quot;&quot;&quot;&quot;;[.$D$1];&quot;&quot;&quot;&quot;;&quot;:&quot;;&quot;&quot;&quot;&quot;;[.$D295]; &quot;&quot;&quot;&quot;;&quot;,&quot;));&quot;},&quot;))">
            <text:p/>
          </table:table-cell>
          <table:table-cell/>
          <table:table-cell table:style-name="ce5" table:formula="of:=IF(OR([.$A295]=&quot;&quot;;[.$B295]=[.$B294]);&quot;&quot;;COM.MICROSOFT.CONCAT(&quot;{&quot;; IF([.$B295]=&quot;&quot;;&quot;&quot;;COM.MICROSOFT.CONCAT(&quot;&quot;&quot;&quot;;[.$B$1];&quot;&quot;&quot;&quot;;&quot;:&quot;;&quot;&quot;&quot;&quot;;[.$B295]; &quot;&quot;&quot;&quot;;&quot;,&quot;)); IF([.$D295]=&quot;&quot;;&quot;&quot;;COM.MICROSOFT.CONCAT(&quot;&quot;&quot;&quot;;[.$D$1];&quot;&quot;&quot;&quot;;&quot;:&quot;;&quot;&quot;&quot;&quot;;[.$D29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96]=&quot;&quot;;&quot;&quot;;COM.MICROSOFT.CONCAT(&quot;{&quot;; IF([.$A296]=&quot;&quot;;&quot;&quot;;COM.MICROSOFT.CONCAT(&quot;&quot;&quot;&quot;;[.$A$1];&quot;&quot;&quot;&quot;;&quot;:&quot;;&quot;&quot;&quot;&quot;;[.$A296]; &quot;&quot;&quot;&quot;;&quot;,&quot;)); IF([.$C296]=&quot;&quot;;&quot;&quot;;COM.MICROSOFT.CONCAT(&quot;&quot;&quot;&quot;;[.$C$1];&quot;&quot;&quot;&quot;;&quot;:&quot;;&quot;&quot;&quot;&quot;;[.$C296]; &quot;&quot;&quot;&quot;;&quot;,&quot;)); IF([.$D296]=&quot;&quot;;&quot;&quot;;COM.MICROSOFT.CONCAT(&quot;&quot;&quot;&quot;;[.$D$1];&quot;&quot;&quot;&quot;;&quot;:&quot;;&quot;&quot;&quot;&quot;;[.$D296]; &quot;&quot;&quot;&quot;;&quot;,&quot;));&quot;},&quot;))">
            <text:p/>
          </table:table-cell>
          <table:table-cell/>
          <table:table-cell table:style-name="ce5" table:formula="of:=IF(OR([.$A296]=&quot;&quot;;[.$B296]=[.$B295]);&quot;&quot;;COM.MICROSOFT.CONCAT(&quot;{&quot;; IF([.$B296]=&quot;&quot;;&quot;&quot;;COM.MICROSOFT.CONCAT(&quot;&quot;&quot;&quot;;[.$B$1];&quot;&quot;&quot;&quot;;&quot;:&quot;;&quot;&quot;&quot;&quot;;[.$B296]; &quot;&quot;&quot;&quot;;&quot;,&quot;)); IF([.$D296]=&quot;&quot;;&quot;&quot;;COM.MICROSOFT.CONCAT(&quot;&quot;&quot;&quot;;[.$D$1];&quot;&quot;&quot;&quot;;&quot;:&quot;;&quot;&quot;&quot;&quot;;[.$D29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97]=&quot;&quot;;&quot;&quot;;COM.MICROSOFT.CONCAT(&quot;{&quot;; IF([.$A297]=&quot;&quot;;&quot;&quot;;COM.MICROSOFT.CONCAT(&quot;&quot;&quot;&quot;;[.$A$1];&quot;&quot;&quot;&quot;;&quot;:&quot;;&quot;&quot;&quot;&quot;;[.$A297]; &quot;&quot;&quot;&quot;;&quot;,&quot;)); IF([.$C297]=&quot;&quot;;&quot;&quot;;COM.MICROSOFT.CONCAT(&quot;&quot;&quot;&quot;;[.$C$1];&quot;&quot;&quot;&quot;;&quot;:&quot;;&quot;&quot;&quot;&quot;;[.$C297]; &quot;&quot;&quot;&quot;;&quot;,&quot;)); IF([.$D297]=&quot;&quot;;&quot;&quot;;COM.MICROSOFT.CONCAT(&quot;&quot;&quot;&quot;;[.$D$1];&quot;&quot;&quot;&quot;;&quot;:&quot;;&quot;&quot;&quot;&quot;;[.$D297]; &quot;&quot;&quot;&quot;;&quot;,&quot;));&quot;},&quot;))">
            <text:p/>
          </table:table-cell>
          <table:table-cell/>
          <table:table-cell table:style-name="ce5" table:formula="of:=IF(OR([.$A297]=&quot;&quot;;[.$B297]=[.$B296]);&quot;&quot;;COM.MICROSOFT.CONCAT(&quot;{&quot;; IF([.$B297]=&quot;&quot;;&quot;&quot;;COM.MICROSOFT.CONCAT(&quot;&quot;&quot;&quot;;[.$B$1];&quot;&quot;&quot;&quot;;&quot;:&quot;;&quot;&quot;&quot;&quot;;[.$B297]; &quot;&quot;&quot;&quot;;&quot;,&quot;)); IF([.$D297]=&quot;&quot;;&quot;&quot;;COM.MICROSOFT.CONCAT(&quot;&quot;&quot;&quot;;[.$D$1];&quot;&quot;&quot;&quot;;&quot;:&quot;;&quot;&quot;&quot;&quot;;[.$D29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98]=&quot;&quot;;&quot;&quot;;COM.MICROSOFT.CONCAT(&quot;{&quot;; IF([.$A298]=&quot;&quot;;&quot;&quot;;COM.MICROSOFT.CONCAT(&quot;&quot;&quot;&quot;;[.$A$1];&quot;&quot;&quot;&quot;;&quot;:&quot;;&quot;&quot;&quot;&quot;;[.$A298]; &quot;&quot;&quot;&quot;;&quot;,&quot;)); IF([.$C298]=&quot;&quot;;&quot;&quot;;COM.MICROSOFT.CONCAT(&quot;&quot;&quot;&quot;;[.$C$1];&quot;&quot;&quot;&quot;;&quot;:&quot;;&quot;&quot;&quot;&quot;;[.$C298]; &quot;&quot;&quot;&quot;;&quot;,&quot;)); IF([.$D298]=&quot;&quot;;&quot;&quot;;COM.MICROSOFT.CONCAT(&quot;&quot;&quot;&quot;;[.$D$1];&quot;&quot;&quot;&quot;;&quot;:&quot;;&quot;&quot;&quot;&quot;;[.$D298]; &quot;&quot;&quot;&quot;;&quot;,&quot;));&quot;},&quot;))">
            <text:p/>
          </table:table-cell>
          <table:table-cell/>
          <table:table-cell table:style-name="ce5" table:formula="of:=IF(OR([.$A298]=&quot;&quot;;[.$B298]=[.$B297]);&quot;&quot;;COM.MICROSOFT.CONCAT(&quot;{&quot;; IF([.$B298]=&quot;&quot;;&quot;&quot;;COM.MICROSOFT.CONCAT(&quot;&quot;&quot;&quot;;[.$B$1];&quot;&quot;&quot;&quot;;&quot;:&quot;;&quot;&quot;&quot;&quot;;[.$B298]; &quot;&quot;&quot;&quot;;&quot;,&quot;)); IF([.$D298]=&quot;&quot;;&quot;&quot;;COM.MICROSOFT.CONCAT(&quot;&quot;&quot;&quot;;[.$D$1];&quot;&quot;&quot;&quot;;&quot;:&quot;;&quot;&quot;&quot;&quot;;[.$D29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99]=&quot;&quot;;&quot;&quot;;COM.MICROSOFT.CONCAT(&quot;{&quot;; IF([.$A299]=&quot;&quot;;&quot;&quot;;COM.MICROSOFT.CONCAT(&quot;&quot;&quot;&quot;;[.$A$1];&quot;&quot;&quot;&quot;;&quot;:&quot;;&quot;&quot;&quot;&quot;;[.$A299]; &quot;&quot;&quot;&quot;;&quot;,&quot;)); IF([.$C299]=&quot;&quot;;&quot;&quot;;COM.MICROSOFT.CONCAT(&quot;&quot;&quot;&quot;;[.$C$1];&quot;&quot;&quot;&quot;;&quot;:&quot;;&quot;&quot;&quot;&quot;;[.$C299]; &quot;&quot;&quot;&quot;;&quot;,&quot;)); IF([.$D299]=&quot;&quot;;&quot;&quot;;COM.MICROSOFT.CONCAT(&quot;&quot;&quot;&quot;;[.$D$1];&quot;&quot;&quot;&quot;;&quot;:&quot;;&quot;&quot;&quot;&quot;;[.$D299]; &quot;&quot;&quot;&quot;;&quot;,&quot;));&quot;},&quot;))">
            <text:p/>
          </table:table-cell>
          <table:table-cell/>
          <table:table-cell table:style-name="ce5" table:formula="of:=IF(OR([.$A299]=&quot;&quot;;[.$B299]=[.$B298]);&quot;&quot;;COM.MICROSOFT.CONCAT(&quot;{&quot;; IF([.$B299]=&quot;&quot;;&quot;&quot;;COM.MICROSOFT.CONCAT(&quot;&quot;&quot;&quot;;[.$B$1];&quot;&quot;&quot;&quot;;&quot;:&quot;;&quot;&quot;&quot;&quot;;[.$B299]; &quot;&quot;&quot;&quot;;&quot;,&quot;)); IF([.$D299]=&quot;&quot;;&quot;&quot;;COM.MICROSOFT.CONCAT(&quot;&quot;&quot;&quot;;[.$D$1];&quot;&quot;&quot;&quot;;&quot;:&quot;;&quot;&quot;&quot;&quot;;[.$D29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00]=&quot;&quot;;&quot;&quot;;COM.MICROSOFT.CONCAT(&quot;{&quot;; IF([.$A300]=&quot;&quot;;&quot;&quot;;COM.MICROSOFT.CONCAT(&quot;&quot;&quot;&quot;;[.$A$1];&quot;&quot;&quot;&quot;;&quot;:&quot;;&quot;&quot;&quot;&quot;;[.$A300]; &quot;&quot;&quot;&quot;;&quot;,&quot;)); IF([.$C300]=&quot;&quot;;&quot;&quot;;COM.MICROSOFT.CONCAT(&quot;&quot;&quot;&quot;;[.$C$1];&quot;&quot;&quot;&quot;;&quot;:&quot;;&quot;&quot;&quot;&quot;;[.$C300]; &quot;&quot;&quot;&quot;;&quot;,&quot;)); IF([.$D300]=&quot;&quot;;&quot;&quot;;COM.MICROSOFT.CONCAT(&quot;&quot;&quot;&quot;;[.$D$1];&quot;&quot;&quot;&quot;;&quot;:&quot;;&quot;&quot;&quot;&quot;;[.$D300]; &quot;&quot;&quot;&quot;;&quot;,&quot;));&quot;},&quot;))">
            <text:p/>
          </table:table-cell>
          <table:table-cell/>
          <table:table-cell table:style-name="ce5" table:formula="of:=IF(OR([.$A300]=&quot;&quot;;[.$B300]=[.$B299]);&quot;&quot;;COM.MICROSOFT.CONCAT(&quot;{&quot;; IF([.$B300]=&quot;&quot;;&quot;&quot;;COM.MICROSOFT.CONCAT(&quot;&quot;&quot;&quot;;[.$B$1];&quot;&quot;&quot;&quot;;&quot;:&quot;;&quot;&quot;&quot;&quot;;[.$B300]; &quot;&quot;&quot;&quot;;&quot;,&quot;)); IF([.$D300]=&quot;&quot;;&quot;&quot;;COM.MICROSOFT.CONCAT(&quot;&quot;&quot;&quot;;[.$D$1];&quot;&quot;&quot;&quot;;&quot;:&quot;;&quot;&quot;&quot;&quot;;[.$D30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01]=&quot;&quot;;&quot;&quot;;COM.MICROSOFT.CONCAT(&quot;{&quot;; IF([.$A301]=&quot;&quot;;&quot;&quot;;COM.MICROSOFT.CONCAT(&quot;&quot;&quot;&quot;;[.$A$1];&quot;&quot;&quot;&quot;;&quot;:&quot;;&quot;&quot;&quot;&quot;;[.$A301]; &quot;&quot;&quot;&quot;;&quot;,&quot;)); IF([.$C301]=&quot;&quot;;&quot;&quot;;COM.MICROSOFT.CONCAT(&quot;&quot;&quot;&quot;;[.$C$1];&quot;&quot;&quot;&quot;;&quot;:&quot;;&quot;&quot;&quot;&quot;;[.$C301]; &quot;&quot;&quot;&quot;;&quot;,&quot;)); IF([.$D301]=&quot;&quot;;&quot;&quot;;COM.MICROSOFT.CONCAT(&quot;&quot;&quot;&quot;;[.$D$1];&quot;&quot;&quot;&quot;;&quot;:&quot;;&quot;&quot;&quot;&quot;;[.$D301]; &quot;&quot;&quot;&quot;;&quot;,&quot;));&quot;},&quot;))">
            <text:p/>
          </table:table-cell>
          <table:table-cell/>
          <table:table-cell table:style-name="ce5" table:formula="of:=IF(OR([.$A301]=&quot;&quot;;[.$B301]=[.$B300]);&quot;&quot;;COM.MICROSOFT.CONCAT(&quot;{&quot;; IF([.$B301]=&quot;&quot;;&quot;&quot;;COM.MICROSOFT.CONCAT(&quot;&quot;&quot;&quot;;[.$B$1];&quot;&quot;&quot;&quot;;&quot;:&quot;;&quot;&quot;&quot;&quot;;[.$B301]; &quot;&quot;&quot;&quot;;&quot;,&quot;)); IF([.$D301]=&quot;&quot;;&quot;&quot;;COM.MICROSOFT.CONCAT(&quot;&quot;&quot;&quot;;[.$D$1];&quot;&quot;&quot;&quot;;&quot;:&quot;;&quot;&quot;&quot;&quot;;[.$D30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02]=&quot;&quot;;&quot;&quot;;COM.MICROSOFT.CONCAT(&quot;{&quot;; IF([.$A302]=&quot;&quot;;&quot;&quot;;COM.MICROSOFT.CONCAT(&quot;&quot;&quot;&quot;;[.$A$1];&quot;&quot;&quot;&quot;;&quot;:&quot;;&quot;&quot;&quot;&quot;;[.$A302]; &quot;&quot;&quot;&quot;;&quot;,&quot;)); IF([.$C302]=&quot;&quot;;&quot;&quot;;COM.MICROSOFT.CONCAT(&quot;&quot;&quot;&quot;;[.$C$1];&quot;&quot;&quot;&quot;;&quot;:&quot;;&quot;&quot;&quot;&quot;;[.$C302]; &quot;&quot;&quot;&quot;;&quot;,&quot;)); IF([.$D302]=&quot;&quot;;&quot;&quot;;COM.MICROSOFT.CONCAT(&quot;&quot;&quot;&quot;;[.$D$1];&quot;&quot;&quot;&quot;;&quot;:&quot;;&quot;&quot;&quot;&quot;;[.$D302]; &quot;&quot;&quot;&quot;;&quot;,&quot;));&quot;},&quot;))">
            <text:p/>
          </table:table-cell>
          <table:table-cell/>
          <table:table-cell table:style-name="ce5" table:formula="of:=IF(OR([.$A302]=&quot;&quot;;[.$B302]=[.$B301]);&quot;&quot;;COM.MICROSOFT.CONCAT(&quot;{&quot;; IF([.$B302]=&quot;&quot;;&quot;&quot;;COM.MICROSOFT.CONCAT(&quot;&quot;&quot;&quot;;[.$B$1];&quot;&quot;&quot;&quot;;&quot;:&quot;;&quot;&quot;&quot;&quot;;[.$B302]; &quot;&quot;&quot;&quot;;&quot;,&quot;)); IF([.$D302]=&quot;&quot;;&quot;&quot;;COM.MICROSOFT.CONCAT(&quot;&quot;&quot;&quot;;[.$D$1];&quot;&quot;&quot;&quot;;&quot;:&quot;;&quot;&quot;&quot;&quot;;[.$D30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03]=&quot;&quot;;&quot;&quot;;COM.MICROSOFT.CONCAT(&quot;{&quot;; IF([.$A303]=&quot;&quot;;&quot;&quot;;COM.MICROSOFT.CONCAT(&quot;&quot;&quot;&quot;;[.$A$1];&quot;&quot;&quot;&quot;;&quot;:&quot;;&quot;&quot;&quot;&quot;;[.$A303]; &quot;&quot;&quot;&quot;;&quot;,&quot;)); IF([.$C303]=&quot;&quot;;&quot;&quot;;COM.MICROSOFT.CONCAT(&quot;&quot;&quot;&quot;;[.$C$1];&quot;&quot;&quot;&quot;;&quot;:&quot;;&quot;&quot;&quot;&quot;;[.$C303]; &quot;&quot;&quot;&quot;;&quot;,&quot;)); IF([.$D303]=&quot;&quot;;&quot;&quot;;COM.MICROSOFT.CONCAT(&quot;&quot;&quot;&quot;;[.$D$1];&quot;&quot;&quot;&quot;;&quot;:&quot;;&quot;&quot;&quot;&quot;;[.$D303]; &quot;&quot;&quot;&quot;;&quot;,&quot;));&quot;},&quot;))">
            <text:p/>
          </table:table-cell>
          <table:table-cell/>
          <table:table-cell table:style-name="ce5" table:formula="of:=IF(OR([.$A303]=&quot;&quot;;[.$B303]=[.$B302]);&quot;&quot;;COM.MICROSOFT.CONCAT(&quot;{&quot;; IF([.$B303]=&quot;&quot;;&quot;&quot;;COM.MICROSOFT.CONCAT(&quot;&quot;&quot;&quot;;[.$B$1];&quot;&quot;&quot;&quot;;&quot;:&quot;;&quot;&quot;&quot;&quot;;[.$B303]; &quot;&quot;&quot;&quot;;&quot;,&quot;)); IF([.$D303]=&quot;&quot;;&quot;&quot;;COM.MICROSOFT.CONCAT(&quot;&quot;&quot;&quot;;[.$D$1];&quot;&quot;&quot;&quot;;&quot;:&quot;;&quot;&quot;&quot;&quot;;[.$D30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04]=&quot;&quot;;&quot;&quot;;COM.MICROSOFT.CONCAT(&quot;{&quot;; IF([.$A304]=&quot;&quot;;&quot;&quot;;COM.MICROSOFT.CONCAT(&quot;&quot;&quot;&quot;;[.$A$1];&quot;&quot;&quot;&quot;;&quot;:&quot;;&quot;&quot;&quot;&quot;;[.$A304]; &quot;&quot;&quot;&quot;;&quot;,&quot;)); IF([.$C304]=&quot;&quot;;&quot;&quot;;COM.MICROSOFT.CONCAT(&quot;&quot;&quot;&quot;;[.$C$1];&quot;&quot;&quot;&quot;;&quot;:&quot;;&quot;&quot;&quot;&quot;;[.$C304]; &quot;&quot;&quot;&quot;;&quot;,&quot;)); IF([.$D304]=&quot;&quot;;&quot;&quot;;COM.MICROSOFT.CONCAT(&quot;&quot;&quot;&quot;;[.$D$1];&quot;&quot;&quot;&quot;;&quot;:&quot;;&quot;&quot;&quot;&quot;;[.$D304]; &quot;&quot;&quot;&quot;;&quot;,&quot;));&quot;},&quot;))">
            <text:p/>
          </table:table-cell>
          <table:table-cell/>
          <table:table-cell table:style-name="ce5" table:formula="of:=IF(OR([.$A304]=&quot;&quot;;[.$B304]=[.$B303]);&quot;&quot;;COM.MICROSOFT.CONCAT(&quot;{&quot;; IF([.$B304]=&quot;&quot;;&quot;&quot;;COM.MICROSOFT.CONCAT(&quot;&quot;&quot;&quot;;[.$B$1];&quot;&quot;&quot;&quot;;&quot;:&quot;;&quot;&quot;&quot;&quot;;[.$B304]; &quot;&quot;&quot;&quot;;&quot;,&quot;)); IF([.$D304]=&quot;&quot;;&quot;&quot;;COM.MICROSOFT.CONCAT(&quot;&quot;&quot;&quot;;[.$D$1];&quot;&quot;&quot;&quot;;&quot;:&quot;;&quot;&quot;&quot;&quot;;[.$D30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05]=&quot;&quot;;&quot;&quot;;COM.MICROSOFT.CONCAT(&quot;{&quot;; IF([.$A305]=&quot;&quot;;&quot;&quot;;COM.MICROSOFT.CONCAT(&quot;&quot;&quot;&quot;;[.$A$1];&quot;&quot;&quot;&quot;;&quot;:&quot;;&quot;&quot;&quot;&quot;;[.$A305]; &quot;&quot;&quot;&quot;;&quot;,&quot;)); IF([.$C305]=&quot;&quot;;&quot;&quot;;COM.MICROSOFT.CONCAT(&quot;&quot;&quot;&quot;;[.$C$1];&quot;&quot;&quot;&quot;;&quot;:&quot;;&quot;&quot;&quot;&quot;;[.$C305]; &quot;&quot;&quot;&quot;;&quot;,&quot;)); IF([.$D305]=&quot;&quot;;&quot;&quot;;COM.MICROSOFT.CONCAT(&quot;&quot;&quot;&quot;;[.$D$1];&quot;&quot;&quot;&quot;;&quot;:&quot;;&quot;&quot;&quot;&quot;;[.$D305]; &quot;&quot;&quot;&quot;;&quot;,&quot;));&quot;},&quot;))">
            <text:p/>
          </table:table-cell>
          <table:table-cell/>
          <table:table-cell table:style-name="ce5" table:formula="of:=IF(OR([.$A305]=&quot;&quot;;[.$B305]=[.$B304]);&quot;&quot;;COM.MICROSOFT.CONCAT(&quot;{&quot;; IF([.$B305]=&quot;&quot;;&quot;&quot;;COM.MICROSOFT.CONCAT(&quot;&quot;&quot;&quot;;[.$B$1];&quot;&quot;&quot;&quot;;&quot;:&quot;;&quot;&quot;&quot;&quot;;[.$B305]; &quot;&quot;&quot;&quot;;&quot;,&quot;)); IF([.$D305]=&quot;&quot;;&quot;&quot;;COM.MICROSOFT.CONCAT(&quot;&quot;&quot;&quot;;[.$D$1];&quot;&quot;&quot;&quot;;&quot;:&quot;;&quot;&quot;&quot;&quot;;[.$D30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06]=&quot;&quot;;&quot;&quot;;COM.MICROSOFT.CONCAT(&quot;{&quot;; IF([.$A306]=&quot;&quot;;&quot;&quot;;COM.MICROSOFT.CONCAT(&quot;&quot;&quot;&quot;;[.$A$1];&quot;&quot;&quot;&quot;;&quot;:&quot;;&quot;&quot;&quot;&quot;;[.$A306]; &quot;&quot;&quot;&quot;;&quot;,&quot;)); IF([.$C306]=&quot;&quot;;&quot;&quot;;COM.MICROSOFT.CONCAT(&quot;&quot;&quot;&quot;;[.$C$1];&quot;&quot;&quot;&quot;;&quot;:&quot;;&quot;&quot;&quot;&quot;;[.$C306]; &quot;&quot;&quot;&quot;;&quot;,&quot;)); IF([.$D306]=&quot;&quot;;&quot;&quot;;COM.MICROSOFT.CONCAT(&quot;&quot;&quot;&quot;;[.$D$1];&quot;&quot;&quot;&quot;;&quot;:&quot;;&quot;&quot;&quot;&quot;;[.$D306]; &quot;&quot;&quot;&quot;;&quot;,&quot;));&quot;},&quot;))">
            <text:p/>
          </table:table-cell>
          <table:table-cell/>
          <table:table-cell table:style-name="ce5" table:formula="of:=IF(OR([.$A306]=&quot;&quot;;[.$B306]=[.$B305]);&quot;&quot;;COM.MICROSOFT.CONCAT(&quot;{&quot;; IF([.$B306]=&quot;&quot;;&quot;&quot;;COM.MICROSOFT.CONCAT(&quot;&quot;&quot;&quot;;[.$B$1];&quot;&quot;&quot;&quot;;&quot;:&quot;;&quot;&quot;&quot;&quot;;[.$B306]; &quot;&quot;&quot;&quot;;&quot;,&quot;)); IF([.$D306]=&quot;&quot;;&quot;&quot;;COM.MICROSOFT.CONCAT(&quot;&quot;&quot;&quot;;[.$D$1];&quot;&quot;&quot;&quot;;&quot;:&quot;;&quot;&quot;&quot;&quot;;[.$D30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07]=&quot;&quot;;&quot;&quot;;COM.MICROSOFT.CONCAT(&quot;{&quot;; IF([.$A307]=&quot;&quot;;&quot;&quot;;COM.MICROSOFT.CONCAT(&quot;&quot;&quot;&quot;;[.$A$1];&quot;&quot;&quot;&quot;;&quot;:&quot;;&quot;&quot;&quot;&quot;;[.$A307]; &quot;&quot;&quot;&quot;;&quot;,&quot;)); IF([.$C307]=&quot;&quot;;&quot;&quot;;COM.MICROSOFT.CONCAT(&quot;&quot;&quot;&quot;;[.$C$1];&quot;&quot;&quot;&quot;;&quot;:&quot;;&quot;&quot;&quot;&quot;;[.$C307]; &quot;&quot;&quot;&quot;;&quot;,&quot;)); IF([.$D307]=&quot;&quot;;&quot;&quot;;COM.MICROSOFT.CONCAT(&quot;&quot;&quot;&quot;;[.$D$1];&quot;&quot;&quot;&quot;;&quot;:&quot;;&quot;&quot;&quot;&quot;;[.$D307]; &quot;&quot;&quot;&quot;;&quot;,&quot;));&quot;},&quot;))">
            <text:p/>
          </table:table-cell>
          <table:table-cell/>
          <table:table-cell table:style-name="ce5" table:formula="of:=IF(OR([.$A307]=&quot;&quot;;[.$B307]=[.$B306]);&quot;&quot;;COM.MICROSOFT.CONCAT(&quot;{&quot;; IF([.$B307]=&quot;&quot;;&quot;&quot;;COM.MICROSOFT.CONCAT(&quot;&quot;&quot;&quot;;[.$B$1];&quot;&quot;&quot;&quot;;&quot;:&quot;;&quot;&quot;&quot;&quot;;[.$B307]; &quot;&quot;&quot;&quot;;&quot;,&quot;)); IF([.$D307]=&quot;&quot;;&quot;&quot;;COM.MICROSOFT.CONCAT(&quot;&quot;&quot;&quot;;[.$D$1];&quot;&quot;&quot;&quot;;&quot;:&quot;;&quot;&quot;&quot;&quot;;[.$D30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08]=&quot;&quot;;&quot;&quot;;COM.MICROSOFT.CONCAT(&quot;{&quot;; IF([.$A308]=&quot;&quot;;&quot;&quot;;COM.MICROSOFT.CONCAT(&quot;&quot;&quot;&quot;;[.$A$1];&quot;&quot;&quot;&quot;;&quot;:&quot;;&quot;&quot;&quot;&quot;;[.$A308]; &quot;&quot;&quot;&quot;;&quot;,&quot;)); IF([.$C308]=&quot;&quot;;&quot;&quot;;COM.MICROSOFT.CONCAT(&quot;&quot;&quot;&quot;;[.$C$1];&quot;&quot;&quot;&quot;;&quot;:&quot;;&quot;&quot;&quot;&quot;;[.$C308]; &quot;&quot;&quot;&quot;;&quot;,&quot;)); IF([.$D308]=&quot;&quot;;&quot;&quot;;COM.MICROSOFT.CONCAT(&quot;&quot;&quot;&quot;;[.$D$1];&quot;&quot;&quot;&quot;;&quot;:&quot;;&quot;&quot;&quot;&quot;;[.$D308]; &quot;&quot;&quot;&quot;;&quot;,&quot;));&quot;},&quot;))">
            <text:p/>
          </table:table-cell>
          <table:table-cell/>
          <table:table-cell table:style-name="ce5" table:formula="of:=IF(OR([.$A308]=&quot;&quot;;[.$B308]=[.$B307]);&quot;&quot;;COM.MICROSOFT.CONCAT(&quot;{&quot;; IF([.$B308]=&quot;&quot;;&quot;&quot;;COM.MICROSOFT.CONCAT(&quot;&quot;&quot;&quot;;[.$B$1];&quot;&quot;&quot;&quot;;&quot;:&quot;;&quot;&quot;&quot;&quot;;[.$B308]; &quot;&quot;&quot;&quot;;&quot;,&quot;)); IF([.$D308]=&quot;&quot;;&quot;&quot;;COM.MICROSOFT.CONCAT(&quot;&quot;&quot;&quot;;[.$D$1];&quot;&quot;&quot;&quot;;&quot;:&quot;;&quot;&quot;&quot;&quot;;[.$D30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09]=&quot;&quot;;&quot;&quot;;COM.MICROSOFT.CONCAT(&quot;{&quot;; IF([.$A309]=&quot;&quot;;&quot;&quot;;COM.MICROSOFT.CONCAT(&quot;&quot;&quot;&quot;;[.$A$1];&quot;&quot;&quot;&quot;;&quot;:&quot;;&quot;&quot;&quot;&quot;;[.$A309]; &quot;&quot;&quot;&quot;;&quot;,&quot;)); IF([.$C309]=&quot;&quot;;&quot;&quot;;COM.MICROSOFT.CONCAT(&quot;&quot;&quot;&quot;;[.$C$1];&quot;&quot;&quot;&quot;;&quot;:&quot;;&quot;&quot;&quot;&quot;;[.$C309]; &quot;&quot;&quot;&quot;;&quot;,&quot;)); IF([.$D309]=&quot;&quot;;&quot;&quot;;COM.MICROSOFT.CONCAT(&quot;&quot;&quot;&quot;;[.$D$1];&quot;&quot;&quot;&quot;;&quot;:&quot;;&quot;&quot;&quot;&quot;;[.$D309]; &quot;&quot;&quot;&quot;;&quot;,&quot;));&quot;},&quot;))">
            <text:p/>
          </table:table-cell>
          <table:table-cell/>
          <table:table-cell table:style-name="ce5" table:formula="of:=IF(OR([.$A309]=&quot;&quot;;[.$B309]=[.$B308]);&quot;&quot;;COM.MICROSOFT.CONCAT(&quot;{&quot;; IF([.$B309]=&quot;&quot;;&quot;&quot;;COM.MICROSOFT.CONCAT(&quot;&quot;&quot;&quot;;[.$B$1];&quot;&quot;&quot;&quot;;&quot;:&quot;;&quot;&quot;&quot;&quot;;[.$B309]; &quot;&quot;&quot;&quot;;&quot;,&quot;)); IF([.$D309]=&quot;&quot;;&quot;&quot;;COM.MICROSOFT.CONCAT(&quot;&quot;&quot;&quot;;[.$D$1];&quot;&quot;&quot;&quot;;&quot;:&quot;;&quot;&quot;&quot;&quot;;[.$D30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10]=&quot;&quot;;&quot;&quot;;COM.MICROSOFT.CONCAT(&quot;{&quot;; IF([.$A310]=&quot;&quot;;&quot;&quot;;COM.MICROSOFT.CONCAT(&quot;&quot;&quot;&quot;;[.$A$1];&quot;&quot;&quot;&quot;;&quot;:&quot;;&quot;&quot;&quot;&quot;;[.$A310]; &quot;&quot;&quot;&quot;;&quot;,&quot;)); IF([.$C310]=&quot;&quot;;&quot;&quot;;COM.MICROSOFT.CONCAT(&quot;&quot;&quot;&quot;;[.$C$1];&quot;&quot;&quot;&quot;;&quot;:&quot;;&quot;&quot;&quot;&quot;;[.$C310]; &quot;&quot;&quot;&quot;;&quot;,&quot;)); IF([.$D310]=&quot;&quot;;&quot;&quot;;COM.MICROSOFT.CONCAT(&quot;&quot;&quot;&quot;;[.$D$1];&quot;&quot;&quot;&quot;;&quot;:&quot;;&quot;&quot;&quot;&quot;;[.$D310]; &quot;&quot;&quot;&quot;;&quot;,&quot;));&quot;},&quot;))">
            <text:p/>
          </table:table-cell>
          <table:table-cell/>
          <table:table-cell table:style-name="ce5" table:formula="of:=IF(OR([.$A310]=&quot;&quot;;[.$B310]=[.$B309]);&quot;&quot;;COM.MICROSOFT.CONCAT(&quot;{&quot;; IF([.$B310]=&quot;&quot;;&quot;&quot;;COM.MICROSOFT.CONCAT(&quot;&quot;&quot;&quot;;[.$B$1];&quot;&quot;&quot;&quot;;&quot;:&quot;;&quot;&quot;&quot;&quot;;[.$B310]; &quot;&quot;&quot;&quot;;&quot;,&quot;)); IF([.$D310]=&quot;&quot;;&quot;&quot;;COM.MICROSOFT.CONCAT(&quot;&quot;&quot;&quot;;[.$D$1];&quot;&quot;&quot;&quot;;&quot;:&quot;;&quot;&quot;&quot;&quot;;[.$D31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11]=&quot;&quot;;&quot;&quot;;COM.MICROSOFT.CONCAT(&quot;{&quot;; IF([.$A311]=&quot;&quot;;&quot;&quot;;COM.MICROSOFT.CONCAT(&quot;&quot;&quot;&quot;;[.$A$1];&quot;&quot;&quot;&quot;;&quot;:&quot;;&quot;&quot;&quot;&quot;;[.$A311]; &quot;&quot;&quot;&quot;;&quot;,&quot;)); IF([.$C311]=&quot;&quot;;&quot;&quot;;COM.MICROSOFT.CONCAT(&quot;&quot;&quot;&quot;;[.$C$1];&quot;&quot;&quot;&quot;;&quot;:&quot;;&quot;&quot;&quot;&quot;;[.$C311]; &quot;&quot;&quot;&quot;;&quot;,&quot;)); IF([.$D311]=&quot;&quot;;&quot;&quot;;COM.MICROSOFT.CONCAT(&quot;&quot;&quot;&quot;;[.$D$1];&quot;&quot;&quot;&quot;;&quot;:&quot;;&quot;&quot;&quot;&quot;;[.$D311]; &quot;&quot;&quot;&quot;;&quot;,&quot;));&quot;},&quot;))">
            <text:p/>
          </table:table-cell>
          <table:table-cell/>
          <table:table-cell table:style-name="ce5" table:formula="of:=IF(OR([.$A311]=&quot;&quot;;[.$B311]=[.$B310]);&quot;&quot;;COM.MICROSOFT.CONCAT(&quot;{&quot;; IF([.$B311]=&quot;&quot;;&quot;&quot;;COM.MICROSOFT.CONCAT(&quot;&quot;&quot;&quot;;[.$B$1];&quot;&quot;&quot;&quot;;&quot;:&quot;;&quot;&quot;&quot;&quot;;[.$B311]; &quot;&quot;&quot;&quot;;&quot;,&quot;)); IF([.$D311]=&quot;&quot;;&quot;&quot;;COM.MICROSOFT.CONCAT(&quot;&quot;&quot;&quot;;[.$D$1];&quot;&quot;&quot;&quot;;&quot;:&quot;;&quot;&quot;&quot;&quot;;[.$D31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12]=&quot;&quot;;&quot;&quot;;COM.MICROSOFT.CONCAT(&quot;{&quot;; IF([.$A312]=&quot;&quot;;&quot;&quot;;COM.MICROSOFT.CONCAT(&quot;&quot;&quot;&quot;;[.$A$1];&quot;&quot;&quot;&quot;;&quot;:&quot;;&quot;&quot;&quot;&quot;;[.$A312]; &quot;&quot;&quot;&quot;;&quot;,&quot;)); IF([.$C312]=&quot;&quot;;&quot;&quot;;COM.MICROSOFT.CONCAT(&quot;&quot;&quot;&quot;;[.$C$1];&quot;&quot;&quot;&quot;;&quot;:&quot;;&quot;&quot;&quot;&quot;;[.$C312]; &quot;&quot;&quot;&quot;;&quot;,&quot;)); IF([.$D312]=&quot;&quot;;&quot;&quot;;COM.MICROSOFT.CONCAT(&quot;&quot;&quot;&quot;;[.$D$1];&quot;&quot;&quot;&quot;;&quot;:&quot;;&quot;&quot;&quot;&quot;;[.$D312]; &quot;&quot;&quot;&quot;;&quot;,&quot;));&quot;},&quot;))">
            <text:p/>
          </table:table-cell>
          <table:table-cell/>
          <table:table-cell table:style-name="ce5" table:formula="of:=IF(OR([.$A312]=&quot;&quot;;[.$B312]=[.$B311]);&quot;&quot;;COM.MICROSOFT.CONCAT(&quot;{&quot;; IF([.$B312]=&quot;&quot;;&quot;&quot;;COM.MICROSOFT.CONCAT(&quot;&quot;&quot;&quot;;[.$B$1];&quot;&quot;&quot;&quot;;&quot;:&quot;;&quot;&quot;&quot;&quot;;[.$B312]; &quot;&quot;&quot;&quot;;&quot;,&quot;)); IF([.$D312]=&quot;&quot;;&quot;&quot;;COM.MICROSOFT.CONCAT(&quot;&quot;&quot;&quot;;[.$D$1];&quot;&quot;&quot;&quot;;&quot;:&quot;;&quot;&quot;&quot;&quot;;[.$D31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13]=&quot;&quot;;&quot;&quot;;COM.MICROSOFT.CONCAT(&quot;{&quot;; IF([.$A313]=&quot;&quot;;&quot;&quot;;COM.MICROSOFT.CONCAT(&quot;&quot;&quot;&quot;;[.$A$1];&quot;&quot;&quot;&quot;;&quot;:&quot;;&quot;&quot;&quot;&quot;;[.$A313]; &quot;&quot;&quot;&quot;;&quot;,&quot;)); IF([.$C313]=&quot;&quot;;&quot;&quot;;COM.MICROSOFT.CONCAT(&quot;&quot;&quot;&quot;;[.$C$1];&quot;&quot;&quot;&quot;;&quot;:&quot;;&quot;&quot;&quot;&quot;;[.$C313]; &quot;&quot;&quot;&quot;;&quot;,&quot;)); IF([.$D313]=&quot;&quot;;&quot;&quot;;COM.MICROSOFT.CONCAT(&quot;&quot;&quot;&quot;;[.$D$1];&quot;&quot;&quot;&quot;;&quot;:&quot;;&quot;&quot;&quot;&quot;;[.$D313]; &quot;&quot;&quot;&quot;;&quot;,&quot;));&quot;},&quot;))">
            <text:p/>
          </table:table-cell>
          <table:table-cell/>
          <table:table-cell table:style-name="ce5" table:formula="of:=IF(OR([.$A313]=&quot;&quot;;[.$B313]=[.$B312]);&quot;&quot;;COM.MICROSOFT.CONCAT(&quot;{&quot;; IF([.$B313]=&quot;&quot;;&quot;&quot;;COM.MICROSOFT.CONCAT(&quot;&quot;&quot;&quot;;[.$B$1];&quot;&quot;&quot;&quot;;&quot;:&quot;;&quot;&quot;&quot;&quot;;[.$B313]; &quot;&quot;&quot;&quot;;&quot;,&quot;)); IF([.$D313]=&quot;&quot;;&quot;&quot;;COM.MICROSOFT.CONCAT(&quot;&quot;&quot;&quot;;[.$D$1];&quot;&quot;&quot;&quot;;&quot;:&quot;;&quot;&quot;&quot;&quot;;[.$D31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14]=&quot;&quot;;&quot;&quot;;COM.MICROSOFT.CONCAT(&quot;{&quot;; IF([.$A314]=&quot;&quot;;&quot;&quot;;COM.MICROSOFT.CONCAT(&quot;&quot;&quot;&quot;;[.$A$1];&quot;&quot;&quot;&quot;;&quot;:&quot;;&quot;&quot;&quot;&quot;;[.$A314]; &quot;&quot;&quot;&quot;;&quot;,&quot;)); IF([.$C314]=&quot;&quot;;&quot;&quot;;COM.MICROSOFT.CONCAT(&quot;&quot;&quot;&quot;;[.$C$1];&quot;&quot;&quot;&quot;;&quot;:&quot;;&quot;&quot;&quot;&quot;;[.$C314]; &quot;&quot;&quot;&quot;;&quot;,&quot;)); IF([.$D314]=&quot;&quot;;&quot;&quot;;COM.MICROSOFT.CONCAT(&quot;&quot;&quot;&quot;;[.$D$1];&quot;&quot;&quot;&quot;;&quot;:&quot;;&quot;&quot;&quot;&quot;;[.$D314]; &quot;&quot;&quot;&quot;;&quot;,&quot;));&quot;},&quot;))">
            <text:p/>
          </table:table-cell>
          <table:table-cell/>
          <table:table-cell table:style-name="ce5" table:formula="of:=IF(OR([.$A314]=&quot;&quot;;[.$B314]=[.$B313]);&quot;&quot;;COM.MICROSOFT.CONCAT(&quot;{&quot;; IF([.$B314]=&quot;&quot;;&quot;&quot;;COM.MICROSOFT.CONCAT(&quot;&quot;&quot;&quot;;[.$B$1];&quot;&quot;&quot;&quot;;&quot;:&quot;;&quot;&quot;&quot;&quot;;[.$B314]; &quot;&quot;&quot;&quot;;&quot;,&quot;)); IF([.$D314]=&quot;&quot;;&quot;&quot;;COM.MICROSOFT.CONCAT(&quot;&quot;&quot;&quot;;[.$D$1];&quot;&quot;&quot;&quot;;&quot;:&quot;;&quot;&quot;&quot;&quot;;[.$D31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15]=&quot;&quot;;&quot;&quot;;COM.MICROSOFT.CONCAT(&quot;{&quot;; IF([.$A315]=&quot;&quot;;&quot;&quot;;COM.MICROSOFT.CONCAT(&quot;&quot;&quot;&quot;;[.$A$1];&quot;&quot;&quot;&quot;;&quot;:&quot;;&quot;&quot;&quot;&quot;;[.$A315]; &quot;&quot;&quot;&quot;;&quot;,&quot;)); IF([.$C315]=&quot;&quot;;&quot;&quot;;COM.MICROSOFT.CONCAT(&quot;&quot;&quot;&quot;;[.$C$1];&quot;&quot;&quot;&quot;;&quot;:&quot;;&quot;&quot;&quot;&quot;;[.$C315]; &quot;&quot;&quot;&quot;;&quot;,&quot;)); IF([.$D315]=&quot;&quot;;&quot;&quot;;COM.MICROSOFT.CONCAT(&quot;&quot;&quot;&quot;;[.$D$1];&quot;&quot;&quot;&quot;;&quot;:&quot;;&quot;&quot;&quot;&quot;;[.$D315]; &quot;&quot;&quot;&quot;;&quot;,&quot;));&quot;},&quot;))">
            <text:p/>
          </table:table-cell>
          <table:table-cell/>
          <table:table-cell table:style-name="ce5" table:formula="of:=IF(OR([.$A315]=&quot;&quot;;[.$B315]=[.$B314]);&quot;&quot;;COM.MICROSOFT.CONCAT(&quot;{&quot;; IF([.$B315]=&quot;&quot;;&quot;&quot;;COM.MICROSOFT.CONCAT(&quot;&quot;&quot;&quot;;[.$B$1];&quot;&quot;&quot;&quot;;&quot;:&quot;;&quot;&quot;&quot;&quot;;[.$B315]; &quot;&quot;&quot;&quot;;&quot;,&quot;)); IF([.$D315]=&quot;&quot;;&quot;&quot;;COM.MICROSOFT.CONCAT(&quot;&quot;&quot;&quot;;[.$D$1];&quot;&quot;&quot;&quot;;&quot;:&quot;;&quot;&quot;&quot;&quot;;[.$D31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16]=&quot;&quot;;&quot;&quot;;COM.MICROSOFT.CONCAT(&quot;{&quot;; IF([.$A316]=&quot;&quot;;&quot;&quot;;COM.MICROSOFT.CONCAT(&quot;&quot;&quot;&quot;;[.$A$1];&quot;&quot;&quot;&quot;;&quot;:&quot;;&quot;&quot;&quot;&quot;;[.$A316]; &quot;&quot;&quot;&quot;;&quot;,&quot;)); IF([.$C316]=&quot;&quot;;&quot;&quot;;COM.MICROSOFT.CONCAT(&quot;&quot;&quot;&quot;;[.$C$1];&quot;&quot;&quot;&quot;;&quot;:&quot;;&quot;&quot;&quot;&quot;;[.$C316]; &quot;&quot;&quot;&quot;;&quot;,&quot;)); IF([.$D316]=&quot;&quot;;&quot;&quot;;COM.MICROSOFT.CONCAT(&quot;&quot;&quot;&quot;;[.$D$1];&quot;&quot;&quot;&quot;;&quot;:&quot;;&quot;&quot;&quot;&quot;;[.$D316]; &quot;&quot;&quot;&quot;;&quot;,&quot;));&quot;},&quot;))">
            <text:p/>
          </table:table-cell>
          <table:table-cell/>
          <table:table-cell table:style-name="ce5" table:formula="of:=IF(OR([.$A316]=&quot;&quot;;[.$B316]=[.$B315]);&quot;&quot;;COM.MICROSOFT.CONCAT(&quot;{&quot;; IF([.$B316]=&quot;&quot;;&quot;&quot;;COM.MICROSOFT.CONCAT(&quot;&quot;&quot;&quot;;[.$B$1];&quot;&quot;&quot;&quot;;&quot;:&quot;;&quot;&quot;&quot;&quot;;[.$B316]; &quot;&quot;&quot;&quot;;&quot;,&quot;)); IF([.$D316]=&quot;&quot;;&quot;&quot;;COM.MICROSOFT.CONCAT(&quot;&quot;&quot;&quot;;[.$D$1];&quot;&quot;&quot;&quot;;&quot;:&quot;;&quot;&quot;&quot;&quot;;[.$D31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17]=&quot;&quot;;&quot;&quot;;COM.MICROSOFT.CONCAT(&quot;{&quot;; IF([.$A317]=&quot;&quot;;&quot;&quot;;COM.MICROSOFT.CONCAT(&quot;&quot;&quot;&quot;;[.$A$1];&quot;&quot;&quot;&quot;;&quot;:&quot;;&quot;&quot;&quot;&quot;;[.$A317]; &quot;&quot;&quot;&quot;;&quot;,&quot;)); IF([.$C317]=&quot;&quot;;&quot;&quot;;COM.MICROSOFT.CONCAT(&quot;&quot;&quot;&quot;;[.$C$1];&quot;&quot;&quot;&quot;;&quot;:&quot;;&quot;&quot;&quot;&quot;;[.$C317]; &quot;&quot;&quot;&quot;;&quot;,&quot;)); IF([.$D317]=&quot;&quot;;&quot;&quot;;COM.MICROSOFT.CONCAT(&quot;&quot;&quot;&quot;;[.$D$1];&quot;&quot;&quot;&quot;;&quot;:&quot;;&quot;&quot;&quot;&quot;;[.$D317]; &quot;&quot;&quot;&quot;;&quot;,&quot;));&quot;},&quot;))">
            <text:p/>
          </table:table-cell>
          <table:table-cell/>
          <table:table-cell table:style-name="ce5" table:formula="of:=IF(OR([.$A317]=&quot;&quot;;[.$B317]=[.$B316]);&quot;&quot;;COM.MICROSOFT.CONCAT(&quot;{&quot;; IF([.$B317]=&quot;&quot;;&quot;&quot;;COM.MICROSOFT.CONCAT(&quot;&quot;&quot;&quot;;[.$B$1];&quot;&quot;&quot;&quot;;&quot;:&quot;;&quot;&quot;&quot;&quot;;[.$B317]; &quot;&quot;&quot;&quot;;&quot;,&quot;)); IF([.$D317]=&quot;&quot;;&quot;&quot;;COM.MICROSOFT.CONCAT(&quot;&quot;&quot;&quot;;[.$D$1];&quot;&quot;&quot;&quot;;&quot;:&quot;;&quot;&quot;&quot;&quot;;[.$D31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18]=&quot;&quot;;&quot;&quot;;COM.MICROSOFT.CONCAT(&quot;{&quot;; IF([.$A318]=&quot;&quot;;&quot;&quot;;COM.MICROSOFT.CONCAT(&quot;&quot;&quot;&quot;;[.$A$1];&quot;&quot;&quot;&quot;;&quot;:&quot;;&quot;&quot;&quot;&quot;;[.$A318]; &quot;&quot;&quot;&quot;;&quot;,&quot;)); IF([.$C318]=&quot;&quot;;&quot;&quot;;COM.MICROSOFT.CONCAT(&quot;&quot;&quot;&quot;;[.$C$1];&quot;&quot;&quot;&quot;;&quot;:&quot;;&quot;&quot;&quot;&quot;;[.$C318]; &quot;&quot;&quot;&quot;;&quot;,&quot;)); IF([.$D318]=&quot;&quot;;&quot;&quot;;COM.MICROSOFT.CONCAT(&quot;&quot;&quot;&quot;;[.$D$1];&quot;&quot;&quot;&quot;;&quot;:&quot;;&quot;&quot;&quot;&quot;;[.$D318]; &quot;&quot;&quot;&quot;;&quot;,&quot;));&quot;},&quot;))">
            <text:p/>
          </table:table-cell>
          <table:table-cell/>
          <table:table-cell table:style-name="ce5" table:formula="of:=IF(OR([.$A318]=&quot;&quot;;[.$B318]=[.$B317]);&quot;&quot;;COM.MICROSOFT.CONCAT(&quot;{&quot;; IF([.$B318]=&quot;&quot;;&quot;&quot;;COM.MICROSOFT.CONCAT(&quot;&quot;&quot;&quot;;[.$B$1];&quot;&quot;&quot;&quot;;&quot;:&quot;;&quot;&quot;&quot;&quot;;[.$B318]; &quot;&quot;&quot;&quot;;&quot;,&quot;)); IF([.$D318]=&quot;&quot;;&quot;&quot;;COM.MICROSOFT.CONCAT(&quot;&quot;&quot;&quot;;[.$D$1];&quot;&quot;&quot;&quot;;&quot;:&quot;;&quot;&quot;&quot;&quot;;[.$D31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19]=&quot;&quot;;&quot;&quot;;COM.MICROSOFT.CONCAT(&quot;{&quot;; IF([.$A319]=&quot;&quot;;&quot;&quot;;COM.MICROSOFT.CONCAT(&quot;&quot;&quot;&quot;;[.$A$1];&quot;&quot;&quot;&quot;;&quot;:&quot;;&quot;&quot;&quot;&quot;;[.$A319]; &quot;&quot;&quot;&quot;;&quot;,&quot;)); IF([.$C319]=&quot;&quot;;&quot;&quot;;COM.MICROSOFT.CONCAT(&quot;&quot;&quot;&quot;;[.$C$1];&quot;&quot;&quot;&quot;;&quot;:&quot;;&quot;&quot;&quot;&quot;;[.$C319]; &quot;&quot;&quot;&quot;;&quot;,&quot;)); IF([.$D319]=&quot;&quot;;&quot;&quot;;COM.MICROSOFT.CONCAT(&quot;&quot;&quot;&quot;;[.$D$1];&quot;&quot;&quot;&quot;;&quot;:&quot;;&quot;&quot;&quot;&quot;;[.$D319]; &quot;&quot;&quot;&quot;;&quot;,&quot;));&quot;},&quot;))">
            <text:p/>
          </table:table-cell>
          <table:table-cell/>
          <table:table-cell table:style-name="ce5" table:formula="of:=IF(OR([.$A319]=&quot;&quot;;[.$B319]=[.$B318]);&quot;&quot;;COM.MICROSOFT.CONCAT(&quot;{&quot;; IF([.$B319]=&quot;&quot;;&quot;&quot;;COM.MICROSOFT.CONCAT(&quot;&quot;&quot;&quot;;[.$B$1];&quot;&quot;&quot;&quot;;&quot;:&quot;;&quot;&quot;&quot;&quot;;[.$B319]; &quot;&quot;&quot;&quot;;&quot;,&quot;)); IF([.$D319]=&quot;&quot;;&quot;&quot;;COM.MICROSOFT.CONCAT(&quot;&quot;&quot;&quot;;[.$D$1];&quot;&quot;&quot;&quot;;&quot;:&quot;;&quot;&quot;&quot;&quot;;[.$D31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20]=&quot;&quot;;&quot;&quot;;COM.MICROSOFT.CONCAT(&quot;{&quot;; IF([.$A320]=&quot;&quot;;&quot;&quot;;COM.MICROSOFT.CONCAT(&quot;&quot;&quot;&quot;;[.$A$1];&quot;&quot;&quot;&quot;;&quot;:&quot;;&quot;&quot;&quot;&quot;;[.$A320]; &quot;&quot;&quot;&quot;;&quot;,&quot;)); IF([.$C320]=&quot;&quot;;&quot;&quot;;COM.MICROSOFT.CONCAT(&quot;&quot;&quot;&quot;;[.$C$1];&quot;&quot;&quot;&quot;;&quot;:&quot;;&quot;&quot;&quot;&quot;;[.$C320]; &quot;&quot;&quot;&quot;;&quot;,&quot;)); IF([.$D320]=&quot;&quot;;&quot;&quot;;COM.MICROSOFT.CONCAT(&quot;&quot;&quot;&quot;;[.$D$1];&quot;&quot;&quot;&quot;;&quot;:&quot;;&quot;&quot;&quot;&quot;;[.$D320]; &quot;&quot;&quot;&quot;;&quot;,&quot;));&quot;},&quot;))">
            <text:p/>
          </table:table-cell>
          <table:table-cell/>
          <table:table-cell table:style-name="ce5" table:formula="of:=IF(OR([.$A320]=&quot;&quot;;[.$B320]=[.$B319]);&quot;&quot;;COM.MICROSOFT.CONCAT(&quot;{&quot;; IF([.$B320]=&quot;&quot;;&quot;&quot;;COM.MICROSOFT.CONCAT(&quot;&quot;&quot;&quot;;[.$B$1];&quot;&quot;&quot;&quot;;&quot;:&quot;;&quot;&quot;&quot;&quot;;[.$B320]; &quot;&quot;&quot;&quot;;&quot;,&quot;)); IF([.$D320]=&quot;&quot;;&quot;&quot;;COM.MICROSOFT.CONCAT(&quot;&quot;&quot;&quot;;[.$D$1];&quot;&quot;&quot;&quot;;&quot;:&quot;;&quot;&quot;&quot;&quot;;[.$D32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21]=&quot;&quot;;&quot;&quot;;COM.MICROSOFT.CONCAT(&quot;{&quot;; IF([.$A321]=&quot;&quot;;&quot;&quot;;COM.MICROSOFT.CONCAT(&quot;&quot;&quot;&quot;;[.$A$1];&quot;&quot;&quot;&quot;;&quot;:&quot;;&quot;&quot;&quot;&quot;;[.$A321]; &quot;&quot;&quot;&quot;;&quot;,&quot;)); IF([.$C321]=&quot;&quot;;&quot;&quot;;COM.MICROSOFT.CONCAT(&quot;&quot;&quot;&quot;;[.$C$1];&quot;&quot;&quot;&quot;;&quot;:&quot;;&quot;&quot;&quot;&quot;;[.$C321]; &quot;&quot;&quot;&quot;;&quot;,&quot;)); IF([.$D321]=&quot;&quot;;&quot;&quot;;COM.MICROSOFT.CONCAT(&quot;&quot;&quot;&quot;;[.$D$1];&quot;&quot;&quot;&quot;;&quot;:&quot;;&quot;&quot;&quot;&quot;;[.$D321]; &quot;&quot;&quot;&quot;;&quot;,&quot;));&quot;},&quot;))">
            <text:p/>
          </table:table-cell>
          <table:table-cell/>
          <table:table-cell table:style-name="ce5" table:formula="of:=IF(OR([.$A321]=&quot;&quot;;[.$B321]=[.$B320]);&quot;&quot;;COM.MICROSOFT.CONCAT(&quot;{&quot;; IF([.$B321]=&quot;&quot;;&quot;&quot;;COM.MICROSOFT.CONCAT(&quot;&quot;&quot;&quot;;[.$B$1];&quot;&quot;&quot;&quot;;&quot;:&quot;;&quot;&quot;&quot;&quot;;[.$B321]; &quot;&quot;&quot;&quot;;&quot;,&quot;)); IF([.$D321]=&quot;&quot;;&quot;&quot;;COM.MICROSOFT.CONCAT(&quot;&quot;&quot;&quot;;[.$D$1];&quot;&quot;&quot;&quot;;&quot;:&quot;;&quot;&quot;&quot;&quot;;[.$D32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22]=&quot;&quot;;&quot;&quot;;COM.MICROSOFT.CONCAT(&quot;{&quot;; IF([.$A322]=&quot;&quot;;&quot;&quot;;COM.MICROSOFT.CONCAT(&quot;&quot;&quot;&quot;;[.$A$1];&quot;&quot;&quot;&quot;;&quot;:&quot;;&quot;&quot;&quot;&quot;;[.$A322]; &quot;&quot;&quot;&quot;;&quot;,&quot;)); IF([.$C322]=&quot;&quot;;&quot;&quot;;COM.MICROSOFT.CONCAT(&quot;&quot;&quot;&quot;;[.$C$1];&quot;&quot;&quot;&quot;;&quot;:&quot;;&quot;&quot;&quot;&quot;;[.$C322]; &quot;&quot;&quot;&quot;;&quot;,&quot;)); IF([.$D322]=&quot;&quot;;&quot;&quot;;COM.MICROSOFT.CONCAT(&quot;&quot;&quot;&quot;;[.$D$1];&quot;&quot;&quot;&quot;;&quot;:&quot;;&quot;&quot;&quot;&quot;;[.$D322]; &quot;&quot;&quot;&quot;;&quot;,&quot;));&quot;},&quot;))">
            <text:p/>
          </table:table-cell>
          <table:table-cell/>
          <table:table-cell table:style-name="ce5" table:formula="of:=IF(OR([.$A322]=&quot;&quot;;[.$B322]=[.$B321]);&quot;&quot;;COM.MICROSOFT.CONCAT(&quot;{&quot;; IF([.$B322]=&quot;&quot;;&quot;&quot;;COM.MICROSOFT.CONCAT(&quot;&quot;&quot;&quot;;[.$B$1];&quot;&quot;&quot;&quot;;&quot;:&quot;;&quot;&quot;&quot;&quot;;[.$B322]; &quot;&quot;&quot;&quot;;&quot;,&quot;)); IF([.$D322]=&quot;&quot;;&quot;&quot;;COM.MICROSOFT.CONCAT(&quot;&quot;&quot;&quot;;[.$D$1];&quot;&quot;&quot;&quot;;&quot;:&quot;;&quot;&quot;&quot;&quot;;[.$D32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23]=&quot;&quot;;&quot;&quot;;COM.MICROSOFT.CONCAT(&quot;{&quot;; IF([.$A323]=&quot;&quot;;&quot;&quot;;COM.MICROSOFT.CONCAT(&quot;&quot;&quot;&quot;;[.$A$1];&quot;&quot;&quot;&quot;;&quot;:&quot;;&quot;&quot;&quot;&quot;;[.$A323]; &quot;&quot;&quot;&quot;;&quot;,&quot;)); IF([.$C323]=&quot;&quot;;&quot;&quot;;COM.MICROSOFT.CONCAT(&quot;&quot;&quot;&quot;;[.$C$1];&quot;&quot;&quot;&quot;;&quot;:&quot;;&quot;&quot;&quot;&quot;;[.$C323]; &quot;&quot;&quot;&quot;;&quot;,&quot;)); IF([.$D323]=&quot;&quot;;&quot;&quot;;COM.MICROSOFT.CONCAT(&quot;&quot;&quot;&quot;;[.$D$1];&quot;&quot;&quot;&quot;;&quot;:&quot;;&quot;&quot;&quot;&quot;;[.$D323]; &quot;&quot;&quot;&quot;;&quot;,&quot;));&quot;},&quot;))">
            <text:p/>
          </table:table-cell>
          <table:table-cell/>
          <table:table-cell table:style-name="ce5" table:formula="of:=IF(OR([.$A323]=&quot;&quot;;[.$B323]=[.$B322]);&quot;&quot;;COM.MICROSOFT.CONCAT(&quot;{&quot;; IF([.$B323]=&quot;&quot;;&quot;&quot;;COM.MICROSOFT.CONCAT(&quot;&quot;&quot;&quot;;[.$B$1];&quot;&quot;&quot;&quot;;&quot;:&quot;;&quot;&quot;&quot;&quot;;[.$B323]; &quot;&quot;&quot;&quot;;&quot;,&quot;)); IF([.$D323]=&quot;&quot;;&quot;&quot;;COM.MICROSOFT.CONCAT(&quot;&quot;&quot;&quot;;[.$D$1];&quot;&quot;&quot;&quot;;&quot;:&quot;;&quot;&quot;&quot;&quot;;[.$D32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24]=&quot;&quot;;&quot;&quot;;COM.MICROSOFT.CONCAT(&quot;{&quot;; IF([.$A324]=&quot;&quot;;&quot;&quot;;COM.MICROSOFT.CONCAT(&quot;&quot;&quot;&quot;;[.$A$1];&quot;&quot;&quot;&quot;;&quot;:&quot;;&quot;&quot;&quot;&quot;;[.$A324]; &quot;&quot;&quot;&quot;;&quot;,&quot;)); IF([.$C324]=&quot;&quot;;&quot;&quot;;COM.MICROSOFT.CONCAT(&quot;&quot;&quot;&quot;;[.$C$1];&quot;&quot;&quot;&quot;;&quot;:&quot;;&quot;&quot;&quot;&quot;;[.$C324]; &quot;&quot;&quot;&quot;;&quot;,&quot;)); IF([.$D324]=&quot;&quot;;&quot;&quot;;COM.MICROSOFT.CONCAT(&quot;&quot;&quot;&quot;;[.$D$1];&quot;&quot;&quot;&quot;;&quot;:&quot;;&quot;&quot;&quot;&quot;;[.$D324]; &quot;&quot;&quot;&quot;;&quot;,&quot;));&quot;},&quot;))">
            <text:p/>
          </table:table-cell>
          <table:table-cell/>
          <table:table-cell table:style-name="ce5" table:formula="of:=IF(OR([.$A324]=&quot;&quot;;[.$B324]=[.$B323]);&quot;&quot;;COM.MICROSOFT.CONCAT(&quot;{&quot;; IF([.$B324]=&quot;&quot;;&quot;&quot;;COM.MICROSOFT.CONCAT(&quot;&quot;&quot;&quot;;[.$B$1];&quot;&quot;&quot;&quot;;&quot;:&quot;;&quot;&quot;&quot;&quot;;[.$B324]; &quot;&quot;&quot;&quot;;&quot;,&quot;)); IF([.$D324]=&quot;&quot;;&quot;&quot;;COM.MICROSOFT.CONCAT(&quot;&quot;&quot;&quot;;[.$D$1];&quot;&quot;&quot;&quot;;&quot;:&quot;;&quot;&quot;&quot;&quot;;[.$D32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25]=&quot;&quot;;&quot;&quot;;COM.MICROSOFT.CONCAT(&quot;{&quot;; IF([.$A325]=&quot;&quot;;&quot;&quot;;COM.MICROSOFT.CONCAT(&quot;&quot;&quot;&quot;;[.$A$1];&quot;&quot;&quot;&quot;;&quot;:&quot;;&quot;&quot;&quot;&quot;;[.$A325]; &quot;&quot;&quot;&quot;;&quot;,&quot;)); IF([.$C325]=&quot;&quot;;&quot;&quot;;COM.MICROSOFT.CONCAT(&quot;&quot;&quot;&quot;;[.$C$1];&quot;&quot;&quot;&quot;;&quot;:&quot;;&quot;&quot;&quot;&quot;;[.$C325]; &quot;&quot;&quot;&quot;;&quot;,&quot;)); IF([.$D325]=&quot;&quot;;&quot;&quot;;COM.MICROSOFT.CONCAT(&quot;&quot;&quot;&quot;;[.$D$1];&quot;&quot;&quot;&quot;;&quot;:&quot;;&quot;&quot;&quot;&quot;;[.$D325]; &quot;&quot;&quot;&quot;;&quot;,&quot;));&quot;},&quot;))">
            <text:p/>
          </table:table-cell>
          <table:table-cell/>
          <table:table-cell table:style-name="ce5" table:formula="of:=IF(OR([.$A325]=&quot;&quot;;[.$B325]=[.$B324]);&quot;&quot;;COM.MICROSOFT.CONCAT(&quot;{&quot;; IF([.$B325]=&quot;&quot;;&quot;&quot;;COM.MICROSOFT.CONCAT(&quot;&quot;&quot;&quot;;[.$B$1];&quot;&quot;&quot;&quot;;&quot;:&quot;;&quot;&quot;&quot;&quot;;[.$B325]; &quot;&quot;&quot;&quot;;&quot;,&quot;)); IF([.$D325]=&quot;&quot;;&quot;&quot;;COM.MICROSOFT.CONCAT(&quot;&quot;&quot;&quot;;[.$D$1];&quot;&quot;&quot;&quot;;&quot;:&quot;;&quot;&quot;&quot;&quot;;[.$D32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26]=&quot;&quot;;&quot;&quot;;COM.MICROSOFT.CONCAT(&quot;{&quot;; IF([.$A326]=&quot;&quot;;&quot;&quot;;COM.MICROSOFT.CONCAT(&quot;&quot;&quot;&quot;;[.$A$1];&quot;&quot;&quot;&quot;;&quot;:&quot;;&quot;&quot;&quot;&quot;;[.$A326]; &quot;&quot;&quot;&quot;;&quot;,&quot;)); IF([.$C326]=&quot;&quot;;&quot;&quot;;COM.MICROSOFT.CONCAT(&quot;&quot;&quot;&quot;;[.$C$1];&quot;&quot;&quot;&quot;;&quot;:&quot;;&quot;&quot;&quot;&quot;;[.$C326]; &quot;&quot;&quot;&quot;;&quot;,&quot;)); IF([.$D326]=&quot;&quot;;&quot;&quot;;COM.MICROSOFT.CONCAT(&quot;&quot;&quot;&quot;;[.$D$1];&quot;&quot;&quot;&quot;;&quot;:&quot;;&quot;&quot;&quot;&quot;;[.$D326]; &quot;&quot;&quot;&quot;;&quot;,&quot;));&quot;},&quot;))">
            <text:p/>
          </table:table-cell>
          <table:table-cell/>
          <table:table-cell table:style-name="ce5" table:formula="of:=IF(OR([.$A326]=&quot;&quot;;[.$B326]=[.$B325]);&quot;&quot;;COM.MICROSOFT.CONCAT(&quot;{&quot;; IF([.$B326]=&quot;&quot;;&quot;&quot;;COM.MICROSOFT.CONCAT(&quot;&quot;&quot;&quot;;[.$B$1];&quot;&quot;&quot;&quot;;&quot;:&quot;;&quot;&quot;&quot;&quot;;[.$B326]; &quot;&quot;&quot;&quot;;&quot;,&quot;)); IF([.$D326]=&quot;&quot;;&quot;&quot;;COM.MICROSOFT.CONCAT(&quot;&quot;&quot;&quot;;[.$D$1];&quot;&quot;&quot;&quot;;&quot;:&quot;;&quot;&quot;&quot;&quot;;[.$D32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27]=&quot;&quot;;&quot;&quot;;COM.MICROSOFT.CONCAT(&quot;{&quot;; IF([.$A327]=&quot;&quot;;&quot;&quot;;COM.MICROSOFT.CONCAT(&quot;&quot;&quot;&quot;;[.$A$1];&quot;&quot;&quot;&quot;;&quot;:&quot;;&quot;&quot;&quot;&quot;;[.$A327]; &quot;&quot;&quot;&quot;;&quot;,&quot;)); IF([.$C327]=&quot;&quot;;&quot;&quot;;COM.MICROSOFT.CONCAT(&quot;&quot;&quot;&quot;;[.$C$1];&quot;&quot;&quot;&quot;;&quot;:&quot;;&quot;&quot;&quot;&quot;;[.$C327]; &quot;&quot;&quot;&quot;;&quot;,&quot;)); IF([.$D327]=&quot;&quot;;&quot;&quot;;COM.MICROSOFT.CONCAT(&quot;&quot;&quot;&quot;;[.$D$1];&quot;&quot;&quot;&quot;;&quot;:&quot;;&quot;&quot;&quot;&quot;;[.$D327]; &quot;&quot;&quot;&quot;;&quot;,&quot;));&quot;},&quot;))">
            <text:p/>
          </table:table-cell>
          <table:table-cell/>
          <table:table-cell table:style-name="ce5" table:formula="of:=IF(OR([.$A327]=&quot;&quot;;[.$B327]=[.$B326]);&quot;&quot;;COM.MICROSOFT.CONCAT(&quot;{&quot;; IF([.$B327]=&quot;&quot;;&quot;&quot;;COM.MICROSOFT.CONCAT(&quot;&quot;&quot;&quot;;[.$B$1];&quot;&quot;&quot;&quot;;&quot;:&quot;;&quot;&quot;&quot;&quot;;[.$B327]; &quot;&quot;&quot;&quot;;&quot;,&quot;)); IF([.$D327]=&quot;&quot;;&quot;&quot;;COM.MICROSOFT.CONCAT(&quot;&quot;&quot;&quot;;[.$D$1];&quot;&quot;&quot;&quot;;&quot;:&quot;;&quot;&quot;&quot;&quot;;[.$D32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28]=&quot;&quot;;&quot;&quot;;COM.MICROSOFT.CONCAT(&quot;{&quot;; IF([.$A328]=&quot;&quot;;&quot;&quot;;COM.MICROSOFT.CONCAT(&quot;&quot;&quot;&quot;;[.$A$1];&quot;&quot;&quot;&quot;;&quot;:&quot;;&quot;&quot;&quot;&quot;;[.$A328]; &quot;&quot;&quot;&quot;;&quot;,&quot;)); IF([.$C328]=&quot;&quot;;&quot;&quot;;COM.MICROSOFT.CONCAT(&quot;&quot;&quot;&quot;;[.$C$1];&quot;&quot;&quot;&quot;;&quot;:&quot;;&quot;&quot;&quot;&quot;;[.$C328]; &quot;&quot;&quot;&quot;;&quot;,&quot;)); IF([.$D328]=&quot;&quot;;&quot;&quot;;COM.MICROSOFT.CONCAT(&quot;&quot;&quot;&quot;;[.$D$1];&quot;&quot;&quot;&quot;;&quot;:&quot;;&quot;&quot;&quot;&quot;;[.$D328]; &quot;&quot;&quot;&quot;;&quot;,&quot;));&quot;},&quot;))">
            <text:p/>
          </table:table-cell>
          <table:table-cell/>
          <table:table-cell table:style-name="ce5" table:formula="of:=IF(OR([.$A328]=&quot;&quot;;[.$B328]=[.$B327]);&quot;&quot;;COM.MICROSOFT.CONCAT(&quot;{&quot;; IF([.$B328]=&quot;&quot;;&quot;&quot;;COM.MICROSOFT.CONCAT(&quot;&quot;&quot;&quot;;[.$B$1];&quot;&quot;&quot;&quot;;&quot;:&quot;;&quot;&quot;&quot;&quot;;[.$B328]; &quot;&quot;&quot;&quot;;&quot;,&quot;)); IF([.$D328]=&quot;&quot;;&quot;&quot;;COM.MICROSOFT.CONCAT(&quot;&quot;&quot;&quot;;[.$D$1];&quot;&quot;&quot;&quot;;&quot;:&quot;;&quot;&quot;&quot;&quot;;[.$D32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29]=&quot;&quot;;&quot;&quot;;COM.MICROSOFT.CONCAT(&quot;{&quot;; IF([.$A329]=&quot;&quot;;&quot;&quot;;COM.MICROSOFT.CONCAT(&quot;&quot;&quot;&quot;;[.$A$1];&quot;&quot;&quot;&quot;;&quot;:&quot;;&quot;&quot;&quot;&quot;;[.$A329]; &quot;&quot;&quot;&quot;;&quot;,&quot;)); IF([.$C329]=&quot;&quot;;&quot;&quot;;COM.MICROSOFT.CONCAT(&quot;&quot;&quot;&quot;;[.$C$1];&quot;&quot;&quot;&quot;;&quot;:&quot;;&quot;&quot;&quot;&quot;;[.$C329]; &quot;&quot;&quot;&quot;;&quot;,&quot;)); IF([.$D329]=&quot;&quot;;&quot;&quot;;COM.MICROSOFT.CONCAT(&quot;&quot;&quot;&quot;;[.$D$1];&quot;&quot;&quot;&quot;;&quot;:&quot;;&quot;&quot;&quot;&quot;;[.$D329]; &quot;&quot;&quot;&quot;;&quot;,&quot;));&quot;},&quot;))">
            <text:p/>
          </table:table-cell>
          <table:table-cell/>
          <table:table-cell table:style-name="ce5" table:formula="of:=IF(OR([.$A329]=&quot;&quot;;[.$B329]=[.$B328]);&quot;&quot;;COM.MICROSOFT.CONCAT(&quot;{&quot;; IF([.$B329]=&quot;&quot;;&quot;&quot;;COM.MICROSOFT.CONCAT(&quot;&quot;&quot;&quot;;[.$B$1];&quot;&quot;&quot;&quot;;&quot;:&quot;;&quot;&quot;&quot;&quot;;[.$B329]; &quot;&quot;&quot;&quot;;&quot;,&quot;)); IF([.$D329]=&quot;&quot;;&quot;&quot;;COM.MICROSOFT.CONCAT(&quot;&quot;&quot;&quot;;[.$D$1];&quot;&quot;&quot;&quot;;&quot;:&quot;;&quot;&quot;&quot;&quot;;[.$D32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30]=&quot;&quot;;&quot;&quot;;COM.MICROSOFT.CONCAT(&quot;{&quot;; IF([.$A330]=&quot;&quot;;&quot;&quot;;COM.MICROSOFT.CONCAT(&quot;&quot;&quot;&quot;;[.$A$1];&quot;&quot;&quot;&quot;;&quot;:&quot;;&quot;&quot;&quot;&quot;;[.$A330]; &quot;&quot;&quot;&quot;;&quot;,&quot;)); IF([.$C330]=&quot;&quot;;&quot;&quot;;COM.MICROSOFT.CONCAT(&quot;&quot;&quot;&quot;;[.$C$1];&quot;&quot;&quot;&quot;;&quot;:&quot;;&quot;&quot;&quot;&quot;;[.$C330]; &quot;&quot;&quot;&quot;;&quot;,&quot;)); IF([.$D330]=&quot;&quot;;&quot;&quot;;COM.MICROSOFT.CONCAT(&quot;&quot;&quot;&quot;;[.$D$1];&quot;&quot;&quot;&quot;;&quot;:&quot;;&quot;&quot;&quot;&quot;;[.$D330]; &quot;&quot;&quot;&quot;;&quot;,&quot;));&quot;},&quot;))">
            <text:p/>
          </table:table-cell>
          <table:table-cell/>
          <table:table-cell table:style-name="ce5" table:formula="of:=IF(OR([.$A330]=&quot;&quot;;[.$B330]=[.$B329]);&quot;&quot;;COM.MICROSOFT.CONCAT(&quot;{&quot;; IF([.$B330]=&quot;&quot;;&quot;&quot;;COM.MICROSOFT.CONCAT(&quot;&quot;&quot;&quot;;[.$B$1];&quot;&quot;&quot;&quot;;&quot;:&quot;;&quot;&quot;&quot;&quot;;[.$B330]; &quot;&quot;&quot;&quot;;&quot;,&quot;)); IF([.$D330]=&quot;&quot;;&quot;&quot;;COM.MICROSOFT.CONCAT(&quot;&quot;&quot;&quot;;[.$D$1];&quot;&quot;&quot;&quot;;&quot;:&quot;;&quot;&quot;&quot;&quot;;[.$D33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31]=&quot;&quot;;&quot;&quot;;COM.MICROSOFT.CONCAT(&quot;{&quot;; IF([.$A331]=&quot;&quot;;&quot;&quot;;COM.MICROSOFT.CONCAT(&quot;&quot;&quot;&quot;;[.$A$1];&quot;&quot;&quot;&quot;;&quot;:&quot;;&quot;&quot;&quot;&quot;;[.$A331]; &quot;&quot;&quot;&quot;;&quot;,&quot;)); IF([.$C331]=&quot;&quot;;&quot;&quot;;COM.MICROSOFT.CONCAT(&quot;&quot;&quot;&quot;;[.$C$1];&quot;&quot;&quot;&quot;;&quot;:&quot;;&quot;&quot;&quot;&quot;;[.$C331]; &quot;&quot;&quot;&quot;;&quot;,&quot;)); IF([.$D331]=&quot;&quot;;&quot;&quot;;COM.MICROSOFT.CONCAT(&quot;&quot;&quot;&quot;;[.$D$1];&quot;&quot;&quot;&quot;;&quot;:&quot;;&quot;&quot;&quot;&quot;;[.$D331]; &quot;&quot;&quot;&quot;;&quot;,&quot;));&quot;},&quot;))">
            <text:p/>
          </table:table-cell>
          <table:table-cell/>
          <table:table-cell table:style-name="ce5" table:formula="of:=IF(OR([.$A331]=&quot;&quot;;[.$B331]=[.$B330]);&quot;&quot;;COM.MICROSOFT.CONCAT(&quot;{&quot;; IF([.$B331]=&quot;&quot;;&quot;&quot;;COM.MICROSOFT.CONCAT(&quot;&quot;&quot;&quot;;[.$B$1];&quot;&quot;&quot;&quot;;&quot;:&quot;;&quot;&quot;&quot;&quot;;[.$B331]; &quot;&quot;&quot;&quot;;&quot;,&quot;)); IF([.$D331]=&quot;&quot;;&quot;&quot;;COM.MICROSOFT.CONCAT(&quot;&quot;&quot;&quot;;[.$D$1];&quot;&quot;&quot;&quot;;&quot;:&quot;;&quot;&quot;&quot;&quot;;[.$D33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32]=&quot;&quot;;&quot;&quot;;COM.MICROSOFT.CONCAT(&quot;{&quot;; IF([.$A332]=&quot;&quot;;&quot;&quot;;COM.MICROSOFT.CONCAT(&quot;&quot;&quot;&quot;;[.$A$1];&quot;&quot;&quot;&quot;;&quot;:&quot;;&quot;&quot;&quot;&quot;;[.$A332]; &quot;&quot;&quot;&quot;;&quot;,&quot;)); IF([.$C332]=&quot;&quot;;&quot;&quot;;COM.MICROSOFT.CONCAT(&quot;&quot;&quot;&quot;;[.$C$1];&quot;&quot;&quot;&quot;;&quot;:&quot;;&quot;&quot;&quot;&quot;;[.$C332]; &quot;&quot;&quot;&quot;;&quot;,&quot;)); IF([.$D332]=&quot;&quot;;&quot;&quot;;COM.MICROSOFT.CONCAT(&quot;&quot;&quot;&quot;;[.$D$1];&quot;&quot;&quot;&quot;;&quot;:&quot;;&quot;&quot;&quot;&quot;;[.$D332]; &quot;&quot;&quot;&quot;;&quot;,&quot;));&quot;},&quot;))">
            <text:p/>
          </table:table-cell>
          <table:table-cell/>
          <table:table-cell table:style-name="ce5" table:formula="of:=IF(OR([.$A332]=&quot;&quot;;[.$B332]=[.$B331]);&quot;&quot;;COM.MICROSOFT.CONCAT(&quot;{&quot;; IF([.$B332]=&quot;&quot;;&quot;&quot;;COM.MICROSOFT.CONCAT(&quot;&quot;&quot;&quot;;[.$B$1];&quot;&quot;&quot;&quot;;&quot;:&quot;;&quot;&quot;&quot;&quot;;[.$B332]; &quot;&quot;&quot;&quot;;&quot;,&quot;)); IF([.$D332]=&quot;&quot;;&quot;&quot;;COM.MICROSOFT.CONCAT(&quot;&quot;&quot;&quot;;[.$D$1];&quot;&quot;&quot;&quot;;&quot;:&quot;;&quot;&quot;&quot;&quot;;[.$D33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33]=&quot;&quot;;&quot;&quot;;COM.MICROSOFT.CONCAT(&quot;{&quot;; IF([.$A333]=&quot;&quot;;&quot;&quot;;COM.MICROSOFT.CONCAT(&quot;&quot;&quot;&quot;;[.$A$1];&quot;&quot;&quot;&quot;;&quot;:&quot;;&quot;&quot;&quot;&quot;;[.$A333]; &quot;&quot;&quot;&quot;;&quot;,&quot;)); IF([.$C333]=&quot;&quot;;&quot;&quot;;COM.MICROSOFT.CONCAT(&quot;&quot;&quot;&quot;;[.$C$1];&quot;&quot;&quot;&quot;;&quot;:&quot;;&quot;&quot;&quot;&quot;;[.$C333]; &quot;&quot;&quot;&quot;;&quot;,&quot;)); IF([.$D333]=&quot;&quot;;&quot;&quot;;COM.MICROSOFT.CONCAT(&quot;&quot;&quot;&quot;;[.$D$1];&quot;&quot;&quot;&quot;;&quot;:&quot;;&quot;&quot;&quot;&quot;;[.$D333]; &quot;&quot;&quot;&quot;;&quot;,&quot;));&quot;},&quot;))">
            <text:p/>
          </table:table-cell>
          <table:table-cell/>
          <table:table-cell table:style-name="ce5" table:formula="of:=IF(OR([.$A333]=&quot;&quot;;[.$B333]=[.$B332]);&quot;&quot;;COM.MICROSOFT.CONCAT(&quot;{&quot;; IF([.$B333]=&quot;&quot;;&quot;&quot;;COM.MICROSOFT.CONCAT(&quot;&quot;&quot;&quot;;[.$B$1];&quot;&quot;&quot;&quot;;&quot;:&quot;;&quot;&quot;&quot;&quot;;[.$B333]; &quot;&quot;&quot;&quot;;&quot;,&quot;)); IF([.$D333]=&quot;&quot;;&quot;&quot;;COM.MICROSOFT.CONCAT(&quot;&quot;&quot;&quot;;[.$D$1];&quot;&quot;&quot;&quot;;&quot;:&quot;;&quot;&quot;&quot;&quot;;[.$D33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34]=&quot;&quot;;&quot;&quot;;COM.MICROSOFT.CONCAT(&quot;{&quot;; IF([.$A334]=&quot;&quot;;&quot;&quot;;COM.MICROSOFT.CONCAT(&quot;&quot;&quot;&quot;;[.$A$1];&quot;&quot;&quot;&quot;;&quot;:&quot;;&quot;&quot;&quot;&quot;;[.$A334]; &quot;&quot;&quot;&quot;;&quot;,&quot;)); IF([.$C334]=&quot;&quot;;&quot;&quot;;COM.MICROSOFT.CONCAT(&quot;&quot;&quot;&quot;;[.$C$1];&quot;&quot;&quot;&quot;;&quot;:&quot;;&quot;&quot;&quot;&quot;;[.$C334]; &quot;&quot;&quot;&quot;;&quot;,&quot;)); IF([.$D334]=&quot;&quot;;&quot;&quot;;COM.MICROSOFT.CONCAT(&quot;&quot;&quot;&quot;;[.$D$1];&quot;&quot;&quot;&quot;;&quot;:&quot;;&quot;&quot;&quot;&quot;;[.$D334]; &quot;&quot;&quot;&quot;;&quot;,&quot;));&quot;},&quot;))">
            <text:p/>
          </table:table-cell>
          <table:table-cell/>
          <table:table-cell table:style-name="ce5" table:formula="of:=IF(OR([.$A334]=&quot;&quot;;[.$B334]=[.$B333]);&quot;&quot;;COM.MICROSOFT.CONCAT(&quot;{&quot;; IF([.$B334]=&quot;&quot;;&quot;&quot;;COM.MICROSOFT.CONCAT(&quot;&quot;&quot;&quot;;[.$B$1];&quot;&quot;&quot;&quot;;&quot;:&quot;;&quot;&quot;&quot;&quot;;[.$B334]; &quot;&quot;&quot;&quot;;&quot;,&quot;)); IF([.$D334]=&quot;&quot;;&quot;&quot;;COM.MICROSOFT.CONCAT(&quot;&quot;&quot;&quot;;[.$D$1];&quot;&quot;&quot;&quot;;&quot;:&quot;;&quot;&quot;&quot;&quot;;[.$D33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35]=&quot;&quot;;&quot;&quot;;COM.MICROSOFT.CONCAT(&quot;{&quot;; IF([.$A335]=&quot;&quot;;&quot;&quot;;COM.MICROSOFT.CONCAT(&quot;&quot;&quot;&quot;;[.$A$1];&quot;&quot;&quot;&quot;;&quot;:&quot;;&quot;&quot;&quot;&quot;;[.$A335]; &quot;&quot;&quot;&quot;;&quot;,&quot;)); IF([.$C335]=&quot;&quot;;&quot;&quot;;COM.MICROSOFT.CONCAT(&quot;&quot;&quot;&quot;;[.$C$1];&quot;&quot;&quot;&quot;;&quot;:&quot;;&quot;&quot;&quot;&quot;;[.$C335]; &quot;&quot;&quot;&quot;;&quot;,&quot;)); IF([.$D335]=&quot;&quot;;&quot;&quot;;COM.MICROSOFT.CONCAT(&quot;&quot;&quot;&quot;;[.$D$1];&quot;&quot;&quot;&quot;;&quot;:&quot;;&quot;&quot;&quot;&quot;;[.$D335]; &quot;&quot;&quot;&quot;;&quot;,&quot;));&quot;},&quot;))">
            <text:p/>
          </table:table-cell>
          <table:table-cell/>
          <table:table-cell table:style-name="ce5" table:formula="of:=IF(OR([.$A335]=&quot;&quot;;[.$B335]=[.$B334]);&quot;&quot;;COM.MICROSOFT.CONCAT(&quot;{&quot;; IF([.$B335]=&quot;&quot;;&quot;&quot;;COM.MICROSOFT.CONCAT(&quot;&quot;&quot;&quot;;[.$B$1];&quot;&quot;&quot;&quot;;&quot;:&quot;;&quot;&quot;&quot;&quot;;[.$B335]; &quot;&quot;&quot;&quot;;&quot;,&quot;)); IF([.$D335]=&quot;&quot;;&quot;&quot;;COM.MICROSOFT.CONCAT(&quot;&quot;&quot;&quot;;[.$D$1];&quot;&quot;&quot;&quot;;&quot;:&quot;;&quot;&quot;&quot;&quot;;[.$D33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36]=&quot;&quot;;&quot;&quot;;COM.MICROSOFT.CONCAT(&quot;{&quot;; IF([.$A336]=&quot;&quot;;&quot;&quot;;COM.MICROSOFT.CONCAT(&quot;&quot;&quot;&quot;;[.$A$1];&quot;&quot;&quot;&quot;;&quot;:&quot;;&quot;&quot;&quot;&quot;;[.$A336]; &quot;&quot;&quot;&quot;;&quot;,&quot;)); IF([.$C336]=&quot;&quot;;&quot;&quot;;COM.MICROSOFT.CONCAT(&quot;&quot;&quot;&quot;;[.$C$1];&quot;&quot;&quot;&quot;;&quot;:&quot;;&quot;&quot;&quot;&quot;;[.$C336]; &quot;&quot;&quot;&quot;;&quot;,&quot;)); IF([.$D336]=&quot;&quot;;&quot;&quot;;COM.MICROSOFT.CONCAT(&quot;&quot;&quot;&quot;;[.$D$1];&quot;&quot;&quot;&quot;;&quot;:&quot;;&quot;&quot;&quot;&quot;;[.$D336]; &quot;&quot;&quot;&quot;;&quot;,&quot;));&quot;},&quot;))">
            <text:p/>
          </table:table-cell>
          <table:table-cell/>
          <table:table-cell table:style-name="ce5" table:formula="of:=IF(OR([.$A336]=&quot;&quot;;[.$B336]=[.$B335]);&quot;&quot;;COM.MICROSOFT.CONCAT(&quot;{&quot;; IF([.$B336]=&quot;&quot;;&quot;&quot;;COM.MICROSOFT.CONCAT(&quot;&quot;&quot;&quot;;[.$B$1];&quot;&quot;&quot;&quot;;&quot;:&quot;;&quot;&quot;&quot;&quot;;[.$B336]; &quot;&quot;&quot;&quot;;&quot;,&quot;)); IF([.$D336]=&quot;&quot;;&quot;&quot;;COM.MICROSOFT.CONCAT(&quot;&quot;&quot;&quot;;[.$D$1];&quot;&quot;&quot;&quot;;&quot;:&quot;;&quot;&quot;&quot;&quot;;[.$D336]; &quot;&quot;&quot;&quot;;&quot;,&quot;));&quot;},&quot;))">
            <text:p/>
          </table:table-cell>
          <table:table-cell table:number-columns-repeated="1015"/>
        </table:table-row>
        <table:table-row table:style-name="ro1" table:number-rows-repeated="10482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by" table:style-name="ta1">
        <table:table-column table:style-name="co1" table:number-columns-repeated="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2" table:number-columns-repeated="1015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COSTUME</text:p>
          </table:table-cell>
          <table:table-cell table:style-name="ce1"/>
          <table:table-cell table:style-name="ce4"/>
          <table:table-cell table:style-name="ce1" office:value-type="string" calcext:value-type="string">
            <text:p>OUTPUT</text:p>
          </table:table-cell>
          <table:table-cell table:style-name="ce4"/>
          <table:table-cell table:style-name="ce1" office:value-type="string" calcext:value-type="string">
            <text:p>OUTPUT</text:p>
          </table:table-cell>
          <table:table-cell table:style-name="ce4"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]=&quot;&quot;;&quot;&quot;;COM.MICROSOFT.CONCAT(&quot;{&quot;; IF([.$A2]=&quot;&quot;;&quot;&quot;;COM.MICROSOFT.CONCAT(&quot;&quot;&quot;&quot;;[.$A$1];&quot;&quot;&quot;&quot;;&quot;:&quot;;&quot;&quot;&quot;&quot;;[.$A2]; &quot;&quot;&quot;&quot;;&quot;,&quot;)); IF([.$C2]=&quot;&quot;;&quot;&quot;;COM.MICROSOFT.CONCAT(&quot;&quot;&quot;&quot;;[.$C$1];&quot;&quot;&quot;&quot;;&quot;:&quot;;&quot;&quot;&quot;&quot;;[.$C2]; &quot;&quot;&quot;&quot;;&quot;,&quot;)); IF([.$D2]=&quot;&quot;;&quot;&quot;;COM.MICROSOFT.CONCAT(&quot;&quot;&quot;&quot;;[.$D$1];&quot;&quot;&quot;&quot;;&quot;:&quot;;&quot;&quot;&quot;&quot;;[.$D2]; &quot;&quot;&quot;&quot;;&quot;,&quot;));&quot;},&quot;))">
            <text:p/>
          </table:table-cell>
          <table:table-cell/>
          <table:table-cell table:style-name="ce5" table:formula="of:=IF(OR([.$A2]=&quot;&quot;;[.$B2]=[.$B1]);&quot;&quot;;COM.MICROSOFT.CONCAT(&quot;{&quot;; IF([.$B2]=&quot;&quot;;&quot;&quot;;COM.MICROSOFT.CONCAT(&quot;&quot;&quot;&quot;;[.$B$1];&quot;&quot;&quot;&quot;;&quot;:&quot;;&quot;&quot;&quot;&quot;;[.$B2]; &quot;&quot;&quot;&quot;;&quot;,&quot;)); IF([.$D2]=&quot;&quot;;&quot;&quot;;COM.MICROSOFT.CONCAT(&quot;&quot;&quot;&quot;;[.$D$1];&quot;&quot;&quot;&quot;;&quot;:&quot;;&quot;&quot;&quot;&quot;;[.$D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PICHU</text:p>
          </table:table-cell>
          <table:table-cell table:style-name="ce2" table:number-columns-repeated="4"/>
          <table:table-cell/>
          <table:table-cell table:style-name="ce5" table:formula="of:=IF([.$A3]=&quot;&quot;;&quot;&quot;;COM.MICROSOFT.CONCAT(&quot;{&quot;; IF([.$A3]=&quot;&quot;;&quot;&quot;;COM.MICROSOFT.CONCAT(&quot;&quot;&quot;&quot;;[.$A$1];&quot;&quot;&quot;&quot;;&quot;:&quot;;&quot;&quot;&quot;&quot;;[.$A3]; &quot;&quot;&quot;&quot;;&quot;,&quot;)); IF([.$C3]=&quot;&quot;;&quot;&quot;;COM.MICROSOFT.CONCAT(&quot;&quot;&quot;&quot;;[.$C$1];&quot;&quot;&quot;&quot;;&quot;:&quot;;&quot;&quot;&quot;&quot;;[.$C3]; &quot;&quot;&quot;&quot;;&quot;,&quot;)); IF([.$D3]=&quot;&quot;;&quot;&quot;;COM.MICROSOFT.CONCAT(&quot;&quot;&quot;&quot;;[.$D$1];&quot;&quot;&quot;&quot;;&quot;:&quot;;&quot;&quot;&quot;&quot;;[.$D3]; &quot;&quot;&quot;&quot;;&quot;,&quot;));&quot;},&quot;))" office:value-type="string" office:string-value="{&quot;ID&quot;:&quot;PICHU&quot;,}," calcext:value-type="string">
            <text:p>{"ID":"PICHU",},</text:p>
          </table:table-cell>
          <table:table-cell/>
          <table:table-cell table:style-name="ce5" table:formula="of:=IF(OR([.$A3]=&quot;&quot;;[.$B3]=[.$B2]);&quot;&quot;;COM.MICROSOFT.CONCAT(&quot;{&quot;; IF([.$B3]=&quot;&quot;;&quot;&quot;;COM.MICROSOFT.CONCAT(&quot;&quot;&quot;&quot;;[.$B$1];&quot;&quot;&quot;&quot;;&quot;:&quot;;&quot;&quot;&quot;&quot;;[.$B3]; &quot;&quot;&quot;&quot;;&quot;,&quot;)); IF([.$D3]=&quot;&quot;;&quot;&quot;;COM.MICROSOFT.CONCAT(&quot;&quot;&quot;&quot;;[.$D$1];&quot;&quot;&quot;&quot;;&quot;:&quot;;&quot;&quot;&quot;&quot;;[.$D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LEFFA</text:p>
          </table:table-cell>
          <table:table-cell table:style-name="ce2" table:number-columns-repeated="4"/>
          <table:table-cell/>
          <table:table-cell table:style-name="ce5" table:formula="of:=IF([.$A4]=&quot;&quot;;&quot;&quot;;COM.MICROSOFT.CONCAT(&quot;{&quot;; IF([.$A4]=&quot;&quot;;&quot;&quot;;COM.MICROSOFT.CONCAT(&quot;&quot;&quot;&quot;;[.$A$1];&quot;&quot;&quot;&quot;;&quot;:&quot;;&quot;&quot;&quot;&quot;;[.$A4]; &quot;&quot;&quot;&quot;;&quot;,&quot;)); IF([.$C4]=&quot;&quot;;&quot;&quot;;COM.MICROSOFT.CONCAT(&quot;&quot;&quot;&quot;;[.$C$1];&quot;&quot;&quot;&quot;;&quot;:&quot;;&quot;&quot;&quot;&quot;;[.$C4]; &quot;&quot;&quot;&quot;;&quot;,&quot;)); IF([.$D4]=&quot;&quot;;&quot;&quot;;COM.MICROSOFT.CONCAT(&quot;&quot;&quot;&quot;;[.$D$1];&quot;&quot;&quot;&quot;;&quot;:&quot;;&quot;&quot;&quot;&quot;;[.$D4]; &quot;&quot;&quot;&quot;;&quot;,&quot;));&quot;},&quot;))" office:value-type="string" office:string-value="{&quot;ID&quot;:&quot;CLEFFA&quot;,}," calcext:value-type="string">
            <text:p>{"ID":"CLEFFA",},</text:p>
          </table:table-cell>
          <table:table-cell/>
          <table:table-cell table:style-name="ce5" table:formula="of:=IF(OR([.$A4]=&quot;&quot;;[.$B4]=[.$B3]);&quot;&quot;;COM.MICROSOFT.CONCAT(&quot;{&quot;; IF([.$B4]=&quot;&quot;;&quot;&quot;;COM.MICROSOFT.CONCAT(&quot;&quot;&quot;&quot;;[.$B$1];&quot;&quot;&quot;&quot;;&quot;:&quot;;&quot;&quot;&quot;&quot;;[.$B4]; &quot;&quot;&quot;&quot;;&quot;,&quot;)); IF([.$D4]=&quot;&quot;;&quot;&quot;;COM.MICROSOFT.CONCAT(&quot;&quot;&quot;&quot;;[.$D$1];&quot;&quot;&quot;&quot;;&quot;:&quot;;&quot;&quot;&quot;&quot;;[.$D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IGGLYBUFF</text:p>
          </table:table-cell>
          <table:table-cell table:style-name="ce2" table:number-columns-repeated="4"/>
          <table:table-cell/>
          <table:table-cell table:style-name="ce5" table:formula="of:=IF([.$A5]=&quot;&quot;;&quot;&quot;;COM.MICROSOFT.CONCAT(&quot;{&quot;; IF([.$A5]=&quot;&quot;;&quot;&quot;;COM.MICROSOFT.CONCAT(&quot;&quot;&quot;&quot;;[.$A$1];&quot;&quot;&quot;&quot;;&quot;:&quot;;&quot;&quot;&quot;&quot;;[.$A5]; &quot;&quot;&quot;&quot;;&quot;,&quot;)); IF([.$C5]=&quot;&quot;;&quot;&quot;;COM.MICROSOFT.CONCAT(&quot;&quot;&quot;&quot;;[.$C$1];&quot;&quot;&quot;&quot;;&quot;:&quot;;&quot;&quot;&quot;&quot;;[.$C5]; &quot;&quot;&quot;&quot;;&quot;,&quot;)); IF([.$D5]=&quot;&quot;;&quot;&quot;;COM.MICROSOFT.CONCAT(&quot;&quot;&quot;&quot;;[.$D$1];&quot;&quot;&quot;&quot;;&quot;:&quot;;&quot;&quot;&quot;&quot;;[.$D5]; &quot;&quot;&quot;&quot;;&quot;,&quot;));&quot;},&quot;))" office:value-type="string" office:string-value="{&quot;ID&quot;:&quot;IGGLYBUFF&quot;,}," calcext:value-type="string">
            <text:p>{"ID":"IGGLYBUFF",},</text:p>
          </table:table-cell>
          <table:table-cell/>
          <table:table-cell table:style-name="ce5" table:formula="of:=IF(OR([.$A5]=&quot;&quot;;[.$B5]=[.$B4]);&quot;&quot;;COM.MICROSOFT.CONCAT(&quot;{&quot;; IF([.$B5]=&quot;&quot;;&quot;&quot;;COM.MICROSOFT.CONCAT(&quot;&quot;&quot;&quot;;[.$B$1];&quot;&quot;&quot;&quot;;&quot;:&quot;;&quot;&quot;&quot;&quot;;[.$B5]; &quot;&quot;&quot;&quot;;&quot;,&quot;)); IF([.$D5]=&quot;&quot;;&quot;&quot;;COM.MICROSOFT.CONCAT(&quot;&quot;&quot;&quot;;[.$D$1];&quot;&quot;&quot;&quot;;&quot;:&quot;;&quot;&quot;&quot;&quot;;[.$D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OGEPI</text:p>
          </table:table-cell>
          <table:table-cell table:style-name="ce2" table:number-columns-repeated="4"/>
          <table:table-cell/>
          <table:table-cell table:style-name="ce5" table:formula="of:=IF([.$A6]=&quot;&quot;;&quot;&quot;;COM.MICROSOFT.CONCAT(&quot;{&quot;; IF([.$A6]=&quot;&quot;;&quot;&quot;;COM.MICROSOFT.CONCAT(&quot;&quot;&quot;&quot;;[.$A$1];&quot;&quot;&quot;&quot;;&quot;:&quot;;&quot;&quot;&quot;&quot;;[.$A6]; &quot;&quot;&quot;&quot;;&quot;,&quot;)); IF([.$C6]=&quot;&quot;;&quot;&quot;;COM.MICROSOFT.CONCAT(&quot;&quot;&quot;&quot;;[.$C$1];&quot;&quot;&quot;&quot;;&quot;:&quot;;&quot;&quot;&quot;&quot;;[.$C6]; &quot;&quot;&quot;&quot;;&quot;,&quot;)); IF([.$D6]=&quot;&quot;;&quot;&quot;;COM.MICROSOFT.CONCAT(&quot;&quot;&quot;&quot;;[.$D$1];&quot;&quot;&quot;&quot;;&quot;:&quot;;&quot;&quot;&quot;&quot;;[.$D6]; &quot;&quot;&quot;&quot;;&quot;,&quot;));&quot;},&quot;))" office:value-type="string" office:string-value="{&quot;ID&quot;:&quot;TOGEPI&quot;,}," calcext:value-type="string">
            <text:p>{"ID":"TOGEPI",},</text:p>
          </table:table-cell>
          <table:table-cell/>
          <table:table-cell table:style-name="ce5" table:formula="of:=IF(OR([.$A6]=&quot;&quot;;[.$B6]=[.$B5]);&quot;&quot;;COM.MICROSOFT.CONCAT(&quot;{&quot;; IF([.$B6]=&quot;&quot;;&quot;&quot;;COM.MICROSOFT.CONCAT(&quot;&quot;&quot;&quot;;[.$B$1];&quot;&quot;&quot;&quot;;&quot;:&quot;;&quot;&quot;&quot;&quot;;[.$B6]; &quot;&quot;&quot;&quot;;&quot;,&quot;)); IF([.$D6]=&quot;&quot;;&quot;&quot;;COM.MICROSOFT.CONCAT(&quot;&quot;&quot;&quot;;[.$D$1];&quot;&quot;&quot;&quot;;&quot;:&quot;;&quot;&quot;&quot;&quot;;[.$D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YROGUE</text:p>
          </table:table-cell>
          <table:table-cell table:style-name="ce2" table:number-columns-repeated="4"/>
          <table:table-cell/>
          <table:table-cell table:style-name="ce5" table:formula="of:=IF([.$A7]=&quot;&quot;;&quot;&quot;;COM.MICROSOFT.CONCAT(&quot;{&quot;; IF([.$A7]=&quot;&quot;;&quot;&quot;;COM.MICROSOFT.CONCAT(&quot;&quot;&quot;&quot;;[.$A$1];&quot;&quot;&quot;&quot;;&quot;:&quot;;&quot;&quot;&quot;&quot;;[.$A7]; &quot;&quot;&quot;&quot;;&quot;,&quot;)); IF([.$C7]=&quot;&quot;;&quot;&quot;;COM.MICROSOFT.CONCAT(&quot;&quot;&quot;&quot;;[.$C$1];&quot;&quot;&quot;&quot;;&quot;:&quot;;&quot;&quot;&quot;&quot;;[.$C7]; &quot;&quot;&quot;&quot;;&quot;,&quot;)); IF([.$D7]=&quot;&quot;;&quot;&quot;;COM.MICROSOFT.CONCAT(&quot;&quot;&quot;&quot;;[.$D$1];&quot;&quot;&quot;&quot;;&quot;:&quot;;&quot;&quot;&quot;&quot;;[.$D7]; &quot;&quot;&quot;&quot;;&quot;,&quot;));&quot;},&quot;))" office:value-type="string" office:string-value="{&quot;ID&quot;:&quot;TYROGUE&quot;,}," calcext:value-type="string">
            <text:p>{"ID":"TYROGUE",},</text:p>
          </table:table-cell>
          <table:table-cell/>
          <table:table-cell table:style-name="ce5" table:formula="of:=IF(OR([.$A7]=&quot;&quot;;[.$B7]=[.$B6]);&quot;&quot;;COM.MICROSOFT.CONCAT(&quot;{&quot;; IF([.$B7]=&quot;&quot;;&quot;&quot;;COM.MICROSOFT.CONCAT(&quot;&quot;&quot;&quot;;[.$B$1];&quot;&quot;&quot;&quot;;&quot;:&quot;;&quot;&quot;&quot;&quot;;[.$B7]; &quot;&quot;&quot;&quot;;&quot;,&quot;)); IF([.$D7]=&quot;&quot;;&quot;&quot;;COM.MICROSOFT.CONCAT(&quot;&quot;&quot;&quot;;[.$D$1];&quot;&quot;&quot;&quot;;&quot;:&quot;;&quot;&quot;&quot;&quot;;[.$D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MOOCHUM</text:p>
          </table:table-cell>
          <table:table-cell table:style-name="ce2" table:number-columns-repeated="4"/>
          <table:table-cell/>
          <table:table-cell table:style-name="ce5" table:formula="of:=IF([.$A8]=&quot;&quot;;&quot;&quot;;COM.MICROSOFT.CONCAT(&quot;{&quot;; IF([.$A8]=&quot;&quot;;&quot;&quot;;COM.MICROSOFT.CONCAT(&quot;&quot;&quot;&quot;;[.$A$1];&quot;&quot;&quot;&quot;;&quot;:&quot;;&quot;&quot;&quot;&quot;;[.$A8]; &quot;&quot;&quot;&quot;;&quot;,&quot;)); IF([.$C8]=&quot;&quot;;&quot;&quot;;COM.MICROSOFT.CONCAT(&quot;&quot;&quot;&quot;;[.$C$1];&quot;&quot;&quot;&quot;;&quot;:&quot;;&quot;&quot;&quot;&quot;;[.$C8]; &quot;&quot;&quot;&quot;;&quot;,&quot;)); IF([.$D8]=&quot;&quot;;&quot;&quot;;COM.MICROSOFT.CONCAT(&quot;&quot;&quot;&quot;;[.$D$1];&quot;&quot;&quot;&quot;;&quot;:&quot;;&quot;&quot;&quot;&quot;;[.$D8]; &quot;&quot;&quot;&quot;;&quot;,&quot;));&quot;},&quot;))" office:value-type="string" office:string-value="{&quot;ID&quot;:&quot;SMOOCHUM&quot;,}," calcext:value-type="string">
            <text:p>{"ID":"SMOOCHUM",},</text:p>
          </table:table-cell>
          <table:table-cell/>
          <table:table-cell table:style-name="ce5" table:formula="of:=IF(OR([.$A8]=&quot;&quot;;[.$B8]=[.$B7]);&quot;&quot;;COM.MICROSOFT.CONCAT(&quot;{&quot;; IF([.$B8]=&quot;&quot;;&quot;&quot;;COM.MICROSOFT.CONCAT(&quot;&quot;&quot;&quot;;[.$B$1];&quot;&quot;&quot;&quot;;&quot;:&quot;;&quot;&quot;&quot;&quot;;[.$B8]; &quot;&quot;&quot;&quot;;&quot;,&quot;)); IF([.$D8]=&quot;&quot;;&quot;&quot;;COM.MICROSOFT.CONCAT(&quot;&quot;&quot;&quot;;[.$D$1];&quot;&quot;&quot;&quot;;&quot;:&quot;;&quot;&quot;&quot;&quot;;[.$D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ELEKID</text:p>
          </table:table-cell>
          <table:table-cell table:style-name="ce2" table:number-columns-repeated="4"/>
          <table:table-cell/>
          <table:table-cell table:style-name="ce5" table:formula="of:=IF([.$A9]=&quot;&quot;;&quot;&quot;;COM.MICROSOFT.CONCAT(&quot;{&quot;; IF([.$A9]=&quot;&quot;;&quot;&quot;;COM.MICROSOFT.CONCAT(&quot;&quot;&quot;&quot;;[.$A$1];&quot;&quot;&quot;&quot;;&quot;:&quot;;&quot;&quot;&quot;&quot;;[.$A9]; &quot;&quot;&quot;&quot;;&quot;,&quot;)); IF([.$C9]=&quot;&quot;;&quot;&quot;;COM.MICROSOFT.CONCAT(&quot;&quot;&quot;&quot;;[.$C$1];&quot;&quot;&quot;&quot;;&quot;:&quot;;&quot;&quot;&quot;&quot;;[.$C9]; &quot;&quot;&quot;&quot;;&quot;,&quot;)); IF([.$D9]=&quot;&quot;;&quot;&quot;;COM.MICROSOFT.CONCAT(&quot;&quot;&quot;&quot;;[.$D$1];&quot;&quot;&quot;&quot;;&quot;:&quot;;&quot;&quot;&quot;&quot;;[.$D9]; &quot;&quot;&quot;&quot;;&quot;,&quot;));&quot;},&quot;))" office:value-type="string" office:string-value="{&quot;ID&quot;:&quot;ELEKID&quot;,}," calcext:value-type="string">
            <text:p>{"ID":"ELEKID",},</text:p>
          </table:table-cell>
          <table:table-cell/>
          <table:table-cell table:style-name="ce5" table:formula="of:=IF(OR([.$A9]=&quot;&quot;;[.$B9]=[.$B8]);&quot;&quot;;COM.MICROSOFT.CONCAT(&quot;{&quot;; IF([.$B9]=&quot;&quot;;&quot;&quot;;COM.MICROSOFT.CONCAT(&quot;&quot;&quot;&quot;;[.$B$1];&quot;&quot;&quot;&quot;;&quot;:&quot;;&quot;&quot;&quot;&quot;;[.$B9]; &quot;&quot;&quot;&quot;;&quot;,&quot;)); IF([.$D9]=&quot;&quot;;&quot;&quot;;COM.MICROSOFT.CONCAT(&quot;&quot;&quot;&quot;;[.$D$1];&quot;&quot;&quot;&quot;;&quot;:&quot;;&quot;&quot;&quot;&quot;;[.$D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GBY</text:p>
          </table:table-cell>
          <table:table-cell table:style-name="ce2" table:number-columns-repeated="4"/>
          <table:table-cell/>
          <table:table-cell table:style-name="ce5" table:formula="of:=IF([.$A10]=&quot;&quot;;&quot;&quot;;COM.MICROSOFT.CONCAT(&quot;{&quot;; IF([.$A10]=&quot;&quot;;&quot;&quot;;COM.MICROSOFT.CONCAT(&quot;&quot;&quot;&quot;;[.$A$1];&quot;&quot;&quot;&quot;;&quot;:&quot;;&quot;&quot;&quot;&quot;;[.$A10]; &quot;&quot;&quot;&quot;;&quot;,&quot;)); IF([.$C10]=&quot;&quot;;&quot;&quot;;COM.MICROSOFT.CONCAT(&quot;&quot;&quot;&quot;;[.$C$1];&quot;&quot;&quot;&quot;;&quot;:&quot;;&quot;&quot;&quot;&quot;;[.$C10]; &quot;&quot;&quot;&quot;;&quot;,&quot;)); IF([.$D10]=&quot;&quot;;&quot;&quot;;COM.MICROSOFT.CONCAT(&quot;&quot;&quot;&quot;;[.$D$1];&quot;&quot;&quot;&quot;;&quot;:&quot;;&quot;&quot;&quot;&quot;;[.$D10]; &quot;&quot;&quot;&quot;;&quot;,&quot;));&quot;},&quot;))" office:value-type="string" office:string-value="{&quot;ID&quot;:&quot;MAGBY&quot;,}," calcext:value-type="string">
            <text:p>{"ID":"MAGBY",},</text:p>
          </table:table-cell>
          <table:table-cell/>
          <table:table-cell table:style-name="ce5" table:formula="of:=IF(OR([.$A10]=&quot;&quot;;[.$B10]=[.$B9]);&quot;&quot;;COM.MICROSOFT.CONCAT(&quot;{&quot;; IF([.$B10]=&quot;&quot;;&quot;&quot;;COM.MICROSOFT.CONCAT(&quot;&quot;&quot;&quot;;[.$B$1];&quot;&quot;&quot;&quot;;&quot;:&quot;;&quot;&quot;&quot;&quot;;[.$B10]; &quot;&quot;&quot;&quot;;&quot;,&quot;)); IF([.$D10]=&quot;&quot;;&quot;&quot;;COM.MICROSOFT.CONCAT(&quot;&quot;&quot;&quot;;[.$D$1];&quot;&quot;&quot;&quot;;&quot;:&quot;;&quot;&quot;&quot;&quot;;[.$D1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ZURILL</text:p>
          </table:table-cell>
          <table:table-cell table:style-name="ce2" table:number-columns-repeated="4"/>
          <table:table-cell/>
          <table:table-cell table:style-name="ce5" table:formula="of:=IF([.$A11]=&quot;&quot;;&quot;&quot;;COM.MICROSOFT.CONCAT(&quot;{&quot;; IF([.$A11]=&quot;&quot;;&quot;&quot;;COM.MICROSOFT.CONCAT(&quot;&quot;&quot;&quot;;[.$A$1];&quot;&quot;&quot;&quot;;&quot;:&quot;;&quot;&quot;&quot;&quot;;[.$A11]; &quot;&quot;&quot;&quot;;&quot;,&quot;)); IF([.$C11]=&quot;&quot;;&quot;&quot;;COM.MICROSOFT.CONCAT(&quot;&quot;&quot;&quot;;[.$C$1];&quot;&quot;&quot;&quot;;&quot;:&quot;;&quot;&quot;&quot;&quot;;[.$C11]; &quot;&quot;&quot;&quot;;&quot;,&quot;)); IF([.$D11]=&quot;&quot;;&quot;&quot;;COM.MICROSOFT.CONCAT(&quot;&quot;&quot;&quot;;[.$D$1];&quot;&quot;&quot;&quot;;&quot;:&quot;;&quot;&quot;&quot;&quot;;[.$D11]; &quot;&quot;&quot;&quot;;&quot;,&quot;));&quot;},&quot;))" office:value-type="string" office:string-value="{&quot;ID&quot;:&quot;AZURILL&quot;,}," calcext:value-type="string">
            <text:p>{"ID":"AZURILL",},</text:p>
          </table:table-cell>
          <table:table-cell/>
          <table:table-cell table:style-name="ce5" table:formula="of:=IF(OR([.$A11]=&quot;&quot;;[.$B11]=[.$B10]);&quot;&quot;;COM.MICROSOFT.CONCAT(&quot;{&quot;; IF([.$B11]=&quot;&quot;;&quot;&quot;;COM.MICROSOFT.CONCAT(&quot;&quot;&quot;&quot;;[.$B$1];&quot;&quot;&quot;&quot;;&quot;:&quot;;&quot;&quot;&quot;&quot;;[.$B11]; &quot;&quot;&quot;&quot;;&quot;,&quot;)); IF([.$D11]=&quot;&quot;;&quot;&quot;;COM.MICROSOFT.CONCAT(&quot;&quot;&quot;&quot;;[.$D$1];&quot;&quot;&quot;&quot;;&quot;:&quot;;&quot;&quot;&quot;&quot;;[.$D1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WYNAUT</text:p>
          </table:table-cell>
          <table:table-cell table:style-name="ce2" table:number-columns-repeated="4"/>
          <table:table-cell/>
          <table:table-cell table:style-name="ce5" table:formula="of:=IF([.$A12]=&quot;&quot;;&quot;&quot;;COM.MICROSOFT.CONCAT(&quot;{&quot;; IF([.$A12]=&quot;&quot;;&quot;&quot;;COM.MICROSOFT.CONCAT(&quot;&quot;&quot;&quot;;[.$A$1];&quot;&quot;&quot;&quot;;&quot;:&quot;;&quot;&quot;&quot;&quot;;[.$A12]; &quot;&quot;&quot;&quot;;&quot;,&quot;)); IF([.$C12]=&quot;&quot;;&quot;&quot;;COM.MICROSOFT.CONCAT(&quot;&quot;&quot;&quot;;[.$C$1];&quot;&quot;&quot;&quot;;&quot;:&quot;;&quot;&quot;&quot;&quot;;[.$C12]; &quot;&quot;&quot;&quot;;&quot;,&quot;)); IF([.$D12]=&quot;&quot;;&quot;&quot;;COM.MICROSOFT.CONCAT(&quot;&quot;&quot;&quot;;[.$D$1];&quot;&quot;&quot;&quot;;&quot;:&quot;;&quot;&quot;&quot;&quot;;[.$D12]; &quot;&quot;&quot;&quot;;&quot;,&quot;));&quot;},&quot;))" office:value-type="string" office:string-value="{&quot;ID&quot;:&quot;WYNAUT&quot;,}," calcext:value-type="string">
            <text:p>{"ID":"WYNAUT",},</text:p>
          </table:table-cell>
          <table:table-cell/>
          <table:table-cell table:style-name="ce5" table:formula="of:=IF(OR([.$A12]=&quot;&quot;;[.$B12]=[.$B11]);&quot;&quot;;COM.MICROSOFT.CONCAT(&quot;{&quot;; IF([.$B12]=&quot;&quot;;&quot;&quot;;COM.MICROSOFT.CONCAT(&quot;&quot;&quot;&quot;;[.$B$1];&quot;&quot;&quot;&quot;;&quot;:&quot;;&quot;&quot;&quot;&quot;;[.$B12]; &quot;&quot;&quot;&quot;;&quot;,&quot;)); IF([.$D12]=&quot;&quot;;&quot;&quot;;COM.MICROSOFT.CONCAT(&quot;&quot;&quot;&quot;;[.$D$1];&quot;&quot;&quot;&quot;;&quot;:&quot;;&quot;&quot;&quot;&quot;;[.$D1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BUDEW</text:p>
          </table:table-cell>
          <table:table-cell table:style-name="ce2" table:number-columns-repeated="4"/>
          <table:table-cell/>
          <table:table-cell table:style-name="ce5" table:formula="of:=IF([.$A13]=&quot;&quot;;&quot;&quot;;COM.MICROSOFT.CONCAT(&quot;{&quot;; IF([.$A13]=&quot;&quot;;&quot;&quot;;COM.MICROSOFT.CONCAT(&quot;&quot;&quot;&quot;;[.$A$1];&quot;&quot;&quot;&quot;;&quot;:&quot;;&quot;&quot;&quot;&quot;;[.$A13]; &quot;&quot;&quot;&quot;;&quot;,&quot;)); IF([.$C13]=&quot;&quot;;&quot;&quot;;COM.MICROSOFT.CONCAT(&quot;&quot;&quot;&quot;;[.$C$1];&quot;&quot;&quot;&quot;;&quot;:&quot;;&quot;&quot;&quot;&quot;;[.$C13]; &quot;&quot;&quot;&quot;;&quot;,&quot;)); IF([.$D13]=&quot;&quot;;&quot;&quot;;COM.MICROSOFT.CONCAT(&quot;&quot;&quot;&quot;;[.$D$1];&quot;&quot;&quot;&quot;;&quot;:&quot;;&quot;&quot;&quot;&quot;;[.$D13]; &quot;&quot;&quot;&quot;;&quot;,&quot;));&quot;},&quot;))" office:value-type="string" office:string-value="{&quot;ID&quot;:&quot;BUDEW&quot;,}," calcext:value-type="string">
            <text:p>{"ID":"BUDEW",},</text:p>
          </table:table-cell>
          <table:table-cell/>
          <table:table-cell table:style-name="ce5" table:formula="of:=IF(OR([.$A13]=&quot;&quot;;[.$B13]=[.$B12]);&quot;&quot;;COM.MICROSOFT.CONCAT(&quot;{&quot;; IF([.$B13]=&quot;&quot;;&quot;&quot;;COM.MICROSOFT.CONCAT(&quot;&quot;&quot;&quot;;[.$B$1];&quot;&quot;&quot;&quot;;&quot;:&quot;;&quot;&quot;&quot;&quot;;[.$B13]; &quot;&quot;&quot;&quot;;&quot;,&quot;)); IF([.$D13]=&quot;&quot;;&quot;&quot;;COM.MICROSOFT.CONCAT(&quot;&quot;&quot;&quot;;[.$D$1];&quot;&quot;&quot;&quot;;&quot;:&quot;;&quot;&quot;&quot;&quot;;[.$D1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HINGLING</text:p>
          </table:table-cell>
          <table:table-cell table:style-name="ce2" table:number-columns-repeated="4"/>
          <table:table-cell/>
          <table:table-cell table:style-name="ce5" table:formula="of:=IF([.$A14]=&quot;&quot;;&quot;&quot;;COM.MICROSOFT.CONCAT(&quot;{&quot;; IF([.$A14]=&quot;&quot;;&quot;&quot;;COM.MICROSOFT.CONCAT(&quot;&quot;&quot;&quot;;[.$A$1];&quot;&quot;&quot;&quot;;&quot;:&quot;;&quot;&quot;&quot;&quot;;[.$A14]; &quot;&quot;&quot;&quot;;&quot;,&quot;)); IF([.$C14]=&quot;&quot;;&quot;&quot;;COM.MICROSOFT.CONCAT(&quot;&quot;&quot;&quot;;[.$C$1];&quot;&quot;&quot;&quot;;&quot;:&quot;;&quot;&quot;&quot;&quot;;[.$C14]; &quot;&quot;&quot;&quot;;&quot;,&quot;)); IF([.$D14]=&quot;&quot;;&quot;&quot;;COM.MICROSOFT.CONCAT(&quot;&quot;&quot;&quot;;[.$D$1];&quot;&quot;&quot;&quot;;&quot;:&quot;;&quot;&quot;&quot;&quot;;[.$D14]; &quot;&quot;&quot;&quot;;&quot;,&quot;));&quot;},&quot;))" office:value-type="string" office:string-value="{&quot;ID&quot;:&quot;CHINGLING&quot;,}," calcext:value-type="string">
            <text:p>{"ID":"CHINGLING",},</text:p>
          </table:table-cell>
          <table:table-cell/>
          <table:table-cell table:style-name="ce5" table:formula="of:=IF(OR([.$A14]=&quot;&quot;;[.$B14]=[.$B13]);&quot;&quot;;COM.MICROSOFT.CONCAT(&quot;{&quot;; IF([.$B14]=&quot;&quot;;&quot;&quot;;COM.MICROSOFT.CONCAT(&quot;&quot;&quot;&quot;;[.$B$1];&quot;&quot;&quot;&quot;;&quot;:&quot;;&quot;&quot;&quot;&quot;;[.$B14]; &quot;&quot;&quot;&quot;;&quot;,&quot;)); IF([.$D14]=&quot;&quot;;&quot;&quot;;COM.MICROSOFT.CONCAT(&quot;&quot;&quot;&quot;;[.$D$1];&quot;&quot;&quot;&quot;;&quot;:&quot;;&quot;&quot;&quot;&quot;;[.$D1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BONSLY</text:p>
          </table:table-cell>
          <table:table-cell table:style-name="ce2" table:number-columns-repeated="4"/>
          <table:table-cell/>
          <table:table-cell table:style-name="ce5" table:formula="of:=IF([.$A15]=&quot;&quot;;&quot;&quot;;COM.MICROSOFT.CONCAT(&quot;{&quot;; IF([.$A15]=&quot;&quot;;&quot;&quot;;COM.MICROSOFT.CONCAT(&quot;&quot;&quot;&quot;;[.$A$1];&quot;&quot;&quot;&quot;;&quot;:&quot;;&quot;&quot;&quot;&quot;;[.$A15]; &quot;&quot;&quot;&quot;;&quot;,&quot;)); IF([.$C15]=&quot;&quot;;&quot;&quot;;COM.MICROSOFT.CONCAT(&quot;&quot;&quot;&quot;;[.$C$1];&quot;&quot;&quot;&quot;;&quot;:&quot;;&quot;&quot;&quot;&quot;;[.$C15]; &quot;&quot;&quot;&quot;;&quot;,&quot;)); IF([.$D15]=&quot;&quot;;&quot;&quot;;COM.MICROSOFT.CONCAT(&quot;&quot;&quot;&quot;;[.$D$1];&quot;&quot;&quot;&quot;;&quot;:&quot;;&quot;&quot;&quot;&quot;;[.$D15]; &quot;&quot;&quot;&quot;;&quot;,&quot;));&quot;},&quot;))" office:value-type="string" office:string-value="{&quot;ID&quot;:&quot;BONSLY&quot;,}," calcext:value-type="string">
            <text:p>{"ID":"BONSLY",},</text:p>
          </table:table-cell>
          <table:table-cell/>
          <table:table-cell table:style-name="ce5" table:formula="of:=IF(OR([.$A15]=&quot;&quot;;[.$B15]=[.$B14]);&quot;&quot;;COM.MICROSOFT.CONCAT(&quot;{&quot;; IF([.$B15]=&quot;&quot;;&quot;&quot;;COM.MICROSOFT.CONCAT(&quot;&quot;&quot;&quot;;[.$B$1];&quot;&quot;&quot;&quot;;&quot;:&quot;;&quot;&quot;&quot;&quot;;[.$B15]; &quot;&quot;&quot;&quot;;&quot;,&quot;)); IF([.$D15]=&quot;&quot;;&quot;&quot;;COM.MICROSOFT.CONCAT(&quot;&quot;&quot;&quot;;[.$D$1];&quot;&quot;&quot;&quot;;&quot;:&quot;;&quot;&quot;&quot;&quot;;[.$D1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IME_JR</text:p>
          </table:table-cell>
          <table:table-cell table:style-name="ce2" table:number-columns-repeated="4"/>
          <table:table-cell/>
          <table:table-cell table:style-name="ce5" table:formula="of:=IF([.$A16]=&quot;&quot;;&quot;&quot;;COM.MICROSOFT.CONCAT(&quot;{&quot;; IF([.$A16]=&quot;&quot;;&quot;&quot;;COM.MICROSOFT.CONCAT(&quot;&quot;&quot;&quot;;[.$A$1];&quot;&quot;&quot;&quot;;&quot;:&quot;;&quot;&quot;&quot;&quot;;[.$A16]; &quot;&quot;&quot;&quot;;&quot;,&quot;)); IF([.$C16]=&quot;&quot;;&quot;&quot;;COM.MICROSOFT.CONCAT(&quot;&quot;&quot;&quot;;[.$C$1];&quot;&quot;&quot;&quot;;&quot;:&quot;;&quot;&quot;&quot;&quot;;[.$C16]; &quot;&quot;&quot;&quot;;&quot;,&quot;)); IF([.$D16]=&quot;&quot;;&quot;&quot;;COM.MICROSOFT.CONCAT(&quot;&quot;&quot;&quot;;[.$D$1];&quot;&quot;&quot;&quot;;&quot;:&quot;;&quot;&quot;&quot;&quot;;[.$D16]; &quot;&quot;&quot;&quot;;&quot;,&quot;));&quot;},&quot;))" office:value-type="string" office:string-value="{&quot;ID&quot;:&quot;MIME_JR&quot;,}," calcext:value-type="string">
            <text:p>{"ID":"MIME_JR",},</text:p>
          </table:table-cell>
          <table:table-cell/>
          <table:table-cell table:style-name="ce5" table:formula="of:=IF(OR([.$A16]=&quot;&quot;;[.$B16]=[.$B15]);&quot;&quot;;COM.MICROSOFT.CONCAT(&quot;{&quot;; IF([.$B16]=&quot;&quot;;&quot;&quot;;COM.MICROSOFT.CONCAT(&quot;&quot;&quot;&quot;;[.$B$1];&quot;&quot;&quot;&quot;;&quot;:&quot;;&quot;&quot;&quot;&quot;;[.$B16]; &quot;&quot;&quot;&quot;;&quot;,&quot;)); IF([.$D16]=&quot;&quot;;&quot;&quot;;COM.MICROSOFT.CONCAT(&quot;&quot;&quot;&quot;;[.$D$1];&quot;&quot;&quot;&quot;;&quot;:&quot;;&quot;&quot;&quot;&quot;;[.$D1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HAPPINY</text:p>
          </table:table-cell>
          <table:table-cell table:style-name="ce2" table:number-columns-repeated="4"/>
          <table:table-cell/>
          <table:table-cell table:style-name="ce5" table:formula="of:=IF([.$A17]=&quot;&quot;;&quot;&quot;;COM.MICROSOFT.CONCAT(&quot;{&quot;; IF([.$A17]=&quot;&quot;;&quot;&quot;;COM.MICROSOFT.CONCAT(&quot;&quot;&quot;&quot;;[.$A$1];&quot;&quot;&quot;&quot;;&quot;:&quot;;&quot;&quot;&quot;&quot;;[.$A17]; &quot;&quot;&quot;&quot;;&quot;,&quot;)); IF([.$C17]=&quot;&quot;;&quot;&quot;;COM.MICROSOFT.CONCAT(&quot;&quot;&quot;&quot;;[.$C$1];&quot;&quot;&quot;&quot;;&quot;:&quot;;&quot;&quot;&quot;&quot;;[.$C17]; &quot;&quot;&quot;&quot;;&quot;,&quot;)); IF([.$D17]=&quot;&quot;;&quot;&quot;;COM.MICROSOFT.CONCAT(&quot;&quot;&quot;&quot;;[.$D$1];&quot;&quot;&quot;&quot;;&quot;:&quot;;&quot;&quot;&quot;&quot;;[.$D17]; &quot;&quot;&quot;&quot;;&quot;,&quot;));&quot;},&quot;))" office:value-type="string" office:string-value="{&quot;ID&quot;:&quot;HAPPINY&quot;,}," calcext:value-type="string">
            <text:p>{"ID":"HAPPINY",},</text:p>
          </table:table-cell>
          <table:table-cell/>
          <table:table-cell table:style-name="ce5" table:formula="of:=IF(OR([.$A17]=&quot;&quot;;[.$B17]=[.$B16]);&quot;&quot;;COM.MICROSOFT.CONCAT(&quot;{&quot;; IF([.$B17]=&quot;&quot;;&quot;&quot;;COM.MICROSOFT.CONCAT(&quot;&quot;&quot;&quot;;[.$B$1];&quot;&quot;&quot;&quot;;&quot;:&quot;;&quot;&quot;&quot;&quot;;[.$B17]; &quot;&quot;&quot;&quot;;&quot;,&quot;)); IF([.$D17]=&quot;&quot;;&quot;&quot;;COM.MICROSOFT.CONCAT(&quot;&quot;&quot;&quot;;[.$D$1];&quot;&quot;&quot;&quot;;&quot;:&quot;;&quot;&quot;&quot;&quot;;[.$D1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UNCHLAX</text:p>
          </table:table-cell>
          <table:table-cell table:style-name="ce2" table:number-columns-repeated="4"/>
          <table:table-cell/>
          <table:table-cell table:style-name="ce5" table:formula="of:=IF([.$A18]=&quot;&quot;;&quot;&quot;;COM.MICROSOFT.CONCAT(&quot;{&quot;; IF([.$A18]=&quot;&quot;;&quot;&quot;;COM.MICROSOFT.CONCAT(&quot;&quot;&quot;&quot;;[.$A$1];&quot;&quot;&quot;&quot;;&quot;:&quot;;&quot;&quot;&quot;&quot;;[.$A18]; &quot;&quot;&quot;&quot;;&quot;,&quot;)); IF([.$C18]=&quot;&quot;;&quot;&quot;;COM.MICROSOFT.CONCAT(&quot;&quot;&quot;&quot;;[.$C$1];&quot;&quot;&quot;&quot;;&quot;:&quot;;&quot;&quot;&quot;&quot;;[.$C18]; &quot;&quot;&quot;&quot;;&quot;,&quot;)); IF([.$D18]=&quot;&quot;;&quot;&quot;;COM.MICROSOFT.CONCAT(&quot;&quot;&quot;&quot;;[.$D$1];&quot;&quot;&quot;&quot;;&quot;:&quot;;&quot;&quot;&quot;&quot;;[.$D18]; &quot;&quot;&quot;&quot;;&quot;,&quot;));&quot;},&quot;))" office:value-type="string" office:string-value="{&quot;ID&quot;:&quot;MUNCHLAX&quot;,}," calcext:value-type="string">
            <text:p>{"ID":"MUNCHLAX",},</text:p>
          </table:table-cell>
          <table:table-cell/>
          <table:table-cell table:style-name="ce5" table:formula="of:=IF(OR([.$A18]=&quot;&quot;;[.$B18]=[.$B17]);&quot;&quot;;COM.MICROSOFT.CONCAT(&quot;{&quot;; IF([.$B18]=&quot;&quot;;&quot;&quot;;COM.MICROSOFT.CONCAT(&quot;&quot;&quot;&quot;;[.$B$1];&quot;&quot;&quot;&quot;;&quot;:&quot;;&quot;&quot;&quot;&quot;;[.$B18]; &quot;&quot;&quot;&quot;;&quot;,&quot;)); IF([.$D18]=&quot;&quot;;&quot;&quot;;COM.MICROSOFT.CONCAT(&quot;&quot;&quot;&quot;;[.$D$1];&quot;&quot;&quot;&quot;;&quot;:&quot;;&quot;&quot;&quot;&quot;;[.$D1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IOLU</text:p>
          </table:table-cell>
          <table:table-cell table:style-name="ce2" table:number-columns-repeated="4"/>
          <table:table-cell/>
          <table:table-cell table:style-name="ce5" table:formula="of:=IF([.$A19]=&quot;&quot;;&quot;&quot;;COM.MICROSOFT.CONCAT(&quot;{&quot;; IF([.$A19]=&quot;&quot;;&quot;&quot;;COM.MICROSOFT.CONCAT(&quot;&quot;&quot;&quot;;[.$A$1];&quot;&quot;&quot;&quot;;&quot;:&quot;;&quot;&quot;&quot;&quot;;[.$A19]; &quot;&quot;&quot;&quot;;&quot;,&quot;)); IF([.$C19]=&quot;&quot;;&quot;&quot;;COM.MICROSOFT.CONCAT(&quot;&quot;&quot;&quot;;[.$C$1];&quot;&quot;&quot;&quot;;&quot;:&quot;;&quot;&quot;&quot;&quot;;[.$C19]; &quot;&quot;&quot;&quot;;&quot;,&quot;)); IF([.$D19]=&quot;&quot;;&quot;&quot;;COM.MICROSOFT.CONCAT(&quot;&quot;&quot;&quot;;[.$D$1];&quot;&quot;&quot;&quot;;&quot;:&quot;;&quot;&quot;&quot;&quot;;[.$D19]; &quot;&quot;&quot;&quot;;&quot;,&quot;));&quot;},&quot;))" office:value-type="string" office:string-value="{&quot;ID&quot;:&quot;RIOLU&quot;,}," calcext:value-type="string">
            <text:p>{"ID":"RIOLU",},</text:p>
          </table:table-cell>
          <table:table-cell/>
          <table:table-cell table:style-name="ce5" table:formula="of:=IF(OR([.$A19]=&quot;&quot;;[.$B19]=[.$B18]);&quot;&quot;;COM.MICROSOFT.CONCAT(&quot;{&quot;; IF([.$B19]=&quot;&quot;;&quot;&quot;;COM.MICROSOFT.CONCAT(&quot;&quot;&quot;&quot;;[.$B$1];&quot;&quot;&quot;&quot;;&quot;:&quot;;&quot;&quot;&quot;&quot;;[.$B19]; &quot;&quot;&quot;&quot;;&quot;,&quot;)); IF([.$D19]=&quot;&quot;;&quot;&quot;;COM.MICROSOFT.CONCAT(&quot;&quot;&quot;&quot;;[.$D$1];&quot;&quot;&quot;&quot;;&quot;:&quot;;&quot;&quot;&quot;&quot;;[.$D1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NTYKE</text:p>
          </table:table-cell>
          <table:table-cell table:style-name="ce2" table:number-columns-repeated="4"/>
          <table:table-cell/>
          <table:table-cell table:style-name="ce5" table:formula="of:=IF([.$A20]=&quot;&quot;;&quot;&quot;;COM.MICROSOFT.CONCAT(&quot;{&quot;; IF([.$A20]=&quot;&quot;;&quot;&quot;;COM.MICROSOFT.CONCAT(&quot;&quot;&quot;&quot;;[.$A$1];&quot;&quot;&quot;&quot;;&quot;:&quot;;&quot;&quot;&quot;&quot;;[.$A20]; &quot;&quot;&quot;&quot;;&quot;,&quot;)); IF([.$C20]=&quot;&quot;;&quot;&quot;;COM.MICROSOFT.CONCAT(&quot;&quot;&quot;&quot;;[.$C$1];&quot;&quot;&quot;&quot;;&quot;:&quot;;&quot;&quot;&quot;&quot;;[.$C20]; &quot;&quot;&quot;&quot;;&quot;,&quot;)); IF([.$D20]=&quot;&quot;;&quot;&quot;;COM.MICROSOFT.CONCAT(&quot;&quot;&quot;&quot;;[.$D$1];&quot;&quot;&quot;&quot;;&quot;:&quot;;&quot;&quot;&quot;&quot;;[.$D20]; &quot;&quot;&quot;&quot;;&quot;,&quot;));&quot;},&quot;))" office:value-type="string" office:string-value="{&quot;ID&quot;:&quot;MANTYKE&quot;,}," calcext:value-type="string">
            <text:p>{"ID":"MANTYKE",},</text:p>
          </table:table-cell>
          <table:table-cell/>
          <table:table-cell table:style-name="ce5" table:formula="of:=IF(OR([.$A20]=&quot;&quot;;[.$B20]=[.$B19]);&quot;&quot;;COM.MICROSOFT.CONCAT(&quot;{&quot;; IF([.$B20]=&quot;&quot;;&quot;&quot;;COM.MICROSOFT.CONCAT(&quot;&quot;&quot;&quot;;[.$B$1];&quot;&quot;&quot;&quot;;&quot;:&quot;;&quot;&quot;&quot;&quot;;[.$B20]; &quot;&quot;&quot;&quot;;&quot;,&quot;)); IF([.$D20]=&quot;&quot;;&quot;&quot;;COM.MICROSOFT.CONCAT(&quot;&quot;&quot;&quot;;[.$D$1];&quot;&quot;&quot;&quot;;&quot;:&quot;;&quot;&quot;&quot;&quot;;[.$D2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1]=&quot;&quot;;&quot;&quot;;COM.MICROSOFT.CONCAT(&quot;{&quot;; IF([.$A21]=&quot;&quot;;&quot;&quot;;COM.MICROSOFT.CONCAT(&quot;&quot;&quot;&quot;;[.$A$1];&quot;&quot;&quot;&quot;;&quot;:&quot;;&quot;&quot;&quot;&quot;;[.$A21]; &quot;&quot;&quot;&quot;;&quot;,&quot;)); IF([.$C21]=&quot;&quot;;&quot;&quot;;COM.MICROSOFT.CONCAT(&quot;&quot;&quot;&quot;;[.$C$1];&quot;&quot;&quot;&quot;;&quot;:&quot;;&quot;&quot;&quot;&quot;;[.$C21]; &quot;&quot;&quot;&quot;;&quot;,&quot;)); IF([.$D21]=&quot;&quot;;&quot;&quot;;COM.MICROSOFT.CONCAT(&quot;&quot;&quot;&quot;;[.$D$1];&quot;&quot;&quot;&quot;;&quot;:&quot;;&quot;&quot;&quot;&quot;;[.$D21]; &quot;&quot;&quot;&quot;;&quot;,&quot;));&quot;},&quot;))">
            <text:p/>
          </table:table-cell>
          <table:table-cell/>
          <table:table-cell table:style-name="ce5" table:formula="of:=IF(OR([.$A21]=&quot;&quot;;[.$B21]=[.$B20]);&quot;&quot;;COM.MICROSOFT.CONCAT(&quot;{&quot;; IF([.$B21]=&quot;&quot;;&quot;&quot;;COM.MICROSOFT.CONCAT(&quot;&quot;&quot;&quot;;[.$B$1];&quot;&quot;&quot;&quot;;&quot;:&quot;;&quot;&quot;&quot;&quot;;[.$B21]; &quot;&quot;&quot;&quot;;&quot;,&quot;)); IF([.$D21]=&quot;&quot;;&quot;&quot;;COM.MICROSOFT.CONCAT(&quot;&quot;&quot;&quot;;[.$D$1];&quot;&quot;&quot;&quot;;&quot;:&quot;;&quot;&quot;&quot;&quot;;[.$D2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2]=&quot;&quot;;&quot;&quot;;COM.MICROSOFT.CONCAT(&quot;{&quot;; IF([.$A22]=&quot;&quot;;&quot;&quot;;COM.MICROSOFT.CONCAT(&quot;&quot;&quot;&quot;;[.$A$1];&quot;&quot;&quot;&quot;;&quot;:&quot;;&quot;&quot;&quot;&quot;;[.$A22]; &quot;&quot;&quot;&quot;;&quot;,&quot;)); IF([.$C22]=&quot;&quot;;&quot;&quot;;COM.MICROSOFT.CONCAT(&quot;&quot;&quot;&quot;;[.$C$1];&quot;&quot;&quot;&quot;;&quot;:&quot;;&quot;&quot;&quot;&quot;;[.$C22]; &quot;&quot;&quot;&quot;;&quot;,&quot;)); IF([.$D22]=&quot;&quot;;&quot;&quot;;COM.MICROSOFT.CONCAT(&quot;&quot;&quot;&quot;;[.$D$1];&quot;&quot;&quot;&quot;;&quot;:&quot;;&quot;&quot;&quot;&quot;;[.$D22]; &quot;&quot;&quot;&quot;;&quot;,&quot;));&quot;},&quot;))">
            <text:p/>
          </table:table-cell>
          <table:table-cell/>
          <table:table-cell table:style-name="ce5" table:formula="of:=IF(OR([.$A22]=&quot;&quot;;[.$B22]=[.$B21]);&quot;&quot;;COM.MICROSOFT.CONCAT(&quot;{&quot;; IF([.$B22]=&quot;&quot;;&quot;&quot;;COM.MICROSOFT.CONCAT(&quot;&quot;&quot;&quot;;[.$B$1];&quot;&quot;&quot;&quot;;&quot;:&quot;;&quot;&quot;&quot;&quot;;[.$B22]; &quot;&quot;&quot;&quot;;&quot;,&quot;)); IF([.$D22]=&quot;&quot;;&quot;&quot;;COM.MICROSOFT.CONCAT(&quot;&quot;&quot;&quot;;[.$D$1];&quot;&quot;&quot;&quot;;&quot;:&quot;;&quot;&quot;&quot;&quot;;[.$D2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3]=&quot;&quot;;&quot;&quot;;COM.MICROSOFT.CONCAT(&quot;{&quot;; IF([.$A23]=&quot;&quot;;&quot;&quot;;COM.MICROSOFT.CONCAT(&quot;&quot;&quot;&quot;;[.$A$1];&quot;&quot;&quot;&quot;;&quot;:&quot;;&quot;&quot;&quot;&quot;;[.$A23]; &quot;&quot;&quot;&quot;;&quot;,&quot;)); IF([.$C23]=&quot;&quot;;&quot;&quot;;COM.MICROSOFT.CONCAT(&quot;&quot;&quot;&quot;;[.$C$1];&quot;&quot;&quot;&quot;;&quot;:&quot;;&quot;&quot;&quot;&quot;;[.$C23]; &quot;&quot;&quot;&quot;;&quot;,&quot;)); IF([.$D23]=&quot;&quot;;&quot;&quot;;COM.MICROSOFT.CONCAT(&quot;&quot;&quot;&quot;;[.$D$1];&quot;&quot;&quot;&quot;;&quot;:&quot;;&quot;&quot;&quot;&quot;;[.$D23]; &quot;&quot;&quot;&quot;;&quot;,&quot;));&quot;},&quot;))">
            <text:p/>
          </table:table-cell>
          <table:table-cell/>
          <table:table-cell table:style-name="ce5" table:formula="of:=IF(OR([.$A23]=&quot;&quot;;[.$B23]=[.$B22]);&quot;&quot;;COM.MICROSOFT.CONCAT(&quot;{&quot;; IF([.$B23]=&quot;&quot;;&quot;&quot;;COM.MICROSOFT.CONCAT(&quot;&quot;&quot;&quot;;[.$B$1];&quot;&quot;&quot;&quot;;&quot;:&quot;;&quot;&quot;&quot;&quot;;[.$B23]; &quot;&quot;&quot;&quot;;&quot;,&quot;)); IF([.$D23]=&quot;&quot;;&quot;&quot;;COM.MICROSOFT.CONCAT(&quot;&quot;&quot;&quot;;[.$D$1];&quot;&quot;&quot;&quot;;&quot;:&quot;;&quot;&quot;&quot;&quot;;[.$D2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4]=&quot;&quot;;&quot;&quot;;COM.MICROSOFT.CONCAT(&quot;{&quot;; IF([.$A24]=&quot;&quot;;&quot;&quot;;COM.MICROSOFT.CONCAT(&quot;&quot;&quot;&quot;;[.$A$1];&quot;&quot;&quot;&quot;;&quot;:&quot;;&quot;&quot;&quot;&quot;;[.$A24]; &quot;&quot;&quot;&quot;;&quot;,&quot;)); IF([.$C24]=&quot;&quot;;&quot;&quot;;COM.MICROSOFT.CONCAT(&quot;&quot;&quot;&quot;;[.$C$1];&quot;&quot;&quot;&quot;;&quot;:&quot;;&quot;&quot;&quot;&quot;;[.$C24]; &quot;&quot;&quot;&quot;;&quot;,&quot;)); IF([.$D24]=&quot;&quot;;&quot;&quot;;COM.MICROSOFT.CONCAT(&quot;&quot;&quot;&quot;;[.$D$1];&quot;&quot;&quot;&quot;;&quot;:&quot;;&quot;&quot;&quot;&quot;;[.$D24]; &quot;&quot;&quot;&quot;;&quot;,&quot;));&quot;},&quot;))">
            <text:p/>
          </table:table-cell>
          <table:table-cell/>
          <table:table-cell table:style-name="ce5" table:formula="of:=IF(OR([.$A24]=&quot;&quot;;[.$B24]=[.$B23]);&quot;&quot;;COM.MICROSOFT.CONCAT(&quot;{&quot;; IF([.$B24]=&quot;&quot;;&quot;&quot;;COM.MICROSOFT.CONCAT(&quot;&quot;&quot;&quot;;[.$B$1];&quot;&quot;&quot;&quot;;&quot;:&quot;;&quot;&quot;&quot;&quot;;[.$B24]; &quot;&quot;&quot;&quot;;&quot;,&quot;)); IF([.$D24]=&quot;&quot;;&quot;&quot;;COM.MICROSOFT.CONCAT(&quot;&quot;&quot;&quot;;[.$D$1];&quot;&quot;&quot;&quot;;&quot;:&quot;;&quot;&quot;&quot;&quot;;[.$D2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5]=&quot;&quot;;&quot;&quot;;COM.MICROSOFT.CONCAT(&quot;{&quot;; IF([.$A25]=&quot;&quot;;&quot;&quot;;COM.MICROSOFT.CONCAT(&quot;&quot;&quot;&quot;;[.$A$1];&quot;&quot;&quot;&quot;;&quot;:&quot;;&quot;&quot;&quot;&quot;;[.$A25]; &quot;&quot;&quot;&quot;;&quot;,&quot;)); IF([.$C25]=&quot;&quot;;&quot;&quot;;COM.MICROSOFT.CONCAT(&quot;&quot;&quot;&quot;;[.$C$1];&quot;&quot;&quot;&quot;;&quot;:&quot;;&quot;&quot;&quot;&quot;;[.$C25]; &quot;&quot;&quot;&quot;;&quot;,&quot;)); IF([.$D25]=&quot;&quot;;&quot;&quot;;COM.MICROSOFT.CONCAT(&quot;&quot;&quot;&quot;;[.$D$1];&quot;&quot;&quot;&quot;;&quot;:&quot;;&quot;&quot;&quot;&quot;;[.$D25]; &quot;&quot;&quot;&quot;;&quot;,&quot;));&quot;},&quot;))">
            <text:p/>
          </table:table-cell>
          <table:table-cell/>
          <table:table-cell table:style-name="ce5" table:formula="of:=IF(OR([.$A25]=&quot;&quot;;[.$B25]=[.$B24]);&quot;&quot;;COM.MICROSOFT.CONCAT(&quot;{&quot;; IF([.$B25]=&quot;&quot;;&quot;&quot;;COM.MICROSOFT.CONCAT(&quot;&quot;&quot;&quot;;[.$B$1];&quot;&quot;&quot;&quot;;&quot;:&quot;;&quot;&quot;&quot;&quot;;[.$B25]; &quot;&quot;&quot;&quot;;&quot;,&quot;)); IF([.$D25]=&quot;&quot;;&quot;&quot;;COM.MICROSOFT.CONCAT(&quot;&quot;&quot;&quot;;[.$D$1];&quot;&quot;&quot;&quot;;&quot;:&quot;;&quot;&quot;&quot;&quot;;[.$D2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6]=&quot;&quot;;&quot;&quot;;COM.MICROSOFT.CONCAT(&quot;{&quot;; IF([.$A26]=&quot;&quot;;&quot;&quot;;COM.MICROSOFT.CONCAT(&quot;&quot;&quot;&quot;;[.$A$1];&quot;&quot;&quot;&quot;;&quot;:&quot;;&quot;&quot;&quot;&quot;;[.$A26]; &quot;&quot;&quot;&quot;;&quot;,&quot;)); IF([.$C26]=&quot;&quot;;&quot;&quot;;COM.MICROSOFT.CONCAT(&quot;&quot;&quot;&quot;;[.$C$1];&quot;&quot;&quot;&quot;;&quot;:&quot;;&quot;&quot;&quot;&quot;;[.$C26]; &quot;&quot;&quot;&quot;;&quot;,&quot;)); IF([.$D26]=&quot;&quot;;&quot;&quot;;COM.MICROSOFT.CONCAT(&quot;&quot;&quot;&quot;;[.$D$1];&quot;&quot;&quot;&quot;;&quot;:&quot;;&quot;&quot;&quot;&quot;;[.$D26]; &quot;&quot;&quot;&quot;;&quot;,&quot;));&quot;},&quot;))">
            <text:p/>
          </table:table-cell>
          <table:table-cell/>
          <table:table-cell table:style-name="ce5" table:formula="of:=IF(OR([.$A26]=&quot;&quot;;[.$B26]=[.$B25]);&quot;&quot;;COM.MICROSOFT.CONCAT(&quot;{&quot;; IF([.$B26]=&quot;&quot;;&quot;&quot;;COM.MICROSOFT.CONCAT(&quot;&quot;&quot;&quot;;[.$B$1];&quot;&quot;&quot;&quot;;&quot;:&quot;;&quot;&quot;&quot;&quot;;[.$B26]; &quot;&quot;&quot;&quot;;&quot;,&quot;)); IF([.$D26]=&quot;&quot;;&quot;&quot;;COM.MICROSOFT.CONCAT(&quot;&quot;&quot;&quot;;[.$D$1];&quot;&quot;&quot;&quot;;&quot;:&quot;;&quot;&quot;&quot;&quot;;[.$D2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7]=&quot;&quot;;&quot;&quot;;COM.MICROSOFT.CONCAT(&quot;{&quot;; IF([.$A27]=&quot;&quot;;&quot;&quot;;COM.MICROSOFT.CONCAT(&quot;&quot;&quot;&quot;;[.$A$1];&quot;&quot;&quot;&quot;;&quot;:&quot;;&quot;&quot;&quot;&quot;;[.$A27]; &quot;&quot;&quot;&quot;;&quot;,&quot;)); IF([.$C27]=&quot;&quot;;&quot;&quot;;COM.MICROSOFT.CONCAT(&quot;&quot;&quot;&quot;;[.$C$1];&quot;&quot;&quot;&quot;;&quot;:&quot;;&quot;&quot;&quot;&quot;;[.$C27]; &quot;&quot;&quot;&quot;;&quot;,&quot;)); IF([.$D27]=&quot;&quot;;&quot;&quot;;COM.MICROSOFT.CONCAT(&quot;&quot;&quot;&quot;;[.$D$1];&quot;&quot;&quot;&quot;;&quot;:&quot;;&quot;&quot;&quot;&quot;;[.$D27]; &quot;&quot;&quot;&quot;;&quot;,&quot;));&quot;},&quot;))">
            <text:p/>
          </table:table-cell>
          <table:table-cell/>
          <table:table-cell table:style-name="ce5" table:formula="of:=IF(OR([.$A27]=&quot;&quot;;[.$B27]=[.$B26]);&quot;&quot;;COM.MICROSOFT.CONCAT(&quot;{&quot;; IF([.$B27]=&quot;&quot;;&quot;&quot;;COM.MICROSOFT.CONCAT(&quot;&quot;&quot;&quot;;[.$B$1];&quot;&quot;&quot;&quot;;&quot;:&quot;;&quot;&quot;&quot;&quot;;[.$B27]; &quot;&quot;&quot;&quot;;&quot;,&quot;)); IF([.$D27]=&quot;&quot;;&quot;&quot;;COM.MICROSOFT.CONCAT(&quot;&quot;&quot;&quot;;[.$D$1];&quot;&quot;&quot;&quot;;&quot;:&quot;;&quot;&quot;&quot;&quot;;[.$D2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8]=&quot;&quot;;&quot;&quot;;COM.MICROSOFT.CONCAT(&quot;{&quot;; IF([.$A28]=&quot;&quot;;&quot;&quot;;COM.MICROSOFT.CONCAT(&quot;&quot;&quot;&quot;;[.$A$1];&quot;&quot;&quot;&quot;;&quot;:&quot;;&quot;&quot;&quot;&quot;;[.$A28]; &quot;&quot;&quot;&quot;;&quot;,&quot;)); IF([.$C28]=&quot;&quot;;&quot;&quot;;COM.MICROSOFT.CONCAT(&quot;&quot;&quot;&quot;;[.$C$1];&quot;&quot;&quot;&quot;;&quot;:&quot;;&quot;&quot;&quot;&quot;;[.$C28]; &quot;&quot;&quot;&quot;;&quot;,&quot;)); IF([.$D28]=&quot;&quot;;&quot;&quot;;COM.MICROSOFT.CONCAT(&quot;&quot;&quot;&quot;;[.$D$1];&quot;&quot;&quot;&quot;;&quot;:&quot;;&quot;&quot;&quot;&quot;;[.$D28]; &quot;&quot;&quot;&quot;;&quot;,&quot;));&quot;},&quot;))">
            <text:p/>
          </table:table-cell>
          <table:table-cell/>
          <table:table-cell table:style-name="ce5" table:formula="of:=IF(OR([.$A28]=&quot;&quot;;[.$B28]=[.$B27]);&quot;&quot;;COM.MICROSOFT.CONCAT(&quot;{&quot;; IF([.$B28]=&quot;&quot;;&quot;&quot;;COM.MICROSOFT.CONCAT(&quot;&quot;&quot;&quot;;[.$B$1];&quot;&quot;&quot;&quot;;&quot;:&quot;;&quot;&quot;&quot;&quot;;[.$B28]; &quot;&quot;&quot;&quot;;&quot;,&quot;)); IF([.$D28]=&quot;&quot;;&quot;&quot;;COM.MICROSOFT.CONCAT(&quot;&quot;&quot;&quot;;[.$D$1];&quot;&quot;&quot;&quot;;&quot;:&quot;;&quot;&quot;&quot;&quot;;[.$D2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9]=&quot;&quot;;&quot;&quot;;COM.MICROSOFT.CONCAT(&quot;{&quot;; IF([.$A29]=&quot;&quot;;&quot;&quot;;COM.MICROSOFT.CONCAT(&quot;&quot;&quot;&quot;;[.$A$1];&quot;&quot;&quot;&quot;;&quot;:&quot;;&quot;&quot;&quot;&quot;;[.$A29]; &quot;&quot;&quot;&quot;;&quot;,&quot;)); IF([.$C29]=&quot;&quot;;&quot;&quot;;COM.MICROSOFT.CONCAT(&quot;&quot;&quot;&quot;;[.$C$1];&quot;&quot;&quot;&quot;;&quot;:&quot;;&quot;&quot;&quot;&quot;;[.$C29]; &quot;&quot;&quot;&quot;;&quot;,&quot;)); IF([.$D29]=&quot;&quot;;&quot;&quot;;COM.MICROSOFT.CONCAT(&quot;&quot;&quot;&quot;;[.$D$1];&quot;&quot;&quot;&quot;;&quot;:&quot;;&quot;&quot;&quot;&quot;;[.$D29]; &quot;&quot;&quot;&quot;;&quot;,&quot;));&quot;},&quot;))">
            <text:p/>
          </table:table-cell>
          <table:table-cell/>
          <table:table-cell table:style-name="ce5" table:formula="of:=IF(OR([.$A29]=&quot;&quot;;[.$B29]=[.$B28]);&quot;&quot;;COM.MICROSOFT.CONCAT(&quot;{&quot;; IF([.$B29]=&quot;&quot;;&quot;&quot;;COM.MICROSOFT.CONCAT(&quot;&quot;&quot;&quot;;[.$B$1];&quot;&quot;&quot;&quot;;&quot;:&quot;;&quot;&quot;&quot;&quot;;[.$B29]; &quot;&quot;&quot;&quot;;&quot;,&quot;)); IF([.$D29]=&quot;&quot;;&quot;&quot;;COM.MICROSOFT.CONCAT(&quot;&quot;&quot;&quot;;[.$D$1];&quot;&quot;&quot;&quot;;&quot;:&quot;;&quot;&quot;&quot;&quot;;[.$D2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0]=&quot;&quot;;&quot;&quot;;COM.MICROSOFT.CONCAT(&quot;{&quot;; IF([.$A30]=&quot;&quot;;&quot;&quot;;COM.MICROSOFT.CONCAT(&quot;&quot;&quot;&quot;;[.$A$1];&quot;&quot;&quot;&quot;;&quot;:&quot;;&quot;&quot;&quot;&quot;;[.$A30]; &quot;&quot;&quot;&quot;;&quot;,&quot;)); IF([.$C30]=&quot;&quot;;&quot;&quot;;COM.MICROSOFT.CONCAT(&quot;&quot;&quot;&quot;;[.$C$1];&quot;&quot;&quot;&quot;;&quot;:&quot;;&quot;&quot;&quot;&quot;;[.$C30]; &quot;&quot;&quot;&quot;;&quot;,&quot;)); IF([.$D30]=&quot;&quot;;&quot;&quot;;COM.MICROSOFT.CONCAT(&quot;&quot;&quot;&quot;;[.$D$1];&quot;&quot;&quot;&quot;;&quot;:&quot;;&quot;&quot;&quot;&quot;;[.$D30]; &quot;&quot;&quot;&quot;;&quot;,&quot;));&quot;},&quot;))">
            <text:p/>
          </table:table-cell>
          <table:table-cell/>
          <table:table-cell table:style-name="ce5" table:formula="of:=IF(OR([.$A30]=&quot;&quot;;[.$B30]=[.$B29]);&quot;&quot;;COM.MICROSOFT.CONCAT(&quot;{&quot;; IF([.$B30]=&quot;&quot;;&quot;&quot;;COM.MICROSOFT.CONCAT(&quot;&quot;&quot;&quot;;[.$B$1];&quot;&quot;&quot;&quot;;&quot;:&quot;;&quot;&quot;&quot;&quot;;[.$B30]; &quot;&quot;&quot;&quot;;&quot;,&quot;)); IF([.$D30]=&quot;&quot;;&quot;&quot;;COM.MICROSOFT.CONCAT(&quot;&quot;&quot;&quot;;[.$D$1];&quot;&quot;&quot;&quot;;&quot;:&quot;;&quot;&quot;&quot;&quot;;[.$D3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1]=&quot;&quot;;&quot;&quot;;COM.MICROSOFT.CONCAT(&quot;{&quot;; IF([.$A31]=&quot;&quot;;&quot;&quot;;COM.MICROSOFT.CONCAT(&quot;&quot;&quot;&quot;;[.$A$1];&quot;&quot;&quot;&quot;;&quot;:&quot;;&quot;&quot;&quot;&quot;;[.$A31]; &quot;&quot;&quot;&quot;;&quot;,&quot;)); IF([.$C31]=&quot;&quot;;&quot;&quot;;COM.MICROSOFT.CONCAT(&quot;&quot;&quot;&quot;;[.$C$1];&quot;&quot;&quot;&quot;;&quot;:&quot;;&quot;&quot;&quot;&quot;;[.$C31]; &quot;&quot;&quot;&quot;;&quot;,&quot;)); IF([.$D31]=&quot;&quot;;&quot;&quot;;COM.MICROSOFT.CONCAT(&quot;&quot;&quot;&quot;;[.$D$1];&quot;&quot;&quot;&quot;;&quot;:&quot;;&quot;&quot;&quot;&quot;;[.$D31]; &quot;&quot;&quot;&quot;;&quot;,&quot;));&quot;},&quot;))">
            <text:p/>
          </table:table-cell>
          <table:table-cell/>
          <table:table-cell table:style-name="ce5" table:formula="of:=IF(OR([.$A31]=&quot;&quot;;[.$B31]=[.$B30]);&quot;&quot;;COM.MICROSOFT.CONCAT(&quot;{&quot;; IF([.$B31]=&quot;&quot;;&quot;&quot;;COM.MICROSOFT.CONCAT(&quot;&quot;&quot;&quot;;[.$B$1];&quot;&quot;&quot;&quot;;&quot;:&quot;;&quot;&quot;&quot;&quot;;[.$B31]; &quot;&quot;&quot;&quot;;&quot;,&quot;)); IF([.$D31]=&quot;&quot;;&quot;&quot;;COM.MICROSOFT.CONCAT(&quot;&quot;&quot;&quot;;[.$D$1];&quot;&quot;&quot;&quot;;&quot;:&quot;;&quot;&quot;&quot;&quot;;[.$D3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2]=&quot;&quot;;&quot;&quot;;COM.MICROSOFT.CONCAT(&quot;{&quot;; IF([.$A32]=&quot;&quot;;&quot;&quot;;COM.MICROSOFT.CONCAT(&quot;&quot;&quot;&quot;;[.$A$1];&quot;&quot;&quot;&quot;;&quot;:&quot;;&quot;&quot;&quot;&quot;;[.$A32]; &quot;&quot;&quot;&quot;;&quot;,&quot;)); IF([.$C32]=&quot;&quot;;&quot;&quot;;COM.MICROSOFT.CONCAT(&quot;&quot;&quot;&quot;;[.$C$1];&quot;&quot;&quot;&quot;;&quot;:&quot;;&quot;&quot;&quot;&quot;;[.$C32]; &quot;&quot;&quot;&quot;;&quot;,&quot;)); IF([.$D32]=&quot;&quot;;&quot;&quot;;COM.MICROSOFT.CONCAT(&quot;&quot;&quot;&quot;;[.$D$1];&quot;&quot;&quot;&quot;;&quot;:&quot;;&quot;&quot;&quot;&quot;;[.$D32]; &quot;&quot;&quot;&quot;;&quot;,&quot;));&quot;},&quot;))">
            <text:p/>
          </table:table-cell>
          <table:table-cell/>
          <table:table-cell table:style-name="ce5" table:formula="of:=IF(OR([.$A32]=&quot;&quot;;[.$B32]=[.$B31]);&quot;&quot;;COM.MICROSOFT.CONCAT(&quot;{&quot;; IF([.$B32]=&quot;&quot;;&quot;&quot;;COM.MICROSOFT.CONCAT(&quot;&quot;&quot;&quot;;[.$B$1];&quot;&quot;&quot;&quot;;&quot;:&quot;;&quot;&quot;&quot;&quot;;[.$B32]; &quot;&quot;&quot;&quot;;&quot;,&quot;)); IF([.$D32]=&quot;&quot;;&quot;&quot;;COM.MICROSOFT.CONCAT(&quot;&quot;&quot;&quot;;[.$D$1];&quot;&quot;&quot;&quot;;&quot;:&quot;;&quot;&quot;&quot;&quot;;[.$D3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3]=&quot;&quot;;&quot;&quot;;COM.MICROSOFT.CONCAT(&quot;{&quot;; IF([.$A33]=&quot;&quot;;&quot;&quot;;COM.MICROSOFT.CONCAT(&quot;&quot;&quot;&quot;;[.$A$1];&quot;&quot;&quot;&quot;;&quot;:&quot;;&quot;&quot;&quot;&quot;;[.$A33]; &quot;&quot;&quot;&quot;;&quot;,&quot;)); IF([.$C33]=&quot;&quot;;&quot;&quot;;COM.MICROSOFT.CONCAT(&quot;&quot;&quot;&quot;;[.$C$1];&quot;&quot;&quot;&quot;;&quot;:&quot;;&quot;&quot;&quot;&quot;;[.$C33]; &quot;&quot;&quot;&quot;;&quot;,&quot;)); IF([.$D33]=&quot;&quot;;&quot;&quot;;COM.MICROSOFT.CONCAT(&quot;&quot;&quot;&quot;;[.$D$1];&quot;&quot;&quot;&quot;;&quot;:&quot;;&quot;&quot;&quot;&quot;;[.$D33]; &quot;&quot;&quot;&quot;;&quot;,&quot;));&quot;},&quot;))">
            <text:p/>
          </table:table-cell>
          <table:table-cell/>
          <table:table-cell table:style-name="ce5" table:formula="of:=IF(OR([.$A33]=&quot;&quot;;[.$B33]=[.$B32]);&quot;&quot;;COM.MICROSOFT.CONCAT(&quot;{&quot;; IF([.$B33]=&quot;&quot;;&quot;&quot;;COM.MICROSOFT.CONCAT(&quot;&quot;&quot;&quot;;[.$B$1];&quot;&quot;&quot;&quot;;&quot;:&quot;;&quot;&quot;&quot;&quot;;[.$B33]; &quot;&quot;&quot;&quot;;&quot;,&quot;)); IF([.$D33]=&quot;&quot;;&quot;&quot;;COM.MICROSOFT.CONCAT(&quot;&quot;&quot;&quot;;[.$D$1];&quot;&quot;&quot;&quot;;&quot;:&quot;;&quot;&quot;&quot;&quot;;[.$D3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4]=&quot;&quot;;&quot;&quot;;COM.MICROSOFT.CONCAT(&quot;{&quot;; IF([.$A34]=&quot;&quot;;&quot;&quot;;COM.MICROSOFT.CONCAT(&quot;&quot;&quot;&quot;;[.$A$1];&quot;&quot;&quot;&quot;;&quot;:&quot;;&quot;&quot;&quot;&quot;;[.$A34]; &quot;&quot;&quot;&quot;;&quot;,&quot;)); IF([.$C34]=&quot;&quot;;&quot;&quot;;COM.MICROSOFT.CONCAT(&quot;&quot;&quot;&quot;;[.$C$1];&quot;&quot;&quot;&quot;;&quot;:&quot;;&quot;&quot;&quot;&quot;;[.$C34]; &quot;&quot;&quot;&quot;;&quot;,&quot;)); IF([.$D34]=&quot;&quot;;&quot;&quot;;COM.MICROSOFT.CONCAT(&quot;&quot;&quot;&quot;;[.$D$1];&quot;&quot;&quot;&quot;;&quot;:&quot;;&quot;&quot;&quot;&quot;;[.$D34]; &quot;&quot;&quot;&quot;;&quot;,&quot;));&quot;},&quot;))">
            <text:p/>
          </table:table-cell>
          <table:table-cell/>
          <table:table-cell table:style-name="ce5" table:formula="of:=IF(OR([.$A34]=&quot;&quot;;[.$B34]=[.$B33]);&quot;&quot;;COM.MICROSOFT.CONCAT(&quot;{&quot;; IF([.$B34]=&quot;&quot;;&quot;&quot;;COM.MICROSOFT.CONCAT(&quot;&quot;&quot;&quot;;[.$B$1];&quot;&quot;&quot;&quot;;&quot;:&quot;;&quot;&quot;&quot;&quot;;[.$B34]; &quot;&quot;&quot;&quot;;&quot;,&quot;)); IF([.$D34]=&quot;&quot;;&quot;&quot;;COM.MICROSOFT.CONCAT(&quot;&quot;&quot;&quot;;[.$D$1];&quot;&quot;&quot;&quot;;&quot;:&quot;;&quot;&quot;&quot;&quot;;[.$D3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5]=&quot;&quot;;&quot;&quot;;COM.MICROSOFT.CONCAT(&quot;{&quot;; IF([.$A35]=&quot;&quot;;&quot;&quot;;COM.MICROSOFT.CONCAT(&quot;&quot;&quot;&quot;;[.$A$1];&quot;&quot;&quot;&quot;;&quot;:&quot;;&quot;&quot;&quot;&quot;;[.$A35]; &quot;&quot;&quot;&quot;;&quot;,&quot;)); IF([.$C35]=&quot;&quot;;&quot;&quot;;COM.MICROSOFT.CONCAT(&quot;&quot;&quot;&quot;;[.$C$1];&quot;&quot;&quot;&quot;;&quot;:&quot;;&quot;&quot;&quot;&quot;;[.$C35]; &quot;&quot;&quot;&quot;;&quot;,&quot;)); IF([.$D35]=&quot;&quot;;&quot;&quot;;COM.MICROSOFT.CONCAT(&quot;&quot;&quot;&quot;;[.$D$1];&quot;&quot;&quot;&quot;;&quot;:&quot;;&quot;&quot;&quot;&quot;;[.$D35]; &quot;&quot;&quot;&quot;;&quot;,&quot;));&quot;},&quot;))">
            <text:p/>
          </table:table-cell>
          <table:table-cell/>
          <table:table-cell table:style-name="ce5" table:formula="of:=IF(OR([.$A35]=&quot;&quot;;[.$B35]=[.$B34]);&quot;&quot;;COM.MICROSOFT.CONCAT(&quot;{&quot;; IF([.$B35]=&quot;&quot;;&quot;&quot;;COM.MICROSOFT.CONCAT(&quot;&quot;&quot;&quot;;[.$B$1];&quot;&quot;&quot;&quot;;&quot;:&quot;;&quot;&quot;&quot;&quot;;[.$B35]; &quot;&quot;&quot;&quot;;&quot;,&quot;)); IF([.$D35]=&quot;&quot;;&quot;&quot;;COM.MICROSOFT.CONCAT(&quot;&quot;&quot;&quot;;[.$D$1];&quot;&quot;&quot;&quot;;&quot;:&quot;;&quot;&quot;&quot;&quot;;[.$D3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6]=&quot;&quot;;&quot;&quot;;COM.MICROSOFT.CONCAT(&quot;{&quot;; IF([.$A36]=&quot;&quot;;&quot;&quot;;COM.MICROSOFT.CONCAT(&quot;&quot;&quot;&quot;;[.$A$1];&quot;&quot;&quot;&quot;;&quot;:&quot;;&quot;&quot;&quot;&quot;;[.$A36]; &quot;&quot;&quot;&quot;;&quot;,&quot;)); IF([.$C36]=&quot;&quot;;&quot;&quot;;COM.MICROSOFT.CONCAT(&quot;&quot;&quot;&quot;;[.$C$1];&quot;&quot;&quot;&quot;;&quot;:&quot;;&quot;&quot;&quot;&quot;;[.$C36]; &quot;&quot;&quot;&quot;;&quot;,&quot;)); IF([.$D36]=&quot;&quot;;&quot;&quot;;COM.MICROSOFT.CONCAT(&quot;&quot;&quot;&quot;;[.$D$1];&quot;&quot;&quot;&quot;;&quot;:&quot;;&quot;&quot;&quot;&quot;;[.$D36]; &quot;&quot;&quot;&quot;;&quot;,&quot;));&quot;},&quot;))">
            <text:p/>
          </table:table-cell>
          <table:table-cell/>
          <table:table-cell table:style-name="ce5" table:formula="of:=IF(OR([.$A36]=&quot;&quot;;[.$B36]=[.$B35]);&quot;&quot;;COM.MICROSOFT.CONCAT(&quot;{&quot;; IF([.$B36]=&quot;&quot;;&quot;&quot;;COM.MICROSOFT.CONCAT(&quot;&quot;&quot;&quot;;[.$B$1];&quot;&quot;&quot;&quot;;&quot;:&quot;;&quot;&quot;&quot;&quot;;[.$B36]; &quot;&quot;&quot;&quot;;&quot;,&quot;)); IF([.$D36]=&quot;&quot;;&quot;&quot;;COM.MICROSOFT.CONCAT(&quot;&quot;&quot;&quot;;[.$D$1];&quot;&quot;&quot;&quot;;&quot;:&quot;;&quot;&quot;&quot;&quot;;[.$D3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7]=&quot;&quot;;&quot;&quot;;COM.MICROSOFT.CONCAT(&quot;{&quot;; IF([.$A37]=&quot;&quot;;&quot;&quot;;COM.MICROSOFT.CONCAT(&quot;&quot;&quot;&quot;;[.$A$1];&quot;&quot;&quot;&quot;;&quot;:&quot;;&quot;&quot;&quot;&quot;;[.$A37]; &quot;&quot;&quot;&quot;;&quot;,&quot;)); IF([.$C37]=&quot;&quot;;&quot;&quot;;COM.MICROSOFT.CONCAT(&quot;&quot;&quot;&quot;;[.$C$1];&quot;&quot;&quot;&quot;;&quot;:&quot;;&quot;&quot;&quot;&quot;;[.$C37]; &quot;&quot;&quot;&quot;;&quot;,&quot;)); IF([.$D37]=&quot;&quot;;&quot;&quot;;COM.MICROSOFT.CONCAT(&quot;&quot;&quot;&quot;;[.$D$1];&quot;&quot;&quot;&quot;;&quot;:&quot;;&quot;&quot;&quot;&quot;;[.$D37]; &quot;&quot;&quot;&quot;;&quot;,&quot;));&quot;},&quot;))">
            <text:p/>
          </table:table-cell>
          <table:table-cell/>
          <table:table-cell table:style-name="ce5" table:formula="of:=IF(OR([.$A37]=&quot;&quot;;[.$B37]=[.$B36]);&quot;&quot;;COM.MICROSOFT.CONCAT(&quot;{&quot;; IF([.$B37]=&quot;&quot;;&quot;&quot;;COM.MICROSOFT.CONCAT(&quot;&quot;&quot;&quot;;[.$B$1];&quot;&quot;&quot;&quot;;&quot;:&quot;;&quot;&quot;&quot;&quot;;[.$B37]; &quot;&quot;&quot;&quot;;&quot;,&quot;)); IF([.$D37]=&quot;&quot;;&quot;&quot;;COM.MICROSOFT.CONCAT(&quot;&quot;&quot;&quot;;[.$D$1];&quot;&quot;&quot;&quot;;&quot;:&quot;;&quot;&quot;&quot;&quot;;[.$D3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8]=&quot;&quot;;&quot;&quot;;COM.MICROSOFT.CONCAT(&quot;{&quot;; IF([.$A38]=&quot;&quot;;&quot;&quot;;COM.MICROSOFT.CONCAT(&quot;&quot;&quot;&quot;;[.$A$1];&quot;&quot;&quot;&quot;;&quot;:&quot;;&quot;&quot;&quot;&quot;;[.$A38]; &quot;&quot;&quot;&quot;;&quot;,&quot;)); IF([.$C38]=&quot;&quot;;&quot;&quot;;COM.MICROSOFT.CONCAT(&quot;&quot;&quot;&quot;;[.$C$1];&quot;&quot;&quot;&quot;;&quot;:&quot;;&quot;&quot;&quot;&quot;;[.$C38]; &quot;&quot;&quot;&quot;;&quot;,&quot;)); IF([.$D38]=&quot;&quot;;&quot;&quot;;COM.MICROSOFT.CONCAT(&quot;&quot;&quot;&quot;;[.$D$1];&quot;&quot;&quot;&quot;;&quot;:&quot;;&quot;&quot;&quot;&quot;;[.$D38]; &quot;&quot;&quot;&quot;;&quot;,&quot;));&quot;},&quot;))">
            <text:p/>
          </table:table-cell>
          <table:table-cell/>
          <table:table-cell table:style-name="ce5" table:formula="of:=IF(OR([.$A38]=&quot;&quot;;[.$B38]=[.$B37]);&quot;&quot;;COM.MICROSOFT.CONCAT(&quot;{&quot;; IF([.$B38]=&quot;&quot;;&quot;&quot;;COM.MICROSOFT.CONCAT(&quot;&quot;&quot;&quot;;[.$B$1];&quot;&quot;&quot;&quot;;&quot;:&quot;;&quot;&quot;&quot;&quot;;[.$B38]; &quot;&quot;&quot;&quot;;&quot;,&quot;)); IF([.$D38]=&quot;&quot;;&quot;&quot;;COM.MICROSOFT.CONCAT(&quot;&quot;&quot;&quot;;[.$D$1];&quot;&quot;&quot;&quot;;&quot;:&quot;;&quot;&quot;&quot;&quot;;[.$D3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9]=&quot;&quot;;&quot;&quot;;COM.MICROSOFT.CONCAT(&quot;{&quot;; IF([.$A39]=&quot;&quot;;&quot;&quot;;COM.MICROSOFT.CONCAT(&quot;&quot;&quot;&quot;;[.$A$1];&quot;&quot;&quot;&quot;;&quot;:&quot;;&quot;&quot;&quot;&quot;;[.$A39]; &quot;&quot;&quot;&quot;;&quot;,&quot;)); IF([.$C39]=&quot;&quot;;&quot;&quot;;COM.MICROSOFT.CONCAT(&quot;&quot;&quot;&quot;;[.$C$1];&quot;&quot;&quot;&quot;;&quot;:&quot;;&quot;&quot;&quot;&quot;;[.$C39]; &quot;&quot;&quot;&quot;;&quot;,&quot;)); IF([.$D39]=&quot;&quot;;&quot;&quot;;COM.MICROSOFT.CONCAT(&quot;&quot;&quot;&quot;;[.$D$1];&quot;&quot;&quot;&quot;;&quot;:&quot;;&quot;&quot;&quot;&quot;;[.$D39]; &quot;&quot;&quot;&quot;;&quot;,&quot;));&quot;},&quot;))">
            <text:p/>
          </table:table-cell>
          <table:table-cell/>
          <table:table-cell table:style-name="ce5" table:formula="of:=IF(OR([.$A39]=&quot;&quot;;[.$B39]=[.$B38]);&quot;&quot;;COM.MICROSOFT.CONCAT(&quot;{&quot;; IF([.$B39]=&quot;&quot;;&quot;&quot;;COM.MICROSOFT.CONCAT(&quot;&quot;&quot;&quot;;[.$B$1];&quot;&quot;&quot;&quot;;&quot;:&quot;;&quot;&quot;&quot;&quot;;[.$B39]; &quot;&quot;&quot;&quot;;&quot;,&quot;)); IF([.$D39]=&quot;&quot;;&quot;&quot;;COM.MICROSOFT.CONCAT(&quot;&quot;&quot;&quot;;[.$D$1];&quot;&quot;&quot;&quot;;&quot;:&quot;;&quot;&quot;&quot;&quot;;[.$D3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40]=&quot;&quot;;&quot;&quot;;COM.MICROSOFT.CONCAT(&quot;{&quot;; IF([.$A40]=&quot;&quot;;&quot;&quot;;COM.MICROSOFT.CONCAT(&quot;&quot;&quot;&quot;;[.$A$1];&quot;&quot;&quot;&quot;;&quot;:&quot;;&quot;&quot;&quot;&quot;;[.$A40]; &quot;&quot;&quot;&quot;;&quot;,&quot;)); IF([.$C40]=&quot;&quot;;&quot;&quot;;COM.MICROSOFT.CONCAT(&quot;&quot;&quot;&quot;;[.$C$1];&quot;&quot;&quot;&quot;;&quot;:&quot;;&quot;&quot;&quot;&quot;;[.$C40]; &quot;&quot;&quot;&quot;;&quot;,&quot;)); IF([.$D40]=&quot;&quot;;&quot;&quot;;COM.MICROSOFT.CONCAT(&quot;&quot;&quot;&quot;;[.$D$1];&quot;&quot;&quot;&quot;;&quot;:&quot;;&quot;&quot;&quot;&quot;;[.$D40]; &quot;&quot;&quot;&quot;;&quot;,&quot;));&quot;},&quot;))">
            <text:p/>
          </table:table-cell>
          <table:table-cell/>
          <table:table-cell table:style-name="ce5" table:formula="of:=IF(OR([.$A40]=&quot;&quot;;[.$B40]=[.$B39]);&quot;&quot;;COM.MICROSOFT.CONCAT(&quot;{&quot;; IF([.$B40]=&quot;&quot;;&quot;&quot;;COM.MICROSOFT.CONCAT(&quot;&quot;&quot;&quot;;[.$B$1];&quot;&quot;&quot;&quot;;&quot;:&quot;;&quot;&quot;&quot;&quot;;[.$B40]; &quot;&quot;&quot;&quot;;&quot;,&quot;)); IF([.$D40]=&quot;&quot;;&quot;&quot;;COM.MICROSOFT.CONCAT(&quot;&quot;&quot;&quot;;[.$D$1];&quot;&quot;&quot;&quot;;&quot;:&quot;;&quot;&quot;&quot;&quot;;[.$D4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41]=&quot;&quot;;&quot;&quot;;COM.MICROSOFT.CONCAT(&quot;{&quot;; IF([.$A41]=&quot;&quot;;&quot;&quot;;COM.MICROSOFT.CONCAT(&quot;&quot;&quot;&quot;;[.$A$1];&quot;&quot;&quot;&quot;;&quot;:&quot;;&quot;&quot;&quot;&quot;;[.$A41]; &quot;&quot;&quot;&quot;;&quot;,&quot;)); IF([.$C41]=&quot;&quot;;&quot;&quot;;COM.MICROSOFT.CONCAT(&quot;&quot;&quot;&quot;;[.$C$1];&quot;&quot;&quot;&quot;;&quot;:&quot;;&quot;&quot;&quot;&quot;;[.$C41]; &quot;&quot;&quot;&quot;;&quot;,&quot;)); IF([.$D41]=&quot;&quot;;&quot;&quot;;COM.MICROSOFT.CONCAT(&quot;&quot;&quot;&quot;;[.$D$1];&quot;&quot;&quot;&quot;;&quot;:&quot;;&quot;&quot;&quot;&quot;;[.$D41]; &quot;&quot;&quot;&quot;;&quot;,&quot;));&quot;},&quot;))">
            <text:p/>
          </table:table-cell>
          <table:table-cell/>
          <table:table-cell table:style-name="ce5" table:formula="of:=IF(OR([.$A41]=&quot;&quot;;[.$B41]=[.$B40]);&quot;&quot;;COM.MICROSOFT.CONCAT(&quot;{&quot;; IF([.$B41]=&quot;&quot;;&quot;&quot;;COM.MICROSOFT.CONCAT(&quot;&quot;&quot;&quot;;[.$B$1];&quot;&quot;&quot;&quot;;&quot;:&quot;;&quot;&quot;&quot;&quot;;[.$B41]; &quot;&quot;&quot;&quot;;&quot;,&quot;)); IF([.$D41]=&quot;&quot;;&quot;&quot;;COM.MICROSOFT.CONCAT(&quot;&quot;&quot;&quot;;[.$D$1];&quot;&quot;&quot;&quot;;&quot;:&quot;;&quot;&quot;&quot;&quot;;[.$D4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42]=&quot;&quot;;&quot;&quot;;COM.MICROSOFT.CONCAT(&quot;{&quot;; IF([.$A42]=&quot;&quot;;&quot;&quot;;COM.MICROSOFT.CONCAT(&quot;&quot;&quot;&quot;;[.$A$1];&quot;&quot;&quot;&quot;;&quot;:&quot;;&quot;&quot;&quot;&quot;;[.$A42]; &quot;&quot;&quot;&quot;;&quot;,&quot;)); IF([.$C42]=&quot;&quot;;&quot;&quot;;COM.MICROSOFT.CONCAT(&quot;&quot;&quot;&quot;;[.$C$1];&quot;&quot;&quot;&quot;;&quot;:&quot;;&quot;&quot;&quot;&quot;;[.$C42]; &quot;&quot;&quot;&quot;;&quot;,&quot;)); IF([.$D42]=&quot;&quot;;&quot;&quot;;COM.MICROSOFT.CONCAT(&quot;&quot;&quot;&quot;;[.$D$1];&quot;&quot;&quot;&quot;;&quot;:&quot;;&quot;&quot;&quot;&quot;;[.$D42]; &quot;&quot;&quot;&quot;;&quot;,&quot;));&quot;},&quot;))">
            <text:p/>
          </table:table-cell>
          <table:table-cell/>
          <table:table-cell table:style-name="ce5" table:formula="of:=IF(OR([.$A42]=&quot;&quot;;[.$B42]=[.$B41]);&quot;&quot;;COM.MICROSOFT.CONCAT(&quot;{&quot;; IF([.$B42]=&quot;&quot;;&quot;&quot;;COM.MICROSOFT.CONCAT(&quot;&quot;&quot;&quot;;[.$B$1];&quot;&quot;&quot;&quot;;&quot;:&quot;;&quot;&quot;&quot;&quot;;[.$B42]; &quot;&quot;&quot;&quot;;&quot;,&quot;)); IF([.$D42]=&quot;&quot;;&quot;&quot;;COM.MICROSOFT.CONCAT(&quot;&quot;&quot;&quot;;[.$D$1];&quot;&quot;&quot;&quot;;&quot;:&quot;;&quot;&quot;&quot;&quot;;[.$D4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43]=&quot;&quot;;&quot;&quot;;COM.MICROSOFT.CONCAT(&quot;{&quot;; IF([.$A43]=&quot;&quot;;&quot;&quot;;COM.MICROSOFT.CONCAT(&quot;&quot;&quot;&quot;;[.$A$1];&quot;&quot;&quot;&quot;;&quot;:&quot;;&quot;&quot;&quot;&quot;;[.$A43]; &quot;&quot;&quot;&quot;;&quot;,&quot;)); IF([.$C43]=&quot;&quot;;&quot;&quot;;COM.MICROSOFT.CONCAT(&quot;&quot;&quot;&quot;;[.$C$1];&quot;&quot;&quot;&quot;;&quot;:&quot;;&quot;&quot;&quot;&quot;;[.$C43]; &quot;&quot;&quot;&quot;;&quot;,&quot;)); IF([.$D43]=&quot;&quot;;&quot;&quot;;COM.MICROSOFT.CONCAT(&quot;&quot;&quot;&quot;;[.$D$1];&quot;&quot;&quot;&quot;;&quot;:&quot;;&quot;&quot;&quot;&quot;;[.$D43]; &quot;&quot;&quot;&quot;;&quot;,&quot;));&quot;},&quot;))">
            <text:p/>
          </table:table-cell>
          <table:table-cell/>
          <table:table-cell table:style-name="ce5" table:formula="of:=IF(OR([.$A43]=&quot;&quot;;[.$B43]=[.$B42]);&quot;&quot;;COM.MICROSOFT.CONCAT(&quot;{&quot;; IF([.$B43]=&quot;&quot;;&quot;&quot;;COM.MICROSOFT.CONCAT(&quot;&quot;&quot;&quot;;[.$B$1];&quot;&quot;&quot;&quot;;&quot;:&quot;;&quot;&quot;&quot;&quot;;[.$B43]; &quot;&quot;&quot;&quot;;&quot;,&quot;)); IF([.$D43]=&quot;&quot;;&quot;&quot;;COM.MICROSOFT.CONCAT(&quot;&quot;&quot;&quot;;[.$D$1];&quot;&quot;&quot;&quot;;&quot;:&quot;;&quot;&quot;&quot;&quot;;[.$D4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44]=&quot;&quot;;&quot;&quot;;COM.MICROSOFT.CONCAT(&quot;{&quot;; IF([.$A44]=&quot;&quot;;&quot;&quot;;COM.MICROSOFT.CONCAT(&quot;&quot;&quot;&quot;;[.$A$1];&quot;&quot;&quot;&quot;;&quot;:&quot;;&quot;&quot;&quot;&quot;;[.$A44]; &quot;&quot;&quot;&quot;;&quot;,&quot;)); IF([.$C44]=&quot;&quot;;&quot;&quot;;COM.MICROSOFT.CONCAT(&quot;&quot;&quot;&quot;;[.$C$1];&quot;&quot;&quot;&quot;;&quot;:&quot;;&quot;&quot;&quot;&quot;;[.$C44]; &quot;&quot;&quot;&quot;;&quot;,&quot;)); IF([.$D44]=&quot;&quot;;&quot;&quot;;COM.MICROSOFT.CONCAT(&quot;&quot;&quot;&quot;;[.$D$1];&quot;&quot;&quot;&quot;;&quot;:&quot;;&quot;&quot;&quot;&quot;;[.$D44]; &quot;&quot;&quot;&quot;;&quot;,&quot;));&quot;},&quot;))">
            <text:p/>
          </table:table-cell>
          <table:table-cell/>
          <table:table-cell table:style-name="ce5" table:formula="of:=IF(OR([.$A44]=&quot;&quot;;[.$B44]=[.$B43]);&quot;&quot;;COM.MICROSOFT.CONCAT(&quot;{&quot;; IF([.$B44]=&quot;&quot;;&quot;&quot;;COM.MICROSOFT.CONCAT(&quot;&quot;&quot;&quot;;[.$B$1];&quot;&quot;&quot;&quot;;&quot;:&quot;;&quot;&quot;&quot;&quot;;[.$B44]; &quot;&quot;&quot;&quot;;&quot;,&quot;)); IF([.$D44]=&quot;&quot;;&quot;&quot;;COM.MICROSOFT.CONCAT(&quot;&quot;&quot;&quot;;[.$D$1];&quot;&quot;&quot;&quot;;&quot;:&quot;;&quot;&quot;&quot;&quot;;[.$D4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45]=&quot;&quot;;&quot;&quot;;COM.MICROSOFT.CONCAT(&quot;{&quot;; IF([.$A45]=&quot;&quot;;&quot;&quot;;COM.MICROSOFT.CONCAT(&quot;&quot;&quot;&quot;;[.$A$1];&quot;&quot;&quot;&quot;;&quot;:&quot;;&quot;&quot;&quot;&quot;;[.$A45]; &quot;&quot;&quot;&quot;;&quot;,&quot;)); IF([.$C45]=&quot;&quot;;&quot;&quot;;COM.MICROSOFT.CONCAT(&quot;&quot;&quot;&quot;;[.$C$1];&quot;&quot;&quot;&quot;;&quot;:&quot;;&quot;&quot;&quot;&quot;;[.$C45]; &quot;&quot;&quot;&quot;;&quot;,&quot;)); IF([.$D45]=&quot;&quot;;&quot;&quot;;COM.MICROSOFT.CONCAT(&quot;&quot;&quot;&quot;;[.$D$1];&quot;&quot;&quot;&quot;;&quot;:&quot;;&quot;&quot;&quot;&quot;;[.$D45]; &quot;&quot;&quot;&quot;;&quot;,&quot;));&quot;},&quot;))">
            <text:p/>
          </table:table-cell>
          <table:table-cell/>
          <table:table-cell table:style-name="ce5" table:formula="of:=IF(OR([.$A45]=&quot;&quot;;[.$B45]=[.$B44]);&quot;&quot;;COM.MICROSOFT.CONCAT(&quot;{&quot;; IF([.$B45]=&quot;&quot;;&quot;&quot;;COM.MICROSOFT.CONCAT(&quot;&quot;&quot;&quot;;[.$B$1];&quot;&quot;&quot;&quot;;&quot;:&quot;;&quot;&quot;&quot;&quot;;[.$B45]; &quot;&quot;&quot;&quot;;&quot;,&quot;)); IF([.$D45]=&quot;&quot;;&quot;&quot;;COM.MICROSOFT.CONCAT(&quot;&quot;&quot;&quot;;[.$D$1];&quot;&quot;&quot;&quot;;&quot;:&quot;;&quot;&quot;&quot;&quot;;[.$D4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46]=&quot;&quot;;&quot;&quot;;COM.MICROSOFT.CONCAT(&quot;{&quot;; IF([.$A46]=&quot;&quot;;&quot;&quot;;COM.MICROSOFT.CONCAT(&quot;&quot;&quot;&quot;;[.$A$1];&quot;&quot;&quot;&quot;;&quot;:&quot;;&quot;&quot;&quot;&quot;;[.$A46]; &quot;&quot;&quot;&quot;;&quot;,&quot;)); IF([.$C46]=&quot;&quot;;&quot;&quot;;COM.MICROSOFT.CONCAT(&quot;&quot;&quot;&quot;;[.$C$1];&quot;&quot;&quot;&quot;;&quot;:&quot;;&quot;&quot;&quot;&quot;;[.$C46]; &quot;&quot;&quot;&quot;;&quot;,&quot;)); IF([.$D46]=&quot;&quot;;&quot;&quot;;COM.MICROSOFT.CONCAT(&quot;&quot;&quot;&quot;;[.$D$1];&quot;&quot;&quot;&quot;;&quot;:&quot;;&quot;&quot;&quot;&quot;;[.$D46]; &quot;&quot;&quot;&quot;;&quot;,&quot;));&quot;},&quot;))">
            <text:p/>
          </table:table-cell>
          <table:table-cell/>
          <table:table-cell table:style-name="ce5" table:formula="of:=IF(OR([.$A46]=&quot;&quot;;[.$B46]=[.$B45]);&quot;&quot;;COM.MICROSOFT.CONCAT(&quot;{&quot;; IF([.$B46]=&quot;&quot;;&quot;&quot;;COM.MICROSOFT.CONCAT(&quot;&quot;&quot;&quot;;[.$B$1];&quot;&quot;&quot;&quot;;&quot;:&quot;;&quot;&quot;&quot;&quot;;[.$B46]; &quot;&quot;&quot;&quot;;&quot;,&quot;)); IF([.$D46]=&quot;&quot;;&quot;&quot;;COM.MICROSOFT.CONCAT(&quot;&quot;&quot;&quot;;[.$D$1];&quot;&quot;&quot;&quot;;&quot;:&quot;;&quot;&quot;&quot;&quot;;[.$D4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47]=&quot;&quot;;&quot;&quot;;COM.MICROSOFT.CONCAT(&quot;{&quot;; IF([.$A47]=&quot;&quot;;&quot;&quot;;COM.MICROSOFT.CONCAT(&quot;&quot;&quot;&quot;;[.$A$1];&quot;&quot;&quot;&quot;;&quot;:&quot;;&quot;&quot;&quot;&quot;;[.$A47]; &quot;&quot;&quot;&quot;;&quot;,&quot;)); IF([.$C47]=&quot;&quot;;&quot;&quot;;COM.MICROSOFT.CONCAT(&quot;&quot;&quot;&quot;;[.$C$1];&quot;&quot;&quot;&quot;;&quot;:&quot;;&quot;&quot;&quot;&quot;;[.$C47]; &quot;&quot;&quot;&quot;;&quot;,&quot;)); IF([.$D47]=&quot;&quot;;&quot;&quot;;COM.MICROSOFT.CONCAT(&quot;&quot;&quot;&quot;;[.$D$1];&quot;&quot;&quot;&quot;;&quot;:&quot;;&quot;&quot;&quot;&quot;;[.$D47]; &quot;&quot;&quot;&quot;;&quot;,&quot;));&quot;},&quot;))">
            <text:p/>
          </table:table-cell>
          <table:table-cell/>
          <table:table-cell table:style-name="ce5" table:formula="of:=IF(OR([.$A47]=&quot;&quot;;[.$B47]=[.$B46]);&quot;&quot;;COM.MICROSOFT.CONCAT(&quot;{&quot;; IF([.$B47]=&quot;&quot;;&quot;&quot;;COM.MICROSOFT.CONCAT(&quot;&quot;&quot;&quot;;[.$B$1];&quot;&quot;&quot;&quot;;&quot;:&quot;;&quot;&quot;&quot;&quot;;[.$B47]; &quot;&quot;&quot;&quot;;&quot;,&quot;)); IF([.$D47]=&quot;&quot;;&quot;&quot;;COM.MICROSOFT.CONCAT(&quot;&quot;&quot;&quot;;[.$D$1];&quot;&quot;&quot;&quot;;&quot;:&quot;;&quot;&quot;&quot;&quot;;[.$D4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48]=&quot;&quot;;&quot;&quot;;COM.MICROSOFT.CONCAT(&quot;{&quot;; IF([.$A48]=&quot;&quot;;&quot;&quot;;COM.MICROSOFT.CONCAT(&quot;&quot;&quot;&quot;;[.$A$1];&quot;&quot;&quot;&quot;;&quot;:&quot;;&quot;&quot;&quot;&quot;;[.$A48]; &quot;&quot;&quot;&quot;;&quot;,&quot;)); IF([.$C48]=&quot;&quot;;&quot;&quot;;COM.MICROSOFT.CONCAT(&quot;&quot;&quot;&quot;;[.$C$1];&quot;&quot;&quot;&quot;;&quot;:&quot;;&quot;&quot;&quot;&quot;;[.$C48]; &quot;&quot;&quot;&quot;;&quot;,&quot;)); IF([.$D48]=&quot;&quot;;&quot;&quot;;COM.MICROSOFT.CONCAT(&quot;&quot;&quot;&quot;;[.$D$1];&quot;&quot;&quot;&quot;;&quot;:&quot;;&quot;&quot;&quot;&quot;;[.$D48]; &quot;&quot;&quot;&quot;;&quot;,&quot;));&quot;},&quot;))">
            <text:p/>
          </table:table-cell>
          <table:table-cell/>
          <table:table-cell table:style-name="ce5" table:formula="of:=IF(OR([.$A48]=&quot;&quot;;[.$B48]=[.$B47]);&quot;&quot;;COM.MICROSOFT.CONCAT(&quot;{&quot;; IF([.$B48]=&quot;&quot;;&quot;&quot;;COM.MICROSOFT.CONCAT(&quot;&quot;&quot;&quot;;[.$B$1];&quot;&quot;&quot;&quot;;&quot;:&quot;;&quot;&quot;&quot;&quot;;[.$B48]; &quot;&quot;&quot;&quot;;&quot;,&quot;)); IF([.$D48]=&quot;&quot;;&quot;&quot;;COM.MICROSOFT.CONCAT(&quot;&quot;&quot;&quot;;[.$D$1];&quot;&quot;&quot;&quot;;&quot;:&quot;;&quot;&quot;&quot;&quot;;[.$D4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49]=&quot;&quot;;&quot;&quot;;COM.MICROSOFT.CONCAT(&quot;{&quot;; IF([.$A49]=&quot;&quot;;&quot;&quot;;COM.MICROSOFT.CONCAT(&quot;&quot;&quot;&quot;;[.$A$1];&quot;&quot;&quot;&quot;;&quot;:&quot;;&quot;&quot;&quot;&quot;;[.$A49]; &quot;&quot;&quot;&quot;;&quot;,&quot;)); IF([.$C49]=&quot;&quot;;&quot;&quot;;COM.MICROSOFT.CONCAT(&quot;&quot;&quot;&quot;;[.$C$1];&quot;&quot;&quot;&quot;;&quot;:&quot;;&quot;&quot;&quot;&quot;;[.$C49]; &quot;&quot;&quot;&quot;;&quot;,&quot;)); IF([.$D49]=&quot;&quot;;&quot;&quot;;COM.MICROSOFT.CONCAT(&quot;&quot;&quot;&quot;;[.$D$1];&quot;&quot;&quot;&quot;;&quot;:&quot;;&quot;&quot;&quot;&quot;;[.$D49]; &quot;&quot;&quot;&quot;;&quot;,&quot;));&quot;},&quot;))">
            <text:p/>
          </table:table-cell>
          <table:table-cell/>
          <table:table-cell table:style-name="ce5" table:formula="of:=IF(OR([.$A49]=&quot;&quot;;[.$B49]=[.$B48]);&quot;&quot;;COM.MICROSOFT.CONCAT(&quot;{&quot;; IF([.$B49]=&quot;&quot;;&quot;&quot;;COM.MICROSOFT.CONCAT(&quot;&quot;&quot;&quot;;[.$B$1];&quot;&quot;&quot;&quot;;&quot;:&quot;;&quot;&quot;&quot;&quot;;[.$B49]; &quot;&quot;&quot;&quot;;&quot;,&quot;)); IF([.$D49]=&quot;&quot;;&quot;&quot;;COM.MICROSOFT.CONCAT(&quot;&quot;&quot;&quot;;[.$D$1];&quot;&quot;&quot;&quot;;&quot;:&quot;;&quot;&quot;&quot;&quot;;[.$D4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50]=&quot;&quot;;&quot;&quot;;COM.MICROSOFT.CONCAT(&quot;{&quot;; IF([.$A50]=&quot;&quot;;&quot;&quot;;COM.MICROSOFT.CONCAT(&quot;&quot;&quot;&quot;;[.$A$1];&quot;&quot;&quot;&quot;;&quot;:&quot;;&quot;&quot;&quot;&quot;;[.$A50]; &quot;&quot;&quot;&quot;;&quot;,&quot;)); IF([.$C50]=&quot;&quot;;&quot;&quot;;COM.MICROSOFT.CONCAT(&quot;&quot;&quot;&quot;;[.$C$1];&quot;&quot;&quot;&quot;;&quot;:&quot;;&quot;&quot;&quot;&quot;;[.$C50]; &quot;&quot;&quot;&quot;;&quot;,&quot;)); IF([.$D50]=&quot;&quot;;&quot;&quot;;COM.MICROSOFT.CONCAT(&quot;&quot;&quot;&quot;;[.$D$1];&quot;&quot;&quot;&quot;;&quot;:&quot;;&quot;&quot;&quot;&quot;;[.$D50]; &quot;&quot;&quot;&quot;;&quot;,&quot;));&quot;},&quot;))">
            <text:p/>
          </table:table-cell>
          <table:table-cell/>
          <table:table-cell table:style-name="ce5" table:formula="of:=IF(OR([.$A50]=&quot;&quot;;[.$B50]=[.$B49]);&quot;&quot;;COM.MICROSOFT.CONCAT(&quot;{&quot;; IF([.$B50]=&quot;&quot;;&quot;&quot;;COM.MICROSOFT.CONCAT(&quot;&quot;&quot;&quot;;[.$B$1];&quot;&quot;&quot;&quot;;&quot;:&quot;;&quot;&quot;&quot;&quot;;[.$B50]; &quot;&quot;&quot;&quot;;&quot;,&quot;)); IF([.$D50]=&quot;&quot;;&quot;&quot;;COM.MICROSOFT.CONCAT(&quot;&quot;&quot;&quot;;[.$D$1];&quot;&quot;&quot;&quot;;&quot;:&quot;;&quot;&quot;&quot;&quot;;[.$D5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51]=&quot;&quot;;&quot;&quot;;COM.MICROSOFT.CONCAT(&quot;{&quot;; IF([.$A51]=&quot;&quot;;&quot;&quot;;COM.MICROSOFT.CONCAT(&quot;&quot;&quot;&quot;;[.$A$1];&quot;&quot;&quot;&quot;;&quot;:&quot;;&quot;&quot;&quot;&quot;;[.$A51]; &quot;&quot;&quot;&quot;;&quot;,&quot;)); IF([.$C51]=&quot;&quot;;&quot;&quot;;COM.MICROSOFT.CONCAT(&quot;&quot;&quot;&quot;;[.$C$1];&quot;&quot;&quot;&quot;;&quot;:&quot;;&quot;&quot;&quot;&quot;;[.$C51]; &quot;&quot;&quot;&quot;;&quot;,&quot;)); IF([.$D51]=&quot;&quot;;&quot;&quot;;COM.MICROSOFT.CONCAT(&quot;&quot;&quot;&quot;;[.$D$1];&quot;&quot;&quot;&quot;;&quot;:&quot;;&quot;&quot;&quot;&quot;;[.$D51]; &quot;&quot;&quot;&quot;;&quot;,&quot;));&quot;},&quot;))">
            <text:p/>
          </table:table-cell>
          <table:table-cell/>
          <table:table-cell table:style-name="ce5" table:formula="of:=IF(OR([.$A51]=&quot;&quot;;[.$B51]=[.$B50]);&quot;&quot;;COM.MICROSOFT.CONCAT(&quot;{&quot;; IF([.$B51]=&quot;&quot;;&quot;&quot;;COM.MICROSOFT.CONCAT(&quot;&quot;&quot;&quot;;[.$B$1];&quot;&quot;&quot;&quot;;&quot;:&quot;;&quot;&quot;&quot;&quot;;[.$B51]; &quot;&quot;&quot;&quot;;&quot;,&quot;)); IF([.$D51]=&quot;&quot;;&quot;&quot;;COM.MICROSOFT.CONCAT(&quot;&quot;&quot;&quot;;[.$D$1];&quot;&quot;&quot;&quot;;&quot;:&quot;;&quot;&quot;&quot;&quot;;[.$D5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52]=&quot;&quot;;&quot;&quot;;COM.MICROSOFT.CONCAT(&quot;{&quot;; IF([.$A52]=&quot;&quot;;&quot;&quot;;COM.MICROSOFT.CONCAT(&quot;&quot;&quot;&quot;;[.$A$1];&quot;&quot;&quot;&quot;;&quot;:&quot;;&quot;&quot;&quot;&quot;;[.$A52]; &quot;&quot;&quot;&quot;;&quot;,&quot;)); IF([.$C52]=&quot;&quot;;&quot;&quot;;COM.MICROSOFT.CONCAT(&quot;&quot;&quot;&quot;;[.$C$1];&quot;&quot;&quot;&quot;;&quot;:&quot;;&quot;&quot;&quot;&quot;;[.$C52]; &quot;&quot;&quot;&quot;;&quot;,&quot;)); IF([.$D52]=&quot;&quot;;&quot;&quot;;COM.MICROSOFT.CONCAT(&quot;&quot;&quot;&quot;;[.$D$1];&quot;&quot;&quot;&quot;;&quot;:&quot;;&quot;&quot;&quot;&quot;;[.$D52]; &quot;&quot;&quot;&quot;;&quot;,&quot;));&quot;},&quot;))">
            <text:p/>
          </table:table-cell>
          <table:table-cell/>
          <table:table-cell table:style-name="ce5" table:formula="of:=IF(OR([.$A52]=&quot;&quot;;[.$B52]=[.$B51]);&quot;&quot;;COM.MICROSOFT.CONCAT(&quot;{&quot;; IF([.$B52]=&quot;&quot;;&quot;&quot;;COM.MICROSOFT.CONCAT(&quot;&quot;&quot;&quot;;[.$B$1];&quot;&quot;&quot;&quot;;&quot;:&quot;;&quot;&quot;&quot;&quot;;[.$B52]; &quot;&quot;&quot;&quot;;&quot;,&quot;)); IF([.$D52]=&quot;&quot;;&quot;&quot;;COM.MICROSOFT.CONCAT(&quot;&quot;&quot;&quot;;[.$D$1];&quot;&quot;&quot;&quot;;&quot;:&quot;;&quot;&quot;&quot;&quot;;[.$D5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53]=&quot;&quot;;&quot;&quot;;COM.MICROSOFT.CONCAT(&quot;{&quot;; IF([.$A53]=&quot;&quot;;&quot;&quot;;COM.MICROSOFT.CONCAT(&quot;&quot;&quot;&quot;;[.$A$1];&quot;&quot;&quot;&quot;;&quot;:&quot;;&quot;&quot;&quot;&quot;;[.$A53]; &quot;&quot;&quot;&quot;;&quot;,&quot;)); IF([.$C53]=&quot;&quot;;&quot;&quot;;COM.MICROSOFT.CONCAT(&quot;&quot;&quot;&quot;;[.$C$1];&quot;&quot;&quot;&quot;;&quot;:&quot;;&quot;&quot;&quot;&quot;;[.$C53]; &quot;&quot;&quot;&quot;;&quot;,&quot;)); IF([.$D53]=&quot;&quot;;&quot;&quot;;COM.MICROSOFT.CONCAT(&quot;&quot;&quot;&quot;;[.$D$1];&quot;&quot;&quot;&quot;;&quot;:&quot;;&quot;&quot;&quot;&quot;;[.$D53]; &quot;&quot;&quot;&quot;;&quot;,&quot;));&quot;},&quot;))">
            <text:p/>
          </table:table-cell>
          <table:table-cell/>
          <table:table-cell table:style-name="ce5" table:formula="of:=IF(OR([.$A53]=&quot;&quot;;[.$B53]=[.$B52]);&quot;&quot;;COM.MICROSOFT.CONCAT(&quot;{&quot;; IF([.$B53]=&quot;&quot;;&quot;&quot;;COM.MICROSOFT.CONCAT(&quot;&quot;&quot;&quot;;[.$B$1];&quot;&quot;&quot;&quot;;&quot;:&quot;;&quot;&quot;&quot;&quot;;[.$B53]; &quot;&quot;&quot;&quot;;&quot;,&quot;)); IF([.$D53]=&quot;&quot;;&quot;&quot;;COM.MICROSOFT.CONCAT(&quot;&quot;&quot;&quot;;[.$D$1];&quot;&quot;&quot;&quot;;&quot;:&quot;;&quot;&quot;&quot;&quot;;[.$D5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54]=&quot;&quot;;&quot;&quot;;COM.MICROSOFT.CONCAT(&quot;{&quot;; IF([.$A54]=&quot;&quot;;&quot;&quot;;COM.MICROSOFT.CONCAT(&quot;&quot;&quot;&quot;;[.$A$1];&quot;&quot;&quot;&quot;;&quot;:&quot;;&quot;&quot;&quot;&quot;;[.$A54]; &quot;&quot;&quot;&quot;;&quot;,&quot;)); IF([.$C54]=&quot;&quot;;&quot;&quot;;COM.MICROSOFT.CONCAT(&quot;&quot;&quot;&quot;;[.$C$1];&quot;&quot;&quot;&quot;;&quot;:&quot;;&quot;&quot;&quot;&quot;;[.$C54]; &quot;&quot;&quot;&quot;;&quot;,&quot;)); IF([.$D54]=&quot;&quot;;&quot;&quot;;COM.MICROSOFT.CONCAT(&quot;&quot;&quot;&quot;;[.$D$1];&quot;&quot;&quot;&quot;;&quot;:&quot;;&quot;&quot;&quot;&quot;;[.$D54]; &quot;&quot;&quot;&quot;;&quot;,&quot;));&quot;},&quot;))">
            <text:p/>
          </table:table-cell>
          <table:table-cell/>
          <table:table-cell table:style-name="ce5" table:formula="of:=IF(OR([.$A54]=&quot;&quot;;[.$B54]=[.$B53]);&quot;&quot;;COM.MICROSOFT.CONCAT(&quot;{&quot;; IF([.$B54]=&quot;&quot;;&quot;&quot;;COM.MICROSOFT.CONCAT(&quot;&quot;&quot;&quot;;[.$B$1];&quot;&quot;&quot;&quot;;&quot;:&quot;;&quot;&quot;&quot;&quot;;[.$B54]; &quot;&quot;&quot;&quot;;&quot;,&quot;)); IF([.$D54]=&quot;&quot;;&quot;&quot;;COM.MICROSOFT.CONCAT(&quot;&quot;&quot;&quot;;[.$D$1];&quot;&quot;&quot;&quot;;&quot;:&quot;;&quot;&quot;&quot;&quot;;[.$D5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55]=&quot;&quot;;&quot;&quot;;COM.MICROSOFT.CONCAT(&quot;{&quot;; IF([.$A55]=&quot;&quot;;&quot;&quot;;COM.MICROSOFT.CONCAT(&quot;&quot;&quot;&quot;;[.$A$1];&quot;&quot;&quot;&quot;;&quot;:&quot;;&quot;&quot;&quot;&quot;;[.$A55]; &quot;&quot;&quot;&quot;;&quot;,&quot;)); IF([.$C55]=&quot;&quot;;&quot;&quot;;COM.MICROSOFT.CONCAT(&quot;&quot;&quot;&quot;;[.$C$1];&quot;&quot;&quot;&quot;;&quot;:&quot;;&quot;&quot;&quot;&quot;;[.$C55]; &quot;&quot;&quot;&quot;;&quot;,&quot;)); IF([.$D55]=&quot;&quot;;&quot;&quot;;COM.MICROSOFT.CONCAT(&quot;&quot;&quot;&quot;;[.$D$1];&quot;&quot;&quot;&quot;;&quot;:&quot;;&quot;&quot;&quot;&quot;;[.$D55]; &quot;&quot;&quot;&quot;;&quot;,&quot;));&quot;},&quot;))">
            <text:p/>
          </table:table-cell>
          <table:table-cell/>
          <table:table-cell table:style-name="ce5" table:formula="of:=IF(OR([.$A55]=&quot;&quot;;[.$B55]=[.$B54]);&quot;&quot;;COM.MICROSOFT.CONCAT(&quot;{&quot;; IF([.$B55]=&quot;&quot;;&quot;&quot;;COM.MICROSOFT.CONCAT(&quot;&quot;&quot;&quot;;[.$B$1];&quot;&quot;&quot;&quot;;&quot;:&quot;;&quot;&quot;&quot;&quot;;[.$B55]; &quot;&quot;&quot;&quot;;&quot;,&quot;)); IF([.$D55]=&quot;&quot;;&quot;&quot;;COM.MICROSOFT.CONCAT(&quot;&quot;&quot;&quot;;[.$D$1];&quot;&quot;&quot;&quot;;&quot;:&quot;;&quot;&quot;&quot;&quot;;[.$D5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56]=&quot;&quot;;&quot;&quot;;COM.MICROSOFT.CONCAT(&quot;{&quot;; IF([.$A56]=&quot;&quot;;&quot;&quot;;COM.MICROSOFT.CONCAT(&quot;&quot;&quot;&quot;;[.$A$1];&quot;&quot;&quot;&quot;;&quot;:&quot;;&quot;&quot;&quot;&quot;;[.$A56]; &quot;&quot;&quot;&quot;;&quot;,&quot;)); IF([.$C56]=&quot;&quot;;&quot;&quot;;COM.MICROSOFT.CONCAT(&quot;&quot;&quot;&quot;;[.$C$1];&quot;&quot;&quot;&quot;;&quot;:&quot;;&quot;&quot;&quot;&quot;;[.$C56]; &quot;&quot;&quot;&quot;;&quot;,&quot;)); IF([.$D56]=&quot;&quot;;&quot;&quot;;COM.MICROSOFT.CONCAT(&quot;&quot;&quot;&quot;;[.$D$1];&quot;&quot;&quot;&quot;;&quot;:&quot;;&quot;&quot;&quot;&quot;;[.$D56]; &quot;&quot;&quot;&quot;;&quot;,&quot;));&quot;},&quot;))">
            <text:p/>
          </table:table-cell>
          <table:table-cell/>
          <table:table-cell table:style-name="ce5" table:formula="of:=IF(OR([.$A56]=&quot;&quot;;[.$B56]=[.$B55]);&quot;&quot;;COM.MICROSOFT.CONCAT(&quot;{&quot;; IF([.$B56]=&quot;&quot;;&quot;&quot;;COM.MICROSOFT.CONCAT(&quot;&quot;&quot;&quot;;[.$B$1];&quot;&quot;&quot;&quot;;&quot;:&quot;;&quot;&quot;&quot;&quot;;[.$B56]; &quot;&quot;&quot;&quot;;&quot;,&quot;)); IF([.$D56]=&quot;&quot;;&quot;&quot;;COM.MICROSOFT.CONCAT(&quot;&quot;&quot;&quot;;[.$D$1];&quot;&quot;&quot;&quot;;&quot;:&quot;;&quot;&quot;&quot;&quot;;[.$D5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57]=&quot;&quot;;&quot;&quot;;COM.MICROSOFT.CONCAT(&quot;{&quot;; IF([.$A57]=&quot;&quot;;&quot;&quot;;COM.MICROSOFT.CONCAT(&quot;&quot;&quot;&quot;;[.$A$1];&quot;&quot;&quot;&quot;;&quot;:&quot;;&quot;&quot;&quot;&quot;;[.$A57]; &quot;&quot;&quot;&quot;;&quot;,&quot;)); IF([.$C57]=&quot;&quot;;&quot;&quot;;COM.MICROSOFT.CONCAT(&quot;&quot;&quot;&quot;;[.$C$1];&quot;&quot;&quot;&quot;;&quot;:&quot;;&quot;&quot;&quot;&quot;;[.$C57]; &quot;&quot;&quot;&quot;;&quot;,&quot;)); IF([.$D57]=&quot;&quot;;&quot;&quot;;COM.MICROSOFT.CONCAT(&quot;&quot;&quot;&quot;;[.$D$1];&quot;&quot;&quot;&quot;;&quot;:&quot;;&quot;&quot;&quot;&quot;;[.$D57]; &quot;&quot;&quot;&quot;;&quot;,&quot;));&quot;},&quot;))">
            <text:p/>
          </table:table-cell>
          <table:table-cell/>
          <table:table-cell table:style-name="ce5" table:formula="of:=IF(OR([.$A57]=&quot;&quot;;[.$B57]=[.$B56]);&quot;&quot;;COM.MICROSOFT.CONCAT(&quot;{&quot;; IF([.$B57]=&quot;&quot;;&quot;&quot;;COM.MICROSOFT.CONCAT(&quot;&quot;&quot;&quot;;[.$B$1];&quot;&quot;&quot;&quot;;&quot;:&quot;;&quot;&quot;&quot;&quot;;[.$B57]; &quot;&quot;&quot;&quot;;&quot;,&quot;)); IF([.$D57]=&quot;&quot;;&quot;&quot;;COM.MICROSOFT.CONCAT(&quot;&quot;&quot;&quot;;[.$D$1];&quot;&quot;&quot;&quot;;&quot;:&quot;;&quot;&quot;&quot;&quot;;[.$D5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58]=&quot;&quot;;&quot;&quot;;COM.MICROSOFT.CONCAT(&quot;{&quot;; IF([.$A58]=&quot;&quot;;&quot;&quot;;COM.MICROSOFT.CONCAT(&quot;&quot;&quot;&quot;;[.$A$1];&quot;&quot;&quot;&quot;;&quot;:&quot;;&quot;&quot;&quot;&quot;;[.$A58]; &quot;&quot;&quot;&quot;;&quot;,&quot;)); IF([.$C58]=&quot;&quot;;&quot;&quot;;COM.MICROSOFT.CONCAT(&quot;&quot;&quot;&quot;;[.$C$1];&quot;&quot;&quot;&quot;;&quot;:&quot;;&quot;&quot;&quot;&quot;;[.$C58]; &quot;&quot;&quot;&quot;;&quot;,&quot;)); IF([.$D58]=&quot;&quot;;&quot;&quot;;COM.MICROSOFT.CONCAT(&quot;&quot;&quot;&quot;;[.$D$1];&quot;&quot;&quot;&quot;;&quot;:&quot;;&quot;&quot;&quot;&quot;;[.$D58]; &quot;&quot;&quot;&quot;;&quot;,&quot;));&quot;},&quot;))">
            <text:p/>
          </table:table-cell>
          <table:table-cell/>
          <table:table-cell table:style-name="ce5" table:formula="of:=IF(OR([.$A58]=&quot;&quot;;[.$B58]=[.$B57]);&quot;&quot;;COM.MICROSOFT.CONCAT(&quot;{&quot;; IF([.$B58]=&quot;&quot;;&quot;&quot;;COM.MICROSOFT.CONCAT(&quot;&quot;&quot;&quot;;[.$B$1];&quot;&quot;&quot;&quot;;&quot;:&quot;;&quot;&quot;&quot;&quot;;[.$B58]; &quot;&quot;&quot;&quot;;&quot;,&quot;)); IF([.$D58]=&quot;&quot;;&quot;&quot;;COM.MICROSOFT.CONCAT(&quot;&quot;&quot;&quot;;[.$D$1];&quot;&quot;&quot;&quot;;&quot;:&quot;;&quot;&quot;&quot;&quot;;[.$D5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59]=&quot;&quot;;&quot;&quot;;COM.MICROSOFT.CONCAT(&quot;{&quot;; IF([.$A59]=&quot;&quot;;&quot;&quot;;COM.MICROSOFT.CONCAT(&quot;&quot;&quot;&quot;;[.$A$1];&quot;&quot;&quot;&quot;;&quot;:&quot;;&quot;&quot;&quot;&quot;;[.$A59]; &quot;&quot;&quot;&quot;;&quot;,&quot;)); IF([.$C59]=&quot;&quot;;&quot;&quot;;COM.MICROSOFT.CONCAT(&quot;&quot;&quot;&quot;;[.$C$1];&quot;&quot;&quot;&quot;;&quot;:&quot;;&quot;&quot;&quot;&quot;;[.$C59]; &quot;&quot;&quot;&quot;;&quot;,&quot;)); IF([.$D59]=&quot;&quot;;&quot;&quot;;COM.MICROSOFT.CONCAT(&quot;&quot;&quot;&quot;;[.$D$1];&quot;&quot;&quot;&quot;;&quot;:&quot;;&quot;&quot;&quot;&quot;;[.$D59]; &quot;&quot;&quot;&quot;;&quot;,&quot;));&quot;},&quot;))">
            <text:p/>
          </table:table-cell>
          <table:table-cell/>
          <table:table-cell table:style-name="ce5" table:formula="of:=IF(OR([.$A59]=&quot;&quot;;[.$B59]=[.$B58]);&quot;&quot;;COM.MICROSOFT.CONCAT(&quot;{&quot;; IF([.$B59]=&quot;&quot;;&quot;&quot;;COM.MICROSOFT.CONCAT(&quot;&quot;&quot;&quot;;[.$B$1];&quot;&quot;&quot;&quot;;&quot;:&quot;;&quot;&quot;&quot;&quot;;[.$B59]; &quot;&quot;&quot;&quot;;&quot;,&quot;)); IF([.$D59]=&quot;&quot;;&quot;&quot;;COM.MICROSOFT.CONCAT(&quot;&quot;&quot;&quot;;[.$D$1];&quot;&quot;&quot;&quot;;&quot;:&quot;;&quot;&quot;&quot;&quot;;[.$D5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60]=&quot;&quot;;&quot;&quot;;COM.MICROSOFT.CONCAT(&quot;{&quot;; IF([.$A60]=&quot;&quot;;&quot;&quot;;COM.MICROSOFT.CONCAT(&quot;&quot;&quot;&quot;;[.$A$1];&quot;&quot;&quot;&quot;;&quot;:&quot;;&quot;&quot;&quot;&quot;;[.$A60]; &quot;&quot;&quot;&quot;;&quot;,&quot;)); IF([.$C60]=&quot;&quot;;&quot;&quot;;COM.MICROSOFT.CONCAT(&quot;&quot;&quot;&quot;;[.$C$1];&quot;&quot;&quot;&quot;;&quot;:&quot;;&quot;&quot;&quot;&quot;;[.$C60]; &quot;&quot;&quot;&quot;;&quot;,&quot;)); IF([.$D60]=&quot;&quot;;&quot;&quot;;COM.MICROSOFT.CONCAT(&quot;&quot;&quot;&quot;;[.$D$1];&quot;&quot;&quot;&quot;;&quot;:&quot;;&quot;&quot;&quot;&quot;;[.$D60]; &quot;&quot;&quot;&quot;;&quot;,&quot;));&quot;},&quot;))">
            <text:p/>
          </table:table-cell>
          <table:table-cell/>
          <table:table-cell table:style-name="ce5" table:formula="of:=IF(OR([.$A60]=&quot;&quot;;[.$B60]=[.$B59]);&quot;&quot;;COM.MICROSOFT.CONCAT(&quot;{&quot;; IF([.$B60]=&quot;&quot;;&quot;&quot;;COM.MICROSOFT.CONCAT(&quot;&quot;&quot;&quot;;[.$B$1];&quot;&quot;&quot;&quot;;&quot;:&quot;;&quot;&quot;&quot;&quot;;[.$B60]; &quot;&quot;&quot;&quot;;&quot;,&quot;)); IF([.$D60]=&quot;&quot;;&quot;&quot;;COM.MICROSOFT.CONCAT(&quot;&quot;&quot;&quot;;[.$D$1];&quot;&quot;&quot;&quot;;&quot;:&quot;;&quot;&quot;&quot;&quot;;[.$D6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61]=&quot;&quot;;&quot;&quot;;COM.MICROSOFT.CONCAT(&quot;{&quot;; IF([.$A61]=&quot;&quot;;&quot;&quot;;COM.MICROSOFT.CONCAT(&quot;&quot;&quot;&quot;;[.$A$1];&quot;&quot;&quot;&quot;;&quot;:&quot;;&quot;&quot;&quot;&quot;;[.$A61]; &quot;&quot;&quot;&quot;;&quot;,&quot;)); IF([.$C61]=&quot;&quot;;&quot;&quot;;COM.MICROSOFT.CONCAT(&quot;&quot;&quot;&quot;;[.$C$1];&quot;&quot;&quot;&quot;;&quot;:&quot;;&quot;&quot;&quot;&quot;;[.$C61]; &quot;&quot;&quot;&quot;;&quot;,&quot;)); IF([.$D61]=&quot;&quot;;&quot;&quot;;COM.MICROSOFT.CONCAT(&quot;&quot;&quot;&quot;;[.$D$1];&quot;&quot;&quot;&quot;;&quot;:&quot;;&quot;&quot;&quot;&quot;;[.$D61]; &quot;&quot;&quot;&quot;;&quot;,&quot;));&quot;},&quot;))">
            <text:p/>
          </table:table-cell>
          <table:table-cell/>
          <table:table-cell table:style-name="ce5" table:formula="of:=IF(OR([.$A61]=&quot;&quot;;[.$B61]=[.$B60]);&quot;&quot;;COM.MICROSOFT.CONCAT(&quot;{&quot;; IF([.$B61]=&quot;&quot;;&quot;&quot;;COM.MICROSOFT.CONCAT(&quot;&quot;&quot;&quot;;[.$B$1];&quot;&quot;&quot;&quot;;&quot;:&quot;;&quot;&quot;&quot;&quot;;[.$B61]; &quot;&quot;&quot;&quot;;&quot;,&quot;)); IF([.$D61]=&quot;&quot;;&quot;&quot;;COM.MICROSOFT.CONCAT(&quot;&quot;&quot;&quot;;[.$D$1];&quot;&quot;&quot;&quot;;&quot;:&quot;;&quot;&quot;&quot;&quot;;[.$D6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62]=&quot;&quot;;&quot;&quot;;COM.MICROSOFT.CONCAT(&quot;{&quot;; IF([.$A62]=&quot;&quot;;&quot;&quot;;COM.MICROSOFT.CONCAT(&quot;&quot;&quot;&quot;;[.$A$1];&quot;&quot;&quot;&quot;;&quot;:&quot;;&quot;&quot;&quot;&quot;;[.$A62]; &quot;&quot;&quot;&quot;;&quot;,&quot;)); IF([.$C62]=&quot;&quot;;&quot;&quot;;COM.MICROSOFT.CONCAT(&quot;&quot;&quot;&quot;;[.$C$1];&quot;&quot;&quot;&quot;;&quot;:&quot;;&quot;&quot;&quot;&quot;;[.$C62]; &quot;&quot;&quot;&quot;;&quot;,&quot;)); IF([.$D62]=&quot;&quot;;&quot;&quot;;COM.MICROSOFT.CONCAT(&quot;&quot;&quot;&quot;;[.$D$1];&quot;&quot;&quot;&quot;;&quot;:&quot;;&quot;&quot;&quot;&quot;;[.$D62]; &quot;&quot;&quot;&quot;;&quot;,&quot;));&quot;},&quot;))">
            <text:p/>
          </table:table-cell>
          <table:table-cell/>
          <table:table-cell table:style-name="ce5" table:formula="of:=IF(OR([.$A62]=&quot;&quot;;[.$B62]=[.$B61]);&quot;&quot;;COM.MICROSOFT.CONCAT(&quot;{&quot;; IF([.$B62]=&quot;&quot;;&quot;&quot;;COM.MICROSOFT.CONCAT(&quot;&quot;&quot;&quot;;[.$B$1];&quot;&quot;&quot;&quot;;&quot;:&quot;;&quot;&quot;&quot;&quot;;[.$B62]; &quot;&quot;&quot;&quot;;&quot;,&quot;)); IF([.$D62]=&quot;&quot;;&quot;&quot;;COM.MICROSOFT.CONCAT(&quot;&quot;&quot;&quot;;[.$D$1];&quot;&quot;&quot;&quot;;&quot;:&quot;;&quot;&quot;&quot;&quot;;[.$D6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63]=&quot;&quot;;&quot;&quot;;COM.MICROSOFT.CONCAT(&quot;{&quot;; IF([.$A63]=&quot;&quot;;&quot;&quot;;COM.MICROSOFT.CONCAT(&quot;&quot;&quot;&quot;;[.$A$1];&quot;&quot;&quot;&quot;;&quot;:&quot;;&quot;&quot;&quot;&quot;;[.$A63]; &quot;&quot;&quot;&quot;;&quot;,&quot;)); IF([.$C63]=&quot;&quot;;&quot;&quot;;COM.MICROSOFT.CONCAT(&quot;&quot;&quot;&quot;;[.$C$1];&quot;&quot;&quot;&quot;;&quot;:&quot;;&quot;&quot;&quot;&quot;;[.$C63]; &quot;&quot;&quot;&quot;;&quot;,&quot;)); IF([.$D63]=&quot;&quot;;&quot;&quot;;COM.MICROSOFT.CONCAT(&quot;&quot;&quot;&quot;;[.$D$1];&quot;&quot;&quot;&quot;;&quot;:&quot;;&quot;&quot;&quot;&quot;;[.$D63]; &quot;&quot;&quot;&quot;;&quot;,&quot;));&quot;},&quot;))">
            <text:p/>
          </table:table-cell>
          <table:table-cell/>
          <table:table-cell table:style-name="ce5" table:formula="of:=IF(OR([.$A63]=&quot;&quot;;[.$B63]=[.$B62]);&quot;&quot;;COM.MICROSOFT.CONCAT(&quot;{&quot;; IF([.$B63]=&quot;&quot;;&quot;&quot;;COM.MICROSOFT.CONCAT(&quot;&quot;&quot;&quot;;[.$B$1];&quot;&quot;&quot;&quot;;&quot;:&quot;;&quot;&quot;&quot;&quot;;[.$B63]; &quot;&quot;&quot;&quot;;&quot;,&quot;)); IF([.$D63]=&quot;&quot;;&quot;&quot;;COM.MICROSOFT.CONCAT(&quot;&quot;&quot;&quot;;[.$D$1];&quot;&quot;&quot;&quot;;&quot;:&quot;;&quot;&quot;&quot;&quot;;[.$D6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64]=&quot;&quot;;&quot;&quot;;COM.MICROSOFT.CONCAT(&quot;{&quot;; IF([.$A64]=&quot;&quot;;&quot;&quot;;COM.MICROSOFT.CONCAT(&quot;&quot;&quot;&quot;;[.$A$1];&quot;&quot;&quot;&quot;;&quot;:&quot;;&quot;&quot;&quot;&quot;;[.$A64]; &quot;&quot;&quot;&quot;;&quot;,&quot;)); IF([.$C64]=&quot;&quot;;&quot;&quot;;COM.MICROSOFT.CONCAT(&quot;&quot;&quot;&quot;;[.$C$1];&quot;&quot;&quot;&quot;;&quot;:&quot;;&quot;&quot;&quot;&quot;;[.$C64]; &quot;&quot;&quot;&quot;;&quot;,&quot;)); IF([.$D64]=&quot;&quot;;&quot;&quot;;COM.MICROSOFT.CONCAT(&quot;&quot;&quot;&quot;;[.$D$1];&quot;&quot;&quot;&quot;;&quot;:&quot;;&quot;&quot;&quot;&quot;;[.$D64]; &quot;&quot;&quot;&quot;;&quot;,&quot;));&quot;},&quot;))">
            <text:p/>
          </table:table-cell>
          <table:table-cell/>
          <table:table-cell table:style-name="ce5" table:formula="of:=IF(OR([.$A64]=&quot;&quot;;[.$B64]=[.$B63]);&quot;&quot;;COM.MICROSOFT.CONCAT(&quot;{&quot;; IF([.$B64]=&quot;&quot;;&quot;&quot;;COM.MICROSOFT.CONCAT(&quot;&quot;&quot;&quot;;[.$B$1];&quot;&quot;&quot;&quot;;&quot;:&quot;;&quot;&quot;&quot;&quot;;[.$B64]; &quot;&quot;&quot;&quot;;&quot;,&quot;)); IF([.$D64]=&quot;&quot;;&quot;&quot;;COM.MICROSOFT.CONCAT(&quot;&quot;&quot;&quot;;[.$D$1];&quot;&quot;&quot;&quot;;&quot;:&quot;;&quot;&quot;&quot;&quot;;[.$D6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65]=&quot;&quot;;&quot;&quot;;COM.MICROSOFT.CONCAT(&quot;{&quot;; IF([.$A65]=&quot;&quot;;&quot;&quot;;COM.MICROSOFT.CONCAT(&quot;&quot;&quot;&quot;;[.$A$1];&quot;&quot;&quot;&quot;;&quot;:&quot;;&quot;&quot;&quot;&quot;;[.$A65]; &quot;&quot;&quot;&quot;;&quot;,&quot;)); IF([.$C65]=&quot;&quot;;&quot;&quot;;COM.MICROSOFT.CONCAT(&quot;&quot;&quot;&quot;;[.$C$1];&quot;&quot;&quot;&quot;;&quot;:&quot;;&quot;&quot;&quot;&quot;;[.$C65]; &quot;&quot;&quot;&quot;;&quot;,&quot;)); IF([.$D65]=&quot;&quot;;&quot;&quot;;COM.MICROSOFT.CONCAT(&quot;&quot;&quot;&quot;;[.$D$1];&quot;&quot;&quot;&quot;;&quot;:&quot;;&quot;&quot;&quot;&quot;;[.$D65]; &quot;&quot;&quot;&quot;;&quot;,&quot;));&quot;},&quot;))">
            <text:p/>
          </table:table-cell>
          <table:table-cell/>
          <table:table-cell table:style-name="ce5" table:formula="of:=IF(OR([.$A65]=&quot;&quot;;[.$B65]=[.$B64]);&quot;&quot;;COM.MICROSOFT.CONCAT(&quot;{&quot;; IF([.$B65]=&quot;&quot;;&quot;&quot;;COM.MICROSOFT.CONCAT(&quot;&quot;&quot;&quot;;[.$B$1];&quot;&quot;&quot;&quot;;&quot;:&quot;;&quot;&quot;&quot;&quot;;[.$B65]; &quot;&quot;&quot;&quot;;&quot;,&quot;)); IF([.$D65]=&quot;&quot;;&quot;&quot;;COM.MICROSOFT.CONCAT(&quot;&quot;&quot;&quot;;[.$D$1];&quot;&quot;&quot;&quot;;&quot;:&quot;;&quot;&quot;&quot;&quot;;[.$D6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66]=&quot;&quot;;&quot;&quot;;COM.MICROSOFT.CONCAT(&quot;{&quot;; IF([.$A66]=&quot;&quot;;&quot;&quot;;COM.MICROSOFT.CONCAT(&quot;&quot;&quot;&quot;;[.$A$1];&quot;&quot;&quot;&quot;;&quot;:&quot;;&quot;&quot;&quot;&quot;;[.$A66]; &quot;&quot;&quot;&quot;;&quot;,&quot;)); IF([.$C66]=&quot;&quot;;&quot;&quot;;COM.MICROSOFT.CONCAT(&quot;&quot;&quot;&quot;;[.$C$1];&quot;&quot;&quot;&quot;;&quot;:&quot;;&quot;&quot;&quot;&quot;;[.$C66]; &quot;&quot;&quot;&quot;;&quot;,&quot;)); IF([.$D66]=&quot;&quot;;&quot;&quot;;COM.MICROSOFT.CONCAT(&quot;&quot;&quot;&quot;;[.$D$1];&quot;&quot;&quot;&quot;;&quot;:&quot;;&quot;&quot;&quot;&quot;;[.$D66]; &quot;&quot;&quot;&quot;;&quot;,&quot;));&quot;},&quot;))">
            <text:p/>
          </table:table-cell>
          <table:table-cell/>
          <table:table-cell table:style-name="ce5" table:formula="of:=IF(OR([.$A66]=&quot;&quot;;[.$B66]=[.$B65]);&quot;&quot;;COM.MICROSOFT.CONCAT(&quot;{&quot;; IF([.$B66]=&quot;&quot;;&quot;&quot;;COM.MICROSOFT.CONCAT(&quot;&quot;&quot;&quot;;[.$B$1];&quot;&quot;&quot;&quot;;&quot;:&quot;;&quot;&quot;&quot;&quot;;[.$B66]; &quot;&quot;&quot;&quot;;&quot;,&quot;)); IF([.$D66]=&quot;&quot;;&quot;&quot;;COM.MICROSOFT.CONCAT(&quot;&quot;&quot;&quot;;[.$D$1];&quot;&quot;&quot;&quot;;&quot;:&quot;;&quot;&quot;&quot;&quot;;[.$D6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67]=&quot;&quot;;&quot;&quot;;COM.MICROSOFT.CONCAT(&quot;{&quot;; IF([.$A67]=&quot;&quot;;&quot;&quot;;COM.MICROSOFT.CONCAT(&quot;&quot;&quot;&quot;;[.$A$1];&quot;&quot;&quot;&quot;;&quot;:&quot;;&quot;&quot;&quot;&quot;;[.$A67]; &quot;&quot;&quot;&quot;;&quot;,&quot;)); IF([.$C67]=&quot;&quot;;&quot;&quot;;COM.MICROSOFT.CONCAT(&quot;&quot;&quot;&quot;;[.$C$1];&quot;&quot;&quot;&quot;;&quot;:&quot;;&quot;&quot;&quot;&quot;;[.$C67]; &quot;&quot;&quot;&quot;;&quot;,&quot;)); IF([.$D67]=&quot;&quot;;&quot;&quot;;COM.MICROSOFT.CONCAT(&quot;&quot;&quot;&quot;;[.$D$1];&quot;&quot;&quot;&quot;;&quot;:&quot;;&quot;&quot;&quot;&quot;;[.$D67]; &quot;&quot;&quot;&quot;;&quot;,&quot;));&quot;},&quot;))">
            <text:p/>
          </table:table-cell>
          <table:table-cell/>
          <table:table-cell table:style-name="ce5" table:formula="of:=IF(OR([.$A67]=&quot;&quot;;[.$B67]=[.$B66]);&quot;&quot;;COM.MICROSOFT.CONCAT(&quot;{&quot;; IF([.$B67]=&quot;&quot;;&quot;&quot;;COM.MICROSOFT.CONCAT(&quot;&quot;&quot;&quot;;[.$B$1];&quot;&quot;&quot;&quot;;&quot;:&quot;;&quot;&quot;&quot;&quot;;[.$B67]; &quot;&quot;&quot;&quot;;&quot;,&quot;)); IF([.$D67]=&quot;&quot;;&quot;&quot;;COM.MICROSOFT.CONCAT(&quot;&quot;&quot;&quot;;[.$D$1];&quot;&quot;&quot;&quot;;&quot;:&quot;;&quot;&quot;&quot;&quot;;[.$D6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68]=&quot;&quot;;&quot;&quot;;COM.MICROSOFT.CONCAT(&quot;{&quot;; IF([.$A68]=&quot;&quot;;&quot;&quot;;COM.MICROSOFT.CONCAT(&quot;&quot;&quot;&quot;;[.$A$1];&quot;&quot;&quot;&quot;;&quot;:&quot;;&quot;&quot;&quot;&quot;;[.$A68]; &quot;&quot;&quot;&quot;;&quot;,&quot;)); IF([.$C68]=&quot;&quot;;&quot;&quot;;COM.MICROSOFT.CONCAT(&quot;&quot;&quot;&quot;;[.$C$1];&quot;&quot;&quot;&quot;;&quot;:&quot;;&quot;&quot;&quot;&quot;;[.$C68]; &quot;&quot;&quot;&quot;;&quot;,&quot;)); IF([.$D68]=&quot;&quot;;&quot;&quot;;COM.MICROSOFT.CONCAT(&quot;&quot;&quot;&quot;;[.$D$1];&quot;&quot;&quot;&quot;;&quot;:&quot;;&quot;&quot;&quot;&quot;;[.$D68]; &quot;&quot;&quot;&quot;;&quot;,&quot;));&quot;},&quot;))">
            <text:p/>
          </table:table-cell>
          <table:table-cell/>
          <table:table-cell table:style-name="ce5" table:formula="of:=IF(OR([.$A68]=&quot;&quot;;[.$B68]=[.$B67]);&quot;&quot;;COM.MICROSOFT.CONCAT(&quot;{&quot;; IF([.$B68]=&quot;&quot;;&quot;&quot;;COM.MICROSOFT.CONCAT(&quot;&quot;&quot;&quot;;[.$B$1];&quot;&quot;&quot;&quot;;&quot;:&quot;;&quot;&quot;&quot;&quot;;[.$B68]; &quot;&quot;&quot;&quot;;&quot;,&quot;)); IF([.$D68]=&quot;&quot;;&quot;&quot;;COM.MICROSOFT.CONCAT(&quot;&quot;&quot;&quot;;[.$D$1];&quot;&quot;&quot;&quot;;&quot;:&quot;;&quot;&quot;&quot;&quot;;[.$D6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69]=&quot;&quot;;&quot;&quot;;COM.MICROSOFT.CONCAT(&quot;{&quot;; IF([.$A69]=&quot;&quot;;&quot;&quot;;COM.MICROSOFT.CONCAT(&quot;&quot;&quot;&quot;;[.$A$1];&quot;&quot;&quot;&quot;;&quot;:&quot;;&quot;&quot;&quot;&quot;;[.$A69]; &quot;&quot;&quot;&quot;;&quot;,&quot;)); IF([.$C69]=&quot;&quot;;&quot;&quot;;COM.MICROSOFT.CONCAT(&quot;&quot;&quot;&quot;;[.$C$1];&quot;&quot;&quot;&quot;;&quot;:&quot;;&quot;&quot;&quot;&quot;;[.$C69]; &quot;&quot;&quot;&quot;;&quot;,&quot;)); IF([.$D69]=&quot;&quot;;&quot;&quot;;COM.MICROSOFT.CONCAT(&quot;&quot;&quot;&quot;;[.$D$1];&quot;&quot;&quot;&quot;;&quot;:&quot;;&quot;&quot;&quot;&quot;;[.$D69]; &quot;&quot;&quot;&quot;;&quot;,&quot;));&quot;},&quot;))">
            <text:p/>
          </table:table-cell>
          <table:table-cell/>
          <table:table-cell table:style-name="ce5" table:formula="of:=IF(OR([.$A69]=&quot;&quot;;[.$B69]=[.$B68]);&quot;&quot;;COM.MICROSOFT.CONCAT(&quot;{&quot;; IF([.$B69]=&quot;&quot;;&quot;&quot;;COM.MICROSOFT.CONCAT(&quot;&quot;&quot;&quot;;[.$B$1];&quot;&quot;&quot;&quot;;&quot;:&quot;;&quot;&quot;&quot;&quot;;[.$B69]; &quot;&quot;&quot;&quot;;&quot;,&quot;)); IF([.$D69]=&quot;&quot;;&quot;&quot;;COM.MICROSOFT.CONCAT(&quot;&quot;&quot;&quot;;[.$D$1];&quot;&quot;&quot;&quot;;&quot;:&quot;;&quot;&quot;&quot;&quot;;[.$D6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70]=&quot;&quot;;&quot;&quot;;COM.MICROSOFT.CONCAT(&quot;{&quot;; IF([.$A70]=&quot;&quot;;&quot;&quot;;COM.MICROSOFT.CONCAT(&quot;&quot;&quot;&quot;;[.$A$1];&quot;&quot;&quot;&quot;;&quot;:&quot;;&quot;&quot;&quot;&quot;;[.$A70]; &quot;&quot;&quot;&quot;;&quot;,&quot;)); IF([.$C70]=&quot;&quot;;&quot;&quot;;COM.MICROSOFT.CONCAT(&quot;&quot;&quot;&quot;;[.$C$1];&quot;&quot;&quot;&quot;;&quot;:&quot;;&quot;&quot;&quot;&quot;;[.$C70]; &quot;&quot;&quot;&quot;;&quot;,&quot;)); IF([.$D70]=&quot;&quot;;&quot;&quot;;COM.MICROSOFT.CONCAT(&quot;&quot;&quot;&quot;;[.$D$1];&quot;&quot;&quot;&quot;;&quot;:&quot;;&quot;&quot;&quot;&quot;;[.$D70]; &quot;&quot;&quot;&quot;;&quot;,&quot;));&quot;},&quot;))">
            <text:p/>
          </table:table-cell>
          <table:table-cell/>
          <table:table-cell table:style-name="ce5" table:formula="of:=IF(OR([.$A70]=&quot;&quot;;[.$B70]=[.$B69]);&quot;&quot;;COM.MICROSOFT.CONCAT(&quot;{&quot;; IF([.$B70]=&quot;&quot;;&quot;&quot;;COM.MICROSOFT.CONCAT(&quot;&quot;&quot;&quot;;[.$B$1];&quot;&quot;&quot;&quot;;&quot;:&quot;;&quot;&quot;&quot;&quot;;[.$B70]; &quot;&quot;&quot;&quot;;&quot;,&quot;)); IF([.$D70]=&quot;&quot;;&quot;&quot;;COM.MICROSOFT.CONCAT(&quot;&quot;&quot;&quot;;[.$D$1];&quot;&quot;&quot;&quot;;&quot;:&quot;;&quot;&quot;&quot;&quot;;[.$D7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71]=&quot;&quot;;&quot;&quot;;COM.MICROSOFT.CONCAT(&quot;{&quot;; IF([.$A71]=&quot;&quot;;&quot;&quot;;COM.MICROSOFT.CONCAT(&quot;&quot;&quot;&quot;;[.$A$1];&quot;&quot;&quot;&quot;;&quot;:&quot;;&quot;&quot;&quot;&quot;;[.$A71]; &quot;&quot;&quot;&quot;;&quot;,&quot;)); IF([.$C71]=&quot;&quot;;&quot;&quot;;COM.MICROSOFT.CONCAT(&quot;&quot;&quot;&quot;;[.$C$1];&quot;&quot;&quot;&quot;;&quot;:&quot;;&quot;&quot;&quot;&quot;;[.$C71]; &quot;&quot;&quot;&quot;;&quot;,&quot;)); IF([.$D71]=&quot;&quot;;&quot;&quot;;COM.MICROSOFT.CONCAT(&quot;&quot;&quot;&quot;;[.$D$1];&quot;&quot;&quot;&quot;;&quot;:&quot;;&quot;&quot;&quot;&quot;;[.$D71]; &quot;&quot;&quot;&quot;;&quot;,&quot;));&quot;},&quot;))">
            <text:p/>
          </table:table-cell>
          <table:table-cell/>
          <table:table-cell table:style-name="ce5" table:formula="of:=IF(OR([.$A71]=&quot;&quot;;[.$B71]=[.$B70]);&quot;&quot;;COM.MICROSOFT.CONCAT(&quot;{&quot;; IF([.$B71]=&quot;&quot;;&quot;&quot;;COM.MICROSOFT.CONCAT(&quot;&quot;&quot;&quot;;[.$B$1];&quot;&quot;&quot;&quot;;&quot;:&quot;;&quot;&quot;&quot;&quot;;[.$B71]; &quot;&quot;&quot;&quot;;&quot;,&quot;)); IF([.$D71]=&quot;&quot;;&quot;&quot;;COM.MICROSOFT.CONCAT(&quot;&quot;&quot;&quot;;[.$D$1];&quot;&quot;&quot;&quot;;&quot;:&quot;;&quot;&quot;&quot;&quot;;[.$D7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72]=&quot;&quot;;&quot;&quot;;COM.MICROSOFT.CONCAT(&quot;{&quot;; IF([.$A72]=&quot;&quot;;&quot;&quot;;COM.MICROSOFT.CONCAT(&quot;&quot;&quot;&quot;;[.$A$1];&quot;&quot;&quot;&quot;;&quot;:&quot;;&quot;&quot;&quot;&quot;;[.$A72]; &quot;&quot;&quot;&quot;;&quot;,&quot;)); IF([.$C72]=&quot;&quot;;&quot;&quot;;COM.MICROSOFT.CONCAT(&quot;&quot;&quot;&quot;;[.$C$1];&quot;&quot;&quot;&quot;;&quot;:&quot;;&quot;&quot;&quot;&quot;;[.$C72]; &quot;&quot;&quot;&quot;;&quot;,&quot;)); IF([.$D72]=&quot;&quot;;&quot;&quot;;COM.MICROSOFT.CONCAT(&quot;&quot;&quot;&quot;;[.$D$1];&quot;&quot;&quot;&quot;;&quot;:&quot;;&quot;&quot;&quot;&quot;;[.$D72]; &quot;&quot;&quot;&quot;;&quot;,&quot;));&quot;},&quot;))">
            <text:p/>
          </table:table-cell>
          <table:table-cell/>
          <table:table-cell table:style-name="ce5" table:formula="of:=IF(OR([.$A72]=&quot;&quot;;[.$B72]=[.$B71]);&quot;&quot;;COM.MICROSOFT.CONCAT(&quot;{&quot;; IF([.$B72]=&quot;&quot;;&quot;&quot;;COM.MICROSOFT.CONCAT(&quot;&quot;&quot;&quot;;[.$B$1];&quot;&quot;&quot;&quot;;&quot;:&quot;;&quot;&quot;&quot;&quot;;[.$B72]; &quot;&quot;&quot;&quot;;&quot;,&quot;)); IF([.$D72]=&quot;&quot;;&quot;&quot;;COM.MICROSOFT.CONCAT(&quot;&quot;&quot;&quot;;[.$D$1];&quot;&quot;&quot;&quot;;&quot;:&quot;;&quot;&quot;&quot;&quot;;[.$D7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73]=&quot;&quot;;&quot;&quot;;COM.MICROSOFT.CONCAT(&quot;{&quot;; IF([.$A73]=&quot;&quot;;&quot;&quot;;COM.MICROSOFT.CONCAT(&quot;&quot;&quot;&quot;;[.$A$1];&quot;&quot;&quot;&quot;;&quot;:&quot;;&quot;&quot;&quot;&quot;;[.$A73]; &quot;&quot;&quot;&quot;;&quot;,&quot;)); IF([.$C73]=&quot;&quot;;&quot;&quot;;COM.MICROSOFT.CONCAT(&quot;&quot;&quot;&quot;;[.$C$1];&quot;&quot;&quot;&quot;;&quot;:&quot;;&quot;&quot;&quot;&quot;;[.$C73]; &quot;&quot;&quot;&quot;;&quot;,&quot;)); IF([.$D73]=&quot;&quot;;&quot;&quot;;COM.MICROSOFT.CONCAT(&quot;&quot;&quot;&quot;;[.$D$1];&quot;&quot;&quot;&quot;;&quot;:&quot;;&quot;&quot;&quot;&quot;;[.$D73]; &quot;&quot;&quot;&quot;;&quot;,&quot;));&quot;},&quot;))">
            <text:p/>
          </table:table-cell>
          <table:table-cell/>
          <table:table-cell table:style-name="ce5" table:formula="of:=IF(OR([.$A73]=&quot;&quot;;[.$B73]=[.$B72]);&quot;&quot;;COM.MICROSOFT.CONCAT(&quot;{&quot;; IF([.$B73]=&quot;&quot;;&quot;&quot;;COM.MICROSOFT.CONCAT(&quot;&quot;&quot;&quot;;[.$B$1];&quot;&quot;&quot;&quot;;&quot;:&quot;;&quot;&quot;&quot;&quot;;[.$B73]; &quot;&quot;&quot;&quot;;&quot;,&quot;)); IF([.$D73]=&quot;&quot;;&quot;&quot;;COM.MICROSOFT.CONCAT(&quot;&quot;&quot;&quot;;[.$D$1];&quot;&quot;&quot;&quot;;&quot;:&quot;;&quot;&quot;&quot;&quot;;[.$D7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74]=&quot;&quot;;&quot;&quot;;COM.MICROSOFT.CONCAT(&quot;{&quot;; IF([.$A74]=&quot;&quot;;&quot;&quot;;COM.MICROSOFT.CONCAT(&quot;&quot;&quot;&quot;;[.$A$1];&quot;&quot;&quot;&quot;;&quot;:&quot;;&quot;&quot;&quot;&quot;;[.$A74]; &quot;&quot;&quot;&quot;;&quot;,&quot;)); IF([.$C74]=&quot;&quot;;&quot;&quot;;COM.MICROSOFT.CONCAT(&quot;&quot;&quot;&quot;;[.$C$1];&quot;&quot;&quot;&quot;;&quot;:&quot;;&quot;&quot;&quot;&quot;;[.$C74]; &quot;&quot;&quot;&quot;;&quot;,&quot;)); IF([.$D74]=&quot;&quot;;&quot;&quot;;COM.MICROSOFT.CONCAT(&quot;&quot;&quot;&quot;;[.$D$1];&quot;&quot;&quot;&quot;;&quot;:&quot;;&quot;&quot;&quot;&quot;;[.$D74]; &quot;&quot;&quot;&quot;;&quot;,&quot;));&quot;},&quot;))">
            <text:p/>
          </table:table-cell>
          <table:table-cell/>
          <table:table-cell table:style-name="ce5" table:formula="of:=IF(OR([.$A74]=&quot;&quot;;[.$B74]=[.$B73]);&quot;&quot;;COM.MICROSOFT.CONCAT(&quot;{&quot;; IF([.$B74]=&quot;&quot;;&quot;&quot;;COM.MICROSOFT.CONCAT(&quot;&quot;&quot;&quot;;[.$B$1];&quot;&quot;&quot;&quot;;&quot;:&quot;;&quot;&quot;&quot;&quot;;[.$B74]; &quot;&quot;&quot;&quot;;&quot;,&quot;)); IF([.$D74]=&quot;&quot;;&quot;&quot;;COM.MICROSOFT.CONCAT(&quot;&quot;&quot;&quot;;[.$D$1];&quot;&quot;&quot;&quot;;&quot;:&quot;;&quot;&quot;&quot;&quot;;[.$D7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75]=&quot;&quot;;&quot;&quot;;COM.MICROSOFT.CONCAT(&quot;{&quot;; IF([.$A75]=&quot;&quot;;&quot;&quot;;COM.MICROSOFT.CONCAT(&quot;&quot;&quot;&quot;;[.$A$1];&quot;&quot;&quot;&quot;;&quot;:&quot;;&quot;&quot;&quot;&quot;;[.$A75]; &quot;&quot;&quot;&quot;;&quot;,&quot;)); IF([.$C75]=&quot;&quot;;&quot;&quot;;COM.MICROSOFT.CONCAT(&quot;&quot;&quot;&quot;;[.$C$1];&quot;&quot;&quot;&quot;;&quot;:&quot;;&quot;&quot;&quot;&quot;;[.$C75]; &quot;&quot;&quot;&quot;;&quot;,&quot;)); IF([.$D75]=&quot;&quot;;&quot;&quot;;COM.MICROSOFT.CONCAT(&quot;&quot;&quot;&quot;;[.$D$1];&quot;&quot;&quot;&quot;;&quot;:&quot;;&quot;&quot;&quot;&quot;;[.$D75]; &quot;&quot;&quot;&quot;;&quot;,&quot;));&quot;},&quot;))">
            <text:p/>
          </table:table-cell>
          <table:table-cell/>
          <table:table-cell table:style-name="ce5" table:formula="of:=IF(OR([.$A75]=&quot;&quot;;[.$B75]=[.$B74]);&quot;&quot;;COM.MICROSOFT.CONCAT(&quot;{&quot;; IF([.$B75]=&quot;&quot;;&quot;&quot;;COM.MICROSOFT.CONCAT(&quot;&quot;&quot;&quot;;[.$B$1];&quot;&quot;&quot;&quot;;&quot;:&quot;;&quot;&quot;&quot;&quot;;[.$B75]; &quot;&quot;&quot;&quot;;&quot;,&quot;)); IF([.$D75]=&quot;&quot;;&quot;&quot;;COM.MICROSOFT.CONCAT(&quot;&quot;&quot;&quot;;[.$D$1];&quot;&quot;&quot;&quot;;&quot;:&quot;;&quot;&quot;&quot;&quot;;[.$D7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76]=&quot;&quot;;&quot;&quot;;COM.MICROSOFT.CONCAT(&quot;{&quot;; IF([.$A76]=&quot;&quot;;&quot;&quot;;COM.MICROSOFT.CONCAT(&quot;&quot;&quot;&quot;;[.$A$1];&quot;&quot;&quot;&quot;;&quot;:&quot;;&quot;&quot;&quot;&quot;;[.$A76]; &quot;&quot;&quot;&quot;;&quot;,&quot;)); IF([.$C76]=&quot;&quot;;&quot;&quot;;COM.MICROSOFT.CONCAT(&quot;&quot;&quot;&quot;;[.$C$1];&quot;&quot;&quot;&quot;;&quot;:&quot;;&quot;&quot;&quot;&quot;;[.$C76]; &quot;&quot;&quot;&quot;;&quot;,&quot;)); IF([.$D76]=&quot;&quot;;&quot;&quot;;COM.MICROSOFT.CONCAT(&quot;&quot;&quot;&quot;;[.$D$1];&quot;&quot;&quot;&quot;;&quot;:&quot;;&quot;&quot;&quot;&quot;;[.$D76]; &quot;&quot;&quot;&quot;;&quot;,&quot;));&quot;},&quot;))">
            <text:p/>
          </table:table-cell>
          <table:table-cell/>
          <table:table-cell table:style-name="ce5" table:formula="of:=IF(OR([.$A76]=&quot;&quot;;[.$B76]=[.$B75]);&quot;&quot;;COM.MICROSOFT.CONCAT(&quot;{&quot;; IF([.$B76]=&quot;&quot;;&quot;&quot;;COM.MICROSOFT.CONCAT(&quot;&quot;&quot;&quot;;[.$B$1];&quot;&quot;&quot;&quot;;&quot;:&quot;;&quot;&quot;&quot;&quot;;[.$B76]; &quot;&quot;&quot;&quot;;&quot;,&quot;)); IF([.$D76]=&quot;&quot;;&quot;&quot;;COM.MICROSOFT.CONCAT(&quot;&quot;&quot;&quot;;[.$D$1];&quot;&quot;&quot;&quot;;&quot;:&quot;;&quot;&quot;&quot;&quot;;[.$D7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77]=&quot;&quot;;&quot;&quot;;COM.MICROSOFT.CONCAT(&quot;{&quot;; IF([.$A77]=&quot;&quot;;&quot;&quot;;COM.MICROSOFT.CONCAT(&quot;&quot;&quot;&quot;;[.$A$1];&quot;&quot;&quot;&quot;;&quot;:&quot;;&quot;&quot;&quot;&quot;;[.$A77]; &quot;&quot;&quot;&quot;;&quot;,&quot;)); IF([.$C77]=&quot;&quot;;&quot;&quot;;COM.MICROSOFT.CONCAT(&quot;&quot;&quot;&quot;;[.$C$1];&quot;&quot;&quot;&quot;;&quot;:&quot;;&quot;&quot;&quot;&quot;;[.$C77]; &quot;&quot;&quot;&quot;;&quot;,&quot;)); IF([.$D77]=&quot;&quot;;&quot;&quot;;COM.MICROSOFT.CONCAT(&quot;&quot;&quot;&quot;;[.$D$1];&quot;&quot;&quot;&quot;;&quot;:&quot;;&quot;&quot;&quot;&quot;;[.$D77]; &quot;&quot;&quot;&quot;;&quot;,&quot;));&quot;},&quot;))">
            <text:p/>
          </table:table-cell>
          <table:table-cell/>
          <table:table-cell table:style-name="ce5" table:formula="of:=IF(OR([.$A77]=&quot;&quot;;[.$B77]=[.$B76]);&quot;&quot;;COM.MICROSOFT.CONCAT(&quot;{&quot;; IF([.$B77]=&quot;&quot;;&quot;&quot;;COM.MICROSOFT.CONCAT(&quot;&quot;&quot;&quot;;[.$B$1];&quot;&quot;&quot;&quot;;&quot;:&quot;;&quot;&quot;&quot;&quot;;[.$B77]; &quot;&quot;&quot;&quot;;&quot;,&quot;)); IF([.$D77]=&quot;&quot;;&quot;&quot;;COM.MICROSOFT.CONCAT(&quot;&quot;&quot;&quot;;[.$D$1];&quot;&quot;&quot;&quot;;&quot;:&quot;;&quot;&quot;&quot;&quot;;[.$D7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78]=&quot;&quot;;&quot;&quot;;COM.MICROSOFT.CONCAT(&quot;{&quot;; IF([.$A78]=&quot;&quot;;&quot;&quot;;COM.MICROSOFT.CONCAT(&quot;&quot;&quot;&quot;;[.$A$1];&quot;&quot;&quot;&quot;;&quot;:&quot;;&quot;&quot;&quot;&quot;;[.$A78]; &quot;&quot;&quot;&quot;;&quot;,&quot;)); IF([.$C78]=&quot;&quot;;&quot;&quot;;COM.MICROSOFT.CONCAT(&quot;&quot;&quot;&quot;;[.$C$1];&quot;&quot;&quot;&quot;;&quot;:&quot;;&quot;&quot;&quot;&quot;;[.$C78]; &quot;&quot;&quot;&quot;;&quot;,&quot;)); IF([.$D78]=&quot;&quot;;&quot;&quot;;COM.MICROSOFT.CONCAT(&quot;&quot;&quot;&quot;;[.$D$1];&quot;&quot;&quot;&quot;;&quot;:&quot;;&quot;&quot;&quot;&quot;;[.$D78]; &quot;&quot;&quot;&quot;;&quot;,&quot;));&quot;},&quot;))">
            <text:p/>
          </table:table-cell>
          <table:table-cell/>
          <table:table-cell table:style-name="ce5" table:formula="of:=IF(OR([.$A78]=&quot;&quot;;[.$B78]=[.$B77]);&quot;&quot;;COM.MICROSOFT.CONCAT(&quot;{&quot;; IF([.$B78]=&quot;&quot;;&quot;&quot;;COM.MICROSOFT.CONCAT(&quot;&quot;&quot;&quot;;[.$B$1];&quot;&quot;&quot;&quot;;&quot;:&quot;;&quot;&quot;&quot;&quot;;[.$B78]; &quot;&quot;&quot;&quot;;&quot;,&quot;)); IF([.$D78]=&quot;&quot;;&quot;&quot;;COM.MICROSOFT.CONCAT(&quot;&quot;&quot;&quot;;[.$D$1];&quot;&quot;&quot;&quot;;&quot;:&quot;;&quot;&quot;&quot;&quot;;[.$D7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79]=&quot;&quot;;&quot;&quot;;COM.MICROSOFT.CONCAT(&quot;{&quot;; IF([.$A79]=&quot;&quot;;&quot;&quot;;COM.MICROSOFT.CONCAT(&quot;&quot;&quot;&quot;;[.$A$1];&quot;&quot;&quot;&quot;;&quot;:&quot;;&quot;&quot;&quot;&quot;;[.$A79]; &quot;&quot;&quot;&quot;;&quot;,&quot;)); IF([.$C79]=&quot;&quot;;&quot;&quot;;COM.MICROSOFT.CONCAT(&quot;&quot;&quot;&quot;;[.$C$1];&quot;&quot;&quot;&quot;;&quot;:&quot;;&quot;&quot;&quot;&quot;;[.$C79]; &quot;&quot;&quot;&quot;;&quot;,&quot;)); IF([.$D79]=&quot;&quot;;&quot;&quot;;COM.MICROSOFT.CONCAT(&quot;&quot;&quot;&quot;;[.$D$1];&quot;&quot;&quot;&quot;;&quot;:&quot;;&quot;&quot;&quot;&quot;;[.$D79]; &quot;&quot;&quot;&quot;;&quot;,&quot;));&quot;},&quot;))">
            <text:p/>
          </table:table-cell>
          <table:table-cell/>
          <table:table-cell table:style-name="ce5" table:formula="of:=IF(OR([.$A79]=&quot;&quot;;[.$B79]=[.$B78]);&quot;&quot;;COM.MICROSOFT.CONCAT(&quot;{&quot;; IF([.$B79]=&quot;&quot;;&quot;&quot;;COM.MICROSOFT.CONCAT(&quot;&quot;&quot;&quot;;[.$B$1];&quot;&quot;&quot;&quot;;&quot;:&quot;;&quot;&quot;&quot;&quot;;[.$B79]; &quot;&quot;&quot;&quot;;&quot;,&quot;)); IF([.$D79]=&quot;&quot;;&quot;&quot;;COM.MICROSOFT.CONCAT(&quot;&quot;&quot;&quot;;[.$D$1];&quot;&quot;&quot;&quot;;&quot;:&quot;;&quot;&quot;&quot;&quot;;[.$D7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80]=&quot;&quot;;&quot;&quot;;COM.MICROSOFT.CONCAT(&quot;{&quot;; IF([.$A80]=&quot;&quot;;&quot;&quot;;COM.MICROSOFT.CONCAT(&quot;&quot;&quot;&quot;;[.$A$1];&quot;&quot;&quot;&quot;;&quot;:&quot;;&quot;&quot;&quot;&quot;;[.$A80]; &quot;&quot;&quot;&quot;;&quot;,&quot;)); IF([.$C80]=&quot;&quot;;&quot;&quot;;COM.MICROSOFT.CONCAT(&quot;&quot;&quot;&quot;;[.$C$1];&quot;&quot;&quot;&quot;;&quot;:&quot;;&quot;&quot;&quot;&quot;;[.$C80]; &quot;&quot;&quot;&quot;;&quot;,&quot;)); IF([.$D80]=&quot;&quot;;&quot;&quot;;COM.MICROSOFT.CONCAT(&quot;&quot;&quot;&quot;;[.$D$1];&quot;&quot;&quot;&quot;;&quot;:&quot;;&quot;&quot;&quot;&quot;;[.$D80]; &quot;&quot;&quot;&quot;;&quot;,&quot;));&quot;},&quot;))">
            <text:p/>
          </table:table-cell>
          <table:table-cell/>
          <table:table-cell table:style-name="ce5" table:formula="of:=IF(OR([.$A80]=&quot;&quot;;[.$B80]=[.$B79]);&quot;&quot;;COM.MICROSOFT.CONCAT(&quot;{&quot;; IF([.$B80]=&quot;&quot;;&quot;&quot;;COM.MICROSOFT.CONCAT(&quot;&quot;&quot;&quot;;[.$B$1];&quot;&quot;&quot;&quot;;&quot;:&quot;;&quot;&quot;&quot;&quot;;[.$B80]; &quot;&quot;&quot;&quot;;&quot;,&quot;)); IF([.$D80]=&quot;&quot;;&quot;&quot;;COM.MICROSOFT.CONCAT(&quot;&quot;&quot;&quot;;[.$D$1];&quot;&quot;&quot;&quot;;&quot;:&quot;;&quot;&quot;&quot;&quot;;[.$D8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81]=&quot;&quot;;&quot;&quot;;COM.MICROSOFT.CONCAT(&quot;{&quot;; IF([.$A81]=&quot;&quot;;&quot;&quot;;COM.MICROSOFT.CONCAT(&quot;&quot;&quot;&quot;;[.$A$1];&quot;&quot;&quot;&quot;;&quot;:&quot;;&quot;&quot;&quot;&quot;;[.$A81]; &quot;&quot;&quot;&quot;;&quot;,&quot;)); IF([.$C81]=&quot;&quot;;&quot;&quot;;COM.MICROSOFT.CONCAT(&quot;&quot;&quot;&quot;;[.$C$1];&quot;&quot;&quot;&quot;;&quot;:&quot;;&quot;&quot;&quot;&quot;;[.$C81]; &quot;&quot;&quot;&quot;;&quot;,&quot;)); IF([.$D81]=&quot;&quot;;&quot;&quot;;COM.MICROSOFT.CONCAT(&quot;&quot;&quot;&quot;;[.$D$1];&quot;&quot;&quot;&quot;;&quot;:&quot;;&quot;&quot;&quot;&quot;;[.$D81]; &quot;&quot;&quot;&quot;;&quot;,&quot;));&quot;},&quot;))">
            <text:p/>
          </table:table-cell>
          <table:table-cell/>
          <table:table-cell table:style-name="ce5" table:formula="of:=IF(OR([.$A81]=&quot;&quot;;[.$B81]=[.$B80]);&quot;&quot;;COM.MICROSOFT.CONCAT(&quot;{&quot;; IF([.$B81]=&quot;&quot;;&quot;&quot;;COM.MICROSOFT.CONCAT(&quot;&quot;&quot;&quot;;[.$B$1];&quot;&quot;&quot;&quot;;&quot;:&quot;;&quot;&quot;&quot;&quot;;[.$B81]; &quot;&quot;&quot;&quot;;&quot;,&quot;)); IF([.$D81]=&quot;&quot;;&quot;&quot;;COM.MICROSOFT.CONCAT(&quot;&quot;&quot;&quot;;[.$D$1];&quot;&quot;&quot;&quot;;&quot;:&quot;;&quot;&quot;&quot;&quot;;[.$D8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82]=&quot;&quot;;&quot;&quot;;COM.MICROSOFT.CONCAT(&quot;{&quot;; IF([.$A82]=&quot;&quot;;&quot;&quot;;COM.MICROSOFT.CONCAT(&quot;&quot;&quot;&quot;;[.$A$1];&quot;&quot;&quot;&quot;;&quot;:&quot;;&quot;&quot;&quot;&quot;;[.$A82]; &quot;&quot;&quot;&quot;;&quot;,&quot;)); IF([.$C82]=&quot;&quot;;&quot;&quot;;COM.MICROSOFT.CONCAT(&quot;&quot;&quot;&quot;;[.$C$1];&quot;&quot;&quot;&quot;;&quot;:&quot;;&quot;&quot;&quot;&quot;;[.$C82]; &quot;&quot;&quot;&quot;;&quot;,&quot;)); IF([.$D82]=&quot;&quot;;&quot;&quot;;COM.MICROSOFT.CONCAT(&quot;&quot;&quot;&quot;;[.$D$1];&quot;&quot;&quot;&quot;;&quot;:&quot;;&quot;&quot;&quot;&quot;;[.$D82]; &quot;&quot;&quot;&quot;;&quot;,&quot;));&quot;},&quot;))">
            <text:p/>
          </table:table-cell>
          <table:table-cell/>
          <table:table-cell table:style-name="ce5" table:formula="of:=IF(OR([.$A82]=&quot;&quot;;[.$B82]=[.$B81]);&quot;&quot;;COM.MICROSOFT.CONCAT(&quot;{&quot;; IF([.$B82]=&quot;&quot;;&quot;&quot;;COM.MICROSOFT.CONCAT(&quot;&quot;&quot;&quot;;[.$B$1];&quot;&quot;&quot;&quot;;&quot;:&quot;;&quot;&quot;&quot;&quot;;[.$B82]; &quot;&quot;&quot;&quot;;&quot;,&quot;)); IF([.$D82]=&quot;&quot;;&quot;&quot;;COM.MICROSOFT.CONCAT(&quot;&quot;&quot;&quot;;[.$D$1];&quot;&quot;&quot;&quot;;&quot;:&quot;;&quot;&quot;&quot;&quot;;[.$D8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83]=&quot;&quot;;&quot;&quot;;COM.MICROSOFT.CONCAT(&quot;{&quot;; IF([.$A83]=&quot;&quot;;&quot;&quot;;COM.MICROSOFT.CONCAT(&quot;&quot;&quot;&quot;;[.$A$1];&quot;&quot;&quot;&quot;;&quot;:&quot;;&quot;&quot;&quot;&quot;;[.$A83]; &quot;&quot;&quot;&quot;;&quot;,&quot;)); IF([.$C83]=&quot;&quot;;&quot;&quot;;COM.MICROSOFT.CONCAT(&quot;&quot;&quot;&quot;;[.$C$1];&quot;&quot;&quot;&quot;;&quot;:&quot;;&quot;&quot;&quot;&quot;;[.$C83]; &quot;&quot;&quot;&quot;;&quot;,&quot;)); IF([.$D83]=&quot;&quot;;&quot;&quot;;COM.MICROSOFT.CONCAT(&quot;&quot;&quot;&quot;;[.$D$1];&quot;&quot;&quot;&quot;;&quot;:&quot;;&quot;&quot;&quot;&quot;;[.$D83]; &quot;&quot;&quot;&quot;;&quot;,&quot;));&quot;},&quot;))">
            <text:p/>
          </table:table-cell>
          <table:table-cell/>
          <table:table-cell table:style-name="ce5" table:formula="of:=IF(OR([.$A83]=&quot;&quot;;[.$B83]=[.$B82]);&quot;&quot;;COM.MICROSOFT.CONCAT(&quot;{&quot;; IF([.$B83]=&quot;&quot;;&quot;&quot;;COM.MICROSOFT.CONCAT(&quot;&quot;&quot;&quot;;[.$B$1];&quot;&quot;&quot;&quot;;&quot;:&quot;;&quot;&quot;&quot;&quot;;[.$B83]; &quot;&quot;&quot;&quot;;&quot;,&quot;)); IF([.$D83]=&quot;&quot;;&quot;&quot;;COM.MICROSOFT.CONCAT(&quot;&quot;&quot;&quot;;[.$D$1];&quot;&quot;&quot;&quot;;&quot;:&quot;;&quot;&quot;&quot;&quot;;[.$D8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84]=&quot;&quot;;&quot;&quot;;COM.MICROSOFT.CONCAT(&quot;{&quot;; IF([.$A84]=&quot;&quot;;&quot;&quot;;COM.MICROSOFT.CONCAT(&quot;&quot;&quot;&quot;;[.$A$1];&quot;&quot;&quot;&quot;;&quot;:&quot;;&quot;&quot;&quot;&quot;;[.$A84]; &quot;&quot;&quot;&quot;;&quot;,&quot;)); IF([.$C84]=&quot;&quot;;&quot;&quot;;COM.MICROSOFT.CONCAT(&quot;&quot;&quot;&quot;;[.$C$1];&quot;&quot;&quot;&quot;;&quot;:&quot;;&quot;&quot;&quot;&quot;;[.$C84]; &quot;&quot;&quot;&quot;;&quot;,&quot;)); IF([.$D84]=&quot;&quot;;&quot;&quot;;COM.MICROSOFT.CONCAT(&quot;&quot;&quot;&quot;;[.$D$1];&quot;&quot;&quot;&quot;;&quot;:&quot;;&quot;&quot;&quot;&quot;;[.$D84]; &quot;&quot;&quot;&quot;;&quot;,&quot;));&quot;},&quot;))">
            <text:p/>
          </table:table-cell>
          <table:table-cell/>
          <table:table-cell table:style-name="ce5" table:formula="of:=IF(OR([.$A84]=&quot;&quot;;[.$B84]=[.$B83]);&quot;&quot;;COM.MICROSOFT.CONCAT(&quot;{&quot;; IF([.$B84]=&quot;&quot;;&quot;&quot;;COM.MICROSOFT.CONCAT(&quot;&quot;&quot;&quot;;[.$B$1];&quot;&quot;&quot;&quot;;&quot;:&quot;;&quot;&quot;&quot;&quot;;[.$B84]; &quot;&quot;&quot;&quot;;&quot;,&quot;)); IF([.$D84]=&quot;&quot;;&quot;&quot;;COM.MICROSOFT.CONCAT(&quot;&quot;&quot;&quot;;[.$D$1];&quot;&quot;&quot;&quot;;&quot;:&quot;;&quot;&quot;&quot;&quot;;[.$D8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85]=&quot;&quot;;&quot;&quot;;COM.MICROSOFT.CONCAT(&quot;{&quot;; IF([.$A85]=&quot;&quot;;&quot;&quot;;COM.MICROSOFT.CONCAT(&quot;&quot;&quot;&quot;;[.$A$1];&quot;&quot;&quot;&quot;;&quot;:&quot;;&quot;&quot;&quot;&quot;;[.$A85]; &quot;&quot;&quot;&quot;;&quot;,&quot;)); IF([.$C85]=&quot;&quot;;&quot;&quot;;COM.MICROSOFT.CONCAT(&quot;&quot;&quot;&quot;;[.$C$1];&quot;&quot;&quot;&quot;;&quot;:&quot;;&quot;&quot;&quot;&quot;;[.$C85]; &quot;&quot;&quot;&quot;;&quot;,&quot;)); IF([.$D85]=&quot;&quot;;&quot;&quot;;COM.MICROSOFT.CONCAT(&quot;&quot;&quot;&quot;;[.$D$1];&quot;&quot;&quot;&quot;;&quot;:&quot;;&quot;&quot;&quot;&quot;;[.$D85]; &quot;&quot;&quot;&quot;;&quot;,&quot;));&quot;},&quot;))">
            <text:p/>
          </table:table-cell>
          <table:table-cell/>
          <table:table-cell table:style-name="ce5" table:formula="of:=IF(OR([.$A85]=&quot;&quot;;[.$B85]=[.$B84]);&quot;&quot;;COM.MICROSOFT.CONCAT(&quot;{&quot;; IF([.$B85]=&quot;&quot;;&quot;&quot;;COM.MICROSOFT.CONCAT(&quot;&quot;&quot;&quot;;[.$B$1];&quot;&quot;&quot;&quot;;&quot;:&quot;;&quot;&quot;&quot;&quot;;[.$B85]; &quot;&quot;&quot;&quot;;&quot;,&quot;)); IF([.$D85]=&quot;&quot;;&quot;&quot;;COM.MICROSOFT.CONCAT(&quot;&quot;&quot;&quot;;[.$D$1];&quot;&quot;&quot;&quot;;&quot;:&quot;;&quot;&quot;&quot;&quot;;[.$D8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86]=&quot;&quot;;&quot;&quot;;COM.MICROSOFT.CONCAT(&quot;{&quot;; IF([.$A86]=&quot;&quot;;&quot;&quot;;COM.MICROSOFT.CONCAT(&quot;&quot;&quot;&quot;;[.$A$1];&quot;&quot;&quot;&quot;;&quot;:&quot;;&quot;&quot;&quot;&quot;;[.$A86]; &quot;&quot;&quot;&quot;;&quot;,&quot;)); IF([.$C86]=&quot;&quot;;&quot;&quot;;COM.MICROSOFT.CONCAT(&quot;&quot;&quot;&quot;;[.$C$1];&quot;&quot;&quot;&quot;;&quot;:&quot;;&quot;&quot;&quot;&quot;;[.$C86]; &quot;&quot;&quot;&quot;;&quot;,&quot;)); IF([.$D86]=&quot;&quot;;&quot;&quot;;COM.MICROSOFT.CONCAT(&quot;&quot;&quot;&quot;;[.$D$1];&quot;&quot;&quot;&quot;;&quot;:&quot;;&quot;&quot;&quot;&quot;;[.$D86]; &quot;&quot;&quot;&quot;;&quot;,&quot;));&quot;},&quot;))">
            <text:p/>
          </table:table-cell>
          <table:table-cell/>
          <table:table-cell table:style-name="ce5" table:formula="of:=IF(OR([.$A86]=&quot;&quot;;[.$B86]=[.$B85]);&quot;&quot;;COM.MICROSOFT.CONCAT(&quot;{&quot;; IF([.$B86]=&quot;&quot;;&quot;&quot;;COM.MICROSOFT.CONCAT(&quot;&quot;&quot;&quot;;[.$B$1];&quot;&quot;&quot;&quot;;&quot;:&quot;;&quot;&quot;&quot;&quot;;[.$B86]; &quot;&quot;&quot;&quot;;&quot;,&quot;)); IF([.$D86]=&quot;&quot;;&quot;&quot;;COM.MICROSOFT.CONCAT(&quot;&quot;&quot;&quot;;[.$D$1];&quot;&quot;&quot;&quot;;&quot;:&quot;;&quot;&quot;&quot;&quot;;[.$D8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87]=&quot;&quot;;&quot;&quot;;COM.MICROSOFT.CONCAT(&quot;{&quot;; IF([.$A87]=&quot;&quot;;&quot;&quot;;COM.MICROSOFT.CONCAT(&quot;&quot;&quot;&quot;;[.$A$1];&quot;&quot;&quot;&quot;;&quot;:&quot;;&quot;&quot;&quot;&quot;;[.$A87]; &quot;&quot;&quot;&quot;;&quot;,&quot;)); IF([.$C87]=&quot;&quot;;&quot;&quot;;COM.MICROSOFT.CONCAT(&quot;&quot;&quot;&quot;;[.$C$1];&quot;&quot;&quot;&quot;;&quot;:&quot;;&quot;&quot;&quot;&quot;;[.$C87]; &quot;&quot;&quot;&quot;;&quot;,&quot;)); IF([.$D87]=&quot;&quot;;&quot;&quot;;COM.MICROSOFT.CONCAT(&quot;&quot;&quot;&quot;;[.$D$1];&quot;&quot;&quot;&quot;;&quot;:&quot;;&quot;&quot;&quot;&quot;;[.$D87]; &quot;&quot;&quot;&quot;;&quot;,&quot;));&quot;},&quot;))">
            <text:p/>
          </table:table-cell>
          <table:table-cell/>
          <table:table-cell table:style-name="ce5" table:formula="of:=IF(OR([.$A87]=&quot;&quot;;[.$B87]=[.$B86]);&quot;&quot;;COM.MICROSOFT.CONCAT(&quot;{&quot;; IF([.$B87]=&quot;&quot;;&quot;&quot;;COM.MICROSOFT.CONCAT(&quot;&quot;&quot;&quot;;[.$B$1];&quot;&quot;&quot;&quot;;&quot;:&quot;;&quot;&quot;&quot;&quot;;[.$B87]; &quot;&quot;&quot;&quot;;&quot;,&quot;)); IF([.$D87]=&quot;&quot;;&quot;&quot;;COM.MICROSOFT.CONCAT(&quot;&quot;&quot;&quot;;[.$D$1];&quot;&quot;&quot;&quot;;&quot;:&quot;;&quot;&quot;&quot;&quot;;[.$D8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88]=&quot;&quot;;&quot;&quot;;COM.MICROSOFT.CONCAT(&quot;{&quot;; IF([.$A88]=&quot;&quot;;&quot;&quot;;COM.MICROSOFT.CONCAT(&quot;&quot;&quot;&quot;;[.$A$1];&quot;&quot;&quot;&quot;;&quot;:&quot;;&quot;&quot;&quot;&quot;;[.$A88]; &quot;&quot;&quot;&quot;;&quot;,&quot;)); IF([.$C88]=&quot;&quot;;&quot;&quot;;COM.MICROSOFT.CONCAT(&quot;&quot;&quot;&quot;;[.$C$1];&quot;&quot;&quot;&quot;;&quot;:&quot;;&quot;&quot;&quot;&quot;;[.$C88]; &quot;&quot;&quot;&quot;;&quot;,&quot;)); IF([.$D88]=&quot;&quot;;&quot;&quot;;COM.MICROSOFT.CONCAT(&quot;&quot;&quot;&quot;;[.$D$1];&quot;&quot;&quot;&quot;;&quot;:&quot;;&quot;&quot;&quot;&quot;;[.$D88]; &quot;&quot;&quot;&quot;;&quot;,&quot;));&quot;},&quot;))">
            <text:p/>
          </table:table-cell>
          <table:table-cell/>
          <table:table-cell table:style-name="ce5" table:formula="of:=IF(OR([.$A88]=&quot;&quot;;[.$B88]=[.$B87]);&quot;&quot;;COM.MICROSOFT.CONCAT(&quot;{&quot;; IF([.$B88]=&quot;&quot;;&quot;&quot;;COM.MICROSOFT.CONCAT(&quot;&quot;&quot;&quot;;[.$B$1];&quot;&quot;&quot;&quot;;&quot;:&quot;;&quot;&quot;&quot;&quot;;[.$B88]; &quot;&quot;&quot;&quot;;&quot;,&quot;)); IF([.$D88]=&quot;&quot;;&quot;&quot;;COM.MICROSOFT.CONCAT(&quot;&quot;&quot;&quot;;[.$D$1];&quot;&quot;&quot;&quot;;&quot;:&quot;;&quot;&quot;&quot;&quot;;[.$D8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89]=&quot;&quot;;&quot;&quot;;COM.MICROSOFT.CONCAT(&quot;{&quot;; IF([.$A89]=&quot;&quot;;&quot;&quot;;COM.MICROSOFT.CONCAT(&quot;&quot;&quot;&quot;;[.$A$1];&quot;&quot;&quot;&quot;;&quot;:&quot;;&quot;&quot;&quot;&quot;;[.$A89]; &quot;&quot;&quot;&quot;;&quot;,&quot;)); IF([.$C89]=&quot;&quot;;&quot;&quot;;COM.MICROSOFT.CONCAT(&quot;&quot;&quot;&quot;;[.$C$1];&quot;&quot;&quot;&quot;;&quot;:&quot;;&quot;&quot;&quot;&quot;;[.$C89]; &quot;&quot;&quot;&quot;;&quot;,&quot;)); IF([.$D89]=&quot;&quot;;&quot;&quot;;COM.MICROSOFT.CONCAT(&quot;&quot;&quot;&quot;;[.$D$1];&quot;&quot;&quot;&quot;;&quot;:&quot;;&quot;&quot;&quot;&quot;;[.$D89]; &quot;&quot;&quot;&quot;;&quot;,&quot;));&quot;},&quot;))">
            <text:p/>
          </table:table-cell>
          <table:table-cell/>
          <table:table-cell table:style-name="ce5" table:formula="of:=IF(OR([.$A89]=&quot;&quot;;[.$B89]=[.$B88]);&quot;&quot;;COM.MICROSOFT.CONCAT(&quot;{&quot;; IF([.$B89]=&quot;&quot;;&quot;&quot;;COM.MICROSOFT.CONCAT(&quot;&quot;&quot;&quot;;[.$B$1];&quot;&quot;&quot;&quot;;&quot;:&quot;;&quot;&quot;&quot;&quot;;[.$B89]; &quot;&quot;&quot;&quot;;&quot;,&quot;)); IF([.$D89]=&quot;&quot;;&quot;&quot;;COM.MICROSOFT.CONCAT(&quot;&quot;&quot;&quot;;[.$D$1];&quot;&quot;&quot;&quot;;&quot;:&quot;;&quot;&quot;&quot;&quot;;[.$D8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90]=&quot;&quot;;&quot;&quot;;COM.MICROSOFT.CONCAT(&quot;{&quot;; IF([.$A90]=&quot;&quot;;&quot;&quot;;COM.MICROSOFT.CONCAT(&quot;&quot;&quot;&quot;;[.$A$1];&quot;&quot;&quot;&quot;;&quot;:&quot;;&quot;&quot;&quot;&quot;;[.$A90]; &quot;&quot;&quot;&quot;;&quot;,&quot;)); IF([.$C90]=&quot;&quot;;&quot;&quot;;COM.MICROSOFT.CONCAT(&quot;&quot;&quot;&quot;;[.$C$1];&quot;&quot;&quot;&quot;;&quot;:&quot;;&quot;&quot;&quot;&quot;;[.$C90]; &quot;&quot;&quot;&quot;;&quot;,&quot;)); IF([.$D90]=&quot;&quot;;&quot;&quot;;COM.MICROSOFT.CONCAT(&quot;&quot;&quot;&quot;;[.$D$1];&quot;&quot;&quot;&quot;;&quot;:&quot;;&quot;&quot;&quot;&quot;;[.$D90]; &quot;&quot;&quot;&quot;;&quot;,&quot;));&quot;},&quot;))">
            <text:p/>
          </table:table-cell>
          <table:table-cell/>
          <table:table-cell table:style-name="ce5" table:formula="of:=IF(OR([.$A90]=&quot;&quot;;[.$B90]=[.$B89]);&quot;&quot;;COM.MICROSOFT.CONCAT(&quot;{&quot;; IF([.$B90]=&quot;&quot;;&quot;&quot;;COM.MICROSOFT.CONCAT(&quot;&quot;&quot;&quot;;[.$B$1];&quot;&quot;&quot;&quot;;&quot;:&quot;;&quot;&quot;&quot;&quot;;[.$B90]; &quot;&quot;&quot;&quot;;&quot;,&quot;)); IF([.$D90]=&quot;&quot;;&quot;&quot;;COM.MICROSOFT.CONCAT(&quot;&quot;&quot;&quot;;[.$D$1];&quot;&quot;&quot;&quot;;&quot;:&quot;;&quot;&quot;&quot;&quot;;[.$D9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91]=&quot;&quot;;&quot;&quot;;COM.MICROSOFT.CONCAT(&quot;{&quot;; IF([.$A91]=&quot;&quot;;&quot;&quot;;COM.MICROSOFT.CONCAT(&quot;&quot;&quot;&quot;;[.$A$1];&quot;&quot;&quot;&quot;;&quot;:&quot;;&quot;&quot;&quot;&quot;;[.$A91]; &quot;&quot;&quot;&quot;;&quot;,&quot;)); IF([.$C91]=&quot;&quot;;&quot;&quot;;COM.MICROSOFT.CONCAT(&quot;&quot;&quot;&quot;;[.$C$1];&quot;&quot;&quot;&quot;;&quot;:&quot;;&quot;&quot;&quot;&quot;;[.$C91]; &quot;&quot;&quot;&quot;;&quot;,&quot;)); IF([.$D91]=&quot;&quot;;&quot;&quot;;COM.MICROSOFT.CONCAT(&quot;&quot;&quot;&quot;;[.$D$1];&quot;&quot;&quot;&quot;;&quot;:&quot;;&quot;&quot;&quot;&quot;;[.$D91]; &quot;&quot;&quot;&quot;;&quot;,&quot;));&quot;},&quot;))">
            <text:p/>
          </table:table-cell>
          <table:table-cell/>
          <table:table-cell table:style-name="ce5" table:formula="of:=IF(OR([.$A91]=&quot;&quot;;[.$B91]=[.$B90]);&quot;&quot;;COM.MICROSOFT.CONCAT(&quot;{&quot;; IF([.$B91]=&quot;&quot;;&quot;&quot;;COM.MICROSOFT.CONCAT(&quot;&quot;&quot;&quot;;[.$B$1];&quot;&quot;&quot;&quot;;&quot;:&quot;;&quot;&quot;&quot;&quot;;[.$B91]; &quot;&quot;&quot;&quot;;&quot;,&quot;)); IF([.$D91]=&quot;&quot;;&quot;&quot;;COM.MICROSOFT.CONCAT(&quot;&quot;&quot;&quot;;[.$D$1];&quot;&quot;&quot;&quot;;&quot;:&quot;;&quot;&quot;&quot;&quot;;[.$D9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92]=&quot;&quot;;&quot;&quot;;COM.MICROSOFT.CONCAT(&quot;{&quot;; IF([.$A92]=&quot;&quot;;&quot;&quot;;COM.MICROSOFT.CONCAT(&quot;&quot;&quot;&quot;;[.$A$1];&quot;&quot;&quot;&quot;;&quot;:&quot;;&quot;&quot;&quot;&quot;;[.$A92]; &quot;&quot;&quot;&quot;;&quot;,&quot;)); IF([.$C92]=&quot;&quot;;&quot;&quot;;COM.MICROSOFT.CONCAT(&quot;&quot;&quot;&quot;;[.$C$1];&quot;&quot;&quot;&quot;;&quot;:&quot;;&quot;&quot;&quot;&quot;;[.$C92]; &quot;&quot;&quot;&quot;;&quot;,&quot;)); IF([.$D92]=&quot;&quot;;&quot;&quot;;COM.MICROSOFT.CONCAT(&quot;&quot;&quot;&quot;;[.$D$1];&quot;&quot;&quot;&quot;;&quot;:&quot;;&quot;&quot;&quot;&quot;;[.$D92]; &quot;&quot;&quot;&quot;;&quot;,&quot;));&quot;},&quot;))">
            <text:p/>
          </table:table-cell>
          <table:table-cell/>
          <table:table-cell table:style-name="ce5" table:formula="of:=IF(OR([.$A92]=&quot;&quot;;[.$B92]=[.$B91]);&quot;&quot;;COM.MICROSOFT.CONCAT(&quot;{&quot;; IF([.$B92]=&quot;&quot;;&quot;&quot;;COM.MICROSOFT.CONCAT(&quot;&quot;&quot;&quot;;[.$B$1];&quot;&quot;&quot;&quot;;&quot;:&quot;;&quot;&quot;&quot;&quot;;[.$B92]; &quot;&quot;&quot;&quot;;&quot;,&quot;)); IF([.$D92]=&quot;&quot;;&quot;&quot;;COM.MICROSOFT.CONCAT(&quot;&quot;&quot;&quot;;[.$D$1];&quot;&quot;&quot;&quot;;&quot;:&quot;;&quot;&quot;&quot;&quot;;[.$D9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93]=&quot;&quot;;&quot;&quot;;COM.MICROSOFT.CONCAT(&quot;{&quot;; IF([.$A93]=&quot;&quot;;&quot;&quot;;COM.MICROSOFT.CONCAT(&quot;&quot;&quot;&quot;;[.$A$1];&quot;&quot;&quot;&quot;;&quot;:&quot;;&quot;&quot;&quot;&quot;;[.$A93]; &quot;&quot;&quot;&quot;;&quot;,&quot;)); IF([.$C93]=&quot;&quot;;&quot;&quot;;COM.MICROSOFT.CONCAT(&quot;&quot;&quot;&quot;;[.$C$1];&quot;&quot;&quot;&quot;;&quot;:&quot;;&quot;&quot;&quot;&quot;;[.$C93]; &quot;&quot;&quot;&quot;;&quot;,&quot;)); IF([.$D93]=&quot;&quot;;&quot;&quot;;COM.MICROSOFT.CONCAT(&quot;&quot;&quot;&quot;;[.$D$1];&quot;&quot;&quot;&quot;;&quot;:&quot;;&quot;&quot;&quot;&quot;;[.$D93]; &quot;&quot;&quot;&quot;;&quot;,&quot;));&quot;},&quot;))">
            <text:p/>
          </table:table-cell>
          <table:table-cell/>
          <table:table-cell table:style-name="ce5" table:formula="of:=IF(OR([.$A93]=&quot;&quot;;[.$B93]=[.$B92]);&quot;&quot;;COM.MICROSOFT.CONCAT(&quot;{&quot;; IF([.$B93]=&quot;&quot;;&quot;&quot;;COM.MICROSOFT.CONCAT(&quot;&quot;&quot;&quot;;[.$B$1];&quot;&quot;&quot;&quot;;&quot;:&quot;;&quot;&quot;&quot;&quot;;[.$B93]; &quot;&quot;&quot;&quot;;&quot;,&quot;)); IF([.$D93]=&quot;&quot;;&quot;&quot;;COM.MICROSOFT.CONCAT(&quot;&quot;&quot;&quot;;[.$D$1];&quot;&quot;&quot;&quot;;&quot;:&quot;;&quot;&quot;&quot;&quot;;[.$D9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94]=&quot;&quot;;&quot;&quot;;COM.MICROSOFT.CONCAT(&quot;{&quot;; IF([.$A94]=&quot;&quot;;&quot;&quot;;COM.MICROSOFT.CONCAT(&quot;&quot;&quot;&quot;;[.$A$1];&quot;&quot;&quot;&quot;;&quot;:&quot;;&quot;&quot;&quot;&quot;;[.$A94]; &quot;&quot;&quot;&quot;;&quot;,&quot;)); IF([.$C94]=&quot;&quot;;&quot;&quot;;COM.MICROSOFT.CONCAT(&quot;&quot;&quot;&quot;;[.$C$1];&quot;&quot;&quot;&quot;;&quot;:&quot;;&quot;&quot;&quot;&quot;;[.$C94]; &quot;&quot;&quot;&quot;;&quot;,&quot;)); IF([.$D94]=&quot;&quot;;&quot;&quot;;COM.MICROSOFT.CONCAT(&quot;&quot;&quot;&quot;;[.$D$1];&quot;&quot;&quot;&quot;;&quot;:&quot;;&quot;&quot;&quot;&quot;;[.$D94]; &quot;&quot;&quot;&quot;;&quot;,&quot;));&quot;},&quot;))">
            <text:p/>
          </table:table-cell>
          <table:table-cell/>
          <table:table-cell table:style-name="ce5" table:formula="of:=IF(OR([.$A94]=&quot;&quot;;[.$B94]=[.$B93]);&quot;&quot;;COM.MICROSOFT.CONCAT(&quot;{&quot;; IF([.$B94]=&quot;&quot;;&quot;&quot;;COM.MICROSOFT.CONCAT(&quot;&quot;&quot;&quot;;[.$B$1];&quot;&quot;&quot;&quot;;&quot;:&quot;;&quot;&quot;&quot;&quot;;[.$B94]; &quot;&quot;&quot;&quot;;&quot;,&quot;)); IF([.$D94]=&quot;&quot;;&quot;&quot;;COM.MICROSOFT.CONCAT(&quot;&quot;&quot;&quot;;[.$D$1];&quot;&quot;&quot;&quot;;&quot;:&quot;;&quot;&quot;&quot;&quot;;[.$D9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95]=&quot;&quot;;&quot;&quot;;COM.MICROSOFT.CONCAT(&quot;{&quot;; IF([.$A95]=&quot;&quot;;&quot;&quot;;COM.MICROSOFT.CONCAT(&quot;&quot;&quot;&quot;;[.$A$1];&quot;&quot;&quot;&quot;;&quot;:&quot;;&quot;&quot;&quot;&quot;;[.$A95]; &quot;&quot;&quot;&quot;;&quot;,&quot;)); IF([.$C95]=&quot;&quot;;&quot;&quot;;COM.MICROSOFT.CONCAT(&quot;&quot;&quot;&quot;;[.$C$1];&quot;&quot;&quot;&quot;;&quot;:&quot;;&quot;&quot;&quot;&quot;;[.$C95]; &quot;&quot;&quot;&quot;;&quot;,&quot;)); IF([.$D95]=&quot;&quot;;&quot;&quot;;COM.MICROSOFT.CONCAT(&quot;&quot;&quot;&quot;;[.$D$1];&quot;&quot;&quot;&quot;;&quot;:&quot;;&quot;&quot;&quot;&quot;;[.$D95]; &quot;&quot;&quot;&quot;;&quot;,&quot;));&quot;},&quot;))">
            <text:p/>
          </table:table-cell>
          <table:table-cell/>
          <table:table-cell table:style-name="ce5" table:formula="of:=IF(OR([.$A95]=&quot;&quot;;[.$B95]=[.$B94]);&quot;&quot;;COM.MICROSOFT.CONCAT(&quot;{&quot;; IF([.$B95]=&quot;&quot;;&quot;&quot;;COM.MICROSOFT.CONCAT(&quot;&quot;&quot;&quot;;[.$B$1];&quot;&quot;&quot;&quot;;&quot;:&quot;;&quot;&quot;&quot;&quot;;[.$B95]; &quot;&quot;&quot;&quot;;&quot;,&quot;)); IF([.$D95]=&quot;&quot;;&quot;&quot;;COM.MICROSOFT.CONCAT(&quot;&quot;&quot;&quot;;[.$D$1];&quot;&quot;&quot;&quot;;&quot;:&quot;;&quot;&quot;&quot;&quot;;[.$D9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96]=&quot;&quot;;&quot;&quot;;COM.MICROSOFT.CONCAT(&quot;{&quot;; IF([.$A96]=&quot;&quot;;&quot;&quot;;COM.MICROSOFT.CONCAT(&quot;&quot;&quot;&quot;;[.$A$1];&quot;&quot;&quot;&quot;;&quot;:&quot;;&quot;&quot;&quot;&quot;;[.$A96]; &quot;&quot;&quot;&quot;;&quot;,&quot;)); IF([.$C96]=&quot;&quot;;&quot;&quot;;COM.MICROSOFT.CONCAT(&quot;&quot;&quot;&quot;;[.$C$1];&quot;&quot;&quot;&quot;;&quot;:&quot;;&quot;&quot;&quot;&quot;;[.$C96]; &quot;&quot;&quot;&quot;;&quot;,&quot;)); IF([.$D96]=&quot;&quot;;&quot;&quot;;COM.MICROSOFT.CONCAT(&quot;&quot;&quot;&quot;;[.$D$1];&quot;&quot;&quot;&quot;;&quot;:&quot;;&quot;&quot;&quot;&quot;;[.$D96]; &quot;&quot;&quot;&quot;;&quot;,&quot;));&quot;},&quot;))">
            <text:p/>
          </table:table-cell>
          <table:table-cell/>
          <table:table-cell table:style-name="ce5" table:formula="of:=IF(OR([.$A96]=&quot;&quot;;[.$B96]=[.$B95]);&quot;&quot;;COM.MICROSOFT.CONCAT(&quot;{&quot;; IF([.$B96]=&quot;&quot;;&quot;&quot;;COM.MICROSOFT.CONCAT(&quot;&quot;&quot;&quot;;[.$B$1];&quot;&quot;&quot;&quot;;&quot;:&quot;;&quot;&quot;&quot;&quot;;[.$B96]; &quot;&quot;&quot;&quot;;&quot;,&quot;)); IF([.$D96]=&quot;&quot;;&quot;&quot;;COM.MICROSOFT.CONCAT(&quot;&quot;&quot;&quot;;[.$D$1];&quot;&quot;&quot;&quot;;&quot;:&quot;;&quot;&quot;&quot;&quot;;[.$D9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97]=&quot;&quot;;&quot;&quot;;COM.MICROSOFT.CONCAT(&quot;{&quot;; IF([.$A97]=&quot;&quot;;&quot;&quot;;COM.MICROSOFT.CONCAT(&quot;&quot;&quot;&quot;;[.$A$1];&quot;&quot;&quot;&quot;;&quot;:&quot;;&quot;&quot;&quot;&quot;;[.$A97]; &quot;&quot;&quot;&quot;;&quot;,&quot;)); IF([.$C97]=&quot;&quot;;&quot;&quot;;COM.MICROSOFT.CONCAT(&quot;&quot;&quot;&quot;;[.$C$1];&quot;&quot;&quot;&quot;;&quot;:&quot;;&quot;&quot;&quot;&quot;;[.$C97]; &quot;&quot;&quot;&quot;;&quot;,&quot;)); IF([.$D97]=&quot;&quot;;&quot;&quot;;COM.MICROSOFT.CONCAT(&quot;&quot;&quot;&quot;;[.$D$1];&quot;&quot;&quot;&quot;;&quot;:&quot;;&quot;&quot;&quot;&quot;;[.$D97]; &quot;&quot;&quot;&quot;;&quot;,&quot;));&quot;},&quot;))">
            <text:p/>
          </table:table-cell>
          <table:table-cell/>
          <table:table-cell table:style-name="ce5" table:formula="of:=IF(OR([.$A97]=&quot;&quot;;[.$B97]=[.$B96]);&quot;&quot;;COM.MICROSOFT.CONCAT(&quot;{&quot;; IF([.$B97]=&quot;&quot;;&quot;&quot;;COM.MICROSOFT.CONCAT(&quot;&quot;&quot;&quot;;[.$B$1];&quot;&quot;&quot;&quot;;&quot;:&quot;;&quot;&quot;&quot;&quot;;[.$B97]; &quot;&quot;&quot;&quot;;&quot;,&quot;)); IF([.$D97]=&quot;&quot;;&quot;&quot;;COM.MICROSOFT.CONCAT(&quot;&quot;&quot;&quot;;[.$D$1];&quot;&quot;&quot;&quot;;&quot;:&quot;;&quot;&quot;&quot;&quot;;[.$D9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98]=&quot;&quot;;&quot;&quot;;COM.MICROSOFT.CONCAT(&quot;{&quot;; IF([.$A98]=&quot;&quot;;&quot;&quot;;COM.MICROSOFT.CONCAT(&quot;&quot;&quot;&quot;;[.$A$1];&quot;&quot;&quot;&quot;;&quot;:&quot;;&quot;&quot;&quot;&quot;;[.$A98]; &quot;&quot;&quot;&quot;;&quot;,&quot;)); IF([.$C98]=&quot;&quot;;&quot;&quot;;COM.MICROSOFT.CONCAT(&quot;&quot;&quot;&quot;;[.$C$1];&quot;&quot;&quot;&quot;;&quot;:&quot;;&quot;&quot;&quot;&quot;;[.$C98]; &quot;&quot;&quot;&quot;;&quot;,&quot;)); IF([.$D98]=&quot;&quot;;&quot;&quot;;COM.MICROSOFT.CONCAT(&quot;&quot;&quot;&quot;;[.$D$1];&quot;&quot;&quot;&quot;;&quot;:&quot;;&quot;&quot;&quot;&quot;;[.$D98]; &quot;&quot;&quot;&quot;;&quot;,&quot;));&quot;},&quot;))">
            <text:p/>
          </table:table-cell>
          <table:table-cell/>
          <table:table-cell table:style-name="ce5" table:formula="of:=IF(OR([.$A98]=&quot;&quot;;[.$B98]=[.$B97]);&quot;&quot;;COM.MICROSOFT.CONCAT(&quot;{&quot;; IF([.$B98]=&quot;&quot;;&quot;&quot;;COM.MICROSOFT.CONCAT(&quot;&quot;&quot;&quot;;[.$B$1];&quot;&quot;&quot;&quot;;&quot;:&quot;;&quot;&quot;&quot;&quot;;[.$B98]; &quot;&quot;&quot;&quot;;&quot;,&quot;)); IF([.$D98]=&quot;&quot;;&quot;&quot;;COM.MICROSOFT.CONCAT(&quot;&quot;&quot;&quot;;[.$D$1];&quot;&quot;&quot;&quot;;&quot;:&quot;;&quot;&quot;&quot;&quot;;[.$D9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99]=&quot;&quot;;&quot;&quot;;COM.MICROSOFT.CONCAT(&quot;{&quot;; IF([.$A99]=&quot;&quot;;&quot;&quot;;COM.MICROSOFT.CONCAT(&quot;&quot;&quot;&quot;;[.$A$1];&quot;&quot;&quot;&quot;;&quot;:&quot;;&quot;&quot;&quot;&quot;;[.$A99]; &quot;&quot;&quot;&quot;;&quot;,&quot;)); IF([.$C99]=&quot;&quot;;&quot;&quot;;COM.MICROSOFT.CONCAT(&quot;&quot;&quot;&quot;;[.$C$1];&quot;&quot;&quot;&quot;;&quot;:&quot;;&quot;&quot;&quot;&quot;;[.$C99]; &quot;&quot;&quot;&quot;;&quot;,&quot;)); IF([.$D99]=&quot;&quot;;&quot;&quot;;COM.MICROSOFT.CONCAT(&quot;&quot;&quot;&quot;;[.$D$1];&quot;&quot;&quot;&quot;;&quot;:&quot;;&quot;&quot;&quot;&quot;;[.$D99]; &quot;&quot;&quot;&quot;;&quot;,&quot;));&quot;},&quot;))">
            <text:p/>
          </table:table-cell>
          <table:table-cell/>
          <table:table-cell table:style-name="ce5" table:formula="of:=IF(OR([.$A99]=&quot;&quot;;[.$B99]=[.$B98]);&quot;&quot;;COM.MICROSOFT.CONCAT(&quot;{&quot;; IF([.$B99]=&quot;&quot;;&quot;&quot;;COM.MICROSOFT.CONCAT(&quot;&quot;&quot;&quot;;[.$B$1];&quot;&quot;&quot;&quot;;&quot;:&quot;;&quot;&quot;&quot;&quot;;[.$B99]; &quot;&quot;&quot;&quot;;&quot;,&quot;)); IF([.$D99]=&quot;&quot;;&quot;&quot;;COM.MICROSOFT.CONCAT(&quot;&quot;&quot;&quot;;[.$D$1];&quot;&quot;&quot;&quot;;&quot;:&quot;;&quot;&quot;&quot;&quot;;[.$D9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00]=&quot;&quot;;&quot;&quot;;COM.MICROSOFT.CONCAT(&quot;{&quot;; IF([.$A100]=&quot;&quot;;&quot;&quot;;COM.MICROSOFT.CONCAT(&quot;&quot;&quot;&quot;;[.$A$1];&quot;&quot;&quot;&quot;;&quot;:&quot;;&quot;&quot;&quot;&quot;;[.$A100]; &quot;&quot;&quot;&quot;;&quot;,&quot;)); IF([.$C100]=&quot;&quot;;&quot;&quot;;COM.MICROSOFT.CONCAT(&quot;&quot;&quot;&quot;;[.$C$1];&quot;&quot;&quot;&quot;;&quot;:&quot;;&quot;&quot;&quot;&quot;;[.$C100]; &quot;&quot;&quot;&quot;;&quot;,&quot;)); IF([.$D100]=&quot;&quot;;&quot;&quot;;COM.MICROSOFT.CONCAT(&quot;&quot;&quot;&quot;;[.$D$1];&quot;&quot;&quot;&quot;;&quot;:&quot;;&quot;&quot;&quot;&quot;;[.$D100]; &quot;&quot;&quot;&quot;;&quot;,&quot;));&quot;},&quot;))">
            <text:p/>
          </table:table-cell>
          <table:table-cell/>
          <table:table-cell table:style-name="ce5" table:formula="of:=IF(OR([.$A100]=&quot;&quot;;[.$B100]=[.$B99]);&quot;&quot;;COM.MICROSOFT.CONCAT(&quot;{&quot;; IF([.$B100]=&quot;&quot;;&quot;&quot;;COM.MICROSOFT.CONCAT(&quot;&quot;&quot;&quot;;[.$B$1];&quot;&quot;&quot;&quot;;&quot;:&quot;;&quot;&quot;&quot;&quot;;[.$B100]; &quot;&quot;&quot;&quot;;&quot;,&quot;)); IF([.$D100]=&quot;&quot;;&quot;&quot;;COM.MICROSOFT.CONCAT(&quot;&quot;&quot;&quot;;[.$D$1];&quot;&quot;&quot;&quot;;&quot;:&quot;;&quot;&quot;&quot;&quot;;[.$D10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01]=&quot;&quot;;&quot;&quot;;COM.MICROSOFT.CONCAT(&quot;{&quot;; IF([.$A101]=&quot;&quot;;&quot;&quot;;COM.MICROSOFT.CONCAT(&quot;&quot;&quot;&quot;;[.$A$1];&quot;&quot;&quot;&quot;;&quot;:&quot;;&quot;&quot;&quot;&quot;;[.$A101]; &quot;&quot;&quot;&quot;;&quot;,&quot;)); IF([.$C101]=&quot;&quot;;&quot;&quot;;COM.MICROSOFT.CONCAT(&quot;&quot;&quot;&quot;;[.$C$1];&quot;&quot;&quot;&quot;;&quot;:&quot;;&quot;&quot;&quot;&quot;;[.$C101]; &quot;&quot;&quot;&quot;;&quot;,&quot;)); IF([.$D101]=&quot;&quot;;&quot;&quot;;COM.MICROSOFT.CONCAT(&quot;&quot;&quot;&quot;;[.$D$1];&quot;&quot;&quot;&quot;;&quot;:&quot;;&quot;&quot;&quot;&quot;;[.$D101]; &quot;&quot;&quot;&quot;;&quot;,&quot;));&quot;},&quot;))">
            <text:p/>
          </table:table-cell>
          <table:table-cell/>
          <table:table-cell table:style-name="ce5" table:formula="of:=IF(OR([.$A101]=&quot;&quot;;[.$B101]=[.$B100]);&quot;&quot;;COM.MICROSOFT.CONCAT(&quot;{&quot;; IF([.$B101]=&quot;&quot;;&quot;&quot;;COM.MICROSOFT.CONCAT(&quot;&quot;&quot;&quot;;[.$B$1];&quot;&quot;&quot;&quot;;&quot;:&quot;;&quot;&quot;&quot;&quot;;[.$B101]; &quot;&quot;&quot;&quot;;&quot;,&quot;)); IF([.$D101]=&quot;&quot;;&quot;&quot;;COM.MICROSOFT.CONCAT(&quot;&quot;&quot;&quot;;[.$D$1];&quot;&quot;&quot;&quot;;&quot;:&quot;;&quot;&quot;&quot;&quot;;[.$D10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02]=&quot;&quot;;&quot;&quot;;COM.MICROSOFT.CONCAT(&quot;{&quot;; IF([.$A102]=&quot;&quot;;&quot;&quot;;COM.MICROSOFT.CONCAT(&quot;&quot;&quot;&quot;;[.$A$1];&quot;&quot;&quot;&quot;;&quot;:&quot;;&quot;&quot;&quot;&quot;;[.$A102]; &quot;&quot;&quot;&quot;;&quot;,&quot;)); IF([.$C102]=&quot;&quot;;&quot;&quot;;COM.MICROSOFT.CONCAT(&quot;&quot;&quot;&quot;;[.$C$1];&quot;&quot;&quot;&quot;;&quot;:&quot;;&quot;&quot;&quot;&quot;;[.$C102]; &quot;&quot;&quot;&quot;;&quot;,&quot;)); IF([.$D102]=&quot;&quot;;&quot;&quot;;COM.MICROSOFT.CONCAT(&quot;&quot;&quot;&quot;;[.$D$1];&quot;&quot;&quot;&quot;;&quot;:&quot;;&quot;&quot;&quot;&quot;;[.$D102]; &quot;&quot;&quot;&quot;;&quot;,&quot;));&quot;},&quot;))">
            <text:p/>
          </table:table-cell>
          <table:table-cell/>
          <table:table-cell table:style-name="ce5" table:formula="of:=IF(OR([.$A102]=&quot;&quot;;[.$B102]=[.$B101]);&quot;&quot;;COM.MICROSOFT.CONCAT(&quot;{&quot;; IF([.$B102]=&quot;&quot;;&quot;&quot;;COM.MICROSOFT.CONCAT(&quot;&quot;&quot;&quot;;[.$B$1];&quot;&quot;&quot;&quot;;&quot;:&quot;;&quot;&quot;&quot;&quot;;[.$B102]; &quot;&quot;&quot;&quot;;&quot;,&quot;)); IF([.$D102]=&quot;&quot;;&quot;&quot;;COM.MICROSOFT.CONCAT(&quot;&quot;&quot;&quot;;[.$D$1];&quot;&quot;&quot;&quot;;&quot;:&quot;;&quot;&quot;&quot;&quot;;[.$D10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03]=&quot;&quot;;&quot;&quot;;COM.MICROSOFT.CONCAT(&quot;{&quot;; IF([.$A103]=&quot;&quot;;&quot;&quot;;COM.MICROSOFT.CONCAT(&quot;&quot;&quot;&quot;;[.$A$1];&quot;&quot;&quot;&quot;;&quot;:&quot;;&quot;&quot;&quot;&quot;;[.$A103]; &quot;&quot;&quot;&quot;;&quot;,&quot;)); IF([.$C103]=&quot;&quot;;&quot;&quot;;COM.MICROSOFT.CONCAT(&quot;&quot;&quot;&quot;;[.$C$1];&quot;&quot;&quot;&quot;;&quot;:&quot;;&quot;&quot;&quot;&quot;;[.$C103]; &quot;&quot;&quot;&quot;;&quot;,&quot;)); IF([.$D103]=&quot;&quot;;&quot;&quot;;COM.MICROSOFT.CONCAT(&quot;&quot;&quot;&quot;;[.$D$1];&quot;&quot;&quot;&quot;;&quot;:&quot;;&quot;&quot;&quot;&quot;;[.$D103]; &quot;&quot;&quot;&quot;;&quot;,&quot;));&quot;},&quot;))">
            <text:p/>
          </table:table-cell>
          <table:table-cell/>
          <table:table-cell table:style-name="ce5" table:formula="of:=IF(OR([.$A103]=&quot;&quot;;[.$B103]=[.$B102]);&quot;&quot;;COM.MICROSOFT.CONCAT(&quot;{&quot;; IF([.$B103]=&quot;&quot;;&quot;&quot;;COM.MICROSOFT.CONCAT(&quot;&quot;&quot;&quot;;[.$B$1];&quot;&quot;&quot;&quot;;&quot;:&quot;;&quot;&quot;&quot;&quot;;[.$B103]; &quot;&quot;&quot;&quot;;&quot;,&quot;)); IF([.$D103]=&quot;&quot;;&quot;&quot;;COM.MICROSOFT.CONCAT(&quot;&quot;&quot;&quot;;[.$D$1];&quot;&quot;&quot;&quot;;&quot;:&quot;;&quot;&quot;&quot;&quot;;[.$D10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04]=&quot;&quot;;&quot;&quot;;COM.MICROSOFT.CONCAT(&quot;{&quot;; IF([.$A104]=&quot;&quot;;&quot;&quot;;COM.MICROSOFT.CONCAT(&quot;&quot;&quot;&quot;;[.$A$1];&quot;&quot;&quot;&quot;;&quot;:&quot;;&quot;&quot;&quot;&quot;;[.$A104]; &quot;&quot;&quot;&quot;;&quot;,&quot;)); IF([.$C104]=&quot;&quot;;&quot;&quot;;COM.MICROSOFT.CONCAT(&quot;&quot;&quot;&quot;;[.$C$1];&quot;&quot;&quot;&quot;;&quot;:&quot;;&quot;&quot;&quot;&quot;;[.$C104]; &quot;&quot;&quot;&quot;;&quot;,&quot;)); IF([.$D104]=&quot;&quot;;&quot;&quot;;COM.MICROSOFT.CONCAT(&quot;&quot;&quot;&quot;;[.$D$1];&quot;&quot;&quot;&quot;;&quot;:&quot;;&quot;&quot;&quot;&quot;;[.$D104]; &quot;&quot;&quot;&quot;;&quot;,&quot;));&quot;},&quot;))">
            <text:p/>
          </table:table-cell>
          <table:table-cell/>
          <table:table-cell table:style-name="ce5" table:formula="of:=IF(OR([.$A104]=&quot;&quot;;[.$B104]=[.$B103]);&quot;&quot;;COM.MICROSOFT.CONCAT(&quot;{&quot;; IF([.$B104]=&quot;&quot;;&quot;&quot;;COM.MICROSOFT.CONCAT(&quot;&quot;&quot;&quot;;[.$B$1];&quot;&quot;&quot;&quot;;&quot;:&quot;;&quot;&quot;&quot;&quot;;[.$B104]; &quot;&quot;&quot;&quot;;&quot;,&quot;)); IF([.$D104]=&quot;&quot;;&quot;&quot;;COM.MICROSOFT.CONCAT(&quot;&quot;&quot;&quot;;[.$D$1];&quot;&quot;&quot;&quot;;&quot;:&quot;;&quot;&quot;&quot;&quot;;[.$D10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05]=&quot;&quot;;&quot;&quot;;COM.MICROSOFT.CONCAT(&quot;{&quot;; IF([.$A105]=&quot;&quot;;&quot;&quot;;COM.MICROSOFT.CONCAT(&quot;&quot;&quot;&quot;;[.$A$1];&quot;&quot;&quot;&quot;;&quot;:&quot;;&quot;&quot;&quot;&quot;;[.$A105]; &quot;&quot;&quot;&quot;;&quot;,&quot;)); IF([.$C105]=&quot;&quot;;&quot;&quot;;COM.MICROSOFT.CONCAT(&quot;&quot;&quot;&quot;;[.$C$1];&quot;&quot;&quot;&quot;;&quot;:&quot;;&quot;&quot;&quot;&quot;;[.$C105]; &quot;&quot;&quot;&quot;;&quot;,&quot;)); IF([.$D105]=&quot;&quot;;&quot;&quot;;COM.MICROSOFT.CONCAT(&quot;&quot;&quot;&quot;;[.$D$1];&quot;&quot;&quot;&quot;;&quot;:&quot;;&quot;&quot;&quot;&quot;;[.$D105]; &quot;&quot;&quot;&quot;;&quot;,&quot;));&quot;},&quot;))">
            <text:p/>
          </table:table-cell>
          <table:table-cell/>
          <table:table-cell table:style-name="ce5" table:formula="of:=IF(OR([.$A105]=&quot;&quot;;[.$B105]=[.$B104]);&quot;&quot;;COM.MICROSOFT.CONCAT(&quot;{&quot;; IF([.$B105]=&quot;&quot;;&quot;&quot;;COM.MICROSOFT.CONCAT(&quot;&quot;&quot;&quot;;[.$B$1];&quot;&quot;&quot;&quot;;&quot;:&quot;;&quot;&quot;&quot;&quot;;[.$B105]; &quot;&quot;&quot;&quot;;&quot;,&quot;)); IF([.$D105]=&quot;&quot;;&quot;&quot;;COM.MICROSOFT.CONCAT(&quot;&quot;&quot;&quot;;[.$D$1];&quot;&quot;&quot;&quot;;&quot;:&quot;;&quot;&quot;&quot;&quot;;[.$D10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06]=&quot;&quot;;&quot;&quot;;COM.MICROSOFT.CONCAT(&quot;{&quot;; IF([.$A106]=&quot;&quot;;&quot;&quot;;COM.MICROSOFT.CONCAT(&quot;&quot;&quot;&quot;;[.$A$1];&quot;&quot;&quot;&quot;;&quot;:&quot;;&quot;&quot;&quot;&quot;;[.$A106]; &quot;&quot;&quot;&quot;;&quot;,&quot;)); IF([.$C106]=&quot;&quot;;&quot;&quot;;COM.MICROSOFT.CONCAT(&quot;&quot;&quot;&quot;;[.$C$1];&quot;&quot;&quot;&quot;;&quot;:&quot;;&quot;&quot;&quot;&quot;;[.$C106]; &quot;&quot;&quot;&quot;;&quot;,&quot;)); IF([.$D106]=&quot;&quot;;&quot;&quot;;COM.MICROSOFT.CONCAT(&quot;&quot;&quot;&quot;;[.$D$1];&quot;&quot;&quot;&quot;;&quot;:&quot;;&quot;&quot;&quot;&quot;;[.$D106]; &quot;&quot;&quot;&quot;;&quot;,&quot;));&quot;},&quot;))">
            <text:p/>
          </table:table-cell>
          <table:table-cell/>
          <table:table-cell table:style-name="ce5" table:formula="of:=IF(OR([.$A106]=&quot;&quot;;[.$B106]=[.$B105]);&quot;&quot;;COM.MICROSOFT.CONCAT(&quot;{&quot;; IF([.$B106]=&quot;&quot;;&quot;&quot;;COM.MICROSOFT.CONCAT(&quot;&quot;&quot;&quot;;[.$B$1];&quot;&quot;&quot;&quot;;&quot;:&quot;;&quot;&quot;&quot;&quot;;[.$B106]; &quot;&quot;&quot;&quot;;&quot;,&quot;)); IF([.$D106]=&quot;&quot;;&quot;&quot;;COM.MICROSOFT.CONCAT(&quot;&quot;&quot;&quot;;[.$D$1];&quot;&quot;&quot;&quot;;&quot;:&quot;;&quot;&quot;&quot;&quot;;[.$D10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07]=&quot;&quot;;&quot;&quot;;COM.MICROSOFT.CONCAT(&quot;{&quot;; IF([.$A107]=&quot;&quot;;&quot;&quot;;COM.MICROSOFT.CONCAT(&quot;&quot;&quot;&quot;;[.$A$1];&quot;&quot;&quot;&quot;;&quot;:&quot;;&quot;&quot;&quot;&quot;;[.$A107]; &quot;&quot;&quot;&quot;;&quot;,&quot;)); IF([.$C107]=&quot;&quot;;&quot;&quot;;COM.MICROSOFT.CONCAT(&quot;&quot;&quot;&quot;;[.$C$1];&quot;&quot;&quot;&quot;;&quot;:&quot;;&quot;&quot;&quot;&quot;;[.$C107]; &quot;&quot;&quot;&quot;;&quot;,&quot;)); IF([.$D107]=&quot;&quot;;&quot;&quot;;COM.MICROSOFT.CONCAT(&quot;&quot;&quot;&quot;;[.$D$1];&quot;&quot;&quot;&quot;;&quot;:&quot;;&quot;&quot;&quot;&quot;;[.$D107]; &quot;&quot;&quot;&quot;;&quot;,&quot;));&quot;},&quot;))">
            <text:p/>
          </table:table-cell>
          <table:table-cell/>
          <table:table-cell table:style-name="ce5" table:formula="of:=IF(OR([.$A107]=&quot;&quot;;[.$B107]=[.$B106]);&quot;&quot;;COM.MICROSOFT.CONCAT(&quot;{&quot;; IF([.$B107]=&quot;&quot;;&quot;&quot;;COM.MICROSOFT.CONCAT(&quot;&quot;&quot;&quot;;[.$B$1];&quot;&quot;&quot;&quot;;&quot;:&quot;;&quot;&quot;&quot;&quot;;[.$B107]; &quot;&quot;&quot;&quot;;&quot;,&quot;)); IF([.$D107]=&quot;&quot;;&quot;&quot;;COM.MICROSOFT.CONCAT(&quot;&quot;&quot;&quot;;[.$D$1];&quot;&quot;&quot;&quot;;&quot;:&quot;;&quot;&quot;&quot;&quot;;[.$D10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08]=&quot;&quot;;&quot;&quot;;COM.MICROSOFT.CONCAT(&quot;{&quot;; IF([.$A108]=&quot;&quot;;&quot;&quot;;COM.MICROSOFT.CONCAT(&quot;&quot;&quot;&quot;;[.$A$1];&quot;&quot;&quot;&quot;;&quot;:&quot;;&quot;&quot;&quot;&quot;;[.$A108]; &quot;&quot;&quot;&quot;;&quot;,&quot;)); IF([.$C108]=&quot;&quot;;&quot;&quot;;COM.MICROSOFT.CONCAT(&quot;&quot;&quot;&quot;;[.$C$1];&quot;&quot;&quot;&quot;;&quot;:&quot;;&quot;&quot;&quot;&quot;;[.$C108]; &quot;&quot;&quot;&quot;;&quot;,&quot;)); IF([.$D108]=&quot;&quot;;&quot;&quot;;COM.MICROSOFT.CONCAT(&quot;&quot;&quot;&quot;;[.$D$1];&quot;&quot;&quot;&quot;;&quot;:&quot;;&quot;&quot;&quot;&quot;;[.$D108]; &quot;&quot;&quot;&quot;;&quot;,&quot;));&quot;},&quot;))">
            <text:p/>
          </table:table-cell>
          <table:table-cell/>
          <table:table-cell table:style-name="ce5" table:formula="of:=IF(OR([.$A108]=&quot;&quot;;[.$B108]=[.$B107]);&quot;&quot;;COM.MICROSOFT.CONCAT(&quot;{&quot;; IF([.$B108]=&quot;&quot;;&quot;&quot;;COM.MICROSOFT.CONCAT(&quot;&quot;&quot;&quot;;[.$B$1];&quot;&quot;&quot;&quot;;&quot;:&quot;;&quot;&quot;&quot;&quot;;[.$B108]; &quot;&quot;&quot;&quot;;&quot;,&quot;)); IF([.$D108]=&quot;&quot;;&quot;&quot;;COM.MICROSOFT.CONCAT(&quot;&quot;&quot;&quot;;[.$D$1];&quot;&quot;&quot;&quot;;&quot;:&quot;;&quot;&quot;&quot;&quot;;[.$D10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09]=&quot;&quot;;&quot;&quot;;COM.MICROSOFT.CONCAT(&quot;{&quot;; IF([.$A109]=&quot;&quot;;&quot;&quot;;COM.MICROSOFT.CONCAT(&quot;&quot;&quot;&quot;;[.$A$1];&quot;&quot;&quot;&quot;;&quot;:&quot;;&quot;&quot;&quot;&quot;;[.$A109]; &quot;&quot;&quot;&quot;;&quot;,&quot;)); IF([.$C109]=&quot;&quot;;&quot;&quot;;COM.MICROSOFT.CONCAT(&quot;&quot;&quot;&quot;;[.$C$1];&quot;&quot;&quot;&quot;;&quot;:&quot;;&quot;&quot;&quot;&quot;;[.$C109]; &quot;&quot;&quot;&quot;;&quot;,&quot;)); IF([.$D109]=&quot;&quot;;&quot;&quot;;COM.MICROSOFT.CONCAT(&quot;&quot;&quot;&quot;;[.$D$1];&quot;&quot;&quot;&quot;;&quot;:&quot;;&quot;&quot;&quot;&quot;;[.$D109]; &quot;&quot;&quot;&quot;;&quot;,&quot;));&quot;},&quot;))">
            <text:p/>
          </table:table-cell>
          <table:table-cell/>
          <table:table-cell table:style-name="ce5" table:formula="of:=IF(OR([.$A109]=&quot;&quot;;[.$B109]=[.$B108]);&quot;&quot;;COM.MICROSOFT.CONCAT(&quot;{&quot;; IF([.$B109]=&quot;&quot;;&quot;&quot;;COM.MICROSOFT.CONCAT(&quot;&quot;&quot;&quot;;[.$B$1];&quot;&quot;&quot;&quot;;&quot;:&quot;;&quot;&quot;&quot;&quot;;[.$B109]; &quot;&quot;&quot;&quot;;&quot;,&quot;)); IF([.$D109]=&quot;&quot;;&quot;&quot;;COM.MICROSOFT.CONCAT(&quot;&quot;&quot;&quot;;[.$D$1];&quot;&quot;&quot;&quot;;&quot;:&quot;;&quot;&quot;&quot;&quot;;[.$D10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10]=&quot;&quot;;&quot;&quot;;COM.MICROSOFT.CONCAT(&quot;{&quot;; IF([.$A110]=&quot;&quot;;&quot;&quot;;COM.MICROSOFT.CONCAT(&quot;&quot;&quot;&quot;;[.$A$1];&quot;&quot;&quot;&quot;;&quot;:&quot;;&quot;&quot;&quot;&quot;;[.$A110]; &quot;&quot;&quot;&quot;;&quot;,&quot;)); IF([.$C110]=&quot;&quot;;&quot;&quot;;COM.MICROSOFT.CONCAT(&quot;&quot;&quot;&quot;;[.$C$1];&quot;&quot;&quot;&quot;;&quot;:&quot;;&quot;&quot;&quot;&quot;;[.$C110]; &quot;&quot;&quot;&quot;;&quot;,&quot;)); IF([.$D110]=&quot;&quot;;&quot;&quot;;COM.MICROSOFT.CONCAT(&quot;&quot;&quot;&quot;;[.$D$1];&quot;&quot;&quot;&quot;;&quot;:&quot;;&quot;&quot;&quot;&quot;;[.$D110]; &quot;&quot;&quot;&quot;;&quot;,&quot;));&quot;},&quot;))">
            <text:p/>
          </table:table-cell>
          <table:table-cell/>
          <table:table-cell table:style-name="ce5" table:formula="of:=IF(OR([.$A110]=&quot;&quot;;[.$B110]=[.$B109]);&quot;&quot;;COM.MICROSOFT.CONCAT(&quot;{&quot;; IF([.$B110]=&quot;&quot;;&quot;&quot;;COM.MICROSOFT.CONCAT(&quot;&quot;&quot;&quot;;[.$B$1];&quot;&quot;&quot;&quot;;&quot;:&quot;;&quot;&quot;&quot;&quot;;[.$B110]; &quot;&quot;&quot;&quot;;&quot;,&quot;)); IF([.$D110]=&quot;&quot;;&quot;&quot;;COM.MICROSOFT.CONCAT(&quot;&quot;&quot;&quot;;[.$D$1];&quot;&quot;&quot;&quot;;&quot;:&quot;;&quot;&quot;&quot;&quot;;[.$D11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11]=&quot;&quot;;&quot;&quot;;COM.MICROSOFT.CONCAT(&quot;{&quot;; IF([.$A111]=&quot;&quot;;&quot;&quot;;COM.MICROSOFT.CONCAT(&quot;&quot;&quot;&quot;;[.$A$1];&quot;&quot;&quot;&quot;;&quot;:&quot;;&quot;&quot;&quot;&quot;;[.$A111]; &quot;&quot;&quot;&quot;;&quot;,&quot;)); IF([.$C111]=&quot;&quot;;&quot;&quot;;COM.MICROSOFT.CONCAT(&quot;&quot;&quot;&quot;;[.$C$1];&quot;&quot;&quot;&quot;;&quot;:&quot;;&quot;&quot;&quot;&quot;;[.$C111]; &quot;&quot;&quot;&quot;;&quot;,&quot;)); IF([.$D111]=&quot;&quot;;&quot;&quot;;COM.MICROSOFT.CONCAT(&quot;&quot;&quot;&quot;;[.$D$1];&quot;&quot;&quot;&quot;;&quot;:&quot;;&quot;&quot;&quot;&quot;;[.$D111]; &quot;&quot;&quot;&quot;;&quot;,&quot;));&quot;},&quot;))">
            <text:p/>
          </table:table-cell>
          <table:table-cell/>
          <table:table-cell table:style-name="ce5" table:formula="of:=IF(OR([.$A111]=&quot;&quot;;[.$B111]=[.$B110]);&quot;&quot;;COM.MICROSOFT.CONCAT(&quot;{&quot;; IF([.$B111]=&quot;&quot;;&quot;&quot;;COM.MICROSOFT.CONCAT(&quot;&quot;&quot;&quot;;[.$B$1];&quot;&quot;&quot;&quot;;&quot;:&quot;;&quot;&quot;&quot;&quot;;[.$B111]; &quot;&quot;&quot;&quot;;&quot;,&quot;)); IF([.$D111]=&quot;&quot;;&quot;&quot;;COM.MICROSOFT.CONCAT(&quot;&quot;&quot;&quot;;[.$D$1];&quot;&quot;&quot;&quot;;&quot;:&quot;;&quot;&quot;&quot;&quot;;[.$D11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12]=&quot;&quot;;&quot;&quot;;COM.MICROSOFT.CONCAT(&quot;{&quot;; IF([.$A112]=&quot;&quot;;&quot;&quot;;COM.MICROSOFT.CONCAT(&quot;&quot;&quot;&quot;;[.$A$1];&quot;&quot;&quot;&quot;;&quot;:&quot;;&quot;&quot;&quot;&quot;;[.$A112]; &quot;&quot;&quot;&quot;;&quot;,&quot;)); IF([.$C112]=&quot;&quot;;&quot;&quot;;COM.MICROSOFT.CONCAT(&quot;&quot;&quot;&quot;;[.$C$1];&quot;&quot;&quot;&quot;;&quot;:&quot;;&quot;&quot;&quot;&quot;;[.$C112]; &quot;&quot;&quot;&quot;;&quot;,&quot;)); IF([.$D112]=&quot;&quot;;&quot;&quot;;COM.MICROSOFT.CONCAT(&quot;&quot;&quot;&quot;;[.$D$1];&quot;&quot;&quot;&quot;;&quot;:&quot;;&quot;&quot;&quot;&quot;;[.$D112]; &quot;&quot;&quot;&quot;;&quot;,&quot;));&quot;},&quot;))">
            <text:p/>
          </table:table-cell>
          <table:table-cell/>
          <table:table-cell table:style-name="ce5" table:formula="of:=IF(OR([.$A112]=&quot;&quot;;[.$B112]=[.$B111]);&quot;&quot;;COM.MICROSOFT.CONCAT(&quot;{&quot;; IF([.$B112]=&quot;&quot;;&quot;&quot;;COM.MICROSOFT.CONCAT(&quot;&quot;&quot;&quot;;[.$B$1];&quot;&quot;&quot;&quot;;&quot;:&quot;;&quot;&quot;&quot;&quot;;[.$B112]; &quot;&quot;&quot;&quot;;&quot;,&quot;)); IF([.$D112]=&quot;&quot;;&quot;&quot;;COM.MICROSOFT.CONCAT(&quot;&quot;&quot;&quot;;[.$D$1];&quot;&quot;&quot;&quot;;&quot;:&quot;;&quot;&quot;&quot;&quot;;[.$D11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13]=&quot;&quot;;&quot;&quot;;COM.MICROSOFT.CONCAT(&quot;{&quot;; IF([.$A113]=&quot;&quot;;&quot;&quot;;COM.MICROSOFT.CONCAT(&quot;&quot;&quot;&quot;;[.$A$1];&quot;&quot;&quot;&quot;;&quot;:&quot;;&quot;&quot;&quot;&quot;;[.$A113]; &quot;&quot;&quot;&quot;;&quot;,&quot;)); IF([.$C113]=&quot;&quot;;&quot;&quot;;COM.MICROSOFT.CONCAT(&quot;&quot;&quot;&quot;;[.$C$1];&quot;&quot;&quot;&quot;;&quot;:&quot;;&quot;&quot;&quot;&quot;;[.$C113]; &quot;&quot;&quot;&quot;;&quot;,&quot;)); IF([.$D113]=&quot;&quot;;&quot;&quot;;COM.MICROSOFT.CONCAT(&quot;&quot;&quot;&quot;;[.$D$1];&quot;&quot;&quot;&quot;;&quot;:&quot;;&quot;&quot;&quot;&quot;;[.$D113]; &quot;&quot;&quot;&quot;;&quot;,&quot;));&quot;},&quot;))">
            <text:p/>
          </table:table-cell>
          <table:table-cell/>
          <table:table-cell table:style-name="ce5" table:formula="of:=IF(OR([.$A113]=&quot;&quot;;[.$B113]=[.$B112]);&quot;&quot;;COM.MICROSOFT.CONCAT(&quot;{&quot;; IF([.$B113]=&quot;&quot;;&quot;&quot;;COM.MICROSOFT.CONCAT(&quot;&quot;&quot;&quot;;[.$B$1];&quot;&quot;&quot;&quot;;&quot;:&quot;;&quot;&quot;&quot;&quot;;[.$B113]; &quot;&quot;&quot;&quot;;&quot;,&quot;)); IF([.$D113]=&quot;&quot;;&quot;&quot;;COM.MICROSOFT.CONCAT(&quot;&quot;&quot;&quot;;[.$D$1];&quot;&quot;&quot;&quot;;&quot;:&quot;;&quot;&quot;&quot;&quot;;[.$D11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14]=&quot;&quot;;&quot;&quot;;COM.MICROSOFT.CONCAT(&quot;{&quot;; IF([.$A114]=&quot;&quot;;&quot;&quot;;COM.MICROSOFT.CONCAT(&quot;&quot;&quot;&quot;;[.$A$1];&quot;&quot;&quot;&quot;;&quot;:&quot;;&quot;&quot;&quot;&quot;;[.$A114]; &quot;&quot;&quot;&quot;;&quot;,&quot;)); IF([.$C114]=&quot;&quot;;&quot;&quot;;COM.MICROSOFT.CONCAT(&quot;&quot;&quot;&quot;;[.$C$1];&quot;&quot;&quot;&quot;;&quot;:&quot;;&quot;&quot;&quot;&quot;;[.$C114]; &quot;&quot;&quot;&quot;;&quot;,&quot;)); IF([.$D114]=&quot;&quot;;&quot;&quot;;COM.MICROSOFT.CONCAT(&quot;&quot;&quot;&quot;;[.$D$1];&quot;&quot;&quot;&quot;;&quot;:&quot;;&quot;&quot;&quot;&quot;;[.$D114]; &quot;&quot;&quot;&quot;;&quot;,&quot;));&quot;},&quot;))">
            <text:p/>
          </table:table-cell>
          <table:table-cell/>
          <table:table-cell table:style-name="ce5" table:formula="of:=IF(OR([.$A114]=&quot;&quot;;[.$B114]=[.$B113]);&quot;&quot;;COM.MICROSOFT.CONCAT(&quot;{&quot;; IF([.$B114]=&quot;&quot;;&quot;&quot;;COM.MICROSOFT.CONCAT(&quot;&quot;&quot;&quot;;[.$B$1];&quot;&quot;&quot;&quot;;&quot;:&quot;;&quot;&quot;&quot;&quot;;[.$B114]; &quot;&quot;&quot;&quot;;&quot;,&quot;)); IF([.$D114]=&quot;&quot;;&quot;&quot;;COM.MICROSOFT.CONCAT(&quot;&quot;&quot;&quot;;[.$D$1];&quot;&quot;&quot;&quot;;&quot;:&quot;;&quot;&quot;&quot;&quot;;[.$D11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15]=&quot;&quot;;&quot;&quot;;COM.MICROSOFT.CONCAT(&quot;{&quot;; IF([.$A115]=&quot;&quot;;&quot;&quot;;COM.MICROSOFT.CONCAT(&quot;&quot;&quot;&quot;;[.$A$1];&quot;&quot;&quot;&quot;;&quot;:&quot;;&quot;&quot;&quot;&quot;;[.$A115]; &quot;&quot;&quot;&quot;;&quot;,&quot;)); IF([.$C115]=&quot;&quot;;&quot;&quot;;COM.MICROSOFT.CONCAT(&quot;&quot;&quot;&quot;;[.$C$1];&quot;&quot;&quot;&quot;;&quot;:&quot;;&quot;&quot;&quot;&quot;;[.$C115]; &quot;&quot;&quot;&quot;;&quot;,&quot;)); IF([.$D115]=&quot;&quot;;&quot;&quot;;COM.MICROSOFT.CONCAT(&quot;&quot;&quot;&quot;;[.$D$1];&quot;&quot;&quot;&quot;;&quot;:&quot;;&quot;&quot;&quot;&quot;;[.$D115]; &quot;&quot;&quot;&quot;;&quot;,&quot;));&quot;},&quot;))">
            <text:p/>
          </table:table-cell>
          <table:table-cell/>
          <table:table-cell table:style-name="ce5" table:formula="of:=IF(OR([.$A115]=&quot;&quot;;[.$B115]=[.$B114]);&quot;&quot;;COM.MICROSOFT.CONCAT(&quot;{&quot;; IF([.$B115]=&quot;&quot;;&quot;&quot;;COM.MICROSOFT.CONCAT(&quot;&quot;&quot;&quot;;[.$B$1];&quot;&quot;&quot;&quot;;&quot;:&quot;;&quot;&quot;&quot;&quot;;[.$B115]; &quot;&quot;&quot;&quot;;&quot;,&quot;)); IF([.$D115]=&quot;&quot;;&quot;&quot;;COM.MICROSOFT.CONCAT(&quot;&quot;&quot;&quot;;[.$D$1];&quot;&quot;&quot;&quot;;&quot;:&quot;;&quot;&quot;&quot;&quot;;[.$D11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16]=&quot;&quot;;&quot;&quot;;COM.MICROSOFT.CONCAT(&quot;{&quot;; IF([.$A116]=&quot;&quot;;&quot;&quot;;COM.MICROSOFT.CONCAT(&quot;&quot;&quot;&quot;;[.$A$1];&quot;&quot;&quot;&quot;;&quot;:&quot;;&quot;&quot;&quot;&quot;;[.$A116]; &quot;&quot;&quot;&quot;;&quot;,&quot;)); IF([.$C116]=&quot;&quot;;&quot;&quot;;COM.MICROSOFT.CONCAT(&quot;&quot;&quot;&quot;;[.$C$1];&quot;&quot;&quot;&quot;;&quot;:&quot;;&quot;&quot;&quot;&quot;;[.$C116]; &quot;&quot;&quot;&quot;;&quot;,&quot;)); IF([.$D116]=&quot;&quot;;&quot;&quot;;COM.MICROSOFT.CONCAT(&quot;&quot;&quot;&quot;;[.$D$1];&quot;&quot;&quot;&quot;;&quot;:&quot;;&quot;&quot;&quot;&quot;;[.$D116]; &quot;&quot;&quot;&quot;;&quot;,&quot;));&quot;},&quot;))">
            <text:p/>
          </table:table-cell>
          <table:table-cell/>
          <table:table-cell table:style-name="ce5" table:formula="of:=IF(OR([.$A116]=&quot;&quot;;[.$B116]=[.$B115]);&quot;&quot;;COM.MICROSOFT.CONCAT(&quot;{&quot;; IF([.$B116]=&quot;&quot;;&quot;&quot;;COM.MICROSOFT.CONCAT(&quot;&quot;&quot;&quot;;[.$B$1];&quot;&quot;&quot;&quot;;&quot;:&quot;;&quot;&quot;&quot;&quot;;[.$B116]; &quot;&quot;&quot;&quot;;&quot;,&quot;)); IF([.$D116]=&quot;&quot;;&quot;&quot;;COM.MICROSOFT.CONCAT(&quot;&quot;&quot;&quot;;[.$D$1];&quot;&quot;&quot;&quot;;&quot;:&quot;;&quot;&quot;&quot;&quot;;[.$D11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17]=&quot;&quot;;&quot;&quot;;COM.MICROSOFT.CONCAT(&quot;{&quot;; IF([.$A117]=&quot;&quot;;&quot;&quot;;COM.MICROSOFT.CONCAT(&quot;&quot;&quot;&quot;;[.$A$1];&quot;&quot;&quot;&quot;;&quot;:&quot;;&quot;&quot;&quot;&quot;;[.$A117]; &quot;&quot;&quot;&quot;;&quot;,&quot;)); IF([.$C117]=&quot;&quot;;&quot;&quot;;COM.MICROSOFT.CONCAT(&quot;&quot;&quot;&quot;;[.$C$1];&quot;&quot;&quot;&quot;;&quot;:&quot;;&quot;&quot;&quot;&quot;;[.$C117]; &quot;&quot;&quot;&quot;;&quot;,&quot;)); IF([.$D117]=&quot;&quot;;&quot;&quot;;COM.MICROSOFT.CONCAT(&quot;&quot;&quot;&quot;;[.$D$1];&quot;&quot;&quot;&quot;;&quot;:&quot;;&quot;&quot;&quot;&quot;;[.$D117]; &quot;&quot;&quot;&quot;;&quot;,&quot;));&quot;},&quot;))">
            <text:p/>
          </table:table-cell>
          <table:table-cell/>
          <table:table-cell table:style-name="ce5" table:formula="of:=IF(OR([.$A117]=&quot;&quot;;[.$B117]=[.$B116]);&quot;&quot;;COM.MICROSOFT.CONCAT(&quot;{&quot;; IF([.$B117]=&quot;&quot;;&quot;&quot;;COM.MICROSOFT.CONCAT(&quot;&quot;&quot;&quot;;[.$B$1];&quot;&quot;&quot;&quot;;&quot;:&quot;;&quot;&quot;&quot;&quot;;[.$B117]; &quot;&quot;&quot;&quot;;&quot;,&quot;)); IF([.$D117]=&quot;&quot;;&quot;&quot;;COM.MICROSOFT.CONCAT(&quot;&quot;&quot;&quot;;[.$D$1];&quot;&quot;&quot;&quot;;&quot;:&quot;;&quot;&quot;&quot;&quot;;[.$D11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18]=&quot;&quot;;&quot;&quot;;COM.MICROSOFT.CONCAT(&quot;{&quot;; IF([.$A118]=&quot;&quot;;&quot;&quot;;COM.MICROSOFT.CONCAT(&quot;&quot;&quot;&quot;;[.$A$1];&quot;&quot;&quot;&quot;;&quot;:&quot;;&quot;&quot;&quot;&quot;;[.$A118]; &quot;&quot;&quot;&quot;;&quot;,&quot;)); IF([.$C118]=&quot;&quot;;&quot;&quot;;COM.MICROSOFT.CONCAT(&quot;&quot;&quot;&quot;;[.$C$1];&quot;&quot;&quot;&quot;;&quot;:&quot;;&quot;&quot;&quot;&quot;;[.$C118]; &quot;&quot;&quot;&quot;;&quot;,&quot;)); IF([.$D118]=&quot;&quot;;&quot;&quot;;COM.MICROSOFT.CONCAT(&quot;&quot;&quot;&quot;;[.$D$1];&quot;&quot;&quot;&quot;;&quot;:&quot;;&quot;&quot;&quot;&quot;;[.$D118]; &quot;&quot;&quot;&quot;;&quot;,&quot;));&quot;},&quot;))">
            <text:p/>
          </table:table-cell>
          <table:table-cell/>
          <table:table-cell table:style-name="ce5" table:formula="of:=IF(OR([.$A118]=&quot;&quot;;[.$B118]=[.$B117]);&quot;&quot;;COM.MICROSOFT.CONCAT(&quot;{&quot;; IF([.$B118]=&quot;&quot;;&quot;&quot;;COM.MICROSOFT.CONCAT(&quot;&quot;&quot;&quot;;[.$B$1];&quot;&quot;&quot;&quot;;&quot;:&quot;;&quot;&quot;&quot;&quot;;[.$B118]; &quot;&quot;&quot;&quot;;&quot;,&quot;)); IF([.$D118]=&quot;&quot;;&quot;&quot;;COM.MICROSOFT.CONCAT(&quot;&quot;&quot;&quot;;[.$D$1];&quot;&quot;&quot;&quot;;&quot;:&quot;;&quot;&quot;&quot;&quot;;[.$D11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19]=&quot;&quot;;&quot;&quot;;COM.MICROSOFT.CONCAT(&quot;{&quot;; IF([.$A119]=&quot;&quot;;&quot;&quot;;COM.MICROSOFT.CONCAT(&quot;&quot;&quot;&quot;;[.$A$1];&quot;&quot;&quot;&quot;;&quot;:&quot;;&quot;&quot;&quot;&quot;;[.$A119]; &quot;&quot;&quot;&quot;;&quot;,&quot;)); IF([.$C119]=&quot;&quot;;&quot;&quot;;COM.MICROSOFT.CONCAT(&quot;&quot;&quot;&quot;;[.$C$1];&quot;&quot;&quot;&quot;;&quot;:&quot;;&quot;&quot;&quot;&quot;;[.$C119]; &quot;&quot;&quot;&quot;;&quot;,&quot;)); IF([.$D119]=&quot;&quot;;&quot;&quot;;COM.MICROSOFT.CONCAT(&quot;&quot;&quot;&quot;;[.$D$1];&quot;&quot;&quot;&quot;;&quot;:&quot;;&quot;&quot;&quot;&quot;;[.$D119]; &quot;&quot;&quot;&quot;;&quot;,&quot;));&quot;},&quot;))">
            <text:p/>
          </table:table-cell>
          <table:table-cell/>
          <table:table-cell table:style-name="ce5" table:formula="of:=IF(OR([.$A119]=&quot;&quot;;[.$B119]=[.$B118]);&quot;&quot;;COM.MICROSOFT.CONCAT(&quot;{&quot;; IF([.$B119]=&quot;&quot;;&quot;&quot;;COM.MICROSOFT.CONCAT(&quot;&quot;&quot;&quot;;[.$B$1];&quot;&quot;&quot;&quot;;&quot;:&quot;;&quot;&quot;&quot;&quot;;[.$B119]; &quot;&quot;&quot;&quot;;&quot;,&quot;)); IF([.$D119]=&quot;&quot;;&quot;&quot;;COM.MICROSOFT.CONCAT(&quot;&quot;&quot;&quot;;[.$D$1];&quot;&quot;&quot;&quot;;&quot;:&quot;;&quot;&quot;&quot;&quot;;[.$D11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20]=&quot;&quot;;&quot;&quot;;COM.MICROSOFT.CONCAT(&quot;{&quot;; IF([.$A120]=&quot;&quot;;&quot;&quot;;COM.MICROSOFT.CONCAT(&quot;&quot;&quot;&quot;;[.$A$1];&quot;&quot;&quot;&quot;;&quot;:&quot;;&quot;&quot;&quot;&quot;;[.$A120]; &quot;&quot;&quot;&quot;;&quot;,&quot;)); IF([.$C120]=&quot;&quot;;&quot;&quot;;COM.MICROSOFT.CONCAT(&quot;&quot;&quot;&quot;;[.$C$1];&quot;&quot;&quot;&quot;;&quot;:&quot;;&quot;&quot;&quot;&quot;;[.$C120]; &quot;&quot;&quot;&quot;;&quot;,&quot;)); IF([.$D120]=&quot;&quot;;&quot;&quot;;COM.MICROSOFT.CONCAT(&quot;&quot;&quot;&quot;;[.$D$1];&quot;&quot;&quot;&quot;;&quot;:&quot;;&quot;&quot;&quot;&quot;;[.$D120]; &quot;&quot;&quot;&quot;;&quot;,&quot;));&quot;},&quot;))">
            <text:p/>
          </table:table-cell>
          <table:table-cell/>
          <table:table-cell table:style-name="ce5" table:formula="of:=IF(OR([.$A120]=&quot;&quot;;[.$B120]=[.$B119]);&quot;&quot;;COM.MICROSOFT.CONCAT(&quot;{&quot;; IF([.$B120]=&quot;&quot;;&quot;&quot;;COM.MICROSOFT.CONCAT(&quot;&quot;&quot;&quot;;[.$B$1];&quot;&quot;&quot;&quot;;&quot;:&quot;;&quot;&quot;&quot;&quot;;[.$B120]; &quot;&quot;&quot;&quot;;&quot;,&quot;)); IF([.$D120]=&quot;&quot;;&quot;&quot;;COM.MICROSOFT.CONCAT(&quot;&quot;&quot;&quot;;[.$D$1];&quot;&quot;&quot;&quot;;&quot;:&quot;;&quot;&quot;&quot;&quot;;[.$D12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21]=&quot;&quot;;&quot;&quot;;COM.MICROSOFT.CONCAT(&quot;{&quot;; IF([.$A121]=&quot;&quot;;&quot;&quot;;COM.MICROSOFT.CONCAT(&quot;&quot;&quot;&quot;;[.$A$1];&quot;&quot;&quot;&quot;;&quot;:&quot;;&quot;&quot;&quot;&quot;;[.$A121]; &quot;&quot;&quot;&quot;;&quot;,&quot;)); IF([.$C121]=&quot;&quot;;&quot;&quot;;COM.MICROSOFT.CONCAT(&quot;&quot;&quot;&quot;;[.$C$1];&quot;&quot;&quot;&quot;;&quot;:&quot;;&quot;&quot;&quot;&quot;;[.$C121]; &quot;&quot;&quot;&quot;;&quot;,&quot;)); IF([.$D121]=&quot;&quot;;&quot;&quot;;COM.MICROSOFT.CONCAT(&quot;&quot;&quot;&quot;;[.$D$1];&quot;&quot;&quot;&quot;;&quot;:&quot;;&quot;&quot;&quot;&quot;;[.$D121]; &quot;&quot;&quot;&quot;;&quot;,&quot;));&quot;},&quot;))">
            <text:p/>
          </table:table-cell>
          <table:table-cell/>
          <table:table-cell table:style-name="ce5" table:formula="of:=IF(OR([.$A121]=&quot;&quot;;[.$B121]=[.$B120]);&quot;&quot;;COM.MICROSOFT.CONCAT(&quot;{&quot;; IF([.$B121]=&quot;&quot;;&quot;&quot;;COM.MICROSOFT.CONCAT(&quot;&quot;&quot;&quot;;[.$B$1];&quot;&quot;&quot;&quot;;&quot;:&quot;;&quot;&quot;&quot;&quot;;[.$B121]; &quot;&quot;&quot;&quot;;&quot;,&quot;)); IF([.$D121]=&quot;&quot;;&quot;&quot;;COM.MICROSOFT.CONCAT(&quot;&quot;&quot;&quot;;[.$D$1];&quot;&quot;&quot;&quot;;&quot;:&quot;;&quot;&quot;&quot;&quot;;[.$D12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22]=&quot;&quot;;&quot;&quot;;COM.MICROSOFT.CONCAT(&quot;{&quot;; IF([.$A122]=&quot;&quot;;&quot;&quot;;COM.MICROSOFT.CONCAT(&quot;&quot;&quot;&quot;;[.$A$1];&quot;&quot;&quot;&quot;;&quot;:&quot;;&quot;&quot;&quot;&quot;;[.$A122]; &quot;&quot;&quot;&quot;;&quot;,&quot;)); IF([.$C122]=&quot;&quot;;&quot;&quot;;COM.MICROSOFT.CONCAT(&quot;&quot;&quot;&quot;;[.$C$1];&quot;&quot;&quot;&quot;;&quot;:&quot;;&quot;&quot;&quot;&quot;;[.$C122]; &quot;&quot;&quot;&quot;;&quot;,&quot;)); IF([.$D122]=&quot;&quot;;&quot;&quot;;COM.MICROSOFT.CONCAT(&quot;&quot;&quot;&quot;;[.$D$1];&quot;&quot;&quot;&quot;;&quot;:&quot;;&quot;&quot;&quot;&quot;;[.$D122]; &quot;&quot;&quot;&quot;;&quot;,&quot;));&quot;},&quot;))">
            <text:p/>
          </table:table-cell>
          <table:table-cell/>
          <table:table-cell table:style-name="ce5" table:formula="of:=IF(OR([.$A122]=&quot;&quot;;[.$B122]=[.$B121]);&quot;&quot;;COM.MICROSOFT.CONCAT(&quot;{&quot;; IF([.$B122]=&quot;&quot;;&quot;&quot;;COM.MICROSOFT.CONCAT(&quot;&quot;&quot;&quot;;[.$B$1];&quot;&quot;&quot;&quot;;&quot;:&quot;;&quot;&quot;&quot;&quot;;[.$B122]; &quot;&quot;&quot;&quot;;&quot;,&quot;)); IF([.$D122]=&quot;&quot;;&quot;&quot;;COM.MICROSOFT.CONCAT(&quot;&quot;&quot;&quot;;[.$D$1];&quot;&quot;&quot;&quot;;&quot;:&quot;;&quot;&quot;&quot;&quot;;[.$D12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23]=&quot;&quot;;&quot;&quot;;COM.MICROSOFT.CONCAT(&quot;{&quot;; IF([.$A123]=&quot;&quot;;&quot;&quot;;COM.MICROSOFT.CONCAT(&quot;&quot;&quot;&quot;;[.$A$1];&quot;&quot;&quot;&quot;;&quot;:&quot;;&quot;&quot;&quot;&quot;;[.$A123]; &quot;&quot;&quot;&quot;;&quot;,&quot;)); IF([.$C123]=&quot;&quot;;&quot;&quot;;COM.MICROSOFT.CONCAT(&quot;&quot;&quot;&quot;;[.$C$1];&quot;&quot;&quot;&quot;;&quot;:&quot;;&quot;&quot;&quot;&quot;;[.$C123]; &quot;&quot;&quot;&quot;;&quot;,&quot;)); IF([.$D123]=&quot;&quot;;&quot;&quot;;COM.MICROSOFT.CONCAT(&quot;&quot;&quot;&quot;;[.$D$1];&quot;&quot;&quot;&quot;;&quot;:&quot;;&quot;&quot;&quot;&quot;;[.$D123]; &quot;&quot;&quot;&quot;;&quot;,&quot;));&quot;},&quot;))">
            <text:p/>
          </table:table-cell>
          <table:table-cell/>
          <table:table-cell table:style-name="ce5" table:formula="of:=IF(OR([.$A123]=&quot;&quot;;[.$B123]=[.$B122]);&quot;&quot;;COM.MICROSOFT.CONCAT(&quot;{&quot;; IF([.$B123]=&quot;&quot;;&quot;&quot;;COM.MICROSOFT.CONCAT(&quot;&quot;&quot;&quot;;[.$B$1];&quot;&quot;&quot;&quot;;&quot;:&quot;;&quot;&quot;&quot;&quot;;[.$B123]; &quot;&quot;&quot;&quot;;&quot;,&quot;)); IF([.$D123]=&quot;&quot;;&quot;&quot;;COM.MICROSOFT.CONCAT(&quot;&quot;&quot;&quot;;[.$D$1];&quot;&quot;&quot;&quot;;&quot;:&quot;;&quot;&quot;&quot;&quot;;[.$D12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24]=&quot;&quot;;&quot;&quot;;COM.MICROSOFT.CONCAT(&quot;{&quot;; IF([.$A124]=&quot;&quot;;&quot;&quot;;COM.MICROSOFT.CONCAT(&quot;&quot;&quot;&quot;;[.$A$1];&quot;&quot;&quot;&quot;;&quot;:&quot;;&quot;&quot;&quot;&quot;;[.$A124]; &quot;&quot;&quot;&quot;;&quot;,&quot;)); IF([.$C124]=&quot;&quot;;&quot;&quot;;COM.MICROSOFT.CONCAT(&quot;&quot;&quot;&quot;;[.$C$1];&quot;&quot;&quot;&quot;;&quot;:&quot;;&quot;&quot;&quot;&quot;;[.$C124]; &quot;&quot;&quot;&quot;;&quot;,&quot;)); IF([.$D124]=&quot;&quot;;&quot;&quot;;COM.MICROSOFT.CONCAT(&quot;&quot;&quot;&quot;;[.$D$1];&quot;&quot;&quot;&quot;;&quot;:&quot;;&quot;&quot;&quot;&quot;;[.$D124]; &quot;&quot;&quot;&quot;;&quot;,&quot;));&quot;},&quot;))">
            <text:p/>
          </table:table-cell>
          <table:table-cell/>
          <table:table-cell table:style-name="ce5" table:formula="of:=IF(OR([.$A124]=&quot;&quot;;[.$B124]=[.$B123]);&quot;&quot;;COM.MICROSOFT.CONCAT(&quot;{&quot;; IF([.$B124]=&quot;&quot;;&quot;&quot;;COM.MICROSOFT.CONCAT(&quot;&quot;&quot;&quot;;[.$B$1];&quot;&quot;&quot;&quot;;&quot;:&quot;;&quot;&quot;&quot;&quot;;[.$B124]; &quot;&quot;&quot;&quot;;&quot;,&quot;)); IF([.$D124]=&quot;&quot;;&quot;&quot;;COM.MICROSOFT.CONCAT(&quot;&quot;&quot;&quot;;[.$D$1];&quot;&quot;&quot;&quot;;&quot;:&quot;;&quot;&quot;&quot;&quot;;[.$D12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25]=&quot;&quot;;&quot;&quot;;COM.MICROSOFT.CONCAT(&quot;{&quot;; IF([.$A125]=&quot;&quot;;&quot;&quot;;COM.MICROSOFT.CONCAT(&quot;&quot;&quot;&quot;;[.$A$1];&quot;&quot;&quot;&quot;;&quot;:&quot;;&quot;&quot;&quot;&quot;;[.$A125]; &quot;&quot;&quot;&quot;;&quot;,&quot;)); IF([.$C125]=&quot;&quot;;&quot;&quot;;COM.MICROSOFT.CONCAT(&quot;&quot;&quot;&quot;;[.$C$1];&quot;&quot;&quot;&quot;;&quot;:&quot;;&quot;&quot;&quot;&quot;;[.$C125]; &quot;&quot;&quot;&quot;;&quot;,&quot;)); IF([.$D125]=&quot;&quot;;&quot;&quot;;COM.MICROSOFT.CONCAT(&quot;&quot;&quot;&quot;;[.$D$1];&quot;&quot;&quot;&quot;;&quot;:&quot;;&quot;&quot;&quot;&quot;;[.$D125]; &quot;&quot;&quot;&quot;;&quot;,&quot;));&quot;},&quot;))">
            <text:p/>
          </table:table-cell>
          <table:table-cell/>
          <table:table-cell table:style-name="ce5" table:formula="of:=IF(OR([.$A125]=&quot;&quot;;[.$B125]=[.$B124]);&quot;&quot;;COM.MICROSOFT.CONCAT(&quot;{&quot;; IF([.$B125]=&quot;&quot;;&quot;&quot;;COM.MICROSOFT.CONCAT(&quot;&quot;&quot;&quot;;[.$B$1];&quot;&quot;&quot;&quot;;&quot;:&quot;;&quot;&quot;&quot;&quot;;[.$B125]; &quot;&quot;&quot;&quot;;&quot;,&quot;)); IF([.$D125]=&quot;&quot;;&quot;&quot;;COM.MICROSOFT.CONCAT(&quot;&quot;&quot;&quot;;[.$D$1];&quot;&quot;&quot;&quot;;&quot;:&quot;;&quot;&quot;&quot;&quot;;[.$D12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26]=&quot;&quot;;&quot;&quot;;COM.MICROSOFT.CONCAT(&quot;{&quot;; IF([.$A126]=&quot;&quot;;&quot;&quot;;COM.MICROSOFT.CONCAT(&quot;&quot;&quot;&quot;;[.$A$1];&quot;&quot;&quot;&quot;;&quot;:&quot;;&quot;&quot;&quot;&quot;;[.$A126]; &quot;&quot;&quot;&quot;;&quot;,&quot;)); IF([.$C126]=&quot;&quot;;&quot;&quot;;COM.MICROSOFT.CONCAT(&quot;&quot;&quot;&quot;;[.$C$1];&quot;&quot;&quot;&quot;;&quot;:&quot;;&quot;&quot;&quot;&quot;;[.$C126]; &quot;&quot;&quot;&quot;;&quot;,&quot;)); IF([.$D126]=&quot;&quot;;&quot;&quot;;COM.MICROSOFT.CONCAT(&quot;&quot;&quot;&quot;;[.$D$1];&quot;&quot;&quot;&quot;;&quot;:&quot;;&quot;&quot;&quot;&quot;;[.$D126]; &quot;&quot;&quot;&quot;;&quot;,&quot;));&quot;},&quot;))">
            <text:p/>
          </table:table-cell>
          <table:table-cell/>
          <table:table-cell table:style-name="ce5" table:formula="of:=IF(OR([.$A126]=&quot;&quot;;[.$B126]=[.$B125]);&quot;&quot;;COM.MICROSOFT.CONCAT(&quot;{&quot;; IF([.$B126]=&quot;&quot;;&quot;&quot;;COM.MICROSOFT.CONCAT(&quot;&quot;&quot;&quot;;[.$B$1];&quot;&quot;&quot;&quot;;&quot;:&quot;;&quot;&quot;&quot;&quot;;[.$B126]; &quot;&quot;&quot;&quot;;&quot;,&quot;)); IF([.$D126]=&quot;&quot;;&quot;&quot;;COM.MICROSOFT.CONCAT(&quot;&quot;&quot;&quot;;[.$D$1];&quot;&quot;&quot;&quot;;&quot;:&quot;;&quot;&quot;&quot;&quot;;[.$D12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27]=&quot;&quot;;&quot;&quot;;COM.MICROSOFT.CONCAT(&quot;{&quot;; IF([.$A127]=&quot;&quot;;&quot;&quot;;COM.MICROSOFT.CONCAT(&quot;&quot;&quot;&quot;;[.$A$1];&quot;&quot;&quot;&quot;;&quot;:&quot;;&quot;&quot;&quot;&quot;;[.$A127]; &quot;&quot;&quot;&quot;;&quot;,&quot;)); IF([.$C127]=&quot;&quot;;&quot;&quot;;COM.MICROSOFT.CONCAT(&quot;&quot;&quot;&quot;;[.$C$1];&quot;&quot;&quot;&quot;;&quot;:&quot;;&quot;&quot;&quot;&quot;;[.$C127]; &quot;&quot;&quot;&quot;;&quot;,&quot;)); IF([.$D127]=&quot;&quot;;&quot;&quot;;COM.MICROSOFT.CONCAT(&quot;&quot;&quot;&quot;;[.$D$1];&quot;&quot;&quot;&quot;;&quot;:&quot;;&quot;&quot;&quot;&quot;;[.$D127]; &quot;&quot;&quot;&quot;;&quot;,&quot;));&quot;},&quot;))">
            <text:p/>
          </table:table-cell>
          <table:table-cell/>
          <table:table-cell table:style-name="ce5" table:formula="of:=IF(OR([.$A127]=&quot;&quot;;[.$B127]=[.$B126]);&quot;&quot;;COM.MICROSOFT.CONCAT(&quot;{&quot;; IF([.$B127]=&quot;&quot;;&quot;&quot;;COM.MICROSOFT.CONCAT(&quot;&quot;&quot;&quot;;[.$B$1];&quot;&quot;&quot;&quot;;&quot;:&quot;;&quot;&quot;&quot;&quot;;[.$B127]; &quot;&quot;&quot;&quot;;&quot;,&quot;)); IF([.$D127]=&quot;&quot;;&quot;&quot;;COM.MICROSOFT.CONCAT(&quot;&quot;&quot;&quot;;[.$D$1];&quot;&quot;&quot;&quot;;&quot;:&quot;;&quot;&quot;&quot;&quot;;[.$D12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28]=&quot;&quot;;&quot;&quot;;COM.MICROSOFT.CONCAT(&quot;{&quot;; IF([.$A128]=&quot;&quot;;&quot;&quot;;COM.MICROSOFT.CONCAT(&quot;&quot;&quot;&quot;;[.$A$1];&quot;&quot;&quot;&quot;;&quot;:&quot;;&quot;&quot;&quot;&quot;;[.$A128]; &quot;&quot;&quot;&quot;;&quot;,&quot;)); IF([.$C128]=&quot;&quot;;&quot;&quot;;COM.MICROSOFT.CONCAT(&quot;&quot;&quot;&quot;;[.$C$1];&quot;&quot;&quot;&quot;;&quot;:&quot;;&quot;&quot;&quot;&quot;;[.$C128]; &quot;&quot;&quot;&quot;;&quot;,&quot;)); IF([.$D128]=&quot;&quot;;&quot;&quot;;COM.MICROSOFT.CONCAT(&quot;&quot;&quot;&quot;;[.$D$1];&quot;&quot;&quot;&quot;;&quot;:&quot;;&quot;&quot;&quot;&quot;;[.$D128]; &quot;&quot;&quot;&quot;;&quot;,&quot;));&quot;},&quot;))">
            <text:p/>
          </table:table-cell>
          <table:table-cell/>
          <table:table-cell table:style-name="ce5" table:formula="of:=IF(OR([.$A128]=&quot;&quot;;[.$B128]=[.$B127]);&quot;&quot;;COM.MICROSOFT.CONCAT(&quot;{&quot;; IF([.$B128]=&quot;&quot;;&quot;&quot;;COM.MICROSOFT.CONCAT(&quot;&quot;&quot;&quot;;[.$B$1];&quot;&quot;&quot;&quot;;&quot;:&quot;;&quot;&quot;&quot;&quot;;[.$B128]; &quot;&quot;&quot;&quot;;&quot;,&quot;)); IF([.$D128]=&quot;&quot;;&quot;&quot;;COM.MICROSOFT.CONCAT(&quot;&quot;&quot;&quot;;[.$D$1];&quot;&quot;&quot;&quot;;&quot;:&quot;;&quot;&quot;&quot;&quot;;[.$D12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29]=&quot;&quot;;&quot;&quot;;COM.MICROSOFT.CONCAT(&quot;{&quot;; IF([.$A129]=&quot;&quot;;&quot;&quot;;COM.MICROSOFT.CONCAT(&quot;&quot;&quot;&quot;;[.$A$1];&quot;&quot;&quot;&quot;;&quot;:&quot;;&quot;&quot;&quot;&quot;;[.$A129]; &quot;&quot;&quot;&quot;;&quot;,&quot;)); IF([.$C129]=&quot;&quot;;&quot;&quot;;COM.MICROSOFT.CONCAT(&quot;&quot;&quot;&quot;;[.$C$1];&quot;&quot;&quot;&quot;;&quot;:&quot;;&quot;&quot;&quot;&quot;;[.$C129]; &quot;&quot;&quot;&quot;;&quot;,&quot;)); IF([.$D129]=&quot;&quot;;&quot;&quot;;COM.MICROSOFT.CONCAT(&quot;&quot;&quot;&quot;;[.$D$1];&quot;&quot;&quot;&quot;;&quot;:&quot;;&quot;&quot;&quot;&quot;;[.$D129]; &quot;&quot;&quot;&quot;;&quot;,&quot;));&quot;},&quot;))">
            <text:p/>
          </table:table-cell>
          <table:table-cell/>
          <table:table-cell table:style-name="ce5" table:formula="of:=IF(OR([.$A129]=&quot;&quot;;[.$B129]=[.$B128]);&quot;&quot;;COM.MICROSOFT.CONCAT(&quot;{&quot;; IF([.$B129]=&quot;&quot;;&quot;&quot;;COM.MICROSOFT.CONCAT(&quot;&quot;&quot;&quot;;[.$B$1];&quot;&quot;&quot;&quot;;&quot;:&quot;;&quot;&quot;&quot;&quot;;[.$B129]; &quot;&quot;&quot;&quot;;&quot;,&quot;)); IF([.$D129]=&quot;&quot;;&quot;&quot;;COM.MICROSOFT.CONCAT(&quot;&quot;&quot;&quot;;[.$D$1];&quot;&quot;&quot;&quot;;&quot;:&quot;;&quot;&quot;&quot;&quot;;[.$D12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30]=&quot;&quot;;&quot;&quot;;COM.MICROSOFT.CONCAT(&quot;{&quot;; IF([.$A130]=&quot;&quot;;&quot;&quot;;COM.MICROSOFT.CONCAT(&quot;&quot;&quot;&quot;;[.$A$1];&quot;&quot;&quot;&quot;;&quot;:&quot;;&quot;&quot;&quot;&quot;;[.$A130]; &quot;&quot;&quot;&quot;;&quot;,&quot;)); IF([.$C130]=&quot;&quot;;&quot;&quot;;COM.MICROSOFT.CONCAT(&quot;&quot;&quot;&quot;;[.$C$1];&quot;&quot;&quot;&quot;;&quot;:&quot;;&quot;&quot;&quot;&quot;;[.$C130]; &quot;&quot;&quot;&quot;;&quot;,&quot;)); IF([.$D130]=&quot;&quot;;&quot;&quot;;COM.MICROSOFT.CONCAT(&quot;&quot;&quot;&quot;;[.$D$1];&quot;&quot;&quot;&quot;;&quot;:&quot;;&quot;&quot;&quot;&quot;;[.$D130]; &quot;&quot;&quot;&quot;;&quot;,&quot;));&quot;},&quot;))">
            <text:p/>
          </table:table-cell>
          <table:table-cell/>
          <table:table-cell table:style-name="ce5" table:formula="of:=IF(OR([.$A130]=&quot;&quot;;[.$B130]=[.$B129]);&quot;&quot;;COM.MICROSOFT.CONCAT(&quot;{&quot;; IF([.$B130]=&quot;&quot;;&quot;&quot;;COM.MICROSOFT.CONCAT(&quot;&quot;&quot;&quot;;[.$B$1];&quot;&quot;&quot;&quot;;&quot;:&quot;;&quot;&quot;&quot;&quot;;[.$B130]; &quot;&quot;&quot;&quot;;&quot;,&quot;)); IF([.$D130]=&quot;&quot;;&quot;&quot;;COM.MICROSOFT.CONCAT(&quot;&quot;&quot;&quot;;[.$D$1];&quot;&quot;&quot;&quot;;&quot;:&quot;;&quot;&quot;&quot;&quot;;[.$D13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31]=&quot;&quot;;&quot;&quot;;COM.MICROSOFT.CONCAT(&quot;{&quot;; IF([.$A131]=&quot;&quot;;&quot;&quot;;COM.MICROSOFT.CONCAT(&quot;&quot;&quot;&quot;;[.$A$1];&quot;&quot;&quot;&quot;;&quot;:&quot;;&quot;&quot;&quot;&quot;;[.$A131]; &quot;&quot;&quot;&quot;;&quot;,&quot;)); IF([.$C131]=&quot;&quot;;&quot;&quot;;COM.MICROSOFT.CONCAT(&quot;&quot;&quot;&quot;;[.$C$1];&quot;&quot;&quot;&quot;;&quot;:&quot;;&quot;&quot;&quot;&quot;;[.$C131]; &quot;&quot;&quot;&quot;;&quot;,&quot;)); IF([.$D131]=&quot;&quot;;&quot;&quot;;COM.MICROSOFT.CONCAT(&quot;&quot;&quot;&quot;;[.$D$1];&quot;&quot;&quot;&quot;;&quot;:&quot;;&quot;&quot;&quot;&quot;;[.$D131]; &quot;&quot;&quot;&quot;;&quot;,&quot;));&quot;},&quot;))">
            <text:p/>
          </table:table-cell>
          <table:table-cell/>
          <table:table-cell table:style-name="ce5" table:formula="of:=IF(OR([.$A131]=&quot;&quot;;[.$B131]=[.$B130]);&quot;&quot;;COM.MICROSOFT.CONCAT(&quot;{&quot;; IF([.$B131]=&quot;&quot;;&quot;&quot;;COM.MICROSOFT.CONCAT(&quot;&quot;&quot;&quot;;[.$B$1];&quot;&quot;&quot;&quot;;&quot;:&quot;;&quot;&quot;&quot;&quot;;[.$B131]; &quot;&quot;&quot;&quot;;&quot;,&quot;)); IF([.$D131]=&quot;&quot;;&quot;&quot;;COM.MICROSOFT.CONCAT(&quot;&quot;&quot;&quot;;[.$D$1];&quot;&quot;&quot;&quot;;&quot;:&quot;;&quot;&quot;&quot;&quot;;[.$D13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32]=&quot;&quot;;&quot;&quot;;COM.MICROSOFT.CONCAT(&quot;{&quot;; IF([.$A132]=&quot;&quot;;&quot;&quot;;COM.MICROSOFT.CONCAT(&quot;&quot;&quot;&quot;;[.$A$1];&quot;&quot;&quot;&quot;;&quot;:&quot;;&quot;&quot;&quot;&quot;;[.$A132]; &quot;&quot;&quot;&quot;;&quot;,&quot;)); IF([.$C132]=&quot;&quot;;&quot;&quot;;COM.MICROSOFT.CONCAT(&quot;&quot;&quot;&quot;;[.$C$1];&quot;&quot;&quot;&quot;;&quot;:&quot;;&quot;&quot;&quot;&quot;;[.$C132]; &quot;&quot;&quot;&quot;;&quot;,&quot;)); IF([.$D132]=&quot;&quot;;&quot;&quot;;COM.MICROSOFT.CONCAT(&quot;&quot;&quot;&quot;;[.$D$1];&quot;&quot;&quot;&quot;;&quot;:&quot;;&quot;&quot;&quot;&quot;;[.$D132]; &quot;&quot;&quot;&quot;;&quot;,&quot;));&quot;},&quot;))">
            <text:p/>
          </table:table-cell>
          <table:table-cell/>
          <table:table-cell table:style-name="ce5" table:formula="of:=IF(OR([.$A132]=&quot;&quot;;[.$B132]=[.$B131]);&quot;&quot;;COM.MICROSOFT.CONCAT(&quot;{&quot;; IF([.$B132]=&quot;&quot;;&quot;&quot;;COM.MICROSOFT.CONCAT(&quot;&quot;&quot;&quot;;[.$B$1];&quot;&quot;&quot;&quot;;&quot;:&quot;;&quot;&quot;&quot;&quot;;[.$B132]; &quot;&quot;&quot;&quot;;&quot;,&quot;)); IF([.$D132]=&quot;&quot;;&quot;&quot;;COM.MICROSOFT.CONCAT(&quot;&quot;&quot;&quot;;[.$D$1];&quot;&quot;&quot;&quot;;&quot;:&quot;;&quot;&quot;&quot;&quot;;[.$D13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33]=&quot;&quot;;&quot;&quot;;COM.MICROSOFT.CONCAT(&quot;{&quot;; IF([.$A133]=&quot;&quot;;&quot;&quot;;COM.MICROSOFT.CONCAT(&quot;&quot;&quot;&quot;;[.$A$1];&quot;&quot;&quot;&quot;;&quot;:&quot;;&quot;&quot;&quot;&quot;;[.$A133]; &quot;&quot;&quot;&quot;;&quot;,&quot;)); IF([.$C133]=&quot;&quot;;&quot;&quot;;COM.MICROSOFT.CONCAT(&quot;&quot;&quot;&quot;;[.$C$1];&quot;&quot;&quot;&quot;;&quot;:&quot;;&quot;&quot;&quot;&quot;;[.$C133]; &quot;&quot;&quot;&quot;;&quot;,&quot;)); IF([.$D133]=&quot;&quot;;&quot;&quot;;COM.MICROSOFT.CONCAT(&quot;&quot;&quot;&quot;;[.$D$1];&quot;&quot;&quot;&quot;;&quot;:&quot;;&quot;&quot;&quot;&quot;;[.$D133]; &quot;&quot;&quot;&quot;;&quot;,&quot;));&quot;},&quot;))">
            <text:p/>
          </table:table-cell>
          <table:table-cell/>
          <table:table-cell table:style-name="ce5" table:formula="of:=IF(OR([.$A133]=&quot;&quot;;[.$B133]=[.$B132]);&quot;&quot;;COM.MICROSOFT.CONCAT(&quot;{&quot;; IF([.$B133]=&quot;&quot;;&quot;&quot;;COM.MICROSOFT.CONCAT(&quot;&quot;&quot;&quot;;[.$B$1];&quot;&quot;&quot;&quot;;&quot;:&quot;;&quot;&quot;&quot;&quot;;[.$B133]; &quot;&quot;&quot;&quot;;&quot;,&quot;)); IF([.$D133]=&quot;&quot;;&quot;&quot;;COM.MICROSOFT.CONCAT(&quot;&quot;&quot;&quot;;[.$D$1];&quot;&quot;&quot;&quot;;&quot;:&quot;;&quot;&quot;&quot;&quot;;[.$D13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34]=&quot;&quot;;&quot;&quot;;COM.MICROSOFT.CONCAT(&quot;{&quot;; IF([.$A134]=&quot;&quot;;&quot;&quot;;COM.MICROSOFT.CONCAT(&quot;&quot;&quot;&quot;;[.$A$1];&quot;&quot;&quot;&quot;;&quot;:&quot;;&quot;&quot;&quot;&quot;;[.$A134]; &quot;&quot;&quot;&quot;;&quot;,&quot;)); IF([.$C134]=&quot;&quot;;&quot;&quot;;COM.MICROSOFT.CONCAT(&quot;&quot;&quot;&quot;;[.$C$1];&quot;&quot;&quot;&quot;;&quot;:&quot;;&quot;&quot;&quot;&quot;;[.$C134]; &quot;&quot;&quot;&quot;;&quot;,&quot;)); IF([.$D134]=&quot;&quot;;&quot;&quot;;COM.MICROSOFT.CONCAT(&quot;&quot;&quot;&quot;;[.$D$1];&quot;&quot;&quot;&quot;;&quot;:&quot;;&quot;&quot;&quot;&quot;;[.$D134]; &quot;&quot;&quot;&quot;;&quot;,&quot;));&quot;},&quot;))">
            <text:p/>
          </table:table-cell>
          <table:table-cell/>
          <table:table-cell table:style-name="ce5" table:formula="of:=IF(OR([.$A134]=&quot;&quot;;[.$B134]=[.$B133]);&quot;&quot;;COM.MICROSOFT.CONCAT(&quot;{&quot;; IF([.$B134]=&quot;&quot;;&quot;&quot;;COM.MICROSOFT.CONCAT(&quot;&quot;&quot;&quot;;[.$B$1];&quot;&quot;&quot;&quot;;&quot;:&quot;;&quot;&quot;&quot;&quot;;[.$B134]; &quot;&quot;&quot;&quot;;&quot;,&quot;)); IF([.$D134]=&quot;&quot;;&quot;&quot;;COM.MICROSOFT.CONCAT(&quot;&quot;&quot;&quot;;[.$D$1];&quot;&quot;&quot;&quot;;&quot;:&quot;;&quot;&quot;&quot;&quot;;[.$D13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35]=&quot;&quot;;&quot;&quot;;COM.MICROSOFT.CONCAT(&quot;{&quot;; IF([.$A135]=&quot;&quot;;&quot;&quot;;COM.MICROSOFT.CONCAT(&quot;&quot;&quot;&quot;;[.$A$1];&quot;&quot;&quot;&quot;;&quot;:&quot;;&quot;&quot;&quot;&quot;;[.$A135]; &quot;&quot;&quot;&quot;;&quot;,&quot;)); IF([.$C135]=&quot;&quot;;&quot;&quot;;COM.MICROSOFT.CONCAT(&quot;&quot;&quot;&quot;;[.$C$1];&quot;&quot;&quot;&quot;;&quot;:&quot;;&quot;&quot;&quot;&quot;;[.$C135]; &quot;&quot;&quot;&quot;;&quot;,&quot;)); IF([.$D135]=&quot;&quot;;&quot;&quot;;COM.MICROSOFT.CONCAT(&quot;&quot;&quot;&quot;;[.$D$1];&quot;&quot;&quot;&quot;;&quot;:&quot;;&quot;&quot;&quot;&quot;;[.$D135]; &quot;&quot;&quot;&quot;;&quot;,&quot;));&quot;},&quot;))">
            <text:p/>
          </table:table-cell>
          <table:table-cell/>
          <table:table-cell table:style-name="ce5" table:formula="of:=IF(OR([.$A135]=&quot;&quot;;[.$B135]=[.$B134]);&quot;&quot;;COM.MICROSOFT.CONCAT(&quot;{&quot;; IF([.$B135]=&quot;&quot;;&quot;&quot;;COM.MICROSOFT.CONCAT(&quot;&quot;&quot;&quot;;[.$B$1];&quot;&quot;&quot;&quot;;&quot;:&quot;;&quot;&quot;&quot;&quot;;[.$B135]; &quot;&quot;&quot;&quot;;&quot;,&quot;)); IF([.$D135]=&quot;&quot;;&quot;&quot;;COM.MICROSOFT.CONCAT(&quot;&quot;&quot;&quot;;[.$D$1];&quot;&quot;&quot;&quot;;&quot;:&quot;;&quot;&quot;&quot;&quot;;[.$D13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36]=&quot;&quot;;&quot;&quot;;COM.MICROSOFT.CONCAT(&quot;{&quot;; IF([.$A136]=&quot;&quot;;&quot;&quot;;COM.MICROSOFT.CONCAT(&quot;&quot;&quot;&quot;;[.$A$1];&quot;&quot;&quot;&quot;;&quot;:&quot;;&quot;&quot;&quot;&quot;;[.$A136]; &quot;&quot;&quot;&quot;;&quot;,&quot;)); IF([.$C136]=&quot;&quot;;&quot;&quot;;COM.MICROSOFT.CONCAT(&quot;&quot;&quot;&quot;;[.$C$1];&quot;&quot;&quot;&quot;;&quot;:&quot;;&quot;&quot;&quot;&quot;;[.$C136]; &quot;&quot;&quot;&quot;;&quot;,&quot;)); IF([.$D136]=&quot;&quot;;&quot;&quot;;COM.MICROSOFT.CONCAT(&quot;&quot;&quot;&quot;;[.$D$1];&quot;&quot;&quot;&quot;;&quot;:&quot;;&quot;&quot;&quot;&quot;;[.$D136]; &quot;&quot;&quot;&quot;;&quot;,&quot;));&quot;},&quot;))">
            <text:p/>
          </table:table-cell>
          <table:table-cell/>
          <table:table-cell table:style-name="ce5" table:formula="of:=IF(OR([.$A136]=&quot;&quot;;[.$B136]=[.$B135]);&quot;&quot;;COM.MICROSOFT.CONCAT(&quot;{&quot;; IF([.$B136]=&quot;&quot;;&quot;&quot;;COM.MICROSOFT.CONCAT(&quot;&quot;&quot;&quot;;[.$B$1];&quot;&quot;&quot;&quot;;&quot;:&quot;;&quot;&quot;&quot;&quot;;[.$B136]; &quot;&quot;&quot;&quot;;&quot;,&quot;)); IF([.$D136]=&quot;&quot;;&quot;&quot;;COM.MICROSOFT.CONCAT(&quot;&quot;&quot;&quot;;[.$D$1];&quot;&quot;&quot;&quot;;&quot;:&quot;;&quot;&quot;&quot;&quot;;[.$D13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37]=&quot;&quot;;&quot;&quot;;COM.MICROSOFT.CONCAT(&quot;{&quot;; IF([.$A137]=&quot;&quot;;&quot;&quot;;COM.MICROSOFT.CONCAT(&quot;&quot;&quot;&quot;;[.$A$1];&quot;&quot;&quot;&quot;;&quot;:&quot;;&quot;&quot;&quot;&quot;;[.$A137]; &quot;&quot;&quot;&quot;;&quot;,&quot;)); IF([.$C137]=&quot;&quot;;&quot;&quot;;COM.MICROSOFT.CONCAT(&quot;&quot;&quot;&quot;;[.$C$1];&quot;&quot;&quot;&quot;;&quot;:&quot;;&quot;&quot;&quot;&quot;;[.$C137]; &quot;&quot;&quot;&quot;;&quot;,&quot;)); IF([.$D137]=&quot;&quot;;&quot;&quot;;COM.MICROSOFT.CONCAT(&quot;&quot;&quot;&quot;;[.$D$1];&quot;&quot;&quot;&quot;;&quot;:&quot;;&quot;&quot;&quot;&quot;;[.$D137]; &quot;&quot;&quot;&quot;;&quot;,&quot;));&quot;},&quot;))">
            <text:p/>
          </table:table-cell>
          <table:table-cell/>
          <table:table-cell table:style-name="ce5" table:formula="of:=IF(OR([.$A137]=&quot;&quot;;[.$B137]=[.$B136]);&quot;&quot;;COM.MICROSOFT.CONCAT(&quot;{&quot;; IF([.$B137]=&quot;&quot;;&quot;&quot;;COM.MICROSOFT.CONCAT(&quot;&quot;&quot;&quot;;[.$B$1];&quot;&quot;&quot;&quot;;&quot;:&quot;;&quot;&quot;&quot;&quot;;[.$B137]; &quot;&quot;&quot;&quot;;&quot;,&quot;)); IF([.$D137]=&quot;&quot;;&quot;&quot;;COM.MICROSOFT.CONCAT(&quot;&quot;&quot;&quot;;[.$D$1];&quot;&quot;&quot;&quot;;&quot;:&quot;;&quot;&quot;&quot;&quot;;[.$D13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38]=&quot;&quot;;&quot;&quot;;COM.MICROSOFT.CONCAT(&quot;{&quot;; IF([.$A138]=&quot;&quot;;&quot;&quot;;COM.MICROSOFT.CONCAT(&quot;&quot;&quot;&quot;;[.$A$1];&quot;&quot;&quot;&quot;;&quot;:&quot;;&quot;&quot;&quot;&quot;;[.$A138]; &quot;&quot;&quot;&quot;;&quot;,&quot;)); IF([.$C138]=&quot;&quot;;&quot;&quot;;COM.MICROSOFT.CONCAT(&quot;&quot;&quot;&quot;;[.$C$1];&quot;&quot;&quot;&quot;;&quot;:&quot;;&quot;&quot;&quot;&quot;;[.$C138]; &quot;&quot;&quot;&quot;;&quot;,&quot;)); IF([.$D138]=&quot;&quot;;&quot;&quot;;COM.MICROSOFT.CONCAT(&quot;&quot;&quot;&quot;;[.$D$1];&quot;&quot;&quot;&quot;;&quot;:&quot;;&quot;&quot;&quot;&quot;;[.$D138]; &quot;&quot;&quot;&quot;;&quot;,&quot;));&quot;},&quot;))">
            <text:p/>
          </table:table-cell>
          <table:table-cell/>
          <table:table-cell table:style-name="ce5" table:formula="of:=IF(OR([.$A138]=&quot;&quot;;[.$B138]=[.$B137]);&quot;&quot;;COM.MICROSOFT.CONCAT(&quot;{&quot;; IF([.$B138]=&quot;&quot;;&quot;&quot;;COM.MICROSOFT.CONCAT(&quot;&quot;&quot;&quot;;[.$B$1];&quot;&quot;&quot;&quot;;&quot;:&quot;;&quot;&quot;&quot;&quot;;[.$B138]; &quot;&quot;&quot;&quot;;&quot;,&quot;)); IF([.$D138]=&quot;&quot;;&quot;&quot;;COM.MICROSOFT.CONCAT(&quot;&quot;&quot;&quot;;[.$D$1];&quot;&quot;&quot;&quot;;&quot;:&quot;;&quot;&quot;&quot;&quot;;[.$D13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39]=&quot;&quot;;&quot;&quot;;COM.MICROSOFT.CONCAT(&quot;{&quot;; IF([.$A139]=&quot;&quot;;&quot;&quot;;COM.MICROSOFT.CONCAT(&quot;&quot;&quot;&quot;;[.$A$1];&quot;&quot;&quot;&quot;;&quot;:&quot;;&quot;&quot;&quot;&quot;;[.$A139]; &quot;&quot;&quot;&quot;;&quot;,&quot;)); IF([.$C139]=&quot;&quot;;&quot;&quot;;COM.MICROSOFT.CONCAT(&quot;&quot;&quot;&quot;;[.$C$1];&quot;&quot;&quot;&quot;;&quot;:&quot;;&quot;&quot;&quot;&quot;;[.$C139]; &quot;&quot;&quot;&quot;;&quot;,&quot;)); IF([.$D139]=&quot;&quot;;&quot;&quot;;COM.MICROSOFT.CONCAT(&quot;&quot;&quot;&quot;;[.$D$1];&quot;&quot;&quot;&quot;;&quot;:&quot;;&quot;&quot;&quot;&quot;;[.$D139]; &quot;&quot;&quot;&quot;;&quot;,&quot;));&quot;},&quot;))">
            <text:p/>
          </table:table-cell>
          <table:table-cell/>
          <table:table-cell table:style-name="ce5" table:formula="of:=IF(OR([.$A139]=&quot;&quot;;[.$B139]=[.$B138]);&quot;&quot;;COM.MICROSOFT.CONCAT(&quot;{&quot;; IF([.$B139]=&quot;&quot;;&quot;&quot;;COM.MICROSOFT.CONCAT(&quot;&quot;&quot;&quot;;[.$B$1];&quot;&quot;&quot;&quot;;&quot;:&quot;;&quot;&quot;&quot;&quot;;[.$B139]; &quot;&quot;&quot;&quot;;&quot;,&quot;)); IF([.$D139]=&quot;&quot;;&quot;&quot;;COM.MICROSOFT.CONCAT(&quot;&quot;&quot;&quot;;[.$D$1];&quot;&quot;&quot;&quot;;&quot;:&quot;;&quot;&quot;&quot;&quot;;[.$D13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40]=&quot;&quot;;&quot;&quot;;COM.MICROSOFT.CONCAT(&quot;{&quot;; IF([.$A140]=&quot;&quot;;&quot;&quot;;COM.MICROSOFT.CONCAT(&quot;&quot;&quot;&quot;;[.$A$1];&quot;&quot;&quot;&quot;;&quot;:&quot;;&quot;&quot;&quot;&quot;;[.$A140]; &quot;&quot;&quot;&quot;;&quot;,&quot;)); IF([.$C140]=&quot;&quot;;&quot;&quot;;COM.MICROSOFT.CONCAT(&quot;&quot;&quot;&quot;;[.$C$1];&quot;&quot;&quot;&quot;;&quot;:&quot;;&quot;&quot;&quot;&quot;;[.$C140]; &quot;&quot;&quot;&quot;;&quot;,&quot;)); IF([.$D140]=&quot;&quot;;&quot;&quot;;COM.MICROSOFT.CONCAT(&quot;&quot;&quot;&quot;;[.$D$1];&quot;&quot;&quot;&quot;;&quot;:&quot;;&quot;&quot;&quot;&quot;;[.$D140]; &quot;&quot;&quot;&quot;;&quot;,&quot;));&quot;},&quot;))">
            <text:p/>
          </table:table-cell>
          <table:table-cell/>
          <table:table-cell table:style-name="ce5" table:formula="of:=IF(OR([.$A140]=&quot;&quot;;[.$B140]=[.$B139]);&quot;&quot;;COM.MICROSOFT.CONCAT(&quot;{&quot;; IF([.$B140]=&quot;&quot;;&quot;&quot;;COM.MICROSOFT.CONCAT(&quot;&quot;&quot;&quot;;[.$B$1];&quot;&quot;&quot;&quot;;&quot;:&quot;;&quot;&quot;&quot;&quot;;[.$B140]; &quot;&quot;&quot;&quot;;&quot;,&quot;)); IF([.$D140]=&quot;&quot;;&quot;&quot;;COM.MICROSOFT.CONCAT(&quot;&quot;&quot;&quot;;[.$D$1];&quot;&quot;&quot;&quot;;&quot;:&quot;;&quot;&quot;&quot;&quot;;[.$D14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41]=&quot;&quot;;&quot;&quot;;COM.MICROSOFT.CONCAT(&quot;{&quot;; IF([.$A141]=&quot;&quot;;&quot;&quot;;COM.MICROSOFT.CONCAT(&quot;&quot;&quot;&quot;;[.$A$1];&quot;&quot;&quot;&quot;;&quot;:&quot;;&quot;&quot;&quot;&quot;;[.$A141]; &quot;&quot;&quot;&quot;;&quot;,&quot;)); IF([.$C141]=&quot;&quot;;&quot;&quot;;COM.MICROSOFT.CONCAT(&quot;&quot;&quot;&quot;;[.$C$1];&quot;&quot;&quot;&quot;;&quot;:&quot;;&quot;&quot;&quot;&quot;;[.$C141]; &quot;&quot;&quot;&quot;;&quot;,&quot;)); IF([.$D141]=&quot;&quot;;&quot;&quot;;COM.MICROSOFT.CONCAT(&quot;&quot;&quot;&quot;;[.$D$1];&quot;&quot;&quot;&quot;;&quot;:&quot;;&quot;&quot;&quot;&quot;;[.$D141]; &quot;&quot;&quot;&quot;;&quot;,&quot;));&quot;},&quot;))">
            <text:p/>
          </table:table-cell>
          <table:table-cell/>
          <table:table-cell table:style-name="ce5" table:formula="of:=IF(OR([.$A141]=&quot;&quot;;[.$B141]=[.$B140]);&quot;&quot;;COM.MICROSOFT.CONCAT(&quot;{&quot;; IF([.$B141]=&quot;&quot;;&quot;&quot;;COM.MICROSOFT.CONCAT(&quot;&quot;&quot;&quot;;[.$B$1];&quot;&quot;&quot;&quot;;&quot;:&quot;;&quot;&quot;&quot;&quot;;[.$B141]; &quot;&quot;&quot;&quot;;&quot;,&quot;)); IF([.$D141]=&quot;&quot;;&quot;&quot;;COM.MICROSOFT.CONCAT(&quot;&quot;&quot;&quot;;[.$D$1];&quot;&quot;&quot;&quot;;&quot;:&quot;;&quot;&quot;&quot;&quot;;[.$D14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42]=&quot;&quot;;&quot;&quot;;COM.MICROSOFT.CONCAT(&quot;{&quot;; IF([.$A142]=&quot;&quot;;&quot;&quot;;COM.MICROSOFT.CONCAT(&quot;&quot;&quot;&quot;;[.$A$1];&quot;&quot;&quot;&quot;;&quot;:&quot;;&quot;&quot;&quot;&quot;;[.$A142]; &quot;&quot;&quot;&quot;;&quot;,&quot;)); IF([.$C142]=&quot;&quot;;&quot;&quot;;COM.MICROSOFT.CONCAT(&quot;&quot;&quot;&quot;;[.$C$1];&quot;&quot;&quot;&quot;;&quot;:&quot;;&quot;&quot;&quot;&quot;;[.$C142]; &quot;&quot;&quot;&quot;;&quot;,&quot;)); IF([.$D142]=&quot;&quot;;&quot;&quot;;COM.MICROSOFT.CONCAT(&quot;&quot;&quot;&quot;;[.$D$1];&quot;&quot;&quot;&quot;;&quot;:&quot;;&quot;&quot;&quot;&quot;;[.$D142]; &quot;&quot;&quot;&quot;;&quot;,&quot;));&quot;},&quot;))">
            <text:p/>
          </table:table-cell>
          <table:table-cell/>
          <table:table-cell table:style-name="ce5" table:formula="of:=IF(OR([.$A142]=&quot;&quot;;[.$B142]=[.$B141]);&quot;&quot;;COM.MICROSOFT.CONCAT(&quot;{&quot;; IF([.$B142]=&quot;&quot;;&quot;&quot;;COM.MICROSOFT.CONCAT(&quot;&quot;&quot;&quot;;[.$B$1];&quot;&quot;&quot;&quot;;&quot;:&quot;;&quot;&quot;&quot;&quot;;[.$B142]; &quot;&quot;&quot;&quot;;&quot;,&quot;)); IF([.$D142]=&quot;&quot;;&quot;&quot;;COM.MICROSOFT.CONCAT(&quot;&quot;&quot;&quot;;[.$D$1];&quot;&quot;&quot;&quot;;&quot;:&quot;;&quot;&quot;&quot;&quot;;[.$D14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43]=&quot;&quot;;&quot;&quot;;COM.MICROSOFT.CONCAT(&quot;{&quot;; IF([.$A143]=&quot;&quot;;&quot;&quot;;COM.MICROSOFT.CONCAT(&quot;&quot;&quot;&quot;;[.$A$1];&quot;&quot;&quot;&quot;;&quot;:&quot;;&quot;&quot;&quot;&quot;;[.$A143]; &quot;&quot;&quot;&quot;;&quot;,&quot;)); IF([.$C143]=&quot;&quot;;&quot;&quot;;COM.MICROSOFT.CONCAT(&quot;&quot;&quot;&quot;;[.$C$1];&quot;&quot;&quot;&quot;;&quot;:&quot;;&quot;&quot;&quot;&quot;;[.$C143]; &quot;&quot;&quot;&quot;;&quot;,&quot;)); IF([.$D143]=&quot;&quot;;&quot;&quot;;COM.MICROSOFT.CONCAT(&quot;&quot;&quot;&quot;;[.$D$1];&quot;&quot;&quot;&quot;;&quot;:&quot;;&quot;&quot;&quot;&quot;;[.$D143]; &quot;&quot;&quot;&quot;;&quot;,&quot;));&quot;},&quot;))">
            <text:p/>
          </table:table-cell>
          <table:table-cell/>
          <table:table-cell table:style-name="ce5" table:formula="of:=IF(OR([.$A143]=&quot;&quot;;[.$B143]=[.$B142]);&quot;&quot;;COM.MICROSOFT.CONCAT(&quot;{&quot;; IF([.$B143]=&quot;&quot;;&quot;&quot;;COM.MICROSOFT.CONCAT(&quot;&quot;&quot;&quot;;[.$B$1];&quot;&quot;&quot;&quot;;&quot;:&quot;;&quot;&quot;&quot;&quot;;[.$B143]; &quot;&quot;&quot;&quot;;&quot;,&quot;)); IF([.$D143]=&quot;&quot;;&quot;&quot;;COM.MICROSOFT.CONCAT(&quot;&quot;&quot;&quot;;[.$D$1];&quot;&quot;&quot;&quot;;&quot;:&quot;;&quot;&quot;&quot;&quot;;[.$D14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44]=&quot;&quot;;&quot;&quot;;COM.MICROSOFT.CONCAT(&quot;{&quot;; IF([.$A144]=&quot;&quot;;&quot;&quot;;COM.MICROSOFT.CONCAT(&quot;&quot;&quot;&quot;;[.$A$1];&quot;&quot;&quot;&quot;;&quot;:&quot;;&quot;&quot;&quot;&quot;;[.$A144]; &quot;&quot;&quot;&quot;;&quot;,&quot;)); IF([.$C144]=&quot;&quot;;&quot;&quot;;COM.MICROSOFT.CONCAT(&quot;&quot;&quot;&quot;;[.$C$1];&quot;&quot;&quot;&quot;;&quot;:&quot;;&quot;&quot;&quot;&quot;;[.$C144]; &quot;&quot;&quot;&quot;;&quot;,&quot;)); IF([.$D144]=&quot;&quot;;&quot;&quot;;COM.MICROSOFT.CONCAT(&quot;&quot;&quot;&quot;;[.$D$1];&quot;&quot;&quot;&quot;;&quot;:&quot;;&quot;&quot;&quot;&quot;;[.$D144]; &quot;&quot;&quot;&quot;;&quot;,&quot;));&quot;},&quot;))">
            <text:p/>
          </table:table-cell>
          <table:table-cell/>
          <table:table-cell table:style-name="ce5" table:formula="of:=IF(OR([.$A144]=&quot;&quot;;[.$B144]=[.$B143]);&quot;&quot;;COM.MICROSOFT.CONCAT(&quot;{&quot;; IF([.$B144]=&quot;&quot;;&quot;&quot;;COM.MICROSOFT.CONCAT(&quot;&quot;&quot;&quot;;[.$B$1];&quot;&quot;&quot;&quot;;&quot;:&quot;;&quot;&quot;&quot;&quot;;[.$B144]; &quot;&quot;&quot;&quot;;&quot;,&quot;)); IF([.$D144]=&quot;&quot;;&quot;&quot;;COM.MICROSOFT.CONCAT(&quot;&quot;&quot;&quot;;[.$D$1];&quot;&quot;&quot;&quot;;&quot;:&quot;;&quot;&quot;&quot;&quot;;[.$D14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45]=&quot;&quot;;&quot;&quot;;COM.MICROSOFT.CONCAT(&quot;{&quot;; IF([.$A145]=&quot;&quot;;&quot;&quot;;COM.MICROSOFT.CONCAT(&quot;&quot;&quot;&quot;;[.$A$1];&quot;&quot;&quot;&quot;;&quot;:&quot;;&quot;&quot;&quot;&quot;;[.$A145]; &quot;&quot;&quot;&quot;;&quot;,&quot;)); IF([.$C145]=&quot;&quot;;&quot;&quot;;COM.MICROSOFT.CONCAT(&quot;&quot;&quot;&quot;;[.$C$1];&quot;&quot;&quot;&quot;;&quot;:&quot;;&quot;&quot;&quot;&quot;;[.$C145]; &quot;&quot;&quot;&quot;;&quot;,&quot;)); IF([.$D145]=&quot;&quot;;&quot;&quot;;COM.MICROSOFT.CONCAT(&quot;&quot;&quot;&quot;;[.$D$1];&quot;&quot;&quot;&quot;;&quot;:&quot;;&quot;&quot;&quot;&quot;;[.$D145]; &quot;&quot;&quot;&quot;;&quot;,&quot;));&quot;},&quot;))">
            <text:p/>
          </table:table-cell>
          <table:table-cell/>
          <table:table-cell table:style-name="ce5" table:formula="of:=IF(OR([.$A145]=&quot;&quot;;[.$B145]=[.$B144]);&quot;&quot;;COM.MICROSOFT.CONCAT(&quot;{&quot;; IF([.$B145]=&quot;&quot;;&quot;&quot;;COM.MICROSOFT.CONCAT(&quot;&quot;&quot;&quot;;[.$B$1];&quot;&quot;&quot;&quot;;&quot;:&quot;;&quot;&quot;&quot;&quot;;[.$B145]; &quot;&quot;&quot;&quot;;&quot;,&quot;)); IF([.$D145]=&quot;&quot;;&quot;&quot;;COM.MICROSOFT.CONCAT(&quot;&quot;&quot;&quot;;[.$D$1];&quot;&quot;&quot;&quot;;&quot;:&quot;;&quot;&quot;&quot;&quot;;[.$D14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46]=&quot;&quot;;&quot;&quot;;COM.MICROSOFT.CONCAT(&quot;{&quot;; IF([.$A146]=&quot;&quot;;&quot;&quot;;COM.MICROSOFT.CONCAT(&quot;&quot;&quot;&quot;;[.$A$1];&quot;&quot;&quot;&quot;;&quot;:&quot;;&quot;&quot;&quot;&quot;;[.$A146]; &quot;&quot;&quot;&quot;;&quot;,&quot;)); IF([.$C146]=&quot;&quot;;&quot;&quot;;COM.MICROSOFT.CONCAT(&quot;&quot;&quot;&quot;;[.$C$1];&quot;&quot;&quot;&quot;;&quot;:&quot;;&quot;&quot;&quot;&quot;;[.$C146]; &quot;&quot;&quot;&quot;;&quot;,&quot;)); IF([.$D146]=&quot;&quot;;&quot;&quot;;COM.MICROSOFT.CONCAT(&quot;&quot;&quot;&quot;;[.$D$1];&quot;&quot;&quot;&quot;;&quot;:&quot;;&quot;&quot;&quot;&quot;;[.$D146]; &quot;&quot;&quot;&quot;;&quot;,&quot;));&quot;},&quot;))">
            <text:p/>
          </table:table-cell>
          <table:table-cell/>
          <table:table-cell table:style-name="ce5" table:formula="of:=IF(OR([.$A146]=&quot;&quot;;[.$B146]=[.$B145]);&quot;&quot;;COM.MICROSOFT.CONCAT(&quot;{&quot;; IF([.$B146]=&quot;&quot;;&quot;&quot;;COM.MICROSOFT.CONCAT(&quot;&quot;&quot;&quot;;[.$B$1];&quot;&quot;&quot;&quot;;&quot;:&quot;;&quot;&quot;&quot;&quot;;[.$B146]; &quot;&quot;&quot;&quot;;&quot;,&quot;)); IF([.$D146]=&quot;&quot;;&quot;&quot;;COM.MICROSOFT.CONCAT(&quot;&quot;&quot;&quot;;[.$D$1];&quot;&quot;&quot;&quot;;&quot;:&quot;;&quot;&quot;&quot;&quot;;[.$D14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47]=&quot;&quot;;&quot;&quot;;COM.MICROSOFT.CONCAT(&quot;{&quot;; IF([.$A147]=&quot;&quot;;&quot;&quot;;COM.MICROSOFT.CONCAT(&quot;&quot;&quot;&quot;;[.$A$1];&quot;&quot;&quot;&quot;;&quot;:&quot;;&quot;&quot;&quot;&quot;;[.$A147]; &quot;&quot;&quot;&quot;;&quot;,&quot;)); IF([.$C147]=&quot;&quot;;&quot;&quot;;COM.MICROSOFT.CONCAT(&quot;&quot;&quot;&quot;;[.$C$1];&quot;&quot;&quot;&quot;;&quot;:&quot;;&quot;&quot;&quot;&quot;;[.$C147]; &quot;&quot;&quot;&quot;;&quot;,&quot;)); IF([.$D147]=&quot;&quot;;&quot;&quot;;COM.MICROSOFT.CONCAT(&quot;&quot;&quot;&quot;;[.$D$1];&quot;&quot;&quot;&quot;;&quot;:&quot;;&quot;&quot;&quot;&quot;;[.$D147]; &quot;&quot;&quot;&quot;;&quot;,&quot;));&quot;},&quot;))">
            <text:p/>
          </table:table-cell>
          <table:table-cell/>
          <table:table-cell table:style-name="ce5" table:formula="of:=IF(OR([.$A147]=&quot;&quot;;[.$B147]=[.$B146]);&quot;&quot;;COM.MICROSOFT.CONCAT(&quot;{&quot;; IF([.$B147]=&quot;&quot;;&quot;&quot;;COM.MICROSOFT.CONCAT(&quot;&quot;&quot;&quot;;[.$B$1];&quot;&quot;&quot;&quot;;&quot;:&quot;;&quot;&quot;&quot;&quot;;[.$B147]; &quot;&quot;&quot;&quot;;&quot;,&quot;)); IF([.$D147]=&quot;&quot;;&quot;&quot;;COM.MICROSOFT.CONCAT(&quot;&quot;&quot;&quot;;[.$D$1];&quot;&quot;&quot;&quot;;&quot;:&quot;;&quot;&quot;&quot;&quot;;[.$D14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48]=&quot;&quot;;&quot;&quot;;COM.MICROSOFT.CONCAT(&quot;{&quot;; IF([.$A148]=&quot;&quot;;&quot;&quot;;COM.MICROSOFT.CONCAT(&quot;&quot;&quot;&quot;;[.$A$1];&quot;&quot;&quot;&quot;;&quot;:&quot;;&quot;&quot;&quot;&quot;;[.$A148]; &quot;&quot;&quot;&quot;;&quot;,&quot;)); IF([.$C148]=&quot;&quot;;&quot;&quot;;COM.MICROSOFT.CONCAT(&quot;&quot;&quot;&quot;;[.$C$1];&quot;&quot;&quot;&quot;;&quot;:&quot;;&quot;&quot;&quot;&quot;;[.$C148]; &quot;&quot;&quot;&quot;;&quot;,&quot;)); IF([.$D148]=&quot;&quot;;&quot;&quot;;COM.MICROSOFT.CONCAT(&quot;&quot;&quot;&quot;;[.$D$1];&quot;&quot;&quot;&quot;;&quot;:&quot;;&quot;&quot;&quot;&quot;;[.$D148]; &quot;&quot;&quot;&quot;;&quot;,&quot;));&quot;},&quot;))">
            <text:p/>
          </table:table-cell>
          <table:table-cell/>
          <table:table-cell table:style-name="ce5" table:formula="of:=IF(OR([.$A148]=&quot;&quot;;[.$B148]=[.$B147]);&quot;&quot;;COM.MICROSOFT.CONCAT(&quot;{&quot;; IF([.$B148]=&quot;&quot;;&quot;&quot;;COM.MICROSOFT.CONCAT(&quot;&quot;&quot;&quot;;[.$B$1];&quot;&quot;&quot;&quot;;&quot;:&quot;;&quot;&quot;&quot;&quot;;[.$B148]; &quot;&quot;&quot;&quot;;&quot;,&quot;)); IF([.$D148]=&quot;&quot;;&quot;&quot;;COM.MICROSOFT.CONCAT(&quot;&quot;&quot;&quot;;[.$D$1];&quot;&quot;&quot;&quot;;&quot;:&quot;;&quot;&quot;&quot;&quot;;[.$D14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49]=&quot;&quot;;&quot;&quot;;COM.MICROSOFT.CONCAT(&quot;{&quot;; IF([.$A149]=&quot;&quot;;&quot;&quot;;COM.MICROSOFT.CONCAT(&quot;&quot;&quot;&quot;;[.$A$1];&quot;&quot;&quot;&quot;;&quot;:&quot;;&quot;&quot;&quot;&quot;;[.$A149]; &quot;&quot;&quot;&quot;;&quot;,&quot;)); IF([.$C149]=&quot;&quot;;&quot;&quot;;COM.MICROSOFT.CONCAT(&quot;&quot;&quot;&quot;;[.$C$1];&quot;&quot;&quot;&quot;;&quot;:&quot;;&quot;&quot;&quot;&quot;;[.$C149]; &quot;&quot;&quot;&quot;;&quot;,&quot;)); IF([.$D149]=&quot;&quot;;&quot;&quot;;COM.MICROSOFT.CONCAT(&quot;&quot;&quot;&quot;;[.$D$1];&quot;&quot;&quot;&quot;;&quot;:&quot;;&quot;&quot;&quot;&quot;;[.$D149]; &quot;&quot;&quot;&quot;;&quot;,&quot;));&quot;},&quot;))">
            <text:p/>
          </table:table-cell>
          <table:table-cell/>
          <table:table-cell table:style-name="ce5" table:formula="of:=IF(OR([.$A149]=&quot;&quot;;[.$B149]=[.$B148]);&quot;&quot;;COM.MICROSOFT.CONCAT(&quot;{&quot;; IF([.$B149]=&quot;&quot;;&quot;&quot;;COM.MICROSOFT.CONCAT(&quot;&quot;&quot;&quot;;[.$B$1];&quot;&quot;&quot;&quot;;&quot;:&quot;;&quot;&quot;&quot;&quot;;[.$B149]; &quot;&quot;&quot;&quot;;&quot;,&quot;)); IF([.$D149]=&quot;&quot;;&quot;&quot;;COM.MICROSOFT.CONCAT(&quot;&quot;&quot;&quot;;[.$D$1];&quot;&quot;&quot;&quot;;&quot;:&quot;;&quot;&quot;&quot;&quot;;[.$D14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50]=&quot;&quot;;&quot;&quot;;COM.MICROSOFT.CONCAT(&quot;{&quot;; IF([.$A150]=&quot;&quot;;&quot;&quot;;COM.MICROSOFT.CONCAT(&quot;&quot;&quot;&quot;;[.$A$1];&quot;&quot;&quot;&quot;;&quot;:&quot;;&quot;&quot;&quot;&quot;;[.$A150]; &quot;&quot;&quot;&quot;;&quot;,&quot;)); IF([.$C150]=&quot;&quot;;&quot;&quot;;COM.MICROSOFT.CONCAT(&quot;&quot;&quot;&quot;;[.$C$1];&quot;&quot;&quot;&quot;;&quot;:&quot;;&quot;&quot;&quot;&quot;;[.$C150]; &quot;&quot;&quot;&quot;;&quot;,&quot;)); IF([.$D150]=&quot;&quot;;&quot;&quot;;COM.MICROSOFT.CONCAT(&quot;&quot;&quot;&quot;;[.$D$1];&quot;&quot;&quot;&quot;;&quot;:&quot;;&quot;&quot;&quot;&quot;;[.$D150]; &quot;&quot;&quot;&quot;;&quot;,&quot;));&quot;},&quot;))">
            <text:p/>
          </table:table-cell>
          <table:table-cell/>
          <table:table-cell table:style-name="ce5" table:formula="of:=IF(OR([.$A150]=&quot;&quot;;[.$B150]=[.$B149]);&quot;&quot;;COM.MICROSOFT.CONCAT(&quot;{&quot;; IF([.$B150]=&quot;&quot;;&quot;&quot;;COM.MICROSOFT.CONCAT(&quot;&quot;&quot;&quot;;[.$B$1];&quot;&quot;&quot;&quot;;&quot;:&quot;;&quot;&quot;&quot;&quot;;[.$B150]; &quot;&quot;&quot;&quot;;&quot;,&quot;)); IF([.$D150]=&quot;&quot;;&quot;&quot;;COM.MICROSOFT.CONCAT(&quot;&quot;&quot;&quot;;[.$D$1];&quot;&quot;&quot;&quot;;&quot;:&quot;;&quot;&quot;&quot;&quot;;[.$D15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51]=&quot;&quot;;&quot;&quot;;COM.MICROSOFT.CONCAT(&quot;{&quot;; IF([.$A151]=&quot;&quot;;&quot;&quot;;COM.MICROSOFT.CONCAT(&quot;&quot;&quot;&quot;;[.$A$1];&quot;&quot;&quot;&quot;;&quot;:&quot;;&quot;&quot;&quot;&quot;;[.$A151]; &quot;&quot;&quot;&quot;;&quot;,&quot;)); IF([.$C151]=&quot;&quot;;&quot;&quot;;COM.MICROSOFT.CONCAT(&quot;&quot;&quot;&quot;;[.$C$1];&quot;&quot;&quot;&quot;;&quot;:&quot;;&quot;&quot;&quot;&quot;;[.$C151]; &quot;&quot;&quot;&quot;;&quot;,&quot;)); IF([.$D151]=&quot;&quot;;&quot;&quot;;COM.MICROSOFT.CONCAT(&quot;&quot;&quot;&quot;;[.$D$1];&quot;&quot;&quot;&quot;;&quot;:&quot;;&quot;&quot;&quot;&quot;;[.$D151]; &quot;&quot;&quot;&quot;;&quot;,&quot;));&quot;},&quot;))">
            <text:p/>
          </table:table-cell>
          <table:table-cell/>
          <table:table-cell table:style-name="ce5" table:formula="of:=IF(OR([.$A151]=&quot;&quot;;[.$B151]=[.$B150]);&quot;&quot;;COM.MICROSOFT.CONCAT(&quot;{&quot;; IF([.$B151]=&quot;&quot;;&quot;&quot;;COM.MICROSOFT.CONCAT(&quot;&quot;&quot;&quot;;[.$B$1];&quot;&quot;&quot;&quot;;&quot;:&quot;;&quot;&quot;&quot;&quot;;[.$B151]; &quot;&quot;&quot;&quot;;&quot;,&quot;)); IF([.$D151]=&quot;&quot;;&quot;&quot;;COM.MICROSOFT.CONCAT(&quot;&quot;&quot;&quot;;[.$D$1];&quot;&quot;&quot;&quot;;&quot;:&quot;;&quot;&quot;&quot;&quot;;[.$D15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52]=&quot;&quot;;&quot;&quot;;COM.MICROSOFT.CONCAT(&quot;{&quot;; IF([.$A152]=&quot;&quot;;&quot;&quot;;COM.MICROSOFT.CONCAT(&quot;&quot;&quot;&quot;;[.$A$1];&quot;&quot;&quot;&quot;;&quot;:&quot;;&quot;&quot;&quot;&quot;;[.$A152]; &quot;&quot;&quot;&quot;;&quot;,&quot;)); IF([.$C152]=&quot;&quot;;&quot;&quot;;COM.MICROSOFT.CONCAT(&quot;&quot;&quot;&quot;;[.$C$1];&quot;&quot;&quot;&quot;;&quot;:&quot;;&quot;&quot;&quot;&quot;;[.$C152]; &quot;&quot;&quot;&quot;;&quot;,&quot;)); IF([.$D152]=&quot;&quot;;&quot;&quot;;COM.MICROSOFT.CONCAT(&quot;&quot;&quot;&quot;;[.$D$1];&quot;&quot;&quot;&quot;;&quot;:&quot;;&quot;&quot;&quot;&quot;;[.$D152]; &quot;&quot;&quot;&quot;;&quot;,&quot;));&quot;},&quot;))">
            <text:p/>
          </table:table-cell>
          <table:table-cell/>
          <table:table-cell table:style-name="ce5" table:formula="of:=IF(OR([.$A152]=&quot;&quot;;[.$B152]=[.$B151]);&quot;&quot;;COM.MICROSOFT.CONCAT(&quot;{&quot;; IF([.$B152]=&quot;&quot;;&quot;&quot;;COM.MICROSOFT.CONCAT(&quot;&quot;&quot;&quot;;[.$B$1];&quot;&quot;&quot;&quot;;&quot;:&quot;;&quot;&quot;&quot;&quot;;[.$B152]; &quot;&quot;&quot;&quot;;&quot;,&quot;)); IF([.$D152]=&quot;&quot;;&quot;&quot;;COM.MICROSOFT.CONCAT(&quot;&quot;&quot;&quot;;[.$D$1];&quot;&quot;&quot;&quot;;&quot;:&quot;;&quot;&quot;&quot;&quot;;[.$D15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53]=&quot;&quot;;&quot;&quot;;COM.MICROSOFT.CONCAT(&quot;{&quot;; IF([.$A153]=&quot;&quot;;&quot;&quot;;COM.MICROSOFT.CONCAT(&quot;&quot;&quot;&quot;;[.$A$1];&quot;&quot;&quot;&quot;;&quot;:&quot;;&quot;&quot;&quot;&quot;;[.$A153]; &quot;&quot;&quot;&quot;;&quot;,&quot;)); IF([.$C153]=&quot;&quot;;&quot;&quot;;COM.MICROSOFT.CONCAT(&quot;&quot;&quot;&quot;;[.$C$1];&quot;&quot;&quot;&quot;;&quot;:&quot;;&quot;&quot;&quot;&quot;;[.$C153]; &quot;&quot;&quot;&quot;;&quot;,&quot;)); IF([.$D153]=&quot;&quot;;&quot;&quot;;COM.MICROSOFT.CONCAT(&quot;&quot;&quot;&quot;;[.$D$1];&quot;&quot;&quot;&quot;;&quot;:&quot;;&quot;&quot;&quot;&quot;;[.$D153]; &quot;&quot;&quot;&quot;;&quot;,&quot;));&quot;},&quot;))">
            <text:p/>
          </table:table-cell>
          <table:table-cell/>
          <table:table-cell table:style-name="ce5" table:formula="of:=IF(OR([.$A153]=&quot;&quot;;[.$B153]=[.$B152]);&quot;&quot;;COM.MICROSOFT.CONCAT(&quot;{&quot;; IF([.$B153]=&quot;&quot;;&quot;&quot;;COM.MICROSOFT.CONCAT(&quot;&quot;&quot;&quot;;[.$B$1];&quot;&quot;&quot;&quot;;&quot;:&quot;;&quot;&quot;&quot;&quot;;[.$B153]; &quot;&quot;&quot;&quot;;&quot;,&quot;)); IF([.$D153]=&quot;&quot;;&quot;&quot;;COM.MICROSOFT.CONCAT(&quot;&quot;&quot;&quot;;[.$D$1];&quot;&quot;&quot;&quot;;&quot;:&quot;;&quot;&quot;&quot;&quot;;[.$D15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54]=&quot;&quot;;&quot;&quot;;COM.MICROSOFT.CONCAT(&quot;{&quot;; IF([.$A154]=&quot;&quot;;&quot;&quot;;COM.MICROSOFT.CONCAT(&quot;&quot;&quot;&quot;;[.$A$1];&quot;&quot;&quot;&quot;;&quot;:&quot;;&quot;&quot;&quot;&quot;;[.$A154]; &quot;&quot;&quot;&quot;;&quot;,&quot;)); IF([.$C154]=&quot;&quot;;&quot;&quot;;COM.MICROSOFT.CONCAT(&quot;&quot;&quot;&quot;;[.$C$1];&quot;&quot;&quot;&quot;;&quot;:&quot;;&quot;&quot;&quot;&quot;;[.$C154]; &quot;&quot;&quot;&quot;;&quot;,&quot;)); IF([.$D154]=&quot;&quot;;&quot;&quot;;COM.MICROSOFT.CONCAT(&quot;&quot;&quot;&quot;;[.$D$1];&quot;&quot;&quot;&quot;;&quot;:&quot;;&quot;&quot;&quot;&quot;;[.$D154]; &quot;&quot;&quot;&quot;;&quot;,&quot;));&quot;},&quot;))">
            <text:p/>
          </table:table-cell>
          <table:table-cell/>
          <table:table-cell table:style-name="ce5" table:formula="of:=IF(OR([.$A154]=&quot;&quot;;[.$B154]=[.$B153]);&quot;&quot;;COM.MICROSOFT.CONCAT(&quot;{&quot;; IF([.$B154]=&quot;&quot;;&quot;&quot;;COM.MICROSOFT.CONCAT(&quot;&quot;&quot;&quot;;[.$B$1];&quot;&quot;&quot;&quot;;&quot;:&quot;;&quot;&quot;&quot;&quot;;[.$B154]; &quot;&quot;&quot;&quot;;&quot;,&quot;)); IF([.$D154]=&quot;&quot;;&quot;&quot;;COM.MICROSOFT.CONCAT(&quot;&quot;&quot;&quot;;[.$D$1];&quot;&quot;&quot;&quot;;&quot;:&quot;;&quot;&quot;&quot;&quot;;[.$D15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55]=&quot;&quot;;&quot;&quot;;COM.MICROSOFT.CONCAT(&quot;{&quot;; IF([.$A155]=&quot;&quot;;&quot;&quot;;COM.MICROSOFT.CONCAT(&quot;&quot;&quot;&quot;;[.$A$1];&quot;&quot;&quot;&quot;;&quot;:&quot;;&quot;&quot;&quot;&quot;;[.$A155]; &quot;&quot;&quot;&quot;;&quot;,&quot;)); IF([.$C155]=&quot;&quot;;&quot;&quot;;COM.MICROSOFT.CONCAT(&quot;&quot;&quot;&quot;;[.$C$1];&quot;&quot;&quot;&quot;;&quot;:&quot;;&quot;&quot;&quot;&quot;;[.$C155]; &quot;&quot;&quot;&quot;;&quot;,&quot;)); IF([.$D155]=&quot;&quot;;&quot;&quot;;COM.MICROSOFT.CONCAT(&quot;&quot;&quot;&quot;;[.$D$1];&quot;&quot;&quot;&quot;;&quot;:&quot;;&quot;&quot;&quot;&quot;;[.$D155]; &quot;&quot;&quot;&quot;;&quot;,&quot;));&quot;},&quot;))">
            <text:p/>
          </table:table-cell>
          <table:table-cell/>
          <table:table-cell table:style-name="ce5" table:formula="of:=IF(OR([.$A155]=&quot;&quot;;[.$B155]=[.$B154]);&quot;&quot;;COM.MICROSOFT.CONCAT(&quot;{&quot;; IF([.$B155]=&quot;&quot;;&quot;&quot;;COM.MICROSOFT.CONCAT(&quot;&quot;&quot;&quot;;[.$B$1];&quot;&quot;&quot;&quot;;&quot;:&quot;;&quot;&quot;&quot;&quot;;[.$B155]; &quot;&quot;&quot;&quot;;&quot;,&quot;)); IF([.$D155]=&quot;&quot;;&quot;&quot;;COM.MICROSOFT.CONCAT(&quot;&quot;&quot;&quot;;[.$D$1];&quot;&quot;&quot;&quot;;&quot;:&quot;;&quot;&quot;&quot;&quot;;[.$D15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56]=&quot;&quot;;&quot;&quot;;COM.MICROSOFT.CONCAT(&quot;{&quot;; IF([.$A156]=&quot;&quot;;&quot;&quot;;COM.MICROSOFT.CONCAT(&quot;&quot;&quot;&quot;;[.$A$1];&quot;&quot;&quot;&quot;;&quot;:&quot;;&quot;&quot;&quot;&quot;;[.$A156]; &quot;&quot;&quot;&quot;;&quot;,&quot;)); IF([.$C156]=&quot;&quot;;&quot;&quot;;COM.MICROSOFT.CONCAT(&quot;&quot;&quot;&quot;;[.$C$1];&quot;&quot;&quot;&quot;;&quot;:&quot;;&quot;&quot;&quot;&quot;;[.$C156]; &quot;&quot;&quot;&quot;;&quot;,&quot;)); IF([.$D156]=&quot;&quot;;&quot;&quot;;COM.MICROSOFT.CONCAT(&quot;&quot;&quot;&quot;;[.$D$1];&quot;&quot;&quot;&quot;;&quot;:&quot;;&quot;&quot;&quot;&quot;;[.$D156]; &quot;&quot;&quot;&quot;;&quot;,&quot;));&quot;},&quot;))">
            <text:p/>
          </table:table-cell>
          <table:table-cell/>
          <table:table-cell table:style-name="ce5" table:formula="of:=IF(OR([.$A156]=&quot;&quot;;[.$B156]=[.$B155]);&quot;&quot;;COM.MICROSOFT.CONCAT(&quot;{&quot;; IF([.$B156]=&quot;&quot;;&quot;&quot;;COM.MICROSOFT.CONCAT(&quot;&quot;&quot;&quot;;[.$B$1];&quot;&quot;&quot;&quot;;&quot;:&quot;;&quot;&quot;&quot;&quot;;[.$B156]; &quot;&quot;&quot;&quot;;&quot;,&quot;)); IF([.$D156]=&quot;&quot;;&quot;&quot;;COM.MICROSOFT.CONCAT(&quot;&quot;&quot;&quot;;[.$D$1];&quot;&quot;&quot;&quot;;&quot;:&quot;;&quot;&quot;&quot;&quot;;[.$D15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57]=&quot;&quot;;&quot;&quot;;COM.MICROSOFT.CONCAT(&quot;{&quot;; IF([.$A157]=&quot;&quot;;&quot;&quot;;COM.MICROSOFT.CONCAT(&quot;&quot;&quot;&quot;;[.$A$1];&quot;&quot;&quot;&quot;;&quot;:&quot;;&quot;&quot;&quot;&quot;;[.$A157]; &quot;&quot;&quot;&quot;;&quot;,&quot;)); IF([.$C157]=&quot;&quot;;&quot;&quot;;COM.MICROSOFT.CONCAT(&quot;&quot;&quot;&quot;;[.$C$1];&quot;&quot;&quot;&quot;;&quot;:&quot;;&quot;&quot;&quot;&quot;;[.$C157]; &quot;&quot;&quot;&quot;;&quot;,&quot;)); IF([.$D157]=&quot;&quot;;&quot;&quot;;COM.MICROSOFT.CONCAT(&quot;&quot;&quot;&quot;;[.$D$1];&quot;&quot;&quot;&quot;;&quot;:&quot;;&quot;&quot;&quot;&quot;;[.$D157]; &quot;&quot;&quot;&quot;;&quot;,&quot;));&quot;},&quot;))">
            <text:p/>
          </table:table-cell>
          <table:table-cell/>
          <table:table-cell table:style-name="ce5" table:formula="of:=IF(OR([.$A157]=&quot;&quot;;[.$B157]=[.$B156]);&quot;&quot;;COM.MICROSOFT.CONCAT(&quot;{&quot;; IF([.$B157]=&quot;&quot;;&quot;&quot;;COM.MICROSOFT.CONCAT(&quot;&quot;&quot;&quot;;[.$B$1];&quot;&quot;&quot;&quot;;&quot;:&quot;;&quot;&quot;&quot;&quot;;[.$B157]; &quot;&quot;&quot;&quot;;&quot;,&quot;)); IF([.$D157]=&quot;&quot;;&quot;&quot;;COM.MICROSOFT.CONCAT(&quot;&quot;&quot;&quot;;[.$D$1];&quot;&quot;&quot;&quot;;&quot;:&quot;;&quot;&quot;&quot;&quot;;[.$D15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58]=&quot;&quot;;&quot;&quot;;COM.MICROSOFT.CONCAT(&quot;{&quot;; IF([.$A158]=&quot;&quot;;&quot;&quot;;COM.MICROSOFT.CONCAT(&quot;&quot;&quot;&quot;;[.$A$1];&quot;&quot;&quot;&quot;;&quot;:&quot;;&quot;&quot;&quot;&quot;;[.$A158]; &quot;&quot;&quot;&quot;;&quot;,&quot;)); IF([.$C158]=&quot;&quot;;&quot;&quot;;COM.MICROSOFT.CONCAT(&quot;&quot;&quot;&quot;;[.$C$1];&quot;&quot;&quot;&quot;;&quot;:&quot;;&quot;&quot;&quot;&quot;;[.$C158]; &quot;&quot;&quot;&quot;;&quot;,&quot;)); IF([.$D158]=&quot;&quot;;&quot;&quot;;COM.MICROSOFT.CONCAT(&quot;&quot;&quot;&quot;;[.$D$1];&quot;&quot;&quot;&quot;;&quot;:&quot;;&quot;&quot;&quot;&quot;;[.$D158]; &quot;&quot;&quot;&quot;;&quot;,&quot;));&quot;},&quot;))">
            <text:p/>
          </table:table-cell>
          <table:table-cell/>
          <table:table-cell table:style-name="ce5" table:formula="of:=IF(OR([.$A158]=&quot;&quot;;[.$B158]=[.$B157]);&quot;&quot;;COM.MICROSOFT.CONCAT(&quot;{&quot;; IF([.$B158]=&quot;&quot;;&quot;&quot;;COM.MICROSOFT.CONCAT(&quot;&quot;&quot;&quot;;[.$B$1];&quot;&quot;&quot;&quot;;&quot;:&quot;;&quot;&quot;&quot;&quot;;[.$B158]; &quot;&quot;&quot;&quot;;&quot;,&quot;)); IF([.$D158]=&quot;&quot;;&quot;&quot;;COM.MICROSOFT.CONCAT(&quot;&quot;&quot;&quot;;[.$D$1];&quot;&quot;&quot;&quot;;&quot;:&quot;;&quot;&quot;&quot;&quot;;[.$D15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59]=&quot;&quot;;&quot;&quot;;COM.MICROSOFT.CONCAT(&quot;{&quot;; IF([.$A159]=&quot;&quot;;&quot;&quot;;COM.MICROSOFT.CONCAT(&quot;&quot;&quot;&quot;;[.$A$1];&quot;&quot;&quot;&quot;;&quot;:&quot;;&quot;&quot;&quot;&quot;;[.$A159]; &quot;&quot;&quot;&quot;;&quot;,&quot;)); IF([.$C159]=&quot;&quot;;&quot;&quot;;COM.MICROSOFT.CONCAT(&quot;&quot;&quot;&quot;;[.$C$1];&quot;&quot;&quot;&quot;;&quot;:&quot;;&quot;&quot;&quot;&quot;;[.$C159]; &quot;&quot;&quot;&quot;;&quot;,&quot;)); IF([.$D159]=&quot;&quot;;&quot;&quot;;COM.MICROSOFT.CONCAT(&quot;&quot;&quot;&quot;;[.$D$1];&quot;&quot;&quot;&quot;;&quot;:&quot;;&quot;&quot;&quot;&quot;;[.$D159]; &quot;&quot;&quot;&quot;;&quot;,&quot;));&quot;},&quot;))">
            <text:p/>
          </table:table-cell>
          <table:table-cell/>
          <table:table-cell table:style-name="ce5" table:formula="of:=IF(OR([.$A159]=&quot;&quot;;[.$B159]=[.$B158]);&quot;&quot;;COM.MICROSOFT.CONCAT(&quot;{&quot;; IF([.$B159]=&quot;&quot;;&quot;&quot;;COM.MICROSOFT.CONCAT(&quot;&quot;&quot;&quot;;[.$B$1];&quot;&quot;&quot;&quot;;&quot;:&quot;;&quot;&quot;&quot;&quot;;[.$B159]; &quot;&quot;&quot;&quot;;&quot;,&quot;)); IF([.$D159]=&quot;&quot;;&quot;&quot;;COM.MICROSOFT.CONCAT(&quot;&quot;&quot;&quot;;[.$D$1];&quot;&quot;&quot;&quot;;&quot;:&quot;;&quot;&quot;&quot;&quot;;[.$D15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60]=&quot;&quot;;&quot;&quot;;COM.MICROSOFT.CONCAT(&quot;{&quot;; IF([.$A160]=&quot;&quot;;&quot;&quot;;COM.MICROSOFT.CONCAT(&quot;&quot;&quot;&quot;;[.$A$1];&quot;&quot;&quot;&quot;;&quot;:&quot;;&quot;&quot;&quot;&quot;;[.$A160]; &quot;&quot;&quot;&quot;;&quot;,&quot;)); IF([.$C160]=&quot;&quot;;&quot;&quot;;COM.MICROSOFT.CONCAT(&quot;&quot;&quot;&quot;;[.$C$1];&quot;&quot;&quot;&quot;;&quot;:&quot;;&quot;&quot;&quot;&quot;;[.$C160]; &quot;&quot;&quot;&quot;;&quot;,&quot;)); IF([.$D160]=&quot;&quot;;&quot;&quot;;COM.MICROSOFT.CONCAT(&quot;&quot;&quot;&quot;;[.$D$1];&quot;&quot;&quot;&quot;;&quot;:&quot;;&quot;&quot;&quot;&quot;;[.$D160]; &quot;&quot;&quot;&quot;;&quot;,&quot;));&quot;},&quot;))">
            <text:p/>
          </table:table-cell>
          <table:table-cell/>
          <table:table-cell table:style-name="ce5" table:formula="of:=IF(OR([.$A160]=&quot;&quot;;[.$B160]=[.$B159]);&quot;&quot;;COM.MICROSOFT.CONCAT(&quot;{&quot;; IF([.$B160]=&quot;&quot;;&quot;&quot;;COM.MICROSOFT.CONCAT(&quot;&quot;&quot;&quot;;[.$B$1];&quot;&quot;&quot;&quot;;&quot;:&quot;;&quot;&quot;&quot;&quot;;[.$B160]; &quot;&quot;&quot;&quot;;&quot;,&quot;)); IF([.$D160]=&quot;&quot;;&quot;&quot;;COM.MICROSOFT.CONCAT(&quot;&quot;&quot;&quot;;[.$D$1];&quot;&quot;&quot;&quot;;&quot;:&quot;;&quot;&quot;&quot;&quot;;[.$D16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61]=&quot;&quot;;&quot;&quot;;COM.MICROSOFT.CONCAT(&quot;{&quot;; IF([.$A161]=&quot;&quot;;&quot;&quot;;COM.MICROSOFT.CONCAT(&quot;&quot;&quot;&quot;;[.$A$1];&quot;&quot;&quot;&quot;;&quot;:&quot;;&quot;&quot;&quot;&quot;;[.$A161]; &quot;&quot;&quot;&quot;;&quot;,&quot;)); IF([.$C161]=&quot;&quot;;&quot;&quot;;COM.MICROSOFT.CONCAT(&quot;&quot;&quot;&quot;;[.$C$1];&quot;&quot;&quot;&quot;;&quot;:&quot;;&quot;&quot;&quot;&quot;;[.$C161]; &quot;&quot;&quot;&quot;;&quot;,&quot;)); IF([.$D161]=&quot;&quot;;&quot;&quot;;COM.MICROSOFT.CONCAT(&quot;&quot;&quot;&quot;;[.$D$1];&quot;&quot;&quot;&quot;;&quot;:&quot;;&quot;&quot;&quot;&quot;;[.$D161]; &quot;&quot;&quot;&quot;;&quot;,&quot;));&quot;},&quot;))">
            <text:p/>
          </table:table-cell>
          <table:table-cell/>
          <table:table-cell table:style-name="ce5" table:formula="of:=IF(OR([.$A161]=&quot;&quot;;[.$B161]=[.$B160]);&quot;&quot;;COM.MICROSOFT.CONCAT(&quot;{&quot;; IF([.$B161]=&quot;&quot;;&quot;&quot;;COM.MICROSOFT.CONCAT(&quot;&quot;&quot;&quot;;[.$B$1];&quot;&quot;&quot;&quot;;&quot;:&quot;;&quot;&quot;&quot;&quot;;[.$B161]; &quot;&quot;&quot;&quot;;&quot;,&quot;)); IF([.$D161]=&quot;&quot;;&quot;&quot;;COM.MICROSOFT.CONCAT(&quot;&quot;&quot;&quot;;[.$D$1];&quot;&quot;&quot;&quot;;&quot;:&quot;;&quot;&quot;&quot;&quot;;[.$D16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62]=&quot;&quot;;&quot;&quot;;COM.MICROSOFT.CONCAT(&quot;{&quot;; IF([.$A162]=&quot;&quot;;&quot;&quot;;COM.MICROSOFT.CONCAT(&quot;&quot;&quot;&quot;;[.$A$1];&quot;&quot;&quot;&quot;;&quot;:&quot;;&quot;&quot;&quot;&quot;;[.$A162]; &quot;&quot;&quot;&quot;;&quot;,&quot;)); IF([.$C162]=&quot;&quot;;&quot;&quot;;COM.MICROSOFT.CONCAT(&quot;&quot;&quot;&quot;;[.$C$1];&quot;&quot;&quot;&quot;;&quot;:&quot;;&quot;&quot;&quot;&quot;;[.$C162]; &quot;&quot;&quot;&quot;;&quot;,&quot;)); IF([.$D162]=&quot;&quot;;&quot;&quot;;COM.MICROSOFT.CONCAT(&quot;&quot;&quot;&quot;;[.$D$1];&quot;&quot;&quot;&quot;;&quot;:&quot;;&quot;&quot;&quot;&quot;;[.$D162]; &quot;&quot;&quot;&quot;;&quot;,&quot;));&quot;},&quot;))">
            <text:p/>
          </table:table-cell>
          <table:table-cell/>
          <table:table-cell table:style-name="ce5" table:formula="of:=IF(OR([.$A162]=&quot;&quot;;[.$B162]=[.$B161]);&quot;&quot;;COM.MICROSOFT.CONCAT(&quot;{&quot;; IF([.$B162]=&quot;&quot;;&quot;&quot;;COM.MICROSOFT.CONCAT(&quot;&quot;&quot;&quot;;[.$B$1];&quot;&quot;&quot;&quot;;&quot;:&quot;;&quot;&quot;&quot;&quot;;[.$B162]; &quot;&quot;&quot;&quot;;&quot;,&quot;)); IF([.$D162]=&quot;&quot;;&quot;&quot;;COM.MICROSOFT.CONCAT(&quot;&quot;&quot;&quot;;[.$D$1];&quot;&quot;&quot;&quot;;&quot;:&quot;;&quot;&quot;&quot;&quot;;[.$D16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63]=&quot;&quot;;&quot;&quot;;COM.MICROSOFT.CONCAT(&quot;{&quot;; IF([.$A163]=&quot;&quot;;&quot;&quot;;COM.MICROSOFT.CONCAT(&quot;&quot;&quot;&quot;;[.$A$1];&quot;&quot;&quot;&quot;;&quot;:&quot;;&quot;&quot;&quot;&quot;;[.$A163]; &quot;&quot;&quot;&quot;;&quot;,&quot;)); IF([.$C163]=&quot;&quot;;&quot;&quot;;COM.MICROSOFT.CONCAT(&quot;&quot;&quot;&quot;;[.$C$1];&quot;&quot;&quot;&quot;;&quot;:&quot;;&quot;&quot;&quot;&quot;;[.$C163]; &quot;&quot;&quot;&quot;;&quot;,&quot;)); IF([.$D163]=&quot;&quot;;&quot;&quot;;COM.MICROSOFT.CONCAT(&quot;&quot;&quot;&quot;;[.$D$1];&quot;&quot;&quot;&quot;;&quot;:&quot;;&quot;&quot;&quot;&quot;;[.$D163]; &quot;&quot;&quot;&quot;;&quot;,&quot;));&quot;},&quot;))">
            <text:p/>
          </table:table-cell>
          <table:table-cell/>
          <table:table-cell table:style-name="ce5" table:formula="of:=IF(OR([.$A163]=&quot;&quot;;[.$B163]=[.$B162]);&quot;&quot;;COM.MICROSOFT.CONCAT(&quot;{&quot;; IF([.$B163]=&quot;&quot;;&quot;&quot;;COM.MICROSOFT.CONCAT(&quot;&quot;&quot;&quot;;[.$B$1];&quot;&quot;&quot;&quot;;&quot;:&quot;;&quot;&quot;&quot;&quot;;[.$B163]; &quot;&quot;&quot;&quot;;&quot;,&quot;)); IF([.$D163]=&quot;&quot;;&quot;&quot;;COM.MICROSOFT.CONCAT(&quot;&quot;&quot;&quot;;[.$D$1];&quot;&quot;&quot;&quot;;&quot;:&quot;;&quot;&quot;&quot;&quot;;[.$D16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64]=&quot;&quot;;&quot;&quot;;COM.MICROSOFT.CONCAT(&quot;{&quot;; IF([.$A164]=&quot;&quot;;&quot;&quot;;COM.MICROSOFT.CONCAT(&quot;&quot;&quot;&quot;;[.$A$1];&quot;&quot;&quot;&quot;;&quot;:&quot;;&quot;&quot;&quot;&quot;;[.$A164]; &quot;&quot;&quot;&quot;;&quot;,&quot;)); IF([.$C164]=&quot;&quot;;&quot;&quot;;COM.MICROSOFT.CONCAT(&quot;&quot;&quot;&quot;;[.$C$1];&quot;&quot;&quot;&quot;;&quot;:&quot;;&quot;&quot;&quot;&quot;;[.$C164]; &quot;&quot;&quot;&quot;;&quot;,&quot;)); IF([.$D164]=&quot;&quot;;&quot;&quot;;COM.MICROSOFT.CONCAT(&quot;&quot;&quot;&quot;;[.$D$1];&quot;&quot;&quot;&quot;;&quot;:&quot;;&quot;&quot;&quot;&quot;;[.$D164]; &quot;&quot;&quot;&quot;;&quot;,&quot;));&quot;},&quot;))">
            <text:p/>
          </table:table-cell>
          <table:table-cell/>
          <table:table-cell table:style-name="ce5" table:formula="of:=IF(OR([.$A164]=&quot;&quot;;[.$B164]=[.$B163]);&quot;&quot;;COM.MICROSOFT.CONCAT(&quot;{&quot;; IF([.$B164]=&quot;&quot;;&quot;&quot;;COM.MICROSOFT.CONCAT(&quot;&quot;&quot;&quot;;[.$B$1];&quot;&quot;&quot;&quot;;&quot;:&quot;;&quot;&quot;&quot;&quot;;[.$B164]; &quot;&quot;&quot;&quot;;&quot;,&quot;)); IF([.$D164]=&quot;&quot;;&quot;&quot;;COM.MICROSOFT.CONCAT(&quot;&quot;&quot;&quot;;[.$D$1];&quot;&quot;&quot;&quot;;&quot;:&quot;;&quot;&quot;&quot;&quot;;[.$D16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65]=&quot;&quot;;&quot;&quot;;COM.MICROSOFT.CONCAT(&quot;{&quot;; IF([.$A165]=&quot;&quot;;&quot;&quot;;COM.MICROSOFT.CONCAT(&quot;&quot;&quot;&quot;;[.$A$1];&quot;&quot;&quot;&quot;;&quot;:&quot;;&quot;&quot;&quot;&quot;;[.$A165]; &quot;&quot;&quot;&quot;;&quot;,&quot;)); IF([.$C165]=&quot;&quot;;&quot;&quot;;COM.MICROSOFT.CONCAT(&quot;&quot;&quot;&quot;;[.$C$1];&quot;&quot;&quot;&quot;;&quot;:&quot;;&quot;&quot;&quot;&quot;;[.$C165]; &quot;&quot;&quot;&quot;;&quot;,&quot;)); IF([.$D165]=&quot;&quot;;&quot;&quot;;COM.MICROSOFT.CONCAT(&quot;&quot;&quot;&quot;;[.$D$1];&quot;&quot;&quot;&quot;;&quot;:&quot;;&quot;&quot;&quot;&quot;;[.$D165]; &quot;&quot;&quot;&quot;;&quot;,&quot;));&quot;},&quot;))">
            <text:p/>
          </table:table-cell>
          <table:table-cell/>
          <table:table-cell table:style-name="ce5" table:formula="of:=IF(OR([.$A165]=&quot;&quot;;[.$B165]=[.$B164]);&quot;&quot;;COM.MICROSOFT.CONCAT(&quot;{&quot;; IF([.$B165]=&quot;&quot;;&quot;&quot;;COM.MICROSOFT.CONCAT(&quot;&quot;&quot;&quot;;[.$B$1];&quot;&quot;&quot;&quot;;&quot;:&quot;;&quot;&quot;&quot;&quot;;[.$B165]; &quot;&quot;&quot;&quot;;&quot;,&quot;)); IF([.$D165]=&quot;&quot;;&quot;&quot;;COM.MICROSOFT.CONCAT(&quot;&quot;&quot;&quot;;[.$D$1];&quot;&quot;&quot;&quot;;&quot;:&quot;;&quot;&quot;&quot;&quot;;[.$D16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66]=&quot;&quot;;&quot;&quot;;COM.MICROSOFT.CONCAT(&quot;{&quot;; IF([.$A166]=&quot;&quot;;&quot;&quot;;COM.MICROSOFT.CONCAT(&quot;&quot;&quot;&quot;;[.$A$1];&quot;&quot;&quot;&quot;;&quot;:&quot;;&quot;&quot;&quot;&quot;;[.$A166]; &quot;&quot;&quot;&quot;;&quot;,&quot;)); IF([.$C166]=&quot;&quot;;&quot;&quot;;COM.MICROSOFT.CONCAT(&quot;&quot;&quot;&quot;;[.$C$1];&quot;&quot;&quot;&quot;;&quot;:&quot;;&quot;&quot;&quot;&quot;;[.$C166]; &quot;&quot;&quot;&quot;;&quot;,&quot;)); IF([.$D166]=&quot;&quot;;&quot;&quot;;COM.MICROSOFT.CONCAT(&quot;&quot;&quot;&quot;;[.$D$1];&quot;&quot;&quot;&quot;;&quot;:&quot;;&quot;&quot;&quot;&quot;;[.$D166]; &quot;&quot;&quot;&quot;;&quot;,&quot;));&quot;},&quot;))">
            <text:p/>
          </table:table-cell>
          <table:table-cell/>
          <table:table-cell table:style-name="ce5" table:formula="of:=IF(OR([.$A166]=&quot;&quot;;[.$B166]=[.$B165]);&quot;&quot;;COM.MICROSOFT.CONCAT(&quot;{&quot;; IF([.$B166]=&quot;&quot;;&quot;&quot;;COM.MICROSOFT.CONCAT(&quot;&quot;&quot;&quot;;[.$B$1];&quot;&quot;&quot;&quot;;&quot;:&quot;;&quot;&quot;&quot;&quot;;[.$B166]; &quot;&quot;&quot;&quot;;&quot;,&quot;)); IF([.$D166]=&quot;&quot;;&quot;&quot;;COM.MICROSOFT.CONCAT(&quot;&quot;&quot;&quot;;[.$D$1];&quot;&quot;&quot;&quot;;&quot;:&quot;;&quot;&quot;&quot;&quot;;[.$D16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67]=&quot;&quot;;&quot;&quot;;COM.MICROSOFT.CONCAT(&quot;{&quot;; IF([.$A167]=&quot;&quot;;&quot;&quot;;COM.MICROSOFT.CONCAT(&quot;&quot;&quot;&quot;;[.$A$1];&quot;&quot;&quot;&quot;;&quot;:&quot;;&quot;&quot;&quot;&quot;;[.$A167]; &quot;&quot;&quot;&quot;;&quot;,&quot;)); IF([.$C167]=&quot;&quot;;&quot;&quot;;COM.MICROSOFT.CONCAT(&quot;&quot;&quot;&quot;;[.$C$1];&quot;&quot;&quot;&quot;;&quot;:&quot;;&quot;&quot;&quot;&quot;;[.$C167]; &quot;&quot;&quot;&quot;;&quot;,&quot;)); IF([.$D167]=&quot;&quot;;&quot;&quot;;COM.MICROSOFT.CONCAT(&quot;&quot;&quot;&quot;;[.$D$1];&quot;&quot;&quot;&quot;;&quot;:&quot;;&quot;&quot;&quot;&quot;;[.$D167]; &quot;&quot;&quot;&quot;;&quot;,&quot;));&quot;},&quot;))">
            <text:p/>
          </table:table-cell>
          <table:table-cell/>
          <table:table-cell table:style-name="ce5" table:formula="of:=IF(OR([.$A167]=&quot;&quot;;[.$B167]=[.$B166]);&quot;&quot;;COM.MICROSOFT.CONCAT(&quot;{&quot;; IF([.$B167]=&quot;&quot;;&quot;&quot;;COM.MICROSOFT.CONCAT(&quot;&quot;&quot;&quot;;[.$B$1];&quot;&quot;&quot;&quot;;&quot;:&quot;;&quot;&quot;&quot;&quot;;[.$B167]; &quot;&quot;&quot;&quot;;&quot;,&quot;)); IF([.$D167]=&quot;&quot;;&quot;&quot;;COM.MICROSOFT.CONCAT(&quot;&quot;&quot;&quot;;[.$D$1];&quot;&quot;&quot;&quot;;&quot;:&quot;;&quot;&quot;&quot;&quot;;[.$D16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68]=&quot;&quot;;&quot;&quot;;COM.MICROSOFT.CONCAT(&quot;{&quot;; IF([.$A168]=&quot;&quot;;&quot;&quot;;COM.MICROSOFT.CONCAT(&quot;&quot;&quot;&quot;;[.$A$1];&quot;&quot;&quot;&quot;;&quot;:&quot;;&quot;&quot;&quot;&quot;;[.$A168]; &quot;&quot;&quot;&quot;;&quot;,&quot;)); IF([.$C168]=&quot;&quot;;&quot;&quot;;COM.MICROSOFT.CONCAT(&quot;&quot;&quot;&quot;;[.$C$1];&quot;&quot;&quot;&quot;;&quot;:&quot;;&quot;&quot;&quot;&quot;;[.$C168]; &quot;&quot;&quot;&quot;;&quot;,&quot;)); IF([.$D168]=&quot;&quot;;&quot;&quot;;COM.MICROSOFT.CONCAT(&quot;&quot;&quot;&quot;;[.$D$1];&quot;&quot;&quot;&quot;;&quot;:&quot;;&quot;&quot;&quot;&quot;;[.$D168]; &quot;&quot;&quot;&quot;;&quot;,&quot;));&quot;},&quot;))">
            <text:p/>
          </table:table-cell>
          <table:table-cell/>
          <table:table-cell table:style-name="ce5" table:formula="of:=IF(OR([.$A168]=&quot;&quot;;[.$B168]=[.$B167]);&quot;&quot;;COM.MICROSOFT.CONCAT(&quot;{&quot;; IF([.$B168]=&quot;&quot;;&quot;&quot;;COM.MICROSOFT.CONCAT(&quot;&quot;&quot;&quot;;[.$B$1];&quot;&quot;&quot;&quot;;&quot;:&quot;;&quot;&quot;&quot;&quot;;[.$B168]; &quot;&quot;&quot;&quot;;&quot;,&quot;)); IF([.$D168]=&quot;&quot;;&quot;&quot;;COM.MICROSOFT.CONCAT(&quot;&quot;&quot;&quot;;[.$D$1];&quot;&quot;&quot;&quot;;&quot;:&quot;;&quot;&quot;&quot;&quot;;[.$D16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69]=&quot;&quot;;&quot;&quot;;COM.MICROSOFT.CONCAT(&quot;{&quot;; IF([.$A169]=&quot;&quot;;&quot;&quot;;COM.MICROSOFT.CONCAT(&quot;&quot;&quot;&quot;;[.$A$1];&quot;&quot;&quot;&quot;;&quot;:&quot;;&quot;&quot;&quot;&quot;;[.$A169]; &quot;&quot;&quot;&quot;;&quot;,&quot;)); IF([.$C169]=&quot;&quot;;&quot;&quot;;COM.MICROSOFT.CONCAT(&quot;&quot;&quot;&quot;;[.$C$1];&quot;&quot;&quot;&quot;;&quot;:&quot;;&quot;&quot;&quot;&quot;;[.$C169]; &quot;&quot;&quot;&quot;;&quot;,&quot;)); IF([.$D169]=&quot;&quot;;&quot;&quot;;COM.MICROSOFT.CONCAT(&quot;&quot;&quot;&quot;;[.$D$1];&quot;&quot;&quot;&quot;;&quot;:&quot;;&quot;&quot;&quot;&quot;;[.$D169]; &quot;&quot;&quot;&quot;;&quot;,&quot;));&quot;},&quot;))">
            <text:p/>
          </table:table-cell>
          <table:table-cell/>
          <table:table-cell table:style-name="ce5" table:formula="of:=IF(OR([.$A169]=&quot;&quot;;[.$B169]=[.$B168]);&quot;&quot;;COM.MICROSOFT.CONCAT(&quot;{&quot;; IF([.$B169]=&quot;&quot;;&quot;&quot;;COM.MICROSOFT.CONCAT(&quot;&quot;&quot;&quot;;[.$B$1];&quot;&quot;&quot;&quot;;&quot;:&quot;;&quot;&quot;&quot;&quot;;[.$B169]; &quot;&quot;&quot;&quot;;&quot;,&quot;)); IF([.$D169]=&quot;&quot;;&quot;&quot;;COM.MICROSOFT.CONCAT(&quot;&quot;&quot;&quot;;[.$D$1];&quot;&quot;&quot;&quot;;&quot;:&quot;;&quot;&quot;&quot;&quot;;[.$D16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70]=&quot;&quot;;&quot;&quot;;COM.MICROSOFT.CONCAT(&quot;{&quot;; IF([.$A170]=&quot;&quot;;&quot;&quot;;COM.MICROSOFT.CONCAT(&quot;&quot;&quot;&quot;;[.$A$1];&quot;&quot;&quot;&quot;;&quot;:&quot;;&quot;&quot;&quot;&quot;;[.$A170]; &quot;&quot;&quot;&quot;;&quot;,&quot;)); IF([.$C170]=&quot;&quot;;&quot;&quot;;COM.MICROSOFT.CONCAT(&quot;&quot;&quot;&quot;;[.$C$1];&quot;&quot;&quot;&quot;;&quot;:&quot;;&quot;&quot;&quot;&quot;;[.$C170]; &quot;&quot;&quot;&quot;;&quot;,&quot;)); IF([.$D170]=&quot;&quot;;&quot;&quot;;COM.MICROSOFT.CONCAT(&quot;&quot;&quot;&quot;;[.$D$1];&quot;&quot;&quot;&quot;;&quot;:&quot;;&quot;&quot;&quot;&quot;;[.$D170]; &quot;&quot;&quot;&quot;;&quot;,&quot;));&quot;},&quot;))">
            <text:p/>
          </table:table-cell>
          <table:table-cell/>
          <table:table-cell table:style-name="ce5" table:formula="of:=IF(OR([.$A170]=&quot;&quot;;[.$B170]=[.$B169]);&quot;&quot;;COM.MICROSOFT.CONCAT(&quot;{&quot;; IF([.$B170]=&quot;&quot;;&quot;&quot;;COM.MICROSOFT.CONCAT(&quot;&quot;&quot;&quot;;[.$B$1];&quot;&quot;&quot;&quot;;&quot;:&quot;;&quot;&quot;&quot;&quot;;[.$B170]; &quot;&quot;&quot;&quot;;&quot;,&quot;)); IF([.$D170]=&quot;&quot;;&quot;&quot;;COM.MICROSOFT.CONCAT(&quot;&quot;&quot;&quot;;[.$D$1];&quot;&quot;&quot;&quot;;&quot;:&quot;;&quot;&quot;&quot;&quot;;[.$D17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71]=&quot;&quot;;&quot;&quot;;COM.MICROSOFT.CONCAT(&quot;{&quot;; IF([.$A171]=&quot;&quot;;&quot;&quot;;COM.MICROSOFT.CONCAT(&quot;&quot;&quot;&quot;;[.$A$1];&quot;&quot;&quot;&quot;;&quot;:&quot;;&quot;&quot;&quot;&quot;;[.$A171]; &quot;&quot;&quot;&quot;;&quot;,&quot;)); IF([.$C171]=&quot;&quot;;&quot;&quot;;COM.MICROSOFT.CONCAT(&quot;&quot;&quot;&quot;;[.$C$1];&quot;&quot;&quot;&quot;;&quot;:&quot;;&quot;&quot;&quot;&quot;;[.$C171]; &quot;&quot;&quot;&quot;;&quot;,&quot;)); IF([.$D171]=&quot;&quot;;&quot;&quot;;COM.MICROSOFT.CONCAT(&quot;&quot;&quot;&quot;;[.$D$1];&quot;&quot;&quot;&quot;;&quot;:&quot;;&quot;&quot;&quot;&quot;;[.$D171]; &quot;&quot;&quot;&quot;;&quot;,&quot;));&quot;},&quot;))">
            <text:p/>
          </table:table-cell>
          <table:table-cell/>
          <table:table-cell table:style-name="ce5" table:formula="of:=IF(OR([.$A171]=&quot;&quot;;[.$B171]=[.$B170]);&quot;&quot;;COM.MICROSOFT.CONCAT(&quot;{&quot;; IF([.$B171]=&quot;&quot;;&quot;&quot;;COM.MICROSOFT.CONCAT(&quot;&quot;&quot;&quot;;[.$B$1];&quot;&quot;&quot;&quot;;&quot;:&quot;;&quot;&quot;&quot;&quot;;[.$B171]; &quot;&quot;&quot;&quot;;&quot;,&quot;)); IF([.$D171]=&quot;&quot;;&quot;&quot;;COM.MICROSOFT.CONCAT(&quot;&quot;&quot;&quot;;[.$D$1];&quot;&quot;&quot;&quot;;&quot;:&quot;;&quot;&quot;&quot;&quot;;[.$D17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72]=&quot;&quot;;&quot;&quot;;COM.MICROSOFT.CONCAT(&quot;{&quot;; IF([.$A172]=&quot;&quot;;&quot;&quot;;COM.MICROSOFT.CONCAT(&quot;&quot;&quot;&quot;;[.$A$1];&quot;&quot;&quot;&quot;;&quot;:&quot;;&quot;&quot;&quot;&quot;;[.$A172]; &quot;&quot;&quot;&quot;;&quot;,&quot;)); IF([.$C172]=&quot;&quot;;&quot;&quot;;COM.MICROSOFT.CONCAT(&quot;&quot;&quot;&quot;;[.$C$1];&quot;&quot;&quot;&quot;;&quot;:&quot;;&quot;&quot;&quot;&quot;;[.$C172]; &quot;&quot;&quot;&quot;;&quot;,&quot;)); IF([.$D172]=&quot;&quot;;&quot;&quot;;COM.MICROSOFT.CONCAT(&quot;&quot;&quot;&quot;;[.$D$1];&quot;&quot;&quot;&quot;;&quot;:&quot;;&quot;&quot;&quot;&quot;;[.$D172]; &quot;&quot;&quot;&quot;;&quot;,&quot;));&quot;},&quot;))">
            <text:p/>
          </table:table-cell>
          <table:table-cell/>
          <table:table-cell table:style-name="ce5" table:formula="of:=IF(OR([.$A172]=&quot;&quot;;[.$B172]=[.$B171]);&quot;&quot;;COM.MICROSOFT.CONCAT(&quot;{&quot;; IF([.$B172]=&quot;&quot;;&quot;&quot;;COM.MICROSOFT.CONCAT(&quot;&quot;&quot;&quot;;[.$B$1];&quot;&quot;&quot;&quot;;&quot;:&quot;;&quot;&quot;&quot;&quot;;[.$B172]; &quot;&quot;&quot;&quot;;&quot;,&quot;)); IF([.$D172]=&quot;&quot;;&quot;&quot;;COM.MICROSOFT.CONCAT(&quot;&quot;&quot;&quot;;[.$D$1];&quot;&quot;&quot;&quot;;&quot;:&quot;;&quot;&quot;&quot;&quot;;[.$D17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73]=&quot;&quot;;&quot;&quot;;COM.MICROSOFT.CONCAT(&quot;{&quot;; IF([.$A173]=&quot;&quot;;&quot;&quot;;COM.MICROSOFT.CONCAT(&quot;&quot;&quot;&quot;;[.$A$1];&quot;&quot;&quot;&quot;;&quot;:&quot;;&quot;&quot;&quot;&quot;;[.$A173]; &quot;&quot;&quot;&quot;;&quot;,&quot;)); IF([.$C173]=&quot;&quot;;&quot;&quot;;COM.MICROSOFT.CONCAT(&quot;&quot;&quot;&quot;;[.$C$1];&quot;&quot;&quot;&quot;;&quot;:&quot;;&quot;&quot;&quot;&quot;;[.$C173]; &quot;&quot;&quot;&quot;;&quot;,&quot;)); IF([.$D173]=&quot;&quot;;&quot;&quot;;COM.MICROSOFT.CONCAT(&quot;&quot;&quot;&quot;;[.$D$1];&quot;&quot;&quot;&quot;;&quot;:&quot;;&quot;&quot;&quot;&quot;;[.$D173]; &quot;&quot;&quot;&quot;;&quot;,&quot;));&quot;},&quot;))">
            <text:p/>
          </table:table-cell>
          <table:table-cell/>
          <table:table-cell table:style-name="ce5" table:formula="of:=IF(OR([.$A173]=&quot;&quot;;[.$B173]=[.$B172]);&quot;&quot;;COM.MICROSOFT.CONCAT(&quot;{&quot;; IF([.$B173]=&quot;&quot;;&quot;&quot;;COM.MICROSOFT.CONCAT(&quot;&quot;&quot;&quot;;[.$B$1];&quot;&quot;&quot;&quot;;&quot;:&quot;;&quot;&quot;&quot;&quot;;[.$B173]; &quot;&quot;&quot;&quot;;&quot;,&quot;)); IF([.$D173]=&quot;&quot;;&quot;&quot;;COM.MICROSOFT.CONCAT(&quot;&quot;&quot;&quot;;[.$D$1];&quot;&quot;&quot;&quot;;&quot;:&quot;;&quot;&quot;&quot;&quot;;[.$D17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74]=&quot;&quot;;&quot;&quot;;COM.MICROSOFT.CONCAT(&quot;{&quot;; IF([.$A174]=&quot;&quot;;&quot;&quot;;COM.MICROSOFT.CONCAT(&quot;&quot;&quot;&quot;;[.$A$1];&quot;&quot;&quot;&quot;;&quot;:&quot;;&quot;&quot;&quot;&quot;;[.$A174]; &quot;&quot;&quot;&quot;;&quot;,&quot;)); IF([.$C174]=&quot;&quot;;&quot;&quot;;COM.MICROSOFT.CONCAT(&quot;&quot;&quot;&quot;;[.$C$1];&quot;&quot;&quot;&quot;;&quot;:&quot;;&quot;&quot;&quot;&quot;;[.$C174]; &quot;&quot;&quot;&quot;;&quot;,&quot;)); IF([.$D174]=&quot;&quot;;&quot;&quot;;COM.MICROSOFT.CONCAT(&quot;&quot;&quot;&quot;;[.$D$1];&quot;&quot;&quot;&quot;;&quot;:&quot;;&quot;&quot;&quot;&quot;;[.$D174]; &quot;&quot;&quot;&quot;;&quot;,&quot;));&quot;},&quot;))">
            <text:p/>
          </table:table-cell>
          <table:table-cell/>
          <table:table-cell table:style-name="ce5" table:formula="of:=IF(OR([.$A174]=&quot;&quot;;[.$B174]=[.$B173]);&quot;&quot;;COM.MICROSOFT.CONCAT(&quot;{&quot;; IF([.$B174]=&quot;&quot;;&quot;&quot;;COM.MICROSOFT.CONCAT(&quot;&quot;&quot;&quot;;[.$B$1];&quot;&quot;&quot;&quot;;&quot;:&quot;;&quot;&quot;&quot;&quot;;[.$B174]; &quot;&quot;&quot;&quot;;&quot;,&quot;)); IF([.$D174]=&quot;&quot;;&quot;&quot;;COM.MICROSOFT.CONCAT(&quot;&quot;&quot;&quot;;[.$D$1];&quot;&quot;&quot;&quot;;&quot;:&quot;;&quot;&quot;&quot;&quot;;[.$D17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75]=&quot;&quot;;&quot;&quot;;COM.MICROSOFT.CONCAT(&quot;{&quot;; IF([.$A175]=&quot;&quot;;&quot;&quot;;COM.MICROSOFT.CONCAT(&quot;&quot;&quot;&quot;;[.$A$1];&quot;&quot;&quot;&quot;;&quot;:&quot;;&quot;&quot;&quot;&quot;;[.$A175]; &quot;&quot;&quot;&quot;;&quot;,&quot;)); IF([.$C175]=&quot;&quot;;&quot;&quot;;COM.MICROSOFT.CONCAT(&quot;&quot;&quot;&quot;;[.$C$1];&quot;&quot;&quot;&quot;;&quot;:&quot;;&quot;&quot;&quot;&quot;;[.$C175]; &quot;&quot;&quot;&quot;;&quot;,&quot;)); IF([.$D175]=&quot;&quot;;&quot;&quot;;COM.MICROSOFT.CONCAT(&quot;&quot;&quot;&quot;;[.$D$1];&quot;&quot;&quot;&quot;;&quot;:&quot;;&quot;&quot;&quot;&quot;;[.$D175]; &quot;&quot;&quot;&quot;;&quot;,&quot;));&quot;},&quot;))">
            <text:p/>
          </table:table-cell>
          <table:table-cell/>
          <table:table-cell table:style-name="ce5" table:formula="of:=IF(OR([.$A175]=&quot;&quot;;[.$B175]=[.$B174]);&quot;&quot;;COM.MICROSOFT.CONCAT(&quot;{&quot;; IF([.$B175]=&quot;&quot;;&quot;&quot;;COM.MICROSOFT.CONCAT(&quot;&quot;&quot;&quot;;[.$B$1];&quot;&quot;&quot;&quot;;&quot;:&quot;;&quot;&quot;&quot;&quot;;[.$B175]; &quot;&quot;&quot;&quot;;&quot;,&quot;)); IF([.$D175]=&quot;&quot;;&quot;&quot;;COM.MICROSOFT.CONCAT(&quot;&quot;&quot;&quot;;[.$D$1];&quot;&quot;&quot;&quot;;&quot;:&quot;;&quot;&quot;&quot;&quot;;[.$D17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76]=&quot;&quot;;&quot;&quot;;COM.MICROSOFT.CONCAT(&quot;{&quot;; IF([.$A176]=&quot;&quot;;&quot;&quot;;COM.MICROSOFT.CONCAT(&quot;&quot;&quot;&quot;;[.$A$1];&quot;&quot;&quot;&quot;;&quot;:&quot;;&quot;&quot;&quot;&quot;;[.$A176]; &quot;&quot;&quot;&quot;;&quot;,&quot;)); IF([.$C176]=&quot;&quot;;&quot;&quot;;COM.MICROSOFT.CONCAT(&quot;&quot;&quot;&quot;;[.$C$1];&quot;&quot;&quot;&quot;;&quot;:&quot;;&quot;&quot;&quot;&quot;;[.$C176]; &quot;&quot;&quot;&quot;;&quot;,&quot;)); IF([.$D176]=&quot;&quot;;&quot;&quot;;COM.MICROSOFT.CONCAT(&quot;&quot;&quot;&quot;;[.$D$1];&quot;&quot;&quot;&quot;;&quot;:&quot;;&quot;&quot;&quot;&quot;;[.$D176]; &quot;&quot;&quot;&quot;;&quot;,&quot;));&quot;},&quot;))">
            <text:p/>
          </table:table-cell>
          <table:table-cell/>
          <table:table-cell table:style-name="ce5" table:formula="of:=IF(OR([.$A176]=&quot;&quot;;[.$B176]=[.$B175]);&quot;&quot;;COM.MICROSOFT.CONCAT(&quot;{&quot;; IF([.$B176]=&quot;&quot;;&quot;&quot;;COM.MICROSOFT.CONCAT(&quot;&quot;&quot;&quot;;[.$B$1];&quot;&quot;&quot;&quot;;&quot;:&quot;;&quot;&quot;&quot;&quot;;[.$B176]; &quot;&quot;&quot;&quot;;&quot;,&quot;)); IF([.$D176]=&quot;&quot;;&quot;&quot;;COM.MICROSOFT.CONCAT(&quot;&quot;&quot;&quot;;[.$D$1];&quot;&quot;&quot;&quot;;&quot;:&quot;;&quot;&quot;&quot;&quot;;[.$D17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77]=&quot;&quot;;&quot;&quot;;COM.MICROSOFT.CONCAT(&quot;{&quot;; IF([.$A177]=&quot;&quot;;&quot;&quot;;COM.MICROSOFT.CONCAT(&quot;&quot;&quot;&quot;;[.$A$1];&quot;&quot;&quot;&quot;;&quot;:&quot;;&quot;&quot;&quot;&quot;;[.$A177]; &quot;&quot;&quot;&quot;;&quot;,&quot;)); IF([.$C177]=&quot;&quot;;&quot;&quot;;COM.MICROSOFT.CONCAT(&quot;&quot;&quot;&quot;;[.$C$1];&quot;&quot;&quot;&quot;;&quot;:&quot;;&quot;&quot;&quot;&quot;;[.$C177]; &quot;&quot;&quot;&quot;;&quot;,&quot;)); IF([.$D177]=&quot;&quot;;&quot;&quot;;COM.MICROSOFT.CONCAT(&quot;&quot;&quot;&quot;;[.$D$1];&quot;&quot;&quot;&quot;;&quot;:&quot;;&quot;&quot;&quot;&quot;;[.$D177]; &quot;&quot;&quot;&quot;;&quot;,&quot;));&quot;},&quot;))">
            <text:p/>
          </table:table-cell>
          <table:table-cell/>
          <table:table-cell table:style-name="ce5" table:formula="of:=IF(OR([.$A177]=&quot;&quot;;[.$B177]=[.$B176]);&quot;&quot;;COM.MICROSOFT.CONCAT(&quot;{&quot;; IF([.$B177]=&quot;&quot;;&quot;&quot;;COM.MICROSOFT.CONCAT(&quot;&quot;&quot;&quot;;[.$B$1];&quot;&quot;&quot;&quot;;&quot;:&quot;;&quot;&quot;&quot;&quot;;[.$B177]; &quot;&quot;&quot;&quot;;&quot;,&quot;)); IF([.$D177]=&quot;&quot;;&quot;&quot;;COM.MICROSOFT.CONCAT(&quot;&quot;&quot;&quot;;[.$D$1];&quot;&quot;&quot;&quot;;&quot;:&quot;;&quot;&quot;&quot;&quot;;[.$D17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78]=&quot;&quot;;&quot;&quot;;COM.MICROSOFT.CONCAT(&quot;{&quot;; IF([.$A178]=&quot;&quot;;&quot;&quot;;COM.MICROSOFT.CONCAT(&quot;&quot;&quot;&quot;;[.$A$1];&quot;&quot;&quot;&quot;;&quot;:&quot;;&quot;&quot;&quot;&quot;;[.$A178]; &quot;&quot;&quot;&quot;;&quot;,&quot;)); IF([.$C178]=&quot;&quot;;&quot;&quot;;COM.MICROSOFT.CONCAT(&quot;&quot;&quot;&quot;;[.$C$1];&quot;&quot;&quot;&quot;;&quot;:&quot;;&quot;&quot;&quot;&quot;;[.$C178]; &quot;&quot;&quot;&quot;;&quot;,&quot;)); IF([.$D178]=&quot;&quot;;&quot;&quot;;COM.MICROSOFT.CONCAT(&quot;&quot;&quot;&quot;;[.$D$1];&quot;&quot;&quot;&quot;;&quot;:&quot;;&quot;&quot;&quot;&quot;;[.$D178]; &quot;&quot;&quot;&quot;;&quot;,&quot;));&quot;},&quot;))">
            <text:p/>
          </table:table-cell>
          <table:table-cell/>
          <table:table-cell table:style-name="ce5" table:formula="of:=IF(OR([.$A178]=&quot;&quot;;[.$B178]=[.$B177]);&quot;&quot;;COM.MICROSOFT.CONCAT(&quot;{&quot;; IF([.$B178]=&quot;&quot;;&quot;&quot;;COM.MICROSOFT.CONCAT(&quot;&quot;&quot;&quot;;[.$B$1];&quot;&quot;&quot;&quot;;&quot;:&quot;;&quot;&quot;&quot;&quot;;[.$B178]; &quot;&quot;&quot;&quot;;&quot;,&quot;)); IF([.$D178]=&quot;&quot;;&quot;&quot;;COM.MICROSOFT.CONCAT(&quot;&quot;&quot;&quot;;[.$D$1];&quot;&quot;&quot;&quot;;&quot;:&quot;;&quot;&quot;&quot;&quot;;[.$D17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79]=&quot;&quot;;&quot;&quot;;COM.MICROSOFT.CONCAT(&quot;{&quot;; IF([.$A179]=&quot;&quot;;&quot;&quot;;COM.MICROSOFT.CONCAT(&quot;&quot;&quot;&quot;;[.$A$1];&quot;&quot;&quot;&quot;;&quot;:&quot;;&quot;&quot;&quot;&quot;;[.$A179]; &quot;&quot;&quot;&quot;;&quot;,&quot;)); IF([.$C179]=&quot;&quot;;&quot;&quot;;COM.MICROSOFT.CONCAT(&quot;&quot;&quot;&quot;;[.$C$1];&quot;&quot;&quot;&quot;;&quot;:&quot;;&quot;&quot;&quot;&quot;;[.$C179]; &quot;&quot;&quot;&quot;;&quot;,&quot;)); IF([.$D179]=&quot;&quot;;&quot;&quot;;COM.MICROSOFT.CONCAT(&quot;&quot;&quot;&quot;;[.$D$1];&quot;&quot;&quot;&quot;;&quot;:&quot;;&quot;&quot;&quot;&quot;;[.$D179]; &quot;&quot;&quot;&quot;;&quot;,&quot;));&quot;},&quot;))">
            <text:p/>
          </table:table-cell>
          <table:table-cell/>
          <table:table-cell table:style-name="ce5" table:formula="of:=IF(OR([.$A179]=&quot;&quot;;[.$B179]=[.$B178]);&quot;&quot;;COM.MICROSOFT.CONCAT(&quot;{&quot;; IF([.$B179]=&quot;&quot;;&quot;&quot;;COM.MICROSOFT.CONCAT(&quot;&quot;&quot;&quot;;[.$B$1];&quot;&quot;&quot;&quot;;&quot;:&quot;;&quot;&quot;&quot;&quot;;[.$B179]; &quot;&quot;&quot;&quot;;&quot;,&quot;)); IF([.$D179]=&quot;&quot;;&quot;&quot;;COM.MICROSOFT.CONCAT(&quot;&quot;&quot;&quot;;[.$D$1];&quot;&quot;&quot;&quot;;&quot;:&quot;;&quot;&quot;&quot;&quot;;[.$D17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80]=&quot;&quot;;&quot;&quot;;COM.MICROSOFT.CONCAT(&quot;{&quot;; IF([.$A180]=&quot;&quot;;&quot;&quot;;COM.MICROSOFT.CONCAT(&quot;&quot;&quot;&quot;;[.$A$1];&quot;&quot;&quot;&quot;;&quot;:&quot;;&quot;&quot;&quot;&quot;;[.$A180]; &quot;&quot;&quot;&quot;;&quot;,&quot;)); IF([.$C180]=&quot;&quot;;&quot;&quot;;COM.MICROSOFT.CONCAT(&quot;&quot;&quot;&quot;;[.$C$1];&quot;&quot;&quot;&quot;;&quot;:&quot;;&quot;&quot;&quot;&quot;;[.$C180]; &quot;&quot;&quot;&quot;;&quot;,&quot;)); IF([.$D180]=&quot;&quot;;&quot;&quot;;COM.MICROSOFT.CONCAT(&quot;&quot;&quot;&quot;;[.$D$1];&quot;&quot;&quot;&quot;;&quot;:&quot;;&quot;&quot;&quot;&quot;;[.$D180]; &quot;&quot;&quot;&quot;;&quot;,&quot;));&quot;},&quot;))">
            <text:p/>
          </table:table-cell>
          <table:table-cell/>
          <table:table-cell table:style-name="ce5" table:formula="of:=IF(OR([.$A180]=&quot;&quot;;[.$B180]=[.$B179]);&quot;&quot;;COM.MICROSOFT.CONCAT(&quot;{&quot;; IF([.$B180]=&quot;&quot;;&quot;&quot;;COM.MICROSOFT.CONCAT(&quot;&quot;&quot;&quot;;[.$B$1];&quot;&quot;&quot;&quot;;&quot;:&quot;;&quot;&quot;&quot;&quot;;[.$B180]; &quot;&quot;&quot;&quot;;&quot;,&quot;)); IF([.$D180]=&quot;&quot;;&quot;&quot;;COM.MICROSOFT.CONCAT(&quot;&quot;&quot;&quot;;[.$D$1];&quot;&quot;&quot;&quot;;&quot;:&quot;;&quot;&quot;&quot;&quot;;[.$D18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81]=&quot;&quot;;&quot;&quot;;COM.MICROSOFT.CONCAT(&quot;{&quot;; IF([.$A181]=&quot;&quot;;&quot;&quot;;COM.MICROSOFT.CONCAT(&quot;&quot;&quot;&quot;;[.$A$1];&quot;&quot;&quot;&quot;;&quot;:&quot;;&quot;&quot;&quot;&quot;;[.$A181]; &quot;&quot;&quot;&quot;;&quot;,&quot;)); IF([.$C181]=&quot;&quot;;&quot;&quot;;COM.MICROSOFT.CONCAT(&quot;&quot;&quot;&quot;;[.$C$1];&quot;&quot;&quot;&quot;;&quot;:&quot;;&quot;&quot;&quot;&quot;;[.$C181]; &quot;&quot;&quot;&quot;;&quot;,&quot;)); IF([.$D181]=&quot;&quot;;&quot;&quot;;COM.MICROSOFT.CONCAT(&quot;&quot;&quot;&quot;;[.$D$1];&quot;&quot;&quot;&quot;;&quot;:&quot;;&quot;&quot;&quot;&quot;;[.$D181]; &quot;&quot;&quot;&quot;;&quot;,&quot;));&quot;},&quot;))">
            <text:p/>
          </table:table-cell>
          <table:table-cell/>
          <table:table-cell table:style-name="ce5" table:formula="of:=IF(OR([.$A181]=&quot;&quot;;[.$B181]=[.$B180]);&quot;&quot;;COM.MICROSOFT.CONCAT(&quot;{&quot;; IF([.$B181]=&quot;&quot;;&quot;&quot;;COM.MICROSOFT.CONCAT(&quot;&quot;&quot;&quot;;[.$B$1];&quot;&quot;&quot;&quot;;&quot;:&quot;;&quot;&quot;&quot;&quot;;[.$B181]; &quot;&quot;&quot;&quot;;&quot;,&quot;)); IF([.$D181]=&quot;&quot;;&quot;&quot;;COM.MICROSOFT.CONCAT(&quot;&quot;&quot;&quot;;[.$D$1];&quot;&quot;&quot;&quot;;&quot;:&quot;;&quot;&quot;&quot;&quot;;[.$D18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82]=&quot;&quot;;&quot;&quot;;COM.MICROSOFT.CONCAT(&quot;{&quot;; IF([.$A182]=&quot;&quot;;&quot;&quot;;COM.MICROSOFT.CONCAT(&quot;&quot;&quot;&quot;;[.$A$1];&quot;&quot;&quot;&quot;;&quot;:&quot;;&quot;&quot;&quot;&quot;;[.$A182]; &quot;&quot;&quot;&quot;;&quot;,&quot;)); IF([.$C182]=&quot;&quot;;&quot;&quot;;COM.MICROSOFT.CONCAT(&quot;&quot;&quot;&quot;;[.$C$1];&quot;&quot;&quot;&quot;;&quot;:&quot;;&quot;&quot;&quot;&quot;;[.$C182]; &quot;&quot;&quot;&quot;;&quot;,&quot;)); IF([.$D182]=&quot;&quot;;&quot;&quot;;COM.MICROSOFT.CONCAT(&quot;&quot;&quot;&quot;;[.$D$1];&quot;&quot;&quot;&quot;;&quot;:&quot;;&quot;&quot;&quot;&quot;;[.$D182]; &quot;&quot;&quot;&quot;;&quot;,&quot;));&quot;},&quot;))">
            <text:p/>
          </table:table-cell>
          <table:table-cell/>
          <table:table-cell table:style-name="ce5" table:formula="of:=IF(OR([.$A182]=&quot;&quot;;[.$B182]=[.$B181]);&quot;&quot;;COM.MICROSOFT.CONCAT(&quot;{&quot;; IF([.$B182]=&quot;&quot;;&quot;&quot;;COM.MICROSOFT.CONCAT(&quot;&quot;&quot;&quot;;[.$B$1];&quot;&quot;&quot;&quot;;&quot;:&quot;;&quot;&quot;&quot;&quot;;[.$B182]; &quot;&quot;&quot;&quot;;&quot;,&quot;)); IF([.$D182]=&quot;&quot;;&quot;&quot;;COM.MICROSOFT.CONCAT(&quot;&quot;&quot;&quot;;[.$D$1];&quot;&quot;&quot;&quot;;&quot;:&quot;;&quot;&quot;&quot;&quot;;[.$D18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83]=&quot;&quot;;&quot;&quot;;COM.MICROSOFT.CONCAT(&quot;{&quot;; IF([.$A183]=&quot;&quot;;&quot;&quot;;COM.MICROSOFT.CONCAT(&quot;&quot;&quot;&quot;;[.$A$1];&quot;&quot;&quot;&quot;;&quot;:&quot;;&quot;&quot;&quot;&quot;;[.$A183]; &quot;&quot;&quot;&quot;;&quot;,&quot;)); IF([.$C183]=&quot;&quot;;&quot;&quot;;COM.MICROSOFT.CONCAT(&quot;&quot;&quot;&quot;;[.$C$1];&quot;&quot;&quot;&quot;;&quot;:&quot;;&quot;&quot;&quot;&quot;;[.$C183]; &quot;&quot;&quot;&quot;;&quot;,&quot;)); IF([.$D183]=&quot;&quot;;&quot;&quot;;COM.MICROSOFT.CONCAT(&quot;&quot;&quot;&quot;;[.$D$1];&quot;&quot;&quot;&quot;;&quot;:&quot;;&quot;&quot;&quot;&quot;;[.$D183]; &quot;&quot;&quot;&quot;;&quot;,&quot;));&quot;},&quot;))">
            <text:p/>
          </table:table-cell>
          <table:table-cell/>
          <table:table-cell table:style-name="ce5" table:formula="of:=IF(OR([.$A183]=&quot;&quot;;[.$B183]=[.$B182]);&quot;&quot;;COM.MICROSOFT.CONCAT(&quot;{&quot;; IF([.$B183]=&quot;&quot;;&quot;&quot;;COM.MICROSOFT.CONCAT(&quot;&quot;&quot;&quot;;[.$B$1];&quot;&quot;&quot;&quot;;&quot;:&quot;;&quot;&quot;&quot;&quot;;[.$B183]; &quot;&quot;&quot;&quot;;&quot;,&quot;)); IF([.$D183]=&quot;&quot;;&quot;&quot;;COM.MICROSOFT.CONCAT(&quot;&quot;&quot;&quot;;[.$D$1];&quot;&quot;&quot;&quot;;&quot;:&quot;;&quot;&quot;&quot;&quot;;[.$D18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84]=&quot;&quot;;&quot;&quot;;COM.MICROSOFT.CONCAT(&quot;{&quot;; IF([.$A184]=&quot;&quot;;&quot;&quot;;COM.MICROSOFT.CONCAT(&quot;&quot;&quot;&quot;;[.$A$1];&quot;&quot;&quot;&quot;;&quot;:&quot;;&quot;&quot;&quot;&quot;;[.$A184]; &quot;&quot;&quot;&quot;;&quot;,&quot;)); IF([.$C184]=&quot;&quot;;&quot;&quot;;COM.MICROSOFT.CONCAT(&quot;&quot;&quot;&quot;;[.$C$1];&quot;&quot;&quot;&quot;;&quot;:&quot;;&quot;&quot;&quot;&quot;;[.$C184]; &quot;&quot;&quot;&quot;;&quot;,&quot;)); IF([.$D184]=&quot;&quot;;&quot;&quot;;COM.MICROSOFT.CONCAT(&quot;&quot;&quot;&quot;;[.$D$1];&quot;&quot;&quot;&quot;;&quot;:&quot;;&quot;&quot;&quot;&quot;;[.$D184]; &quot;&quot;&quot;&quot;;&quot;,&quot;));&quot;},&quot;))">
            <text:p/>
          </table:table-cell>
          <table:table-cell/>
          <table:table-cell table:style-name="ce5" table:formula="of:=IF(OR([.$A184]=&quot;&quot;;[.$B184]=[.$B183]);&quot;&quot;;COM.MICROSOFT.CONCAT(&quot;{&quot;; IF([.$B184]=&quot;&quot;;&quot;&quot;;COM.MICROSOFT.CONCAT(&quot;&quot;&quot;&quot;;[.$B$1];&quot;&quot;&quot;&quot;;&quot;:&quot;;&quot;&quot;&quot;&quot;;[.$B184]; &quot;&quot;&quot;&quot;;&quot;,&quot;)); IF([.$D184]=&quot;&quot;;&quot;&quot;;COM.MICROSOFT.CONCAT(&quot;&quot;&quot;&quot;;[.$D$1];&quot;&quot;&quot;&quot;;&quot;:&quot;;&quot;&quot;&quot;&quot;;[.$D18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85]=&quot;&quot;;&quot;&quot;;COM.MICROSOFT.CONCAT(&quot;{&quot;; IF([.$A185]=&quot;&quot;;&quot;&quot;;COM.MICROSOFT.CONCAT(&quot;&quot;&quot;&quot;;[.$A$1];&quot;&quot;&quot;&quot;;&quot;:&quot;;&quot;&quot;&quot;&quot;;[.$A185]; &quot;&quot;&quot;&quot;;&quot;,&quot;)); IF([.$C185]=&quot;&quot;;&quot;&quot;;COM.MICROSOFT.CONCAT(&quot;&quot;&quot;&quot;;[.$C$1];&quot;&quot;&quot;&quot;;&quot;:&quot;;&quot;&quot;&quot;&quot;;[.$C185]; &quot;&quot;&quot;&quot;;&quot;,&quot;)); IF([.$D185]=&quot;&quot;;&quot;&quot;;COM.MICROSOFT.CONCAT(&quot;&quot;&quot;&quot;;[.$D$1];&quot;&quot;&quot;&quot;;&quot;:&quot;;&quot;&quot;&quot;&quot;;[.$D185]; &quot;&quot;&quot;&quot;;&quot;,&quot;));&quot;},&quot;))">
            <text:p/>
          </table:table-cell>
          <table:table-cell/>
          <table:table-cell table:style-name="ce5" table:formula="of:=IF(OR([.$A185]=&quot;&quot;;[.$B185]=[.$B184]);&quot;&quot;;COM.MICROSOFT.CONCAT(&quot;{&quot;; IF([.$B185]=&quot;&quot;;&quot;&quot;;COM.MICROSOFT.CONCAT(&quot;&quot;&quot;&quot;;[.$B$1];&quot;&quot;&quot;&quot;;&quot;:&quot;;&quot;&quot;&quot;&quot;;[.$B185]; &quot;&quot;&quot;&quot;;&quot;,&quot;)); IF([.$D185]=&quot;&quot;;&quot;&quot;;COM.MICROSOFT.CONCAT(&quot;&quot;&quot;&quot;;[.$D$1];&quot;&quot;&quot;&quot;;&quot;:&quot;;&quot;&quot;&quot;&quot;;[.$D18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86]=&quot;&quot;;&quot;&quot;;COM.MICROSOFT.CONCAT(&quot;{&quot;; IF([.$A186]=&quot;&quot;;&quot;&quot;;COM.MICROSOFT.CONCAT(&quot;&quot;&quot;&quot;;[.$A$1];&quot;&quot;&quot;&quot;;&quot;:&quot;;&quot;&quot;&quot;&quot;;[.$A186]; &quot;&quot;&quot;&quot;;&quot;,&quot;)); IF([.$C186]=&quot;&quot;;&quot;&quot;;COM.MICROSOFT.CONCAT(&quot;&quot;&quot;&quot;;[.$C$1];&quot;&quot;&quot;&quot;;&quot;:&quot;;&quot;&quot;&quot;&quot;;[.$C186]; &quot;&quot;&quot;&quot;;&quot;,&quot;)); IF([.$D186]=&quot;&quot;;&quot;&quot;;COM.MICROSOFT.CONCAT(&quot;&quot;&quot;&quot;;[.$D$1];&quot;&quot;&quot;&quot;;&quot;:&quot;;&quot;&quot;&quot;&quot;;[.$D186]; &quot;&quot;&quot;&quot;;&quot;,&quot;));&quot;},&quot;))">
            <text:p/>
          </table:table-cell>
          <table:table-cell/>
          <table:table-cell table:style-name="ce5" table:formula="of:=IF(OR([.$A186]=&quot;&quot;;[.$B186]=[.$B185]);&quot;&quot;;COM.MICROSOFT.CONCAT(&quot;{&quot;; IF([.$B186]=&quot;&quot;;&quot;&quot;;COM.MICROSOFT.CONCAT(&quot;&quot;&quot;&quot;;[.$B$1];&quot;&quot;&quot;&quot;;&quot;:&quot;;&quot;&quot;&quot;&quot;;[.$B186]; &quot;&quot;&quot;&quot;;&quot;,&quot;)); IF([.$D186]=&quot;&quot;;&quot;&quot;;COM.MICROSOFT.CONCAT(&quot;&quot;&quot;&quot;;[.$D$1];&quot;&quot;&quot;&quot;;&quot;:&quot;;&quot;&quot;&quot;&quot;;[.$D18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87]=&quot;&quot;;&quot;&quot;;COM.MICROSOFT.CONCAT(&quot;{&quot;; IF([.$A187]=&quot;&quot;;&quot;&quot;;COM.MICROSOFT.CONCAT(&quot;&quot;&quot;&quot;;[.$A$1];&quot;&quot;&quot;&quot;;&quot;:&quot;;&quot;&quot;&quot;&quot;;[.$A187]; &quot;&quot;&quot;&quot;;&quot;,&quot;)); IF([.$C187]=&quot;&quot;;&quot;&quot;;COM.MICROSOFT.CONCAT(&quot;&quot;&quot;&quot;;[.$C$1];&quot;&quot;&quot;&quot;;&quot;:&quot;;&quot;&quot;&quot;&quot;;[.$C187]; &quot;&quot;&quot;&quot;;&quot;,&quot;)); IF([.$D187]=&quot;&quot;;&quot;&quot;;COM.MICROSOFT.CONCAT(&quot;&quot;&quot;&quot;;[.$D$1];&quot;&quot;&quot;&quot;;&quot;:&quot;;&quot;&quot;&quot;&quot;;[.$D187]; &quot;&quot;&quot;&quot;;&quot;,&quot;));&quot;},&quot;))">
            <text:p/>
          </table:table-cell>
          <table:table-cell/>
          <table:table-cell table:style-name="ce5" table:formula="of:=IF(OR([.$A187]=&quot;&quot;;[.$B187]=[.$B186]);&quot;&quot;;COM.MICROSOFT.CONCAT(&quot;{&quot;; IF([.$B187]=&quot;&quot;;&quot;&quot;;COM.MICROSOFT.CONCAT(&quot;&quot;&quot;&quot;;[.$B$1];&quot;&quot;&quot;&quot;;&quot;:&quot;;&quot;&quot;&quot;&quot;;[.$B187]; &quot;&quot;&quot;&quot;;&quot;,&quot;)); IF([.$D187]=&quot;&quot;;&quot;&quot;;COM.MICROSOFT.CONCAT(&quot;&quot;&quot;&quot;;[.$D$1];&quot;&quot;&quot;&quot;;&quot;:&quot;;&quot;&quot;&quot;&quot;;[.$D18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88]=&quot;&quot;;&quot;&quot;;COM.MICROSOFT.CONCAT(&quot;{&quot;; IF([.$A188]=&quot;&quot;;&quot;&quot;;COM.MICROSOFT.CONCAT(&quot;&quot;&quot;&quot;;[.$A$1];&quot;&quot;&quot;&quot;;&quot;:&quot;;&quot;&quot;&quot;&quot;;[.$A188]; &quot;&quot;&quot;&quot;;&quot;,&quot;)); IF([.$C188]=&quot;&quot;;&quot;&quot;;COM.MICROSOFT.CONCAT(&quot;&quot;&quot;&quot;;[.$C$1];&quot;&quot;&quot;&quot;;&quot;:&quot;;&quot;&quot;&quot;&quot;;[.$C188]; &quot;&quot;&quot;&quot;;&quot;,&quot;)); IF([.$D188]=&quot;&quot;;&quot;&quot;;COM.MICROSOFT.CONCAT(&quot;&quot;&quot;&quot;;[.$D$1];&quot;&quot;&quot;&quot;;&quot;:&quot;;&quot;&quot;&quot;&quot;;[.$D188]; &quot;&quot;&quot;&quot;;&quot;,&quot;));&quot;},&quot;))">
            <text:p/>
          </table:table-cell>
          <table:table-cell/>
          <table:table-cell table:style-name="ce5" table:formula="of:=IF(OR([.$A188]=&quot;&quot;;[.$B188]=[.$B187]);&quot;&quot;;COM.MICROSOFT.CONCAT(&quot;{&quot;; IF([.$B188]=&quot;&quot;;&quot;&quot;;COM.MICROSOFT.CONCAT(&quot;&quot;&quot;&quot;;[.$B$1];&quot;&quot;&quot;&quot;;&quot;:&quot;;&quot;&quot;&quot;&quot;;[.$B188]; &quot;&quot;&quot;&quot;;&quot;,&quot;)); IF([.$D188]=&quot;&quot;;&quot;&quot;;COM.MICROSOFT.CONCAT(&quot;&quot;&quot;&quot;;[.$D$1];&quot;&quot;&quot;&quot;;&quot;:&quot;;&quot;&quot;&quot;&quot;;[.$D18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89]=&quot;&quot;;&quot;&quot;;COM.MICROSOFT.CONCAT(&quot;{&quot;; IF([.$A189]=&quot;&quot;;&quot;&quot;;COM.MICROSOFT.CONCAT(&quot;&quot;&quot;&quot;;[.$A$1];&quot;&quot;&quot;&quot;;&quot;:&quot;;&quot;&quot;&quot;&quot;;[.$A189]; &quot;&quot;&quot;&quot;;&quot;,&quot;)); IF([.$C189]=&quot;&quot;;&quot;&quot;;COM.MICROSOFT.CONCAT(&quot;&quot;&quot;&quot;;[.$C$1];&quot;&quot;&quot;&quot;;&quot;:&quot;;&quot;&quot;&quot;&quot;;[.$C189]; &quot;&quot;&quot;&quot;;&quot;,&quot;)); IF([.$D189]=&quot;&quot;;&quot;&quot;;COM.MICROSOFT.CONCAT(&quot;&quot;&quot;&quot;;[.$D$1];&quot;&quot;&quot;&quot;;&quot;:&quot;;&quot;&quot;&quot;&quot;;[.$D189]; &quot;&quot;&quot;&quot;;&quot;,&quot;));&quot;},&quot;))">
            <text:p/>
          </table:table-cell>
          <table:table-cell/>
          <table:table-cell table:style-name="ce5" table:formula="of:=IF(OR([.$A189]=&quot;&quot;;[.$B189]=[.$B188]);&quot;&quot;;COM.MICROSOFT.CONCAT(&quot;{&quot;; IF([.$B189]=&quot;&quot;;&quot;&quot;;COM.MICROSOFT.CONCAT(&quot;&quot;&quot;&quot;;[.$B$1];&quot;&quot;&quot;&quot;;&quot;:&quot;;&quot;&quot;&quot;&quot;;[.$B189]; &quot;&quot;&quot;&quot;;&quot;,&quot;)); IF([.$D189]=&quot;&quot;;&quot;&quot;;COM.MICROSOFT.CONCAT(&quot;&quot;&quot;&quot;;[.$D$1];&quot;&quot;&quot;&quot;;&quot;:&quot;;&quot;&quot;&quot;&quot;;[.$D18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90]=&quot;&quot;;&quot;&quot;;COM.MICROSOFT.CONCAT(&quot;{&quot;; IF([.$A190]=&quot;&quot;;&quot;&quot;;COM.MICROSOFT.CONCAT(&quot;&quot;&quot;&quot;;[.$A$1];&quot;&quot;&quot;&quot;;&quot;:&quot;;&quot;&quot;&quot;&quot;;[.$A190]; &quot;&quot;&quot;&quot;;&quot;,&quot;)); IF([.$C190]=&quot;&quot;;&quot;&quot;;COM.MICROSOFT.CONCAT(&quot;&quot;&quot;&quot;;[.$C$1];&quot;&quot;&quot;&quot;;&quot;:&quot;;&quot;&quot;&quot;&quot;;[.$C190]; &quot;&quot;&quot;&quot;;&quot;,&quot;)); IF([.$D190]=&quot;&quot;;&quot;&quot;;COM.MICROSOFT.CONCAT(&quot;&quot;&quot;&quot;;[.$D$1];&quot;&quot;&quot;&quot;;&quot;:&quot;;&quot;&quot;&quot;&quot;;[.$D190]; &quot;&quot;&quot;&quot;;&quot;,&quot;));&quot;},&quot;))">
            <text:p/>
          </table:table-cell>
          <table:table-cell/>
          <table:table-cell table:style-name="ce5" table:formula="of:=IF(OR([.$A190]=&quot;&quot;;[.$B190]=[.$B189]);&quot;&quot;;COM.MICROSOFT.CONCAT(&quot;{&quot;; IF([.$B190]=&quot;&quot;;&quot;&quot;;COM.MICROSOFT.CONCAT(&quot;&quot;&quot;&quot;;[.$B$1];&quot;&quot;&quot;&quot;;&quot;:&quot;;&quot;&quot;&quot;&quot;;[.$B190]; &quot;&quot;&quot;&quot;;&quot;,&quot;)); IF([.$D190]=&quot;&quot;;&quot;&quot;;COM.MICROSOFT.CONCAT(&quot;&quot;&quot;&quot;;[.$D$1];&quot;&quot;&quot;&quot;;&quot;:&quot;;&quot;&quot;&quot;&quot;;[.$D19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91]=&quot;&quot;;&quot;&quot;;COM.MICROSOFT.CONCAT(&quot;{&quot;; IF([.$A191]=&quot;&quot;;&quot;&quot;;COM.MICROSOFT.CONCAT(&quot;&quot;&quot;&quot;;[.$A$1];&quot;&quot;&quot;&quot;;&quot;:&quot;;&quot;&quot;&quot;&quot;;[.$A191]; &quot;&quot;&quot;&quot;;&quot;,&quot;)); IF([.$C191]=&quot;&quot;;&quot;&quot;;COM.MICROSOFT.CONCAT(&quot;&quot;&quot;&quot;;[.$C$1];&quot;&quot;&quot;&quot;;&quot;:&quot;;&quot;&quot;&quot;&quot;;[.$C191]; &quot;&quot;&quot;&quot;;&quot;,&quot;)); IF([.$D191]=&quot;&quot;;&quot;&quot;;COM.MICROSOFT.CONCAT(&quot;&quot;&quot;&quot;;[.$D$1];&quot;&quot;&quot;&quot;;&quot;:&quot;;&quot;&quot;&quot;&quot;;[.$D191]; &quot;&quot;&quot;&quot;;&quot;,&quot;));&quot;},&quot;))">
            <text:p/>
          </table:table-cell>
          <table:table-cell/>
          <table:table-cell table:style-name="ce5" table:formula="of:=IF(OR([.$A191]=&quot;&quot;;[.$B191]=[.$B190]);&quot;&quot;;COM.MICROSOFT.CONCAT(&quot;{&quot;; IF([.$B191]=&quot;&quot;;&quot;&quot;;COM.MICROSOFT.CONCAT(&quot;&quot;&quot;&quot;;[.$B$1];&quot;&quot;&quot;&quot;;&quot;:&quot;;&quot;&quot;&quot;&quot;;[.$B191]; &quot;&quot;&quot;&quot;;&quot;,&quot;)); IF([.$D191]=&quot;&quot;;&quot;&quot;;COM.MICROSOFT.CONCAT(&quot;&quot;&quot;&quot;;[.$D$1];&quot;&quot;&quot;&quot;;&quot;:&quot;;&quot;&quot;&quot;&quot;;[.$D19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92]=&quot;&quot;;&quot;&quot;;COM.MICROSOFT.CONCAT(&quot;{&quot;; IF([.$A192]=&quot;&quot;;&quot;&quot;;COM.MICROSOFT.CONCAT(&quot;&quot;&quot;&quot;;[.$A$1];&quot;&quot;&quot;&quot;;&quot;:&quot;;&quot;&quot;&quot;&quot;;[.$A192]; &quot;&quot;&quot;&quot;;&quot;,&quot;)); IF([.$C192]=&quot;&quot;;&quot;&quot;;COM.MICROSOFT.CONCAT(&quot;&quot;&quot;&quot;;[.$C$1];&quot;&quot;&quot;&quot;;&quot;:&quot;;&quot;&quot;&quot;&quot;;[.$C192]; &quot;&quot;&quot;&quot;;&quot;,&quot;)); IF([.$D192]=&quot;&quot;;&quot;&quot;;COM.MICROSOFT.CONCAT(&quot;&quot;&quot;&quot;;[.$D$1];&quot;&quot;&quot;&quot;;&quot;:&quot;;&quot;&quot;&quot;&quot;;[.$D192]; &quot;&quot;&quot;&quot;;&quot;,&quot;));&quot;},&quot;))">
            <text:p/>
          </table:table-cell>
          <table:table-cell/>
          <table:table-cell table:style-name="ce5" table:formula="of:=IF(OR([.$A192]=&quot;&quot;;[.$B192]=[.$B191]);&quot;&quot;;COM.MICROSOFT.CONCAT(&quot;{&quot;; IF([.$B192]=&quot;&quot;;&quot;&quot;;COM.MICROSOFT.CONCAT(&quot;&quot;&quot;&quot;;[.$B$1];&quot;&quot;&quot;&quot;;&quot;:&quot;;&quot;&quot;&quot;&quot;;[.$B192]; &quot;&quot;&quot;&quot;;&quot;,&quot;)); IF([.$D192]=&quot;&quot;;&quot;&quot;;COM.MICROSOFT.CONCAT(&quot;&quot;&quot;&quot;;[.$D$1];&quot;&quot;&quot;&quot;;&quot;:&quot;;&quot;&quot;&quot;&quot;;[.$D19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93]=&quot;&quot;;&quot;&quot;;COM.MICROSOFT.CONCAT(&quot;{&quot;; IF([.$A193]=&quot;&quot;;&quot;&quot;;COM.MICROSOFT.CONCAT(&quot;&quot;&quot;&quot;;[.$A$1];&quot;&quot;&quot;&quot;;&quot;:&quot;;&quot;&quot;&quot;&quot;;[.$A193]; &quot;&quot;&quot;&quot;;&quot;,&quot;)); IF([.$C193]=&quot;&quot;;&quot;&quot;;COM.MICROSOFT.CONCAT(&quot;&quot;&quot;&quot;;[.$C$1];&quot;&quot;&quot;&quot;;&quot;:&quot;;&quot;&quot;&quot;&quot;;[.$C193]; &quot;&quot;&quot;&quot;;&quot;,&quot;)); IF([.$D193]=&quot;&quot;;&quot;&quot;;COM.MICROSOFT.CONCAT(&quot;&quot;&quot;&quot;;[.$D$1];&quot;&quot;&quot;&quot;;&quot;:&quot;;&quot;&quot;&quot;&quot;;[.$D193]; &quot;&quot;&quot;&quot;;&quot;,&quot;));&quot;},&quot;))">
            <text:p/>
          </table:table-cell>
          <table:table-cell/>
          <table:table-cell table:style-name="ce5" table:formula="of:=IF(OR([.$A193]=&quot;&quot;;[.$B193]=[.$B192]);&quot;&quot;;COM.MICROSOFT.CONCAT(&quot;{&quot;; IF([.$B193]=&quot;&quot;;&quot;&quot;;COM.MICROSOFT.CONCAT(&quot;&quot;&quot;&quot;;[.$B$1];&quot;&quot;&quot;&quot;;&quot;:&quot;;&quot;&quot;&quot;&quot;;[.$B193]; &quot;&quot;&quot;&quot;;&quot;,&quot;)); IF([.$D193]=&quot;&quot;;&quot;&quot;;COM.MICROSOFT.CONCAT(&quot;&quot;&quot;&quot;;[.$D$1];&quot;&quot;&quot;&quot;;&quot;:&quot;;&quot;&quot;&quot;&quot;;[.$D19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94]=&quot;&quot;;&quot;&quot;;COM.MICROSOFT.CONCAT(&quot;{&quot;; IF([.$A194]=&quot;&quot;;&quot;&quot;;COM.MICROSOFT.CONCAT(&quot;&quot;&quot;&quot;;[.$A$1];&quot;&quot;&quot;&quot;;&quot;:&quot;;&quot;&quot;&quot;&quot;;[.$A194]; &quot;&quot;&quot;&quot;;&quot;,&quot;)); IF([.$C194]=&quot;&quot;;&quot;&quot;;COM.MICROSOFT.CONCAT(&quot;&quot;&quot;&quot;;[.$C$1];&quot;&quot;&quot;&quot;;&quot;:&quot;;&quot;&quot;&quot;&quot;;[.$C194]; &quot;&quot;&quot;&quot;;&quot;,&quot;)); IF([.$D194]=&quot;&quot;;&quot;&quot;;COM.MICROSOFT.CONCAT(&quot;&quot;&quot;&quot;;[.$D$1];&quot;&quot;&quot;&quot;;&quot;:&quot;;&quot;&quot;&quot;&quot;;[.$D194]; &quot;&quot;&quot;&quot;;&quot;,&quot;));&quot;},&quot;))">
            <text:p/>
          </table:table-cell>
          <table:table-cell/>
          <table:table-cell table:style-name="ce5" table:formula="of:=IF(OR([.$A194]=&quot;&quot;;[.$B194]=[.$B193]);&quot;&quot;;COM.MICROSOFT.CONCAT(&quot;{&quot;; IF([.$B194]=&quot;&quot;;&quot;&quot;;COM.MICROSOFT.CONCAT(&quot;&quot;&quot;&quot;;[.$B$1];&quot;&quot;&quot;&quot;;&quot;:&quot;;&quot;&quot;&quot;&quot;;[.$B194]; &quot;&quot;&quot;&quot;;&quot;,&quot;)); IF([.$D194]=&quot;&quot;;&quot;&quot;;COM.MICROSOFT.CONCAT(&quot;&quot;&quot;&quot;;[.$D$1];&quot;&quot;&quot;&quot;;&quot;:&quot;;&quot;&quot;&quot;&quot;;[.$D19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95]=&quot;&quot;;&quot;&quot;;COM.MICROSOFT.CONCAT(&quot;{&quot;; IF([.$A195]=&quot;&quot;;&quot;&quot;;COM.MICROSOFT.CONCAT(&quot;&quot;&quot;&quot;;[.$A$1];&quot;&quot;&quot;&quot;;&quot;:&quot;;&quot;&quot;&quot;&quot;;[.$A195]; &quot;&quot;&quot;&quot;;&quot;,&quot;)); IF([.$C195]=&quot;&quot;;&quot;&quot;;COM.MICROSOFT.CONCAT(&quot;&quot;&quot;&quot;;[.$C$1];&quot;&quot;&quot;&quot;;&quot;:&quot;;&quot;&quot;&quot;&quot;;[.$C195]; &quot;&quot;&quot;&quot;;&quot;,&quot;)); IF([.$D195]=&quot;&quot;;&quot;&quot;;COM.MICROSOFT.CONCAT(&quot;&quot;&quot;&quot;;[.$D$1];&quot;&quot;&quot;&quot;;&quot;:&quot;;&quot;&quot;&quot;&quot;;[.$D195]; &quot;&quot;&quot;&quot;;&quot;,&quot;));&quot;},&quot;))">
            <text:p/>
          </table:table-cell>
          <table:table-cell/>
          <table:table-cell table:style-name="ce5" table:formula="of:=IF(OR([.$A195]=&quot;&quot;;[.$B195]=[.$B194]);&quot;&quot;;COM.MICROSOFT.CONCAT(&quot;{&quot;; IF([.$B195]=&quot;&quot;;&quot;&quot;;COM.MICROSOFT.CONCAT(&quot;&quot;&quot;&quot;;[.$B$1];&quot;&quot;&quot;&quot;;&quot;:&quot;;&quot;&quot;&quot;&quot;;[.$B195]; &quot;&quot;&quot;&quot;;&quot;,&quot;)); IF([.$D195]=&quot;&quot;;&quot;&quot;;COM.MICROSOFT.CONCAT(&quot;&quot;&quot;&quot;;[.$D$1];&quot;&quot;&quot;&quot;;&quot;:&quot;;&quot;&quot;&quot;&quot;;[.$D19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96]=&quot;&quot;;&quot;&quot;;COM.MICROSOFT.CONCAT(&quot;{&quot;; IF([.$A196]=&quot;&quot;;&quot;&quot;;COM.MICROSOFT.CONCAT(&quot;&quot;&quot;&quot;;[.$A$1];&quot;&quot;&quot;&quot;;&quot;:&quot;;&quot;&quot;&quot;&quot;;[.$A196]; &quot;&quot;&quot;&quot;;&quot;,&quot;)); IF([.$C196]=&quot;&quot;;&quot;&quot;;COM.MICROSOFT.CONCAT(&quot;&quot;&quot;&quot;;[.$C$1];&quot;&quot;&quot;&quot;;&quot;:&quot;;&quot;&quot;&quot;&quot;;[.$C196]; &quot;&quot;&quot;&quot;;&quot;,&quot;)); IF([.$D196]=&quot;&quot;;&quot;&quot;;COM.MICROSOFT.CONCAT(&quot;&quot;&quot;&quot;;[.$D$1];&quot;&quot;&quot;&quot;;&quot;:&quot;;&quot;&quot;&quot;&quot;;[.$D196]; &quot;&quot;&quot;&quot;;&quot;,&quot;));&quot;},&quot;))">
            <text:p/>
          </table:table-cell>
          <table:table-cell/>
          <table:table-cell table:style-name="ce5" table:formula="of:=IF(OR([.$A196]=&quot;&quot;;[.$B196]=[.$B195]);&quot;&quot;;COM.MICROSOFT.CONCAT(&quot;{&quot;; IF([.$B196]=&quot;&quot;;&quot;&quot;;COM.MICROSOFT.CONCAT(&quot;&quot;&quot;&quot;;[.$B$1];&quot;&quot;&quot;&quot;;&quot;:&quot;;&quot;&quot;&quot;&quot;;[.$B196]; &quot;&quot;&quot;&quot;;&quot;,&quot;)); IF([.$D196]=&quot;&quot;;&quot;&quot;;COM.MICROSOFT.CONCAT(&quot;&quot;&quot;&quot;;[.$D$1];&quot;&quot;&quot;&quot;;&quot;:&quot;;&quot;&quot;&quot;&quot;;[.$D19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97]=&quot;&quot;;&quot;&quot;;COM.MICROSOFT.CONCAT(&quot;{&quot;; IF([.$A197]=&quot;&quot;;&quot;&quot;;COM.MICROSOFT.CONCAT(&quot;&quot;&quot;&quot;;[.$A$1];&quot;&quot;&quot;&quot;;&quot;:&quot;;&quot;&quot;&quot;&quot;;[.$A197]; &quot;&quot;&quot;&quot;;&quot;,&quot;)); IF([.$C197]=&quot;&quot;;&quot;&quot;;COM.MICROSOFT.CONCAT(&quot;&quot;&quot;&quot;;[.$C$1];&quot;&quot;&quot;&quot;;&quot;:&quot;;&quot;&quot;&quot;&quot;;[.$C197]; &quot;&quot;&quot;&quot;;&quot;,&quot;)); IF([.$D197]=&quot;&quot;;&quot;&quot;;COM.MICROSOFT.CONCAT(&quot;&quot;&quot;&quot;;[.$D$1];&quot;&quot;&quot;&quot;;&quot;:&quot;;&quot;&quot;&quot;&quot;;[.$D197]; &quot;&quot;&quot;&quot;;&quot;,&quot;));&quot;},&quot;))">
            <text:p/>
          </table:table-cell>
          <table:table-cell/>
          <table:table-cell table:style-name="ce5" table:formula="of:=IF(OR([.$A197]=&quot;&quot;;[.$B197]=[.$B196]);&quot;&quot;;COM.MICROSOFT.CONCAT(&quot;{&quot;; IF([.$B197]=&quot;&quot;;&quot;&quot;;COM.MICROSOFT.CONCAT(&quot;&quot;&quot;&quot;;[.$B$1];&quot;&quot;&quot;&quot;;&quot;:&quot;;&quot;&quot;&quot;&quot;;[.$B197]; &quot;&quot;&quot;&quot;;&quot;,&quot;)); IF([.$D197]=&quot;&quot;;&quot;&quot;;COM.MICROSOFT.CONCAT(&quot;&quot;&quot;&quot;;[.$D$1];&quot;&quot;&quot;&quot;;&quot;:&quot;;&quot;&quot;&quot;&quot;;[.$D19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98]=&quot;&quot;;&quot;&quot;;COM.MICROSOFT.CONCAT(&quot;{&quot;; IF([.$A198]=&quot;&quot;;&quot;&quot;;COM.MICROSOFT.CONCAT(&quot;&quot;&quot;&quot;;[.$A$1];&quot;&quot;&quot;&quot;;&quot;:&quot;;&quot;&quot;&quot;&quot;;[.$A198]; &quot;&quot;&quot;&quot;;&quot;,&quot;)); IF([.$C198]=&quot;&quot;;&quot;&quot;;COM.MICROSOFT.CONCAT(&quot;&quot;&quot;&quot;;[.$C$1];&quot;&quot;&quot;&quot;;&quot;:&quot;;&quot;&quot;&quot;&quot;;[.$C198]; &quot;&quot;&quot;&quot;;&quot;,&quot;)); IF([.$D198]=&quot;&quot;;&quot;&quot;;COM.MICROSOFT.CONCAT(&quot;&quot;&quot;&quot;;[.$D$1];&quot;&quot;&quot;&quot;;&quot;:&quot;;&quot;&quot;&quot;&quot;;[.$D198]; &quot;&quot;&quot;&quot;;&quot;,&quot;));&quot;},&quot;))">
            <text:p/>
          </table:table-cell>
          <table:table-cell/>
          <table:table-cell table:style-name="ce5" table:formula="of:=IF(OR([.$A198]=&quot;&quot;;[.$B198]=[.$B197]);&quot;&quot;;COM.MICROSOFT.CONCAT(&quot;{&quot;; IF([.$B198]=&quot;&quot;;&quot;&quot;;COM.MICROSOFT.CONCAT(&quot;&quot;&quot;&quot;;[.$B$1];&quot;&quot;&quot;&quot;;&quot;:&quot;;&quot;&quot;&quot;&quot;;[.$B198]; &quot;&quot;&quot;&quot;;&quot;,&quot;)); IF([.$D198]=&quot;&quot;;&quot;&quot;;COM.MICROSOFT.CONCAT(&quot;&quot;&quot;&quot;;[.$D$1];&quot;&quot;&quot;&quot;;&quot;:&quot;;&quot;&quot;&quot;&quot;;[.$D19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199]=&quot;&quot;;&quot;&quot;;COM.MICROSOFT.CONCAT(&quot;{&quot;; IF([.$A199]=&quot;&quot;;&quot;&quot;;COM.MICROSOFT.CONCAT(&quot;&quot;&quot;&quot;;[.$A$1];&quot;&quot;&quot;&quot;;&quot;:&quot;;&quot;&quot;&quot;&quot;;[.$A199]; &quot;&quot;&quot;&quot;;&quot;,&quot;)); IF([.$C199]=&quot;&quot;;&quot;&quot;;COM.MICROSOFT.CONCAT(&quot;&quot;&quot;&quot;;[.$C$1];&quot;&quot;&quot;&quot;;&quot;:&quot;;&quot;&quot;&quot;&quot;;[.$C199]; &quot;&quot;&quot;&quot;;&quot;,&quot;)); IF([.$D199]=&quot;&quot;;&quot;&quot;;COM.MICROSOFT.CONCAT(&quot;&quot;&quot;&quot;;[.$D$1];&quot;&quot;&quot;&quot;;&quot;:&quot;;&quot;&quot;&quot;&quot;;[.$D199]; &quot;&quot;&quot;&quot;;&quot;,&quot;));&quot;},&quot;))">
            <text:p/>
          </table:table-cell>
          <table:table-cell/>
          <table:table-cell table:style-name="ce5" table:formula="of:=IF(OR([.$A199]=&quot;&quot;;[.$B199]=[.$B198]);&quot;&quot;;COM.MICROSOFT.CONCAT(&quot;{&quot;; IF([.$B199]=&quot;&quot;;&quot;&quot;;COM.MICROSOFT.CONCAT(&quot;&quot;&quot;&quot;;[.$B$1];&quot;&quot;&quot;&quot;;&quot;:&quot;;&quot;&quot;&quot;&quot;;[.$B199]; &quot;&quot;&quot;&quot;;&quot;,&quot;)); IF([.$D199]=&quot;&quot;;&quot;&quot;;COM.MICROSOFT.CONCAT(&quot;&quot;&quot;&quot;;[.$D$1];&quot;&quot;&quot;&quot;;&quot;:&quot;;&quot;&quot;&quot;&quot;;[.$D19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00]=&quot;&quot;;&quot;&quot;;COM.MICROSOFT.CONCAT(&quot;{&quot;; IF([.$A200]=&quot;&quot;;&quot;&quot;;COM.MICROSOFT.CONCAT(&quot;&quot;&quot;&quot;;[.$A$1];&quot;&quot;&quot;&quot;;&quot;:&quot;;&quot;&quot;&quot;&quot;;[.$A200]; &quot;&quot;&quot;&quot;;&quot;,&quot;)); IF([.$C200]=&quot;&quot;;&quot;&quot;;COM.MICROSOFT.CONCAT(&quot;&quot;&quot;&quot;;[.$C$1];&quot;&quot;&quot;&quot;;&quot;:&quot;;&quot;&quot;&quot;&quot;;[.$C200]; &quot;&quot;&quot;&quot;;&quot;,&quot;)); IF([.$D200]=&quot;&quot;;&quot;&quot;;COM.MICROSOFT.CONCAT(&quot;&quot;&quot;&quot;;[.$D$1];&quot;&quot;&quot;&quot;;&quot;:&quot;;&quot;&quot;&quot;&quot;;[.$D200]; &quot;&quot;&quot;&quot;;&quot;,&quot;));&quot;},&quot;))">
            <text:p/>
          </table:table-cell>
          <table:table-cell/>
          <table:table-cell table:style-name="ce5" table:formula="of:=IF(OR([.$A200]=&quot;&quot;;[.$B200]=[.$B199]);&quot;&quot;;COM.MICROSOFT.CONCAT(&quot;{&quot;; IF([.$B200]=&quot;&quot;;&quot;&quot;;COM.MICROSOFT.CONCAT(&quot;&quot;&quot;&quot;;[.$B$1];&quot;&quot;&quot;&quot;;&quot;:&quot;;&quot;&quot;&quot;&quot;;[.$B200]; &quot;&quot;&quot;&quot;;&quot;,&quot;)); IF([.$D200]=&quot;&quot;;&quot;&quot;;COM.MICROSOFT.CONCAT(&quot;&quot;&quot;&quot;;[.$D$1];&quot;&quot;&quot;&quot;;&quot;:&quot;;&quot;&quot;&quot;&quot;;[.$D20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01]=&quot;&quot;;&quot;&quot;;COM.MICROSOFT.CONCAT(&quot;{&quot;; IF([.$A201]=&quot;&quot;;&quot;&quot;;COM.MICROSOFT.CONCAT(&quot;&quot;&quot;&quot;;[.$A$1];&quot;&quot;&quot;&quot;;&quot;:&quot;;&quot;&quot;&quot;&quot;;[.$A201]; &quot;&quot;&quot;&quot;;&quot;,&quot;)); IF([.$C201]=&quot;&quot;;&quot;&quot;;COM.MICROSOFT.CONCAT(&quot;&quot;&quot;&quot;;[.$C$1];&quot;&quot;&quot;&quot;;&quot;:&quot;;&quot;&quot;&quot;&quot;;[.$C201]; &quot;&quot;&quot;&quot;;&quot;,&quot;)); IF([.$D201]=&quot;&quot;;&quot;&quot;;COM.MICROSOFT.CONCAT(&quot;&quot;&quot;&quot;;[.$D$1];&quot;&quot;&quot;&quot;;&quot;:&quot;;&quot;&quot;&quot;&quot;;[.$D201]; &quot;&quot;&quot;&quot;;&quot;,&quot;));&quot;},&quot;))">
            <text:p/>
          </table:table-cell>
          <table:table-cell/>
          <table:table-cell table:style-name="ce5" table:formula="of:=IF(OR([.$A201]=&quot;&quot;;[.$B201]=[.$B200]);&quot;&quot;;COM.MICROSOFT.CONCAT(&quot;{&quot;; IF([.$B201]=&quot;&quot;;&quot;&quot;;COM.MICROSOFT.CONCAT(&quot;&quot;&quot;&quot;;[.$B$1];&quot;&quot;&quot;&quot;;&quot;:&quot;;&quot;&quot;&quot;&quot;;[.$B201]; &quot;&quot;&quot;&quot;;&quot;,&quot;)); IF([.$D201]=&quot;&quot;;&quot;&quot;;COM.MICROSOFT.CONCAT(&quot;&quot;&quot;&quot;;[.$D$1];&quot;&quot;&quot;&quot;;&quot;:&quot;;&quot;&quot;&quot;&quot;;[.$D20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02]=&quot;&quot;;&quot;&quot;;COM.MICROSOFT.CONCAT(&quot;{&quot;; IF([.$A202]=&quot;&quot;;&quot;&quot;;COM.MICROSOFT.CONCAT(&quot;&quot;&quot;&quot;;[.$A$1];&quot;&quot;&quot;&quot;;&quot;:&quot;;&quot;&quot;&quot;&quot;;[.$A202]; &quot;&quot;&quot;&quot;;&quot;,&quot;)); IF([.$C202]=&quot;&quot;;&quot;&quot;;COM.MICROSOFT.CONCAT(&quot;&quot;&quot;&quot;;[.$C$1];&quot;&quot;&quot;&quot;;&quot;:&quot;;&quot;&quot;&quot;&quot;;[.$C202]; &quot;&quot;&quot;&quot;;&quot;,&quot;)); IF([.$D202]=&quot;&quot;;&quot;&quot;;COM.MICROSOFT.CONCAT(&quot;&quot;&quot;&quot;;[.$D$1];&quot;&quot;&quot;&quot;;&quot;:&quot;;&quot;&quot;&quot;&quot;;[.$D202]; &quot;&quot;&quot;&quot;;&quot;,&quot;));&quot;},&quot;))">
            <text:p/>
          </table:table-cell>
          <table:table-cell/>
          <table:table-cell table:style-name="ce5" table:formula="of:=IF(OR([.$A202]=&quot;&quot;;[.$B202]=[.$B201]);&quot;&quot;;COM.MICROSOFT.CONCAT(&quot;{&quot;; IF([.$B202]=&quot;&quot;;&quot;&quot;;COM.MICROSOFT.CONCAT(&quot;&quot;&quot;&quot;;[.$B$1];&quot;&quot;&quot;&quot;;&quot;:&quot;;&quot;&quot;&quot;&quot;;[.$B202]; &quot;&quot;&quot;&quot;;&quot;,&quot;)); IF([.$D202]=&quot;&quot;;&quot;&quot;;COM.MICROSOFT.CONCAT(&quot;&quot;&quot;&quot;;[.$D$1];&quot;&quot;&quot;&quot;;&quot;:&quot;;&quot;&quot;&quot;&quot;;[.$D20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03]=&quot;&quot;;&quot;&quot;;COM.MICROSOFT.CONCAT(&quot;{&quot;; IF([.$A203]=&quot;&quot;;&quot;&quot;;COM.MICROSOFT.CONCAT(&quot;&quot;&quot;&quot;;[.$A$1];&quot;&quot;&quot;&quot;;&quot;:&quot;;&quot;&quot;&quot;&quot;;[.$A203]; &quot;&quot;&quot;&quot;;&quot;,&quot;)); IF([.$C203]=&quot;&quot;;&quot;&quot;;COM.MICROSOFT.CONCAT(&quot;&quot;&quot;&quot;;[.$C$1];&quot;&quot;&quot;&quot;;&quot;:&quot;;&quot;&quot;&quot;&quot;;[.$C203]; &quot;&quot;&quot;&quot;;&quot;,&quot;)); IF([.$D203]=&quot;&quot;;&quot;&quot;;COM.MICROSOFT.CONCAT(&quot;&quot;&quot;&quot;;[.$D$1];&quot;&quot;&quot;&quot;;&quot;:&quot;;&quot;&quot;&quot;&quot;;[.$D203]; &quot;&quot;&quot;&quot;;&quot;,&quot;));&quot;},&quot;))">
            <text:p/>
          </table:table-cell>
          <table:table-cell/>
          <table:table-cell table:style-name="ce5" table:formula="of:=IF(OR([.$A203]=&quot;&quot;;[.$B203]=[.$B202]);&quot;&quot;;COM.MICROSOFT.CONCAT(&quot;{&quot;; IF([.$B203]=&quot;&quot;;&quot;&quot;;COM.MICROSOFT.CONCAT(&quot;&quot;&quot;&quot;;[.$B$1];&quot;&quot;&quot;&quot;;&quot;:&quot;;&quot;&quot;&quot;&quot;;[.$B203]; &quot;&quot;&quot;&quot;;&quot;,&quot;)); IF([.$D203]=&quot;&quot;;&quot;&quot;;COM.MICROSOFT.CONCAT(&quot;&quot;&quot;&quot;;[.$D$1];&quot;&quot;&quot;&quot;;&quot;:&quot;;&quot;&quot;&quot;&quot;;[.$D20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04]=&quot;&quot;;&quot;&quot;;COM.MICROSOFT.CONCAT(&quot;{&quot;; IF([.$A204]=&quot;&quot;;&quot;&quot;;COM.MICROSOFT.CONCAT(&quot;&quot;&quot;&quot;;[.$A$1];&quot;&quot;&quot;&quot;;&quot;:&quot;;&quot;&quot;&quot;&quot;;[.$A204]; &quot;&quot;&quot;&quot;;&quot;,&quot;)); IF([.$C204]=&quot;&quot;;&quot;&quot;;COM.MICROSOFT.CONCAT(&quot;&quot;&quot;&quot;;[.$C$1];&quot;&quot;&quot;&quot;;&quot;:&quot;;&quot;&quot;&quot;&quot;;[.$C204]; &quot;&quot;&quot;&quot;;&quot;,&quot;)); IF([.$D204]=&quot;&quot;;&quot;&quot;;COM.MICROSOFT.CONCAT(&quot;&quot;&quot;&quot;;[.$D$1];&quot;&quot;&quot;&quot;;&quot;:&quot;;&quot;&quot;&quot;&quot;;[.$D204]; &quot;&quot;&quot;&quot;;&quot;,&quot;));&quot;},&quot;))">
            <text:p/>
          </table:table-cell>
          <table:table-cell/>
          <table:table-cell table:style-name="ce5" table:formula="of:=IF(OR([.$A204]=&quot;&quot;;[.$B204]=[.$B203]);&quot;&quot;;COM.MICROSOFT.CONCAT(&quot;{&quot;; IF([.$B204]=&quot;&quot;;&quot;&quot;;COM.MICROSOFT.CONCAT(&quot;&quot;&quot;&quot;;[.$B$1];&quot;&quot;&quot;&quot;;&quot;:&quot;;&quot;&quot;&quot;&quot;;[.$B204]; &quot;&quot;&quot;&quot;;&quot;,&quot;)); IF([.$D204]=&quot;&quot;;&quot;&quot;;COM.MICROSOFT.CONCAT(&quot;&quot;&quot;&quot;;[.$D$1];&quot;&quot;&quot;&quot;;&quot;:&quot;;&quot;&quot;&quot;&quot;;[.$D20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05]=&quot;&quot;;&quot;&quot;;COM.MICROSOFT.CONCAT(&quot;{&quot;; IF([.$A205]=&quot;&quot;;&quot;&quot;;COM.MICROSOFT.CONCAT(&quot;&quot;&quot;&quot;;[.$A$1];&quot;&quot;&quot;&quot;;&quot;:&quot;;&quot;&quot;&quot;&quot;;[.$A205]; &quot;&quot;&quot;&quot;;&quot;,&quot;)); IF([.$C205]=&quot;&quot;;&quot;&quot;;COM.MICROSOFT.CONCAT(&quot;&quot;&quot;&quot;;[.$C$1];&quot;&quot;&quot;&quot;;&quot;:&quot;;&quot;&quot;&quot;&quot;;[.$C205]; &quot;&quot;&quot;&quot;;&quot;,&quot;)); IF([.$D205]=&quot;&quot;;&quot;&quot;;COM.MICROSOFT.CONCAT(&quot;&quot;&quot;&quot;;[.$D$1];&quot;&quot;&quot;&quot;;&quot;:&quot;;&quot;&quot;&quot;&quot;;[.$D205]; &quot;&quot;&quot;&quot;;&quot;,&quot;));&quot;},&quot;))">
            <text:p/>
          </table:table-cell>
          <table:table-cell/>
          <table:table-cell table:style-name="ce5" table:formula="of:=IF(OR([.$A205]=&quot;&quot;;[.$B205]=[.$B204]);&quot;&quot;;COM.MICROSOFT.CONCAT(&quot;{&quot;; IF([.$B205]=&quot;&quot;;&quot;&quot;;COM.MICROSOFT.CONCAT(&quot;&quot;&quot;&quot;;[.$B$1];&quot;&quot;&quot;&quot;;&quot;:&quot;;&quot;&quot;&quot;&quot;;[.$B205]; &quot;&quot;&quot;&quot;;&quot;,&quot;)); IF([.$D205]=&quot;&quot;;&quot;&quot;;COM.MICROSOFT.CONCAT(&quot;&quot;&quot;&quot;;[.$D$1];&quot;&quot;&quot;&quot;;&quot;:&quot;;&quot;&quot;&quot;&quot;;[.$D20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06]=&quot;&quot;;&quot;&quot;;COM.MICROSOFT.CONCAT(&quot;{&quot;; IF([.$A206]=&quot;&quot;;&quot;&quot;;COM.MICROSOFT.CONCAT(&quot;&quot;&quot;&quot;;[.$A$1];&quot;&quot;&quot;&quot;;&quot;:&quot;;&quot;&quot;&quot;&quot;;[.$A206]; &quot;&quot;&quot;&quot;;&quot;,&quot;)); IF([.$C206]=&quot;&quot;;&quot;&quot;;COM.MICROSOFT.CONCAT(&quot;&quot;&quot;&quot;;[.$C$1];&quot;&quot;&quot;&quot;;&quot;:&quot;;&quot;&quot;&quot;&quot;;[.$C206]; &quot;&quot;&quot;&quot;;&quot;,&quot;)); IF([.$D206]=&quot;&quot;;&quot;&quot;;COM.MICROSOFT.CONCAT(&quot;&quot;&quot;&quot;;[.$D$1];&quot;&quot;&quot;&quot;;&quot;:&quot;;&quot;&quot;&quot;&quot;;[.$D206]; &quot;&quot;&quot;&quot;;&quot;,&quot;));&quot;},&quot;))">
            <text:p/>
          </table:table-cell>
          <table:table-cell/>
          <table:table-cell table:style-name="ce5" table:formula="of:=IF(OR([.$A206]=&quot;&quot;;[.$B206]=[.$B205]);&quot;&quot;;COM.MICROSOFT.CONCAT(&quot;{&quot;; IF([.$B206]=&quot;&quot;;&quot;&quot;;COM.MICROSOFT.CONCAT(&quot;&quot;&quot;&quot;;[.$B$1];&quot;&quot;&quot;&quot;;&quot;:&quot;;&quot;&quot;&quot;&quot;;[.$B206]; &quot;&quot;&quot;&quot;;&quot;,&quot;)); IF([.$D206]=&quot;&quot;;&quot;&quot;;COM.MICROSOFT.CONCAT(&quot;&quot;&quot;&quot;;[.$D$1];&quot;&quot;&quot;&quot;;&quot;:&quot;;&quot;&quot;&quot;&quot;;[.$D20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07]=&quot;&quot;;&quot;&quot;;COM.MICROSOFT.CONCAT(&quot;{&quot;; IF([.$A207]=&quot;&quot;;&quot;&quot;;COM.MICROSOFT.CONCAT(&quot;&quot;&quot;&quot;;[.$A$1];&quot;&quot;&quot;&quot;;&quot;:&quot;;&quot;&quot;&quot;&quot;;[.$A207]; &quot;&quot;&quot;&quot;;&quot;,&quot;)); IF([.$C207]=&quot;&quot;;&quot;&quot;;COM.MICROSOFT.CONCAT(&quot;&quot;&quot;&quot;;[.$C$1];&quot;&quot;&quot;&quot;;&quot;:&quot;;&quot;&quot;&quot;&quot;;[.$C207]; &quot;&quot;&quot;&quot;;&quot;,&quot;)); IF([.$D207]=&quot;&quot;;&quot;&quot;;COM.MICROSOFT.CONCAT(&quot;&quot;&quot;&quot;;[.$D$1];&quot;&quot;&quot;&quot;;&quot;:&quot;;&quot;&quot;&quot;&quot;;[.$D207]; &quot;&quot;&quot;&quot;;&quot;,&quot;));&quot;},&quot;))">
            <text:p/>
          </table:table-cell>
          <table:table-cell/>
          <table:table-cell table:style-name="ce5" table:formula="of:=IF(OR([.$A207]=&quot;&quot;;[.$B207]=[.$B206]);&quot;&quot;;COM.MICROSOFT.CONCAT(&quot;{&quot;; IF([.$B207]=&quot;&quot;;&quot;&quot;;COM.MICROSOFT.CONCAT(&quot;&quot;&quot;&quot;;[.$B$1];&quot;&quot;&quot;&quot;;&quot;:&quot;;&quot;&quot;&quot;&quot;;[.$B207]; &quot;&quot;&quot;&quot;;&quot;,&quot;)); IF([.$D207]=&quot;&quot;;&quot;&quot;;COM.MICROSOFT.CONCAT(&quot;&quot;&quot;&quot;;[.$D$1];&quot;&quot;&quot;&quot;;&quot;:&quot;;&quot;&quot;&quot;&quot;;[.$D20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08]=&quot;&quot;;&quot;&quot;;COM.MICROSOFT.CONCAT(&quot;{&quot;; IF([.$A208]=&quot;&quot;;&quot;&quot;;COM.MICROSOFT.CONCAT(&quot;&quot;&quot;&quot;;[.$A$1];&quot;&quot;&quot;&quot;;&quot;:&quot;;&quot;&quot;&quot;&quot;;[.$A208]; &quot;&quot;&quot;&quot;;&quot;,&quot;)); IF([.$C208]=&quot;&quot;;&quot;&quot;;COM.MICROSOFT.CONCAT(&quot;&quot;&quot;&quot;;[.$C$1];&quot;&quot;&quot;&quot;;&quot;:&quot;;&quot;&quot;&quot;&quot;;[.$C208]; &quot;&quot;&quot;&quot;;&quot;,&quot;)); IF([.$D208]=&quot;&quot;;&quot;&quot;;COM.MICROSOFT.CONCAT(&quot;&quot;&quot;&quot;;[.$D$1];&quot;&quot;&quot;&quot;;&quot;:&quot;;&quot;&quot;&quot;&quot;;[.$D208]; &quot;&quot;&quot;&quot;;&quot;,&quot;));&quot;},&quot;))">
            <text:p/>
          </table:table-cell>
          <table:table-cell/>
          <table:table-cell table:style-name="ce5" table:formula="of:=IF(OR([.$A208]=&quot;&quot;;[.$B208]=[.$B207]);&quot;&quot;;COM.MICROSOFT.CONCAT(&quot;{&quot;; IF([.$B208]=&quot;&quot;;&quot;&quot;;COM.MICROSOFT.CONCAT(&quot;&quot;&quot;&quot;;[.$B$1];&quot;&quot;&quot;&quot;;&quot;:&quot;;&quot;&quot;&quot;&quot;;[.$B208]; &quot;&quot;&quot;&quot;;&quot;,&quot;)); IF([.$D208]=&quot;&quot;;&quot;&quot;;COM.MICROSOFT.CONCAT(&quot;&quot;&quot;&quot;;[.$D$1];&quot;&quot;&quot;&quot;;&quot;:&quot;;&quot;&quot;&quot;&quot;;[.$D20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09]=&quot;&quot;;&quot;&quot;;COM.MICROSOFT.CONCAT(&quot;{&quot;; IF([.$A209]=&quot;&quot;;&quot;&quot;;COM.MICROSOFT.CONCAT(&quot;&quot;&quot;&quot;;[.$A$1];&quot;&quot;&quot;&quot;;&quot;:&quot;;&quot;&quot;&quot;&quot;;[.$A209]; &quot;&quot;&quot;&quot;;&quot;,&quot;)); IF([.$C209]=&quot;&quot;;&quot;&quot;;COM.MICROSOFT.CONCAT(&quot;&quot;&quot;&quot;;[.$C$1];&quot;&quot;&quot;&quot;;&quot;:&quot;;&quot;&quot;&quot;&quot;;[.$C209]; &quot;&quot;&quot;&quot;;&quot;,&quot;)); IF([.$D209]=&quot;&quot;;&quot;&quot;;COM.MICROSOFT.CONCAT(&quot;&quot;&quot;&quot;;[.$D$1];&quot;&quot;&quot;&quot;;&quot;:&quot;;&quot;&quot;&quot;&quot;;[.$D209]; &quot;&quot;&quot;&quot;;&quot;,&quot;));&quot;},&quot;))">
            <text:p/>
          </table:table-cell>
          <table:table-cell/>
          <table:table-cell table:style-name="ce5" table:formula="of:=IF(OR([.$A209]=&quot;&quot;;[.$B209]=[.$B208]);&quot;&quot;;COM.MICROSOFT.CONCAT(&quot;{&quot;; IF([.$B209]=&quot;&quot;;&quot;&quot;;COM.MICROSOFT.CONCAT(&quot;&quot;&quot;&quot;;[.$B$1];&quot;&quot;&quot;&quot;;&quot;:&quot;;&quot;&quot;&quot;&quot;;[.$B209]; &quot;&quot;&quot;&quot;;&quot;,&quot;)); IF([.$D209]=&quot;&quot;;&quot;&quot;;COM.MICROSOFT.CONCAT(&quot;&quot;&quot;&quot;;[.$D$1];&quot;&quot;&quot;&quot;;&quot;:&quot;;&quot;&quot;&quot;&quot;;[.$D20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10]=&quot;&quot;;&quot;&quot;;COM.MICROSOFT.CONCAT(&quot;{&quot;; IF([.$A210]=&quot;&quot;;&quot;&quot;;COM.MICROSOFT.CONCAT(&quot;&quot;&quot;&quot;;[.$A$1];&quot;&quot;&quot;&quot;;&quot;:&quot;;&quot;&quot;&quot;&quot;;[.$A210]; &quot;&quot;&quot;&quot;;&quot;,&quot;)); IF([.$C210]=&quot;&quot;;&quot;&quot;;COM.MICROSOFT.CONCAT(&quot;&quot;&quot;&quot;;[.$C$1];&quot;&quot;&quot;&quot;;&quot;:&quot;;&quot;&quot;&quot;&quot;;[.$C210]; &quot;&quot;&quot;&quot;;&quot;,&quot;)); IF([.$D210]=&quot;&quot;;&quot;&quot;;COM.MICROSOFT.CONCAT(&quot;&quot;&quot;&quot;;[.$D$1];&quot;&quot;&quot;&quot;;&quot;:&quot;;&quot;&quot;&quot;&quot;;[.$D210]; &quot;&quot;&quot;&quot;;&quot;,&quot;));&quot;},&quot;))">
            <text:p/>
          </table:table-cell>
          <table:table-cell/>
          <table:table-cell table:style-name="ce5" table:formula="of:=IF(OR([.$A210]=&quot;&quot;;[.$B210]=[.$B209]);&quot;&quot;;COM.MICROSOFT.CONCAT(&quot;{&quot;; IF([.$B210]=&quot;&quot;;&quot;&quot;;COM.MICROSOFT.CONCAT(&quot;&quot;&quot;&quot;;[.$B$1];&quot;&quot;&quot;&quot;;&quot;:&quot;;&quot;&quot;&quot;&quot;;[.$B210]; &quot;&quot;&quot;&quot;;&quot;,&quot;)); IF([.$D210]=&quot;&quot;;&quot;&quot;;COM.MICROSOFT.CONCAT(&quot;&quot;&quot;&quot;;[.$D$1];&quot;&quot;&quot;&quot;;&quot;:&quot;;&quot;&quot;&quot;&quot;;[.$D21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11]=&quot;&quot;;&quot;&quot;;COM.MICROSOFT.CONCAT(&quot;{&quot;; IF([.$A211]=&quot;&quot;;&quot;&quot;;COM.MICROSOFT.CONCAT(&quot;&quot;&quot;&quot;;[.$A$1];&quot;&quot;&quot;&quot;;&quot;:&quot;;&quot;&quot;&quot;&quot;;[.$A211]; &quot;&quot;&quot;&quot;;&quot;,&quot;)); IF([.$C211]=&quot;&quot;;&quot;&quot;;COM.MICROSOFT.CONCAT(&quot;&quot;&quot;&quot;;[.$C$1];&quot;&quot;&quot;&quot;;&quot;:&quot;;&quot;&quot;&quot;&quot;;[.$C211]; &quot;&quot;&quot;&quot;;&quot;,&quot;)); IF([.$D211]=&quot;&quot;;&quot;&quot;;COM.MICROSOFT.CONCAT(&quot;&quot;&quot;&quot;;[.$D$1];&quot;&quot;&quot;&quot;;&quot;:&quot;;&quot;&quot;&quot;&quot;;[.$D211]; &quot;&quot;&quot;&quot;;&quot;,&quot;));&quot;},&quot;))">
            <text:p/>
          </table:table-cell>
          <table:table-cell/>
          <table:table-cell table:style-name="ce5" table:formula="of:=IF(OR([.$A211]=&quot;&quot;;[.$B211]=[.$B210]);&quot;&quot;;COM.MICROSOFT.CONCAT(&quot;{&quot;; IF([.$B211]=&quot;&quot;;&quot;&quot;;COM.MICROSOFT.CONCAT(&quot;&quot;&quot;&quot;;[.$B$1];&quot;&quot;&quot;&quot;;&quot;:&quot;;&quot;&quot;&quot;&quot;;[.$B211]; &quot;&quot;&quot;&quot;;&quot;,&quot;)); IF([.$D211]=&quot;&quot;;&quot;&quot;;COM.MICROSOFT.CONCAT(&quot;&quot;&quot;&quot;;[.$D$1];&quot;&quot;&quot;&quot;;&quot;:&quot;;&quot;&quot;&quot;&quot;;[.$D21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12]=&quot;&quot;;&quot;&quot;;COM.MICROSOFT.CONCAT(&quot;{&quot;; IF([.$A212]=&quot;&quot;;&quot;&quot;;COM.MICROSOFT.CONCAT(&quot;&quot;&quot;&quot;;[.$A$1];&quot;&quot;&quot;&quot;;&quot;:&quot;;&quot;&quot;&quot;&quot;;[.$A212]; &quot;&quot;&quot;&quot;;&quot;,&quot;)); IF([.$C212]=&quot;&quot;;&quot;&quot;;COM.MICROSOFT.CONCAT(&quot;&quot;&quot;&quot;;[.$C$1];&quot;&quot;&quot;&quot;;&quot;:&quot;;&quot;&quot;&quot;&quot;;[.$C212]; &quot;&quot;&quot;&quot;;&quot;,&quot;)); IF([.$D212]=&quot;&quot;;&quot;&quot;;COM.MICROSOFT.CONCAT(&quot;&quot;&quot;&quot;;[.$D$1];&quot;&quot;&quot;&quot;;&quot;:&quot;;&quot;&quot;&quot;&quot;;[.$D212]; &quot;&quot;&quot;&quot;;&quot;,&quot;));&quot;},&quot;))">
            <text:p/>
          </table:table-cell>
          <table:table-cell/>
          <table:table-cell table:style-name="ce5" table:formula="of:=IF(OR([.$A212]=&quot;&quot;;[.$B212]=[.$B211]);&quot;&quot;;COM.MICROSOFT.CONCAT(&quot;{&quot;; IF([.$B212]=&quot;&quot;;&quot;&quot;;COM.MICROSOFT.CONCAT(&quot;&quot;&quot;&quot;;[.$B$1];&quot;&quot;&quot;&quot;;&quot;:&quot;;&quot;&quot;&quot;&quot;;[.$B212]; &quot;&quot;&quot;&quot;;&quot;,&quot;)); IF([.$D212]=&quot;&quot;;&quot;&quot;;COM.MICROSOFT.CONCAT(&quot;&quot;&quot;&quot;;[.$D$1];&quot;&quot;&quot;&quot;;&quot;:&quot;;&quot;&quot;&quot;&quot;;[.$D21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13]=&quot;&quot;;&quot;&quot;;COM.MICROSOFT.CONCAT(&quot;{&quot;; IF([.$A213]=&quot;&quot;;&quot;&quot;;COM.MICROSOFT.CONCAT(&quot;&quot;&quot;&quot;;[.$A$1];&quot;&quot;&quot;&quot;;&quot;:&quot;;&quot;&quot;&quot;&quot;;[.$A213]; &quot;&quot;&quot;&quot;;&quot;,&quot;)); IF([.$C213]=&quot;&quot;;&quot;&quot;;COM.MICROSOFT.CONCAT(&quot;&quot;&quot;&quot;;[.$C$1];&quot;&quot;&quot;&quot;;&quot;:&quot;;&quot;&quot;&quot;&quot;;[.$C213]; &quot;&quot;&quot;&quot;;&quot;,&quot;)); IF([.$D213]=&quot;&quot;;&quot;&quot;;COM.MICROSOFT.CONCAT(&quot;&quot;&quot;&quot;;[.$D$1];&quot;&quot;&quot;&quot;;&quot;:&quot;;&quot;&quot;&quot;&quot;;[.$D213]; &quot;&quot;&quot;&quot;;&quot;,&quot;));&quot;},&quot;))">
            <text:p/>
          </table:table-cell>
          <table:table-cell/>
          <table:table-cell table:style-name="ce5" table:formula="of:=IF(OR([.$A213]=&quot;&quot;;[.$B213]=[.$B212]);&quot;&quot;;COM.MICROSOFT.CONCAT(&quot;{&quot;; IF([.$B213]=&quot;&quot;;&quot;&quot;;COM.MICROSOFT.CONCAT(&quot;&quot;&quot;&quot;;[.$B$1];&quot;&quot;&quot;&quot;;&quot;:&quot;;&quot;&quot;&quot;&quot;;[.$B213]; &quot;&quot;&quot;&quot;;&quot;,&quot;)); IF([.$D213]=&quot;&quot;;&quot;&quot;;COM.MICROSOFT.CONCAT(&quot;&quot;&quot;&quot;;[.$D$1];&quot;&quot;&quot;&quot;;&quot;:&quot;;&quot;&quot;&quot;&quot;;[.$D21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14]=&quot;&quot;;&quot;&quot;;COM.MICROSOFT.CONCAT(&quot;{&quot;; IF([.$A214]=&quot;&quot;;&quot;&quot;;COM.MICROSOFT.CONCAT(&quot;&quot;&quot;&quot;;[.$A$1];&quot;&quot;&quot;&quot;;&quot;:&quot;;&quot;&quot;&quot;&quot;;[.$A214]; &quot;&quot;&quot;&quot;;&quot;,&quot;)); IF([.$C214]=&quot;&quot;;&quot;&quot;;COM.MICROSOFT.CONCAT(&quot;&quot;&quot;&quot;;[.$C$1];&quot;&quot;&quot;&quot;;&quot;:&quot;;&quot;&quot;&quot;&quot;;[.$C214]; &quot;&quot;&quot;&quot;;&quot;,&quot;)); IF([.$D214]=&quot;&quot;;&quot;&quot;;COM.MICROSOFT.CONCAT(&quot;&quot;&quot;&quot;;[.$D$1];&quot;&quot;&quot;&quot;;&quot;:&quot;;&quot;&quot;&quot;&quot;;[.$D214]; &quot;&quot;&quot;&quot;;&quot;,&quot;));&quot;},&quot;))">
            <text:p/>
          </table:table-cell>
          <table:table-cell/>
          <table:table-cell table:style-name="ce5" table:formula="of:=IF(OR([.$A214]=&quot;&quot;;[.$B214]=[.$B213]);&quot;&quot;;COM.MICROSOFT.CONCAT(&quot;{&quot;; IF([.$B214]=&quot;&quot;;&quot;&quot;;COM.MICROSOFT.CONCAT(&quot;&quot;&quot;&quot;;[.$B$1];&quot;&quot;&quot;&quot;;&quot;:&quot;;&quot;&quot;&quot;&quot;;[.$B214]; &quot;&quot;&quot;&quot;;&quot;,&quot;)); IF([.$D214]=&quot;&quot;;&quot;&quot;;COM.MICROSOFT.CONCAT(&quot;&quot;&quot;&quot;;[.$D$1];&quot;&quot;&quot;&quot;;&quot;:&quot;;&quot;&quot;&quot;&quot;;[.$D21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15]=&quot;&quot;;&quot;&quot;;COM.MICROSOFT.CONCAT(&quot;{&quot;; IF([.$A215]=&quot;&quot;;&quot;&quot;;COM.MICROSOFT.CONCAT(&quot;&quot;&quot;&quot;;[.$A$1];&quot;&quot;&quot;&quot;;&quot;:&quot;;&quot;&quot;&quot;&quot;;[.$A215]; &quot;&quot;&quot;&quot;;&quot;,&quot;)); IF([.$C215]=&quot;&quot;;&quot;&quot;;COM.MICROSOFT.CONCAT(&quot;&quot;&quot;&quot;;[.$C$1];&quot;&quot;&quot;&quot;;&quot;:&quot;;&quot;&quot;&quot;&quot;;[.$C215]; &quot;&quot;&quot;&quot;;&quot;,&quot;)); IF([.$D215]=&quot;&quot;;&quot;&quot;;COM.MICROSOFT.CONCAT(&quot;&quot;&quot;&quot;;[.$D$1];&quot;&quot;&quot;&quot;;&quot;:&quot;;&quot;&quot;&quot;&quot;;[.$D215]; &quot;&quot;&quot;&quot;;&quot;,&quot;));&quot;},&quot;))">
            <text:p/>
          </table:table-cell>
          <table:table-cell/>
          <table:table-cell table:style-name="ce5" table:formula="of:=IF(OR([.$A215]=&quot;&quot;;[.$B215]=[.$B214]);&quot;&quot;;COM.MICROSOFT.CONCAT(&quot;{&quot;; IF([.$B215]=&quot;&quot;;&quot;&quot;;COM.MICROSOFT.CONCAT(&quot;&quot;&quot;&quot;;[.$B$1];&quot;&quot;&quot;&quot;;&quot;:&quot;;&quot;&quot;&quot;&quot;;[.$B215]; &quot;&quot;&quot;&quot;;&quot;,&quot;)); IF([.$D215]=&quot;&quot;;&quot;&quot;;COM.MICROSOFT.CONCAT(&quot;&quot;&quot;&quot;;[.$D$1];&quot;&quot;&quot;&quot;;&quot;:&quot;;&quot;&quot;&quot;&quot;;[.$D21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16]=&quot;&quot;;&quot;&quot;;COM.MICROSOFT.CONCAT(&quot;{&quot;; IF([.$A216]=&quot;&quot;;&quot;&quot;;COM.MICROSOFT.CONCAT(&quot;&quot;&quot;&quot;;[.$A$1];&quot;&quot;&quot;&quot;;&quot;:&quot;;&quot;&quot;&quot;&quot;;[.$A216]; &quot;&quot;&quot;&quot;;&quot;,&quot;)); IF([.$C216]=&quot;&quot;;&quot;&quot;;COM.MICROSOFT.CONCAT(&quot;&quot;&quot;&quot;;[.$C$1];&quot;&quot;&quot;&quot;;&quot;:&quot;;&quot;&quot;&quot;&quot;;[.$C216]; &quot;&quot;&quot;&quot;;&quot;,&quot;)); IF([.$D216]=&quot;&quot;;&quot;&quot;;COM.MICROSOFT.CONCAT(&quot;&quot;&quot;&quot;;[.$D$1];&quot;&quot;&quot;&quot;;&quot;:&quot;;&quot;&quot;&quot;&quot;;[.$D216]; &quot;&quot;&quot;&quot;;&quot;,&quot;));&quot;},&quot;))">
            <text:p/>
          </table:table-cell>
          <table:table-cell/>
          <table:table-cell table:style-name="ce5" table:formula="of:=IF(OR([.$A216]=&quot;&quot;;[.$B216]=[.$B215]);&quot;&quot;;COM.MICROSOFT.CONCAT(&quot;{&quot;; IF([.$B216]=&quot;&quot;;&quot;&quot;;COM.MICROSOFT.CONCAT(&quot;&quot;&quot;&quot;;[.$B$1];&quot;&quot;&quot;&quot;;&quot;:&quot;;&quot;&quot;&quot;&quot;;[.$B216]; &quot;&quot;&quot;&quot;;&quot;,&quot;)); IF([.$D216]=&quot;&quot;;&quot;&quot;;COM.MICROSOFT.CONCAT(&quot;&quot;&quot;&quot;;[.$D$1];&quot;&quot;&quot;&quot;;&quot;:&quot;;&quot;&quot;&quot;&quot;;[.$D21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17]=&quot;&quot;;&quot;&quot;;COM.MICROSOFT.CONCAT(&quot;{&quot;; IF([.$A217]=&quot;&quot;;&quot;&quot;;COM.MICROSOFT.CONCAT(&quot;&quot;&quot;&quot;;[.$A$1];&quot;&quot;&quot;&quot;;&quot;:&quot;;&quot;&quot;&quot;&quot;;[.$A217]; &quot;&quot;&quot;&quot;;&quot;,&quot;)); IF([.$C217]=&quot;&quot;;&quot;&quot;;COM.MICROSOFT.CONCAT(&quot;&quot;&quot;&quot;;[.$C$1];&quot;&quot;&quot;&quot;;&quot;:&quot;;&quot;&quot;&quot;&quot;;[.$C217]; &quot;&quot;&quot;&quot;;&quot;,&quot;)); IF([.$D217]=&quot;&quot;;&quot;&quot;;COM.MICROSOFT.CONCAT(&quot;&quot;&quot;&quot;;[.$D$1];&quot;&quot;&quot;&quot;;&quot;:&quot;;&quot;&quot;&quot;&quot;;[.$D217]; &quot;&quot;&quot;&quot;;&quot;,&quot;));&quot;},&quot;))">
            <text:p/>
          </table:table-cell>
          <table:table-cell/>
          <table:table-cell table:style-name="ce5" table:formula="of:=IF(OR([.$A217]=&quot;&quot;;[.$B217]=[.$B216]);&quot;&quot;;COM.MICROSOFT.CONCAT(&quot;{&quot;; IF([.$B217]=&quot;&quot;;&quot;&quot;;COM.MICROSOFT.CONCAT(&quot;&quot;&quot;&quot;;[.$B$1];&quot;&quot;&quot;&quot;;&quot;:&quot;;&quot;&quot;&quot;&quot;;[.$B217]; &quot;&quot;&quot;&quot;;&quot;,&quot;)); IF([.$D217]=&quot;&quot;;&quot;&quot;;COM.MICROSOFT.CONCAT(&quot;&quot;&quot;&quot;;[.$D$1];&quot;&quot;&quot;&quot;;&quot;:&quot;;&quot;&quot;&quot;&quot;;[.$D21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18]=&quot;&quot;;&quot;&quot;;COM.MICROSOFT.CONCAT(&quot;{&quot;; IF([.$A218]=&quot;&quot;;&quot;&quot;;COM.MICROSOFT.CONCAT(&quot;&quot;&quot;&quot;;[.$A$1];&quot;&quot;&quot;&quot;;&quot;:&quot;;&quot;&quot;&quot;&quot;;[.$A218]; &quot;&quot;&quot;&quot;;&quot;,&quot;)); IF([.$C218]=&quot;&quot;;&quot;&quot;;COM.MICROSOFT.CONCAT(&quot;&quot;&quot;&quot;;[.$C$1];&quot;&quot;&quot;&quot;;&quot;:&quot;;&quot;&quot;&quot;&quot;;[.$C218]; &quot;&quot;&quot;&quot;;&quot;,&quot;)); IF([.$D218]=&quot;&quot;;&quot;&quot;;COM.MICROSOFT.CONCAT(&quot;&quot;&quot;&quot;;[.$D$1];&quot;&quot;&quot;&quot;;&quot;:&quot;;&quot;&quot;&quot;&quot;;[.$D218]; &quot;&quot;&quot;&quot;;&quot;,&quot;));&quot;},&quot;))">
            <text:p/>
          </table:table-cell>
          <table:table-cell/>
          <table:table-cell table:style-name="ce5" table:formula="of:=IF(OR([.$A218]=&quot;&quot;;[.$B218]=[.$B217]);&quot;&quot;;COM.MICROSOFT.CONCAT(&quot;{&quot;; IF([.$B218]=&quot;&quot;;&quot;&quot;;COM.MICROSOFT.CONCAT(&quot;&quot;&quot;&quot;;[.$B$1];&quot;&quot;&quot;&quot;;&quot;:&quot;;&quot;&quot;&quot;&quot;;[.$B218]; &quot;&quot;&quot;&quot;;&quot;,&quot;)); IF([.$D218]=&quot;&quot;;&quot;&quot;;COM.MICROSOFT.CONCAT(&quot;&quot;&quot;&quot;;[.$D$1];&quot;&quot;&quot;&quot;;&quot;:&quot;;&quot;&quot;&quot;&quot;;[.$D21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19]=&quot;&quot;;&quot;&quot;;COM.MICROSOFT.CONCAT(&quot;{&quot;; IF([.$A219]=&quot;&quot;;&quot;&quot;;COM.MICROSOFT.CONCAT(&quot;&quot;&quot;&quot;;[.$A$1];&quot;&quot;&quot;&quot;;&quot;:&quot;;&quot;&quot;&quot;&quot;;[.$A219]; &quot;&quot;&quot;&quot;;&quot;,&quot;)); IF([.$C219]=&quot;&quot;;&quot;&quot;;COM.MICROSOFT.CONCAT(&quot;&quot;&quot;&quot;;[.$C$1];&quot;&quot;&quot;&quot;;&quot;:&quot;;&quot;&quot;&quot;&quot;;[.$C219]; &quot;&quot;&quot;&quot;;&quot;,&quot;)); IF([.$D219]=&quot;&quot;;&quot;&quot;;COM.MICROSOFT.CONCAT(&quot;&quot;&quot;&quot;;[.$D$1];&quot;&quot;&quot;&quot;;&quot;:&quot;;&quot;&quot;&quot;&quot;;[.$D219]; &quot;&quot;&quot;&quot;;&quot;,&quot;));&quot;},&quot;))">
            <text:p/>
          </table:table-cell>
          <table:table-cell/>
          <table:table-cell table:style-name="ce5" table:formula="of:=IF(OR([.$A219]=&quot;&quot;;[.$B219]=[.$B218]);&quot;&quot;;COM.MICROSOFT.CONCAT(&quot;{&quot;; IF([.$B219]=&quot;&quot;;&quot;&quot;;COM.MICROSOFT.CONCAT(&quot;&quot;&quot;&quot;;[.$B$1];&quot;&quot;&quot;&quot;;&quot;:&quot;;&quot;&quot;&quot;&quot;;[.$B219]; &quot;&quot;&quot;&quot;;&quot;,&quot;)); IF([.$D219]=&quot;&quot;;&quot;&quot;;COM.MICROSOFT.CONCAT(&quot;&quot;&quot;&quot;;[.$D$1];&quot;&quot;&quot;&quot;;&quot;:&quot;;&quot;&quot;&quot;&quot;;[.$D21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20]=&quot;&quot;;&quot;&quot;;COM.MICROSOFT.CONCAT(&quot;{&quot;; IF([.$A220]=&quot;&quot;;&quot;&quot;;COM.MICROSOFT.CONCAT(&quot;&quot;&quot;&quot;;[.$A$1];&quot;&quot;&quot;&quot;;&quot;:&quot;;&quot;&quot;&quot;&quot;;[.$A220]; &quot;&quot;&quot;&quot;;&quot;,&quot;)); IF([.$C220]=&quot;&quot;;&quot;&quot;;COM.MICROSOFT.CONCAT(&quot;&quot;&quot;&quot;;[.$C$1];&quot;&quot;&quot;&quot;;&quot;:&quot;;&quot;&quot;&quot;&quot;;[.$C220]; &quot;&quot;&quot;&quot;;&quot;,&quot;)); IF([.$D220]=&quot;&quot;;&quot;&quot;;COM.MICROSOFT.CONCAT(&quot;&quot;&quot;&quot;;[.$D$1];&quot;&quot;&quot;&quot;;&quot;:&quot;;&quot;&quot;&quot;&quot;;[.$D220]; &quot;&quot;&quot;&quot;;&quot;,&quot;));&quot;},&quot;))">
            <text:p/>
          </table:table-cell>
          <table:table-cell/>
          <table:table-cell table:style-name="ce5" table:formula="of:=IF(OR([.$A220]=&quot;&quot;;[.$B220]=[.$B219]);&quot;&quot;;COM.MICROSOFT.CONCAT(&quot;{&quot;; IF([.$B220]=&quot;&quot;;&quot;&quot;;COM.MICROSOFT.CONCAT(&quot;&quot;&quot;&quot;;[.$B$1];&quot;&quot;&quot;&quot;;&quot;:&quot;;&quot;&quot;&quot;&quot;;[.$B220]; &quot;&quot;&quot;&quot;;&quot;,&quot;)); IF([.$D220]=&quot;&quot;;&quot;&quot;;COM.MICROSOFT.CONCAT(&quot;&quot;&quot;&quot;;[.$D$1];&quot;&quot;&quot;&quot;;&quot;:&quot;;&quot;&quot;&quot;&quot;;[.$D22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21]=&quot;&quot;;&quot;&quot;;COM.MICROSOFT.CONCAT(&quot;{&quot;; IF([.$A221]=&quot;&quot;;&quot;&quot;;COM.MICROSOFT.CONCAT(&quot;&quot;&quot;&quot;;[.$A$1];&quot;&quot;&quot;&quot;;&quot;:&quot;;&quot;&quot;&quot;&quot;;[.$A221]; &quot;&quot;&quot;&quot;;&quot;,&quot;)); IF([.$C221]=&quot;&quot;;&quot;&quot;;COM.MICROSOFT.CONCAT(&quot;&quot;&quot;&quot;;[.$C$1];&quot;&quot;&quot;&quot;;&quot;:&quot;;&quot;&quot;&quot;&quot;;[.$C221]; &quot;&quot;&quot;&quot;;&quot;,&quot;)); IF([.$D221]=&quot;&quot;;&quot;&quot;;COM.MICROSOFT.CONCAT(&quot;&quot;&quot;&quot;;[.$D$1];&quot;&quot;&quot;&quot;;&quot;:&quot;;&quot;&quot;&quot;&quot;;[.$D221]; &quot;&quot;&quot;&quot;;&quot;,&quot;));&quot;},&quot;))">
            <text:p/>
          </table:table-cell>
          <table:table-cell/>
          <table:table-cell table:style-name="ce5" table:formula="of:=IF(OR([.$A221]=&quot;&quot;;[.$B221]=[.$B220]);&quot;&quot;;COM.MICROSOFT.CONCAT(&quot;{&quot;; IF([.$B221]=&quot;&quot;;&quot;&quot;;COM.MICROSOFT.CONCAT(&quot;&quot;&quot;&quot;;[.$B$1];&quot;&quot;&quot;&quot;;&quot;:&quot;;&quot;&quot;&quot;&quot;;[.$B221]; &quot;&quot;&quot;&quot;;&quot;,&quot;)); IF([.$D221]=&quot;&quot;;&quot;&quot;;COM.MICROSOFT.CONCAT(&quot;&quot;&quot;&quot;;[.$D$1];&quot;&quot;&quot;&quot;;&quot;:&quot;;&quot;&quot;&quot;&quot;;[.$D22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22]=&quot;&quot;;&quot;&quot;;COM.MICROSOFT.CONCAT(&quot;{&quot;; IF([.$A222]=&quot;&quot;;&quot;&quot;;COM.MICROSOFT.CONCAT(&quot;&quot;&quot;&quot;;[.$A$1];&quot;&quot;&quot;&quot;;&quot;:&quot;;&quot;&quot;&quot;&quot;;[.$A222]; &quot;&quot;&quot;&quot;;&quot;,&quot;)); IF([.$C222]=&quot;&quot;;&quot;&quot;;COM.MICROSOFT.CONCAT(&quot;&quot;&quot;&quot;;[.$C$1];&quot;&quot;&quot;&quot;;&quot;:&quot;;&quot;&quot;&quot;&quot;;[.$C222]; &quot;&quot;&quot;&quot;;&quot;,&quot;)); IF([.$D222]=&quot;&quot;;&quot;&quot;;COM.MICROSOFT.CONCAT(&quot;&quot;&quot;&quot;;[.$D$1];&quot;&quot;&quot;&quot;;&quot;:&quot;;&quot;&quot;&quot;&quot;;[.$D222]; &quot;&quot;&quot;&quot;;&quot;,&quot;));&quot;},&quot;))">
            <text:p/>
          </table:table-cell>
          <table:table-cell/>
          <table:table-cell table:style-name="ce5" table:formula="of:=IF(OR([.$A222]=&quot;&quot;;[.$B222]=[.$B221]);&quot;&quot;;COM.MICROSOFT.CONCAT(&quot;{&quot;; IF([.$B222]=&quot;&quot;;&quot;&quot;;COM.MICROSOFT.CONCAT(&quot;&quot;&quot;&quot;;[.$B$1];&quot;&quot;&quot;&quot;;&quot;:&quot;;&quot;&quot;&quot;&quot;;[.$B222]; &quot;&quot;&quot;&quot;;&quot;,&quot;)); IF([.$D222]=&quot;&quot;;&quot;&quot;;COM.MICROSOFT.CONCAT(&quot;&quot;&quot;&quot;;[.$D$1];&quot;&quot;&quot;&quot;;&quot;:&quot;;&quot;&quot;&quot;&quot;;[.$D22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23]=&quot;&quot;;&quot;&quot;;COM.MICROSOFT.CONCAT(&quot;{&quot;; IF([.$A223]=&quot;&quot;;&quot;&quot;;COM.MICROSOFT.CONCAT(&quot;&quot;&quot;&quot;;[.$A$1];&quot;&quot;&quot;&quot;;&quot;:&quot;;&quot;&quot;&quot;&quot;;[.$A223]; &quot;&quot;&quot;&quot;;&quot;,&quot;)); IF([.$C223]=&quot;&quot;;&quot;&quot;;COM.MICROSOFT.CONCAT(&quot;&quot;&quot;&quot;;[.$C$1];&quot;&quot;&quot;&quot;;&quot;:&quot;;&quot;&quot;&quot;&quot;;[.$C223]; &quot;&quot;&quot;&quot;;&quot;,&quot;)); IF([.$D223]=&quot;&quot;;&quot;&quot;;COM.MICROSOFT.CONCAT(&quot;&quot;&quot;&quot;;[.$D$1];&quot;&quot;&quot;&quot;;&quot;:&quot;;&quot;&quot;&quot;&quot;;[.$D223]; &quot;&quot;&quot;&quot;;&quot;,&quot;));&quot;},&quot;))">
            <text:p/>
          </table:table-cell>
          <table:table-cell/>
          <table:table-cell table:style-name="ce5" table:formula="of:=IF(OR([.$A223]=&quot;&quot;;[.$B223]=[.$B222]);&quot;&quot;;COM.MICROSOFT.CONCAT(&quot;{&quot;; IF([.$B223]=&quot;&quot;;&quot;&quot;;COM.MICROSOFT.CONCAT(&quot;&quot;&quot;&quot;;[.$B$1];&quot;&quot;&quot;&quot;;&quot;:&quot;;&quot;&quot;&quot;&quot;;[.$B223]; &quot;&quot;&quot;&quot;;&quot;,&quot;)); IF([.$D223]=&quot;&quot;;&quot;&quot;;COM.MICROSOFT.CONCAT(&quot;&quot;&quot;&quot;;[.$D$1];&quot;&quot;&quot;&quot;;&quot;:&quot;;&quot;&quot;&quot;&quot;;[.$D22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24]=&quot;&quot;;&quot;&quot;;COM.MICROSOFT.CONCAT(&quot;{&quot;; IF([.$A224]=&quot;&quot;;&quot;&quot;;COM.MICROSOFT.CONCAT(&quot;&quot;&quot;&quot;;[.$A$1];&quot;&quot;&quot;&quot;;&quot;:&quot;;&quot;&quot;&quot;&quot;;[.$A224]; &quot;&quot;&quot;&quot;;&quot;,&quot;)); IF([.$C224]=&quot;&quot;;&quot;&quot;;COM.MICROSOFT.CONCAT(&quot;&quot;&quot;&quot;;[.$C$1];&quot;&quot;&quot;&quot;;&quot;:&quot;;&quot;&quot;&quot;&quot;;[.$C224]; &quot;&quot;&quot;&quot;;&quot;,&quot;)); IF([.$D224]=&quot;&quot;;&quot;&quot;;COM.MICROSOFT.CONCAT(&quot;&quot;&quot;&quot;;[.$D$1];&quot;&quot;&quot;&quot;;&quot;:&quot;;&quot;&quot;&quot;&quot;;[.$D224]; &quot;&quot;&quot;&quot;;&quot;,&quot;));&quot;},&quot;))">
            <text:p/>
          </table:table-cell>
          <table:table-cell/>
          <table:table-cell table:style-name="ce5" table:formula="of:=IF(OR([.$A224]=&quot;&quot;;[.$B224]=[.$B223]);&quot;&quot;;COM.MICROSOFT.CONCAT(&quot;{&quot;; IF([.$B224]=&quot;&quot;;&quot;&quot;;COM.MICROSOFT.CONCAT(&quot;&quot;&quot;&quot;;[.$B$1];&quot;&quot;&quot;&quot;;&quot;:&quot;;&quot;&quot;&quot;&quot;;[.$B224]; &quot;&quot;&quot;&quot;;&quot;,&quot;)); IF([.$D224]=&quot;&quot;;&quot;&quot;;COM.MICROSOFT.CONCAT(&quot;&quot;&quot;&quot;;[.$D$1];&quot;&quot;&quot;&quot;;&quot;:&quot;;&quot;&quot;&quot;&quot;;[.$D22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25]=&quot;&quot;;&quot;&quot;;COM.MICROSOFT.CONCAT(&quot;{&quot;; IF([.$A225]=&quot;&quot;;&quot;&quot;;COM.MICROSOFT.CONCAT(&quot;&quot;&quot;&quot;;[.$A$1];&quot;&quot;&quot;&quot;;&quot;:&quot;;&quot;&quot;&quot;&quot;;[.$A225]; &quot;&quot;&quot;&quot;;&quot;,&quot;)); IF([.$C225]=&quot;&quot;;&quot;&quot;;COM.MICROSOFT.CONCAT(&quot;&quot;&quot;&quot;;[.$C$1];&quot;&quot;&quot;&quot;;&quot;:&quot;;&quot;&quot;&quot;&quot;;[.$C225]; &quot;&quot;&quot;&quot;;&quot;,&quot;)); IF([.$D225]=&quot;&quot;;&quot;&quot;;COM.MICROSOFT.CONCAT(&quot;&quot;&quot;&quot;;[.$D$1];&quot;&quot;&quot;&quot;;&quot;:&quot;;&quot;&quot;&quot;&quot;;[.$D225]; &quot;&quot;&quot;&quot;;&quot;,&quot;));&quot;},&quot;))">
            <text:p/>
          </table:table-cell>
          <table:table-cell/>
          <table:table-cell table:style-name="ce5" table:formula="of:=IF(OR([.$A225]=&quot;&quot;;[.$B225]=[.$B224]);&quot;&quot;;COM.MICROSOFT.CONCAT(&quot;{&quot;; IF([.$B225]=&quot;&quot;;&quot;&quot;;COM.MICROSOFT.CONCAT(&quot;&quot;&quot;&quot;;[.$B$1];&quot;&quot;&quot;&quot;;&quot;:&quot;;&quot;&quot;&quot;&quot;;[.$B225]; &quot;&quot;&quot;&quot;;&quot;,&quot;)); IF([.$D225]=&quot;&quot;;&quot;&quot;;COM.MICROSOFT.CONCAT(&quot;&quot;&quot;&quot;;[.$D$1];&quot;&quot;&quot;&quot;;&quot;:&quot;;&quot;&quot;&quot;&quot;;[.$D22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26]=&quot;&quot;;&quot;&quot;;COM.MICROSOFT.CONCAT(&quot;{&quot;; IF([.$A226]=&quot;&quot;;&quot;&quot;;COM.MICROSOFT.CONCAT(&quot;&quot;&quot;&quot;;[.$A$1];&quot;&quot;&quot;&quot;;&quot;:&quot;;&quot;&quot;&quot;&quot;;[.$A226]; &quot;&quot;&quot;&quot;;&quot;,&quot;)); IF([.$C226]=&quot;&quot;;&quot;&quot;;COM.MICROSOFT.CONCAT(&quot;&quot;&quot;&quot;;[.$C$1];&quot;&quot;&quot;&quot;;&quot;:&quot;;&quot;&quot;&quot;&quot;;[.$C226]; &quot;&quot;&quot;&quot;;&quot;,&quot;)); IF([.$D226]=&quot;&quot;;&quot;&quot;;COM.MICROSOFT.CONCAT(&quot;&quot;&quot;&quot;;[.$D$1];&quot;&quot;&quot;&quot;;&quot;:&quot;;&quot;&quot;&quot;&quot;;[.$D226]; &quot;&quot;&quot;&quot;;&quot;,&quot;));&quot;},&quot;))">
            <text:p/>
          </table:table-cell>
          <table:table-cell/>
          <table:table-cell table:style-name="ce5" table:formula="of:=IF(OR([.$A226]=&quot;&quot;;[.$B226]=[.$B225]);&quot;&quot;;COM.MICROSOFT.CONCAT(&quot;{&quot;; IF([.$B226]=&quot;&quot;;&quot;&quot;;COM.MICROSOFT.CONCAT(&quot;&quot;&quot;&quot;;[.$B$1];&quot;&quot;&quot;&quot;;&quot;:&quot;;&quot;&quot;&quot;&quot;;[.$B226]; &quot;&quot;&quot;&quot;;&quot;,&quot;)); IF([.$D226]=&quot;&quot;;&quot;&quot;;COM.MICROSOFT.CONCAT(&quot;&quot;&quot;&quot;;[.$D$1];&quot;&quot;&quot;&quot;;&quot;:&quot;;&quot;&quot;&quot;&quot;;[.$D22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27]=&quot;&quot;;&quot;&quot;;COM.MICROSOFT.CONCAT(&quot;{&quot;; IF([.$A227]=&quot;&quot;;&quot;&quot;;COM.MICROSOFT.CONCAT(&quot;&quot;&quot;&quot;;[.$A$1];&quot;&quot;&quot;&quot;;&quot;:&quot;;&quot;&quot;&quot;&quot;;[.$A227]; &quot;&quot;&quot;&quot;;&quot;,&quot;)); IF([.$C227]=&quot;&quot;;&quot;&quot;;COM.MICROSOFT.CONCAT(&quot;&quot;&quot;&quot;;[.$C$1];&quot;&quot;&quot;&quot;;&quot;:&quot;;&quot;&quot;&quot;&quot;;[.$C227]; &quot;&quot;&quot;&quot;;&quot;,&quot;)); IF([.$D227]=&quot;&quot;;&quot;&quot;;COM.MICROSOFT.CONCAT(&quot;&quot;&quot;&quot;;[.$D$1];&quot;&quot;&quot;&quot;;&quot;:&quot;;&quot;&quot;&quot;&quot;;[.$D227]; &quot;&quot;&quot;&quot;;&quot;,&quot;));&quot;},&quot;))">
            <text:p/>
          </table:table-cell>
          <table:table-cell/>
          <table:table-cell table:style-name="ce5" table:formula="of:=IF(OR([.$A227]=&quot;&quot;;[.$B227]=[.$B226]);&quot;&quot;;COM.MICROSOFT.CONCAT(&quot;{&quot;; IF([.$B227]=&quot;&quot;;&quot;&quot;;COM.MICROSOFT.CONCAT(&quot;&quot;&quot;&quot;;[.$B$1];&quot;&quot;&quot;&quot;;&quot;:&quot;;&quot;&quot;&quot;&quot;;[.$B227]; &quot;&quot;&quot;&quot;;&quot;,&quot;)); IF([.$D227]=&quot;&quot;;&quot;&quot;;COM.MICROSOFT.CONCAT(&quot;&quot;&quot;&quot;;[.$D$1];&quot;&quot;&quot;&quot;;&quot;:&quot;;&quot;&quot;&quot;&quot;;[.$D22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28]=&quot;&quot;;&quot;&quot;;COM.MICROSOFT.CONCAT(&quot;{&quot;; IF([.$A228]=&quot;&quot;;&quot;&quot;;COM.MICROSOFT.CONCAT(&quot;&quot;&quot;&quot;;[.$A$1];&quot;&quot;&quot;&quot;;&quot;:&quot;;&quot;&quot;&quot;&quot;;[.$A228]; &quot;&quot;&quot;&quot;;&quot;,&quot;)); IF([.$C228]=&quot;&quot;;&quot;&quot;;COM.MICROSOFT.CONCAT(&quot;&quot;&quot;&quot;;[.$C$1];&quot;&quot;&quot;&quot;;&quot;:&quot;;&quot;&quot;&quot;&quot;;[.$C228]; &quot;&quot;&quot;&quot;;&quot;,&quot;)); IF([.$D228]=&quot;&quot;;&quot;&quot;;COM.MICROSOFT.CONCAT(&quot;&quot;&quot;&quot;;[.$D$1];&quot;&quot;&quot;&quot;;&quot;:&quot;;&quot;&quot;&quot;&quot;;[.$D228]; &quot;&quot;&quot;&quot;;&quot;,&quot;));&quot;},&quot;))">
            <text:p/>
          </table:table-cell>
          <table:table-cell/>
          <table:table-cell table:style-name="ce5" table:formula="of:=IF(OR([.$A228]=&quot;&quot;;[.$B228]=[.$B227]);&quot;&quot;;COM.MICROSOFT.CONCAT(&quot;{&quot;; IF([.$B228]=&quot;&quot;;&quot;&quot;;COM.MICROSOFT.CONCAT(&quot;&quot;&quot;&quot;;[.$B$1];&quot;&quot;&quot;&quot;;&quot;:&quot;;&quot;&quot;&quot;&quot;;[.$B228]; &quot;&quot;&quot;&quot;;&quot;,&quot;)); IF([.$D228]=&quot;&quot;;&quot;&quot;;COM.MICROSOFT.CONCAT(&quot;&quot;&quot;&quot;;[.$D$1];&quot;&quot;&quot;&quot;;&quot;:&quot;;&quot;&quot;&quot;&quot;;[.$D22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29]=&quot;&quot;;&quot;&quot;;COM.MICROSOFT.CONCAT(&quot;{&quot;; IF([.$A229]=&quot;&quot;;&quot;&quot;;COM.MICROSOFT.CONCAT(&quot;&quot;&quot;&quot;;[.$A$1];&quot;&quot;&quot;&quot;;&quot;:&quot;;&quot;&quot;&quot;&quot;;[.$A229]; &quot;&quot;&quot;&quot;;&quot;,&quot;)); IF([.$C229]=&quot;&quot;;&quot;&quot;;COM.MICROSOFT.CONCAT(&quot;&quot;&quot;&quot;;[.$C$1];&quot;&quot;&quot;&quot;;&quot;:&quot;;&quot;&quot;&quot;&quot;;[.$C229]; &quot;&quot;&quot;&quot;;&quot;,&quot;)); IF([.$D229]=&quot;&quot;;&quot;&quot;;COM.MICROSOFT.CONCAT(&quot;&quot;&quot;&quot;;[.$D$1];&quot;&quot;&quot;&quot;;&quot;:&quot;;&quot;&quot;&quot;&quot;;[.$D229]; &quot;&quot;&quot;&quot;;&quot;,&quot;));&quot;},&quot;))">
            <text:p/>
          </table:table-cell>
          <table:table-cell/>
          <table:table-cell table:style-name="ce5" table:formula="of:=IF(OR([.$A229]=&quot;&quot;;[.$B229]=[.$B228]);&quot;&quot;;COM.MICROSOFT.CONCAT(&quot;{&quot;; IF([.$B229]=&quot;&quot;;&quot;&quot;;COM.MICROSOFT.CONCAT(&quot;&quot;&quot;&quot;;[.$B$1];&quot;&quot;&quot;&quot;;&quot;:&quot;;&quot;&quot;&quot;&quot;;[.$B229]; &quot;&quot;&quot;&quot;;&quot;,&quot;)); IF([.$D229]=&quot;&quot;;&quot;&quot;;COM.MICROSOFT.CONCAT(&quot;&quot;&quot;&quot;;[.$D$1];&quot;&quot;&quot;&quot;;&quot;:&quot;;&quot;&quot;&quot;&quot;;[.$D22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30]=&quot;&quot;;&quot;&quot;;COM.MICROSOFT.CONCAT(&quot;{&quot;; IF([.$A230]=&quot;&quot;;&quot;&quot;;COM.MICROSOFT.CONCAT(&quot;&quot;&quot;&quot;;[.$A$1];&quot;&quot;&quot;&quot;;&quot;:&quot;;&quot;&quot;&quot;&quot;;[.$A230]; &quot;&quot;&quot;&quot;;&quot;,&quot;)); IF([.$C230]=&quot;&quot;;&quot;&quot;;COM.MICROSOFT.CONCAT(&quot;&quot;&quot;&quot;;[.$C$1];&quot;&quot;&quot;&quot;;&quot;:&quot;;&quot;&quot;&quot;&quot;;[.$C230]; &quot;&quot;&quot;&quot;;&quot;,&quot;)); IF([.$D230]=&quot;&quot;;&quot;&quot;;COM.MICROSOFT.CONCAT(&quot;&quot;&quot;&quot;;[.$D$1];&quot;&quot;&quot;&quot;;&quot;:&quot;;&quot;&quot;&quot;&quot;;[.$D230]; &quot;&quot;&quot;&quot;;&quot;,&quot;));&quot;},&quot;))">
            <text:p/>
          </table:table-cell>
          <table:table-cell/>
          <table:table-cell table:style-name="ce5" table:formula="of:=IF(OR([.$A230]=&quot;&quot;;[.$B230]=[.$B229]);&quot;&quot;;COM.MICROSOFT.CONCAT(&quot;{&quot;; IF([.$B230]=&quot;&quot;;&quot;&quot;;COM.MICROSOFT.CONCAT(&quot;&quot;&quot;&quot;;[.$B$1];&quot;&quot;&quot;&quot;;&quot;:&quot;;&quot;&quot;&quot;&quot;;[.$B230]; &quot;&quot;&quot;&quot;;&quot;,&quot;)); IF([.$D230]=&quot;&quot;;&quot;&quot;;COM.MICROSOFT.CONCAT(&quot;&quot;&quot;&quot;;[.$D$1];&quot;&quot;&quot;&quot;;&quot;:&quot;;&quot;&quot;&quot;&quot;;[.$D23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31]=&quot;&quot;;&quot;&quot;;COM.MICROSOFT.CONCAT(&quot;{&quot;; IF([.$A231]=&quot;&quot;;&quot;&quot;;COM.MICROSOFT.CONCAT(&quot;&quot;&quot;&quot;;[.$A$1];&quot;&quot;&quot;&quot;;&quot;:&quot;;&quot;&quot;&quot;&quot;;[.$A231]; &quot;&quot;&quot;&quot;;&quot;,&quot;)); IF([.$C231]=&quot;&quot;;&quot;&quot;;COM.MICROSOFT.CONCAT(&quot;&quot;&quot;&quot;;[.$C$1];&quot;&quot;&quot;&quot;;&quot;:&quot;;&quot;&quot;&quot;&quot;;[.$C231]; &quot;&quot;&quot;&quot;;&quot;,&quot;)); IF([.$D231]=&quot;&quot;;&quot;&quot;;COM.MICROSOFT.CONCAT(&quot;&quot;&quot;&quot;;[.$D$1];&quot;&quot;&quot;&quot;;&quot;:&quot;;&quot;&quot;&quot;&quot;;[.$D231]; &quot;&quot;&quot;&quot;;&quot;,&quot;));&quot;},&quot;))">
            <text:p/>
          </table:table-cell>
          <table:table-cell/>
          <table:table-cell table:style-name="ce5" table:formula="of:=IF(OR([.$A231]=&quot;&quot;;[.$B231]=[.$B230]);&quot;&quot;;COM.MICROSOFT.CONCAT(&quot;{&quot;; IF([.$B231]=&quot;&quot;;&quot;&quot;;COM.MICROSOFT.CONCAT(&quot;&quot;&quot;&quot;;[.$B$1];&quot;&quot;&quot;&quot;;&quot;:&quot;;&quot;&quot;&quot;&quot;;[.$B231]; &quot;&quot;&quot;&quot;;&quot;,&quot;)); IF([.$D231]=&quot;&quot;;&quot;&quot;;COM.MICROSOFT.CONCAT(&quot;&quot;&quot;&quot;;[.$D$1];&quot;&quot;&quot;&quot;;&quot;:&quot;;&quot;&quot;&quot;&quot;;[.$D23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32]=&quot;&quot;;&quot;&quot;;COM.MICROSOFT.CONCAT(&quot;{&quot;; IF([.$A232]=&quot;&quot;;&quot;&quot;;COM.MICROSOFT.CONCAT(&quot;&quot;&quot;&quot;;[.$A$1];&quot;&quot;&quot;&quot;;&quot;:&quot;;&quot;&quot;&quot;&quot;;[.$A232]; &quot;&quot;&quot;&quot;;&quot;,&quot;)); IF([.$C232]=&quot;&quot;;&quot;&quot;;COM.MICROSOFT.CONCAT(&quot;&quot;&quot;&quot;;[.$C$1];&quot;&quot;&quot;&quot;;&quot;:&quot;;&quot;&quot;&quot;&quot;;[.$C232]; &quot;&quot;&quot;&quot;;&quot;,&quot;)); IF([.$D232]=&quot;&quot;;&quot;&quot;;COM.MICROSOFT.CONCAT(&quot;&quot;&quot;&quot;;[.$D$1];&quot;&quot;&quot;&quot;;&quot;:&quot;;&quot;&quot;&quot;&quot;;[.$D232]; &quot;&quot;&quot;&quot;;&quot;,&quot;));&quot;},&quot;))">
            <text:p/>
          </table:table-cell>
          <table:table-cell/>
          <table:table-cell table:style-name="ce5" table:formula="of:=IF(OR([.$A232]=&quot;&quot;;[.$B232]=[.$B231]);&quot;&quot;;COM.MICROSOFT.CONCAT(&quot;{&quot;; IF([.$B232]=&quot;&quot;;&quot;&quot;;COM.MICROSOFT.CONCAT(&quot;&quot;&quot;&quot;;[.$B$1];&quot;&quot;&quot;&quot;;&quot;:&quot;;&quot;&quot;&quot;&quot;;[.$B232]; &quot;&quot;&quot;&quot;;&quot;,&quot;)); IF([.$D232]=&quot;&quot;;&quot;&quot;;COM.MICROSOFT.CONCAT(&quot;&quot;&quot;&quot;;[.$D$1];&quot;&quot;&quot;&quot;;&quot;:&quot;;&quot;&quot;&quot;&quot;;[.$D23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33]=&quot;&quot;;&quot;&quot;;COM.MICROSOFT.CONCAT(&quot;{&quot;; IF([.$A233]=&quot;&quot;;&quot;&quot;;COM.MICROSOFT.CONCAT(&quot;&quot;&quot;&quot;;[.$A$1];&quot;&quot;&quot;&quot;;&quot;:&quot;;&quot;&quot;&quot;&quot;;[.$A233]; &quot;&quot;&quot;&quot;;&quot;,&quot;)); IF([.$C233]=&quot;&quot;;&quot;&quot;;COM.MICROSOFT.CONCAT(&quot;&quot;&quot;&quot;;[.$C$1];&quot;&quot;&quot;&quot;;&quot;:&quot;;&quot;&quot;&quot;&quot;;[.$C233]; &quot;&quot;&quot;&quot;;&quot;,&quot;)); IF([.$D233]=&quot;&quot;;&quot;&quot;;COM.MICROSOFT.CONCAT(&quot;&quot;&quot;&quot;;[.$D$1];&quot;&quot;&quot;&quot;;&quot;:&quot;;&quot;&quot;&quot;&quot;;[.$D233]; &quot;&quot;&quot;&quot;;&quot;,&quot;));&quot;},&quot;))">
            <text:p/>
          </table:table-cell>
          <table:table-cell/>
          <table:table-cell table:style-name="ce5" table:formula="of:=IF(OR([.$A233]=&quot;&quot;;[.$B233]=[.$B232]);&quot;&quot;;COM.MICROSOFT.CONCAT(&quot;{&quot;; IF([.$B233]=&quot;&quot;;&quot;&quot;;COM.MICROSOFT.CONCAT(&quot;&quot;&quot;&quot;;[.$B$1];&quot;&quot;&quot;&quot;;&quot;:&quot;;&quot;&quot;&quot;&quot;;[.$B233]; &quot;&quot;&quot;&quot;;&quot;,&quot;)); IF([.$D233]=&quot;&quot;;&quot;&quot;;COM.MICROSOFT.CONCAT(&quot;&quot;&quot;&quot;;[.$D$1];&quot;&quot;&quot;&quot;;&quot;:&quot;;&quot;&quot;&quot;&quot;;[.$D23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34]=&quot;&quot;;&quot;&quot;;COM.MICROSOFT.CONCAT(&quot;{&quot;; IF([.$A234]=&quot;&quot;;&quot;&quot;;COM.MICROSOFT.CONCAT(&quot;&quot;&quot;&quot;;[.$A$1];&quot;&quot;&quot;&quot;;&quot;:&quot;;&quot;&quot;&quot;&quot;;[.$A234]; &quot;&quot;&quot;&quot;;&quot;,&quot;)); IF([.$C234]=&quot;&quot;;&quot;&quot;;COM.MICROSOFT.CONCAT(&quot;&quot;&quot;&quot;;[.$C$1];&quot;&quot;&quot;&quot;;&quot;:&quot;;&quot;&quot;&quot;&quot;;[.$C234]; &quot;&quot;&quot;&quot;;&quot;,&quot;)); IF([.$D234]=&quot;&quot;;&quot;&quot;;COM.MICROSOFT.CONCAT(&quot;&quot;&quot;&quot;;[.$D$1];&quot;&quot;&quot;&quot;;&quot;:&quot;;&quot;&quot;&quot;&quot;;[.$D234]; &quot;&quot;&quot;&quot;;&quot;,&quot;));&quot;},&quot;))">
            <text:p/>
          </table:table-cell>
          <table:table-cell/>
          <table:table-cell table:style-name="ce5" table:formula="of:=IF(OR([.$A234]=&quot;&quot;;[.$B234]=[.$B233]);&quot;&quot;;COM.MICROSOFT.CONCAT(&quot;{&quot;; IF([.$B234]=&quot;&quot;;&quot;&quot;;COM.MICROSOFT.CONCAT(&quot;&quot;&quot;&quot;;[.$B$1];&quot;&quot;&quot;&quot;;&quot;:&quot;;&quot;&quot;&quot;&quot;;[.$B234]; &quot;&quot;&quot;&quot;;&quot;,&quot;)); IF([.$D234]=&quot;&quot;;&quot;&quot;;COM.MICROSOFT.CONCAT(&quot;&quot;&quot;&quot;;[.$D$1];&quot;&quot;&quot;&quot;;&quot;:&quot;;&quot;&quot;&quot;&quot;;[.$D23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35]=&quot;&quot;;&quot;&quot;;COM.MICROSOFT.CONCAT(&quot;{&quot;; IF([.$A235]=&quot;&quot;;&quot;&quot;;COM.MICROSOFT.CONCAT(&quot;&quot;&quot;&quot;;[.$A$1];&quot;&quot;&quot;&quot;;&quot;:&quot;;&quot;&quot;&quot;&quot;;[.$A235]; &quot;&quot;&quot;&quot;;&quot;,&quot;)); IF([.$C235]=&quot;&quot;;&quot;&quot;;COM.MICROSOFT.CONCAT(&quot;&quot;&quot;&quot;;[.$C$1];&quot;&quot;&quot;&quot;;&quot;:&quot;;&quot;&quot;&quot;&quot;;[.$C235]; &quot;&quot;&quot;&quot;;&quot;,&quot;)); IF([.$D235]=&quot;&quot;;&quot;&quot;;COM.MICROSOFT.CONCAT(&quot;&quot;&quot;&quot;;[.$D$1];&quot;&quot;&quot;&quot;;&quot;:&quot;;&quot;&quot;&quot;&quot;;[.$D235]; &quot;&quot;&quot;&quot;;&quot;,&quot;));&quot;},&quot;))">
            <text:p/>
          </table:table-cell>
          <table:table-cell/>
          <table:table-cell table:style-name="ce5" table:formula="of:=IF(OR([.$A235]=&quot;&quot;;[.$B235]=[.$B234]);&quot;&quot;;COM.MICROSOFT.CONCAT(&quot;{&quot;; IF([.$B235]=&quot;&quot;;&quot;&quot;;COM.MICROSOFT.CONCAT(&quot;&quot;&quot;&quot;;[.$B$1];&quot;&quot;&quot;&quot;;&quot;:&quot;;&quot;&quot;&quot;&quot;;[.$B235]; &quot;&quot;&quot;&quot;;&quot;,&quot;)); IF([.$D235]=&quot;&quot;;&quot;&quot;;COM.MICROSOFT.CONCAT(&quot;&quot;&quot;&quot;;[.$D$1];&quot;&quot;&quot;&quot;;&quot;:&quot;;&quot;&quot;&quot;&quot;;[.$D23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36]=&quot;&quot;;&quot;&quot;;COM.MICROSOFT.CONCAT(&quot;{&quot;; IF([.$A236]=&quot;&quot;;&quot;&quot;;COM.MICROSOFT.CONCAT(&quot;&quot;&quot;&quot;;[.$A$1];&quot;&quot;&quot;&quot;;&quot;:&quot;;&quot;&quot;&quot;&quot;;[.$A236]; &quot;&quot;&quot;&quot;;&quot;,&quot;)); IF([.$C236]=&quot;&quot;;&quot;&quot;;COM.MICROSOFT.CONCAT(&quot;&quot;&quot;&quot;;[.$C$1];&quot;&quot;&quot;&quot;;&quot;:&quot;;&quot;&quot;&quot;&quot;;[.$C236]; &quot;&quot;&quot;&quot;;&quot;,&quot;)); IF([.$D236]=&quot;&quot;;&quot;&quot;;COM.MICROSOFT.CONCAT(&quot;&quot;&quot;&quot;;[.$D$1];&quot;&quot;&quot;&quot;;&quot;:&quot;;&quot;&quot;&quot;&quot;;[.$D236]; &quot;&quot;&quot;&quot;;&quot;,&quot;));&quot;},&quot;))">
            <text:p/>
          </table:table-cell>
          <table:table-cell/>
          <table:table-cell table:style-name="ce5" table:formula="of:=IF(OR([.$A236]=&quot;&quot;;[.$B236]=[.$B235]);&quot;&quot;;COM.MICROSOFT.CONCAT(&quot;{&quot;; IF([.$B236]=&quot;&quot;;&quot;&quot;;COM.MICROSOFT.CONCAT(&quot;&quot;&quot;&quot;;[.$B$1];&quot;&quot;&quot;&quot;;&quot;:&quot;;&quot;&quot;&quot;&quot;;[.$B236]; &quot;&quot;&quot;&quot;;&quot;,&quot;)); IF([.$D236]=&quot;&quot;;&quot;&quot;;COM.MICROSOFT.CONCAT(&quot;&quot;&quot;&quot;;[.$D$1];&quot;&quot;&quot;&quot;;&quot;:&quot;;&quot;&quot;&quot;&quot;;[.$D23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37]=&quot;&quot;;&quot;&quot;;COM.MICROSOFT.CONCAT(&quot;{&quot;; IF([.$A237]=&quot;&quot;;&quot;&quot;;COM.MICROSOFT.CONCAT(&quot;&quot;&quot;&quot;;[.$A$1];&quot;&quot;&quot;&quot;;&quot;:&quot;;&quot;&quot;&quot;&quot;;[.$A237]; &quot;&quot;&quot;&quot;;&quot;,&quot;)); IF([.$C237]=&quot;&quot;;&quot;&quot;;COM.MICROSOFT.CONCAT(&quot;&quot;&quot;&quot;;[.$C$1];&quot;&quot;&quot;&quot;;&quot;:&quot;;&quot;&quot;&quot;&quot;;[.$C237]; &quot;&quot;&quot;&quot;;&quot;,&quot;)); IF([.$D237]=&quot;&quot;;&quot;&quot;;COM.MICROSOFT.CONCAT(&quot;&quot;&quot;&quot;;[.$D$1];&quot;&quot;&quot;&quot;;&quot;:&quot;;&quot;&quot;&quot;&quot;;[.$D237]; &quot;&quot;&quot;&quot;;&quot;,&quot;));&quot;},&quot;))">
            <text:p/>
          </table:table-cell>
          <table:table-cell/>
          <table:table-cell table:style-name="ce5" table:formula="of:=IF(OR([.$A237]=&quot;&quot;;[.$B237]=[.$B236]);&quot;&quot;;COM.MICROSOFT.CONCAT(&quot;{&quot;; IF([.$B237]=&quot;&quot;;&quot;&quot;;COM.MICROSOFT.CONCAT(&quot;&quot;&quot;&quot;;[.$B$1];&quot;&quot;&quot;&quot;;&quot;:&quot;;&quot;&quot;&quot;&quot;;[.$B237]; &quot;&quot;&quot;&quot;;&quot;,&quot;)); IF([.$D237]=&quot;&quot;;&quot;&quot;;COM.MICROSOFT.CONCAT(&quot;&quot;&quot;&quot;;[.$D$1];&quot;&quot;&quot;&quot;;&quot;:&quot;;&quot;&quot;&quot;&quot;;[.$D23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38]=&quot;&quot;;&quot;&quot;;COM.MICROSOFT.CONCAT(&quot;{&quot;; IF([.$A238]=&quot;&quot;;&quot;&quot;;COM.MICROSOFT.CONCAT(&quot;&quot;&quot;&quot;;[.$A$1];&quot;&quot;&quot;&quot;;&quot;:&quot;;&quot;&quot;&quot;&quot;;[.$A238]; &quot;&quot;&quot;&quot;;&quot;,&quot;)); IF([.$C238]=&quot;&quot;;&quot;&quot;;COM.MICROSOFT.CONCAT(&quot;&quot;&quot;&quot;;[.$C$1];&quot;&quot;&quot;&quot;;&quot;:&quot;;&quot;&quot;&quot;&quot;;[.$C238]; &quot;&quot;&quot;&quot;;&quot;,&quot;)); IF([.$D238]=&quot;&quot;;&quot;&quot;;COM.MICROSOFT.CONCAT(&quot;&quot;&quot;&quot;;[.$D$1];&quot;&quot;&quot;&quot;;&quot;:&quot;;&quot;&quot;&quot;&quot;;[.$D238]; &quot;&quot;&quot;&quot;;&quot;,&quot;));&quot;},&quot;))">
            <text:p/>
          </table:table-cell>
          <table:table-cell/>
          <table:table-cell table:style-name="ce5" table:formula="of:=IF(OR([.$A238]=&quot;&quot;;[.$B238]=[.$B237]);&quot;&quot;;COM.MICROSOFT.CONCAT(&quot;{&quot;; IF([.$B238]=&quot;&quot;;&quot;&quot;;COM.MICROSOFT.CONCAT(&quot;&quot;&quot;&quot;;[.$B$1];&quot;&quot;&quot;&quot;;&quot;:&quot;;&quot;&quot;&quot;&quot;;[.$B238]; &quot;&quot;&quot;&quot;;&quot;,&quot;)); IF([.$D238]=&quot;&quot;;&quot;&quot;;COM.MICROSOFT.CONCAT(&quot;&quot;&quot;&quot;;[.$D$1];&quot;&quot;&quot;&quot;;&quot;:&quot;;&quot;&quot;&quot;&quot;;[.$D23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39]=&quot;&quot;;&quot;&quot;;COM.MICROSOFT.CONCAT(&quot;{&quot;; IF([.$A239]=&quot;&quot;;&quot;&quot;;COM.MICROSOFT.CONCAT(&quot;&quot;&quot;&quot;;[.$A$1];&quot;&quot;&quot;&quot;;&quot;:&quot;;&quot;&quot;&quot;&quot;;[.$A239]; &quot;&quot;&quot;&quot;;&quot;,&quot;)); IF([.$C239]=&quot;&quot;;&quot;&quot;;COM.MICROSOFT.CONCAT(&quot;&quot;&quot;&quot;;[.$C$1];&quot;&quot;&quot;&quot;;&quot;:&quot;;&quot;&quot;&quot;&quot;;[.$C239]; &quot;&quot;&quot;&quot;;&quot;,&quot;)); IF([.$D239]=&quot;&quot;;&quot;&quot;;COM.MICROSOFT.CONCAT(&quot;&quot;&quot;&quot;;[.$D$1];&quot;&quot;&quot;&quot;;&quot;:&quot;;&quot;&quot;&quot;&quot;;[.$D239]; &quot;&quot;&quot;&quot;;&quot;,&quot;));&quot;},&quot;))">
            <text:p/>
          </table:table-cell>
          <table:table-cell/>
          <table:table-cell table:style-name="ce5" table:formula="of:=IF(OR([.$A239]=&quot;&quot;;[.$B239]=[.$B238]);&quot;&quot;;COM.MICROSOFT.CONCAT(&quot;{&quot;; IF([.$B239]=&quot;&quot;;&quot;&quot;;COM.MICROSOFT.CONCAT(&quot;&quot;&quot;&quot;;[.$B$1];&quot;&quot;&quot;&quot;;&quot;:&quot;;&quot;&quot;&quot;&quot;;[.$B239]; &quot;&quot;&quot;&quot;;&quot;,&quot;)); IF([.$D239]=&quot;&quot;;&quot;&quot;;COM.MICROSOFT.CONCAT(&quot;&quot;&quot;&quot;;[.$D$1];&quot;&quot;&quot;&quot;;&quot;:&quot;;&quot;&quot;&quot;&quot;;[.$D23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40]=&quot;&quot;;&quot;&quot;;COM.MICROSOFT.CONCAT(&quot;{&quot;; IF([.$A240]=&quot;&quot;;&quot;&quot;;COM.MICROSOFT.CONCAT(&quot;&quot;&quot;&quot;;[.$A$1];&quot;&quot;&quot;&quot;;&quot;:&quot;;&quot;&quot;&quot;&quot;;[.$A240]; &quot;&quot;&quot;&quot;;&quot;,&quot;)); IF([.$C240]=&quot;&quot;;&quot;&quot;;COM.MICROSOFT.CONCAT(&quot;&quot;&quot;&quot;;[.$C$1];&quot;&quot;&quot;&quot;;&quot;:&quot;;&quot;&quot;&quot;&quot;;[.$C240]; &quot;&quot;&quot;&quot;;&quot;,&quot;)); IF([.$D240]=&quot;&quot;;&quot;&quot;;COM.MICROSOFT.CONCAT(&quot;&quot;&quot;&quot;;[.$D$1];&quot;&quot;&quot;&quot;;&quot;:&quot;;&quot;&quot;&quot;&quot;;[.$D240]; &quot;&quot;&quot;&quot;;&quot;,&quot;));&quot;},&quot;))">
            <text:p/>
          </table:table-cell>
          <table:table-cell/>
          <table:table-cell table:style-name="ce5" table:formula="of:=IF(OR([.$A240]=&quot;&quot;;[.$B240]=[.$B239]);&quot;&quot;;COM.MICROSOFT.CONCAT(&quot;{&quot;; IF([.$B240]=&quot;&quot;;&quot;&quot;;COM.MICROSOFT.CONCAT(&quot;&quot;&quot;&quot;;[.$B$1];&quot;&quot;&quot;&quot;;&quot;:&quot;;&quot;&quot;&quot;&quot;;[.$B240]; &quot;&quot;&quot;&quot;;&quot;,&quot;)); IF([.$D240]=&quot;&quot;;&quot;&quot;;COM.MICROSOFT.CONCAT(&quot;&quot;&quot;&quot;;[.$D$1];&quot;&quot;&quot;&quot;;&quot;:&quot;;&quot;&quot;&quot;&quot;;[.$D24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41]=&quot;&quot;;&quot;&quot;;COM.MICROSOFT.CONCAT(&quot;{&quot;; IF([.$A241]=&quot;&quot;;&quot;&quot;;COM.MICROSOFT.CONCAT(&quot;&quot;&quot;&quot;;[.$A$1];&quot;&quot;&quot;&quot;;&quot;:&quot;;&quot;&quot;&quot;&quot;;[.$A241]; &quot;&quot;&quot;&quot;;&quot;,&quot;)); IF([.$C241]=&quot;&quot;;&quot;&quot;;COM.MICROSOFT.CONCAT(&quot;&quot;&quot;&quot;;[.$C$1];&quot;&quot;&quot;&quot;;&quot;:&quot;;&quot;&quot;&quot;&quot;;[.$C241]; &quot;&quot;&quot;&quot;;&quot;,&quot;)); IF([.$D241]=&quot;&quot;;&quot;&quot;;COM.MICROSOFT.CONCAT(&quot;&quot;&quot;&quot;;[.$D$1];&quot;&quot;&quot;&quot;;&quot;:&quot;;&quot;&quot;&quot;&quot;;[.$D241]; &quot;&quot;&quot;&quot;;&quot;,&quot;));&quot;},&quot;))">
            <text:p/>
          </table:table-cell>
          <table:table-cell/>
          <table:table-cell table:style-name="ce5" table:formula="of:=IF(OR([.$A241]=&quot;&quot;;[.$B241]=[.$B240]);&quot;&quot;;COM.MICROSOFT.CONCAT(&quot;{&quot;; IF([.$B241]=&quot;&quot;;&quot;&quot;;COM.MICROSOFT.CONCAT(&quot;&quot;&quot;&quot;;[.$B$1];&quot;&quot;&quot;&quot;;&quot;:&quot;;&quot;&quot;&quot;&quot;;[.$B241]; &quot;&quot;&quot;&quot;;&quot;,&quot;)); IF([.$D241]=&quot;&quot;;&quot;&quot;;COM.MICROSOFT.CONCAT(&quot;&quot;&quot;&quot;;[.$D$1];&quot;&quot;&quot;&quot;;&quot;:&quot;;&quot;&quot;&quot;&quot;;[.$D24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42]=&quot;&quot;;&quot;&quot;;COM.MICROSOFT.CONCAT(&quot;{&quot;; IF([.$A242]=&quot;&quot;;&quot;&quot;;COM.MICROSOFT.CONCAT(&quot;&quot;&quot;&quot;;[.$A$1];&quot;&quot;&quot;&quot;;&quot;:&quot;;&quot;&quot;&quot;&quot;;[.$A242]; &quot;&quot;&quot;&quot;;&quot;,&quot;)); IF([.$C242]=&quot;&quot;;&quot;&quot;;COM.MICROSOFT.CONCAT(&quot;&quot;&quot;&quot;;[.$C$1];&quot;&quot;&quot;&quot;;&quot;:&quot;;&quot;&quot;&quot;&quot;;[.$C242]; &quot;&quot;&quot;&quot;;&quot;,&quot;)); IF([.$D242]=&quot;&quot;;&quot;&quot;;COM.MICROSOFT.CONCAT(&quot;&quot;&quot;&quot;;[.$D$1];&quot;&quot;&quot;&quot;;&quot;:&quot;;&quot;&quot;&quot;&quot;;[.$D242]; &quot;&quot;&quot;&quot;;&quot;,&quot;));&quot;},&quot;))">
            <text:p/>
          </table:table-cell>
          <table:table-cell/>
          <table:table-cell table:style-name="ce5" table:formula="of:=IF(OR([.$A242]=&quot;&quot;;[.$B242]=[.$B241]);&quot;&quot;;COM.MICROSOFT.CONCAT(&quot;{&quot;; IF([.$B242]=&quot;&quot;;&quot;&quot;;COM.MICROSOFT.CONCAT(&quot;&quot;&quot;&quot;;[.$B$1];&quot;&quot;&quot;&quot;;&quot;:&quot;;&quot;&quot;&quot;&quot;;[.$B242]; &quot;&quot;&quot;&quot;;&quot;,&quot;)); IF([.$D242]=&quot;&quot;;&quot;&quot;;COM.MICROSOFT.CONCAT(&quot;&quot;&quot;&quot;;[.$D$1];&quot;&quot;&quot;&quot;;&quot;:&quot;;&quot;&quot;&quot;&quot;;[.$D24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43]=&quot;&quot;;&quot;&quot;;COM.MICROSOFT.CONCAT(&quot;{&quot;; IF([.$A243]=&quot;&quot;;&quot;&quot;;COM.MICROSOFT.CONCAT(&quot;&quot;&quot;&quot;;[.$A$1];&quot;&quot;&quot;&quot;;&quot;:&quot;;&quot;&quot;&quot;&quot;;[.$A243]; &quot;&quot;&quot;&quot;;&quot;,&quot;)); IF([.$C243]=&quot;&quot;;&quot;&quot;;COM.MICROSOFT.CONCAT(&quot;&quot;&quot;&quot;;[.$C$1];&quot;&quot;&quot;&quot;;&quot;:&quot;;&quot;&quot;&quot;&quot;;[.$C243]; &quot;&quot;&quot;&quot;;&quot;,&quot;)); IF([.$D243]=&quot;&quot;;&quot;&quot;;COM.MICROSOFT.CONCAT(&quot;&quot;&quot;&quot;;[.$D$1];&quot;&quot;&quot;&quot;;&quot;:&quot;;&quot;&quot;&quot;&quot;;[.$D243]; &quot;&quot;&quot;&quot;;&quot;,&quot;));&quot;},&quot;))">
            <text:p/>
          </table:table-cell>
          <table:table-cell/>
          <table:table-cell table:style-name="ce5" table:formula="of:=IF(OR([.$A243]=&quot;&quot;;[.$B243]=[.$B242]);&quot;&quot;;COM.MICROSOFT.CONCAT(&quot;{&quot;; IF([.$B243]=&quot;&quot;;&quot;&quot;;COM.MICROSOFT.CONCAT(&quot;&quot;&quot;&quot;;[.$B$1];&quot;&quot;&quot;&quot;;&quot;:&quot;;&quot;&quot;&quot;&quot;;[.$B243]; &quot;&quot;&quot;&quot;;&quot;,&quot;)); IF([.$D243]=&quot;&quot;;&quot;&quot;;COM.MICROSOFT.CONCAT(&quot;&quot;&quot;&quot;;[.$D$1];&quot;&quot;&quot;&quot;;&quot;:&quot;;&quot;&quot;&quot;&quot;;[.$D24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44]=&quot;&quot;;&quot;&quot;;COM.MICROSOFT.CONCAT(&quot;{&quot;; IF([.$A244]=&quot;&quot;;&quot;&quot;;COM.MICROSOFT.CONCAT(&quot;&quot;&quot;&quot;;[.$A$1];&quot;&quot;&quot;&quot;;&quot;:&quot;;&quot;&quot;&quot;&quot;;[.$A244]; &quot;&quot;&quot;&quot;;&quot;,&quot;)); IF([.$C244]=&quot;&quot;;&quot;&quot;;COM.MICROSOFT.CONCAT(&quot;&quot;&quot;&quot;;[.$C$1];&quot;&quot;&quot;&quot;;&quot;:&quot;;&quot;&quot;&quot;&quot;;[.$C244]; &quot;&quot;&quot;&quot;;&quot;,&quot;)); IF([.$D244]=&quot;&quot;;&quot;&quot;;COM.MICROSOFT.CONCAT(&quot;&quot;&quot;&quot;;[.$D$1];&quot;&quot;&quot;&quot;;&quot;:&quot;;&quot;&quot;&quot;&quot;;[.$D244]; &quot;&quot;&quot;&quot;;&quot;,&quot;));&quot;},&quot;))">
            <text:p/>
          </table:table-cell>
          <table:table-cell/>
          <table:table-cell table:style-name="ce5" table:formula="of:=IF(OR([.$A244]=&quot;&quot;;[.$B244]=[.$B243]);&quot;&quot;;COM.MICROSOFT.CONCAT(&quot;{&quot;; IF([.$B244]=&quot;&quot;;&quot;&quot;;COM.MICROSOFT.CONCAT(&quot;&quot;&quot;&quot;;[.$B$1];&quot;&quot;&quot;&quot;;&quot;:&quot;;&quot;&quot;&quot;&quot;;[.$B244]; &quot;&quot;&quot;&quot;;&quot;,&quot;)); IF([.$D244]=&quot;&quot;;&quot;&quot;;COM.MICROSOFT.CONCAT(&quot;&quot;&quot;&quot;;[.$D$1];&quot;&quot;&quot;&quot;;&quot;:&quot;;&quot;&quot;&quot;&quot;;[.$D24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45]=&quot;&quot;;&quot;&quot;;COM.MICROSOFT.CONCAT(&quot;{&quot;; IF([.$A245]=&quot;&quot;;&quot;&quot;;COM.MICROSOFT.CONCAT(&quot;&quot;&quot;&quot;;[.$A$1];&quot;&quot;&quot;&quot;;&quot;:&quot;;&quot;&quot;&quot;&quot;;[.$A245]; &quot;&quot;&quot;&quot;;&quot;,&quot;)); IF([.$C245]=&quot;&quot;;&quot;&quot;;COM.MICROSOFT.CONCAT(&quot;&quot;&quot;&quot;;[.$C$1];&quot;&quot;&quot;&quot;;&quot;:&quot;;&quot;&quot;&quot;&quot;;[.$C245]; &quot;&quot;&quot;&quot;;&quot;,&quot;)); IF([.$D245]=&quot;&quot;;&quot;&quot;;COM.MICROSOFT.CONCAT(&quot;&quot;&quot;&quot;;[.$D$1];&quot;&quot;&quot;&quot;;&quot;:&quot;;&quot;&quot;&quot;&quot;;[.$D245]; &quot;&quot;&quot;&quot;;&quot;,&quot;));&quot;},&quot;))">
            <text:p/>
          </table:table-cell>
          <table:table-cell/>
          <table:table-cell table:style-name="ce5" table:formula="of:=IF(OR([.$A245]=&quot;&quot;;[.$B245]=[.$B244]);&quot;&quot;;COM.MICROSOFT.CONCAT(&quot;{&quot;; IF([.$B245]=&quot;&quot;;&quot;&quot;;COM.MICROSOFT.CONCAT(&quot;&quot;&quot;&quot;;[.$B$1];&quot;&quot;&quot;&quot;;&quot;:&quot;;&quot;&quot;&quot;&quot;;[.$B245]; &quot;&quot;&quot;&quot;;&quot;,&quot;)); IF([.$D245]=&quot;&quot;;&quot;&quot;;COM.MICROSOFT.CONCAT(&quot;&quot;&quot;&quot;;[.$D$1];&quot;&quot;&quot;&quot;;&quot;:&quot;;&quot;&quot;&quot;&quot;;[.$D24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46]=&quot;&quot;;&quot;&quot;;COM.MICROSOFT.CONCAT(&quot;{&quot;; IF([.$A246]=&quot;&quot;;&quot;&quot;;COM.MICROSOFT.CONCAT(&quot;&quot;&quot;&quot;;[.$A$1];&quot;&quot;&quot;&quot;;&quot;:&quot;;&quot;&quot;&quot;&quot;;[.$A246]; &quot;&quot;&quot;&quot;;&quot;,&quot;)); IF([.$C246]=&quot;&quot;;&quot;&quot;;COM.MICROSOFT.CONCAT(&quot;&quot;&quot;&quot;;[.$C$1];&quot;&quot;&quot;&quot;;&quot;:&quot;;&quot;&quot;&quot;&quot;;[.$C246]; &quot;&quot;&quot;&quot;;&quot;,&quot;)); IF([.$D246]=&quot;&quot;;&quot;&quot;;COM.MICROSOFT.CONCAT(&quot;&quot;&quot;&quot;;[.$D$1];&quot;&quot;&quot;&quot;;&quot;:&quot;;&quot;&quot;&quot;&quot;;[.$D246]; &quot;&quot;&quot;&quot;;&quot;,&quot;));&quot;},&quot;))">
            <text:p/>
          </table:table-cell>
          <table:table-cell/>
          <table:table-cell table:style-name="ce5" table:formula="of:=IF(OR([.$A246]=&quot;&quot;;[.$B246]=[.$B245]);&quot;&quot;;COM.MICROSOFT.CONCAT(&quot;{&quot;; IF([.$B246]=&quot;&quot;;&quot;&quot;;COM.MICROSOFT.CONCAT(&quot;&quot;&quot;&quot;;[.$B$1];&quot;&quot;&quot;&quot;;&quot;:&quot;;&quot;&quot;&quot;&quot;;[.$B246]; &quot;&quot;&quot;&quot;;&quot;,&quot;)); IF([.$D246]=&quot;&quot;;&quot;&quot;;COM.MICROSOFT.CONCAT(&quot;&quot;&quot;&quot;;[.$D$1];&quot;&quot;&quot;&quot;;&quot;:&quot;;&quot;&quot;&quot;&quot;;[.$D24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47]=&quot;&quot;;&quot;&quot;;COM.MICROSOFT.CONCAT(&quot;{&quot;; IF([.$A247]=&quot;&quot;;&quot;&quot;;COM.MICROSOFT.CONCAT(&quot;&quot;&quot;&quot;;[.$A$1];&quot;&quot;&quot;&quot;;&quot;:&quot;;&quot;&quot;&quot;&quot;;[.$A247]; &quot;&quot;&quot;&quot;;&quot;,&quot;)); IF([.$C247]=&quot;&quot;;&quot;&quot;;COM.MICROSOFT.CONCAT(&quot;&quot;&quot;&quot;;[.$C$1];&quot;&quot;&quot;&quot;;&quot;:&quot;;&quot;&quot;&quot;&quot;;[.$C247]; &quot;&quot;&quot;&quot;;&quot;,&quot;)); IF([.$D247]=&quot;&quot;;&quot;&quot;;COM.MICROSOFT.CONCAT(&quot;&quot;&quot;&quot;;[.$D$1];&quot;&quot;&quot;&quot;;&quot;:&quot;;&quot;&quot;&quot;&quot;;[.$D247]; &quot;&quot;&quot;&quot;;&quot;,&quot;));&quot;},&quot;))">
            <text:p/>
          </table:table-cell>
          <table:table-cell/>
          <table:table-cell table:style-name="ce5" table:formula="of:=IF(OR([.$A247]=&quot;&quot;;[.$B247]=[.$B246]);&quot;&quot;;COM.MICROSOFT.CONCAT(&quot;{&quot;; IF([.$B247]=&quot;&quot;;&quot;&quot;;COM.MICROSOFT.CONCAT(&quot;&quot;&quot;&quot;;[.$B$1];&quot;&quot;&quot;&quot;;&quot;:&quot;;&quot;&quot;&quot;&quot;;[.$B247]; &quot;&quot;&quot;&quot;;&quot;,&quot;)); IF([.$D247]=&quot;&quot;;&quot;&quot;;COM.MICROSOFT.CONCAT(&quot;&quot;&quot;&quot;;[.$D$1];&quot;&quot;&quot;&quot;;&quot;:&quot;;&quot;&quot;&quot;&quot;;[.$D24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48]=&quot;&quot;;&quot;&quot;;COM.MICROSOFT.CONCAT(&quot;{&quot;; IF([.$A248]=&quot;&quot;;&quot;&quot;;COM.MICROSOFT.CONCAT(&quot;&quot;&quot;&quot;;[.$A$1];&quot;&quot;&quot;&quot;;&quot;:&quot;;&quot;&quot;&quot;&quot;;[.$A248]; &quot;&quot;&quot;&quot;;&quot;,&quot;)); IF([.$C248]=&quot;&quot;;&quot;&quot;;COM.MICROSOFT.CONCAT(&quot;&quot;&quot;&quot;;[.$C$1];&quot;&quot;&quot;&quot;;&quot;:&quot;;&quot;&quot;&quot;&quot;;[.$C248]; &quot;&quot;&quot;&quot;;&quot;,&quot;)); IF([.$D248]=&quot;&quot;;&quot;&quot;;COM.MICROSOFT.CONCAT(&quot;&quot;&quot;&quot;;[.$D$1];&quot;&quot;&quot;&quot;;&quot;:&quot;;&quot;&quot;&quot;&quot;;[.$D248]; &quot;&quot;&quot;&quot;;&quot;,&quot;));&quot;},&quot;))">
            <text:p/>
          </table:table-cell>
          <table:table-cell/>
          <table:table-cell table:style-name="ce5" table:formula="of:=IF(OR([.$A248]=&quot;&quot;;[.$B248]=[.$B247]);&quot;&quot;;COM.MICROSOFT.CONCAT(&quot;{&quot;; IF([.$B248]=&quot;&quot;;&quot;&quot;;COM.MICROSOFT.CONCAT(&quot;&quot;&quot;&quot;;[.$B$1];&quot;&quot;&quot;&quot;;&quot;:&quot;;&quot;&quot;&quot;&quot;;[.$B248]; &quot;&quot;&quot;&quot;;&quot;,&quot;)); IF([.$D248]=&quot;&quot;;&quot;&quot;;COM.MICROSOFT.CONCAT(&quot;&quot;&quot;&quot;;[.$D$1];&quot;&quot;&quot;&quot;;&quot;:&quot;;&quot;&quot;&quot;&quot;;[.$D24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49]=&quot;&quot;;&quot;&quot;;COM.MICROSOFT.CONCAT(&quot;{&quot;; IF([.$A249]=&quot;&quot;;&quot;&quot;;COM.MICROSOFT.CONCAT(&quot;&quot;&quot;&quot;;[.$A$1];&quot;&quot;&quot;&quot;;&quot;:&quot;;&quot;&quot;&quot;&quot;;[.$A249]; &quot;&quot;&quot;&quot;;&quot;,&quot;)); IF([.$C249]=&quot;&quot;;&quot;&quot;;COM.MICROSOFT.CONCAT(&quot;&quot;&quot;&quot;;[.$C$1];&quot;&quot;&quot;&quot;;&quot;:&quot;;&quot;&quot;&quot;&quot;;[.$C249]; &quot;&quot;&quot;&quot;;&quot;,&quot;)); IF([.$D249]=&quot;&quot;;&quot;&quot;;COM.MICROSOFT.CONCAT(&quot;&quot;&quot;&quot;;[.$D$1];&quot;&quot;&quot;&quot;;&quot;:&quot;;&quot;&quot;&quot;&quot;;[.$D249]; &quot;&quot;&quot;&quot;;&quot;,&quot;));&quot;},&quot;))">
            <text:p/>
          </table:table-cell>
          <table:table-cell/>
          <table:table-cell table:style-name="ce5" table:formula="of:=IF(OR([.$A249]=&quot;&quot;;[.$B249]=[.$B248]);&quot;&quot;;COM.MICROSOFT.CONCAT(&quot;{&quot;; IF([.$B249]=&quot;&quot;;&quot;&quot;;COM.MICROSOFT.CONCAT(&quot;&quot;&quot;&quot;;[.$B$1];&quot;&quot;&quot;&quot;;&quot;:&quot;;&quot;&quot;&quot;&quot;;[.$B249]; &quot;&quot;&quot;&quot;;&quot;,&quot;)); IF([.$D249]=&quot;&quot;;&quot;&quot;;COM.MICROSOFT.CONCAT(&quot;&quot;&quot;&quot;;[.$D$1];&quot;&quot;&quot;&quot;;&quot;:&quot;;&quot;&quot;&quot;&quot;;[.$D24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50]=&quot;&quot;;&quot;&quot;;COM.MICROSOFT.CONCAT(&quot;{&quot;; IF([.$A250]=&quot;&quot;;&quot;&quot;;COM.MICROSOFT.CONCAT(&quot;&quot;&quot;&quot;;[.$A$1];&quot;&quot;&quot;&quot;;&quot;:&quot;;&quot;&quot;&quot;&quot;;[.$A250]; &quot;&quot;&quot;&quot;;&quot;,&quot;)); IF([.$C250]=&quot;&quot;;&quot;&quot;;COM.MICROSOFT.CONCAT(&quot;&quot;&quot;&quot;;[.$C$1];&quot;&quot;&quot;&quot;;&quot;:&quot;;&quot;&quot;&quot;&quot;;[.$C250]; &quot;&quot;&quot;&quot;;&quot;,&quot;)); IF([.$D250]=&quot;&quot;;&quot;&quot;;COM.MICROSOFT.CONCAT(&quot;&quot;&quot;&quot;;[.$D$1];&quot;&quot;&quot;&quot;;&quot;:&quot;;&quot;&quot;&quot;&quot;;[.$D250]; &quot;&quot;&quot;&quot;;&quot;,&quot;));&quot;},&quot;))">
            <text:p/>
          </table:table-cell>
          <table:table-cell/>
          <table:table-cell table:style-name="ce5" table:formula="of:=IF(OR([.$A250]=&quot;&quot;;[.$B250]=[.$B249]);&quot;&quot;;COM.MICROSOFT.CONCAT(&quot;{&quot;; IF([.$B250]=&quot;&quot;;&quot;&quot;;COM.MICROSOFT.CONCAT(&quot;&quot;&quot;&quot;;[.$B$1];&quot;&quot;&quot;&quot;;&quot;:&quot;;&quot;&quot;&quot;&quot;;[.$B250]; &quot;&quot;&quot;&quot;;&quot;,&quot;)); IF([.$D250]=&quot;&quot;;&quot;&quot;;COM.MICROSOFT.CONCAT(&quot;&quot;&quot;&quot;;[.$D$1];&quot;&quot;&quot;&quot;;&quot;:&quot;;&quot;&quot;&quot;&quot;;[.$D25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51]=&quot;&quot;;&quot;&quot;;COM.MICROSOFT.CONCAT(&quot;{&quot;; IF([.$A251]=&quot;&quot;;&quot;&quot;;COM.MICROSOFT.CONCAT(&quot;&quot;&quot;&quot;;[.$A$1];&quot;&quot;&quot;&quot;;&quot;:&quot;;&quot;&quot;&quot;&quot;;[.$A251]; &quot;&quot;&quot;&quot;;&quot;,&quot;)); IF([.$C251]=&quot;&quot;;&quot;&quot;;COM.MICROSOFT.CONCAT(&quot;&quot;&quot;&quot;;[.$C$1];&quot;&quot;&quot;&quot;;&quot;:&quot;;&quot;&quot;&quot;&quot;;[.$C251]; &quot;&quot;&quot;&quot;;&quot;,&quot;)); IF([.$D251]=&quot;&quot;;&quot;&quot;;COM.MICROSOFT.CONCAT(&quot;&quot;&quot;&quot;;[.$D$1];&quot;&quot;&quot;&quot;;&quot;:&quot;;&quot;&quot;&quot;&quot;;[.$D251]; &quot;&quot;&quot;&quot;;&quot;,&quot;));&quot;},&quot;))">
            <text:p/>
          </table:table-cell>
          <table:table-cell/>
          <table:table-cell table:style-name="ce5" table:formula="of:=IF(OR([.$A251]=&quot;&quot;;[.$B251]=[.$B250]);&quot;&quot;;COM.MICROSOFT.CONCAT(&quot;{&quot;; IF([.$B251]=&quot;&quot;;&quot;&quot;;COM.MICROSOFT.CONCAT(&quot;&quot;&quot;&quot;;[.$B$1];&quot;&quot;&quot;&quot;;&quot;:&quot;;&quot;&quot;&quot;&quot;;[.$B251]; &quot;&quot;&quot;&quot;;&quot;,&quot;)); IF([.$D251]=&quot;&quot;;&quot;&quot;;COM.MICROSOFT.CONCAT(&quot;&quot;&quot;&quot;;[.$D$1];&quot;&quot;&quot;&quot;;&quot;:&quot;;&quot;&quot;&quot;&quot;;[.$D25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52]=&quot;&quot;;&quot;&quot;;COM.MICROSOFT.CONCAT(&quot;{&quot;; IF([.$A252]=&quot;&quot;;&quot;&quot;;COM.MICROSOFT.CONCAT(&quot;&quot;&quot;&quot;;[.$A$1];&quot;&quot;&quot;&quot;;&quot;:&quot;;&quot;&quot;&quot;&quot;;[.$A252]; &quot;&quot;&quot;&quot;;&quot;,&quot;)); IF([.$C252]=&quot;&quot;;&quot;&quot;;COM.MICROSOFT.CONCAT(&quot;&quot;&quot;&quot;;[.$C$1];&quot;&quot;&quot;&quot;;&quot;:&quot;;&quot;&quot;&quot;&quot;;[.$C252]; &quot;&quot;&quot;&quot;;&quot;,&quot;)); IF([.$D252]=&quot;&quot;;&quot;&quot;;COM.MICROSOFT.CONCAT(&quot;&quot;&quot;&quot;;[.$D$1];&quot;&quot;&quot;&quot;;&quot;:&quot;;&quot;&quot;&quot;&quot;;[.$D252]; &quot;&quot;&quot;&quot;;&quot;,&quot;));&quot;},&quot;))">
            <text:p/>
          </table:table-cell>
          <table:table-cell/>
          <table:table-cell table:style-name="ce5" table:formula="of:=IF(OR([.$A252]=&quot;&quot;;[.$B252]=[.$B251]);&quot;&quot;;COM.MICROSOFT.CONCAT(&quot;{&quot;; IF([.$B252]=&quot;&quot;;&quot;&quot;;COM.MICROSOFT.CONCAT(&quot;&quot;&quot;&quot;;[.$B$1];&quot;&quot;&quot;&quot;;&quot;:&quot;;&quot;&quot;&quot;&quot;;[.$B252]; &quot;&quot;&quot;&quot;;&quot;,&quot;)); IF([.$D252]=&quot;&quot;;&quot;&quot;;COM.MICROSOFT.CONCAT(&quot;&quot;&quot;&quot;;[.$D$1];&quot;&quot;&quot;&quot;;&quot;:&quot;;&quot;&quot;&quot;&quot;;[.$D25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53]=&quot;&quot;;&quot;&quot;;COM.MICROSOFT.CONCAT(&quot;{&quot;; IF([.$A253]=&quot;&quot;;&quot;&quot;;COM.MICROSOFT.CONCAT(&quot;&quot;&quot;&quot;;[.$A$1];&quot;&quot;&quot;&quot;;&quot;:&quot;;&quot;&quot;&quot;&quot;;[.$A253]; &quot;&quot;&quot;&quot;;&quot;,&quot;)); IF([.$C253]=&quot;&quot;;&quot;&quot;;COM.MICROSOFT.CONCAT(&quot;&quot;&quot;&quot;;[.$C$1];&quot;&quot;&quot;&quot;;&quot;:&quot;;&quot;&quot;&quot;&quot;;[.$C253]; &quot;&quot;&quot;&quot;;&quot;,&quot;)); IF([.$D253]=&quot;&quot;;&quot;&quot;;COM.MICROSOFT.CONCAT(&quot;&quot;&quot;&quot;;[.$D$1];&quot;&quot;&quot;&quot;;&quot;:&quot;;&quot;&quot;&quot;&quot;;[.$D253]; &quot;&quot;&quot;&quot;;&quot;,&quot;));&quot;},&quot;))">
            <text:p/>
          </table:table-cell>
          <table:table-cell/>
          <table:table-cell table:style-name="ce5" table:formula="of:=IF(OR([.$A253]=&quot;&quot;;[.$B253]=[.$B252]);&quot;&quot;;COM.MICROSOFT.CONCAT(&quot;{&quot;; IF([.$B253]=&quot;&quot;;&quot;&quot;;COM.MICROSOFT.CONCAT(&quot;&quot;&quot;&quot;;[.$B$1];&quot;&quot;&quot;&quot;;&quot;:&quot;;&quot;&quot;&quot;&quot;;[.$B253]; &quot;&quot;&quot;&quot;;&quot;,&quot;)); IF([.$D253]=&quot;&quot;;&quot;&quot;;COM.MICROSOFT.CONCAT(&quot;&quot;&quot;&quot;;[.$D$1];&quot;&quot;&quot;&quot;;&quot;:&quot;;&quot;&quot;&quot;&quot;;[.$D25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54]=&quot;&quot;;&quot;&quot;;COM.MICROSOFT.CONCAT(&quot;{&quot;; IF([.$A254]=&quot;&quot;;&quot;&quot;;COM.MICROSOFT.CONCAT(&quot;&quot;&quot;&quot;;[.$A$1];&quot;&quot;&quot;&quot;;&quot;:&quot;;&quot;&quot;&quot;&quot;;[.$A254]; &quot;&quot;&quot;&quot;;&quot;,&quot;)); IF([.$C254]=&quot;&quot;;&quot;&quot;;COM.MICROSOFT.CONCAT(&quot;&quot;&quot;&quot;;[.$C$1];&quot;&quot;&quot;&quot;;&quot;:&quot;;&quot;&quot;&quot;&quot;;[.$C254]; &quot;&quot;&quot;&quot;;&quot;,&quot;)); IF([.$D254]=&quot;&quot;;&quot;&quot;;COM.MICROSOFT.CONCAT(&quot;&quot;&quot;&quot;;[.$D$1];&quot;&quot;&quot;&quot;;&quot;:&quot;;&quot;&quot;&quot;&quot;;[.$D254]; &quot;&quot;&quot;&quot;;&quot;,&quot;));&quot;},&quot;))">
            <text:p/>
          </table:table-cell>
          <table:table-cell/>
          <table:table-cell table:style-name="ce5" table:formula="of:=IF(OR([.$A254]=&quot;&quot;;[.$B254]=[.$B253]);&quot;&quot;;COM.MICROSOFT.CONCAT(&quot;{&quot;; IF([.$B254]=&quot;&quot;;&quot;&quot;;COM.MICROSOFT.CONCAT(&quot;&quot;&quot;&quot;;[.$B$1];&quot;&quot;&quot;&quot;;&quot;:&quot;;&quot;&quot;&quot;&quot;;[.$B254]; &quot;&quot;&quot;&quot;;&quot;,&quot;)); IF([.$D254]=&quot;&quot;;&quot;&quot;;COM.MICROSOFT.CONCAT(&quot;&quot;&quot;&quot;;[.$D$1];&quot;&quot;&quot;&quot;;&quot;:&quot;;&quot;&quot;&quot;&quot;;[.$D25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55]=&quot;&quot;;&quot;&quot;;COM.MICROSOFT.CONCAT(&quot;{&quot;; IF([.$A255]=&quot;&quot;;&quot;&quot;;COM.MICROSOFT.CONCAT(&quot;&quot;&quot;&quot;;[.$A$1];&quot;&quot;&quot;&quot;;&quot;:&quot;;&quot;&quot;&quot;&quot;;[.$A255]; &quot;&quot;&quot;&quot;;&quot;,&quot;)); IF([.$C255]=&quot;&quot;;&quot;&quot;;COM.MICROSOFT.CONCAT(&quot;&quot;&quot;&quot;;[.$C$1];&quot;&quot;&quot;&quot;;&quot;:&quot;;&quot;&quot;&quot;&quot;;[.$C255]; &quot;&quot;&quot;&quot;;&quot;,&quot;)); IF([.$D255]=&quot;&quot;;&quot;&quot;;COM.MICROSOFT.CONCAT(&quot;&quot;&quot;&quot;;[.$D$1];&quot;&quot;&quot;&quot;;&quot;:&quot;;&quot;&quot;&quot;&quot;;[.$D255]; &quot;&quot;&quot;&quot;;&quot;,&quot;));&quot;},&quot;))">
            <text:p/>
          </table:table-cell>
          <table:table-cell/>
          <table:table-cell table:style-name="ce5" table:formula="of:=IF(OR([.$A255]=&quot;&quot;;[.$B255]=[.$B254]);&quot;&quot;;COM.MICROSOFT.CONCAT(&quot;{&quot;; IF([.$B255]=&quot;&quot;;&quot;&quot;;COM.MICROSOFT.CONCAT(&quot;&quot;&quot;&quot;;[.$B$1];&quot;&quot;&quot;&quot;;&quot;:&quot;;&quot;&quot;&quot;&quot;;[.$B255]; &quot;&quot;&quot;&quot;;&quot;,&quot;)); IF([.$D255]=&quot;&quot;;&quot;&quot;;COM.MICROSOFT.CONCAT(&quot;&quot;&quot;&quot;;[.$D$1];&quot;&quot;&quot;&quot;;&quot;:&quot;;&quot;&quot;&quot;&quot;;[.$D25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56]=&quot;&quot;;&quot;&quot;;COM.MICROSOFT.CONCAT(&quot;{&quot;; IF([.$A256]=&quot;&quot;;&quot;&quot;;COM.MICROSOFT.CONCAT(&quot;&quot;&quot;&quot;;[.$A$1];&quot;&quot;&quot;&quot;;&quot;:&quot;;&quot;&quot;&quot;&quot;;[.$A256]; &quot;&quot;&quot;&quot;;&quot;,&quot;)); IF([.$C256]=&quot;&quot;;&quot;&quot;;COM.MICROSOFT.CONCAT(&quot;&quot;&quot;&quot;;[.$C$1];&quot;&quot;&quot;&quot;;&quot;:&quot;;&quot;&quot;&quot;&quot;;[.$C256]; &quot;&quot;&quot;&quot;;&quot;,&quot;)); IF([.$D256]=&quot;&quot;;&quot;&quot;;COM.MICROSOFT.CONCAT(&quot;&quot;&quot;&quot;;[.$D$1];&quot;&quot;&quot;&quot;;&quot;:&quot;;&quot;&quot;&quot;&quot;;[.$D256]; &quot;&quot;&quot;&quot;;&quot;,&quot;));&quot;},&quot;))">
            <text:p/>
          </table:table-cell>
          <table:table-cell/>
          <table:table-cell table:style-name="ce5" table:formula="of:=IF(OR([.$A256]=&quot;&quot;;[.$B256]=[.$B255]);&quot;&quot;;COM.MICROSOFT.CONCAT(&quot;{&quot;; IF([.$B256]=&quot;&quot;;&quot;&quot;;COM.MICROSOFT.CONCAT(&quot;&quot;&quot;&quot;;[.$B$1];&quot;&quot;&quot;&quot;;&quot;:&quot;;&quot;&quot;&quot;&quot;;[.$B256]; &quot;&quot;&quot;&quot;;&quot;,&quot;)); IF([.$D256]=&quot;&quot;;&quot;&quot;;COM.MICROSOFT.CONCAT(&quot;&quot;&quot;&quot;;[.$D$1];&quot;&quot;&quot;&quot;;&quot;:&quot;;&quot;&quot;&quot;&quot;;[.$D25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57]=&quot;&quot;;&quot;&quot;;COM.MICROSOFT.CONCAT(&quot;{&quot;; IF([.$A257]=&quot;&quot;;&quot;&quot;;COM.MICROSOFT.CONCAT(&quot;&quot;&quot;&quot;;[.$A$1];&quot;&quot;&quot;&quot;;&quot;:&quot;;&quot;&quot;&quot;&quot;;[.$A257]; &quot;&quot;&quot;&quot;;&quot;,&quot;)); IF([.$C257]=&quot;&quot;;&quot;&quot;;COM.MICROSOFT.CONCAT(&quot;&quot;&quot;&quot;;[.$C$1];&quot;&quot;&quot;&quot;;&quot;:&quot;;&quot;&quot;&quot;&quot;;[.$C257]; &quot;&quot;&quot;&quot;;&quot;,&quot;)); IF([.$D257]=&quot;&quot;;&quot;&quot;;COM.MICROSOFT.CONCAT(&quot;&quot;&quot;&quot;;[.$D$1];&quot;&quot;&quot;&quot;;&quot;:&quot;;&quot;&quot;&quot;&quot;;[.$D257]; &quot;&quot;&quot;&quot;;&quot;,&quot;));&quot;},&quot;))">
            <text:p/>
          </table:table-cell>
          <table:table-cell/>
          <table:table-cell table:style-name="ce5" table:formula="of:=IF(OR([.$A257]=&quot;&quot;;[.$B257]=[.$B256]);&quot;&quot;;COM.MICROSOFT.CONCAT(&quot;{&quot;; IF([.$B257]=&quot;&quot;;&quot;&quot;;COM.MICROSOFT.CONCAT(&quot;&quot;&quot;&quot;;[.$B$1];&quot;&quot;&quot;&quot;;&quot;:&quot;;&quot;&quot;&quot;&quot;;[.$B257]; &quot;&quot;&quot;&quot;;&quot;,&quot;)); IF([.$D257]=&quot;&quot;;&quot;&quot;;COM.MICROSOFT.CONCAT(&quot;&quot;&quot;&quot;;[.$D$1];&quot;&quot;&quot;&quot;;&quot;:&quot;;&quot;&quot;&quot;&quot;;[.$D25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58]=&quot;&quot;;&quot;&quot;;COM.MICROSOFT.CONCAT(&quot;{&quot;; IF([.$A258]=&quot;&quot;;&quot;&quot;;COM.MICROSOFT.CONCAT(&quot;&quot;&quot;&quot;;[.$A$1];&quot;&quot;&quot;&quot;;&quot;:&quot;;&quot;&quot;&quot;&quot;;[.$A258]; &quot;&quot;&quot;&quot;;&quot;,&quot;)); IF([.$C258]=&quot;&quot;;&quot;&quot;;COM.MICROSOFT.CONCAT(&quot;&quot;&quot;&quot;;[.$C$1];&quot;&quot;&quot;&quot;;&quot;:&quot;;&quot;&quot;&quot;&quot;;[.$C258]; &quot;&quot;&quot;&quot;;&quot;,&quot;)); IF([.$D258]=&quot;&quot;;&quot;&quot;;COM.MICROSOFT.CONCAT(&quot;&quot;&quot;&quot;;[.$D$1];&quot;&quot;&quot;&quot;;&quot;:&quot;;&quot;&quot;&quot;&quot;;[.$D258]; &quot;&quot;&quot;&quot;;&quot;,&quot;));&quot;},&quot;))">
            <text:p/>
          </table:table-cell>
          <table:table-cell/>
          <table:table-cell table:style-name="ce5" table:formula="of:=IF(OR([.$A258]=&quot;&quot;;[.$B258]=[.$B257]);&quot;&quot;;COM.MICROSOFT.CONCAT(&quot;{&quot;; IF([.$B258]=&quot;&quot;;&quot;&quot;;COM.MICROSOFT.CONCAT(&quot;&quot;&quot;&quot;;[.$B$1];&quot;&quot;&quot;&quot;;&quot;:&quot;;&quot;&quot;&quot;&quot;;[.$B258]; &quot;&quot;&quot;&quot;;&quot;,&quot;)); IF([.$D258]=&quot;&quot;;&quot;&quot;;COM.MICROSOFT.CONCAT(&quot;&quot;&quot;&quot;;[.$D$1];&quot;&quot;&quot;&quot;;&quot;:&quot;;&quot;&quot;&quot;&quot;;[.$D25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59]=&quot;&quot;;&quot;&quot;;COM.MICROSOFT.CONCAT(&quot;{&quot;; IF([.$A259]=&quot;&quot;;&quot;&quot;;COM.MICROSOFT.CONCAT(&quot;&quot;&quot;&quot;;[.$A$1];&quot;&quot;&quot;&quot;;&quot;:&quot;;&quot;&quot;&quot;&quot;;[.$A259]; &quot;&quot;&quot;&quot;;&quot;,&quot;)); IF([.$C259]=&quot;&quot;;&quot;&quot;;COM.MICROSOFT.CONCAT(&quot;&quot;&quot;&quot;;[.$C$1];&quot;&quot;&quot;&quot;;&quot;:&quot;;&quot;&quot;&quot;&quot;;[.$C259]; &quot;&quot;&quot;&quot;;&quot;,&quot;)); IF([.$D259]=&quot;&quot;;&quot;&quot;;COM.MICROSOFT.CONCAT(&quot;&quot;&quot;&quot;;[.$D$1];&quot;&quot;&quot;&quot;;&quot;:&quot;;&quot;&quot;&quot;&quot;;[.$D259]; &quot;&quot;&quot;&quot;;&quot;,&quot;));&quot;},&quot;))">
            <text:p/>
          </table:table-cell>
          <table:table-cell/>
          <table:table-cell table:style-name="ce5" table:formula="of:=IF(OR([.$A259]=&quot;&quot;;[.$B259]=[.$B258]);&quot;&quot;;COM.MICROSOFT.CONCAT(&quot;{&quot;; IF([.$B259]=&quot;&quot;;&quot;&quot;;COM.MICROSOFT.CONCAT(&quot;&quot;&quot;&quot;;[.$B$1];&quot;&quot;&quot;&quot;;&quot;:&quot;;&quot;&quot;&quot;&quot;;[.$B259]; &quot;&quot;&quot;&quot;;&quot;,&quot;)); IF([.$D259]=&quot;&quot;;&quot;&quot;;COM.MICROSOFT.CONCAT(&quot;&quot;&quot;&quot;;[.$D$1];&quot;&quot;&quot;&quot;;&quot;:&quot;;&quot;&quot;&quot;&quot;;[.$D25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60]=&quot;&quot;;&quot;&quot;;COM.MICROSOFT.CONCAT(&quot;{&quot;; IF([.$A260]=&quot;&quot;;&quot;&quot;;COM.MICROSOFT.CONCAT(&quot;&quot;&quot;&quot;;[.$A$1];&quot;&quot;&quot;&quot;;&quot;:&quot;;&quot;&quot;&quot;&quot;;[.$A260]; &quot;&quot;&quot;&quot;;&quot;,&quot;)); IF([.$C260]=&quot;&quot;;&quot;&quot;;COM.MICROSOFT.CONCAT(&quot;&quot;&quot;&quot;;[.$C$1];&quot;&quot;&quot;&quot;;&quot;:&quot;;&quot;&quot;&quot;&quot;;[.$C260]; &quot;&quot;&quot;&quot;;&quot;,&quot;)); IF([.$D260]=&quot;&quot;;&quot;&quot;;COM.MICROSOFT.CONCAT(&quot;&quot;&quot;&quot;;[.$D$1];&quot;&quot;&quot;&quot;;&quot;:&quot;;&quot;&quot;&quot;&quot;;[.$D260]; &quot;&quot;&quot;&quot;;&quot;,&quot;));&quot;},&quot;))">
            <text:p/>
          </table:table-cell>
          <table:table-cell/>
          <table:table-cell table:style-name="ce5" table:formula="of:=IF(OR([.$A260]=&quot;&quot;;[.$B260]=[.$B259]);&quot;&quot;;COM.MICROSOFT.CONCAT(&quot;{&quot;; IF([.$B260]=&quot;&quot;;&quot;&quot;;COM.MICROSOFT.CONCAT(&quot;&quot;&quot;&quot;;[.$B$1];&quot;&quot;&quot;&quot;;&quot;:&quot;;&quot;&quot;&quot;&quot;;[.$B260]; &quot;&quot;&quot;&quot;;&quot;,&quot;)); IF([.$D260]=&quot;&quot;;&quot;&quot;;COM.MICROSOFT.CONCAT(&quot;&quot;&quot;&quot;;[.$D$1];&quot;&quot;&quot;&quot;;&quot;:&quot;;&quot;&quot;&quot;&quot;;[.$D26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61]=&quot;&quot;;&quot;&quot;;COM.MICROSOFT.CONCAT(&quot;{&quot;; IF([.$A261]=&quot;&quot;;&quot;&quot;;COM.MICROSOFT.CONCAT(&quot;&quot;&quot;&quot;;[.$A$1];&quot;&quot;&quot;&quot;;&quot;:&quot;;&quot;&quot;&quot;&quot;;[.$A261]; &quot;&quot;&quot;&quot;;&quot;,&quot;)); IF([.$C261]=&quot;&quot;;&quot;&quot;;COM.MICROSOFT.CONCAT(&quot;&quot;&quot;&quot;;[.$C$1];&quot;&quot;&quot;&quot;;&quot;:&quot;;&quot;&quot;&quot;&quot;;[.$C261]; &quot;&quot;&quot;&quot;;&quot;,&quot;)); IF([.$D261]=&quot;&quot;;&quot;&quot;;COM.MICROSOFT.CONCAT(&quot;&quot;&quot;&quot;;[.$D$1];&quot;&quot;&quot;&quot;;&quot;:&quot;;&quot;&quot;&quot;&quot;;[.$D261]; &quot;&quot;&quot;&quot;;&quot;,&quot;));&quot;},&quot;))">
            <text:p/>
          </table:table-cell>
          <table:table-cell/>
          <table:table-cell table:style-name="ce5" table:formula="of:=IF(OR([.$A261]=&quot;&quot;;[.$B261]=[.$B260]);&quot;&quot;;COM.MICROSOFT.CONCAT(&quot;{&quot;; IF([.$B261]=&quot;&quot;;&quot;&quot;;COM.MICROSOFT.CONCAT(&quot;&quot;&quot;&quot;;[.$B$1];&quot;&quot;&quot;&quot;;&quot;:&quot;;&quot;&quot;&quot;&quot;;[.$B261]; &quot;&quot;&quot;&quot;;&quot;,&quot;)); IF([.$D261]=&quot;&quot;;&quot;&quot;;COM.MICROSOFT.CONCAT(&quot;&quot;&quot;&quot;;[.$D$1];&quot;&quot;&quot;&quot;;&quot;:&quot;;&quot;&quot;&quot;&quot;;[.$D26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62]=&quot;&quot;;&quot;&quot;;COM.MICROSOFT.CONCAT(&quot;{&quot;; IF([.$A262]=&quot;&quot;;&quot;&quot;;COM.MICROSOFT.CONCAT(&quot;&quot;&quot;&quot;;[.$A$1];&quot;&quot;&quot;&quot;;&quot;:&quot;;&quot;&quot;&quot;&quot;;[.$A262]; &quot;&quot;&quot;&quot;;&quot;,&quot;)); IF([.$C262]=&quot;&quot;;&quot;&quot;;COM.MICROSOFT.CONCAT(&quot;&quot;&quot;&quot;;[.$C$1];&quot;&quot;&quot;&quot;;&quot;:&quot;;&quot;&quot;&quot;&quot;;[.$C262]; &quot;&quot;&quot;&quot;;&quot;,&quot;)); IF([.$D262]=&quot;&quot;;&quot;&quot;;COM.MICROSOFT.CONCAT(&quot;&quot;&quot;&quot;;[.$D$1];&quot;&quot;&quot;&quot;;&quot;:&quot;;&quot;&quot;&quot;&quot;;[.$D262]; &quot;&quot;&quot;&quot;;&quot;,&quot;));&quot;},&quot;))">
            <text:p/>
          </table:table-cell>
          <table:table-cell/>
          <table:table-cell table:style-name="ce5" table:formula="of:=IF(OR([.$A262]=&quot;&quot;;[.$B262]=[.$B261]);&quot;&quot;;COM.MICROSOFT.CONCAT(&quot;{&quot;; IF([.$B262]=&quot;&quot;;&quot;&quot;;COM.MICROSOFT.CONCAT(&quot;&quot;&quot;&quot;;[.$B$1];&quot;&quot;&quot;&quot;;&quot;:&quot;;&quot;&quot;&quot;&quot;;[.$B262]; &quot;&quot;&quot;&quot;;&quot;,&quot;)); IF([.$D262]=&quot;&quot;;&quot;&quot;;COM.MICROSOFT.CONCAT(&quot;&quot;&quot;&quot;;[.$D$1];&quot;&quot;&quot;&quot;;&quot;:&quot;;&quot;&quot;&quot;&quot;;[.$D26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63]=&quot;&quot;;&quot;&quot;;COM.MICROSOFT.CONCAT(&quot;{&quot;; IF([.$A263]=&quot;&quot;;&quot;&quot;;COM.MICROSOFT.CONCAT(&quot;&quot;&quot;&quot;;[.$A$1];&quot;&quot;&quot;&quot;;&quot;:&quot;;&quot;&quot;&quot;&quot;;[.$A263]; &quot;&quot;&quot;&quot;;&quot;,&quot;)); IF([.$C263]=&quot;&quot;;&quot;&quot;;COM.MICROSOFT.CONCAT(&quot;&quot;&quot;&quot;;[.$C$1];&quot;&quot;&quot;&quot;;&quot;:&quot;;&quot;&quot;&quot;&quot;;[.$C263]; &quot;&quot;&quot;&quot;;&quot;,&quot;)); IF([.$D263]=&quot;&quot;;&quot;&quot;;COM.MICROSOFT.CONCAT(&quot;&quot;&quot;&quot;;[.$D$1];&quot;&quot;&quot;&quot;;&quot;:&quot;;&quot;&quot;&quot;&quot;;[.$D263]; &quot;&quot;&quot;&quot;;&quot;,&quot;));&quot;},&quot;))">
            <text:p/>
          </table:table-cell>
          <table:table-cell/>
          <table:table-cell table:style-name="ce5" table:formula="of:=IF(OR([.$A263]=&quot;&quot;;[.$B263]=[.$B262]);&quot;&quot;;COM.MICROSOFT.CONCAT(&quot;{&quot;; IF([.$B263]=&quot;&quot;;&quot;&quot;;COM.MICROSOFT.CONCAT(&quot;&quot;&quot;&quot;;[.$B$1];&quot;&quot;&quot;&quot;;&quot;:&quot;;&quot;&quot;&quot;&quot;;[.$B263]; &quot;&quot;&quot;&quot;;&quot;,&quot;)); IF([.$D263]=&quot;&quot;;&quot;&quot;;COM.MICROSOFT.CONCAT(&quot;&quot;&quot;&quot;;[.$D$1];&quot;&quot;&quot;&quot;;&quot;:&quot;;&quot;&quot;&quot;&quot;;[.$D26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64]=&quot;&quot;;&quot;&quot;;COM.MICROSOFT.CONCAT(&quot;{&quot;; IF([.$A264]=&quot;&quot;;&quot;&quot;;COM.MICROSOFT.CONCAT(&quot;&quot;&quot;&quot;;[.$A$1];&quot;&quot;&quot;&quot;;&quot;:&quot;;&quot;&quot;&quot;&quot;;[.$A264]; &quot;&quot;&quot;&quot;;&quot;,&quot;)); IF([.$C264]=&quot;&quot;;&quot;&quot;;COM.MICROSOFT.CONCAT(&quot;&quot;&quot;&quot;;[.$C$1];&quot;&quot;&quot;&quot;;&quot;:&quot;;&quot;&quot;&quot;&quot;;[.$C264]; &quot;&quot;&quot;&quot;;&quot;,&quot;)); IF([.$D264]=&quot;&quot;;&quot;&quot;;COM.MICROSOFT.CONCAT(&quot;&quot;&quot;&quot;;[.$D$1];&quot;&quot;&quot;&quot;;&quot;:&quot;;&quot;&quot;&quot;&quot;;[.$D264]; &quot;&quot;&quot;&quot;;&quot;,&quot;));&quot;},&quot;))">
            <text:p/>
          </table:table-cell>
          <table:table-cell/>
          <table:table-cell table:style-name="ce5" table:formula="of:=IF(OR([.$A264]=&quot;&quot;;[.$B264]=[.$B263]);&quot;&quot;;COM.MICROSOFT.CONCAT(&quot;{&quot;; IF([.$B264]=&quot;&quot;;&quot;&quot;;COM.MICROSOFT.CONCAT(&quot;&quot;&quot;&quot;;[.$B$1];&quot;&quot;&quot;&quot;;&quot;:&quot;;&quot;&quot;&quot;&quot;;[.$B264]; &quot;&quot;&quot;&quot;;&quot;,&quot;)); IF([.$D264]=&quot;&quot;;&quot;&quot;;COM.MICROSOFT.CONCAT(&quot;&quot;&quot;&quot;;[.$D$1];&quot;&quot;&quot;&quot;;&quot;:&quot;;&quot;&quot;&quot;&quot;;[.$D26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65]=&quot;&quot;;&quot;&quot;;COM.MICROSOFT.CONCAT(&quot;{&quot;; IF([.$A265]=&quot;&quot;;&quot;&quot;;COM.MICROSOFT.CONCAT(&quot;&quot;&quot;&quot;;[.$A$1];&quot;&quot;&quot;&quot;;&quot;:&quot;;&quot;&quot;&quot;&quot;;[.$A265]; &quot;&quot;&quot;&quot;;&quot;,&quot;)); IF([.$C265]=&quot;&quot;;&quot;&quot;;COM.MICROSOFT.CONCAT(&quot;&quot;&quot;&quot;;[.$C$1];&quot;&quot;&quot;&quot;;&quot;:&quot;;&quot;&quot;&quot;&quot;;[.$C265]; &quot;&quot;&quot;&quot;;&quot;,&quot;)); IF([.$D265]=&quot;&quot;;&quot;&quot;;COM.MICROSOFT.CONCAT(&quot;&quot;&quot;&quot;;[.$D$1];&quot;&quot;&quot;&quot;;&quot;:&quot;;&quot;&quot;&quot;&quot;;[.$D265]; &quot;&quot;&quot;&quot;;&quot;,&quot;));&quot;},&quot;))">
            <text:p/>
          </table:table-cell>
          <table:table-cell/>
          <table:table-cell table:style-name="ce5" table:formula="of:=IF(OR([.$A265]=&quot;&quot;;[.$B265]=[.$B264]);&quot;&quot;;COM.MICROSOFT.CONCAT(&quot;{&quot;; IF([.$B265]=&quot;&quot;;&quot;&quot;;COM.MICROSOFT.CONCAT(&quot;&quot;&quot;&quot;;[.$B$1];&quot;&quot;&quot;&quot;;&quot;:&quot;;&quot;&quot;&quot;&quot;;[.$B265]; &quot;&quot;&quot;&quot;;&quot;,&quot;)); IF([.$D265]=&quot;&quot;;&quot;&quot;;COM.MICROSOFT.CONCAT(&quot;&quot;&quot;&quot;;[.$D$1];&quot;&quot;&quot;&quot;;&quot;:&quot;;&quot;&quot;&quot;&quot;;[.$D26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66]=&quot;&quot;;&quot;&quot;;COM.MICROSOFT.CONCAT(&quot;{&quot;; IF([.$A266]=&quot;&quot;;&quot;&quot;;COM.MICROSOFT.CONCAT(&quot;&quot;&quot;&quot;;[.$A$1];&quot;&quot;&quot;&quot;;&quot;:&quot;;&quot;&quot;&quot;&quot;;[.$A266]; &quot;&quot;&quot;&quot;;&quot;,&quot;)); IF([.$C266]=&quot;&quot;;&quot;&quot;;COM.MICROSOFT.CONCAT(&quot;&quot;&quot;&quot;;[.$C$1];&quot;&quot;&quot;&quot;;&quot;:&quot;;&quot;&quot;&quot;&quot;;[.$C266]; &quot;&quot;&quot;&quot;;&quot;,&quot;)); IF([.$D266]=&quot;&quot;;&quot;&quot;;COM.MICROSOFT.CONCAT(&quot;&quot;&quot;&quot;;[.$D$1];&quot;&quot;&quot;&quot;;&quot;:&quot;;&quot;&quot;&quot;&quot;;[.$D266]; &quot;&quot;&quot;&quot;;&quot;,&quot;));&quot;},&quot;))">
            <text:p/>
          </table:table-cell>
          <table:table-cell/>
          <table:table-cell table:style-name="ce5" table:formula="of:=IF(OR([.$A266]=&quot;&quot;;[.$B266]=[.$B265]);&quot;&quot;;COM.MICROSOFT.CONCAT(&quot;{&quot;; IF([.$B266]=&quot;&quot;;&quot;&quot;;COM.MICROSOFT.CONCAT(&quot;&quot;&quot;&quot;;[.$B$1];&quot;&quot;&quot;&quot;;&quot;:&quot;;&quot;&quot;&quot;&quot;;[.$B266]; &quot;&quot;&quot;&quot;;&quot;,&quot;)); IF([.$D266]=&quot;&quot;;&quot;&quot;;COM.MICROSOFT.CONCAT(&quot;&quot;&quot;&quot;;[.$D$1];&quot;&quot;&quot;&quot;;&quot;:&quot;;&quot;&quot;&quot;&quot;;[.$D26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67]=&quot;&quot;;&quot;&quot;;COM.MICROSOFT.CONCAT(&quot;{&quot;; IF([.$A267]=&quot;&quot;;&quot;&quot;;COM.MICROSOFT.CONCAT(&quot;&quot;&quot;&quot;;[.$A$1];&quot;&quot;&quot;&quot;;&quot;:&quot;;&quot;&quot;&quot;&quot;;[.$A267]; &quot;&quot;&quot;&quot;;&quot;,&quot;)); IF([.$C267]=&quot;&quot;;&quot;&quot;;COM.MICROSOFT.CONCAT(&quot;&quot;&quot;&quot;;[.$C$1];&quot;&quot;&quot;&quot;;&quot;:&quot;;&quot;&quot;&quot;&quot;;[.$C267]; &quot;&quot;&quot;&quot;;&quot;,&quot;)); IF([.$D267]=&quot;&quot;;&quot;&quot;;COM.MICROSOFT.CONCAT(&quot;&quot;&quot;&quot;;[.$D$1];&quot;&quot;&quot;&quot;;&quot;:&quot;;&quot;&quot;&quot;&quot;;[.$D267]; &quot;&quot;&quot;&quot;;&quot;,&quot;));&quot;},&quot;))">
            <text:p/>
          </table:table-cell>
          <table:table-cell/>
          <table:table-cell table:style-name="ce5" table:formula="of:=IF(OR([.$A267]=&quot;&quot;;[.$B267]=[.$B266]);&quot;&quot;;COM.MICROSOFT.CONCAT(&quot;{&quot;; IF([.$B267]=&quot;&quot;;&quot;&quot;;COM.MICROSOFT.CONCAT(&quot;&quot;&quot;&quot;;[.$B$1];&quot;&quot;&quot;&quot;;&quot;:&quot;;&quot;&quot;&quot;&quot;;[.$B267]; &quot;&quot;&quot;&quot;;&quot;,&quot;)); IF([.$D267]=&quot;&quot;;&quot;&quot;;COM.MICROSOFT.CONCAT(&quot;&quot;&quot;&quot;;[.$D$1];&quot;&quot;&quot;&quot;;&quot;:&quot;;&quot;&quot;&quot;&quot;;[.$D26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68]=&quot;&quot;;&quot;&quot;;COM.MICROSOFT.CONCAT(&quot;{&quot;; IF([.$A268]=&quot;&quot;;&quot;&quot;;COM.MICROSOFT.CONCAT(&quot;&quot;&quot;&quot;;[.$A$1];&quot;&quot;&quot;&quot;;&quot;:&quot;;&quot;&quot;&quot;&quot;;[.$A268]; &quot;&quot;&quot;&quot;;&quot;,&quot;)); IF([.$C268]=&quot;&quot;;&quot;&quot;;COM.MICROSOFT.CONCAT(&quot;&quot;&quot;&quot;;[.$C$1];&quot;&quot;&quot;&quot;;&quot;:&quot;;&quot;&quot;&quot;&quot;;[.$C268]; &quot;&quot;&quot;&quot;;&quot;,&quot;)); IF([.$D268]=&quot;&quot;;&quot;&quot;;COM.MICROSOFT.CONCAT(&quot;&quot;&quot;&quot;;[.$D$1];&quot;&quot;&quot;&quot;;&quot;:&quot;;&quot;&quot;&quot;&quot;;[.$D268]; &quot;&quot;&quot;&quot;;&quot;,&quot;));&quot;},&quot;))">
            <text:p/>
          </table:table-cell>
          <table:table-cell/>
          <table:table-cell table:style-name="ce5" table:formula="of:=IF(OR([.$A268]=&quot;&quot;;[.$B268]=[.$B267]);&quot;&quot;;COM.MICROSOFT.CONCAT(&quot;{&quot;; IF([.$B268]=&quot;&quot;;&quot;&quot;;COM.MICROSOFT.CONCAT(&quot;&quot;&quot;&quot;;[.$B$1];&quot;&quot;&quot;&quot;;&quot;:&quot;;&quot;&quot;&quot;&quot;;[.$B268]; &quot;&quot;&quot;&quot;;&quot;,&quot;)); IF([.$D268]=&quot;&quot;;&quot;&quot;;COM.MICROSOFT.CONCAT(&quot;&quot;&quot;&quot;;[.$D$1];&quot;&quot;&quot;&quot;;&quot;:&quot;;&quot;&quot;&quot;&quot;;[.$D26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69]=&quot;&quot;;&quot;&quot;;COM.MICROSOFT.CONCAT(&quot;{&quot;; IF([.$A269]=&quot;&quot;;&quot;&quot;;COM.MICROSOFT.CONCAT(&quot;&quot;&quot;&quot;;[.$A$1];&quot;&quot;&quot;&quot;;&quot;:&quot;;&quot;&quot;&quot;&quot;;[.$A269]; &quot;&quot;&quot;&quot;;&quot;,&quot;)); IF([.$C269]=&quot;&quot;;&quot;&quot;;COM.MICROSOFT.CONCAT(&quot;&quot;&quot;&quot;;[.$C$1];&quot;&quot;&quot;&quot;;&quot;:&quot;;&quot;&quot;&quot;&quot;;[.$C269]; &quot;&quot;&quot;&quot;;&quot;,&quot;)); IF([.$D269]=&quot;&quot;;&quot;&quot;;COM.MICROSOFT.CONCAT(&quot;&quot;&quot;&quot;;[.$D$1];&quot;&quot;&quot;&quot;;&quot;:&quot;;&quot;&quot;&quot;&quot;;[.$D269]; &quot;&quot;&quot;&quot;;&quot;,&quot;));&quot;},&quot;))">
            <text:p/>
          </table:table-cell>
          <table:table-cell/>
          <table:table-cell table:style-name="ce5" table:formula="of:=IF(OR([.$A269]=&quot;&quot;;[.$B269]=[.$B268]);&quot;&quot;;COM.MICROSOFT.CONCAT(&quot;{&quot;; IF([.$B269]=&quot;&quot;;&quot;&quot;;COM.MICROSOFT.CONCAT(&quot;&quot;&quot;&quot;;[.$B$1];&quot;&quot;&quot;&quot;;&quot;:&quot;;&quot;&quot;&quot;&quot;;[.$B269]; &quot;&quot;&quot;&quot;;&quot;,&quot;)); IF([.$D269]=&quot;&quot;;&quot;&quot;;COM.MICROSOFT.CONCAT(&quot;&quot;&quot;&quot;;[.$D$1];&quot;&quot;&quot;&quot;;&quot;:&quot;;&quot;&quot;&quot;&quot;;[.$D26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70]=&quot;&quot;;&quot;&quot;;COM.MICROSOFT.CONCAT(&quot;{&quot;; IF([.$A270]=&quot;&quot;;&quot;&quot;;COM.MICROSOFT.CONCAT(&quot;&quot;&quot;&quot;;[.$A$1];&quot;&quot;&quot;&quot;;&quot;:&quot;;&quot;&quot;&quot;&quot;;[.$A270]; &quot;&quot;&quot;&quot;;&quot;,&quot;)); IF([.$C270]=&quot;&quot;;&quot;&quot;;COM.MICROSOFT.CONCAT(&quot;&quot;&quot;&quot;;[.$C$1];&quot;&quot;&quot;&quot;;&quot;:&quot;;&quot;&quot;&quot;&quot;;[.$C270]; &quot;&quot;&quot;&quot;;&quot;,&quot;)); IF([.$D270]=&quot;&quot;;&quot;&quot;;COM.MICROSOFT.CONCAT(&quot;&quot;&quot;&quot;;[.$D$1];&quot;&quot;&quot;&quot;;&quot;:&quot;;&quot;&quot;&quot;&quot;;[.$D270]; &quot;&quot;&quot;&quot;;&quot;,&quot;));&quot;},&quot;))">
            <text:p/>
          </table:table-cell>
          <table:table-cell/>
          <table:table-cell table:style-name="ce5" table:formula="of:=IF(OR([.$A270]=&quot;&quot;;[.$B270]=[.$B269]);&quot;&quot;;COM.MICROSOFT.CONCAT(&quot;{&quot;; IF([.$B270]=&quot;&quot;;&quot;&quot;;COM.MICROSOFT.CONCAT(&quot;&quot;&quot;&quot;;[.$B$1];&quot;&quot;&quot;&quot;;&quot;:&quot;;&quot;&quot;&quot;&quot;;[.$B270]; &quot;&quot;&quot;&quot;;&quot;,&quot;)); IF([.$D270]=&quot;&quot;;&quot;&quot;;COM.MICROSOFT.CONCAT(&quot;&quot;&quot;&quot;;[.$D$1];&quot;&quot;&quot;&quot;;&quot;:&quot;;&quot;&quot;&quot;&quot;;[.$D27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71]=&quot;&quot;;&quot;&quot;;COM.MICROSOFT.CONCAT(&quot;{&quot;; IF([.$A271]=&quot;&quot;;&quot;&quot;;COM.MICROSOFT.CONCAT(&quot;&quot;&quot;&quot;;[.$A$1];&quot;&quot;&quot;&quot;;&quot;:&quot;;&quot;&quot;&quot;&quot;;[.$A271]; &quot;&quot;&quot;&quot;;&quot;,&quot;)); IF([.$C271]=&quot;&quot;;&quot;&quot;;COM.MICROSOFT.CONCAT(&quot;&quot;&quot;&quot;;[.$C$1];&quot;&quot;&quot;&quot;;&quot;:&quot;;&quot;&quot;&quot;&quot;;[.$C271]; &quot;&quot;&quot;&quot;;&quot;,&quot;)); IF([.$D271]=&quot;&quot;;&quot;&quot;;COM.MICROSOFT.CONCAT(&quot;&quot;&quot;&quot;;[.$D$1];&quot;&quot;&quot;&quot;;&quot;:&quot;;&quot;&quot;&quot;&quot;;[.$D271]; &quot;&quot;&quot;&quot;;&quot;,&quot;));&quot;},&quot;))">
            <text:p/>
          </table:table-cell>
          <table:table-cell/>
          <table:table-cell table:style-name="ce5" table:formula="of:=IF(OR([.$A271]=&quot;&quot;;[.$B271]=[.$B270]);&quot;&quot;;COM.MICROSOFT.CONCAT(&quot;{&quot;; IF([.$B271]=&quot;&quot;;&quot;&quot;;COM.MICROSOFT.CONCAT(&quot;&quot;&quot;&quot;;[.$B$1];&quot;&quot;&quot;&quot;;&quot;:&quot;;&quot;&quot;&quot;&quot;;[.$B271]; &quot;&quot;&quot;&quot;;&quot;,&quot;)); IF([.$D271]=&quot;&quot;;&quot;&quot;;COM.MICROSOFT.CONCAT(&quot;&quot;&quot;&quot;;[.$D$1];&quot;&quot;&quot;&quot;;&quot;:&quot;;&quot;&quot;&quot;&quot;;[.$D27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72]=&quot;&quot;;&quot;&quot;;COM.MICROSOFT.CONCAT(&quot;{&quot;; IF([.$A272]=&quot;&quot;;&quot;&quot;;COM.MICROSOFT.CONCAT(&quot;&quot;&quot;&quot;;[.$A$1];&quot;&quot;&quot;&quot;;&quot;:&quot;;&quot;&quot;&quot;&quot;;[.$A272]; &quot;&quot;&quot;&quot;;&quot;,&quot;)); IF([.$C272]=&quot;&quot;;&quot;&quot;;COM.MICROSOFT.CONCAT(&quot;&quot;&quot;&quot;;[.$C$1];&quot;&quot;&quot;&quot;;&quot;:&quot;;&quot;&quot;&quot;&quot;;[.$C272]; &quot;&quot;&quot;&quot;;&quot;,&quot;)); IF([.$D272]=&quot;&quot;;&quot;&quot;;COM.MICROSOFT.CONCAT(&quot;&quot;&quot;&quot;;[.$D$1];&quot;&quot;&quot;&quot;;&quot;:&quot;;&quot;&quot;&quot;&quot;;[.$D272]; &quot;&quot;&quot;&quot;;&quot;,&quot;));&quot;},&quot;))">
            <text:p/>
          </table:table-cell>
          <table:table-cell/>
          <table:table-cell table:style-name="ce5" table:formula="of:=IF(OR([.$A272]=&quot;&quot;;[.$B272]=[.$B271]);&quot;&quot;;COM.MICROSOFT.CONCAT(&quot;{&quot;; IF([.$B272]=&quot;&quot;;&quot;&quot;;COM.MICROSOFT.CONCAT(&quot;&quot;&quot;&quot;;[.$B$1];&quot;&quot;&quot;&quot;;&quot;:&quot;;&quot;&quot;&quot;&quot;;[.$B272]; &quot;&quot;&quot;&quot;;&quot;,&quot;)); IF([.$D272]=&quot;&quot;;&quot;&quot;;COM.MICROSOFT.CONCAT(&quot;&quot;&quot;&quot;;[.$D$1];&quot;&quot;&quot;&quot;;&quot;:&quot;;&quot;&quot;&quot;&quot;;[.$D27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73]=&quot;&quot;;&quot;&quot;;COM.MICROSOFT.CONCAT(&quot;{&quot;; IF([.$A273]=&quot;&quot;;&quot;&quot;;COM.MICROSOFT.CONCAT(&quot;&quot;&quot;&quot;;[.$A$1];&quot;&quot;&quot;&quot;;&quot;:&quot;;&quot;&quot;&quot;&quot;;[.$A273]; &quot;&quot;&quot;&quot;;&quot;,&quot;)); IF([.$C273]=&quot;&quot;;&quot;&quot;;COM.MICROSOFT.CONCAT(&quot;&quot;&quot;&quot;;[.$C$1];&quot;&quot;&quot;&quot;;&quot;:&quot;;&quot;&quot;&quot;&quot;;[.$C273]; &quot;&quot;&quot;&quot;;&quot;,&quot;)); IF([.$D273]=&quot;&quot;;&quot;&quot;;COM.MICROSOFT.CONCAT(&quot;&quot;&quot;&quot;;[.$D$1];&quot;&quot;&quot;&quot;;&quot;:&quot;;&quot;&quot;&quot;&quot;;[.$D273]; &quot;&quot;&quot;&quot;;&quot;,&quot;));&quot;},&quot;))">
            <text:p/>
          </table:table-cell>
          <table:table-cell/>
          <table:table-cell table:style-name="ce5" table:formula="of:=IF(OR([.$A273]=&quot;&quot;;[.$B273]=[.$B272]);&quot;&quot;;COM.MICROSOFT.CONCAT(&quot;{&quot;; IF([.$B273]=&quot;&quot;;&quot;&quot;;COM.MICROSOFT.CONCAT(&quot;&quot;&quot;&quot;;[.$B$1];&quot;&quot;&quot;&quot;;&quot;:&quot;;&quot;&quot;&quot;&quot;;[.$B273]; &quot;&quot;&quot;&quot;;&quot;,&quot;)); IF([.$D273]=&quot;&quot;;&quot;&quot;;COM.MICROSOFT.CONCAT(&quot;&quot;&quot;&quot;;[.$D$1];&quot;&quot;&quot;&quot;;&quot;:&quot;;&quot;&quot;&quot;&quot;;[.$D27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74]=&quot;&quot;;&quot;&quot;;COM.MICROSOFT.CONCAT(&quot;{&quot;; IF([.$A274]=&quot;&quot;;&quot;&quot;;COM.MICROSOFT.CONCAT(&quot;&quot;&quot;&quot;;[.$A$1];&quot;&quot;&quot;&quot;;&quot;:&quot;;&quot;&quot;&quot;&quot;;[.$A274]; &quot;&quot;&quot;&quot;;&quot;,&quot;)); IF([.$C274]=&quot;&quot;;&quot;&quot;;COM.MICROSOFT.CONCAT(&quot;&quot;&quot;&quot;;[.$C$1];&quot;&quot;&quot;&quot;;&quot;:&quot;;&quot;&quot;&quot;&quot;;[.$C274]; &quot;&quot;&quot;&quot;;&quot;,&quot;)); IF([.$D274]=&quot;&quot;;&quot;&quot;;COM.MICROSOFT.CONCAT(&quot;&quot;&quot;&quot;;[.$D$1];&quot;&quot;&quot;&quot;;&quot;:&quot;;&quot;&quot;&quot;&quot;;[.$D274]; &quot;&quot;&quot;&quot;;&quot;,&quot;));&quot;},&quot;))">
            <text:p/>
          </table:table-cell>
          <table:table-cell/>
          <table:table-cell table:style-name="ce5" table:formula="of:=IF(OR([.$A274]=&quot;&quot;;[.$B274]=[.$B273]);&quot;&quot;;COM.MICROSOFT.CONCAT(&quot;{&quot;; IF([.$B274]=&quot;&quot;;&quot;&quot;;COM.MICROSOFT.CONCAT(&quot;&quot;&quot;&quot;;[.$B$1];&quot;&quot;&quot;&quot;;&quot;:&quot;;&quot;&quot;&quot;&quot;;[.$B274]; &quot;&quot;&quot;&quot;;&quot;,&quot;)); IF([.$D274]=&quot;&quot;;&quot;&quot;;COM.MICROSOFT.CONCAT(&quot;&quot;&quot;&quot;;[.$D$1];&quot;&quot;&quot;&quot;;&quot;:&quot;;&quot;&quot;&quot;&quot;;[.$D27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75]=&quot;&quot;;&quot;&quot;;COM.MICROSOFT.CONCAT(&quot;{&quot;; IF([.$A275]=&quot;&quot;;&quot;&quot;;COM.MICROSOFT.CONCAT(&quot;&quot;&quot;&quot;;[.$A$1];&quot;&quot;&quot;&quot;;&quot;:&quot;;&quot;&quot;&quot;&quot;;[.$A275]; &quot;&quot;&quot;&quot;;&quot;,&quot;)); IF([.$C275]=&quot;&quot;;&quot;&quot;;COM.MICROSOFT.CONCAT(&quot;&quot;&quot;&quot;;[.$C$1];&quot;&quot;&quot;&quot;;&quot;:&quot;;&quot;&quot;&quot;&quot;;[.$C275]; &quot;&quot;&quot;&quot;;&quot;,&quot;)); IF([.$D275]=&quot;&quot;;&quot;&quot;;COM.MICROSOFT.CONCAT(&quot;&quot;&quot;&quot;;[.$D$1];&quot;&quot;&quot;&quot;;&quot;:&quot;;&quot;&quot;&quot;&quot;;[.$D275]; &quot;&quot;&quot;&quot;;&quot;,&quot;));&quot;},&quot;))">
            <text:p/>
          </table:table-cell>
          <table:table-cell/>
          <table:table-cell table:style-name="ce5" table:formula="of:=IF(OR([.$A275]=&quot;&quot;;[.$B275]=[.$B274]);&quot;&quot;;COM.MICROSOFT.CONCAT(&quot;{&quot;; IF([.$B275]=&quot;&quot;;&quot;&quot;;COM.MICROSOFT.CONCAT(&quot;&quot;&quot;&quot;;[.$B$1];&quot;&quot;&quot;&quot;;&quot;:&quot;;&quot;&quot;&quot;&quot;;[.$B275]; &quot;&quot;&quot;&quot;;&quot;,&quot;)); IF([.$D275]=&quot;&quot;;&quot;&quot;;COM.MICROSOFT.CONCAT(&quot;&quot;&quot;&quot;;[.$D$1];&quot;&quot;&quot;&quot;;&quot;:&quot;;&quot;&quot;&quot;&quot;;[.$D27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76]=&quot;&quot;;&quot;&quot;;COM.MICROSOFT.CONCAT(&quot;{&quot;; IF([.$A276]=&quot;&quot;;&quot;&quot;;COM.MICROSOFT.CONCAT(&quot;&quot;&quot;&quot;;[.$A$1];&quot;&quot;&quot;&quot;;&quot;:&quot;;&quot;&quot;&quot;&quot;;[.$A276]; &quot;&quot;&quot;&quot;;&quot;,&quot;)); IF([.$C276]=&quot;&quot;;&quot;&quot;;COM.MICROSOFT.CONCAT(&quot;&quot;&quot;&quot;;[.$C$1];&quot;&quot;&quot;&quot;;&quot;:&quot;;&quot;&quot;&quot;&quot;;[.$C276]; &quot;&quot;&quot;&quot;;&quot;,&quot;)); IF([.$D276]=&quot;&quot;;&quot;&quot;;COM.MICROSOFT.CONCAT(&quot;&quot;&quot;&quot;;[.$D$1];&quot;&quot;&quot;&quot;;&quot;:&quot;;&quot;&quot;&quot;&quot;;[.$D276]; &quot;&quot;&quot;&quot;;&quot;,&quot;));&quot;},&quot;))">
            <text:p/>
          </table:table-cell>
          <table:table-cell/>
          <table:table-cell table:style-name="ce5" table:formula="of:=IF(OR([.$A276]=&quot;&quot;;[.$B276]=[.$B275]);&quot;&quot;;COM.MICROSOFT.CONCAT(&quot;{&quot;; IF([.$B276]=&quot;&quot;;&quot;&quot;;COM.MICROSOFT.CONCAT(&quot;&quot;&quot;&quot;;[.$B$1];&quot;&quot;&quot;&quot;;&quot;:&quot;;&quot;&quot;&quot;&quot;;[.$B276]; &quot;&quot;&quot;&quot;;&quot;,&quot;)); IF([.$D276]=&quot;&quot;;&quot;&quot;;COM.MICROSOFT.CONCAT(&quot;&quot;&quot;&quot;;[.$D$1];&quot;&quot;&quot;&quot;;&quot;:&quot;;&quot;&quot;&quot;&quot;;[.$D27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77]=&quot;&quot;;&quot;&quot;;COM.MICROSOFT.CONCAT(&quot;{&quot;; IF([.$A277]=&quot;&quot;;&quot;&quot;;COM.MICROSOFT.CONCAT(&quot;&quot;&quot;&quot;;[.$A$1];&quot;&quot;&quot;&quot;;&quot;:&quot;;&quot;&quot;&quot;&quot;;[.$A277]; &quot;&quot;&quot;&quot;;&quot;,&quot;)); IF([.$C277]=&quot;&quot;;&quot;&quot;;COM.MICROSOFT.CONCAT(&quot;&quot;&quot;&quot;;[.$C$1];&quot;&quot;&quot;&quot;;&quot;:&quot;;&quot;&quot;&quot;&quot;;[.$C277]; &quot;&quot;&quot;&quot;;&quot;,&quot;)); IF([.$D277]=&quot;&quot;;&quot;&quot;;COM.MICROSOFT.CONCAT(&quot;&quot;&quot;&quot;;[.$D$1];&quot;&quot;&quot;&quot;;&quot;:&quot;;&quot;&quot;&quot;&quot;;[.$D277]; &quot;&quot;&quot;&quot;;&quot;,&quot;));&quot;},&quot;))">
            <text:p/>
          </table:table-cell>
          <table:table-cell/>
          <table:table-cell table:style-name="ce5" table:formula="of:=IF(OR([.$A277]=&quot;&quot;;[.$B277]=[.$B276]);&quot;&quot;;COM.MICROSOFT.CONCAT(&quot;{&quot;; IF([.$B277]=&quot;&quot;;&quot;&quot;;COM.MICROSOFT.CONCAT(&quot;&quot;&quot;&quot;;[.$B$1];&quot;&quot;&quot;&quot;;&quot;:&quot;;&quot;&quot;&quot;&quot;;[.$B277]; &quot;&quot;&quot;&quot;;&quot;,&quot;)); IF([.$D277]=&quot;&quot;;&quot;&quot;;COM.MICROSOFT.CONCAT(&quot;&quot;&quot;&quot;;[.$D$1];&quot;&quot;&quot;&quot;;&quot;:&quot;;&quot;&quot;&quot;&quot;;[.$D27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78]=&quot;&quot;;&quot;&quot;;COM.MICROSOFT.CONCAT(&quot;{&quot;; IF([.$A278]=&quot;&quot;;&quot;&quot;;COM.MICROSOFT.CONCAT(&quot;&quot;&quot;&quot;;[.$A$1];&quot;&quot;&quot;&quot;;&quot;:&quot;;&quot;&quot;&quot;&quot;;[.$A278]; &quot;&quot;&quot;&quot;;&quot;,&quot;)); IF([.$C278]=&quot;&quot;;&quot;&quot;;COM.MICROSOFT.CONCAT(&quot;&quot;&quot;&quot;;[.$C$1];&quot;&quot;&quot;&quot;;&quot;:&quot;;&quot;&quot;&quot;&quot;;[.$C278]; &quot;&quot;&quot;&quot;;&quot;,&quot;)); IF([.$D278]=&quot;&quot;;&quot;&quot;;COM.MICROSOFT.CONCAT(&quot;&quot;&quot;&quot;;[.$D$1];&quot;&quot;&quot;&quot;;&quot;:&quot;;&quot;&quot;&quot;&quot;;[.$D278]; &quot;&quot;&quot;&quot;;&quot;,&quot;));&quot;},&quot;))">
            <text:p/>
          </table:table-cell>
          <table:table-cell/>
          <table:table-cell table:style-name="ce5" table:formula="of:=IF(OR([.$A278]=&quot;&quot;;[.$B278]=[.$B277]);&quot;&quot;;COM.MICROSOFT.CONCAT(&quot;{&quot;; IF([.$B278]=&quot;&quot;;&quot;&quot;;COM.MICROSOFT.CONCAT(&quot;&quot;&quot;&quot;;[.$B$1];&quot;&quot;&quot;&quot;;&quot;:&quot;;&quot;&quot;&quot;&quot;;[.$B278]; &quot;&quot;&quot;&quot;;&quot;,&quot;)); IF([.$D278]=&quot;&quot;;&quot;&quot;;COM.MICROSOFT.CONCAT(&quot;&quot;&quot;&quot;;[.$D$1];&quot;&quot;&quot;&quot;;&quot;:&quot;;&quot;&quot;&quot;&quot;;[.$D27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79]=&quot;&quot;;&quot;&quot;;COM.MICROSOFT.CONCAT(&quot;{&quot;; IF([.$A279]=&quot;&quot;;&quot;&quot;;COM.MICROSOFT.CONCAT(&quot;&quot;&quot;&quot;;[.$A$1];&quot;&quot;&quot;&quot;;&quot;:&quot;;&quot;&quot;&quot;&quot;;[.$A279]; &quot;&quot;&quot;&quot;;&quot;,&quot;)); IF([.$C279]=&quot;&quot;;&quot;&quot;;COM.MICROSOFT.CONCAT(&quot;&quot;&quot;&quot;;[.$C$1];&quot;&quot;&quot;&quot;;&quot;:&quot;;&quot;&quot;&quot;&quot;;[.$C279]; &quot;&quot;&quot;&quot;;&quot;,&quot;)); IF([.$D279]=&quot;&quot;;&quot;&quot;;COM.MICROSOFT.CONCAT(&quot;&quot;&quot;&quot;;[.$D$1];&quot;&quot;&quot;&quot;;&quot;:&quot;;&quot;&quot;&quot;&quot;;[.$D279]; &quot;&quot;&quot;&quot;;&quot;,&quot;));&quot;},&quot;))">
            <text:p/>
          </table:table-cell>
          <table:table-cell/>
          <table:table-cell table:style-name="ce5" table:formula="of:=IF(OR([.$A279]=&quot;&quot;;[.$B279]=[.$B278]);&quot;&quot;;COM.MICROSOFT.CONCAT(&quot;{&quot;; IF([.$B279]=&quot;&quot;;&quot;&quot;;COM.MICROSOFT.CONCAT(&quot;&quot;&quot;&quot;;[.$B$1];&quot;&quot;&quot;&quot;;&quot;:&quot;;&quot;&quot;&quot;&quot;;[.$B279]; &quot;&quot;&quot;&quot;;&quot;,&quot;)); IF([.$D279]=&quot;&quot;;&quot;&quot;;COM.MICROSOFT.CONCAT(&quot;&quot;&quot;&quot;;[.$D$1];&quot;&quot;&quot;&quot;;&quot;:&quot;;&quot;&quot;&quot;&quot;;[.$D27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80]=&quot;&quot;;&quot;&quot;;COM.MICROSOFT.CONCAT(&quot;{&quot;; IF([.$A280]=&quot;&quot;;&quot;&quot;;COM.MICROSOFT.CONCAT(&quot;&quot;&quot;&quot;;[.$A$1];&quot;&quot;&quot;&quot;;&quot;:&quot;;&quot;&quot;&quot;&quot;;[.$A280]; &quot;&quot;&quot;&quot;;&quot;,&quot;)); IF([.$C280]=&quot;&quot;;&quot;&quot;;COM.MICROSOFT.CONCAT(&quot;&quot;&quot;&quot;;[.$C$1];&quot;&quot;&quot;&quot;;&quot;:&quot;;&quot;&quot;&quot;&quot;;[.$C280]; &quot;&quot;&quot;&quot;;&quot;,&quot;)); IF([.$D280]=&quot;&quot;;&quot;&quot;;COM.MICROSOFT.CONCAT(&quot;&quot;&quot;&quot;;[.$D$1];&quot;&quot;&quot;&quot;;&quot;:&quot;;&quot;&quot;&quot;&quot;;[.$D280]; &quot;&quot;&quot;&quot;;&quot;,&quot;));&quot;},&quot;))">
            <text:p/>
          </table:table-cell>
          <table:table-cell/>
          <table:table-cell table:style-name="ce5" table:formula="of:=IF(OR([.$A280]=&quot;&quot;;[.$B280]=[.$B279]);&quot;&quot;;COM.MICROSOFT.CONCAT(&quot;{&quot;; IF([.$B280]=&quot;&quot;;&quot;&quot;;COM.MICROSOFT.CONCAT(&quot;&quot;&quot;&quot;;[.$B$1];&quot;&quot;&quot;&quot;;&quot;:&quot;;&quot;&quot;&quot;&quot;;[.$B280]; &quot;&quot;&quot;&quot;;&quot;,&quot;)); IF([.$D280]=&quot;&quot;;&quot;&quot;;COM.MICROSOFT.CONCAT(&quot;&quot;&quot;&quot;;[.$D$1];&quot;&quot;&quot;&quot;;&quot;:&quot;;&quot;&quot;&quot;&quot;;[.$D28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81]=&quot;&quot;;&quot;&quot;;COM.MICROSOFT.CONCAT(&quot;{&quot;; IF([.$A281]=&quot;&quot;;&quot;&quot;;COM.MICROSOFT.CONCAT(&quot;&quot;&quot;&quot;;[.$A$1];&quot;&quot;&quot;&quot;;&quot;:&quot;;&quot;&quot;&quot;&quot;;[.$A281]; &quot;&quot;&quot;&quot;;&quot;,&quot;)); IF([.$C281]=&quot;&quot;;&quot;&quot;;COM.MICROSOFT.CONCAT(&quot;&quot;&quot;&quot;;[.$C$1];&quot;&quot;&quot;&quot;;&quot;:&quot;;&quot;&quot;&quot;&quot;;[.$C281]; &quot;&quot;&quot;&quot;;&quot;,&quot;)); IF([.$D281]=&quot;&quot;;&quot;&quot;;COM.MICROSOFT.CONCAT(&quot;&quot;&quot;&quot;;[.$D$1];&quot;&quot;&quot;&quot;;&quot;:&quot;;&quot;&quot;&quot;&quot;;[.$D281]; &quot;&quot;&quot;&quot;;&quot;,&quot;));&quot;},&quot;))">
            <text:p/>
          </table:table-cell>
          <table:table-cell/>
          <table:table-cell table:style-name="ce5" table:formula="of:=IF(OR([.$A281]=&quot;&quot;;[.$B281]=[.$B280]);&quot;&quot;;COM.MICROSOFT.CONCAT(&quot;{&quot;; IF([.$B281]=&quot;&quot;;&quot;&quot;;COM.MICROSOFT.CONCAT(&quot;&quot;&quot;&quot;;[.$B$1];&quot;&quot;&quot;&quot;;&quot;:&quot;;&quot;&quot;&quot;&quot;;[.$B281]; &quot;&quot;&quot;&quot;;&quot;,&quot;)); IF([.$D281]=&quot;&quot;;&quot;&quot;;COM.MICROSOFT.CONCAT(&quot;&quot;&quot;&quot;;[.$D$1];&quot;&quot;&quot;&quot;;&quot;:&quot;;&quot;&quot;&quot;&quot;;[.$D28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82]=&quot;&quot;;&quot;&quot;;COM.MICROSOFT.CONCAT(&quot;{&quot;; IF([.$A282]=&quot;&quot;;&quot;&quot;;COM.MICROSOFT.CONCAT(&quot;&quot;&quot;&quot;;[.$A$1];&quot;&quot;&quot;&quot;;&quot;:&quot;;&quot;&quot;&quot;&quot;;[.$A282]; &quot;&quot;&quot;&quot;;&quot;,&quot;)); IF([.$C282]=&quot;&quot;;&quot;&quot;;COM.MICROSOFT.CONCAT(&quot;&quot;&quot;&quot;;[.$C$1];&quot;&quot;&quot;&quot;;&quot;:&quot;;&quot;&quot;&quot;&quot;;[.$C282]; &quot;&quot;&quot;&quot;;&quot;,&quot;)); IF([.$D282]=&quot;&quot;;&quot;&quot;;COM.MICROSOFT.CONCAT(&quot;&quot;&quot;&quot;;[.$D$1];&quot;&quot;&quot;&quot;;&quot;:&quot;;&quot;&quot;&quot;&quot;;[.$D282]; &quot;&quot;&quot;&quot;;&quot;,&quot;));&quot;},&quot;))">
            <text:p/>
          </table:table-cell>
          <table:table-cell/>
          <table:table-cell table:style-name="ce5" table:formula="of:=IF(OR([.$A282]=&quot;&quot;;[.$B282]=[.$B281]);&quot;&quot;;COM.MICROSOFT.CONCAT(&quot;{&quot;; IF([.$B282]=&quot;&quot;;&quot;&quot;;COM.MICROSOFT.CONCAT(&quot;&quot;&quot;&quot;;[.$B$1];&quot;&quot;&quot;&quot;;&quot;:&quot;;&quot;&quot;&quot;&quot;;[.$B282]; &quot;&quot;&quot;&quot;;&quot;,&quot;)); IF([.$D282]=&quot;&quot;;&quot;&quot;;COM.MICROSOFT.CONCAT(&quot;&quot;&quot;&quot;;[.$D$1];&quot;&quot;&quot;&quot;;&quot;:&quot;;&quot;&quot;&quot;&quot;;[.$D28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83]=&quot;&quot;;&quot;&quot;;COM.MICROSOFT.CONCAT(&quot;{&quot;; IF([.$A283]=&quot;&quot;;&quot;&quot;;COM.MICROSOFT.CONCAT(&quot;&quot;&quot;&quot;;[.$A$1];&quot;&quot;&quot;&quot;;&quot;:&quot;;&quot;&quot;&quot;&quot;;[.$A283]; &quot;&quot;&quot;&quot;;&quot;,&quot;)); IF([.$C283]=&quot;&quot;;&quot;&quot;;COM.MICROSOFT.CONCAT(&quot;&quot;&quot;&quot;;[.$C$1];&quot;&quot;&quot;&quot;;&quot;:&quot;;&quot;&quot;&quot;&quot;;[.$C283]; &quot;&quot;&quot;&quot;;&quot;,&quot;)); IF([.$D283]=&quot;&quot;;&quot;&quot;;COM.MICROSOFT.CONCAT(&quot;&quot;&quot;&quot;;[.$D$1];&quot;&quot;&quot;&quot;;&quot;:&quot;;&quot;&quot;&quot;&quot;;[.$D283]; &quot;&quot;&quot;&quot;;&quot;,&quot;));&quot;},&quot;))">
            <text:p/>
          </table:table-cell>
          <table:table-cell/>
          <table:table-cell table:style-name="ce5" table:formula="of:=IF(OR([.$A283]=&quot;&quot;;[.$B283]=[.$B282]);&quot;&quot;;COM.MICROSOFT.CONCAT(&quot;{&quot;; IF([.$B283]=&quot;&quot;;&quot;&quot;;COM.MICROSOFT.CONCAT(&quot;&quot;&quot;&quot;;[.$B$1];&quot;&quot;&quot;&quot;;&quot;:&quot;;&quot;&quot;&quot;&quot;;[.$B283]; &quot;&quot;&quot;&quot;;&quot;,&quot;)); IF([.$D283]=&quot;&quot;;&quot;&quot;;COM.MICROSOFT.CONCAT(&quot;&quot;&quot;&quot;;[.$D$1];&quot;&quot;&quot;&quot;;&quot;:&quot;;&quot;&quot;&quot;&quot;;[.$D28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84]=&quot;&quot;;&quot;&quot;;COM.MICROSOFT.CONCAT(&quot;{&quot;; IF([.$A284]=&quot;&quot;;&quot;&quot;;COM.MICROSOFT.CONCAT(&quot;&quot;&quot;&quot;;[.$A$1];&quot;&quot;&quot;&quot;;&quot;:&quot;;&quot;&quot;&quot;&quot;;[.$A284]; &quot;&quot;&quot;&quot;;&quot;,&quot;)); IF([.$C284]=&quot;&quot;;&quot;&quot;;COM.MICROSOFT.CONCAT(&quot;&quot;&quot;&quot;;[.$C$1];&quot;&quot;&quot;&quot;;&quot;:&quot;;&quot;&quot;&quot;&quot;;[.$C284]; &quot;&quot;&quot;&quot;;&quot;,&quot;)); IF([.$D284]=&quot;&quot;;&quot;&quot;;COM.MICROSOFT.CONCAT(&quot;&quot;&quot;&quot;;[.$D$1];&quot;&quot;&quot;&quot;;&quot;:&quot;;&quot;&quot;&quot;&quot;;[.$D284]; &quot;&quot;&quot;&quot;;&quot;,&quot;));&quot;},&quot;))">
            <text:p/>
          </table:table-cell>
          <table:table-cell/>
          <table:table-cell table:style-name="ce5" table:formula="of:=IF(OR([.$A284]=&quot;&quot;;[.$B284]=[.$B283]);&quot;&quot;;COM.MICROSOFT.CONCAT(&quot;{&quot;; IF([.$B284]=&quot;&quot;;&quot;&quot;;COM.MICROSOFT.CONCAT(&quot;&quot;&quot;&quot;;[.$B$1];&quot;&quot;&quot;&quot;;&quot;:&quot;;&quot;&quot;&quot;&quot;;[.$B284]; &quot;&quot;&quot;&quot;;&quot;,&quot;)); IF([.$D284]=&quot;&quot;;&quot;&quot;;COM.MICROSOFT.CONCAT(&quot;&quot;&quot;&quot;;[.$D$1];&quot;&quot;&quot;&quot;;&quot;:&quot;;&quot;&quot;&quot;&quot;;[.$D28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85]=&quot;&quot;;&quot;&quot;;COM.MICROSOFT.CONCAT(&quot;{&quot;; IF([.$A285]=&quot;&quot;;&quot;&quot;;COM.MICROSOFT.CONCAT(&quot;&quot;&quot;&quot;;[.$A$1];&quot;&quot;&quot;&quot;;&quot;:&quot;;&quot;&quot;&quot;&quot;;[.$A285]; &quot;&quot;&quot;&quot;;&quot;,&quot;)); IF([.$C285]=&quot;&quot;;&quot;&quot;;COM.MICROSOFT.CONCAT(&quot;&quot;&quot;&quot;;[.$C$1];&quot;&quot;&quot;&quot;;&quot;:&quot;;&quot;&quot;&quot;&quot;;[.$C285]; &quot;&quot;&quot;&quot;;&quot;,&quot;)); IF([.$D285]=&quot;&quot;;&quot;&quot;;COM.MICROSOFT.CONCAT(&quot;&quot;&quot;&quot;;[.$D$1];&quot;&quot;&quot;&quot;;&quot;:&quot;;&quot;&quot;&quot;&quot;;[.$D285]; &quot;&quot;&quot;&quot;;&quot;,&quot;));&quot;},&quot;))">
            <text:p/>
          </table:table-cell>
          <table:table-cell/>
          <table:table-cell table:style-name="ce5" table:formula="of:=IF(OR([.$A285]=&quot;&quot;;[.$B285]=[.$B284]);&quot;&quot;;COM.MICROSOFT.CONCAT(&quot;{&quot;; IF([.$B285]=&quot;&quot;;&quot;&quot;;COM.MICROSOFT.CONCAT(&quot;&quot;&quot;&quot;;[.$B$1];&quot;&quot;&quot;&quot;;&quot;:&quot;;&quot;&quot;&quot;&quot;;[.$B285]; &quot;&quot;&quot;&quot;;&quot;,&quot;)); IF([.$D285]=&quot;&quot;;&quot;&quot;;COM.MICROSOFT.CONCAT(&quot;&quot;&quot;&quot;;[.$D$1];&quot;&quot;&quot;&quot;;&quot;:&quot;;&quot;&quot;&quot;&quot;;[.$D28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86]=&quot;&quot;;&quot;&quot;;COM.MICROSOFT.CONCAT(&quot;{&quot;; IF([.$A286]=&quot;&quot;;&quot;&quot;;COM.MICROSOFT.CONCAT(&quot;&quot;&quot;&quot;;[.$A$1];&quot;&quot;&quot;&quot;;&quot;:&quot;;&quot;&quot;&quot;&quot;;[.$A286]; &quot;&quot;&quot;&quot;;&quot;,&quot;)); IF([.$C286]=&quot;&quot;;&quot;&quot;;COM.MICROSOFT.CONCAT(&quot;&quot;&quot;&quot;;[.$C$1];&quot;&quot;&quot;&quot;;&quot;:&quot;;&quot;&quot;&quot;&quot;;[.$C286]; &quot;&quot;&quot;&quot;;&quot;,&quot;)); IF([.$D286]=&quot;&quot;;&quot;&quot;;COM.MICROSOFT.CONCAT(&quot;&quot;&quot;&quot;;[.$D$1];&quot;&quot;&quot;&quot;;&quot;:&quot;;&quot;&quot;&quot;&quot;;[.$D286]; &quot;&quot;&quot;&quot;;&quot;,&quot;));&quot;},&quot;))">
            <text:p/>
          </table:table-cell>
          <table:table-cell/>
          <table:table-cell table:style-name="ce5" table:formula="of:=IF(OR([.$A286]=&quot;&quot;;[.$B286]=[.$B285]);&quot;&quot;;COM.MICROSOFT.CONCAT(&quot;{&quot;; IF([.$B286]=&quot;&quot;;&quot;&quot;;COM.MICROSOFT.CONCAT(&quot;&quot;&quot;&quot;;[.$B$1];&quot;&quot;&quot;&quot;;&quot;:&quot;;&quot;&quot;&quot;&quot;;[.$B286]; &quot;&quot;&quot;&quot;;&quot;,&quot;)); IF([.$D286]=&quot;&quot;;&quot;&quot;;COM.MICROSOFT.CONCAT(&quot;&quot;&quot;&quot;;[.$D$1];&quot;&quot;&quot;&quot;;&quot;:&quot;;&quot;&quot;&quot;&quot;;[.$D28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87]=&quot;&quot;;&quot;&quot;;COM.MICROSOFT.CONCAT(&quot;{&quot;; IF([.$A287]=&quot;&quot;;&quot;&quot;;COM.MICROSOFT.CONCAT(&quot;&quot;&quot;&quot;;[.$A$1];&quot;&quot;&quot;&quot;;&quot;:&quot;;&quot;&quot;&quot;&quot;;[.$A287]; &quot;&quot;&quot;&quot;;&quot;,&quot;)); IF([.$C287]=&quot;&quot;;&quot;&quot;;COM.MICROSOFT.CONCAT(&quot;&quot;&quot;&quot;;[.$C$1];&quot;&quot;&quot;&quot;;&quot;:&quot;;&quot;&quot;&quot;&quot;;[.$C287]; &quot;&quot;&quot;&quot;;&quot;,&quot;)); IF([.$D287]=&quot;&quot;;&quot;&quot;;COM.MICROSOFT.CONCAT(&quot;&quot;&quot;&quot;;[.$D$1];&quot;&quot;&quot;&quot;;&quot;:&quot;;&quot;&quot;&quot;&quot;;[.$D287]; &quot;&quot;&quot;&quot;;&quot;,&quot;));&quot;},&quot;))">
            <text:p/>
          </table:table-cell>
          <table:table-cell/>
          <table:table-cell table:style-name="ce5" table:formula="of:=IF(OR([.$A287]=&quot;&quot;;[.$B287]=[.$B286]);&quot;&quot;;COM.MICROSOFT.CONCAT(&quot;{&quot;; IF([.$B287]=&quot;&quot;;&quot;&quot;;COM.MICROSOFT.CONCAT(&quot;&quot;&quot;&quot;;[.$B$1];&quot;&quot;&quot;&quot;;&quot;:&quot;;&quot;&quot;&quot;&quot;;[.$B287]; &quot;&quot;&quot;&quot;;&quot;,&quot;)); IF([.$D287]=&quot;&quot;;&quot;&quot;;COM.MICROSOFT.CONCAT(&quot;&quot;&quot;&quot;;[.$D$1];&quot;&quot;&quot;&quot;;&quot;:&quot;;&quot;&quot;&quot;&quot;;[.$D28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88]=&quot;&quot;;&quot;&quot;;COM.MICROSOFT.CONCAT(&quot;{&quot;; IF([.$A288]=&quot;&quot;;&quot;&quot;;COM.MICROSOFT.CONCAT(&quot;&quot;&quot;&quot;;[.$A$1];&quot;&quot;&quot;&quot;;&quot;:&quot;;&quot;&quot;&quot;&quot;;[.$A288]; &quot;&quot;&quot;&quot;;&quot;,&quot;)); IF([.$C288]=&quot;&quot;;&quot;&quot;;COM.MICROSOFT.CONCAT(&quot;&quot;&quot;&quot;;[.$C$1];&quot;&quot;&quot;&quot;;&quot;:&quot;;&quot;&quot;&quot;&quot;;[.$C288]; &quot;&quot;&quot;&quot;;&quot;,&quot;)); IF([.$D288]=&quot;&quot;;&quot;&quot;;COM.MICROSOFT.CONCAT(&quot;&quot;&quot;&quot;;[.$D$1];&quot;&quot;&quot;&quot;;&quot;:&quot;;&quot;&quot;&quot;&quot;;[.$D288]; &quot;&quot;&quot;&quot;;&quot;,&quot;));&quot;},&quot;))">
            <text:p/>
          </table:table-cell>
          <table:table-cell/>
          <table:table-cell table:style-name="ce5" table:formula="of:=IF(OR([.$A288]=&quot;&quot;;[.$B288]=[.$B287]);&quot;&quot;;COM.MICROSOFT.CONCAT(&quot;{&quot;; IF([.$B288]=&quot;&quot;;&quot;&quot;;COM.MICROSOFT.CONCAT(&quot;&quot;&quot;&quot;;[.$B$1];&quot;&quot;&quot;&quot;;&quot;:&quot;;&quot;&quot;&quot;&quot;;[.$B288]; &quot;&quot;&quot;&quot;;&quot;,&quot;)); IF([.$D288]=&quot;&quot;;&quot;&quot;;COM.MICROSOFT.CONCAT(&quot;&quot;&quot;&quot;;[.$D$1];&quot;&quot;&quot;&quot;;&quot;:&quot;;&quot;&quot;&quot;&quot;;[.$D28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89]=&quot;&quot;;&quot;&quot;;COM.MICROSOFT.CONCAT(&quot;{&quot;; IF([.$A289]=&quot;&quot;;&quot;&quot;;COM.MICROSOFT.CONCAT(&quot;&quot;&quot;&quot;;[.$A$1];&quot;&quot;&quot;&quot;;&quot;:&quot;;&quot;&quot;&quot;&quot;;[.$A289]; &quot;&quot;&quot;&quot;;&quot;,&quot;)); IF([.$C289]=&quot;&quot;;&quot;&quot;;COM.MICROSOFT.CONCAT(&quot;&quot;&quot;&quot;;[.$C$1];&quot;&quot;&quot;&quot;;&quot;:&quot;;&quot;&quot;&quot;&quot;;[.$C289]; &quot;&quot;&quot;&quot;;&quot;,&quot;)); IF([.$D289]=&quot;&quot;;&quot;&quot;;COM.MICROSOFT.CONCAT(&quot;&quot;&quot;&quot;;[.$D$1];&quot;&quot;&quot;&quot;;&quot;:&quot;;&quot;&quot;&quot;&quot;;[.$D289]; &quot;&quot;&quot;&quot;;&quot;,&quot;));&quot;},&quot;))">
            <text:p/>
          </table:table-cell>
          <table:table-cell/>
          <table:table-cell table:style-name="ce5" table:formula="of:=IF(OR([.$A289]=&quot;&quot;;[.$B289]=[.$B288]);&quot;&quot;;COM.MICROSOFT.CONCAT(&quot;{&quot;; IF([.$B289]=&quot;&quot;;&quot;&quot;;COM.MICROSOFT.CONCAT(&quot;&quot;&quot;&quot;;[.$B$1];&quot;&quot;&quot;&quot;;&quot;:&quot;;&quot;&quot;&quot;&quot;;[.$B289]; &quot;&quot;&quot;&quot;;&quot;,&quot;)); IF([.$D289]=&quot;&quot;;&quot;&quot;;COM.MICROSOFT.CONCAT(&quot;&quot;&quot;&quot;;[.$D$1];&quot;&quot;&quot;&quot;;&quot;:&quot;;&quot;&quot;&quot;&quot;;[.$D28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90]=&quot;&quot;;&quot;&quot;;COM.MICROSOFT.CONCAT(&quot;{&quot;; IF([.$A290]=&quot;&quot;;&quot;&quot;;COM.MICROSOFT.CONCAT(&quot;&quot;&quot;&quot;;[.$A$1];&quot;&quot;&quot;&quot;;&quot;:&quot;;&quot;&quot;&quot;&quot;;[.$A290]; &quot;&quot;&quot;&quot;;&quot;,&quot;)); IF([.$C290]=&quot;&quot;;&quot;&quot;;COM.MICROSOFT.CONCAT(&quot;&quot;&quot;&quot;;[.$C$1];&quot;&quot;&quot;&quot;;&quot;:&quot;;&quot;&quot;&quot;&quot;;[.$C290]; &quot;&quot;&quot;&quot;;&quot;,&quot;)); IF([.$D290]=&quot;&quot;;&quot;&quot;;COM.MICROSOFT.CONCAT(&quot;&quot;&quot;&quot;;[.$D$1];&quot;&quot;&quot;&quot;;&quot;:&quot;;&quot;&quot;&quot;&quot;;[.$D290]; &quot;&quot;&quot;&quot;;&quot;,&quot;));&quot;},&quot;))">
            <text:p/>
          </table:table-cell>
          <table:table-cell/>
          <table:table-cell table:style-name="ce5" table:formula="of:=IF(OR([.$A290]=&quot;&quot;;[.$B290]=[.$B289]);&quot;&quot;;COM.MICROSOFT.CONCAT(&quot;{&quot;; IF([.$B290]=&quot;&quot;;&quot;&quot;;COM.MICROSOFT.CONCAT(&quot;&quot;&quot;&quot;;[.$B$1];&quot;&quot;&quot;&quot;;&quot;:&quot;;&quot;&quot;&quot;&quot;;[.$B290]; &quot;&quot;&quot;&quot;;&quot;,&quot;)); IF([.$D290]=&quot;&quot;;&quot;&quot;;COM.MICROSOFT.CONCAT(&quot;&quot;&quot;&quot;;[.$D$1];&quot;&quot;&quot;&quot;;&quot;:&quot;;&quot;&quot;&quot;&quot;;[.$D29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91]=&quot;&quot;;&quot;&quot;;COM.MICROSOFT.CONCAT(&quot;{&quot;; IF([.$A291]=&quot;&quot;;&quot;&quot;;COM.MICROSOFT.CONCAT(&quot;&quot;&quot;&quot;;[.$A$1];&quot;&quot;&quot;&quot;;&quot;:&quot;;&quot;&quot;&quot;&quot;;[.$A291]; &quot;&quot;&quot;&quot;;&quot;,&quot;)); IF([.$C291]=&quot;&quot;;&quot;&quot;;COM.MICROSOFT.CONCAT(&quot;&quot;&quot;&quot;;[.$C$1];&quot;&quot;&quot;&quot;;&quot;:&quot;;&quot;&quot;&quot;&quot;;[.$C291]; &quot;&quot;&quot;&quot;;&quot;,&quot;)); IF([.$D291]=&quot;&quot;;&quot;&quot;;COM.MICROSOFT.CONCAT(&quot;&quot;&quot;&quot;;[.$D$1];&quot;&quot;&quot;&quot;;&quot;:&quot;;&quot;&quot;&quot;&quot;;[.$D291]; &quot;&quot;&quot;&quot;;&quot;,&quot;));&quot;},&quot;))">
            <text:p/>
          </table:table-cell>
          <table:table-cell/>
          <table:table-cell table:style-name="ce5" table:formula="of:=IF(OR([.$A291]=&quot;&quot;;[.$B291]=[.$B290]);&quot;&quot;;COM.MICROSOFT.CONCAT(&quot;{&quot;; IF([.$B291]=&quot;&quot;;&quot;&quot;;COM.MICROSOFT.CONCAT(&quot;&quot;&quot;&quot;;[.$B$1];&quot;&quot;&quot;&quot;;&quot;:&quot;;&quot;&quot;&quot;&quot;;[.$B291]; &quot;&quot;&quot;&quot;;&quot;,&quot;)); IF([.$D291]=&quot;&quot;;&quot;&quot;;COM.MICROSOFT.CONCAT(&quot;&quot;&quot;&quot;;[.$D$1];&quot;&quot;&quot;&quot;;&quot;:&quot;;&quot;&quot;&quot;&quot;;[.$D29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92]=&quot;&quot;;&quot;&quot;;COM.MICROSOFT.CONCAT(&quot;{&quot;; IF([.$A292]=&quot;&quot;;&quot;&quot;;COM.MICROSOFT.CONCAT(&quot;&quot;&quot;&quot;;[.$A$1];&quot;&quot;&quot;&quot;;&quot;:&quot;;&quot;&quot;&quot;&quot;;[.$A292]; &quot;&quot;&quot;&quot;;&quot;,&quot;)); IF([.$C292]=&quot;&quot;;&quot;&quot;;COM.MICROSOFT.CONCAT(&quot;&quot;&quot;&quot;;[.$C$1];&quot;&quot;&quot;&quot;;&quot;:&quot;;&quot;&quot;&quot;&quot;;[.$C292]; &quot;&quot;&quot;&quot;;&quot;,&quot;)); IF([.$D292]=&quot;&quot;;&quot;&quot;;COM.MICROSOFT.CONCAT(&quot;&quot;&quot;&quot;;[.$D$1];&quot;&quot;&quot;&quot;;&quot;:&quot;;&quot;&quot;&quot;&quot;;[.$D292]; &quot;&quot;&quot;&quot;;&quot;,&quot;));&quot;},&quot;))">
            <text:p/>
          </table:table-cell>
          <table:table-cell/>
          <table:table-cell table:style-name="ce5" table:formula="of:=IF(OR([.$A292]=&quot;&quot;;[.$B292]=[.$B291]);&quot;&quot;;COM.MICROSOFT.CONCAT(&quot;{&quot;; IF([.$B292]=&quot;&quot;;&quot;&quot;;COM.MICROSOFT.CONCAT(&quot;&quot;&quot;&quot;;[.$B$1];&quot;&quot;&quot;&quot;;&quot;:&quot;;&quot;&quot;&quot;&quot;;[.$B292]; &quot;&quot;&quot;&quot;;&quot;,&quot;)); IF([.$D292]=&quot;&quot;;&quot;&quot;;COM.MICROSOFT.CONCAT(&quot;&quot;&quot;&quot;;[.$D$1];&quot;&quot;&quot;&quot;;&quot;:&quot;;&quot;&quot;&quot;&quot;;[.$D29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93]=&quot;&quot;;&quot;&quot;;COM.MICROSOFT.CONCAT(&quot;{&quot;; IF([.$A293]=&quot;&quot;;&quot;&quot;;COM.MICROSOFT.CONCAT(&quot;&quot;&quot;&quot;;[.$A$1];&quot;&quot;&quot;&quot;;&quot;:&quot;;&quot;&quot;&quot;&quot;;[.$A293]; &quot;&quot;&quot;&quot;;&quot;,&quot;)); IF([.$C293]=&quot;&quot;;&quot;&quot;;COM.MICROSOFT.CONCAT(&quot;&quot;&quot;&quot;;[.$C$1];&quot;&quot;&quot;&quot;;&quot;:&quot;;&quot;&quot;&quot;&quot;;[.$C293]; &quot;&quot;&quot;&quot;;&quot;,&quot;)); IF([.$D293]=&quot;&quot;;&quot;&quot;;COM.MICROSOFT.CONCAT(&quot;&quot;&quot;&quot;;[.$D$1];&quot;&quot;&quot;&quot;;&quot;:&quot;;&quot;&quot;&quot;&quot;;[.$D293]; &quot;&quot;&quot;&quot;;&quot;,&quot;));&quot;},&quot;))">
            <text:p/>
          </table:table-cell>
          <table:table-cell/>
          <table:table-cell table:style-name="ce5" table:formula="of:=IF(OR([.$A293]=&quot;&quot;;[.$B293]=[.$B292]);&quot;&quot;;COM.MICROSOFT.CONCAT(&quot;{&quot;; IF([.$B293]=&quot;&quot;;&quot;&quot;;COM.MICROSOFT.CONCAT(&quot;&quot;&quot;&quot;;[.$B$1];&quot;&quot;&quot;&quot;;&quot;:&quot;;&quot;&quot;&quot;&quot;;[.$B293]; &quot;&quot;&quot;&quot;;&quot;,&quot;)); IF([.$D293]=&quot;&quot;;&quot;&quot;;COM.MICROSOFT.CONCAT(&quot;&quot;&quot;&quot;;[.$D$1];&quot;&quot;&quot;&quot;;&quot;:&quot;;&quot;&quot;&quot;&quot;;[.$D29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94]=&quot;&quot;;&quot;&quot;;COM.MICROSOFT.CONCAT(&quot;{&quot;; IF([.$A294]=&quot;&quot;;&quot;&quot;;COM.MICROSOFT.CONCAT(&quot;&quot;&quot;&quot;;[.$A$1];&quot;&quot;&quot;&quot;;&quot;:&quot;;&quot;&quot;&quot;&quot;;[.$A294]; &quot;&quot;&quot;&quot;;&quot;,&quot;)); IF([.$C294]=&quot;&quot;;&quot;&quot;;COM.MICROSOFT.CONCAT(&quot;&quot;&quot;&quot;;[.$C$1];&quot;&quot;&quot;&quot;;&quot;:&quot;;&quot;&quot;&quot;&quot;;[.$C294]; &quot;&quot;&quot;&quot;;&quot;,&quot;)); IF([.$D294]=&quot;&quot;;&quot;&quot;;COM.MICROSOFT.CONCAT(&quot;&quot;&quot;&quot;;[.$D$1];&quot;&quot;&quot;&quot;;&quot;:&quot;;&quot;&quot;&quot;&quot;;[.$D294]; &quot;&quot;&quot;&quot;;&quot;,&quot;));&quot;},&quot;))">
            <text:p/>
          </table:table-cell>
          <table:table-cell/>
          <table:table-cell table:style-name="ce5" table:formula="of:=IF(OR([.$A294]=&quot;&quot;;[.$B294]=[.$B293]);&quot;&quot;;COM.MICROSOFT.CONCAT(&quot;{&quot;; IF([.$B294]=&quot;&quot;;&quot;&quot;;COM.MICROSOFT.CONCAT(&quot;&quot;&quot;&quot;;[.$B$1];&quot;&quot;&quot;&quot;;&quot;:&quot;;&quot;&quot;&quot;&quot;;[.$B294]; &quot;&quot;&quot;&quot;;&quot;,&quot;)); IF([.$D294]=&quot;&quot;;&quot;&quot;;COM.MICROSOFT.CONCAT(&quot;&quot;&quot;&quot;;[.$D$1];&quot;&quot;&quot;&quot;;&quot;:&quot;;&quot;&quot;&quot;&quot;;[.$D29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95]=&quot;&quot;;&quot;&quot;;COM.MICROSOFT.CONCAT(&quot;{&quot;; IF([.$A295]=&quot;&quot;;&quot;&quot;;COM.MICROSOFT.CONCAT(&quot;&quot;&quot;&quot;;[.$A$1];&quot;&quot;&quot;&quot;;&quot;:&quot;;&quot;&quot;&quot;&quot;;[.$A295]; &quot;&quot;&quot;&quot;;&quot;,&quot;)); IF([.$C295]=&quot;&quot;;&quot;&quot;;COM.MICROSOFT.CONCAT(&quot;&quot;&quot;&quot;;[.$C$1];&quot;&quot;&quot;&quot;;&quot;:&quot;;&quot;&quot;&quot;&quot;;[.$C295]; &quot;&quot;&quot;&quot;;&quot;,&quot;)); IF([.$D295]=&quot;&quot;;&quot;&quot;;COM.MICROSOFT.CONCAT(&quot;&quot;&quot;&quot;;[.$D$1];&quot;&quot;&quot;&quot;;&quot;:&quot;;&quot;&quot;&quot;&quot;;[.$D295]; &quot;&quot;&quot;&quot;;&quot;,&quot;));&quot;},&quot;))">
            <text:p/>
          </table:table-cell>
          <table:table-cell/>
          <table:table-cell table:style-name="ce5" table:formula="of:=IF(OR([.$A295]=&quot;&quot;;[.$B295]=[.$B294]);&quot;&quot;;COM.MICROSOFT.CONCAT(&quot;{&quot;; IF([.$B295]=&quot;&quot;;&quot;&quot;;COM.MICROSOFT.CONCAT(&quot;&quot;&quot;&quot;;[.$B$1];&quot;&quot;&quot;&quot;;&quot;:&quot;;&quot;&quot;&quot;&quot;;[.$B295]; &quot;&quot;&quot;&quot;;&quot;,&quot;)); IF([.$D295]=&quot;&quot;;&quot;&quot;;COM.MICROSOFT.CONCAT(&quot;&quot;&quot;&quot;;[.$D$1];&quot;&quot;&quot;&quot;;&quot;:&quot;;&quot;&quot;&quot;&quot;;[.$D29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96]=&quot;&quot;;&quot;&quot;;COM.MICROSOFT.CONCAT(&quot;{&quot;; IF([.$A296]=&quot;&quot;;&quot;&quot;;COM.MICROSOFT.CONCAT(&quot;&quot;&quot;&quot;;[.$A$1];&quot;&quot;&quot;&quot;;&quot;:&quot;;&quot;&quot;&quot;&quot;;[.$A296]; &quot;&quot;&quot;&quot;;&quot;,&quot;)); IF([.$C296]=&quot;&quot;;&quot;&quot;;COM.MICROSOFT.CONCAT(&quot;&quot;&quot;&quot;;[.$C$1];&quot;&quot;&quot;&quot;;&quot;:&quot;;&quot;&quot;&quot;&quot;;[.$C296]; &quot;&quot;&quot;&quot;;&quot;,&quot;)); IF([.$D296]=&quot;&quot;;&quot;&quot;;COM.MICROSOFT.CONCAT(&quot;&quot;&quot;&quot;;[.$D$1];&quot;&quot;&quot;&quot;;&quot;:&quot;;&quot;&quot;&quot;&quot;;[.$D296]; &quot;&quot;&quot;&quot;;&quot;,&quot;));&quot;},&quot;))">
            <text:p/>
          </table:table-cell>
          <table:table-cell/>
          <table:table-cell table:style-name="ce5" table:formula="of:=IF(OR([.$A296]=&quot;&quot;;[.$B296]=[.$B295]);&quot;&quot;;COM.MICROSOFT.CONCAT(&quot;{&quot;; IF([.$B296]=&quot;&quot;;&quot;&quot;;COM.MICROSOFT.CONCAT(&quot;&quot;&quot;&quot;;[.$B$1];&quot;&quot;&quot;&quot;;&quot;:&quot;;&quot;&quot;&quot;&quot;;[.$B296]; &quot;&quot;&quot;&quot;;&quot;,&quot;)); IF([.$D296]=&quot;&quot;;&quot;&quot;;COM.MICROSOFT.CONCAT(&quot;&quot;&quot;&quot;;[.$D$1];&quot;&quot;&quot;&quot;;&quot;:&quot;;&quot;&quot;&quot;&quot;;[.$D29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97]=&quot;&quot;;&quot;&quot;;COM.MICROSOFT.CONCAT(&quot;{&quot;; IF([.$A297]=&quot;&quot;;&quot;&quot;;COM.MICROSOFT.CONCAT(&quot;&quot;&quot;&quot;;[.$A$1];&quot;&quot;&quot;&quot;;&quot;:&quot;;&quot;&quot;&quot;&quot;;[.$A297]; &quot;&quot;&quot;&quot;;&quot;,&quot;)); IF([.$C297]=&quot;&quot;;&quot;&quot;;COM.MICROSOFT.CONCAT(&quot;&quot;&quot;&quot;;[.$C$1];&quot;&quot;&quot;&quot;;&quot;:&quot;;&quot;&quot;&quot;&quot;;[.$C297]; &quot;&quot;&quot;&quot;;&quot;,&quot;)); IF([.$D297]=&quot;&quot;;&quot;&quot;;COM.MICROSOFT.CONCAT(&quot;&quot;&quot;&quot;;[.$D$1];&quot;&quot;&quot;&quot;;&quot;:&quot;;&quot;&quot;&quot;&quot;;[.$D297]; &quot;&quot;&quot;&quot;;&quot;,&quot;));&quot;},&quot;))">
            <text:p/>
          </table:table-cell>
          <table:table-cell/>
          <table:table-cell table:style-name="ce5" table:formula="of:=IF(OR([.$A297]=&quot;&quot;;[.$B297]=[.$B296]);&quot;&quot;;COM.MICROSOFT.CONCAT(&quot;{&quot;; IF([.$B297]=&quot;&quot;;&quot;&quot;;COM.MICROSOFT.CONCAT(&quot;&quot;&quot;&quot;;[.$B$1];&quot;&quot;&quot;&quot;;&quot;:&quot;;&quot;&quot;&quot;&quot;;[.$B297]; &quot;&quot;&quot;&quot;;&quot;,&quot;)); IF([.$D297]=&quot;&quot;;&quot;&quot;;COM.MICROSOFT.CONCAT(&quot;&quot;&quot;&quot;;[.$D$1];&quot;&quot;&quot;&quot;;&quot;:&quot;;&quot;&quot;&quot;&quot;;[.$D29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98]=&quot;&quot;;&quot;&quot;;COM.MICROSOFT.CONCAT(&quot;{&quot;; IF([.$A298]=&quot;&quot;;&quot;&quot;;COM.MICROSOFT.CONCAT(&quot;&quot;&quot;&quot;;[.$A$1];&quot;&quot;&quot;&quot;;&quot;:&quot;;&quot;&quot;&quot;&quot;;[.$A298]; &quot;&quot;&quot;&quot;;&quot;,&quot;)); IF([.$C298]=&quot;&quot;;&quot;&quot;;COM.MICROSOFT.CONCAT(&quot;&quot;&quot;&quot;;[.$C$1];&quot;&quot;&quot;&quot;;&quot;:&quot;;&quot;&quot;&quot;&quot;;[.$C298]; &quot;&quot;&quot;&quot;;&quot;,&quot;)); IF([.$D298]=&quot;&quot;;&quot;&quot;;COM.MICROSOFT.CONCAT(&quot;&quot;&quot;&quot;;[.$D$1];&quot;&quot;&quot;&quot;;&quot;:&quot;;&quot;&quot;&quot;&quot;;[.$D298]; &quot;&quot;&quot;&quot;;&quot;,&quot;));&quot;},&quot;))">
            <text:p/>
          </table:table-cell>
          <table:table-cell/>
          <table:table-cell table:style-name="ce5" table:formula="of:=IF(OR([.$A298]=&quot;&quot;;[.$B298]=[.$B297]);&quot;&quot;;COM.MICROSOFT.CONCAT(&quot;{&quot;; IF([.$B298]=&quot;&quot;;&quot;&quot;;COM.MICROSOFT.CONCAT(&quot;&quot;&quot;&quot;;[.$B$1];&quot;&quot;&quot;&quot;;&quot;:&quot;;&quot;&quot;&quot;&quot;;[.$B298]; &quot;&quot;&quot;&quot;;&quot;,&quot;)); IF([.$D298]=&quot;&quot;;&quot;&quot;;COM.MICROSOFT.CONCAT(&quot;&quot;&quot;&quot;;[.$D$1];&quot;&quot;&quot;&quot;;&quot;:&quot;;&quot;&quot;&quot;&quot;;[.$D29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299]=&quot;&quot;;&quot;&quot;;COM.MICROSOFT.CONCAT(&quot;{&quot;; IF([.$A299]=&quot;&quot;;&quot;&quot;;COM.MICROSOFT.CONCAT(&quot;&quot;&quot;&quot;;[.$A$1];&quot;&quot;&quot;&quot;;&quot;:&quot;;&quot;&quot;&quot;&quot;;[.$A299]; &quot;&quot;&quot;&quot;;&quot;,&quot;)); IF([.$C299]=&quot;&quot;;&quot;&quot;;COM.MICROSOFT.CONCAT(&quot;&quot;&quot;&quot;;[.$C$1];&quot;&quot;&quot;&quot;;&quot;:&quot;;&quot;&quot;&quot;&quot;;[.$C299]; &quot;&quot;&quot;&quot;;&quot;,&quot;)); IF([.$D299]=&quot;&quot;;&quot;&quot;;COM.MICROSOFT.CONCAT(&quot;&quot;&quot;&quot;;[.$D$1];&quot;&quot;&quot;&quot;;&quot;:&quot;;&quot;&quot;&quot;&quot;;[.$D299]; &quot;&quot;&quot;&quot;;&quot;,&quot;));&quot;},&quot;))">
            <text:p/>
          </table:table-cell>
          <table:table-cell/>
          <table:table-cell table:style-name="ce5" table:formula="of:=IF(OR([.$A299]=&quot;&quot;;[.$B299]=[.$B298]);&quot;&quot;;COM.MICROSOFT.CONCAT(&quot;{&quot;; IF([.$B299]=&quot;&quot;;&quot;&quot;;COM.MICROSOFT.CONCAT(&quot;&quot;&quot;&quot;;[.$B$1];&quot;&quot;&quot;&quot;;&quot;:&quot;;&quot;&quot;&quot;&quot;;[.$B299]; &quot;&quot;&quot;&quot;;&quot;,&quot;)); IF([.$D299]=&quot;&quot;;&quot;&quot;;COM.MICROSOFT.CONCAT(&quot;&quot;&quot;&quot;;[.$D$1];&quot;&quot;&quot;&quot;;&quot;:&quot;;&quot;&quot;&quot;&quot;;[.$D29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00]=&quot;&quot;;&quot;&quot;;COM.MICROSOFT.CONCAT(&quot;{&quot;; IF([.$A300]=&quot;&quot;;&quot;&quot;;COM.MICROSOFT.CONCAT(&quot;&quot;&quot;&quot;;[.$A$1];&quot;&quot;&quot;&quot;;&quot;:&quot;;&quot;&quot;&quot;&quot;;[.$A300]; &quot;&quot;&quot;&quot;;&quot;,&quot;)); IF([.$C300]=&quot;&quot;;&quot;&quot;;COM.MICROSOFT.CONCAT(&quot;&quot;&quot;&quot;;[.$C$1];&quot;&quot;&quot;&quot;;&quot;:&quot;;&quot;&quot;&quot;&quot;;[.$C300]; &quot;&quot;&quot;&quot;;&quot;,&quot;)); IF([.$D300]=&quot;&quot;;&quot;&quot;;COM.MICROSOFT.CONCAT(&quot;&quot;&quot;&quot;;[.$D$1];&quot;&quot;&quot;&quot;;&quot;:&quot;;&quot;&quot;&quot;&quot;;[.$D300]; &quot;&quot;&quot;&quot;;&quot;,&quot;));&quot;},&quot;))">
            <text:p/>
          </table:table-cell>
          <table:table-cell/>
          <table:table-cell table:style-name="ce5" table:formula="of:=IF(OR([.$A300]=&quot;&quot;;[.$B300]=[.$B299]);&quot;&quot;;COM.MICROSOFT.CONCAT(&quot;{&quot;; IF([.$B300]=&quot;&quot;;&quot;&quot;;COM.MICROSOFT.CONCAT(&quot;&quot;&quot;&quot;;[.$B$1];&quot;&quot;&quot;&quot;;&quot;:&quot;;&quot;&quot;&quot;&quot;;[.$B300]; &quot;&quot;&quot;&quot;;&quot;,&quot;)); IF([.$D300]=&quot;&quot;;&quot;&quot;;COM.MICROSOFT.CONCAT(&quot;&quot;&quot;&quot;;[.$D$1];&quot;&quot;&quot;&quot;;&quot;:&quot;;&quot;&quot;&quot;&quot;;[.$D30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01]=&quot;&quot;;&quot;&quot;;COM.MICROSOFT.CONCAT(&quot;{&quot;; IF([.$A301]=&quot;&quot;;&quot;&quot;;COM.MICROSOFT.CONCAT(&quot;&quot;&quot;&quot;;[.$A$1];&quot;&quot;&quot;&quot;;&quot;:&quot;;&quot;&quot;&quot;&quot;;[.$A301]; &quot;&quot;&quot;&quot;;&quot;,&quot;)); IF([.$C301]=&quot;&quot;;&quot;&quot;;COM.MICROSOFT.CONCAT(&quot;&quot;&quot;&quot;;[.$C$1];&quot;&quot;&quot;&quot;;&quot;:&quot;;&quot;&quot;&quot;&quot;;[.$C301]; &quot;&quot;&quot;&quot;;&quot;,&quot;)); IF([.$D301]=&quot;&quot;;&quot;&quot;;COM.MICROSOFT.CONCAT(&quot;&quot;&quot;&quot;;[.$D$1];&quot;&quot;&quot;&quot;;&quot;:&quot;;&quot;&quot;&quot;&quot;;[.$D301]; &quot;&quot;&quot;&quot;;&quot;,&quot;));&quot;},&quot;))">
            <text:p/>
          </table:table-cell>
          <table:table-cell/>
          <table:table-cell table:style-name="ce5" table:formula="of:=IF(OR([.$A301]=&quot;&quot;;[.$B301]=[.$B300]);&quot;&quot;;COM.MICROSOFT.CONCAT(&quot;{&quot;; IF([.$B301]=&quot;&quot;;&quot;&quot;;COM.MICROSOFT.CONCAT(&quot;&quot;&quot;&quot;;[.$B$1];&quot;&quot;&quot;&quot;;&quot;:&quot;;&quot;&quot;&quot;&quot;;[.$B301]; &quot;&quot;&quot;&quot;;&quot;,&quot;)); IF([.$D301]=&quot;&quot;;&quot;&quot;;COM.MICROSOFT.CONCAT(&quot;&quot;&quot;&quot;;[.$D$1];&quot;&quot;&quot;&quot;;&quot;:&quot;;&quot;&quot;&quot;&quot;;[.$D30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02]=&quot;&quot;;&quot;&quot;;COM.MICROSOFT.CONCAT(&quot;{&quot;; IF([.$A302]=&quot;&quot;;&quot;&quot;;COM.MICROSOFT.CONCAT(&quot;&quot;&quot;&quot;;[.$A$1];&quot;&quot;&quot;&quot;;&quot;:&quot;;&quot;&quot;&quot;&quot;;[.$A302]; &quot;&quot;&quot;&quot;;&quot;,&quot;)); IF([.$C302]=&quot;&quot;;&quot;&quot;;COM.MICROSOFT.CONCAT(&quot;&quot;&quot;&quot;;[.$C$1];&quot;&quot;&quot;&quot;;&quot;:&quot;;&quot;&quot;&quot;&quot;;[.$C302]; &quot;&quot;&quot;&quot;;&quot;,&quot;)); IF([.$D302]=&quot;&quot;;&quot;&quot;;COM.MICROSOFT.CONCAT(&quot;&quot;&quot;&quot;;[.$D$1];&quot;&quot;&quot;&quot;;&quot;:&quot;;&quot;&quot;&quot;&quot;;[.$D302]; &quot;&quot;&quot;&quot;;&quot;,&quot;));&quot;},&quot;))">
            <text:p/>
          </table:table-cell>
          <table:table-cell/>
          <table:table-cell table:style-name="ce5" table:formula="of:=IF(OR([.$A302]=&quot;&quot;;[.$B302]=[.$B301]);&quot;&quot;;COM.MICROSOFT.CONCAT(&quot;{&quot;; IF([.$B302]=&quot;&quot;;&quot;&quot;;COM.MICROSOFT.CONCAT(&quot;&quot;&quot;&quot;;[.$B$1];&quot;&quot;&quot;&quot;;&quot;:&quot;;&quot;&quot;&quot;&quot;;[.$B302]; &quot;&quot;&quot;&quot;;&quot;,&quot;)); IF([.$D302]=&quot;&quot;;&quot;&quot;;COM.MICROSOFT.CONCAT(&quot;&quot;&quot;&quot;;[.$D$1];&quot;&quot;&quot;&quot;;&quot;:&quot;;&quot;&quot;&quot;&quot;;[.$D30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03]=&quot;&quot;;&quot;&quot;;COM.MICROSOFT.CONCAT(&quot;{&quot;; IF([.$A303]=&quot;&quot;;&quot;&quot;;COM.MICROSOFT.CONCAT(&quot;&quot;&quot;&quot;;[.$A$1];&quot;&quot;&quot;&quot;;&quot;:&quot;;&quot;&quot;&quot;&quot;;[.$A303]; &quot;&quot;&quot;&quot;;&quot;,&quot;)); IF([.$C303]=&quot;&quot;;&quot;&quot;;COM.MICROSOFT.CONCAT(&quot;&quot;&quot;&quot;;[.$C$1];&quot;&quot;&quot;&quot;;&quot;:&quot;;&quot;&quot;&quot;&quot;;[.$C303]; &quot;&quot;&quot;&quot;;&quot;,&quot;)); IF([.$D303]=&quot;&quot;;&quot;&quot;;COM.MICROSOFT.CONCAT(&quot;&quot;&quot;&quot;;[.$D$1];&quot;&quot;&quot;&quot;;&quot;:&quot;;&quot;&quot;&quot;&quot;;[.$D303]; &quot;&quot;&quot;&quot;;&quot;,&quot;));&quot;},&quot;))">
            <text:p/>
          </table:table-cell>
          <table:table-cell/>
          <table:table-cell table:style-name="ce5" table:formula="of:=IF(OR([.$A303]=&quot;&quot;;[.$B303]=[.$B302]);&quot;&quot;;COM.MICROSOFT.CONCAT(&quot;{&quot;; IF([.$B303]=&quot;&quot;;&quot;&quot;;COM.MICROSOFT.CONCAT(&quot;&quot;&quot;&quot;;[.$B$1];&quot;&quot;&quot;&quot;;&quot;:&quot;;&quot;&quot;&quot;&quot;;[.$B303]; &quot;&quot;&quot;&quot;;&quot;,&quot;)); IF([.$D303]=&quot;&quot;;&quot;&quot;;COM.MICROSOFT.CONCAT(&quot;&quot;&quot;&quot;;[.$D$1];&quot;&quot;&quot;&quot;;&quot;:&quot;;&quot;&quot;&quot;&quot;;[.$D30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04]=&quot;&quot;;&quot;&quot;;COM.MICROSOFT.CONCAT(&quot;{&quot;; IF([.$A304]=&quot;&quot;;&quot;&quot;;COM.MICROSOFT.CONCAT(&quot;&quot;&quot;&quot;;[.$A$1];&quot;&quot;&quot;&quot;;&quot;:&quot;;&quot;&quot;&quot;&quot;;[.$A304]; &quot;&quot;&quot;&quot;;&quot;,&quot;)); IF([.$C304]=&quot;&quot;;&quot;&quot;;COM.MICROSOFT.CONCAT(&quot;&quot;&quot;&quot;;[.$C$1];&quot;&quot;&quot;&quot;;&quot;:&quot;;&quot;&quot;&quot;&quot;;[.$C304]; &quot;&quot;&quot;&quot;;&quot;,&quot;)); IF([.$D304]=&quot;&quot;;&quot;&quot;;COM.MICROSOFT.CONCAT(&quot;&quot;&quot;&quot;;[.$D$1];&quot;&quot;&quot;&quot;;&quot;:&quot;;&quot;&quot;&quot;&quot;;[.$D304]; &quot;&quot;&quot;&quot;;&quot;,&quot;));&quot;},&quot;))">
            <text:p/>
          </table:table-cell>
          <table:table-cell/>
          <table:table-cell table:style-name="ce5" table:formula="of:=IF(OR([.$A304]=&quot;&quot;;[.$B304]=[.$B303]);&quot;&quot;;COM.MICROSOFT.CONCAT(&quot;{&quot;; IF([.$B304]=&quot;&quot;;&quot;&quot;;COM.MICROSOFT.CONCAT(&quot;&quot;&quot;&quot;;[.$B$1];&quot;&quot;&quot;&quot;;&quot;:&quot;;&quot;&quot;&quot;&quot;;[.$B304]; &quot;&quot;&quot;&quot;;&quot;,&quot;)); IF([.$D304]=&quot;&quot;;&quot;&quot;;COM.MICROSOFT.CONCAT(&quot;&quot;&quot;&quot;;[.$D$1];&quot;&quot;&quot;&quot;;&quot;:&quot;;&quot;&quot;&quot;&quot;;[.$D30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05]=&quot;&quot;;&quot;&quot;;COM.MICROSOFT.CONCAT(&quot;{&quot;; IF([.$A305]=&quot;&quot;;&quot;&quot;;COM.MICROSOFT.CONCAT(&quot;&quot;&quot;&quot;;[.$A$1];&quot;&quot;&quot;&quot;;&quot;:&quot;;&quot;&quot;&quot;&quot;;[.$A305]; &quot;&quot;&quot;&quot;;&quot;,&quot;)); IF([.$C305]=&quot;&quot;;&quot;&quot;;COM.MICROSOFT.CONCAT(&quot;&quot;&quot;&quot;;[.$C$1];&quot;&quot;&quot;&quot;;&quot;:&quot;;&quot;&quot;&quot;&quot;;[.$C305]; &quot;&quot;&quot;&quot;;&quot;,&quot;)); IF([.$D305]=&quot;&quot;;&quot;&quot;;COM.MICROSOFT.CONCAT(&quot;&quot;&quot;&quot;;[.$D$1];&quot;&quot;&quot;&quot;;&quot;:&quot;;&quot;&quot;&quot;&quot;;[.$D305]; &quot;&quot;&quot;&quot;;&quot;,&quot;));&quot;},&quot;))">
            <text:p/>
          </table:table-cell>
          <table:table-cell/>
          <table:table-cell table:style-name="ce5" table:formula="of:=IF(OR([.$A305]=&quot;&quot;;[.$B305]=[.$B304]);&quot;&quot;;COM.MICROSOFT.CONCAT(&quot;{&quot;; IF([.$B305]=&quot;&quot;;&quot;&quot;;COM.MICROSOFT.CONCAT(&quot;&quot;&quot;&quot;;[.$B$1];&quot;&quot;&quot;&quot;;&quot;:&quot;;&quot;&quot;&quot;&quot;;[.$B305]; &quot;&quot;&quot;&quot;;&quot;,&quot;)); IF([.$D305]=&quot;&quot;;&quot;&quot;;COM.MICROSOFT.CONCAT(&quot;&quot;&quot;&quot;;[.$D$1];&quot;&quot;&quot;&quot;;&quot;:&quot;;&quot;&quot;&quot;&quot;;[.$D30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06]=&quot;&quot;;&quot;&quot;;COM.MICROSOFT.CONCAT(&quot;{&quot;; IF([.$A306]=&quot;&quot;;&quot;&quot;;COM.MICROSOFT.CONCAT(&quot;&quot;&quot;&quot;;[.$A$1];&quot;&quot;&quot;&quot;;&quot;:&quot;;&quot;&quot;&quot;&quot;;[.$A306]; &quot;&quot;&quot;&quot;;&quot;,&quot;)); IF([.$C306]=&quot;&quot;;&quot;&quot;;COM.MICROSOFT.CONCAT(&quot;&quot;&quot;&quot;;[.$C$1];&quot;&quot;&quot;&quot;;&quot;:&quot;;&quot;&quot;&quot;&quot;;[.$C306]; &quot;&quot;&quot;&quot;;&quot;,&quot;)); IF([.$D306]=&quot;&quot;;&quot;&quot;;COM.MICROSOFT.CONCAT(&quot;&quot;&quot;&quot;;[.$D$1];&quot;&quot;&quot;&quot;;&quot;:&quot;;&quot;&quot;&quot;&quot;;[.$D306]; &quot;&quot;&quot;&quot;;&quot;,&quot;));&quot;},&quot;))">
            <text:p/>
          </table:table-cell>
          <table:table-cell/>
          <table:table-cell table:style-name="ce5" table:formula="of:=IF(OR([.$A306]=&quot;&quot;;[.$B306]=[.$B305]);&quot;&quot;;COM.MICROSOFT.CONCAT(&quot;{&quot;; IF([.$B306]=&quot;&quot;;&quot;&quot;;COM.MICROSOFT.CONCAT(&quot;&quot;&quot;&quot;;[.$B$1];&quot;&quot;&quot;&quot;;&quot;:&quot;;&quot;&quot;&quot;&quot;;[.$B306]; &quot;&quot;&quot;&quot;;&quot;,&quot;)); IF([.$D306]=&quot;&quot;;&quot;&quot;;COM.MICROSOFT.CONCAT(&quot;&quot;&quot;&quot;;[.$D$1];&quot;&quot;&quot;&quot;;&quot;:&quot;;&quot;&quot;&quot;&quot;;[.$D30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07]=&quot;&quot;;&quot;&quot;;COM.MICROSOFT.CONCAT(&quot;{&quot;; IF([.$A307]=&quot;&quot;;&quot;&quot;;COM.MICROSOFT.CONCAT(&quot;&quot;&quot;&quot;;[.$A$1];&quot;&quot;&quot;&quot;;&quot;:&quot;;&quot;&quot;&quot;&quot;;[.$A307]; &quot;&quot;&quot;&quot;;&quot;,&quot;)); IF([.$C307]=&quot;&quot;;&quot;&quot;;COM.MICROSOFT.CONCAT(&quot;&quot;&quot;&quot;;[.$C$1];&quot;&quot;&quot;&quot;;&quot;:&quot;;&quot;&quot;&quot;&quot;;[.$C307]; &quot;&quot;&quot;&quot;;&quot;,&quot;)); IF([.$D307]=&quot;&quot;;&quot;&quot;;COM.MICROSOFT.CONCAT(&quot;&quot;&quot;&quot;;[.$D$1];&quot;&quot;&quot;&quot;;&quot;:&quot;;&quot;&quot;&quot;&quot;;[.$D307]; &quot;&quot;&quot;&quot;;&quot;,&quot;));&quot;},&quot;))">
            <text:p/>
          </table:table-cell>
          <table:table-cell/>
          <table:table-cell table:style-name="ce5" table:formula="of:=IF(OR([.$A307]=&quot;&quot;;[.$B307]=[.$B306]);&quot;&quot;;COM.MICROSOFT.CONCAT(&quot;{&quot;; IF([.$B307]=&quot;&quot;;&quot;&quot;;COM.MICROSOFT.CONCAT(&quot;&quot;&quot;&quot;;[.$B$1];&quot;&quot;&quot;&quot;;&quot;:&quot;;&quot;&quot;&quot;&quot;;[.$B307]; &quot;&quot;&quot;&quot;;&quot;,&quot;)); IF([.$D307]=&quot;&quot;;&quot;&quot;;COM.MICROSOFT.CONCAT(&quot;&quot;&quot;&quot;;[.$D$1];&quot;&quot;&quot;&quot;;&quot;:&quot;;&quot;&quot;&quot;&quot;;[.$D30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08]=&quot;&quot;;&quot;&quot;;COM.MICROSOFT.CONCAT(&quot;{&quot;; IF([.$A308]=&quot;&quot;;&quot;&quot;;COM.MICROSOFT.CONCAT(&quot;&quot;&quot;&quot;;[.$A$1];&quot;&quot;&quot;&quot;;&quot;:&quot;;&quot;&quot;&quot;&quot;;[.$A308]; &quot;&quot;&quot;&quot;;&quot;,&quot;)); IF([.$C308]=&quot;&quot;;&quot;&quot;;COM.MICROSOFT.CONCAT(&quot;&quot;&quot;&quot;;[.$C$1];&quot;&quot;&quot;&quot;;&quot;:&quot;;&quot;&quot;&quot;&quot;;[.$C308]; &quot;&quot;&quot;&quot;;&quot;,&quot;)); IF([.$D308]=&quot;&quot;;&quot;&quot;;COM.MICROSOFT.CONCAT(&quot;&quot;&quot;&quot;;[.$D$1];&quot;&quot;&quot;&quot;;&quot;:&quot;;&quot;&quot;&quot;&quot;;[.$D308]; &quot;&quot;&quot;&quot;;&quot;,&quot;));&quot;},&quot;))">
            <text:p/>
          </table:table-cell>
          <table:table-cell/>
          <table:table-cell table:style-name="ce5" table:formula="of:=IF(OR([.$A308]=&quot;&quot;;[.$B308]=[.$B307]);&quot;&quot;;COM.MICROSOFT.CONCAT(&quot;{&quot;; IF([.$B308]=&quot;&quot;;&quot;&quot;;COM.MICROSOFT.CONCAT(&quot;&quot;&quot;&quot;;[.$B$1];&quot;&quot;&quot;&quot;;&quot;:&quot;;&quot;&quot;&quot;&quot;;[.$B308]; &quot;&quot;&quot;&quot;;&quot;,&quot;)); IF([.$D308]=&quot;&quot;;&quot;&quot;;COM.MICROSOFT.CONCAT(&quot;&quot;&quot;&quot;;[.$D$1];&quot;&quot;&quot;&quot;;&quot;:&quot;;&quot;&quot;&quot;&quot;;[.$D30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09]=&quot;&quot;;&quot;&quot;;COM.MICROSOFT.CONCAT(&quot;{&quot;; IF([.$A309]=&quot;&quot;;&quot;&quot;;COM.MICROSOFT.CONCAT(&quot;&quot;&quot;&quot;;[.$A$1];&quot;&quot;&quot;&quot;;&quot;:&quot;;&quot;&quot;&quot;&quot;;[.$A309]; &quot;&quot;&quot;&quot;;&quot;,&quot;)); IF([.$C309]=&quot;&quot;;&quot;&quot;;COM.MICROSOFT.CONCAT(&quot;&quot;&quot;&quot;;[.$C$1];&quot;&quot;&quot;&quot;;&quot;:&quot;;&quot;&quot;&quot;&quot;;[.$C309]; &quot;&quot;&quot;&quot;;&quot;,&quot;)); IF([.$D309]=&quot;&quot;;&quot;&quot;;COM.MICROSOFT.CONCAT(&quot;&quot;&quot;&quot;;[.$D$1];&quot;&quot;&quot;&quot;;&quot;:&quot;;&quot;&quot;&quot;&quot;;[.$D309]; &quot;&quot;&quot;&quot;;&quot;,&quot;));&quot;},&quot;))">
            <text:p/>
          </table:table-cell>
          <table:table-cell/>
          <table:table-cell table:style-name="ce5" table:formula="of:=IF(OR([.$A309]=&quot;&quot;;[.$B309]=[.$B308]);&quot;&quot;;COM.MICROSOFT.CONCAT(&quot;{&quot;; IF([.$B309]=&quot;&quot;;&quot;&quot;;COM.MICROSOFT.CONCAT(&quot;&quot;&quot;&quot;;[.$B$1];&quot;&quot;&quot;&quot;;&quot;:&quot;;&quot;&quot;&quot;&quot;;[.$B309]; &quot;&quot;&quot;&quot;;&quot;,&quot;)); IF([.$D309]=&quot;&quot;;&quot;&quot;;COM.MICROSOFT.CONCAT(&quot;&quot;&quot;&quot;;[.$D$1];&quot;&quot;&quot;&quot;;&quot;:&quot;;&quot;&quot;&quot;&quot;;[.$D30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10]=&quot;&quot;;&quot;&quot;;COM.MICROSOFT.CONCAT(&quot;{&quot;; IF([.$A310]=&quot;&quot;;&quot;&quot;;COM.MICROSOFT.CONCAT(&quot;&quot;&quot;&quot;;[.$A$1];&quot;&quot;&quot;&quot;;&quot;:&quot;;&quot;&quot;&quot;&quot;;[.$A310]; &quot;&quot;&quot;&quot;;&quot;,&quot;)); IF([.$C310]=&quot;&quot;;&quot;&quot;;COM.MICROSOFT.CONCAT(&quot;&quot;&quot;&quot;;[.$C$1];&quot;&quot;&quot;&quot;;&quot;:&quot;;&quot;&quot;&quot;&quot;;[.$C310]; &quot;&quot;&quot;&quot;;&quot;,&quot;)); IF([.$D310]=&quot;&quot;;&quot;&quot;;COM.MICROSOFT.CONCAT(&quot;&quot;&quot;&quot;;[.$D$1];&quot;&quot;&quot;&quot;;&quot;:&quot;;&quot;&quot;&quot;&quot;;[.$D310]; &quot;&quot;&quot;&quot;;&quot;,&quot;));&quot;},&quot;))">
            <text:p/>
          </table:table-cell>
          <table:table-cell/>
          <table:table-cell table:style-name="ce5" table:formula="of:=IF(OR([.$A310]=&quot;&quot;;[.$B310]=[.$B309]);&quot;&quot;;COM.MICROSOFT.CONCAT(&quot;{&quot;; IF([.$B310]=&quot;&quot;;&quot;&quot;;COM.MICROSOFT.CONCAT(&quot;&quot;&quot;&quot;;[.$B$1];&quot;&quot;&quot;&quot;;&quot;:&quot;;&quot;&quot;&quot;&quot;;[.$B310]; &quot;&quot;&quot;&quot;;&quot;,&quot;)); IF([.$D310]=&quot;&quot;;&quot;&quot;;COM.MICROSOFT.CONCAT(&quot;&quot;&quot;&quot;;[.$D$1];&quot;&quot;&quot;&quot;;&quot;:&quot;;&quot;&quot;&quot;&quot;;[.$D31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11]=&quot;&quot;;&quot;&quot;;COM.MICROSOFT.CONCAT(&quot;{&quot;; IF([.$A311]=&quot;&quot;;&quot;&quot;;COM.MICROSOFT.CONCAT(&quot;&quot;&quot;&quot;;[.$A$1];&quot;&quot;&quot;&quot;;&quot;:&quot;;&quot;&quot;&quot;&quot;;[.$A311]; &quot;&quot;&quot;&quot;;&quot;,&quot;)); IF([.$C311]=&quot;&quot;;&quot;&quot;;COM.MICROSOFT.CONCAT(&quot;&quot;&quot;&quot;;[.$C$1];&quot;&quot;&quot;&quot;;&quot;:&quot;;&quot;&quot;&quot;&quot;;[.$C311]; &quot;&quot;&quot;&quot;;&quot;,&quot;)); IF([.$D311]=&quot;&quot;;&quot;&quot;;COM.MICROSOFT.CONCAT(&quot;&quot;&quot;&quot;;[.$D$1];&quot;&quot;&quot;&quot;;&quot;:&quot;;&quot;&quot;&quot;&quot;;[.$D311]; &quot;&quot;&quot;&quot;;&quot;,&quot;));&quot;},&quot;))">
            <text:p/>
          </table:table-cell>
          <table:table-cell/>
          <table:table-cell table:style-name="ce5" table:formula="of:=IF(OR([.$A311]=&quot;&quot;;[.$B311]=[.$B310]);&quot;&quot;;COM.MICROSOFT.CONCAT(&quot;{&quot;; IF([.$B311]=&quot;&quot;;&quot;&quot;;COM.MICROSOFT.CONCAT(&quot;&quot;&quot;&quot;;[.$B$1];&quot;&quot;&quot;&quot;;&quot;:&quot;;&quot;&quot;&quot;&quot;;[.$B311]; &quot;&quot;&quot;&quot;;&quot;,&quot;)); IF([.$D311]=&quot;&quot;;&quot;&quot;;COM.MICROSOFT.CONCAT(&quot;&quot;&quot;&quot;;[.$D$1];&quot;&quot;&quot;&quot;;&quot;:&quot;;&quot;&quot;&quot;&quot;;[.$D31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12]=&quot;&quot;;&quot;&quot;;COM.MICROSOFT.CONCAT(&quot;{&quot;; IF([.$A312]=&quot;&quot;;&quot;&quot;;COM.MICROSOFT.CONCAT(&quot;&quot;&quot;&quot;;[.$A$1];&quot;&quot;&quot;&quot;;&quot;:&quot;;&quot;&quot;&quot;&quot;;[.$A312]; &quot;&quot;&quot;&quot;;&quot;,&quot;)); IF([.$C312]=&quot;&quot;;&quot;&quot;;COM.MICROSOFT.CONCAT(&quot;&quot;&quot;&quot;;[.$C$1];&quot;&quot;&quot;&quot;;&quot;:&quot;;&quot;&quot;&quot;&quot;;[.$C312]; &quot;&quot;&quot;&quot;;&quot;,&quot;)); IF([.$D312]=&quot;&quot;;&quot;&quot;;COM.MICROSOFT.CONCAT(&quot;&quot;&quot;&quot;;[.$D$1];&quot;&quot;&quot;&quot;;&quot;:&quot;;&quot;&quot;&quot;&quot;;[.$D312]; &quot;&quot;&quot;&quot;;&quot;,&quot;));&quot;},&quot;))">
            <text:p/>
          </table:table-cell>
          <table:table-cell/>
          <table:table-cell table:style-name="ce5" table:formula="of:=IF(OR([.$A312]=&quot;&quot;;[.$B312]=[.$B311]);&quot;&quot;;COM.MICROSOFT.CONCAT(&quot;{&quot;; IF([.$B312]=&quot;&quot;;&quot;&quot;;COM.MICROSOFT.CONCAT(&quot;&quot;&quot;&quot;;[.$B$1];&quot;&quot;&quot;&quot;;&quot;:&quot;;&quot;&quot;&quot;&quot;;[.$B312]; &quot;&quot;&quot;&quot;;&quot;,&quot;)); IF([.$D312]=&quot;&quot;;&quot;&quot;;COM.MICROSOFT.CONCAT(&quot;&quot;&quot;&quot;;[.$D$1];&quot;&quot;&quot;&quot;;&quot;:&quot;;&quot;&quot;&quot;&quot;;[.$D31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13]=&quot;&quot;;&quot;&quot;;COM.MICROSOFT.CONCAT(&quot;{&quot;; IF([.$A313]=&quot;&quot;;&quot;&quot;;COM.MICROSOFT.CONCAT(&quot;&quot;&quot;&quot;;[.$A$1];&quot;&quot;&quot;&quot;;&quot;:&quot;;&quot;&quot;&quot;&quot;;[.$A313]; &quot;&quot;&quot;&quot;;&quot;,&quot;)); IF([.$C313]=&quot;&quot;;&quot;&quot;;COM.MICROSOFT.CONCAT(&quot;&quot;&quot;&quot;;[.$C$1];&quot;&quot;&quot;&quot;;&quot;:&quot;;&quot;&quot;&quot;&quot;;[.$C313]; &quot;&quot;&quot;&quot;;&quot;,&quot;)); IF([.$D313]=&quot;&quot;;&quot;&quot;;COM.MICROSOFT.CONCAT(&quot;&quot;&quot;&quot;;[.$D$1];&quot;&quot;&quot;&quot;;&quot;:&quot;;&quot;&quot;&quot;&quot;;[.$D313]; &quot;&quot;&quot;&quot;;&quot;,&quot;));&quot;},&quot;))">
            <text:p/>
          </table:table-cell>
          <table:table-cell/>
          <table:table-cell table:style-name="ce5" table:formula="of:=IF(OR([.$A313]=&quot;&quot;;[.$B313]=[.$B312]);&quot;&quot;;COM.MICROSOFT.CONCAT(&quot;{&quot;; IF([.$B313]=&quot;&quot;;&quot;&quot;;COM.MICROSOFT.CONCAT(&quot;&quot;&quot;&quot;;[.$B$1];&quot;&quot;&quot;&quot;;&quot;:&quot;;&quot;&quot;&quot;&quot;;[.$B313]; &quot;&quot;&quot;&quot;;&quot;,&quot;)); IF([.$D313]=&quot;&quot;;&quot;&quot;;COM.MICROSOFT.CONCAT(&quot;&quot;&quot;&quot;;[.$D$1];&quot;&quot;&quot;&quot;;&quot;:&quot;;&quot;&quot;&quot;&quot;;[.$D31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14]=&quot;&quot;;&quot;&quot;;COM.MICROSOFT.CONCAT(&quot;{&quot;; IF([.$A314]=&quot;&quot;;&quot;&quot;;COM.MICROSOFT.CONCAT(&quot;&quot;&quot;&quot;;[.$A$1];&quot;&quot;&quot;&quot;;&quot;:&quot;;&quot;&quot;&quot;&quot;;[.$A314]; &quot;&quot;&quot;&quot;;&quot;,&quot;)); IF([.$C314]=&quot;&quot;;&quot;&quot;;COM.MICROSOFT.CONCAT(&quot;&quot;&quot;&quot;;[.$C$1];&quot;&quot;&quot;&quot;;&quot;:&quot;;&quot;&quot;&quot;&quot;;[.$C314]; &quot;&quot;&quot;&quot;;&quot;,&quot;)); IF([.$D314]=&quot;&quot;;&quot;&quot;;COM.MICROSOFT.CONCAT(&quot;&quot;&quot;&quot;;[.$D$1];&quot;&quot;&quot;&quot;;&quot;:&quot;;&quot;&quot;&quot;&quot;;[.$D314]; &quot;&quot;&quot;&quot;;&quot;,&quot;));&quot;},&quot;))">
            <text:p/>
          </table:table-cell>
          <table:table-cell/>
          <table:table-cell table:style-name="ce5" table:formula="of:=IF(OR([.$A314]=&quot;&quot;;[.$B314]=[.$B313]);&quot;&quot;;COM.MICROSOFT.CONCAT(&quot;{&quot;; IF([.$B314]=&quot;&quot;;&quot;&quot;;COM.MICROSOFT.CONCAT(&quot;&quot;&quot;&quot;;[.$B$1];&quot;&quot;&quot;&quot;;&quot;:&quot;;&quot;&quot;&quot;&quot;;[.$B314]; &quot;&quot;&quot;&quot;;&quot;,&quot;)); IF([.$D314]=&quot;&quot;;&quot;&quot;;COM.MICROSOFT.CONCAT(&quot;&quot;&quot;&quot;;[.$D$1];&quot;&quot;&quot;&quot;;&quot;:&quot;;&quot;&quot;&quot;&quot;;[.$D31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15]=&quot;&quot;;&quot;&quot;;COM.MICROSOFT.CONCAT(&quot;{&quot;; IF([.$A315]=&quot;&quot;;&quot;&quot;;COM.MICROSOFT.CONCAT(&quot;&quot;&quot;&quot;;[.$A$1];&quot;&quot;&quot;&quot;;&quot;:&quot;;&quot;&quot;&quot;&quot;;[.$A315]; &quot;&quot;&quot;&quot;;&quot;,&quot;)); IF([.$C315]=&quot;&quot;;&quot;&quot;;COM.MICROSOFT.CONCAT(&quot;&quot;&quot;&quot;;[.$C$1];&quot;&quot;&quot;&quot;;&quot;:&quot;;&quot;&quot;&quot;&quot;;[.$C315]; &quot;&quot;&quot;&quot;;&quot;,&quot;)); IF([.$D315]=&quot;&quot;;&quot;&quot;;COM.MICROSOFT.CONCAT(&quot;&quot;&quot;&quot;;[.$D$1];&quot;&quot;&quot;&quot;;&quot;:&quot;;&quot;&quot;&quot;&quot;;[.$D315]; &quot;&quot;&quot;&quot;;&quot;,&quot;));&quot;},&quot;))">
            <text:p/>
          </table:table-cell>
          <table:table-cell/>
          <table:table-cell table:style-name="ce5" table:formula="of:=IF(OR([.$A315]=&quot;&quot;;[.$B315]=[.$B314]);&quot;&quot;;COM.MICROSOFT.CONCAT(&quot;{&quot;; IF([.$B315]=&quot;&quot;;&quot;&quot;;COM.MICROSOFT.CONCAT(&quot;&quot;&quot;&quot;;[.$B$1];&quot;&quot;&quot;&quot;;&quot;:&quot;;&quot;&quot;&quot;&quot;;[.$B315]; &quot;&quot;&quot;&quot;;&quot;,&quot;)); IF([.$D315]=&quot;&quot;;&quot;&quot;;COM.MICROSOFT.CONCAT(&quot;&quot;&quot;&quot;;[.$D$1];&quot;&quot;&quot;&quot;;&quot;:&quot;;&quot;&quot;&quot;&quot;;[.$D31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16]=&quot;&quot;;&quot;&quot;;COM.MICROSOFT.CONCAT(&quot;{&quot;; IF([.$A316]=&quot;&quot;;&quot;&quot;;COM.MICROSOFT.CONCAT(&quot;&quot;&quot;&quot;;[.$A$1];&quot;&quot;&quot;&quot;;&quot;:&quot;;&quot;&quot;&quot;&quot;;[.$A316]; &quot;&quot;&quot;&quot;;&quot;,&quot;)); IF([.$C316]=&quot;&quot;;&quot;&quot;;COM.MICROSOFT.CONCAT(&quot;&quot;&quot;&quot;;[.$C$1];&quot;&quot;&quot;&quot;;&quot;:&quot;;&quot;&quot;&quot;&quot;;[.$C316]; &quot;&quot;&quot;&quot;;&quot;,&quot;)); IF([.$D316]=&quot;&quot;;&quot;&quot;;COM.MICROSOFT.CONCAT(&quot;&quot;&quot;&quot;;[.$D$1];&quot;&quot;&quot;&quot;;&quot;:&quot;;&quot;&quot;&quot;&quot;;[.$D316]; &quot;&quot;&quot;&quot;;&quot;,&quot;));&quot;},&quot;))">
            <text:p/>
          </table:table-cell>
          <table:table-cell/>
          <table:table-cell table:style-name="ce5" table:formula="of:=IF(OR([.$A316]=&quot;&quot;;[.$B316]=[.$B315]);&quot;&quot;;COM.MICROSOFT.CONCAT(&quot;{&quot;; IF([.$B316]=&quot;&quot;;&quot;&quot;;COM.MICROSOFT.CONCAT(&quot;&quot;&quot;&quot;;[.$B$1];&quot;&quot;&quot;&quot;;&quot;:&quot;;&quot;&quot;&quot;&quot;;[.$B316]; &quot;&quot;&quot;&quot;;&quot;,&quot;)); IF([.$D316]=&quot;&quot;;&quot;&quot;;COM.MICROSOFT.CONCAT(&quot;&quot;&quot;&quot;;[.$D$1];&quot;&quot;&quot;&quot;;&quot;:&quot;;&quot;&quot;&quot;&quot;;[.$D31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17]=&quot;&quot;;&quot;&quot;;COM.MICROSOFT.CONCAT(&quot;{&quot;; IF([.$A317]=&quot;&quot;;&quot;&quot;;COM.MICROSOFT.CONCAT(&quot;&quot;&quot;&quot;;[.$A$1];&quot;&quot;&quot;&quot;;&quot;:&quot;;&quot;&quot;&quot;&quot;;[.$A317]; &quot;&quot;&quot;&quot;;&quot;,&quot;)); IF([.$C317]=&quot;&quot;;&quot;&quot;;COM.MICROSOFT.CONCAT(&quot;&quot;&quot;&quot;;[.$C$1];&quot;&quot;&quot;&quot;;&quot;:&quot;;&quot;&quot;&quot;&quot;;[.$C317]; &quot;&quot;&quot;&quot;;&quot;,&quot;)); IF([.$D317]=&quot;&quot;;&quot;&quot;;COM.MICROSOFT.CONCAT(&quot;&quot;&quot;&quot;;[.$D$1];&quot;&quot;&quot;&quot;;&quot;:&quot;;&quot;&quot;&quot;&quot;;[.$D317]; &quot;&quot;&quot;&quot;;&quot;,&quot;));&quot;},&quot;))">
            <text:p/>
          </table:table-cell>
          <table:table-cell/>
          <table:table-cell table:style-name="ce5" table:formula="of:=IF(OR([.$A317]=&quot;&quot;;[.$B317]=[.$B316]);&quot;&quot;;COM.MICROSOFT.CONCAT(&quot;{&quot;; IF([.$B317]=&quot;&quot;;&quot;&quot;;COM.MICROSOFT.CONCAT(&quot;&quot;&quot;&quot;;[.$B$1];&quot;&quot;&quot;&quot;;&quot;:&quot;;&quot;&quot;&quot;&quot;;[.$B317]; &quot;&quot;&quot;&quot;;&quot;,&quot;)); IF([.$D317]=&quot;&quot;;&quot;&quot;;COM.MICROSOFT.CONCAT(&quot;&quot;&quot;&quot;;[.$D$1];&quot;&quot;&quot;&quot;;&quot;:&quot;;&quot;&quot;&quot;&quot;;[.$D31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18]=&quot;&quot;;&quot;&quot;;COM.MICROSOFT.CONCAT(&quot;{&quot;; IF([.$A318]=&quot;&quot;;&quot;&quot;;COM.MICROSOFT.CONCAT(&quot;&quot;&quot;&quot;;[.$A$1];&quot;&quot;&quot;&quot;;&quot;:&quot;;&quot;&quot;&quot;&quot;;[.$A318]; &quot;&quot;&quot;&quot;;&quot;,&quot;)); IF([.$C318]=&quot;&quot;;&quot;&quot;;COM.MICROSOFT.CONCAT(&quot;&quot;&quot;&quot;;[.$C$1];&quot;&quot;&quot;&quot;;&quot;:&quot;;&quot;&quot;&quot;&quot;;[.$C318]; &quot;&quot;&quot;&quot;;&quot;,&quot;)); IF([.$D318]=&quot;&quot;;&quot;&quot;;COM.MICROSOFT.CONCAT(&quot;&quot;&quot;&quot;;[.$D$1];&quot;&quot;&quot;&quot;;&quot;:&quot;;&quot;&quot;&quot;&quot;;[.$D318]; &quot;&quot;&quot;&quot;;&quot;,&quot;));&quot;},&quot;))">
            <text:p/>
          </table:table-cell>
          <table:table-cell/>
          <table:table-cell table:style-name="ce5" table:formula="of:=IF(OR([.$A318]=&quot;&quot;;[.$B318]=[.$B317]);&quot;&quot;;COM.MICROSOFT.CONCAT(&quot;{&quot;; IF([.$B318]=&quot;&quot;;&quot;&quot;;COM.MICROSOFT.CONCAT(&quot;&quot;&quot;&quot;;[.$B$1];&quot;&quot;&quot;&quot;;&quot;:&quot;;&quot;&quot;&quot;&quot;;[.$B318]; &quot;&quot;&quot;&quot;;&quot;,&quot;)); IF([.$D318]=&quot;&quot;;&quot;&quot;;COM.MICROSOFT.CONCAT(&quot;&quot;&quot;&quot;;[.$D$1];&quot;&quot;&quot;&quot;;&quot;:&quot;;&quot;&quot;&quot;&quot;;[.$D31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19]=&quot;&quot;;&quot;&quot;;COM.MICROSOFT.CONCAT(&quot;{&quot;; IF([.$A319]=&quot;&quot;;&quot;&quot;;COM.MICROSOFT.CONCAT(&quot;&quot;&quot;&quot;;[.$A$1];&quot;&quot;&quot;&quot;;&quot;:&quot;;&quot;&quot;&quot;&quot;;[.$A319]; &quot;&quot;&quot;&quot;;&quot;,&quot;)); IF([.$C319]=&quot;&quot;;&quot;&quot;;COM.MICROSOFT.CONCAT(&quot;&quot;&quot;&quot;;[.$C$1];&quot;&quot;&quot;&quot;;&quot;:&quot;;&quot;&quot;&quot;&quot;;[.$C319]; &quot;&quot;&quot;&quot;;&quot;,&quot;)); IF([.$D319]=&quot;&quot;;&quot;&quot;;COM.MICROSOFT.CONCAT(&quot;&quot;&quot;&quot;;[.$D$1];&quot;&quot;&quot;&quot;;&quot;:&quot;;&quot;&quot;&quot;&quot;;[.$D319]; &quot;&quot;&quot;&quot;;&quot;,&quot;));&quot;},&quot;))">
            <text:p/>
          </table:table-cell>
          <table:table-cell/>
          <table:table-cell table:style-name="ce5" table:formula="of:=IF(OR([.$A319]=&quot;&quot;;[.$B319]=[.$B318]);&quot;&quot;;COM.MICROSOFT.CONCAT(&quot;{&quot;; IF([.$B319]=&quot;&quot;;&quot;&quot;;COM.MICROSOFT.CONCAT(&quot;&quot;&quot;&quot;;[.$B$1];&quot;&quot;&quot;&quot;;&quot;:&quot;;&quot;&quot;&quot;&quot;;[.$B319]; &quot;&quot;&quot;&quot;;&quot;,&quot;)); IF([.$D319]=&quot;&quot;;&quot;&quot;;COM.MICROSOFT.CONCAT(&quot;&quot;&quot;&quot;;[.$D$1];&quot;&quot;&quot;&quot;;&quot;:&quot;;&quot;&quot;&quot;&quot;;[.$D31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20]=&quot;&quot;;&quot;&quot;;COM.MICROSOFT.CONCAT(&quot;{&quot;; IF([.$A320]=&quot;&quot;;&quot;&quot;;COM.MICROSOFT.CONCAT(&quot;&quot;&quot;&quot;;[.$A$1];&quot;&quot;&quot;&quot;;&quot;:&quot;;&quot;&quot;&quot;&quot;;[.$A320]; &quot;&quot;&quot;&quot;;&quot;,&quot;)); IF([.$C320]=&quot;&quot;;&quot;&quot;;COM.MICROSOFT.CONCAT(&quot;&quot;&quot;&quot;;[.$C$1];&quot;&quot;&quot;&quot;;&quot;:&quot;;&quot;&quot;&quot;&quot;;[.$C320]; &quot;&quot;&quot;&quot;;&quot;,&quot;)); IF([.$D320]=&quot;&quot;;&quot;&quot;;COM.MICROSOFT.CONCAT(&quot;&quot;&quot;&quot;;[.$D$1];&quot;&quot;&quot;&quot;;&quot;:&quot;;&quot;&quot;&quot;&quot;;[.$D320]; &quot;&quot;&quot;&quot;;&quot;,&quot;));&quot;},&quot;))">
            <text:p/>
          </table:table-cell>
          <table:table-cell/>
          <table:table-cell table:style-name="ce5" table:formula="of:=IF(OR([.$A320]=&quot;&quot;;[.$B320]=[.$B319]);&quot;&quot;;COM.MICROSOFT.CONCAT(&quot;{&quot;; IF([.$B320]=&quot;&quot;;&quot;&quot;;COM.MICROSOFT.CONCAT(&quot;&quot;&quot;&quot;;[.$B$1];&quot;&quot;&quot;&quot;;&quot;:&quot;;&quot;&quot;&quot;&quot;;[.$B320]; &quot;&quot;&quot;&quot;;&quot;,&quot;)); IF([.$D320]=&quot;&quot;;&quot;&quot;;COM.MICROSOFT.CONCAT(&quot;&quot;&quot;&quot;;[.$D$1];&quot;&quot;&quot;&quot;;&quot;:&quot;;&quot;&quot;&quot;&quot;;[.$D32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21]=&quot;&quot;;&quot;&quot;;COM.MICROSOFT.CONCAT(&quot;{&quot;; IF([.$A321]=&quot;&quot;;&quot;&quot;;COM.MICROSOFT.CONCAT(&quot;&quot;&quot;&quot;;[.$A$1];&quot;&quot;&quot;&quot;;&quot;:&quot;;&quot;&quot;&quot;&quot;;[.$A321]; &quot;&quot;&quot;&quot;;&quot;,&quot;)); IF([.$C321]=&quot;&quot;;&quot;&quot;;COM.MICROSOFT.CONCAT(&quot;&quot;&quot;&quot;;[.$C$1];&quot;&quot;&quot;&quot;;&quot;:&quot;;&quot;&quot;&quot;&quot;;[.$C321]; &quot;&quot;&quot;&quot;;&quot;,&quot;)); IF([.$D321]=&quot;&quot;;&quot;&quot;;COM.MICROSOFT.CONCAT(&quot;&quot;&quot;&quot;;[.$D$1];&quot;&quot;&quot;&quot;;&quot;:&quot;;&quot;&quot;&quot;&quot;;[.$D321]; &quot;&quot;&quot;&quot;;&quot;,&quot;));&quot;},&quot;))">
            <text:p/>
          </table:table-cell>
          <table:table-cell/>
          <table:table-cell table:style-name="ce5" table:formula="of:=IF(OR([.$A321]=&quot;&quot;;[.$B321]=[.$B320]);&quot;&quot;;COM.MICROSOFT.CONCAT(&quot;{&quot;; IF([.$B321]=&quot;&quot;;&quot;&quot;;COM.MICROSOFT.CONCAT(&quot;&quot;&quot;&quot;;[.$B$1];&quot;&quot;&quot;&quot;;&quot;:&quot;;&quot;&quot;&quot;&quot;;[.$B321]; &quot;&quot;&quot;&quot;;&quot;,&quot;)); IF([.$D321]=&quot;&quot;;&quot;&quot;;COM.MICROSOFT.CONCAT(&quot;&quot;&quot;&quot;;[.$D$1];&quot;&quot;&quot;&quot;;&quot;:&quot;;&quot;&quot;&quot;&quot;;[.$D32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22]=&quot;&quot;;&quot;&quot;;COM.MICROSOFT.CONCAT(&quot;{&quot;; IF([.$A322]=&quot;&quot;;&quot;&quot;;COM.MICROSOFT.CONCAT(&quot;&quot;&quot;&quot;;[.$A$1];&quot;&quot;&quot;&quot;;&quot;:&quot;;&quot;&quot;&quot;&quot;;[.$A322]; &quot;&quot;&quot;&quot;;&quot;,&quot;)); IF([.$C322]=&quot;&quot;;&quot;&quot;;COM.MICROSOFT.CONCAT(&quot;&quot;&quot;&quot;;[.$C$1];&quot;&quot;&quot;&quot;;&quot;:&quot;;&quot;&quot;&quot;&quot;;[.$C322]; &quot;&quot;&quot;&quot;;&quot;,&quot;)); IF([.$D322]=&quot;&quot;;&quot;&quot;;COM.MICROSOFT.CONCAT(&quot;&quot;&quot;&quot;;[.$D$1];&quot;&quot;&quot;&quot;;&quot;:&quot;;&quot;&quot;&quot;&quot;;[.$D322]; &quot;&quot;&quot;&quot;;&quot;,&quot;));&quot;},&quot;))">
            <text:p/>
          </table:table-cell>
          <table:table-cell/>
          <table:table-cell table:style-name="ce5" table:formula="of:=IF(OR([.$A322]=&quot;&quot;;[.$B322]=[.$B321]);&quot;&quot;;COM.MICROSOFT.CONCAT(&quot;{&quot;; IF([.$B322]=&quot;&quot;;&quot;&quot;;COM.MICROSOFT.CONCAT(&quot;&quot;&quot;&quot;;[.$B$1];&quot;&quot;&quot;&quot;;&quot;:&quot;;&quot;&quot;&quot;&quot;;[.$B322]; &quot;&quot;&quot;&quot;;&quot;,&quot;)); IF([.$D322]=&quot;&quot;;&quot;&quot;;COM.MICROSOFT.CONCAT(&quot;&quot;&quot;&quot;;[.$D$1];&quot;&quot;&quot;&quot;;&quot;:&quot;;&quot;&quot;&quot;&quot;;[.$D32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23]=&quot;&quot;;&quot;&quot;;COM.MICROSOFT.CONCAT(&quot;{&quot;; IF([.$A323]=&quot;&quot;;&quot;&quot;;COM.MICROSOFT.CONCAT(&quot;&quot;&quot;&quot;;[.$A$1];&quot;&quot;&quot;&quot;;&quot;:&quot;;&quot;&quot;&quot;&quot;;[.$A323]; &quot;&quot;&quot;&quot;;&quot;,&quot;)); IF([.$C323]=&quot;&quot;;&quot;&quot;;COM.MICROSOFT.CONCAT(&quot;&quot;&quot;&quot;;[.$C$1];&quot;&quot;&quot;&quot;;&quot;:&quot;;&quot;&quot;&quot;&quot;;[.$C323]; &quot;&quot;&quot;&quot;;&quot;,&quot;)); IF([.$D323]=&quot;&quot;;&quot;&quot;;COM.MICROSOFT.CONCAT(&quot;&quot;&quot;&quot;;[.$D$1];&quot;&quot;&quot;&quot;;&quot;:&quot;;&quot;&quot;&quot;&quot;;[.$D323]; &quot;&quot;&quot;&quot;;&quot;,&quot;));&quot;},&quot;))">
            <text:p/>
          </table:table-cell>
          <table:table-cell/>
          <table:table-cell table:style-name="ce5" table:formula="of:=IF(OR([.$A323]=&quot;&quot;;[.$B323]=[.$B322]);&quot;&quot;;COM.MICROSOFT.CONCAT(&quot;{&quot;; IF([.$B323]=&quot;&quot;;&quot;&quot;;COM.MICROSOFT.CONCAT(&quot;&quot;&quot;&quot;;[.$B$1];&quot;&quot;&quot;&quot;;&quot;:&quot;;&quot;&quot;&quot;&quot;;[.$B323]; &quot;&quot;&quot;&quot;;&quot;,&quot;)); IF([.$D323]=&quot;&quot;;&quot;&quot;;COM.MICROSOFT.CONCAT(&quot;&quot;&quot;&quot;;[.$D$1];&quot;&quot;&quot;&quot;;&quot;:&quot;;&quot;&quot;&quot;&quot;;[.$D32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24]=&quot;&quot;;&quot;&quot;;COM.MICROSOFT.CONCAT(&quot;{&quot;; IF([.$A324]=&quot;&quot;;&quot;&quot;;COM.MICROSOFT.CONCAT(&quot;&quot;&quot;&quot;;[.$A$1];&quot;&quot;&quot;&quot;;&quot;:&quot;;&quot;&quot;&quot;&quot;;[.$A324]; &quot;&quot;&quot;&quot;;&quot;,&quot;)); IF([.$C324]=&quot;&quot;;&quot;&quot;;COM.MICROSOFT.CONCAT(&quot;&quot;&quot;&quot;;[.$C$1];&quot;&quot;&quot;&quot;;&quot;:&quot;;&quot;&quot;&quot;&quot;;[.$C324]; &quot;&quot;&quot;&quot;;&quot;,&quot;)); IF([.$D324]=&quot;&quot;;&quot;&quot;;COM.MICROSOFT.CONCAT(&quot;&quot;&quot;&quot;;[.$D$1];&quot;&quot;&quot;&quot;;&quot;:&quot;;&quot;&quot;&quot;&quot;;[.$D324]; &quot;&quot;&quot;&quot;;&quot;,&quot;));&quot;},&quot;))">
            <text:p/>
          </table:table-cell>
          <table:table-cell/>
          <table:table-cell table:style-name="ce5" table:formula="of:=IF(OR([.$A324]=&quot;&quot;;[.$B324]=[.$B323]);&quot;&quot;;COM.MICROSOFT.CONCAT(&quot;{&quot;; IF([.$B324]=&quot;&quot;;&quot;&quot;;COM.MICROSOFT.CONCAT(&quot;&quot;&quot;&quot;;[.$B$1];&quot;&quot;&quot;&quot;;&quot;:&quot;;&quot;&quot;&quot;&quot;;[.$B324]; &quot;&quot;&quot;&quot;;&quot;,&quot;)); IF([.$D324]=&quot;&quot;;&quot;&quot;;COM.MICROSOFT.CONCAT(&quot;&quot;&quot;&quot;;[.$D$1];&quot;&quot;&quot;&quot;;&quot;:&quot;;&quot;&quot;&quot;&quot;;[.$D32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25]=&quot;&quot;;&quot;&quot;;COM.MICROSOFT.CONCAT(&quot;{&quot;; IF([.$A325]=&quot;&quot;;&quot;&quot;;COM.MICROSOFT.CONCAT(&quot;&quot;&quot;&quot;;[.$A$1];&quot;&quot;&quot;&quot;;&quot;:&quot;;&quot;&quot;&quot;&quot;;[.$A325]; &quot;&quot;&quot;&quot;;&quot;,&quot;)); IF([.$C325]=&quot;&quot;;&quot;&quot;;COM.MICROSOFT.CONCAT(&quot;&quot;&quot;&quot;;[.$C$1];&quot;&quot;&quot;&quot;;&quot;:&quot;;&quot;&quot;&quot;&quot;;[.$C325]; &quot;&quot;&quot;&quot;;&quot;,&quot;)); IF([.$D325]=&quot;&quot;;&quot;&quot;;COM.MICROSOFT.CONCAT(&quot;&quot;&quot;&quot;;[.$D$1];&quot;&quot;&quot;&quot;;&quot;:&quot;;&quot;&quot;&quot;&quot;;[.$D325]; &quot;&quot;&quot;&quot;;&quot;,&quot;));&quot;},&quot;))">
            <text:p/>
          </table:table-cell>
          <table:table-cell/>
          <table:table-cell table:style-name="ce5" table:formula="of:=IF(OR([.$A325]=&quot;&quot;;[.$B325]=[.$B324]);&quot;&quot;;COM.MICROSOFT.CONCAT(&quot;{&quot;; IF([.$B325]=&quot;&quot;;&quot;&quot;;COM.MICROSOFT.CONCAT(&quot;&quot;&quot;&quot;;[.$B$1];&quot;&quot;&quot;&quot;;&quot;:&quot;;&quot;&quot;&quot;&quot;;[.$B325]; &quot;&quot;&quot;&quot;;&quot;,&quot;)); IF([.$D325]=&quot;&quot;;&quot;&quot;;COM.MICROSOFT.CONCAT(&quot;&quot;&quot;&quot;;[.$D$1];&quot;&quot;&quot;&quot;;&quot;:&quot;;&quot;&quot;&quot;&quot;;[.$D32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26]=&quot;&quot;;&quot;&quot;;COM.MICROSOFT.CONCAT(&quot;{&quot;; IF([.$A326]=&quot;&quot;;&quot;&quot;;COM.MICROSOFT.CONCAT(&quot;&quot;&quot;&quot;;[.$A$1];&quot;&quot;&quot;&quot;;&quot;:&quot;;&quot;&quot;&quot;&quot;;[.$A326]; &quot;&quot;&quot;&quot;;&quot;,&quot;)); IF([.$C326]=&quot;&quot;;&quot;&quot;;COM.MICROSOFT.CONCAT(&quot;&quot;&quot;&quot;;[.$C$1];&quot;&quot;&quot;&quot;;&quot;:&quot;;&quot;&quot;&quot;&quot;;[.$C326]; &quot;&quot;&quot;&quot;;&quot;,&quot;)); IF([.$D326]=&quot;&quot;;&quot;&quot;;COM.MICROSOFT.CONCAT(&quot;&quot;&quot;&quot;;[.$D$1];&quot;&quot;&quot;&quot;;&quot;:&quot;;&quot;&quot;&quot;&quot;;[.$D326]; &quot;&quot;&quot;&quot;;&quot;,&quot;));&quot;},&quot;))">
            <text:p/>
          </table:table-cell>
          <table:table-cell/>
          <table:table-cell table:style-name="ce5" table:formula="of:=IF(OR([.$A326]=&quot;&quot;;[.$B326]=[.$B325]);&quot;&quot;;COM.MICROSOFT.CONCAT(&quot;{&quot;; IF([.$B326]=&quot;&quot;;&quot;&quot;;COM.MICROSOFT.CONCAT(&quot;&quot;&quot;&quot;;[.$B$1];&quot;&quot;&quot;&quot;;&quot;:&quot;;&quot;&quot;&quot;&quot;;[.$B326]; &quot;&quot;&quot;&quot;;&quot;,&quot;)); IF([.$D326]=&quot;&quot;;&quot;&quot;;COM.MICROSOFT.CONCAT(&quot;&quot;&quot;&quot;;[.$D$1];&quot;&quot;&quot;&quot;;&quot;:&quot;;&quot;&quot;&quot;&quot;;[.$D326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27]=&quot;&quot;;&quot;&quot;;COM.MICROSOFT.CONCAT(&quot;{&quot;; IF([.$A327]=&quot;&quot;;&quot;&quot;;COM.MICROSOFT.CONCAT(&quot;&quot;&quot;&quot;;[.$A$1];&quot;&quot;&quot;&quot;;&quot;:&quot;;&quot;&quot;&quot;&quot;;[.$A327]; &quot;&quot;&quot;&quot;;&quot;,&quot;)); IF([.$C327]=&quot;&quot;;&quot;&quot;;COM.MICROSOFT.CONCAT(&quot;&quot;&quot;&quot;;[.$C$1];&quot;&quot;&quot;&quot;;&quot;:&quot;;&quot;&quot;&quot;&quot;;[.$C327]; &quot;&quot;&quot;&quot;;&quot;,&quot;)); IF([.$D327]=&quot;&quot;;&quot;&quot;;COM.MICROSOFT.CONCAT(&quot;&quot;&quot;&quot;;[.$D$1];&quot;&quot;&quot;&quot;;&quot;:&quot;;&quot;&quot;&quot;&quot;;[.$D327]; &quot;&quot;&quot;&quot;;&quot;,&quot;));&quot;},&quot;))">
            <text:p/>
          </table:table-cell>
          <table:table-cell/>
          <table:table-cell table:style-name="ce5" table:formula="of:=IF(OR([.$A327]=&quot;&quot;;[.$B327]=[.$B326]);&quot;&quot;;COM.MICROSOFT.CONCAT(&quot;{&quot;; IF([.$B327]=&quot;&quot;;&quot;&quot;;COM.MICROSOFT.CONCAT(&quot;&quot;&quot;&quot;;[.$B$1];&quot;&quot;&quot;&quot;;&quot;:&quot;;&quot;&quot;&quot;&quot;;[.$B327]; &quot;&quot;&quot;&quot;;&quot;,&quot;)); IF([.$D327]=&quot;&quot;;&quot;&quot;;COM.MICROSOFT.CONCAT(&quot;&quot;&quot;&quot;;[.$D$1];&quot;&quot;&quot;&quot;;&quot;:&quot;;&quot;&quot;&quot;&quot;;[.$D327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28]=&quot;&quot;;&quot;&quot;;COM.MICROSOFT.CONCAT(&quot;{&quot;; IF([.$A328]=&quot;&quot;;&quot;&quot;;COM.MICROSOFT.CONCAT(&quot;&quot;&quot;&quot;;[.$A$1];&quot;&quot;&quot;&quot;;&quot;:&quot;;&quot;&quot;&quot;&quot;;[.$A328]; &quot;&quot;&quot;&quot;;&quot;,&quot;)); IF([.$C328]=&quot;&quot;;&quot;&quot;;COM.MICROSOFT.CONCAT(&quot;&quot;&quot;&quot;;[.$C$1];&quot;&quot;&quot;&quot;;&quot;:&quot;;&quot;&quot;&quot;&quot;;[.$C328]; &quot;&quot;&quot;&quot;;&quot;,&quot;)); IF([.$D328]=&quot;&quot;;&quot;&quot;;COM.MICROSOFT.CONCAT(&quot;&quot;&quot;&quot;;[.$D$1];&quot;&quot;&quot;&quot;;&quot;:&quot;;&quot;&quot;&quot;&quot;;[.$D328]; &quot;&quot;&quot;&quot;;&quot;,&quot;));&quot;},&quot;))">
            <text:p/>
          </table:table-cell>
          <table:table-cell/>
          <table:table-cell table:style-name="ce5" table:formula="of:=IF(OR([.$A328]=&quot;&quot;;[.$B328]=[.$B327]);&quot;&quot;;COM.MICROSOFT.CONCAT(&quot;{&quot;; IF([.$B328]=&quot;&quot;;&quot;&quot;;COM.MICROSOFT.CONCAT(&quot;&quot;&quot;&quot;;[.$B$1];&quot;&quot;&quot;&quot;;&quot;:&quot;;&quot;&quot;&quot;&quot;;[.$B328]; &quot;&quot;&quot;&quot;;&quot;,&quot;)); IF([.$D328]=&quot;&quot;;&quot;&quot;;COM.MICROSOFT.CONCAT(&quot;&quot;&quot;&quot;;[.$D$1];&quot;&quot;&quot;&quot;;&quot;:&quot;;&quot;&quot;&quot;&quot;;[.$D328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29]=&quot;&quot;;&quot;&quot;;COM.MICROSOFT.CONCAT(&quot;{&quot;; IF([.$A329]=&quot;&quot;;&quot;&quot;;COM.MICROSOFT.CONCAT(&quot;&quot;&quot;&quot;;[.$A$1];&quot;&quot;&quot;&quot;;&quot;:&quot;;&quot;&quot;&quot;&quot;;[.$A329]; &quot;&quot;&quot;&quot;;&quot;,&quot;)); IF([.$C329]=&quot;&quot;;&quot;&quot;;COM.MICROSOFT.CONCAT(&quot;&quot;&quot;&quot;;[.$C$1];&quot;&quot;&quot;&quot;;&quot;:&quot;;&quot;&quot;&quot;&quot;;[.$C329]; &quot;&quot;&quot;&quot;;&quot;,&quot;)); IF([.$D329]=&quot;&quot;;&quot;&quot;;COM.MICROSOFT.CONCAT(&quot;&quot;&quot;&quot;;[.$D$1];&quot;&quot;&quot;&quot;;&quot;:&quot;;&quot;&quot;&quot;&quot;;[.$D329]; &quot;&quot;&quot;&quot;;&quot;,&quot;));&quot;},&quot;))">
            <text:p/>
          </table:table-cell>
          <table:table-cell/>
          <table:table-cell table:style-name="ce5" table:formula="of:=IF(OR([.$A329]=&quot;&quot;;[.$B329]=[.$B328]);&quot;&quot;;COM.MICROSOFT.CONCAT(&quot;{&quot;; IF([.$B329]=&quot;&quot;;&quot;&quot;;COM.MICROSOFT.CONCAT(&quot;&quot;&quot;&quot;;[.$B$1];&quot;&quot;&quot;&quot;;&quot;:&quot;;&quot;&quot;&quot;&quot;;[.$B329]; &quot;&quot;&quot;&quot;;&quot;,&quot;)); IF([.$D329]=&quot;&quot;;&quot;&quot;;COM.MICROSOFT.CONCAT(&quot;&quot;&quot;&quot;;[.$D$1];&quot;&quot;&quot;&quot;;&quot;:&quot;;&quot;&quot;&quot;&quot;;[.$D329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30]=&quot;&quot;;&quot;&quot;;COM.MICROSOFT.CONCAT(&quot;{&quot;; IF([.$A330]=&quot;&quot;;&quot;&quot;;COM.MICROSOFT.CONCAT(&quot;&quot;&quot;&quot;;[.$A$1];&quot;&quot;&quot;&quot;;&quot;:&quot;;&quot;&quot;&quot;&quot;;[.$A330]; &quot;&quot;&quot;&quot;;&quot;,&quot;)); IF([.$C330]=&quot;&quot;;&quot;&quot;;COM.MICROSOFT.CONCAT(&quot;&quot;&quot;&quot;;[.$C$1];&quot;&quot;&quot;&quot;;&quot;:&quot;;&quot;&quot;&quot;&quot;;[.$C330]; &quot;&quot;&quot;&quot;;&quot;,&quot;)); IF([.$D330]=&quot;&quot;;&quot;&quot;;COM.MICROSOFT.CONCAT(&quot;&quot;&quot;&quot;;[.$D$1];&quot;&quot;&quot;&quot;;&quot;:&quot;;&quot;&quot;&quot;&quot;;[.$D330]; &quot;&quot;&quot;&quot;;&quot;,&quot;));&quot;},&quot;))">
            <text:p/>
          </table:table-cell>
          <table:table-cell/>
          <table:table-cell table:style-name="ce5" table:formula="of:=IF(OR([.$A330]=&quot;&quot;;[.$B330]=[.$B329]);&quot;&quot;;COM.MICROSOFT.CONCAT(&quot;{&quot;; IF([.$B330]=&quot;&quot;;&quot;&quot;;COM.MICROSOFT.CONCAT(&quot;&quot;&quot;&quot;;[.$B$1];&quot;&quot;&quot;&quot;;&quot;:&quot;;&quot;&quot;&quot;&quot;;[.$B330]; &quot;&quot;&quot;&quot;;&quot;,&quot;)); IF([.$D330]=&quot;&quot;;&quot;&quot;;COM.MICROSOFT.CONCAT(&quot;&quot;&quot;&quot;;[.$D$1];&quot;&quot;&quot;&quot;;&quot;:&quot;;&quot;&quot;&quot;&quot;;[.$D330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31]=&quot;&quot;;&quot;&quot;;COM.MICROSOFT.CONCAT(&quot;{&quot;; IF([.$A331]=&quot;&quot;;&quot;&quot;;COM.MICROSOFT.CONCAT(&quot;&quot;&quot;&quot;;[.$A$1];&quot;&quot;&quot;&quot;;&quot;:&quot;;&quot;&quot;&quot;&quot;;[.$A331]; &quot;&quot;&quot;&quot;;&quot;,&quot;)); IF([.$C331]=&quot;&quot;;&quot;&quot;;COM.MICROSOFT.CONCAT(&quot;&quot;&quot;&quot;;[.$C$1];&quot;&quot;&quot;&quot;;&quot;:&quot;;&quot;&quot;&quot;&quot;;[.$C331]; &quot;&quot;&quot;&quot;;&quot;,&quot;)); IF([.$D331]=&quot;&quot;;&quot;&quot;;COM.MICROSOFT.CONCAT(&quot;&quot;&quot;&quot;;[.$D$1];&quot;&quot;&quot;&quot;;&quot;:&quot;;&quot;&quot;&quot;&quot;;[.$D331]; &quot;&quot;&quot;&quot;;&quot;,&quot;));&quot;},&quot;))">
            <text:p/>
          </table:table-cell>
          <table:table-cell/>
          <table:table-cell table:style-name="ce5" table:formula="of:=IF(OR([.$A331]=&quot;&quot;;[.$B331]=[.$B330]);&quot;&quot;;COM.MICROSOFT.CONCAT(&quot;{&quot;; IF([.$B331]=&quot;&quot;;&quot;&quot;;COM.MICROSOFT.CONCAT(&quot;&quot;&quot;&quot;;[.$B$1];&quot;&quot;&quot;&quot;;&quot;:&quot;;&quot;&quot;&quot;&quot;;[.$B331]; &quot;&quot;&quot;&quot;;&quot;,&quot;)); IF([.$D331]=&quot;&quot;;&quot;&quot;;COM.MICROSOFT.CONCAT(&quot;&quot;&quot;&quot;;[.$D$1];&quot;&quot;&quot;&quot;;&quot;:&quot;;&quot;&quot;&quot;&quot;;[.$D331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32]=&quot;&quot;;&quot;&quot;;COM.MICROSOFT.CONCAT(&quot;{&quot;; IF([.$A332]=&quot;&quot;;&quot;&quot;;COM.MICROSOFT.CONCAT(&quot;&quot;&quot;&quot;;[.$A$1];&quot;&quot;&quot;&quot;;&quot;:&quot;;&quot;&quot;&quot;&quot;;[.$A332]; &quot;&quot;&quot;&quot;;&quot;,&quot;)); IF([.$C332]=&quot;&quot;;&quot;&quot;;COM.MICROSOFT.CONCAT(&quot;&quot;&quot;&quot;;[.$C$1];&quot;&quot;&quot;&quot;;&quot;:&quot;;&quot;&quot;&quot;&quot;;[.$C332]; &quot;&quot;&quot;&quot;;&quot;,&quot;)); IF([.$D332]=&quot;&quot;;&quot;&quot;;COM.MICROSOFT.CONCAT(&quot;&quot;&quot;&quot;;[.$D$1];&quot;&quot;&quot;&quot;;&quot;:&quot;;&quot;&quot;&quot;&quot;;[.$D332]; &quot;&quot;&quot;&quot;;&quot;,&quot;));&quot;},&quot;))">
            <text:p/>
          </table:table-cell>
          <table:table-cell/>
          <table:table-cell table:style-name="ce5" table:formula="of:=IF(OR([.$A332]=&quot;&quot;;[.$B332]=[.$B331]);&quot;&quot;;COM.MICROSOFT.CONCAT(&quot;{&quot;; IF([.$B332]=&quot;&quot;;&quot;&quot;;COM.MICROSOFT.CONCAT(&quot;&quot;&quot;&quot;;[.$B$1];&quot;&quot;&quot;&quot;;&quot;:&quot;;&quot;&quot;&quot;&quot;;[.$B332]; &quot;&quot;&quot;&quot;;&quot;,&quot;)); IF([.$D332]=&quot;&quot;;&quot;&quot;;COM.MICROSOFT.CONCAT(&quot;&quot;&quot;&quot;;[.$D$1];&quot;&quot;&quot;&quot;;&quot;:&quot;;&quot;&quot;&quot;&quot;;[.$D332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33]=&quot;&quot;;&quot;&quot;;COM.MICROSOFT.CONCAT(&quot;{&quot;; IF([.$A333]=&quot;&quot;;&quot;&quot;;COM.MICROSOFT.CONCAT(&quot;&quot;&quot;&quot;;[.$A$1];&quot;&quot;&quot;&quot;;&quot;:&quot;;&quot;&quot;&quot;&quot;;[.$A333]; &quot;&quot;&quot;&quot;;&quot;,&quot;)); IF([.$C333]=&quot;&quot;;&quot;&quot;;COM.MICROSOFT.CONCAT(&quot;&quot;&quot;&quot;;[.$C$1];&quot;&quot;&quot;&quot;;&quot;:&quot;;&quot;&quot;&quot;&quot;;[.$C333]; &quot;&quot;&quot;&quot;;&quot;,&quot;)); IF([.$D333]=&quot;&quot;;&quot;&quot;;COM.MICROSOFT.CONCAT(&quot;&quot;&quot;&quot;;[.$D$1];&quot;&quot;&quot;&quot;;&quot;:&quot;;&quot;&quot;&quot;&quot;;[.$D333]; &quot;&quot;&quot;&quot;;&quot;,&quot;));&quot;},&quot;))">
            <text:p/>
          </table:table-cell>
          <table:table-cell/>
          <table:table-cell table:style-name="ce5" table:formula="of:=IF(OR([.$A333]=&quot;&quot;;[.$B333]=[.$B332]);&quot;&quot;;COM.MICROSOFT.CONCAT(&quot;{&quot;; IF([.$B333]=&quot;&quot;;&quot;&quot;;COM.MICROSOFT.CONCAT(&quot;&quot;&quot;&quot;;[.$B$1];&quot;&quot;&quot;&quot;;&quot;:&quot;;&quot;&quot;&quot;&quot;;[.$B333]; &quot;&quot;&quot;&quot;;&quot;,&quot;)); IF([.$D333]=&quot;&quot;;&quot;&quot;;COM.MICROSOFT.CONCAT(&quot;&quot;&quot;&quot;;[.$D$1];&quot;&quot;&quot;&quot;;&quot;:&quot;;&quot;&quot;&quot;&quot;;[.$D333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34]=&quot;&quot;;&quot;&quot;;COM.MICROSOFT.CONCAT(&quot;{&quot;; IF([.$A334]=&quot;&quot;;&quot;&quot;;COM.MICROSOFT.CONCAT(&quot;&quot;&quot;&quot;;[.$A$1];&quot;&quot;&quot;&quot;;&quot;:&quot;;&quot;&quot;&quot;&quot;;[.$A334]; &quot;&quot;&quot;&quot;;&quot;,&quot;)); IF([.$C334]=&quot;&quot;;&quot;&quot;;COM.MICROSOFT.CONCAT(&quot;&quot;&quot;&quot;;[.$C$1];&quot;&quot;&quot;&quot;;&quot;:&quot;;&quot;&quot;&quot;&quot;;[.$C334]; &quot;&quot;&quot;&quot;;&quot;,&quot;)); IF([.$D334]=&quot;&quot;;&quot;&quot;;COM.MICROSOFT.CONCAT(&quot;&quot;&quot;&quot;;[.$D$1];&quot;&quot;&quot;&quot;;&quot;:&quot;;&quot;&quot;&quot;&quot;;[.$D334]; &quot;&quot;&quot;&quot;;&quot;,&quot;));&quot;},&quot;))">
            <text:p/>
          </table:table-cell>
          <table:table-cell/>
          <table:table-cell table:style-name="ce5" table:formula="of:=IF(OR([.$A334]=&quot;&quot;;[.$B334]=[.$B333]);&quot;&quot;;COM.MICROSOFT.CONCAT(&quot;{&quot;; IF([.$B334]=&quot;&quot;;&quot;&quot;;COM.MICROSOFT.CONCAT(&quot;&quot;&quot;&quot;;[.$B$1];&quot;&quot;&quot;&quot;;&quot;:&quot;;&quot;&quot;&quot;&quot;;[.$B334]; &quot;&quot;&quot;&quot;;&quot;,&quot;)); IF([.$D334]=&quot;&quot;;&quot;&quot;;COM.MICROSOFT.CONCAT(&quot;&quot;&quot;&quot;;[.$D$1];&quot;&quot;&quot;&quot;;&quot;:&quot;;&quot;&quot;&quot;&quot;;[.$D334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35]=&quot;&quot;;&quot;&quot;;COM.MICROSOFT.CONCAT(&quot;{&quot;; IF([.$A335]=&quot;&quot;;&quot;&quot;;COM.MICROSOFT.CONCAT(&quot;&quot;&quot;&quot;;[.$A$1];&quot;&quot;&quot;&quot;;&quot;:&quot;;&quot;&quot;&quot;&quot;;[.$A335]; &quot;&quot;&quot;&quot;;&quot;,&quot;)); IF([.$C335]=&quot;&quot;;&quot;&quot;;COM.MICROSOFT.CONCAT(&quot;&quot;&quot;&quot;;[.$C$1];&quot;&quot;&quot;&quot;;&quot;:&quot;;&quot;&quot;&quot;&quot;;[.$C335]; &quot;&quot;&quot;&quot;;&quot;,&quot;)); IF([.$D335]=&quot;&quot;;&quot;&quot;;COM.MICROSOFT.CONCAT(&quot;&quot;&quot;&quot;;[.$D$1];&quot;&quot;&quot;&quot;;&quot;:&quot;;&quot;&quot;&quot;&quot;;[.$D335]; &quot;&quot;&quot;&quot;;&quot;,&quot;));&quot;},&quot;))">
            <text:p/>
          </table:table-cell>
          <table:table-cell/>
          <table:table-cell table:style-name="ce5" table:formula="of:=IF(OR([.$A335]=&quot;&quot;;[.$B335]=[.$B334]);&quot;&quot;;COM.MICROSOFT.CONCAT(&quot;{&quot;; IF([.$B335]=&quot;&quot;;&quot;&quot;;COM.MICROSOFT.CONCAT(&quot;&quot;&quot;&quot;;[.$B$1];&quot;&quot;&quot;&quot;;&quot;:&quot;;&quot;&quot;&quot;&quot;;[.$B335]; &quot;&quot;&quot;&quot;;&quot;,&quot;)); IF([.$D335]=&quot;&quot;;&quot;&quot;;COM.MICROSOFT.CONCAT(&quot;&quot;&quot;&quot;;[.$D$1];&quot;&quot;&quot;&quot;;&quot;:&quot;;&quot;&quot;&quot;&quot;;[.$D335]; &quot;&quot;&quot;&quot;;&quot;,&quot;));&quot;},&quot;))">
            <text:p/>
          </table:table-cell>
          <table:table-cell table:number-columns-repeated="1015"/>
        </table:table-row>
        <table:table-row table:style-name="ro1">
          <table:table-cell table:style-name="ce2" table:number-columns-repeated="5"/>
          <table:table-cell/>
          <table:table-cell table:style-name="ce5" table:formula="of:=IF([.$A336]=&quot;&quot;;&quot;&quot;;COM.MICROSOFT.CONCAT(&quot;{&quot;; IF([.$A336]=&quot;&quot;;&quot;&quot;;COM.MICROSOFT.CONCAT(&quot;&quot;&quot;&quot;;[.$A$1];&quot;&quot;&quot;&quot;;&quot;:&quot;;&quot;&quot;&quot;&quot;;[.$A336]; &quot;&quot;&quot;&quot;;&quot;,&quot;)); IF([.$C336]=&quot;&quot;;&quot;&quot;;COM.MICROSOFT.CONCAT(&quot;&quot;&quot;&quot;;[.$C$1];&quot;&quot;&quot;&quot;;&quot;:&quot;;&quot;&quot;&quot;&quot;;[.$C336]; &quot;&quot;&quot;&quot;;&quot;,&quot;)); IF([.$D336]=&quot;&quot;;&quot;&quot;;COM.MICROSOFT.CONCAT(&quot;&quot;&quot;&quot;;[.$D$1];&quot;&quot;&quot;&quot;;&quot;:&quot;;&quot;&quot;&quot;&quot;;[.$D336]; &quot;&quot;&quot;&quot;;&quot;,&quot;));&quot;},&quot;))">
            <text:p/>
          </table:table-cell>
          <table:table-cell/>
          <table:table-cell table:style-name="ce5" table:formula="of:=IF(OR([.$A336]=&quot;&quot;;[.$B336]=[.$B335]);&quot;&quot;;COM.MICROSOFT.CONCAT(&quot;{&quot;; IF([.$B336]=&quot;&quot;;&quot;&quot;;COM.MICROSOFT.CONCAT(&quot;&quot;&quot;&quot;;[.$B$1];&quot;&quot;&quot;&quot;;&quot;:&quot;;&quot;&quot;&quot;&quot;;[.$B336]; &quot;&quot;&quot;&quot;;&quot;,&quot;)); IF([.$D336]=&quot;&quot;;&quot;&quot;;COM.MICROSOFT.CONCAT(&quot;&quot;&quot;&quot;;[.$D$1];&quot;&quot;&quot;&quot;;&quot;:&quot;;&quot;&quot;&quot;&quot;;[.$D336]; &quot;&quot;&quot;&quot;;&quot;,&quot;));&quot;},&quot;))">
            <text:p/>
          </table:table-cell>
          <table:table-cell table:number-columns-repeated="1015"/>
        </table:table-row>
        <table:table-row table:style-name="ro1" table:number-rows-repeated="10482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aby.A3:baby.A20">
            <calcext:condition calcext:apply-style-name="DISABLED" calcext:value="formula-is([.$A3]=&quot;&quot;)" calcext:base-cell-address="baby.A3"/>
            <calcext:condition calcext:apply-style-name="ERROR" calcext:value="formula-is(ISERROR([.$A3]))" calcext:base-cell-address="baby.A3"/>
            <calcext:condition calcext:apply-style-name="POGO" calcext:value="formula-is([.$A3]=&quot;POGO&quot;)" calcext:base-cell-address="baby.A3"/>
            <calcext:condition calcext:apply-style-name="CUSTOM" calcext:value="formula-is(OR([.$A3]=&quot;PLACEHOLDER&quot;;[.$A3]=&quot;FORM&quot;;[.$A3]=&quot;GENDER&quot;))" calcext:base-cell-address="baby.A3"/>
            <calcext:condition calcext:apply-style-name="COSTUME" calcext:value="formula-is([.$A3]=&quot;COSTUME&quot;)" calcext:base-cell-address="baby.A3"/>
            <calcext:condition calcext:apply-style-name="MEGA" calcext:value="formula-is([.$A3]=&quot;MEGA&quot;)" calcext:base-cell-address="baby.A3"/>
            <calcext:condition calcext:apply-style-name="DISABLED" calcext:value="formula-is([.$A3]=&quot;&quot;)" calcext:base-cell-address="baby.A3"/>
          </calcext:conditional-format>
        </calcext:conditional-formats>
      </table:table>
      <table:table table:name="unown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15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COSTUME</text:p>
          </table:table-cell>
          <table:table-cell table:style-name="ce1"/>
          <table:table-cell table:style-name="ce4"/>
          <table:table-cell table:style-name="ce1" office:value-type="string" calcext:value-type="string">
            <text:p>OUTPUT</text:p>
          </table:table-cell>
          <table:table-cell table:style-name="ce4"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A</text:p>
          </table:table-cell>
          <table:table-cell table:style-name="ce2" table:number-columns-repeated="2"/>
          <table:table-cell/>
          <table:table-cell table:style-name="ce5" table:formula="of:=IF([.$A2]=&quot;&quot;;&quot;&quot;;COM.MICROSOFT.CONCAT(&quot;{&quot;; IF([.$A2]=&quot;&quot;;&quot;&quot;;COM.MICROSOFT.CONCAT(&quot;&quot;&quot;&quot;;[.$A$1];&quot;&quot;&quot;&quot;;&quot;:&quot;;&quot;&quot;&quot;&quot;;[.$A2]; &quot;&quot;&quot;&quot;;&quot;,&quot;)); IF([.$B2]=&quot;&quot;;&quot;&quot;;COM.MICROSOFT.CONCAT(&quot;&quot;&quot;&quot;;[.$B$1];&quot;&quot;&quot;&quot;;&quot;:&quot;;&quot;&quot;&quot;&quot;;[.$B2]; &quot;&quot;&quot;&quot;;&quot;,&quot;)); IF([.$C2]=&quot;&quot;;&quot;&quot;;COM.MICROSOFT.CONCAT(&quot;&quot;&quot;&quot;;[.$C$1];&quot;&quot;&quot;&quot;;&quot;:&quot;;&quot;&quot;&quot;&quot;;[.$C2]; &quot;&quot;&quot;&quot;;&quot;,&quot;));&quot;},&quot;))" office:value-type="string" office:string-value="{&quot;ID&quot;:&quot;UNOWN&quot;,&quot;FORM&quot;:&quot;A&quot;,}," calcext:value-type="string">
            <text:p>{"ID":"UNOWN","FORM":"A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B</text:p>
          </table:table-cell>
          <table:table-cell table:style-name="ce2" table:number-columns-repeated="2"/>
          <table:table-cell/>
          <table:table-cell table:style-name="ce5" table:formula="of:=IF([.$A3]=&quot;&quot;;&quot;&quot;;COM.MICROSOFT.CONCAT(&quot;{&quot;; IF([.$A3]=&quot;&quot;;&quot;&quot;;COM.MICROSOFT.CONCAT(&quot;&quot;&quot;&quot;;[.$A$1];&quot;&quot;&quot;&quot;;&quot;:&quot;;&quot;&quot;&quot;&quot;;[.$A3]; &quot;&quot;&quot;&quot;;&quot;,&quot;)); IF([.$B3]=&quot;&quot;;&quot;&quot;;COM.MICROSOFT.CONCAT(&quot;&quot;&quot;&quot;;[.$B$1];&quot;&quot;&quot;&quot;;&quot;:&quot;;&quot;&quot;&quot;&quot;;[.$B3]; &quot;&quot;&quot;&quot;;&quot;,&quot;)); IF([.$C3]=&quot;&quot;;&quot;&quot;;COM.MICROSOFT.CONCAT(&quot;&quot;&quot;&quot;;[.$C$1];&quot;&quot;&quot;&quot;;&quot;:&quot;;&quot;&quot;&quot;&quot;;[.$C3]; &quot;&quot;&quot;&quot;;&quot;,&quot;));&quot;},&quot;))" office:value-type="string" office:string-value="{&quot;ID&quot;:&quot;UNOWN&quot;,&quot;FORM&quot;:&quot;B&quot;,}," calcext:value-type="string">
            <text:p>{"ID":"UNOWN","FORM":"B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C</text:p>
          </table:table-cell>
          <table:table-cell table:style-name="ce2" table:number-columns-repeated="2"/>
          <table:table-cell/>
          <table:table-cell table:style-name="ce5" table:formula="of:=IF([.$A4]=&quot;&quot;;&quot;&quot;;COM.MICROSOFT.CONCAT(&quot;{&quot;; IF([.$A4]=&quot;&quot;;&quot;&quot;;COM.MICROSOFT.CONCAT(&quot;&quot;&quot;&quot;;[.$A$1];&quot;&quot;&quot;&quot;;&quot;:&quot;;&quot;&quot;&quot;&quot;;[.$A4]; &quot;&quot;&quot;&quot;;&quot;,&quot;)); IF([.$B4]=&quot;&quot;;&quot;&quot;;COM.MICROSOFT.CONCAT(&quot;&quot;&quot;&quot;;[.$B$1];&quot;&quot;&quot;&quot;;&quot;:&quot;;&quot;&quot;&quot;&quot;;[.$B4]; &quot;&quot;&quot;&quot;;&quot;,&quot;)); IF([.$C4]=&quot;&quot;;&quot;&quot;;COM.MICROSOFT.CONCAT(&quot;&quot;&quot;&quot;;[.$C$1];&quot;&quot;&quot;&quot;;&quot;:&quot;;&quot;&quot;&quot;&quot;;[.$C4]; &quot;&quot;&quot;&quot;;&quot;,&quot;));&quot;},&quot;))" office:value-type="string" office:string-value="{&quot;ID&quot;:&quot;UNOWN&quot;,&quot;FORM&quot;:&quot;C&quot;,}," calcext:value-type="string">
            <text:p>{"ID":"UNOWN","FORM":"C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D</text:p>
          </table:table-cell>
          <table:table-cell table:style-name="ce2" table:number-columns-repeated="2"/>
          <table:table-cell/>
          <table:table-cell table:style-name="ce5" table:formula="of:=IF([.$A5]=&quot;&quot;;&quot;&quot;;COM.MICROSOFT.CONCAT(&quot;{&quot;; IF([.$A5]=&quot;&quot;;&quot;&quot;;COM.MICROSOFT.CONCAT(&quot;&quot;&quot;&quot;;[.$A$1];&quot;&quot;&quot;&quot;;&quot;:&quot;;&quot;&quot;&quot;&quot;;[.$A5]; &quot;&quot;&quot;&quot;;&quot;,&quot;)); IF([.$B5]=&quot;&quot;;&quot;&quot;;COM.MICROSOFT.CONCAT(&quot;&quot;&quot;&quot;;[.$B$1];&quot;&quot;&quot;&quot;;&quot;:&quot;;&quot;&quot;&quot;&quot;;[.$B5]; &quot;&quot;&quot;&quot;;&quot;,&quot;)); IF([.$C5]=&quot;&quot;;&quot;&quot;;COM.MICROSOFT.CONCAT(&quot;&quot;&quot;&quot;;[.$C$1];&quot;&quot;&quot;&quot;;&quot;:&quot;;&quot;&quot;&quot;&quot;;[.$C5]; &quot;&quot;&quot;&quot;;&quot;,&quot;));&quot;},&quot;))" office:value-type="string" office:string-value="{&quot;ID&quot;:&quot;UNOWN&quot;,&quot;FORM&quot;:&quot;D&quot;,}," calcext:value-type="string">
            <text:p>{"ID":"UNOWN","FORM":"D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E</text:p>
          </table:table-cell>
          <table:table-cell table:style-name="ce2" table:number-columns-repeated="2"/>
          <table:table-cell/>
          <table:table-cell table:style-name="ce5" table:formula="of:=IF([.$A6]=&quot;&quot;;&quot;&quot;;COM.MICROSOFT.CONCAT(&quot;{&quot;; IF([.$A6]=&quot;&quot;;&quot;&quot;;COM.MICROSOFT.CONCAT(&quot;&quot;&quot;&quot;;[.$A$1];&quot;&quot;&quot;&quot;;&quot;:&quot;;&quot;&quot;&quot;&quot;;[.$A6]; &quot;&quot;&quot;&quot;;&quot;,&quot;)); IF([.$B6]=&quot;&quot;;&quot;&quot;;COM.MICROSOFT.CONCAT(&quot;&quot;&quot;&quot;;[.$B$1];&quot;&quot;&quot;&quot;;&quot;:&quot;;&quot;&quot;&quot;&quot;;[.$B6]; &quot;&quot;&quot;&quot;;&quot;,&quot;)); IF([.$C6]=&quot;&quot;;&quot;&quot;;COM.MICROSOFT.CONCAT(&quot;&quot;&quot;&quot;;[.$C$1];&quot;&quot;&quot;&quot;;&quot;:&quot;;&quot;&quot;&quot;&quot;;[.$C6]; &quot;&quot;&quot;&quot;;&quot;,&quot;));&quot;},&quot;))" office:value-type="string" office:string-value="{&quot;ID&quot;:&quot;UNOWN&quot;,&quot;FORM&quot;:&quot;E&quot;,}," calcext:value-type="string">
            <text:p>{"ID":"UNOWN","FORM":"E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2"/>
          <table:table-cell/>
          <table:table-cell table:style-name="ce5" table:formula="of:=IF([.$A7]=&quot;&quot;;&quot;&quot;;COM.MICROSOFT.CONCAT(&quot;{&quot;; IF([.$A7]=&quot;&quot;;&quot;&quot;;COM.MICROSOFT.CONCAT(&quot;&quot;&quot;&quot;;[.$A$1];&quot;&quot;&quot;&quot;;&quot;:&quot;;&quot;&quot;&quot;&quot;;[.$A7]; &quot;&quot;&quot;&quot;;&quot;,&quot;)); IF([.$B7]=&quot;&quot;;&quot;&quot;;COM.MICROSOFT.CONCAT(&quot;&quot;&quot;&quot;;[.$B$1];&quot;&quot;&quot;&quot;;&quot;:&quot;;&quot;&quot;&quot;&quot;;[.$B7]; &quot;&quot;&quot;&quot;;&quot;,&quot;)); IF([.$C7]=&quot;&quot;;&quot;&quot;;COM.MICROSOFT.CONCAT(&quot;&quot;&quot;&quot;;[.$C$1];&quot;&quot;&quot;&quot;;&quot;:&quot;;&quot;&quot;&quot;&quot;;[.$C7]; &quot;&quot;&quot;&quot;;&quot;,&quot;));&quot;},&quot;))" office:value-type="string" office:string-value="{&quot;ID&quot;:&quot;UNOWN&quot;,&quot;FORM&quot;:&quot;F&quot;,}," calcext:value-type="string">
            <text:p>{"ID":"UNOWN","FORM":"F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G</text:p>
          </table:table-cell>
          <table:table-cell table:style-name="ce2" table:number-columns-repeated="2"/>
          <table:table-cell/>
          <table:table-cell table:style-name="ce5" table:formula="of:=IF([.$A8]=&quot;&quot;;&quot;&quot;;COM.MICROSOFT.CONCAT(&quot;{&quot;; IF([.$A8]=&quot;&quot;;&quot;&quot;;COM.MICROSOFT.CONCAT(&quot;&quot;&quot;&quot;;[.$A$1];&quot;&quot;&quot;&quot;;&quot;:&quot;;&quot;&quot;&quot;&quot;;[.$A8]; &quot;&quot;&quot;&quot;;&quot;,&quot;)); IF([.$B8]=&quot;&quot;;&quot;&quot;;COM.MICROSOFT.CONCAT(&quot;&quot;&quot;&quot;;[.$B$1];&quot;&quot;&quot;&quot;;&quot;:&quot;;&quot;&quot;&quot;&quot;;[.$B8]; &quot;&quot;&quot;&quot;;&quot;,&quot;)); IF([.$C8]=&quot;&quot;;&quot;&quot;;COM.MICROSOFT.CONCAT(&quot;&quot;&quot;&quot;;[.$C$1];&quot;&quot;&quot;&quot;;&quot;:&quot;;&quot;&quot;&quot;&quot;;[.$C8]; &quot;&quot;&quot;&quot;;&quot;,&quot;));&quot;},&quot;))" office:value-type="string" office:string-value="{&quot;ID&quot;:&quot;UNOWN&quot;,&quot;FORM&quot;:&quot;G&quot;,}," calcext:value-type="string">
            <text:p>{"ID":"UNOWN","FORM":"G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H</text:p>
          </table:table-cell>
          <table:table-cell table:style-name="ce2" table:number-columns-repeated="2"/>
          <table:table-cell/>
          <table:table-cell table:style-name="ce5" table:formula="of:=IF([.$A9]=&quot;&quot;;&quot;&quot;;COM.MICROSOFT.CONCAT(&quot;{&quot;; IF([.$A9]=&quot;&quot;;&quot;&quot;;COM.MICROSOFT.CONCAT(&quot;&quot;&quot;&quot;;[.$A$1];&quot;&quot;&quot;&quot;;&quot;:&quot;;&quot;&quot;&quot;&quot;;[.$A9]; &quot;&quot;&quot;&quot;;&quot;,&quot;)); IF([.$B9]=&quot;&quot;;&quot;&quot;;COM.MICROSOFT.CONCAT(&quot;&quot;&quot;&quot;;[.$B$1];&quot;&quot;&quot;&quot;;&quot;:&quot;;&quot;&quot;&quot;&quot;;[.$B9]; &quot;&quot;&quot;&quot;;&quot;,&quot;)); IF([.$C9]=&quot;&quot;;&quot;&quot;;COM.MICROSOFT.CONCAT(&quot;&quot;&quot;&quot;;[.$C$1];&quot;&quot;&quot;&quot;;&quot;:&quot;;&quot;&quot;&quot;&quot;;[.$C9]; &quot;&quot;&quot;&quot;;&quot;,&quot;));&quot;},&quot;))" office:value-type="string" office:string-value="{&quot;ID&quot;:&quot;UNOWN&quot;,&quot;FORM&quot;:&quot;H&quot;,}," calcext:value-type="string">
            <text:p>{"ID":"UNOWN","FORM":"H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I</text:p>
          </table:table-cell>
          <table:table-cell table:style-name="ce2" table:number-columns-repeated="2"/>
          <table:table-cell/>
          <table:table-cell table:style-name="ce5" table:formula="of:=IF([.$A10]=&quot;&quot;;&quot;&quot;;COM.MICROSOFT.CONCAT(&quot;{&quot;; IF([.$A10]=&quot;&quot;;&quot;&quot;;COM.MICROSOFT.CONCAT(&quot;&quot;&quot;&quot;;[.$A$1];&quot;&quot;&quot;&quot;;&quot;:&quot;;&quot;&quot;&quot;&quot;;[.$A10]; &quot;&quot;&quot;&quot;;&quot;,&quot;)); IF([.$B10]=&quot;&quot;;&quot;&quot;;COM.MICROSOFT.CONCAT(&quot;&quot;&quot;&quot;;[.$B$1];&quot;&quot;&quot;&quot;;&quot;:&quot;;&quot;&quot;&quot;&quot;;[.$B10]; &quot;&quot;&quot;&quot;;&quot;,&quot;)); IF([.$C10]=&quot;&quot;;&quot;&quot;;COM.MICROSOFT.CONCAT(&quot;&quot;&quot;&quot;;[.$C$1];&quot;&quot;&quot;&quot;;&quot;:&quot;;&quot;&quot;&quot;&quot;;[.$C10]; &quot;&quot;&quot;&quot;;&quot;,&quot;));&quot;},&quot;))" office:value-type="string" office:string-value="{&quot;ID&quot;:&quot;UNOWN&quot;,&quot;FORM&quot;:&quot;I&quot;,}," calcext:value-type="string">
            <text:p>{"ID":"UNOWN","FORM":"I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J</text:p>
          </table:table-cell>
          <table:table-cell table:style-name="ce2" table:number-columns-repeated="2"/>
          <table:table-cell/>
          <table:table-cell table:style-name="ce5" table:formula="of:=IF([.$A11]=&quot;&quot;;&quot;&quot;;COM.MICROSOFT.CONCAT(&quot;{&quot;; IF([.$A11]=&quot;&quot;;&quot;&quot;;COM.MICROSOFT.CONCAT(&quot;&quot;&quot;&quot;;[.$A$1];&quot;&quot;&quot;&quot;;&quot;:&quot;;&quot;&quot;&quot;&quot;;[.$A11]; &quot;&quot;&quot;&quot;;&quot;,&quot;)); IF([.$B11]=&quot;&quot;;&quot;&quot;;COM.MICROSOFT.CONCAT(&quot;&quot;&quot;&quot;;[.$B$1];&quot;&quot;&quot;&quot;;&quot;:&quot;;&quot;&quot;&quot;&quot;;[.$B11]; &quot;&quot;&quot;&quot;;&quot;,&quot;)); IF([.$C11]=&quot;&quot;;&quot;&quot;;COM.MICROSOFT.CONCAT(&quot;&quot;&quot;&quot;;[.$C$1];&quot;&quot;&quot;&quot;;&quot;:&quot;;&quot;&quot;&quot;&quot;;[.$C11]; &quot;&quot;&quot;&quot;;&quot;,&quot;));&quot;},&quot;))" office:value-type="string" office:string-value="{&quot;ID&quot;:&quot;UNOWN&quot;,&quot;FORM&quot;:&quot;J&quot;,}," calcext:value-type="string">
            <text:p>{"ID":"UNOWN","FORM":"J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/>
          <table:table-cell table:style-name="ce5" table:formula="of:=IF([.$A12]=&quot;&quot;;&quot;&quot;;COM.MICROSOFT.CONCAT(&quot;{&quot;; IF([.$A12]=&quot;&quot;;&quot;&quot;;COM.MICROSOFT.CONCAT(&quot;&quot;&quot;&quot;;[.$A$1];&quot;&quot;&quot;&quot;;&quot;:&quot;;&quot;&quot;&quot;&quot;;[.$A12]; &quot;&quot;&quot;&quot;;&quot;,&quot;)); IF([.$B12]=&quot;&quot;;&quot;&quot;;COM.MICROSOFT.CONCAT(&quot;&quot;&quot;&quot;;[.$B$1];&quot;&quot;&quot;&quot;;&quot;:&quot;;&quot;&quot;&quot;&quot;;[.$B12]; &quot;&quot;&quot;&quot;;&quot;,&quot;)); IF([.$C12]=&quot;&quot;;&quot;&quot;;COM.MICROSOFT.CONCAT(&quot;&quot;&quot;&quot;;[.$C$1];&quot;&quot;&quot;&quot;;&quot;:&quot;;&quot;&quot;&quot;&quot;;[.$C12]; &quot;&quot;&quot;&quot;;&quot;,&quot;));&quot;},&quot;))" office:value-type="string" office:string-value="{&quot;ID&quot;:&quot;UNOWN&quot;,&quot;FORM&quot;:&quot;K&quot;,}," calcext:value-type="string">
            <text:p>{"ID":"UNOWN","FORM":"K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L</text:p>
          </table:table-cell>
          <table:table-cell table:style-name="ce2" table:number-columns-repeated="2"/>
          <table:table-cell/>
          <table:table-cell table:style-name="ce5" table:formula="of:=IF([.$A13]=&quot;&quot;;&quot;&quot;;COM.MICROSOFT.CONCAT(&quot;{&quot;; IF([.$A13]=&quot;&quot;;&quot;&quot;;COM.MICROSOFT.CONCAT(&quot;&quot;&quot;&quot;;[.$A$1];&quot;&quot;&quot;&quot;;&quot;:&quot;;&quot;&quot;&quot;&quot;;[.$A13]; &quot;&quot;&quot;&quot;;&quot;,&quot;)); IF([.$B13]=&quot;&quot;;&quot;&quot;;COM.MICROSOFT.CONCAT(&quot;&quot;&quot;&quot;;[.$B$1];&quot;&quot;&quot;&quot;;&quot;:&quot;;&quot;&quot;&quot;&quot;;[.$B13]; &quot;&quot;&quot;&quot;;&quot;,&quot;)); IF([.$C13]=&quot;&quot;;&quot;&quot;;COM.MICROSOFT.CONCAT(&quot;&quot;&quot;&quot;;[.$C$1];&quot;&quot;&quot;&quot;;&quot;:&quot;;&quot;&quot;&quot;&quot;;[.$C13]; &quot;&quot;&quot;&quot;;&quot;,&quot;));&quot;},&quot;))" office:value-type="string" office:string-value="{&quot;ID&quot;:&quot;UNOWN&quot;,&quot;FORM&quot;:&quot;L&quot;,}," calcext:value-type="string">
            <text:p>{"ID":"UNOWN","FORM":"L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/>
          <table:table-cell table:style-name="ce5" table:formula="of:=IF([.$A14]=&quot;&quot;;&quot;&quot;;COM.MICROSOFT.CONCAT(&quot;{&quot;; IF([.$A14]=&quot;&quot;;&quot;&quot;;COM.MICROSOFT.CONCAT(&quot;&quot;&quot;&quot;;[.$A$1];&quot;&quot;&quot;&quot;;&quot;:&quot;;&quot;&quot;&quot;&quot;;[.$A14]; &quot;&quot;&quot;&quot;;&quot;,&quot;)); IF([.$B14]=&quot;&quot;;&quot;&quot;;COM.MICROSOFT.CONCAT(&quot;&quot;&quot;&quot;;[.$B$1];&quot;&quot;&quot;&quot;;&quot;:&quot;;&quot;&quot;&quot;&quot;;[.$B14]; &quot;&quot;&quot;&quot;;&quot;,&quot;)); IF([.$C14]=&quot;&quot;;&quot;&quot;;COM.MICROSOFT.CONCAT(&quot;&quot;&quot;&quot;;[.$C$1];&quot;&quot;&quot;&quot;;&quot;:&quot;;&quot;&quot;&quot;&quot;;[.$C14]; &quot;&quot;&quot;&quot;;&quot;,&quot;));&quot;},&quot;))" office:value-type="string" office:string-value="{&quot;ID&quot;:&quot;UNOWN&quot;,&quot;FORM&quot;:&quot;M&quot;,}," calcext:value-type="string">
            <text:p>{"ID":"UNOWN","FORM":"M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"/>
          <table:table-cell/>
          <table:table-cell table:style-name="ce5" table:formula="of:=IF([.$A15]=&quot;&quot;;&quot;&quot;;COM.MICROSOFT.CONCAT(&quot;{&quot;; IF([.$A15]=&quot;&quot;;&quot;&quot;;COM.MICROSOFT.CONCAT(&quot;&quot;&quot;&quot;;[.$A$1];&quot;&quot;&quot;&quot;;&quot;:&quot;;&quot;&quot;&quot;&quot;;[.$A15]; &quot;&quot;&quot;&quot;;&quot;,&quot;)); IF([.$B15]=&quot;&quot;;&quot;&quot;;COM.MICROSOFT.CONCAT(&quot;&quot;&quot;&quot;;[.$B$1];&quot;&quot;&quot;&quot;;&quot;:&quot;;&quot;&quot;&quot;&quot;;[.$B15]; &quot;&quot;&quot;&quot;;&quot;,&quot;)); IF([.$C15]=&quot;&quot;;&quot;&quot;;COM.MICROSOFT.CONCAT(&quot;&quot;&quot;&quot;;[.$C$1];&quot;&quot;&quot;&quot;;&quot;:&quot;;&quot;&quot;&quot;&quot;;[.$C15]; &quot;&quot;&quot;&quot;;&quot;,&quot;));&quot;},&quot;))" office:value-type="string" office:string-value="{&quot;ID&quot;:&quot;UNOWN&quot;,&quot;FORM&quot;:&quot;N&quot;,}," calcext:value-type="string">
            <text:p>{"ID":"UNOWN","FORM":"N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/>
          <table:table-cell table:style-name="ce5" table:formula="of:=IF([.$A16]=&quot;&quot;;&quot;&quot;;COM.MICROSOFT.CONCAT(&quot;{&quot;; IF([.$A16]=&quot;&quot;;&quot;&quot;;COM.MICROSOFT.CONCAT(&quot;&quot;&quot;&quot;;[.$A$1];&quot;&quot;&quot;&quot;;&quot;:&quot;;&quot;&quot;&quot;&quot;;[.$A16]; &quot;&quot;&quot;&quot;;&quot;,&quot;)); IF([.$B16]=&quot;&quot;;&quot;&quot;;COM.MICROSOFT.CONCAT(&quot;&quot;&quot;&quot;;[.$B$1];&quot;&quot;&quot;&quot;;&quot;:&quot;;&quot;&quot;&quot;&quot;;[.$B16]; &quot;&quot;&quot;&quot;;&quot;,&quot;)); IF([.$C16]=&quot;&quot;;&quot;&quot;;COM.MICROSOFT.CONCAT(&quot;&quot;&quot;&quot;;[.$C$1];&quot;&quot;&quot;&quot;;&quot;:&quot;;&quot;&quot;&quot;&quot;;[.$C16]; &quot;&quot;&quot;&quot;;&quot;,&quot;));&quot;},&quot;))" office:value-type="string" office:string-value="{&quot;ID&quot;:&quot;UNOWN&quot;,&quot;FORM&quot;:&quot;O&quot;,}," calcext:value-type="string">
            <text:p>{"ID":"UNOWN","FORM":"O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2"/>
          <table:table-cell/>
          <table:table-cell table:style-name="ce5" table:formula="of:=IF([.$A17]=&quot;&quot;;&quot;&quot;;COM.MICROSOFT.CONCAT(&quot;{&quot;; IF([.$A17]=&quot;&quot;;&quot;&quot;;COM.MICROSOFT.CONCAT(&quot;&quot;&quot;&quot;;[.$A$1];&quot;&quot;&quot;&quot;;&quot;:&quot;;&quot;&quot;&quot;&quot;;[.$A17]; &quot;&quot;&quot;&quot;;&quot;,&quot;)); IF([.$B17]=&quot;&quot;;&quot;&quot;;COM.MICROSOFT.CONCAT(&quot;&quot;&quot;&quot;;[.$B$1];&quot;&quot;&quot;&quot;;&quot;:&quot;;&quot;&quot;&quot;&quot;;[.$B17]; &quot;&quot;&quot;&quot;;&quot;,&quot;)); IF([.$C17]=&quot;&quot;;&quot;&quot;;COM.MICROSOFT.CONCAT(&quot;&quot;&quot;&quot;;[.$C$1];&quot;&quot;&quot;&quot;;&quot;:&quot;;&quot;&quot;&quot;&quot;;[.$C17]; &quot;&quot;&quot;&quot;;&quot;,&quot;));&quot;},&quot;))" office:value-type="string" office:string-value="{&quot;ID&quot;:&quot;UNOWN&quot;,&quot;FORM&quot;:&quot;P&quot;,}," calcext:value-type="string">
            <text:p>{"ID":"UNOWN","FORM":"P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Q</text:p>
          </table:table-cell>
          <table:table-cell table:style-name="ce2" table:number-columns-repeated="2"/>
          <table:table-cell/>
          <table:table-cell table:style-name="ce5" table:formula="of:=IF([.$A18]=&quot;&quot;;&quot;&quot;;COM.MICROSOFT.CONCAT(&quot;{&quot;; IF([.$A18]=&quot;&quot;;&quot;&quot;;COM.MICROSOFT.CONCAT(&quot;&quot;&quot;&quot;;[.$A$1];&quot;&quot;&quot;&quot;;&quot;:&quot;;&quot;&quot;&quot;&quot;;[.$A18]; &quot;&quot;&quot;&quot;;&quot;,&quot;)); IF([.$B18]=&quot;&quot;;&quot;&quot;;COM.MICROSOFT.CONCAT(&quot;&quot;&quot;&quot;;[.$B$1];&quot;&quot;&quot;&quot;;&quot;:&quot;;&quot;&quot;&quot;&quot;;[.$B18]; &quot;&quot;&quot;&quot;;&quot;,&quot;)); IF([.$C18]=&quot;&quot;;&quot;&quot;;COM.MICROSOFT.CONCAT(&quot;&quot;&quot;&quot;;[.$C$1];&quot;&quot;&quot;&quot;;&quot;:&quot;;&quot;&quot;&quot;&quot;;[.$C18]; &quot;&quot;&quot;&quot;;&quot;,&quot;));&quot;},&quot;))" office:value-type="string" office:string-value="{&quot;ID&quot;:&quot;UNOWN&quot;,&quot;FORM&quot;:&quot;Q&quot;,}," calcext:value-type="string">
            <text:p>{"ID":"UNOWN","FORM":"Q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/>
          <table:table-cell table:style-name="ce5" table:formula="of:=IF([.$A19]=&quot;&quot;;&quot;&quot;;COM.MICROSOFT.CONCAT(&quot;{&quot;; IF([.$A19]=&quot;&quot;;&quot;&quot;;COM.MICROSOFT.CONCAT(&quot;&quot;&quot;&quot;;[.$A$1];&quot;&quot;&quot;&quot;;&quot;:&quot;;&quot;&quot;&quot;&quot;;[.$A19]; &quot;&quot;&quot;&quot;;&quot;,&quot;)); IF([.$B19]=&quot;&quot;;&quot;&quot;;COM.MICROSOFT.CONCAT(&quot;&quot;&quot;&quot;;[.$B$1];&quot;&quot;&quot;&quot;;&quot;:&quot;;&quot;&quot;&quot;&quot;;[.$B19]; &quot;&quot;&quot;&quot;;&quot;,&quot;)); IF([.$C19]=&quot;&quot;;&quot;&quot;;COM.MICROSOFT.CONCAT(&quot;&quot;&quot;&quot;;[.$C$1];&quot;&quot;&quot;&quot;;&quot;:&quot;;&quot;&quot;&quot;&quot;;[.$C19]; &quot;&quot;&quot;&quot;;&quot;,&quot;));&quot;},&quot;))" office:value-type="string" office:string-value="{&quot;ID&quot;:&quot;UNOWN&quot;,&quot;FORM&quot;:&quot;R&quot;,}," calcext:value-type="string">
            <text:p>{"ID":"UNOWN","FORM":"R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2"/>
          <table:table-cell/>
          <table:table-cell table:style-name="ce5" table:formula="of:=IF([.$A20]=&quot;&quot;;&quot;&quot;;COM.MICROSOFT.CONCAT(&quot;{&quot;; IF([.$A20]=&quot;&quot;;&quot;&quot;;COM.MICROSOFT.CONCAT(&quot;&quot;&quot;&quot;;[.$A$1];&quot;&quot;&quot;&quot;;&quot;:&quot;;&quot;&quot;&quot;&quot;;[.$A20]; &quot;&quot;&quot;&quot;;&quot;,&quot;)); IF([.$B20]=&quot;&quot;;&quot;&quot;;COM.MICROSOFT.CONCAT(&quot;&quot;&quot;&quot;;[.$B$1];&quot;&quot;&quot;&quot;;&quot;:&quot;;&quot;&quot;&quot;&quot;;[.$B20]; &quot;&quot;&quot;&quot;;&quot;,&quot;)); IF([.$C20]=&quot;&quot;;&quot;&quot;;COM.MICROSOFT.CONCAT(&quot;&quot;&quot;&quot;;[.$C$1];&quot;&quot;&quot;&quot;;&quot;:&quot;;&quot;&quot;&quot;&quot;;[.$C20]; &quot;&quot;&quot;&quot;;&quot;,&quot;));&quot;},&quot;))" office:value-type="string" office:string-value="{&quot;ID&quot;:&quot;UNOWN&quot;,&quot;FORM&quot;:&quot;S&quot;,}," calcext:value-type="string">
            <text:p>{"ID":"UNOWN","FORM":"S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/>
          <table:table-cell table:style-name="ce5" table:formula="of:=IF([.$A21]=&quot;&quot;;&quot;&quot;;COM.MICROSOFT.CONCAT(&quot;{&quot;; IF([.$A21]=&quot;&quot;;&quot;&quot;;COM.MICROSOFT.CONCAT(&quot;&quot;&quot;&quot;;[.$A$1];&quot;&quot;&quot;&quot;;&quot;:&quot;;&quot;&quot;&quot;&quot;;[.$A21]; &quot;&quot;&quot;&quot;;&quot;,&quot;)); IF([.$B21]=&quot;&quot;;&quot;&quot;;COM.MICROSOFT.CONCAT(&quot;&quot;&quot;&quot;;[.$B$1];&quot;&quot;&quot;&quot;;&quot;:&quot;;&quot;&quot;&quot;&quot;;[.$B21]; &quot;&quot;&quot;&quot;;&quot;,&quot;)); IF([.$C21]=&quot;&quot;;&quot;&quot;;COM.MICROSOFT.CONCAT(&quot;&quot;&quot;&quot;;[.$C$1];&quot;&quot;&quot;&quot;;&quot;:&quot;;&quot;&quot;&quot;&quot;;[.$C21]; &quot;&quot;&quot;&quot;;&quot;,&quot;));&quot;},&quot;))" office:value-type="string" office:string-value="{&quot;ID&quot;:&quot;UNOWN&quot;,&quot;FORM&quot;:&quot;T&quot;,}," calcext:value-type="string">
            <text:p>{"ID":"UNOWN","FORM":"T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U</text:p>
          </table:table-cell>
          <table:table-cell table:style-name="ce2" table:number-columns-repeated="2"/>
          <table:table-cell/>
          <table:table-cell table:style-name="ce5" table:formula="of:=IF([.$A22]=&quot;&quot;;&quot;&quot;;COM.MICROSOFT.CONCAT(&quot;{&quot;; IF([.$A22]=&quot;&quot;;&quot;&quot;;COM.MICROSOFT.CONCAT(&quot;&quot;&quot;&quot;;[.$A$1];&quot;&quot;&quot;&quot;;&quot;:&quot;;&quot;&quot;&quot;&quot;;[.$A22]; &quot;&quot;&quot;&quot;;&quot;,&quot;)); IF([.$B22]=&quot;&quot;;&quot;&quot;;COM.MICROSOFT.CONCAT(&quot;&quot;&quot;&quot;;[.$B$1];&quot;&quot;&quot;&quot;;&quot;:&quot;;&quot;&quot;&quot;&quot;;[.$B22]; &quot;&quot;&quot;&quot;;&quot;,&quot;)); IF([.$C22]=&quot;&quot;;&quot;&quot;;COM.MICROSOFT.CONCAT(&quot;&quot;&quot;&quot;;[.$C$1];&quot;&quot;&quot;&quot;;&quot;:&quot;;&quot;&quot;&quot;&quot;;[.$C22]; &quot;&quot;&quot;&quot;;&quot;,&quot;));&quot;},&quot;))" office:value-type="string" office:string-value="{&quot;ID&quot;:&quot;UNOWN&quot;,&quot;FORM&quot;:&quot;U&quot;,}," calcext:value-type="string">
            <text:p>{"ID":"UNOWN","FORM":"U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V</text:p>
          </table:table-cell>
          <table:table-cell table:style-name="ce2" table:number-columns-repeated="2"/>
          <table:table-cell/>
          <table:table-cell table:style-name="ce5" table:formula="of:=IF([.$A23]=&quot;&quot;;&quot;&quot;;COM.MICROSOFT.CONCAT(&quot;{&quot;; IF([.$A23]=&quot;&quot;;&quot;&quot;;COM.MICROSOFT.CONCAT(&quot;&quot;&quot;&quot;;[.$A$1];&quot;&quot;&quot;&quot;;&quot;:&quot;;&quot;&quot;&quot;&quot;;[.$A23]; &quot;&quot;&quot;&quot;;&quot;,&quot;)); IF([.$B23]=&quot;&quot;;&quot;&quot;;COM.MICROSOFT.CONCAT(&quot;&quot;&quot;&quot;;[.$B$1];&quot;&quot;&quot;&quot;;&quot;:&quot;;&quot;&quot;&quot;&quot;;[.$B23]; &quot;&quot;&quot;&quot;;&quot;,&quot;)); IF([.$C23]=&quot;&quot;;&quot;&quot;;COM.MICROSOFT.CONCAT(&quot;&quot;&quot;&quot;;[.$C$1];&quot;&quot;&quot;&quot;;&quot;:&quot;;&quot;&quot;&quot;&quot;;[.$C23]; &quot;&quot;&quot;&quot;;&quot;,&quot;));&quot;},&quot;))" office:value-type="string" office:string-value="{&quot;ID&quot;:&quot;UNOWN&quot;,&quot;FORM&quot;:&quot;V&quot;,}," calcext:value-type="string">
            <text:p>{"ID":"UNOWN","FORM":"V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W</text:p>
          </table:table-cell>
          <table:table-cell table:style-name="ce2" table:number-columns-repeated="2"/>
          <table:table-cell/>
          <table:table-cell table:style-name="ce5" table:formula="of:=IF([.$A24]=&quot;&quot;;&quot;&quot;;COM.MICROSOFT.CONCAT(&quot;{&quot;; IF([.$A24]=&quot;&quot;;&quot;&quot;;COM.MICROSOFT.CONCAT(&quot;&quot;&quot;&quot;;[.$A$1];&quot;&quot;&quot;&quot;;&quot;:&quot;;&quot;&quot;&quot;&quot;;[.$A24]; &quot;&quot;&quot;&quot;;&quot;,&quot;)); IF([.$B24]=&quot;&quot;;&quot;&quot;;COM.MICROSOFT.CONCAT(&quot;&quot;&quot;&quot;;[.$B$1];&quot;&quot;&quot;&quot;;&quot;:&quot;;&quot;&quot;&quot;&quot;;[.$B24]; &quot;&quot;&quot;&quot;;&quot;,&quot;)); IF([.$C24]=&quot;&quot;;&quot;&quot;;COM.MICROSOFT.CONCAT(&quot;&quot;&quot;&quot;;[.$C$1];&quot;&quot;&quot;&quot;;&quot;:&quot;;&quot;&quot;&quot;&quot;;[.$C24]; &quot;&quot;&quot;&quot;;&quot;,&quot;));&quot;},&quot;))" office:value-type="string" office:string-value="{&quot;ID&quot;:&quot;UNOWN&quot;,&quot;FORM&quot;:&quot;W&quot;,}," calcext:value-type="string">
            <text:p>{"ID":"UNOWN","FORM":"W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/>
          <table:table-cell table:style-name="ce5" table:formula="of:=IF([.$A25]=&quot;&quot;;&quot;&quot;;COM.MICROSOFT.CONCAT(&quot;{&quot;; IF([.$A25]=&quot;&quot;;&quot;&quot;;COM.MICROSOFT.CONCAT(&quot;&quot;&quot;&quot;;[.$A$1];&quot;&quot;&quot;&quot;;&quot;:&quot;;&quot;&quot;&quot;&quot;;[.$A25]; &quot;&quot;&quot;&quot;;&quot;,&quot;)); IF([.$B25]=&quot;&quot;;&quot;&quot;;COM.MICROSOFT.CONCAT(&quot;&quot;&quot;&quot;;[.$B$1];&quot;&quot;&quot;&quot;;&quot;:&quot;;&quot;&quot;&quot;&quot;;[.$B25]; &quot;&quot;&quot;&quot;;&quot;,&quot;)); IF([.$C25]=&quot;&quot;;&quot;&quot;;COM.MICROSOFT.CONCAT(&quot;&quot;&quot;&quot;;[.$C$1];&quot;&quot;&quot;&quot;;&quot;:&quot;;&quot;&quot;&quot;&quot;;[.$C25]; &quot;&quot;&quot;&quot;;&quot;,&quot;));&quot;},&quot;))" office:value-type="string" office:string-value="{&quot;ID&quot;:&quot;UNOWN&quot;,&quot;FORM&quot;:&quot;X&quot;,}," calcext:value-type="string">
            <text:p>{"ID":"UNOWN","FORM":"X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/>
          <table:table-cell table:style-name="ce5" table:formula="of:=IF([.$A26]=&quot;&quot;;&quot;&quot;;COM.MICROSOFT.CONCAT(&quot;{&quot;; IF([.$A26]=&quot;&quot;;&quot;&quot;;COM.MICROSOFT.CONCAT(&quot;&quot;&quot;&quot;;[.$A$1];&quot;&quot;&quot;&quot;;&quot;:&quot;;&quot;&quot;&quot;&quot;;[.$A26]; &quot;&quot;&quot;&quot;;&quot;,&quot;)); IF([.$B26]=&quot;&quot;;&quot;&quot;;COM.MICROSOFT.CONCAT(&quot;&quot;&quot;&quot;;[.$B$1];&quot;&quot;&quot;&quot;;&quot;:&quot;;&quot;&quot;&quot;&quot;;[.$B26]; &quot;&quot;&quot;&quot;;&quot;,&quot;)); IF([.$C26]=&quot;&quot;;&quot;&quot;;COM.MICROSOFT.CONCAT(&quot;&quot;&quot;&quot;;[.$C$1];&quot;&quot;&quot;&quot;;&quot;:&quot;;&quot;&quot;&quot;&quot;;[.$C26]; &quot;&quot;&quot;&quot;;&quot;,&quot;));&quot;},&quot;))" office:value-type="string" office:string-value="{&quot;ID&quot;:&quot;UNOWN&quot;,&quot;FORM&quot;:&quot;Y&quot;,}," calcext:value-type="string">
            <text:p>{"ID":"UNOWN","FORM":"Y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2"/>
          <table:table-cell/>
          <table:table-cell table:style-name="ce5" table:formula="of:=IF([.$A27]=&quot;&quot;;&quot;&quot;;COM.MICROSOFT.CONCAT(&quot;{&quot;; IF([.$A27]=&quot;&quot;;&quot;&quot;;COM.MICROSOFT.CONCAT(&quot;&quot;&quot;&quot;;[.$A$1];&quot;&quot;&quot;&quot;;&quot;:&quot;;&quot;&quot;&quot;&quot;;[.$A27]; &quot;&quot;&quot;&quot;;&quot;,&quot;)); IF([.$B27]=&quot;&quot;;&quot;&quot;;COM.MICROSOFT.CONCAT(&quot;&quot;&quot;&quot;;[.$B$1];&quot;&quot;&quot;&quot;;&quot;:&quot;;&quot;&quot;&quot;&quot;;[.$B27]; &quot;&quot;&quot;&quot;;&quot;,&quot;)); IF([.$C27]=&quot;&quot;;&quot;&quot;;COM.MICROSOFT.CONCAT(&quot;&quot;&quot;&quot;;[.$C$1];&quot;&quot;&quot;&quot;;&quot;:&quot;;&quot;&quot;&quot;&quot;;[.$C27]; &quot;&quot;&quot;&quot;;&quot;,&quot;));&quot;},&quot;))" office:value-type="string" office:string-value="{&quot;ID&quot;:&quot;UNOWN&quot;,&quot;FORM&quot;:&quot;Z&quot;,}," calcext:value-type="string">
            <text:p>{"ID":"UNOWN","FORM":"Z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EXCLAMATION_POINT</text:p>
          </table:table-cell>
          <table:table-cell table:style-name="ce2" table:number-columns-repeated="2"/>
          <table:table-cell/>
          <table:table-cell table:style-name="ce5" table:formula="of:=IF([.$A28]=&quot;&quot;;&quot;&quot;;COM.MICROSOFT.CONCAT(&quot;{&quot;; IF([.$A28]=&quot;&quot;;&quot;&quot;;COM.MICROSOFT.CONCAT(&quot;&quot;&quot;&quot;;[.$A$1];&quot;&quot;&quot;&quot;;&quot;:&quot;;&quot;&quot;&quot;&quot;;[.$A28]; &quot;&quot;&quot;&quot;;&quot;,&quot;)); IF([.$B28]=&quot;&quot;;&quot;&quot;;COM.MICROSOFT.CONCAT(&quot;&quot;&quot;&quot;;[.$B$1];&quot;&quot;&quot;&quot;;&quot;:&quot;;&quot;&quot;&quot;&quot;;[.$B28]; &quot;&quot;&quot;&quot;;&quot;,&quot;)); IF([.$C28]=&quot;&quot;;&quot;&quot;;COM.MICROSOFT.CONCAT(&quot;&quot;&quot;&quot;;[.$C$1];&quot;&quot;&quot;&quot;;&quot;:&quot;;&quot;&quot;&quot;&quot;;[.$C28]; &quot;&quot;&quot;&quot;;&quot;,&quot;));&quot;},&quot;))" office:value-type="string" office:string-value="{&quot;ID&quot;:&quot;UNOWN&quot;,&quot;FORM&quot;:&quot;EXCLAMATION_POINT&quot;,}," calcext:value-type="string">
            <text:p>{"ID":"UNOWN","FORM":"EXCLAMATION_POINT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QUESTION_MARK</text:p>
          </table:table-cell>
          <table:table-cell table:style-name="ce2" table:number-columns-repeated="2"/>
          <table:table-cell/>
          <table:table-cell table:style-name="ce5" table:formula="of:=IF([.$A29]=&quot;&quot;;&quot;&quot;;COM.MICROSOFT.CONCAT(&quot;{&quot;; IF([.$A29]=&quot;&quot;;&quot;&quot;;COM.MICROSOFT.CONCAT(&quot;&quot;&quot;&quot;;[.$A$1];&quot;&quot;&quot;&quot;;&quot;:&quot;;&quot;&quot;&quot;&quot;;[.$A29]; &quot;&quot;&quot;&quot;;&quot;,&quot;)); IF([.$B29]=&quot;&quot;;&quot;&quot;;COM.MICROSOFT.CONCAT(&quot;&quot;&quot;&quot;;[.$B$1];&quot;&quot;&quot;&quot;;&quot;:&quot;;&quot;&quot;&quot;&quot;;[.$B29]; &quot;&quot;&quot;&quot;;&quot;,&quot;)); IF([.$C29]=&quot;&quot;;&quot;&quot;;COM.MICROSOFT.CONCAT(&quot;&quot;&quot;&quot;;[.$C$1];&quot;&quot;&quot;&quot;;&quot;:&quot;;&quot;&quot;&quot;&quot;;[.$C29]; &quot;&quot;&quot;&quot;;&quot;,&quot;));&quot;},&quot;))" office:value-type="string" office:string-value="{&quot;ID&quot;:&quot;UNOWN&quot;,&quot;FORM&quot;:&quot;QUESTION_MARK&quot;,}," calcext:value-type="string">
            <text:p>{"ID":"UNOWN","FORM":"QUESTION_MARK",},</text:p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30]=&quot;&quot;;&quot;&quot;;COM.MICROSOFT.CONCAT(&quot;{&quot;; IF([.$A30]=&quot;&quot;;&quot;&quot;;COM.MICROSOFT.CONCAT(&quot;&quot;&quot;&quot;;[.$A$1];&quot;&quot;&quot;&quot;;&quot;:&quot;;&quot;&quot;&quot;&quot;;[.$A30]; &quot;&quot;&quot;&quot;;&quot;,&quot;)); IF([.$B30]=&quot;&quot;;&quot;&quot;;COM.MICROSOFT.CONCAT(&quot;&quot;&quot;&quot;;[.$B$1];&quot;&quot;&quot;&quot;;&quot;:&quot;;&quot;&quot;&quot;&quot;;[.$B30]; &quot;&quot;&quot;&quot;;&quot;,&quot;)); IF([.$C30]=&quot;&quot;;&quot;&quot;;COM.MICROSOFT.CONCAT(&quot;&quot;&quot;&quot;;[.$C$1];&quot;&quot;&quot;&quot;;&quot;:&quot;;&quot;&quot;&quot;&quot;;[.$C3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31]=&quot;&quot;;&quot;&quot;;COM.MICROSOFT.CONCAT(&quot;{&quot;; IF([.$A31]=&quot;&quot;;&quot;&quot;;COM.MICROSOFT.CONCAT(&quot;&quot;&quot;&quot;;[.$A$1];&quot;&quot;&quot;&quot;;&quot;:&quot;;&quot;&quot;&quot;&quot;;[.$A31]; &quot;&quot;&quot;&quot;;&quot;,&quot;)); IF([.$B31]=&quot;&quot;;&quot;&quot;;COM.MICROSOFT.CONCAT(&quot;&quot;&quot;&quot;;[.$B$1];&quot;&quot;&quot;&quot;;&quot;:&quot;;&quot;&quot;&quot;&quot;;[.$B31]; &quot;&quot;&quot;&quot;;&quot;,&quot;)); IF([.$C31]=&quot;&quot;;&quot;&quot;;COM.MICROSOFT.CONCAT(&quot;&quot;&quot;&quot;;[.$C$1];&quot;&quot;&quot;&quot;;&quot;:&quot;;&quot;&quot;&quot;&quot;;[.$C3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32]=&quot;&quot;;&quot;&quot;;COM.MICROSOFT.CONCAT(&quot;{&quot;; IF([.$A32]=&quot;&quot;;&quot;&quot;;COM.MICROSOFT.CONCAT(&quot;&quot;&quot;&quot;;[.$A$1];&quot;&quot;&quot;&quot;;&quot;:&quot;;&quot;&quot;&quot;&quot;;[.$A32]; &quot;&quot;&quot;&quot;;&quot;,&quot;)); IF([.$B32]=&quot;&quot;;&quot;&quot;;COM.MICROSOFT.CONCAT(&quot;&quot;&quot;&quot;;[.$B$1];&quot;&quot;&quot;&quot;;&quot;:&quot;;&quot;&quot;&quot;&quot;;[.$B32]; &quot;&quot;&quot;&quot;;&quot;,&quot;)); IF([.$C32]=&quot;&quot;;&quot;&quot;;COM.MICROSOFT.CONCAT(&quot;&quot;&quot;&quot;;[.$C$1];&quot;&quot;&quot;&quot;;&quot;:&quot;;&quot;&quot;&quot;&quot;;[.$C3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33]=&quot;&quot;;&quot;&quot;;COM.MICROSOFT.CONCAT(&quot;{&quot;; IF([.$A33]=&quot;&quot;;&quot;&quot;;COM.MICROSOFT.CONCAT(&quot;&quot;&quot;&quot;;[.$A$1];&quot;&quot;&quot;&quot;;&quot;:&quot;;&quot;&quot;&quot;&quot;;[.$A33]; &quot;&quot;&quot;&quot;;&quot;,&quot;)); IF([.$B33]=&quot;&quot;;&quot;&quot;;COM.MICROSOFT.CONCAT(&quot;&quot;&quot;&quot;;[.$B$1];&quot;&quot;&quot;&quot;;&quot;:&quot;;&quot;&quot;&quot;&quot;;[.$B33]; &quot;&quot;&quot;&quot;;&quot;,&quot;)); IF([.$C33]=&quot;&quot;;&quot;&quot;;COM.MICROSOFT.CONCAT(&quot;&quot;&quot;&quot;;[.$C$1];&quot;&quot;&quot;&quot;;&quot;:&quot;;&quot;&quot;&quot;&quot;;[.$C3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34]=&quot;&quot;;&quot;&quot;;COM.MICROSOFT.CONCAT(&quot;{&quot;; IF([.$A34]=&quot;&quot;;&quot;&quot;;COM.MICROSOFT.CONCAT(&quot;&quot;&quot;&quot;;[.$A$1];&quot;&quot;&quot;&quot;;&quot;:&quot;;&quot;&quot;&quot;&quot;;[.$A34]; &quot;&quot;&quot;&quot;;&quot;,&quot;)); IF([.$B34]=&quot;&quot;;&quot;&quot;;COM.MICROSOFT.CONCAT(&quot;&quot;&quot;&quot;;[.$B$1];&quot;&quot;&quot;&quot;;&quot;:&quot;;&quot;&quot;&quot;&quot;;[.$B34]; &quot;&quot;&quot;&quot;;&quot;,&quot;)); IF([.$C34]=&quot;&quot;;&quot;&quot;;COM.MICROSOFT.CONCAT(&quot;&quot;&quot;&quot;;[.$C$1];&quot;&quot;&quot;&quot;;&quot;:&quot;;&quot;&quot;&quot;&quot;;[.$C3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35]=&quot;&quot;;&quot;&quot;;COM.MICROSOFT.CONCAT(&quot;{&quot;; IF([.$A35]=&quot;&quot;;&quot;&quot;;COM.MICROSOFT.CONCAT(&quot;&quot;&quot;&quot;;[.$A$1];&quot;&quot;&quot;&quot;;&quot;:&quot;;&quot;&quot;&quot;&quot;;[.$A35]; &quot;&quot;&quot;&quot;;&quot;,&quot;)); IF([.$B35]=&quot;&quot;;&quot;&quot;;COM.MICROSOFT.CONCAT(&quot;&quot;&quot;&quot;;[.$B$1];&quot;&quot;&quot;&quot;;&quot;:&quot;;&quot;&quot;&quot;&quot;;[.$B35]; &quot;&quot;&quot;&quot;;&quot;,&quot;)); IF([.$C35]=&quot;&quot;;&quot;&quot;;COM.MICROSOFT.CONCAT(&quot;&quot;&quot;&quot;;[.$C$1];&quot;&quot;&quot;&quot;;&quot;:&quot;;&quot;&quot;&quot;&quot;;[.$C3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36]=&quot;&quot;;&quot;&quot;;COM.MICROSOFT.CONCAT(&quot;{&quot;; IF([.$A36]=&quot;&quot;;&quot;&quot;;COM.MICROSOFT.CONCAT(&quot;&quot;&quot;&quot;;[.$A$1];&quot;&quot;&quot;&quot;;&quot;:&quot;;&quot;&quot;&quot;&quot;;[.$A36]; &quot;&quot;&quot;&quot;;&quot;,&quot;)); IF([.$B36]=&quot;&quot;;&quot;&quot;;COM.MICROSOFT.CONCAT(&quot;&quot;&quot;&quot;;[.$B$1];&quot;&quot;&quot;&quot;;&quot;:&quot;;&quot;&quot;&quot;&quot;;[.$B36]; &quot;&quot;&quot;&quot;;&quot;,&quot;)); IF([.$C36]=&quot;&quot;;&quot;&quot;;COM.MICROSOFT.CONCAT(&quot;&quot;&quot;&quot;;[.$C$1];&quot;&quot;&quot;&quot;;&quot;:&quot;;&quot;&quot;&quot;&quot;;[.$C3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37]=&quot;&quot;;&quot;&quot;;COM.MICROSOFT.CONCAT(&quot;{&quot;; IF([.$A37]=&quot;&quot;;&quot;&quot;;COM.MICROSOFT.CONCAT(&quot;&quot;&quot;&quot;;[.$A$1];&quot;&quot;&quot;&quot;;&quot;:&quot;;&quot;&quot;&quot;&quot;;[.$A37]; &quot;&quot;&quot;&quot;;&quot;,&quot;)); IF([.$B37]=&quot;&quot;;&quot;&quot;;COM.MICROSOFT.CONCAT(&quot;&quot;&quot;&quot;;[.$B$1];&quot;&quot;&quot;&quot;;&quot;:&quot;;&quot;&quot;&quot;&quot;;[.$B37]; &quot;&quot;&quot;&quot;;&quot;,&quot;)); IF([.$C37]=&quot;&quot;;&quot;&quot;;COM.MICROSOFT.CONCAT(&quot;&quot;&quot;&quot;;[.$C$1];&quot;&quot;&quot;&quot;;&quot;:&quot;;&quot;&quot;&quot;&quot;;[.$C3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38]=&quot;&quot;;&quot;&quot;;COM.MICROSOFT.CONCAT(&quot;{&quot;; IF([.$A38]=&quot;&quot;;&quot;&quot;;COM.MICROSOFT.CONCAT(&quot;&quot;&quot;&quot;;[.$A$1];&quot;&quot;&quot;&quot;;&quot;:&quot;;&quot;&quot;&quot;&quot;;[.$A38]; &quot;&quot;&quot;&quot;;&quot;,&quot;)); IF([.$B38]=&quot;&quot;;&quot;&quot;;COM.MICROSOFT.CONCAT(&quot;&quot;&quot;&quot;;[.$B$1];&quot;&quot;&quot;&quot;;&quot;:&quot;;&quot;&quot;&quot;&quot;;[.$B38]; &quot;&quot;&quot;&quot;;&quot;,&quot;)); IF([.$C38]=&quot;&quot;;&quot;&quot;;COM.MICROSOFT.CONCAT(&quot;&quot;&quot;&quot;;[.$C$1];&quot;&quot;&quot;&quot;;&quot;:&quot;;&quot;&quot;&quot;&quot;;[.$C3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39]=&quot;&quot;;&quot;&quot;;COM.MICROSOFT.CONCAT(&quot;{&quot;; IF([.$A39]=&quot;&quot;;&quot;&quot;;COM.MICROSOFT.CONCAT(&quot;&quot;&quot;&quot;;[.$A$1];&quot;&quot;&quot;&quot;;&quot;:&quot;;&quot;&quot;&quot;&quot;;[.$A39]; &quot;&quot;&quot;&quot;;&quot;,&quot;)); IF([.$B39]=&quot;&quot;;&quot;&quot;;COM.MICROSOFT.CONCAT(&quot;&quot;&quot;&quot;;[.$B$1];&quot;&quot;&quot;&quot;;&quot;:&quot;;&quot;&quot;&quot;&quot;;[.$B39]; &quot;&quot;&quot;&quot;;&quot;,&quot;)); IF([.$C39]=&quot;&quot;;&quot;&quot;;COM.MICROSOFT.CONCAT(&quot;&quot;&quot;&quot;;[.$C$1];&quot;&quot;&quot;&quot;;&quot;:&quot;;&quot;&quot;&quot;&quot;;[.$C3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40]=&quot;&quot;;&quot;&quot;;COM.MICROSOFT.CONCAT(&quot;{&quot;; IF([.$A40]=&quot;&quot;;&quot;&quot;;COM.MICROSOFT.CONCAT(&quot;&quot;&quot;&quot;;[.$A$1];&quot;&quot;&quot;&quot;;&quot;:&quot;;&quot;&quot;&quot;&quot;;[.$A40]; &quot;&quot;&quot;&quot;;&quot;,&quot;)); IF([.$B40]=&quot;&quot;;&quot;&quot;;COM.MICROSOFT.CONCAT(&quot;&quot;&quot;&quot;;[.$B$1];&quot;&quot;&quot;&quot;;&quot;:&quot;;&quot;&quot;&quot;&quot;;[.$B40]; &quot;&quot;&quot;&quot;;&quot;,&quot;)); IF([.$C40]=&quot;&quot;;&quot;&quot;;COM.MICROSOFT.CONCAT(&quot;&quot;&quot;&quot;;[.$C$1];&quot;&quot;&quot;&quot;;&quot;:&quot;;&quot;&quot;&quot;&quot;;[.$C4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41]=&quot;&quot;;&quot;&quot;;COM.MICROSOFT.CONCAT(&quot;{&quot;; IF([.$A41]=&quot;&quot;;&quot;&quot;;COM.MICROSOFT.CONCAT(&quot;&quot;&quot;&quot;;[.$A$1];&quot;&quot;&quot;&quot;;&quot;:&quot;;&quot;&quot;&quot;&quot;;[.$A41]; &quot;&quot;&quot;&quot;;&quot;,&quot;)); IF([.$B41]=&quot;&quot;;&quot;&quot;;COM.MICROSOFT.CONCAT(&quot;&quot;&quot;&quot;;[.$B$1];&quot;&quot;&quot;&quot;;&quot;:&quot;;&quot;&quot;&quot;&quot;;[.$B41]; &quot;&quot;&quot;&quot;;&quot;,&quot;)); IF([.$C41]=&quot;&quot;;&quot;&quot;;COM.MICROSOFT.CONCAT(&quot;&quot;&quot;&quot;;[.$C$1];&quot;&quot;&quot;&quot;;&quot;:&quot;;&quot;&quot;&quot;&quot;;[.$C4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42]=&quot;&quot;;&quot;&quot;;COM.MICROSOFT.CONCAT(&quot;{&quot;; IF([.$A42]=&quot;&quot;;&quot;&quot;;COM.MICROSOFT.CONCAT(&quot;&quot;&quot;&quot;;[.$A$1];&quot;&quot;&quot;&quot;;&quot;:&quot;;&quot;&quot;&quot;&quot;;[.$A42]; &quot;&quot;&quot;&quot;;&quot;,&quot;)); IF([.$B42]=&quot;&quot;;&quot;&quot;;COM.MICROSOFT.CONCAT(&quot;&quot;&quot;&quot;;[.$B$1];&quot;&quot;&quot;&quot;;&quot;:&quot;;&quot;&quot;&quot;&quot;;[.$B42]; &quot;&quot;&quot;&quot;;&quot;,&quot;)); IF([.$C42]=&quot;&quot;;&quot;&quot;;COM.MICROSOFT.CONCAT(&quot;&quot;&quot;&quot;;[.$C$1];&quot;&quot;&quot;&quot;;&quot;:&quot;;&quot;&quot;&quot;&quot;;[.$C4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43]=&quot;&quot;;&quot;&quot;;COM.MICROSOFT.CONCAT(&quot;{&quot;; IF([.$A43]=&quot;&quot;;&quot;&quot;;COM.MICROSOFT.CONCAT(&quot;&quot;&quot;&quot;;[.$A$1];&quot;&quot;&quot;&quot;;&quot;:&quot;;&quot;&quot;&quot;&quot;;[.$A43]; &quot;&quot;&quot;&quot;;&quot;,&quot;)); IF([.$B43]=&quot;&quot;;&quot;&quot;;COM.MICROSOFT.CONCAT(&quot;&quot;&quot;&quot;;[.$B$1];&quot;&quot;&quot;&quot;;&quot;:&quot;;&quot;&quot;&quot;&quot;;[.$B43]; &quot;&quot;&quot;&quot;;&quot;,&quot;)); IF([.$C43]=&quot;&quot;;&quot;&quot;;COM.MICROSOFT.CONCAT(&quot;&quot;&quot;&quot;;[.$C$1];&quot;&quot;&quot;&quot;;&quot;:&quot;;&quot;&quot;&quot;&quot;;[.$C4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44]=&quot;&quot;;&quot;&quot;;COM.MICROSOFT.CONCAT(&quot;{&quot;; IF([.$A44]=&quot;&quot;;&quot;&quot;;COM.MICROSOFT.CONCAT(&quot;&quot;&quot;&quot;;[.$A$1];&quot;&quot;&quot;&quot;;&quot;:&quot;;&quot;&quot;&quot;&quot;;[.$A44]; &quot;&quot;&quot;&quot;;&quot;,&quot;)); IF([.$B44]=&quot;&quot;;&quot;&quot;;COM.MICROSOFT.CONCAT(&quot;&quot;&quot;&quot;;[.$B$1];&quot;&quot;&quot;&quot;;&quot;:&quot;;&quot;&quot;&quot;&quot;;[.$B44]; &quot;&quot;&quot;&quot;;&quot;,&quot;)); IF([.$C44]=&quot;&quot;;&quot;&quot;;COM.MICROSOFT.CONCAT(&quot;&quot;&quot;&quot;;[.$C$1];&quot;&quot;&quot;&quot;;&quot;:&quot;;&quot;&quot;&quot;&quot;;[.$C4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45]=&quot;&quot;;&quot;&quot;;COM.MICROSOFT.CONCAT(&quot;{&quot;; IF([.$A45]=&quot;&quot;;&quot;&quot;;COM.MICROSOFT.CONCAT(&quot;&quot;&quot;&quot;;[.$A$1];&quot;&quot;&quot;&quot;;&quot;:&quot;;&quot;&quot;&quot;&quot;;[.$A45]; &quot;&quot;&quot;&quot;;&quot;,&quot;)); IF([.$B45]=&quot;&quot;;&quot;&quot;;COM.MICROSOFT.CONCAT(&quot;&quot;&quot;&quot;;[.$B$1];&quot;&quot;&quot;&quot;;&quot;:&quot;;&quot;&quot;&quot;&quot;;[.$B45]; &quot;&quot;&quot;&quot;;&quot;,&quot;)); IF([.$C45]=&quot;&quot;;&quot;&quot;;COM.MICROSOFT.CONCAT(&quot;&quot;&quot;&quot;;[.$C$1];&quot;&quot;&quot;&quot;;&quot;:&quot;;&quot;&quot;&quot;&quot;;[.$C4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46]=&quot;&quot;;&quot;&quot;;COM.MICROSOFT.CONCAT(&quot;{&quot;; IF([.$A46]=&quot;&quot;;&quot;&quot;;COM.MICROSOFT.CONCAT(&quot;&quot;&quot;&quot;;[.$A$1];&quot;&quot;&quot;&quot;;&quot;:&quot;;&quot;&quot;&quot;&quot;;[.$A46]; &quot;&quot;&quot;&quot;;&quot;,&quot;)); IF([.$B46]=&quot;&quot;;&quot;&quot;;COM.MICROSOFT.CONCAT(&quot;&quot;&quot;&quot;;[.$B$1];&quot;&quot;&quot;&quot;;&quot;:&quot;;&quot;&quot;&quot;&quot;;[.$B46]; &quot;&quot;&quot;&quot;;&quot;,&quot;)); IF([.$C46]=&quot;&quot;;&quot;&quot;;COM.MICROSOFT.CONCAT(&quot;&quot;&quot;&quot;;[.$C$1];&quot;&quot;&quot;&quot;;&quot;:&quot;;&quot;&quot;&quot;&quot;;[.$C4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47]=&quot;&quot;;&quot;&quot;;COM.MICROSOFT.CONCAT(&quot;{&quot;; IF([.$A47]=&quot;&quot;;&quot;&quot;;COM.MICROSOFT.CONCAT(&quot;&quot;&quot;&quot;;[.$A$1];&quot;&quot;&quot;&quot;;&quot;:&quot;;&quot;&quot;&quot;&quot;;[.$A47]; &quot;&quot;&quot;&quot;;&quot;,&quot;)); IF([.$B47]=&quot;&quot;;&quot;&quot;;COM.MICROSOFT.CONCAT(&quot;&quot;&quot;&quot;;[.$B$1];&quot;&quot;&quot;&quot;;&quot;:&quot;;&quot;&quot;&quot;&quot;;[.$B47]; &quot;&quot;&quot;&quot;;&quot;,&quot;)); IF([.$C47]=&quot;&quot;;&quot;&quot;;COM.MICROSOFT.CONCAT(&quot;&quot;&quot;&quot;;[.$C$1];&quot;&quot;&quot;&quot;;&quot;:&quot;;&quot;&quot;&quot;&quot;;[.$C4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48]=&quot;&quot;;&quot;&quot;;COM.MICROSOFT.CONCAT(&quot;{&quot;; IF([.$A48]=&quot;&quot;;&quot;&quot;;COM.MICROSOFT.CONCAT(&quot;&quot;&quot;&quot;;[.$A$1];&quot;&quot;&quot;&quot;;&quot;:&quot;;&quot;&quot;&quot;&quot;;[.$A48]; &quot;&quot;&quot;&quot;;&quot;,&quot;)); IF([.$B48]=&quot;&quot;;&quot;&quot;;COM.MICROSOFT.CONCAT(&quot;&quot;&quot;&quot;;[.$B$1];&quot;&quot;&quot;&quot;;&quot;:&quot;;&quot;&quot;&quot;&quot;;[.$B48]; &quot;&quot;&quot;&quot;;&quot;,&quot;)); IF([.$C48]=&quot;&quot;;&quot;&quot;;COM.MICROSOFT.CONCAT(&quot;&quot;&quot;&quot;;[.$C$1];&quot;&quot;&quot;&quot;;&quot;:&quot;;&quot;&quot;&quot;&quot;;[.$C4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49]=&quot;&quot;;&quot;&quot;;COM.MICROSOFT.CONCAT(&quot;{&quot;; IF([.$A49]=&quot;&quot;;&quot;&quot;;COM.MICROSOFT.CONCAT(&quot;&quot;&quot;&quot;;[.$A$1];&quot;&quot;&quot;&quot;;&quot;:&quot;;&quot;&quot;&quot;&quot;;[.$A49]; &quot;&quot;&quot;&quot;;&quot;,&quot;)); IF([.$B49]=&quot;&quot;;&quot;&quot;;COM.MICROSOFT.CONCAT(&quot;&quot;&quot;&quot;;[.$B$1];&quot;&quot;&quot;&quot;;&quot;:&quot;;&quot;&quot;&quot;&quot;;[.$B49]; &quot;&quot;&quot;&quot;;&quot;,&quot;)); IF([.$C49]=&quot;&quot;;&quot;&quot;;COM.MICROSOFT.CONCAT(&quot;&quot;&quot;&quot;;[.$C$1];&quot;&quot;&quot;&quot;;&quot;:&quot;;&quot;&quot;&quot;&quot;;[.$C4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50]=&quot;&quot;;&quot;&quot;;COM.MICROSOFT.CONCAT(&quot;{&quot;; IF([.$A50]=&quot;&quot;;&quot;&quot;;COM.MICROSOFT.CONCAT(&quot;&quot;&quot;&quot;;[.$A$1];&quot;&quot;&quot;&quot;;&quot;:&quot;;&quot;&quot;&quot;&quot;;[.$A50]; &quot;&quot;&quot;&quot;;&quot;,&quot;)); IF([.$B50]=&quot;&quot;;&quot;&quot;;COM.MICROSOFT.CONCAT(&quot;&quot;&quot;&quot;;[.$B$1];&quot;&quot;&quot;&quot;;&quot;:&quot;;&quot;&quot;&quot;&quot;;[.$B50]; &quot;&quot;&quot;&quot;;&quot;,&quot;)); IF([.$C50]=&quot;&quot;;&quot;&quot;;COM.MICROSOFT.CONCAT(&quot;&quot;&quot;&quot;;[.$C$1];&quot;&quot;&quot;&quot;;&quot;:&quot;;&quot;&quot;&quot;&quot;;[.$C5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51]=&quot;&quot;;&quot;&quot;;COM.MICROSOFT.CONCAT(&quot;{&quot;; IF([.$A51]=&quot;&quot;;&quot;&quot;;COM.MICROSOFT.CONCAT(&quot;&quot;&quot;&quot;;[.$A$1];&quot;&quot;&quot;&quot;;&quot;:&quot;;&quot;&quot;&quot;&quot;;[.$A51]; &quot;&quot;&quot;&quot;;&quot;,&quot;)); IF([.$B51]=&quot;&quot;;&quot;&quot;;COM.MICROSOFT.CONCAT(&quot;&quot;&quot;&quot;;[.$B$1];&quot;&quot;&quot;&quot;;&quot;:&quot;;&quot;&quot;&quot;&quot;;[.$B51]; &quot;&quot;&quot;&quot;;&quot;,&quot;)); IF([.$C51]=&quot;&quot;;&quot;&quot;;COM.MICROSOFT.CONCAT(&quot;&quot;&quot;&quot;;[.$C$1];&quot;&quot;&quot;&quot;;&quot;:&quot;;&quot;&quot;&quot;&quot;;[.$C5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52]=&quot;&quot;;&quot;&quot;;COM.MICROSOFT.CONCAT(&quot;{&quot;; IF([.$A52]=&quot;&quot;;&quot;&quot;;COM.MICROSOFT.CONCAT(&quot;&quot;&quot;&quot;;[.$A$1];&quot;&quot;&quot;&quot;;&quot;:&quot;;&quot;&quot;&quot;&quot;;[.$A52]; &quot;&quot;&quot;&quot;;&quot;,&quot;)); IF([.$B52]=&quot;&quot;;&quot;&quot;;COM.MICROSOFT.CONCAT(&quot;&quot;&quot;&quot;;[.$B$1];&quot;&quot;&quot;&quot;;&quot;:&quot;;&quot;&quot;&quot;&quot;;[.$B52]; &quot;&quot;&quot;&quot;;&quot;,&quot;)); IF([.$C52]=&quot;&quot;;&quot;&quot;;COM.MICROSOFT.CONCAT(&quot;&quot;&quot;&quot;;[.$C$1];&quot;&quot;&quot;&quot;;&quot;:&quot;;&quot;&quot;&quot;&quot;;[.$C5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53]=&quot;&quot;;&quot;&quot;;COM.MICROSOFT.CONCAT(&quot;{&quot;; IF([.$A53]=&quot;&quot;;&quot;&quot;;COM.MICROSOFT.CONCAT(&quot;&quot;&quot;&quot;;[.$A$1];&quot;&quot;&quot;&quot;;&quot;:&quot;;&quot;&quot;&quot;&quot;;[.$A53]; &quot;&quot;&quot;&quot;;&quot;,&quot;)); IF([.$B53]=&quot;&quot;;&quot;&quot;;COM.MICROSOFT.CONCAT(&quot;&quot;&quot;&quot;;[.$B$1];&quot;&quot;&quot;&quot;;&quot;:&quot;;&quot;&quot;&quot;&quot;;[.$B53]; &quot;&quot;&quot;&quot;;&quot;,&quot;)); IF([.$C53]=&quot;&quot;;&quot;&quot;;COM.MICROSOFT.CONCAT(&quot;&quot;&quot;&quot;;[.$C$1];&quot;&quot;&quot;&quot;;&quot;:&quot;;&quot;&quot;&quot;&quot;;[.$C5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54]=&quot;&quot;;&quot;&quot;;COM.MICROSOFT.CONCAT(&quot;{&quot;; IF([.$A54]=&quot;&quot;;&quot;&quot;;COM.MICROSOFT.CONCAT(&quot;&quot;&quot;&quot;;[.$A$1];&quot;&quot;&quot;&quot;;&quot;:&quot;;&quot;&quot;&quot;&quot;;[.$A54]; &quot;&quot;&quot;&quot;;&quot;,&quot;)); IF([.$B54]=&quot;&quot;;&quot;&quot;;COM.MICROSOFT.CONCAT(&quot;&quot;&quot;&quot;;[.$B$1];&quot;&quot;&quot;&quot;;&quot;:&quot;;&quot;&quot;&quot;&quot;;[.$B54]; &quot;&quot;&quot;&quot;;&quot;,&quot;)); IF([.$C54]=&quot;&quot;;&quot;&quot;;COM.MICROSOFT.CONCAT(&quot;&quot;&quot;&quot;;[.$C$1];&quot;&quot;&quot;&quot;;&quot;:&quot;;&quot;&quot;&quot;&quot;;[.$C5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55]=&quot;&quot;;&quot;&quot;;COM.MICROSOFT.CONCAT(&quot;{&quot;; IF([.$A55]=&quot;&quot;;&quot;&quot;;COM.MICROSOFT.CONCAT(&quot;&quot;&quot;&quot;;[.$A$1];&quot;&quot;&quot;&quot;;&quot;:&quot;;&quot;&quot;&quot;&quot;;[.$A55]; &quot;&quot;&quot;&quot;;&quot;,&quot;)); IF([.$B55]=&quot;&quot;;&quot;&quot;;COM.MICROSOFT.CONCAT(&quot;&quot;&quot;&quot;;[.$B$1];&quot;&quot;&quot;&quot;;&quot;:&quot;;&quot;&quot;&quot;&quot;;[.$B55]; &quot;&quot;&quot;&quot;;&quot;,&quot;)); IF([.$C55]=&quot;&quot;;&quot;&quot;;COM.MICROSOFT.CONCAT(&quot;&quot;&quot;&quot;;[.$C$1];&quot;&quot;&quot;&quot;;&quot;:&quot;;&quot;&quot;&quot;&quot;;[.$C5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56]=&quot;&quot;;&quot;&quot;;COM.MICROSOFT.CONCAT(&quot;{&quot;; IF([.$A56]=&quot;&quot;;&quot;&quot;;COM.MICROSOFT.CONCAT(&quot;&quot;&quot;&quot;;[.$A$1];&quot;&quot;&quot;&quot;;&quot;:&quot;;&quot;&quot;&quot;&quot;;[.$A56]; &quot;&quot;&quot;&quot;;&quot;,&quot;)); IF([.$B56]=&quot;&quot;;&quot;&quot;;COM.MICROSOFT.CONCAT(&quot;&quot;&quot;&quot;;[.$B$1];&quot;&quot;&quot;&quot;;&quot;:&quot;;&quot;&quot;&quot;&quot;;[.$B56]; &quot;&quot;&quot;&quot;;&quot;,&quot;)); IF([.$C56]=&quot;&quot;;&quot;&quot;;COM.MICROSOFT.CONCAT(&quot;&quot;&quot;&quot;;[.$C$1];&quot;&quot;&quot;&quot;;&quot;:&quot;;&quot;&quot;&quot;&quot;;[.$C5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57]=&quot;&quot;;&quot;&quot;;COM.MICROSOFT.CONCAT(&quot;{&quot;; IF([.$A57]=&quot;&quot;;&quot;&quot;;COM.MICROSOFT.CONCAT(&quot;&quot;&quot;&quot;;[.$A$1];&quot;&quot;&quot;&quot;;&quot;:&quot;;&quot;&quot;&quot;&quot;;[.$A57]; &quot;&quot;&quot;&quot;;&quot;,&quot;)); IF([.$B57]=&quot;&quot;;&quot;&quot;;COM.MICROSOFT.CONCAT(&quot;&quot;&quot;&quot;;[.$B$1];&quot;&quot;&quot;&quot;;&quot;:&quot;;&quot;&quot;&quot;&quot;;[.$B57]; &quot;&quot;&quot;&quot;;&quot;,&quot;)); IF([.$C57]=&quot;&quot;;&quot;&quot;;COM.MICROSOFT.CONCAT(&quot;&quot;&quot;&quot;;[.$C$1];&quot;&quot;&quot;&quot;;&quot;:&quot;;&quot;&quot;&quot;&quot;;[.$C5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58]=&quot;&quot;;&quot;&quot;;COM.MICROSOFT.CONCAT(&quot;{&quot;; IF([.$A58]=&quot;&quot;;&quot;&quot;;COM.MICROSOFT.CONCAT(&quot;&quot;&quot;&quot;;[.$A$1];&quot;&quot;&quot;&quot;;&quot;:&quot;;&quot;&quot;&quot;&quot;;[.$A58]; &quot;&quot;&quot;&quot;;&quot;,&quot;)); IF([.$B58]=&quot;&quot;;&quot;&quot;;COM.MICROSOFT.CONCAT(&quot;&quot;&quot;&quot;;[.$B$1];&quot;&quot;&quot;&quot;;&quot;:&quot;;&quot;&quot;&quot;&quot;;[.$B58]; &quot;&quot;&quot;&quot;;&quot;,&quot;)); IF([.$C58]=&quot;&quot;;&quot;&quot;;COM.MICROSOFT.CONCAT(&quot;&quot;&quot;&quot;;[.$C$1];&quot;&quot;&quot;&quot;;&quot;:&quot;;&quot;&quot;&quot;&quot;;[.$C5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59]=&quot;&quot;;&quot;&quot;;COM.MICROSOFT.CONCAT(&quot;{&quot;; IF([.$A59]=&quot;&quot;;&quot;&quot;;COM.MICROSOFT.CONCAT(&quot;&quot;&quot;&quot;;[.$A$1];&quot;&quot;&quot;&quot;;&quot;:&quot;;&quot;&quot;&quot;&quot;;[.$A59]; &quot;&quot;&quot;&quot;;&quot;,&quot;)); IF([.$B59]=&quot;&quot;;&quot;&quot;;COM.MICROSOFT.CONCAT(&quot;&quot;&quot;&quot;;[.$B$1];&quot;&quot;&quot;&quot;;&quot;:&quot;;&quot;&quot;&quot;&quot;;[.$B59]; &quot;&quot;&quot;&quot;;&quot;,&quot;)); IF([.$C59]=&quot;&quot;;&quot;&quot;;COM.MICROSOFT.CONCAT(&quot;&quot;&quot;&quot;;[.$C$1];&quot;&quot;&quot;&quot;;&quot;:&quot;;&quot;&quot;&quot;&quot;;[.$C5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60]=&quot;&quot;;&quot;&quot;;COM.MICROSOFT.CONCAT(&quot;{&quot;; IF([.$A60]=&quot;&quot;;&quot;&quot;;COM.MICROSOFT.CONCAT(&quot;&quot;&quot;&quot;;[.$A$1];&quot;&quot;&quot;&quot;;&quot;:&quot;;&quot;&quot;&quot;&quot;;[.$A60]; &quot;&quot;&quot;&quot;;&quot;,&quot;)); IF([.$B60]=&quot;&quot;;&quot;&quot;;COM.MICROSOFT.CONCAT(&quot;&quot;&quot;&quot;;[.$B$1];&quot;&quot;&quot;&quot;;&quot;:&quot;;&quot;&quot;&quot;&quot;;[.$B60]; &quot;&quot;&quot;&quot;;&quot;,&quot;)); IF([.$C60]=&quot;&quot;;&quot;&quot;;COM.MICROSOFT.CONCAT(&quot;&quot;&quot;&quot;;[.$C$1];&quot;&quot;&quot;&quot;;&quot;:&quot;;&quot;&quot;&quot;&quot;;[.$C6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61]=&quot;&quot;;&quot;&quot;;COM.MICROSOFT.CONCAT(&quot;{&quot;; IF([.$A61]=&quot;&quot;;&quot;&quot;;COM.MICROSOFT.CONCAT(&quot;&quot;&quot;&quot;;[.$A$1];&quot;&quot;&quot;&quot;;&quot;:&quot;;&quot;&quot;&quot;&quot;;[.$A61]; &quot;&quot;&quot;&quot;;&quot;,&quot;)); IF([.$B61]=&quot;&quot;;&quot;&quot;;COM.MICROSOFT.CONCAT(&quot;&quot;&quot;&quot;;[.$B$1];&quot;&quot;&quot;&quot;;&quot;:&quot;;&quot;&quot;&quot;&quot;;[.$B61]; &quot;&quot;&quot;&quot;;&quot;,&quot;)); IF([.$C61]=&quot;&quot;;&quot;&quot;;COM.MICROSOFT.CONCAT(&quot;&quot;&quot;&quot;;[.$C$1];&quot;&quot;&quot;&quot;;&quot;:&quot;;&quot;&quot;&quot;&quot;;[.$C6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62]=&quot;&quot;;&quot;&quot;;COM.MICROSOFT.CONCAT(&quot;{&quot;; IF([.$A62]=&quot;&quot;;&quot;&quot;;COM.MICROSOFT.CONCAT(&quot;&quot;&quot;&quot;;[.$A$1];&quot;&quot;&quot;&quot;;&quot;:&quot;;&quot;&quot;&quot;&quot;;[.$A62]; &quot;&quot;&quot;&quot;;&quot;,&quot;)); IF([.$B62]=&quot;&quot;;&quot;&quot;;COM.MICROSOFT.CONCAT(&quot;&quot;&quot;&quot;;[.$B$1];&quot;&quot;&quot;&quot;;&quot;:&quot;;&quot;&quot;&quot;&quot;;[.$B62]; &quot;&quot;&quot;&quot;;&quot;,&quot;)); IF([.$C62]=&quot;&quot;;&quot;&quot;;COM.MICROSOFT.CONCAT(&quot;&quot;&quot;&quot;;[.$C$1];&quot;&quot;&quot;&quot;;&quot;:&quot;;&quot;&quot;&quot;&quot;;[.$C6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63]=&quot;&quot;;&quot;&quot;;COM.MICROSOFT.CONCAT(&quot;{&quot;; IF([.$A63]=&quot;&quot;;&quot;&quot;;COM.MICROSOFT.CONCAT(&quot;&quot;&quot;&quot;;[.$A$1];&quot;&quot;&quot;&quot;;&quot;:&quot;;&quot;&quot;&quot;&quot;;[.$A63]; &quot;&quot;&quot;&quot;;&quot;,&quot;)); IF([.$B63]=&quot;&quot;;&quot;&quot;;COM.MICROSOFT.CONCAT(&quot;&quot;&quot;&quot;;[.$B$1];&quot;&quot;&quot;&quot;;&quot;:&quot;;&quot;&quot;&quot;&quot;;[.$B63]; &quot;&quot;&quot;&quot;;&quot;,&quot;)); IF([.$C63]=&quot;&quot;;&quot;&quot;;COM.MICROSOFT.CONCAT(&quot;&quot;&quot;&quot;;[.$C$1];&quot;&quot;&quot;&quot;;&quot;:&quot;;&quot;&quot;&quot;&quot;;[.$C6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64]=&quot;&quot;;&quot;&quot;;COM.MICROSOFT.CONCAT(&quot;{&quot;; IF([.$A64]=&quot;&quot;;&quot;&quot;;COM.MICROSOFT.CONCAT(&quot;&quot;&quot;&quot;;[.$A$1];&quot;&quot;&quot;&quot;;&quot;:&quot;;&quot;&quot;&quot;&quot;;[.$A64]; &quot;&quot;&quot;&quot;;&quot;,&quot;)); IF([.$B64]=&quot;&quot;;&quot;&quot;;COM.MICROSOFT.CONCAT(&quot;&quot;&quot;&quot;;[.$B$1];&quot;&quot;&quot;&quot;;&quot;:&quot;;&quot;&quot;&quot;&quot;;[.$B64]; &quot;&quot;&quot;&quot;;&quot;,&quot;)); IF([.$C64]=&quot;&quot;;&quot;&quot;;COM.MICROSOFT.CONCAT(&quot;&quot;&quot;&quot;;[.$C$1];&quot;&quot;&quot;&quot;;&quot;:&quot;;&quot;&quot;&quot;&quot;;[.$C6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65]=&quot;&quot;;&quot;&quot;;COM.MICROSOFT.CONCAT(&quot;{&quot;; IF([.$A65]=&quot;&quot;;&quot;&quot;;COM.MICROSOFT.CONCAT(&quot;&quot;&quot;&quot;;[.$A$1];&quot;&quot;&quot;&quot;;&quot;:&quot;;&quot;&quot;&quot;&quot;;[.$A65]; &quot;&quot;&quot;&quot;;&quot;,&quot;)); IF([.$B65]=&quot;&quot;;&quot;&quot;;COM.MICROSOFT.CONCAT(&quot;&quot;&quot;&quot;;[.$B$1];&quot;&quot;&quot;&quot;;&quot;:&quot;;&quot;&quot;&quot;&quot;;[.$B65]; &quot;&quot;&quot;&quot;;&quot;,&quot;)); IF([.$C65]=&quot;&quot;;&quot;&quot;;COM.MICROSOFT.CONCAT(&quot;&quot;&quot;&quot;;[.$C$1];&quot;&quot;&quot;&quot;;&quot;:&quot;;&quot;&quot;&quot;&quot;;[.$C6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66]=&quot;&quot;;&quot;&quot;;COM.MICROSOFT.CONCAT(&quot;{&quot;; IF([.$A66]=&quot;&quot;;&quot;&quot;;COM.MICROSOFT.CONCAT(&quot;&quot;&quot;&quot;;[.$A$1];&quot;&quot;&quot;&quot;;&quot;:&quot;;&quot;&quot;&quot;&quot;;[.$A66]; &quot;&quot;&quot;&quot;;&quot;,&quot;)); IF([.$B66]=&quot;&quot;;&quot;&quot;;COM.MICROSOFT.CONCAT(&quot;&quot;&quot;&quot;;[.$B$1];&quot;&quot;&quot;&quot;;&quot;:&quot;;&quot;&quot;&quot;&quot;;[.$B66]; &quot;&quot;&quot;&quot;;&quot;,&quot;)); IF([.$C66]=&quot;&quot;;&quot;&quot;;COM.MICROSOFT.CONCAT(&quot;&quot;&quot;&quot;;[.$C$1];&quot;&quot;&quot;&quot;;&quot;:&quot;;&quot;&quot;&quot;&quot;;[.$C6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67]=&quot;&quot;;&quot;&quot;;COM.MICROSOFT.CONCAT(&quot;{&quot;; IF([.$A67]=&quot;&quot;;&quot;&quot;;COM.MICROSOFT.CONCAT(&quot;&quot;&quot;&quot;;[.$A$1];&quot;&quot;&quot;&quot;;&quot;:&quot;;&quot;&quot;&quot;&quot;;[.$A67]; &quot;&quot;&quot;&quot;;&quot;,&quot;)); IF([.$B67]=&quot;&quot;;&quot;&quot;;COM.MICROSOFT.CONCAT(&quot;&quot;&quot;&quot;;[.$B$1];&quot;&quot;&quot;&quot;;&quot;:&quot;;&quot;&quot;&quot;&quot;;[.$B67]; &quot;&quot;&quot;&quot;;&quot;,&quot;)); IF([.$C67]=&quot;&quot;;&quot;&quot;;COM.MICROSOFT.CONCAT(&quot;&quot;&quot;&quot;;[.$C$1];&quot;&quot;&quot;&quot;;&quot;:&quot;;&quot;&quot;&quot;&quot;;[.$C6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68]=&quot;&quot;;&quot;&quot;;COM.MICROSOFT.CONCAT(&quot;{&quot;; IF([.$A68]=&quot;&quot;;&quot;&quot;;COM.MICROSOFT.CONCAT(&quot;&quot;&quot;&quot;;[.$A$1];&quot;&quot;&quot;&quot;;&quot;:&quot;;&quot;&quot;&quot;&quot;;[.$A68]; &quot;&quot;&quot;&quot;;&quot;,&quot;)); IF([.$B68]=&quot;&quot;;&quot;&quot;;COM.MICROSOFT.CONCAT(&quot;&quot;&quot;&quot;;[.$B$1];&quot;&quot;&quot;&quot;;&quot;:&quot;;&quot;&quot;&quot;&quot;;[.$B68]; &quot;&quot;&quot;&quot;;&quot;,&quot;)); IF([.$C68]=&quot;&quot;;&quot;&quot;;COM.MICROSOFT.CONCAT(&quot;&quot;&quot;&quot;;[.$C$1];&quot;&quot;&quot;&quot;;&quot;:&quot;;&quot;&quot;&quot;&quot;;[.$C6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69]=&quot;&quot;;&quot;&quot;;COM.MICROSOFT.CONCAT(&quot;{&quot;; IF([.$A69]=&quot;&quot;;&quot;&quot;;COM.MICROSOFT.CONCAT(&quot;&quot;&quot;&quot;;[.$A$1];&quot;&quot;&quot;&quot;;&quot;:&quot;;&quot;&quot;&quot;&quot;;[.$A69]; &quot;&quot;&quot;&quot;;&quot;,&quot;)); IF([.$B69]=&quot;&quot;;&quot;&quot;;COM.MICROSOFT.CONCAT(&quot;&quot;&quot;&quot;;[.$B$1];&quot;&quot;&quot;&quot;;&quot;:&quot;;&quot;&quot;&quot;&quot;;[.$B69]; &quot;&quot;&quot;&quot;;&quot;,&quot;)); IF([.$C69]=&quot;&quot;;&quot;&quot;;COM.MICROSOFT.CONCAT(&quot;&quot;&quot;&quot;;[.$C$1];&quot;&quot;&quot;&quot;;&quot;:&quot;;&quot;&quot;&quot;&quot;;[.$C6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70]=&quot;&quot;;&quot;&quot;;COM.MICROSOFT.CONCAT(&quot;{&quot;; IF([.$A70]=&quot;&quot;;&quot;&quot;;COM.MICROSOFT.CONCAT(&quot;&quot;&quot;&quot;;[.$A$1];&quot;&quot;&quot;&quot;;&quot;:&quot;;&quot;&quot;&quot;&quot;;[.$A70]; &quot;&quot;&quot;&quot;;&quot;,&quot;)); IF([.$B70]=&quot;&quot;;&quot;&quot;;COM.MICROSOFT.CONCAT(&quot;&quot;&quot;&quot;;[.$B$1];&quot;&quot;&quot;&quot;;&quot;:&quot;;&quot;&quot;&quot;&quot;;[.$B70]; &quot;&quot;&quot;&quot;;&quot;,&quot;)); IF([.$C70]=&quot;&quot;;&quot;&quot;;COM.MICROSOFT.CONCAT(&quot;&quot;&quot;&quot;;[.$C$1];&quot;&quot;&quot;&quot;;&quot;:&quot;;&quot;&quot;&quot;&quot;;[.$C7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71]=&quot;&quot;;&quot;&quot;;COM.MICROSOFT.CONCAT(&quot;{&quot;; IF([.$A71]=&quot;&quot;;&quot;&quot;;COM.MICROSOFT.CONCAT(&quot;&quot;&quot;&quot;;[.$A$1];&quot;&quot;&quot;&quot;;&quot;:&quot;;&quot;&quot;&quot;&quot;;[.$A71]; &quot;&quot;&quot;&quot;;&quot;,&quot;)); IF([.$B71]=&quot;&quot;;&quot;&quot;;COM.MICROSOFT.CONCAT(&quot;&quot;&quot;&quot;;[.$B$1];&quot;&quot;&quot;&quot;;&quot;:&quot;;&quot;&quot;&quot;&quot;;[.$B71]; &quot;&quot;&quot;&quot;;&quot;,&quot;)); IF([.$C71]=&quot;&quot;;&quot;&quot;;COM.MICROSOFT.CONCAT(&quot;&quot;&quot;&quot;;[.$C$1];&quot;&quot;&quot;&quot;;&quot;:&quot;;&quot;&quot;&quot;&quot;;[.$C7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72]=&quot;&quot;;&quot;&quot;;COM.MICROSOFT.CONCAT(&quot;{&quot;; IF([.$A72]=&quot;&quot;;&quot;&quot;;COM.MICROSOFT.CONCAT(&quot;&quot;&quot;&quot;;[.$A$1];&quot;&quot;&quot;&quot;;&quot;:&quot;;&quot;&quot;&quot;&quot;;[.$A72]; &quot;&quot;&quot;&quot;;&quot;,&quot;)); IF([.$B72]=&quot;&quot;;&quot;&quot;;COM.MICROSOFT.CONCAT(&quot;&quot;&quot;&quot;;[.$B$1];&quot;&quot;&quot;&quot;;&quot;:&quot;;&quot;&quot;&quot;&quot;;[.$B72]; &quot;&quot;&quot;&quot;;&quot;,&quot;)); IF([.$C72]=&quot;&quot;;&quot;&quot;;COM.MICROSOFT.CONCAT(&quot;&quot;&quot;&quot;;[.$C$1];&quot;&quot;&quot;&quot;;&quot;:&quot;;&quot;&quot;&quot;&quot;;[.$C7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73]=&quot;&quot;;&quot;&quot;;COM.MICROSOFT.CONCAT(&quot;{&quot;; IF([.$A73]=&quot;&quot;;&quot;&quot;;COM.MICROSOFT.CONCAT(&quot;&quot;&quot;&quot;;[.$A$1];&quot;&quot;&quot;&quot;;&quot;:&quot;;&quot;&quot;&quot;&quot;;[.$A73]; &quot;&quot;&quot;&quot;;&quot;,&quot;)); IF([.$B73]=&quot;&quot;;&quot;&quot;;COM.MICROSOFT.CONCAT(&quot;&quot;&quot;&quot;;[.$B$1];&quot;&quot;&quot;&quot;;&quot;:&quot;;&quot;&quot;&quot;&quot;;[.$B73]; &quot;&quot;&quot;&quot;;&quot;,&quot;)); IF([.$C73]=&quot;&quot;;&quot;&quot;;COM.MICROSOFT.CONCAT(&quot;&quot;&quot;&quot;;[.$C$1];&quot;&quot;&quot;&quot;;&quot;:&quot;;&quot;&quot;&quot;&quot;;[.$C7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74]=&quot;&quot;;&quot;&quot;;COM.MICROSOFT.CONCAT(&quot;{&quot;; IF([.$A74]=&quot;&quot;;&quot;&quot;;COM.MICROSOFT.CONCAT(&quot;&quot;&quot;&quot;;[.$A$1];&quot;&quot;&quot;&quot;;&quot;:&quot;;&quot;&quot;&quot;&quot;;[.$A74]; &quot;&quot;&quot;&quot;;&quot;,&quot;)); IF([.$B74]=&quot;&quot;;&quot;&quot;;COM.MICROSOFT.CONCAT(&quot;&quot;&quot;&quot;;[.$B$1];&quot;&quot;&quot;&quot;;&quot;:&quot;;&quot;&quot;&quot;&quot;;[.$B74]; &quot;&quot;&quot;&quot;;&quot;,&quot;)); IF([.$C74]=&quot;&quot;;&quot;&quot;;COM.MICROSOFT.CONCAT(&quot;&quot;&quot;&quot;;[.$C$1];&quot;&quot;&quot;&quot;;&quot;:&quot;;&quot;&quot;&quot;&quot;;[.$C7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75]=&quot;&quot;;&quot;&quot;;COM.MICROSOFT.CONCAT(&quot;{&quot;; IF([.$A75]=&quot;&quot;;&quot;&quot;;COM.MICROSOFT.CONCAT(&quot;&quot;&quot;&quot;;[.$A$1];&quot;&quot;&quot;&quot;;&quot;:&quot;;&quot;&quot;&quot;&quot;;[.$A75]; &quot;&quot;&quot;&quot;;&quot;,&quot;)); IF([.$B75]=&quot;&quot;;&quot;&quot;;COM.MICROSOFT.CONCAT(&quot;&quot;&quot;&quot;;[.$B$1];&quot;&quot;&quot;&quot;;&quot;:&quot;;&quot;&quot;&quot;&quot;;[.$B75]; &quot;&quot;&quot;&quot;;&quot;,&quot;)); IF([.$C75]=&quot;&quot;;&quot;&quot;;COM.MICROSOFT.CONCAT(&quot;&quot;&quot;&quot;;[.$C$1];&quot;&quot;&quot;&quot;;&quot;:&quot;;&quot;&quot;&quot;&quot;;[.$C7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76]=&quot;&quot;;&quot;&quot;;COM.MICROSOFT.CONCAT(&quot;{&quot;; IF([.$A76]=&quot;&quot;;&quot;&quot;;COM.MICROSOFT.CONCAT(&quot;&quot;&quot;&quot;;[.$A$1];&quot;&quot;&quot;&quot;;&quot;:&quot;;&quot;&quot;&quot;&quot;;[.$A76]; &quot;&quot;&quot;&quot;;&quot;,&quot;)); IF([.$B76]=&quot;&quot;;&quot;&quot;;COM.MICROSOFT.CONCAT(&quot;&quot;&quot;&quot;;[.$B$1];&quot;&quot;&quot;&quot;;&quot;:&quot;;&quot;&quot;&quot;&quot;;[.$B76]; &quot;&quot;&quot;&quot;;&quot;,&quot;)); IF([.$C76]=&quot;&quot;;&quot;&quot;;COM.MICROSOFT.CONCAT(&quot;&quot;&quot;&quot;;[.$C$1];&quot;&quot;&quot;&quot;;&quot;:&quot;;&quot;&quot;&quot;&quot;;[.$C7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77]=&quot;&quot;;&quot;&quot;;COM.MICROSOFT.CONCAT(&quot;{&quot;; IF([.$A77]=&quot;&quot;;&quot;&quot;;COM.MICROSOFT.CONCAT(&quot;&quot;&quot;&quot;;[.$A$1];&quot;&quot;&quot;&quot;;&quot;:&quot;;&quot;&quot;&quot;&quot;;[.$A77]; &quot;&quot;&quot;&quot;;&quot;,&quot;)); IF([.$B77]=&quot;&quot;;&quot;&quot;;COM.MICROSOFT.CONCAT(&quot;&quot;&quot;&quot;;[.$B$1];&quot;&quot;&quot;&quot;;&quot;:&quot;;&quot;&quot;&quot;&quot;;[.$B77]; &quot;&quot;&quot;&quot;;&quot;,&quot;)); IF([.$C77]=&quot;&quot;;&quot;&quot;;COM.MICROSOFT.CONCAT(&quot;&quot;&quot;&quot;;[.$C$1];&quot;&quot;&quot;&quot;;&quot;:&quot;;&quot;&quot;&quot;&quot;;[.$C7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78]=&quot;&quot;;&quot;&quot;;COM.MICROSOFT.CONCAT(&quot;{&quot;; IF([.$A78]=&quot;&quot;;&quot;&quot;;COM.MICROSOFT.CONCAT(&quot;&quot;&quot;&quot;;[.$A$1];&quot;&quot;&quot;&quot;;&quot;:&quot;;&quot;&quot;&quot;&quot;;[.$A78]; &quot;&quot;&quot;&quot;;&quot;,&quot;)); IF([.$B78]=&quot;&quot;;&quot;&quot;;COM.MICROSOFT.CONCAT(&quot;&quot;&quot;&quot;;[.$B$1];&quot;&quot;&quot;&quot;;&quot;:&quot;;&quot;&quot;&quot;&quot;;[.$B78]; &quot;&quot;&quot;&quot;;&quot;,&quot;)); IF([.$C78]=&quot;&quot;;&quot;&quot;;COM.MICROSOFT.CONCAT(&quot;&quot;&quot;&quot;;[.$C$1];&quot;&quot;&quot;&quot;;&quot;:&quot;;&quot;&quot;&quot;&quot;;[.$C7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79]=&quot;&quot;;&quot;&quot;;COM.MICROSOFT.CONCAT(&quot;{&quot;; IF([.$A79]=&quot;&quot;;&quot;&quot;;COM.MICROSOFT.CONCAT(&quot;&quot;&quot;&quot;;[.$A$1];&quot;&quot;&quot;&quot;;&quot;:&quot;;&quot;&quot;&quot;&quot;;[.$A79]; &quot;&quot;&quot;&quot;;&quot;,&quot;)); IF([.$B79]=&quot;&quot;;&quot;&quot;;COM.MICROSOFT.CONCAT(&quot;&quot;&quot;&quot;;[.$B$1];&quot;&quot;&quot;&quot;;&quot;:&quot;;&quot;&quot;&quot;&quot;;[.$B79]; &quot;&quot;&quot;&quot;;&quot;,&quot;)); IF([.$C79]=&quot;&quot;;&quot;&quot;;COM.MICROSOFT.CONCAT(&quot;&quot;&quot;&quot;;[.$C$1];&quot;&quot;&quot;&quot;;&quot;:&quot;;&quot;&quot;&quot;&quot;;[.$C7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80]=&quot;&quot;;&quot;&quot;;COM.MICROSOFT.CONCAT(&quot;{&quot;; IF([.$A80]=&quot;&quot;;&quot;&quot;;COM.MICROSOFT.CONCAT(&quot;&quot;&quot;&quot;;[.$A$1];&quot;&quot;&quot;&quot;;&quot;:&quot;;&quot;&quot;&quot;&quot;;[.$A80]; &quot;&quot;&quot;&quot;;&quot;,&quot;)); IF([.$B80]=&quot;&quot;;&quot;&quot;;COM.MICROSOFT.CONCAT(&quot;&quot;&quot;&quot;;[.$B$1];&quot;&quot;&quot;&quot;;&quot;:&quot;;&quot;&quot;&quot;&quot;;[.$B80]; &quot;&quot;&quot;&quot;;&quot;,&quot;)); IF([.$C80]=&quot;&quot;;&quot;&quot;;COM.MICROSOFT.CONCAT(&quot;&quot;&quot;&quot;;[.$C$1];&quot;&quot;&quot;&quot;;&quot;:&quot;;&quot;&quot;&quot;&quot;;[.$C8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81]=&quot;&quot;;&quot;&quot;;COM.MICROSOFT.CONCAT(&quot;{&quot;; IF([.$A81]=&quot;&quot;;&quot;&quot;;COM.MICROSOFT.CONCAT(&quot;&quot;&quot;&quot;;[.$A$1];&quot;&quot;&quot;&quot;;&quot;:&quot;;&quot;&quot;&quot;&quot;;[.$A81]; &quot;&quot;&quot;&quot;;&quot;,&quot;)); IF([.$B81]=&quot;&quot;;&quot;&quot;;COM.MICROSOFT.CONCAT(&quot;&quot;&quot;&quot;;[.$B$1];&quot;&quot;&quot;&quot;;&quot;:&quot;;&quot;&quot;&quot;&quot;;[.$B81]; &quot;&quot;&quot;&quot;;&quot;,&quot;)); IF([.$C81]=&quot;&quot;;&quot;&quot;;COM.MICROSOFT.CONCAT(&quot;&quot;&quot;&quot;;[.$C$1];&quot;&quot;&quot;&quot;;&quot;:&quot;;&quot;&quot;&quot;&quot;;[.$C8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82]=&quot;&quot;;&quot;&quot;;COM.MICROSOFT.CONCAT(&quot;{&quot;; IF([.$A82]=&quot;&quot;;&quot;&quot;;COM.MICROSOFT.CONCAT(&quot;&quot;&quot;&quot;;[.$A$1];&quot;&quot;&quot;&quot;;&quot;:&quot;;&quot;&quot;&quot;&quot;;[.$A82]; &quot;&quot;&quot;&quot;;&quot;,&quot;)); IF([.$B82]=&quot;&quot;;&quot;&quot;;COM.MICROSOFT.CONCAT(&quot;&quot;&quot;&quot;;[.$B$1];&quot;&quot;&quot;&quot;;&quot;:&quot;;&quot;&quot;&quot;&quot;;[.$B82]; &quot;&quot;&quot;&quot;;&quot;,&quot;)); IF([.$C82]=&quot;&quot;;&quot;&quot;;COM.MICROSOFT.CONCAT(&quot;&quot;&quot;&quot;;[.$C$1];&quot;&quot;&quot;&quot;;&quot;:&quot;;&quot;&quot;&quot;&quot;;[.$C8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83]=&quot;&quot;;&quot;&quot;;COM.MICROSOFT.CONCAT(&quot;{&quot;; IF([.$A83]=&quot;&quot;;&quot;&quot;;COM.MICROSOFT.CONCAT(&quot;&quot;&quot;&quot;;[.$A$1];&quot;&quot;&quot;&quot;;&quot;:&quot;;&quot;&quot;&quot;&quot;;[.$A83]; &quot;&quot;&quot;&quot;;&quot;,&quot;)); IF([.$B83]=&quot;&quot;;&quot;&quot;;COM.MICROSOFT.CONCAT(&quot;&quot;&quot;&quot;;[.$B$1];&quot;&quot;&quot;&quot;;&quot;:&quot;;&quot;&quot;&quot;&quot;;[.$B83]; &quot;&quot;&quot;&quot;;&quot;,&quot;)); IF([.$C83]=&quot;&quot;;&quot;&quot;;COM.MICROSOFT.CONCAT(&quot;&quot;&quot;&quot;;[.$C$1];&quot;&quot;&quot;&quot;;&quot;:&quot;;&quot;&quot;&quot;&quot;;[.$C8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84]=&quot;&quot;;&quot;&quot;;COM.MICROSOFT.CONCAT(&quot;{&quot;; IF([.$A84]=&quot;&quot;;&quot;&quot;;COM.MICROSOFT.CONCAT(&quot;&quot;&quot;&quot;;[.$A$1];&quot;&quot;&quot;&quot;;&quot;:&quot;;&quot;&quot;&quot;&quot;;[.$A84]; &quot;&quot;&quot;&quot;;&quot;,&quot;)); IF([.$B84]=&quot;&quot;;&quot;&quot;;COM.MICROSOFT.CONCAT(&quot;&quot;&quot;&quot;;[.$B$1];&quot;&quot;&quot;&quot;;&quot;:&quot;;&quot;&quot;&quot;&quot;;[.$B84]; &quot;&quot;&quot;&quot;;&quot;,&quot;)); IF([.$C84]=&quot;&quot;;&quot;&quot;;COM.MICROSOFT.CONCAT(&quot;&quot;&quot;&quot;;[.$C$1];&quot;&quot;&quot;&quot;;&quot;:&quot;;&quot;&quot;&quot;&quot;;[.$C8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85]=&quot;&quot;;&quot;&quot;;COM.MICROSOFT.CONCAT(&quot;{&quot;; IF([.$A85]=&quot;&quot;;&quot;&quot;;COM.MICROSOFT.CONCAT(&quot;&quot;&quot;&quot;;[.$A$1];&quot;&quot;&quot;&quot;;&quot;:&quot;;&quot;&quot;&quot;&quot;;[.$A85]; &quot;&quot;&quot;&quot;;&quot;,&quot;)); IF([.$B85]=&quot;&quot;;&quot;&quot;;COM.MICROSOFT.CONCAT(&quot;&quot;&quot;&quot;;[.$B$1];&quot;&quot;&quot;&quot;;&quot;:&quot;;&quot;&quot;&quot;&quot;;[.$B85]; &quot;&quot;&quot;&quot;;&quot;,&quot;)); IF([.$C85]=&quot;&quot;;&quot;&quot;;COM.MICROSOFT.CONCAT(&quot;&quot;&quot;&quot;;[.$C$1];&quot;&quot;&quot;&quot;;&quot;:&quot;;&quot;&quot;&quot;&quot;;[.$C8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86]=&quot;&quot;;&quot;&quot;;COM.MICROSOFT.CONCAT(&quot;{&quot;; IF([.$A86]=&quot;&quot;;&quot;&quot;;COM.MICROSOFT.CONCAT(&quot;&quot;&quot;&quot;;[.$A$1];&quot;&quot;&quot;&quot;;&quot;:&quot;;&quot;&quot;&quot;&quot;;[.$A86]; &quot;&quot;&quot;&quot;;&quot;,&quot;)); IF([.$B86]=&quot;&quot;;&quot;&quot;;COM.MICROSOFT.CONCAT(&quot;&quot;&quot;&quot;;[.$B$1];&quot;&quot;&quot;&quot;;&quot;:&quot;;&quot;&quot;&quot;&quot;;[.$B86]; &quot;&quot;&quot;&quot;;&quot;,&quot;)); IF([.$C86]=&quot;&quot;;&quot;&quot;;COM.MICROSOFT.CONCAT(&quot;&quot;&quot;&quot;;[.$C$1];&quot;&quot;&quot;&quot;;&quot;:&quot;;&quot;&quot;&quot;&quot;;[.$C8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87]=&quot;&quot;;&quot;&quot;;COM.MICROSOFT.CONCAT(&quot;{&quot;; IF([.$A87]=&quot;&quot;;&quot;&quot;;COM.MICROSOFT.CONCAT(&quot;&quot;&quot;&quot;;[.$A$1];&quot;&quot;&quot;&quot;;&quot;:&quot;;&quot;&quot;&quot;&quot;;[.$A87]; &quot;&quot;&quot;&quot;;&quot;,&quot;)); IF([.$B87]=&quot;&quot;;&quot;&quot;;COM.MICROSOFT.CONCAT(&quot;&quot;&quot;&quot;;[.$B$1];&quot;&quot;&quot;&quot;;&quot;:&quot;;&quot;&quot;&quot;&quot;;[.$B87]; &quot;&quot;&quot;&quot;;&quot;,&quot;)); IF([.$C87]=&quot;&quot;;&quot;&quot;;COM.MICROSOFT.CONCAT(&quot;&quot;&quot;&quot;;[.$C$1];&quot;&quot;&quot;&quot;;&quot;:&quot;;&quot;&quot;&quot;&quot;;[.$C8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88]=&quot;&quot;;&quot;&quot;;COM.MICROSOFT.CONCAT(&quot;{&quot;; IF([.$A88]=&quot;&quot;;&quot;&quot;;COM.MICROSOFT.CONCAT(&quot;&quot;&quot;&quot;;[.$A$1];&quot;&quot;&quot;&quot;;&quot;:&quot;;&quot;&quot;&quot;&quot;;[.$A88]; &quot;&quot;&quot;&quot;;&quot;,&quot;)); IF([.$B88]=&quot;&quot;;&quot;&quot;;COM.MICROSOFT.CONCAT(&quot;&quot;&quot;&quot;;[.$B$1];&quot;&quot;&quot;&quot;;&quot;:&quot;;&quot;&quot;&quot;&quot;;[.$B88]; &quot;&quot;&quot;&quot;;&quot;,&quot;)); IF([.$C88]=&quot;&quot;;&quot;&quot;;COM.MICROSOFT.CONCAT(&quot;&quot;&quot;&quot;;[.$C$1];&quot;&quot;&quot;&quot;;&quot;:&quot;;&quot;&quot;&quot;&quot;;[.$C8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89]=&quot;&quot;;&quot;&quot;;COM.MICROSOFT.CONCAT(&quot;{&quot;; IF([.$A89]=&quot;&quot;;&quot;&quot;;COM.MICROSOFT.CONCAT(&quot;&quot;&quot;&quot;;[.$A$1];&quot;&quot;&quot;&quot;;&quot;:&quot;;&quot;&quot;&quot;&quot;;[.$A89]; &quot;&quot;&quot;&quot;;&quot;,&quot;)); IF([.$B89]=&quot;&quot;;&quot;&quot;;COM.MICROSOFT.CONCAT(&quot;&quot;&quot;&quot;;[.$B$1];&quot;&quot;&quot;&quot;;&quot;:&quot;;&quot;&quot;&quot;&quot;;[.$B89]; &quot;&quot;&quot;&quot;;&quot;,&quot;)); IF([.$C89]=&quot;&quot;;&quot;&quot;;COM.MICROSOFT.CONCAT(&quot;&quot;&quot;&quot;;[.$C$1];&quot;&quot;&quot;&quot;;&quot;:&quot;;&quot;&quot;&quot;&quot;;[.$C8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90]=&quot;&quot;;&quot;&quot;;COM.MICROSOFT.CONCAT(&quot;{&quot;; IF([.$A90]=&quot;&quot;;&quot;&quot;;COM.MICROSOFT.CONCAT(&quot;&quot;&quot;&quot;;[.$A$1];&quot;&quot;&quot;&quot;;&quot;:&quot;;&quot;&quot;&quot;&quot;;[.$A90]; &quot;&quot;&quot;&quot;;&quot;,&quot;)); IF([.$B90]=&quot;&quot;;&quot;&quot;;COM.MICROSOFT.CONCAT(&quot;&quot;&quot;&quot;;[.$B$1];&quot;&quot;&quot;&quot;;&quot;:&quot;;&quot;&quot;&quot;&quot;;[.$B90]; &quot;&quot;&quot;&quot;;&quot;,&quot;)); IF([.$C90]=&quot;&quot;;&quot;&quot;;COM.MICROSOFT.CONCAT(&quot;&quot;&quot;&quot;;[.$C$1];&quot;&quot;&quot;&quot;;&quot;:&quot;;&quot;&quot;&quot;&quot;;[.$C9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91]=&quot;&quot;;&quot;&quot;;COM.MICROSOFT.CONCAT(&quot;{&quot;; IF([.$A91]=&quot;&quot;;&quot;&quot;;COM.MICROSOFT.CONCAT(&quot;&quot;&quot;&quot;;[.$A$1];&quot;&quot;&quot;&quot;;&quot;:&quot;;&quot;&quot;&quot;&quot;;[.$A91]; &quot;&quot;&quot;&quot;;&quot;,&quot;)); IF([.$B91]=&quot;&quot;;&quot;&quot;;COM.MICROSOFT.CONCAT(&quot;&quot;&quot;&quot;;[.$B$1];&quot;&quot;&quot;&quot;;&quot;:&quot;;&quot;&quot;&quot;&quot;;[.$B91]; &quot;&quot;&quot;&quot;;&quot;,&quot;)); IF([.$C91]=&quot;&quot;;&quot;&quot;;COM.MICROSOFT.CONCAT(&quot;&quot;&quot;&quot;;[.$C$1];&quot;&quot;&quot;&quot;;&quot;:&quot;;&quot;&quot;&quot;&quot;;[.$C9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92]=&quot;&quot;;&quot;&quot;;COM.MICROSOFT.CONCAT(&quot;{&quot;; IF([.$A92]=&quot;&quot;;&quot;&quot;;COM.MICROSOFT.CONCAT(&quot;&quot;&quot;&quot;;[.$A$1];&quot;&quot;&quot;&quot;;&quot;:&quot;;&quot;&quot;&quot;&quot;;[.$A92]; &quot;&quot;&quot;&quot;;&quot;,&quot;)); IF([.$B92]=&quot;&quot;;&quot;&quot;;COM.MICROSOFT.CONCAT(&quot;&quot;&quot;&quot;;[.$B$1];&quot;&quot;&quot;&quot;;&quot;:&quot;;&quot;&quot;&quot;&quot;;[.$B92]; &quot;&quot;&quot;&quot;;&quot;,&quot;)); IF([.$C92]=&quot;&quot;;&quot;&quot;;COM.MICROSOFT.CONCAT(&quot;&quot;&quot;&quot;;[.$C$1];&quot;&quot;&quot;&quot;;&quot;:&quot;;&quot;&quot;&quot;&quot;;[.$C9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93]=&quot;&quot;;&quot;&quot;;COM.MICROSOFT.CONCAT(&quot;{&quot;; IF([.$A93]=&quot;&quot;;&quot;&quot;;COM.MICROSOFT.CONCAT(&quot;&quot;&quot;&quot;;[.$A$1];&quot;&quot;&quot;&quot;;&quot;:&quot;;&quot;&quot;&quot;&quot;;[.$A93]; &quot;&quot;&quot;&quot;;&quot;,&quot;)); IF([.$B93]=&quot;&quot;;&quot;&quot;;COM.MICROSOFT.CONCAT(&quot;&quot;&quot;&quot;;[.$B$1];&quot;&quot;&quot;&quot;;&quot;:&quot;;&quot;&quot;&quot;&quot;;[.$B93]; &quot;&quot;&quot;&quot;;&quot;,&quot;)); IF([.$C93]=&quot;&quot;;&quot;&quot;;COM.MICROSOFT.CONCAT(&quot;&quot;&quot;&quot;;[.$C$1];&quot;&quot;&quot;&quot;;&quot;:&quot;;&quot;&quot;&quot;&quot;;[.$C9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94]=&quot;&quot;;&quot;&quot;;COM.MICROSOFT.CONCAT(&quot;{&quot;; IF([.$A94]=&quot;&quot;;&quot;&quot;;COM.MICROSOFT.CONCAT(&quot;&quot;&quot;&quot;;[.$A$1];&quot;&quot;&quot;&quot;;&quot;:&quot;;&quot;&quot;&quot;&quot;;[.$A94]; &quot;&quot;&quot;&quot;;&quot;,&quot;)); IF([.$B94]=&quot;&quot;;&quot;&quot;;COM.MICROSOFT.CONCAT(&quot;&quot;&quot;&quot;;[.$B$1];&quot;&quot;&quot;&quot;;&quot;:&quot;;&quot;&quot;&quot;&quot;;[.$B94]; &quot;&quot;&quot;&quot;;&quot;,&quot;)); IF([.$C94]=&quot;&quot;;&quot;&quot;;COM.MICROSOFT.CONCAT(&quot;&quot;&quot;&quot;;[.$C$1];&quot;&quot;&quot;&quot;;&quot;:&quot;;&quot;&quot;&quot;&quot;;[.$C9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95]=&quot;&quot;;&quot;&quot;;COM.MICROSOFT.CONCAT(&quot;{&quot;; IF([.$A95]=&quot;&quot;;&quot;&quot;;COM.MICROSOFT.CONCAT(&quot;&quot;&quot;&quot;;[.$A$1];&quot;&quot;&quot;&quot;;&quot;:&quot;;&quot;&quot;&quot;&quot;;[.$A95]; &quot;&quot;&quot;&quot;;&quot;,&quot;)); IF([.$B95]=&quot;&quot;;&quot;&quot;;COM.MICROSOFT.CONCAT(&quot;&quot;&quot;&quot;;[.$B$1];&quot;&quot;&quot;&quot;;&quot;:&quot;;&quot;&quot;&quot;&quot;;[.$B95]; &quot;&quot;&quot;&quot;;&quot;,&quot;)); IF([.$C95]=&quot;&quot;;&quot;&quot;;COM.MICROSOFT.CONCAT(&quot;&quot;&quot;&quot;;[.$C$1];&quot;&quot;&quot;&quot;;&quot;:&quot;;&quot;&quot;&quot;&quot;;[.$C9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96]=&quot;&quot;;&quot;&quot;;COM.MICROSOFT.CONCAT(&quot;{&quot;; IF([.$A96]=&quot;&quot;;&quot;&quot;;COM.MICROSOFT.CONCAT(&quot;&quot;&quot;&quot;;[.$A$1];&quot;&quot;&quot;&quot;;&quot;:&quot;;&quot;&quot;&quot;&quot;;[.$A96]; &quot;&quot;&quot;&quot;;&quot;,&quot;)); IF([.$B96]=&quot;&quot;;&quot;&quot;;COM.MICROSOFT.CONCAT(&quot;&quot;&quot;&quot;;[.$B$1];&quot;&quot;&quot;&quot;;&quot;:&quot;;&quot;&quot;&quot;&quot;;[.$B96]; &quot;&quot;&quot;&quot;;&quot;,&quot;)); IF([.$C96]=&quot;&quot;;&quot;&quot;;COM.MICROSOFT.CONCAT(&quot;&quot;&quot;&quot;;[.$C$1];&quot;&quot;&quot;&quot;;&quot;:&quot;;&quot;&quot;&quot;&quot;;[.$C9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97]=&quot;&quot;;&quot;&quot;;COM.MICROSOFT.CONCAT(&quot;{&quot;; IF([.$A97]=&quot;&quot;;&quot;&quot;;COM.MICROSOFT.CONCAT(&quot;&quot;&quot;&quot;;[.$A$1];&quot;&quot;&quot;&quot;;&quot;:&quot;;&quot;&quot;&quot;&quot;;[.$A97]; &quot;&quot;&quot;&quot;;&quot;,&quot;)); IF([.$B97]=&quot;&quot;;&quot;&quot;;COM.MICROSOFT.CONCAT(&quot;&quot;&quot;&quot;;[.$B$1];&quot;&quot;&quot;&quot;;&quot;:&quot;;&quot;&quot;&quot;&quot;;[.$B97]; &quot;&quot;&quot;&quot;;&quot;,&quot;)); IF([.$C97]=&quot;&quot;;&quot;&quot;;COM.MICROSOFT.CONCAT(&quot;&quot;&quot;&quot;;[.$C$1];&quot;&quot;&quot;&quot;;&quot;:&quot;;&quot;&quot;&quot;&quot;;[.$C9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98]=&quot;&quot;;&quot;&quot;;COM.MICROSOFT.CONCAT(&quot;{&quot;; IF([.$A98]=&quot;&quot;;&quot;&quot;;COM.MICROSOFT.CONCAT(&quot;&quot;&quot;&quot;;[.$A$1];&quot;&quot;&quot;&quot;;&quot;:&quot;;&quot;&quot;&quot;&quot;;[.$A98]; &quot;&quot;&quot;&quot;;&quot;,&quot;)); IF([.$B98]=&quot;&quot;;&quot;&quot;;COM.MICROSOFT.CONCAT(&quot;&quot;&quot;&quot;;[.$B$1];&quot;&quot;&quot;&quot;;&quot;:&quot;;&quot;&quot;&quot;&quot;;[.$B98]; &quot;&quot;&quot;&quot;;&quot;,&quot;)); IF([.$C98]=&quot;&quot;;&quot;&quot;;COM.MICROSOFT.CONCAT(&quot;&quot;&quot;&quot;;[.$C$1];&quot;&quot;&quot;&quot;;&quot;:&quot;;&quot;&quot;&quot;&quot;;[.$C9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99]=&quot;&quot;;&quot;&quot;;COM.MICROSOFT.CONCAT(&quot;{&quot;; IF([.$A99]=&quot;&quot;;&quot;&quot;;COM.MICROSOFT.CONCAT(&quot;&quot;&quot;&quot;;[.$A$1];&quot;&quot;&quot;&quot;;&quot;:&quot;;&quot;&quot;&quot;&quot;;[.$A99]; &quot;&quot;&quot;&quot;;&quot;,&quot;)); IF([.$B99]=&quot;&quot;;&quot;&quot;;COM.MICROSOFT.CONCAT(&quot;&quot;&quot;&quot;;[.$B$1];&quot;&quot;&quot;&quot;;&quot;:&quot;;&quot;&quot;&quot;&quot;;[.$B99]; &quot;&quot;&quot;&quot;;&quot;,&quot;)); IF([.$C99]=&quot;&quot;;&quot;&quot;;COM.MICROSOFT.CONCAT(&quot;&quot;&quot;&quot;;[.$C$1];&quot;&quot;&quot;&quot;;&quot;:&quot;;&quot;&quot;&quot;&quot;;[.$C9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00]=&quot;&quot;;&quot;&quot;;COM.MICROSOFT.CONCAT(&quot;{&quot;; IF([.$A100]=&quot;&quot;;&quot;&quot;;COM.MICROSOFT.CONCAT(&quot;&quot;&quot;&quot;;[.$A$1];&quot;&quot;&quot;&quot;;&quot;:&quot;;&quot;&quot;&quot;&quot;;[.$A100]; &quot;&quot;&quot;&quot;;&quot;,&quot;)); IF([.$B100]=&quot;&quot;;&quot;&quot;;COM.MICROSOFT.CONCAT(&quot;&quot;&quot;&quot;;[.$B$1];&quot;&quot;&quot;&quot;;&quot;:&quot;;&quot;&quot;&quot;&quot;;[.$B100]; &quot;&quot;&quot;&quot;;&quot;,&quot;)); IF([.$C100]=&quot;&quot;;&quot;&quot;;COM.MICROSOFT.CONCAT(&quot;&quot;&quot;&quot;;[.$C$1];&quot;&quot;&quot;&quot;;&quot;:&quot;;&quot;&quot;&quot;&quot;;[.$C10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01]=&quot;&quot;;&quot;&quot;;COM.MICROSOFT.CONCAT(&quot;{&quot;; IF([.$A101]=&quot;&quot;;&quot;&quot;;COM.MICROSOFT.CONCAT(&quot;&quot;&quot;&quot;;[.$A$1];&quot;&quot;&quot;&quot;;&quot;:&quot;;&quot;&quot;&quot;&quot;;[.$A101]; &quot;&quot;&quot;&quot;;&quot;,&quot;)); IF([.$B101]=&quot;&quot;;&quot;&quot;;COM.MICROSOFT.CONCAT(&quot;&quot;&quot;&quot;;[.$B$1];&quot;&quot;&quot;&quot;;&quot;:&quot;;&quot;&quot;&quot;&quot;;[.$B101]; &quot;&quot;&quot;&quot;;&quot;,&quot;)); IF([.$C101]=&quot;&quot;;&quot;&quot;;COM.MICROSOFT.CONCAT(&quot;&quot;&quot;&quot;;[.$C$1];&quot;&quot;&quot;&quot;;&quot;:&quot;;&quot;&quot;&quot;&quot;;[.$C10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02]=&quot;&quot;;&quot;&quot;;COM.MICROSOFT.CONCAT(&quot;{&quot;; IF([.$A102]=&quot;&quot;;&quot;&quot;;COM.MICROSOFT.CONCAT(&quot;&quot;&quot;&quot;;[.$A$1];&quot;&quot;&quot;&quot;;&quot;:&quot;;&quot;&quot;&quot;&quot;;[.$A102]; &quot;&quot;&quot;&quot;;&quot;,&quot;)); IF([.$B102]=&quot;&quot;;&quot;&quot;;COM.MICROSOFT.CONCAT(&quot;&quot;&quot;&quot;;[.$B$1];&quot;&quot;&quot;&quot;;&quot;:&quot;;&quot;&quot;&quot;&quot;;[.$B102]; &quot;&quot;&quot;&quot;;&quot;,&quot;)); IF([.$C102]=&quot;&quot;;&quot;&quot;;COM.MICROSOFT.CONCAT(&quot;&quot;&quot;&quot;;[.$C$1];&quot;&quot;&quot;&quot;;&quot;:&quot;;&quot;&quot;&quot;&quot;;[.$C10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03]=&quot;&quot;;&quot;&quot;;COM.MICROSOFT.CONCAT(&quot;{&quot;; IF([.$A103]=&quot;&quot;;&quot;&quot;;COM.MICROSOFT.CONCAT(&quot;&quot;&quot;&quot;;[.$A$1];&quot;&quot;&quot;&quot;;&quot;:&quot;;&quot;&quot;&quot;&quot;;[.$A103]; &quot;&quot;&quot;&quot;;&quot;,&quot;)); IF([.$B103]=&quot;&quot;;&quot;&quot;;COM.MICROSOFT.CONCAT(&quot;&quot;&quot;&quot;;[.$B$1];&quot;&quot;&quot;&quot;;&quot;:&quot;;&quot;&quot;&quot;&quot;;[.$B103]; &quot;&quot;&quot;&quot;;&quot;,&quot;)); IF([.$C103]=&quot;&quot;;&quot;&quot;;COM.MICROSOFT.CONCAT(&quot;&quot;&quot;&quot;;[.$C$1];&quot;&quot;&quot;&quot;;&quot;:&quot;;&quot;&quot;&quot;&quot;;[.$C10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04]=&quot;&quot;;&quot;&quot;;COM.MICROSOFT.CONCAT(&quot;{&quot;; IF([.$A104]=&quot;&quot;;&quot;&quot;;COM.MICROSOFT.CONCAT(&quot;&quot;&quot;&quot;;[.$A$1];&quot;&quot;&quot;&quot;;&quot;:&quot;;&quot;&quot;&quot;&quot;;[.$A104]; &quot;&quot;&quot;&quot;;&quot;,&quot;)); IF([.$B104]=&quot;&quot;;&quot;&quot;;COM.MICROSOFT.CONCAT(&quot;&quot;&quot;&quot;;[.$B$1];&quot;&quot;&quot;&quot;;&quot;:&quot;;&quot;&quot;&quot;&quot;;[.$B104]; &quot;&quot;&quot;&quot;;&quot;,&quot;)); IF([.$C104]=&quot;&quot;;&quot;&quot;;COM.MICROSOFT.CONCAT(&quot;&quot;&quot;&quot;;[.$C$1];&quot;&quot;&quot;&quot;;&quot;:&quot;;&quot;&quot;&quot;&quot;;[.$C10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05]=&quot;&quot;;&quot;&quot;;COM.MICROSOFT.CONCAT(&quot;{&quot;; IF([.$A105]=&quot;&quot;;&quot;&quot;;COM.MICROSOFT.CONCAT(&quot;&quot;&quot;&quot;;[.$A$1];&quot;&quot;&quot;&quot;;&quot;:&quot;;&quot;&quot;&quot;&quot;;[.$A105]; &quot;&quot;&quot;&quot;;&quot;,&quot;)); IF([.$B105]=&quot;&quot;;&quot;&quot;;COM.MICROSOFT.CONCAT(&quot;&quot;&quot;&quot;;[.$B$1];&quot;&quot;&quot;&quot;;&quot;:&quot;;&quot;&quot;&quot;&quot;;[.$B105]; &quot;&quot;&quot;&quot;;&quot;,&quot;)); IF([.$C105]=&quot;&quot;;&quot;&quot;;COM.MICROSOFT.CONCAT(&quot;&quot;&quot;&quot;;[.$C$1];&quot;&quot;&quot;&quot;;&quot;:&quot;;&quot;&quot;&quot;&quot;;[.$C10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06]=&quot;&quot;;&quot;&quot;;COM.MICROSOFT.CONCAT(&quot;{&quot;; IF([.$A106]=&quot;&quot;;&quot;&quot;;COM.MICROSOFT.CONCAT(&quot;&quot;&quot;&quot;;[.$A$1];&quot;&quot;&quot;&quot;;&quot;:&quot;;&quot;&quot;&quot;&quot;;[.$A106]; &quot;&quot;&quot;&quot;;&quot;,&quot;)); IF([.$B106]=&quot;&quot;;&quot;&quot;;COM.MICROSOFT.CONCAT(&quot;&quot;&quot;&quot;;[.$B$1];&quot;&quot;&quot;&quot;;&quot;:&quot;;&quot;&quot;&quot;&quot;;[.$B106]; &quot;&quot;&quot;&quot;;&quot;,&quot;)); IF([.$C106]=&quot;&quot;;&quot;&quot;;COM.MICROSOFT.CONCAT(&quot;&quot;&quot;&quot;;[.$C$1];&quot;&quot;&quot;&quot;;&quot;:&quot;;&quot;&quot;&quot;&quot;;[.$C10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07]=&quot;&quot;;&quot;&quot;;COM.MICROSOFT.CONCAT(&quot;{&quot;; IF([.$A107]=&quot;&quot;;&quot;&quot;;COM.MICROSOFT.CONCAT(&quot;&quot;&quot;&quot;;[.$A$1];&quot;&quot;&quot;&quot;;&quot;:&quot;;&quot;&quot;&quot;&quot;;[.$A107]; &quot;&quot;&quot;&quot;;&quot;,&quot;)); IF([.$B107]=&quot;&quot;;&quot;&quot;;COM.MICROSOFT.CONCAT(&quot;&quot;&quot;&quot;;[.$B$1];&quot;&quot;&quot;&quot;;&quot;:&quot;;&quot;&quot;&quot;&quot;;[.$B107]; &quot;&quot;&quot;&quot;;&quot;,&quot;)); IF([.$C107]=&quot;&quot;;&quot;&quot;;COM.MICROSOFT.CONCAT(&quot;&quot;&quot;&quot;;[.$C$1];&quot;&quot;&quot;&quot;;&quot;:&quot;;&quot;&quot;&quot;&quot;;[.$C10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08]=&quot;&quot;;&quot;&quot;;COM.MICROSOFT.CONCAT(&quot;{&quot;; IF([.$A108]=&quot;&quot;;&quot;&quot;;COM.MICROSOFT.CONCAT(&quot;&quot;&quot;&quot;;[.$A$1];&quot;&quot;&quot;&quot;;&quot;:&quot;;&quot;&quot;&quot;&quot;;[.$A108]; &quot;&quot;&quot;&quot;;&quot;,&quot;)); IF([.$B108]=&quot;&quot;;&quot;&quot;;COM.MICROSOFT.CONCAT(&quot;&quot;&quot;&quot;;[.$B$1];&quot;&quot;&quot;&quot;;&quot;:&quot;;&quot;&quot;&quot;&quot;;[.$B108]; &quot;&quot;&quot;&quot;;&quot;,&quot;)); IF([.$C108]=&quot;&quot;;&quot;&quot;;COM.MICROSOFT.CONCAT(&quot;&quot;&quot;&quot;;[.$C$1];&quot;&quot;&quot;&quot;;&quot;:&quot;;&quot;&quot;&quot;&quot;;[.$C10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09]=&quot;&quot;;&quot;&quot;;COM.MICROSOFT.CONCAT(&quot;{&quot;; IF([.$A109]=&quot;&quot;;&quot;&quot;;COM.MICROSOFT.CONCAT(&quot;&quot;&quot;&quot;;[.$A$1];&quot;&quot;&quot;&quot;;&quot;:&quot;;&quot;&quot;&quot;&quot;;[.$A109]; &quot;&quot;&quot;&quot;;&quot;,&quot;)); IF([.$B109]=&quot;&quot;;&quot;&quot;;COM.MICROSOFT.CONCAT(&quot;&quot;&quot;&quot;;[.$B$1];&quot;&quot;&quot;&quot;;&quot;:&quot;;&quot;&quot;&quot;&quot;;[.$B109]; &quot;&quot;&quot;&quot;;&quot;,&quot;)); IF([.$C109]=&quot;&quot;;&quot;&quot;;COM.MICROSOFT.CONCAT(&quot;&quot;&quot;&quot;;[.$C$1];&quot;&quot;&quot;&quot;;&quot;:&quot;;&quot;&quot;&quot;&quot;;[.$C10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10]=&quot;&quot;;&quot;&quot;;COM.MICROSOFT.CONCAT(&quot;{&quot;; IF([.$A110]=&quot;&quot;;&quot;&quot;;COM.MICROSOFT.CONCAT(&quot;&quot;&quot;&quot;;[.$A$1];&quot;&quot;&quot;&quot;;&quot;:&quot;;&quot;&quot;&quot;&quot;;[.$A110]; &quot;&quot;&quot;&quot;;&quot;,&quot;)); IF([.$B110]=&quot;&quot;;&quot;&quot;;COM.MICROSOFT.CONCAT(&quot;&quot;&quot;&quot;;[.$B$1];&quot;&quot;&quot;&quot;;&quot;:&quot;;&quot;&quot;&quot;&quot;;[.$B110]; &quot;&quot;&quot;&quot;;&quot;,&quot;)); IF([.$C110]=&quot;&quot;;&quot;&quot;;COM.MICROSOFT.CONCAT(&quot;&quot;&quot;&quot;;[.$C$1];&quot;&quot;&quot;&quot;;&quot;:&quot;;&quot;&quot;&quot;&quot;;[.$C11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11]=&quot;&quot;;&quot;&quot;;COM.MICROSOFT.CONCAT(&quot;{&quot;; IF([.$A111]=&quot;&quot;;&quot;&quot;;COM.MICROSOFT.CONCAT(&quot;&quot;&quot;&quot;;[.$A$1];&quot;&quot;&quot;&quot;;&quot;:&quot;;&quot;&quot;&quot;&quot;;[.$A111]; &quot;&quot;&quot;&quot;;&quot;,&quot;)); IF([.$B111]=&quot;&quot;;&quot;&quot;;COM.MICROSOFT.CONCAT(&quot;&quot;&quot;&quot;;[.$B$1];&quot;&quot;&quot;&quot;;&quot;:&quot;;&quot;&quot;&quot;&quot;;[.$B111]; &quot;&quot;&quot;&quot;;&quot;,&quot;)); IF([.$C111]=&quot;&quot;;&quot;&quot;;COM.MICROSOFT.CONCAT(&quot;&quot;&quot;&quot;;[.$C$1];&quot;&quot;&quot;&quot;;&quot;:&quot;;&quot;&quot;&quot;&quot;;[.$C11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12]=&quot;&quot;;&quot;&quot;;COM.MICROSOFT.CONCAT(&quot;{&quot;; IF([.$A112]=&quot;&quot;;&quot;&quot;;COM.MICROSOFT.CONCAT(&quot;&quot;&quot;&quot;;[.$A$1];&quot;&quot;&quot;&quot;;&quot;:&quot;;&quot;&quot;&quot;&quot;;[.$A112]; &quot;&quot;&quot;&quot;;&quot;,&quot;)); IF([.$B112]=&quot;&quot;;&quot;&quot;;COM.MICROSOFT.CONCAT(&quot;&quot;&quot;&quot;;[.$B$1];&quot;&quot;&quot;&quot;;&quot;:&quot;;&quot;&quot;&quot;&quot;;[.$B112]; &quot;&quot;&quot;&quot;;&quot;,&quot;)); IF([.$C112]=&quot;&quot;;&quot;&quot;;COM.MICROSOFT.CONCAT(&quot;&quot;&quot;&quot;;[.$C$1];&quot;&quot;&quot;&quot;;&quot;:&quot;;&quot;&quot;&quot;&quot;;[.$C11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13]=&quot;&quot;;&quot;&quot;;COM.MICROSOFT.CONCAT(&quot;{&quot;; IF([.$A113]=&quot;&quot;;&quot;&quot;;COM.MICROSOFT.CONCAT(&quot;&quot;&quot;&quot;;[.$A$1];&quot;&quot;&quot;&quot;;&quot;:&quot;;&quot;&quot;&quot;&quot;;[.$A113]; &quot;&quot;&quot;&quot;;&quot;,&quot;)); IF([.$B113]=&quot;&quot;;&quot;&quot;;COM.MICROSOFT.CONCAT(&quot;&quot;&quot;&quot;;[.$B$1];&quot;&quot;&quot;&quot;;&quot;:&quot;;&quot;&quot;&quot;&quot;;[.$B113]; &quot;&quot;&quot;&quot;;&quot;,&quot;)); IF([.$C113]=&quot;&quot;;&quot;&quot;;COM.MICROSOFT.CONCAT(&quot;&quot;&quot;&quot;;[.$C$1];&quot;&quot;&quot;&quot;;&quot;:&quot;;&quot;&quot;&quot;&quot;;[.$C11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14]=&quot;&quot;;&quot;&quot;;COM.MICROSOFT.CONCAT(&quot;{&quot;; IF([.$A114]=&quot;&quot;;&quot;&quot;;COM.MICROSOFT.CONCAT(&quot;&quot;&quot;&quot;;[.$A$1];&quot;&quot;&quot;&quot;;&quot;:&quot;;&quot;&quot;&quot;&quot;;[.$A114]; &quot;&quot;&quot;&quot;;&quot;,&quot;)); IF([.$B114]=&quot;&quot;;&quot;&quot;;COM.MICROSOFT.CONCAT(&quot;&quot;&quot;&quot;;[.$B$1];&quot;&quot;&quot;&quot;;&quot;:&quot;;&quot;&quot;&quot;&quot;;[.$B114]; &quot;&quot;&quot;&quot;;&quot;,&quot;)); IF([.$C114]=&quot;&quot;;&quot;&quot;;COM.MICROSOFT.CONCAT(&quot;&quot;&quot;&quot;;[.$C$1];&quot;&quot;&quot;&quot;;&quot;:&quot;;&quot;&quot;&quot;&quot;;[.$C11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15]=&quot;&quot;;&quot;&quot;;COM.MICROSOFT.CONCAT(&quot;{&quot;; IF([.$A115]=&quot;&quot;;&quot;&quot;;COM.MICROSOFT.CONCAT(&quot;&quot;&quot;&quot;;[.$A$1];&quot;&quot;&quot;&quot;;&quot;:&quot;;&quot;&quot;&quot;&quot;;[.$A115]; &quot;&quot;&quot;&quot;;&quot;,&quot;)); IF([.$B115]=&quot;&quot;;&quot;&quot;;COM.MICROSOFT.CONCAT(&quot;&quot;&quot;&quot;;[.$B$1];&quot;&quot;&quot;&quot;;&quot;:&quot;;&quot;&quot;&quot;&quot;;[.$B115]; &quot;&quot;&quot;&quot;;&quot;,&quot;)); IF([.$C115]=&quot;&quot;;&quot;&quot;;COM.MICROSOFT.CONCAT(&quot;&quot;&quot;&quot;;[.$C$1];&quot;&quot;&quot;&quot;;&quot;:&quot;;&quot;&quot;&quot;&quot;;[.$C11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16]=&quot;&quot;;&quot;&quot;;COM.MICROSOFT.CONCAT(&quot;{&quot;; IF([.$A116]=&quot;&quot;;&quot;&quot;;COM.MICROSOFT.CONCAT(&quot;&quot;&quot;&quot;;[.$A$1];&quot;&quot;&quot;&quot;;&quot;:&quot;;&quot;&quot;&quot;&quot;;[.$A116]; &quot;&quot;&quot;&quot;;&quot;,&quot;)); IF([.$B116]=&quot;&quot;;&quot;&quot;;COM.MICROSOFT.CONCAT(&quot;&quot;&quot;&quot;;[.$B$1];&quot;&quot;&quot;&quot;;&quot;:&quot;;&quot;&quot;&quot;&quot;;[.$B116]; &quot;&quot;&quot;&quot;;&quot;,&quot;)); IF([.$C116]=&quot;&quot;;&quot;&quot;;COM.MICROSOFT.CONCAT(&quot;&quot;&quot;&quot;;[.$C$1];&quot;&quot;&quot;&quot;;&quot;:&quot;;&quot;&quot;&quot;&quot;;[.$C11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17]=&quot;&quot;;&quot;&quot;;COM.MICROSOFT.CONCAT(&quot;{&quot;; IF([.$A117]=&quot;&quot;;&quot;&quot;;COM.MICROSOFT.CONCAT(&quot;&quot;&quot;&quot;;[.$A$1];&quot;&quot;&quot;&quot;;&quot;:&quot;;&quot;&quot;&quot;&quot;;[.$A117]; &quot;&quot;&quot;&quot;;&quot;,&quot;)); IF([.$B117]=&quot;&quot;;&quot;&quot;;COM.MICROSOFT.CONCAT(&quot;&quot;&quot;&quot;;[.$B$1];&quot;&quot;&quot;&quot;;&quot;:&quot;;&quot;&quot;&quot;&quot;;[.$B117]; &quot;&quot;&quot;&quot;;&quot;,&quot;)); IF([.$C117]=&quot;&quot;;&quot;&quot;;COM.MICROSOFT.CONCAT(&quot;&quot;&quot;&quot;;[.$C$1];&quot;&quot;&quot;&quot;;&quot;:&quot;;&quot;&quot;&quot;&quot;;[.$C11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18]=&quot;&quot;;&quot;&quot;;COM.MICROSOFT.CONCAT(&quot;{&quot;; IF([.$A118]=&quot;&quot;;&quot;&quot;;COM.MICROSOFT.CONCAT(&quot;&quot;&quot;&quot;;[.$A$1];&quot;&quot;&quot;&quot;;&quot;:&quot;;&quot;&quot;&quot;&quot;;[.$A118]; &quot;&quot;&quot;&quot;;&quot;,&quot;)); IF([.$B118]=&quot;&quot;;&quot;&quot;;COM.MICROSOFT.CONCAT(&quot;&quot;&quot;&quot;;[.$B$1];&quot;&quot;&quot;&quot;;&quot;:&quot;;&quot;&quot;&quot;&quot;;[.$B118]; &quot;&quot;&quot;&quot;;&quot;,&quot;)); IF([.$C118]=&quot;&quot;;&quot;&quot;;COM.MICROSOFT.CONCAT(&quot;&quot;&quot;&quot;;[.$C$1];&quot;&quot;&quot;&quot;;&quot;:&quot;;&quot;&quot;&quot;&quot;;[.$C11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19]=&quot;&quot;;&quot;&quot;;COM.MICROSOFT.CONCAT(&quot;{&quot;; IF([.$A119]=&quot;&quot;;&quot;&quot;;COM.MICROSOFT.CONCAT(&quot;&quot;&quot;&quot;;[.$A$1];&quot;&quot;&quot;&quot;;&quot;:&quot;;&quot;&quot;&quot;&quot;;[.$A119]; &quot;&quot;&quot;&quot;;&quot;,&quot;)); IF([.$B119]=&quot;&quot;;&quot;&quot;;COM.MICROSOFT.CONCAT(&quot;&quot;&quot;&quot;;[.$B$1];&quot;&quot;&quot;&quot;;&quot;:&quot;;&quot;&quot;&quot;&quot;;[.$B119]; &quot;&quot;&quot;&quot;;&quot;,&quot;)); IF([.$C119]=&quot;&quot;;&quot;&quot;;COM.MICROSOFT.CONCAT(&quot;&quot;&quot;&quot;;[.$C$1];&quot;&quot;&quot;&quot;;&quot;:&quot;;&quot;&quot;&quot;&quot;;[.$C11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20]=&quot;&quot;;&quot;&quot;;COM.MICROSOFT.CONCAT(&quot;{&quot;; IF([.$A120]=&quot;&quot;;&quot;&quot;;COM.MICROSOFT.CONCAT(&quot;&quot;&quot;&quot;;[.$A$1];&quot;&quot;&quot;&quot;;&quot;:&quot;;&quot;&quot;&quot;&quot;;[.$A120]; &quot;&quot;&quot;&quot;;&quot;,&quot;)); IF([.$B120]=&quot;&quot;;&quot;&quot;;COM.MICROSOFT.CONCAT(&quot;&quot;&quot;&quot;;[.$B$1];&quot;&quot;&quot;&quot;;&quot;:&quot;;&quot;&quot;&quot;&quot;;[.$B120]; &quot;&quot;&quot;&quot;;&quot;,&quot;)); IF([.$C120]=&quot;&quot;;&quot;&quot;;COM.MICROSOFT.CONCAT(&quot;&quot;&quot;&quot;;[.$C$1];&quot;&quot;&quot;&quot;;&quot;:&quot;;&quot;&quot;&quot;&quot;;[.$C12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21]=&quot;&quot;;&quot;&quot;;COM.MICROSOFT.CONCAT(&quot;{&quot;; IF([.$A121]=&quot;&quot;;&quot;&quot;;COM.MICROSOFT.CONCAT(&quot;&quot;&quot;&quot;;[.$A$1];&quot;&quot;&quot;&quot;;&quot;:&quot;;&quot;&quot;&quot;&quot;;[.$A121]; &quot;&quot;&quot;&quot;;&quot;,&quot;)); IF([.$B121]=&quot;&quot;;&quot;&quot;;COM.MICROSOFT.CONCAT(&quot;&quot;&quot;&quot;;[.$B$1];&quot;&quot;&quot;&quot;;&quot;:&quot;;&quot;&quot;&quot;&quot;;[.$B121]; &quot;&quot;&quot;&quot;;&quot;,&quot;)); IF([.$C121]=&quot;&quot;;&quot;&quot;;COM.MICROSOFT.CONCAT(&quot;&quot;&quot;&quot;;[.$C$1];&quot;&quot;&quot;&quot;;&quot;:&quot;;&quot;&quot;&quot;&quot;;[.$C12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22]=&quot;&quot;;&quot;&quot;;COM.MICROSOFT.CONCAT(&quot;{&quot;; IF([.$A122]=&quot;&quot;;&quot;&quot;;COM.MICROSOFT.CONCAT(&quot;&quot;&quot;&quot;;[.$A$1];&quot;&quot;&quot;&quot;;&quot;:&quot;;&quot;&quot;&quot;&quot;;[.$A122]; &quot;&quot;&quot;&quot;;&quot;,&quot;)); IF([.$B122]=&quot;&quot;;&quot;&quot;;COM.MICROSOFT.CONCAT(&quot;&quot;&quot;&quot;;[.$B$1];&quot;&quot;&quot;&quot;;&quot;:&quot;;&quot;&quot;&quot;&quot;;[.$B122]; &quot;&quot;&quot;&quot;;&quot;,&quot;)); IF([.$C122]=&quot;&quot;;&quot;&quot;;COM.MICROSOFT.CONCAT(&quot;&quot;&quot;&quot;;[.$C$1];&quot;&quot;&quot;&quot;;&quot;:&quot;;&quot;&quot;&quot;&quot;;[.$C12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23]=&quot;&quot;;&quot;&quot;;COM.MICROSOFT.CONCAT(&quot;{&quot;; IF([.$A123]=&quot;&quot;;&quot;&quot;;COM.MICROSOFT.CONCAT(&quot;&quot;&quot;&quot;;[.$A$1];&quot;&quot;&quot;&quot;;&quot;:&quot;;&quot;&quot;&quot;&quot;;[.$A123]; &quot;&quot;&quot;&quot;;&quot;,&quot;)); IF([.$B123]=&quot;&quot;;&quot;&quot;;COM.MICROSOFT.CONCAT(&quot;&quot;&quot;&quot;;[.$B$1];&quot;&quot;&quot;&quot;;&quot;:&quot;;&quot;&quot;&quot;&quot;;[.$B123]; &quot;&quot;&quot;&quot;;&quot;,&quot;)); IF([.$C123]=&quot;&quot;;&quot;&quot;;COM.MICROSOFT.CONCAT(&quot;&quot;&quot;&quot;;[.$C$1];&quot;&quot;&quot;&quot;;&quot;:&quot;;&quot;&quot;&quot;&quot;;[.$C12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24]=&quot;&quot;;&quot;&quot;;COM.MICROSOFT.CONCAT(&quot;{&quot;; IF([.$A124]=&quot;&quot;;&quot;&quot;;COM.MICROSOFT.CONCAT(&quot;&quot;&quot;&quot;;[.$A$1];&quot;&quot;&quot;&quot;;&quot;:&quot;;&quot;&quot;&quot;&quot;;[.$A124]; &quot;&quot;&quot;&quot;;&quot;,&quot;)); IF([.$B124]=&quot;&quot;;&quot;&quot;;COM.MICROSOFT.CONCAT(&quot;&quot;&quot;&quot;;[.$B$1];&quot;&quot;&quot;&quot;;&quot;:&quot;;&quot;&quot;&quot;&quot;;[.$B124]; &quot;&quot;&quot;&quot;;&quot;,&quot;)); IF([.$C124]=&quot;&quot;;&quot;&quot;;COM.MICROSOFT.CONCAT(&quot;&quot;&quot;&quot;;[.$C$1];&quot;&quot;&quot;&quot;;&quot;:&quot;;&quot;&quot;&quot;&quot;;[.$C12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25]=&quot;&quot;;&quot;&quot;;COM.MICROSOFT.CONCAT(&quot;{&quot;; IF([.$A125]=&quot;&quot;;&quot;&quot;;COM.MICROSOFT.CONCAT(&quot;&quot;&quot;&quot;;[.$A$1];&quot;&quot;&quot;&quot;;&quot;:&quot;;&quot;&quot;&quot;&quot;;[.$A125]; &quot;&quot;&quot;&quot;;&quot;,&quot;)); IF([.$B125]=&quot;&quot;;&quot;&quot;;COM.MICROSOFT.CONCAT(&quot;&quot;&quot;&quot;;[.$B$1];&quot;&quot;&quot;&quot;;&quot;:&quot;;&quot;&quot;&quot;&quot;;[.$B125]; &quot;&quot;&quot;&quot;;&quot;,&quot;)); IF([.$C125]=&quot;&quot;;&quot;&quot;;COM.MICROSOFT.CONCAT(&quot;&quot;&quot;&quot;;[.$C$1];&quot;&quot;&quot;&quot;;&quot;:&quot;;&quot;&quot;&quot;&quot;;[.$C12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26]=&quot;&quot;;&quot;&quot;;COM.MICROSOFT.CONCAT(&quot;{&quot;; IF([.$A126]=&quot;&quot;;&quot;&quot;;COM.MICROSOFT.CONCAT(&quot;&quot;&quot;&quot;;[.$A$1];&quot;&quot;&quot;&quot;;&quot;:&quot;;&quot;&quot;&quot;&quot;;[.$A126]; &quot;&quot;&quot;&quot;;&quot;,&quot;)); IF([.$B126]=&quot;&quot;;&quot;&quot;;COM.MICROSOFT.CONCAT(&quot;&quot;&quot;&quot;;[.$B$1];&quot;&quot;&quot;&quot;;&quot;:&quot;;&quot;&quot;&quot;&quot;;[.$B126]; &quot;&quot;&quot;&quot;;&quot;,&quot;)); IF([.$C126]=&quot;&quot;;&quot;&quot;;COM.MICROSOFT.CONCAT(&quot;&quot;&quot;&quot;;[.$C$1];&quot;&quot;&quot;&quot;;&quot;:&quot;;&quot;&quot;&quot;&quot;;[.$C12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27]=&quot;&quot;;&quot;&quot;;COM.MICROSOFT.CONCAT(&quot;{&quot;; IF([.$A127]=&quot;&quot;;&quot;&quot;;COM.MICROSOFT.CONCAT(&quot;&quot;&quot;&quot;;[.$A$1];&quot;&quot;&quot;&quot;;&quot;:&quot;;&quot;&quot;&quot;&quot;;[.$A127]; &quot;&quot;&quot;&quot;;&quot;,&quot;)); IF([.$B127]=&quot;&quot;;&quot;&quot;;COM.MICROSOFT.CONCAT(&quot;&quot;&quot;&quot;;[.$B$1];&quot;&quot;&quot;&quot;;&quot;:&quot;;&quot;&quot;&quot;&quot;;[.$B127]; &quot;&quot;&quot;&quot;;&quot;,&quot;)); IF([.$C127]=&quot;&quot;;&quot;&quot;;COM.MICROSOFT.CONCAT(&quot;&quot;&quot;&quot;;[.$C$1];&quot;&quot;&quot;&quot;;&quot;:&quot;;&quot;&quot;&quot;&quot;;[.$C12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28]=&quot;&quot;;&quot;&quot;;COM.MICROSOFT.CONCAT(&quot;{&quot;; IF([.$A128]=&quot;&quot;;&quot;&quot;;COM.MICROSOFT.CONCAT(&quot;&quot;&quot;&quot;;[.$A$1];&quot;&quot;&quot;&quot;;&quot;:&quot;;&quot;&quot;&quot;&quot;;[.$A128]; &quot;&quot;&quot;&quot;;&quot;,&quot;)); IF([.$B128]=&quot;&quot;;&quot;&quot;;COM.MICROSOFT.CONCAT(&quot;&quot;&quot;&quot;;[.$B$1];&quot;&quot;&quot;&quot;;&quot;:&quot;;&quot;&quot;&quot;&quot;;[.$B128]; &quot;&quot;&quot;&quot;;&quot;,&quot;)); IF([.$C128]=&quot;&quot;;&quot;&quot;;COM.MICROSOFT.CONCAT(&quot;&quot;&quot;&quot;;[.$C$1];&quot;&quot;&quot;&quot;;&quot;:&quot;;&quot;&quot;&quot;&quot;;[.$C12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29]=&quot;&quot;;&quot;&quot;;COM.MICROSOFT.CONCAT(&quot;{&quot;; IF([.$A129]=&quot;&quot;;&quot;&quot;;COM.MICROSOFT.CONCAT(&quot;&quot;&quot;&quot;;[.$A$1];&quot;&quot;&quot;&quot;;&quot;:&quot;;&quot;&quot;&quot;&quot;;[.$A129]; &quot;&quot;&quot;&quot;;&quot;,&quot;)); IF([.$B129]=&quot;&quot;;&quot;&quot;;COM.MICROSOFT.CONCAT(&quot;&quot;&quot;&quot;;[.$B$1];&quot;&quot;&quot;&quot;;&quot;:&quot;;&quot;&quot;&quot;&quot;;[.$B129]; &quot;&quot;&quot;&quot;;&quot;,&quot;)); IF([.$C129]=&quot;&quot;;&quot;&quot;;COM.MICROSOFT.CONCAT(&quot;&quot;&quot;&quot;;[.$C$1];&quot;&quot;&quot;&quot;;&quot;:&quot;;&quot;&quot;&quot;&quot;;[.$C12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30]=&quot;&quot;;&quot;&quot;;COM.MICROSOFT.CONCAT(&quot;{&quot;; IF([.$A130]=&quot;&quot;;&quot;&quot;;COM.MICROSOFT.CONCAT(&quot;&quot;&quot;&quot;;[.$A$1];&quot;&quot;&quot;&quot;;&quot;:&quot;;&quot;&quot;&quot;&quot;;[.$A130]; &quot;&quot;&quot;&quot;;&quot;,&quot;)); IF([.$B130]=&quot;&quot;;&quot;&quot;;COM.MICROSOFT.CONCAT(&quot;&quot;&quot;&quot;;[.$B$1];&quot;&quot;&quot;&quot;;&quot;:&quot;;&quot;&quot;&quot;&quot;;[.$B130]; &quot;&quot;&quot;&quot;;&quot;,&quot;)); IF([.$C130]=&quot;&quot;;&quot;&quot;;COM.MICROSOFT.CONCAT(&quot;&quot;&quot;&quot;;[.$C$1];&quot;&quot;&quot;&quot;;&quot;:&quot;;&quot;&quot;&quot;&quot;;[.$C13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31]=&quot;&quot;;&quot;&quot;;COM.MICROSOFT.CONCAT(&quot;{&quot;; IF([.$A131]=&quot;&quot;;&quot;&quot;;COM.MICROSOFT.CONCAT(&quot;&quot;&quot;&quot;;[.$A$1];&quot;&quot;&quot;&quot;;&quot;:&quot;;&quot;&quot;&quot;&quot;;[.$A131]; &quot;&quot;&quot;&quot;;&quot;,&quot;)); IF([.$B131]=&quot;&quot;;&quot;&quot;;COM.MICROSOFT.CONCAT(&quot;&quot;&quot;&quot;;[.$B$1];&quot;&quot;&quot;&quot;;&quot;:&quot;;&quot;&quot;&quot;&quot;;[.$B131]; &quot;&quot;&quot;&quot;;&quot;,&quot;)); IF([.$C131]=&quot;&quot;;&quot;&quot;;COM.MICROSOFT.CONCAT(&quot;&quot;&quot;&quot;;[.$C$1];&quot;&quot;&quot;&quot;;&quot;:&quot;;&quot;&quot;&quot;&quot;;[.$C13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32]=&quot;&quot;;&quot;&quot;;COM.MICROSOFT.CONCAT(&quot;{&quot;; IF([.$A132]=&quot;&quot;;&quot;&quot;;COM.MICROSOFT.CONCAT(&quot;&quot;&quot;&quot;;[.$A$1];&quot;&quot;&quot;&quot;;&quot;:&quot;;&quot;&quot;&quot;&quot;;[.$A132]; &quot;&quot;&quot;&quot;;&quot;,&quot;)); IF([.$B132]=&quot;&quot;;&quot;&quot;;COM.MICROSOFT.CONCAT(&quot;&quot;&quot;&quot;;[.$B$1];&quot;&quot;&quot;&quot;;&quot;:&quot;;&quot;&quot;&quot;&quot;;[.$B132]; &quot;&quot;&quot;&quot;;&quot;,&quot;)); IF([.$C132]=&quot;&quot;;&quot;&quot;;COM.MICROSOFT.CONCAT(&quot;&quot;&quot;&quot;;[.$C$1];&quot;&quot;&quot;&quot;;&quot;:&quot;;&quot;&quot;&quot;&quot;;[.$C13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33]=&quot;&quot;;&quot;&quot;;COM.MICROSOFT.CONCAT(&quot;{&quot;; IF([.$A133]=&quot;&quot;;&quot;&quot;;COM.MICROSOFT.CONCAT(&quot;&quot;&quot;&quot;;[.$A$1];&quot;&quot;&quot;&quot;;&quot;:&quot;;&quot;&quot;&quot;&quot;;[.$A133]; &quot;&quot;&quot;&quot;;&quot;,&quot;)); IF([.$B133]=&quot;&quot;;&quot;&quot;;COM.MICROSOFT.CONCAT(&quot;&quot;&quot;&quot;;[.$B$1];&quot;&quot;&quot;&quot;;&quot;:&quot;;&quot;&quot;&quot;&quot;;[.$B133]; &quot;&quot;&quot;&quot;;&quot;,&quot;)); IF([.$C133]=&quot;&quot;;&quot;&quot;;COM.MICROSOFT.CONCAT(&quot;&quot;&quot;&quot;;[.$C$1];&quot;&quot;&quot;&quot;;&quot;:&quot;;&quot;&quot;&quot;&quot;;[.$C13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34]=&quot;&quot;;&quot;&quot;;COM.MICROSOFT.CONCAT(&quot;{&quot;; IF([.$A134]=&quot;&quot;;&quot;&quot;;COM.MICROSOFT.CONCAT(&quot;&quot;&quot;&quot;;[.$A$1];&quot;&quot;&quot;&quot;;&quot;:&quot;;&quot;&quot;&quot;&quot;;[.$A134]; &quot;&quot;&quot;&quot;;&quot;,&quot;)); IF([.$B134]=&quot;&quot;;&quot;&quot;;COM.MICROSOFT.CONCAT(&quot;&quot;&quot;&quot;;[.$B$1];&quot;&quot;&quot;&quot;;&quot;:&quot;;&quot;&quot;&quot;&quot;;[.$B134]; &quot;&quot;&quot;&quot;;&quot;,&quot;)); IF([.$C134]=&quot;&quot;;&quot;&quot;;COM.MICROSOFT.CONCAT(&quot;&quot;&quot;&quot;;[.$C$1];&quot;&quot;&quot;&quot;;&quot;:&quot;;&quot;&quot;&quot;&quot;;[.$C13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35]=&quot;&quot;;&quot;&quot;;COM.MICROSOFT.CONCAT(&quot;{&quot;; IF([.$A135]=&quot;&quot;;&quot;&quot;;COM.MICROSOFT.CONCAT(&quot;&quot;&quot;&quot;;[.$A$1];&quot;&quot;&quot;&quot;;&quot;:&quot;;&quot;&quot;&quot;&quot;;[.$A135]; &quot;&quot;&quot;&quot;;&quot;,&quot;)); IF([.$B135]=&quot;&quot;;&quot;&quot;;COM.MICROSOFT.CONCAT(&quot;&quot;&quot;&quot;;[.$B$1];&quot;&quot;&quot;&quot;;&quot;:&quot;;&quot;&quot;&quot;&quot;;[.$B135]; &quot;&quot;&quot;&quot;;&quot;,&quot;)); IF([.$C135]=&quot;&quot;;&quot;&quot;;COM.MICROSOFT.CONCAT(&quot;&quot;&quot;&quot;;[.$C$1];&quot;&quot;&quot;&quot;;&quot;:&quot;;&quot;&quot;&quot;&quot;;[.$C13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36]=&quot;&quot;;&quot;&quot;;COM.MICROSOFT.CONCAT(&quot;{&quot;; IF([.$A136]=&quot;&quot;;&quot;&quot;;COM.MICROSOFT.CONCAT(&quot;&quot;&quot;&quot;;[.$A$1];&quot;&quot;&quot;&quot;;&quot;:&quot;;&quot;&quot;&quot;&quot;;[.$A136]; &quot;&quot;&quot;&quot;;&quot;,&quot;)); IF([.$B136]=&quot;&quot;;&quot;&quot;;COM.MICROSOFT.CONCAT(&quot;&quot;&quot;&quot;;[.$B$1];&quot;&quot;&quot;&quot;;&quot;:&quot;;&quot;&quot;&quot;&quot;;[.$B136]; &quot;&quot;&quot;&quot;;&quot;,&quot;)); IF([.$C136]=&quot;&quot;;&quot;&quot;;COM.MICROSOFT.CONCAT(&quot;&quot;&quot;&quot;;[.$C$1];&quot;&quot;&quot;&quot;;&quot;:&quot;;&quot;&quot;&quot;&quot;;[.$C13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37]=&quot;&quot;;&quot;&quot;;COM.MICROSOFT.CONCAT(&quot;{&quot;; IF([.$A137]=&quot;&quot;;&quot;&quot;;COM.MICROSOFT.CONCAT(&quot;&quot;&quot;&quot;;[.$A$1];&quot;&quot;&quot;&quot;;&quot;:&quot;;&quot;&quot;&quot;&quot;;[.$A137]; &quot;&quot;&quot;&quot;;&quot;,&quot;)); IF([.$B137]=&quot;&quot;;&quot;&quot;;COM.MICROSOFT.CONCAT(&quot;&quot;&quot;&quot;;[.$B$1];&quot;&quot;&quot;&quot;;&quot;:&quot;;&quot;&quot;&quot;&quot;;[.$B137]; &quot;&quot;&quot;&quot;;&quot;,&quot;)); IF([.$C137]=&quot;&quot;;&quot;&quot;;COM.MICROSOFT.CONCAT(&quot;&quot;&quot;&quot;;[.$C$1];&quot;&quot;&quot;&quot;;&quot;:&quot;;&quot;&quot;&quot;&quot;;[.$C13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38]=&quot;&quot;;&quot;&quot;;COM.MICROSOFT.CONCAT(&quot;{&quot;; IF([.$A138]=&quot;&quot;;&quot;&quot;;COM.MICROSOFT.CONCAT(&quot;&quot;&quot;&quot;;[.$A$1];&quot;&quot;&quot;&quot;;&quot;:&quot;;&quot;&quot;&quot;&quot;;[.$A138]; &quot;&quot;&quot;&quot;;&quot;,&quot;)); IF([.$B138]=&quot;&quot;;&quot;&quot;;COM.MICROSOFT.CONCAT(&quot;&quot;&quot;&quot;;[.$B$1];&quot;&quot;&quot;&quot;;&quot;:&quot;;&quot;&quot;&quot;&quot;;[.$B138]; &quot;&quot;&quot;&quot;;&quot;,&quot;)); IF([.$C138]=&quot;&quot;;&quot;&quot;;COM.MICROSOFT.CONCAT(&quot;&quot;&quot;&quot;;[.$C$1];&quot;&quot;&quot;&quot;;&quot;:&quot;;&quot;&quot;&quot;&quot;;[.$C13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39]=&quot;&quot;;&quot;&quot;;COM.MICROSOFT.CONCAT(&quot;{&quot;; IF([.$A139]=&quot;&quot;;&quot;&quot;;COM.MICROSOFT.CONCAT(&quot;&quot;&quot;&quot;;[.$A$1];&quot;&quot;&quot;&quot;;&quot;:&quot;;&quot;&quot;&quot;&quot;;[.$A139]; &quot;&quot;&quot;&quot;;&quot;,&quot;)); IF([.$B139]=&quot;&quot;;&quot;&quot;;COM.MICROSOFT.CONCAT(&quot;&quot;&quot;&quot;;[.$B$1];&quot;&quot;&quot;&quot;;&quot;:&quot;;&quot;&quot;&quot;&quot;;[.$B139]; &quot;&quot;&quot;&quot;;&quot;,&quot;)); IF([.$C139]=&quot;&quot;;&quot;&quot;;COM.MICROSOFT.CONCAT(&quot;&quot;&quot;&quot;;[.$C$1];&quot;&quot;&quot;&quot;;&quot;:&quot;;&quot;&quot;&quot;&quot;;[.$C13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40]=&quot;&quot;;&quot;&quot;;COM.MICROSOFT.CONCAT(&quot;{&quot;; IF([.$A140]=&quot;&quot;;&quot;&quot;;COM.MICROSOFT.CONCAT(&quot;&quot;&quot;&quot;;[.$A$1];&quot;&quot;&quot;&quot;;&quot;:&quot;;&quot;&quot;&quot;&quot;;[.$A140]; &quot;&quot;&quot;&quot;;&quot;,&quot;)); IF([.$B140]=&quot;&quot;;&quot;&quot;;COM.MICROSOFT.CONCAT(&quot;&quot;&quot;&quot;;[.$B$1];&quot;&quot;&quot;&quot;;&quot;:&quot;;&quot;&quot;&quot;&quot;;[.$B140]; &quot;&quot;&quot;&quot;;&quot;,&quot;)); IF([.$C140]=&quot;&quot;;&quot;&quot;;COM.MICROSOFT.CONCAT(&quot;&quot;&quot;&quot;;[.$C$1];&quot;&quot;&quot;&quot;;&quot;:&quot;;&quot;&quot;&quot;&quot;;[.$C14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41]=&quot;&quot;;&quot;&quot;;COM.MICROSOFT.CONCAT(&quot;{&quot;; IF([.$A141]=&quot;&quot;;&quot;&quot;;COM.MICROSOFT.CONCAT(&quot;&quot;&quot;&quot;;[.$A$1];&quot;&quot;&quot;&quot;;&quot;:&quot;;&quot;&quot;&quot;&quot;;[.$A141]; &quot;&quot;&quot;&quot;;&quot;,&quot;)); IF([.$B141]=&quot;&quot;;&quot;&quot;;COM.MICROSOFT.CONCAT(&quot;&quot;&quot;&quot;;[.$B$1];&quot;&quot;&quot;&quot;;&quot;:&quot;;&quot;&quot;&quot;&quot;;[.$B141]; &quot;&quot;&quot;&quot;;&quot;,&quot;)); IF([.$C141]=&quot;&quot;;&quot;&quot;;COM.MICROSOFT.CONCAT(&quot;&quot;&quot;&quot;;[.$C$1];&quot;&quot;&quot;&quot;;&quot;:&quot;;&quot;&quot;&quot;&quot;;[.$C14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42]=&quot;&quot;;&quot;&quot;;COM.MICROSOFT.CONCAT(&quot;{&quot;; IF([.$A142]=&quot;&quot;;&quot;&quot;;COM.MICROSOFT.CONCAT(&quot;&quot;&quot;&quot;;[.$A$1];&quot;&quot;&quot;&quot;;&quot;:&quot;;&quot;&quot;&quot;&quot;;[.$A142]; &quot;&quot;&quot;&quot;;&quot;,&quot;)); IF([.$B142]=&quot;&quot;;&quot;&quot;;COM.MICROSOFT.CONCAT(&quot;&quot;&quot;&quot;;[.$B$1];&quot;&quot;&quot;&quot;;&quot;:&quot;;&quot;&quot;&quot;&quot;;[.$B142]; &quot;&quot;&quot;&quot;;&quot;,&quot;)); IF([.$C142]=&quot;&quot;;&quot;&quot;;COM.MICROSOFT.CONCAT(&quot;&quot;&quot;&quot;;[.$C$1];&quot;&quot;&quot;&quot;;&quot;:&quot;;&quot;&quot;&quot;&quot;;[.$C14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43]=&quot;&quot;;&quot;&quot;;COM.MICROSOFT.CONCAT(&quot;{&quot;; IF([.$A143]=&quot;&quot;;&quot;&quot;;COM.MICROSOFT.CONCAT(&quot;&quot;&quot;&quot;;[.$A$1];&quot;&quot;&quot;&quot;;&quot;:&quot;;&quot;&quot;&quot;&quot;;[.$A143]; &quot;&quot;&quot;&quot;;&quot;,&quot;)); IF([.$B143]=&quot;&quot;;&quot;&quot;;COM.MICROSOFT.CONCAT(&quot;&quot;&quot;&quot;;[.$B$1];&quot;&quot;&quot;&quot;;&quot;:&quot;;&quot;&quot;&quot;&quot;;[.$B143]; &quot;&quot;&quot;&quot;;&quot;,&quot;)); IF([.$C143]=&quot;&quot;;&quot;&quot;;COM.MICROSOFT.CONCAT(&quot;&quot;&quot;&quot;;[.$C$1];&quot;&quot;&quot;&quot;;&quot;:&quot;;&quot;&quot;&quot;&quot;;[.$C14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44]=&quot;&quot;;&quot;&quot;;COM.MICROSOFT.CONCAT(&quot;{&quot;; IF([.$A144]=&quot;&quot;;&quot;&quot;;COM.MICROSOFT.CONCAT(&quot;&quot;&quot;&quot;;[.$A$1];&quot;&quot;&quot;&quot;;&quot;:&quot;;&quot;&quot;&quot;&quot;;[.$A144]; &quot;&quot;&quot;&quot;;&quot;,&quot;)); IF([.$B144]=&quot;&quot;;&quot;&quot;;COM.MICROSOFT.CONCAT(&quot;&quot;&quot;&quot;;[.$B$1];&quot;&quot;&quot;&quot;;&quot;:&quot;;&quot;&quot;&quot;&quot;;[.$B144]; &quot;&quot;&quot;&quot;;&quot;,&quot;)); IF([.$C144]=&quot;&quot;;&quot;&quot;;COM.MICROSOFT.CONCAT(&quot;&quot;&quot;&quot;;[.$C$1];&quot;&quot;&quot;&quot;;&quot;:&quot;;&quot;&quot;&quot;&quot;;[.$C14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45]=&quot;&quot;;&quot;&quot;;COM.MICROSOFT.CONCAT(&quot;{&quot;; IF([.$A145]=&quot;&quot;;&quot;&quot;;COM.MICROSOFT.CONCAT(&quot;&quot;&quot;&quot;;[.$A$1];&quot;&quot;&quot;&quot;;&quot;:&quot;;&quot;&quot;&quot;&quot;;[.$A145]; &quot;&quot;&quot;&quot;;&quot;,&quot;)); IF([.$B145]=&quot;&quot;;&quot;&quot;;COM.MICROSOFT.CONCAT(&quot;&quot;&quot;&quot;;[.$B$1];&quot;&quot;&quot;&quot;;&quot;:&quot;;&quot;&quot;&quot;&quot;;[.$B145]; &quot;&quot;&quot;&quot;;&quot;,&quot;)); IF([.$C145]=&quot;&quot;;&quot;&quot;;COM.MICROSOFT.CONCAT(&quot;&quot;&quot;&quot;;[.$C$1];&quot;&quot;&quot;&quot;;&quot;:&quot;;&quot;&quot;&quot;&quot;;[.$C14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46]=&quot;&quot;;&quot;&quot;;COM.MICROSOFT.CONCAT(&quot;{&quot;; IF([.$A146]=&quot;&quot;;&quot;&quot;;COM.MICROSOFT.CONCAT(&quot;&quot;&quot;&quot;;[.$A$1];&quot;&quot;&quot;&quot;;&quot;:&quot;;&quot;&quot;&quot;&quot;;[.$A146]; &quot;&quot;&quot;&quot;;&quot;,&quot;)); IF([.$B146]=&quot;&quot;;&quot;&quot;;COM.MICROSOFT.CONCAT(&quot;&quot;&quot;&quot;;[.$B$1];&quot;&quot;&quot;&quot;;&quot;:&quot;;&quot;&quot;&quot;&quot;;[.$B146]; &quot;&quot;&quot;&quot;;&quot;,&quot;)); IF([.$C146]=&quot;&quot;;&quot;&quot;;COM.MICROSOFT.CONCAT(&quot;&quot;&quot;&quot;;[.$C$1];&quot;&quot;&quot;&quot;;&quot;:&quot;;&quot;&quot;&quot;&quot;;[.$C14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47]=&quot;&quot;;&quot;&quot;;COM.MICROSOFT.CONCAT(&quot;{&quot;; IF([.$A147]=&quot;&quot;;&quot;&quot;;COM.MICROSOFT.CONCAT(&quot;&quot;&quot;&quot;;[.$A$1];&quot;&quot;&quot;&quot;;&quot;:&quot;;&quot;&quot;&quot;&quot;;[.$A147]; &quot;&quot;&quot;&quot;;&quot;,&quot;)); IF([.$B147]=&quot;&quot;;&quot;&quot;;COM.MICROSOFT.CONCAT(&quot;&quot;&quot;&quot;;[.$B$1];&quot;&quot;&quot;&quot;;&quot;:&quot;;&quot;&quot;&quot;&quot;;[.$B147]; &quot;&quot;&quot;&quot;;&quot;,&quot;)); IF([.$C147]=&quot;&quot;;&quot;&quot;;COM.MICROSOFT.CONCAT(&quot;&quot;&quot;&quot;;[.$C$1];&quot;&quot;&quot;&quot;;&quot;:&quot;;&quot;&quot;&quot;&quot;;[.$C14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48]=&quot;&quot;;&quot;&quot;;COM.MICROSOFT.CONCAT(&quot;{&quot;; IF([.$A148]=&quot;&quot;;&quot;&quot;;COM.MICROSOFT.CONCAT(&quot;&quot;&quot;&quot;;[.$A$1];&quot;&quot;&quot;&quot;;&quot;:&quot;;&quot;&quot;&quot;&quot;;[.$A148]; &quot;&quot;&quot;&quot;;&quot;,&quot;)); IF([.$B148]=&quot;&quot;;&quot;&quot;;COM.MICROSOFT.CONCAT(&quot;&quot;&quot;&quot;;[.$B$1];&quot;&quot;&quot;&quot;;&quot;:&quot;;&quot;&quot;&quot;&quot;;[.$B148]; &quot;&quot;&quot;&quot;;&quot;,&quot;)); IF([.$C148]=&quot;&quot;;&quot;&quot;;COM.MICROSOFT.CONCAT(&quot;&quot;&quot;&quot;;[.$C$1];&quot;&quot;&quot;&quot;;&quot;:&quot;;&quot;&quot;&quot;&quot;;[.$C14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49]=&quot;&quot;;&quot;&quot;;COM.MICROSOFT.CONCAT(&quot;{&quot;; IF([.$A149]=&quot;&quot;;&quot;&quot;;COM.MICROSOFT.CONCAT(&quot;&quot;&quot;&quot;;[.$A$1];&quot;&quot;&quot;&quot;;&quot;:&quot;;&quot;&quot;&quot;&quot;;[.$A149]; &quot;&quot;&quot;&quot;;&quot;,&quot;)); IF([.$B149]=&quot;&quot;;&quot;&quot;;COM.MICROSOFT.CONCAT(&quot;&quot;&quot;&quot;;[.$B$1];&quot;&quot;&quot;&quot;;&quot;:&quot;;&quot;&quot;&quot;&quot;;[.$B149]; &quot;&quot;&quot;&quot;;&quot;,&quot;)); IF([.$C149]=&quot;&quot;;&quot;&quot;;COM.MICROSOFT.CONCAT(&quot;&quot;&quot;&quot;;[.$C$1];&quot;&quot;&quot;&quot;;&quot;:&quot;;&quot;&quot;&quot;&quot;;[.$C14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50]=&quot;&quot;;&quot;&quot;;COM.MICROSOFT.CONCAT(&quot;{&quot;; IF([.$A150]=&quot;&quot;;&quot;&quot;;COM.MICROSOFT.CONCAT(&quot;&quot;&quot;&quot;;[.$A$1];&quot;&quot;&quot;&quot;;&quot;:&quot;;&quot;&quot;&quot;&quot;;[.$A150]; &quot;&quot;&quot;&quot;;&quot;,&quot;)); IF([.$B150]=&quot;&quot;;&quot;&quot;;COM.MICROSOFT.CONCAT(&quot;&quot;&quot;&quot;;[.$B$1];&quot;&quot;&quot;&quot;;&quot;:&quot;;&quot;&quot;&quot;&quot;;[.$B150]; &quot;&quot;&quot;&quot;;&quot;,&quot;)); IF([.$C150]=&quot;&quot;;&quot;&quot;;COM.MICROSOFT.CONCAT(&quot;&quot;&quot;&quot;;[.$C$1];&quot;&quot;&quot;&quot;;&quot;:&quot;;&quot;&quot;&quot;&quot;;[.$C15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51]=&quot;&quot;;&quot;&quot;;COM.MICROSOFT.CONCAT(&quot;{&quot;; IF([.$A151]=&quot;&quot;;&quot;&quot;;COM.MICROSOFT.CONCAT(&quot;&quot;&quot;&quot;;[.$A$1];&quot;&quot;&quot;&quot;;&quot;:&quot;;&quot;&quot;&quot;&quot;;[.$A151]; &quot;&quot;&quot;&quot;;&quot;,&quot;)); IF([.$B151]=&quot;&quot;;&quot;&quot;;COM.MICROSOFT.CONCAT(&quot;&quot;&quot;&quot;;[.$B$1];&quot;&quot;&quot;&quot;;&quot;:&quot;;&quot;&quot;&quot;&quot;;[.$B151]; &quot;&quot;&quot;&quot;;&quot;,&quot;)); IF([.$C151]=&quot;&quot;;&quot;&quot;;COM.MICROSOFT.CONCAT(&quot;&quot;&quot;&quot;;[.$C$1];&quot;&quot;&quot;&quot;;&quot;:&quot;;&quot;&quot;&quot;&quot;;[.$C15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52]=&quot;&quot;;&quot;&quot;;COM.MICROSOFT.CONCAT(&quot;{&quot;; IF([.$A152]=&quot;&quot;;&quot;&quot;;COM.MICROSOFT.CONCAT(&quot;&quot;&quot;&quot;;[.$A$1];&quot;&quot;&quot;&quot;;&quot;:&quot;;&quot;&quot;&quot;&quot;;[.$A152]; &quot;&quot;&quot;&quot;;&quot;,&quot;)); IF([.$B152]=&quot;&quot;;&quot;&quot;;COM.MICROSOFT.CONCAT(&quot;&quot;&quot;&quot;;[.$B$1];&quot;&quot;&quot;&quot;;&quot;:&quot;;&quot;&quot;&quot;&quot;;[.$B152]; &quot;&quot;&quot;&quot;;&quot;,&quot;)); IF([.$C152]=&quot;&quot;;&quot;&quot;;COM.MICROSOFT.CONCAT(&quot;&quot;&quot;&quot;;[.$C$1];&quot;&quot;&quot;&quot;;&quot;:&quot;;&quot;&quot;&quot;&quot;;[.$C15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53]=&quot;&quot;;&quot;&quot;;COM.MICROSOFT.CONCAT(&quot;{&quot;; IF([.$A153]=&quot;&quot;;&quot;&quot;;COM.MICROSOFT.CONCAT(&quot;&quot;&quot;&quot;;[.$A$1];&quot;&quot;&quot;&quot;;&quot;:&quot;;&quot;&quot;&quot;&quot;;[.$A153]; &quot;&quot;&quot;&quot;;&quot;,&quot;)); IF([.$B153]=&quot;&quot;;&quot;&quot;;COM.MICROSOFT.CONCAT(&quot;&quot;&quot;&quot;;[.$B$1];&quot;&quot;&quot;&quot;;&quot;:&quot;;&quot;&quot;&quot;&quot;;[.$B153]; &quot;&quot;&quot;&quot;;&quot;,&quot;)); IF([.$C153]=&quot;&quot;;&quot;&quot;;COM.MICROSOFT.CONCAT(&quot;&quot;&quot;&quot;;[.$C$1];&quot;&quot;&quot;&quot;;&quot;:&quot;;&quot;&quot;&quot;&quot;;[.$C15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54]=&quot;&quot;;&quot;&quot;;COM.MICROSOFT.CONCAT(&quot;{&quot;; IF([.$A154]=&quot;&quot;;&quot;&quot;;COM.MICROSOFT.CONCAT(&quot;&quot;&quot;&quot;;[.$A$1];&quot;&quot;&quot;&quot;;&quot;:&quot;;&quot;&quot;&quot;&quot;;[.$A154]; &quot;&quot;&quot;&quot;;&quot;,&quot;)); IF([.$B154]=&quot;&quot;;&quot;&quot;;COM.MICROSOFT.CONCAT(&quot;&quot;&quot;&quot;;[.$B$1];&quot;&quot;&quot;&quot;;&quot;:&quot;;&quot;&quot;&quot;&quot;;[.$B154]; &quot;&quot;&quot;&quot;;&quot;,&quot;)); IF([.$C154]=&quot;&quot;;&quot;&quot;;COM.MICROSOFT.CONCAT(&quot;&quot;&quot;&quot;;[.$C$1];&quot;&quot;&quot;&quot;;&quot;:&quot;;&quot;&quot;&quot;&quot;;[.$C15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55]=&quot;&quot;;&quot;&quot;;COM.MICROSOFT.CONCAT(&quot;{&quot;; IF([.$A155]=&quot;&quot;;&quot;&quot;;COM.MICROSOFT.CONCAT(&quot;&quot;&quot;&quot;;[.$A$1];&quot;&quot;&quot;&quot;;&quot;:&quot;;&quot;&quot;&quot;&quot;;[.$A155]; &quot;&quot;&quot;&quot;;&quot;,&quot;)); IF([.$B155]=&quot;&quot;;&quot;&quot;;COM.MICROSOFT.CONCAT(&quot;&quot;&quot;&quot;;[.$B$1];&quot;&quot;&quot;&quot;;&quot;:&quot;;&quot;&quot;&quot;&quot;;[.$B155]; &quot;&quot;&quot;&quot;;&quot;,&quot;)); IF([.$C155]=&quot;&quot;;&quot;&quot;;COM.MICROSOFT.CONCAT(&quot;&quot;&quot;&quot;;[.$C$1];&quot;&quot;&quot;&quot;;&quot;:&quot;;&quot;&quot;&quot;&quot;;[.$C15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56]=&quot;&quot;;&quot;&quot;;COM.MICROSOFT.CONCAT(&quot;{&quot;; IF([.$A156]=&quot;&quot;;&quot;&quot;;COM.MICROSOFT.CONCAT(&quot;&quot;&quot;&quot;;[.$A$1];&quot;&quot;&quot;&quot;;&quot;:&quot;;&quot;&quot;&quot;&quot;;[.$A156]; &quot;&quot;&quot;&quot;;&quot;,&quot;)); IF([.$B156]=&quot;&quot;;&quot;&quot;;COM.MICROSOFT.CONCAT(&quot;&quot;&quot;&quot;;[.$B$1];&quot;&quot;&quot;&quot;;&quot;:&quot;;&quot;&quot;&quot;&quot;;[.$B156]; &quot;&quot;&quot;&quot;;&quot;,&quot;)); IF([.$C156]=&quot;&quot;;&quot;&quot;;COM.MICROSOFT.CONCAT(&quot;&quot;&quot;&quot;;[.$C$1];&quot;&quot;&quot;&quot;;&quot;:&quot;;&quot;&quot;&quot;&quot;;[.$C15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57]=&quot;&quot;;&quot;&quot;;COM.MICROSOFT.CONCAT(&quot;{&quot;; IF([.$A157]=&quot;&quot;;&quot;&quot;;COM.MICROSOFT.CONCAT(&quot;&quot;&quot;&quot;;[.$A$1];&quot;&quot;&quot;&quot;;&quot;:&quot;;&quot;&quot;&quot;&quot;;[.$A157]; &quot;&quot;&quot;&quot;;&quot;,&quot;)); IF([.$B157]=&quot;&quot;;&quot;&quot;;COM.MICROSOFT.CONCAT(&quot;&quot;&quot;&quot;;[.$B$1];&quot;&quot;&quot;&quot;;&quot;:&quot;;&quot;&quot;&quot;&quot;;[.$B157]; &quot;&quot;&quot;&quot;;&quot;,&quot;)); IF([.$C157]=&quot;&quot;;&quot;&quot;;COM.MICROSOFT.CONCAT(&quot;&quot;&quot;&quot;;[.$C$1];&quot;&quot;&quot;&quot;;&quot;:&quot;;&quot;&quot;&quot;&quot;;[.$C15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58]=&quot;&quot;;&quot;&quot;;COM.MICROSOFT.CONCAT(&quot;{&quot;; IF([.$A158]=&quot;&quot;;&quot;&quot;;COM.MICROSOFT.CONCAT(&quot;&quot;&quot;&quot;;[.$A$1];&quot;&quot;&quot;&quot;;&quot;:&quot;;&quot;&quot;&quot;&quot;;[.$A158]; &quot;&quot;&quot;&quot;;&quot;,&quot;)); IF([.$B158]=&quot;&quot;;&quot;&quot;;COM.MICROSOFT.CONCAT(&quot;&quot;&quot;&quot;;[.$B$1];&quot;&quot;&quot;&quot;;&quot;:&quot;;&quot;&quot;&quot;&quot;;[.$B158]; &quot;&quot;&quot;&quot;;&quot;,&quot;)); IF([.$C158]=&quot;&quot;;&quot;&quot;;COM.MICROSOFT.CONCAT(&quot;&quot;&quot;&quot;;[.$C$1];&quot;&quot;&quot;&quot;;&quot;:&quot;;&quot;&quot;&quot;&quot;;[.$C15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59]=&quot;&quot;;&quot;&quot;;COM.MICROSOFT.CONCAT(&quot;{&quot;; IF([.$A159]=&quot;&quot;;&quot;&quot;;COM.MICROSOFT.CONCAT(&quot;&quot;&quot;&quot;;[.$A$1];&quot;&quot;&quot;&quot;;&quot;:&quot;;&quot;&quot;&quot;&quot;;[.$A159]; &quot;&quot;&quot;&quot;;&quot;,&quot;)); IF([.$B159]=&quot;&quot;;&quot;&quot;;COM.MICROSOFT.CONCAT(&quot;&quot;&quot;&quot;;[.$B$1];&quot;&quot;&quot;&quot;;&quot;:&quot;;&quot;&quot;&quot;&quot;;[.$B159]; &quot;&quot;&quot;&quot;;&quot;,&quot;)); IF([.$C159]=&quot;&quot;;&quot;&quot;;COM.MICROSOFT.CONCAT(&quot;&quot;&quot;&quot;;[.$C$1];&quot;&quot;&quot;&quot;;&quot;:&quot;;&quot;&quot;&quot;&quot;;[.$C15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60]=&quot;&quot;;&quot;&quot;;COM.MICROSOFT.CONCAT(&quot;{&quot;; IF([.$A160]=&quot;&quot;;&quot;&quot;;COM.MICROSOFT.CONCAT(&quot;&quot;&quot;&quot;;[.$A$1];&quot;&quot;&quot;&quot;;&quot;:&quot;;&quot;&quot;&quot;&quot;;[.$A160]; &quot;&quot;&quot;&quot;;&quot;,&quot;)); IF([.$B160]=&quot;&quot;;&quot;&quot;;COM.MICROSOFT.CONCAT(&quot;&quot;&quot;&quot;;[.$B$1];&quot;&quot;&quot;&quot;;&quot;:&quot;;&quot;&quot;&quot;&quot;;[.$B160]; &quot;&quot;&quot;&quot;;&quot;,&quot;)); IF([.$C160]=&quot;&quot;;&quot;&quot;;COM.MICROSOFT.CONCAT(&quot;&quot;&quot;&quot;;[.$C$1];&quot;&quot;&quot;&quot;;&quot;:&quot;;&quot;&quot;&quot;&quot;;[.$C16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61]=&quot;&quot;;&quot;&quot;;COM.MICROSOFT.CONCAT(&quot;{&quot;; IF([.$A161]=&quot;&quot;;&quot;&quot;;COM.MICROSOFT.CONCAT(&quot;&quot;&quot;&quot;;[.$A$1];&quot;&quot;&quot;&quot;;&quot;:&quot;;&quot;&quot;&quot;&quot;;[.$A161]; &quot;&quot;&quot;&quot;;&quot;,&quot;)); IF([.$B161]=&quot;&quot;;&quot;&quot;;COM.MICROSOFT.CONCAT(&quot;&quot;&quot;&quot;;[.$B$1];&quot;&quot;&quot;&quot;;&quot;:&quot;;&quot;&quot;&quot;&quot;;[.$B161]; &quot;&quot;&quot;&quot;;&quot;,&quot;)); IF([.$C161]=&quot;&quot;;&quot;&quot;;COM.MICROSOFT.CONCAT(&quot;&quot;&quot;&quot;;[.$C$1];&quot;&quot;&quot;&quot;;&quot;:&quot;;&quot;&quot;&quot;&quot;;[.$C16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62]=&quot;&quot;;&quot;&quot;;COM.MICROSOFT.CONCAT(&quot;{&quot;; IF([.$A162]=&quot;&quot;;&quot;&quot;;COM.MICROSOFT.CONCAT(&quot;&quot;&quot;&quot;;[.$A$1];&quot;&quot;&quot;&quot;;&quot;:&quot;;&quot;&quot;&quot;&quot;;[.$A162]; &quot;&quot;&quot;&quot;;&quot;,&quot;)); IF([.$B162]=&quot;&quot;;&quot;&quot;;COM.MICROSOFT.CONCAT(&quot;&quot;&quot;&quot;;[.$B$1];&quot;&quot;&quot;&quot;;&quot;:&quot;;&quot;&quot;&quot;&quot;;[.$B162]; &quot;&quot;&quot;&quot;;&quot;,&quot;)); IF([.$C162]=&quot;&quot;;&quot;&quot;;COM.MICROSOFT.CONCAT(&quot;&quot;&quot;&quot;;[.$C$1];&quot;&quot;&quot;&quot;;&quot;:&quot;;&quot;&quot;&quot;&quot;;[.$C16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63]=&quot;&quot;;&quot;&quot;;COM.MICROSOFT.CONCAT(&quot;{&quot;; IF([.$A163]=&quot;&quot;;&quot;&quot;;COM.MICROSOFT.CONCAT(&quot;&quot;&quot;&quot;;[.$A$1];&quot;&quot;&quot;&quot;;&quot;:&quot;;&quot;&quot;&quot;&quot;;[.$A163]; &quot;&quot;&quot;&quot;;&quot;,&quot;)); IF([.$B163]=&quot;&quot;;&quot;&quot;;COM.MICROSOFT.CONCAT(&quot;&quot;&quot;&quot;;[.$B$1];&quot;&quot;&quot;&quot;;&quot;:&quot;;&quot;&quot;&quot;&quot;;[.$B163]; &quot;&quot;&quot;&quot;;&quot;,&quot;)); IF([.$C163]=&quot;&quot;;&quot;&quot;;COM.MICROSOFT.CONCAT(&quot;&quot;&quot;&quot;;[.$C$1];&quot;&quot;&quot;&quot;;&quot;:&quot;;&quot;&quot;&quot;&quot;;[.$C16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64]=&quot;&quot;;&quot;&quot;;COM.MICROSOFT.CONCAT(&quot;{&quot;; IF([.$A164]=&quot;&quot;;&quot;&quot;;COM.MICROSOFT.CONCAT(&quot;&quot;&quot;&quot;;[.$A$1];&quot;&quot;&quot;&quot;;&quot;:&quot;;&quot;&quot;&quot;&quot;;[.$A164]; &quot;&quot;&quot;&quot;;&quot;,&quot;)); IF([.$B164]=&quot;&quot;;&quot;&quot;;COM.MICROSOFT.CONCAT(&quot;&quot;&quot;&quot;;[.$B$1];&quot;&quot;&quot;&quot;;&quot;:&quot;;&quot;&quot;&quot;&quot;;[.$B164]; &quot;&quot;&quot;&quot;;&quot;,&quot;)); IF([.$C164]=&quot;&quot;;&quot;&quot;;COM.MICROSOFT.CONCAT(&quot;&quot;&quot;&quot;;[.$C$1];&quot;&quot;&quot;&quot;;&quot;:&quot;;&quot;&quot;&quot;&quot;;[.$C16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65]=&quot;&quot;;&quot;&quot;;COM.MICROSOFT.CONCAT(&quot;{&quot;; IF([.$A165]=&quot;&quot;;&quot;&quot;;COM.MICROSOFT.CONCAT(&quot;&quot;&quot;&quot;;[.$A$1];&quot;&quot;&quot;&quot;;&quot;:&quot;;&quot;&quot;&quot;&quot;;[.$A165]; &quot;&quot;&quot;&quot;;&quot;,&quot;)); IF([.$B165]=&quot;&quot;;&quot;&quot;;COM.MICROSOFT.CONCAT(&quot;&quot;&quot;&quot;;[.$B$1];&quot;&quot;&quot;&quot;;&quot;:&quot;;&quot;&quot;&quot;&quot;;[.$B165]; &quot;&quot;&quot;&quot;;&quot;,&quot;)); IF([.$C165]=&quot;&quot;;&quot;&quot;;COM.MICROSOFT.CONCAT(&quot;&quot;&quot;&quot;;[.$C$1];&quot;&quot;&quot;&quot;;&quot;:&quot;;&quot;&quot;&quot;&quot;;[.$C16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66]=&quot;&quot;;&quot;&quot;;COM.MICROSOFT.CONCAT(&quot;{&quot;; IF([.$A166]=&quot;&quot;;&quot;&quot;;COM.MICROSOFT.CONCAT(&quot;&quot;&quot;&quot;;[.$A$1];&quot;&quot;&quot;&quot;;&quot;:&quot;;&quot;&quot;&quot;&quot;;[.$A166]; &quot;&quot;&quot;&quot;;&quot;,&quot;)); IF([.$B166]=&quot;&quot;;&quot;&quot;;COM.MICROSOFT.CONCAT(&quot;&quot;&quot;&quot;;[.$B$1];&quot;&quot;&quot;&quot;;&quot;:&quot;;&quot;&quot;&quot;&quot;;[.$B166]; &quot;&quot;&quot;&quot;;&quot;,&quot;)); IF([.$C166]=&quot;&quot;;&quot;&quot;;COM.MICROSOFT.CONCAT(&quot;&quot;&quot;&quot;;[.$C$1];&quot;&quot;&quot;&quot;;&quot;:&quot;;&quot;&quot;&quot;&quot;;[.$C16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67]=&quot;&quot;;&quot;&quot;;COM.MICROSOFT.CONCAT(&quot;{&quot;; IF([.$A167]=&quot;&quot;;&quot;&quot;;COM.MICROSOFT.CONCAT(&quot;&quot;&quot;&quot;;[.$A$1];&quot;&quot;&quot;&quot;;&quot;:&quot;;&quot;&quot;&quot;&quot;;[.$A167]; &quot;&quot;&quot;&quot;;&quot;,&quot;)); IF([.$B167]=&quot;&quot;;&quot;&quot;;COM.MICROSOFT.CONCAT(&quot;&quot;&quot;&quot;;[.$B$1];&quot;&quot;&quot;&quot;;&quot;:&quot;;&quot;&quot;&quot;&quot;;[.$B167]; &quot;&quot;&quot;&quot;;&quot;,&quot;)); IF([.$C167]=&quot;&quot;;&quot;&quot;;COM.MICROSOFT.CONCAT(&quot;&quot;&quot;&quot;;[.$C$1];&quot;&quot;&quot;&quot;;&quot;:&quot;;&quot;&quot;&quot;&quot;;[.$C16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68]=&quot;&quot;;&quot;&quot;;COM.MICROSOFT.CONCAT(&quot;{&quot;; IF([.$A168]=&quot;&quot;;&quot;&quot;;COM.MICROSOFT.CONCAT(&quot;&quot;&quot;&quot;;[.$A$1];&quot;&quot;&quot;&quot;;&quot;:&quot;;&quot;&quot;&quot;&quot;;[.$A168]; &quot;&quot;&quot;&quot;;&quot;,&quot;)); IF([.$B168]=&quot;&quot;;&quot;&quot;;COM.MICROSOFT.CONCAT(&quot;&quot;&quot;&quot;;[.$B$1];&quot;&quot;&quot;&quot;;&quot;:&quot;;&quot;&quot;&quot;&quot;;[.$B168]; &quot;&quot;&quot;&quot;;&quot;,&quot;)); IF([.$C168]=&quot;&quot;;&quot;&quot;;COM.MICROSOFT.CONCAT(&quot;&quot;&quot;&quot;;[.$C$1];&quot;&quot;&quot;&quot;;&quot;:&quot;;&quot;&quot;&quot;&quot;;[.$C16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69]=&quot;&quot;;&quot;&quot;;COM.MICROSOFT.CONCAT(&quot;{&quot;; IF([.$A169]=&quot;&quot;;&quot;&quot;;COM.MICROSOFT.CONCAT(&quot;&quot;&quot;&quot;;[.$A$1];&quot;&quot;&quot;&quot;;&quot;:&quot;;&quot;&quot;&quot;&quot;;[.$A169]; &quot;&quot;&quot;&quot;;&quot;,&quot;)); IF([.$B169]=&quot;&quot;;&quot;&quot;;COM.MICROSOFT.CONCAT(&quot;&quot;&quot;&quot;;[.$B$1];&quot;&quot;&quot;&quot;;&quot;:&quot;;&quot;&quot;&quot;&quot;;[.$B169]; &quot;&quot;&quot;&quot;;&quot;,&quot;)); IF([.$C169]=&quot;&quot;;&quot;&quot;;COM.MICROSOFT.CONCAT(&quot;&quot;&quot;&quot;;[.$C$1];&quot;&quot;&quot;&quot;;&quot;:&quot;;&quot;&quot;&quot;&quot;;[.$C16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70]=&quot;&quot;;&quot;&quot;;COM.MICROSOFT.CONCAT(&quot;{&quot;; IF([.$A170]=&quot;&quot;;&quot;&quot;;COM.MICROSOFT.CONCAT(&quot;&quot;&quot;&quot;;[.$A$1];&quot;&quot;&quot;&quot;;&quot;:&quot;;&quot;&quot;&quot;&quot;;[.$A170]; &quot;&quot;&quot;&quot;;&quot;,&quot;)); IF([.$B170]=&quot;&quot;;&quot;&quot;;COM.MICROSOFT.CONCAT(&quot;&quot;&quot;&quot;;[.$B$1];&quot;&quot;&quot;&quot;;&quot;:&quot;;&quot;&quot;&quot;&quot;;[.$B170]; &quot;&quot;&quot;&quot;;&quot;,&quot;)); IF([.$C170]=&quot;&quot;;&quot;&quot;;COM.MICROSOFT.CONCAT(&quot;&quot;&quot;&quot;;[.$C$1];&quot;&quot;&quot;&quot;;&quot;:&quot;;&quot;&quot;&quot;&quot;;[.$C17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71]=&quot;&quot;;&quot;&quot;;COM.MICROSOFT.CONCAT(&quot;{&quot;; IF([.$A171]=&quot;&quot;;&quot;&quot;;COM.MICROSOFT.CONCAT(&quot;&quot;&quot;&quot;;[.$A$1];&quot;&quot;&quot;&quot;;&quot;:&quot;;&quot;&quot;&quot;&quot;;[.$A171]; &quot;&quot;&quot;&quot;;&quot;,&quot;)); IF([.$B171]=&quot;&quot;;&quot;&quot;;COM.MICROSOFT.CONCAT(&quot;&quot;&quot;&quot;;[.$B$1];&quot;&quot;&quot;&quot;;&quot;:&quot;;&quot;&quot;&quot;&quot;;[.$B171]; &quot;&quot;&quot;&quot;;&quot;,&quot;)); IF([.$C171]=&quot;&quot;;&quot;&quot;;COM.MICROSOFT.CONCAT(&quot;&quot;&quot;&quot;;[.$C$1];&quot;&quot;&quot;&quot;;&quot;:&quot;;&quot;&quot;&quot;&quot;;[.$C17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72]=&quot;&quot;;&quot;&quot;;COM.MICROSOFT.CONCAT(&quot;{&quot;; IF([.$A172]=&quot;&quot;;&quot;&quot;;COM.MICROSOFT.CONCAT(&quot;&quot;&quot;&quot;;[.$A$1];&quot;&quot;&quot;&quot;;&quot;:&quot;;&quot;&quot;&quot;&quot;;[.$A172]; &quot;&quot;&quot;&quot;;&quot;,&quot;)); IF([.$B172]=&quot;&quot;;&quot;&quot;;COM.MICROSOFT.CONCAT(&quot;&quot;&quot;&quot;;[.$B$1];&quot;&quot;&quot;&quot;;&quot;:&quot;;&quot;&quot;&quot;&quot;;[.$B172]; &quot;&quot;&quot;&quot;;&quot;,&quot;)); IF([.$C172]=&quot;&quot;;&quot;&quot;;COM.MICROSOFT.CONCAT(&quot;&quot;&quot;&quot;;[.$C$1];&quot;&quot;&quot;&quot;;&quot;:&quot;;&quot;&quot;&quot;&quot;;[.$C17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73]=&quot;&quot;;&quot;&quot;;COM.MICROSOFT.CONCAT(&quot;{&quot;; IF([.$A173]=&quot;&quot;;&quot;&quot;;COM.MICROSOFT.CONCAT(&quot;&quot;&quot;&quot;;[.$A$1];&quot;&quot;&quot;&quot;;&quot;:&quot;;&quot;&quot;&quot;&quot;;[.$A173]; &quot;&quot;&quot;&quot;;&quot;,&quot;)); IF([.$B173]=&quot;&quot;;&quot;&quot;;COM.MICROSOFT.CONCAT(&quot;&quot;&quot;&quot;;[.$B$1];&quot;&quot;&quot;&quot;;&quot;:&quot;;&quot;&quot;&quot;&quot;;[.$B173]; &quot;&quot;&quot;&quot;;&quot;,&quot;)); IF([.$C173]=&quot;&quot;;&quot;&quot;;COM.MICROSOFT.CONCAT(&quot;&quot;&quot;&quot;;[.$C$1];&quot;&quot;&quot;&quot;;&quot;:&quot;;&quot;&quot;&quot;&quot;;[.$C17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74]=&quot;&quot;;&quot;&quot;;COM.MICROSOFT.CONCAT(&quot;{&quot;; IF([.$A174]=&quot;&quot;;&quot;&quot;;COM.MICROSOFT.CONCAT(&quot;&quot;&quot;&quot;;[.$A$1];&quot;&quot;&quot;&quot;;&quot;:&quot;;&quot;&quot;&quot;&quot;;[.$A174]; &quot;&quot;&quot;&quot;;&quot;,&quot;)); IF([.$B174]=&quot;&quot;;&quot;&quot;;COM.MICROSOFT.CONCAT(&quot;&quot;&quot;&quot;;[.$B$1];&quot;&quot;&quot;&quot;;&quot;:&quot;;&quot;&quot;&quot;&quot;;[.$B174]; &quot;&quot;&quot;&quot;;&quot;,&quot;)); IF([.$C174]=&quot;&quot;;&quot;&quot;;COM.MICROSOFT.CONCAT(&quot;&quot;&quot;&quot;;[.$C$1];&quot;&quot;&quot;&quot;;&quot;:&quot;;&quot;&quot;&quot;&quot;;[.$C17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75]=&quot;&quot;;&quot;&quot;;COM.MICROSOFT.CONCAT(&quot;{&quot;; IF([.$A175]=&quot;&quot;;&quot;&quot;;COM.MICROSOFT.CONCAT(&quot;&quot;&quot;&quot;;[.$A$1];&quot;&quot;&quot;&quot;;&quot;:&quot;;&quot;&quot;&quot;&quot;;[.$A175]; &quot;&quot;&quot;&quot;;&quot;,&quot;)); IF([.$B175]=&quot;&quot;;&quot;&quot;;COM.MICROSOFT.CONCAT(&quot;&quot;&quot;&quot;;[.$B$1];&quot;&quot;&quot;&quot;;&quot;:&quot;;&quot;&quot;&quot;&quot;;[.$B175]; &quot;&quot;&quot;&quot;;&quot;,&quot;)); IF([.$C175]=&quot;&quot;;&quot;&quot;;COM.MICROSOFT.CONCAT(&quot;&quot;&quot;&quot;;[.$C$1];&quot;&quot;&quot;&quot;;&quot;:&quot;;&quot;&quot;&quot;&quot;;[.$C17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76]=&quot;&quot;;&quot;&quot;;COM.MICROSOFT.CONCAT(&quot;{&quot;; IF([.$A176]=&quot;&quot;;&quot;&quot;;COM.MICROSOFT.CONCAT(&quot;&quot;&quot;&quot;;[.$A$1];&quot;&quot;&quot;&quot;;&quot;:&quot;;&quot;&quot;&quot;&quot;;[.$A176]; &quot;&quot;&quot;&quot;;&quot;,&quot;)); IF([.$B176]=&quot;&quot;;&quot;&quot;;COM.MICROSOFT.CONCAT(&quot;&quot;&quot;&quot;;[.$B$1];&quot;&quot;&quot;&quot;;&quot;:&quot;;&quot;&quot;&quot;&quot;;[.$B176]; &quot;&quot;&quot;&quot;;&quot;,&quot;)); IF([.$C176]=&quot;&quot;;&quot;&quot;;COM.MICROSOFT.CONCAT(&quot;&quot;&quot;&quot;;[.$C$1];&quot;&quot;&quot;&quot;;&quot;:&quot;;&quot;&quot;&quot;&quot;;[.$C17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77]=&quot;&quot;;&quot;&quot;;COM.MICROSOFT.CONCAT(&quot;{&quot;; IF([.$A177]=&quot;&quot;;&quot;&quot;;COM.MICROSOFT.CONCAT(&quot;&quot;&quot;&quot;;[.$A$1];&quot;&quot;&quot;&quot;;&quot;:&quot;;&quot;&quot;&quot;&quot;;[.$A177]; &quot;&quot;&quot;&quot;;&quot;,&quot;)); IF([.$B177]=&quot;&quot;;&quot;&quot;;COM.MICROSOFT.CONCAT(&quot;&quot;&quot;&quot;;[.$B$1];&quot;&quot;&quot;&quot;;&quot;:&quot;;&quot;&quot;&quot;&quot;;[.$B177]; &quot;&quot;&quot;&quot;;&quot;,&quot;)); IF([.$C177]=&quot;&quot;;&quot;&quot;;COM.MICROSOFT.CONCAT(&quot;&quot;&quot;&quot;;[.$C$1];&quot;&quot;&quot;&quot;;&quot;:&quot;;&quot;&quot;&quot;&quot;;[.$C17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78]=&quot;&quot;;&quot;&quot;;COM.MICROSOFT.CONCAT(&quot;{&quot;; IF([.$A178]=&quot;&quot;;&quot;&quot;;COM.MICROSOFT.CONCAT(&quot;&quot;&quot;&quot;;[.$A$1];&quot;&quot;&quot;&quot;;&quot;:&quot;;&quot;&quot;&quot;&quot;;[.$A178]; &quot;&quot;&quot;&quot;;&quot;,&quot;)); IF([.$B178]=&quot;&quot;;&quot;&quot;;COM.MICROSOFT.CONCAT(&quot;&quot;&quot;&quot;;[.$B$1];&quot;&quot;&quot;&quot;;&quot;:&quot;;&quot;&quot;&quot;&quot;;[.$B178]; &quot;&quot;&quot;&quot;;&quot;,&quot;)); IF([.$C178]=&quot;&quot;;&quot;&quot;;COM.MICROSOFT.CONCAT(&quot;&quot;&quot;&quot;;[.$C$1];&quot;&quot;&quot;&quot;;&quot;:&quot;;&quot;&quot;&quot;&quot;;[.$C17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79]=&quot;&quot;;&quot;&quot;;COM.MICROSOFT.CONCAT(&quot;{&quot;; IF([.$A179]=&quot;&quot;;&quot;&quot;;COM.MICROSOFT.CONCAT(&quot;&quot;&quot;&quot;;[.$A$1];&quot;&quot;&quot;&quot;;&quot;:&quot;;&quot;&quot;&quot;&quot;;[.$A179]; &quot;&quot;&quot;&quot;;&quot;,&quot;)); IF([.$B179]=&quot;&quot;;&quot;&quot;;COM.MICROSOFT.CONCAT(&quot;&quot;&quot;&quot;;[.$B$1];&quot;&quot;&quot;&quot;;&quot;:&quot;;&quot;&quot;&quot;&quot;;[.$B179]; &quot;&quot;&quot;&quot;;&quot;,&quot;)); IF([.$C179]=&quot;&quot;;&quot;&quot;;COM.MICROSOFT.CONCAT(&quot;&quot;&quot;&quot;;[.$C$1];&quot;&quot;&quot;&quot;;&quot;:&quot;;&quot;&quot;&quot;&quot;;[.$C17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80]=&quot;&quot;;&quot;&quot;;COM.MICROSOFT.CONCAT(&quot;{&quot;; IF([.$A180]=&quot;&quot;;&quot;&quot;;COM.MICROSOFT.CONCAT(&quot;&quot;&quot;&quot;;[.$A$1];&quot;&quot;&quot;&quot;;&quot;:&quot;;&quot;&quot;&quot;&quot;;[.$A180]; &quot;&quot;&quot;&quot;;&quot;,&quot;)); IF([.$B180]=&quot;&quot;;&quot;&quot;;COM.MICROSOFT.CONCAT(&quot;&quot;&quot;&quot;;[.$B$1];&quot;&quot;&quot;&quot;;&quot;:&quot;;&quot;&quot;&quot;&quot;;[.$B180]; &quot;&quot;&quot;&quot;;&quot;,&quot;)); IF([.$C180]=&quot;&quot;;&quot;&quot;;COM.MICROSOFT.CONCAT(&quot;&quot;&quot;&quot;;[.$C$1];&quot;&quot;&quot;&quot;;&quot;:&quot;;&quot;&quot;&quot;&quot;;[.$C18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81]=&quot;&quot;;&quot;&quot;;COM.MICROSOFT.CONCAT(&quot;{&quot;; IF([.$A181]=&quot;&quot;;&quot;&quot;;COM.MICROSOFT.CONCAT(&quot;&quot;&quot;&quot;;[.$A$1];&quot;&quot;&quot;&quot;;&quot;:&quot;;&quot;&quot;&quot;&quot;;[.$A181]; &quot;&quot;&quot;&quot;;&quot;,&quot;)); IF([.$B181]=&quot;&quot;;&quot;&quot;;COM.MICROSOFT.CONCAT(&quot;&quot;&quot;&quot;;[.$B$1];&quot;&quot;&quot;&quot;;&quot;:&quot;;&quot;&quot;&quot;&quot;;[.$B181]; &quot;&quot;&quot;&quot;;&quot;,&quot;)); IF([.$C181]=&quot;&quot;;&quot;&quot;;COM.MICROSOFT.CONCAT(&quot;&quot;&quot;&quot;;[.$C$1];&quot;&quot;&quot;&quot;;&quot;:&quot;;&quot;&quot;&quot;&quot;;[.$C18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82]=&quot;&quot;;&quot;&quot;;COM.MICROSOFT.CONCAT(&quot;{&quot;; IF([.$A182]=&quot;&quot;;&quot;&quot;;COM.MICROSOFT.CONCAT(&quot;&quot;&quot;&quot;;[.$A$1];&quot;&quot;&quot;&quot;;&quot;:&quot;;&quot;&quot;&quot;&quot;;[.$A182]; &quot;&quot;&quot;&quot;;&quot;,&quot;)); IF([.$B182]=&quot;&quot;;&quot;&quot;;COM.MICROSOFT.CONCAT(&quot;&quot;&quot;&quot;;[.$B$1];&quot;&quot;&quot;&quot;;&quot;:&quot;;&quot;&quot;&quot;&quot;;[.$B182]; &quot;&quot;&quot;&quot;;&quot;,&quot;)); IF([.$C182]=&quot;&quot;;&quot;&quot;;COM.MICROSOFT.CONCAT(&quot;&quot;&quot;&quot;;[.$C$1];&quot;&quot;&quot;&quot;;&quot;:&quot;;&quot;&quot;&quot;&quot;;[.$C18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83]=&quot;&quot;;&quot;&quot;;COM.MICROSOFT.CONCAT(&quot;{&quot;; IF([.$A183]=&quot;&quot;;&quot;&quot;;COM.MICROSOFT.CONCAT(&quot;&quot;&quot;&quot;;[.$A$1];&quot;&quot;&quot;&quot;;&quot;:&quot;;&quot;&quot;&quot;&quot;;[.$A183]; &quot;&quot;&quot;&quot;;&quot;,&quot;)); IF([.$B183]=&quot;&quot;;&quot;&quot;;COM.MICROSOFT.CONCAT(&quot;&quot;&quot;&quot;;[.$B$1];&quot;&quot;&quot;&quot;;&quot;:&quot;;&quot;&quot;&quot;&quot;;[.$B183]; &quot;&quot;&quot;&quot;;&quot;,&quot;)); IF([.$C183]=&quot;&quot;;&quot;&quot;;COM.MICROSOFT.CONCAT(&quot;&quot;&quot;&quot;;[.$C$1];&quot;&quot;&quot;&quot;;&quot;:&quot;;&quot;&quot;&quot;&quot;;[.$C18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84]=&quot;&quot;;&quot;&quot;;COM.MICROSOFT.CONCAT(&quot;{&quot;; IF([.$A184]=&quot;&quot;;&quot;&quot;;COM.MICROSOFT.CONCAT(&quot;&quot;&quot;&quot;;[.$A$1];&quot;&quot;&quot;&quot;;&quot;:&quot;;&quot;&quot;&quot;&quot;;[.$A184]; &quot;&quot;&quot;&quot;;&quot;,&quot;)); IF([.$B184]=&quot;&quot;;&quot;&quot;;COM.MICROSOFT.CONCAT(&quot;&quot;&quot;&quot;;[.$B$1];&quot;&quot;&quot;&quot;;&quot;:&quot;;&quot;&quot;&quot;&quot;;[.$B184]; &quot;&quot;&quot;&quot;;&quot;,&quot;)); IF([.$C184]=&quot;&quot;;&quot;&quot;;COM.MICROSOFT.CONCAT(&quot;&quot;&quot;&quot;;[.$C$1];&quot;&quot;&quot;&quot;;&quot;:&quot;;&quot;&quot;&quot;&quot;;[.$C18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85]=&quot;&quot;;&quot;&quot;;COM.MICROSOFT.CONCAT(&quot;{&quot;; IF([.$A185]=&quot;&quot;;&quot;&quot;;COM.MICROSOFT.CONCAT(&quot;&quot;&quot;&quot;;[.$A$1];&quot;&quot;&quot;&quot;;&quot;:&quot;;&quot;&quot;&quot;&quot;;[.$A185]; &quot;&quot;&quot;&quot;;&quot;,&quot;)); IF([.$B185]=&quot;&quot;;&quot;&quot;;COM.MICROSOFT.CONCAT(&quot;&quot;&quot;&quot;;[.$B$1];&quot;&quot;&quot;&quot;;&quot;:&quot;;&quot;&quot;&quot;&quot;;[.$B185]; &quot;&quot;&quot;&quot;;&quot;,&quot;)); IF([.$C185]=&quot;&quot;;&quot;&quot;;COM.MICROSOFT.CONCAT(&quot;&quot;&quot;&quot;;[.$C$1];&quot;&quot;&quot;&quot;;&quot;:&quot;;&quot;&quot;&quot;&quot;;[.$C18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86]=&quot;&quot;;&quot;&quot;;COM.MICROSOFT.CONCAT(&quot;{&quot;; IF([.$A186]=&quot;&quot;;&quot;&quot;;COM.MICROSOFT.CONCAT(&quot;&quot;&quot;&quot;;[.$A$1];&quot;&quot;&quot;&quot;;&quot;:&quot;;&quot;&quot;&quot;&quot;;[.$A186]; &quot;&quot;&quot;&quot;;&quot;,&quot;)); IF([.$B186]=&quot;&quot;;&quot;&quot;;COM.MICROSOFT.CONCAT(&quot;&quot;&quot;&quot;;[.$B$1];&quot;&quot;&quot;&quot;;&quot;:&quot;;&quot;&quot;&quot;&quot;;[.$B186]; &quot;&quot;&quot;&quot;;&quot;,&quot;)); IF([.$C186]=&quot;&quot;;&quot;&quot;;COM.MICROSOFT.CONCAT(&quot;&quot;&quot;&quot;;[.$C$1];&quot;&quot;&quot;&quot;;&quot;:&quot;;&quot;&quot;&quot;&quot;;[.$C18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87]=&quot;&quot;;&quot;&quot;;COM.MICROSOFT.CONCAT(&quot;{&quot;; IF([.$A187]=&quot;&quot;;&quot;&quot;;COM.MICROSOFT.CONCAT(&quot;&quot;&quot;&quot;;[.$A$1];&quot;&quot;&quot;&quot;;&quot;:&quot;;&quot;&quot;&quot;&quot;;[.$A187]; &quot;&quot;&quot;&quot;;&quot;,&quot;)); IF([.$B187]=&quot;&quot;;&quot;&quot;;COM.MICROSOFT.CONCAT(&quot;&quot;&quot;&quot;;[.$B$1];&quot;&quot;&quot;&quot;;&quot;:&quot;;&quot;&quot;&quot;&quot;;[.$B187]; &quot;&quot;&quot;&quot;;&quot;,&quot;)); IF([.$C187]=&quot;&quot;;&quot;&quot;;COM.MICROSOFT.CONCAT(&quot;&quot;&quot;&quot;;[.$C$1];&quot;&quot;&quot;&quot;;&quot;:&quot;;&quot;&quot;&quot;&quot;;[.$C18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88]=&quot;&quot;;&quot;&quot;;COM.MICROSOFT.CONCAT(&quot;{&quot;; IF([.$A188]=&quot;&quot;;&quot;&quot;;COM.MICROSOFT.CONCAT(&quot;&quot;&quot;&quot;;[.$A$1];&quot;&quot;&quot;&quot;;&quot;:&quot;;&quot;&quot;&quot;&quot;;[.$A188]; &quot;&quot;&quot;&quot;;&quot;,&quot;)); IF([.$B188]=&quot;&quot;;&quot;&quot;;COM.MICROSOFT.CONCAT(&quot;&quot;&quot;&quot;;[.$B$1];&quot;&quot;&quot;&quot;;&quot;:&quot;;&quot;&quot;&quot;&quot;;[.$B188]; &quot;&quot;&quot;&quot;;&quot;,&quot;)); IF([.$C188]=&quot;&quot;;&quot;&quot;;COM.MICROSOFT.CONCAT(&quot;&quot;&quot;&quot;;[.$C$1];&quot;&quot;&quot;&quot;;&quot;:&quot;;&quot;&quot;&quot;&quot;;[.$C18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89]=&quot;&quot;;&quot;&quot;;COM.MICROSOFT.CONCAT(&quot;{&quot;; IF([.$A189]=&quot;&quot;;&quot;&quot;;COM.MICROSOFT.CONCAT(&quot;&quot;&quot;&quot;;[.$A$1];&quot;&quot;&quot;&quot;;&quot;:&quot;;&quot;&quot;&quot;&quot;;[.$A189]; &quot;&quot;&quot;&quot;;&quot;,&quot;)); IF([.$B189]=&quot;&quot;;&quot;&quot;;COM.MICROSOFT.CONCAT(&quot;&quot;&quot;&quot;;[.$B$1];&quot;&quot;&quot;&quot;;&quot;:&quot;;&quot;&quot;&quot;&quot;;[.$B189]; &quot;&quot;&quot;&quot;;&quot;,&quot;)); IF([.$C189]=&quot;&quot;;&quot;&quot;;COM.MICROSOFT.CONCAT(&quot;&quot;&quot;&quot;;[.$C$1];&quot;&quot;&quot;&quot;;&quot;:&quot;;&quot;&quot;&quot;&quot;;[.$C18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90]=&quot;&quot;;&quot;&quot;;COM.MICROSOFT.CONCAT(&quot;{&quot;; IF([.$A190]=&quot;&quot;;&quot;&quot;;COM.MICROSOFT.CONCAT(&quot;&quot;&quot;&quot;;[.$A$1];&quot;&quot;&quot;&quot;;&quot;:&quot;;&quot;&quot;&quot;&quot;;[.$A190]; &quot;&quot;&quot;&quot;;&quot;,&quot;)); IF([.$B190]=&quot;&quot;;&quot;&quot;;COM.MICROSOFT.CONCAT(&quot;&quot;&quot;&quot;;[.$B$1];&quot;&quot;&quot;&quot;;&quot;:&quot;;&quot;&quot;&quot;&quot;;[.$B190]; &quot;&quot;&quot;&quot;;&quot;,&quot;)); IF([.$C190]=&quot;&quot;;&quot;&quot;;COM.MICROSOFT.CONCAT(&quot;&quot;&quot;&quot;;[.$C$1];&quot;&quot;&quot;&quot;;&quot;:&quot;;&quot;&quot;&quot;&quot;;[.$C19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91]=&quot;&quot;;&quot;&quot;;COM.MICROSOFT.CONCAT(&quot;{&quot;; IF([.$A191]=&quot;&quot;;&quot;&quot;;COM.MICROSOFT.CONCAT(&quot;&quot;&quot;&quot;;[.$A$1];&quot;&quot;&quot;&quot;;&quot;:&quot;;&quot;&quot;&quot;&quot;;[.$A191]; &quot;&quot;&quot;&quot;;&quot;,&quot;)); IF([.$B191]=&quot;&quot;;&quot;&quot;;COM.MICROSOFT.CONCAT(&quot;&quot;&quot;&quot;;[.$B$1];&quot;&quot;&quot;&quot;;&quot;:&quot;;&quot;&quot;&quot;&quot;;[.$B191]; &quot;&quot;&quot;&quot;;&quot;,&quot;)); IF([.$C191]=&quot;&quot;;&quot;&quot;;COM.MICROSOFT.CONCAT(&quot;&quot;&quot;&quot;;[.$C$1];&quot;&quot;&quot;&quot;;&quot;:&quot;;&quot;&quot;&quot;&quot;;[.$C19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92]=&quot;&quot;;&quot;&quot;;COM.MICROSOFT.CONCAT(&quot;{&quot;; IF([.$A192]=&quot;&quot;;&quot;&quot;;COM.MICROSOFT.CONCAT(&quot;&quot;&quot;&quot;;[.$A$1];&quot;&quot;&quot;&quot;;&quot;:&quot;;&quot;&quot;&quot;&quot;;[.$A192]; &quot;&quot;&quot;&quot;;&quot;,&quot;)); IF([.$B192]=&quot;&quot;;&quot;&quot;;COM.MICROSOFT.CONCAT(&quot;&quot;&quot;&quot;;[.$B$1];&quot;&quot;&quot;&quot;;&quot;:&quot;;&quot;&quot;&quot;&quot;;[.$B192]; &quot;&quot;&quot;&quot;;&quot;,&quot;)); IF([.$C192]=&quot;&quot;;&quot;&quot;;COM.MICROSOFT.CONCAT(&quot;&quot;&quot;&quot;;[.$C$1];&quot;&quot;&quot;&quot;;&quot;:&quot;;&quot;&quot;&quot;&quot;;[.$C19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93]=&quot;&quot;;&quot;&quot;;COM.MICROSOFT.CONCAT(&quot;{&quot;; IF([.$A193]=&quot;&quot;;&quot;&quot;;COM.MICROSOFT.CONCAT(&quot;&quot;&quot;&quot;;[.$A$1];&quot;&quot;&quot;&quot;;&quot;:&quot;;&quot;&quot;&quot;&quot;;[.$A193]; &quot;&quot;&quot;&quot;;&quot;,&quot;)); IF([.$B193]=&quot;&quot;;&quot;&quot;;COM.MICROSOFT.CONCAT(&quot;&quot;&quot;&quot;;[.$B$1];&quot;&quot;&quot;&quot;;&quot;:&quot;;&quot;&quot;&quot;&quot;;[.$B193]; &quot;&quot;&quot;&quot;;&quot;,&quot;)); IF([.$C193]=&quot;&quot;;&quot;&quot;;COM.MICROSOFT.CONCAT(&quot;&quot;&quot;&quot;;[.$C$1];&quot;&quot;&quot;&quot;;&quot;:&quot;;&quot;&quot;&quot;&quot;;[.$C19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94]=&quot;&quot;;&quot;&quot;;COM.MICROSOFT.CONCAT(&quot;{&quot;; IF([.$A194]=&quot;&quot;;&quot;&quot;;COM.MICROSOFT.CONCAT(&quot;&quot;&quot;&quot;;[.$A$1];&quot;&quot;&quot;&quot;;&quot;:&quot;;&quot;&quot;&quot;&quot;;[.$A194]; &quot;&quot;&quot;&quot;;&quot;,&quot;)); IF([.$B194]=&quot;&quot;;&quot;&quot;;COM.MICROSOFT.CONCAT(&quot;&quot;&quot;&quot;;[.$B$1];&quot;&quot;&quot;&quot;;&quot;:&quot;;&quot;&quot;&quot;&quot;;[.$B194]; &quot;&quot;&quot;&quot;;&quot;,&quot;)); IF([.$C194]=&quot;&quot;;&quot;&quot;;COM.MICROSOFT.CONCAT(&quot;&quot;&quot;&quot;;[.$C$1];&quot;&quot;&quot;&quot;;&quot;:&quot;;&quot;&quot;&quot;&quot;;[.$C19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95]=&quot;&quot;;&quot;&quot;;COM.MICROSOFT.CONCAT(&quot;{&quot;; IF([.$A195]=&quot;&quot;;&quot;&quot;;COM.MICROSOFT.CONCAT(&quot;&quot;&quot;&quot;;[.$A$1];&quot;&quot;&quot;&quot;;&quot;:&quot;;&quot;&quot;&quot;&quot;;[.$A195]; &quot;&quot;&quot;&quot;;&quot;,&quot;)); IF([.$B195]=&quot;&quot;;&quot;&quot;;COM.MICROSOFT.CONCAT(&quot;&quot;&quot;&quot;;[.$B$1];&quot;&quot;&quot;&quot;;&quot;:&quot;;&quot;&quot;&quot;&quot;;[.$B195]; &quot;&quot;&quot;&quot;;&quot;,&quot;)); IF([.$C195]=&quot;&quot;;&quot;&quot;;COM.MICROSOFT.CONCAT(&quot;&quot;&quot;&quot;;[.$C$1];&quot;&quot;&quot;&quot;;&quot;:&quot;;&quot;&quot;&quot;&quot;;[.$C195]; &quot;&quot;&quot;&quot;;&quot;,&quot;));&quot;},&quot;))">
            <text:p/>
          </table:table-cell>
          <table:table-cell table:number-columns-repeated="1016"/>
        </table:table-row>
        <table:table-row table:style-name="ro1" table:number-rows-repeated="104838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pinda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15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COSTUME</text:p>
          </table:table-cell>
          <table:table-cell table:style-name="ce1"/>
          <table:table-cell table:style-name="ce4"/>
          <table:table-cell table:style-name="ce1" office:value-type="string" calcext:value-type="string">
            <text:p>OUTPUT</text:p>
          </table:table-cell>
          <table:table-cell table:style-name="ce4" table:number-columns-repeated="1016"/>
        </table:table-row>
        <table:table-row table:style-name="ro1">
          <table:table-cell table:style-name="ce2" office:value-type="string" calcext:value-type="string">
            <text:p>SPINDA</text:p>
          </table:table-cell>
          <table:table-cell table:style-name="ce2" office:value-type="string" calcext:value-type="string">
            <text:p>SPINDA_00</text:p>
          </table:table-cell>
          <table:table-cell table:style-name="ce2" table:number-columns-repeated="2"/>
          <table:table-cell/>
          <table:table-cell table:style-name="ce5" table:formula="of:=IF([.$A2]=&quot;&quot;;&quot;&quot;;COM.MICROSOFT.CONCAT(&quot;{&quot;; IF([.$A2]=&quot;&quot;;&quot;&quot;;COM.MICROSOFT.CONCAT(&quot;&quot;&quot;&quot;;[.$A$1];&quot;&quot;&quot;&quot;;&quot;:&quot;;&quot;&quot;&quot;&quot;;[.$A2]; &quot;&quot;&quot;&quot;;&quot;,&quot;)); IF([.$B2]=&quot;&quot;;&quot;&quot;;COM.MICROSOFT.CONCAT(&quot;&quot;&quot;&quot;;[.$B$1];&quot;&quot;&quot;&quot;;&quot;:&quot;;&quot;&quot;&quot;&quot;;[.$B2]; &quot;&quot;&quot;&quot;;&quot;,&quot;)); IF([.$C2]=&quot;&quot;;&quot;&quot;;COM.MICROSOFT.CONCAT(&quot;&quot;&quot;&quot;;[.$C$1];&quot;&quot;&quot;&quot;;&quot;:&quot;;&quot;&quot;&quot;&quot;;[.$C2]; &quot;&quot;&quot;&quot;;&quot;,&quot;));&quot;},&quot;))" office:value-type="string" office:string-value="{&quot;ID&quot;:&quot;SPINDA&quot;,&quot;FORM&quot;:&quot;SPINDA_00&quot;,}," calcext:value-type="string">
            <text:p>{"ID":"SPINDA","FORM":"SPINDA_00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PINDA</text:p>
          </table:table-cell>
          <table:table-cell table:style-name="ce2" office:value-type="string" calcext:value-type="string">
            <text:p>SPINDA_01</text:p>
          </table:table-cell>
          <table:table-cell table:style-name="ce2" table:number-columns-repeated="2"/>
          <table:table-cell/>
          <table:table-cell table:style-name="ce5" table:formula="of:=IF([.$A3]=&quot;&quot;;&quot;&quot;;COM.MICROSOFT.CONCAT(&quot;{&quot;; IF([.$A3]=&quot;&quot;;&quot;&quot;;COM.MICROSOFT.CONCAT(&quot;&quot;&quot;&quot;;[.$A$1];&quot;&quot;&quot;&quot;;&quot;:&quot;;&quot;&quot;&quot;&quot;;[.$A3]; &quot;&quot;&quot;&quot;;&quot;,&quot;)); IF([.$B3]=&quot;&quot;;&quot;&quot;;COM.MICROSOFT.CONCAT(&quot;&quot;&quot;&quot;;[.$B$1];&quot;&quot;&quot;&quot;;&quot;:&quot;;&quot;&quot;&quot;&quot;;[.$B3]; &quot;&quot;&quot;&quot;;&quot;,&quot;)); IF([.$C3]=&quot;&quot;;&quot;&quot;;COM.MICROSOFT.CONCAT(&quot;&quot;&quot;&quot;;[.$C$1];&quot;&quot;&quot;&quot;;&quot;:&quot;;&quot;&quot;&quot;&quot;;[.$C3]; &quot;&quot;&quot;&quot;;&quot;,&quot;));&quot;},&quot;))" office:value-type="string" office:string-value="{&quot;ID&quot;:&quot;SPINDA&quot;,&quot;FORM&quot;:&quot;SPINDA_01&quot;,}," calcext:value-type="string">
            <text:p>{"ID":"SPINDA","FORM":"SPINDA_01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PINDA</text:p>
          </table:table-cell>
          <table:table-cell table:style-name="ce2" office:value-type="string" calcext:value-type="string">
            <text:p>SPINDA_02</text:p>
          </table:table-cell>
          <table:table-cell table:style-name="ce2" table:number-columns-repeated="2"/>
          <table:table-cell/>
          <table:table-cell table:style-name="ce5" table:formula="of:=IF([.$A4]=&quot;&quot;;&quot;&quot;;COM.MICROSOFT.CONCAT(&quot;{&quot;; IF([.$A4]=&quot;&quot;;&quot;&quot;;COM.MICROSOFT.CONCAT(&quot;&quot;&quot;&quot;;[.$A$1];&quot;&quot;&quot;&quot;;&quot;:&quot;;&quot;&quot;&quot;&quot;;[.$A4]; &quot;&quot;&quot;&quot;;&quot;,&quot;)); IF([.$B4]=&quot;&quot;;&quot;&quot;;COM.MICROSOFT.CONCAT(&quot;&quot;&quot;&quot;;[.$B$1];&quot;&quot;&quot;&quot;;&quot;:&quot;;&quot;&quot;&quot;&quot;;[.$B4]; &quot;&quot;&quot;&quot;;&quot;,&quot;)); IF([.$C4]=&quot;&quot;;&quot;&quot;;COM.MICROSOFT.CONCAT(&quot;&quot;&quot;&quot;;[.$C$1];&quot;&quot;&quot;&quot;;&quot;:&quot;;&quot;&quot;&quot;&quot;;[.$C4]; &quot;&quot;&quot;&quot;;&quot;,&quot;));&quot;},&quot;))" office:value-type="string" office:string-value="{&quot;ID&quot;:&quot;SPINDA&quot;,&quot;FORM&quot;:&quot;SPINDA_02&quot;,}," calcext:value-type="string">
            <text:p>{"ID":"SPINDA","FORM":"SPINDA_02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PINDA</text:p>
          </table:table-cell>
          <table:table-cell table:style-name="ce2" office:value-type="string" calcext:value-type="string">
            <text:p>SPINDA_03</text:p>
          </table:table-cell>
          <table:table-cell table:style-name="ce2" table:number-columns-repeated="2"/>
          <table:table-cell/>
          <table:table-cell table:style-name="ce5" table:formula="of:=IF([.$A5]=&quot;&quot;;&quot;&quot;;COM.MICROSOFT.CONCAT(&quot;{&quot;; IF([.$A5]=&quot;&quot;;&quot;&quot;;COM.MICROSOFT.CONCAT(&quot;&quot;&quot;&quot;;[.$A$1];&quot;&quot;&quot;&quot;;&quot;:&quot;;&quot;&quot;&quot;&quot;;[.$A5]; &quot;&quot;&quot;&quot;;&quot;,&quot;)); IF([.$B5]=&quot;&quot;;&quot;&quot;;COM.MICROSOFT.CONCAT(&quot;&quot;&quot;&quot;;[.$B$1];&quot;&quot;&quot;&quot;;&quot;:&quot;;&quot;&quot;&quot;&quot;;[.$B5]; &quot;&quot;&quot;&quot;;&quot;,&quot;)); IF([.$C5]=&quot;&quot;;&quot;&quot;;COM.MICROSOFT.CONCAT(&quot;&quot;&quot;&quot;;[.$C$1];&quot;&quot;&quot;&quot;;&quot;:&quot;;&quot;&quot;&quot;&quot;;[.$C5]; &quot;&quot;&quot;&quot;;&quot;,&quot;));&quot;},&quot;))" office:value-type="string" office:string-value="{&quot;ID&quot;:&quot;SPINDA&quot;,&quot;FORM&quot;:&quot;SPINDA_03&quot;,}," calcext:value-type="string">
            <text:p>{"ID":"SPINDA","FORM":"SPINDA_03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PINDA</text:p>
          </table:table-cell>
          <table:table-cell table:style-name="ce2" office:value-type="string" calcext:value-type="string">
            <text:p>SPINDA_04</text:p>
          </table:table-cell>
          <table:table-cell table:style-name="ce2" table:number-columns-repeated="2"/>
          <table:table-cell/>
          <table:table-cell table:style-name="ce5" table:formula="of:=IF([.$A6]=&quot;&quot;;&quot;&quot;;COM.MICROSOFT.CONCAT(&quot;{&quot;; IF([.$A6]=&quot;&quot;;&quot;&quot;;COM.MICROSOFT.CONCAT(&quot;&quot;&quot;&quot;;[.$A$1];&quot;&quot;&quot;&quot;;&quot;:&quot;;&quot;&quot;&quot;&quot;;[.$A6]; &quot;&quot;&quot;&quot;;&quot;,&quot;)); IF([.$B6]=&quot;&quot;;&quot;&quot;;COM.MICROSOFT.CONCAT(&quot;&quot;&quot;&quot;;[.$B$1];&quot;&quot;&quot;&quot;;&quot;:&quot;;&quot;&quot;&quot;&quot;;[.$B6]; &quot;&quot;&quot;&quot;;&quot;,&quot;)); IF([.$C6]=&quot;&quot;;&quot;&quot;;COM.MICROSOFT.CONCAT(&quot;&quot;&quot;&quot;;[.$C$1];&quot;&quot;&quot;&quot;;&quot;:&quot;;&quot;&quot;&quot;&quot;;[.$C6]; &quot;&quot;&quot;&quot;;&quot;,&quot;));&quot;},&quot;))" office:value-type="string" office:string-value="{&quot;ID&quot;:&quot;SPINDA&quot;,&quot;FORM&quot;:&quot;SPINDA_04&quot;,}," calcext:value-type="string">
            <text:p>{"ID":"SPINDA","FORM":"SPINDA_04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PINDA</text:p>
          </table:table-cell>
          <table:table-cell table:style-name="ce2" office:value-type="string" calcext:value-type="string">
            <text:p>SPINDA_05</text:p>
          </table:table-cell>
          <table:table-cell table:style-name="ce2" table:number-columns-repeated="2"/>
          <table:table-cell/>
          <table:table-cell table:style-name="ce5" table:formula="of:=IF([.$A7]=&quot;&quot;;&quot;&quot;;COM.MICROSOFT.CONCAT(&quot;{&quot;; IF([.$A7]=&quot;&quot;;&quot;&quot;;COM.MICROSOFT.CONCAT(&quot;&quot;&quot;&quot;;[.$A$1];&quot;&quot;&quot;&quot;;&quot;:&quot;;&quot;&quot;&quot;&quot;;[.$A7]; &quot;&quot;&quot;&quot;;&quot;,&quot;)); IF([.$B7]=&quot;&quot;;&quot;&quot;;COM.MICROSOFT.CONCAT(&quot;&quot;&quot;&quot;;[.$B$1];&quot;&quot;&quot;&quot;;&quot;:&quot;;&quot;&quot;&quot;&quot;;[.$B7]; &quot;&quot;&quot;&quot;;&quot;,&quot;)); IF([.$C7]=&quot;&quot;;&quot;&quot;;COM.MICROSOFT.CONCAT(&quot;&quot;&quot;&quot;;[.$C$1];&quot;&quot;&quot;&quot;;&quot;:&quot;;&quot;&quot;&quot;&quot;;[.$C7]; &quot;&quot;&quot;&quot;;&quot;,&quot;));&quot;},&quot;))" office:value-type="string" office:string-value="{&quot;ID&quot;:&quot;SPINDA&quot;,&quot;FORM&quot;:&quot;SPINDA_05&quot;,}," calcext:value-type="string">
            <text:p>{"ID":"SPINDA","FORM":"SPINDA_05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PINDA</text:p>
          </table:table-cell>
          <table:table-cell table:style-name="ce2" office:value-type="string" calcext:value-type="string">
            <text:p>SPINDA_06</text:p>
          </table:table-cell>
          <table:table-cell table:style-name="ce2" table:number-columns-repeated="2"/>
          <table:table-cell/>
          <table:table-cell table:style-name="ce5" table:formula="of:=IF([.$A8]=&quot;&quot;;&quot;&quot;;COM.MICROSOFT.CONCAT(&quot;{&quot;; IF([.$A8]=&quot;&quot;;&quot;&quot;;COM.MICROSOFT.CONCAT(&quot;&quot;&quot;&quot;;[.$A$1];&quot;&quot;&quot;&quot;;&quot;:&quot;;&quot;&quot;&quot;&quot;;[.$A8]; &quot;&quot;&quot;&quot;;&quot;,&quot;)); IF([.$B8]=&quot;&quot;;&quot;&quot;;COM.MICROSOFT.CONCAT(&quot;&quot;&quot;&quot;;[.$B$1];&quot;&quot;&quot;&quot;;&quot;:&quot;;&quot;&quot;&quot;&quot;;[.$B8]; &quot;&quot;&quot;&quot;;&quot;,&quot;)); IF([.$C8]=&quot;&quot;;&quot;&quot;;COM.MICROSOFT.CONCAT(&quot;&quot;&quot;&quot;;[.$C$1];&quot;&quot;&quot;&quot;;&quot;:&quot;;&quot;&quot;&quot;&quot;;[.$C8]; &quot;&quot;&quot;&quot;;&quot;,&quot;));&quot;},&quot;))" office:value-type="string" office:string-value="{&quot;ID&quot;:&quot;SPINDA&quot;,&quot;FORM&quot;:&quot;SPINDA_06&quot;,}," calcext:value-type="string">
            <text:p>{"ID":"SPINDA","FORM":"SPINDA_06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PINDA</text:p>
          </table:table-cell>
          <table:table-cell table:style-name="ce2" office:value-type="string" calcext:value-type="string">
            <text:p>SPINDA_07</text:p>
          </table:table-cell>
          <table:table-cell table:style-name="ce2" table:number-columns-repeated="2"/>
          <table:table-cell/>
          <table:table-cell table:style-name="ce5" table:formula="of:=IF([.$A9]=&quot;&quot;;&quot;&quot;;COM.MICROSOFT.CONCAT(&quot;{&quot;; IF([.$A9]=&quot;&quot;;&quot;&quot;;COM.MICROSOFT.CONCAT(&quot;&quot;&quot;&quot;;[.$A$1];&quot;&quot;&quot;&quot;;&quot;:&quot;;&quot;&quot;&quot;&quot;;[.$A9]; &quot;&quot;&quot;&quot;;&quot;,&quot;)); IF([.$B9]=&quot;&quot;;&quot;&quot;;COM.MICROSOFT.CONCAT(&quot;&quot;&quot;&quot;;[.$B$1];&quot;&quot;&quot;&quot;;&quot;:&quot;;&quot;&quot;&quot;&quot;;[.$B9]; &quot;&quot;&quot;&quot;;&quot;,&quot;)); IF([.$C9]=&quot;&quot;;&quot;&quot;;COM.MICROSOFT.CONCAT(&quot;&quot;&quot;&quot;;[.$C$1];&quot;&quot;&quot;&quot;;&quot;:&quot;;&quot;&quot;&quot;&quot;;[.$C9]; &quot;&quot;&quot;&quot;;&quot;,&quot;));&quot;},&quot;))" office:value-type="string" office:string-value="{&quot;ID&quot;:&quot;SPINDA&quot;,&quot;FORM&quot;:&quot;SPINDA_07&quot;,}," calcext:value-type="string">
            <text:p>{"ID":"SPINDA","FORM":"SPINDA_07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PINDA</text:p>
          </table:table-cell>
          <table:table-cell table:style-name="ce2" office:value-type="string" calcext:value-type="string">
            <text:p>SPINDA_08</text:p>
          </table:table-cell>
          <table:table-cell table:style-name="ce2" table:number-columns-repeated="2"/>
          <table:table-cell/>
          <table:table-cell table:style-name="ce5" table:formula="of:=IF([.$A10]=&quot;&quot;;&quot;&quot;;COM.MICROSOFT.CONCAT(&quot;{&quot;; IF([.$A10]=&quot;&quot;;&quot;&quot;;COM.MICROSOFT.CONCAT(&quot;&quot;&quot;&quot;;[.$A$1];&quot;&quot;&quot;&quot;;&quot;:&quot;;&quot;&quot;&quot;&quot;;[.$A10]; &quot;&quot;&quot;&quot;;&quot;,&quot;)); IF([.$B10]=&quot;&quot;;&quot;&quot;;COM.MICROSOFT.CONCAT(&quot;&quot;&quot;&quot;;[.$B$1];&quot;&quot;&quot;&quot;;&quot;:&quot;;&quot;&quot;&quot;&quot;;[.$B10]; &quot;&quot;&quot;&quot;;&quot;,&quot;)); IF([.$C10]=&quot;&quot;;&quot;&quot;;COM.MICROSOFT.CONCAT(&quot;&quot;&quot;&quot;;[.$C$1];&quot;&quot;&quot;&quot;;&quot;:&quot;;&quot;&quot;&quot;&quot;;[.$C10]; &quot;&quot;&quot;&quot;;&quot;,&quot;));&quot;},&quot;))" office:value-type="string" office:string-value="{&quot;ID&quot;:&quot;SPINDA&quot;,&quot;FORM&quot;:&quot;SPINDA_08&quot;,}," calcext:value-type="string">
            <text:p>{"ID":"SPINDA","FORM":"SPINDA_08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PINDA</text:p>
          </table:table-cell>
          <table:table-cell table:style-name="ce2" office:value-type="string" calcext:value-type="string">
            <text:p>SPINDA_09</text:p>
          </table:table-cell>
          <table:table-cell table:style-name="ce2" table:number-columns-repeated="2"/>
          <table:table-cell/>
          <table:table-cell table:style-name="ce5" table:formula="of:=IF([.$A11]=&quot;&quot;;&quot;&quot;;COM.MICROSOFT.CONCAT(&quot;{&quot;; IF([.$A11]=&quot;&quot;;&quot;&quot;;COM.MICROSOFT.CONCAT(&quot;&quot;&quot;&quot;;[.$A$1];&quot;&quot;&quot;&quot;;&quot;:&quot;;&quot;&quot;&quot;&quot;;[.$A11]; &quot;&quot;&quot;&quot;;&quot;,&quot;)); IF([.$B11]=&quot;&quot;;&quot;&quot;;COM.MICROSOFT.CONCAT(&quot;&quot;&quot;&quot;;[.$B$1];&quot;&quot;&quot;&quot;;&quot;:&quot;;&quot;&quot;&quot;&quot;;[.$B11]; &quot;&quot;&quot;&quot;;&quot;,&quot;)); IF([.$C11]=&quot;&quot;;&quot;&quot;;COM.MICROSOFT.CONCAT(&quot;&quot;&quot;&quot;;[.$C$1];&quot;&quot;&quot;&quot;;&quot;:&quot;;&quot;&quot;&quot;&quot;;[.$C11]; &quot;&quot;&quot;&quot;;&quot;,&quot;));&quot;},&quot;))" office:value-type="string" office:string-value="{&quot;ID&quot;:&quot;SPINDA&quot;,&quot;FORM&quot;:&quot;SPINDA_09&quot;,}," calcext:value-type="string">
            <text:p>{"ID":"SPINDA","FORM":"SPINDA_09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PINDA</text:p>
          </table:table-cell>
          <table:table-cell table:style-name="ce2" office:value-type="string" calcext:value-type="string">
            <text:p>SPINDA_10</text:p>
          </table:table-cell>
          <table:table-cell table:style-name="ce2" table:number-columns-repeated="2"/>
          <table:table-cell/>
          <table:table-cell table:style-name="ce5" table:formula="of:=IF([.$A12]=&quot;&quot;;&quot;&quot;;COM.MICROSOFT.CONCAT(&quot;{&quot;; IF([.$A12]=&quot;&quot;;&quot;&quot;;COM.MICROSOFT.CONCAT(&quot;&quot;&quot;&quot;;[.$A$1];&quot;&quot;&quot;&quot;;&quot;:&quot;;&quot;&quot;&quot;&quot;;[.$A12]; &quot;&quot;&quot;&quot;;&quot;,&quot;)); IF([.$B12]=&quot;&quot;;&quot;&quot;;COM.MICROSOFT.CONCAT(&quot;&quot;&quot;&quot;;[.$B$1];&quot;&quot;&quot;&quot;;&quot;:&quot;;&quot;&quot;&quot;&quot;;[.$B12]; &quot;&quot;&quot;&quot;;&quot;,&quot;)); IF([.$C12]=&quot;&quot;;&quot;&quot;;COM.MICROSOFT.CONCAT(&quot;&quot;&quot;&quot;;[.$C$1];&quot;&quot;&quot;&quot;;&quot;:&quot;;&quot;&quot;&quot;&quot;;[.$C12]; &quot;&quot;&quot;&quot;;&quot;,&quot;));&quot;},&quot;))" office:value-type="string" office:string-value="{&quot;ID&quot;:&quot;SPINDA&quot;,&quot;FORM&quot;:&quot;SPINDA_10&quot;,}," calcext:value-type="string">
            <text:p>{"ID":"SPINDA","FORM":"SPINDA_10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PINDA</text:p>
          </table:table-cell>
          <table:table-cell table:style-name="ce2" office:value-type="string" calcext:value-type="string">
            <text:p>SPINDA_11</text:p>
          </table:table-cell>
          <table:table-cell table:style-name="ce2" table:number-columns-repeated="2"/>
          <table:table-cell/>
          <table:table-cell table:style-name="ce5" table:formula="of:=IF([.$A13]=&quot;&quot;;&quot;&quot;;COM.MICROSOFT.CONCAT(&quot;{&quot;; IF([.$A13]=&quot;&quot;;&quot;&quot;;COM.MICROSOFT.CONCAT(&quot;&quot;&quot;&quot;;[.$A$1];&quot;&quot;&quot;&quot;;&quot;:&quot;;&quot;&quot;&quot;&quot;;[.$A13]; &quot;&quot;&quot;&quot;;&quot;,&quot;)); IF([.$B13]=&quot;&quot;;&quot;&quot;;COM.MICROSOFT.CONCAT(&quot;&quot;&quot;&quot;;[.$B$1];&quot;&quot;&quot;&quot;;&quot;:&quot;;&quot;&quot;&quot;&quot;;[.$B13]; &quot;&quot;&quot;&quot;;&quot;,&quot;)); IF([.$C13]=&quot;&quot;;&quot;&quot;;COM.MICROSOFT.CONCAT(&quot;&quot;&quot;&quot;;[.$C$1];&quot;&quot;&quot;&quot;;&quot;:&quot;;&quot;&quot;&quot;&quot;;[.$C13]; &quot;&quot;&quot;&quot;;&quot;,&quot;));&quot;},&quot;))" office:value-type="string" office:string-value="{&quot;ID&quot;:&quot;SPINDA&quot;,&quot;FORM&quot;:&quot;SPINDA_11&quot;,}," calcext:value-type="string">
            <text:p>{"ID":"SPINDA","FORM":"SPINDA_11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PINDA</text:p>
          </table:table-cell>
          <table:table-cell table:style-name="ce2" office:value-type="string" calcext:value-type="string">
            <text:p>SPINDA_12</text:p>
          </table:table-cell>
          <table:table-cell table:style-name="ce2" table:number-columns-repeated="2"/>
          <table:table-cell/>
          <table:table-cell table:style-name="ce5" table:formula="of:=IF([.$A14]=&quot;&quot;;&quot;&quot;;COM.MICROSOFT.CONCAT(&quot;{&quot;; IF([.$A14]=&quot;&quot;;&quot;&quot;;COM.MICROSOFT.CONCAT(&quot;&quot;&quot;&quot;;[.$A$1];&quot;&quot;&quot;&quot;;&quot;:&quot;;&quot;&quot;&quot;&quot;;[.$A14]; &quot;&quot;&quot;&quot;;&quot;,&quot;)); IF([.$B14]=&quot;&quot;;&quot;&quot;;COM.MICROSOFT.CONCAT(&quot;&quot;&quot;&quot;;[.$B$1];&quot;&quot;&quot;&quot;;&quot;:&quot;;&quot;&quot;&quot;&quot;;[.$B14]; &quot;&quot;&quot;&quot;;&quot;,&quot;)); IF([.$C14]=&quot;&quot;;&quot;&quot;;COM.MICROSOFT.CONCAT(&quot;&quot;&quot;&quot;;[.$C$1];&quot;&quot;&quot;&quot;;&quot;:&quot;;&quot;&quot;&quot;&quot;;[.$C14]; &quot;&quot;&quot;&quot;;&quot;,&quot;));&quot;},&quot;))" office:value-type="string" office:string-value="{&quot;ID&quot;:&quot;SPINDA&quot;,&quot;FORM&quot;:&quot;SPINDA_12&quot;,}," calcext:value-type="string">
            <text:p>{"ID":"SPINDA","FORM":"SPINDA_12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PINDA</text:p>
          </table:table-cell>
          <table:table-cell table:style-name="ce2" office:value-type="string" calcext:value-type="string">
            <text:p>SPINDA_13</text:p>
          </table:table-cell>
          <table:table-cell table:style-name="ce2" table:number-columns-repeated="2"/>
          <table:table-cell/>
          <table:table-cell table:style-name="ce5" table:formula="of:=IF([.$A15]=&quot;&quot;;&quot;&quot;;COM.MICROSOFT.CONCAT(&quot;{&quot;; IF([.$A15]=&quot;&quot;;&quot;&quot;;COM.MICROSOFT.CONCAT(&quot;&quot;&quot;&quot;;[.$A$1];&quot;&quot;&quot;&quot;;&quot;:&quot;;&quot;&quot;&quot;&quot;;[.$A15]; &quot;&quot;&quot;&quot;;&quot;,&quot;)); IF([.$B15]=&quot;&quot;;&quot;&quot;;COM.MICROSOFT.CONCAT(&quot;&quot;&quot;&quot;;[.$B$1];&quot;&quot;&quot;&quot;;&quot;:&quot;;&quot;&quot;&quot;&quot;;[.$B15]; &quot;&quot;&quot;&quot;;&quot;,&quot;)); IF([.$C15]=&quot;&quot;;&quot;&quot;;COM.MICROSOFT.CONCAT(&quot;&quot;&quot;&quot;;[.$C$1];&quot;&quot;&quot;&quot;;&quot;:&quot;;&quot;&quot;&quot;&quot;;[.$C15]; &quot;&quot;&quot;&quot;;&quot;,&quot;));&quot;},&quot;))" office:value-type="string" office:string-value="{&quot;ID&quot;:&quot;SPINDA&quot;,&quot;FORM&quot;:&quot;SPINDA_13&quot;,}," calcext:value-type="string">
            <text:p>{"ID":"SPINDA","FORM":"SPINDA_13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PINDA</text:p>
          </table:table-cell>
          <table:table-cell table:style-name="ce2" office:value-type="string" calcext:value-type="string">
            <text:p>SPINDA_14</text:p>
          </table:table-cell>
          <table:table-cell table:style-name="ce2" table:number-columns-repeated="2"/>
          <table:table-cell/>
          <table:table-cell table:style-name="ce5" table:formula="of:=IF([.$A16]=&quot;&quot;;&quot;&quot;;COM.MICROSOFT.CONCAT(&quot;{&quot;; IF([.$A16]=&quot;&quot;;&quot;&quot;;COM.MICROSOFT.CONCAT(&quot;&quot;&quot;&quot;;[.$A$1];&quot;&quot;&quot;&quot;;&quot;:&quot;;&quot;&quot;&quot;&quot;;[.$A16]; &quot;&quot;&quot;&quot;;&quot;,&quot;)); IF([.$B16]=&quot;&quot;;&quot;&quot;;COM.MICROSOFT.CONCAT(&quot;&quot;&quot;&quot;;[.$B$1];&quot;&quot;&quot;&quot;;&quot;:&quot;;&quot;&quot;&quot;&quot;;[.$B16]; &quot;&quot;&quot;&quot;;&quot;,&quot;)); IF([.$C16]=&quot;&quot;;&quot;&quot;;COM.MICROSOFT.CONCAT(&quot;&quot;&quot;&quot;;[.$C$1];&quot;&quot;&quot;&quot;;&quot;:&quot;;&quot;&quot;&quot;&quot;;[.$C16]; &quot;&quot;&quot;&quot;;&quot;,&quot;));&quot;},&quot;))" office:value-type="string" office:string-value="{&quot;ID&quot;:&quot;SPINDA&quot;,&quot;FORM&quot;:&quot;SPINDA_14&quot;,}," calcext:value-type="string">
            <text:p>{"ID":"SPINDA","FORM":"SPINDA_14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PINDA</text:p>
          </table:table-cell>
          <table:table-cell table:style-name="ce2" office:value-type="string" calcext:value-type="string">
            <text:p>SPINDA_15</text:p>
          </table:table-cell>
          <table:table-cell table:style-name="ce2" table:number-columns-repeated="2"/>
          <table:table-cell/>
          <table:table-cell table:style-name="ce5" table:formula="of:=IF([.$A17]=&quot;&quot;;&quot;&quot;;COM.MICROSOFT.CONCAT(&quot;{&quot;; IF([.$A17]=&quot;&quot;;&quot;&quot;;COM.MICROSOFT.CONCAT(&quot;&quot;&quot;&quot;;[.$A$1];&quot;&quot;&quot;&quot;;&quot;:&quot;;&quot;&quot;&quot;&quot;;[.$A17]; &quot;&quot;&quot;&quot;;&quot;,&quot;)); IF([.$B17]=&quot;&quot;;&quot;&quot;;COM.MICROSOFT.CONCAT(&quot;&quot;&quot;&quot;;[.$B$1];&quot;&quot;&quot;&quot;;&quot;:&quot;;&quot;&quot;&quot;&quot;;[.$B17]; &quot;&quot;&quot;&quot;;&quot;,&quot;)); IF([.$C17]=&quot;&quot;;&quot;&quot;;COM.MICROSOFT.CONCAT(&quot;&quot;&quot;&quot;;[.$C$1];&quot;&quot;&quot;&quot;;&quot;:&quot;;&quot;&quot;&quot;&quot;;[.$C17]; &quot;&quot;&quot;&quot;;&quot;,&quot;));&quot;},&quot;))" office:value-type="string" office:string-value="{&quot;ID&quot;:&quot;SPINDA&quot;,&quot;FORM&quot;:&quot;SPINDA_15&quot;,}," calcext:value-type="string">
            <text:p>{"ID":"SPINDA","FORM":"SPINDA_15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PINDA</text:p>
          </table:table-cell>
          <table:table-cell table:style-name="ce2" office:value-type="string" calcext:value-type="string">
            <text:p>SPINDA_16</text:p>
          </table:table-cell>
          <table:table-cell table:style-name="ce2" table:number-columns-repeated="2"/>
          <table:table-cell/>
          <table:table-cell table:style-name="ce5" table:formula="of:=IF([.$A18]=&quot;&quot;;&quot;&quot;;COM.MICROSOFT.CONCAT(&quot;{&quot;; IF([.$A18]=&quot;&quot;;&quot;&quot;;COM.MICROSOFT.CONCAT(&quot;&quot;&quot;&quot;;[.$A$1];&quot;&quot;&quot;&quot;;&quot;:&quot;;&quot;&quot;&quot;&quot;;[.$A18]; &quot;&quot;&quot;&quot;;&quot;,&quot;)); IF([.$B18]=&quot;&quot;;&quot;&quot;;COM.MICROSOFT.CONCAT(&quot;&quot;&quot;&quot;;[.$B$1];&quot;&quot;&quot;&quot;;&quot;:&quot;;&quot;&quot;&quot;&quot;;[.$B18]; &quot;&quot;&quot;&quot;;&quot;,&quot;)); IF([.$C18]=&quot;&quot;;&quot;&quot;;COM.MICROSOFT.CONCAT(&quot;&quot;&quot;&quot;;[.$C$1];&quot;&quot;&quot;&quot;;&quot;:&quot;;&quot;&quot;&quot;&quot;;[.$C18]; &quot;&quot;&quot;&quot;;&quot;,&quot;));&quot;},&quot;))" office:value-type="string" office:string-value="{&quot;ID&quot;:&quot;SPINDA&quot;,&quot;FORM&quot;:&quot;SPINDA_16&quot;,}," calcext:value-type="string">
            <text:p>{"ID":"SPINDA","FORM":"SPINDA_16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PINDA</text:p>
          </table:table-cell>
          <table:table-cell table:style-name="ce2" office:value-type="string" calcext:value-type="string">
            <text:p>SPINDA_17</text:p>
          </table:table-cell>
          <table:table-cell table:style-name="ce2" table:number-columns-repeated="2"/>
          <table:table-cell/>
          <table:table-cell table:style-name="ce5" table:formula="of:=IF([.$A19]=&quot;&quot;;&quot;&quot;;COM.MICROSOFT.CONCAT(&quot;{&quot;; IF([.$A19]=&quot;&quot;;&quot;&quot;;COM.MICROSOFT.CONCAT(&quot;&quot;&quot;&quot;;[.$A$1];&quot;&quot;&quot;&quot;;&quot;:&quot;;&quot;&quot;&quot;&quot;;[.$A19]; &quot;&quot;&quot;&quot;;&quot;,&quot;)); IF([.$B19]=&quot;&quot;;&quot;&quot;;COM.MICROSOFT.CONCAT(&quot;&quot;&quot;&quot;;[.$B$1];&quot;&quot;&quot;&quot;;&quot;:&quot;;&quot;&quot;&quot;&quot;;[.$B19]; &quot;&quot;&quot;&quot;;&quot;,&quot;)); IF([.$C19]=&quot;&quot;;&quot;&quot;;COM.MICROSOFT.CONCAT(&quot;&quot;&quot;&quot;;[.$C$1];&quot;&quot;&quot;&quot;;&quot;:&quot;;&quot;&quot;&quot;&quot;;[.$C19]; &quot;&quot;&quot;&quot;;&quot;,&quot;));&quot;},&quot;))" office:value-type="string" office:string-value="{&quot;ID&quot;:&quot;SPINDA&quot;,&quot;FORM&quot;:&quot;SPINDA_17&quot;,}," calcext:value-type="string">
            <text:p>{"ID":"SPINDA","FORM":"SPINDA_17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PINDA</text:p>
          </table:table-cell>
          <table:table-cell table:style-name="ce2" office:value-type="string" calcext:value-type="string">
            <text:p>SPINDA_18</text:p>
          </table:table-cell>
          <table:table-cell table:style-name="ce2" table:number-columns-repeated="2"/>
          <table:table-cell/>
          <table:table-cell table:style-name="ce5" table:formula="of:=IF([.$A20]=&quot;&quot;;&quot;&quot;;COM.MICROSOFT.CONCAT(&quot;{&quot;; IF([.$A20]=&quot;&quot;;&quot;&quot;;COM.MICROSOFT.CONCAT(&quot;&quot;&quot;&quot;;[.$A$1];&quot;&quot;&quot;&quot;;&quot;:&quot;;&quot;&quot;&quot;&quot;;[.$A20]; &quot;&quot;&quot;&quot;;&quot;,&quot;)); IF([.$B20]=&quot;&quot;;&quot;&quot;;COM.MICROSOFT.CONCAT(&quot;&quot;&quot;&quot;;[.$B$1];&quot;&quot;&quot;&quot;;&quot;:&quot;;&quot;&quot;&quot;&quot;;[.$B20]; &quot;&quot;&quot;&quot;;&quot;,&quot;)); IF([.$C20]=&quot;&quot;;&quot;&quot;;COM.MICROSOFT.CONCAT(&quot;&quot;&quot;&quot;;[.$C$1];&quot;&quot;&quot;&quot;;&quot;:&quot;;&quot;&quot;&quot;&quot;;[.$C20]; &quot;&quot;&quot;&quot;;&quot;,&quot;));&quot;},&quot;))" office:value-type="string" office:string-value="{&quot;ID&quot;:&quot;SPINDA&quot;,&quot;FORM&quot;:&quot;SPINDA_18&quot;,}," calcext:value-type="string">
            <text:p>{"ID":"SPINDA","FORM":"SPINDA_18",},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PINDA</text:p>
          </table:table-cell>
          <table:table-cell table:style-name="ce2" office:value-type="string" calcext:value-type="string">
            <text:p>SPINDA_19</text:p>
          </table:table-cell>
          <table:table-cell table:style-name="ce2" table:number-columns-repeated="2"/>
          <table:table-cell/>
          <table:table-cell table:style-name="ce5" table:formula="of:=IF([.$A21]=&quot;&quot;;&quot;&quot;;COM.MICROSOFT.CONCAT(&quot;{&quot;; IF([.$A21]=&quot;&quot;;&quot;&quot;;COM.MICROSOFT.CONCAT(&quot;&quot;&quot;&quot;;[.$A$1];&quot;&quot;&quot;&quot;;&quot;:&quot;;&quot;&quot;&quot;&quot;;[.$A21]; &quot;&quot;&quot;&quot;;&quot;,&quot;)); IF([.$B21]=&quot;&quot;;&quot;&quot;;COM.MICROSOFT.CONCAT(&quot;&quot;&quot;&quot;;[.$B$1];&quot;&quot;&quot;&quot;;&quot;:&quot;;&quot;&quot;&quot;&quot;;[.$B21]; &quot;&quot;&quot;&quot;;&quot;,&quot;)); IF([.$C21]=&quot;&quot;;&quot;&quot;;COM.MICROSOFT.CONCAT(&quot;&quot;&quot;&quot;;[.$C$1];&quot;&quot;&quot;&quot;;&quot;:&quot;;&quot;&quot;&quot;&quot;;[.$C21]; &quot;&quot;&quot;&quot;;&quot;,&quot;));&quot;},&quot;))" office:value-type="string" office:string-value="{&quot;ID&quot;:&quot;SPINDA&quot;,&quot;FORM&quot;:&quot;SPINDA_19&quot;,}," calcext:value-type="string">
            <text:p>{"ID":"SPINDA","FORM":"SPINDA_19",},</text:p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22]=&quot;&quot;;&quot;&quot;;COM.MICROSOFT.CONCAT(&quot;{&quot;; IF([.$A22]=&quot;&quot;;&quot;&quot;;COM.MICROSOFT.CONCAT(&quot;&quot;&quot;&quot;;[.$A$1];&quot;&quot;&quot;&quot;;&quot;:&quot;;&quot;&quot;&quot;&quot;;[.$A22]; &quot;&quot;&quot;&quot;;&quot;,&quot;)); IF([.$B22]=&quot;&quot;;&quot;&quot;;COM.MICROSOFT.CONCAT(&quot;&quot;&quot;&quot;;[.$B$1];&quot;&quot;&quot;&quot;;&quot;:&quot;;&quot;&quot;&quot;&quot;;[.$B22]; &quot;&quot;&quot;&quot;;&quot;,&quot;)); IF([.$C22]=&quot;&quot;;&quot;&quot;;COM.MICROSOFT.CONCAT(&quot;&quot;&quot;&quot;;[.$C$1];&quot;&quot;&quot;&quot;;&quot;:&quot;;&quot;&quot;&quot;&quot;;[.$C2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23]=&quot;&quot;;&quot;&quot;;COM.MICROSOFT.CONCAT(&quot;{&quot;; IF([.$A23]=&quot;&quot;;&quot;&quot;;COM.MICROSOFT.CONCAT(&quot;&quot;&quot;&quot;;[.$A$1];&quot;&quot;&quot;&quot;;&quot;:&quot;;&quot;&quot;&quot;&quot;;[.$A23]; &quot;&quot;&quot;&quot;;&quot;,&quot;)); IF([.$B23]=&quot;&quot;;&quot;&quot;;COM.MICROSOFT.CONCAT(&quot;&quot;&quot;&quot;;[.$B$1];&quot;&quot;&quot;&quot;;&quot;:&quot;;&quot;&quot;&quot;&quot;;[.$B23]; &quot;&quot;&quot;&quot;;&quot;,&quot;)); IF([.$C23]=&quot;&quot;;&quot;&quot;;COM.MICROSOFT.CONCAT(&quot;&quot;&quot;&quot;;[.$C$1];&quot;&quot;&quot;&quot;;&quot;:&quot;;&quot;&quot;&quot;&quot;;[.$C2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24]=&quot;&quot;;&quot;&quot;;COM.MICROSOFT.CONCAT(&quot;{&quot;; IF([.$A24]=&quot;&quot;;&quot;&quot;;COM.MICROSOFT.CONCAT(&quot;&quot;&quot;&quot;;[.$A$1];&quot;&quot;&quot;&quot;;&quot;:&quot;;&quot;&quot;&quot;&quot;;[.$A24]; &quot;&quot;&quot;&quot;;&quot;,&quot;)); IF([.$B24]=&quot;&quot;;&quot;&quot;;COM.MICROSOFT.CONCAT(&quot;&quot;&quot;&quot;;[.$B$1];&quot;&quot;&quot;&quot;;&quot;:&quot;;&quot;&quot;&quot;&quot;;[.$B24]; &quot;&quot;&quot;&quot;;&quot;,&quot;)); IF([.$C24]=&quot;&quot;;&quot;&quot;;COM.MICROSOFT.CONCAT(&quot;&quot;&quot;&quot;;[.$C$1];&quot;&quot;&quot;&quot;;&quot;:&quot;;&quot;&quot;&quot;&quot;;[.$C2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25]=&quot;&quot;;&quot;&quot;;COM.MICROSOFT.CONCAT(&quot;{&quot;; IF([.$A25]=&quot;&quot;;&quot;&quot;;COM.MICROSOFT.CONCAT(&quot;&quot;&quot;&quot;;[.$A$1];&quot;&quot;&quot;&quot;;&quot;:&quot;;&quot;&quot;&quot;&quot;;[.$A25]; &quot;&quot;&quot;&quot;;&quot;,&quot;)); IF([.$B25]=&quot;&quot;;&quot;&quot;;COM.MICROSOFT.CONCAT(&quot;&quot;&quot;&quot;;[.$B$1];&quot;&quot;&quot;&quot;;&quot;:&quot;;&quot;&quot;&quot;&quot;;[.$B25]; &quot;&quot;&quot;&quot;;&quot;,&quot;)); IF([.$C25]=&quot;&quot;;&quot;&quot;;COM.MICROSOFT.CONCAT(&quot;&quot;&quot;&quot;;[.$C$1];&quot;&quot;&quot;&quot;;&quot;:&quot;;&quot;&quot;&quot;&quot;;[.$C2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26]=&quot;&quot;;&quot;&quot;;COM.MICROSOFT.CONCAT(&quot;{&quot;; IF([.$A26]=&quot;&quot;;&quot;&quot;;COM.MICROSOFT.CONCAT(&quot;&quot;&quot;&quot;;[.$A$1];&quot;&quot;&quot;&quot;;&quot;:&quot;;&quot;&quot;&quot;&quot;;[.$A26]; &quot;&quot;&quot;&quot;;&quot;,&quot;)); IF([.$B26]=&quot;&quot;;&quot;&quot;;COM.MICROSOFT.CONCAT(&quot;&quot;&quot;&quot;;[.$B$1];&quot;&quot;&quot;&quot;;&quot;:&quot;;&quot;&quot;&quot;&quot;;[.$B26]; &quot;&quot;&quot;&quot;;&quot;,&quot;)); IF([.$C26]=&quot;&quot;;&quot;&quot;;COM.MICROSOFT.CONCAT(&quot;&quot;&quot;&quot;;[.$C$1];&quot;&quot;&quot;&quot;;&quot;:&quot;;&quot;&quot;&quot;&quot;;[.$C2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27]=&quot;&quot;;&quot;&quot;;COM.MICROSOFT.CONCAT(&quot;{&quot;; IF([.$A27]=&quot;&quot;;&quot;&quot;;COM.MICROSOFT.CONCAT(&quot;&quot;&quot;&quot;;[.$A$1];&quot;&quot;&quot;&quot;;&quot;:&quot;;&quot;&quot;&quot;&quot;;[.$A27]; &quot;&quot;&quot;&quot;;&quot;,&quot;)); IF([.$B27]=&quot;&quot;;&quot;&quot;;COM.MICROSOFT.CONCAT(&quot;&quot;&quot;&quot;;[.$B$1];&quot;&quot;&quot;&quot;;&quot;:&quot;;&quot;&quot;&quot;&quot;;[.$B27]; &quot;&quot;&quot;&quot;;&quot;,&quot;)); IF([.$C27]=&quot;&quot;;&quot;&quot;;COM.MICROSOFT.CONCAT(&quot;&quot;&quot;&quot;;[.$C$1];&quot;&quot;&quot;&quot;;&quot;:&quot;;&quot;&quot;&quot;&quot;;[.$C2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28]=&quot;&quot;;&quot;&quot;;COM.MICROSOFT.CONCAT(&quot;{&quot;; IF([.$A28]=&quot;&quot;;&quot;&quot;;COM.MICROSOFT.CONCAT(&quot;&quot;&quot;&quot;;[.$A$1];&quot;&quot;&quot;&quot;;&quot;:&quot;;&quot;&quot;&quot;&quot;;[.$A28]; &quot;&quot;&quot;&quot;;&quot;,&quot;)); IF([.$B28]=&quot;&quot;;&quot;&quot;;COM.MICROSOFT.CONCAT(&quot;&quot;&quot;&quot;;[.$B$1];&quot;&quot;&quot;&quot;;&quot;:&quot;;&quot;&quot;&quot;&quot;;[.$B28]; &quot;&quot;&quot;&quot;;&quot;,&quot;)); IF([.$C28]=&quot;&quot;;&quot;&quot;;COM.MICROSOFT.CONCAT(&quot;&quot;&quot;&quot;;[.$C$1];&quot;&quot;&quot;&quot;;&quot;:&quot;;&quot;&quot;&quot;&quot;;[.$C2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29]=&quot;&quot;;&quot;&quot;;COM.MICROSOFT.CONCAT(&quot;{&quot;; IF([.$A29]=&quot;&quot;;&quot;&quot;;COM.MICROSOFT.CONCAT(&quot;&quot;&quot;&quot;;[.$A$1];&quot;&quot;&quot;&quot;;&quot;:&quot;;&quot;&quot;&quot;&quot;;[.$A29]; &quot;&quot;&quot;&quot;;&quot;,&quot;)); IF([.$B29]=&quot;&quot;;&quot;&quot;;COM.MICROSOFT.CONCAT(&quot;&quot;&quot;&quot;;[.$B$1];&quot;&quot;&quot;&quot;;&quot;:&quot;;&quot;&quot;&quot;&quot;;[.$B29]; &quot;&quot;&quot;&quot;;&quot;,&quot;)); IF([.$C29]=&quot;&quot;;&quot;&quot;;COM.MICROSOFT.CONCAT(&quot;&quot;&quot;&quot;;[.$C$1];&quot;&quot;&quot;&quot;;&quot;:&quot;;&quot;&quot;&quot;&quot;;[.$C2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30]=&quot;&quot;;&quot;&quot;;COM.MICROSOFT.CONCAT(&quot;{&quot;; IF([.$A30]=&quot;&quot;;&quot;&quot;;COM.MICROSOFT.CONCAT(&quot;&quot;&quot;&quot;;[.$A$1];&quot;&quot;&quot;&quot;;&quot;:&quot;;&quot;&quot;&quot;&quot;;[.$A30]; &quot;&quot;&quot;&quot;;&quot;,&quot;)); IF([.$B30]=&quot;&quot;;&quot;&quot;;COM.MICROSOFT.CONCAT(&quot;&quot;&quot;&quot;;[.$B$1];&quot;&quot;&quot;&quot;;&quot;:&quot;;&quot;&quot;&quot;&quot;;[.$B30]; &quot;&quot;&quot;&quot;;&quot;,&quot;)); IF([.$C30]=&quot;&quot;;&quot;&quot;;COM.MICROSOFT.CONCAT(&quot;&quot;&quot;&quot;;[.$C$1];&quot;&quot;&quot;&quot;;&quot;:&quot;;&quot;&quot;&quot;&quot;;[.$C3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31]=&quot;&quot;;&quot;&quot;;COM.MICROSOFT.CONCAT(&quot;{&quot;; IF([.$A31]=&quot;&quot;;&quot;&quot;;COM.MICROSOFT.CONCAT(&quot;&quot;&quot;&quot;;[.$A$1];&quot;&quot;&quot;&quot;;&quot;:&quot;;&quot;&quot;&quot;&quot;;[.$A31]; &quot;&quot;&quot;&quot;;&quot;,&quot;)); IF([.$B31]=&quot;&quot;;&quot;&quot;;COM.MICROSOFT.CONCAT(&quot;&quot;&quot;&quot;;[.$B$1];&quot;&quot;&quot;&quot;;&quot;:&quot;;&quot;&quot;&quot;&quot;;[.$B31]; &quot;&quot;&quot;&quot;;&quot;,&quot;)); IF([.$C31]=&quot;&quot;;&quot;&quot;;COM.MICROSOFT.CONCAT(&quot;&quot;&quot;&quot;;[.$C$1];&quot;&quot;&quot;&quot;;&quot;:&quot;;&quot;&quot;&quot;&quot;;[.$C3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32]=&quot;&quot;;&quot;&quot;;COM.MICROSOFT.CONCAT(&quot;{&quot;; IF([.$A32]=&quot;&quot;;&quot;&quot;;COM.MICROSOFT.CONCAT(&quot;&quot;&quot;&quot;;[.$A$1];&quot;&quot;&quot;&quot;;&quot;:&quot;;&quot;&quot;&quot;&quot;;[.$A32]; &quot;&quot;&quot;&quot;;&quot;,&quot;)); IF([.$B32]=&quot;&quot;;&quot;&quot;;COM.MICROSOFT.CONCAT(&quot;&quot;&quot;&quot;;[.$B$1];&quot;&quot;&quot;&quot;;&quot;:&quot;;&quot;&quot;&quot;&quot;;[.$B32]; &quot;&quot;&quot;&quot;;&quot;,&quot;)); IF([.$C32]=&quot;&quot;;&quot;&quot;;COM.MICROSOFT.CONCAT(&quot;&quot;&quot;&quot;;[.$C$1];&quot;&quot;&quot;&quot;;&quot;:&quot;;&quot;&quot;&quot;&quot;;[.$C3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33]=&quot;&quot;;&quot;&quot;;COM.MICROSOFT.CONCAT(&quot;{&quot;; IF([.$A33]=&quot;&quot;;&quot;&quot;;COM.MICROSOFT.CONCAT(&quot;&quot;&quot;&quot;;[.$A$1];&quot;&quot;&quot;&quot;;&quot;:&quot;;&quot;&quot;&quot;&quot;;[.$A33]; &quot;&quot;&quot;&quot;;&quot;,&quot;)); IF([.$B33]=&quot;&quot;;&quot;&quot;;COM.MICROSOFT.CONCAT(&quot;&quot;&quot;&quot;;[.$B$1];&quot;&quot;&quot;&quot;;&quot;:&quot;;&quot;&quot;&quot;&quot;;[.$B33]; &quot;&quot;&quot;&quot;;&quot;,&quot;)); IF([.$C33]=&quot;&quot;;&quot;&quot;;COM.MICROSOFT.CONCAT(&quot;&quot;&quot;&quot;;[.$C$1];&quot;&quot;&quot;&quot;;&quot;:&quot;;&quot;&quot;&quot;&quot;;[.$C3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34]=&quot;&quot;;&quot;&quot;;COM.MICROSOFT.CONCAT(&quot;{&quot;; IF([.$A34]=&quot;&quot;;&quot;&quot;;COM.MICROSOFT.CONCAT(&quot;&quot;&quot;&quot;;[.$A$1];&quot;&quot;&quot;&quot;;&quot;:&quot;;&quot;&quot;&quot;&quot;;[.$A34]; &quot;&quot;&quot;&quot;;&quot;,&quot;)); IF([.$B34]=&quot;&quot;;&quot;&quot;;COM.MICROSOFT.CONCAT(&quot;&quot;&quot;&quot;;[.$B$1];&quot;&quot;&quot;&quot;;&quot;:&quot;;&quot;&quot;&quot;&quot;;[.$B34]; &quot;&quot;&quot;&quot;;&quot;,&quot;)); IF([.$C34]=&quot;&quot;;&quot;&quot;;COM.MICROSOFT.CONCAT(&quot;&quot;&quot;&quot;;[.$C$1];&quot;&quot;&quot;&quot;;&quot;:&quot;;&quot;&quot;&quot;&quot;;[.$C3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35]=&quot;&quot;;&quot;&quot;;COM.MICROSOFT.CONCAT(&quot;{&quot;; IF([.$A35]=&quot;&quot;;&quot;&quot;;COM.MICROSOFT.CONCAT(&quot;&quot;&quot;&quot;;[.$A$1];&quot;&quot;&quot;&quot;;&quot;:&quot;;&quot;&quot;&quot;&quot;;[.$A35]; &quot;&quot;&quot;&quot;;&quot;,&quot;)); IF([.$B35]=&quot;&quot;;&quot;&quot;;COM.MICROSOFT.CONCAT(&quot;&quot;&quot;&quot;;[.$B$1];&quot;&quot;&quot;&quot;;&quot;:&quot;;&quot;&quot;&quot;&quot;;[.$B35]; &quot;&quot;&quot;&quot;;&quot;,&quot;)); IF([.$C35]=&quot;&quot;;&quot;&quot;;COM.MICROSOFT.CONCAT(&quot;&quot;&quot;&quot;;[.$C$1];&quot;&quot;&quot;&quot;;&quot;:&quot;;&quot;&quot;&quot;&quot;;[.$C3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36]=&quot;&quot;;&quot;&quot;;COM.MICROSOFT.CONCAT(&quot;{&quot;; IF([.$A36]=&quot;&quot;;&quot;&quot;;COM.MICROSOFT.CONCAT(&quot;&quot;&quot;&quot;;[.$A$1];&quot;&quot;&quot;&quot;;&quot;:&quot;;&quot;&quot;&quot;&quot;;[.$A36]; &quot;&quot;&quot;&quot;;&quot;,&quot;)); IF([.$B36]=&quot;&quot;;&quot;&quot;;COM.MICROSOFT.CONCAT(&quot;&quot;&quot;&quot;;[.$B$1];&quot;&quot;&quot;&quot;;&quot;:&quot;;&quot;&quot;&quot;&quot;;[.$B36]; &quot;&quot;&quot;&quot;;&quot;,&quot;)); IF([.$C36]=&quot;&quot;;&quot;&quot;;COM.MICROSOFT.CONCAT(&quot;&quot;&quot;&quot;;[.$C$1];&quot;&quot;&quot;&quot;;&quot;:&quot;;&quot;&quot;&quot;&quot;;[.$C3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37]=&quot;&quot;;&quot;&quot;;COM.MICROSOFT.CONCAT(&quot;{&quot;; IF([.$A37]=&quot;&quot;;&quot;&quot;;COM.MICROSOFT.CONCAT(&quot;&quot;&quot;&quot;;[.$A$1];&quot;&quot;&quot;&quot;;&quot;:&quot;;&quot;&quot;&quot;&quot;;[.$A37]; &quot;&quot;&quot;&quot;;&quot;,&quot;)); IF([.$B37]=&quot;&quot;;&quot;&quot;;COM.MICROSOFT.CONCAT(&quot;&quot;&quot;&quot;;[.$B$1];&quot;&quot;&quot;&quot;;&quot;:&quot;;&quot;&quot;&quot;&quot;;[.$B37]; &quot;&quot;&quot;&quot;;&quot;,&quot;)); IF([.$C37]=&quot;&quot;;&quot;&quot;;COM.MICROSOFT.CONCAT(&quot;&quot;&quot;&quot;;[.$C$1];&quot;&quot;&quot;&quot;;&quot;:&quot;;&quot;&quot;&quot;&quot;;[.$C3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38]=&quot;&quot;;&quot;&quot;;COM.MICROSOFT.CONCAT(&quot;{&quot;; IF([.$A38]=&quot;&quot;;&quot;&quot;;COM.MICROSOFT.CONCAT(&quot;&quot;&quot;&quot;;[.$A$1];&quot;&quot;&quot;&quot;;&quot;:&quot;;&quot;&quot;&quot;&quot;;[.$A38]; &quot;&quot;&quot;&quot;;&quot;,&quot;)); IF([.$B38]=&quot;&quot;;&quot;&quot;;COM.MICROSOFT.CONCAT(&quot;&quot;&quot;&quot;;[.$B$1];&quot;&quot;&quot;&quot;;&quot;:&quot;;&quot;&quot;&quot;&quot;;[.$B38]; &quot;&quot;&quot;&quot;;&quot;,&quot;)); IF([.$C38]=&quot;&quot;;&quot;&quot;;COM.MICROSOFT.CONCAT(&quot;&quot;&quot;&quot;;[.$C$1];&quot;&quot;&quot;&quot;;&quot;:&quot;;&quot;&quot;&quot;&quot;;[.$C3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39]=&quot;&quot;;&quot;&quot;;COM.MICROSOFT.CONCAT(&quot;{&quot;; IF([.$A39]=&quot;&quot;;&quot;&quot;;COM.MICROSOFT.CONCAT(&quot;&quot;&quot;&quot;;[.$A$1];&quot;&quot;&quot;&quot;;&quot;:&quot;;&quot;&quot;&quot;&quot;;[.$A39]; &quot;&quot;&quot;&quot;;&quot;,&quot;)); IF([.$B39]=&quot;&quot;;&quot;&quot;;COM.MICROSOFT.CONCAT(&quot;&quot;&quot;&quot;;[.$B$1];&quot;&quot;&quot;&quot;;&quot;:&quot;;&quot;&quot;&quot;&quot;;[.$B39]; &quot;&quot;&quot;&quot;;&quot;,&quot;)); IF([.$C39]=&quot;&quot;;&quot;&quot;;COM.MICROSOFT.CONCAT(&quot;&quot;&quot;&quot;;[.$C$1];&quot;&quot;&quot;&quot;;&quot;:&quot;;&quot;&quot;&quot;&quot;;[.$C3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40]=&quot;&quot;;&quot;&quot;;COM.MICROSOFT.CONCAT(&quot;{&quot;; IF([.$A40]=&quot;&quot;;&quot;&quot;;COM.MICROSOFT.CONCAT(&quot;&quot;&quot;&quot;;[.$A$1];&quot;&quot;&quot;&quot;;&quot;:&quot;;&quot;&quot;&quot;&quot;;[.$A40]; &quot;&quot;&quot;&quot;;&quot;,&quot;)); IF([.$B40]=&quot;&quot;;&quot;&quot;;COM.MICROSOFT.CONCAT(&quot;&quot;&quot;&quot;;[.$B$1];&quot;&quot;&quot;&quot;;&quot;:&quot;;&quot;&quot;&quot;&quot;;[.$B40]; &quot;&quot;&quot;&quot;;&quot;,&quot;)); IF([.$C40]=&quot;&quot;;&quot;&quot;;COM.MICROSOFT.CONCAT(&quot;&quot;&quot;&quot;;[.$C$1];&quot;&quot;&quot;&quot;;&quot;:&quot;;&quot;&quot;&quot;&quot;;[.$C4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41]=&quot;&quot;;&quot;&quot;;COM.MICROSOFT.CONCAT(&quot;{&quot;; IF([.$A41]=&quot;&quot;;&quot;&quot;;COM.MICROSOFT.CONCAT(&quot;&quot;&quot;&quot;;[.$A$1];&quot;&quot;&quot;&quot;;&quot;:&quot;;&quot;&quot;&quot;&quot;;[.$A41]; &quot;&quot;&quot;&quot;;&quot;,&quot;)); IF([.$B41]=&quot;&quot;;&quot;&quot;;COM.MICROSOFT.CONCAT(&quot;&quot;&quot;&quot;;[.$B$1];&quot;&quot;&quot;&quot;;&quot;:&quot;;&quot;&quot;&quot;&quot;;[.$B41]; &quot;&quot;&quot;&quot;;&quot;,&quot;)); IF([.$C41]=&quot;&quot;;&quot;&quot;;COM.MICROSOFT.CONCAT(&quot;&quot;&quot;&quot;;[.$C$1];&quot;&quot;&quot;&quot;;&quot;:&quot;;&quot;&quot;&quot;&quot;;[.$C4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42]=&quot;&quot;;&quot;&quot;;COM.MICROSOFT.CONCAT(&quot;{&quot;; IF([.$A42]=&quot;&quot;;&quot;&quot;;COM.MICROSOFT.CONCAT(&quot;&quot;&quot;&quot;;[.$A$1];&quot;&quot;&quot;&quot;;&quot;:&quot;;&quot;&quot;&quot;&quot;;[.$A42]; &quot;&quot;&quot;&quot;;&quot;,&quot;)); IF([.$B42]=&quot;&quot;;&quot;&quot;;COM.MICROSOFT.CONCAT(&quot;&quot;&quot;&quot;;[.$B$1];&quot;&quot;&quot;&quot;;&quot;:&quot;;&quot;&quot;&quot;&quot;;[.$B42]; &quot;&quot;&quot;&quot;;&quot;,&quot;)); IF([.$C42]=&quot;&quot;;&quot;&quot;;COM.MICROSOFT.CONCAT(&quot;&quot;&quot;&quot;;[.$C$1];&quot;&quot;&quot;&quot;;&quot;:&quot;;&quot;&quot;&quot;&quot;;[.$C4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43]=&quot;&quot;;&quot;&quot;;COM.MICROSOFT.CONCAT(&quot;{&quot;; IF([.$A43]=&quot;&quot;;&quot;&quot;;COM.MICROSOFT.CONCAT(&quot;&quot;&quot;&quot;;[.$A$1];&quot;&quot;&quot;&quot;;&quot;:&quot;;&quot;&quot;&quot;&quot;;[.$A43]; &quot;&quot;&quot;&quot;;&quot;,&quot;)); IF([.$B43]=&quot;&quot;;&quot;&quot;;COM.MICROSOFT.CONCAT(&quot;&quot;&quot;&quot;;[.$B$1];&quot;&quot;&quot;&quot;;&quot;:&quot;;&quot;&quot;&quot;&quot;;[.$B43]; &quot;&quot;&quot;&quot;;&quot;,&quot;)); IF([.$C43]=&quot;&quot;;&quot;&quot;;COM.MICROSOFT.CONCAT(&quot;&quot;&quot;&quot;;[.$C$1];&quot;&quot;&quot;&quot;;&quot;:&quot;;&quot;&quot;&quot;&quot;;[.$C4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44]=&quot;&quot;;&quot;&quot;;COM.MICROSOFT.CONCAT(&quot;{&quot;; IF([.$A44]=&quot;&quot;;&quot;&quot;;COM.MICROSOFT.CONCAT(&quot;&quot;&quot;&quot;;[.$A$1];&quot;&quot;&quot;&quot;;&quot;:&quot;;&quot;&quot;&quot;&quot;;[.$A44]; &quot;&quot;&quot;&quot;;&quot;,&quot;)); IF([.$B44]=&quot;&quot;;&quot;&quot;;COM.MICROSOFT.CONCAT(&quot;&quot;&quot;&quot;;[.$B$1];&quot;&quot;&quot;&quot;;&quot;:&quot;;&quot;&quot;&quot;&quot;;[.$B44]; &quot;&quot;&quot;&quot;;&quot;,&quot;)); IF([.$C44]=&quot;&quot;;&quot;&quot;;COM.MICROSOFT.CONCAT(&quot;&quot;&quot;&quot;;[.$C$1];&quot;&quot;&quot;&quot;;&quot;:&quot;;&quot;&quot;&quot;&quot;;[.$C4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45]=&quot;&quot;;&quot;&quot;;COM.MICROSOFT.CONCAT(&quot;{&quot;; IF([.$A45]=&quot;&quot;;&quot;&quot;;COM.MICROSOFT.CONCAT(&quot;&quot;&quot;&quot;;[.$A$1];&quot;&quot;&quot;&quot;;&quot;:&quot;;&quot;&quot;&quot;&quot;;[.$A45]; &quot;&quot;&quot;&quot;;&quot;,&quot;)); IF([.$B45]=&quot;&quot;;&quot;&quot;;COM.MICROSOFT.CONCAT(&quot;&quot;&quot;&quot;;[.$B$1];&quot;&quot;&quot;&quot;;&quot;:&quot;;&quot;&quot;&quot;&quot;;[.$B45]; &quot;&quot;&quot;&quot;;&quot;,&quot;)); IF([.$C45]=&quot;&quot;;&quot;&quot;;COM.MICROSOFT.CONCAT(&quot;&quot;&quot;&quot;;[.$C$1];&quot;&quot;&quot;&quot;;&quot;:&quot;;&quot;&quot;&quot;&quot;;[.$C4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46]=&quot;&quot;;&quot;&quot;;COM.MICROSOFT.CONCAT(&quot;{&quot;; IF([.$A46]=&quot;&quot;;&quot;&quot;;COM.MICROSOFT.CONCAT(&quot;&quot;&quot;&quot;;[.$A$1];&quot;&quot;&quot;&quot;;&quot;:&quot;;&quot;&quot;&quot;&quot;;[.$A46]; &quot;&quot;&quot;&quot;;&quot;,&quot;)); IF([.$B46]=&quot;&quot;;&quot;&quot;;COM.MICROSOFT.CONCAT(&quot;&quot;&quot;&quot;;[.$B$1];&quot;&quot;&quot;&quot;;&quot;:&quot;;&quot;&quot;&quot;&quot;;[.$B46]; &quot;&quot;&quot;&quot;;&quot;,&quot;)); IF([.$C46]=&quot;&quot;;&quot;&quot;;COM.MICROSOFT.CONCAT(&quot;&quot;&quot;&quot;;[.$C$1];&quot;&quot;&quot;&quot;;&quot;:&quot;;&quot;&quot;&quot;&quot;;[.$C4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47]=&quot;&quot;;&quot;&quot;;COM.MICROSOFT.CONCAT(&quot;{&quot;; IF([.$A47]=&quot;&quot;;&quot;&quot;;COM.MICROSOFT.CONCAT(&quot;&quot;&quot;&quot;;[.$A$1];&quot;&quot;&quot;&quot;;&quot;:&quot;;&quot;&quot;&quot;&quot;;[.$A47]; &quot;&quot;&quot;&quot;;&quot;,&quot;)); IF([.$B47]=&quot;&quot;;&quot;&quot;;COM.MICROSOFT.CONCAT(&quot;&quot;&quot;&quot;;[.$B$1];&quot;&quot;&quot;&quot;;&quot;:&quot;;&quot;&quot;&quot;&quot;;[.$B47]; &quot;&quot;&quot;&quot;;&quot;,&quot;)); IF([.$C47]=&quot;&quot;;&quot;&quot;;COM.MICROSOFT.CONCAT(&quot;&quot;&quot;&quot;;[.$C$1];&quot;&quot;&quot;&quot;;&quot;:&quot;;&quot;&quot;&quot;&quot;;[.$C4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48]=&quot;&quot;;&quot;&quot;;COM.MICROSOFT.CONCAT(&quot;{&quot;; IF([.$A48]=&quot;&quot;;&quot;&quot;;COM.MICROSOFT.CONCAT(&quot;&quot;&quot;&quot;;[.$A$1];&quot;&quot;&quot;&quot;;&quot;:&quot;;&quot;&quot;&quot;&quot;;[.$A48]; &quot;&quot;&quot;&quot;;&quot;,&quot;)); IF([.$B48]=&quot;&quot;;&quot;&quot;;COM.MICROSOFT.CONCAT(&quot;&quot;&quot;&quot;;[.$B$1];&quot;&quot;&quot;&quot;;&quot;:&quot;;&quot;&quot;&quot;&quot;;[.$B48]; &quot;&quot;&quot;&quot;;&quot;,&quot;)); IF([.$C48]=&quot;&quot;;&quot;&quot;;COM.MICROSOFT.CONCAT(&quot;&quot;&quot;&quot;;[.$C$1];&quot;&quot;&quot;&quot;;&quot;:&quot;;&quot;&quot;&quot;&quot;;[.$C4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49]=&quot;&quot;;&quot;&quot;;COM.MICROSOFT.CONCAT(&quot;{&quot;; IF([.$A49]=&quot;&quot;;&quot;&quot;;COM.MICROSOFT.CONCAT(&quot;&quot;&quot;&quot;;[.$A$1];&quot;&quot;&quot;&quot;;&quot;:&quot;;&quot;&quot;&quot;&quot;;[.$A49]; &quot;&quot;&quot;&quot;;&quot;,&quot;)); IF([.$B49]=&quot;&quot;;&quot;&quot;;COM.MICROSOFT.CONCAT(&quot;&quot;&quot;&quot;;[.$B$1];&quot;&quot;&quot;&quot;;&quot;:&quot;;&quot;&quot;&quot;&quot;;[.$B49]; &quot;&quot;&quot;&quot;;&quot;,&quot;)); IF([.$C49]=&quot;&quot;;&quot;&quot;;COM.MICROSOFT.CONCAT(&quot;&quot;&quot;&quot;;[.$C$1];&quot;&quot;&quot;&quot;;&quot;:&quot;;&quot;&quot;&quot;&quot;;[.$C4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50]=&quot;&quot;;&quot;&quot;;COM.MICROSOFT.CONCAT(&quot;{&quot;; IF([.$A50]=&quot;&quot;;&quot;&quot;;COM.MICROSOFT.CONCAT(&quot;&quot;&quot;&quot;;[.$A$1];&quot;&quot;&quot;&quot;;&quot;:&quot;;&quot;&quot;&quot;&quot;;[.$A50]; &quot;&quot;&quot;&quot;;&quot;,&quot;)); IF([.$B50]=&quot;&quot;;&quot;&quot;;COM.MICROSOFT.CONCAT(&quot;&quot;&quot;&quot;;[.$B$1];&quot;&quot;&quot;&quot;;&quot;:&quot;;&quot;&quot;&quot;&quot;;[.$B50]; &quot;&quot;&quot;&quot;;&quot;,&quot;)); IF([.$C50]=&quot;&quot;;&quot;&quot;;COM.MICROSOFT.CONCAT(&quot;&quot;&quot;&quot;;[.$C$1];&quot;&quot;&quot;&quot;;&quot;:&quot;;&quot;&quot;&quot;&quot;;[.$C5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51]=&quot;&quot;;&quot;&quot;;COM.MICROSOFT.CONCAT(&quot;{&quot;; IF([.$A51]=&quot;&quot;;&quot;&quot;;COM.MICROSOFT.CONCAT(&quot;&quot;&quot;&quot;;[.$A$1];&quot;&quot;&quot;&quot;;&quot;:&quot;;&quot;&quot;&quot;&quot;;[.$A51]; &quot;&quot;&quot;&quot;;&quot;,&quot;)); IF([.$B51]=&quot;&quot;;&quot;&quot;;COM.MICROSOFT.CONCAT(&quot;&quot;&quot;&quot;;[.$B$1];&quot;&quot;&quot;&quot;;&quot;:&quot;;&quot;&quot;&quot;&quot;;[.$B51]; &quot;&quot;&quot;&quot;;&quot;,&quot;)); IF([.$C51]=&quot;&quot;;&quot;&quot;;COM.MICROSOFT.CONCAT(&quot;&quot;&quot;&quot;;[.$C$1];&quot;&quot;&quot;&quot;;&quot;:&quot;;&quot;&quot;&quot;&quot;;[.$C5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52]=&quot;&quot;;&quot;&quot;;COM.MICROSOFT.CONCAT(&quot;{&quot;; IF([.$A52]=&quot;&quot;;&quot;&quot;;COM.MICROSOFT.CONCAT(&quot;&quot;&quot;&quot;;[.$A$1];&quot;&quot;&quot;&quot;;&quot;:&quot;;&quot;&quot;&quot;&quot;;[.$A52]; &quot;&quot;&quot;&quot;;&quot;,&quot;)); IF([.$B52]=&quot;&quot;;&quot;&quot;;COM.MICROSOFT.CONCAT(&quot;&quot;&quot;&quot;;[.$B$1];&quot;&quot;&quot;&quot;;&quot;:&quot;;&quot;&quot;&quot;&quot;;[.$B52]; &quot;&quot;&quot;&quot;;&quot;,&quot;)); IF([.$C52]=&quot;&quot;;&quot;&quot;;COM.MICROSOFT.CONCAT(&quot;&quot;&quot;&quot;;[.$C$1];&quot;&quot;&quot;&quot;;&quot;:&quot;;&quot;&quot;&quot;&quot;;[.$C5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53]=&quot;&quot;;&quot;&quot;;COM.MICROSOFT.CONCAT(&quot;{&quot;; IF([.$A53]=&quot;&quot;;&quot;&quot;;COM.MICROSOFT.CONCAT(&quot;&quot;&quot;&quot;;[.$A$1];&quot;&quot;&quot;&quot;;&quot;:&quot;;&quot;&quot;&quot;&quot;;[.$A53]; &quot;&quot;&quot;&quot;;&quot;,&quot;)); IF([.$B53]=&quot;&quot;;&quot;&quot;;COM.MICROSOFT.CONCAT(&quot;&quot;&quot;&quot;;[.$B$1];&quot;&quot;&quot;&quot;;&quot;:&quot;;&quot;&quot;&quot;&quot;;[.$B53]; &quot;&quot;&quot;&quot;;&quot;,&quot;)); IF([.$C53]=&quot;&quot;;&quot;&quot;;COM.MICROSOFT.CONCAT(&quot;&quot;&quot;&quot;;[.$C$1];&quot;&quot;&quot;&quot;;&quot;:&quot;;&quot;&quot;&quot;&quot;;[.$C5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54]=&quot;&quot;;&quot;&quot;;COM.MICROSOFT.CONCAT(&quot;{&quot;; IF([.$A54]=&quot;&quot;;&quot;&quot;;COM.MICROSOFT.CONCAT(&quot;&quot;&quot;&quot;;[.$A$1];&quot;&quot;&quot;&quot;;&quot;:&quot;;&quot;&quot;&quot;&quot;;[.$A54]; &quot;&quot;&quot;&quot;;&quot;,&quot;)); IF([.$B54]=&quot;&quot;;&quot;&quot;;COM.MICROSOFT.CONCAT(&quot;&quot;&quot;&quot;;[.$B$1];&quot;&quot;&quot;&quot;;&quot;:&quot;;&quot;&quot;&quot;&quot;;[.$B54]; &quot;&quot;&quot;&quot;;&quot;,&quot;)); IF([.$C54]=&quot;&quot;;&quot;&quot;;COM.MICROSOFT.CONCAT(&quot;&quot;&quot;&quot;;[.$C$1];&quot;&quot;&quot;&quot;;&quot;:&quot;;&quot;&quot;&quot;&quot;;[.$C5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55]=&quot;&quot;;&quot;&quot;;COM.MICROSOFT.CONCAT(&quot;{&quot;; IF([.$A55]=&quot;&quot;;&quot;&quot;;COM.MICROSOFT.CONCAT(&quot;&quot;&quot;&quot;;[.$A$1];&quot;&quot;&quot;&quot;;&quot;:&quot;;&quot;&quot;&quot;&quot;;[.$A55]; &quot;&quot;&quot;&quot;;&quot;,&quot;)); IF([.$B55]=&quot;&quot;;&quot;&quot;;COM.MICROSOFT.CONCAT(&quot;&quot;&quot;&quot;;[.$B$1];&quot;&quot;&quot;&quot;;&quot;:&quot;;&quot;&quot;&quot;&quot;;[.$B55]; &quot;&quot;&quot;&quot;;&quot;,&quot;)); IF([.$C55]=&quot;&quot;;&quot;&quot;;COM.MICROSOFT.CONCAT(&quot;&quot;&quot;&quot;;[.$C$1];&quot;&quot;&quot;&quot;;&quot;:&quot;;&quot;&quot;&quot;&quot;;[.$C5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56]=&quot;&quot;;&quot;&quot;;COM.MICROSOFT.CONCAT(&quot;{&quot;; IF([.$A56]=&quot;&quot;;&quot;&quot;;COM.MICROSOFT.CONCAT(&quot;&quot;&quot;&quot;;[.$A$1];&quot;&quot;&quot;&quot;;&quot;:&quot;;&quot;&quot;&quot;&quot;;[.$A56]; &quot;&quot;&quot;&quot;;&quot;,&quot;)); IF([.$B56]=&quot;&quot;;&quot;&quot;;COM.MICROSOFT.CONCAT(&quot;&quot;&quot;&quot;;[.$B$1];&quot;&quot;&quot;&quot;;&quot;:&quot;;&quot;&quot;&quot;&quot;;[.$B56]; &quot;&quot;&quot;&quot;;&quot;,&quot;)); IF([.$C56]=&quot;&quot;;&quot;&quot;;COM.MICROSOFT.CONCAT(&quot;&quot;&quot;&quot;;[.$C$1];&quot;&quot;&quot;&quot;;&quot;:&quot;;&quot;&quot;&quot;&quot;;[.$C5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57]=&quot;&quot;;&quot;&quot;;COM.MICROSOFT.CONCAT(&quot;{&quot;; IF([.$A57]=&quot;&quot;;&quot;&quot;;COM.MICROSOFT.CONCAT(&quot;&quot;&quot;&quot;;[.$A$1];&quot;&quot;&quot;&quot;;&quot;:&quot;;&quot;&quot;&quot;&quot;;[.$A57]; &quot;&quot;&quot;&quot;;&quot;,&quot;)); IF([.$B57]=&quot;&quot;;&quot;&quot;;COM.MICROSOFT.CONCAT(&quot;&quot;&quot;&quot;;[.$B$1];&quot;&quot;&quot;&quot;;&quot;:&quot;;&quot;&quot;&quot;&quot;;[.$B57]; &quot;&quot;&quot;&quot;;&quot;,&quot;)); IF([.$C57]=&quot;&quot;;&quot;&quot;;COM.MICROSOFT.CONCAT(&quot;&quot;&quot;&quot;;[.$C$1];&quot;&quot;&quot;&quot;;&quot;:&quot;;&quot;&quot;&quot;&quot;;[.$C5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58]=&quot;&quot;;&quot;&quot;;COM.MICROSOFT.CONCAT(&quot;{&quot;; IF([.$A58]=&quot;&quot;;&quot;&quot;;COM.MICROSOFT.CONCAT(&quot;&quot;&quot;&quot;;[.$A$1];&quot;&quot;&quot;&quot;;&quot;:&quot;;&quot;&quot;&quot;&quot;;[.$A58]; &quot;&quot;&quot;&quot;;&quot;,&quot;)); IF([.$B58]=&quot;&quot;;&quot;&quot;;COM.MICROSOFT.CONCAT(&quot;&quot;&quot;&quot;;[.$B$1];&quot;&quot;&quot;&quot;;&quot;:&quot;;&quot;&quot;&quot;&quot;;[.$B58]; &quot;&quot;&quot;&quot;;&quot;,&quot;)); IF([.$C58]=&quot;&quot;;&quot;&quot;;COM.MICROSOFT.CONCAT(&quot;&quot;&quot;&quot;;[.$C$1];&quot;&quot;&quot;&quot;;&quot;:&quot;;&quot;&quot;&quot;&quot;;[.$C5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59]=&quot;&quot;;&quot;&quot;;COM.MICROSOFT.CONCAT(&quot;{&quot;; IF([.$A59]=&quot;&quot;;&quot;&quot;;COM.MICROSOFT.CONCAT(&quot;&quot;&quot;&quot;;[.$A$1];&quot;&quot;&quot;&quot;;&quot;:&quot;;&quot;&quot;&quot;&quot;;[.$A59]; &quot;&quot;&quot;&quot;;&quot;,&quot;)); IF([.$B59]=&quot;&quot;;&quot;&quot;;COM.MICROSOFT.CONCAT(&quot;&quot;&quot;&quot;;[.$B$1];&quot;&quot;&quot;&quot;;&quot;:&quot;;&quot;&quot;&quot;&quot;;[.$B59]; &quot;&quot;&quot;&quot;;&quot;,&quot;)); IF([.$C59]=&quot;&quot;;&quot;&quot;;COM.MICROSOFT.CONCAT(&quot;&quot;&quot;&quot;;[.$C$1];&quot;&quot;&quot;&quot;;&quot;:&quot;;&quot;&quot;&quot;&quot;;[.$C5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60]=&quot;&quot;;&quot;&quot;;COM.MICROSOFT.CONCAT(&quot;{&quot;; IF([.$A60]=&quot;&quot;;&quot;&quot;;COM.MICROSOFT.CONCAT(&quot;&quot;&quot;&quot;;[.$A$1];&quot;&quot;&quot;&quot;;&quot;:&quot;;&quot;&quot;&quot;&quot;;[.$A60]; &quot;&quot;&quot;&quot;;&quot;,&quot;)); IF([.$B60]=&quot;&quot;;&quot;&quot;;COM.MICROSOFT.CONCAT(&quot;&quot;&quot;&quot;;[.$B$1];&quot;&quot;&quot;&quot;;&quot;:&quot;;&quot;&quot;&quot;&quot;;[.$B60]; &quot;&quot;&quot;&quot;;&quot;,&quot;)); IF([.$C60]=&quot;&quot;;&quot;&quot;;COM.MICROSOFT.CONCAT(&quot;&quot;&quot;&quot;;[.$C$1];&quot;&quot;&quot;&quot;;&quot;:&quot;;&quot;&quot;&quot;&quot;;[.$C6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61]=&quot;&quot;;&quot;&quot;;COM.MICROSOFT.CONCAT(&quot;{&quot;; IF([.$A61]=&quot;&quot;;&quot;&quot;;COM.MICROSOFT.CONCAT(&quot;&quot;&quot;&quot;;[.$A$1];&quot;&quot;&quot;&quot;;&quot;:&quot;;&quot;&quot;&quot;&quot;;[.$A61]; &quot;&quot;&quot;&quot;;&quot;,&quot;)); IF([.$B61]=&quot;&quot;;&quot;&quot;;COM.MICROSOFT.CONCAT(&quot;&quot;&quot;&quot;;[.$B$1];&quot;&quot;&quot;&quot;;&quot;:&quot;;&quot;&quot;&quot;&quot;;[.$B61]; &quot;&quot;&quot;&quot;;&quot;,&quot;)); IF([.$C61]=&quot;&quot;;&quot;&quot;;COM.MICROSOFT.CONCAT(&quot;&quot;&quot;&quot;;[.$C$1];&quot;&quot;&quot;&quot;;&quot;:&quot;;&quot;&quot;&quot;&quot;;[.$C6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62]=&quot;&quot;;&quot;&quot;;COM.MICROSOFT.CONCAT(&quot;{&quot;; IF([.$A62]=&quot;&quot;;&quot;&quot;;COM.MICROSOFT.CONCAT(&quot;&quot;&quot;&quot;;[.$A$1];&quot;&quot;&quot;&quot;;&quot;:&quot;;&quot;&quot;&quot;&quot;;[.$A62]; &quot;&quot;&quot;&quot;;&quot;,&quot;)); IF([.$B62]=&quot;&quot;;&quot;&quot;;COM.MICROSOFT.CONCAT(&quot;&quot;&quot;&quot;;[.$B$1];&quot;&quot;&quot;&quot;;&quot;:&quot;;&quot;&quot;&quot;&quot;;[.$B62]; &quot;&quot;&quot;&quot;;&quot;,&quot;)); IF([.$C62]=&quot;&quot;;&quot;&quot;;COM.MICROSOFT.CONCAT(&quot;&quot;&quot;&quot;;[.$C$1];&quot;&quot;&quot;&quot;;&quot;:&quot;;&quot;&quot;&quot;&quot;;[.$C6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63]=&quot;&quot;;&quot;&quot;;COM.MICROSOFT.CONCAT(&quot;{&quot;; IF([.$A63]=&quot;&quot;;&quot;&quot;;COM.MICROSOFT.CONCAT(&quot;&quot;&quot;&quot;;[.$A$1];&quot;&quot;&quot;&quot;;&quot;:&quot;;&quot;&quot;&quot;&quot;;[.$A63]; &quot;&quot;&quot;&quot;;&quot;,&quot;)); IF([.$B63]=&quot;&quot;;&quot;&quot;;COM.MICROSOFT.CONCAT(&quot;&quot;&quot;&quot;;[.$B$1];&quot;&quot;&quot;&quot;;&quot;:&quot;;&quot;&quot;&quot;&quot;;[.$B63]; &quot;&quot;&quot;&quot;;&quot;,&quot;)); IF([.$C63]=&quot;&quot;;&quot;&quot;;COM.MICROSOFT.CONCAT(&quot;&quot;&quot;&quot;;[.$C$1];&quot;&quot;&quot;&quot;;&quot;:&quot;;&quot;&quot;&quot;&quot;;[.$C6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64]=&quot;&quot;;&quot;&quot;;COM.MICROSOFT.CONCAT(&quot;{&quot;; IF([.$A64]=&quot;&quot;;&quot;&quot;;COM.MICROSOFT.CONCAT(&quot;&quot;&quot;&quot;;[.$A$1];&quot;&quot;&quot;&quot;;&quot;:&quot;;&quot;&quot;&quot;&quot;;[.$A64]; &quot;&quot;&quot;&quot;;&quot;,&quot;)); IF([.$B64]=&quot;&quot;;&quot;&quot;;COM.MICROSOFT.CONCAT(&quot;&quot;&quot;&quot;;[.$B$1];&quot;&quot;&quot;&quot;;&quot;:&quot;;&quot;&quot;&quot;&quot;;[.$B64]; &quot;&quot;&quot;&quot;;&quot;,&quot;)); IF([.$C64]=&quot;&quot;;&quot;&quot;;COM.MICROSOFT.CONCAT(&quot;&quot;&quot;&quot;;[.$C$1];&quot;&quot;&quot;&quot;;&quot;:&quot;;&quot;&quot;&quot;&quot;;[.$C6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65]=&quot;&quot;;&quot;&quot;;COM.MICROSOFT.CONCAT(&quot;{&quot;; IF([.$A65]=&quot;&quot;;&quot;&quot;;COM.MICROSOFT.CONCAT(&quot;&quot;&quot;&quot;;[.$A$1];&quot;&quot;&quot;&quot;;&quot;:&quot;;&quot;&quot;&quot;&quot;;[.$A65]; &quot;&quot;&quot;&quot;;&quot;,&quot;)); IF([.$B65]=&quot;&quot;;&quot;&quot;;COM.MICROSOFT.CONCAT(&quot;&quot;&quot;&quot;;[.$B$1];&quot;&quot;&quot;&quot;;&quot;:&quot;;&quot;&quot;&quot;&quot;;[.$B65]; &quot;&quot;&quot;&quot;;&quot;,&quot;)); IF([.$C65]=&quot;&quot;;&quot;&quot;;COM.MICROSOFT.CONCAT(&quot;&quot;&quot;&quot;;[.$C$1];&quot;&quot;&quot;&quot;;&quot;:&quot;;&quot;&quot;&quot;&quot;;[.$C6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66]=&quot;&quot;;&quot;&quot;;COM.MICROSOFT.CONCAT(&quot;{&quot;; IF([.$A66]=&quot;&quot;;&quot;&quot;;COM.MICROSOFT.CONCAT(&quot;&quot;&quot;&quot;;[.$A$1];&quot;&quot;&quot;&quot;;&quot;:&quot;;&quot;&quot;&quot;&quot;;[.$A66]; &quot;&quot;&quot;&quot;;&quot;,&quot;)); IF([.$B66]=&quot;&quot;;&quot;&quot;;COM.MICROSOFT.CONCAT(&quot;&quot;&quot;&quot;;[.$B$1];&quot;&quot;&quot;&quot;;&quot;:&quot;;&quot;&quot;&quot;&quot;;[.$B66]; &quot;&quot;&quot;&quot;;&quot;,&quot;)); IF([.$C66]=&quot;&quot;;&quot;&quot;;COM.MICROSOFT.CONCAT(&quot;&quot;&quot;&quot;;[.$C$1];&quot;&quot;&quot;&quot;;&quot;:&quot;;&quot;&quot;&quot;&quot;;[.$C6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67]=&quot;&quot;;&quot;&quot;;COM.MICROSOFT.CONCAT(&quot;{&quot;; IF([.$A67]=&quot;&quot;;&quot;&quot;;COM.MICROSOFT.CONCAT(&quot;&quot;&quot;&quot;;[.$A$1];&quot;&quot;&quot;&quot;;&quot;:&quot;;&quot;&quot;&quot;&quot;;[.$A67]; &quot;&quot;&quot;&quot;;&quot;,&quot;)); IF([.$B67]=&quot;&quot;;&quot;&quot;;COM.MICROSOFT.CONCAT(&quot;&quot;&quot;&quot;;[.$B$1];&quot;&quot;&quot;&quot;;&quot;:&quot;;&quot;&quot;&quot;&quot;;[.$B67]; &quot;&quot;&quot;&quot;;&quot;,&quot;)); IF([.$C67]=&quot;&quot;;&quot;&quot;;COM.MICROSOFT.CONCAT(&quot;&quot;&quot;&quot;;[.$C$1];&quot;&quot;&quot;&quot;;&quot;:&quot;;&quot;&quot;&quot;&quot;;[.$C6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68]=&quot;&quot;;&quot;&quot;;COM.MICROSOFT.CONCAT(&quot;{&quot;; IF([.$A68]=&quot;&quot;;&quot;&quot;;COM.MICROSOFT.CONCAT(&quot;&quot;&quot;&quot;;[.$A$1];&quot;&quot;&quot;&quot;;&quot;:&quot;;&quot;&quot;&quot;&quot;;[.$A68]; &quot;&quot;&quot;&quot;;&quot;,&quot;)); IF([.$B68]=&quot;&quot;;&quot;&quot;;COM.MICROSOFT.CONCAT(&quot;&quot;&quot;&quot;;[.$B$1];&quot;&quot;&quot;&quot;;&quot;:&quot;;&quot;&quot;&quot;&quot;;[.$B68]; &quot;&quot;&quot;&quot;;&quot;,&quot;)); IF([.$C68]=&quot;&quot;;&quot;&quot;;COM.MICROSOFT.CONCAT(&quot;&quot;&quot;&quot;;[.$C$1];&quot;&quot;&quot;&quot;;&quot;:&quot;;&quot;&quot;&quot;&quot;;[.$C6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69]=&quot;&quot;;&quot;&quot;;COM.MICROSOFT.CONCAT(&quot;{&quot;; IF([.$A69]=&quot;&quot;;&quot;&quot;;COM.MICROSOFT.CONCAT(&quot;&quot;&quot;&quot;;[.$A$1];&quot;&quot;&quot;&quot;;&quot;:&quot;;&quot;&quot;&quot;&quot;;[.$A69]; &quot;&quot;&quot;&quot;;&quot;,&quot;)); IF([.$B69]=&quot;&quot;;&quot;&quot;;COM.MICROSOFT.CONCAT(&quot;&quot;&quot;&quot;;[.$B$1];&quot;&quot;&quot;&quot;;&quot;:&quot;;&quot;&quot;&quot;&quot;;[.$B69]; &quot;&quot;&quot;&quot;;&quot;,&quot;)); IF([.$C69]=&quot;&quot;;&quot;&quot;;COM.MICROSOFT.CONCAT(&quot;&quot;&quot;&quot;;[.$C$1];&quot;&quot;&quot;&quot;;&quot;:&quot;;&quot;&quot;&quot;&quot;;[.$C6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70]=&quot;&quot;;&quot;&quot;;COM.MICROSOFT.CONCAT(&quot;{&quot;; IF([.$A70]=&quot;&quot;;&quot;&quot;;COM.MICROSOFT.CONCAT(&quot;&quot;&quot;&quot;;[.$A$1];&quot;&quot;&quot;&quot;;&quot;:&quot;;&quot;&quot;&quot;&quot;;[.$A70]; &quot;&quot;&quot;&quot;;&quot;,&quot;)); IF([.$B70]=&quot;&quot;;&quot;&quot;;COM.MICROSOFT.CONCAT(&quot;&quot;&quot;&quot;;[.$B$1];&quot;&quot;&quot;&quot;;&quot;:&quot;;&quot;&quot;&quot;&quot;;[.$B70]; &quot;&quot;&quot;&quot;;&quot;,&quot;)); IF([.$C70]=&quot;&quot;;&quot;&quot;;COM.MICROSOFT.CONCAT(&quot;&quot;&quot;&quot;;[.$C$1];&quot;&quot;&quot;&quot;;&quot;:&quot;;&quot;&quot;&quot;&quot;;[.$C7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71]=&quot;&quot;;&quot;&quot;;COM.MICROSOFT.CONCAT(&quot;{&quot;; IF([.$A71]=&quot;&quot;;&quot;&quot;;COM.MICROSOFT.CONCAT(&quot;&quot;&quot;&quot;;[.$A$1];&quot;&quot;&quot;&quot;;&quot;:&quot;;&quot;&quot;&quot;&quot;;[.$A71]; &quot;&quot;&quot;&quot;;&quot;,&quot;)); IF([.$B71]=&quot;&quot;;&quot;&quot;;COM.MICROSOFT.CONCAT(&quot;&quot;&quot;&quot;;[.$B$1];&quot;&quot;&quot;&quot;;&quot;:&quot;;&quot;&quot;&quot;&quot;;[.$B71]; &quot;&quot;&quot;&quot;;&quot;,&quot;)); IF([.$C71]=&quot;&quot;;&quot;&quot;;COM.MICROSOFT.CONCAT(&quot;&quot;&quot;&quot;;[.$C$1];&quot;&quot;&quot;&quot;;&quot;:&quot;;&quot;&quot;&quot;&quot;;[.$C7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72]=&quot;&quot;;&quot;&quot;;COM.MICROSOFT.CONCAT(&quot;{&quot;; IF([.$A72]=&quot;&quot;;&quot;&quot;;COM.MICROSOFT.CONCAT(&quot;&quot;&quot;&quot;;[.$A$1];&quot;&quot;&quot;&quot;;&quot;:&quot;;&quot;&quot;&quot;&quot;;[.$A72]; &quot;&quot;&quot;&quot;;&quot;,&quot;)); IF([.$B72]=&quot;&quot;;&quot;&quot;;COM.MICROSOFT.CONCAT(&quot;&quot;&quot;&quot;;[.$B$1];&quot;&quot;&quot;&quot;;&quot;:&quot;;&quot;&quot;&quot;&quot;;[.$B72]; &quot;&quot;&quot;&quot;;&quot;,&quot;)); IF([.$C72]=&quot;&quot;;&quot;&quot;;COM.MICROSOFT.CONCAT(&quot;&quot;&quot;&quot;;[.$C$1];&quot;&quot;&quot;&quot;;&quot;:&quot;;&quot;&quot;&quot;&quot;;[.$C7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73]=&quot;&quot;;&quot;&quot;;COM.MICROSOFT.CONCAT(&quot;{&quot;; IF([.$A73]=&quot;&quot;;&quot;&quot;;COM.MICROSOFT.CONCAT(&quot;&quot;&quot;&quot;;[.$A$1];&quot;&quot;&quot;&quot;;&quot;:&quot;;&quot;&quot;&quot;&quot;;[.$A73]; &quot;&quot;&quot;&quot;;&quot;,&quot;)); IF([.$B73]=&quot;&quot;;&quot;&quot;;COM.MICROSOFT.CONCAT(&quot;&quot;&quot;&quot;;[.$B$1];&quot;&quot;&quot;&quot;;&quot;:&quot;;&quot;&quot;&quot;&quot;;[.$B73]; &quot;&quot;&quot;&quot;;&quot;,&quot;)); IF([.$C73]=&quot;&quot;;&quot;&quot;;COM.MICROSOFT.CONCAT(&quot;&quot;&quot;&quot;;[.$C$1];&quot;&quot;&quot;&quot;;&quot;:&quot;;&quot;&quot;&quot;&quot;;[.$C7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74]=&quot;&quot;;&quot;&quot;;COM.MICROSOFT.CONCAT(&quot;{&quot;; IF([.$A74]=&quot;&quot;;&quot;&quot;;COM.MICROSOFT.CONCAT(&quot;&quot;&quot;&quot;;[.$A$1];&quot;&quot;&quot;&quot;;&quot;:&quot;;&quot;&quot;&quot;&quot;;[.$A74]; &quot;&quot;&quot;&quot;;&quot;,&quot;)); IF([.$B74]=&quot;&quot;;&quot;&quot;;COM.MICROSOFT.CONCAT(&quot;&quot;&quot;&quot;;[.$B$1];&quot;&quot;&quot;&quot;;&quot;:&quot;;&quot;&quot;&quot;&quot;;[.$B74]; &quot;&quot;&quot;&quot;;&quot;,&quot;)); IF([.$C74]=&quot;&quot;;&quot;&quot;;COM.MICROSOFT.CONCAT(&quot;&quot;&quot;&quot;;[.$C$1];&quot;&quot;&quot;&quot;;&quot;:&quot;;&quot;&quot;&quot;&quot;;[.$C7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75]=&quot;&quot;;&quot;&quot;;COM.MICROSOFT.CONCAT(&quot;{&quot;; IF([.$A75]=&quot;&quot;;&quot;&quot;;COM.MICROSOFT.CONCAT(&quot;&quot;&quot;&quot;;[.$A$1];&quot;&quot;&quot;&quot;;&quot;:&quot;;&quot;&quot;&quot;&quot;;[.$A75]; &quot;&quot;&quot;&quot;;&quot;,&quot;)); IF([.$B75]=&quot;&quot;;&quot;&quot;;COM.MICROSOFT.CONCAT(&quot;&quot;&quot;&quot;;[.$B$1];&quot;&quot;&quot;&quot;;&quot;:&quot;;&quot;&quot;&quot;&quot;;[.$B75]; &quot;&quot;&quot;&quot;;&quot;,&quot;)); IF([.$C75]=&quot;&quot;;&quot;&quot;;COM.MICROSOFT.CONCAT(&quot;&quot;&quot;&quot;;[.$C$1];&quot;&quot;&quot;&quot;;&quot;:&quot;;&quot;&quot;&quot;&quot;;[.$C7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76]=&quot;&quot;;&quot;&quot;;COM.MICROSOFT.CONCAT(&quot;{&quot;; IF([.$A76]=&quot;&quot;;&quot;&quot;;COM.MICROSOFT.CONCAT(&quot;&quot;&quot;&quot;;[.$A$1];&quot;&quot;&quot;&quot;;&quot;:&quot;;&quot;&quot;&quot;&quot;;[.$A76]; &quot;&quot;&quot;&quot;;&quot;,&quot;)); IF([.$B76]=&quot;&quot;;&quot;&quot;;COM.MICROSOFT.CONCAT(&quot;&quot;&quot;&quot;;[.$B$1];&quot;&quot;&quot;&quot;;&quot;:&quot;;&quot;&quot;&quot;&quot;;[.$B76]; &quot;&quot;&quot;&quot;;&quot;,&quot;)); IF([.$C76]=&quot;&quot;;&quot;&quot;;COM.MICROSOFT.CONCAT(&quot;&quot;&quot;&quot;;[.$C$1];&quot;&quot;&quot;&quot;;&quot;:&quot;;&quot;&quot;&quot;&quot;;[.$C7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77]=&quot;&quot;;&quot;&quot;;COM.MICROSOFT.CONCAT(&quot;{&quot;; IF([.$A77]=&quot;&quot;;&quot;&quot;;COM.MICROSOFT.CONCAT(&quot;&quot;&quot;&quot;;[.$A$1];&quot;&quot;&quot;&quot;;&quot;:&quot;;&quot;&quot;&quot;&quot;;[.$A77]; &quot;&quot;&quot;&quot;;&quot;,&quot;)); IF([.$B77]=&quot;&quot;;&quot;&quot;;COM.MICROSOFT.CONCAT(&quot;&quot;&quot;&quot;;[.$B$1];&quot;&quot;&quot;&quot;;&quot;:&quot;;&quot;&quot;&quot;&quot;;[.$B77]; &quot;&quot;&quot;&quot;;&quot;,&quot;)); IF([.$C77]=&quot;&quot;;&quot;&quot;;COM.MICROSOFT.CONCAT(&quot;&quot;&quot;&quot;;[.$C$1];&quot;&quot;&quot;&quot;;&quot;:&quot;;&quot;&quot;&quot;&quot;;[.$C7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78]=&quot;&quot;;&quot;&quot;;COM.MICROSOFT.CONCAT(&quot;{&quot;; IF([.$A78]=&quot;&quot;;&quot;&quot;;COM.MICROSOFT.CONCAT(&quot;&quot;&quot;&quot;;[.$A$1];&quot;&quot;&quot;&quot;;&quot;:&quot;;&quot;&quot;&quot;&quot;;[.$A78]; &quot;&quot;&quot;&quot;;&quot;,&quot;)); IF([.$B78]=&quot;&quot;;&quot;&quot;;COM.MICROSOFT.CONCAT(&quot;&quot;&quot;&quot;;[.$B$1];&quot;&quot;&quot;&quot;;&quot;:&quot;;&quot;&quot;&quot;&quot;;[.$B78]; &quot;&quot;&quot;&quot;;&quot;,&quot;)); IF([.$C78]=&quot;&quot;;&quot;&quot;;COM.MICROSOFT.CONCAT(&quot;&quot;&quot;&quot;;[.$C$1];&quot;&quot;&quot;&quot;;&quot;:&quot;;&quot;&quot;&quot;&quot;;[.$C7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79]=&quot;&quot;;&quot;&quot;;COM.MICROSOFT.CONCAT(&quot;{&quot;; IF([.$A79]=&quot;&quot;;&quot;&quot;;COM.MICROSOFT.CONCAT(&quot;&quot;&quot;&quot;;[.$A$1];&quot;&quot;&quot;&quot;;&quot;:&quot;;&quot;&quot;&quot;&quot;;[.$A79]; &quot;&quot;&quot;&quot;;&quot;,&quot;)); IF([.$B79]=&quot;&quot;;&quot;&quot;;COM.MICROSOFT.CONCAT(&quot;&quot;&quot;&quot;;[.$B$1];&quot;&quot;&quot;&quot;;&quot;:&quot;;&quot;&quot;&quot;&quot;;[.$B79]; &quot;&quot;&quot;&quot;;&quot;,&quot;)); IF([.$C79]=&quot;&quot;;&quot;&quot;;COM.MICROSOFT.CONCAT(&quot;&quot;&quot;&quot;;[.$C$1];&quot;&quot;&quot;&quot;;&quot;:&quot;;&quot;&quot;&quot;&quot;;[.$C7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80]=&quot;&quot;;&quot;&quot;;COM.MICROSOFT.CONCAT(&quot;{&quot;; IF([.$A80]=&quot;&quot;;&quot;&quot;;COM.MICROSOFT.CONCAT(&quot;&quot;&quot;&quot;;[.$A$1];&quot;&quot;&quot;&quot;;&quot;:&quot;;&quot;&quot;&quot;&quot;;[.$A80]; &quot;&quot;&quot;&quot;;&quot;,&quot;)); IF([.$B80]=&quot;&quot;;&quot;&quot;;COM.MICROSOFT.CONCAT(&quot;&quot;&quot;&quot;;[.$B$1];&quot;&quot;&quot;&quot;;&quot;:&quot;;&quot;&quot;&quot;&quot;;[.$B80]; &quot;&quot;&quot;&quot;;&quot;,&quot;)); IF([.$C80]=&quot;&quot;;&quot;&quot;;COM.MICROSOFT.CONCAT(&quot;&quot;&quot;&quot;;[.$C$1];&quot;&quot;&quot;&quot;;&quot;:&quot;;&quot;&quot;&quot;&quot;;[.$C8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81]=&quot;&quot;;&quot;&quot;;COM.MICROSOFT.CONCAT(&quot;{&quot;; IF([.$A81]=&quot;&quot;;&quot;&quot;;COM.MICROSOFT.CONCAT(&quot;&quot;&quot;&quot;;[.$A$1];&quot;&quot;&quot;&quot;;&quot;:&quot;;&quot;&quot;&quot;&quot;;[.$A81]; &quot;&quot;&quot;&quot;;&quot;,&quot;)); IF([.$B81]=&quot;&quot;;&quot;&quot;;COM.MICROSOFT.CONCAT(&quot;&quot;&quot;&quot;;[.$B$1];&quot;&quot;&quot;&quot;;&quot;:&quot;;&quot;&quot;&quot;&quot;;[.$B81]; &quot;&quot;&quot;&quot;;&quot;,&quot;)); IF([.$C81]=&quot;&quot;;&quot;&quot;;COM.MICROSOFT.CONCAT(&quot;&quot;&quot;&quot;;[.$C$1];&quot;&quot;&quot;&quot;;&quot;:&quot;;&quot;&quot;&quot;&quot;;[.$C8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82]=&quot;&quot;;&quot;&quot;;COM.MICROSOFT.CONCAT(&quot;{&quot;; IF([.$A82]=&quot;&quot;;&quot;&quot;;COM.MICROSOFT.CONCAT(&quot;&quot;&quot;&quot;;[.$A$1];&quot;&quot;&quot;&quot;;&quot;:&quot;;&quot;&quot;&quot;&quot;;[.$A82]; &quot;&quot;&quot;&quot;;&quot;,&quot;)); IF([.$B82]=&quot;&quot;;&quot;&quot;;COM.MICROSOFT.CONCAT(&quot;&quot;&quot;&quot;;[.$B$1];&quot;&quot;&quot;&quot;;&quot;:&quot;;&quot;&quot;&quot;&quot;;[.$B82]; &quot;&quot;&quot;&quot;;&quot;,&quot;)); IF([.$C82]=&quot;&quot;;&quot;&quot;;COM.MICROSOFT.CONCAT(&quot;&quot;&quot;&quot;;[.$C$1];&quot;&quot;&quot;&quot;;&quot;:&quot;;&quot;&quot;&quot;&quot;;[.$C8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83]=&quot;&quot;;&quot;&quot;;COM.MICROSOFT.CONCAT(&quot;{&quot;; IF([.$A83]=&quot;&quot;;&quot;&quot;;COM.MICROSOFT.CONCAT(&quot;&quot;&quot;&quot;;[.$A$1];&quot;&quot;&quot;&quot;;&quot;:&quot;;&quot;&quot;&quot;&quot;;[.$A83]; &quot;&quot;&quot;&quot;;&quot;,&quot;)); IF([.$B83]=&quot;&quot;;&quot;&quot;;COM.MICROSOFT.CONCAT(&quot;&quot;&quot;&quot;;[.$B$1];&quot;&quot;&quot;&quot;;&quot;:&quot;;&quot;&quot;&quot;&quot;;[.$B83]; &quot;&quot;&quot;&quot;;&quot;,&quot;)); IF([.$C83]=&quot;&quot;;&quot;&quot;;COM.MICROSOFT.CONCAT(&quot;&quot;&quot;&quot;;[.$C$1];&quot;&quot;&quot;&quot;;&quot;:&quot;;&quot;&quot;&quot;&quot;;[.$C8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84]=&quot;&quot;;&quot;&quot;;COM.MICROSOFT.CONCAT(&quot;{&quot;; IF([.$A84]=&quot;&quot;;&quot;&quot;;COM.MICROSOFT.CONCAT(&quot;&quot;&quot;&quot;;[.$A$1];&quot;&quot;&quot;&quot;;&quot;:&quot;;&quot;&quot;&quot;&quot;;[.$A84]; &quot;&quot;&quot;&quot;;&quot;,&quot;)); IF([.$B84]=&quot;&quot;;&quot;&quot;;COM.MICROSOFT.CONCAT(&quot;&quot;&quot;&quot;;[.$B$1];&quot;&quot;&quot;&quot;;&quot;:&quot;;&quot;&quot;&quot;&quot;;[.$B84]; &quot;&quot;&quot;&quot;;&quot;,&quot;)); IF([.$C84]=&quot;&quot;;&quot;&quot;;COM.MICROSOFT.CONCAT(&quot;&quot;&quot;&quot;;[.$C$1];&quot;&quot;&quot;&quot;;&quot;:&quot;;&quot;&quot;&quot;&quot;;[.$C8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85]=&quot;&quot;;&quot;&quot;;COM.MICROSOFT.CONCAT(&quot;{&quot;; IF([.$A85]=&quot;&quot;;&quot;&quot;;COM.MICROSOFT.CONCAT(&quot;&quot;&quot;&quot;;[.$A$1];&quot;&quot;&quot;&quot;;&quot;:&quot;;&quot;&quot;&quot;&quot;;[.$A85]; &quot;&quot;&quot;&quot;;&quot;,&quot;)); IF([.$B85]=&quot;&quot;;&quot;&quot;;COM.MICROSOFT.CONCAT(&quot;&quot;&quot;&quot;;[.$B$1];&quot;&quot;&quot;&quot;;&quot;:&quot;;&quot;&quot;&quot;&quot;;[.$B85]; &quot;&quot;&quot;&quot;;&quot;,&quot;)); IF([.$C85]=&quot;&quot;;&quot;&quot;;COM.MICROSOFT.CONCAT(&quot;&quot;&quot;&quot;;[.$C$1];&quot;&quot;&quot;&quot;;&quot;:&quot;;&quot;&quot;&quot;&quot;;[.$C8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86]=&quot;&quot;;&quot;&quot;;COM.MICROSOFT.CONCAT(&quot;{&quot;; IF([.$A86]=&quot;&quot;;&quot;&quot;;COM.MICROSOFT.CONCAT(&quot;&quot;&quot;&quot;;[.$A$1];&quot;&quot;&quot;&quot;;&quot;:&quot;;&quot;&quot;&quot;&quot;;[.$A86]; &quot;&quot;&quot;&quot;;&quot;,&quot;)); IF([.$B86]=&quot;&quot;;&quot;&quot;;COM.MICROSOFT.CONCAT(&quot;&quot;&quot;&quot;;[.$B$1];&quot;&quot;&quot;&quot;;&quot;:&quot;;&quot;&quot;&quot;&quot;;[.$B86]; &quot;&quot;&quot;&quot;;&quot;,&quot;)); IF([.$C86]=&quot;&quot;;&quot;&quot;;COM.MICROSOFT.CONCAT(&quot;&quot;&quot;&quot;;[.$C$1];&quot;&quot;&quot;&quot;;&quot;:&quot;;&quot;&quot;&quot;&quot;;[.$C8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87]=&quot;&quot;;&quot;&quot;;COM.MICROSOFT.CONCAT(&quot;{&quot;; IF([.$A87]=&quot;&quot;;&quot;&quot;;COM.MICROSOFT.CONCAT(&quot;&quot;&quot;&quot;;[.$A$1];&quot;&quot;&quot;&quot;;&quot;:&quot;;&quot;&quot;&quot;&quot;;[.$A87]; &quot;&quot;&quot;&quot;;&quot;,&quot;)); IF([.$B87]=&quot;&quot;;&quot;&quot;;COM.MICROSOFT.CONCAT(&quot;&quot;&quot;&quot;;[.$B$1];&quot;&quot;&quot;&quot;;&quot;:&quot;;&quot;&quot;&quot;&quot;;[.$B87]; &quot;&quot;&quot;&quot;;&quot;,&quot;)); IF([.$C87]=&quot;&quot;;&quot;&quot;;COM.MICROSOFT.CONCAT(&quot;&quot;&quot;&quot;;[.$C$1];&quot;&quot;&quot;&quot;;&quot;:&quot;;&quot;&quot;&quot;&quot;;[.$C8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88]=&quot;&quot;;&quot;&quot;;COM.MICROSOFT.CONCAT(&quot;{&quot;; IF([.$A88]=&quot;&quot;;&quot;&quot;;COM.MICROSOFT.CONCAT(&quot;&quot;&quot;&quot;;[.$A$1];&quot;&quot;&quot;&quot;;&quot;:&quot;;&quot;&quot;&quot;&quot;;[.$A88]; &quot;&quot;&quot;&quot;;&quot;,&quot;)); IF([.$B88]=&quot;&quot;;&quot;&quot;;COM.MICROSOFT.CONCAT(&quot;&quot;&quot;&quot;;[.$B$1];&quot;&quot;&quot;&quot;;&quot;:&quot;;&quot;&quot;&quot;&quot;;[.$B88]; &quot;&quot;&quot;&quot;;&quot;,&quot;)); IF([.$C88]=&quot;&quot;;&quot;&quot;;COM.MICROSOFT.CONCAT(&quot;&quot;&quot;&quot;;[.$C$1];&quot;&quot;&quot;&quot;;&quot;:&quot;;&quot;&quot;&quot;&quot;;[.$C8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89]=&quot;&quot;;&quot;&quot;;COM.MICROSOFT.CONCAT(&quot;{&quot;; IF([.$A89]=&quot;&quot;;&quot;&quot;;COM.MICROSOFT.CONCAT(&quot;&quot;&quot;&quot;;[.$A$1];&quot;&quot;&quot;&quot;;&quot;:&quot;;&quot;&quot;&quot;&quot;;[.$A89]; &quot;&quot;&quot;&quot;;&quot;,&quot;)); IF([.$B89]=&quot;&quot;;&quot;&quot;;COM.MICROSOFT.CONCAT(&quot;&quot;&quot;&quot;;[.$B$1];&quot;&quot;&quot;&quot;;&quot;:&quot;;&quot;&quot;&quot;&quot;;[.$B89]; &quot;&quot;&quot;&quot;;&quot;,&quot;)); IF([.$C89]=&quot;&quot;;&quot;&quot;;COM.MICROSOFT.CONCAT(&quot;&quot;&quot;&quot;;[.$C$1];&quot;&quot;&quot;&quot;;&quot;:&quot;;&quot;&quot;&quot;&quot;;[.$C8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90]=&quot;&quot;;&quot;&quot;;COM.MICROSOFT.CONCAT(&quot;{&quot;; IF([.$A90]=&quot;&quot;;&quot;&quot;;COM.MICROSOFT.CONCAT(&quot;&quot;&quot;&quot;;[.$A$1];&quot;&quot;&quot;&quot;;&quot;:&quot;;&quot;&quot;&quot;&quot;;[.$A90]; &quot;&quot;&quot;&quot;;&quot;,&quot;)); IF([.$B90]=&quot;&quot;;&quot;&quot;;COM.MICROSOFT.CONCAT(&quot;&quot;&quot;&quot;;[.$B$1];&quot;&quot;&quot;&quot;;&quot;:&quot;;&quot;&quot;&quot;&quot;;[.$B90]; &quot;&quot;&quot;&quot;;&quot;,&quot;)); IF([.$C90]=&quot;&quot;;&quot;&quot;;COM.MICROSOFT.CONCAT(&quot;&quot;&quot;&quot;;[.$C$1];&quot;&quot;&quot;&quot;;&quot;:&quot;;&quot;&quot;&quot;&quot;;[.$C9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91]=&quot;&quot;;&quot;&quot;;COM.MICROSOFT.CONCAT(&quot;{&quot;; IF([.$A91]=&quot;&quot;;&quot;&quot;;COM.MICROSOFT.CONCAT(&quot;&quot;&quot;&quot;;[.$A$1];&quot;&quot;&quot;&quot;;&quot;:&quot;;&quot;&quot;&quot;&quot;;[.$A91]; &quot;&quot;&quot;&quot;;&quot;,&quot;)); IF([.$B91]=&quot;&quot;;&quot;&quot;;COM.MICROSOFT.CONCAT(&quot;&quot;&quot;&quot;;[.$B$1];&quot;&quot;&quot;&quot;;&quot;:&quot;;&quot;&quot;&quot;&quot;;[.$B91]; &quot;&quot;&quot;&quot;;&quot;,&quot;)); IF([.$C91]=&quot;&quot;;&quot;&quot;;COM.MICROSOFT.CONCAT(&quot;&quot;&quot;&quot;;[.$C$1];&quot;&quot;&quot;&quot;;&quot;:&quot;;&quot;&quot;&quot;&quot;;[.$C9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92]=&quot;&quot;;&quot;&quot;;COM.MICROSOFT.CONCAT(&quot;{&quot;; IF([.$A92]=&quot;&quot;;&quot;&quot;;COM.MICROSOFT.CONCAT(&quot;&quot;&quot;&quot;;[.$A$1];&quot;&quot;&quot;&quot;;&quot;:&quot;;&quot;&quot;&quot;&quot;;[.$A92]; &quot;&quot;&quot;&quot;;&quot;,&quot;)); IF([.$B92]=&quot;&quot;;&quot;&quot;;COM.MICROSOFT.CONCAT(&quot;&quot;&quot;&quot;;[.$B$1];&quot;&quot;&quot;&quot;;&quot;:&quot;;&quot;&quot;&quot;&quot;;[.$B92]; &quot;&quot;&quot;&quot;;&quot;,&quot;)); IF([.$C92]=&quot;&quot;;&quot;&quot;;COM.MICROSOFT.CONCAT(&quot;&quot;&quot;&quot;;[.$C$1];&quot;&quot;&quot;&quot;;&quot;:&quot;;&quot;&quot;&quot;&quot;;[.$C9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93]=&quot;&quot;;&quot;&quot;;COM.MICROSOFT.CONCAT(&quot;{&quot;; IF([.$A93]=&quot;&quot;;&quot;&quot;;COM.MICROSOFT.CONCAT(&quot;&quot;&quot;&quot;;[.$A$1];&quot;&quot;&quot;&quot;;&quot;:&quot;;&quot;&quot;&quot;&quot;;[.$A93]; &quot;&quot;&quot;&quot;;&quot;,&quot;)); IF([.$B93]=&quot;&quot;;&quot;&quot;;COM.MICROSOFT.CONCAT(&quot;&quot;&quot;&quot;;[.$B$1];&quot;&quot;&quot;&quot;;&quot;:&quot;;&quot;&quot;&quot;&quot;;[.$B93]; &quot;&quot;&quot;&quot;;&quot;,&quot;)); IF([.$C93]=&quot;&quot;;&quot;&quot;;COM.MICROSOFT.CONCAT(&quot;&quot;&quot;&quot;;[.$C$1];&quot;&quot;&quot;&quot;;&quot;:&quot;;&quot;&quot;&quot;&quot;;[.$C9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94]=&quot;&quot;;&quot;&quot;;COM.MICROSOFT.CONCAT(&quot;{&quot;; IF([.$A94]=&quot;&quot;;&quot;&quot;;COM.MICROSOFT.CONCAT(&quot;&quot;&quot;&quot;;[.$A$1];&quot;&quot;&quot;&quot;;&quot;:&quot;;&quot;&quot;&quot;&quot;;[.$A94]; &quot;&quot;&quot;&quot;;&quot;,&quot;)); IF([.$B94]=&quot;&quot;;&quot;&quot;;COM.MICROSOFT.CONCAT(&quot;&quot;&quot;&quot;;[.$B$1];&quot;&quot;&quot;&quot;;&quot;:&quot;;&quot;&quot;&quot;&quot;;[.$B94]; &quot;&quot;&quot;&quot;;&quot;,&quot;)); IF([.$C94]=&quot;&quot;;&quot;&quot;;COM.MICROSOFT.CONCAT(&quot;&quot;&quot;&quot;;[.$C$1];&quot;&quot;&quot;&quot;;&quot;:&quot;;&quot;&quot;&quot;&quot;;[.$C9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95]=&quot;&quot;;&quot;&quot;;COM.MICROSOFT.CONCAT(&quot;{&quot;; IF([.$A95]=&quot;&quot;;&quot;&quot;;COM.MICROSOFT.CONCAT(&quot;&quot;&quot;&quot;;[.$A$1];&quot;&quot;&quot;&quot;;&quot;:&quot;;&quot;&quot;&quot;&quot;;[.$A95]; &quot;&quot;&quot;&quot;;&quot;,&quot;)); IF([.$B95]=&quot;&quot;;&quot;&quot;;COM.MICROSOFT.CONCAT(&quot;&quot;&quot;&quot;;[.$B$1];&quot;&quot;&quot;&quot;;&quot;:&quot;;&quot;&quot;&quot;&quot;;[.$B95]; &quot;&quot;&quot;&quot;;&quot;,&quot;)); IF([.$C95]=&quot;&quot;;&quot;&quot;;COM.MICROSOFT.CONCAT(&quot;&quot;&quot;&quot;;[.$C$1];&quot;&quot;&quot;&quot;;&quot;:&quot;;&quot;&quot;&quot;&quot;;[.$C9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96]=&quot;&quot;;&quot;&quot;;COM.MICROSOFT.CONCAT(&quot;{&quot;; IF([.$A96]=&quot;&quot;;&quot;&quot;;COM.MICROSOFT.CONCAT(&quot;&quot;&quot;&quot;;[.$A$1];&quot;&quot;&quot;&quot;;&quot;:&quot;;&quot;&quot;&quot;&quot;;[.$A96]; &quot;&quot;&quot;&quot;;&quot;,&quot;)); IF([.$B96]=&quot;&quot;;&quot;&quot;;COM.MICROSOFT.CONCAT(&quot;&quot;&quot;&quot;;[.$B$1];&quot;&quot;&quot;&quot;;&quot;:&quot;;&quot;&quot;&quot;&quot;;[.$B96]; &quot;&quot;&quot;&quot;;&quot;,&quot;)); IF([.$C96]=&quot;&quot;;&quot;&quot;;COM.MICROSOFT.CONCAT(&quot;&quot;&quot;&quot;;[.$C$1];&quot;&quot;&quot;&quot;;&quot;:&quot;;&quot;&quot;&quot;&quot;;[.$C9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97]=&quot;&quot;;&quot;&quot;;COM.MICROSOFT.CONCAT(&quot;{&quot;; IF([.$A97]=&quot;&quot;;&quot;&quot;;COM.MICROSOFT.CONCAT(&quot;&quot;&quot;&quot;;[.$A$1];&quot;&quot;&quot;&quot;;&quot;:&quot;;&quot;&quot;&quot;&quot;;[.$A97]; &quot;&quot;&quot;&quot;;&quot;,&quot;)); IF([.$B97]=&quot;&quot;;&quot;&quot;;COM.MICROSOFT.CONCAT(&quot;&quot;&quot;&quot;;[.$B$1];&quot;&quot;&quot;&quot;;&quot;:&quot;;&quot;&quot;&quot;&quot;;[.$B97]; &quot;&quot;&quot;&quot;;&quot;,&quot;)); IF([.$C97]=&quot;&quot;;&quot;&quot;;COM.MICROSOFT.CONCAT(&quot;&quot;&quot;&quot;;[.$C$1];&quot;&quot;&quot;&quot;;&quot;:&quot;;&quot;&quot;&quot;&quot;;[.$C9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98]=&quot;&quot;;&quot;&quot;;COM.MICROSOFT.CONCAT(&quot;{&quot;; IF([.$A98]=&quot;&quot;;&quot;&quot;;COM.MICROSOFT.CONCAT(&quot;&quot;&quot;&quot;;[.$A$1];&quot;&quot;&quot;&quot;;&quot;:&quot;;&quot;&quot;&quot;&quot;;[.$A98]; &quot;&quot;&quot;&quot;;&quot;,&quot;)); IF([.$B98]=&quot;&quot;;&quot;&quot;;COM.MICROSOFT.CONCAT(&quot;&quot;&quot;&quot;;[.$B$1];&quot;&quot;&quot;&quot;;&quot;:&quot;;&quot;&quot;&quot;&quot;;[.$B98]; &quot;&quot;&quot;&quot;;&quot;,&quot;)); IF([.$C98]=&quot;&quot;;&quot;&quot;;COM.MICROSOFT.CONCAT(&quot;&quot;&quot;&quot;;[.$C$1];&quot;&quot;&quot;&quot;;&quot;:&quot;;&quot;&quot;&quot;&quot;;[.$C9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99]=&quot;&quot;;&quot;&quot;;COM.MICROSOFT.CONCAT(&quot;{&quot;; IF([.$A99]=&quot;&quot;;&quot;&quot;;COM.MICROSOFT.CONCAT(&quot;&quot;&quot;&quot;;[.$A$1];&quot;&quot;&quot;&quot;;&quot;:&quot;;&quot;&quot;&quot;&quot;;[.$A99]; &quot;&quot;&quot;&quot;;&quot;,&quot;)); IF([.$B99]=&quot;&quot;;&quot;&quot;;COM.MICROSOFT.CONCAT(&quot;&quot;&quot;&quot;;[.$B$1];&quot;&quot;&quot;&quot;;&quot;:&quot;;&quot;&quot;&quot;&quot;;[.$B99]; &quot;&quot;&quot;&quot;;&quot;,&quot;)); IF([.$C99]=&quot;&quot;;&quot;&quot;;COM.MICROSOFT.CONCAT(&quot;&quot;&quot;&quot;;[.$C$1];&quot;&quot;&quot;&quot;;&quot;:&quot;;&quot;&quot;&quot;&quot;;[.$C9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00]=&quot;&quot;;&quot;&quot;;COM.MICROSOFT.CONCAT(&quot;{&quot;; IF([.$A100]=&quot;&quot;;&quot;&quot;;COM.MICROSOFT.CONCAT(&quot;&quot;&quot;&quot;;[.$A$1];&quot;&quot;&quot;&quot;;&quot;:&quot;;&quot;&quot;&quot;&quot;;[.$A100]; &quot;&quot;&quot;&quot;;&quot;,&quot;)); IF([.$B100]=&quot;&quot;;&quot;&quot;;COM.MICROSOFT.CONCAT(&quot;&quot;&quot;&quot;;[.$B$1];&quot;&quot;&quot;&quot;;&quot;:&quot;;&quot;&quot;&quot;&quot;;[.$B100]; &quot;&quot;&quot;&quot;;&quot;,&quot;)); IF([.$C100]=&quot;&quot;;&quot;&quot;;COM.MICROSOFT.CONCAT(&quot;&quot;&quot;&quot;;[.$C$1];&quot;&quot;&quot;&quot;;&quot;:&quot;;&quot;&quot;&quot;&quot;;[.$C10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01]=&quot;&quot;;&quot;&quot;;COM.MICROSOFT.CONCAT(&quot;{&quot;; IF([.$A101]=&quot;&quot;;&quot;&quot;;COM.MICROSOFT.CONCAT(&quot;&quot;&quot;&quot;;[.$A$1];&quot;&quot;&quot;&quot;;&quot;:&quot;;&quot;&quot;&quot;&quot;;[.$A101]; &quot;&quot;&quot;&quot;;&quot;,&quot;)); IF([.$B101]=&quot;&quot;;&quot;&quot;;COM.MICROSOFT.CONCAT(&quot;&quot;&quot;&quot;;[.$B$1];&quot;&quot;&quot;&quot;;&quot;:&quot;;&quot;&quot;&quot;&quot;;[.$B101]; &quot;&quot;&quot;&quot;;&quot;,&quot;)); IF([.$C101]=&quot;&quot;;&quot;&quot;;COM.MICROSOFT.CONCAT(&quot;&quot;&quot;&quot;;[.$C$1];&quot;&quot;&quot;&quot;;&quot;:&quot;;&quot;&quot;&quot;&quot;;[.$C10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02]=&quot;&quot;;&quot;&quot;;COM.MICROSOFT.CONCAT(&quot;{&quot;; IF([.$A102]=&quot;&quot;;&quot;&quot;;COM.MICROSOFT.CONCAT(&quot;&quot;&quot;&quot;;[.$A$1];&quot;&quot;&quot;&quot;;&quot;:&quot;;&quot;&quot;&quot;&quot;;[.$A102]; &quot;&quot;&quot;&quot;;&quot;,&quot;)); IF([.$B102]=&quot;&quot;;&quot;&quot;;COM.MICROSOFT.CONCAT(&quot;&quot;&quot;&quot;;[.$B$1];&quot;&quot;&quot;&quot;;&quot;:&quot;;&quot;&quot;&quot;&quot;;[.$B102]; &quot;&quot;&quot;&quot;;&quot;,&quot;)); IF([.$C102]=&quot;&quot;;&quot;&quot;;COM.MICROSOFT.CONCAT(&quot;&quot;&quot;&quot;;[.$C$1];&quot;&quot;&quot;&quot;;&quot;:&quot;;&quot;&quot;&quot;&quot;;[.$C10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03]=&quot;&quot;;&quot;&quot;;COM.MICROSOFT.CONCAT(&quot;{&quot;; IF([.$A103]=&quot;&quot;;&quot;&quot;;COM.MICROSOFT.CONCAT(&quot;&quot;&quot;&quot;;[.$A$1];&quot;&quot;&quot;&quot;;&quot;:&quot;;&quot;&quot;&quot;&quot;;[.$A103]; &quot;&quot;&quot;&quot;;&quot;,&quot;)); IF([.$B103]=&quot;&quot;;&quot;&quot;;COM.MICROSOFT.CONCAT(&quot;&quot;&quot;&quot;;[.$B$1];&quot;&quot;&quot;&quot;;&quot;:&quot;;&quot;&quot;&quot;&quot;;[.$B103]; &quot;&quot;&quot;&quot;;&quot;,&quot;)); IF([.$C103]=&quot;&quot;;&quot;&quot;;COM.MICROSOFT.CONCAT(&quot;&quot;&quot;&quot;;[.$C$1];&quot;&quot;&quot;&quot;;&quot;:&quot;;&quot;&quot;&quot;&quot;;[.$C10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04]=&quot;&quot;;&quot;&quot;;COM.MICROSOFT.CONCAT(&quot;{&quot;; IF([.$A104]=&quot;&quot;;&quot;&quot;;COM.MICROSOFT.CONCAT(&quot;&quot;&quot;&quot;;[.$A$1];&quot;&quot;&quot;&quot;;&quot;:&quot;;&quot;&quot;&quot;&quot;;[.$A104]; &quot;&quot;&quot;&quot;;&quot;,&quot;)); IF([.$B104]=&quot;&quot;;&quot;&quot;;COM.MICROSOFT.CONCAT(&quot;&quot;&quot;&quot;;[.$B$1];&quot;&quot;&quot;&quot;;&quot;:&quot;;&quot;&quot;&quot;&quot;;[.$B104]; &quot;&quot;&quot;&quot;;&quot;,&quot;)); IF([.$C104]=&quot;&quot;;&quot;&quot;;COM.MICROSOFT.CONCAT(&quot;&quot;&quot;&quot;;[.$C$1];&quot;&quot;&quot;&quot;;&quot;:&quot;;&quot;&quot;&quot;&quot;;[.$C10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05]=&quot;&quot;;&quot;&quot;;COM.MICROSOFT.CONCAT(&quot;{&quot;; IF([.$A105]=&quot;&quot;;&quot;&quot;;COM.MICROSOFT.CONCAT(&quot;&quot;&quot;&quot;;[.$A$1];&quot;&quot;&quot;&quot;;&quot;:&quot;;&quot;&quot;&quot;&quot;;[.$A105]; &quot;&quot;&quot;&quot;;&quot;,&quot;)); IF([.$B105]=&quot;&quot;;&quot;&quot;;COM.MICROSOFT.CONCAT(&quot;&quot;&quot;&quot;;[.$B$1];&quot;&quot;&quot;&quot;;&quot;:&quot;;&quot;&quot;&quot;&quot;;[.$B105]; &quot;&quot;&quot;&quot;;&quot;,&quot;)); IF([.$C105]=&quot;&quot;;&quot;&quot;;COM.MICROSOFT.CONCAT(&quot;&quot;&quot;&quot;;[.$C$1];&quot;&quot;&quot;&quot;;&quot;:&quot;;&quot;&quot;&quot;&quot;;[.$C10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06]=&quot;&quot;;&quot;&quot;;COM.MICROSOFT.CONCAT(&quot;{&quot;; IF([.$A106]=&quot;&quot;;&quot;&quot;;COM.MICROSOFT.CONCAT(&quot;&quot;&quot;&quot;;[.$A$1];&quot;&quot;&quot;&quot;;&quot;:&quot;;&quot;&quot;&quot;&quot;;[.$A106]; &quot;&quot;&quot;&quot;;&quot;,&quot;)); IF([.$B106]=&quot;&quot;;&quot;&quot;;COM.MICROSOFT.CONCAT(&quot;&quot;&quot;&quot;;[.$B$1];&quot;&quot;&quot;&quot;;&quot;:&quot;;&quot;&quot;&quot;&quot;;[.$B106]; &quot;&quot;&quot;&quot;;&quot;,&quot;)); IF([.$C106]=&quot;&quot;;&quot;&quot;;COM.MICROSOFT.CONCAT(&quot;&quot;&quot;&quot;;[.$C$1];&quot;&quot;&quot;&quot;;&quot;:&quot;;&quot;&quot;&quot;&quot;;[.$C10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07]=&quot;&quot;;&quot;&quot;;COM.MICROSOFT.CONCAT(&quot;{&quot;; IF([.$A107]=&quot;&quot;;&quot;&quot;;COM.MICROSOFT.CONCAT(&quot;&quot;&quot;&quot;;[.$A$1];&quot;&quot;&quot;&quot;;&quot;:&quot;;&quot;&quot;&quot;&quot;;[.$A107]; &quot;&quot;&quot;&quot;;&quot;,&quot;)); IF([.$B107]=&quot;&quot;;&quot;&quot;;COM.MICROSOFT.CONCAT(&quot;&quot;&quot;&quot;;[.$B$1];&quot;&quot;&quot;&quot;;&quot;:&quot;;&quot;&quot;&quot;&quot;;[.$B107]; &quot;&quot;&quot;&quot;;&quot;,&quot;)); IF([.$C107]=&quot;&quot;;&quot;&quot;;COM.MICROSOFT.CONCAT(&quot;&quot;&quot;&quot;;[.$C$1];&quot;&quot;&quot;&quot;;&quot;:&quot;;&quot;&quot;&quot;&quot;;[.$C10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08]=&quot;&quot;;&quot;&quot;;COM.MICROSOFT.CONCAT(&quot;{&quot;; IF([.$A108]=&quot;&quot;;&quot;&quot;;COM.MICROSOFT.CONCAT(&quot;&quot;&quot;&quot;;[.$A$1];&quot;&quot;&quot;&quot;;&quot;:&quot;;&quot;&quot;&quot;&quot;;[.$A108]; &quot;&quot;&quot;&quot;;&quot;,&quot;)); IF([.$B108]=&quot;&quot;;&quot;&quot;;COM.MICROSOFT.CONCAT(&quot;&quot;&quot;&quot;;[.$B$1];&quot;&quot;&quot;&quot;;&quot;:&quot;;&quot;&quot;&quot;&quot;;[.$B108]; &quot;&quot;&quot;&quot;;&quot;,&quot;)); IF([.$C108]=&quot;&quot;;&quot;&quot;;COM.MICROSOFT.CONCAT(&quot;&quot;&quot;&quot;;[.$C$1];&quot;&quot;&quot;&quot;;&quot;:&quot;;&quot;&quot;&quot;&quot;;[.$C10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09]=&quot;&quot;;&quot;&quot;;COM.MICROSOFT.CONCAT(&quot;{&quot;; IF([.$A109]=&quot;&quot;;&quot;&quot;;COM.MICROSOFT.CONCAT(&quot;&quot;&quot;&quot;;[.$A$1];&quot;&quot;&quot;&quot;;&quot;:&quot;;&quot;&quot;&quot;&quot;;[.$A109]; &quot;&quot;&quot;&quot;;&quot;,&quot;)); IF([.$B109]=&quot;&quot;;&quot;&quot;;COM.MICROSOFT.CONCAT(&quot;&quot;&quot;&quot;;[.$B$1];&quot;&quot;&quot;&quot;;&quot;:&quot;;&quot;&quot;&quot;&quot;;[.$B109]; &quot;&quot;&quot;&quot;;&quot;,&quot;)); IF([.$C109]=&quot;&quot;;&quot;&quot;;COM.MICROSOFT.CONCAT(&quot;&quot;&quot;&quot;;[.$C$1];&quot;&quot;&quot;&quot;;&quot;:&quot;;&quot;&quot;&quot;&quot;;[.$C10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10]=&quot;&quot;;&quot;&quot;;COM.MICROSOFT.CONCAT(&quot;{&quot;; IF([.$A110]=&quot;&quot;;&quot;&quot;;COM.MICROSOFT.CONCAT(&quot;&quot;&quot;&quot;;[.$A$1];&quot;&quot;&quot;&quot;;&quot;:&quot;;&quot;&quot;&quot;&quot;;[.$A110]; &quot;&quot;&quot;&quot;;&quot;,&quot;)); IF([.$B110]=&quot;&quot;;&quot;&quot;;COM.MICROSOFT.CONCAT(&quot;&quot;&quot;&quot;;[.$B$1];&quot;&quot;&quot;&quot;;&quot;:&quot;;&quot;&quot;&quot;&quot;;[.$B110]; &quot;&quot;&quot;&quot;;&quot;,&quot;)); IF([.$C110]=&quot;&quot;;&quot;&quot;;COM.MICROSOFT.CONCAT(&quot;&quot;&quot;&quot;;[.$C$1];&quot;&quot;&quot;&quot;;&quot;:&quot;;&quot;&quot;&quot;&quot;;[.$C11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11]=&quot;&quot;;&quot;&quot;;COM.MICROSOFT.CONCAT(&quot;{&quot;; IF([.$A111]=&quot;&quot;;&quot;&quot;;COM.MICROSOFT.CONCAT(&quot;&quot;&quot;&quot;;[.$A$1];&quot;&quot;&quot;&quot;;&quot;:&quot;;&quot;&quot;&quot;&quot;;[.$A111]; &quot;&quot;&quot;&quot;;&quot;,&quot;)); IF([.$B111]=&quot;&quot;;&quot;&quot;;COM.MICROSOFT.CONCAT(&quot;&quot;&quot;&quot;;[.$B$1];&quot;&quot;&quot;&quot;;&quot;:&quot;;&quot;&quot;&quot;&quot;;[.$B111]; &quot;&quot;&quot;&quot;;&quot;,&quot;)); IF([.$C111]=&quot;&quot;;&quot;&quot;;COM.MICROSOFT.CONCAT(&quot;&quot;&quot;&quot;;[.$C$1];&quot;&quot;&quot;&quot;;&quot;:&quot;;&quot;&quot;&quot;&quot;;[.$C11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12]=&quot;&quot;;&quot;&quot;;COM.MICROSOFT.CONCAT(&quot;{&quot;; IF([.$A112]=&quot;&quot;;&quot;&quot;;COM.MICROSOFT.CONCAT(&quot;&quot;&quot;&quot;;[.$A$1];&quot;&quot;&quot;&quot;;&quot;:&quot;;&quot;&quot;&quot;&quot;;[.$A112]; &quot;&quot;&quot;&quot;;&quot;,&quot;)); IF([.$B112]=&quot;&quot;;&quot;&quot;;COM.MICROSOFT.CONCAT(&quot;&quot;&quot;&quot;;[.$B$1];&quot;&quot;&quot;&quot;;&quot;:&quot;;&quot;&quot;&quot;&quot;;[.$B112]; &quot;&quot;&quot;&quot;;&quot;,&quot;)); IF([.$C112]=&quot;&quot;;&quot;&quot;;COM.MICROSOFT.CONCAT(&quot;&quot;&quot;&quot;;[.$C$1];&quot;&quot;&quot;&quot;;&quot;:&quot;;&quot;&quot;&quot;&quot;;[.$C11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13]=&quot;&quot;;&quot;&quot;;COM.MICROSOFT.CONCAT(&quot;{&quot;; IF([.$A113]=&quot;&quot;;&quot;&quot;;COM.MICROSOFT.CONCAT(&quot;&quot;&quot;&quot;;[.$A$1];&quot;&quot;&quot;&quot;;&quot;:&quot;;&quot;&quot;&quot;&quot;;[.$A113]; &quot;&quot;&quot;&quot;;&quot;,&quot;)); IF([.$B113]=&quot;&quot;;&quot;&quot;;COM.MICROSOFT.CONCAT(&quot;&quot;&quot;&quot;;[.$B$1];&quot;&quot;&quot;&quot;;&quot;:&quot;;&quot;&quot;&quot;&quot;;[.$B113]; &quot;&quot;&quot;&quot;;&quot;,&quot;)); IF([.$C113]=&quot;&quot;;&quot;&quot;;COM.MICROSOFT.CONCAT(&quot;&quot;&quot;&quot;;[.$C$1];&quot;&quot;&quot;&quot;;&quot;:&quot;;&quot;&quot;&quot;&quot;;[.$C11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14]=&quot;&quot;;&quot;&quot;;COM.MICROSOFT.CONCAT(&quot;{&quot;; IF([.$A114]=&quot;&quot;;&quot;&quot;;COM.MICROSOFT.CONCAT(&quot;&quot;&quot;&quot;;[.$A$1];&quot;&quot;&quot;&quot;;&quot;:&quot;;&quot;&quot;&quot;&quot;;[.$A114]; &quot;&quot;&quot;&quot;;&quot;,&quot;)); IF([.$B114]=&quot;&quot;;&quot;&quot;;COM.MICROSOFT.CONCAT(&quot;&quot;&quot;&quot;;[.$B$1];&quot;&quot;&quot;&quot;;&quot;:&quot;;&quot;&quot;&quot;&quot;;[.$B114]; &quot;&quot;&quot;&quot;;&quot;,&quot;)); IF([.$C114]=&quot;&quot;;&quot;&quot;;COM.MICROSOFT.CONCAT(&quot;&quot;&quot;&quot;;[.$C$1];&quot;&quot;&quot;&quot;;&quot;:&quot;;&quot;&quot;&quot;&quot;;[.$C11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15]=&quot;&quot;;&quot;&quot;;COM.MICROSOFT.CONCAT(&quot;{&quot;; IF([.$A115]=&quot;&quot;;&quot;&quot;;COM.MICROSOFT.CONCAT(&quot;&quot;&quot;&quot;;[.$A$1];&quot;&quot;&quot;&quot;;&quot;:&quot;;&quot;&quot;&quot;&quot;;[.$A115]; &quot;&quot;&quot;&quot;;&quot;,&quot;)); IF([.$B115]=&quot;&quot;;&quot;&quot;;COM.MICROSOFT.CONCAT(&quot;&quot;&quot;&quot;;[.$B$1];&quot;&quot;&quot;&quot;;&quot;:&quot;;&quot;&quot;&quot;&quot;;[.$B115]; &quot;&quot;&quot;&quot;;&quot;,&quot;)); IF([.$C115]=&quot;&quot;;&quot;&quot;;COM.MICROSOFT.CONCAT(&quot;&quot;&quot;&quot;;[.$C$1];&quot;&quot;&quot;&quot;;&quot;:&quot;;&quot;&quot;&quot;&quot;;[.$C11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16]=&quot;&quot;;&quot;&quot;;COM.MICROSOFT.CONCAT(&quot;{&quot;; IF([.$A116]=&quot;&quot;;&quot;&quot;;COM.MICROSOFT.CONCAT(&quot;&quot;&quot;&quot;;[.$A$1];&quot;&quot;&quot;&quot;;&quot;:&quot;;&quot;&quot;&quot;&quot;;[.$A116]; &quot;&quot;&quot;&quot;;&quot;,&quot;)); IF([.$B116]=&quot;&quot;;&quot;&quot;;COM.MICROSOFT.CONCAT(&quot;&quot;&quot;&quot;;[.$B$1];&quot;&quot;&quot;&quot;;&quot;:&quot;;&quot;&quot;&quot;&quot;;[.$B116]; &quot;&quot;&quot;&quot;;&quot;,&quot;)); IF([.$C116]=&quot;&quot;;&quot;&quot;;COM.MICROSOFT.CONCAT(&quot;&quot;&quot;&quot;;[.$C$1];&quot;&quot;&quot;&quot;;&quot;:&quot;;&quot;&quot;&quot;&quot;;[.$C11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17]=&quot;&quot;;&quot;&quot;;COM.MICROSOFT.CONCAT(&quot;{&quot;; IF([.$A117]=&quot;&quot;;&quot;&quot;;COM.MICROSOFT.CONCAT(&quot;&quot;&quot;&quot;;[.$A$1];&quot;&quot;&quot;&quot;;&quot;:&quot;;&quot;&quot;&quot;&quot;;[.$A117]; &quot;&quot;&quot;&quot;;&quot;,&quot;)); IF([.$B117]=&quot;&quot;;&quot;&quot;;COM.MICROSOFT.CONCAT(&quot;&quot;&quot;&quot;;[.$B$1];&quot;&quot;&quot;&quot;;&quot;:&quot;;&quot;&quot;&quot;&quot;;[.$B117]; &quot;&quot;&quot;&quot;;&quot;,&quot;)); IF([.$C117]=&quot;&quot;;&quot;&quot;;COM.MICROSOFT.CONCAT(&quot;&quot;&quot;&quot;;[.$C$1];&quot;&quot;&quot;&quot;;&quot;:&quot;;&quot;&quot;&quot;&quot;;[.$C11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18]=&quot;&quot;;&quot;&quot;;COM.MICROSOFT.CONCAT(&quot;{&quot;; IF([.$A118]=&quot;&quot;;&quot;&quot;;COM.MICROSOFT.CONCAT(&quot;&quot;&quot;&quot;;[.$A$1];&quot;&quot;&quot;&quot;;&quot;:&quot;;&quot;&quot;&quot;&quot;;[.$A118]; &quot;&quot;&quot;&quot;;&quot;,&quot;)); IF([.$B118]=&quot;&quot;;&quot;&quot;;COM.MICROSOFT.CONCAT(&quot;&quot;&quot;&quot;;[.$B$1];&quot;&quot;&quot;&quot;;&quot;:&quot;;&quot;&quot;&quot;&quot;;[.$B118]; &quot;&quot;&quot;&quot;;&quot;,&quot;)); IF([.$C118]=&quot;&quot;;&quot;&quot;;COM.MICROSOFT.CONCAT(&quot;&quot;&quot;&quot;;[.$C$1];&quot;&quot;&quot;&quot;;&quot;:&quot;;&quot;&quot;&quot;&quot;;[.$C11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19]=&quot;&quot;;&quot;&quot;;COM.MICROSOFT.CONCAT(&quot;{&quot;; IF([.$A119]=&quot;&quot;;&quot;&quot;;COM.MICROSOFT.CONCAT(&quot;&quot;&quot;&quot;;[.$A$1];&quot;&quot;&quot;&quot;;&quot;:&quot;;&quot;&quot;&quot;&quot;;[.$A119]; &quot;&quot;&quot;&quot;;&quot;,&quot;)); IF([.$B119]=&quot;&quot;;&quot;&quot;;COM.MICROSOFT.CONCAT(&quot;&quot;&quot;&quot;;[.$B$1];&quot;&quot;&quot;&quot;;&quot;:&quot;;&quot;&quot;&quot;&quot;;[.$B119]; &quot;&quot;&quot;&quot;;&quot;,&quot;)); IF([.$C119]=&quot;&quot;;&quot;&quot;;COM.MICROSOFT.CONCAT(&quot;&quot;&quot;&quot;;[.$C$1];&quot;&quot;&quot;&quot;;&quot;:&quot;;&quot;&quot;&quot;&quot;;[.$C11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20]=&quot;&quot;;&quot;&quot;;COM.MICROSOFT.CONCAT(&quot;{&quot;; IF([.$A120]=&quot;&quot;;&quot;&quot;;COM.MICROSOFT.CONCAT(&quot;&quot;&quot;&quot;;[.$A$1];&quot;&quot;&quot;&quot;;&quot;:&quot;;&quot;&quot;&quot;&quot;;[.$A120]; &quot;&quot;&quot;&quot;;&quot;,&quot;)); IF([.$B120]=&quot;&quot;;&quot;&quot;;COM.MICROSOFT.CONCAT(&quot;&quot;&quot;&quot;;[.$B$1];&quot;&quot;&quot;&quot;;&quot;:&quot;;&quot;&quot;&quot;&quot;;[.$B120]; &quot;&quot;&quot;&quot;;&quot;,&quot;)); IF([.$C120]=&quot;&quot;;&quot;&quot;;COM.MICROSOFT.CONCAT(&quot;&quot;&quot;&quot;;[.$C$1];&quot;&quot;&quot;&quot;;&quot;:&quot;;&quot;&quot;&quot;&quot;;[.$C12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21]=&quot;&quot;;&quot;&quot;;COM.MICROSOFT.CONCAT(&quot;{&quot;; IF([.$A121]=&quot;&quot;;&quot;&quot;;COM.MICROSOFT.CONCAT(&quot;&quot;&quot;&quot;;[.$A$1];&quot;&quot;&quot;&quot;;&quot;:&quot;;&quot;&quot;&quot;&quot;;[.$A121]; &quot;&quot;&quot;&quot;;&quot;,&quot;)); IF([.$B121]=&quot;&quot;;&quot;&quot;;COM.MICROSOFT.CONCAT(&quot;&quot;&quot;&quot;;[.$B$1];&quot;&quot;&quot;&quot;;&quot;:&quot;;&quot;&quot;&quot;&quot;;[.$B121]; &quot;&quot;&quot;&quot;;&quot;,&quot;)); IF([.$C121]=&quot;&quot;;&quot;&quot;;COM.MICROSOFT.CONCAT(&quot;&quot;&quot;&quot;;[.$C$1];&quot;&quot;&quot;&quot;;&quot;:&quot;;&quot;&quot;&quot;&quot;;[.$C12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22]=&quot;&quot;;&quot;&quot;;COM.MICROSOFT.CONCAT(&quot;{&quot;; IF([.$A122]=&quot;&quot;;&quot;&quot;;COM.MICROSOFT.CONCAT(&quot;&quot;&quot;&quot;;[.$A$1];&quot;&quot;&quot;&quot;;&quot;:&quot;;&quot;&quot;&quot;&quot;;[.$A122]; &quot;&quot;&quot;&quot;;&quot;,&quot;)); IF([.$B122]=&quot;&quot;;&quot;&quot;;COM.MICROSOFT.CONCAT(&quot;&quot;&quot;&quot;;[.$B$1];&quot;&quot;&quot;&quot;;&quot;:&quot;;&quot;&quot;&quot;&quot;;[.$B122]; &quot;&quot;&quot;&quot;;&quot;,&quot;)); IF([.$C122]=&quot;&quot;;&quot;&quot;;COM.MICROSOFT.CONCAT(&quot;&quot;&quot;&quot;;[.$C$1];&quot;&quot;&quot;&quot;;&quot;:&quot;;&quot;&quot;&quot;&quot;;[.$C12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23]=&quot;&quot;;&quot;&quot;;COM.MICROSOFT.CONCAT(&quot;{&quot;; IF([.$A123]=&quot;&quot;;&quot;&quot;;COM.MICROSOFT.CONCAT(&quot;&quot;&quot;&quot;;[.$A$1];&quot;&quot;&quot;&quot;;&quot;:&quot;;&quot;&quot;&quot;&quot;;[.$A123]; &quot;&quot;&quot;&quot;;&quot;,&quot;)); IF([.$B123]=&quot;&quot;;&quot;&quot;;COM.MICROSOFT.CONCAT(&quot;&quot;&quot;&quot;;[.$B$1];&quot;&quot;&quot;&quot;;&quot;:&quot;;&quot;&quot;&quot;&quot;;[.$B123]; &quot;&quot;&quot;&quot;;&quot;,&quot;)); IF([.$C123]=&quot;&quot;;&quot;&quot;;COM.MICROSOFT.CONCAT(&quot;&quot;&quot;&quot;;[.$C$1];&quot;&quot;&quot;&quot;;&quot;:&quot;;&quot;&quot;&quot;&quot;;[.$C12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24]=&quot;&quot;;&quot;&quot;;COM.MICROSOFT.CONCAT(&quot;{&quot;; IF([.$A124]=&quot;&quot;;&quot;&quot;;COM.MICROSOFT.CONCAT(&quot;&quot;&quot;&quot;;[.$A$1];&quot;&quot;&quot;&quot;;&quot;:&quot;;&quot;&quot;&quot;&quot;;[.$A124]; &quot;&quot;&quot;&quot;;&quot;,&quot;)); IF([.$B124]=&quot;&quot;;&quot;&quot;;COM.MICROSOFT.CONCAT(&quot;&quot;&quot;&quot;;[.$B$1];&quot;&quot;&quot;&quot;;&quot;:&quot;;&quot;&quot;&quot;&quot;;[.$B124]; &quot;&quot;&quot;&quot;;&quot;,&quot;)); IF([.$C124]=&quot;&quot;;&quot;&quot;;COM.MICROSOFT.CONCAT(&quot;&quot;&quot;&quot;;[.$C$1];&quot;&quot;&quot;&quot;;&quot;:&quot;;&quot;&quot;&quot;&quot;;[.$C12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25]=&quot;&quot;;&quot;&quot;;COM.MICROSOFT.CONCAT(&quot;{&quot;; IF([.$A125]=&quot;&quot;;&quot;&quot;;COM.MICROSOFT.CONCAT(&quot;&quot;&quot;&quot;;[.$A$1];&quot;&quot;&quot;&quot;;&quot;:&quot;;&quot;&quot;&quot;&quot;;[.$A125]; &quot;&quot;&quot;&quot;;&quot;,&quot;)); IF([.$B125]=&quot;&quot;;&quot;&quot;;COM.MICROSOFT.CONCAT(&quot;&quot;&quot;&quot;;[.$B$1];&quot;&quot;&quot;&quot;;&quot;:&quot;;&quot;&quot;&quot;&quot;;[.$B125]; &quot;&quot;&quot;&quot;;&quot;,&quot;)); IF([.$C125]=&quot;&quot;;&quot;&quot;;COM.MICROSOFT.CONCAT(&quot;&quot;&quot;&quot;;[.$C$1];&quot;&quot;&quot;&quot;;&quot;:&quot;;&quot;&quot;&quot;&quot;;[.$C12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26]=&quot;&quot;;&quot;&quot;;COM.MICROSOFT.CONCAT(&quot;{&quot;; IF([.$A126]=&quot;&quot;;&quot;&quot;;COM.MICROSOFT.CONCAT(&quot;&quot;&quot;&quot;;[.$A$1];&quot;&quot;&quot;&quot;;&quot;:&quot;;&quot;&quot;&quot;&quot;;[.$A126]; &quot;&quot;&quot;&quot;;&quot;,&quot;)); IF([.$B126]=&quot;&quot;;&quot;&quot;;COM.MICROSOFT.CONCAT(&quot;&quot;&quot;&quot;;[.$B$1];&quot;&quot;&quot;&quot;;&quot;:&quot;;&quot;&quot;&quot;&quot;;[.$B126]; &quot;&quot;&quot;&quot;;&quot;,&quot;)); IF([.$C126]=&quot;&quot;;&quot;&quot;;COM.MICROSOFT.CONCAT(&quot;&quot;&quot;&quot;;[.$C$1];&quot;&quot;&quot;&quot;;&quot;:&quot;;&quot;&quot;&quot;&quot;;[.$C12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27]=&quot;&quot;;&quot;&quot;;COM.MICROSOFT.CONCAT(&quot;{&quot;; IF([.$A127]=&quot;&quot;;&quot;&quot;;COM.MICROSOFT.CONCAT(&quot;&quot;&quot;&quot;;[.$A$1];&quot;&quot;&quot;&quot;;&quot;:&quot;;&quot;&quot;&quot;&quot;;[.$A127]; &quot;&quot;&quot;&quot;;&quot;,&quot;)); IF([.$B127]=&quot;&quot;;&quot;&quot;;COM.MICROSOFT.CONCAT(&quot;&quot;&quot;&quot;;[.$B$1];&quot;&quot;&quot;&quot;;&quot;:&quot;;&quot;&quot;&quot;&quot;;[.$B127]; &quot;&quot;&quot;&quot;;&quot;,&quot;)); IF([.$C127]=&quot;&quot;;&quot;&quot;;COM.MICROSOFT.CONCAT(&quot;&quot;&quot;&quot;;[.$C$1];&quot;&quot;&quot;&quot;;&quot;:&quot;;&quot;&quot;&quot;&quot;;[.$C12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28]=&quot;&quot;;&quot;&quot;;COM.MICROSOFT.CONCAT(&quot;{&quot;; IF([.$A128]=&quot;&quot;;&quot;&quot;;COM.MICROSOFT.CONCAT(&quot;&quot;&quot;&quot;;[.$A$1];&quot;&quot;&quot;&quot;;&quot;:&quot;;&quot;&quot;&quot;&quot;;[.$A128]; &quot;&quot;&quot;&quot;;&quot;,&quot;)); IF([.$B128]=&quot;&quot;;&quot;&quot;;COM.MICROSOFT.CONCAT(&quot;&quot;&quot;&quot;;[.$B$1];&quot;&quot;&quot;&quot;;&quot;:&quot;;&quot;&quot;&quot;&quot;;[.$B128]; &quot;&quot;&quot;&quot;;&quot;,&quot;)); IF([.$C128]=&quot;&quot;;&quot;&quot;;COM.MICROSOFT.CONCAT(&quot;&quot;&quot;&quot;;[.$C$1];&quot;&quot;&quot;&quot;;&quot;:&quot;;&quot;&quot;&quot;&quot;;[.$C12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29]=&quot;&quot;;&quot;&quot;;COM.MICROSOFT.CONCAT(&quot;{&quot;; IF([.$A129]=&quot;&quot;;&quot;&quot;;COM.MICROSOFT.CONCAT(&quot;&quot;&quot;&quot;;[.$A$1];&quot;&quot;&quot;&quot;;&quot;:&quot;;&quot;&quot;&quot;&quot;;[.$A129]; &quot;&quot;&quot;&quot;;&quot;,&quot;)); IF([.$B129]=&quot;&quot;;&quot;&quot;;COM.MICROSOFT.CONCAT(&quot;&quot;&quot;&quot;;[.$B$1];&quot;&quot;&quot;&quot;;&quot;:&quot;;&quot;&quot;&quot;&quot;;[.$B129]; &quot;&quot;&quot;&quot;;&quot;,&quot;)); IF([.$C129]=&quot;&quot;;&quot;&quot;;COM.MICROSOFT.CONCAT(&quot;&quot;&quot;&quot;;[.$C$1];&quot;&quot;&quot;&quot;;&quot;:&quot;;&quot;&quot;&quot;&quot;;[.$C12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30]=&quot;&quot;;&quot;&quot;;COM.MICROSOFT.CONCAT(&quot;{&quot;; IF([.$A130]=&quot;&quot;;&quot;&quot;;COM.MICROSOFT.CONCAT(&quot;&quot;&quot;&quot;;[.$A$1];&quot;&quot;&quot;&quot;;&quot;:&quot;;&quot;&quot;&quot;&quot;;[.$A130]; &quot;&quot;&quot;&quot;;&quot;,&quot;)); IF([.$B130]=&quot;&quot;;&quot;&quot;;COM.MICROSOFT.CONCAT(&quot;&quot;&quot;&quot;;[.$B$1];&quot;&quot;&quot;&quot;;&quot;:&quot;;&quot;&quot;&quot;&quot;;[.$B130]; &quot;&quot;&quot;&quot;;&quot;,&quot;)); IF([.$C130]=&quot;&quot;;&quot;&quot;;COM.MICROSOFT.CONCAT(&quot;&quot;&quot;&quot;;[.$C$1];&quot;&quot;&quot;&quot;;&quot;:&quot;;&quot;&quot;&quot;&quot;;[.$C13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31]=&quot;&quot;;&quot;&quot;;COM.MICROSOFT.CONCAT(&quot;{&quot;; IF([.$A131]=&quot;&quot;;&quot;&quot;;COM.MICROSOFT.CONCAT(&quot;&quot;&quot;&quot;;[.$A$1];&quot;&quot;&quot;&quot;;&quot;:&quot;;&quot;&quot;&quot;&quot;;[.$A131]; &quot;&quot;&quot;&quot;;&quot;,&quot;)); IF([.$B131]=&quot;&quot;;&quot;&quot;;COM.MICROSOFT.CONCAT(&quot;&quot;&quot;&quot;;[.$B$1];&quot;&quot;&quot;&quot;;&quot;:&quot;;&quot;&quot;&quot;&quot;;[.$B131]; &quot;&quot;&quot;&quot;;&quot;,&quot;)); IF([.$C131]=&quot;&quot;;&quot;&quot;;COM.MICROSOFT.CONCAT(&quot;&quot;&quot;&quot;;[.$C$1];&quot;&quot;&quot;&quot;;&quot;:&quot;;&quot;&quot;&quot;&quot;;[.$C13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32]=&quot;&quot;;&quot;&quot;;COM.MICROSOFT.CONCAT(&quot;{&quot;; IF([.$A132]=&quot;&quot;;&quot;&quot;;COM.MICROSOFT.CONCAT(&quot;&quot;&quot;&quot;;[.$A$1];&quot;&quot;&quot;&quot;;&quot;:&quot;;&quot;&quot;&quot;&quot;;[.$A132]; &quot;&quot;&quot;&quot;;&quot;,&quot;)); IF([.$B132]=&quot;&quot;;&quot;&quot;;COM.MICROSOFT.CONCAT(&quot;&quot;&quot;&quot;;[.$B$1];&quot;&quot;&quot;&quot;;&quot;:&quot;;&quot;&quot;&quot;&quot;;[.$B132]; &quot;&quot;&quot;&quot;;&quot;,&quot;)); IF([.$C132]=&quot;&quot;;&quot;&quot;;COM.MICROSOFT.CONCAT(&quot;&quot;&quot;&quot;;[.$C$1];&quot;&quot;&quot;&quot;;&quot;:&quot;;&quot;&quot;&quot;&quot;;[.$C13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33]=&quot;&quot;;&quot;&quot;;COM.MICROSOFT.CONCAT(&quot;{&quot;; IF([.$A133]=&quot;&quot;;&quot;&quot;;COM.MICROSOFT.CONCAT(&quot;&quot;&quot;&quot;;[.$A$1];&quot;&quot;&quot;&quot;;&quot;:&quot;;&quot;&quot;&quot;&quot;;[.$A133]; &quot;&quot;&quot;&quot;;&quot;,&quot;)); IF([.$B133]=&quot;&quot;;&quot;&quot;;COM.MICROSOFT.CONCAT(&quot;&quot;&quot;&quot;;[.$B$1];&quot;&quot;&quot;&quot;;&quot;:&quot;;&quot;&quot;&quot;&quot;;[.$B133]; &quot;&quot;&quot;&quot;;&quot;,&quot;)); IF([.$C133]=&quot;&quot;;&quot;&quot;;COM.MICROSOFT.CONCAT(&quot;&quot;&quot;&quot;;[.$C$1];&quot;&quot;&quot;&quot;;&quot;:&quot;;&quot;&quot;&quot;&quot;;[.$C13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34]=&quot;&quot;;&quot;&quot;;COM.MICROSOFT.CONCAT(&quot;{&quot;; IF([.$A134]=&quot;&quot;;&quot;&quot;;COM.MICROSOFT.CONCAT(&quot;&quot;&quot;&quot;;[.$A$1];&quot;&quot;&quot;&quot;;&quot;:&quot;;&quot;&quot;&quot;&quot;;[.$A134]; &quot;&quot;&quot;&quot;;&quot;,&quot;)); IF([.$B134]=&quot;&quot;;&quot;&quot;;COM.MICROSOFT.CONCAT(&quot;&quot;&quot;&quot;;[.$B$1];&quot;&quot;&quot;&quot;;&quot;:&quot;;&quot;&quot;&quot;&quot;;[.$B134]; &quot;&quot;&quot;&quot;;&quot;,&quot;)); IF([.$C134]=&quot;&quot;;&quot;&quot;;COM.MICROSOFT.CONCAT(&quot;&quot;&quot;&quot;;[.$C$1];&quot;&quot;&quot;&quot;;&quot;:&quot;;&quot;&quot;&quot;&quot;;[.$C13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35]=&quot;&quot;;&quot;&quot;;COM.MICROSOFT.CONCAT(&quot;{&quot;; IF([.$A135]=&quot;&quot;;&quot;&quot;;COM.MICROSOFT.CONCAT(&quot;&quot;&quot;&quot;;[.$A$1];&quot;&quot;&quot;&quot;;&quot;:&quot;;&quot;&quot;&quot;&quot;;[.$A135]; &quot;&quot;&quot;&quot;;&quot;,&quot;)); IF([.$B135]=&quot;&quot;;&quot;&quot;;COM.MICROSOFT.CONCAT(&quot;&quot;&quot;&quot;;[.$B$1];&quot;&quot;&quot;&quot;;&quot;:&quot;;&quot;&quot;&quot;&quot;;[.$B135]; &quot;&quot;&quot;&quot;;&quot;,&quot;)); IF([.$C135]=&quot;&quot;;&quot;&quot;;COM.MICROSOFT.CONCAT(&quot;&quot;&quot;&quot;;[.$C$1];&quot;&quot;&quot;&quot;;&quot;:&quot;;&quot;&quot;&quot;&quot;;[.$C13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36]=&quot;&quot;;&quot;&quot;;COM.MICROSOFT.CONCAT(&quot;{&quot;; IF([.$A136]=&quot;&quot;;&quot;&quot;;COM.MICROSOFT.CONCAT(&quot;&quot;&quot;&quot;;[.$A$1];&quot;&quot;&quot;&quot;;&quot;:&quot;;&quot;&quot;&quot;&quot;;[.$A136]; &quot;&quot;&quot;&quot;;&quot;,&quot;)); IF([.$B136]=&quot;&quot;;&quot;&quot;;COM.MICROSOFT.CONCAT(&quot;&quot;&quot;&quot;;[.$B$1];&quot;&quot;&quot;&quot;;&quot;:&quot;;&quot;&quot;&quot;&quot;;[.$B136]; &quot;&quot;&quot;&quot;;&quot;,&quot;)); IF([.$C136]=&quot;&quot;;&quot;&quot;;COM.MICROSOFT.CONCAT(&quot;&quot;&quot;&quot;;[.$C$1];&quot;&quot;&quot;&quot;;&quot;:&quot;;&quot;&quot;&quot;&quot;;[.$C13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37]=&quot;&quot;;&quot;&quot;;COM.MICROSOFT.CONCAT(&quot;{&quot;; IF([.$A137]=&quot;&quot;;&quot;&quot;;COM.MICROSOFT.CONCAT(&quot;&quot;&quot;&quot;;[.$A$1];&quot;&quot;&quot;&quot;;&quot;:&quot;;&quot;&quot;&quot;&quot;;[.$A137]; &quot;&quot;&quot;&quot;;&quot;,&quot;)); IF([.$B137]=&quot;&quot;;&quot;&quot;;COM.MICROSOFT.CONCAT(&quot;&quot;&quot;&quot;;[.$B$1];&quot;&quot;&quot;&quot;;&quot;:&quot;;&quot;&quot;&quot;&quot;;[.$B137]; &quot;&quot;&quot;&quot;;&quot;,&quot;)); IF([.$C137]=&quot;&quot;;&quot;&quot;;COM.MICROSOFT.CONCAT(&quot;&quot;&quot;&quot;;[.$C$1];&quot;&quot;&quot;&quot;;&quot;:&quot;;&quot;&quot;&quot;&quot;;[.$C13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38]=&quot;&quot;;&quot;&quot;;COM.MICROSOFT.CONCAT(&quot;{&quot;; IF([.$A138]=&quot;&quot;;&quot;&quot;;COM.MICROSOFT.CONCAT(&quot;&quot;&quot;&quot;;[.$A$1];&quot;&quot;&quot;&quot;;&quot;:&quot;;&quot;&quot;&quot;&quot;;[.$A138]; &quot;&quot;&quot;&quot;;&quot;,&quot;)); IF([.$B138]=&quot;&quot;;&quot;&quot;;COM.MICROSOFT.CONCAT(&quot;&quot;&quot;&quot;;[.$B$1];&quot;&quot;&quot;&quot;;&quot;:&quot;;&quot;&quot;&quot;&quot;;[.$B138]; &quot;&quot;&quot;&quot;;&quot;,&quot;)); IF([.$C138]=&quot;&quot;;&quot;&quot;;COM.MICROSOFT.CONCAT(&quot;&quot;&quot;&quot;;[.$C$1];&quot;&quot;&quot;&quot;;&quot;:&quot;;&quot;&quot;&quot;&quot;;[.$C13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39]=&quot;&quot;;&quot;&quot;;COM.MICROSOFT.CONCAT(&quot;{&quot;; IF([.$A139]=&quot;&quot;;&quot;&quot;;COM.MICROSOFT.CONCAT(&quot;&quot;&quot;&quot;;[.$A$1];&quot;&quot;&quot;&quot;;&quot;:&quot;;&quot;&quot;&quot;&quot;;[.$A139]; &quot;&quot;&quot;&quot;;&quot;,&quot;)); IF([.$B139]=&quot;&quot;;&quot;&quot;;COM.MICROSOFT.CONCAT(&quot;&quot;&quot;&quot;;[.$B$1];&quot;&quot;&quot;&quot;;&quot;:&quot;;&quot;&quot;&quot;&quot;;[.$B139]; &quot;&quot;&quot;&quot;;&quot;,&quot;)); IF([.$C139]=&quot;&quot;;&quot;&quot;;COM.MICROSOFT.CONCAT(&quot;&quot;&quot;&quot;;[.$C$1];&quot;&quot;&quot;&quot;;&quot;:&quot;;&quot;&quot;&quot;&quot;;[.$C13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40]=&quot;&quot;;&quot;&quot;;COM.MICROSOFT.CONCAT(&quot;{&quot;; IF([.$A140]=&quot;&quot;;&quot;&quot;;COM.MICROSOFT.CONCAT(&quot;&quot;&quot;&quot;;[.$A$1];&quot;&quot;&quot;&quot;;&quot;:&quot;;&quot;&quot;&quot;&quot;;[.$A140]; &quot;&quot;&quot;&quot;;&quot;,&quot;)); IF([.$B140]=&quot;&quot;;&quot;&quot;;COM.MICROSOFT.CONCAT(&quot;&quot;&quot;&quot;;[.$B$1];&quot;&quot;&quot;&quot;;&quot;:&quot;;&quot;&quot;&quot;&quot;;[.$B140]; &quot;&quot;&quot;&quot;;&quot;,&quot;)); IF([.$C140]=&quot;&quot;;&quot;&quot;;COM.MICROSOFT.CONCAT(&quot;&quot;&quot;&quot;;[.$C$1];&quot;&quot;&quot;&quot;;&quot;:&quot;;&quot;&quot;&quot;&quot;;[.$C14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41]=&quot;&quot;;&quot;&quot;;COM.MICROSOFT.CONCAT(&quot;{&quot;; IF([.$A141]=&quot;&quot;;&quot;&quot;;COM.MICROSOFT.CONCAT(&quot;&quot;&quot;&quot;;[.$A$1];&quot;&quot;&quot;&quot;;&quot;:&quot;;&quot;&quot;&quot;&quot;;[.$A141]; &quot;&quot;&quot;&quot;;&quot;,&quot;)); IF([.$B141]=&quot;&quot;;&quot;&quot;;COM.MICROSOFT.CONCAT(&quot;&quot;&quot;&quot;;[.$B$1];&quot;&quot;&quot;&quot;;&quot;:&quot;;&quot;&quot;&quot;&quot;;[.$B141]; &quot;&quot;&quot;&quot;;&quot;,&quot;)); IF([.$C141]=&quot;&quot;;&quot;&quot;;COM.MICROSOFT.CONCAT(&quot;&quot;&quot;&quot;;[.$C$1];&quot;&quot;&quot;&quot;;&quot;:&quot;;&quot;&quot;&quot;&quot;;[.$C14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42]=&quot;&quot;;&quot;&quot;;COM.MICROSOFT.CONCAT(&quot;{&quot;; IF([.$A142]=&quot;&quot;;&quot;&quot;;COM.MICROSOFT.CONCAT(&quot;&quot;&quot;&quot;;[.$A$1];&quot;&quot;&quot;&quot;;&quot;:&quot;;&quot;&quot;&quot;&quot;;[.$A142]; &quot;&quot;&quot;&quot;;&quot;,&quot;)); IF([.$B142]=&quot;&quot;;&quot;&quot;;COM.MICROSOFT.CONCAT(&quot;&quot;&quot;&quot;;[.$B$1];&quot;&quot;&quot;&quot;;&quot;:&quot;;&quot;&quot;&quot;&quot;;[.$B142]; &quot;&quot;&quot;&quot;;&quot;,&quot;)); IF([.$C142]=&quot;&quot;;&quot;&quot;;COM.MICROSOFT.CONCAT(&quot;&quot;&quot;&quot;;[.$C$1];&quot;&quot;&quot;&quot;;&quot;:&quot;;&quot;&quot;&quot;&quot;;[.$C14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43]=&quot;&quot;;&quot;&quot;;COM.MICROSOFT.CONCAT(&quot;{&quot;; IF([.$A143]=&quot;&quot;;&quot;&quot;;COM.MICROSOFT.CONCAT(&quot;&quot;&quot;&quot;;[.$A$1];&quot;&quot;&quot;&quot;;&quot;:&quot;;&quot;&quot;&quot;&quot;;[.$A143]; &quot;&quot;&quot;&quot;;&quot;,&quot;)); IF([.$B143]=&quot;&quot;;&quot;&quot;;COM.MICROSOFT.CONCAT(&quot;&quot;&quot;&quot;;[.$B$1];&quot;&quot;&quot;&quot;;&quot;:&quot;;&quot;&quot;&quot;&quot;;[.$B143]; &quot;&quot;&quot;&quot;;&quot;,&quot;)); IF([.$C143]=&quot;&quot;;&quot;&quot;;COM.MICROSOFT.CONCAT(&quot;&quot;&quot;&quot;;[.$C$1];&quot;&quot;&quot;&quot;;&quot;:&quot;;&quot;&quot;&quot;&quot;;[.$C14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44]=&quot;&quot;;&quot;&quot;;COM.MICROSOFT.CONCAT(&quot;{&quot;; IF([.$A144]=&quot;&quot;;&quot;&quot;;COM.MICROSOFT.CONCAT(&quot;&quot;&quot;&quot;;[.$A$1];&quot;&quot;&quot;&quot;;&quot;:&quot;;&quot;&quot;&quot;&quot;;[.$A144]; &quot;&quot;&quot;&quot;;&quot;,&quot;)); IF([.$B144]=&quot;&quot;;&quot;&quot;;COM.MICROSOFT.CONCAT(&quot;&quot;&quot;&quot;;[.$B$1];&quot;&quot;&quot;&quot;;&quot;:&quot;;&quot;&quot;&quot;&quot;;[.$B144]; &quot;&quot;&quot;&quot;;&quot;,&quot;)); IF([.$C144]=&quot;&quot;;&quot;&quot;;COM.MICROSOFT.CONCAT(&quot;&quot;&quot;&quot;;[.$C$1];&quot;&quot;&quot;&quot;;&quot;:&quot;;&quot;&quot;&quot;&quot;;[.$C14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45]=&quot;&quot;;&quot;&quot;;COM.MICROSOFT.CONCAT(&quot;{&quot;; IF([.$A145]=&quot;&quot;;&quot;&quot;;COM.MICROSOFT.CONCAT(&quot;&quot;&quot;&quot;;[.$A$1];&quot;&quot;&quot;&quot;;&quot;:&quot;;&quot;&quot;&quot;&quot;;[.$A145]; &quot;&quot;&quot;&quot;;&quot;,&quot;)); IF([.$B145]=&quot;&quot;;&quot;&quot;;COM.MICROSOFT.CONCAT(&quot;&quot;&quot;&quot;;[.$B$1];&quot;&quot;&quot;&quot;;&quot;:&quot;;&quot;&quot;&quot;&quot;;[.$B145]; &quot;&quot;&quot;&quot;;&quot;,&quot;)); IF([.$C145]=&quot;&quot;;&quot;&quot;;COM.MICROSOFT.CONCAT(&quot;&quot;&quot;&quot;;[.$C$1];&quot;&quot;&quot;&quot;;&quot;:&quot;;&quot;&quot;&quot;&quot;;[.$C14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46]=&quot;&quot;;&quot;&quot;;COM.MICROSOFT.CONCAT(&quot;{&quot;; IF([.$A146]=&quot;&quot;;&quot;&quot;;COM.MICROSOFT.CONCAT(&quot;&quot;&quot;&quot;;[.$A$1];&quot;&quot;&quot;&quot;;&quot;:&quot;;&quot;&quot;&quot;&quot;;[.$A146]; &quot;&quot;&quot;&quot;;&quot;,&quot;)); IF([.$B146]=&quot;&quot;;&quot;&quot;;COM.MICROSOFT.CONCAT(&quot;&quot;&quot;&quot;;[.$B$1];&quot;&quot;&quot;&quot;;&quot;:&quot;;&quot;&quot;&quot;&quot;;[.$B146]; &quot;&quot;&quot;&quot;;&quot;,&quot;)); IF([.$C146]=&quot;&quot;;&quot;&quot;;COM.MICROSOFT.CONCAT(&quot;&quot;&quot;&quot;;[.$C$1];&quot;&quot;&quot;&quot;;&quot;:&quot;;&quot;&quot;&quot;&quot;;[.$C14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47]=&quot;&quot;;&quot;&quot;;COM.MICROSOFT.CONCAT(&quot;{&quot;; IF([.$A147]=&quot;&quot;;&quot;&quot;;COM.MICROSOFT.CONCAT(&quot;&quot;&quot;&quot;;[.$A$1];&quot;&quot;&quot;&quot;;&quot;:&quot;;&quot;&quot;&quot;&quot;;[.$A147]; &quot;&quot;&quot;&quot;;&quot;,&quot;)); IF([.$B147]=&quot;&quot;;&quot;&quot;;COM.MICROSOFT.CONCAT(&quot;&quot;&quot;&quot;;[.$B$1];&quot;&quot;&quot;&quot;;&quot;:&quot;;&quot;&quot;&quot;&quot;;[.$B147]; &quot;&quot;&quot;&quot;;&quot;,&quot;)); IF([.$C147]=&quot;&quot;;&quot;&quot;;COM.MICROSOFT.CONCAT(&quot;&quot;&quot;&quot;;[.$C$1];&quot;&quot;&quot;&quot;;&quot;:&quot;;&quot;&quot;&quot;&quot;;[.$C14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48]=&quot;&quot;;&quot;&quot;;COM.MICROSOFT.CONCAT(&quot;{&quot;; IF([.$A148]=&quot;&quot;;&quot;&quot;;COM.MICROSOFT.CONCAT(&quot;&quot;&quot;&quot;;[.$A$1];&quot;&quot;&quot;&quot;;&quot;:&quot;;&quot;&quot;&quot;&quot;;[.$A148]; &quot;&quot;&quot;&quot;;&quot;,&quot;)); IF([.$B148]=&quot;&quot;;&quot;&quot;;COM.MICROSOFT.CONCAT(&quot;&quot;&quot;&quot;;[.$B$1];&quot;&quot;&quot;&quot;;&quot;:&quot;;&quot;&quot;&quot;&quot;;[.$B148]; &quot;&quot;&quot;&quot;;&quot;,&quot;)); IF([.$C148]=&quot;&quot;;&quot;&quot;;COM.MICROSOFT.CONCAT(&quot;&quot;&quot;&quot;;[.$C$1];&quot;&quot;&quot;&quot;;&quot;:&quot;;&quot;&quot;&quot;&quot;;[.$C14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49]=&quot;&quot;;&quot;&quot;;COM.MICROSOFT.CONCAT(&quot;{&quot;; IF([.$A149]=&quot;&quot;;&quot;&quot;;COM.MICROSOFT.CONCAT(&quot;&quot;&quot;&quot;;[.$A$1];&quot;&quot;&quot;&quot;;&quot;:&quot;;&quot;&quot;&quot;&quot;;[.$A149]; &quot;&quot;&quot;&quot;;&quot;,&quot;)); IF([.$B149]=&quot;&quot;;&quot;&quot;;COM.MICROSOFT.CONCAT(&quot;&quot;&quot;&quot;;[.$B$1];&quot;&quot;&quot;&quot;;&quot;:&quot;;&quot;&quot;&quot;&quot;;[.$B149]; &quot;&quot;&quot;&quot;;&quot;,&quot;)); IF([.$C149]=&quot;&quot;;&quot;&quot;;COM.MICROSOFT.CONCAT(&quot;&quot;&quot;&quot;;[.$C$1];&quot;&quot;&quot;&quot;;&quot;:&quot;;&quot;&quot;&quot;&quot;;[.$C14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50]=&quot;&quot;;&quot;&quot;;COM.MICROSOFT.CONCAT(&quot;{&quot;; IF([.$A150]=&quot;&quot;;&quot;&quot;;COM.MICROSOFT.CONCAT(&quot;&quot;&quot;&quot;;[.$A$1];&quot;&quot;&quot;&quot;;&quot;:&quot;;&quot;&quot;&quot;&quot;;[.$A150]; &quot;&quot;&quot;&quot;;&quot;,&quot;)); IF([.$B150]=&quot;&quot;;&quot;&quot;;COM.MICROSOFT.CONCAT(&quot;&quot;&quot;&quot;;[.$B$1];&quot;&quot;&quot;&quot;;&quot;:&quot;;&quot;&quot;&quot;&quot;;[.$B150]; &quot;&quot;&quot;&quot;;&quot;,&quot;)); IF([.$C150]=&quot;&quot;;&quot;&quot;;COM.MICROSOFT.CONCAT(&quot;&quot;&quot;&quot;;[.$C$1];&quot;&quot;&quot;&quot;;&quot;:&quot;;&quot;&quot;&quot;&quot;;[.$C15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51]=&quot;&quot;;&quot;&quot;;COM.MICROSOFT.CONCAT(&quot;{&quot;; IF([.$A151]=&quot;&quot;;&quot;&quot;;COM.MICROSOFT.CONCAT(&quot;&quot;&quot;&quot;;[.$A$1];&quot;&quot;&quot;&quot;;&quot;:&quot;;&quot;&quot;&quot;&quot;;[.$A151]; &quot;&quot;&quot;&quot;;&quot;,&quot;)); IF([.$B151]=&quot;&quot;;&quot;&quot;;COM.MICROSOFT.CONCAT(&quot;&quot;&quot;&quot;;[.$B$1];&quot;&quot;&quot;&quot;;&quot;:&quot;;&quot;&quot;&quot;&quot;;[.$B151]; &quot;&quot;&quot;&quot;;&quot;,&quot;)); IF([.$C151]=&quot;&quot;;&quot;&quot;;COM.MICROSOFT.CONCAT(&quot;&quot;&quot;&quot;;[.$C$1];&quot;&quot;&quot;&quot;;&quot;:&quot;;&quot;&quot;&quot;&quot;;[.$C15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52]=&quot;&quot;;&quot;&quot;;COM.MICROSOFT.CONCAT(&quot;{&quot;; IF([.$A152]=&quot;&quot;;&quot;&quot;;COM.MICROSOFT.CONCAT(&quot;&quot;&quot;&quot;;[.$A$1];&quot;&quot;&quot;&quot;;&quot;:&quot;;&quot;&quot;&quot;&quot;;[.$A152]; &quot;&quot;&quot;&quot;;&quot;,&quot;)); IF([.$B152]=&quot;&quot;;&quot;&quot;;COM.MICROSOFT.CONCAT(&quot;&quot;&quot;&quot;;[.$B$1];&quot;&quot;&quot;&quot;;&quot;:&quot;;&quot;&quot;&quot;&quot;;[.$B152]; &quot;&quot;&quot;&quot;;&quot;,&quot;)); IF([.$C152]=&quot;&quot;;&quot;&quot;;COM.MICROSOFT.CONCAT(&quot;&quot;&quot;&quot;;[.$C$1];&quot;&quot;&quot;&quot;;&quot;:&quot;;&quot;&quot;&quot;&quot;;[.$C15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53]=&quot;&quot;;&quot;&quot;;COM.MICROSOFT.CONCAT(&quot;{&quot;; IF([.$A153]=&quot;&quot;;&quot;&quot;;COM.MICROSOFT.CONCAT(&quot;&quot;&quot;&quot;;[.$A$1];&quot;&quot;&quot;&quot;;&quot;:&quot;;&quot;&quot;&quot;&quot;;[.$A153]; &quot;&quot;&quot;&quot;;&quot;,&quot;)); IF([.$B153]=&quot;&quot;;&quot;&quot;;COM.MICROSOFT.CONCAT(&quot;&quot;&quot;&quot;;[.$B$1];&quot;&quot;&quot;&quot;;&quot;:&quot;;&quot;&quot;&quot;&quot;;[.$B153]; &quot;&quot;&quot;&quot;;&quot;,&quot;)); IF([.$C153]=&quot;&quot;;&quot;&quot;;COM.MICROSOFT.CONCAT(&quot;&quot;&quot;&quot;;[.$C$1];&quot;&quot;&quot;&quot;;&quot;:&quot;;&quot;&quot;&quot;&quot;;[.$C15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54]=&quot;&quot;;&quot;&quot;;COM.MICROSOFT.CONCAT(&quot;{&quot;; IF([.$A154]=&quot;&quot;;&quot;&quot;;COM.MICROSOFT.CONCAT(&quot;&quot;&quot;&quot;;[.$A$1];&quot;&quot;&quot;&quot;;&quot;:&quot;;&quot;&quot;&quot;&quot;;[.$A154]; &quot;&quot;&quot;&quot;;&quot;,&quot;)); IF([.$B154]=&quot;&quot;;&quot;&quot;;COM.MICROSOFT.CONCAT(&quot;&quot;&quot;&quot;;[.$B$1];&quot;&quot;&quot;&quot;;&quot;:&quot;;&quot;&quot;&quot;&quot;;[.$B154]; &quot;&quot;&quot;&quot;;&quot;,&quot;)); IF([.$C154]=&quot;&quot;;&quot;&quot;;COM.MICROSOFT.CONCAT(&quot;&quot;&quot;&quot;;[.$C$1];&quot;&quot;&quot;&quot;;&quot;:&quot;;&quot;&quot;&quot;&quot;;[.$C15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55]=&quot;&quot;;&quot;&quot;;COM.MICROSOFT.CONCAT(&quot;{&quot;; IF([.$A155]=&quot;&quot;;&quot;&quot;;COM.MICROSOFT.CONCAT(&quot;&quot;&quot;&quot;;[.$A$1];&quot;&quot;&quot;&quot;;&quot;:&quot;;&quot;&quot;&quot;&quot;;[.$A155]; &quot;&quot;&quot;&quot;;&quot;,&quot;)); IF([.$B155]=&quot;&quot;;&quot;&quot;;COM.MICROSOFT.CONCAT(&quot;&quot;&quot;&quot;;[.$B$1];&quot;&quot;&quot;&quot;;&quot;:&quot;;&quot;&quot;&quot;&quot;;[.$B155]; &quot;&quot;&quot;&quot;;&quot;,&quot;)); IF([.$C155]=&quot;&quot;;&quot;&quot;;COM.MICROSOFT.CONCAT(&quot;&quot;&quot;&quot;;[.$C$1];&quot;&quot;&quot;&quot;;&quot;:&quot;;&quot;&quot;&quot;&quot;;[.$C15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56]=&quot;&quot;;&quot;&quot;;COM.MICROSOFT.CONCAT(&quot;{&quot;; IF([.$A156]=&quot;&quot;;&quot;&quot;;COM.MICROSOFT.CONCAT(&quot;&quot;&quot;&quot;;[.$A$1];&quot;&quot;&quot;&quot;;&quot;:&quot;;&quot;&quot;&quot;&quot;;[.$A156]; &quot;&quot;&quot;&quot;;&quot;,&quot;)); IF([.$B156]=&quot;&quot;;&quot;&quot;;COM.MICROSOFT.CONCAT(&quot;&quot;&quot;&quot;;[.$B$1];&quot;&quot;&quot;&quot;;&quot;:&quot;;&quot;&quot;&quot;&quot;;[.$B156]; &quot;&quot;&quot;&quot;;&quot;,&quot;)); IF([.$C156]=&quot;&quot;;&quot;&quot;;COM.MICROSOFT.CONCAT(&quot;&quot;&quot;&quot;;[.$C$1];&quot;&quot;&quot;&quot;;&quot;:&quot;;&quot;&quot;&quot;&quot;;[.$C15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57]=&quot;&quot;;&quot;&quot;;COM.MICROSOFT.CONCAT(&quot;{&quot;; IF([.$A157]=&quot;&quot;;&quot;&quot;;COM.MICROSOFT.CONCAT(&quot;&quot;&quot;&quot;;[.$A$1];&quot;&quot;&quot;&quot;;&quot;:&quot;;&quot;&quot;&quot;&quot;;[.$A157]; &quot;&quot;&quot;&quot;;&quot;,&quot;)); IF([.$B157]=&quot;&quot;;&quot;&quot;;COM.MICROSOFT.CONCAT(&quot;&quot;&quot;&quot;;[.$B$1];&quot;&quot;&quot;&quot;;&quot;:&quot;;&quot;&quot;&quot;&quot;;[.$B157]; &quot;&quot;&quot;&quot;;&quot;,&quot;)); IF([.$C157]=&quot;&quot;;&quot;&quot;;COM.MICROSOFT.CONCAT(&quot;&quot;&quot;&quot;;[.$C$1];&quot;&quot;&quot;&quot;;&quot;:&quot;;&quot;&quot;&quot;&quot;;[.$C15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58]=&quot;&quot;;&quot;&quot;;COM.MICROSOFT.CONCAT(&quot;{&quot;; IF([.$A158]=&quot;&quot;;&quot;&quot;;COM.MICROSOFT.CONCAT(&quot;&quot;&quot;&quot;;[.$A$1];&quot;&quot;&quot;&quot;;&quot;:&quot;;&quot;&quot;&quot;&quot;;[.$A158]; &quot;&quot;&quot;&quot;;&quot;,&quot;)); IF([.$B158]=&quot;&quot;;&quot;&quot;;COM.MICROSOFT.CONCAT(&quot;&quot;&quot;&quot;;[.$B$1];&quot;&quot;&quot;&quot;;&quot;:&quot;;&quot;&quot;&quot;&quot;;[.$B158]; &quot;&quot;&quot;&quot;;&quot;,&quot;)); IF([.$C158]=&quot;&quot;;&quot;&quot;;COM.MICROSOFT.CONCAT(&quot;&quot;&quot;&quot;;[.$C$1];&quot;&quot;&quot;&quot;;&quot;:&quot;;&quot;&quot;&quot;&quot;;[.$C15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59]=&quot;&quot;;&quot;&quot;;COM.MICROSOFT.CONCAT(&quot;{&quot;; IF([.$A159]=&quot;&quot;;&quot;&quot;;COM.MICROSOFT.CONCAT(&quot;&quot;&quot;&quot;;[.$A$1];&quot;&quot;&quot;&quot;;&quot;:&quot;;&quot;&quot;&quot;&quot;;[.$A159]; &quot;&quot;&quot;&quot;;&quot;,&quot;)); IF([.$B159]=&quot;&quot;;&quot;&quot;;COM.MICROSOFT.CONCAT(&quot;&quot;&quot;&quot;;[.$B$1];&quot;&quot;&quot;&quot;;&quot;:&quot;;&quot;&quot;&quot;&quot;;[.$B159]; &quot;&quot;&quot;&quot;;&quot;,&quot;)); IF([.$C159]=&quot;&quot;;&quot;&quot;;COM.MICROSOFT.CONCAT(&quot;&quot;&quot;&quot;;[.$C$1];&quot;&quot;&quot;&quot;;&quot;:&quot;;&quot;&quot;&quot;&quot;;[.$C15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60]=&quot;&quot;;&quot;&quot;;COM.MICROSOFT.CONCAT(&quot;{&quot;; IF([.$A160]=&quot;&quot;;&quot;&quot;;COM.MICROSOFT.CONCAT(&quot;&quot;&quot;&quot;;[.$A$1];&quot;&quot;&quot;&quot;;&quot;:&quot;;&quot;&quot;&quot;&quot;;[.$A160]; &quot;&quot;&quot;&quot;;&quot;,&quot;)); IF([.$B160]=&quot;&quot;;&quot;&quot;;COM.MICROSOFT.CONCAT(&quot;&quot;&quot;&quot;;[.$B$1];&quot;&quot;&quot;&quot;;&quot;:&quot;;&quot;&quot;&quot;&quot;;[.$B160]; &quot;&quot;&quot;&quot;;&quot;,&quot;)); IF([.$C160]=&quot;&quot;;&quot;&quot;;COM.MICROSOFT.CONCAT(&quot;&quot;&quot;&quot;;[.$C$1];&quot;&quot;&quot;&quot;;&quot;:&quot;;&quot;&quot;&quot;&quot;;[.$C16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61]=&quot;&quot;;&quot;&quot;;COM.MICROSOFT.CONCAT(&quot;{&quot;; IF([.$A161]=&quot;&quot;;&quot;&quot;;COM.MICROSOFT.CONCAT(&quot;&quot;&quot;&quot;;[.$A$1];&quot;&quot;&quot;&quot;;&quot;:&quot;;&quot;&quot;&quot;&quot;;[.$A161]; &quot;&quot;&quot;&quot;;&quot;,&quot;)); IF([.$B161]=&quot;&quot;;&quot;&quot;;COM.MICROSOFT.CONCAT(&quot;&quot;&quot;&quot;;[.$B$1];&quot;&quot;&quot;&quot;;&quot;:&quot;;&quot;&quot;&quot;&quot;;[.$B161]; &quot;&quot;&quot;&quot;;&quot;,&quot;)); IF([.$C161]=&quot;&quot;;&quot;&quot;;COM.MICROSOFT.CONCAT(&quot;&quot;&quot;&quot;;[.$C$1];&quot;&quot;&quot;&quot;;&quot;:&quot;;&quot;&quot;&quot;&quot;;[.$C16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62]=&quot;&quot;;&quot;&quot;;COM.MICROSOFT.CONCAT(&quot;{&quot;; IF([.$A162]=&quot;&quot;;&quot;&quot;;COM.MICROSOFT.CONCAT(&quot;&quot;&quot;&quot;;[.$A$1];&quot;&quot;&quot;&quot;;&quot;:&quot;;&quot;&quot;&quot;&quot;;[.$A162]; &quot;&quot;&quot;&quot;;&quot;,&quot;)); IF([.$B162]=&quot;&quot;;&quot;&quot;;COM.MICROSOFT.CONCAT(&quot;&quot;&quot;&quot;;[.$B$1];&quot;&quot;&quot;&quot;;&quot;:&quot;;&quot;&quot;&quot;&quot;;[.$B162]; &quot;&quot;&quot;&quot;;&quot;,&quot;)); IF([.$C162]=&quot;&quot;;&quot;&quot;;COM.MICROSOFT.CONCAT(&quot;&quot;&quot;&quot;;[.$C$1];&quot;&quot;&quot;&quot;;&quot;:&quot;;&quot;&quot;&quot;&quot;;[.$C16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63]=&quot;&quot;;&quot;&quot;;COM.MICROSOFT.CONCAT(&quot;{&quot;; IF([.$A163]=&quot;&quot;;&quot;&quot;;COM.MICROSOFT.CONCAT(&quot;&quot;&quot;&quot;;[.$A$1];&quot;&quot;&quot;&quot;;&quot;:&quot;;&quot;&quot;&quot;&quot;;[.$A163]; &quot;&quot;&quot;&quot;;&quot;,&quot;)); IF([.$B163]=&quot;&quot;;&quot;&quot;;COM.MICROSOFT.CONCAT(&quot;&quot;&quot;&quot;;[.$B$1];&quot;&quot;&quot;&quot;;&quot;:&quot;;&quot;&quot;&quot;&quot;;[.$B163]; &quot;&quot;&quot;&quot;;&quot;,&quot;)); IF([.$C163]=&quot;&quot;;&quot;&quot;;COM.MICROSOFT.CONCAT(&quot;&quot;&quot;&quot;;[.$C$1];&quot;&quot;&quot;&quot;;&quot;:&quot;;&quot;&quot;&quot;&quot;;[.$C16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64]=&quot;&quot;;&quot;&quot;;COM.MICROSOFT.CONCAT(&quot;{&quot;; IF([.$A164]=&quot;&quot;;&quot;&quot;;COM.MICROSOFT.CONCAT(&quot;&quot;&quot;&quot;;[.$A$1];&quot;&quot;&quot;&quot;;&quot;:&quot;;&quot;&quot;&quot;&quot;;[.$A164]; &quot;&quot;&quot;&quot;;&quot;,&quot;)); IF([.$B164]=&quot;&quot;;&quot;&quot;;COM.MICROSOFT.CONCAT(&quot;&quot;&quot;&quot;;[.$B$1];&quot;&quot;&quot;&quot;;&quot;:&quot;;&quot;&quot;&quot;&quot;;[.$B164]; &quot;&quot;&quot;&quot;;&quot;,&quot;)); IF([.$C164]=&quot;&quot;;&quot;&quot;;COM.MICROSOFT.CONCAT(&quot;&quot;&quot;&quot;;[.$C$1];&quot;&quot;&quot;&quot;;&quot;:&quot;;&quot;&quot;&quot;&quot;;[.$C16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65]=&quot;&quot;;&quot;&quot;;COM.MICROSOFT.CONCAT(&quot;{&quot;; IF([.$A165]=&quot;&quot;;&quot;&quot;;COM.MICROSOFT.CONCAT(&quot;&quot;&quot;&quot;;[.$A$1];&quot;&quot;&quot;&quot;;&quot;:&quot;;&quot;&quot;&quot;&quot;;[.$A165]; &quot;&quot;&quot;&quot;;&quot;,&quot;)); IF([.$B165]=&quot;&quot;;&quot;&quot;;COM.MICROSOFT.CONCAT(&quot;&quot;&quot;&quot;;[.$B$1];&quot;&quot;&quot;&quot;;&quot;:&quot;;&quot;&quot;&quot;&quot;;[.$B165]; &quot;&quot;&quot;&quot;;&quot;,&quot;)); IF([.$C165]=&quot;&quot;;&quot;&quot;;COM.MICROSOFT.CONCAT(&quot;&quot;&quot;&quot;;[.$C$1];&quot;&quot;&quot;&quot;;&quot;:&quot;;&quot;&quot;&quot;&quot;;[.$C16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66]=&quot;&quot;;&quot;&quot;;COM.MICROSOFT.CONCAT(&quot;{&quot;; IF([.$A166]=&quot;&quot;;&quot;&quot;;COM.MICROSOFT.CONCAT(&quot;&quot;&quot;&quot;;[.$A$1];&quot;&quot;&quot;&quot;;&quot;:&quot;;&quot;&quot;&quot;&quot;;[.$A166]; &quot;&quot;&quot;&quot;;&quot;,&quot;)); IF([.$B166]=&quot;&quot;;&quot;&quot;;COM.MICROSOFT.CONCAT(&quot;&quot;&quot;&quot;;[.$B$1];&quot;&quot;&quot;&quot;;&quot;:&quot;;&quot;&quot;&quot;&quot;;[.$B166]; &quot;&quot;&quot;&quot;;&quot;,&quot;)); IF([.$C166]=&quot;&quot;;&quot;&quot;;COM.MICROSOFT.CONCAT(&quot;&quot;&quot;&quot;;[.$C$1];&quot;&quot;&quot;&quot;;&quot;:&quot;;&quot;&quot;&quot;&quot;;[.$C16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67]=&quot;&quot;;&quot;&quot;;COM.MICROSOFT.CONCAT(&quot;{&quot;; IF([.$A167]=&quot;&quot;;&quot;&quot;;COM.MICROSOFT.CONCAT(&quot;&quot;&quot;&quot;;[.$A$1];&quot;&quot;&quot;&quot;;&quot;:&quot;;&quot;&quot;&quot;&quot;;[.$A167]; &quot;&quot;&quot;&quot;;&quot;,&quot;)); IF([.$B167]=&quot;&quot;;&quot;&quot;;COM.MICROSOFT.CONCAT(&quot;&quot;&quot;&quot;;[.$B$1];&quot;&quot;&quot;&quot;;&quot;:&quot;;&quot;&quot;&quot;&quot;;[.$B167]; &quot;&quot;&quot;&quot;;&quot;,&quot;)); IF([.$C167]=&quot;&quot;;&quot;&quot;;COM.MICROSOFT.CONCAT(&quot;&quot;&quot;&quot;;[.$C$1];&quot;&quot;&quot;&quot;;&quot;:&quot;;&quot;&quot;&quot;&quot;;[.$C16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68]=&quot;&quot;;&quot;&quot;;COM.MICROSOFT.CONCAT(&quot;{&quot;; IF([.$A168]=&quot;&quot;;&quot;&quot;;COM.MICROSOFT.CONCAT(&quot;&quot;&quot;&quot;;[.$A$1];&quot;&quot;&quot;&quot;;&quot;:&quot;;&quot;&quot;&quot;&quot;;[.$A168]; &quot;&quot;&quot;&quot;;&quot;,&quot;)); IF([.$B168]=&quot;&quot;;&quot;&quot;;COM.MICROSOFT.CONCAT(&quot;&quot;&quot;&quot;;[.$B$1];&quot;&quot;&quot;&quot;;&quot;:&quot;;&quot;&quot;&quot;&quot;;[.$B168]; &quot;&quot;&quot;&quot;;&quot;,&quot;)); IF([.$C168]=&quot;&quot;;&quot;&quot;;COM.MICROSOFT.CONCAT(&quot;&quot;&quot;&quot;;[.$C$1];&quot;&quot;&quot;&quot;;&quot;:&quot;;&quot;&quot;&quot;&quot;;[.$C16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69]=&quot;&quot;;&quot;&quot;;COM.MICROSOFT.CONCAT(&quot;{&quot;; IF([.$A169]=&quot;&quot;;&quot;&quot;;COM.MICROSOFT.CONCAT(&quot;&quot;&quot;&quot;;[.$A$1];&quot;&quot;&quot;&quot;;&quot;:&quot;;&quot;&quot;&quot;&quot;;[.$A169]; &quot;&quot;&quot;&quot;;&quot;,&quot;)); IF([.$B169]=&quot;&quot;;&quot;&quot;;COM.MICROSOFT.CONCAT(&quot;&quot;&quot;&quot;;[.$B$1];&quot;&quot;&quot;&quot;;&quot;:&quot;;&quot;&quot;&quot;&quot;;[.$B169]; &quot;&quot;&quot;&quot;;&quot;,&quot;)); IF([.$C169]=&quot;&quot;;&quot;&quot;;COM.MICROSOFT.CONCAT(&quot;&quot;&quot;&quot;;[.$C$1];&quot;&quot;&quot;&quot;;&quot;:&quot;;&quot;&quot;&quot;&quot;;[.$C16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70]=&quot;&quot;;&quot;&quot;;COM.MICROSOFT.CONCAT(&quot;{&quot;; IF([.$A170]=&quot;&quot;;&quot;&quot;;COM.MICROSOFT.CONCAT(&quot;&quot;&quot;&quot;;[.$A$1];&quot;&quot;&quot;&quot;;&quot;:&quot;;&quot;&quot;&quot;&quot;;[.$A170]; &quot;&quot;&quot;&quot;;&quot;,&quot;)); IF([.$B170]=&quot;&quot;;&quot;&quot;;COM.MICROSOFT.CONCAT(&quot;&quot;&quot;&quot;;[.$B$1];&quot;&quot;&quot;&quot;;&quot;:&quot;;&quot;&quot;&quot;&quot;;[.$B170]; &quot;&quot;&quot;&quot;;&quot;,&quot;)); IF([.$C170]=&quot;&quot;;&quot;&quot;;COM.MICROSOFT.CONCAT(&quot;&quot;&quot;&quot;;[.$C$1];&quot;&quot;&quot;&quot;;&quot;:&quot;;&quot;&quot;&quot;&quot;;[.$C17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71]=&quot;&quot;;&quot;&quot;;COM.MICROSOFT.CONCAT(&quot;{&quot;; IF([.$A171]=&quot;&quot;;&quot;&quot;;COM.MICROSOFT.CONCAT(&quot;&quot;&quot;&quot;;[.$A$1];&quot;&quot;&quot;&quot;;&quot;:&quot;;&quot;&quot;&quot;&quot;;[.$A171]; &quot;&quot;&quot;&quot;;&quot;,&quot;)); IF([.$B171]=&quot;&quot;;&quot;&quot;;COM.MICROSOFT.CONCAT(&quot;&quot;&quot;&quot;;[.$B$1];&quot;&quot;&quot;&quot;;&quot;:&quot;;&quot;&quot;&quot;&quot;;[.$B171]; &quot;&quot;&quot;&quot;;&quot;,&quot;)); IF([.$C171]=&quot;&quot;;&quot;&quot;;COM.MICROSOFT.CONCAT(&quot;&quot;&quot;&quot;;[.$C$1];&quot;&quot;&quot;&quot;;&quot;:&quot;;&quot;&quot;&quot;&quot;;[.$C17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72]=&quot;&quot;;&quot;&quot;;COM.MICROSOFT.CONCAT(&quot;{&quot;; IF([.$A172]=&quot;&quot;;&quot;&quot;;COM.MICROSOFT.CONCAT(&quot;&quot;&quot;&quot;;[.$A$1];&quot;&quot;&quot;&quot;;&quot;:&quot;;&quot;&quot;&quot;&quot;;[.$A172]; &quot;&quot;&quot;&quot;;&quot;,&quot;)); IF([.$B172]=&quot;&quot;;&quot;&quot;;COM.MICROSOFT.CONCAT(&quot;&quot;&quot;&quot;;[.$B$1];&quot;&quot;&quot;&quot;;&quot;:&quot;;&quot;&quot;&quot;&quot;;[.$B172]; &quot;&quot;&quot;&quot;;&quot;,&quot;)); IF([.$C172]=&quot;&quot;;&quot;&quot;;COM.MICROSOFT.CONCAT(&quot;&quot;&quot;&quot;;[.$C$1];&quot;&quot;&quot;&quot;;&quot;:&quot;;&quot;&quot;&quot;&quot;;[.$C17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73]=&quot;&quot;;&quot;&quot;;COM.MICROSOFT.CONCAT(&quot;{&quot;; IF([.$A173]=&quot;&quot;;&quot;&quot;;COM.MICROSOFT.CONCAT(&quot;&quot;&quot;&quot;;[.$A$1];&quot;&quot;&quot;&quot;;&quot;:&quot;;&quot;&quot;&quot;&quot;;[.$A173]; &quot;&quot;&quot;&quot;;&quot;,&quot;)); IF([.$B173]=&quot;&quot;;&quot;&quot;;COM.MICROSOFT.CONCAT(&quot;&quot;&quot;&quot;;[.$B$1];&quot;&quot;&quot;&quot;;&quot;:&quot;;&quot;&quot;&quot;&quot;;[.$B173]; &quot;&quot;&quot;&quot;;&quot;,&quot;)); IF([.$C173]=&quot;&quot;;&quot;&quot;;COM.MICROSOFT.CONCAT(&quot;&quot;&quot;&quot;;[.$C$1];&quot;&quot;&quot;&quot;;&quot;:&quot;;&quot;&quot;&quot;&quot;;[.$C17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74]=&quot;&quot;;&quot;&quot;;COM.MICROSOFT.CONCAT(&quot;{&quot;; IF([.$A174]=&quot;&quot;;&quot;&quot;;COM.MICROSOFT.CONCAT(&quot;&quot;&quot;&quot;;[.$A$1];&quot;&quot;&quot;&quot;;&quot;:&quot;;&quot;&quot;&quot;&quot;;[.$A174]; &quot;&quot;&quot;&quot;;&quot;,&quot;)); IF([.$B174]=&quot;&quot;;&quot;&quot;;COM.MICROSOFT.CONCAT(&quot;&quot;&quot;&quot;;[.$B$1];&quot;&quot;&quot;&quot;;&quot;:&quot;;&quot;&quot;&quot;&quot;;[.$B174]; &quot;&quot;&quot;&quot;;&quot;,&quot;)); IF([.$C174]=&quot;&quot;;&quot;&quot;;COM.MICROSOFT.CONCAT(&quot;&quot;&quot;&quot;;[.$C$1];&quot;&quot;&quot;&quot;;&quot;:&quot;;&quot;&quot;&quot;&quot;;[.$C17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75]=&quot;&quot;;&quot;&quot;;COM.MICROSOFT.CONCAT(&quot;{&quot;; IF([.$A175]=&quot;&quot;;&quot;&quot;;COM.MICROSOFT.CONCAT(&quot;&quot;&quot;&quot;;[.$A$1];&quot;&quot;&quot;&quot;;&quot;:&quot;;&quot;&quot;&quot;&quot;;[.$A175]; &quot;&quot;&quot;&quot;;&quot;,&quot;)); IF([.$B175]=&quot;&quot;;&quot;&quot;;COM.MICROSOFT.CONCAT(&quot;&quot;&quot;&quot;;[.$B$1];&quot;&quot;&quot;&quot;;&quot;:&quot;;&quot;&quot;&quot;&quot;;[.$B175]; &quot;&quot;&quot;&quot;;&quot;,&quot;)); IF([.$C175]=&quot;&quot;;&quot;&quot;;COM.MICROSOFT.CONCAT(&quot;&quot;&quot;&quot;;[.$C$1];&quot;&quot;&quot;&quot;;&quot;:&quot;;&quot;&quot;&quot;&quot;;[.$C17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76]=&quot;&quot;;&quot;&quot;;COM.MICROSOFT.CONCAT(&quot;{&quot;; IF([.$A176]=&quot;&quot;;&quot;&quot;;COM.MICROSOFT.CONCAT(&quot;&quot;&quot;&quot;;[.$A$1];&quot;&quot;&quot;&quot;;&quot;:&quot;;&quot;&quot;&quot;&quot;;[.$A176]; &quot;&quot;&quot;&quot;;&quot;,&quot;)); IF([.$B176]=&quot;&quot;;&quot;&quot;;COM.MICROSOFT.CONCAT(&quot;&quot;&quot;&quot;;[.$B$1];&quot;&quot;&quot;&quot;;&quot;:&quot;;&quot;&quot;&quot;&quot;;[.$B176]; &quot;&quot;&quot;&quot;;&quot;,&quot;)); IF([.$C176]=&quot;&quot;;&quot;&quot;;COM.MICROSOFT.CONCAT(&quot;&quot;&quot;&quot;;[.$C$1];&quot;&quot;&quot;&quot;;&quot;:&quot;;&quot;&quot;&quot;&quot;;[.$C17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77]=&quot;&quot;;&quot;&quot;;COM.MICROSOFT.CONCAT(&quot;{&quot;; IF([.$A177]=&quot;&quot;;&quot;&quot;;COM.MICROSOFT.CONCAT(&quot;&quot;&quot;&quot;;[.$A$1];&quot;&quot;&quot;&quot;;&quot;:&quot;;&quot;&quot;&quot;&quot;;[.$A177]; &quot;&quot;&quot;&quot;;&quot;,&quot;)); IF([.$B177]=&quot;&quot;;&quot;&quot;;COM.MICROSOFT.CONCAT(&quot;&quot;&quot;&quot;;[.$B$1];&quot;&quot;&quot;&quot;;&quot;:&quot;;&quot;&quot;&quot;&quot;;[.$B177]; &quot;&quot;&quot;&quot;;&quot;,&quot;)); IF([.$C177]=&quot;&quot;;&quot;&quot;;COM.MICROSOFT.CONCAT(&quot;&quot;&quot;&quot;;[.$C$1];&quot;&quot;&quot;&quot;;&quot;:&quot;;&quot;&quot;&quot;&quot;;[.$C177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78]=&quot;&quot;;&quot;&quot;;COM.MICROSOFT.CONCAT(&quot;{&quot;; IF([.$A178]=&quot;&quot;;&quot;&quot;;COM.MICROSOFT.CONCAT(&quot;&quot;&quot;&quot;;[.$A$1];&quot;&quot;&quot;&quot;;&quot;:&quot;;&quot;&quot;&quot;&quot;;[.$A178]; &quot;&quot;&quot;&quot;;&quot;,&quot;)); IF([.$B178]=&quot;&quot;;&quot;&quot;;COM.MICROSOFT.CONCAT(&quot;&quot;&quot;&quot;;[.$B$1];&quot;&quot;&quot;&quot;;&quot;:&quot;;&quot;&quot;&quot;&quot;;[.$B178]; &quot;&quot;&quot;&quot;;&quot;,&quot;)); IF([.$C178]=&quot;&quot;;&quot;&quot;;COM.MICROSOFT.CONCAT(&quot;&quot;&quot;&quot;;[.$C$1];&quot;&quot;&quot;&quot;;&quot;:&quot;;&quot;&quot;&quot;&quot;;[.$C178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79]=&quot;&quot;;&quot;&quot;;COM.MICROSOFT.CONCAT(&quot;{&quot;; IF([.$A179]=&quot;&quot;;&quot;&quot;;COM.MICROSOFT.CONCAT(&quot;&quot;&quot;&quot;;[.$A$1];&quot;&quot;&quot;&quot;;&quot;:&quot;;&quot;&quot;&quot;&quot;;[.$A179]; &quot;&quot;&quot;&quot;;&quot;,&quot;)); IF([.$B179]=&quot;&quot;;&quot;&quot;;COM.MICROSOFT.CONCAT(&quot;&quot;&quot;&quot;;[.$B$1];&quot;&quot;&quot;&quot;;&quot;:&quot;;&quot;&quot;&quot;&quot;;[.$B179]; &quot;&quot;&quot;&quot;;&quot;,&quot;)); IF([.$C179]=&quot;&quot;;&quot;&quot;;COM.MICROSOFT.CONCAT(&quot;&quot;&quot;&quot;;[.$C$1];&quot;&quot;&quot;&quot;;&quot;:&quot;;&quot;&quot;&quot;&quot;;[.$C179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80]=&quot;&quot;;&quot;&quot;;COM.MICROSOFT.CONCAT(&quot;{&quot;; IF([.$A180]=&quot;&quot;;&quot;&quot;;COM.MICROSOFT.CONCAT(&quot;&quot;&quot;&quot;;[.$A$1];&quot;&quot;&quot;&quot;;&quot;:&quot;;&quot;&quot;&quot;&quot;;[.$A180]; &quot;&quot;&quot;&quot;;&quot;,&quot;)); IF([.$B180]=&quot;&quot;;&quot;&quot;;COM.MICROSOFT.CONCAT(&quot;&quot;&quot;&quot;;[.$B$1];&quot;&quot;&quot;&quot;;&quot;:&quot;;&quot;&quot;&quot;&quot;;[.$B180]; &quot;&quot;&quot;&quot;;&quot;,&quot;)); IF([.$C180]=&quot;&quot;;&quot;&quot;;COM.MICROSOFT.CONCAT(&quot;&quot;&quot;&quot;;[.$C$1];&quot;&quot;&quot;&quot;;&quot;:&quot;;&quot;&quot;&quot;&quot;;[.$C180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81]=&quot;&quot;;&quot;&quot;;COM.MICROSOFT.CONCAT(&quot;{&quot;; IF([.$A181]=&quot;&quot;;&quot;&quot;;COM.MICROSOFT.CONCAT(&quot;&quot;&quot;&quot;;[.$A$1];&quot;&quot;&quot;&quot;;&quot;:&quot;;&quot;&quot;&quot;&quot;;[.$A181]; &quot;&quot;&quot;&quot;;&quot;,&quot;)); IF([.$B181]=&quot;&quot;;&quot;&quot;;COM.MICROSOFT.CONCAT(&quot;&quot;&quot;&quot;;[.$B$1];&quot;&quot;&quot;&quot;;&quot;:&quot;;&quot;&quot;&quot;&quot;;[.$B181]; &quot;&quot;&quot;&quot;;&quot;,&quot;)); IF([.$C181]=&quot;&quot;;&quot;&quot;;COM.MICROSOFT.CONCAT(&quot;&quot;&quot;&quot;;[.$C$1];&quot;&quot;&quot;&quot;;&quot;:&quot;;&quot;&quot;&quot;&quot;;[.$C181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82]=&quot;&quot;;&quot;&quot;;COM.MICROSOFT.CONCAT(&quot;{&quot;; IF([.$A182]=&quot;&quot;;&quot;&quot;;COM.MICROSOFT.CONCAT(&quot;&quot;&quot;&quot;;[.$A$1];&quot;&quot;&quot;&quot;;&quot;:&quot;;&quot;&quot;&quot;&quot;;[.$A182]; &quot;&quot;&quot;&quot;;&quot;,&quot;)); IF([.$B182]=&quot;&quot;;&quot;&quot;;COM.MICROSOFT.CONCAT(&quot;&quot;&quot;&quot;;[.$B$1];&quot;&quot;&quot;&quot;;&quot;:&quot;;&quot;&quot;&quot;&quot;;[.$B182]; &quot;&quot;&quot;&quot;;&quot;,&quot;)); IF([.$C182]=&quot;&quot;;&quot;&quot;;COM.MICROSOFT.CONCAT(&quot;&quot;&quot;&quot;;[.$C$1];&quot;&quot;&quot;&quot;;&quot;:&quot;;&quot;&quot;&quot;&quot;;[.$C182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83]=&quot;&quot;;&quot;&quot;;COM.MICROSOFT.CONCAT(&quot;{&quot;; IF([.$A183]=&quot;&quot;;&quot;&quot;;COM.MICROSOFT.CONCAT(&quot;&quot;&quot;&quot;;[.$A$1];&quot;&quot;&quot;&quot;;&quot;:&quot;;&quot;&quot;&quot;&quot;;[.$A183]; &quot;&quot;&quot;&quot;;&quot;,&quot;)); IF([.$B183]=&quot;&quot;;&quot;&quot;;COM.MICROSOFT.CONCAT(&quot;&quot;&quot;&quot;;[.$B$1];&quot;&quot;&quot;&quot;;&quot;:&quot;;&quot;&quot;&quot;&quot;;[.$B183]; &quot;&quot;&quot;&quot;;&quot;,&quot;)); IF([.$C183]=&quot;&quot;;&quot;&quot;;COM.MICROSOFT.CONCAT(&quot;&quot;&quot;&quot;;[.$C$1];&quot;&quot;&quot;&quot;;&quot;:&quot;;&quot;&quot;&quot;&quot;;[.$C183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84]=&quot;&quot;;&quot;&quot;;COM.MICROSOFT.CONCAT(&quot;{&quot;; IF([.$A184]=&quot;&quot;;&quot;&quot;;COM.MICROSOFT.CONCAT(&quot;&quot;&quot;&quot;;[.$A$1];&quot;&quot;&quot;&quot;;&quot;:&quot;;&quot;&quot;&quot;&quot;;[.$A184]; &quot;&quot;&quot;&quot;;&quot;,&quot;)); IF([.$B184]=&quot;&quot;;&quot;&quot;;COM.MICROSOFT.CONCAT(&quot;&quot;&quot;&quot;;[.$B$1];&quot;&quot;&quot;&quot;;&quot;:&quot;;&quot;&quot;&quot;&quot;;[.$B184]; &quot;&quot;&quot;&quot;;&quot;,&quot;)); IF([.$C184]=&quot;&quot;;&quot;&quot;;COM.MICROSOFT.CONCAT(&quot;&quot;&quot;&quot;;[.$C$1];&quot;&quot;&quot;&quot;;&quot;:&quot;;&quot;&quot;&quot;&quot;;[.$C184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85]=&quot;&quot;;&quot;&quot;;COM.MICROSOFT.CONCAT(&quot;{&quot;; IF([.$A185]=&quot;&quot;;&quot;&quot;;COM.MICROSOFT.CONCAT(&quot;&quot;&quot;&quot;;[.$A$1];&quot;&quot;&quot;&quot;;&quot;:&quot;;&quot;&quot;&quot;&quot;;[.$A185]; &quot;&quot;&quot;&quot;;&quot;,&quot;)); IF([.$B185]=&quot;&quot;;&quot;&quot;;COM.MICROSOFT.CONCAT(&quot;&quot;&quot;&quot;;[.$B$1];&quot;&quot;&quot;&quot;;&quot;:&quot;;&quot;&quot;&quot;&quot;;[.$B185]; &quot;&quot;&quot;&quot;;&quot;,&quot;)); IF([.$C185]=&quot;&quot;;&quot;&quot;;COM.MICROSOFT.CONCAT(&quot;&quot;&quot;&quot;;[.$C$1];&quot;&quot;&quot;&quot;;&quot;:&quot;;&quot;&quot;&quot;&quot;;[.$C185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86]=&quot;&quot;;&quot;&quot;;COM.MICROSOFT.CONCAT(&quot;{&quot;; IF([.$A186]=&quot;&quot;;&quot;&quot;;COM.MICROSOFT.CONCAT(&quot;&quot;&quot;&quot;;[.$A$1];&quot;&quot;&quot;&quot;;&quot;:&quot;;&quot;&quot;&quot;&quot;;[.$A186]; &quot;&quot;&quot;&quot;;&quot;,&quot;)); IF([.$B186]=&quot;&quot;;&quot;&quot;;COM.MICROSOFT.CONCAT(&quot;&quot;&quot;&quot;;[.$B$1];&quot;&quot;&quot;&quot;;&quot;:&quot;;&quot;&quot;&quot;&quot;;[.$B186]; &quot;&quot;&quot;&quot;;&quot;,&quot;)); IF([.$C186]=&quot;&quot;;&quot;&quot;;COM.MICROSOFT.CONCAT(&quot;&quot;&quot;&quot;;[.$C$1];&quot;&quot;&quot;&quot;;&quot;:&quot;;&quot;&quot;&quot;&quot;;[.$C186]; &quot;&quot;&quot;&quot;;&quot;,&quot;));&quot;},&quot;))">
            <text:p/>
          </table:table-cell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5" table:formula="of:=IF([.$A187]=&quot;&quot;;&quot;&quot;;COM.MICROSOFT.CONCAT(&quot;{&quot;; IF([.$A187]=&quot;&quot;;&quot;&quot;;COM.MICROSOFT.CONCAT(&quot;&quot;&quot;&quot;;[.$A$1];&quot;&quot;&quot;&quot;;&quot;:&quot;;&quot;&quot;&quot;&quot;;[.$A187]; &quot;&quot;&quot;&quot;;&quot;,&quot;)); IF([.$B187]=&quot;&quot;;&quot;&quot;;COM.MICROSOFT.CONCAT(&quot;&quot;&quot;&quot;;[.$B$1];&quot;&quot;&quot;&quot;;&quot;:&quot;;&quot;&quot;&quot;&quot;;[.$B187]; &quot;&quot;&quot;&quot;;&quot;,&quot;)); IF([.$C187]=&quot;&quot;;&quot;&quot;;COM.MICROSOFT.CONCAT(&quot;&quot;&quot;&quot;;[.$C$1];&quot;&quot;&quot;&quot;;&quot;:&quot;;&quot;&quot;&quot;&quot;;[.$C187]; &quot;&quot;&quot;&quot;;&quot;,&quot;));&quot;},&quot;))">
            <text:p/>
          </table:table-cell>
          <table:table-cell table:number-columns-repeated="1016"/>
        </table:table-row>
        <table:table-row table:style-name="ro1" table:number-rows-repeated="104838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pecial-moves" table:style-name="ta1"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Surf</text:p>
          </table:table-cell>
          <table:table-cell/>
          <table:table-cell table:formula="of:=COM.MICROSOFT.CONCAT(&quot;{ID:&quot;;&quot;&quot;&quot;&quot;;[.A2];&quot;&quot;&quot;&quot;;&quot;, &quot;; &quot;move:&quot;; &quot;&quot;&quot;&quot;; [.B2]; &quot;&quot;&quot;&quot;;&quot;},&quot;)" office:value-type="string" office:string-value="{ID:&quot;PIKACHU&quot;, move:&quot;Surf&quot;}," calcext:value-type="string">
            <text:p>{ID:"PIKACHU", move:"Surf"},</text:p>
          </table:table-cell>
        </table:table-row>
        <table:table-row table:style-name="ro1">
          <table:table-cell office:value-type="string" calcext:value-type="string">
            <text:p>DRAGONITE</text:p>
          </table:table-cell>
          <table:table-cell office:value-type="string" calcext:value-type="string">
            <text:p>Draco Meteor</text:p>
          </table:table-cell>
          <table:table-cell/>
          <table:table-cell table:formula="of:=COM.MICROSOFT.CONCAT(&quot;{ID:&quot;;&quot;&quot;&quot;&quot;;[.A3];&quot;&quot;&quot;&quot;;&quot;, &quot;; &quot;move:&quot;; &quot;&quot;&quot;&quot;; [.B3]; &quot;&quot;&quot;&quot;;&quot;},&quot;)" office:value-type="string" office:string-value="{ID:&quot;DRAGONITE&quot;, move:&quot;Draco Meteor&quot;}," calcext:value-type="string">
            <text:p>{ID:"DRAGONITE", move:"Draco Meteor"},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office:value-type="string" calcext:value-type="string">
            <text:p>Frenzy Plant</text:p>
          </table:table-cell>
          <table:table-cell/>
          <table:table-cell table:formula="of:=COM.MICROSOFT.CONCAT(&quot;{ID:&quot;;&quot;&quot;&quot;&quot;;[.A4];&quot;&quot;&quot;&quot;;&quot;, &quot;; &quot;move:&quot;; &quot;&quot;&quot;&quot;; [.B4]; &quot;&quot;&quot;&quot;;&quot;},&quot;)" office:value-type="string" office:string-value="{ID:&quot;VENUSAUR&quot;, move:&quot;Frenzy Plant&quot;}," calcext:value-type="string">
            <text:p>{ID:"VENUSAUR", move:"Frenzy Plant"},</text:p>
          </table:table-cell>
        </table:table-row>
        <table:table-row table:style-name="ro1">
          <table:table-cell office:value-type="string" calcext:value-type="string">
            <text:p>AMPHAROS</text:p>
          </table:table-cell>
          <table:table-cell office:value-type="string" calcext:value-type="string">
            <text:p>Dragon Pulse</text:p>
          </table:table-cell>
          <table:table-cell/>
          <table:table-cell table:formula="of:=COM.MICROSOFT.CONCAT(&quot;{ID:&quot;;&quot;&quot;&quot;&quot;;[.A5];&quot;&quot;&quot;&quot;;&quot;, &quot;; &quot;move:&quot;; &quot;&quot;&quot;&quot;; [.B5]; &quot;&quot;&quot;&quot;;&quot;},&quot;)" office:value-type="string" office:string-value="{ID:&quot;AMPHAROS&quot;, move:&quot;Dragon Pulse&quot;}," calcext:value-type="string">
            <text:p>{ID:"AMPHAROS", move:"Dragon Pulse"},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office:value-type="string" calcext:value-type="string">
            <text:p>Blast Burn</text:p>
          </table:table-cell>
          <table:table-cell/>
          <table:table-cell table:formula="of:=COM.MICROSOFT.CONCAT(&quot;{ID:&quot;;&quot;&quot;&quot;&quot;;[.A6];&quot;&quot;&quot;&quot;;&quot;, &quot;; &quot;move:&quot;; &quot;&quot;&quot;&quot;; [.B6]; &quot;&quot;&quot;&quot;;&quot;},&quot;)" office:value-type="string" office:string-value="{ID:&quot;CHARIZARD&quot;, move:&quot;Blast Burn&quot;}," calcext:value-type="string">
            <text:p>{ID:"CHARIZARD", move:"Blast Burn"},</text:p>
          </table:table-cell>
        </table:table-row>
        <table:table-row table:style-name="ro1">
          <table:table-cell office:value-type="string" calcext:value-type="string">
            <text:p>TYRANITAR</text:p>
          </table:table-cell>
          <table:table-cell office:value-type="string" calcext:value-type="string">
            <text:p>Smack Down</text:p>
          </table:table-cell>
          <table:table-cell/>
          <table:table-cell table:formula="of:=COM.MICROSOFT.CONCAT(&quot;{ID:&quot;;&quot;&quot;&quot;&quot;;[.A7];&quot;&quot;&quot;&quot;;&quot;, &quot;; &quot;move:&quot;; &quot;&quot;&quot;&quot;; [.B7]; &quot;&quot;&quot;&quot;;&quot;},&quot;)" office:value-type="string" office:string-value="{ID:&quot;TYRANITAR&quot;, move:&quot;Smack Down&quot;}," calcext:value-type="string">
            <text:p>{ID:"TYRANITAR", move:"Smack Down"},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office:value-type="string" calcext:value-type="string">
            <text:p>Hydro Cannon</text:p>
          </table:table-cell>
          <table:table-cell/>
          <table:table-cell table:formula="of:=COM.MICROSOFT.CONCAT(&quot;{ID:&quot;;&quot;&quot;&quot;&quot;;[.A8];&quot;&quot;&quot;&quot;;&quot;, &quot;; &quot;move:&quot;; &quot;&quot;&quot;&quot;; [.B8]; &quot;&quot;&quot;&quot;;&quot;},&quot;)" office:value-type="string" office:string-value="{ID:&quot;BLASTOISE&quot;, move:&quot;Hydro Cannon&quot;}," calcext:value-type="string">
            <text:p>{ID:"BLASTOISE", move:"Hydro Cannon"},</text:p>
          </table:table-cell>
        </table:table-row>
        <table:table-row table:style-name="ro1">
          <table:table-cell office:value-type="string" calcext:value-type="string">
            <text:p>EEVEE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9];&quot;&quot;&quot;&quot;;&quot;, &quot;; &quot;move:&quot;; &quot;&quot;&quot;&quot;; [.B9]; &quot;&quot;&quot;&quot;;&quot;},&quot;)" office:value-type="string" office:string-value="{ID:&quot;EEVEE&quot;, move:&quot;Last Resort&quot;}," calcext:value-type="string">
            <text:p>{ID:"EEVEE", move:"Last Resort"},</text:p>
          </table:table-cell>
        </table:table-row>
        <table:table-row table:style-name="ro1">
          <table:table-cell office:value-type="string" calcext:value-type="string">
            <text:p>VAPOREON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10];&quot;&quot;&quot;&quot;;&quot;, &quot;; &quot;move:&quot;; &quot;&quot;&quot;&quot;; [.B10]; &quot;&quot;&quot;&quot;;&quot;},&quot;)" office:value-type="string" office:string-value="{ID:&quot;VAPOREON&quot;, move:&quot;Last Resort&quot;}," calcext:value-type="string">
            <text:p>{ID:"VAPOREON", move:"Last Resort"},</text:p>
          </table:table-cell>
        </table:table-row>
        <table:table-row table:style-name="ro1">
          <table:table-cell office:value-type="string" calcext:value-type="string">
            <text:p>JOLTEON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11];&quot;&quot;&quot;&quot;;&quot;, &quot;; &quot;move:&quot;; &quot;&quot;&quot;&quot;; [.B11]; &quot;&quot;&quot;&quot;;&quot;},&quot;)" office:value-type="string" office:string-value="{ID:&quot;JOLTEON&quot;, move:&quot;Last Resort&quot;}," calcext:value-type="string">
            <text:p>{ID:"JOLTEON", move:"Last Resort"},</text:p>
          </table:table-cell>
        </table:table-row>
        <table:table-row table:style-name="ro1">
          <table:table-cell office:value-type="string" calcext:value-type="string">
            <text:p>FLAREON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12];&quot;&quot;&quot;&quot;;&quot;, &quot;; &quot;move:&quot;; &quot;&quot;&quot;&quot;; [.B12]; &quot;&quot;&quot;&quot;;&quot;},&quot;)" office:value-type="string" office:string-value="{ID:&quot;FLAREON&quot;, move:&quot;Last Resort&quot;}," calcext:value-type="string">
            <text:p>{ID:"FLAREON", move:"Last Resort"},</text:p>
          </table:table-cell>
        </table:table-row>
        <table:table-row table:style-name="ro1">
          <table:table-cell office:value-type="string" calcext:value-type="string">
            <text:p>ESPEON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13];&quot;&quot;&quot;&quot;;&quot;, &quot;; &quot;move:&quot;; &quot;&quot;&quot;&quot;; [.B13]; &quot;&quot;&quot;&quot;;&quot;},&quot;)" office:value-type="string" office:string-value="{ID:&quot;ESPEON&quot;, move:&quot;Last Resort&quot;}," calcext:value-type="string">
            <text:p>{ID:"ESPEON", move:"Last Resort"},</text:p>
          </table:table-cell>
        </table:table-row>
        <table:table-row table:style-name="ro1">
          <table:table-cell office:value-type="string" calcext:value-type="string">
            <text:p>UMBREON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14];&quot;&quot;&quot;&quot;;&quot;, &quot;; &quot;move:&quot;; &quot;&quot;&quot;&quot;; [.B14]; &quot;&quot;&quot;&quot;;&quot;},&quot;)" office:value-type="string" office:string-value="{ID:&quot;UMBREON&quot;, move:&quot;Last Resort&quot;}," calcext:value-type="string">
            <text:p>{ID:"UMBREON", move:"Last Resort"},</text:p>
          </table:table-cell>
        </table:table-row>
        <table:table-row table:style-name="ro1">
          <table:table-cell office:value-type="string" calcext:value-type="string">
            <text:p>LEAFEON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15];&quot;&quot;&quot;&quot;;&quot;, &quot;; &quot;move:&quot;; &quot;&quot;&quot;&quot;; [.B15]; &quot;&quot;&quot;&quot;;&quot;},&quot;)" office:value-type="string" office:string-value="{ID:&quot;LEAFEON&quot;, move:&quot;Last Resort&quot;}," calcext:value-type="string">
            <text:p>{ID:"LEAFEON", move:"Last Resort"},</text:p>
          </table:table-cell>
        </table:table-row>
        <table:table-row table:style-name="ro1">
          <table:table-cell office:value-type="string" calcext:value-type="string">
            <text:p>GLACEON</text:p>
          </table:table-cell>
          <table:table-cell office:value-type="string" calcext:value-type="string">
            <text:p>Last Resort</text:p>
          </table:table-cell>
          <table:table-cell/>
          <table:table-cell table:formula="of:=COM.MICROSOFT.CONCAT(&quot;{ID:&quot;;&quot;&quot;&quot;&quot;;[.A16];&quot;&quot;&quot;&quot;;&quot;, &quot;; &quot;move:&quot;; &quot;&quot;&quot;&quot;; [.B16]; &quot;&quot;&quot;&quot;;&quot;},&quot;)" office:value-type="string" office:string-value="{ID:&quot;GLACEON&quot;, move:&quot;Last Resort&quot;}," calcext:value-type="string">
            <text:p>{ID:"GLACEON", move:"Last Resort"},</text:p>
          </table:table-cell>
        </table:table-row>
        <table:table-row table:style-name="ro1">
          <table:table-cell office:value-type="string" calcext:value-type="string">
            <text:p>MEGANIUM</text:p>
          </table:table-cell>
          <table:table-cell office:value-type="string" calcext:value-type="string">
            <text:p>Frenzy Plant</text:p>
          </table:table-cell>
          <table:table-cell/>
          <table:table-cell table:formula="of:=COM.MICROSOFT.CONCAT(&quot;{ID:&quot;;&quot;&quot;&quot;&quot;;[.A17];&quot;&quot;&quot;&quot;;&quot;, &quot;; &quot;move:&quot;; &quot;&quot;&quot;&quot;; [.B17]; &quot;&quot;&quot;&quot;;&quot;},&quot;)" office:value-type="string" office:string-value="{ID:&quot;MEGANIUM&quot;, move:&quot;Frenzy Plant&quot;}," calcext:value-type="string">
            <text:p>{ID:"MEGANIUM", move:"Frenzy Plant"},</text:p>
          </table:table-cell>
        </table:table-row>
        <table:table-row table:style-name="ro1">
          <table:table-cell office:value-type="string" calcext:value-type="string">
            <text:p>METAGROSS</text:p>
          </table:table-cell>
          <table:table-cell office:value-type="string" calcext:value-type="string">
            <text:p>Meteor Mash</text:p>
          </table:table-cell>
          <table:table-cell/>
          <table:table-cell table:formula="of:=COM.MICROSOFT.CONCAT(&quot;{ID:&quot;;&quot;&quot;&quot;&quot;;[.A18];&quot;&quot;&quot;&quot;;&quot;, &quot;; &quot;move:&quot;; &quot;&quot;&quot;&quot;; [.B18]; &quot;&quot;&quot;&quot;;&quot;},&quot;)" office:value-type="string" office:string-value="{ID:&quot;METAGROSS&quot;, move:&quot;Meteor Mash&quot;}," calcext:value-type="string">
            <text:p>{ID:"METAGROSS", move:"Meteor Mash"},</text:p>
          </table:table-cell>
        </table:table-row>
        <table:table-row table:style-name="ro1">
          <table:table-cell office:value-type="string" calcext:value-type="string">
            <text:p>TYPHLOSION</text:p>
          </table:table-cell>
          <table:table-cell office:value-type="string" calcext:value-type="string">
            <text:p>Blast Burn</text:p>
          </table:table-cell>
          <table:table-cell/>
          <table:table-cell table:formula="of:=COM.MICROSOFT.CONCAT(&quot;{ID:&quot;;&quot;&quot;&quot;&quot;;[.A19];&quot;&quot;&quot;&quot;;&quot;, &quot;; &quot;move:&quot;; &quot;&quot;&quot;&quot;; [.B19]; &quot;&quot;&quot;&quot;;&quot;},&quot;)" office:value-type="string" office:string-value="{ID:&quot;TYPHLOSION&quot;, move:&quot;Blast Burn&quot;}," calcext:value-type="string">
            <text:p>{ID:"TYPHLOSION", move:"Blast Burn"},</text:p>
          </table:table-cell>
        </table:table-row>
        <table:table-row table:style-name="ro1">
          <table:table-cell office:value-type="string" calcext:value-type="string">
            <text:p>FERALIGATR</text:p>
          </table:table-cell>
          <table:table-cell office:value-type="string" calcext:value-type="string">
            <text:p>Hydro Cannon</text:p>
          </table:table-cell>
          <table:table-cell/>
          <table:table-cell table:formula="of:=COM.MICROSOFT.CONCAT(&quot;{ID:&quot;;&quot;&quot;&quot;&quot;;[.A20];&quot;&quot;&quot;&quot;;&quot;, &quot;; &quot;move:&quot;; &quot;&quot;&quot;&quot;; [.B20]; &quot;&quot;&quot;&quot;;&quot;},&quot;)" office:value-type="string" office:string-value="{ID:&quot;FERALIGATR&quot;, move:&quot;Hydro Cannon&quot;}," calcext:value-type="string">
            <text:p>{ID:"FERALIGATR", move:"Hydro Cannon"},</text:p>
          </table:table-cell>
        </table:table-row>
        <table:table-row table:style-name="ro1">
          <table:table-cell office:value-type="string" calcext:value-type="string">
            <text:p>MAMOSWINE</text:p>
          </table:table-cell>
          <table:table-cell office:value-type="string" calcext:value-type="string">
            <text:p>Ancient Power</text:p>
          </table:table-cell>
          <table:table-cell/>
          <table:table-cell table:formula="of:=COM.MICROSOFT.CONCAT(&quot;{ID:&quot;;&quot;&quot;&quot;&quot;;[.A21];&quot;&quot;&quot;&quot;;&quot;, &quot;; &quot;move:&quot;; &quot;&quot;&quot;&quot;; [.B21]; &quot;&quot;&quot;&quot;;&quot;},&quot;)" office:value-type="string" office:string-value="{ID:&quot;MAMOSWINE&quot;, move:&quot;Ancient Power&quot;}," calcext:value-type="string">
            <text:p>{ID:"MAMOSWINE", move:"Ancient Power"},</text:p>
          </table:table-cell>
        </table:table-row>
        <table:table-row table:style-name="ro1">
          <table:table-cell office:value-type="string" calcext:value-type="string">
            <text:p>SCEPTILE</text:p>
          </table:table-cell>
          <table:table-cell office:value-type="string" calcext:value-type="string">
            <text:p>Frenzy Plant</text:p>
          </table:table-cell>
          <table:table-cell/>
          <table:table-cell table:formula="of:=COM.MICROSOFT.CONCAT(&quot;{ID:&quot;;&quot;&quot;&quot;&quot;;[.A22];&quot;&quot;&quot;&quot;;&quot;, &quot;; &quot;move:&quot;; &quot;&quot;&quot;&quot;; [.B22]; &quot;&quot;&quot;&quot;;&quot;},&quot;)" office:value-type="string" office:string-value="{ID:&quot;SCEPTILE&quot;, move:&quot;Frenzy Plant&quot;}," calcext:value-type="string">
            <text:p>{ID:"SCEPTILE", move:"Frenzy Plant"},</text:p>
          </table:table-cell>
        </table:table-row>
        <table:table-row table:style-name="ro1">
          <table:table-cell office:value-type="string" calcext:value-type="string">
            <text:p>SALAMENCE</text:p>
          </table:table-cell>
          <table:table-cell office:value-type="string" calcext:value-type="string">
            <text:p>Outrage</text:p>
          </table:table-cell>
          <table:table-cell/>
          <table:table-cell table:formula="of:=COM.MICROSOFT.CONCAT(&quot;{ID:&quot;;&quot;&quot;&quot;&quot;;[.A23];&quot;&quot;&quot;&quot;;&quot;, &quot;; &quot;move:&quot;; &quot;&quot;&quot;&quot;; [.B23]; &quot;&quot;&quot;&quot;;&quot;},&quot;)" office:value-type="string" office:string-value="{ID:&quot;SALAMENCE&quot;, move:&quot;Outrage&quot;}," calcext:value-type="string">
            <text:p>{ID:"SALAMENCE", move:"Outrage"},</text:p>
          </table:table-cell>
        </table:table-row>
        <table:table-row table:style-name="ro1">
          <table:table-cell office:value-type="string" calcext:value-type="string">
            <text:p>BLAZIKEN</text:p>
          </table:table-cell>
          <table:table-cell office:value-type="string" calcext:value-type="string">
            <text:p>Blast Burn</text:p>
          </table:table-cell>
          <table:table-cell/>
          <table:table-cell table:formula="of:=COM.MICROSOFT.CONCAT(&quot;{ID:&quot;;&quot;&quot;&quot;&quot;;[.A24];&quot;&quot;&quot;&quot;;&quot;, &quot;; &quot;move:&quot;; &quot;&quot;&quot;&quot;; [.B24]; &quot;&quot;&quot;&quot;;&quot;},&quot;)" office:value-type="string" office:string-value="{ID:&quot;BLAZIKEN&quot;, move:&quot;Blast Burn&quot;}," calcext:value-type="string">
            <text:p>{ID:"BLAZIKEN", move:"Blast Burn"},</text:p>
          </table:table-cell>
        </table:table-row>
        <table:table-row table:style-name="ro1">
          <table:table-cell office:value-type="string" calcext:value-type="string">
            <text:p>SLAKING</text:p>
          </table:table-cell>
          <table:table-cell office:value-type="string" calcext:value-type="string">
            <text:p>Body Slam</text:p>
          </table:table-cell>
          <table:table-cell/>
          <table:table-cell table:formula="of:=COM.MICROSOFT.CONCAT(&quot;{ID:&quot;;&quot;&quot;&quot;&quot;;[.A25];&quot;&quot;&quot;&quot;;&quot;, &quot;; &quot;move:&quot;; &quot;&quot;&quot;&quot;; [.B25]; &quot;&quot;&quot;&quot;;&quot;},&quot;)" office:value-type="string" office:string-value="{ID:&quot;SLAKING&quot;, move:&quot;Body Slam&quot;}," calcext:value-type="string">
            <text:p>{ID:"SLAKING", move:"Body Slam"},</text:p>
          </table:table-cell>
        </table:table-row>
        <table:table-row table:style-name="ro1">
          <table:table-cell office:value-type="string" calcext:value-type="string">
            <text:p>SWAMPERT</text:p>
          </table:table-cell>
          <table:table-cell office:value-type="string" calcext:value-type="string">
            <text:p>Hydro Cannon</text:p>
          </table:table-cell>
          <table:table-cell/>
          <table:table-cell table:formula="of:=COM.MICROSOFT.CONCAT(&quot;{ID:&quot;;&quot;&quot;&quot;&quot;;[.A26];&quot;&quot;&quot;&quot;;&quot;, &quot;; &quot;move:&quot;; &quot;&quot;&quot;&quot;; [.B26]; &quot;&quot;&quot;&quot;;&quot;},&quot;)" office:value-type="string" office:string-value="{ID:&quot;SWAMPERT&quot;, move:&quot;Hydro Cannon&quot;}," calcext:value-type="string">
            <text:p>{ID:"SWAMPERT", move:"Hydro Cannon"},</text:p>
          </table:table-cell>
        </table:table-row>
        <table:table-row table:style-name="ro1">
          <table:table-cell office:value-type="string" calcext:value-type="string">
            <text:p>GARDEVOIR</text:p>
          </table:table-cell>
          <table:table-cell office:value-type="string" calcext:value-type="string">
            <text:p>Synchronoise</text:p>
          </table:table-cell>
          <table:table-cell/>
          <table:table-cell table:formula="of:=COM.MICROSOFT.CONCAT(&quot;{ID:&quot;;&quot;&quot;&quot;&quot;;[.A27];&quot;&quot;&quot;&quot;;&quot;, &quot;; &quot;move:&quot;; &quot;&quot;&quot;&quot;; [.B27]; &quot;&quot;&quot;&quot;;&quot;},&quot;)" office:value-type="string" office:string-value="{ID:&quot;GARDEVOIR&quot;, move:&quot;Synchronoise&quot;}," calcext:value-type="string">
            <text:p>{ID:"GARDEVOIR", move:"Synchronoise"},</text:p>
          </table:table-cell>
        </table:table-row>
        <table:table-row table:style-name="ro1">
          <table:table-cell office:value-type="string" calcext:value-type="string">
            <text:p>GALLADE</text:p>
          </table:table-cell>
          <table:table-cell office:value-type="string" calcext:value-type="string">
            <text:p>Synchronoise</text:p>
          </table:table-cell>
          <table:table-cell/>
          <table:table-cell table:formula="of:=COM.MICROSOFT.CONCAT(&quot;{ID:&quot;;&quot;&quot;&quot;&quot;;[.A28];&quot;&quot;&quot;&quot;;&quot;, &quot;; &quot;move:&quot;; &quot;&quot;&quot;&quot;; [.B28]; &quot;&quot;&quot;&quot;;&quot;},&quot;)" office:value-type="string" office:string-value="{ID:&quot;GALLADE&quot;, move:&quot;Synchronoise&quot;}," calcext:value-type="string">
            <text:p>{ID:"GALLADE", move:"Synchronoise"},</text:p>
          </table:table-cell>
        </table:table-row>
        <table:table-row table:style-name="ro1">
          <table:table-cell office:value-type="string" calcext:value-type="string">
            <text:p>TORTERRA</text:p>
          </table:table-cell>
          <table:table-cell office:value-type="string" calcext:value-type="string">
            <text:p>Frenzy Plant</text:p>
          </table:table-cell>
          <table:table-cell/>
          <table:table-cell table:formula="of:=COM.MICROSOFT.CONCAT(&quot;{ID:&quot;;&quot;&quot;&quot;&quot;;[.A29];&quot;&quot;&quot;&quot;;&quot;, &quot;; &quot;move:&quot;; &quot;&quot;&quot;&quot;; [.B29]; &quot;&quot;&quot;&quot;;&quot;},&quot;)" office:value-type="string" office:string-value="{ID:&quot;TORTERRA&quot;, move:&quot;Frenzy Plant&quot;}," calcext:value-type="string">
            <text:p>{ID:"TORTERRA", move:"Frenzy Plant"},</text:p>
          </table:table-cell>
        </table:table-row>
        <table:table-row table:style-name="ro1">
          <table:table-cell office:value-type="string" calcext:value-type="string">
            <text:p>FLYGON</text:p>
          </table:table-cell>
          <table:table-cell office:value-type="string" calcext:value-type="string">
            <text:p>Earth Power</text:p>
          </table:table-cell>
          <table:table-cell/>
          <table:table-cell table:formula="of:=COM.MICROSOFT.CONCAT(&quot;{ID:&quot;;&quot;&quot;&quot;&quot;;[.A30];&quot;&quot;&quot;&quot;;&quot;, &quot;; &quot;move:&quot;; &quot;&quot;&quot;&quot;; [.B30]; &quot;&quot;&quot;&quot;;&quot;},&quot;)" office:value-type="string" office:string-value="{ID:&quot;FLYGON&quot;, move:&quot;Earth Power&quot;}," calcext:value-type="string">
            <text:p>{ID:"FLYGON", move:"Earth Power"},</text:p>
          </table:table-cell>
        </table:table-row>
        <table:table-row table:style-name="ro1">
          <table:table-cell office:value-type="string" calcext:value-type="string">
            <text:p>INFERNAPE</text:p>
          </table:table-cell>
          <table:table-cell office:value-type="string" calcext:value-type="string">
            <text:p>Blast Burn</text:p>
          </table:table-cell>
          <table:table-cell/>
          <table:table-cell table:formula="of:=COM.MICROSOFT.CONCAT(&quot;{ID:&quot;;&quot;&quot;&quot;&quot;;[.A31];&quot;&quot;&quot;&quot;;&quot;, &quot;; &quot;move:&quot;; &quot;&quot;&quot;&quot;; [.B31]; &quot;&quot;&quot;&quot;;&quot;},&quot;)" office:value-type="string" office:string-value="{ID:&quot;INFERNAPE&quot;, move:&quot;Blast Burn&quot;}," calcext:value-type="string">
            <text:p>{ID:"INFERNAPE", move:"Blast Burn"},</text:p>
          </table:table-cell>
        </table:table-row>
        <table:table-row table:style-name="ro1">
          <table:table-cell office:value-type="string" calcext:value-type="string">
            <text:p>EMPOLEON</text:p>
          </table:table-cell>
          <table:table-cell office:value-type="string" calcext:value-type="string">
            <text:p>Hydro Cannon</text:p>
          </table:table-cell>
          <table:table-cell/>
          <table:table-cell table:formula="of:=COM.MICROSOFT.CONCAT(&quot;{ID:&quot;;&quot;&quot;&quot;&quot;;[.A32];&quot;&quot;&quot;&quot;;&quot;, &quot;; &quot;move:&quot;; &quot;&quot;&quot;&quot;; [.B32]; &quot;&quot;&quot;&quot;;&quot;},&quot;)" office:value-type="string" office:string-value="{ID:&quot;EMPOLEON&quot;, move:&quot;Hydro Cannon&quot;}," calcext:value-type="string">
            <text:p>{ID:"EMPOLEON", move:"Hydro Cannon"},</text:p>
          </table:table-cell>
        </table:table-row>
        <table:table-row table:style-name="ro1">
          <table:table-cell office:value-type="string" calcext:value-type="string">
            <text:p>RHYPERIOR</text:p>
          </table:table-cell>
          <table:table-cell office:value-type="string" calcext:value-type="string">
            <text:p>Rock Wrecker</text:p>
          </table:table-cell>
          <table:table-cell/>
          <table:table-cell table:formula="of:=COM.MICROSOFT.CONCAT(&quot;{ID:&quot;;&quot;&quot;&quot;&quot;;[.A33];&quot;&quot;&quot;&quot;;&quot;, &quot;; &quot;move:&quot;; &quot;&quot;&quot;&quot;; [.B33]; &quot;&quot;&quot;&quot;;&quot;},&quot;)" office:value-type="string" office:string-value="{ID:&quot;RHYPERIOR&quot;, move:&quot;Rock Wrecker&quot;}," calcext:value-type="string">
            <text:p>{ID:"RHYPERIOR", move:"Rock Wrecker"},</text:p>
          </table:table-cell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Counter</text:p>
          </table:table-cell>
          <table:table-cell/>
          <table:table-cell table:formula="of:=COM.MICROSOFT.CONCAT(&quot;{ID:&quot;;&quot;&quot;&quot;&quot;;[.A34];&quot;&quot;&quot;&quot;;&quot;, &quot;; &quot;move:&quot;; &quot;&quot;&quot;&quot;; [.B34]; &quot;&quot;&quot;&quot;;&quot;},&quot;)" office:value-type="string" office:string-value="{ID:&quot;ALAKAZAM&quot;, move:&quot;Counter&quot;}," calcext:value-type="string">
            <text:p>{ID:"ALAKAZAM", move:"Counter"},</text:p>
          </table:table-cell>
        </table:table-row>
        <table:table-row table:style-name="ro1">
          <table:table-cell office:value-type="string" calcext:value-type="string">
            <text:p>SHIFTRY</text:p>
          </table:table-cell>
          <table:table-cell office:value-type="string" calcext:value-type="string">
            <text:p>Bullet Seed</text:p>
          </table:table-cell>
          <table:table-cell/>
          <table:table-cell table:formula="of:=COM.MICROSOFT.CONCAT(&quot;{ID:&quot;;&quot;&quot;&quot;&quot;;[.A35];&quot;&quot;&quot;&quot;;&quot;, &quot;; &quot;move:&quot;; &quot;&quot;&quot;&quot;; [.B35]; &quot;&quot;&quot;&quot;;&quot;},&quot;)" office:value-type="string" office:string-value="{ID:&quot;SHIFTRY&quot;, move:&quot;Bullet Seed&quot;}," calcext:value-type="string">
            <text:p>{ID:"SHIFTRY", move:"Bullet Seed"},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office:value-type="string" calcext:value-type="string">
            <text:p>Drill Run</text:p>
          </table:table-cell>
          <table:table-cell/>
          <table:table-cell table:formula="of:=COM.MICROSOFT.CONCAT(&quot;{ID:&quot;;&quot;&quot;&quot;&quot;;[.A36];&quot;&quot;&quot;&quot;;&quot;, &quot;; &quot;move:&quot;; &quot;&quot;&quot;&quot;; [.B36]; &quot;&quot;&quot;&quot;;&quot;},&quot;)" office:value-type="string" office:string-value="{ID:&quot;BEEDRILL&quot;, move:&quot;Drill Run&quot;}," calcext:value-type="string">
            <text:p>{ID:"BEEDRILL", move:"Drill Run"},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hadow Punch</text:p>
          </table:table-cell>
          <table:table-cell/>
          <table:table-cell table:formula="of:=COM.MICROSOFT.CONCAT(&quot;{ID:&quot;;&quot;&quot;&quot;&quot;;[.A37];&quot;&quot;&quot;&quot;;&quot;, &quot;; &quot;move:&quot;; &quot;&quot;&quot;&quot;; [.B37]; &quot;&quot;&quot;&quot;;&quot;},&quot;)" office:value-type="string" office:string-value="{ID:&quot;GENGAR&quot;, move:&quot;Shadow Punch&quot;}," calcext:value-type="string">
            <text:p>{ID:"GENGAR", move:"Shadow Punch"},</text:p>
          </table:table-cell>
        </table:table-row>
        <table:table-row table:style-name="ro1">
          <table:table-cell office:value-type="string" calcext:value-type="string">
            <text:p>GYARADOS</text:p>
          </table:table-cell>
          <table:table-cell office:value-type="string" calcext:value-type="string">
            <text:p>Aqua Tail</text:p>
          </table:table-cell>
          <table:table-cell/>
          <table:table-cell table:formula="of:=COM.MICROSOFT.CONCAT(&quot;{ID:&quot;;&quot;&quot;&quot;&quot;;[.A38];&quot;&quot;&quot;&quot;;&quot;, &quot;; &quot;move:&quot;; &quot;&quot;&quot;&quot;; [.B38]; &quot;&quot;&quot;&quot;;&quot;},&quot;)" office:value-type="string" office:string-value="{ID:&quot;GYARADOS&quot;, move:&quot;Aqua Tail&quot;}," calcext:value-type="string">
            <text:p>{ID:"GYARADOS", move:"Aqua Tail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39];&quot;&quot;&quot;&quot;;&quot;, &quot;; &quot;move:&quot;; &quot;&quot;&quot;&quot;; [.B39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40];&quot;&quot;&quot;&quot;;&quot;, &quot;; &quot;move:&quot;; &quot;&quot;&quot;&quot;; [.B40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Lick</text:p>
          </table:table-cell>
          <table:table-cell/>
          <table:table-cell table:formula="of:=COM.MICROSOFT.CONCAT(&quot;{ID:&quot;;&quot;&quot;&quot;&quot;;[.A41];&quot;&quot;&quot;&quot;;&quot;, &quot;; &quot;move:&quot;; &quot;&quot;&quot;&quot;; [.B41]; &quot;&quot;&quot;&quot;;&quot;},&quot;)" office:value-type="string" office:string-value="{ID:&quot;GENGAR&quot;, move:&quot;Lick&quot;}," calcext:value-type="string">
            <text:p>{ID:"GENGAR", move:"Lick"},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Psychic</text:p>
          </table:table-cell>
          <table:table-cell/>
          <table:table-cell table:formula="of:=COM.MICROSOFT.CONCAT(&quot;{ID:&quot;;&quot;&quot;&quot;&quot;;[.A42];&quot;&quot;&quot;&quot;;&quot;, &quot;; &quot;move:&quot;; &quot;&quot;&quot;&quot;; [.B42]; &quot;&quot;&quot;&quot;;&quot;},&quot;)" office:value-type="string" office:string-value="{ID:&quot;GENGAR&quot;, move:&quot;Psychic&quot;}," calcext:value-type="string">
            <text:p>{ID:"GENGAR", move:"Psychic"},</text:p>
          </table:table-cell>
        </table:table-row>
        <table:table-row table:style-name="ro1">
          <table:table-cell office:value-type="string" calcext:value-type="string">
            <text:p>COBALION</text:p>
          </table:table-cell>
          <table:table-cell office:value-type="string" calcext:value-type="string">
            <text:p>Sacred Sword</text:p>
          </table:table-cell>
          <table:table-cell/>
          <table:table-cell table:formula="of:=COM.MICROSOFT.CONCAT(&quot;{ID:&quot;;&quot;&quot;&quot;&quot;;[.A43];&quot;&quot;&quot;&quot;;&quot;, &quot;; &quot;move:&quot;; &quot;&quot;&quot;&quot;; [.B43]; &quot;&quot;&quot;&quot;;&quot;},&quot;)" office:value-type="string" office:string-value="{ID:&quot;COBALION&quot;, move:&quot;Sacred Sword&quot;}," calcext:value-type="string">
            <text:p>{ID:"COBALION", move:"Sacred Sword"},</text:p>
          </table:table-cell>
        </table:table-row>
        <table:table-row table:style-name="ro1">
          <table:table-cell office:value-type="string" calcext:value-type="string">
            <text:p>LICKITUNG</text:p>
          </table:table-cell>
          <table:table-cell office:value-type="string" calcext:value-type="string">
            <text:p>Body Slam</text:p>
          </table:table-cell>
          <table:table-cell/>
          <table:table-cell table:formula="of:=COM.MICROSOFT.CONCAT(&quot;{ID:&quot;;&quot;&quot;&quot;&quot;;[.A44];&quot;&quot;&quot;&quot;;&quot;, &quot;; &quot;move:&quot;; &quot;&quot;&quot;&quot;; [.B44]; &quot;&quot;&quot;&quot;;&quot;},&quot;)" office:value-type="string" office:string-value="{ID:&quot;LICKITUNG&quot;, move:&quot;Body Slam&quot;}," calcext:value-type="string">
            <text:p>{ID:"LICKITUNG", move:"Body Slam"},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Psystrike</text:p>
          </table:table-cell>
          <table:table-cell/>
          <table:table-cell table:formula="of:=COM.MICROSOFT.CONCAT(&quot;{ID:&quot;;&quot;&quot;&quot;&quot;;[.A45];&quot;&quot;&quot;&quot;;&quot;, &quot;; &quot;move:&quot;; &quot;&quot;&quot;&quot;; [.B45]; &quot;&quot;&quot;&quot;;&quot;},&quot;)" office:value-type="string" office:string-value="{ID:&quot;MEWTWO&quot;, move:&quot;Psystrike&quot;}," calcext:value-type="string">
            <text:p>{ID:"MEWTWO", move:"Psystrike"},</text:p>
          </table:table-cell>
        </table:table-row>
        <table:table-row table:style-name="ro1">
          <table:table-cell office:value-type="string" calcext:value-type="string">
            <text:p>MEWTWO_A</text:p>
          </table:table-cell>
          <table:table-cell office:value-type="string" calcext:value-type="string">
            <text:p>Psystrike</text:p>
          </table:table-cell>
          <table:table-cell/>
          <table:table-cell table:formula="of:=COM.MICROSOFT.CONCAT(&quot;{ID:&quot;;&quot;&quot;&quot;&quot;;[.A46];&quot;&quot;&quot;&quot;;&quot;, &quot;; &quot;move:&quot;; &quot;&quot;&quot;&quot;; [.B46]; &quot;&quot;&quot;&quot;;&quot;},&quot;)" office:value-type="string" office:string-value="{ID:&quot;MEWTWO_A&quot;, move:&quot;Psystrike&quot;}," calcext:value-type="string">
            <text:p>{ID:"MEWTWO_A", move:"Psystrike"},</text:p>
          </table:table-cell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Fly</text:p>
          </table:table-cell>
          <table:table-cell/>
          <table:table-cell table:formula="of:=COM.MICROSOFT.CONCAT(&quot;{ID:&quot;;&quot;&quot;&quot;&quot;;[.A47];&quot;&quot;&quot;&quot;;&quot;, &quot;; &quot;move:&quot;; &quot;&quot;&quot;&quot;; [.B47]; &quot;&quot;&quot;&quot;;&quot;},&quot;)" office:value-type="string" office:string-value="{ID:&quot;PIKACHU&quot;, move:&quot;Fly&quot;}," calcext:value-type="string">
            <text:p>{ID:"PIKACHU", move:"Fly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48];&quot;&quot;&quot;&quot;;&quot;, &quot;; &quot;move:&quot;; &quot;&quot;&quot;&quot;; [.B48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49];&quot;&quot;&quot;&quot;;&quot;, &quot;; &quot;move:&quot;; &quot;&quot;&quot;&quot;; [.B49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0];&quot;&quot;&quot;&quot;;&quot;, &quot;; &quot;move:&quot;; &quot;&quot;&quot;&quot;; [.B50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1];&quot;&quot;&quot;&quot;;&quot;, &quot;; &quot;move:&quot;; &quot;&quot;&quot;&quot;; [.B51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2];&quot;&quot;&quot;&quot;;&quot;, &quot;; &quot;move:&quot;; &quot;&quot;&quot;&quot;; [.B52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3];&quot;&quot;&quot;&quot;;&quot;, &quot;; &quot;move:&quot;; &quot;&quot;&quot;&quot;; [.B53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4];&quot;&quot;&quot;&quot;;&quot;, &quot;; &quot;move:&quot;; &quot;&quot;&quot;&quot;; [.B54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5];&quot;&quot;&quot;&quot;;&quot;, &quot;; &quot;move:&quot;; &quot;&quot;&quot;&quot;; [.B55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6];&quot;&quot;&quot;&quot;;&quot;, &quot;; &quot;move:&quot;; &quot;&quot;&quot;&quot;; [.B56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7];&quot;&quot;&quot;&quot;;&quot;, &quot;; &quot;move:&quot;; &quot;&quot;&quot;&quot;; [.B57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8];&quot;&quot;&quot;&quot;;&quot;, &quot;; &quot;move:&quot;; &quot;&quot;&quot;&quot;; [.B58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59];&quot;&quot;&quot;&quot;;&quot;, &quot;; &quot;move:&quot;; &quot;&quot;&quot;&quot;; [.B59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0];&quot;&quot;&quot;&quot;;&quot;, &quot;; &quot;move:&quot;; &quot;&quot;&quot;&quot;; [.B60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1];&quot;&quot;&quot;&quot;;&quot;, &quot;; &quot;move:&quot;; &quot;&quot;&quot;&quot;; [.B61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2];&quot;&quot;&quot;&quot;;&quot;, &quot;; &quot;move:&quot;; &quot;&quot;&quot;&quot;; [.B62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3];&quot;&quot;&quot;&quot;;&quot;, &quot;; &quot;move:&quot;; &quot;&quot;&quot;&quot;; [.B63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4];&quot;&quot;&quot;&quot;;&quot;, &quot;; &quot;move:&quot;; &quot;&quot;&quot;&quot;; [.B64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5];&quot;&quot;&quot;&quot;;&quot;, &quot;; &quot;move:&quot;; &quot;&quot;&quot;&quot;; [.B65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6];&quot;&quot;&quot;&quot;;&quot;, &quot;; &quot;move:&quot;; &quot;&quot;&quot;&quot;; [.B66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7];&quot;&quot;&quot;&quot;;&quot;, &quot;; &quot;move:&quot;; &quot;&quot;&quot;&quot;; [.B67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8];&quot;&quot;&quot;&quot;;&quot;, &quot;; &quot;move:&quot;; &quot;&quot;&quot;&quot;; [.B68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69];&quot;&quot;&quot;&quot;;&quot;, &quot;; &quot;move:&quot;; &quot;&quot;&quot;&quot;; [.B69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0];&quot;&quot;&quot;&quot;;&quot;, &quot;; &quot;move:&quot;; &quot;&quot;&quot;&quot;; [.B70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1];&quot;&quot;&quot;&quot;;&quot;, &quot;; &quot;move:&quot;; &quot;&quot;&quot;&quot;; [.B71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2];&quot;&quot;&quot;&quot;;&quot;, &quot;; &quot;move:&quot;; &quot;&quot;&quot;&quot;; [.B72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3];&quot;&quot;&quot;&quot;;&quot;, &quot;; &quot;move:&quot;; &quot;&quot;&quot;&quot;; [.B73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4];&quot;&quot;&quot;&quot;;&quot;, &quot;; &quot;move:&quot;; &quot;&quot;&quot;&quot;; [.B74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5];&quot;&quot;&quot;&quot;;&quot;, &quot;; &quot;move:&quot;; &quot;&quot;&quot;&quot;; [.B75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6];&quot;&quot;&quot;&quot;;&quot;, &quot;; &quot;move:&quot;; &quot;&quot;&quot;&quot;; [.B76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7];&quot;&quot;&quot;&quot;;&quot;, &quot;; &quot;move:&quot;; &quot;&quot;&quot;&quot;; [.B77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8];&quot;&quot;&quot;&quot;;&quot;, &quot;; &quot;move:&quot;; &quot;&quot;&quot;&quot;; [.B78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79];&quot;&quot;&quot;&quot;;&quot;, &quot;; &quot;move:&quot;; &quot;&quot;&quot;&quot;; [.B79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0];&quot;&quot;&quot;&quot;;&quot;, &quot;; &quot;move:&quot;; &quot;&quot;&quot;&quot;; [.B80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1];&quot;&quot;&quot;&quot;;&quot;, &quot;; &quot;move:&quot;; &quot;&quot;&quot;&quot;; [.B81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2];&quot;&quot;&quot;&quot;;&quot;, &quot;; &quot;move:&quot;; &quot;&quot;&quot;&quot;; [.B82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3];&quot;&quot;&quot;&quot;;&quot;, &quot;; &quot;move:&quot;; &quot;&quot;&quot;&quot;; [.B83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4];&quot;&quot;&quot;&quot;;&quot;, &quot;; &quot;move:&quot;; &quot;&quot;&quot;&quot;; [.B84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5];&quot;&quot;&quot;&quot;;&quot;, &quot;; &quot;move:&quot;; &quot;&quot;&quot;&quot;; [.B85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6];&quot;&quot;&quot;&quot;;&quot;, &quot;; &quot;move:&quot;; &quot;&quot;&quot;&quot;; [.B86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7];&quot;&quot;&quot;&quot;;&quot;, &quot;; &quot;move:&quot;; &quot;&quot;&quot;&quot;; [.B87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8];&quot;&quot;&quot;&quot;;&quot;, &quot;; &quot;move:&quot;; &quot;&quot;&quot;&quot;; [.B88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89];&quot;&quot;&quot;&quot;;&quot;, &quot;; &quot;move:&quot;; &quot;&quot;&quot;&quot;; [.B89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90];&quot;&quot;&quot;&quot;;&quot;, &quot;; &quot;move:&quot;; &quot;&quot;&quot;&quot;; [.B90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91];&quot;&quot;&quot;&quot;;&quot;, &quot;; &quot;move:&quot;; &quot;&quot;&quot;&quot;; [.B91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92];&quot;&quot;&quot;&quot;;&quot;, &quot;; &quot;move:&quot;; &quot;&quot;&quot;&quot;; [.B92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93];&quot;&quot;&quot;&quot;;&quot;, &quot;; &quot;move:&quot;; &quot;&quot;&quot;&quot;; [.B93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94];&quot;&quot;&quot;&quot;;&quot;, &quot;; &quot;move:&quot;; &quot;&quot;&quot;&quot;; [.B94]; &quot;&quot;&quot;&quot;;&quot;},&quot;)" office:value-type="string" office:string-value="{ID:&quot;&quot;, move:&quot;&quot;}," calcext:value-type="string">
            <text:p>{ID:"", move:""},</text:p>
          </table:table-cell>
        </table:table-row>
        <table:table-row table:style-name="ro1">
          <table:table-cell table:number-columns-repeated="3"/>
          <table:table-cell table:formula="of:=COM.MICROSOFT.CONCAT(&quot;{ID:&quot;;&quot;&quot;&quot;&quot;;[.A95];&quot;&quot;&quot;&quot;;&quot;, &quot;; &quot;move:&quot;; &quot;&quot;&quot;&quot;; [.B95]; &quot;&quot;&quot;&quot;;&quot;},&quot;)" office:value-type="string" office:string-value="{ID:&quot;&quot;, move:&quot;&quot;}," calcext:value-type="string">
            <text:p>{ID:"", move:""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7" loext:min-decimal-places="7" number:min-integer-digits="1" number:grouping="true"/>
    </number:number-style>
    <number:percentage-style style:name="N125">
      <number:number number:decimal-places="1" loext:min-decimal-places="1" number:min-integer-digits="1"/>
      <number:text>%</number:text>
    </number:percentage-style>
    <number:number-style style:name="N126">
      <number:text>☐</number:text>
    </number:number-style>
    <number:number-style style:name="N127">
      <number:number number:decimal-places="0" loext:min-decimal-places="0" number:min-integer-digits="3"/>
    </number:number-style>
    <number:number-style style:name="N128">
      <number:number number:decimal-places="0" loext:min-decimal-places="0" number:min-integer-digits="2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ISABLED" style:family="table-cell" style:parent-style-name="Default">
      <style:table-cell-properties fo:background-color="#dddddd"/>
    </style:style>
    <style:style style:name="ERROR" style:family="table-cell" style:parent-style-name="Default">
      <style:table-cell-properties fo:background-color="#ff3838"/>
    </style:style>
    <style:style style:name="POGO" style:family="table-cell" style:parent-style-name="Default">
      <style:table-cell-properties fo:background-color="#afd095"/>
    </style:style>
    <style:style style:name="CUSTOM" style:family="table-cell" style:parent-style-name="Default">
      <style:table-cell-properties fo:background-color="#729fcf"/>
    </style:style>
    <style:style style:name="COSTUME" style:family="table-cell" style:parent-style-name="Default">
      <style:table-cell-properties fo:background-color="#ffff6d"/>
    </style:style>
    <style:style style:name="MEGA" style:family="table-cell" style:parent-style-name="Default">
      <style:table-cell-properties fo:background-color="#780373" loext:vertical-justify="auto"/>
      <style:paragraph-properties css3t:text-justify="auto"/>
      <style:text-properties fo:color="#ffff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5:10:04.565520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5:36:07.283218131</meta:creation-date>
    <dc:date>2020-11-05T16:06:35.015633507</dc:date>
    <meta:editing-duration>PT7H56M41S</meta:editing-duration>
    <meta:editing-cycles>11</meta:editing-cycles>
    <meta:generator>LibreOffice/6.1.6.3$Linux_X86_64 LibreOffice_project/10$Build-3</meta:generator>
    <meta:document-statistic meta:table-count="5" meta:cell-count="2270" meta:object-count="0"/>
  </office:meta>
</office:document-meta>
</file>